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4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5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Test1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0">
            <text:p>0,0000E+00</text:p>
          </table:table-cell>
          <table:table-cell table:formula="of:=([Test3.C1]-[Test3.D1])" office:value-type="float" office:value="1">
            <text:p>1,0000E+00</text:p>
          </table:table-cell>
          <table:table-cell table:style-name="ce1" table:formula="of:=SUM([Test3.E1:Test3.E833])/SUM([Test3.D1:Test3.D833])" office:value-type="float" office:value="0">
            <text:p>#DIV/0!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,0000E+00</text:p>
          </table:table-cell>
          <table:table-cell table:formula="of:=([Test3.C2]-[Test3.D2])" office:value-type="float" office:value="1.02531512052443">
            <text:p>1,0253E+0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,0000E+00</text:p>
          </table:table-cell>
          <table:table-cell table:formula="of:=([Test3.C3]-[Test3.D3])" office:value-type="float" office:value="1.05127109637602">
            <text:p>1,0513E+0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">
            <text:p>0,0000E+00</text:p>
          </table:table-cell>
          <table:table-cell table:formula="of:=([Test3.C4]-[Test3.D4])" office:value-type="float" office:value="1.07788415088463">
            <text:p>1,0779E+0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,0000E+00</text:p>
          </table:table-cell>
          <table:table-cell table:formula="of:=([Test3.C5]-[Test3.D5])" office:value-type="float" office:value="1.10517091807565">
            <text:p>1,1052E+0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25">
            <text:p>1,25</text:p>
          </table:table-cell>
          <table:table-cell table:number-columns-repeated="2" office:value-type="float" office:value="0">
            <text:p>0,0000E+00</text:p>
          </table:table-cell>
          <table:table-cell table:formula="of:=([Test3.C6]-[Test3.D6])" office:value-type="float" office:value="1.13314845306683">
            <text:p>1,1331E+0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table:number-columns-repeated="2" office:value-type="float" office:value="0">
            <text:p>0,0000E+00</text:p>
          </table:table-cell>
          <table:table-cell table:formula="of:=([Test3.C7]-[Test3.D7])" office:value-type="float" office:value="1.16183424272828">
            <text:p>1,1618E+0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75">
            <text:p>1,75</text:p>
          </table:table-cell>
          <table:table-cell table:number-columns-repeated="2" office:value-type="float" office:value="0">
            <text:p>0,0000E+00</text:p>
          </table:table-cell>
          <table:table-cell table:formula="of:=([Test3.C8]-[Test3.D8])" office:value-type="float" office:value="1.19124621661236">
            <text:p>1,1912E+0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,0000E+00</text:p>
          </table:table-cell>
          <table:table-cell table:formula="of:=([Test3.C9]-[Test3.D9])" office:value-type="float" office:value="1.22140275816017">
            <text:p>1,2214E+0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25">
            <text:p>2,25</text:p>
          </table:table-cell>
          <table:table-cell table:number-columns-repeated="2" office:value-type="float" office:value="0">
            <text:p>0,0000E+00</text:p>
          </table:table-cell>
          <table:table-cell table:formula="of:=([Test3.C10]-[Test3.D10])" office:value-type="float" office:value="1.25232271619186">
            <text:p>1,2523E+0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2" office:value-type="float" office:value="0">
            <text:p>0,0000E+00</text:p>
          </table:table-cell>
          <table:table-cell table:formula="of:=([Test3.C11]-[Test3.D11])" office:value-type="float" office:value="1.28402541668774">
            <text:p>1,2840E+0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75">
            <text:p>2,75</text:p>
          </table:table-cell>
          <table:table-cell table:number-columns-repeated="2" office:value-type="float" office:value="0">
            <text:p>0,0000E+00</text:p>
          </table:table-cell>
          <table:table-cell table:formula="of:=([Test3.C12]-[Test3.D12])" office:value-type="float" office:value="1.31653067486762">
            <text:p>1,3165E+0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,0000E+00</text:p>
          </table:table-cell>
          <table:table-cell table:formula="of:=([Test3.C13]-[Test3.D13])" office:value-type="float" office:value="1.349858807576">
            <text:p>1,3499E+0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.25">
            <text:p>3,25</text:p>
          </table:table-cell>
          <table:table-cell table:number-columns-repeated="2" office:value-type="float" office:value="0">
            <text:p>0,0000E+00</text:p>
          </table:table-cell>
          <table:table-cell table:formula="of:=([Test3.C14]-[Test3.D14])" office:value-type="float" office:value="1.38403064598075">
            <text:p>1,3840E+0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.5">
            <text:p>3,5</text:p>
          </table:table-cell>
          <table:table-cell table:number-columns-repeated="2" office:value-type="float" office:value="0">
            <text:p>0,0000E+00</text:p>
          </table:table-cell>
          <table:table-cell table:formula="of:=([Test3.C15]-[Test3.D15])" office:value-type="float" office:value="1.41906754859326">
            <text:p>1,4191E+0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.75">
            <text:p>3,75</text:p>
          </table:table-cell>
          <table:table-cell table:number-columns-repeated="2" office:value-type="float" office:value="0">
            <text:p>0,0000E+00</text:p>
          </table:table-cell>
          <table:table-cell table:formula="of:=([Test3.C16]-[Test3.D16])" office:value-type="float" office:value="1.4549914146182">
            <text:p>1,4550E+0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,0000E+00</text:p>
          </table:table-cell>
          <table:table-cell table:formula="of:=([Test3.C17]-[Test3.D17])" office:value-type="float" office:value="1.49182469764127">
            <text:p>1,4918E+00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0.25">
            <text:p>2,5000E-01</text:p>
          </table:table-cell>
          <table:table-cell office:value-type="float" office:value="0.25">
            <text:p>2,5000E-01</text:p>
          </table:table-cell>
          <table:table-cell table:formula="of:=([Test3.C18]-[Test3.D18])" office:value-type="float" office:value="1.02531512052443">
            <text:p>1,0253E+00</text:p>
          </table:table-cell>
          <table:table-cell/>
        </table:table-row>
        <table:table-row table:style-name="ro1">
          <table:table-cell table:number-columns-repeated="2" office:value-type="float" office:value="0.25">
            <text:p>0,25</text:p>
          </table:table-cell>
          <table:table-cell table:number-columns-repeated="2" office:value-type="float" office:value="0.25">
            <text:p>2,5000E-01</text:p>
          </table:table-cell>
          <table:table-cell table:formula="of:=([Test3.C19]-[Test3.D19])" office:value-type="float" office:value="1.05127109637602">
            <text:p>1,0513E+00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  <table:table-cell office:value-type="float" office:value="0.25">
            <text:p>2,5000E-01</text:p>
          </table:table-cell>
          <table:table-cell office:value-type="float" office:value="0.25">
            <text:p>2,5000E-01</text:p>
          </table:table-cell>
          <table:table-cell table:formula="of:=([Test3.C20]-[Test3.D20])" office:value-type="float" office:value="1.07788415088463">
            <text:p>1,0779E+00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0.25">
            <text:p>2,5000E-01</text:p>
          </table:table-cell>
          <table:table-cell office:value-type="float" office:value="0.25">
            <text:p>2,5000E-01</text:p>
          </table:table-cell>
          <table:table-cell table:formula="of:=([Test3.C21]-[Test3.D21])" office:value-type="float" office:value="1.10517091807565">
            <text:p>1,1052E+00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table:number-columns-repeated="2" office:value-type="float" office:value="0.25">
            <text:p>2,5000E-01</text:p>
          </table:table-cell>
          <table:table-cell table:formula="of:=([Test3.C22]-[Test3.D22])" office:value-type="float" office:value="1.13314845306683">
            <text:p>1,1331E+00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1.25">
            <text:p>1,25</text:p>
          </table:table-cell>
          <table:table-cell office:value-type="float" office:value="0.25">
            <text:p>2,5000E-01</text:p>
          </table:table-cell>
          <table:table-cell office:value-type="float" office:value="0.25">
            <text:p>2,5000E-01</text:p>
          </table:table-cell>
          <table:table-cell table:formula="of:=([Test3.C23]-[Test3.D23])" office:value-type="float" office:value="1.16183424272828">
            <text:p>1,1618E+00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1.5">
            <text:p>1,5</text:p>
          </table:table-cell>
          <table:table-cell table:number-columns-repeated="2" office:value-type="float" office:value="0.25">
            <text:p>2,5000E-01</text:p>
          </table:table-cell>
          <table:table-cell table:formula="of:=([Test3.C24]-[Test3.D24])" office:value-type="float" office:value="1.19124621661236">
            <text:p>1,1912E+00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1.75">
            <text:p>1,75</text:p>
          </table:table-cell>
          <table:table-cell office:value-type="float" office:value="0.25">
            <text:p>2,5000E-01</text:p>
          </table:table-cell>
          <table:table-cell office:value-type="float" office:value="0.25">
            <text:p>2,5000E-01</text:p>
          </table:table-cell>
          <table:table-cell table:formula="of:=([Test3.C25]-[Test3.D25])" office:value-type="float" office:value="1.22140275816017">
            <text:p>1,2214E+00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2">
            <text:p>2</text:p>
          </table:table-cell>
          <table:table-cell office:value-type="float" office:value="0.25">
            <text:p>2,5000E-01</text:p>
          </table:table-cell>
          <table:table-cell office:value-type="float" office:value="0.25">
            <text:p>2,5000E-01</text:p>
          </table:table-cell>
          <table:table-cell table:formula="of:=([Test3.C26]-[Test3.D26])" office:value-type="float" office:value="1.25232271619186">
            <text:p>1,2523E+00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2.25">
            <text:p>2,25</text:p>
          </table:table-cell>
          <table:table-cell office:value-type="float" office:value="0.25">
            <text:p>2,5000E-01</text:p>
          </table:table-cell>
          <table:table-cell office:value-type="float" office:value="0.25">
            <text:p>2,5000E-01</text:p>
          </table:table-cell>
          <table:table-cell table:formula="of:=([Test3.C27]-[Test3.D27])" office:value-type="float" office:value="1.28402541668774">
            <text:p>1,2840E+00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2.5">
            <text:p>2,5</text:p>
          </table:table-cell>
          <table:table-cell office:value-type="float" office:value="0.25">
            <text:p>2,5000E-01</text:p>
          </table:table-cell>
          <table:table-cell office:value-type="float" office:value="0.25">
            <text:p>2,5000E-01</text:p>
          </table:table-cell>
          <table:table-cell table:formula="of:=([Test3.C28]-[Test3.D28])" office:value-type="float" office:value="1.31653067486762">
            <text:p>1,3165E+00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2.75">
            <text:p>2,75</text:p>
          </table:table-cell>
          <table:table-cell office:value-type="float" office:value="0.25">
            <text:p>2,5000E-01</text:p>
          </table:table-cell>
          <table:table-cell office:value-type="float" office:value="0.25">
            <text:p>2,5000E-01</text:p>
          </table:table-cell>
          <table:table-cell table:formula="of:=([Test3.C29]-[Test3.D29])" office:value-type="float" office:value="1.349858807576">
            <text:p>1,3499E+00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3">
            <text:p>3</text:p>
          </table:table-cell>
          <table:table-cell office:value-type="float" office:value="0.25">
            <text:p>2,5000E-01</text:p>
          </table:table-cell>
          <table:table-cell office:value-type="float" office:value="0.25">
            <text:p>2,5000E-01</text:p>
          </table:table-cell>
          <table:table-cell table:formula="of:=([Test3.C30]-[Test3.D30])" office:value-type="float" office:value="1.38403064598075">
            <text:p>1,3840E+00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3.25">
            <text:p>3,25</text:p>
          </table:table-cell>
          <table:table-cell office:value-type="float" office:value="0.25">
            <text:p>2,5000E-01</text:p>
          </table:table-cell>
          <table:table-cell office:value-type="float" office:value="0.25">
            <text:p>2,5000E-01</text:p>
          </table:table-cell>
          <table:table-cell table:formula="of:=([Test3.C31]-[Test3.D31])" office:value-type="float" office:value="1.41906754859326">
            <text:p>1,4191E+00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3.5">
            <text:p>3,5</text:p>
          </table:table-cell>
          <table:table-cell office:value-type="float" office:value="0.25">
            <text:p>2,5000E-01</text:p>
          </table:table-cell>
          <table:table-cell office:value-type="float" office:value="0.25">
            <text:p>2,5000E-01</text:p>
          </table:table-cell>
          <table:table-cell table:formula="of:=([Test3.C32]-[Test3.D32])" office:value-type="float" office:value="1.4549914146182">
            <text:p>1,4550E+00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3.75">
            <text:p>3,75</text:p>
          </table:table-cell>
          <table:table-cell office:value-type="float" office:value="0.25">
            <text:p>2,5000E-01</text:p>
          </table:table-cell>
          <table:table-cell office:value-type="float" office:value="0.25">
            <text:p>2,5000E-01</text:p>
          </table:table-cell>
          <table:table-cell table:formula="of:=([Test3.C33]-[Test3.D33])" office:value-type="float" office:value="1.49182469764127">
            <text:p>1,4918E+00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4">
            <text:p>4</text:p>
          </table:table-cell>
          <table:table-cell office:value-type="float" office:value="0.25">
            <text:p>2,5000E-01</text:p>
          </table:table-cell>
          <table:table-cell office:value-type="float" office:value="0.25">
            <text:p>2,5000E-01</text:p>
          </table:table-cell>
          <table:table-cell table:formula="of:=([Test3.C34]-[Test3.D34])" office:value-type="float" office:value="1.52959041966338">
            <text:p>1,5296E+0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5">
            <text:p>5,0000E-01</text:p>
          </table:table-cell>
          <table:table-cell office:value-type="float" office:value="0.5">
            <text:p>5,0000E-01</text:p>
          </table:table-cell>
          <table:table-cell table:formula="of:=([Test3.C35]-[Test3.D35])" office:value-type="float" office:value="1.05127109637602">
            <text:p>1,0513E+0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5">
            <text:p>0,25</text:p>
          </table:table-cell>
          <table:table-cell office:value-type="float" office:value="0.5">
            <text:p>5,0000E-01</text:p>
          </table:table-cell>
          <table:table-cell office:value-type="float" office:value="0.5">
            <text:p>5,0000E-01</text:p>
          </table:table-cell>
          <table:table-cell table:formula="of:=([Test3.C36]-[Test3.D36])" office:value-type="float" office:value="1.07788415088463">
            <text:p>1,0779E+00</text:p>
          </table:table-cell>
          <table:table-cell/>
        </table:table-row>
        <table:table-row table:style-name="ro1">
          <table:table-cell table:number-columns-repeated="2" office:value-type="float" office:value="0.5">
            <text:p>0,5</text:p>
          </table:table-cell>
          <table:table-cell office:value-type="float" office:value="0.5">
            <text:p>5,0000E-01</text:p>
          </table:table-cell>
          <table:table-cell office:value-type="float" office:value="0.5">
            <text:p>5,0000E-01</text:p>
          </table:table-cell>
          <table:table-cell table:formula="of:=([Test3.C37]-[Test3.D37])" office:value-type="float" office:value="1.10517091807565">
            <text:p>1,1052E+0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float" office:value="0.5">
            <text:p>5,0000E-01</text:p>
          </table:table-cell>
          <table:table-cell office:value-type="float" office:value="0.5">
            <text:p>5,0000E-01</text:p>
          </table:table-cell>
          <table:table-cell table:formula="of:=([Test3.C38]-[Test3.D38])" office:value-type="float" office:value="1.13314845306683">
            <text:p>1,1331E+0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5,0000E-01</text:p>
          </table:table-cell>
          <table:table-cell table:formula="of:=([Test3.C39]-[Test3.D39])" office:value-type="float" office:value="1.16183424272828">
            <text:p>1,1618E+0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1.25">
            <text:p>1,25</text:p>
          </table:table-cell>
          <table:table-cell table:number-columns-repeated="2" office:value-type="float" office:value="0.5">
            <text:p>5,0000E-01</text:p>
          </table:table-cell>
          <table:table-cell table:formula="of:=([Test3.C40]-[Test3.D40])" office:value-type="float" office:value="1.19124621661236">
            <text:p>1,1912E+0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2" office:value-type="float" office:value="0.5">
            <text:p>5,0000E-01</text:p>
          </table:table-cell>
          <table:table-cell table:formula="of:=([Test3.C41]-[Test3.D41])" office:value-type="float" office:value="1.22140275816017">
            <text:p>1,2214E+0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1.75">
            <text:p>1,75</text:p>
          </table:table-cell>
          <table:table-cell table:number-columns-repeated="2" office:value-type="float" office:value="0.5">
            <text:p>5,0000E-01</text:p>
          </table:table-cell>
          <table:table-cell table:formula="of:=([Test3.C42]-[Test3.D42])" office:value-type="float" office:value="1.25232271619186">
            <text:p>1,2523E+0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table:number-columns-repeated="2" office:value-type="float" office:value="0.5">
            <text:p>5,0000E-01</text:p>
          </table:table-cell>
          <table:table-cell table:formula="of:=([Test3.C43]-[Test3.D43])" office:value-type="float" office:value="1.28402541668774">
            <text:p>1,2840E+0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2.25">
            <text:p>2,25</text:p>
          </table:table-cell>
          <table:table-cell table:number-columns-repeated="2" office:value-type="float" office:value="0.5">
            <text:p>5,0000E-01</text:p>
          </table:table-cell>
          <table:table-cell table:formula="of:=([Test3.C44]-[Test3.D44])" office:value-type="float" office:value="1.31653067486762">
            <text:p>1,3165E+0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office:value-type="float" office:value="0.5">
            <text:p>5,0000E-01</text:p>
          </table:table-cell>
          <table:table-cell office:value-type="float" office:value="0.5">
            <text:p>5,0000E-01</text:p>
          </table:table-cell>
          <table:table-cell table:formula="of:=([Test3.C45]-[Test3.D45])" office:value-type="float" office:value="1.349858807576">
            <text:p>1,3499E+0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2.75">
            <text:p>2,75</text:p>
          </table:table-cell>
          <table:table-cell office:value-type="float" office:value="0.5">
            <text:p>5,0000E-01</text:p>
          </table:table-cell>
          <table:table-cell office:value-type="float" office:value="0.5">
            <text:p>5,0000E-01</text:p>
          </table:table-cell>
          <table:table-cell table:formula="of:=([Test3.C46]-[Test3.D46])" office:value-type="float" office:value="1.38403064598075">
            <text:p>1,3840E+0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0.5">
            <text:p>5,0000E-01</text:p>
          </table:table-cell>
          <table:table-cell office:value-type="float" office:value="0.5">
            <text:p>5,0000E-01</text:p>
          </table:table-cell>
          <table:table-cell table:formula="of:=([Test3.C47]-[Test3.D47])" office:value-type="float" office:value="1.41906754859326">
            <text:p>1,4191E+0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3.25">
            <text:p>3,25</text:p>
          </table:table-cell>
          <table:table-cell office:value-type="float" office:value="0.5">
            <text:p>5,0000E-01</text:p>
          </table:table-cell>
          <table:table-cell office:value-type="float" office:value="0.5">
            <text:p>5,0000E-01</text:p>
          </table:table-cell>
          <table:table-cell table:formula="of:=([Test3.C48]-[Test3.D48])" office:value-type="float" office:value="1.4549914146182">
            <text:p>1,4550E+0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3.5">
            <text:p>3,5</text:p>
          </table:table-cell>
          <table:table-cell office:value-type="float" office:value="0.5">
            <text:p>5,0000E-01</text:p>
          </table:table-cell>
          <table:table-cell office:value-type="float" office:value="0.5">
            <text:p>5,0000E-01</text:p>
          </table:table-cell>
          <table:table-cell table:formula="of:=([Test3.C49]-[Test3.D49])" office:value-type="float" office:value="1.49182469764127">
            <text:p>1,4918E+0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3.75">
            <text:p>3,75</text:p>
          </table:table-cell>
          <table:table-cell office:value-type="float" office:value="0.5">
            <text:p>5,0000E-01</text:p>
          </table:table-cell>
          <table:table-cell office:value-type="float" office:value="0.5">
            <text:p>5,0000E-01</text:p>
          </table:table-cell>
          <table:table-cell table:formula="of:=([Test3.C50]-[Test3.D50])" office:value-type="float" office:value="1.52959041966338">
            <text:p>1,5296E+0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4">
            <text:p>4</text:p>
          </table:table-cell>
          <table:table-cell table:number-columns-repeated="2" office:value-type="float" office:value="0.5">
            <text:p>5,0000E-01</text:p>
          </table:table-cell>
          <table:table-cell table:formula="of:=([Test3.C51]-[Test3.D51])" office:value-type="float" office:value="1.56831218549017">
            <text:p>1,5683E+00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office:value-type="float" office:value="0.75">
            <text:p>7,5000E-01</text:p>
          </table:table-cell>
          <table:table-cell office:value-type="float" office:value="0.75">
            <text:p>7,5000E-01</text:p>
          </table:table-cell>
          <table:table-cell table:formula="of:=([Test3.C52]-[Test3.D52])" office:value-type="float" office:value="1.07788415088463">
            <text:p>1,0779E+00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0.75">
            <text:p>7,5000E-01</text:p>
          </table:table-cell>
          <table:table-cell office:value-type="float" office:value="0.75">
            <text:p>7,5000E-01</text:p>
          </table:table-cell>
          <table:table-cell table:formula="of:=([Test3.C53]-[Test3.D53])" office:value-type="float" office:value="1.10517091807565">
            <text:p>1,1052E+00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0.5">
            <text:p>0,5</text:p>
          </table:table-cell>
          <table:table-cell office:value-type="float" office:value="0.75">
            <text:p>7,5000E-01</text:p>
          </table:table-cell>
          <table:table-cell office:value-type="float" office:value="0.75">
            <text:p>7,5000E-01</text:p>
          </table:table-cell>
          <table:table-cell table:formula="of:=([Test3.C54]-[Test3.D54])" office:value-type="float" office:value="1.13314845306683">
            <text:p>1,1331E+00</text:p>
          </table:table-cell>
          <table:table-cell/>
        </table:table-row>
        <table:table-row table:style-name="ro1">
          <table:table-cell table:number-columns-repeated="2" office:value-type="float" office:value="0.75">
            <text:p>0,75</text:p>
          </table:table-cell>
          <table:table-cell office:value-type="float" office:value="0.75">
            <text:p>7,5000E-01</text:p>
          </table:table-cell>
          <table:table-cell office:value-type="float" office:value="0.75">
            <text:p>7,5000E-01</text:p>
          </table:table-cell>
          <table:table-cell table:formula="of:=([Test3.C55]-[Test3.D55])" office:value-type="float" office:value="1.16183424272828">
            <text:p>1,1618E+00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75">
            <text:p>7,5000E-01</text:p>
          </table:table-cell>
          <table:table-cell office:value-type="float" office:value="0.75">
            <text:p>7,5000E-01</text:p>
          </table:table-cell>
          <table:table-cell table:formula="of:=([Test3.C56]-[Test3.D56])" office:value-type="float" office:value="1.19124621661236">
            <text:p>1,1912E+00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1.25">
            <text:p>1,25</text:p>
          </table:table-cell>
          <table:table-cell office:value-type="float" office:value="0.75">
            <text:p>7,5000E-01</text:p>
          </table:table-cell>
          <table:table-cell office:value-type="float" office:value="0.75">
            <text:p>7,5000E-01</text:p>
          </table:table-cell>
          <table:table-cell table:formula="of:=([Test3.C57]-[Test3.D57])" office:value-type="float" office:value="1.22140275816017">
            <text:p>1,2214E+00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1.5">
            <text:p>1,5</text:p>
          </table:table-cell>
          <table:table-cell office:value-type="float" office:value="0.75">
            <text:p>7,5000E-01</text:p>
          </table:table-cell>
          <table:table-cell office:value-type="float" office:value="0.75">
            <text:p>7,5000E-01</text:p>
          </table:table-cell>
          <table:table-cell table:formula="of:=([Test3.C58]-[Test3.D58])" office:value-type="float" office:value="1.25232271619186">
            <text:p>1,2523E+00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1.75">
            <text:p>1,75</text:p>
          </table:table-cell>
          <table:table-cell office:value-type="float" office:value="0.75">
            <text:p>7,5000E-01</text:p>
          </table:table-cell>
          <table:table-cell office:value-type="float" office:value="0.75">
            <text:p>7,5000E-01</text:p>
          </table:table-cell>
          <table:table-cell table:formula="of:=([Test3.C59]-[Test3.D59])" office:value-type="float" office:value="1.28402541668774">
            <text:p>1,2840E+00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2">
            <text:p>2</text:p>
          </table:table-cell>
          <table:table-cell office:value-type="float" office:value="0.75">
            <text:p>7,5000E-01</text:p>
          </table:table-cell>
          <table:table-cell office:value-type="float" office:value="0.75">
            <text:p>7,5000E-01</text:p>
          </table:table-cell>
          <table:table-cell table:formula="of:=([Test3.C60]-[Test3.D60])" office:value-type="float" office:value="1.31653067486762">
            <text:p>1,3165E+00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2.25">
            <text:p>2,25</text:p>
          </table:table-cell>
          <table:table-cell table:number-columns-repeated="2" office:value-type="float" office:value="0.75">
            <text:p>7,5000E-01</text:p>
          </table:table-cell>
          <table:table-cell table:formula="of:=([Test3.C61]-[Test3.D61])" office:value-type="float" office:value="1.349858807576">
            <text:p>1,3499E+00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2.5">
            <text:p>2,5</text:p>
          </table:table-cell>
          <table:table-cell table:number-columns-repeated="2" office:value-type="float" office:value="0.75">
            <text:p>7,5000E-01</text:p>
          </table:table-cell>
          <table:table-cell table:formula="of:=([Test3.C62]-[Test3.D62])" office:value-type="float" office:value="1.38403064598075">
            <text:p>1,3840E+00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2.75">
            <text:p>2,75</text:p>
          </table:table-cell>
          <table:table-cell table:number-columns-repeated="2" office:value-type="float" office:value="0.75">
            <text:p>7,5000E-01</text:p>
          </table:table-cell>
          <table:table-cell table:formula="of:=([Test3.C63]-[Test3.D63])" office:value-type="float" office:value="1.41906754859326">
            <text:p>1,4191E+00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3">
            <text:p>3</text:p>
          </table:table-cell>
          <table:table-cell table:number-columns-repeated="2" office:value-type="float" office:value="0.75">
            <text:p>7,5000E-01</text:p>
          </table:table-cell>
          <table:table-cell table:formula="of:=([Test3.C64]-[Test3.D64])" office:value-type="float" office:value="1.4549914146182">
            <text:p>1,4550E+00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3.25">
            <text:p>3,25</text:p>
          </table:table-cell>
          <table:table-cell table:number-columns-repeated="2" office:value-type="float" office:value="0.75">
            <text:p>7,5000E-01</text:p>
          </table:table-cell>
          <table:table-cell table:formula="of:=([Test3.C65]-[Test3.D65])" office:value-type="float" office:value="1.49182469764127">
            <text:p>1,4918E+00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3.5">
            <text:p>3,5</text:p>
          </table:table-cell>
          <table:table-cell office:value-type="float" office:value="0.75">
            <text:p>7,5000E-01</text:p>
          </table:table-cell>
          <table:table-cell office:value-type="float" office:value="0.75">
            <text:p>7,5000E-01</text:p>
          </table:table-cell>
          <table:table-cell table:formula="of:=([Test3.C66]-[Test3.D66])" office:value-type="float" office:value="1.52959041966338">
            <text:p>1,5296E+00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3.75">
            <text:p>3,75</text:p>
          </table:table-cell>
          <table:table-cell office:value-type="float" office:value="0.75">
            <text:p>7,5000E-01</text:p>
          </table:table-cell>
          <table:table-cell office:value-type="float" office:value="0.75">
            <text:p>7,5000E-01</text:p>
          </table:table-cell>
          <table:table-cell table:formula="of:=([Test3.C67]-[Test3.D67])" office:value-type="float" office:value="1.56831218549017">
            <text:p>1,5683E+00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4">
            <text:p>4</text:p>
          </table:table-cell>
          <table:table-cell office:value-type="float" office:value="0.75">
            <text:p>7,5000E-01</text:p>
          </table:table-cell>
          <table:table-cell office:value-type="float" office:value="0.75">
            <text:p>7,5000E-01</text:p>
          </table:table-cell>
          <table:table-cell table:formula="of:=([Test3.C68]-[Test3.D68])" office:value-type="float" office:value="1.60801419748578">
            <text:p>1,6080E+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00E+00</text:p>
          </table:table-cell>
          <table:table-cell office:value-type="float" office:value="1">
            <text:p>1,0000E+00</text:p>
          </table:table-cell>
          <table:table-cell table:formula="of:=([Test3.C69]-[Test3.D69])" office:value-type="float" office:value="1.10517091807565">
            <text:p>1,1052E+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float" office:value="1">
            <text:p>1,0000E+00</text:p>
          </table:table-cell>
          <table:table-cell office:value-type="float" office:value="1">
            <text:p>1,0000E+00</text:p>
          </table:table-cell>
          <table:table-cell table:formula="of:=([Test3.C70]-[Test3.D70])" office:value-type="float" office:value="1.13314845306683">
            <text:p>1,1331E+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,0000E+00</text:p>
          </table:table-cell>
          <table:table-cell office:value-type="float" office:value="1">
            <text:p>1,0000E+00</text:p>
          </table:table-cell>
          <table:table-cell table:formula="of:=([Test3.C71]-[Test3.D71])" office:value-type="float" office:value="1.16183424272828">
            <text:p>1,1618E+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,0000E+00</text:p>
          </table:table-cell>
          <table:table-cell office:value-type="float" office:value="1">
            <text:p>1,0000E+00</text:p>
          </table:table-cell>
          <table:table-cell table:formula="of:=([Test3.C72]-[Test3.D72])" office:value-type="float" office:value="1.19124621661236">
            <text:p>1,1912E+00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">
            <text:p>1,0000E+00</text:p>
          </table:table-cell>
          <table:table-cell office:value-type="float" office:value="1">
            <text:p>1,0000E+00</text:p>
          </table:table-cell>
          <table:table-cell table:formula="of:=([Test3.C73]-[Test3.D73])" office:value-type="float" office:value="1.22140275816017">
            <text:p>1,2214E+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5">
            <text:p>1,25</text:p>
          </table:table-cell>
          <table:table-cell office:value-type="float" office:value="1">
            <text:p>1,0000E+00</text:p>
          </table:table-cell>
          <table:table-cell office:value-type="float" office:value="1">
            <text:p>1,0000E+00</text:p>
          </table:table-cell>
          <table:table-cell table:formula="of:=([Test3.C74]-[Test3.D74])" office:value-type="float" office:value="1.25232271619186">
            <text:p>1,2523E+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">
            <text:p>1,0000E+00</text:p>
          </table:table-cell>
          <table:table-cell office:value-type="float" office:value="1">
            <text:p>1,0000E+00</text:p>
          </table:table-cell>
          <table:table-cell table:formula="of:=([Test3.C75]-[Test3.D75])" office:value-type="float" office:value="1.28402541668774">
            <text:p>1,2840E+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5">
            <text:p>1,75</text:p>
          </table:table-cell>
          <table:table-cell office:value-type="float" office:value="1">
            <text:p>1,0000E+00</text:p>
          </table:table-cell>
          <table:table-cell office:value-type="float" office:value="1">
            <text:p>1,0000E+00</text:p>
          </table:table-cell>
          <table:table-cell table:formula="of:=([Test3.C76]-[Test3.D76])" office:value-type="float" office:value="1.31653067486762">
            <text:p>1,3165E+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,0000E+00</text:p>
          </table:table-cell>
          <table:table-cell office:value-type="float" office:value="1">
            <text:p>1,0000E+00</text:p>
          </table:table-cell>
          <table:table-cell table:formula="of:=([Test3.C77]-[Test3.D77])" office:value-type="float" office:value="1.349858807576">
            <text:p>1,3499E+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25">
            <text:p>2,25</text:p>
          </table:table-cell>
          <table:table-cell office:value-type="float" office:value="1">
            <text:p>1,0000E+00</text:p>
          </table:table-cell>
          <table:table-cell office:value-type="float" office:value="1">
            <text:p>1,0000E+00</text:p>
          </table:table-cell>
          <table:table-cell table:formula="of:=([Test3.C78]-[Test3.D78])" office:value-type="float" office:value="1.38403064598075">
            <text:p>1,3840E+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office:value-type="float" office:value="1">
            <text:p>1,0000E+00</text:p>
          </table:table-cell>
          <table:table-cell office:value-type="float" office:value="1">
            <text:p>1,0000E+00</text:p>
          </table:table-cell>
          <table:table-cell table:formula="of:=([Test3.C79]-[Test3.D79])" office:value-type="float" office:value="1.41906754859326">
            <text:p>1,4191E+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75">
            <text:p>2,75</text:p>
          </table:table-cell>
          <table:table-cell table:number-columns-repeated="2" office:value-type="float" office:value="1">
            <text:p>1,0000E+00</text:p>
          </table:table-cell>
          <table:table-cell table:formula="of:=([Test3.C80]-[Test3.D80])" office:value-type="float" office:value="1.4549914146182">
            <text:p>1,4550E+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,0000E+00</text:p>
          </table:table-cell>
          <table:table-cell table:formula="of:=([Test3.C81]-[Test3.D81])" office:value-type="float" office:value="1.49182469764127">
            <text:p>1,4918E+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25">
            <text:p>3,25</text:p>
          </table:table-cell>
          <table:table-cell office:value-type="float" office:value="1">
            <text:p>1,0000E+00</text:p>
          </table:table-cell>
          <table:table-cell office:value-type="float" office:value="1">
            <text:p>1,0000E+00</text:p>
          </table:table-cell>
          <table:table-cell table:formula="of:=([Test3.C82]-[Test3.D82])" office:value-type="float" office:value="1.52959041966338">
            <text:p>1,5296E+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5">
            <text:p>3,5</text:p>
          </table:table-cell>
          <table:table-cell office:value-type="float" office:value="1">
            <text:p>1,0000E+00</text:p>
          </table:table-cell>
          <table:table-cell office:value-type="float" office:value="1">
            <text:p>1,0000E+00</text:p>
          </table:table-cell>
          <table:table-cell table:formula="of:=([Test3.C83]-[Test3.D83])" office:value-type="float" office:value="1.56831218549017">
            <text:p>1,5683E+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75">
            <text:p>3,75</text:p>
          </table:table-cell>
          <table:table-cell office:value-type="float" office:value="1">
            <text:p>1,0000E+00</text:p>
          </table:table-cell>
          <table:table-cell office:value-type="float" office:value="1">
            <text:p>1,0000E+00</text:p>
          </table:table-cell>
          <table:table-cell table:formula="of:=([Test3.C84]-[Test3.D84])" office:value-type="float" office:value="1.60801419748578">
            <text:p>1,6080E+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,0000E+00</text:p>
          </table:table-cell>
          <table:table-cell office:value-type="float" office:value="1">
            <text:p>1,0000E+00</text:p>
          </table:table-cell>
          <table:table-cell table:formula="of:=([Test3.C85]-[Test3.D85])" office:value-type="float" office:value="1.64872127070013">
            <text:p>1,6487E+00</text:p>
          </table:table-cell>
          <table:table-cell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0">
            <text:p>0</text:p>
          </table:table-cell>
          <table:table-cell office:value-type="float" office:value="1.25">
            <text:p>1,2500E+00</text:p>
          </table:table-cell>
          <table:table-cell office:value-type="float" office:value="1.25">
            <text:p>1,2500E+00</text:p>
          </table:table-cell>
          <table:table-cell table:formula="of:=([Test3.C86]-[Test3.D86])" office:value-type="float" office:value="1.13314845306683">
            <text:p>1,1331E+00</text:p>
          </table:table-cell>
          <table:table-cell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1.25">
            <text:p>1,2500E+00</text:p>
          </table:table-cell>
          <table:table-cell table:formula="of:=([Test3.C87]-[Test3.D87])" office:value-type="float" office:value="1.16183424272828">
            <text:p>1,1618E+00</text:p>
          </table:table-cell>
          <table:table-cell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0.5">
            <text:p>0,5</text:p>
          </table:table-cell>
          <table:table-cell office:value-type="float" office:value="1.25">
            <text:p>1,2500E+00</text:p>
          </table:table-cell>
          <table:table-cell office:value-type="float" office:value="1.25">
            <text:p>1,2500E+00</text:p>
          </table:table-cell>
          <table:table-cell table:formula="of:=([Test3.C88]-[Test3.D88])" office:value-type="float" office:value="1.19124621661236">
            <text:p>1,1912E+00</text:p>
          </table:table-cell>
          <table:table-cell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0.75">
            <text:p>0,75</text:p>
          </table:table-cell>
          <table:table-cell office:value-type="float" office:value="1.25">
            <text:p>1,2500E+00</text:p>
          </table:table-cell>
          <table:table-cell office:value-type="float" office:value="1.25">
            <text:p>1,2500E+00</text:p>
          </table:table-cell>
          <table:table-cell table:formula="of:=([Test3.C89]-[Test3.D89])" office:value-type="float" office:value="1.22140275816017">
            <text:p>1,2214E+00</text:p>
          </table:table-cell>
          <table:table-cell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1">
            <text:p>1</text:p>
          </table:table-cell>
          <table:table-cell office:value-type="float" office:value="1.25">
            <text:p>1,2500E+00</text:p>
          </table:table-cell>
          <table:table-cell office:value-type="float" office:value="1.25">
            <text:p>1,2500E+00</text:p>
          </table:table-cell>
          <table:table-cell table:formula="of:=([Test3.C90]-[Test3.D90])" office:value-type="float" office:value="1.25232271619186">
            <text:p>1,2523E+00</text:p>
          </table:table-cell>
          <table:table-cell/>
        </table:table-row>
        <table:table-row table:style-name="ro1">
          <table:table-cell table:number-columns-repeated="2" office:value-type="float" office:value="1.25">
            <text:p>1,25</text:p>
          </table:table-cell>
          <table:table-cell office:value-type="float" office:value="1.25">
            <text:p>1,2500E+00</text:p>
          </table:table-cell>
          <table:table-cell office:value-type="float" office:value="1.25">
            <text:p>1,2500E+00</text:p>
          </table:table-cell>
          <table:table-cell table:formula="of:=([Test3.C91]-[Test3.D91])" office:value-type="float" office:value="1.28402541668774">
            <text:p>1,2840E+00</text:p>
          </table:table-cell>
          <table:table-cell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1.5">
            <text:p>1,5</text:p>
          </table:table-cell>
          <table:table-cell office:value-type="float" office:value="1.25">
            <text:p>1,2500E+00</text:p>
          </table:table-cell>
          <table:table-cell office:value-type="float" office:value="1.25">
            <text:p>1,2500E+00</text:p>
          </table:table-cell>
          <table:table-cell table:formula="of:=([Test3.C92]-[Test3.D92])" office:value-type="float" office:value="1.31653067486762">
            <text:p>1,3165E+00</text:p>
          </table:table-cell>
          <table:table-cell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1.75">
            <text:p>1,75</text:p>
          </table:table-cell>
          <table:table-cell office:value-type="float" office:value="1.25">
            <text:p>1,2500E+00</text:p>
          </table:table-cell>
          <table:table-cell office:value-type="float" office:value="1.25">
            <text:p>1,2500E+00</text:p>
          </table:table-cell>
          <table:table-cell table:formula="of:=([Test3.C93]-[Test3.D93])" office:value-type="float" office:value="1.349858807576">
            <text:p>1,3499E+00</text:p>
          </table:table-cell>
          <table:table-cell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2">
            <text:p>2</text:p>
          </table:table-cell>
          <table:table-cell office:value-type="float" office:value="1.25">
            <text:p>1,2500E+00</text:p>
          </table:table-cell>
          <table:table-cell office:value-type="float" office:value="1.25">
            <text:p>1,2500E+00</text:p>
          </table:table-cell>
          <table:table-cell table:formula="of:=([Test3.C94]-[Test3.D94])" office:value-type="float" office:value="1.38403064598075">
            <text:p>1,3840E+00</text:p>
          </table:table-cell>
          <table:table-cell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2.25">
            <text:p>2,25</text:p>
          </table:table-cell>
          <table:table-cell office:value-type="float" office:value="1.25">
            <text:p>1,2500E+00</text:p>
          </table:table-cell>
          <table:table-cell office:value-type="float" office:value="1.25">
            <text:p>1,2500E+00</text:p>
          </table:table-cell>
          <table:table-cell table:formula="of:=([Test3.C95]-[Test3.D95])" office:value-type="float" office:value="1.41906754859326">
            <text:p>1,4191E+00</text:p>
          </table:table-cell>
          <table:table-cell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2.5">
            <text:p>2,5</text:p>
          </table:table-cell>
          <table:table-cell office:value-type="float" office:value="1.25">
            <text:p>1,2500E+00</text:p>
          </table:table-cell>
          <table:table-cell office:value-type="float" office:value="1.25">
            <text:p>1,2500E+00</text:p>
          </table:table-cell>
          <table:table-cell table:formula="of:=([Test3.C96]-[Test3.D96])" office:value-type="float" office:value="1.4549914146182">
            <text:p>1,4550E+00</text:p>
          </table:table-cell>
          <table:table-cell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2.75">
            <text:p>2,75</text:p>
          </table:table-cell>
          <table:table-cell table:number-columns-repeated="2" office:value-type="float" office:value="1.25">
            <text:p>1,2500E+00</text:p>
          </table:table-cell>
          <table:table-cell table:formula="of:=([Test3.C97]-[Test3.D97])" office:value-type="float" office:value="1.49182469764127">
            <text:p>1,4918E+00</text:p>
          </table:table-cell>
          <table:table-cell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3">
            <text:p>3</text:p>
          </table:table-cell>
          <table:table-cell table:number-columns-repeated="2" office:value-type="float" office:value="1.25">
            <text:p>1,2500E+00</text:p>
          </table:table-cell>
          <table:table-cell table:formula="of:=([Test3.C98]-[Test3.D98])" office:value-type="float" office:value="1.52959041966338">
            <text:p>1,5296E+00</text:p>
          </table:table-cell>
          <table:table-cell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3.25">
            <text:p>3,25</text:p>
          </table:table-cell>
          <table:table-cell office:value-type="float" office:value="1.25">
            <text:p>1,2500E+00</text:p>
          </table:table-cell>
          <table:table-cell office:value-type="float" office:value="1.25">
            <text:p>1,2500E+00</text:p>
          </table:table-cell>
          <table:table-cell table:formula="of:=([Test3.C99]-[Test3.D99])" office:value-type="float" office:value="1.56831218549017">
            <text:p>1,5683E+00</text:p>
          </table:table-cell>
          <table:table-cell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3.5">
            <text:p>3,5</text:p>
          </table:table-cell>
          <table:table-cell office:value-type="float" office:value="1.25">
            <text:p>1,2500E+00</text:p>
          </table:table-cell>
          <table:table-cell office:value-type="float" office:value="1.25">
            <text:p>1,2500E+00</text:p>
          </table:table-cell>
          <table:table-cell table:formula="of:=([Test3.C100]-[Test3.D100])" office:value-type="float" office:value="1.60801419748578">
            <text:p>1,6080E+00</text:p>
          </table:table-cell>
          <table:table-cell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3.75">
            <text:p>3,75</text:p>
          </table:table-cell>
          <table:table-cell office:value-type="float" office:value="1.25">
            <text:p>1,2500E+00</text:p>
          </table:table-cell>
          <table:table-cell office:value-type="float" office:value="1.25">
            <text:p>1,2500E+00</text:p>
          </table:table-cell>
          <table:table-cell table:formula="of:=([Test3.C101]-[Test3.D101])" office:value-type="float" office:value="1.64872127070013">
            <text:p>1,6487E+00</text:p>
          </table:table-cell>
          <table:table-cell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4">
            <text:p>4</text:p>
          </table:table-cell>
          <table:table-cell office:value-type="float" office:value="1.25">
            <text:p>1,2500E+00</text:p>
          </table:table-cell>
          <table:table-cell office:value-type="float" office:value="1.25">
            <text:p>1,2500E+00</text:p>
          </table:table-cell>
          <table:table-cell table:formula="of:=([Test3.C102]-[Test3.D102])" office:value-type="float" office:value="1.69045884837909">
            <text:p>1,6905E+0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office:value-type="float" office:value="1.5">
            <text:p>1,5000E+00</text:p>
          </table:table-cell>
          <table:table-cell office:value-type="float" office:value="1.5">
            <text:p>1,5000E+00</text:p>
          </table:table-cell>
          <table:table-cell table:formula="of:=([Test3.C103]-[Test3.D103])" office:value-type="float" office:value="1.16183424272828">
            <text:p>1,1618E+0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0.25">
            <text:p>0,25</text:p>
          </table:table-cell>
          <table:table-cell office:value-type="float" office:value="1.5">
            <text:p>1,5000E+00</text:p>
          </table:table-cell>
          <table:table-cell office:value-type="float" office:value="1.5">
            <text:p>1,5000E+00</text:p>
          </table:table-cell>
          <table:table-cell table:formula="of:=([Test3.C104]-[Test3.D104])" office:value-type="float" office:value="1.19124621661236">
            <text:p>1,1912E+0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1.5">
            <text:p>1,5000E+00</text:p>
          </table:table-cell>
          <table:table-cell office:value-type="float" office:value="1.5">
            <text:p>1,5000E+00</text:p>
          </table:table-cell>
          <table:table-cell table:formula="of:=([Test3.C105]-[Test3.D105])" office:value-type="float" office:value="1.22140275816017">
            <text:p>1,2214E+0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0.75">
            <text:p>0,75</text:p>
          </table:table-cell>
          <table:table-cell office:value-type="float" office:value="1.5">
            <text:p>1,5000E+00</text:p>
          </table:table-cell>
          <table:table-cell office:value-type="float" office:value="1.5">
            <text:p>1,5000E+00</text:p>
          </table:table-cell>
          <table:table-cell table:formula="of:=([Test3.C106]-[Test3.D106])" office:value-type="float" office:value="1.25232271619186">
            <text:p>1,2523E+0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1.5">
            <text:p>1,5000E+00</text:p>
          </table:table-cell>
          <table:table-cell office:value-type="float" office:value="1.5">
            <text:p>1,5000E+00</text:p>
          </table:table-cell>
          <table:table-cell table:formula="of:=([Test3.C107]-[Test3.D107])" office:value-type="float" office:value="1.28402541668774">
            <text:p>1,2840E+0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1.25">
            <text:p>1,25</text:p>
          </table:table-cell>
          <table:table-cell office:value-type="float" office:value="1.5">
            <text:p>1,5000E+00</text:p>
          </table:table-cell>
          <table:table-cell office:value-type="float" office:value="1.5">
            <text:p>1,5000E+00</text:p>
          </table:table-cell>
          <table:table-cell table:formula="of:=([Test3.C108]-[Test3.D108])" office:value-type="float" office:value="1.31653067486762">
            <text:p>1,3165E+00</text:p>
          </table:table-cell>
          <table:table-cell/>
        </table:table-row>
        <table:table-row table:style-name="ro1">
          <table:table-cell table:number-columns-repeated="2" office:value-type="float" office:value="1.5">
            <text:p>1,5</text:p>
          </table:table-cell>
          <table:table-cell office:value-type="float" office:value="1.5">
            <text:p>1,5000E+00</text:p>
          </table:table-cell>
          <table:table-cell office:value-type="float" office:value="1.5">
            <text:p>1,5000E+00</text:p>
          </table:table-cell>
          <table:table-cell table:formula="of:=([Test3.C109]-[Test3.D109])" office:value-type="float" office:value="1.349858807576">
            <text:p>1,3499E+0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1.75">
            <text:p>1,75</text:p>
          </table:table-cell>
          <table:table-cell office:value-type="float" office:value="1.5">
            <text:p>1,5000E+00</text:p>
          </table:table-cell>
          <table:table-cell office:value-type="float" office:value="1.5">
            <text:p>1,5000E+00</text:p>
          </table:table-cell>
          <table:table-cell table:formula="of:=([Test3.C110]-[Test3.D110])" office:value-type="float" office:value="1.38403064598075">
            <text:p>1,3840E+0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float" office:value="1.5">
            <text:p>1,5000E+00</text:p>
          </table:table-cell>
          <table:table-cell office:value-type="float" office:value="1.5">
            <text:p>1,5000E+00</text:p>
          </table:table-cell>
          <table:table-cell table:formula="of:=([Test3.C111]-[Test3.D111])" office:value-type="float" office:value="1.41906754859326">
            <text:p>1,4191E+0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25">
            <text:p>2,25</text:p>
          </table:table-cell>
          <table:table-cell office:value-type="float" office:value="1.5">
            <text:p>1,5000E+00</text:p>
          </table:table-cell>
          <table:table-cell office:value-type="float" office:value="1.5">
            <text:p>1,5000E+00</text:p>
          </table:table-cell>
          <table:table-cell table:formula="of:=([Test3.C112]-[Test3.D112])" office:value-type="float" office:value="1.4549914146182">
            <text:p>1,4550E+0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.5">
            <text:p>1,5000E+00</text:p>
          </table:table-cell>
          <table:table-cell office:value-type="float" office:value="1.5">
            <text:p>1,5000E+00</text:p>
          </table:table-cell>
          <table:table-cell table:formula="of:=([Test3.C113]-[Test3.D113])" office:value-type="float" office:value="1.49182469764127">
            <text:p>1,4918E+0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75">
            <text:p>2,75</text:p>
          </table:table-cell>
          <table:table-cell office:value-type="float" office:value="1.5">
            <text:p>1,5000E+00</text:p>
          </table:table-cell>
          <table:table-cell office:value-type="float" office:value="1.5">
            <text:p>1,5000E+00</text:p>
          </table:table-cell>
          <table:table-cell table:formula="of:=([Test3.C114]-[Test3.D114])" office:value-type="float" office:value="1.52959041966338">
            <text:p>1,5296E+0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3">
            <text:p>3</text:p>
          </table:table-cell>
          <table:table-cell table:number-columns-repeated="2" office:value-type="float" office:value="1.5">
            <text:p>1,5000E+00</text:p>
          </table:table-cell>
          <table:table-cell table:formula="of:=([Test3.C115]-[Test3.D115])" office:value-type="float" office:value="1.56831218549017">
            <text:p>1,5683E+0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3.25">
            <text:p>3,25</text:p>
          </table:table-cell>
          <table:table-cell office:value-type="float" office:value="1.5">
            <text:p>1,5000E+00</text:p>
          </table:table-cell>
          <table:table-cell office:value-type="float" office:value="1.5">
            <text:p>1,5000E+00</text:p>
          </table:table-cell>
          <table:table-cell table:formula="of:=([Test3.C116]-[Test3.D116])" office:value-type="float" office:value="1.60801419748578">
            <text:p>1,6080E+0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3.5">
            <text:p>3,5</text:p>
          </table:table-cell>
          <table:table-cell office:value-type="float" office:value="1.5">
            <text:p>1,5000E+00</text:p>
          </table:table-cell>
          <table:table-cell office:value-type="float" office:value="1.5">
            <text:p>1,5000E+00</text:p>
          </table:table-cell>
          <table:table-cell table:formula="of:=([Test3.C117]-[Test3.D117])" office:value-type="float" office:value="1.64872127070013">
            <text:p>1,6487E+0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3.75">
            <text:p>3,75</text:p>
          </table:table-cell>
          <table:table-cell office:value-type="float" office:value="1.5">
            <text:p>1,5000E+00</text:p>
          </table:table-cell>
          <table:table-cell office:value-type="float" office:value="1.5">
            <text:p>1,5000E+00</text:p>
          </table:table-cell>
          <table:table-cell table:formula="of:=([Test3.C118]-[Test3.D118])" office:value-type="float" office:value="1.69045884837909">
            <text:p>1,6905E+0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4">
            <text:p>4</text:p>
          </table:table-cell>
          <table:table-cell office:value-type="float" office:value="1.5">
            <text:p>1,5000E+00</text:p>
          </table:table-cell>
          <table:table-cell office:value-type="float" office:value="1.5">
            <text:p>1,5000E+00</text:p>
          </table:table-cell>
          <table:table-cell table:formula="of:=([Test3.C119]-[Test3.D119])" office:value-type="float" office:value="1.7332530178674">
            <text:p>1,7333E+00</text:p>
          </table:table-cell>
          <table:table-cell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0">
            <text:p>0</text:p>
          </table:table-cell>
          <table:table-cell office:value-type="float" office:value="1.75">
            <text:p>1,7500E+00</text:p>
          </table:table-cell>
          <table:table-cell office:value-type="float" office:value="1.75">
            <text:p>1,7500E+00</text:p>
          </table:table-cell>
          <table:table-cell table:formula="of:=([Test3.C120]-[Test3.D120])" office:value-type="float" office:value="1.19124621661236">
            <text:p>1,1912E+00</text:p>
          </table:table-cell>
          <table:table-cell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0.25">
            <text:p>0,25</text:p>
          </table:table-cell>
          <table:table-cell office:value-type="float" office:value="1.75">
            <text:p>1,7500E+00</text:p>
          </table:table-cell>
          <table:table-cell office:value-type="float" office:value="1.75">
            <text:p>1,7500E+00</text:p>
          </table:table-cell>
          <table:table-cell table:formula="of:=([Test3.C121]-[Test3.D121])" office:value-type="float" office:value="1.22140275816017">
            <text:p>1,2214E+00</text:p>
          </table:table-cell>
          <table:table-cell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0.5">
            <text:p>0,5</text:p>
          </table:table-cell>
          <table:table-cell office:value-type="float" office:value="1.75">
            <text:p>1,7500E+00</text:p>
          </table:table-cell>
          <table:table-cell office:value-type="float" office:value="1.75">
            <text:p>1,7500E+00</text:p>
          </table:table-cell>
          <table:table-cell table:formula="of:=([Test3.C122]-[Test3.D122])" office:value-type="float" office:value="1.25232271619186">
            <text:p>1,2523E+00</text:p>
          </table:table-cell>
          <table:table-cell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0.75">
            <text:p>0,75</text:p>
          </table:table-cell>
          <table:table-cell office:value-type="float" office:value="1.75">
            <text:p>1,7500E+00</text:p>
          </table:table-cell>
          <table:table-cell office:value-type="float" office:value="1.75">
            <text:p>1,7500E+00</text:p>
          </table:table-cell>
          <table:table-cell table:formula="of:=([Test3.C123]-[Test3.D123])" office:value-type="float" office:value="1.28402541668774">
            <text:p>1,2840E+00</text:p>
          </table:table-cell>
          <table:table-cell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1">
            <text:p>1</text:p>
          </table:table-cell>
          <table:table-cell office:value-type="float" office:value="1.75">
            <text:p>1,7500E+00</text:p>
          </table:table-cell>
          <table:table-cell office:value-type="float" office:value="1.75">
            <text:p>1,7500E+00</text:p>
          </table:table-cell>
          <table:table-cell table:formula="of:=([Test3.C124]-[Test3.D124])" office:value-type="float" office:value="1.31653067486762">
            <text:p>1,3165E+00</text:p>
          </table:table-cell>
          <table:table-cell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1.25">
            <text:p>1,25</text:p>
          </table:table-cell>
          <table:table-cell office:value-type="float" office:value="1.75">
            <text:p>1,7500E+00</text:p>
          </table:table-cell>
          <table:table-cell office:value-type="float" office:value="1.75">
            <text:p>1,7500E+00</text:p>
          </table:table-cell>
          <table:table-cell table:formula="of:=([Test3.C125]-[Test3.D125])" office:value-type="float" office:value="1.349858807576">
            <text:p>1,3499E+00</text:p>
          </table:table-cell>
          <table:table-cell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.75">
            <text:p>1,7500E+00</text:p>
          </table:table-cell>
          <table:table-cell table:formula="of:=([Test3.C126]-[Test3.D126])" office:value-type="float" office:value="1.38403064598075">
            <text:p>1,3840E+00</text:p>
          </table:table-cell>
          <table:table-cell/>
        </table:table-row>
        <table:table-row table:style-name="ro1">
          <table:table-cell table:number-columns-repeated="2" office:value-type="float" office:value="1.75">
            <text:p>1,75</text:p>
          </table:table-cell>
          <table:table-cell table:number-columns-repeated="2" office:value-type="float" office:value="1.75">
            <text:p>1,7500E+00</text:p>
          </table:table-cell>
          <table:table-cell table:formula="of:=([Test3.C127]-[Test3.D127])" office:value-type="float" office:value="1.41906754859326">
            <text:p>1,4191E+00</text:p>
          </table:table-cell>
          <table:table-cell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2">
            <text:p>2</text:p>
          </table:table-cell>
          <table:table-cell office:value-type="float" office:value="1.75">
            <text:p>1,7500E+00</text:p>
          </table:table-cell>
          <table:table-cell office:value-type="float" office:value="1.75">
            <text:p>1,7500E+00</text:p>
          </table:table-cell>
          <table:table-cell table:formula="of:=([Test3.C128]-[Test3.D128])" office:value-type="float" office:value="1.4549914146182">
            <text:p>1,4550E+00</text:p>
          </table:table-cell>
          <table:table-cell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2.25">
            <text:p>2,25</text:p>
          </table:table-cell>
          <table:table-cell table:number-columns-repeated="2" office:value-type="float" office:value="1.75">
            <text:p>1,7500E+00</text:p>
          </table:table-cell>
          <table:table-cell table:formula="of:=([Test3.C129]-[Test3.D129])" office:value-type="float" office:value="1.49182469764127">
            <text:p>1,4918E+00</text:p>
          </table:table-cell>
          <table:table-cell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2.5">
            <text:p>2,5</text:p>
          </table:table-cell>
          <table:table-cell table:number-columns-repeated="2" office:value-type="float" office:value="1.75">
            <text:p>1,7500E+00</text:p>
          </table:table-cell>
          <table:table-cell table:formula="of:=([Test3.C130]-[Test3.D130])" office:value-type="float" office:value="1.52959041966338">
            <text:p>1,5296E+00</text:p>
          </table:table-cell>
          <table:table-cell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2.75">
            <text:p>2,75</text:p>
          </table:table-cell>
          <table:table-cell office:value-type="float" office:value="1.75">
            <text:p>1,7500E+00</text:p>
          </table:table-cell>
          <table:table-cell office:value-type="float" office:value="1.75">
            <text:p>1,7500E+00</text:p>
          </table:table-cell>
          <table:table-cell table:formula="of:=([Test3.C131]-[Test3.D131])" office:value-type="float" office:value="1.56831218549017">
            <text:p>1,5683E+00</text:p>
          </table:table-cell>
          <table:table-cell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3">
            <text:p>3</text:p>
          </table:table-cell>
          <table:table-cell office:value-type="float" office:value="1.75">
            <text:p>1,7500E+00</text:p>
          </table:table-cell>
          <table:table-cell office:value-type="float" office:value="1.75">
            <text:p>1,7500E+00</text:p>
          </table:table-cell>
          <table:table-cell table:formula="of:=([Test3.C132]-[Test3.D132])" office:value-type="float" office:value="1.60801419748578">
            <text:p>1,6080E+00</text:p>
          </table:table-cell>
          <table:table-cell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3.25">
            <text:p>3,25</text:p>
          </table:table-cell>
          <table:table-cell table:number-columns-repeated="2" office:value-type="float" office:value="1.75">
            <text:p>1,7500E+00</text:p>
          </table:table-cell>
          <table:table-cell table:formula="of:=([Test3.C133]-[Test3.D133])" office:value-type="float" office:value="1.64872127070013">
            <text:p>1,6487E+00</text:p>
          </table:table-cell>
          <table:table-cell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3.5">
            <text:p>3,5</text:p>
          </table:table-cell>
          <table:table-cell office:value-type="float" office:value="1.75">
            <text:p>1,7500E+00</text:p>
          </table:table-cell>
          <table:table-cell office:value-type="float" office:value="1.75">
            <text:p>1,7500E+00</text:p>
          </table:table-cell>
          <table:table-cell table:formula="of:=([Test3.C134]-[Test3.D134])" office:value-type="float" office:value="1.69045884837909">
            <text:p>1,6905E+00</text:p>
          </table:table-cell>
          <table:table-cell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3.75">
            <text:p>3,75</text:p>
          </table:table-cell>
          <table:table-cell table:number-columns-repeated="2" office:value-type="float" office:value="1.75">
            <text:p>1,7500E+00</text:p>
          </table:table-cell>
          <table:table-cell table:formula="of:=([Test3.C135]-[Test3.D135])" office:value-type="float" office:value="1.7332530178674">
            <text:p>1,7333E+00</text:p>
          </table:table-cell>
          <table:table-cell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4">
            <text:p>4</text:p>
          </table:table-cell>
          <table:table-cell office:value-type="float" office:value="1.75">
            <text:p>1,7500E+00</text:p>
          </table:table-cell>
          <table:table-cell office:value-type="float" office:value="1.75">
            <text:p>1,7500E+00</text:p>
          </table:table-cell>
          <table:table-cell table:formula="of:=([Test3.C136]-[Test3.D136])" office:value-type="float" office:value="1.77713052691404">
            <text:p>1,7771E+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,0000E+00</text:p>
          </table:table-cell>
          <table:table-cell office:value-type="float" office:value="2">
            <text:p>2,0000E+00</text:p>
          </table:table-cell>
          <table:table-cell table:formula="of:=([Test3.C137]-[Test3.D137])" office:value-type="float" office:value="1.22140275816017">
            <text:p>1,2214E+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5">
            <text:p>0,25</text:p>
          </table:table-cell>
          <table:table-cell office:value-type="float" office:value="2">
            <text:p>2,0000E+00</text:p>
          </table:table-cell>
          <table:table-cell office:value-type="float" office:value="2">
            <text:p>2,0000E+00</text:p>
          </table:table-cell>
          <table:table-cell table:formula="of:=([Test3.C138]-[Test3.D138])" office:value-type="float" office:value="1.25232271619186">
            <text:p>1,2523E+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2">
            <text:p>2,0000E+00</text:p>
          </table:table-cell>
          <table:table-cell office:value-type="float" office:value="2">
            <text:p>2,0000E+00</text:p>
          </table:table-cell>
          <table:table-cell table:formula="of:=([Test3.C139]-[Test3.D139])" office:value-type="float" office:value="1.28402541668774">
            <text:p>1,2840E+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5">
            <text:p>0,75</text:p>
          </table:table-cell>
          <table:table-cell office:value-type="float" office:value="2">
            <text:p>2,0000E+00</text:p>
          </table:table-cell>
          <table:table-cell office:value-type="float" office:value="2">
            <text:p>2,0000E+00</text:p>
          </table:table-cell>
          <table:table-cell table:formula="of:=([Test3.C140]-[Test3.D140])" office:value-type="float" office:value="1.31653067486762">
            <text:p>1,3165E+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,0000E+00</text:p>
          </table:table-cell>
          <table:table-cell office:value-type="float" office:value="2">
            <text:p>2,0000E+00</text:p>
          </table:table-cell>
          <table:table-cell table:formula="of:=([Test3.C141]-[Test3.D141])" office:value-type="float" office:value="1.349858807576">
            <text:p>1,3499E+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25">
            <text:p>1,25</text:p>
          </table:table-cell>
          <table:table-cell office:value-type="float" office:value="2">
            <text:p>2,0000E+00</text:p>
          </table:table-cell>
          <table:table-cell office:value-type="float" office:value="2">
            <text:p>2,0000E+00</text:p>
          </table:table-cell>
          <table:table-cell table:formula="of:=([Test3.C142]-[Test3.D142])" office:value-type="float" office:value="1.38403064598075">
            <text:p>1,3840E+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2">
            <text:p>2,0000E+00</text:p>
          </table:table-cell>
          <table:table-cell office:value-type="float" office:value="2">
            <text:p>2,0000E+00</text:p>
          </table:table-cell>
          <table:table-cell table:formula="of:=([Test3.C143]-[Test3.D143])" office:value-type="float" office:value="1.41906754859326">
            <text:p>1,4191E+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75">
            <text:p>1,75</text:p>
          </table:table-cell>
          <table:table-cell office:value-type="float" office:value="2">
            <text:p>2,0000E+00</text:p>
          </table:table-cell>
          <table:table-cell office:value-type="float" office:value="2">
            <text:p>2,0000E+00</text:p>
          </table:table-cell>
          <table:table-cell table:formula="of:=([Test3.C144]-[Test3.D144])" office:value-type="float" office:value="1.4549914146182">
            <text:p>1,4550E+00</text:p>
          </table:table-cell>
          <table:table-cell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2">
            <text:p>2,0000E+00</text:p>
          </table:table-cell>
          <table:table-cell office:value-type="float" office:value="2">
            <text:p>2,0000E+00</text:p>
          </table:table-cell>
          <table:table-cell table:formula="of:=([Test3.C145]-[Test3.D145])" office:value-type="float" office:value="1.49182469764127">
            <text:p>1,4918E+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5">
            <text:p>2,25</text:p>
          </table:table-cell>
          <table:table-cell office:value-type="float" office:value="2">
            <text:p>2,0000E+00</text:p>
          </table:table-cell>
          <table:table-cell office:value-type="float" office:value="2">
            <text:p>2,0000E+00</text:p>
          </table:table-cell>
          <table:table-cell table:formula="of:=([Test3.C146]-[Test3.D146])" office:value-type="float" office:value="1.52959041966338">
            <text:p>1,5296E+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float" office:value="2">
            <text:p>2,0000E+00</text:p>
          </table:table-cell>
          <table:table-cell office:value-type="float" office:value="2">
            <text:p>2,0000E+00</text:p>
          </table:table-cell>
          <table:table-cell table:formula="of:=([Test3.C147]-[Test3.D147])" office:value-type="float" office:value="1.56831218549017">
            <text:p>1,5683E+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75">
            <text:p>2,75</text:p>
          </table:table-cell>
          <table:table-cell table:number-columns-repeated="2" office:value-type="float" office:value="2">
            <text:p>2,0000E+00</text:p>
          </table:table-cell>
          <table:table-cell table:formula="of:=([Test3.C148]-[Test3.D148])" office:value-type="float" office:value="1.60801419748578">
            <text:p>1,6080E+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,0000E+00</text:p>
          </table:table-cell>
          <table:table-cell table:formula="of:=([Test3.C149]-[Test3.D149])" office:value-type="float" office:value="1.64872127070013">
            <text:p>1,6487E+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25">
            <text:p>3,25</text:p>
          </table:table-cell>
          <table:table-cell office:value-type="float" office:value="2">
            <text:p>2,0000E+00</text:p>
          </table:table-cell>
          <table:table-cell office:value-type="float" office:value="2">
            <text:p>2,0000E+00</text:p>
          </table:table-cell>
          <table:table-cell table:formula="of:=([Test3.C150]-[Test3.D150])" office:value-type="float" office:value="1.69045884837909">
            <text:p>1,6905E+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5">
            <text:p>3,5</text:p>
          </table:table-cell>
          <table:table-cell table:number-columns-repeated="2" office:value-type="float" office:value="2">
            <text:p>2,0000E+00</text:p>
          </table:table-cell>
          <table:table-cell table:formula="of:=([Test3.C151]-[Test3.D151])" office:value-type="float" office:value="1.7332530178674">
            <text:p>1,7333E+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75">
            <text:p>3,75</text:p>
          </table:table-cell>
          <table:table-cell table:number-columns-repeated="2" office:value-type="float" office:value="2">
            <text:p>2,0000E+00</text:p>
          </table:table-cell>
          <table:table-cell table:formula="of:=([Test3.C152]-[Test3.D152])" office:value-type="float" office:value="1.77713052691404">
            <text:p>1,7771E+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,0000E+00</text:p>
          </table:table-cell>
          <table:table-cell office:value-type="float" office:value="2">
            <text:p>2,0000E+00</text:p>
          </table:table-cell>
          <table:table-cell table:formula="of:=([Test3.C153]-[Test3.D153])" office:value-type="float" office:value="1.82211880039051">
            <text:p>1,8221E+00</text:p>
          </table:table-cell>
          <table:table-cell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0">
            <text:p>0</text:p>
          </table:table-cell>
          <table:table-cell table:number-columns-repeated="2" office:value-type="float" office:value="2.25">
            <text:p>2,2500E+00</text:p>
          </table:table-cell>
          <table:table-cell table:formula="of:=([Test3.C154]-[Test3.D154])" office:value-type="float" office:value="1.25232271619186">
            <text:p>1,2523E+00</text:p>
          </table:table-cell>
          <table:table-cell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0.25">
            <text:p>0,25</text:p>
          </table:table-cell>
          <table:table-cell office:value-type="float" office:value="2.25">
            <text:p>2,2500E+00</text:p>
          </table:table-cell>
          <table:table-cell office:value-type="float" office:value="2.25">
            <text:p>2,2500E+00</text:p>
          </table:table-cell>
          <table:table-cell table:formula="of:=([Test3.C155]-[Test3.D155])" office:value-type="float" office:value="1.28402541668774">
            <text:p>1,2840E+00</text:p>
          </table:table-cell>
          <table:table-cell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0.5">
            <text:p>0,5</text:p>
          </table:table-cell>
          <table:table-cell office:value-type="float" office:value="2.25">
            <text:p>2,2500E+00</text:p>
          </table:table-cell>
          <table:table-cell office:value-type="float" office:value="2.25">
            <text:p>2,2500E+00</text:p>
          </table:table-cell>
          <table:table-cell table:formula="of:=([Test3.C156]-[Test3.D156])" office:value-type="float" office:value="1.31653067486762">
            <text:p>1,3165E+00</text:p>
          </table:table-cell>
          <table:table-cell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0.75">
            <text:p>0,75</text:p>
          </table:table-cell>
          <table:table-cell office:value-type="float" office:value="2.25">
            <text:p>2,2500E+00</text:p>
          </table:table-cell>
          <table:table-cell office:value-type="float" office:value="2.25">
            <text:p>2,2500E+00</text:p>
          </table:table-cell>
          <table:table-cell table:formula="of:=([Test3.C157]-[Test3.D157])" office:value-type="float" office:value="1.349858807576">
            <text:p>1,3499E+00</text:p>
          </table:table-cell>
          <table:table-cell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1">
            <text:p>1</text:p>
          </table:table-cell>
          <table:table-cell office:value-type="float" office:value="2.25">
            <text:p>2,2500E+00</text:p>
          </table:table-cell>
          <table:table-cell office:value-type="float" office:value="2.25">
            <text:p>2,2500E+00</text:p>
          </table:table-cell>
          <table:table-cell table:formula="of:=([Test3.C158]-[Test3.D158])" office:value-type="float" office:value="1.38403064598075">
            <text:p>1,3840E+00</text:p>
          </table:table-cell>
          <table:table-cell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1.25">
            <text:p>1,25</text:p>
          </table:table-cell>
          <table:table-cell office:value-type="float" office:value="2.25">
            <text:p>2,2500E+00</text:p>
          </table:table-cell>
          <table:table-cell office:value-type="float" office:value="2.25">
            <text:p>2,2500E+00</text:p>
          </table:table-cell>
          <table:table-cell table:formula="of:=([Test3.C159]-[Test3.D159])" office:value-type="float" office:value="1.41906754859326">
            <text:p>1,4191E+00</text:p>
          </table:table-cell>
          <table:table-cell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1.5">
            <text:p>1,5</text:p>
          </table:table-cell>
          <table:table-cell office:value-type="float" office:value="2.25">
            <text:p>2,2500E+00</text:p>
          </table:table-cell>
          <table:table-cell office:value-type="float" office:value="2.25">
            <text:p>2,2500E+00</text:p>
          </table:table-cell>
          <table:table-cell table:formula="of:=([Test3.C160]-[Test3.D160])" office:value-type="float" office:value="1.4549914146182">
            <text:p>1,4550E+00</text:p>
          </table:table-cell>
          <table:table-cell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1.75">
            <text:p>1,75</text:p>
          </table:table-cell>
          <table:table-cell office:value-type="float" office:value="2.25">
            <text:p>2,2500E+00</text:p>
          </table:table-cell>
          <table:table-cell office:value-type="float" office:value="2.25">
            <text:p>2,2500E+00</text:p>
          </table:table-cell>
          <table:table-cell table:formula="of:=([Test3.C161]-[Test3.D161])" office:value-type="float" office:value="1.49182469764127">
            <text:p>1,4918E+00</text:p>
          </table:table-cell>
          <table:table-cell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2">
            <text:p>2</text:p>
          </table:table-cell>
          <table:table-cell office:value-type="float" office:value="2.25">
            <text:p>2,2500E+00</text:p>
          </table:table-cell>
          <table:table-cell office:value-type="float" office:value="2.25">
            <text:p>2,2500E+00</text:p>
          </table:table-cell>
          <table:table-cell table:formula="of:=([Test3.C162]-[Test3.D162])" office:value-type="float" office:value="1.52959041966338">
            <text:p>1,5296E+00</text:p>
          </table:table-cell>
          <table:table-cell/>
        </table:table-row>
        <table:table-row table:style-name="ro1">
          <table:table-cell table:number-columns-repeated="2" office:value-type="float" office:value="2.25">
            <text:p>2,25</text:p>
          </table:table-cell>
          <table:table-cell office:value-type="float" office:value="2.25">
            <text:p>2,2500E+00</text:p>
          </table:table-cell>
          <table:table-cell office:value-type="float" office:value="2.25">
            <text:p>2,2500E+00</text:p>
          </table:table-cell>
          <table:table-cell table:formula="of:=([Test3.C163]-[Test3.D163])" office:value-type="float" office:value="1.56831218549017">
            <text:p>1,5683E+00</text:p>
          </table:table-cell>
          <table:table-cell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2.5">
            <text:p>2,5</text:p>
          </table:table-cell>
          <table:table-cell table:number-columns-repeated="2" office:value-type="float" office:value="2.25">
            <text:p>2,2500E+00</text:p>
          </table:table-cell>
          <table:table-cell table:formula="of:=([Test3.C164]-[Test3.D164])" office:value-type="float" office:value="1.60801419748578">
            <text:p>1,6080E+00</text:p>
          </table:table-cell>
          <table:table-cell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2.75">
            <text:p>2,75</text:p>
          </table:table-cell>
          <table:table-cell office:value-type="float" office:value="2.25">
            <text:p>2,2500E+00</text:p>
          </table:table-cell>
          <table:table-cell office:value-type="float" office:value="2.25">
            <text:p>2,2500E+00</text:p>
          </table:table-cell>
          <table:table-cell table:formula="of:=([Test3.C165]-[Test3.D165])" office:value-type="float" office:value="1.64872127070013">
            <text:p>1,6487E+00</text:p>
          </table:table-cell>
          <table:table-cell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3">
            <text:p>3</text:p>
          </table:table-cell>
          <table:table-cell table:number-columns-repeated="2" office:value-type="float" office:value="2.25">
            <text:p>2,2500E+00</text:p>
          </table:table-cell>
          <table:table-cell table:formula="of:=([Test3.C166]-[Test3.D166])" office:value-type="float" office:value="1.69045884837909">
            <text:p>1,6905E+00</text:p>
          </table:table-cell>
          <table:table-cell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3.25">
            <text:p>3,25</text:p>
          </table:table-cell>
          <table:table-cell office:value-type="float" office:value="2.25">
            <text:p>2,2500E+00</text:p>
          </table:table-cell>
          <table:table-cell office:value-type="float" office:value="2.25">
            <text:p>2,2500E+00</text:p>
          </table:table-cell>
          <table:table-cell table:formula="of:=([Test3.C167]-[Test3.D167])" office:value-type="float" office:value="1.7332530178674">
            <text:p>1,7333E+00</text:p>
          </table:table-cell>
          <table:table-cell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3.5">
            <text:p>3,5</text:p>
          </table:table-cell>
          <table:table-cell office:value-type="float" office:value="2.25">
            <text:p>2,2500E+00</text:p>
          </table:table-cell>
          <table:table-cell office:value-type="float" office:value="2.25">
            <text:p>2,2500E+00</text:p>
          </table:table-cell>
          <table:table-cell table:formula="of:=([Test3.C168]-[Test3.D168])" office:value-type="float" office:value="1.77713052691404">
            <text:p>1,7771E+00</text:p>
          </table:table-cell>
          <table:table-cell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3.75">
            <text:p>3,75</text:p>
          </table:table-cell>
          <table:table-cell office:value-type="float" office:value="2.25">
            <text:p>2,2500E+00</text:p>
          </table:table-cell>
          <table:table-cell office:value-type="float" office:value="2.25">
            <text:p>2,2500E+00</text:p>
          </table:table-cell>
          <table:table-cell table:formula="of:=([Test3.C169]-[Test3.D169])" office:value-type="float" office:value="1.82211880039051">
            <text:p>1,8221E+00</text:p>
          </table:table-cell>
          <table:table-cell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4">
            <text:p>4</text:p>
          </table:table-cell>
          <table:table-cell office:value-type="float" office:value="2.25">
            <text:p>2,2500E+00</text:p>
          </table:table-cell>
          <table:table-cell office:value-type="float" office:value="2.25">
            <text:p>2,2500E+00</text:p>
          </table:table-cell>
          <table:table-cell table:formula="of:=([Test3.C170]-[Test3.D170])" office:value-type="float" office:value="1.86824595743222">
            <text:p>1,8682E+00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  <table:table-cell office:value-type="float" office:value="2.5">
            <text:p>2,5000E+00</text:p>
          </table:table-cell>
          <table:table-cell office:value-type="float" office:value="2.5">
            <text:p>2,5000E+00</text:p>
          </table:table-cell>
          <table:table-cell table:formula="of:=([Test3.C171]-[Test3.D171])" office:value-type="float" office:value="1.28402541668774">
            <text:p>1,2840E+00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0.25">
            <text:p>0,25</text:p>
          </table:table-cell>
          <table:table-cell office:value-type="float" office:value="2.5">
            <text:p>2,5000E+00</text:p>
          </table:table-cell>
          <table:table-cell office:value-type="float" office:value="2.5">
            <text:p>2,5000E+00</text:p>
          </table:table-cell>
          <table:table-cell table:formula="of:=([Test3.C172]-[Test3.D172])" office:value-type="float" office:value="1.31653067486762">
            <text:p>1,3165E+00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0.5">
            <text:p>0,5</text:p>
          </table:table-cell>
          <table:table-cell office:value-type="float" office:value="2.5">
            <text:p>2,5000E+00</text:p>
          </table:table-cell>
          <table:table-cell office:value-type="float" office:value="2.5">
            <text:p>2,5000E+00</text:p>
          </table:table-cell>
          <table:table-cell table:formula="of:=([Test3.C173]-[Test3.D173])" office:value-type="float" office:value="1.349858807576">
            <text:p>1,3499E+00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0.75">
            <text:p>0,75</text:p>
          </table:table-cell>
          <table:table-cell office:value-type="float" office:value="2.5">
            <text:p>2,5000E+00</text:p>
          </table:table-cell>
          <table:table-cell office:value-type="float" office:value="2.5">
            <text:p>2,5000E+00</text:p>
          </table:table-cell>
          <table:table-cell table:formula="of:=([Test3.C174]-[Test3.D174])" office:value-type="float" office:value="1.38403064598075">
            <text:p>1,3840E+00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1">
            <text:p>1</text:p>
          </table:table-cell>
          <table:table-cell office:value-type="float" office:value="2.5">
            <text:p>2,5000E+00</text:p>
          </table:table-cell>
          <table:table-cell office:value-type="float" office:value="2.5">
            <text:p>2,5000E+00</text:p>
          </table:table-cell>
          <table:table-cell table:formula="of:=([Test3.C175]-[Test3.D175])" office:value-type="float" office:value="1.41906754859326">
            <text:p>1,4191E+00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1.25">
            <text:p>1,25</text:p>
          </table:table-cell>
          <table:table-cell office:value-type="float" office:value="2.5">
            <text:p>2,5000E+00</text:p>
          </table:table-cell>
          <table:table-cell office:value-type="float" office:value="2.5">
            <text:p>2,5000E+00</text:p>
          </table:table-cell>
          <table:table-cell table:formula="of:=([Test3.C176]-[Test3.D176])" office:value-type="float" office:value="1.4549914146182">
            <text:p>1,4550E+00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office:value-type="float" office:value="2.5">
            <text:p>2,5000E+00</text:p>
          </table:table-cell>
          <table:table-cell office:value-type="float" office:value="2.5">
            <text:p>2,5000E+00</text:p>
          </table:table-cell>
          <table:table-cell table:formula="of:=([Test3.C177]-[Test3.D177])" office:value-type="float" office:value="1.49182469764127">
            <text:p>1,4918E+00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1.75">
            <text:p>1,75</text:p>
          </table:table-cell>
          <table:table-cell office:value-type="float" office:value="2.5">
            <text:p>2,5000E+00</text:p>
          </table:table-cell>
          <table:table-cell office:value-type="float" office:value="2.5">
            <text:p>2,5000E+00</text:p>
          </table:table-cell>
          <table:table-cell table:formula="of:=([Test3.C178]-[Test3.D178])" office:value-type="float" office:value="1.52959041966338">
            <text:p>1,5296E+00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2.5">
            <text:p>2,5000E+00</text:p>
          </table:table-cell>
          <table:table-cell office:value-type="float" office:value="2.5">
            <text:p>2,5000E+00</text:p>
          </table:table-cell>
          <table:table-cell table:formula="of:=([Test3.C179]-[Test3.D179])" office:value-type="float" office:value="1.56831218549017">
            <text:p>1,5683E+00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2.25">
            <text:p>2,25</text:p>
          </table:table-cell>
          <table:table-cell office:value-type="float" office:value="2.5">
            <text:p>2,5000E+00</text:p>
          </table:table-cell>
          <table:table-cell office:value-type="float" office:value="2.5">
            <text:p>2,5000E+00</text:p>
          </table:table-cell>
          <table:table-cell table:formula="of:=([Test3.C180]-[Test3.D180])" office:value-type="float" office:value="1.60801419748578">
            <text:p>1,6080E+00</text:p>
          </table:table-cell>
          <table:table-cell/>
        </table:table-row>
        <table:table-row table:style-name="ro1">
          <table:table-cell table:number-columns-repeated="2" office:value-type="float" office:value="2.5">
            <text:p>2,5</text:p>
          </table:table-cell>
          <table:table-cell office:value-type="float" office:value="2.5">
            <text:p>2,5000E+00</text:p>
          </table:table-cell>
          <table:table-cell office:value-type="float" office:value="2.5">
            <text:p>2,5000E+00</text:p>
          </table:table-cell>
          <table:table-cell table:formula="of:=([Test3.C181]-[Test3.D181])" office:value-type="float" office:value="1.64872127070013">
            <text:p>1,6487E+00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2.75">
            <text:p>2,75</text:p>
          </table:table-cell>
          <table:table-cell office:value-type="float" office:value="2.5">
            <text:p>2,5000E+00</text:p>
          </table:table-cell>
          <table:table-cell office:value-type="float" office:value="2.5">
            <text:p>2,5000E+00</text:p>
          </table:table-cell>
          <table:table-cell table:formula="of:=([Test3.C182]-[Test3.D182])" office:value-type="float" office:value="1.69045884837909">
            <text:p>1,6905E+00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float" office:value="2.5">
            <text:p>2,5000E+00</text:p>
          </table:table-cell>
          <table:table-cell office:value-type="float" office:value="2.5">
            <text:p>2,5000E+00</text:p>
          </table:table-cell>
          <table:table-cell table:formula="of:=([Test3.C183]-[Test3.D183])" office:value-type="float" office:value="1.7332530178674">
            <text:p>1,7333E+00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3.25">
            <text:p>3,25</text:p>
          </table:table-cell>
          <table:table-cell office:value-type="float" office:value="2.5">
            <text:p>2,5000E+00</text:p>
          </table:table-cell>
          <table:table-cell office:value-type="float" office:value="2.5">
            <text:p>2,5000E+00</text:p>
          </table:table-cell>
          <table:table-cell table:formula="of:=([Test3.C184]-[Test3.D184])" office:value-type="float" office:value="1.77713052691404">
            <text:p>1,7771E+00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3.5">
            <text:p>3,5</text:p>
          </table:table-cell>
          <table:table-cell table:number-columns-repeated="2" office:value-type="float" office:value="2.5">
            <text:p>2,5000E+00</text:p>
          </table:table-cell>
          <table:table-cell table:formula="of:=([Test3.C185]-[Test3.D185])" office:value-type="float" office:value="1.82211880039051">
            <text:p>1,8221E+00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3.75">
            <text:p>3,75</text:p>
          </table:table-cell>
          <table:table-cell table:number-columns-repeated="2" office:value-type="float" office:value="2.5">
            <text:p>2,5000E+00</text:p>
          </table:table-cell>
          <table:table-cell table:formula="of:=([Test3.C186]-[Test3.D186])" office:value-type="float" office:value="1.86824595743222">
            <text:p>1,8682E+00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4">
            <text:p>4</text:p>
          </table:table-cell>
          <table:table-cell table:number-columns-repeated="2" office:value-type="float" office:value="2.5">
            <text:p>2,5000E+00</text:p>
          </table:table-cell>
          <table:table-cell table:formula="of:=([Test3.C187]-[Test3.D187])" office:value-type="float" office:value="1.9155408290139">
            <text:p>1,9155E+00</text:p>
          </table:table-cell>
          <table:table-cell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0">
            <text:p>0</text:p>
          </table:table-cell>
          <table:table-cell office:value-type="float" office:value="2.75">
            <text:p>2,7500E+00</text:p>
          </table:table-cell>
          <table:table-cell office:value-type="float" office:value="2.75">
            <text:p>2,7500E+00</text:p>
          </table:table-cell>
          <table:table-cell table:formula="of:=([Test3.C188]-[Test3.D188])" office:value-type="float" office:value="1.31653067486762">
            <text:p>1,3165E+00</text:p>
          </table:table-cell>
          <table:table-cell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0.25">
            <text:p>0,25</text:p>
          </table:table-cell>
          <table:table-cell office:value-type="float" office:value="2.75">
            <text:p>2,7500E+00</text:p>
          </table:table-cell>
          <table:table-cell office:value-type="float" office:value="2.75">
            <text:p>2,7500E+00</text:p>
          </table:table-cell>
          <table:table-cell table:formula="of:=([Test3.C189]-[Test3.D189])" office:value-type="float" office:value="1.349858807576">
            <text:p>1,3499E+00</text:p>
          </table:table-cell>
          <table:table-cell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0.5">
            <text:p>0,5</text:p>
          </table:table-cell>
          <table:table-cell office:value-type="float" office:value="2.75">
            <text:p>2,7500E+00</text:p>
          </table:table-cell>
          <table:table-cell office:value-type="float" office:value="2.75">
            <text:p>2,7500E+00</text:p>
          </table:table-cell>
          <table:table-cell table:formula="of:=([Test3.C190]-[Test3.D190])" office:value-type="float" office:value="1.38403064598075">
            <text:p>1,3840E+00</text:p>
          </table:table-cell>
          <table:table-cell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0.75">
            <text:p>0,75</text:p>
          </table:table-cell>
          <table:table-cell office:value-type="float" office:value="2.75">
            <text:p>2,7500E+00</text:p>
          </table:table-cell>
          <table:table-cell office:value-type="float" office:value="2.75">
            <text:p>2,7500E+00</text:p>
          </table:table-cell>
          <table:table-cell table:formula="of:=([Test3.C191]-[Test3.D191])" office:value-type="float" office:value="1.41906754859326">
            <text:p>1,4191E+00</text:p>
          </table:table-cell>
          <table:table-cell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1">
            <text:p>1</text:p>
          </table:table-cell>
          <table:table-cell office:value-type="float" office:value="2.75">
            <text:p>2,7500E+00</text:p>
          </table:table-cell>
          <table:table-cell office:value-type="float" office:value="2.75">
            <text:p>2,7500E+00</text:p>
          </table:table-cell>
          <table:table-cell table:formula="of:=([Test3.C192]-[Test3.D192])" office:value-type="float" office:value="1.4549914146182">
            <text:p>1,4550E+00</text:p>
          </table:table-cell>
          <table:table-cell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1.25">
            <text:p>1,25</text:p>
          </table:table-cell>
          <table:table-cell office:value-type="float" office:value="2.75">
            <text:p>2,7500E+00</text:p>
          </table:table-cell>
          <table:table-cell office:value-type="float" office:value="2.75">
            <text:p>2,7500E+00</text:p>
          </table:table-cell>
          <table:table-cell table:formula="of:=([Test3.C193]-[Test3.D193])" office:value-type="float" office:value="1.49182469764127">
            <text:p>1,4918E+00</text:p>
          </table:table-cell>
          <table:table-cell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1.5">
            <text:p>1,5</text:p>
          </table:table-cell>
          <table:table-cell office:value-type="float" office:value="2.75">
            <text:p>2,7500E+00</text:p>
          </table:table-cell>
          <table:table-cell office:value-type="float" office:value="2.75">
            <text:p>2,7500E+00</text:p>
          </table:table-cell>
          <table:table-cell table:formula="of:=([Test3.C194]-[Test3.D194])" office:value-type="float" office:value="1.52959041966338">
            <text:p>1,5296E+00</text:p>
          </table:table-cell>
          <table:table-cell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1.75">
            <text:p>1,75</text:p>
          </table:table-cell>
          <table:table-cell office:value-type="float" office:value="2.75">
            <text:p>2,7500E+00</text:p>
          </table:table-cell>
          <table:table-cell office:value-type="float" office:value="2.75">
            <text:p>2,7500E+00</text:p>
          </table:table-cell>
          <table:table-cell table:formula="of:=([Test3.C195]-[Test3.D195])" office:value-type="float" office:value="1.56831218549017">
            <text:p>1,5683E+00</text:p>
          </table:table-cell>
          <table:table-cell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2">
            <text:p>2</text:p>
          </table:table-cell>
          <table:table-cell office:value-type="float" office:value="2.75">
            <text:p>2,7500E+00</text:p>
          </table:table-cell>
          <table:table-cell office:value-type="float" office:value="2.75">
            <text:p>2,7500E+00</text:p>
          </table:table-cell>
          <table:table-cell table:formula="of:=([Test3.C196]-[Test3.D196])" office:value-type="float" office:value="1.60801419748578">
            <text:p>1,6080E+00</text:p>
          </table:table-cell>
          <table:table-cell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2.25">
            <text:p>2,25</text:p>
          </table:table-cell>
          <table:table-cell office:value-type="float" office:value="2.75">
            <text:p>2,7500E+00</text:p>
          </table:table-cell>
          <table:table-cell office:value-type="float" office:value="2.75">
            <text:p>2,7500E+00</text:p>
          </table:table-cell>
          <table:table-cell table:formula="of:=([Test3.C197]-[Test3.D197])" office:value-type="float" office:value="1.64872127070013">
            <text:p>1,6487E+00</text:p>
          </table:table-cell>
          <table:table-cell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2.5">
            <text:p>2,5</text:p>
          </table:table-cell>
          <table:table-cell office:value-type="float" office:value="2.75">
            <text:p>2,7500E+00</text:p>
          </table:table-cell>
          <table:table-cell office:value-type="float" office:value="2.75">
            <text:p>2,7500E+00</text:p>
          </table:table-cell>
          <table:table-cell table:formula="of:=([Test3.C198]-[Test3.D198])" office:value-type="float" office:value="1.69045884837909">
            <text:p>1,6905E+00</text:p>
          </table:table-cell>
          <table:table-cell/>
        </table:table-row>
        <table:table-row table:style-name="ro1">
          <table:table-cell table:number-columns-repeated="2" office:value-type="float" office:value="2.75">
            <text:p>2,75</text:p>
          </table:table-cell>
          <table:table-cell office:value-type="float" office:value="2.75">
            <text:p>2,7500E+00</text:p>
          </table:table-cell>
          <table:table-cell office:value-type="float" office:value="2.75">
            <text:p>2,7500E+00</text:p>
          </table:table-cell>
          <table:table-cell table:formula="of:=([Test3.C199]-[Test3.D199])" office:value-type="float" office:value="1.7332530178674">
            <text:p>1,7333E+00</text:p>
          </table:table-cell>
          <table:table-cell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3">
            <text:p>3</text:p>
          </table:table-cell>
          <table:table-cell office:value-type="float" office:value="2.75">
            <text:p>2,7500E+00</text:p>
          </table:table-cell>
          <table:table-cell office:value-type="float" office:value="2.75">
            <text:p>2,7500E+00</text:p>
          </table:table-cell>
          <table:table-cell table:formula="of:=([Test3.C200]-[Test3.D200])" office:value-type="float" office:value="1.77713052691404">
            <text:p>1,7771E+00</text:p>
          </table:table-cell>
          <table:table-cell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3.25">
            <text:p>3,25</text:p>
          </table:table-cell>
          <table:table-cell office:value-type="float" office:value="2.75">
            <text:p>2,7500E+00</text:p>
          </table:table-cell>
          <table:table-cell office:value-type="float" office:value="2.75">
            <text:p>2,7500E+00</text:p>
          </table:table-cell>
          <table:table-cell table:formula="of:=([Test3.C201]-[Test3.D201])" office:value-type="float" office:value="1.82211880039051">
            <text:p>1,8221E+00</text:p>
          </table:table-cell>
          <table:table-cell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3.5">
            <text:p>3,5</text:p>
          </table:table-cell>
          <table:table-cell office:value-type="float" office:value="2.75">
            <text:p>2,7500E+00</text:p>
          </table:table-cell>
          <table:table-cell office:value-type="float" office:value="2.75">
            <text:p>2,7500E+00</text:p>
          </table:table-cell>
          <table:table-cell table:formula="of:=([Test3.C202]-[Test3.D202])" office:value-type="float" office:value="1.86824595743222">
            <text:p>1,8682E+00</text:p>
          </table:table-cell>
          <table:table-cell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3.75">
            <text:p>3,75</text:p>
          </table:table-cell>
          <table:table-cell office:value-type="float" office:value="2.75">
            <text:p>2,7500E+00</text:p>
          </table:table-cell>
          <table:table-cell office:value-type="float" office:value="2.75">
            <text:p>2,7500E+00</text:p>
          </table:table-cell>
          <table:table-cell table:formula="of:=([Test3.C203]-[Test3.D203])" office:value-type="float" office:value="1.9155408290139">
            <text:p>1,9155E+00</text:p>
          </table:table-cell>
          <table:table-cell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4">
            <text:p>4</text:p>
          </table:table-cell>
          <table:table-cell office:value-type="float" office:value="2.75">
            <text:p>2,7500E+00</text:p>
          </table:table-cell>
          <table:table-cell office:value-type="float" office:value="2.75">
            <text:p>2,7500E+00</text:p>
          </table:table-cell>
          <table:table-cell table:formula="of:=([Test3.C204]-[Test3.D204])" office:value-type="float" office:value="1.96403297596985">
            <text:p>1,9640E+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,0000E+00</text:p>
          </table:table-cell>
          <table:table-cell office:value-type="float" office:value="3">
            <text:p>3,0000E+00</text:p>
          </table:table-cell>
          <table:table-cell table:formula="of:=([Test3.C205]-[Test3.D205])" office:value-type="float" office:value="1.349858807576">
            <text:p>1,3499E+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5">
            <text:p>0,25</text:p>
          </table:table-cell>
          <table:table-cell office:value-type="float" office:value="3">
            <text:p>3,0000E+00</text:p>
          </table:table-cell>
          <table:table-cell office:value-type="float" office:value="3">
            <text:p>3,0000E+00</text:p>
          </table:table-cell>
          <table:table-cell table:formula="of:=([Test3.C206]-[Test3.D206])" office:value-type="float" office:value="1.38403064598075">
            <text:p>1,3840E+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3">
            <text:p>3,0000E+00</text:p>
          </table:table-cell>
          <table:table-cell office:value-type="float" office:value="3">
            <text:p>3,0000E+00</text:p>
          </table:table-cell>
          <table:table-cell table:formula="of:=([Test3.C207]-[Test3.D207])" office:value-type="float" office:value="1.41906754859326">
            <text:p>1,4191E+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5">
            <text:p>0,75</text:p>
          </table:table-cell>
          <table:table-cell office:value-type="float" office:value="3">
            <text:p>3,0000E+00</text:p>
          </table:table-cell>
          <table:table-cell office:value-type="float" office:value="3">
            <text:p>3,0000E+00</text:p>
          </table:table-cell>
          <table:table-cell table:formula="of:=([Test3.C208]-[Test3.D208])" office:value-type="float" office:value="1.4549914146182">
            <text:p>1,4550E+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,0000E+00</text:p>
          </table:table-cell>
          <table:table-cell office:value-type="float" office:value="3">
            <text:p>3,0000E+00</text:p>
          </table:table-cell>
          <table:table-cell table:formula="of:=([Test3.C209]-[Test3.D209])" office:value-type="float" office:value="1.49182469764127">
            <text:p>1,4918E+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25">
            <text:p>1,25</text:p>
          </table:table-cell>
          <table:table-cell office:value-type="float" office:value="3">
            <text:p>3,0000E+00</text:p>
          </table:table-cell>
          <table:table-cell office:value-type="float" office:value="3">
            <text:p>3,0000E+00</text:p>
          </table:table-cell>
          <table:table-cell table:formula="of:=([Test3.C210]-[Test3.D210])" office:value-type="float" office:value="1.52959041966338">
            <text:p>1,5296E+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3">
            <text:p>3,0000E+00</text:p>
          </table:table-cell>
          <table:table-cell office:value-type="float" office:value="3">
            <text:p>3,0000E+00</text:p>
          </table:table-cell>
          <table:table-cell table:formula="of:=([Test3.C211]-[Test3.D211])" office:value-type="float" office:value="1.56831218549017">
            <text:p>1,5683E+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75">
            <text:p>1,75</text:p>
          </table:table-cell>
          <table:table-cell office:value-type="float" office:value="3">
            <text:p>3,0000E+00</text:p>
          </table:table-cell>
          <table:table-cell office:value-type="float" office:value="3">
            <text:p>3,0000E+00</text:p>
          </table:table-cell>
          <table:table-cell table:formula="of:=([Test3.C212]-[Test3.D212])" office:value-type="float" office:value="1.60801419748578">
            <text:p>1,6080E+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,0000E+00</text:p>
          </table:table-cell>
          <table:table-cell office:value-type="float" office:value="3">
            <text:p>3,0000E+00</text:p>
          </table:table-cell>
          <table:table-cell table:formula="of:=([Test3.C213]-[Test3.D213])" office:value-type="float" office:value="1.64872127070013">
            <text:p>1,6487E+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25">
            <text:p>2,25</text:p>
          </table:table-cell>
          <table:table-cell table:number-columns-repeated="2" office:value-type="float" office:value="3">
            <text:p>3,0000E+00</text:p>
          </table:table-cell>
          <table:table-cell table:formula="of:=([Test3.C214]-[Test3.D214])" office:value-type="float" office:value="1.69045884837909">
            <text:p>1,6905E+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5">
            <text:p>2,5</text:p>
          </table:table-cell>
          <table:table-cell office:value-type="float" office:value="3">
            <text:p>3,0000E+00</text:p>
          </table:table-cell>
          <table:table-cell office:value-type="float" office:value="3">
            <text:p>3,0000E+00</text:p>
          </table:table-cell>
          <table:table-cell table:formula="of:=([Test3.C215]-[Test3.D215])" office:value-type="float" office:value="1.7332530178674">
            <text:p>1,7333E+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75">
            <text:p>2,75</text:p>
          </table:table-cell>
          <table:table-cell office:value-type="float" office:value="3">
            <text:p>3,0000E+00</text:p>
          </table:table-cell>
          <table:table-cell office:value-type="float" office:value="3">
            <text:p>3,0000E+00</text:p>
          </table:table-cell>
          <table:table-cell table:formula="of:=([Test3.C216]-[Test3.D216])" office:value-type="float" office:value="1.77713052691404">
            <text:p>1,7771E+00</text:p>
          </table:table-cell>
          <table:table-cell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2" office:value-type="float" office:value="3">
            <text:p>3,0000E+00</text:p>
          </table:table-cell>
          <table:table-cell table:formula="of:=([Test3.C217]-[Test3.D217])" office:value-type="float" office:value="1.82211880039051">
            <text:p>1,8221E+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25">
            <text:p>3,25</text:p>
          </table:table-cell>
          <table:table-cell table:number-columns-repeated="2" office:value-type="float" office:value="3">
            <text:p>3,0000E+00</text:p>
          </table:table-cell>
          <table:table-cell table:formula="of:=([Test3.C218]-[Test3.D218])" office:value-type="float" office:value="1.86824595743222">
            <text:p>1,8682E+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office:value-type="float" office:value="3">
            <text:p>3,0000E+00</text:p>
          </table:table-cell>
          <table:table-cell office:value-type="float" office:value="3">
            <text:p>3,0000E+00</text:p>
          </table:table-cell>
          <table:table-cell table:formula="of:=([Test3.C219]-[Test3.D219])" office:value-type="float" office:value="1.9155408290139">
            <text:p>1,9155E+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75">
            <text:p>3,75</text:p>
          </table:table-cell>
          <table:table-cell office:value-type="float" office:value="3">
            <text:p>3,0000E+00</text:p>
          </table:table-cell>
          <table:table-cell office:value-type="float" office:value="3">
            <text:p>3,0000E+00</text:p>
          </table:table-cell>
          <table:table-cell table:formula="of:=([Test3.C220]-[Test3.D220])" office:value-type="float" office:value="1.96403297596985">
            <text:p>1,9640E+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,0000E+00</text:p>
          </table:table-cell>
          <table:table-cell table:formula="of:=([Test3.C221]-[Test3.D221])" office:value-type="float" office:value="2.01375270747048">
            <text:p>2,0138E+00</text:p>
          </table:table-cell>
          <table:table-cell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0">
            <text:p>0</text:p>
          </table:table-cell>
          <table:table-cell office:value-type="float" office:value="3.25">
            <text:p>3,2500E+00</text:p>
          </table:table-cell>
          <table:table-cell office:value-type="float" office:value="3.25">
            <text:p>3,2500E+00</text:p>
          </table:table-cell>
          <table:table-cell table:formula="of:=([Test3.C222]-[Test3.D222])" office:value-type="float" office:value="1.38403064598075">
            <text:p>1,3840E+00</text:p>
          </table:table-cell>
          <table:table-cell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0.25">
            <text:p>0,25</text:p>
          </table:table-cell>
          <table:table-cell office:value-type="float" office:value="3.25">
            <text:p>3,2500E+00</text:p>
          </table:table-cell>
          <table:table-cell office:value-type="float" office:value="3.25">
            <text:p>3,2500E+00</text:p>
          </table:table-cell>
          <table:table-cell table:formula="of:=([Test3.C223]-[Test3.D223])" office:value-type="float" office:value="1.41906754859326">
            <text:p>1,4191E+00</text:p>
          </table:table-cell>
          <table:table-cell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0.5">
            <text:p>0,5</text:p>
          </table:table-cell>
          <table:table-cell office:value-type="float" office:value="3.25">
            <text:p>3,2500E+00</text:p>
          </table:table-cell>
          <table:table-cell office:value-type="float" office:value="3.25">
            <text:p>3,2500E+00</text:p>
          </table:table-cell>
          <table:table-cell table:formula="of:=([Test3.C224]-[Test3.D224])" office:value-type="float" office:value="1.4549914146182">
            <text:p>1,4550E+00</text:p>
          </table:table-cell>
          <table:table-cell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0.75">
            <text:p>0,75</text:p>
          </table:table-cell>
          <table:table-cell office:value-type="float" office:value="3.25">
            <text:p>3,2500E+00</text:p>
          </table:table-cell>
          <table:table-cell office:value-type="float" office:value="3.25">
            <text:p>3,2500E+00</text:p>
          </table:table-cell>
          <table:table-cell table:formula="of:=([Test3.C225]-[Test3.D225])" office:value-type="float" office:value="1.49182469764127">
            <text:p>1,4918E+00</text:p>
          </table:table-cell>
          <table:table-cell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1">
            <text:p>1</text:p>
          </table:table-cell>
          <table:table-cell office:value-type="float" office:value="3.25">
            <text:p>3,2500E+00</text:p>
          </table:table-cell>
          <table:table-cell office:value-type="float" office:value="3.25">
            <text:p>3,2500E+00</text:p>
          </table:table-cell>
          <table:table-cell table:formula="of:=([Test3.C226]-[Test3.D226])" office:value-type="float" office:value="1.52959041966338">
            <text:p>1,5296E+00</text:p>
          </table:table-cell>
          <table:table-cell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1.25">
            <text:p>1,25</text:p>
          </table:table-cell>
          <table:table-cell office:value-type="float" office:value="3.25">
            <text:p>3,2500E+00</text:p>
          </table:table-cell>
          <table:table-cell office:value-type="float" office:value="3.25">
            <text:p>3,2500E+00</text:p>
          </table:table-cell>
          <table:table-cell table:formula="of:=([Test3.C227]-[Test3.D227])" office:value-type="float" office:value="1.56831218549017">
            <text:p>1,5683E+00</text:p>
          </table:table-cell>
          <table:table-cell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1.5">
            <text:p>1,5</text:p>
          </table:table-cell>
          <table:table-cell office:value-type="float" office:value="3.25">
            <text:p>3,2500E+00</text:p>
          </table:table-cell>
          <table:table-cell office:value-type="float" office:value="3.25">
            <text:p>3,2500E+00</text:p>
          </table:table-cell>
          <table:table-cell table:formula="of:=([Test3.C228]-[Test3.D228])" office:value-type="float" office:value="1.60801419748578">
            <text:p>1,6080E+00</text:p>
          </table:table-cell>
          <table:table-cell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1.75">
            <text:p>1,75</text:p>
          </table:table-cell>
          <table:table-cell office:value-type="float" office:value="3.25">
            <text:p>3,2500E+00</text:p>
          </table:table-cell>
          <table:table-cell office:value-type="float" office:value="3.25">
            <text:p>3,2500E+00</text:p>
          </table:table-cell>
          <table:table-cell table:formula="of:=([Test3.C229]-[Test3.D229])" office:value-type="float" office:value="1.64872127070013">
            <text:p>1,6487E+00</text:p>
          </table:table-cell>
          <table:table-cell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2">
            <text:p>2</text:p>
          </table:table-cell>
          <table:table-cell office:value-type="float" office:value="3.25">
            <text:p>3,2500E+00</text:p>
          </table:table-cell>
          <table:table-cell office:value-type="float" office:value="3.25">
            <text:p>3,2500E+00</text:p>
          </table:table-cell>
          <table:table-cell table:formula="of:=([Test3.C230]-[Test3.D230])" office:value-type="float" office:value="1.69045884837909">
            <text:p>1,6905E+00</text:p>
          </table:table-cell>
          <table:table-cell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2.25">
            <text:p>2,25</text:p>
          </table:table-cell>
          <table:table-cell office:value-type="float" office:value="3.25">
            <text:p>3,2500E+00</text:p>
          </table:table-cell>
          <table:table-cell office:value-type="float" office:value="3.25">
            <text:p>3,2500E+00</text:p>
          </table:table-cell>
          <table:table-cell table:formula="of:=([Test3.C231]-[Test3.D231])" office:value-type="float" office:value="1.7332530178674">
            <text:p>1,7333E+00</text:p>
          </table:table-cell>
          <table:table-cell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2.5">
            <text:p>2,5</text:p>
          </table:table-cell>
          <table:table-cell office:value-type="float" office:value="3.25">
            <text:p>3,2500E+00</text:p>
          </table:table-cell>
          <table:table-cell office:value-type="float" office:value="3.25">
            <text:p>3,2500E+00</text:p>
          </table:table-cell>
          <table:table-cell table:formula="of:=([Test3.C232]-[Test3.D232])" office:value-type="float" office:value="1.77713052691404">
            <text:p>1,7771E+00</text:p>
          </table:table-cell>
          <table:table-cell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2.75">
            <text:p>2,75</text:p>
          </table:table-cell>
          <table:table-cell table:number-columns-repeated="2" office:value-type="float" office:value="3.25">
            <text:p>3,2500E+00</text:p>
          </table:table-cell>
          <table:table-cell table:formula="of:=([Test3.C233]-[Test3.D233])" office:value-type="float" office:value="1.82211880039051">
            <text:p>1,8221E+00</text:p>
          </table:table-cell>
          <table:table-cell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3">
            <text:p>3</text:p>
          </table:table-cell>
          <table:table-cell table:number-columns-repeated="2" office:value-type="float" office:value="3.25">
            <text:p>3,2500E+00</text:p>
          </table:table-cell>
          <table:table-cell table:formula="of:=([Test3.C234]-[Test3.D234])" office:value-type="float" office:value="1.86824595743222">
            <text:p>1,8682E+00</text:p>
          </table:table-cell>
          <table:table-cell/>
        </table:table-row>
        <table:table-row table:style-name="ro1">
          <table:table-cell table:number-columns-repeated="2" office:value-type="float" office:value="3.25">
            <text:p>3,25</text:p>
          </table:table-cell>
          <table:table-cell office:value-type="float" office:value="3.25">
            <text:p>3,2500E+00</text:p>
          </table:table-cell>
          <table:table-cell office:value-type="float" office:value="3.25">
            <text:p>3,2500E+00</text:p>
          </table:table-cell>
          <table:table-cell table:formula="of:=([Test3.C235]-[Test3.D235])" office:value-type="float" office:value="1.9155408290139">
            <text:p>1,9155E+00</text:p>
          </table:table-cell>
          <table:table-cell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3.5">
            <text:p>3,5</text:p>
          </table:table-cell>
          <table:table-cell office:value-type="float" office:value="3.25">
            <text:p>3,2500E+00</text:p>
          </table:table-cell>
          <table:table-cell office:value-type="float" office:value="3.25">
            <text:p>3,2500E+00</text:p>
          </table:table-cell>
          <table:table-cell table:formula="of:=([Test3.C236]-[Test3.D236])" office:value-type="float" office:value="1.96403297596985">
            <text:p>1,9640E+00</text:p>
          </table:table-cell>
          <table:table-cell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3.75">
            <text:p>3,75</text:p>
          </table:table-cell>
          <table:table-cell office:value-type="float" office:value="3.25">
            <text:p>3,2500E+00</text:p>
          </table:table-cell>
          <table:table-cell office:value-type="float" office:value="3.25">
            <text:p>3,2500E+00</text:p>
          </table:table-cell>
          <table:table-cell table:formula="of:=([Test3.C237]-[Test3.D237])" office:value-type="float" office:value="2.01375270747048">
            <text:p>2,0138E+00</text:p>
          </table:table-cell>
          <table:table-cell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4">
            <text:p>4</text:p>
          </table:table-cell>
          <table:table-cell table:number-columns-repeated="2" office:value-type="float" office:value="3.25">
            <text:p>3,2500E+00</text:p>
          </table:table-cell>
          <table:table-cell table:formula="of:=([Test3.C238]-[Test3.D238])" office:value-type="float" office:value="2.06473109996649">
            <text:p>2,0647E+00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0">
            <text:p>0</text:p>
          </table:table-cell>
          <table:table-cell office:value-type="float" office:value="3.5">
            <text:p>3,5000E+00</text:p>
          </table:table-cell>
          <table:table-cell office:value-type="float" office:value="3.5">
            <text:p>3,5000E+00</text:p>
          </table:table-cell>
          <table:table-cell table:formula="of:=([Test3.C239]-[Test3.D239])" office:value-type="float" office:value="1.41906754859326">
            <text:p>1,4191E+00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0.25">
            <text:p>0,25</text:p>
          </table:table-cell>
          <table:table-cell office:value-type="float" office:value="3.5">
            <text:p>3,5000E+00</text:p>
          </table:table-cell>
          <table:table-cell office:value-type="float" office:value="3.5">
            <text:p>3,5000E+00</text:p>
          </table:table-cell>
          <table:table-cell table:formula="of:=([Test3.C240]-[Test3.D240])" office:value-type="float" office:value="1.4549914146182">
            <text:p>1,4550E+00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0.5">
            <text:p>0,5</text:p>
          </table:table-cell>
          <table:table-cell office:value-type="float" office:value="3.5">
            <text:p>3,5000E+00</text:p>
          </table:table-cell>
          <table:table-cell office:value-type="float" office:value="3.5">
            <text:p>3,5000E+00</text:p>
          </table:table-cell>
          <table:table-cell table:formula="of:=([Test3.C241]-[Test3.D241])" office:value-type="float" office:value="1.49182469764127">
            <text:p>1,4918E+00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0.75">
            <text:p>0,75</text:p>
          </table:table-cell>
          <table:table-cell office:value-type="float" office:value="3.5">
            <text:p>3,5000E+00</text:p>
          </table:table-cell>
          <table:table-cell office:value-type="float" office:value="3.5">
            <text:p>3,5000E+00</text:p>
          </table:table-cell>
          <table:table-cell table:formula="of:=([Test3.C242]-[Test3.D242])" office:value-type="float" office:value="1.52959041966338">
            <text:p>1,5296E+00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office:value-type="float" office:value="3.5">
            <text:p>3,5000E+00</text:p>
          </table:table-cell>
          <table:table-cell office:value-type="float" office:value="3.5">
            <text:p>3,5000E+00</text:p>
          </table:table-cell>
          <table:table-cell table:formula="of:=([Test3.C243]-[Test3.D243])" office:value-type="float" office:value="1.56831218549017">
            <text:p>1,5683E+00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1.25">
            <text:p>1,25</text:p>
          </table:table-cell>
          <table:table-cell office:value-type="float" office:value="3.5">
            <text:p>3,5000E+00</text:p>
          </table:table-cell>
          <table:table-cell office:value-type="float" office:value="3.5">
            <text:p>3,5000E+00</text:p>
          </table:table-cell>
          <table:table-cell table:formula="of:=([Test3.C244]-[Test3.D244])" office:value-type="float" office:value="1.60801419748578">
            <text:p>1,6080E+00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1.5">
            <text:p>1,5</text:p>
          </table:table-cell>
          <table:table-cell office:value-type="float" office:value="3.5">
            <text:p>3,5000E+00</text:p>
          </table:table-cell>
          <table:table-cell office:value-type="float" office:value="3.5">
            <text:p>3,5000E+00</text:p>
          </table:table-cell>
          <table:table-cell table:formula="of:=([Test3.C245]-[Test3.D245])" office:value-type="float" office:value="1.64872127070013">
            <text:p>1,6487E+00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1.75">
            <text:p>1,75</text:p>
          </table:table-cell>
          <table:table-cell office:value-type="float" office:value="3.5">
            <text:p>3,5000E+00</text:p>
          </table:table-cell>
          <table:table-cell office:value-type="float" office:value="3.5">
            <text:p>3,5000E+00</text:p>
          </table:table-cell>
          <table:table-cell table:formula="of:=([Test3.C246]-[Test3.D246])" office:value-type="float" office:value="1.69045884837909">
            <text:p>1,6905E+00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2">
            <text:p>2</text:p>
          </table:table-cell>
          <table:table-cell office:value-type="float" office:value="3.5">
            <text:p>3,5000E+00</text:p>
          </table:table-cell>
          <table:table-cell office:value-type="float" office:value="3.5">
            <text:p>3,5000E+00</text:p>
          </table:table-cell>
          <table:table-cell table:formula="of:=([Test3.C247]-[Test3.D247])" office:value-type="float" office:value="1.7332530178674">
            <text:p>1,7333E+00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2.25">
            <text:p>2,25</text:p>
          </table:table-cell>
          <table:table-cell office:value-type="float" office:value="3.5">
            <text:p>3,5000E+00</text:p>
          </table:table-cell>
          <table:table-cell office:value-type="float" office:value="3.5">
            <text:p>3,5000E+00</text:p>
          </table:table-cell>
          <table:table-cell table:formula="of:=([Test3.C248]-[Test3.D248])" office:value-type="float" office:value="1.77713052691404">
            <text:p>1,7771E+00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2.5">
            <text:p>2,5</text:p>
          </table:table-cell>
          <table:table-cell office:value-type="float" office:value="3.5">
            <text:p>3,5000E+00</text:p>
          </table:table-cell>
          <table:table-cell office:value-type="float" office:value="3.5">
            <text:p>3,5000E+00</text:p>
          </table:table-cell>
          <table:table-cell table:formula="of:=([Test3.C249]-[Test3.D249])" office:value-type="float" office:value="1.82211880039051">
            <text:p>1,8221E+00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2.75">
            <text:p>2,75</text:p>
          </table:table-cell>
          <table:table-cell office:value-type="float" office:value="3.5">
            <text:p>3,5000E+00</text:p>
          </table:table-cell>
          <table:table-cell office:value-type="float" office:value="3.5">
            <text:p>3,5000E+00</text:p>
          </table:table-cell>
          <table:table-cell table:formula="of:=([Test3.C250]-[Test3.D250])" office:value-type="float" office:value="1.86824595743222">
            <text:p>1,8682E+00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3">
            <text:p>3</text:p>
          </table:table-cell>
          <table:table-cell office:value-type="float" office:value="3.5">
            <text:p>3,5000E+00</text:p>
          </table:table-cell>
          <table:table-cell office:value-type="float" office:value="3.5">
            <text:p>3,5000E+00</text:p>
          </table:table-cell>
          <table:table-cell table:formula="of:=([Test3.C251]-[Test3.D251])" office:value-type="float" office:value="1.9155408290139">
            <text:p>1,9155E+00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3.25">
            <text:p>3,25</text:p>
          </table:table-cell>
          <table:table-cell office:value-type="float" office:value="3.5">
            <text:p>3,5000E+00</text:p>
          </table:table-cell>
          <table:table-cell office:value-type="float" office:value="3.5">
            <text:p>3,5000E+00</text:p>
          </table:table-cell>
          <table:table-cell table:formula="of:=([Test3.C252]-[Test3.D252])" office:value-type="float" office:value="1.96403297596985">
            <text:p>1,9640E+00</text:p>
          </table:table-cell>
          <table:table-cell/>
        </table:table-row>
        <table:table-row table:style-name="ro1">
          <table:table-cell table:number-columns-repeated="2" office:value-type="float" office:value="3.5">
            <text:p>3,5</text:p>
          </table:table-cell>
          <table:table-cell office:value-type="float" office:value="3.5">
            <text:p>3,5000E+00</text:p>
          </table:table-cell>
          <table:table-cell office:value-type="float" office:value="3.5">
            <text:p>3,5000E+00</text:p>
          </table:table-cell>
          <table:table-cell table:formula="of:=([Test3.C253]-[Test3.D253])" office:value-type="float" office:value="2.01375270747048">
            <text:p>2,0138E+00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3.75">
            <text:p>3,75</text:p>
          </table:table-cell>
          <table:table-cell office:value-type="float" office:value="3.5">
            <text:p>3,5000E+00</text:p>
          </table:table-cell>
          <table:table-cell office:value-type="float" office:value="3.5">
            <text:p>3,5000E+00</text:p>
          </table:table-cell>
          <table:table-cell table:formula="of:=([Test3.C254]-[Test3.D254])" office:value-type="float" office:value="2.06473109996649">
            <text:p>2,0647E+00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4">
            <text:p>4</text:p>
          </table:table-cell>
          <table:table-cell office:value-type="float" office:value="3.5">
            <text:p>3,5000E+00</text:p>
          </table:table-cell>
          <table:table-cell office:value-type="float" office:value="3.5">
            <text:p>3,5000E+00</text:p>
          </table:table-cell>
          <table:table-cell table:formula="of:=([Test3.C255]-[Test3.D255])" office:value-type="float" office:value="2.11700001661267">
            <text:p>2,1170E+00</text:p>
          </table:table-cell>
          <table:table-cell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0">
            <text:p>0</text:p>
          </table:table-cell>
          <table:table-cell office:value-type="float" office:value="3.75">
            <text:p>3,7500E+00</text:p>
          </table:table-cell>
          <table:table-cell office:value-type="float" office:value="3.75">
            <text:p>3,7500E+00</text:p>
          </table:table-cell>
          <table:table-cell table:formula="of:=([Test3.C256]-[Test3.D256])" office:value-type="float" office:value="1.4549914146182">
            <text:p>1,4550E+00</text:p>
          </table:table-cell>
          <table:table-cell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0.25">
            <text:p>0,25</text:p>
          </table:table-cell>
          <table:table-cell office:value-type="float" office:value="3.75">
            <text:p>3,7500E+00</text:p>
          </table:table-cell>
          <table:table-cell office:value-type="float" office:value="3.75">
            <text:p>3,7500E+00</text:p>
          </table:table-cell>
          <table:table-cell table:formula="of:=([Test3.C257]-[Test3.D257])" office:value-type="float" office:value="1.49182469764127">
            <text:p>1,4918E+00</text:p>
          </table:table-cell>
          <table:table-cell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0.5">
            <text:p>0,5</text:p>
          </table:table-cell>
          <table:table-cell office:value-type="float" office:value="3.75">
            <text:p>3,7500E+00</text:p>
          </table:table-cell>
          <table:table-cell office:value-type="float" office:value="3.75">
            <text:p>3,7500E+00</text:p>
          </table:table-cell>
          <table:table-cell table:formula="of:=([Test3.C258]-[Test3.D258])" office:value-type="float" office:value="1.52959041966338">
            <text:p>1,5296E+00</text:p>
          </table:table-cell>
          <table:table-cell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3.75">
            <text:p>3,7500E+00</text:p>
          </table:table-cell>
          <table:table-cell table:formula="of:=([Test3.C259]-[Test3.D259])" office:value-type="float" office:value="1.56831218549017">
            <text:p>1,5683E+00</text:p>
          </table:table-cell>
          <table:table-cell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1">
            <text:p>1</text:p>
          </table:table-cell>
          <table:table-cell office:value-type="float" office:value="3.75">
            <text:p>3,7500E+00</text:p>
          </table:table-cell>
          <table:table-cell office:value-type="float" office:value="3.75">
            <text:p>3,7500E+00</text:p>
          </table:table-cell>
          <table:table-cell table:formula="of:=([Test3.C260]-[Test3.D260])" office:value-type="float" office:value="1.60801419748578">
            <text:p>1,6080E+00</text:p>
          </table:table-cell>
          <table:table-cell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1.25">
            <text:p>1,25</text:p>
          </table:table-cell>
          <table:table-cell office:value-type="float" office:value="3.75">
            <text:p>3,7500E+00</text:p>
          </table:table-cell>
          <table:table-cell office:value-type="float" office:value="3.75">
            <text:p>3,7500E+00</text:p>
          </table:table-cell>
          <table:table-cell table:formula="of:=([Test3.C261]-[Test3.D261])" office:value-type="float" office:value="1.64872127070013">
            <text:p>1,6487E+00</text:p>
          </table:table-cell>
          <table:table-cell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1.5">
            <text:p>1,5</text:p>
          </table:table-cell>
          <table:table-cell office:value-type="float" office:value="3.75">
            <text:p>3,7500E+00</text:p>
          </table:table-cell>
          <table:table-cell office:value-type="float" office:value="3.75">
            <text:p>3,7500E+00</text:p>
          </table:table-cell>
          <table:table-cell table:formula="of:=([Test3.C262]-[Test3.D262])" office:value-type="float" office:value="1.69045884837909">
            <text:p>1,6905E+00</text:p>
          </table:table-cell>
          <table:table-cell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1.75">
            <text:p>1,75</text:p>
          </table:table-cell>
          <table:table-cell office:value-type="float" office:value="3.75">
            <text:p>3,7500E+00</text:p>
          </table:table-cell>
          <table:table-cell office:value-type="float" office:value="3.75">
            <text:p>3,7500E+00</text:p>
          </table:table-cell>
          <table:table-cell table:formula="of:=([Test3.C263]-[Test3.D263])" office:value-type="float" office:value="1.7332530178674">
            <text:p>1,7333E+00</text:p>
          </table:table-cell>
          <table:table-cell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2">
            <text:p>2</text:p>
          </table:table-cell>
          <table:table-cell table:number-columns-repeated="2" office:value-type="float" office:value="3.75">
            <text:p>3,7500E+00</text:p>
          </table:table-cell>
          <table:table-cell table:formula="of:=([Test3.C264]-[Test3.D264])" office:value-type="float" office:value="1.77713052691404">
            <text:p>1,7771E+00</text:p>
          </table:table-cell>
          <table:table-cell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2.25">
            <text:p>2,25</text:p>
          </table:table-cell>
          <table:table-cell office:value-type="float" office:value="3.75">
            <text:p>3,7500E+00</text:p>
          </table:table-cell>
          <table:table-cell office:value-type="float" office:value="3.75">
            <text:p>3,7500E+00</text:p>
          </table:table-cell>
          <table:table-cell table:formula="of:=([Test3.C265]-[Test3.D265])" office:value-type="float" office:value="1.82211880039051">
            <text:p>1,8221E+00</text:p>
          </table:table-cell>
          <table:table-cell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2.5">
            <text:p>2,5</text:p>
          </table:table-cell>
          <table:table-cell office:value-type="float" office:value="3.75">
            <text:p>3,7500E+00</text:p>
          </table:table-cell>
          <table:table-cell office:value-type="float" office:value="3.75">
            <text:p>3,7500E+00</text:p>
          </table:table-cell>
          <table:table-cell table:formula="of:=([Test3.C266]-[Test3.D266])" office:value-type="float" office:value="1.86824595743222">
            <text:p>1,8682E+00</text:p>
          </table:table-cell>
          <table:table-cell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2.75">
            <text:p>2,75</text:p>
          </table:table-cell>
          <table:table-cell office:value-type="float" office:value="3.75">
            <text:p>3,7500E+00</text:p>
          </table:table-cell>
          <table:table-cell office:value-type="float" office:value="3.75">
            <text:p>3,7500E+00</text:p>
          </table:table-cell>
          <table:table-cell table:formula="of:=([Test3.C267]-[Test3.D267])" office:value-type="float" office:value="1.9155408290139">
            <text:p>1,9155E+00</text:p>
          </table:table-cell>
          <table:table-cell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3">
            <text:p>3</text:p>
          </table:table-cell>
          <table:table-cell office:value-type="float" office:value="3.75">
            <text:p>3,7500E+00</text:p>
          </table:table-cell>
          <table:table-cell office:value-type="float" office:value="3.75">
            <text:p>3,7500E+00</text:p>
          </table:table-cell>
          <table:table-cell table:formula="of:=([Test3.C268]-[Test3.D268])" office:value-type="float" office:value="1.96403297596985">
            <text:p>1,9640E+00</text:p>
          </table:table-cell>
          <table:table-cell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3.25">
            <text:p>3,25</text:p>
          </table:table-cell>
          <table:table-cell office:value-type="float" office:value="3.75">
            <text:p>3,7500E+00</text:p>
          </table:table-cell>
          <table:table-cell office:value-type="float" office:value="3.75">
            <text:p>3,7500E+00</text:p>
          </table:table-cell>
          <table:table-cell table:formula="of:=([Test3.C269]-[Test3.D269])" office:value-type="float" office:value="2.01375270747048">
            <text:p>2,0138E+00</text:p>
          </table:table-cell>
          <table:table-cell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3.5">
            <text:p>3,5</text:p>
          </table:table-cell>
          <table:table-cell office:value-type="float" office:value="3.75">
            <text:p>3,7500E+00</text:p>
          </table:table-cell>
          <table:table-cell office:value-type="float" office:value="3.75">
            <text:p>3,7500E+00</text:p>
          </table:table-cell>
          <table:table-cell table:formula="of:=([Test3.C270]-[Test3.D270])" office:value-type="float" office:value="2.06473109996649">
            <text:p>2,0647E+00</text:p>
          </table:table-cell>
          <table:table-cell/>
        </table:table-row>
        <table:table-row table:style-name="ro1">
          <table:table-cell table:number-columns-repeated="2" office:value-type="float" office:value="3.75">
            <text:p>3,75</text:p>
          </table:table-cell>
          <table:table-cell office:value-type="float" office:value="3.75">
            <text:p>3,7500E+00</text:p>
          </table:table-cell>
          <table:table-cell office:value-type="float" office:value="3.75">
            <text:p>3,7500E+00</text:p>
          </table:table-cell>
          <table:table-cell table:formula="of:=([Test3.C271]-[Test3.D271])" office:value-type="float" office:value="2.11700001661267">
            <text:p>2,1170E+00</text:p>
          </table:table-cell>
          <table:table-cell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4">
            <text:p>4</text:p>
          </table:table-cell>
          <table:table-cell office:value-type="float" office:value="3.75">
            <text:p>3,7500E+00</text:p>
          </table:table-cell>
          <table:table-cell office:value-type="float" office:value="3.75">
            <text:p>3,7500E+00</text:p>
          </table:table-cell>
          <table:table-cell table:formula="of:=([Test3.C272]-[Test3.D272])" office:value-type="float" office:value="2.17059212718344">
            <text:p>2,1706E+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,0000E+00</text:p>
          </table:table-cell>
          <table:table-cell table:formula="of:=([Test3.C273]-[Test3.D273])" office:value-type="float" office:value="1.49182469764127">
            <text:p>1,4918E+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4">
            <text:p>4,0000E+00</text:p>
          </table:table-cell>
          <table:table-cell table:formula="of:=([Test3.C274]-[Test3.D274])" office:value-type="float" office:value="1.52959041966338">
            <text:p>1,5296E+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,5</text:p>
          </table:table-cell>
          <table:table-cell table:number-columns-repeated="2" office:value-type="float" office:value="4">
            <text:p>4,0000E+00</text:p>
          </table:table-cell>
          <table:table-cell table:formula="of:=([Test3.C275]-[Test3.D275])" office:value-type="float" office:value="1.56831218549017">
            <text:p>1,5683E+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5">
            <text:p>0,75</text:p>
          </table:table-cell>
          <table:table-cell office:value-type="float" office:value="4">
            <text:p>4,0000E+00</text:p>
          </table:table-cell>
          <table:table-cell office:value-type="float" office:value="4">
            <text:p>4,0000E+00</text:p>
          </table:table-cell>
          <table:table-cell table:formula="of:=([Test3.C276]-[Test3.D276])" office:value-type="float" office:value="1.60801419748578">
            <text:p>1,6080E+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,0000E+00</text:p>
          </table:table-cell>
          <table:table-cell office:value-type="float" office:value="4">
            <text:p>4,0000E+00</text:p>
          </table:table-cell>
          <table:table-cell table:formula="of:=([Test3.C277]-[Test3.D277])" office:value-type="float" office:value="1.64872127070013">
            <text:p>1,6487E+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25">
            <text:p>1,25</text:p>
          </table:table-cell>
          <table:table-cell table:number-columns-repeated="2" office:value-type="float" office:value="4">
            <text:p>4,0000E+00</text:p>
          </table:table-cell>
          <table:table-cell table:formula="of:=([Test3.C278]-[Test3.D278])" office:value-type="float" office:value="1.69045884837909">
            <text:p>1,6905E+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office:value-type="float" office:value="4">
            <text:p>4,0000E+00</text:p>
          </table:table-cell>
          <table:table-cell office:value-type="float" office:value="4">
            <text:p>4,0000E+00</text:p>
          </table:table-cell>
          <table:table-cell table:formula="of:=([Test3.C279]-[Test3.D279])" office:value-type="float" office:value="1.7332530178674">
            <text:p>1,7333E+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75">
            <text:p>1,75</text:p>
          </table:table-cell>
          <table:table-cell table:number-columns-repeated="2" office:value-type="float" office:value="4">
            <text:p>4,0000E+00</text:p>
          </table:table-cell>
          <table:table-cell table:formula="of:=([Test3.C280]-[Test3.D280])" office:value-type="float" office:value="1.77713052691404">
            <text:p>1,7771E+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,0000E+00</text:p>
          </table:table-cell>
          <table:table-cell table:formula="of:=([Test3.C281]-[Test3.D281])" office:value-type="float" office:value="1.82211880039051">
            <text:p>1,8221E+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25">
            <text:p>2,25</text:p>
          </table:table-cell>
          <table:table-cell office:value-type="float" office:value="4">
            <text:p>4,0000E+00</text:p>
          </table:table-cell>
          <table:table-cell office:value-type="float" office:value="4">
            <text:p>4,0000E+00</text:p>
          </table:table-cell>
          <table:table-cell table:formula="of:=([Test3.C282]-[Test3.D282])" office:value-type="float" office:value="1.86824595743222">
            <text:p>1,8682E+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5">
            <text:p>2,5</text:p>
          </table:table-cell>
          <table:table-cell office:value-type="float" office:value="4">
            <text:p>4,0000E+00</text:p>
          </table:table-cell>
          <table:table-cell office:value-type="float" office:value="4">
            <text:p>4,0000E+00</text:p>
          </table:table-cell>
          <table:table-cell table:formula="of:=([Test3.C283]-[Test3.D283])" office:value-type="float" office:value="1.9155408290139">
            <text:p>1,9155E+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75">
            <text:p>2,75</text:p>
          </table:table-cell>
          <table:table-cell office:value-type="float" office:value="4">
            <text:p>4,0000E+00</text:p>
          </table:table-cell>
          <table:table-cell office:value-type="float" office:value="4">
            <text:p>4,0000E+00</text:p>
          </table:table-cell>
          <table:table-cell table:formula="of:=([Test3.C284]-[Test3.D284])" office:value-type="float" office:value="1.96403297596985">
            <text:p>1,9640E+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,0000E+00</text:p>
          </table:table-cell>
          <table:table-cell office:value-type="float" office:value="4">
            <text:p>4,0000E+00</text:p>
          </table:table-cell>
          <table:table-cell table:formula="of:=([Test3.C285]-[Test3.D285])" office:value-type="float" office:value="2.01375270747048">
            <text:p>2,0138E+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25">
            <text:p>3,25</text:p>
          </table:table-cell>
          <table:table-cell office:value-type="float" office:value="4">
            <text:p>4,0000E+00</text:p>
          </table:table-cell>
          <table:table-cell office:value-type="float" office:value="4">
            <text:p>4,0000E+00</text:p>
          </table:table-cell>
          <table:table-cell table:formula="of:=([Test3.C286]-[Test3.D286])" office:value-type="float" office:value="2.06473109996649">
            <text:p>2,0647E+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5">
            <text:p>3,5</text:p>
          </table:table-cell>
          <table:table-cell office:value-type="float" office:value="4">
            <text:p>4,0000E+00</text:p>
          </table:table-cell>
          <table:table-cell office:value-type="float" office:value="4">
            <text:p>4,0000E+00</text:p>
          </table:table-cell>
          <table:table-cell table:formula="of:=([Test3.C287]-[Test3.D287])" office:value-type="float" office:value="2.11700001661267">
            <text:p>2,1170E+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75">
            <text:p>3,75</text:p>
          </table:table-cell>
          <table:table-cell office:value-type="float" office:value="4">
            <text:p>4,0000E+00</text:p>
          </table:table-cell>
          <table:table-cell office:value-type="float" office:value="4">
            <text:p>4,0000E+00</text:p>
          </table:table-cell>
          <table:table-cell table:formula="of:=([Test3.C288]-[Test3.D288])" office:value-type="float" office:value="2.17059212718344">
            <text:p>2,1706E+00</text:p>
          </table:table-cell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4">
            <text:p>4,0000E+00</text:p>
          </table:table-cell>
          <table:table-cell office:value-type="float" office:value="4">
            <text:p>4,0000E+00</text:p>
          </table:table-cell>
          <table:table-cell table:formula="of:=([Test3.C289]-[Test3.D289])" office:value-type="float" office:value="2.22554092849247">
            <text:p>2,2255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0">
            <text:p>0</text:p>
          </table:table-cell>
          <table:table-cell table:number-columns-repeated="2" office:value-type="float" office:value="4.25">
            <text:p>4,2500E+00</text:p>
          </table:table-cell>
          <table:table-cell table:formula="of:=([Test3.C290]-[Test3.D290])" office:value-type="float" office:value="1.52959041966338">
            <text:p>1,5296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0.25">
            <text:p>0,25</text:p>
          </table:table-cell>
          <table:table-cell office:value-type="float" office:value="4.25">
            <text:p>4,2500E+00</text:p>
          </table:table-cell>
          <table:table-cell office:value-type="float" office:value="4.25">
            <text:p>4,2500E+00</text:p>
          </table:table-cell>
          <table:table-cell table:formula="of:=([Test3.C291]-[Test3.D291])" office:value-type="float" office:value="1.56831218549017">
            <text:p>1,5683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0.5">
            <text:p>0,5</text:p>
          </table:table-cell>
          <table:table-cell office:value-type="float" office:value="4.25">
            <text:p>4,2500E+00</text:p>
          </table:table-cell>
          <table:table-cell office:value-type="float" office:value="4.25">
            <text:p>4,2500E+00</text:p>
          </table:table-cell>
          <table:table-cell table:formula="of:=([Test3.C292]-[Test3.D292])" office:value-type="float" office:value="1.60801419748578">
            <text:p>1,6080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0.75">
            <text:p>0,75</text:p>
          </table:table-cell>
          <table:table-cell office:value-type="float" office:value="4.25">
            <text:p>4,2500E+00</text:p>
          </table:table-cell>
          <table:table-cell office:value-type="float" office:value="4.25">
            <text:p>4,2500E+00</text:p>
          </table:table-cell>
          <table:table-cell table:formula="of:=([Test3.C293]-[Test3.D293])" office:value-type="float" office:value="1.64872127070013">
            <text:p>1,6487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1">
            <text:p>1</text:p>
          </table:table-cell>
          <table:table-cell office:value-type="float" office:value="4.25">
            <text:p>4,2500E+00</text:p>
          </table:table-cell>
          <table:table-cell office:value-type="float" office:value="4.25">
            <text:p>4,2500E+00</text:p>
          </table:table-cell>
          <table:table-cell table:formula="of:=([Test3.C294]-[Test3.D294])" office:value-type="float" office:value="1.69045884837909">
            <text:p>1,6905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1.25">
            <text:p>1,25</text:p>
          </table:table-cell>
          <table:table-cell office:value-type="float" office:value="4.25">
            <text:p>4,2500E+00</text:p>
          </table:table-cell>
          <table:table-cell office:value-type="float" office:value="4.25">
            <text:p>4,2500E+00</text:p>
          </table:table-cell>
          <table:table-cell table:formula="of:=([Test3.C295]-[Test3.D295])" office:value-type="float" office:value="1.7332530178674">
            <text:p>1,7333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1.5">
            <text:p>1,5</text:p>
          </table:table-cell>
          <table:table-cell office:value-type="float" office:value="4.25">
            <text:p>4,2500E+00</text:p>
          </table:table-cell>
          <table:table-cell office:value-type="float" office:value="4.25">
            <text:p>4,2500E+00</text:p>
          </table:table-cell>
          <table:table-cell table:formula="of:=([Test3.C296]-[Test3.D296])" office:value-type="float" office:value="1.77713052691404">
            <text:p>1,7771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1.75">
            <text:p>1,75</text:p>
          </table:table-cell>
          <table:table-cell office:value-type="float" office:value="4.25">
            <text:p>4,2500E+00</text:p>
          </table:table-cell>
          <table:table-cell office:value-type="float" office:value="4.25">
            <text:p>4,2500E+00</text:p>
          </table:table-cell>
          <table:table-cell table:formula="of:=([Test3.C297]-[Test3.D297])" office:value-type="float" office:value="1.82211880039051">
            <text:p>1,8221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2">
            <text:p>2</text:p>
          </table:table-cell>
          <table:table-cell office:value-type="float" office:value="4.25">
            <text:p>4,2500E+00</text:p>
          </table:table-cell>
          <table:table-cell office:value-type="float" office:value="4.25">
            <text:p>4,2500E+00</text:p>
          </table:table-cell>
          <table:table-cell table:formula="of:=([Test3.C298]-[Test3.D298])" office:value-type="float" office:value="1.86824595743222">
            <text:p>1,8682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2.25">
            <text:p>2,25</text:p>
          </table:table-cell>
          <table:table-cell table:number-columns-repeated="2" office:value-type="float" office:value="4.25">
            <text:p>4,2500E+00</text:p>
          </table:table-cell>
          <table:table-cell table:formula="of:=([Test3.C299]-[Test3.D299])" office:value-type="float" office:value="1.9155408290139">
            <text:p>1,9155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2.5">
            <text:p>2,5</text:p>
          </table:table-cell>
          <table:table-cell office:value-type="float" office:value="4.25">
            <text:p>4,2500E+00</text:p>
          </table:table-cell>
          <table:table-cell office:value-type="float" office:value="4.25">
            <text:p>4,2500E+00</text:p>
          </table:table-cell>
          <table:table-cell table:formula="of:=([Test3.C300]-[Test3.D300])" office:value-type="float" office:value="1.96403297596985">
            <text:p>1,9640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2.75">
            <text:p>2,75</text:p>
          </table:table-cell>
          <table:table-cell table:number-columns-repeated="2" office:value-type="float" office:value="4.25">
            <text:p>4,2500E+00</text:p>
          </table:table-cell>
          <table:table-cell table:formula="of:=([Test3.C301]-[Test3.D301])" office:value-type="float" office:value="2.01375270747048">
            <text:p>2,0138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3">
            <text:p>3</text:p>
          </table:table-cell>
          <table:table-cell office:value-type="float" office:value="4.25">
            <text:p>4,2500E+00</text:p>
          </table:table-cell>
          <table:table-cell office:value-type="float" office:value="4.25">
            <text:p>4,2500E+00</text:p>
          </table:table-cell>
          <table:table-cell table:formula="of:=([Test3.C302]-[Test3.D302])" office:value-type="float" office:value="2.06473109996649">
            <text:p>2,0647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3.25">
            <text:p>3,25</text:p>
          </table:table-cell>
          <table:table-cell table:number-columns-repeated="2" office:value-type="float" office:value="4.25">
            <text:p>4,2500E+00</text:p>
          </table:table-cell>
          <table:table-cell table:formula="of:=([Test3.C303]-[Test3.D303])" office:value-type="float" office:value="2.11700001661267">
            <text:p>2,1170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3.5">
            <text:p>3,5</text:p>
          </table:table-cell>
          <table:table-cell office:value-type="float" office:value="4.25">
            <text:p>4,2500E+00</text:p>
          </table:table-cell>
          <table:table-cell office:value-type="float" office:value="4.25">
            <text:p>4,2500E+00</text:p>
          </table:table-cell>
          <table:table-cell table:formula="of:=([Test3.C304]-[Test3.D304])" office:value-type="float" office:value="2.17059212718344">
            <text:p>2,1706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3.75">
            <text:p>3,75</text:p>
          </table:table-cell>
          <table:table-cell table:number-columns-repeated="2" office:value-type="float" office:value="4.25">
            <text:p>4,2500E+00</text:p>
          </table:table-cell>
          <table:table-cell table:formula="of:=([Test3.C305]-[Test3.D305])" office:value-type="float" office:value="2.22554092849247">
            <text:p>2,2255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4">
            <text:p>4</text:p>
          </table:table-cell>
          <table:table-cell table:number-columns-repeated="2" office:value-type="float" office:value="4.25">
            <text:p>4,2500E+00</text:p>
          </table:table-cell>
          <table:table-cell table:formula="of:=([Test3.C306]-[Test3.D306])" office:value-type="float" office:value="2.2818807653293">
            <text:p>2,2819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 table:number-columns-repeated="2" office:value-type="float" office:value="4.5">
            <text:p>4,5000E+00</text:p>
          </table:table-cell>
          <table:table-cell table:formula="of:=([Test3.C307]-[Test3.D307])" office:value-type="float" office:value="1.56831218549017">
            <text:p>1,5683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4.5">
            <text:p>4,5000E+00</text:p>
          </table:table-cell>
          <table:table-cell table:formula="of:=([Test3.C308]-[Test3.D308])" office:value-type="float" office:value="1.60801419748578">
            <text:p>1,6080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4.5">
            <text:p>4,5000E+00</text:p>
          </table:table-cell>
          <table:table-cell office:value-type="float" office:value="4.5">
            <text:p>4,5000E+00</text:p>
          </table:table-cell>
          <table:table-cell table:formula="of:=([Test3.C309]-[Test3.D309])" office:value-type="float" office:value="1.64872127070013">
            <text:p>1,6487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0.75">
            <text:p>0,75</text:p>
          </table:table-cell>
          <table:table-cell office:value-type="float" office:value="4.5">
            <text:p>4,5000E+00</text:p>
          </table:table-cell>
          <table:table-cell office:value-type="float" office:value="4.5">
            <text:p>4,5000E+00</text:p>
          </table:table-cell>
          <table:table-cell table:formula="of:=([Test3.C310]-[Test3.D310])" office:value-type="float" office:value="1.69045884837909">
            <text:p>1,6905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1">
            <text:p>1</text:p>
          </table:table-cell>
          <table:table-cell office:value-type="float" office:value="4.5">
            <text:p>4,5000E+00</text:p>
          </table:table-cell>
          <table:table-cell office:value-type="float" office:value="4.5">
            <text:p>4,5000E+00</text:p>
          </table:table-cell>
          <table:table-cell table:formula="of:=([Test3.C311]-[Test3.D311])" office:value-type="float" office:value="1.7332530178674">
            <text:p>1,7333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1.25">
            <text:p>1,25</text:p>
          </table:table-cell>
          <table:table-cell office:value-type="float" office:value="4.5">
            <text:p>4,5000E+00</text:p>
          </table:table-cell>
          <table:table-cell office:value-type="float" office:value="4.5">
            <text:p>4,5000E+00</text:p>
          </table:table-cell>
          <table:table-cell table:formula="of:=([Test3.C312]-[Test3.D312])" office:value-type="float" office:value="1.77713052691404">
            <text:p>1,7771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office:value-type="float" office:value="4.5">
            <text:p>4,5000E+00</text:p>
          </table:table-cell>
          <table:table-cell office:value-type="float" office:value="4.5">
            <text:p>4,5000E+00</text:p>
          </table:table-cell>
          <table:table-cell table:formula="of:=([Test3.C313]-[Test3.D313])" office:value-type="float" office:value="1.82211880039051">
            <text:p>1,8221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1.75">
            <text:p>1,75</text:p>
          </table:table-cell>
          <table:table-cell office:value-type="float" office:value="4.5">
            <text:p>4,5000E+00</text:p>
          </table:table-cell>
          <table:table-cell office:value-type="float" office:value="4.5">
            <text:p>4,5000E+00</text:p>
          </table:table-cell>
          <table:table-cell table:formula="of:=([Test3.C314]-[Test3.D314])" office:value-type="float" office:value="1.86824595743222">
            <text:p>1,8682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2">
            <text:p>2</text:p>
          </table:table-cell>
          <table:table-cell office:value-type="float" office:value="4.5">
            <text:p>4,5000E+00</text:p>
          </table:table-cell>
          <table:table-cell office:value-type="float" office:value="4.5">
            <text:p>4,5000E+00</text:p>
          </table:table-cell>
          <table:table-cell table:formula="of:=([Test3.C315]-[Test3.D315])" office:value-type="float" office:value="1.9155408290139">
            <text:p>1,9155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2.25">
            <text:p>2,25</text:p>
          </table:table-cell>
          <table:table-cell table:number-columns-repeated="2" office:value-type="float" office:value="4.5">
            <text:p>4,5000E+00</text:p>
          </table:table-cell>
          <table:table-cell table:formula="of:=([Test3.C316]-[Test3.D316])" office:value-type="float" office:value="1.96403297596985">
            <text:p>1,9640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2.5">
            <text:p>2,5</text:p>
          </table:table-cell>
          <table:table-cell office:value-type="float" office:value="4.5">
            <text:p>4,5000E+00</text:p>
          </table:table-cell>
          <table:table-cell office:value-type="float" office:value="4.5">
            <text:p>4,5000E+00</text:p>
          </table:table-cell>
          <table:table-cell table:formula="of:=([Test3.C317]-[Test3.D317])" office:value-type="float" office:value="2.01375270747048">
            <text:p>2,0138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2.75">
            <text:p>2,75</text:p>
          </table:table-cell>
          <table:table-cell office:value-type="float" office:value="4.5">
            <text:p>4,5000E+00</text:p>
          </table:table-cell>
          <table:table-cell office:value-type="float" office:value="4.5">
            <text:p>4,5000E+00</text:p>
          </table:table-cell>
          <table:table-cell table:formula="of:=([Test3.C318]-[Test3.D318])" office:value-type="float" office:value="2.06473109996649">
            <text:p>2,0647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3">
            <text:p>3</text:p>
          </table:table-cell>
          <table:table-cell table:number-columns-repeated="2" office:value-type="float" office:value="4.5">
            <text:p>4,5000E+00</text:p>
          </table:table-cell>
          <table:table-cell table:formula="of:=([Test3.C319]-[Test3.D319])" office:value-type="float" office:value="2.11700001661267">
            <text:p>2,1170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3.25">
            <text:p>3,25</text:p>
          </table:table-cell>
          <table:table-cell office:value-type="float" office:value="4.5">
            <text:p>4,5000E+00</text:p>
          </table:table-cell>
          <table:table-cell office:value-type="float" office:value="4.5">
            <text:p>4,5000E+00</text:p>
          </table:table-cell>
          <table:table-cell table:formula="of:=([Test3.C320]-[Test3.D320])" office:value-type="float" office:value="2.17059212718344">
            <text:p>2,1706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3.5">
            <text:p>3,5</text:p>
          </table:table-cell>
          <table:table-cell office:value-type="float" office:value="4.5">
            <text:p>4,5000E+00</text:p>
          </table:table-cell>
          <table:table-cell office:value-type="float" office:value="4.5">
            <text:p>4,5000E+00</text:p>
          </table:table-cell>
          <table:table-cell table:formula="of:=([Test3.C321]-[Test3.D321])" office:value-type="float" office:value="2.22554092849247">
            <text:p>2,2255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3.75">
            <text:p>3,75</text:p>
          </table:table-cell>
          <table:table-cell table:number-columns-repeated="2" office:value-type="float" office:value="4.5">
            <text:p>4,5000E+00</text:p>
          </table:table-cell>
          <table:table-cell table:formula="of:=([Test3.C322]-[Test3.D322])" office:value-type="float" office:value="2.2818807653293">
            <text:p>2,2819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4">
            <text:p>4</text:p>
          </table:table-cell>
          <table:table-cell office:value-type="float" office:value="4.5">
            <text:p>4,5000E+00</text:p>
          </table:table-cell>
          <table:table-cell office:value-type="float" office:value="4.5">
            <text:p>4,5000E+00</text:p>
          </table:table-cell>
          <table:table-cell table:formula="of:=([Test3.C323]-[Test3.D323])" office:value-type="float" office:value="2.33964685192599">
            <text:p>2,3396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0">
            <text:p>0</text:p>
          </table:table-cell>
          <table:table-cell table:number-columns-repeated="2" office:value-type="float" office:value="4.75">
            <text:p>4,7500E+00</text:p>
          </table:table-cell>
          <table:table-cell table:formula="of:=([Test3.C324]-[Test3.D324])" office:value-type="float" office:value="1.60801419748578">
            <text:p>1,6080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0.25">
            <text:p>0,25</text:p>
          </table:table-cell>
          <table:table-cell office:value-type="float" office:value="4.75">
            <text:p>4,7500E+00</text:p>
          </table:table-cell>
          <table:table-cell office:value-type="float" office:value="4.75">
            <text:p>4,7500E+00</text:p>
          </table:table-cell>
          <table:table-cell table:formula="of:=([Test3.C325]-[Test3.D325])" office:value-type="float" office:value="1.64872127070013">
            <text:p>1,6487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0.5">
            <text:p>0,5</text:p>
          </table:table-cell>
          <table:table-cell office:value-type="float" office:value="4.75">
            <text:p>4,7500E+00</text:p>
          </table:table-cell>
          <table:table-cell office:value-type="float" office:value="4.75">
            <text:p>4,7500E+00</text:p>
          </table:table-cell>
          <table:table-cell table:formula="of:=([Test3.C326]-[Test3.D326])" office:value-type="float" office:value="1.69045884837909">
            <text:p>1,6905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0.75">
            <text:p>0,75</text:p>
          </table:table-cell>
          <table:table-cell office:value-type="float" office:value="4.75">
            <text:p>4,7500E+00</text:p>
          </table:table-cell>
          <table:table-cell office:value-type="float" office:value="4.75">
            <text:p>4,7500E+00</text:p>
          </table:table-cell>
          <table:table-cell table:formula="of:=([Test3.C327]-[Test3.D327])" office:value-type="float" office:value="1.7332530178674">
            <text:p>1,7333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1">
            <text:p>1</text:p>
          </table:table-cell>
          <table:table-cell office:value-type="float" office:value="4.75">
            <text:p>4,7500E+00</text:p>
          </table:table-cell>
          <table:table-cell office:value-type="float" office:value="4.75">
            <text:p>4,7500E+00</text:p>
          </table:table-cell>
          <table:table-cell table:formula="of:=([Test3.C328]-[Test3.D328])" office:value-type="float" office:value="1.77713052691404">
            <text:p>1,7771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1.25">
            <text:p>1,25</text:p>
          </table:table-cell>
          <table:table-cell office:value-type="float" office:value="4.75">
            <text:p>4,7500E+00</text:p>
          </table:table-cell>
          <table:table-cell office:value-type="float" office:value="4.75">
            <text:p>4,7500E+00</text:p>
          </table:table-cell>
          <table:table-cell table:formula="of:=([Test3.C329]-[Test3.D329])" office:value-type="float" office:value="1.82211880039051">
            <text:p>1,8221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1.5">
            <text:p>1,5</text:p>
          </table:table-cell>
          <table:table-cell office:value-type="float" office:value="4.75">
            <text:p>4,7500E+00</text:p>
          </table:table-cell>
          <table:table-cell office:value-type="float" office:value="4.75">
            <text:p>4,7500E+00</text:p>
          </table:table-cell>
          <table:table-cell table:formula="of:=([Test3.C330]-[Test3.D330])" office:value-type="float" office:value="1.86824595743222">
            <text:p>1,8682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1.75">
            <text:p>1,75</text:p>
          </table:table-cell>
          <table:table-cell office:value-type="float" office:value="4.75">
            <text:p>4,7500E+00</text:p>
          </table:table-cell>
          <table:table-cell office:value-type="float" office:value="4.75">
            <text:p>4,7500E+00</text:p>
          </table:table-cell>
          <table:table-cell table:formula="of:=([Test3.C331]-[Test3.D331])" office:value-type="float" office:value="1.9155408290139">
            <text:p>1,9155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2">
            <text:p>2</text:p>
          </table:table-cell>
          <table:table-cell office:value-type="float" office:value="4.75">
            <text:p>4,7500E+00</text:p>
          </table:table-cell>
          <table:table-cell office:value-type="float" office:value="4.75">
            <text:p>4,7500E+00</text:p>
          </table:table-cell>
          <table:table-cell table:formula="of:=([Test3.C332]-[Test3.D332])" office:value-type="float" office:value="1.96403297596985">
            <text:p>1,9640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2.25">
            <text:p>2,25</text:p>
          </table:table-cell>
          <table:table-cell table:number-columns-repeated="2" office:value-type="float" office:value="4.75">
            <text:p>4,7500E+00</text:p>
          </table:table-cell>
          <table:table-cell table:formula="of:=([Test3.C333]-[Test3.D333])" office:value-type="float" office:value="2.01375270747048">
            <text:p>2,0138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2.5">
            <text:p>2,5</text:p>
          </table:table-cell>
          <table:table-cell office:value-type="float" office:value="4.75">
            <text:p>4,7500E+00</text:p>
          </table:table-cell>
          <table:table-cell office:value-type="float" office:value="4.75">
            <text:p>4,7500E+00</text:p>
          </table:table-cell>
          <table:table-cell table:formula="of:=([Test3.C334]-[Test3.D334])" office:value-type="float" office:value="2.06473109996649">
            <text:p>2,0647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2.75">
            <text:p>2,75</text:p>
          </table:table-cell>
          <table:table-cell office:value-type="float" office:value="4.75">
            <text:p>4,7500E+00</text:p>
          </table:table-cell>
          <table:table-cell office:value-type="float" office:value="4.75">
            <text:p>4,7500E+00</text:p>
          </table:table-cell>
          <table:table-cell table:formula="of:=([Test3.C335]-[Test3.D335])" office:value-type="float" office:value="2.11700001661267">
            <text:p>2,1170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3">
            <text:p>3</text:p>
          </table:table-cell>
          <table:table-cell office:value-type="float" office:value="4.75">
            <text:p>4,7500E+00</text:p>
          </table:table-cell>
          <table:table-cell office:value-type="float" office:value="4.75">
            <text:p>4,7500E+00</text:p>
          </table:table-cell>
          <table:table-cell table:formula="of:=([Test3.C336]-[Test3.D336])" office:value-type="float" office:value="2.17059212718344">
            <text:p>2,1706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3.25">
            <text:p>3,25</text:p>
          </table:table-cell>
          <table:table-cell office:value-type="float" office:value="4.75">
            <text:p>4,7500E+00</text:p>
          </table:table-cell>
          <table:table-cell office:value-type="float" office:value="4.75">
            <text:p>4,7500E+00</text:p>
          </table:table-cell>
          <table:table-cell table:formula="of:=([Test3.C337]-[Test3.D337])" office:value-type="float" office:value="2.22554092849247">
            <text:p>2,2255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3.5">
            <text:p>3,5</text:p>
          </table:table-cell>
          <table:table-cell office:value-type="float" office:value="4.75">
            <text:p>4,7500E+00</text:p>
          </table:table-cell>
          <table:table-cell office:value-type="float" office:value="4.75">
            <text:p>4,7500E+00</text:p>
          </table:table-cell>
          <table:table-cell table:formula="of:=([Test3.C338]-[Test3.D338])" office:value-type="float" office:value="2.2818807653293">
            <text:p>2,2819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3.75">
            <text:p>3,75</text:p>
          </table:table-cell>
          <table:table-cell table:number-columns-repeated="2" office:value-type="float" office:value="4.75">
            <text:p>4,7500E+00</text:p>
          </table:table-cell>
          <table:table-cell table:formula="of:=([Test3.C339]-[Test3.D339])" office:value-type="float" office:value="2.33964685192599">
            <text:p>2,3396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4">
            <text:p>4</text:p>
          </table:table-cell>
          <table:table-cell office:value-type="float" office:value="4.75">
            <text:p>4,7500E+00</text:p>
          </table:table-cell>
          <table:table-cell office:value-type="float" office:value="4.75">
            <text:p>4,7500E+00</text:p>
          </table:table-cell>
          <table:table-cell table:formula="of:=([Test3.C340]-[Test3.D340])" office:value-type="float" office:value="2.3988752939671">
            <text:p>2,3989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,0000E+00</text:p>
          </table:table-cell>
          <table:table-cell office:value-type="float" office:value="5">
            <text:p>5,0000E+00</text:p>
          </table:table-cell>
          <table:table-cell table:formula="of:=([Test3.C341]-[Test3.D341])" office:value-type="float" office:value="1.64872127070013">
            <text:p>1,6487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float" office:value="5">
            <text:p>5,0000E+00</text:p>
          </table:table-cell>
          <table:table-cell office:value-type="float" office:value="5">
            <text:p>5,0000E+00</text:p>
          </table:table-cell>
          <table:table-cell table:formula="of:=([Test3.C342]-[Test3.D342])" office:value-type="float" office:value="1.69045884837909">
            <text:p>1,6905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 office:value-type="float" office:value="5">
            <text:p>5,0000E+00</text:p>
          </table:table-cell>
          <table:table-cell office:value-type="float" office:value="5">
            <text:p>5,0000E+00</text:p>
          </table:table-cell>
          <table:table-cell table:formula="of:=([Test3.C343]-[Test3.D343])" office:value-type="float" office:value="1.7332530178674">
            <text:p>1,7333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5">
            <text:p>0,75</text:p>
          </table:table-cell>
          <table:table-cell office:value-type="float" office:value="5">
            <text:p>5,0000E+00</text:p>
          </table:table-cell>
          <table:table-cell office:value-type="float" office:value="5">
            <text:p>5,0000E+00</text:p>
          </table:table-cell>
          <table:table-cell table:formula="of:=([Test3.C344]-[Test3.D344])" office:value-type="float" office:value="1.77713052691404">
            <text:p>1,7771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,0000E+00</text:p>
          </table:table-cell>
          <table:table-cell office:value-type="float" office:value="5">
            <text:p>5,0000E+00</text:p>
          </table:table-cell>
          <table:table-cell table:formula="of:=([Test3.C345]-[Test3.D345])" office:value-type="float" office:value="1.82211880039051">
            <text:p>1,8221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25">
            <text:p>1,25</text:p>
          </table:table-cell>
          <table:table-cell office:value-type="float" office:value="5">
            <text:p>5,0000E+00</text:p>
          </table:table-cell>
          <table:table-cell office:value-type="float" office:value="5">
            <text:p>5,0000E+00</text:p>
          </table:table-cell>
          <table:table-cell table:formula="of:=([Test3.C346]-[Test3.D346])" office:value-type="float" office:value="1.86824595743222">
            <text:p>1,8682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5">
            <text:p>1,5</text:p>
          </table:table-cell>
          <table:table-cell office:value-type="float" office:value="5">
            <text:p>5,0000E+00</text:p>
          </table:table-cell>
          <table:table-cell office:value-type="float" office:value="5">
            <text:p>5,0000E+00</text:p>
          </table:table-cell>
          <table:table-cell table:formula="of:=([Test3.C347]-[Test3.D347])" office:value-type="float" office:value="1.9155408290139">
            <text:p>1,9155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75">
            <text:p>1,75</text:p>
          </table:table-cell>
          <table:table-cell office:value-type="float" office:value="5">
            <text:p>5,0000E+00</text:p>
          </table:table-cell>
          <table:table-cell office:value-type="float" office:value="5">
            <text:p>5,0000E+00</text:p>
          </table:table-cell>
          <table:table-cell table:formula="of:=([Test3.C348]-[Test3.D348])" office:value-type="float" office:value="1.96403297596985">
            <text:p>1,9640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,0000E+00</text:p>
          </table:table-cell>
          <table:table-cell office:value-type="float" office:value="5">
            <text:p>5,0000E+00</text:p>
          </table:table-cell>
          <table:table-cell table:formula="of:=([Test3.C349]-[Test3.D349])" office:value-type="float" office:value="2.01375270747048">
            <text:p>2,0138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 office:value-type="float" office:value="5">
            <text:p>5,0000E+00</text:p>
          </table:table-cell>
          <table:table-cell office:value-type="float" office:value="5">
            <text:p>5,0000E+00</text:p>
          </table:table-cell>
          <table:table-cell table:formula="of:=([Test3.C350]-[Test3.D350])" office:value-type="float" office:value="2.06473109996649">
            <text:p>2,0647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 office:value-type="float" office:value="5">
            <text:p>5,0000E+00</text:p>
          </table:table-cell>
          <table:table-cell office:value-type="float" office:value="5">
            <text:p>5,0000E+00</text:p>
          </table:table-cell>
          <table:table-cell table:formula="of:=([Test3.C351]-[Test3.D351])" office:value-type="float" office:value="2.11700001661267">
            <text:p>2,1170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75">
            <text:p>2,75</text:p>
          </table:table-cell>
          <table:table-cell office:value-type="float" office:value="5">
            <text:p>5,0000E+00</text:p>
          </table:table-cell>
          <table:table-cell office:value-type="float" office:value="5">
            <text:p>5,0000E+00</text:p>
          </table:table-cell>
          <table:table-cell table:formula="of:=([Test3.C352]-[Test3.D352])" office:value-type="float" office:value="2.17059212718344">
            <text:p>2,1706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,0000E+00</text:p>
          </table:table-cell>
          <table:table-cell office:value-type="float" office:value="5">
            <text:p>5,0000E+00</text:p>
          </table:table-cell>
          <table:table-cell table:formula="of:=([Test3.C353]-[Test3.D353])" office:value-type="float" office:value="2.22554092849247">
            <text:p>2,2255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25">
            <text:p>3,25</text:p>
          </table:table-cell>
          <table:table-cell office:value-type="float" office:value="5">
            <text:p>5,0000E+00</text:p>
          </table:table-cell>
          <table:table-cell office:value-type="float" office:value="5">
            <text:p>5,0000E+00</text:p>
          </table:table-cell>
          <table:table-cell table:formula="of:=([Test3.C354]-[Test3.D354])" office:value-type="float" office:value="2.2818807653293">
            <text:p>2,2819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  <table:table-cell office:value-type="float" office:value="5">
            <text:p>5,0000E+00</text:p>
          </table:table-cell>
          <table:table-cell office:value-type="float" office:value="5">
            <text:p>5,0000E+00</text:p>
          </table:table-cell>
          <table:table-cell table:formula="of:=([Test3.C355]-[Test3.D355])" office:value-type="float" office:value="2.33964685192599">
            <text:p>2,3396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75">
            <text:p>3,75</text:p>
          </table:table-cell>
          <table:table-cell office:value-type="float" office:value="5">
            <text:p>5,0000E+00</text:p>
          </table:table-cell>
          <table:table-cell office:value-type="float" office:value="5">
            <text:p>5,0000E+00</text:p>
          </table:table-cell>
          <table:table-cell table:formula="of:=([Test3.C356]-[Test3.D356])" office:value-type="float" office:value="2.3988752939671">
            <text:p>2,3989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,0000E+00</text:p>
          </table:table-cell>
          <table:table-cell office:value-type="float" office:value="5">
            <text:p>5,0000E+00</text:p>
          </table:table-cell>
          <table:table-cell table:formula="of:=([Test3.C357]-[Test3.D357])" office:value-type="float" office:value="2.45960311115695">
            <text:p>2,4596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0">
            <text:p>0</text:p>
          </table:table-cell>
          <table:table-cell table:number-columns-repeated="2" office:value-type="float" office:value="5.25">
            <text:p>5,2500E+00</text:p>
          </table:table-cell>
          <table:table-cell table:formula="of:=([Test3.C358]-[Test3.D358])" office:value-type="float" office:value="1.69045884837909">
            <text:p>1,6905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0.25">
            <text:p>0,25</text:p>
          </table:table-cell>
          <table:table-cell office:value-type="float" office:value="5.25">
            <text:p>5,2500E+00</text:p>
          </table:table-cell>
          <table:table-cell office:value-type="float" office:value="5.25">
            <text:p>5,2500E+00</text:p>
          </table:table-cell>
          <table:table-cell table:formula="of:=([Test3.C359]-[Test3.D359])" office:value-type="float" office:value="1.7332530178674">
            <text:p>1,7333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0.5">
            <text:p>0,5</text:p>
          </table:table-cell>
          <table:table-cell office:value-type="float" office:value="5.25">
            <text:p>5,2500E+00</text:p>
          </table:table-cell>
          <table:table-cell office:value-type="float" office:value="5.25">
            <text:p>5,2500E+00</text:p>
          </table:table-cell>
          <table:table-cell table:formula="of:=([Test3.C360]-[Test3.D360])" office:value-type="float" office:value="1.77713052691404">
            <text:p>1,7771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0.75">
            <text:p>0,75</text:p>
          </table:table-cell>
          <table:table-cell office:value-type="float" office:value="5.25">
            <text:p>5,2500E+00</text:p>
          </table:table-cell>
          <table:table-cell office:value-type="float" office:value="5.25">
            <text:p>5,2500E+00</text:p>
          </table:table-cell>
          <table:table-cell table:formula="of:=([Test3.C361]-[Test3.D361])" office:value-type="float" office:value="1.82211880039051">
            <text:p>1,8221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1">
            <text:p>1</text:p>
          </table:table-cell>
          <table:table-cell office:value-type="float" office:value="5.25">
            <text:p>5,2500E+00</text:p>
          </table:table-cell>
          <table:table-cell office:value-type="float" office:value="5.25">
            <text:p>5,2500E+00</text:p>
          </table:table-cell>
          <table:table-cell table:formula="of:=([Test3.C362]-[Test3.D362])" office:value-type="float" office:value="1.86824595743222">
            <text:p>1,8682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1.25">
            <text:p>1,25</text:p>
          </table:table-cell>
          <table:table-cell office:value-type="float" office:value="5.25">
            <text:p>5,2500E+00</text:p>
          </table:table-cell>
          <table:table-cell office:value-type="float" office:value="5.25">
            <text:p>5,2500E+00</text:p>
          </table:table-cell>
          <table:table-cell table:formula="of:=([Test3.C363]-[Test3.D363])" office:value-type="float" office:value="1.9155408290139">
            <text:p>1,9155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1.5">
            <text:p>1,5</text:p>
          </table:table-cell>
          <table:table-cell office:value-type="float" office:value="5.25">
            <text:p>5,2500E+00</text:p>
          </table:table-cell>
          <table:table-cell office:value-type="float" office:value="5.25">
            <text:p>5,2500E+00</text:p>
          </table:table-cell>
          <table:table-cell table:formula="of:=([Test3.C364]-[Test3.D364])" office:value-type="float" office:value="1.96403297596985">
            <text:p>1,9640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1.75">
            <text:p>1,75</text:p>
          </table:table-cell>
          <table:table-cell office:value-type="float" office:value="5.25">
            <text:p>5,2500E+00</text:p>
          </table:table-cell>
          <table:table-cell office:value-type="float" office:value="5.25">
            <text:p>5,2500E+00</text:p>
          </table:table-cell>
          <table:table-cell table:formula="of:=([Test3.C365]-[Test3.D365])" office:value-type="float" office:value="2.01375270747048">
            <text:p>2,0138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2">
            <text:p>2</text:p>
          </table:table-cell>
          <table:table-cell office:value-type="float" office:value="5.25">
            <text:p>5,2500E+00</text:p>
          </table:table-cell>
          <table:table-cell office:value-type="float" office:value="5.25">
            <text:p>5,2500E+00</text:p>
          </table:table-cell>
          <table:table-cell table:formula="of:=([Test3.C366]-[Test3.D366])" office:value-type="float" office:value="2.06473109996649">
            <text:p>2,0647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2.25">
            <text:p>2,25</text:p>
          </table:table-cell>
          <table:table-cell office:value-type="float" office:value="5.25">
            <text:p>5,2500E+00</text:p>
          </table:table-cell>
          <table:table-cell office:value-type="float" office:value="5.25">
            <text:p>5,2500E+00</text:p>
          </table:table-cell>
          <table:table-cell table:formula="of:=([Test3.C367]-[Test3.D367])" office:value-type="float" office:value="2.11700001661267">
            <text:p>2,1170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2.5">
            <text:p>2,5</text:p>
          </table:table-cell>
          <table:table-cell office:value-type="float" office:value="5.25">
            <text:p>5,2500E+00</text:p>
          </table:table-cell>
          <table:table-cell office:value-type="float" office:value="5.25">
            <text:p>5,2500E+00</text:p>
          </table:table-cell>
          <table:table-cell table:formula="of:=([Test3.C368]-[Test3.D368])" office:value-type="float" office:value="2.17059212718344">
            <text:p>2,1706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2.75">
            <text:p>2,75</text:p>
          </table:table-cell>
          <table:table-cell table:number-columns-repeated="2" office:value-type="float" office:value="5.25">
            <text:p>5,2500E+00</text:p>
          </table:table-cell>
          <table:table-cell table:formula="of:=([Test3.C369]-[Test3.D369])" office:value-type="float" office:value="2.22554092849247">
            <text:p>2,2255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3">
            <text:p>3</text:p>
          </table:table-cell>
          <table:table-cell office:value-type="float" office:value="5.25">
            <text:p>5,2500E+00</text:p>
          </table:table-cell>
          <table:table-cell office:value-type="float" office:value="5.25">
            <text:p>5,2500E+00</text:p>
          </table:table-cell>
          <table:table-cell table:formula="of:=([Test3.C370]-[Test3.D370])" office:value-type="float" office:value="2.2818807653293">
            <text:p>2,2819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3.25">
            <text:p>3,25</text:p>
          </table:table-cell>
          <table:table-cell office:value-type="float" office:value="5.25">
            <text:p>5,2500E+00</text:p>
          </table:table-cell>
          <table:table-cell office:value-type="float" office:value="5.25">
            <text:p>5,2500E+00</text:p>
          </table:table-cell>
          <table:table-cell table:formula="of:=([Test3.C371]-[Test3.D371])" office:value-type="float" office:value="2.33964685192599">
            <text:p>2,3396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3.5">
            <text:p>3,5</text:p>
          </table:table-cell>
          <table:table-cell office:value-type="float" office:value="5.25">
            <text:p>5,2500E+00</text:p>
          </table:table-cell>
          <table:table-cell office:value-type="float" office:value="5.25">
            <text:p>5,2500E+00</text:p>
          </table:table-cell>
          <table:table-cell table:formula="of:=([Test3.C372]-[Test3.D372])" office:value-type="float" office:value="2.3988752939671">
            <text:p>2,3989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3.75">
            <text:p>3,75</text:p>
          </table:table-cell>
          <table:table-cell office:value-type="float" office:value="5.25">
            <text:p>5,2500E+00</text:p>
          </table:table-cell>
          <table:table-cell office:value-type="float" office:value="5.25">
            <text:p>5,2500E+00</text:p>
          </table:table-cell>
          <table:table-cell table:formula="of:=([Test3.C373]-[Test3.D373])" office:value-type="float" office:value="2.45960311115695">
            <text:p>2,4596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4">
            <text:p>4</text:p>
          </table:table-cell>
          <table:table-cell table:number-columns-repeated="2" office:value-type="float" office:value="5.25">
            <text:p>5,2500E+00</text:p>
          </table:table-cell>
          <table:table-cell table:formula="of:=([Test3.C374]-[Test3.D374])" office:value-type="float" office:value="2.52186826035815">
            <text:p>2,5219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0">
            <text:p>0</text:p>
          </table:table-cell>
          <table:table-cell table:number-columns-repeated="2" office:value-type="float" office:value="5.5">
            <text:p>5,5000E+00</text:p>
          </table:table-cell>
          <table:table-cell table:formula="of:=([Test3.C375]-[Test3.D375])" office:value-type="float" office:value="1.7332530178674">
            <text:p>1,7333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0.25">
            <text:p>0,25</text:p>
          </table:table-cell>
          <table:table-cell office:value-type="float" office:value="5.5">
            <text:p>5,5000E+00</text:p>
          </table:table-cell>
          <table:table-cell office:value-type="float" office:value="5.5">
            <text:p>5,5000E+00</text:p>
          </table:table-cell>
          <table:table-cell table:formula="of:=([Test3.C376]-[Test3.D376])" office:value-type="float" office:value="1.77713052691404">
            <text:p>1,7771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0.5">
            <text:p>0,5</text:p>
          </table:table-cell>
          <table:table-cell table:number-columns-repeated="2" office:value-type="float" office:value="5.5">
            <text:p>5,5000E+00</text:p>
          </table:table-cell>
          <table:table-cell table:formula="of:=([Test3.C377]-[Test3.D377])" office:value-type="float" office:value="1.82211880039051">
            <text:p>1,8221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0.75">
            <text:p>0,75</text:p>
          </table:table-cell>
          <table:table-cell office:value-type="float" office:value="5.5">
            <text:p>5,5000E+00</text:p>
          </table:table-cell>
          <table:table-cell office:value-type="float" office:value="5.5">
            <text:p>5,5000E+00</text:p>
          </table:table-cell>
          <table:table-cell table:formula="of:=([Test3.C378]-[Test3.D378])" office:value-type="float" office:value="1.86824595743222">
            <text:p>1,8682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1">
            <text:p>1</text:p>
          </table:table-cell>
          <table:table-cell office:value-type="float" office:value="5.5">
            <text:p>5,5000E+00</text:p>
          </table:table-cell>
          <table:table-cell office:value-type="float" office:value="5.5">
            <text:p>5,5000E+00</text:p>
          </table:table-cell>
          <table:table-cell table:formula="of:=([Test3.C379]-[Test3.D379])" office:value-type="float" office:value="1.9155408290139">
            <text:p>1,9155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1.25">
            <text:p>1,25</text:p>
          </table:table-cell>
          <table:table-cell office:value-type="float" office:value="5.5">
            <text:p>5,5000E+00</text:p>
          </table:table-cell>
          <table:table-cell office:value-type="float" office:value="5.5">
            <text:p>5,5000E+00</text:p>
          </table:table-cell>
          <table:table-cell table:formula="of:=([Test3.C380]-[Test3.D380])" office:value-type="float" office:value="1.96403297596985">
            <text:p>1,9640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1.5">
            <text:p>1,5</text:p>
          </table:table-cell>
          <table:table-cell office:value-type="float" office:value="5.5">
            <text:p>5,5000E+00</text:p>
          </table:table-cell>
          <table:table-cell office:value-type="float" office:value="5.5">
            <text:p>5,5000E+00</text:p>
          </table:table-cell>
          <table:table-cell table:formula="of:=([Test3.C381]-[Test3.D381])" office:value-type="float" office:value="2.01375270747048">
            <text:p>2,0138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1.75">
            <text:p>1,75</text:p>
          </table:table-cell>
          <table:table-cell office:value-type="float" office:value="5.5">
            <text:p>5,5000E+00</text:p>
          </table:table-cell>
          <table:table-cell office:value-type="float" office:value="5.5">
            <text:p>5,5000E+00</text:p>
          </table:table-cell>
          <table:table-cell table:formula="of:=([Test3.C382]-[Test3.D382])" office:value-type="float" office:value="2.06473109996649">
            <text:p>2,0647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2">
            <text:p>2</text:p>
          </table:table-cell>
          <table:table-cell office:value-type="float" office:value="5.5">
            <text:p>5,5000E+00</text:p>
          </table:table-cell>
          <table:table-cell office:value-type="float" office:value="5.5">
            <text:p>5,5000E+00</text:p>
          </table:table-cell>
          <table:table-cell table:formula="of:=([Test3.C383]-[Test3.D383])" office:value-type="float" office:value="2.11700001661267">
            <text:p>2,1170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2.25">
            <text:p>2,25</text:p>
          </table:table-cell>
          <table:table-cell office:value-type="float" office:value="5.5">
            <text:p>5,5000E+00</text:p>
          </table:table-cell>
          <table:table-cell office:value-type="float" office:value="5.5">
            <text:p>5,5000E+00</text:p>
          </table:table-cell>
          <table:table-cell table:formula="of:=([Test3.C384]-[Test3.D384])" office:value-type="float" office:value="2.17059212718344">
            <text:p>2,1706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2.5">
            <text:p>2,5</text:p>
          </table:table-cell>
          <table:table-cell office:value-type="float" office:value="5.5">
            <text:p>5,5000E+00</text:p>
          </table:table-cell>
          <table:table-cell office:value-type="float" office:value="5.5">
            <text:p>5,5000E+00</text:p>
          </table:table-cell>
          <table:table-cell table:formula="of:=([Test3.C385]-[Test3.D385])" office:value-type="float" office:value="2.22554092849247">
            <text:p>2,2255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2.75">
            <text:p>2,75</text:p>
          </table:table-cell>
          <table:table-cell table:number-columns-repeated="2" office:value-type="float" office:value="5.5">
            <text:p>5,5000E+00</text:p>
          </table:table-cell>
          <table:table-cell table:formula="of:=([Test3.C386]-[Test3.D386])" office:value-type="float" office:value="2.2818807653293">
            <text:p>2,2819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3">
            <text:p>3</text:p>
          </table:table-cell>
          <table:table-cell office:value-type="float" office:value="5.5">
            <text:p>5,5000E+00</text:p>
          </table:table-cell>
          <table:table-cell office:value-type="float" office:value="5.5">
            <text:p>5,5000E+00</text:p>
          </table:table-cell>
          <table:table-cell table:formula="of:=([Test3.C387]-[Test3.D387])" office:value-type="float" office:value="2.33964685192599">
            <text:p>2,3396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3.25">
            <text:p>3,25</text:p>
          </table:table-cell>
          <table:table-cell table:number-columns-repeated="2" office:value-type="float" office:value="5.5">
            <text:p>5,5000E+00</text:p>
          </table:table-cell>
          <table:table-cell table:formula="of:=([Test3.C388]-[Test3.D388])" office:value-type="float" office:value="2.3988752939671">
            <text:p>2,3989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3.5">
            <text:p>3,5</text:p>
          </table:table-cell>
          <table:table-cell office:value-type="float" office:value="5.5">
            <text:p>5,5000E+00</text:p>
          </table:table-cell>
          <table:table-cell office:value-type="float" office:value="5.5">
            <text:p>5,5000E+00</text:p>
          </table:table-cell>
          <table:table-cell table:formula="of:=([Test3.C389]-[Test3.D389])" office:value-type="float" office:value="2.45960311115695">
            <text:p>2,4596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3.75">
            <text:p>3,75</text:p>
          </table:table-cell>
          <table:table-cell table:number-columns-repeated="2" office:value-type="float" office:value="5.5">
            <text:p>5,5000E+00</text:p>
          </table:table-cell>
          <table:table-cell table:formula="of:=([Test3.C390]-[Test3.D390])" office:value-type="float" office:value="2.52186826035815">
            <text:p>2,5219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4">
            <text:p>4</text:p>
          </table:table-cell>
          <table:table-cell office:value-type="float" office:value="5.5">
            <text:p>5,5000E+00</text:p>
          </table:table-cell>
          <table:table-cell office:value-type="float" office:value="5.5">
            <text:p>5,5000E+00</text:p>
          </table:table-cell>
          <table:table-cell table:formula="of:=([Test3.C391]-[Test3.D391])" office:value-type="float" office:value="2.58570965931585">
            <text:p>2,5857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0">
            <text:p>0</text:p>
          </table:table-cell>
          <table:table-cell table:number-columns-repeated="2" office:value-type="float" office:value="5.75">
            <text:p>5,7500E+00</text:p>
          </table:table-cell>
          <table:table-cell table:formula="of:=([Test3.C392]-[Test3.D392])" office:value-type="float" office:value="1.77713052691404">
            <text:p>1,7771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0.25">
            <text:p>0,25</text:p>
          </table:table-cell>
          <table:table-cell office:value-type="float" office:value="5.75">
            <text:p>5,7500E+00</text:p>
          </table:table-cell>
          <table:table-cell office:value-type="float" office:value="5.75">
            <text:p>5,7500E+00</text:p>
          </table:table-cell>
          <table:table-cell table:formula="of:=([Test3.C393]-[Test3.D393])" office:value-type="float" office:value="1.82211880039051">
            <text:p>1,8221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0.5">
            <text:p>0,5</text:p>
          </table:table-cell>
          <table:table-cell office:value-type="float" office:value="5.75">
            <text:p>5,7500E+00</text:p>
          </table:table-cell>
          <table:table-cell office:value-type="float" office:value="5.75">
            <text:p>5,7500E+00</text:p>
          </table:table-cell>
          <table:table-cell table:formula="of:=([Test3.C394]-[Test3.D394])" office:value-type="float" office:value="1.86824595743222">
            <text:p>1,8682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0.75">
            <text:p>0,75</text:p>
          </table:table-cell>
          <table:table-cell office:value-type="float" office:value="5.75">
            <text:p>5,7500E+00</text:p>
          </table:table-cell>
          <table:table-cell office:value-type="float" office:value="5.75">
            <text:p>5,7500E+00</text:p>
          </table:table-cell>
          <table:table-cell table:formula="of:=([Test3.C395]-[Test3.D395])" office:value-type="float" office:value="1.9155408290139">
            <text:p>1,9155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1">
            <text:p>1</text:p>
          </table:table-cell>
          <table:table-cell office:value-type="float" office:value="5.75">
            <text:p>5,7500E+00</text:p>
          </table:table-cell>
          <table:table-cell office:value-type="float" office:value="5.75">
            <text:p>5,7500E+00</text:p>
          </table:table-cell>
          <table:table-cell table:formula="of:=([Test3.C396]-[Test3.D396])" office:value-type="float" office:value="1.96403297596985">
            <text:p>1,9640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1.25">
            <text:p>1,25</text:p>
          </table:table-cell>
          <table:table-cell office:value-type="float" office:value="5.75">
            <text:p>5,7500E+00</text:p>
          </table:table-cell>
          <table:table-cell office:value-type="float" office:value="5.75">
            <text:p>5,7500E+00</text:p>
          </table:table-cell>
          <table:table-cell table:formula="of:=([Test3.C397]-[Test3.D397])" office:value-type="float" office:value="2.01375270747048">
            <text:p>2,0138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1.5">
            <text:p>1,5</text:p>
          </table:table-cell>
          <table:table-cell office:value-type="float" office:value="5.75">
            <text:p>5,7500E+00</text:p>
          </table:table-cell>
          <table:table-cell office:value-type="float" office:value="5.75">
            <text:p>5,7500E+00</text:p>
          </table:table-cell>
          <table:table-cell table:formula="of:=([Test3.C398]-[Test3.D398])" office:value-type="float" office:value="2.06473109996649">
            <text:p>2,0647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1.75">
            <text:p>1,75</text:p>
          </table:table-cell>
          <table:table-cell table:number-columns-repeated="2" office:value-type="float" office:value="5.75">
            <text:p>5,7500E+00</text:p>
          </table:table-cell>
          <table:table-cell table:formula="of:=([Test3.C399]-[Test3.D399])" office:value-type="float" office:value="2.11700001661267">
            <text:p>2,1170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2">
            <text:p>2</text:p>
          </table:table-cell>
          <table:table-cell office:value-type="float" office:value="5.75">
            <text:p>5,7500E+00</text:p>
          </table:table-cell>
          <table:table-cell office:value-type="float" office:value="5.75">
            <text:p>5,7500E+00</text:p>
          </table:table-cell>
          <table:table-cell table:formula="of:=([Test3.C400]-[Test3.D400])" office:value-type="float" office:value="2.17059212718344">
            <text:p>2,1706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2.25">
            <text:p>2,25</text:p>
          </table:table-cell>
          <table:table-cell office:value-type="float" office:value="5.75">
            <text:p>5,7500E+00</text:p>
          </table:table-cell>
          <table:table-cell office:value-type="float" office:value="5.75">
            <text:p>5,7500E+00</text:p>
          </table:table-cell>
          <table:table-cell table:formula="of:=([Test3.C401]-[Test3.D401])" office:value-type="float" office:value="2.22554092849247">
            <text:p>2,2255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2.5">
            <text:p>2,5</text:p>
          </table:table-cell>
          <table:table-cell office:value-type="float" office:value="5.75">
            <text:p>5,7500E+00</text:p>
          </table:table-cell>
          <table:table-cell office:value-type="float" office:value="5.75">
            <text:p>5,7500E+00</text:p>
          </table:table-cell>
          <table:table-cell table:formula="of:=([Test3.C402]-[Test3.D402])" office:value-type="float" office:value="2.2818807653293">
            <text:p>2,2819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2.75">
            <text:p>2,75</text:p>
          </table:table-cell>
          <table:table-cell table:number-columns-repeated="2" office:value-type="float" office:value="5.75">
            <text:p>5,7500E+00</text:p>
          </table:table-cell>
          <table:table-cell table:formula="of:=([Test3.C403]-[Test3.D403])" office:value-type="float" office:value="2.33964685192599">
            <text:p>2,3396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3">
            <text:p>3</text:p>
          </table:table-cell>
          <table:table-cell office:value-type="float" office:value="5.75">
            <text:p>5,7500E+00</text:p>
          </table:table-cell>
          <table:table-cell office:value-type="float" office:value="5.75">
            <text:p>5,7500E+00</text:p>
          </table:table-cell>
          <table:table-cell table:formula="of:=([Test3.C404]-[Test3.D404])" office:value-type="float" office:value="2.3988752939671">
            <text:p>2,3989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3.25">
            <text:p>3,25</text:p>
          </table:table-cell>
          <table:table-cell office:value-type="float" office:value="5.75">
            <text:p>5,7500E+00</text:p>
          </table:table-cell>
          <table:table-cell office:value-type="float" office:value="5.75">
            <text:p>5,7500E+00</text:p>
          </table:table-cell>
          <table:table-cell table:formula="of:=([Test3.C405]-[Test3.D405])" office:value-type="float" office:value="2.45960311115695">
            <text:p>2,4596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3.5">
            <text:p>3,5</text:p>
          </table:table-cell>
          <table:table-cell office:value-type="float" office:value="5.75">
            <text:p>5,7500E+00</text:p>
          </table:table-cell>
          <table:table-cell office:value-type="float" office:value="5.75">
            <text:p>5,7500E+00</text:p>
          </table:table-cell>
          <table:table-cell table:formula="of:=([Test3.C406]-[Test3.D406])" office:value-type="float" office:value="2.52186826035815">
            <text:p>2,5219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3.75">
            <text:p>3,75</text:p>
          </table:table-cell>
          <table:table-cell office:value-type="float" office:value="5.75">
            <text:p>5,7500E+00</text:p>
          </table:table-cell>
          <table:table-cell office:value-type="float" office:value="5.75">
            <text:p>5,7500E+00</text:p>
          </table:table-cell>
          <table:table-cell table:formula="of:=([Test3.C407]-[Test3.D407])" office:value-type="float" office:value="2.58570965931585">
            <text:p>2,5857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4">
            <text:p>4</text:p>
          </table:table-cell>
          <table:table-cell table:number-columns-repeated="2" office:value-type="float" office:value="5.75">
            <text:p>5,7500E+00</text:p>
          </table:table-cell>
          <table:table-cell table:formula="of:=([Test3.C408]-[Test3.D408])" office:value-type="float" office:value="2.65116721098261">
            <text:p>2,6512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,0000E+00</text:p>
          </table:table-cell>
          <table:table-cell office:value-type="float" office:value="6">
            <text:p>6,0000E+00</text:p>
          </table:table-cell>
          <table:table-cell table:formula="of:=([Test3.C409]-[Test3.D409])" office:value-type="float" office:value="1.82211880039051">
            <text:p>1,8221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6">
            <text:p>6,0000E+00</text:p>
          </table:table-cell>
          <table:table-cell table:formula="of:=([Test3.C410]-[Test3.D410])" office:value-type="float" office:value="1.86824595743222">
            <text:p>1,8682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5">
            <text:p>0,5</text:p>
          </table:table-cell>
          <table:table-cell office:value-type="float" office:value="6">
            <text:p>6,0000E+00</text:p>
          </table:table-cell>
          <table:table-cell office:value-type="float" office:value="6">
            <text:p>6,0000E+00</text:p>
          </table:table-cell>
          <table:table-cell table:formula="of:=([Test3.C411]-[Test3.D411])" office:value-type="float" office:value="1.9155408290139">
            <text:p>1,9155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5">
            <text:p>0,75</text:p>
          </table:table-cell>
          <table:table-cell office:value-type="float" office:value="6">
            <text:p>6,0000E+00</text:p>
          </table:table-cell>
          <table:table-cell office:value-type="float" office:value="6">
            <text:p>6,0000E+00</text:p>
          </table:table-cell>
          <table:table-cell table:formula="of:=([Test3.C412]-[Test3.D412])" office:value-type="float" office:value="1.96403297596985">
            <text:p>1,9640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,0000E+00</text:p>
          </table:table-cell>
          <table:table-cell office:value-type="float" office:value="6">
            <text:p>6,0000E+00</text:p>
          </table:table-cell>
          <table:table-cell table:formula="of:=([Test3.C413]-[Test3.D413])" office:value-type="float" office:value="2.01375270747048">
            <text:p>2,0138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25">
            <text:p>1,25</text:p>
          </table:table-cell>
          <table:table-cell office:value-type="float" office:value="6">
            <text:p>6,0000E+00</text:p>
          </table:table-cell>
          <table:table-cell office:value-type="float" office:value="6">
            <text:p>6,0000E+00</text:p>
          </table:table-cell>
          <table:table-cell table:formula="of:=([Test3.C414]-[Test3.D414])" office:value-type="float" office:value="2.06473109996649">
            <text:p>2,0647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5">
            <text:p>1,5</text:p>
          </table:table-cell>
          <table:table-cell office:value-type="float" office:value="6">
            <text:p>6,0000E+00</text:p>
          </table:table-cell>
          <table:table-cell office:value-type="float" office:value="6">
            <text:p>6,0000E+00</text:p>
          </table:table-cell>
          <table:table-cell table:formula="of:=([Test3.C415]-[Test3.D415])" office:value-type="float" office:value="2.11700001661267">
            <text:p>2,1170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75">
            <text:p>1,75</text:p>
          </table:table-cell>
          <table:table-cell office:value-type="float" office:value="6">
            <text:p>6,0000E+00</text:p>
          </table:table-cell>
          <table:table-cell office:value-type="float" office:value="6">
            <text:p>6,0000E+00</text:p>
          </table:table-cell>
          <table:table-cell table:formula="of:=([Test3.C416]-[Test3.D416])" office:value-type="float" office:value="2.17059212718344">
            <text:p>2,1706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,0000E+00</text:p>
          </table:table-cell>
          <table:table-cell table:formula="of:=([Test3.C417]-[Test3.D417])" office:value-type="float" office:value="2.22554092849247">
            <text:p>2,2255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25">
            <text:p>2,25</text:p>
          </table:table-cell>
          <table:table-cell office:value-type="float" office:value="6">
            <text:p>6,0000E+00</text:p>
          </table:table-cell>
          <table:table-cell office:value-type="float" office:value="6">
            <text:p>6,0000E+00</text:p>
          </table:table-cell>
          <table:table-cell table:formula="of:=([Test3.C418]-[Test3.D418])" office:value-type="float" office:value="2.2818807653293">
            <text:p>2,2819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5">
            <text:p>2,5</text:p>
          </table:table-cell>
          <table:table-cell office:value-type="float" office:value="6">
            <text:p>6,0000E+00</text:p>
          </table:table-cell>
          <table:table-cell office:value-type="float" office:value="6">
            <text:p>6,0000E+00</text:p>
          </table:table-cell>
          <table:table-cell table:formula="of:=([Test3.C419]-[Test3.D419])" office:value-type="float" office:value="2.33964685192599">
            <text:p>2,3396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75">
            <text:p>2,75</text:p>
          </table:table-cell>
          <table:table-cell office:value-type="float" office:value="6">
            <text:p>6,0000E+00</text:p>
          </table:table-cell>
          <table:table-cell office:value-type="float" office:value="6">
            <text:p>6,0000E+00</text:p>
          </table:table-cell>
          <table:table-cell table:formula="of:=([Test3.C420]-[Test3.D420])" office:value-type="float" office:value="2.3988752939671">
            <text:p>2,3989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,0000E+00</text:p>
          </table:table-cell>
          <table:table-cell office:value-type="float" office:value="6">
            <text:p>6,0000E+00</text:p>
          </table:table-cell>
          <table:table-cell table:formula="of:=([Test3.C421]-[Test3.D421])" office:value-type="float" office:value="2.45960311115695">
            <text:p>2,4596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25">
            <text:p>3,25</text:p>
          </table:table-cell>
          <table:table-cell office:value-type="float" office:value="6">
            <text:p>6,0000E+00</text:p>
          </table:table-cell>
          <table:table-cell office:value-type="float" office:value="6">
            <text:p>6,0000E+00</text:p>
          </table:table-cell>
          <table:table-cell table:formula="of:=([Test3.C422]-[Test3.D422])" office:value-type="float" office:value="2.52186826035815">
            <text:p>2,5219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5">
            <text:p>3,5</text:p>
          </table:table-cell>
          <table:table-cell office:value-type="float" office:value="6">
            <text:p>6,0000E+00</text:p>
          </table:table-cell>
          <table:table-cell office:value-type="float" office:value="6">
            <text:p>6,0000E+00</text:p>
          </table:table-cell>
          <table:table-cell table:formula="of:=([Test3.C423]-[Test3.D423])" office:value-type="float" office:value="2.58570965931585">
            <text:p>2,5857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75">
            <text:p>3,75</text:p>
          </table:table-cell>
          <table:table-cell office:value-type="float" office:value="6">
            <text:p>6,0000E+00</text:p>
          </table:table-cell>
          <table:table-cell office:value-type="float" office:value="6">
            <text:p>6,0000E+00</text:p>
          </table:table-cell>
          <table:table-cell table:formula="of:=([Test3.C424]-[Test3.D424])" office:value-type="float" office:value="2.65116721098261">
            <text:p>2,6512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,0000E+00</text:p>
          </table:table-cell>
          <table:table-cell office:value-type="float" office:value="6">
            <text:p>6,0000E+00</text:p>
          </table:table-cell>
          <table:table-cell table:formula="of:=([Test3.C425]-[Test3.D425])" office:value-type="float" office:value="2.71828182845904">
            <text:p>2,7183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0">
            <text:p>0</text:p>
          </table:table-cell>
          <table:table-cell office:value-type="float" office:value="6.25">
            <text:p>6,2500E+00</text:p>
          </table:table-cell>
          <table:table-cell office:value-type="float" office:value="6.25">
            <text:p>6,2500E+00</text:p>
          </table:table-cell>
          <table:table-cell table:formula="of:=([Test3.C426]-[Test3.D426])" office:value-type="float" office:value="1.86824595743222">
            <text:p>1,8682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6.25">
            <text:p>6,2500E+00</text:p>
          </table:table-cell>
          <table:table-cell table:formula="of:=([Test3.C427]-[Test3.D427])" office:value-type="float" office:value="1.9155408290139">
            <text:p>1,9155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0.5">
            <text:p>0,5</text:p>
          </table:table-cell>
          <table:table-cell office:value-type="float" office:value="6.25">
            <text:p>6,2500E+00</text:p>
          </table:table-cell>
          <table:table-cell office:value-type="float" office:value="6.25">
            <text:p>6,2500E+00</text:p>
          </table:table-cell>
          <table:table-cell table:formula="of:=([Test3.C428]-[Test3.D428])" office:value-type="float" office:value="1.96403297596985">
            <text:p>1,9640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0.75">
            <text:p>0,75</text:p>
          </table:table-cell>
          <table:table-cell office:value-type="float" office:value="6.25">
            <text:p>6,2500E+00</text:p>
          </table:table-cell>
          <table:table-cell office:value-type="float" office:value="6.25">
            <text:p>6,2500E+00</text:p>
          </table:table-cell>
          <table:table-cell table:formula="of:=([Test3.C429]-[Test3.D429])" office:value-type="float" office:value="2.01375270747048">
            <text:p>2,0138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1">
            <text:p>1</text:p>
          </table:table-cell>
          <table:table-cell office:value-type="float" office:value="6.25">
            <text:p>6,2500E+00</text:p>
          </table:table-cell>
          <table:table-cell office:value-type="float" office:value="6.25">
            <text:p>6,2500E+00</text:p>
          </table:table-cell>
          <table:table-cell table:formula="of:=([Test3.C430]-[Test3.D430])" office:value-type="float" office:value="2.06473109996649">
            <text:p>2,0647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1.25">
            <text:p>1,25</text:p>
          </table:table-cell>
          <table:table-cell office:value-type="float" office:value="6.25">
            <text:p>6,2500E+00</text:p>
          </table:table-cell>
          <table:table-cell office:value-type="float" office:value="6.25">
            <text:p>6,2500E+00</text:p>
          </table:table-cell>
          <table:table-cell table:formula="of:=([Test3.C431]-[Test3.D431])" office:value-type="float" office:value="2.11700001661267">
            <text:p>2,1170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1.5">
            <text:p>1,5</text:p>
          </table:table-cell>
          <table:table-cell office:value-type="float" office:value="6.25">
            <text:p>6,2500E+00</text:p>
          </table:table-cell>
          <table:table-cell office:value-type="float" office:value="6.25">
            <text:p>6,2500E+00</text:p>
          </table:table-cell>
          <table:table-cell table:formula="of:=([Test3.C432]-[Test3.D432])" office:value-type="float" office:value="2.17059212718344">
            <text:p>2,1706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1.75">
            <text:p>1,75</text:p>
          </table:table-cell>
          <table:table-cell office:value-type="float" office:value="6.25">
            <text:p>6,2500E+00</text:p>
          </table:table-cell>
          <table:table-cell office:value-type="float" office:value="6.25">
            <text:p>6,2500E+00</text:p>
          </table:table-cell>
          <table:table-cell table:formula="of:=([Test3.C433]-[Test3.D433])" office:value-type="float" office:value="2.22554092849247">
            <text:p>2,2255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2">
            <text:p>2</text:p>
          </table:table-cell>
          <table:table-cell office:value-type="float" office:value="6.25">
            <text:p>6,2500E+00</text:p>
          </table:table-cell>
          <table:table-cell office:value-type="float" office:value="6.25">
            <text:p>6,2500E+00</text:p>
          </table:table-cell>
          <table:table-cell table:formula="of:=([Test3.C434]-[Test3.D434])" office:value-type="float" office:value="2.2818807653293">
            <text:p>2,2819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2.25">
            <text:p>2,25</text:p>
          </table:table-cell>
          <table:table-cell office:value-type="float" office:value="6.25">
            <text:p>6,2500E+00</text:p>
          </table:table-cell>
          <table:table-cell office:value-type="float" office:value="6.25">
            <text:p>6,2500E+00</text:p>
          </table:table-cell>
          <table:table-cell table:formula="of:=([Test3.C435]-[Test3.D435])" office:value-type="float" office:value="2.33964685192599">
            <text:p>2,3396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2.5">
            <text:p>2,5</text:p>
          </table:table-cell>
          <table:table-cell office:value-type="float" office:value="6.25">
            <text:p>6,2500E+00</text:p>
          </table:table-cell>
          <table:table-cell office:value-type="float" office:value="6.25">
            <text:p>6,2500E+00</text:p>
          </table:table-cell>
          <table:table-cell table:formula="of:=([Test3.C436]-[Test3.D436])" office:value-type="float" office:value="2.3988752939671">
            <text:p>2,3989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2.75">
            <text:p>2,75</text:p>
          </table:table-cell>
          <table:table-cell office:value-type="float" office:value="6.25">
            <text:p>6,2500E+00</text:p>
          </table:table-cell>
          <table:table-cell office:value-type="float" office:value="6.25">
            <text:p>6,2500E+00</text:p>
          </table:table-cell>
          <table:table-cell table:formula="of:=([Test3.C437]-[Test3.D437])" office:value-type="float" office:value="2.45960311115695">
            <text:p>2,4596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3">
            <text:p>3</text:p>
          </table:table-cell>
          <table:table-cell table:number-columns-repeated="2" office:value-type="float" office:value="6.25">
            <text:p>6,2500E+00</text:p>
          </table:table-cell>
          <table:table-cell table:formula="of:=([Test3.C438]-[Test3.D438])" office:value-type="float" office:value="2.52186826035815">
            <text:p>2,5219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3.25">
            <text:p>3,25</text:p>
          </table:table-cell>
          <table:table-cell office:value-type="float" office:value="6.25">
            <text:p>6,2500E+00</text:p>
          </table:table-cell>
          <table:table-cell office:value-type="float" office:value="6.25">
            <text:p>6,2500E+00</text:p>
          </table:table-cell>
          <table:table-cell table:formula="of:=([Test3.C439]-[Test3.D439])" office:value-type="float" office:value="2.58570965931585">
            <text:p>2,5857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3.5">
            <text:p>3,5</text:p>
          </table:table-cell>
          <table:table-cell table:number-columns-repeated="2" office:value-type="float" office:value="6.25">
            <text:p>6,2500E+00</text:p>
          </table:table-cell>
          <table:table-cell table:formula="of:=([Test3.C440]-[Test3.D440])" office:value-type="float" office:value="2.65116721098261">
            <text:p>2,6512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3.75">
            <text:p>3,75</text:p>
          </table:table-cell>
          <table:table-cell table:number-columns-repeated="2" office:value-type="float" office:value="6.25">
            <text:p>6,2500E+00</text:p>
          </table:table-cell>
          <table:table-cell table:formula="of:=([Test3.C441]-[Test3.D441])" office:value-type="float" office:value="2.71828182845904">
            <text:p>2,7183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4">
            <text:p>4</text:p>
          </table:table-cell>
          <table:table-cell table:number-columns-repeated="2" office:value-type="float" office:value="6.25">
            <text:p>6,2500E+00</text:p>
          </table:table-cell>
          <table:table-cell table:formula="of:=([Test3.C442]-[Test3.D442])" office:value-type="float" office:value="2.78709546056585">
            <text:p>2,7871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0">
            <text:p>0</text:p>
          </table:table-cell>
          <table:table-cell office:value-type="float" office:value="6.5">
            <text:p>6,5000E+00</text:p>
          </table:table-cell>
          <table:table-cell office:value-type="float" office:value="6.5">
            <text:p>6,5000E+00</text:p>
          </table:table-cell>
          <table:table-cell table:formula="of:=([Test3.C443]-[Test3.D443])" office:value-type="float" office:value="1.9155408290139">
            <text:p>1,9155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0.25">
            <text:p>0,25</text:p>
          </table:table-cell>
          <table:table-cell office:value-type="float" office:value="6.5">
            <text:p>6,5000E+00</text:p>
          </table:table-cell>
          <table:table-cell office:value-type="float" office:value="6.5">
            <text:p>6,5000E+00</text:p>
          </table:table-cell>
          <table:table-cell table:formula="of:=([Test3.C444]-[Test3.D444])" office:value-type="float" office:value="1.96403297596985">
            <text:p>1,9640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0.5">
            <text:p>0,5</text:p>
          </table:table-cell>
          <table:table-cell office:value-type="float" office:value="6.5">
            <text:p>6,5000E+00</text:p>
          </table:table-cell>
          <table:table-cell office:value-type="float" office:value="6.5">
            <text:p>6,5000E+00</text:p>
          </table:table-cell>
          <table:table-cell table:formula="of:=([Test3.C445]-[Test3.D445])" office:value-type="float" office:value="2.01375270747048">
            <text:p>2,0138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0.75">
            <text:p>0,75</text:p>
          </table:table-cell>
          <table:table-cell office:value-type="float" office:value="6.5">
            <text:p>6,5000E+00</text:p>
          </table:table-cell>
          <table:table-cell office:value-type="float" office:value="6.5">
            <text:p>6,5000E+00</text:p>
          </table:table-cell>
          <table:table-cell table:formula="of:=([Test3.C446]-[Test3.D446])" office:value-type="float" office:value="2.06473109996649">
            <text:p>2,0647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1">
            <text:p>1</text:p>
          </table:table-cell>
          <table:table-cell office:value-type="float" office:value="6.5">
            <text:p>6,5000E+00</text:p>
          </table:table-cell>
          <table:table-cell office:value-type="float" office:value="6.5">
            <text:p>6,5000E+00</text:p>
          </table:table-cell>
          <table:table-cell table:formula="of:=([Test3.C447]-[Test3.D447])" office:value-type="float" office:value="2.11700001661267">
            <text:p>2,1170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1.25">
            <text:p>1,25</text:p>
          </table:table-cell>
          <table:table-cell office:value-type="float" office:value="6.5">
            <text:p>6,5000E+00</text:p>
          </table:table-cell>
          <table:table-cell office:value-type="float" office:value="6.5">
            <text:p>6,5000E+00</text:p>
          </table:table-cell>
          <table:table-cell table:formula="of:=([Test3.C448]-[Test3.D448])" office:value-type="float" office:value="2.17059212718344">
            <text:p>2,1706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1.5">
            <text:p>1,5</text:p>
          </table:table-cell>
          <table:table-cell office:value-type="float" office:value="6.5">
            <text:p>6,5000E+00</text:p>
          </table:table-cell>
          <table:table-cell office:value-type="float" office:value="6.5">
            <text:p>6,5000E+00</text:p>
          </table:table-cell>
          <table:table-cell table:formula="of:=([Test3.C449]-[Test3.D449])" office:value-type="float" office:value="2.22554092849247">
            <text:p>2,2255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1.75">
            <text:p>1,75</text:p>
          </table:table-cell>
          <table:table-cell office:value-type="float" office:value="6.5">
            <text:p>6,5000E+00</text:p>
          </table:table-cell>
          <table:table-cell office:value-type="float" office:value="6.5">
            <text:p>6,5000E+00</text:p>
          </table:table-cell>
          <table:table-cell table:formula="of:=([Test3.C450]-[Test3.D450])" office:value-type="float" office:value="2.2818807653293">
            <text:p>2,2819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2">
            <text:p>2</text:p>
          </table:table-cell>
          <table:table-cell office:value-type="float" office:value="6.5">
            <text:p>6,5000E+00</text:p>
          </table:table-cell>
          <table:table-cell office:value-type="float" office:value="6.5">
            <text:p>6,5000E+00</text:p>
          </table:table-cell>
          <table:table-cell table:formula="of:=([Test3.C451]-[Test3.D451])" office:value-type="float" office:value="2.33964685192599">
            <text:p>2,3396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2.25">
            <text:p>2,25</text:p>
          </table:table-cell>
          <table:table-cell table:number-columns-repeated="2" office:value-type="float" office:value="6.5">
            <text:p>6,5000E+00</text:p>
          </table:table-cell>
          <table:table-cell table:formula="of:=([Test3.C452]-[Test3.D452])" office:value-type="float" office:value="2.3988752939671">
            <text:p>2,3989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2.5">
            <text:p>2,5</text:p>
          </table:table-cell>
          <table:table-cell office:value-type="float" office:value="6.5">
            <text:p>6,5000E+00</text:p>
          </table:table-cell>
          <table:table-cell office:value-type="float" office:value="6.5">
            <text:p>6,5000E+00</text:p>
          </table:table-cell>
          <table:table-cell table:formula="of:=([Test3.C453]-[Test3.D453])" office:value-type="float" office:value="2.45960311115695">
            <text:p>2,4596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2.75">
            <text:p>2,75</text:p>
          </table:table-cell>
          <table:table-cell office:value-type="float" office:value="6.5">
            <text:p>6,5000E+00</text:p>
          </table:table-cell>
          <table:table-cell office:value-type="float" office:value="6.5">
            <text:p>6,5000E+00</text:p>
          </table:table-cell>
          <table:table-cell table:formula="of:=([Test3.C454]-[Test3.D454])" office:value-type="float" office:value="2.52186826035815">
            <text:p>2,5219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3">
            <text:p>3</text:p>
          </table:table-cell>
          <table:table-cell table:number-columns-repeated="2" office:value-type="float" office:value="6.5">
            <text:p>6,5000E+00</text:p>
          </table:table-cell>
          <table:table-cell table:formula="of:=([Test3.C455]-[Test3.D455])" office:value-type="float" office:value="2.58570965931585">
            <text:p>2,5857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3.25">
            <text:p>3,25</text:p>
          </table:table-cell>
          <table:table-cell table:number-columns-repeated="2" office:value-type="float" office:value="6.5">
            <text:p>6,5000E+00</text:p>
          </table:table-cell>
          <table:table-cell table:formula="of:=([Test3.C456]-[Test3.D456])" office:value-type="float" office:value="2.65116721098261">
            <text:p>2,6512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3.5">
            <text:p>3,5</text:p>
          </table:table-cell>
          <table:table-cell table:number-columns-repeated="2" office:value-type="float" office:value="6.5">
            <text:p>6,5000E+00</text:p>
          </table:table-cell>
          <table:table-cell table:formula="of:=([Test3.C457]-[Test3.D457])" office:value-type="float" office:value="2.71828182845904">
            <text:p>2,7183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3.75">
            <text:p>3,75</text:p>
          </table:table-cell>
          <table:table-cell office:value-type="float" office:value="6.5">
            <text:p>6,5000E+00</text:p>
          </table:table-cell>
          <table:table-cell office:value-type="float" office:value="6.5">
            <text:p>6,5000E+00</text:p>
          </table:table-cell>
          <table:table-cell table:formula="of:=([Test3.C458]-[Test3.D458])" office:value-type="float" office:value="2.78709546056585">
            <text:p>2,7871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4">
            <text:p>4</text:p>
          </table:table-cell>
          <table:table-cell office:value-type="float" office:value="6.5">
            <text:p>6,5000E+00</text:p>
          </table:table-cell>
          <table:table-cell office:value-type="float" office:value="6.5">
            <text:p>6,5000E+00</text:p>
          </table:table-cell>
          <table:table-cell table:formula="of:=([Test3.C459]-[Test3.D459])" office:value-type="float" office:value="2.85765111806316">
            <text:p>2,8577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0">
            <text:p>0</text:p>
          </table:table-cell>
          <table:table-cell office:value-type="float" office:value="6.75">
            <text:p>6,7500E+00</text:p>
          </table:table-cell>
          <table:table-cell office:value-type="float" office:value="6.75">
            <text:p>6,7500E+00</text:p>
          </table:table-cell>
          <table:table-cell table:formula="of:=([Test3.C460]-[Test3.D460])" office:value-type="float" office:value="1.96403297596985">
            <text:p>1,9640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0.25">
            <text:p>0,25</text:p>
          </table:table-cell>
          <table:table-cell office:value-type="float" office:value="6.75">
            <text:p>6,7500E+00</text:p>
          </table:table-cell>
          <table:table-cell office:value-type="float" office:value="6.75">
            <text:p>6,7500E+00</text:p>
          </table:table-cell>
          <table:table-cell table:formula="of:=([Test3.C461]-[Test3.D461])" office:value-type="float" office:value="2.01375270747048">
            <text:p>2,0138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0.5">
            <text:p>0,5</text:p>
          </table:table-cell>
          <table:table-cell office:value-type="float" office:value="6.75">
            <text:p>6,7500E+00</text:p>
          </table:table-cell>
          <table:table-cell office:value-type="float" office:value="6.75">
            <text:p>6,7500E+00</text:p>
          </table:table-cell>
          <table:table-cell table:formula="of:=([Test3.C462]-[Test3.D462])" office:value-type="float" office:value="2.06473109996649">
            <text:p>2,0647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0.75">
            <text:p>0,75</text:p>
          </table:table-cell>
          <table:table-cell office:value-type="float" office:value="6.75000000000001">
            <text:p>6,7500E+00</text:p>
          </table:table-cell>
          <table:table-cell office:value-type="float" office:value="6.75">
            <text:p>6,7500E+00</text:p>
          </table:table-cell>
          <table:table-cell table:formula="of:=([Test3.C463]-[Test3.D463])" office:value-type="float" office:value="2.11700001661267">
            <text:p>2,1170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1">
            <text:p>1</text:p>
          </table:table-cell>
          <table:table-cell office:value-type="float" office:value="6.75000000000001">
            <text:p>6,7500E+00</text:p>
          </table:table-cell>
          <table:table-cell office:value-type="float" office:value="6.75">
            <text:p>6,7500E+00</text:p>
          </table:table-cell>
          <table:table-cell table:formula="of:=([Test3.C464]-[Test3.D464])" office:value-type="float" office:value="2.17059212718344">
            <text:p>2,1706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1.25">
            <text:p>1,25</text:p>
          </table:table-cell>
          <table:table-cell office:value-type="float" office:value="6.75">
            <text:p>6,7500E+00</text:p>
          </table:table-cell>
          <table:table-cell office:value-type="float" office:value="6.75">
            <text:p>6,7500E+00</text:p>
          </table:table-cell>
          <table:table-cell table:formula="of:=([Test3.C465]-[Test3.D465])" office:value-type="float" office:value="2.22554092849247">
            <text:p>2,2255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1.5">
            <text:p>1,5</text:p>
          </table:table-cell>
          <table:table-cell office:value-type="float" office:value="6.75">
            <text:p>6,7500E+00</text:p>
          </table:table-cell>
          <table:table-cell office:value-type="float" office:value="6.75">
            <text:p>6,7500E+00</text:p>
          </table:table-cell>
          <table:table-cell table:formula="of:=([Test3.C466]-[Test3.D466])" office:value-type="float" office:value="2.2818807653293">
            <text:p>2,2819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1.75">
            <text:p>1,75</text:p>
          </table:table-cell>
          <table:table-cell office:value-type="float" office:value="6.75">
            <text:p>6,7500E+00</text:p>
          </table:table-cell>
          <table:table-cell office:value-type="float" office:value="6.75">
            <text:p>6,7500E+00</text:p>
          </table:table-cell>
          <table:table-cell table:formula="of:=([Test3.C467]-[Test3.D467])" office:value-type="float" office:value="2.33964685192599">
            <text:p>2,3396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2">
            <text:p>2</text:p>
          </table:table-cell>
          <table:table-cell office:value-type="float" office:value="6.75">
            <text:p>6,7500E+00</text:p>
          </table:table-cell>
          <table:table-cell office:value-type="float" office:value="6.75">
            <text:p>6,7500E+00</text:p>
          </table:table-cell>
          <table:table-cell table:formula="of:=([Test3.C468]-[Test3.D468])" office:value-type="float" office:value="2.3988752939671">
            <text:p>2,3989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2.25">
            <text:p>2,25</text:p>
          </table:table-cell>
          <table:table-cell office:value-type="float" office:value="6.75">
            <text:p>6,7500E+00</text:p>
          </table:table-cell>
          <table:table-cell office:value-type="float" office:value="6.75">
            <text:p>6,7500E+00</text:p>
          </table:table-cell>
          <table:table-cell table:formula="of:=([Test3.C469]-[Test3.D469])" office:value-type="float" office:value="2.45960311115695">
            <text:p>2,4596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2.5">
            <text:p>2,5</text:p>
          </table:table-cell>
          <table:table-cell office:value-type="float" office:value="6.75">
            <text:p>6,7500E+00</text:p>
          </table:table-cell>
          <table:table-cell office:value-type="float" office:value="6.75">
            <text:p>6,7500E+00</text:p>
          </table:table-cell>
          <table:table-cell table:formula="of:=([Test3.C470]-[Test3.D470])" office:value-type="float" office:value="2.52186826035815">
            <text:p>2,5219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2.75">
            <text:p>2,75</text:p>
          </table:table-cell>
          <table:table-cell office:value-type="float" office:value="6.75">
            <text:p>6,7500E+00</text:p>
          </table:table-cell>
          <table:table-cell office:value-type="float" office:value="6.75">
            <text:p>6,7500E+00</text:p>
          </table:table-cell>
          <table:table-cell table:formula="of:=([Test3.C471]-[Test3.D471])" office:value-type="float" office:value="2.58570965931585">
            <text:p>2,5857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3">
            <text:p>3</text:p>
          </table:table-cell>
          <table:table-cell office:value-type="float" office:value="6.75">
            <text:p>6,7500E+00</text:p>
          </table:table-cell>
          <table:table-cell office:value-type="float" office:value="6.75">
            <text:p>6,7500E+00</text:p>
          </table:table-cell>
          <table:table-cell table:formula="of:=([Test3.C472]-[Test3.D472])" office:value-type="float" office:value="2.65116721098261">
            <text:p>2,6512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3.25">
            <text:p>3,25</text:p>
          </table:table-cell>
          <table:table-cell table:number-columns-repeated="2" office:value-type="float" office:value="6.75">
            <text:p>6,7500E+00</text:p>
          </table:table-cell>
          <table:table-cell table:formula="of:=([Test3.C473]-[Test3.D473])" office:value-type="float" office:value="2.71828182845904">
            <text:p>2,7183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3.5">
            <text:p>3,5</text:p>
          </table:table-cell>
          <table:table-cell table:number-columns-repeated="2" office:value-type="float" office:value="6.75">
            <text:p>6,7500E+00</text:p>
          </table:table-cell>
          <table:table-cell table:formula="of:=([Test3.C474]-[Test3.D474])" office:value-type="float" office:value="2.78709546056585">
            <text:p>2,7871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3.75">
            <text:p>3,75</text:p>
          </table:table-cell>
          <table:table-cell office:value-type="float" office:value="6.75">
            <text:p>6,7500E+00</text:p>
          </table:table-cell>
          <table:table-cell office:value-type="float" office:value="6.75">
            <text:p>6,7500E+00</text:p>
          </table:table-cell>
          <table:table-cell table:formula="of:=([Test3.C475]-[Test3.D475])" office:value-type="float" office:value="2.85765111806316">
            <text:p>2,8577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4">
            <text:p>4</text:p>
          </table:table-cell>
          <table:table-cell office:value-type="float" office:value="6.75">
            <text:p>6,7500E+00</text:p>
          </table:table-cell>
          <table:table-cell office:value-type="float" office:value="6.75">
            <text:p>6,7500E+00</text:p>
          </table:table-cell>
          <table:table-cell table:formula="of:=([Test3.C476]-[Test3.D476])" office:value-type="float" office:value="2.9299929005337">
            <text:p>2,9300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,0000E+00</text:p>
          </table:table-cell>
          <table:table-cell office:value-type="float" office:value="7">
            <text:p>7,0000E+00</text:p>
          </table:table-cell>
          <table:table-cell table:formula="of:=([Test3.C477]-[Test3.D477])" office:value-type="float" office:value="2.01375270747048">
            <text:p>2,0138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5">
            <text:p>0,25</text:p>
          </table:table-cell>
          <table:table-cell office:value-type="float" office:value="7">
            <text:p>7,0000E+00</text:p>
          </table:table-cell>
          <table:table-cell office:value-type="float" office:value="7">
            <text:p>7,0000E+00</text:p>
          </table:table-cell>
          <table:table-cell table:formula="of:=([Test3.C478]-[Test3.D478])" office:value-type="float" office:value="2.06473109996649">
            <text:p>2,0647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5">
            <text:p>0,5</text:p>
          </table:table-cell>
          <table:table-cell office:value-type="float" office:value="7.00000000000001">
            <text:p>7,0000E+00</text:p>
          </table:table-cell>
          <table:table-cell office:value-type="float" office:value="7">
            <text:p>7,0000E+00</text:p>
          </table:table-cell>
          <table:table-cell table:formula="of:=([Test3.C479]-[Test3.D479])" office:value-type="float" office:value="2.11700001661267">
            <text:p>2,1170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5">
            <text:p>0,75</text:p>
          </table:table-cell>
          <table:table-cell office:value-type="float" office:value="7.00000000000001">
            <text:p>7,0000E+00</text:p>
          </table:table-cell>
          <table:table-cell office:value-type="float" office:value="7">
            <text:p>7,0000E+00</text:p>
          </table:table-cell>
          <table:table-cell table:formula="of:=([Test3.C480]-[Test3.D480])" office:value-type="float" office:value="2.17059212718344">
            <text:p>2,1706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.00000000000001">
            <text:p>7,0000E+00</text:p>
          </table:table-cell>
          <table:table-cell office:value-type="float" office:value="7">
            <text:p>7,0000E+00</text:p>
          </table:table-cell>
          <table:table-cell table:formula="of:=([Test3.C481]-[Test3.D481])" office:value-type="float" office:value="2.22554092849247">
            <text:p>2,2255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25">
            <text:p>1,25</text:p>
          </table:table-cell>
          <table:table-cell office:value-type="float" office:value="7.00000000000001">
            <text:p>7,0000E+00</text:p>
          </table:table-cell>
          <table:table-cell office:value-type="float" office:value="7">
            <text:p>7,0000E+00</text:p>
          </table:table-cell>
          <table:table-cell table:formula="of:=([Test3.C482]-[Test3.D482])" office:value-type="float" office:value="2.2818807653293">
            <text:p>2,2819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5">
            <text:p>1,5</text:p>
          </table:table-cell>
          <table:table-cell office:value-type="float" office:value="7">
            <text:p>7,0000E+00</text:p>
          </table:table-cell>
          <table:table-cell office:value-type="float" office:value="7">
            <text:p>7,0000E+00</text:p>
          </table:table-cell>
          <table:table-cell table:formula="of:=([Test3.C483]-[Test3.D483])" office:value-type="float" office:value="2.33964685192599">
            <text:p>2,3396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75">
            <text:p>1,75</text:p>
          </table:table-cell>
          <table:table-cell office:value-type="float" office:value="7">
            <text:p>7,0000E+00</text:p>
          </table:table-cell>
          <table:table-cell office:value-type="float" office:value="7">
            <text:p>7,0000E+00</text:p>
          </table:table-cell>
          <table:table-cell table:formula="of:=([Test3.C484]-[Test3.D484])" office:value-type="float" office:value="2.3988752939671">
            <text:p>2,3989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,0000E+00</text:p>
          </table:table-cell>
          <table:table-cell office:value-type="float" office:value="7">
            <text:p>7,0000E+00</text:p>
          </table:table-cell>
          <table:table-cell table:formula="of:=([Test3.C485]-[Test3.D485])" office:value-type="float" office:value="2.45960311115695">
            <text:p>2,4596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25">
            <text:p>2,25</text:p>
          </table:table-cell>
          <table:table-cell office:value-type="float" office:value="7">
            <text:p>7,0000E+00</text:p>
          </table:table-cell>
          <table:table-cell office:value-type="float" office:value="7">
            <text:p>7,0000E+00</text:p>
          </table:table-cell>
          <table:table-cell table:formula="of:=([Test3.C486]-[Test3.D486])" office:value-type="float" office:value="2.52186826035815">
            <text:p>2,5219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">
            <text:p>2,5</text:p>
          </table:table-cell>
          <table:table-cell office:value-type="float" office:value="7">
            <text:p>7,0000E+00</text:p>
          </table:table-cell>
          <table:table-cell office:value-type="float" office:value="7">
            <text:p>7,0000E+00</text:p>
          </table:table-cell>
          <table:table-cell table:formula="of:=([Test3.C487]-[Test3.D487])" office:value-type="float" office:value="2.58570965931585">
            <text:p>2,5857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75">
            <text:p>2,75</text:p>
          </table:table-cell>
          <table:table-cell table:number-columns-repeated="2" office:value-type="float" office:value="7">
            <text:p>7,0000E+00</text:p>
          </table:table-cell>
          <table:table-cell table:formula="of:=([Test3.C488]-[Test3.D488])" office:value-type="float" office:value="2.65116721098261">
            <text:p>2,6512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,0000E+00</text:p>
          </table:table-cell>
          <table:table-cell office:value-type="float" office:value="7">
            <text:p>7,0000E+00</text:p>
          </table:table-cell>
          <table:table-cell table:formula="of:=([Test3.C489]-[Test3.D489])" office:value-type="float" office:value="2.71828182845904">
            <text:p>2,7183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25">
            <text:p>3,25</text:p>
          </table:table-cell>
          <table:table-cell office:value-type="float" office:value="7">
            <text:p>7,0000E+00</text:p>
          </table:table-cell>
          <table:table-cell office:value-type="float" office:value="7">
            <text:p>7,0000E+00</text:p>
          </table:table-cell>
          <table:table-cell table:formula="of:=([Test3.C490]-[Test3.D490])" office:value-type="float" office:value="2.78709546056585">
            <text:p>2,7871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5">
            <text:p>3,5</text:p>
          </table:table-cell>
          <table:table-cell office:value-type="float" office:value="7">
            <text:p>7,0000E+00</text:p>
          </table:table-cell>
          <table:table-cell office:value-type="float" office:value="7">
            <text:p>7,0000E+00</text:p>
          </table:table-cell>
          <table:table-cell table:formula="of:=([Test3.C491]-[Test3.D491])" office:value-type="float" office:value="2.85765111806316">
            <text:p>2,8577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75">
            <text:p>3,75</text:p>
          </table:table-cell>
          <table:table-cell office:value-type="float" office:value="7">
            <text:p>7,0000E+00</text:p>
          </table:table-cell>
          <table:table-cell office:value-type="float" office:value="7">
            <text:p>7,0000E+00</text:p>
          </table:table-cell>
          <table:table-cell table:formula="of:=([Test3.C492]-[Test3.D492])" office:value-type="float" office:value="2.9299929005337">
            <text:p>2,9300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,0000E+00</text:p>
          </table:table-cell>
          <table:table-cell office:value-type="float" office:value="7">
            <text:p>7,0000E+00</text:p>
          </table:table-cell>
          <table:table-cell table:formula="of:=([Test3.C493]-[Test3.D493])" office:value-type="float" office:value="3.00416602394643">
            <text:p>3,0042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0">
            <text:p>0</text:p>
          </table:table-cell>
          <table:table-cell table:number-columns-repeated="2" office:value-type="float" office:value="7.25">
            <text:p>7,2500E+00</text:p>
          </table:table-cell>
          <table:table-cell table:formula="of:=([Test3.C494]-[Test3.D494])" office:value-type="float" office:value="2.06473109996649">
            <text:p>2,0647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0.25">
            <text:p>0,25</text:p>
          </table:table-cell>
          <table:table-cell office:value-type="float" office:value="7.25">
            <text:p>7,2500E+00</text:p>
          </table:table-cell>
          <table:table-cell office:value-type="float" office:value="7.25">
            <text:p>7,2500E+00</text:p>
          </table:table-cell>
          <table:table-cell table:formula="of:=([Test3.C495]-[Test3.D495])" office:value-type="float" office:value="2.11700001661267">
            <text:p>2,1170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0.5">
            <text:p>0,5</text:p>
          </table:table-cell>
          <table:table-cell office:value-type="float" office:value="7.25000000000001">
            <text:p>7,2500E+00</text:p>
          </table:table-cell>
          <table:table-cell office:value-type="float" office:value="7.25">
            <text:p>7,2500E+00</text:p>
          </table:table-cell>
          <table:table-cell table:formula="of:=([Test3.C496]-[Test3.D496])" office:value-type="float" office:value="2.17059212718344">
            <text:p>2,1706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0.75">
            <text:p>0,75</text:p>
          </table:table-cell>
          <table:table-cell office:value-type="float" office:value="7.25000000000001">
            <text:p>7,2500E+00</text:p>
          </table:table-cell>
          <table:table-cell office:value-type="float" office:value="7.25">
            <text:p>7,2500E+00</text:p>
          </table:table-cell>
          <table:table-cell table:formula="of:=([Test3.C497]-[Test3.D497])" office:value-type="float" office:value="2.22554092849247">
            <text:p>2,2255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1">
            <text:p>1</text:p>
          </table:table-cell>
          <table:table-cell office:value-type="float" office:value="7.25">
            <text:p>7,2500E+00</text:p>
          </table:table-cell>
          <table:table-cell office:value-type="float" office:value="7.25">
            <text:p>7,2500E+00</text:p>
          </table:table-cell>
          <table:table-cell table:formula="of:=([Test3.C498]-[Test3.D498])" office:value-type="float" office:value="2.2818807653293">
            <text:p>2,2819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1.25">
            <text:p>1,25</text:p>
          </table:table-cell>
          <table:table-cell office:value-type="float" office:value="7.25000000000001">
            <text:p>7,2500E+00</text:p>
          </table:table-cell>
          <table:table-cell office:value-type="float" office:value="7.25">
            <text:p>7,2500E+00</text:p>
          </table:table-cell>
          <table:table-cell table:formula="of:=([Test3.C499]-[Test3.D499])" office:value-type="float" office:value="2.33964685192599">
            <text:p>2,3396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1.5">
            <text:p>1,5</text:p>
          </table:table-cell>
          <table:table-cell office:value-type="float" office:value="7.25">
            <text:p>7,2500E+00</text:p>
          </table:table-cell>
          <table:table-cell office:value-type="float" office:value="7.25">
            <text:p>7,2500E+00</text:p>
          </table:table-cell>
          <table:table-cell table:formula="of:=([Test3.C500]-[Test3.D500])" office:value-type="float" office:value="2.3988752939671">
            <text:p>2,3989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1.75">
            <text:p>1,75</text:p>
          </table:table-cell>
          <table:table-cell office:value-type="float" office:value="7.25">
            <text:p>7,2500E+00</text:p>
          </table:table-cell>
          <table:table-cell office:value-type="float" office:value="7.25">
            <text:p>7,2500E+00</text:p>
          </table:table-cell>
          <table:table-cell table:formula="of:=([Test3.C501]-[Test3.D501])" office:value-type="float" office:value="2.45960311115695">
            <text:p>2,4596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2">
            <text:p>2</text:p>
          </table:table-cell>
          <table:table-cell table:number-columns-repeated="2" office:value-type="float" office:value="7.25">
            <text:p>7,2500E+00</text:p>
          </table:table-cell>
          <table:table-cell table:formula="of:=([Test3.C502]-[Test3.D502])" office:value-type="float" office:value="2.52186826035815">
            <text:p>2,5219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2.25">
            <text:p>2,25</text:p>
          </table:table-cell>
          <table:table-cell office:value-type="float" office:value="7.25">
            <text:p>7,2500E+00</text:p>
          </table:table-cell>
          <table:table-cell office:value-type="float" office:value="7.25">
            <text:p>7,2500E+00</text:p>
          </table:table-cell>
          <table:table-cell table:formula="of:=([Test3.C503]-[Test3.D503])" office:value-type="float" office:value="2.58570965931585">
            <text:p>2,5857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2.5">
            <text:p>2,5</text:p>
          </table:table-cell>
          <table:table-cell office:value-type="float" office:value="7.25">
            <text:p>7,2500E+00</text:p>
          </table:table-cell>
          <table:table-cell office:value-type="float" office:value="7.25">
            <text:p>7,2500E+00</text:p>
          </table:table-cell>
          <table:table-cell table:formula="of:=([Test3.C504]-[Test3.D504])" office:value-type="float" office:value="2.65116721098261">
            <text:p>2,6512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2.75">
            <text:p>2,75</text:p>
          </table:table-cell>
          <table:table-cell office:value-type="float" office:value="7.25">
            <text:p>7,2500E+00</text:p>
          </table:table-cell>
          <table:table-cell office:value-type="float" office:value="7.25">
            <text:p>7,2500E+00</text:p>
          </table:table-cell>
          <table:table-cell table:formula="of:=([Test3.C505]-[Test3.D505])" office:value-type="float" office:value="2.71828182845904">
            <text:p>2,7183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3">
            <text:p>3</text:p>
          </table:table-cell>
          <table:table-cell office:value-type="float" office:value="7.25">
            <text:p>7,2500E+00</text:p>
          </table:table-cell>
          <table:table-cell office:value-type="float" office:value="7.25">
            <text:p>7,2500E+00</text:p>
          </table:table-cell>
          <table:table-cell table:formula="of:=([Test3.C506]-[Test3.D506])" office:value-type="float" office:value="2.78709546056585">
            <text:p>2,7871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3.25">
            <text:p>3,25</text:p>
          </table:table-cell>
          <table:table-cell office:value-type="float" office:value="7.25">
            <text:p>7,2500E+00</text:p>
          </table:table-cell>
          <table:table-cell office:value-type="float" office:value="7.25">
            <text:p>7,2500E+00</text:p>
          </table:table-cell>
          <table:table-cell table:formula="of:=([Test3.C507]-[Test3.D507])" office:value-type="float" office:value="2.85765111806316">
            <text:p>2,8577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3.5">
            <text:p>3,5</text:p>
          </table:table-cell>
          <table:table-cell office:value-type="float" office:value="7.25">
            <text:p>7,2500E+00</text:p>
          </table:table-cell>
          <table:table-cell office:value-type="float" office:value="7.25">
            <text:p>7,2500E+00</text:p>
          </table:table-cell>
          <table:table-cell table:formula="of:=([Test3.C508]-[Test3.D508])" office:value-type="float" office:value="2.9299929005337">
            <text:p>2,9300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3.75">
            <text:p>3,75</text:p>
          </table:table-cell>
          <table:table-cell office:value-type="float" office:value="7.25">
            <text:p>7,2500E+00</text:p>
          </table:table-cell>
          <table:table-cell office:value-type="float" office:value="7.25">
            <text:p>7,2500E+00</text:p>
          </table:table-cell>
          <table:table-cell table:formula="of:=([Test3.C509]-[Test3.D509])" office:value-type="float" office:value="3.00416602394643">
            <text:p>3,0042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4">
            <text:p>4</text:p>
          </table:table-cell>
          <table:table-cell office:value-type="float" office:value="7.25">
            <text:p>7,2500E+00</text:p>
          </table:table-cell>
          <table:table-cell office:value-type="float" office:value="7.25">
            <text:p>7,2500E+00</text:p>
          </table:table-cell>
          <table:table-cell table:formula="of:=([Test3.C510]-[Test3.D510])" office:value-type="float" office:value="3.08021684891803">
            <text:p>3,0802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 table:number-columns-repeated="2" office:value-type="float" office:value="7.5">
            <text:p>7,5000E+00</text:p>
          </table:table-cell>
          <table:table-cell table:formula="of:=([Test3.C511]-[Test3.D511])" office:value-type="float" office:value="2.11700001661267">
            <text:p>2,1170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0.25">
            <text:p>0,25</text:p>
          </table:table-cell>
          <table:table-cell office:value-type="float" office:value="7.5">
            <text:p>7,5000E+00</text:p>
          </table:table-cell>
          <table:table-cell office:value-type="float" office:value="7.5">
            <text:p>7,5000E+00</text:p>
          </table:table-cell>
          <table:table-cell table:formula="of:=([Test3.C512]-[Test3.D512])" office:value-type="float" office:value="2.17059212718344">
            <text:p>2,1706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0.5">
            <text:p>0,5</text:p>
          </table:table-cell>
          <table:table-cell office:value-type="float" office:value="7.5">
            <text:p>7,5000E+00</text:p>
          </table:table-cell>
          <table:table-cell office:value-type="float" office:value="7.5">
            <text:p>7,5000E+00</text:p>
          </table:table-cell>
          <table:table-cell table:formula="of:=([Test3.C513]-[Test3.D513])" office:value-type="float" office:value="2.22554092849247">
            <text:p>2,2255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0.75">
            <text:p>0,75</text:p>
          </table:table-cell>
          <table:table-cell office:value-type="float" office:value="7.50000000000001">
            <text:p>7,5000E+00</text:p>
          </table:table-cell>
          <table:table-cell office:value-type="float" office:value="7.5">
            <text:p>7,5000E+00</text:p>
          </table:table-cell>
          <table:table-cell table:formula="of:=([Test3.C514]-[Test3.D514])" office:value-type="float" office:value="2.2818807653293">
            <text:p>2,2819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1">
            <text:p>1</text:p>
          </table:table-cell>
          <table:table-cell office:value-type="float" office:value="7.50000000000001">
            <text:p>7,5000E+00</text:p>
          </table:table-cell>
          <table:table-cell office:value-type="float" office:value="7.5">
            <text:p>7,5000E+00</text:p>
          </table:table-cell>
          <table:table-cell table:formula="of:=([Test3.C515]-[Test3.D515])" office:value-type="float" office:value="2.33964685192599">
            <text:p>2,3396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1.25">
            <text:p>1,25</text:p>
          </table:table-cell>
          <table:table-cell office:value-type="float" office:value="7.5">
            <text:p>7,5000E+00</text:p>
          </table:table-cell>
          <table:table-cell office:value-type="float" office:value="7.5">
            <text:p>7,5000E+00</text:p>
          </table:table-cell>
          <table:table-cell table:formula="of:=([Test3.C516]-[Test3.D516])" office:value-type="float" office:value="2.3988752939671">
            <text:p>2,3989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1.5">
            <text:p>1,5</text:p>
          </table:table-cell>
          <table:table-cell office:value-type="float" office:value="7.5">
            <text:p>7,5000E+00</text:p>
          </table:table-cell>
          <table:table-cell office:value-type="float" office:value="7.5">
            <text:p>7,5000E+00</text:p>
          </table:table-cell>
          <table:table-cell table:formula="of:=([Test3.C517]-[Test3.D517])" office:value-type="float" office:value="2.45960311115695">
            <text:p>2,4596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1.75">
            <text:p>1,75</text:p>
          </table:table-cell>
          <table:table-cell office:value-type="float" office:value="7.5">
            <text:p>7,5000E+00</text:p>
          </table:table-cell>
          <table:table-cell office:value-type="float" office:value="7.5">
            <text:p>7,5000E+00</text:p>
          </table:table-cell>
          <table:table-cell table:formula="of:=([Test3.C518]-[Test3.D518])" office:value-type="float" office:value="2.52186826035815">
            <text:p>2,5219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2">
            <text:p>2</text:p>
          </table:table-cell>
          <table:table-cell office:value-type="float" office:value="7.5">
            <text:p>7,5000E+00</text:p>
          </table:table-cell>
          <table:table-cell office:value-type="float" office:value="7.5">
            <text:p>7,5000E+00</text:p>
          </table:table-cell>
          <table:table-cell table:formula="of:=([Test3.C519]-[Test3.D519])" office:value-type="float" office:value="2.58570965931585">
            <text:p>2,5857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2.25">
            <text:p>2,25</text:p>
          </table:table-cell>
          <table:table-cell office:value-type="float" office:value="7.5">
            <text:p>7,5000E+00</text:p>
          </table:table-cell>
          <table:table-cell office:value-type="float" office:value="7.5">
            <text:p>7,5000E+00</text:p>
          </table:table-cell>
          <table:table-cell table:formula="of:=([Test3.C520]-[Test3.D520])" office:value-type="float" office:value="2.65116721098261">
            <text:p>2,6512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2.5">
            <text:p>2,5</text:p>
          </table:table-cell>
          <table:table-cell office:value-type="float" office:value="7.5">
            <text:p>7,5000E+00</text:p>
          </table:table-cell>
          <table:table-cell office:value-type="float" office:value="7.5">
            <text:p>7,5000E+00</text:p>
          </table:table-cell>
          <table:table-cell table:formula="of:=([Test3.C521]-[Test3.D521])" office:value-type="float" office:value="2.71828182845904">
            <text:p>2,7183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2.75">
            <text:p>2,75</text:p>
          </table:table-cell>
          <table:table-cell office:value-type="float" office:value="7.5">
            <text:p>7,5000E+00</text:p>
          </table:table-cell>
          <table:table-cell office:value-type="float" office:value="7.5">
            <text:p>7,5000E+00</text:p>
          </table:table-cell>
          <table:table-cell table:formula="of:=([Test3.C522]-[Test3.D522])" office:value-type="float" office:value="2.78709546056585">
            <text:p>2,7871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3">
            <text:p>3</text:p>
          </table:table-cell>
          <table:table-cell table:number-columns-repeated="2" office:value-type="float" office:value="7.5">
            <text:p>7,5000E+00</text:p>
          </table:table-cell>
          <table:table-cell table:formula="of:=([Test3.C523]-[Test3.D523])" office:value-type="float" office:value="2.85765111806316">
            <text:p>2,8577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3.25">
            <text:p>3,25</text:p>
          </table:table-cell>
          <table:table-cell office:value-type="float" office:value="7.5">
            <text:p>7,5000E+00</text:p>
          </table:table-cell>
          <table:table-cell office:value-type="float" office:value="7.5">
            <text:p>7,5000E+00</text:p>
          </table:table-cell>
          <table:table-cell table:formula="of:=([Test3.C524]-[Test3.D524])" office:value-type="float" office:value="2.9299929005337">
            <text:p>2,9300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3.5">
            <text:p>3,5</text:p>
          </table:table-cell>
          <table:table-cell office:value-type="float" office:value="7.5">
            <text:p>7,5000E+00</text:p>
          </table:table-cell>
          <table:table-cell office:value-type="float" office:value="7.5">
            <text:p>7,5000E+00</text:p>
          </table:table-cell>
          <table:table-cell table:formula="of:=([Test3.C525]-[Test3.D525])" office:value-type="float" office:value="3.00416602394643">
            <text:p>3,0042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3.75">
            <text:p>3,75</text:p>
          </table:table-cell>
          <table:table-cell table:number-columns-repeated="2" office:value-type="float" office:value="7.5">
            <text:p>7,5000E+00</text:p>
          </table:table-cell>
          <table:table-cell table:formula="of:=([Test3.C526]-[Test3.D526])" office:value-type="float" office:value="3.08021684891803">
            <text:p>3,0802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4">
            <text:p>4</text:p>
          </table:table-cell>
          <table:table-cell office:value-type="float" office:value="7.5">
            <text:p>7,5000E+00</text:p>
          </table:table-cell>
          <table:table-cell office:value-type="float" office:value="7.5">
            <text:p>7,5000E+00</text:p>
          </table:table-cell>
          <table:table-cell table:formula="of:=([Test3.C527]-[Test3.D527])" office:value-type="float" office:value="3.15819290968977">
            <text:p>3,1582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0">
            <text:p>0</text:p>
          </table:table-cell>
          <table:table-cell table:number-columns-repeated="2" office:value-type="float" office:value="7.75">
            <text:p>7,7500E+00</text:p>
          </table:table-cell>
          <table:table-cell table:formula="of:=([Test3.C528]-[Test3.D528])" office:value-type="float" office:value="2.17059212718344">
            <text:p>2,1706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0.25">
            <text:p>0,25</text:p>
          </table:table-cell>
          <table:table-cell office:value-type="float" office:value="7.75">
            <text:p>7,7500E+00</text:p>
          </table:table-cell>
          <table:table-cell office:value-type="float" office:value="7.75">
            <text:p>7,7500E+00</text:p>
          </table:table-cell>
          <table:table-cell table:formula="of:=([Test3.C529]-[Test3.D529])" office:value-type="float" office:value="2.22554092849247">
            <text:p>2,2255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0.5">
            <text:p>0,5</text:p>
          </table:table-cell>
          <table:table-cell office:value-type="float" office:value="7.75">
            <text:p>7,7500E+00</text:p>
          </table:table-cell>
          <table:table-cell office:value-type="float" office:value="7.75">
            <text:p>7,7500E+00</text:p>
          </table:table-cell>
          <table:table-cell table:formula="of:=([Test3.C530]-[Test3.D530])" office:value-type="float" office:value="2.2818807653293">
            <text:p>2,2819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0.75">
            <text:p>0,75</text:p>
          </table:table-cell>
          <table:table-cell office:value-type="float" office:value="7.75">
            <text:p>7,7500E+00</text:p>
          </table:table-cell>
          <table:table-cell office:value-type="float" office:value="7.75">
            <text:p>7,7500E+00</text:p>
          </table:table-cell>
          <table:table-cell table:formula="of:=([Test3.C531]-[Test3.D531])" office:value-type="float" office:value="2.33964685192599">
            <text:p>2,3396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1">
            <text:p>1</text:p>
          </table:table-cell>
          <table:table-cell office:value-type="float" office:value="7.75">
            <text:p>7,7500E+00</text:p>
          </table:table-cell>
          <table:table-cell office:value-type="float" office:value="7.75">
            <text:p>7,7500E+00</text:p>
          </table:table-cell>
          <table:table-cell table:formula="of:=([Test3.C532]-[Test3.D532])" office:value-type="float" office:value="2.3988752939671">
            <text:p>2,3989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1.25">
            <text:p>1,25</text:p>
          </table:table-cell>
          <table:table-cell office:value-type="float" office:value="7.75">
            <text:p>7,7500E+00</text:p>
          </table:table-cell>
          <table:table-cell office:value-type="float" office:value="7.75">
            <text:p>7,7500E+00</text:p>
          </table:table-cell>
          <table:table-cell table:formula="of:=([Test3.C533]-[Test3.D533])" office:value-type="float" office:value="2.45960311115695">
            <text:p>2,4596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1.5">
            <text:p>1,5</text:p>
          </table:table-cell>
          <table:table-cell office:value-type="float" office:value="7.75">
            <text:p>7,7500E+00</text:p>
          </table:table-cell>
          <table:table-cell office:value-type="float" office:value="7.75">
            <text:p>7,7500E+00</text:p>
          </table:table-cell>
          <table:table-cell table:formula="of:=([Test3.C534]-[Test3.D534])" office:value-type="float" office:value="2.52186826035815">
            <text:p>2,5219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1.75">
            <text:p>1,75</text:p>
          </table:table-cell>
          <table:table-cell office:value-type="float" office:value="7.75">
            <text:p>7,7500E+00</text:p>
          </table:table-cell>
          <table:table-cell office:value-type="float" office:value="7.75">
            <text:p>7,7500E+00</text:p>
          </table:table-cell>
          <table:table-cell table:formula="of:=([Test3.C535]-[Test3.D535])" office:value-type="float" office:value="2.58570965931585">
            <text:p>2,5857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2">
            <text:p>2</text:p>
          </table:table-cell>
          <table:table-cell office:value-type="float" office:value="7.75">
            <text:p>7,7500E+00</text:p>
          </table:table-cell>
          <table:table-cell office:value-type="float" office:value="7.75">
            <text:p>7,7500E+00</text:p>
          </table:table-cell>
          <table:table-cell table:formula="of:=([Test3.C536]-[Test3.D536])" office:value-type="float" office:value="2.65116721098261">
            <text:p>2,6512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2.25">
            <text:p>2,25</text:p>
          </table:table-cell>
          <table:table-cell table:number-columns-repeated="2" office:value-type="float" office:value="7.75">
            <text:p>7,7500E+00</text:p>
          </table:table-cell>
          <table:table-cell table:formula="of:=([Test3.C537]-[Test3.D537])" office:value-type="float" office:value="2.71828182845904">
            <text:p>2,7183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2.5">
            <text:p>2,5</text:p>
          </table:table-cell>
          <table:table-cell office:value-type="float" office:value="7.75">
            <text:p>7,7500E+00</text:p>
          </table:table-cell>
          <table:table-cell office:value-type="float" office:value="7.75">
            <text:p>7,7500E+00</text:p>
          </table:table-cell>
          <table:table-cell table:formula="of:=([Test3.C538]-[Test3.D538])" office:value-type="float" office:value="2.78709546056585">
            <text:p>2,7871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2.75">
            <text:p>2,75</text:p>
          </table:table-cell>
          <table:table-cell office:value-type="float" office:value="7.75">
            <text:p>7,7500E+00</text:p>
          </table:table-cell>
          <table:table-cell office:value-type="float" office:value="7.75">
            <text:p>7,7500E+00</text:p>
          </table:table-cell>
          <table:table-cell table:formula="of:=([Test3.C539]-[Test3.D539])" office:value-type="float" office:value="2.85765111806316">
            <text:p>2,8577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3">
            <text:p>3</text:p>
          </table:table-cell>
          <table:table-cell office:value-type="float" office:value="7.75">
            <text:p>7,7500E+00</text:p>
          </table:table-cell>
          <table:table-cell office:value-type="float" office:value="7.75">
            <text:p>7,7500E+00</text:p>
          </table:table-cell>
          <table:table-cell table:formula="of:=([Test3.C540]-[Test3.D540])" office:value-type="float" office:value="2.9299929005337">
            <text:p>2,9300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3.25">
            <text:p>3,25</text:p>
          </table:table-cell>
          <table:table-cell office:value-type="float" office:value="7.75">
            <text:p>7,7500E+00</text:p>
          </table:table-cell>
          <table:table-cell office:value-type="float" office:value="7.75">
            <text:p>7,7500E+00</text:p>
          </table:table-cell>
          <table:table-cell table:formula="of:=([Test3.C541]-[Test3.D541])" office:value-type="float" office:value="3.00416602394643">
            <text:p>3,0042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3.5">
            <text:p>3,5</text:p>
          </table:table-cell>
          <table:table-cell office:value-type="float" office:value="7.75">
            <text:p>7,7500E+00</text:p>
          </table:table-cell>
          <table:table-cell office:value-type="float" office:value="7.75">
            <text:p>7,7500E+00</text:p>
          </table:table-cell>
          <table:table-cell table:formula="of:=([Test3.C542]-[Test3.D542])" office:value-type="float" office:value="3.08021684891803">
            <text:p>3,0802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3.75">
            <text:p>3,75</text:p>
          </table:table-cell>
          <table:table-cell office:value-type="float" office:value="7.75">
            <text:p>7,7500E+00</text:p>
          </table:table-cell>
          <table:table-cell office:value-type="float" office:value="7.75">
            <text:p>7,7500E+00</text:p>
          </table:table-cell>
          <table:table-cell table:formula="of:=([Test3.C543]-[Test3.D543])" office:value-type="float" office:value="3.15819290968977">
            <text:p>3,1582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4">
            <text:p>4</text:p>
          </table:table-cell>
          <table:table-cell table:number-columns-repeated="2" office:value-type="float" office:value="7.75">
            <text:p>7,7500E+00</text:p>
          </table:table-cell>
          <table:table-cell table:formula="of:=([Test3.C544]-[Test3.D544])" office:value-type="float" office:value="3.23814294383796">
            <text:p>3,2381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,0000E+00</text:p>
          </table:table-cell>
          <table:table-cell table:formula="of:=([Test3.C545]-[Test3.D545])" office:value-type="float" office:value="2.22554092849247">
            <text:p>2,2255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5">
            <text:p>0,25</text:p>
          </table:table-cell>
          <table:table-cell office:value-type="float" office:value="8">
            <text:p>8,0000E+00</text:p>
          </table:table-cell>
          <table:table-cell office:value-type="float" office:value="8">
            <text:p>8,0000E+00</text:p>
          </table:table-cell>
          <table:table-cell table:formula="of:=([Test3.C546]-[Test3.D546])" office:value-type="float" office:value="2.2818807653293">
            <text:p>2,2819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">
            <text:p>0,5</text:p>
          </table:table-cell>
          <table:table-cell office:value-type="float" office:value="8">
            <text:p>8,0000E+00</text:p>
          </table:table-cell>
          <table:table-cell office:value-type="float" office:value="8">
            <text:p>8,0000E+00</text:p>
          </table:table-cell>
          <table:table-cell table:formula="of:=([Test3.C547]-[Test3.D547])" office:value-type="float" office:value="2.33964685192599">
            <text:p>2,3396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75">
            <text:p>0,75</text:p>
          </table:table-cell>
          <table:table-cell office:value-type="float" office:value="8.00000000000001">
            <text:p>8,0000E+00</text:p>
          </table:table-cell>
          <table:table-cell office:value-type="float" office:value="8">
            <text:p>8,0000E+00</text:p>
          </table:table-cell>
          <table:table-cell table:formula="of:=([Test3.C548]-[Test3.D548])" office:value-type="float" office:value="2.3988752939671">
            <text:p>2,3989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00000000000001">
            <text:p>8,0000E+00</text:p>
          </table:table-cell>
          <table:table-cell office:value-type="float" office:value="8">
            <text:p>8,0000E+00</text:p>
          </table:table-cell>
          <table:table-cell table:formula="of:=([Test3.C549]-[Test3.D549])" office:value-type="float" office:value="2.45960311115695">
            <text:p>2,4596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25">
            <text:p>1,25</text:p>
          </table:table-cell>
          <table:table-cell office:value-type="float" office:value="8.00000000000001">
            <text:p>8,0000E+00</text:p>
          </table:table-cell>
          <table:table-cell office:value-type="float" office:value="8">
            <text:p>8,0000E+00</text:p>
          </table:table-cell>
          <table:table-cell table:formula="of:=([Test3.C550]-[Test3.D550])" office:value-type="float" office:value="2.52186826035815">
            <text:p>2,5219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5">
            <text:p>1,5</text:p>
          </table:table-cell>
          <table:table-cell office:value-type="float" office:value="8">
            <text:p>8,0000E+00</text:p>
          </table:table-cell>
          <table:table-cell office:value-type="float" office:value="8">
            <text:p>8,0000E+00</text:p>
          </table:table-cell>
          <table:table-cell table:formula="of:=([Test3.C551]-[Test3.D551])" office:value-type="float" office:value="2.58570965931585">
            <text:p>2,5857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75">
            <text:p>1,75</text:p>
          </table:table-cell>
          <table:table-cell office:value-type="float" office:value="8">
            <text:p>8,0000E+00</text:p>
          </table:table-cell>
          <table:table-cell office:value-type="float" office:value="8">
            <text:p>8,0000E+00</text:p>
          </table:table-cell>
          <table:table-cell table:formula="of:=([Test3.C552]-[Test3.D552])" office:value-type="float" office:value="2.65116721098261">
            <text:p>2,6512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,0000E+00</text:p>
          </table:table-cell>
          <table:table-cell office:value-type="float" office:value="8">
            <text:p>8,0000E+00</text:p>
          </table:table-cell>
          <table:table-cell table:formula="of:=([Test3.C553]-[Test3.D553])" office:value-type="float" office:value="2.71828182845904">
            <text:p>2,7183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25">
            <text:p>2,25</text:p>
          </table:table-cell>
          <table:table-cell table:number-columns-repeated="2" office:value-type="float" office:value="8">
            <text:p>8,0000E+00</text:p>
          </table:table-cell>
          <table:table-cell table:formula="of:=([Test3.C554]-[Test3.D554])" office:value-type="float" office:value="2.78709546056585">
            <text:p>2,7871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">
            <text:p>2,5</text:p>
          </table:table-cell>
          <table:table-cell table:number-columns-repeated="2" office:value-type="float" office:value="8">
            <text:p>8,0000E+00</text:p>
          </table:table-cell>
          <table:table-cell table:formula="of:=([Test3.C555]-[Test3.D555])" office:value-type="float" office:value="2.85765111806316">
            <text:p>2,8577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75">
            <text:p>2,75</text:p>
          </table:table-cell>
          <table:table-cell office:value-type="float" office:value="8">
            <text:p>8,0000E+00</text:p>
          </table:table-cell>
          <table:table-cell office:value-type="float" office:value="8">
            <text:p>8,0000E+00</text:p>
          </table:table-cell>
          <table:table-cell table:formula="of:=([Test3.C556]-[Test3.D556])" office:value-type="float" office:value="2.9299929005337">
            <text:p>2,9300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,0000E+00</text:p>
          </table:table-cell>
          <table:table-cell office:value-type="float" office:value="8">
            <text:p>8,0000E+00</text:p>
          </table:table-cell>
          <table:table-cell table:formula="of:=([Test3.C557]-[Test3.D557])" office:value-type="float" office:value="3.00416602394643">
            <text:p>3,0042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25">
            <text:p>3,25</text:p>
          </table:table-cell>
          <table:table-cell office:value-type="float" office:value="8">
            <text:p>8,0000E+00</text:p>
          </table:table-cell>
          <table:table-cell office:value-type="float" office:value="8">
            <text:p>8,0000E+00</text:p>
          </table:table-cell>
          <table:table-cell table:formula="of:=([Test3.C558]-[Test3.D558])" office:value-type="float" office:value="3.08021684891803">
            <text:p>3,0802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5">
            <text:p>3,5</text:p>
          </table:table-cell>
          <table:table-cell office:value-type="float" office:value="8">
            <text:p>8,0000E+00</text:p>
          </table:table-cell>
          <table:table-cell office:value-type="float" office:value="8">
            <text:p>8,0000E+00</text:p>
          </table:table-cell>
          <table:table-cell table:formula="of:=([Test3.C559]-[Test3.D559])" office:value-type="float" office:value="3.15819290968977">
            <text:p>3,1582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75">
            <text:p>3,75</text:p>
          </table:table-cell>
          <table:table-cell office:value-type="float" office:value="8">
            <text:p>8,0000E+00</text:p>
          </table:table-cell>
          <table:table-cell office:value-type="float" office:value="8">
            <text:p>8,0000E+00</text:p>
          </table:table-cell>
          <table:table-cell table:formula="of:=([Test3.C560]-[Test3.D560])" office:value-type="float" office:value="3.23814294383796">
            <text:p>3,2381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,0000E+00</text:p>
          </table:table-cell>
          <table:table-cell office:value-type="float" office:value="8">
            <text:p>8,0000E+00</text:p>
          </table:table-cell>
          <table:table-cell table:formula="of:=([Test3.C561]-[Test3.D561])" office:value-type="float" office:value="3.32011692273655">
            <text:p>3,3201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0">
            <text:p>0</text:p>
          </table:table-cell>
          <table:table-cell office:value-type="float" office:value="8.25">
            <text:p>8,2500E+00</text:p>
          </table:table-cell>
          <table:table-cell office:value-type="float" office:value="8.25">
            <text:p>8,2500E+00</text:p>
          </table:table-cell>
          <table:table-cell table:formula="of:=([Test3.C562]-[Test3.D562])" office:value-type="float" office:value="2.2818807653293">
            <text:p>2,2819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8.25">
            <text:p>8,2500E+00</text:p>
          </table:table-cell>
          <table:table-cell table:formula="of:=([Test3.C563]-[Test3.D563])" office:value-type="float" office:value="2.33964685192599">
            <text:p>2,3396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0.5">
            <text:p>0,5</text:p>
          </table:table-cell>
          <table:table-cell office:value-type="float" office:value="8.25">
            <text:p>8,2500E+00</text:p>
          </table:table-cell>
          <table:table-cell office:value-type="float" office:value="8.25">
            <text:p>8,2500E+00</text:p>
          </table:table-cell>
          <table:table-cell table:formula="of:=([Test3.C564]-[Test3.D564])" office:value-type="float" office:value="2.3988752939671">
            <text:p>2,3989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0.75">
            <text:p>0,75</text:p>
          </table:table-cell>
          <table:table-cell office:value-type="float" office:value="8.25000000000001">
            <text:p>8,2500E+00</text:p>
          </table:table-cell>
          <table:table-cell office:value-type="float" office:value="8.25">
            <text:p>8,2500E+00</text:p>
          </table:table-cell>
          <table:table-cell table:formula="of:=([Test3.C565]-[Test3.D565])" office:value-type="float" office:value="2.45960311115695">
            <text:p>2,4596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1">
            <text:p>1</text:p>
          </table:table-cell>
          <table:table-cell office:value-type="float" office:value="8.25000000000001">
            <text:p>8,2500E+00</text:p>
          </table:table-cell>
          <table:table-cell office:value-type="float" office:value="8.25">
            <text:p>8,2500E+00</text:p>
          </table:table-cell>
          <table:table-cell table:formula="of:=([Test3.C566]-[Test3.D566])" office:value-type="float" office:value="2.52186826035815">
            <text:p>2,5219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1.25">
            <text:p>1,25</text:p>
          </table:table-cell>
          <table:table-cell office:value-type="float" office:value="8.25000000000001">
            <text:p>8,2500E+00</text:p>
          </table:table-cell>
          <table:table-cell office:value-type="float" office:value="8.25">
            <text:p>8,2500E+00</text:p>
          </table:table-cell>
          <table:table-cell table:formula="of:=([Test3.C567]-[Test3.D567])" office:value-type="float" office:value="2.58570965931585">
            <text:p>2,5857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1.5">
            <text:p>1,5</text:p>
          </table:table-cell>
          <table:table-cell office:value-type="float" office:value="8.25">
            <text:p>8,2500E+00</text:p>
          </table:table-cell>
          <table:table-cell office:value-type="float" office:value="8.25">
            <text:p>8,2500E+00</text:p>
          </table:table-cell>
          <table:table-cell table:formula="of:=([Test3.C568]-[Test3.D568])" office:value-type="float" office:value="2.65116721098261">
            <text:p>2,6512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1.75">
            <text:p>1,75</text:p>
          </table:table-cell>
          <table:table-cell office:value-type="float" office:value="8.25">
            <text:p>8,2500E+00</text:p>
          </table:table-cell>
          <table:table-cell office:value-type="float" office:value="8.25">
            <text:p>8,2500E+00</text:p>
          </table:table-cell>
          <table:table-cell table:formula="of:=([Test3.C569]-[Test3.D569])" office:value-type="float" office:value="2.71828182845904">
            <text:p>2,7183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2">
            <text:p>2</text:p>
          </table:table-cell>
          <table:table-cell office:value-type="float" office:value="8.25">
            <text:p>8,2500E+00</text:p>
          </table:table-cell>
          <table:table-cell office:value-type="float" office:value="8.25">
            <text:p>8,2500E+00</text:p>
          </table:table-cell>
          <table:table-cell table:formula="of:=([Test3.C570]-[Test3.D570])" office:value-type="float" office:value="2.78709546056585">
            <text:p>2,7871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2.25">
            <text:p>2,25</text:p>
          </table:table-cell>
          <table:table-cell table:number-columns-repeated="2" office:value-type="float" office:value="8.25">
            <text:p>8,2500E+00</text:p>
          </table:table-cell>
          <table:table-cell table:formula="of:=([Test3.C571]-[Test3.D571])" office:value-type="float" office:value="2.85765111806316">
            <text:p>2,8577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2.5">
            <text:p>2,5</text:p>
          </table:table-cell>
          <table:table-cell office:value-type="float" office:value="8.25">
            <text:p>8,2500E+00</text:p>
          </table:table-cell>
          <table:table-cell office:value-type="float" office:value="8.25">
            <text:p>8,2500E+00</text:p>
          </table:table-cell>
          <table:table-cell table:formula="of:=([Test3.C572]-[Test3.D572])" office:value-type="float" office:value="2.9299929005337">
            <text:p>2,9300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2.75">
            <text:p>2,75</text:p>
          </table:table-cell>
          <table:table-cell table:number-columns-repeated="2" office:value-type="float" office:value="8.25">
            <text:p>8,2500E+00</text:p>
          </table:table-cell>
          <table:table-cell table:formula="of:=([Test3.C573]-[Test3.D573])" office:value-type="float" office:value="3.00416602394643">
            <text:p>3,0042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3">
            <text:p>3</text:p>
          </table:table-cell>
          <table:table-cell office:value-type="float" office:value="8.25">
            <text:p>8,2500E+00</text:p>
          </table:table-cell>
          <table:table-cell office:value-type="float" office:value="8.25">
            <text:p>8,2500E+00</text:p>
          </table:table-cell>
          <table:table-cell table:formula="of:=([Test3.C574]-[Test3.D574])" office:value-type="float" office:value="3.08021684891803">
            <text:p>3,0802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3.25">
            <text:p>3,25</text:p>
          </table:table-cell>
          <table:table-cell table:number-columns-repeated="2" office:value-type="float" office:value="8.25">
            <text:p>8,2500E+00</text:p>
          </table:table-cell>
          <table:table-cell table:formula="of:=([Test3.C575]-[Test3.D575])" office:value-type="float" office:value="3.15819290968977">
            <text:p>3,1582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3.5">
            <text:p>3,5</text:p>
          </table:table-cell>
          <table:table-cell table:number-columns-repeated="2" office:value-type="float" office:value="8.25">
            <text:p>8,2500E+00</text:p>
          </table:table-cell>
          <table:table-cell table:formula="of:=([Test3.C576]-[Test3.D576])" office:value-type="float" office:value="3.23814294383796">
            <text:p>3,2381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3.75">
            <text:p>3,75</text:p>
          </table:table-cell>
          <table:table-cell table:number-columns-repeated="2" office:value-type="float" office:value="8.25">
            <text:p>8,2500E+00</text:p>
          </table:table-cell>
          <table:table-cell table:formula="of:=([Test3.C577]-[Test3.D577])" office:value-type="float" office:value="3.32011692273655">
            <text:p>3,3201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4">
            <text:p>4</text:p>
          </table:table-cell>
          <table:table-cell table:number-columns-repeated="2" office:value-type="float" office:value="8.25">
            <text:p>8,2500E+00</text:p>
          </table:table-cell>
          <table:table-cell table:formula="of:=([Test3.C578]-[Test3.D578])" office:value-type="float" office:value="3.40416608279082">
            <text:p>3,4042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8.5">
            <text:p>8,5000E+00</text:p>
          </table:table-cell>
          <table:table-cell office:value-type="float" office:value="8.5">
            <text:p>8,5000E+00</text:p>
          </table:table-cell>
          <table:table-cell table:formula="of:=([Test3.C579]-[Test3.D579])" office:value-type="float" office:value="2.33964685192599">
            <text:p>2,3396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0.25">
            <text:p>0,25</text:p>
          </table:table-cell>
          <table:table-cell office:value-type="float" office:value="8.5">
            <text:p>8,5000E+00</text:p>
          </table:table-cell>
          <table:table-cell office:value-type="float" office:value="8.5">
            <text:p>8,5000E+00</text:p>
          </table:table-cell>
          <table:table-cell table:formula="of:=([Test3.C580]-[Test3.D580])" office:value-type="float" office:value="2.3988752939671">
            <text:p>2,3989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0.5">
            <text:p>0,5</text:p>
          </table:table-cell>
          <table:table-cell office:value-type="float" office:value="8.50000000000001">
            <text:p>8,5000E+00</text:p>
          </table:table-cell>
          <table:table-cell office:value-type="float" office:value="8.5">
            <text:p>8,5000E+00</text:p>
          </table:table-cell>
          <table:table-cell table:formula="of:=([Test3.C581]-[Test3.D581])" office:value-type="float" office:value="2.45960311115695">
            <text:p>2,4596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0.75">
            <text:p>0,75</text:p>
          </table:table-cell>
          <table:table-cell office:value-type="float" office:value="8.50000000000001">
            <text:p>8,5000E+00</text:p>
          </table:table-cell>
          <table:table-cell office:value-type="float" office:value="8.5">
            <text:p>8,5000E+00</text:p>
          </table:table-cell>
          <table:table-cell table:formula="of:=([Test3.C582]-[Test3.D582])" office:value-type="float" office:value="2.52186826035815">
            <text:p>2,5219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1">
            <text:p>1</text:p>
          </table:table-cell>
          <table:table-cell office:value-type="float" office:value="8.50000000000001">
            <text:p>8,5000E+00</text:p>
          </table:table-cell>
          <table:table-cell office:value-type="float" office:value="8.5">
            <text:p>8,5000E+00</text:p>
          </table:table-cell>
          <table:table-cell table:formula="of:=([Test3.C583]-[Test3.D583])" office:value-type="float" office:value="2.58570965931585">
            <text:p>2,5857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1.25">
            <text:p>1,25</text:p>
          </table:table-cell>
          <table:table-cell office:value-type="float" office:value="8.50000000000001">
            <text:p>8,5000E+00</text:p>
          </table:table-cell>
          <table:table-cell office:value-type="float" office:value="8.5">
            <text:p>8,5000E+00</text:p>
          </table:table-cell>
          <table:table-cell table:formula="of:=([Test3.C584]-[Test3.D584])" office:value-type="float" office:value="2.65116721098261">
            <text:p>2,6512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1.5">
            <text:p>1,5</text:p>
          </table:table-cell>
          <table:table-cell office:value-type="float" office:value="8.50000000000001">
            <text:p>8,5000E+00</text:p>
          </table:table-cell>
          <table:table-cell office:value-type="float" office:value="8.5">
            <text:p>8,5000E+00</text:p>
          </table:table-cell>
          <table:table-cell table:formula="of:=([Test3.C585]-[Test3.D585])" office:value-type="float" office:value="2.71828182845904">
            <text:p>2,7183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1.75">
            <text:p>1,75</text:p>
          </table:table-cell>
          <table:table-cell office:value-type="float" office:value="8.5">
            <text:p>8,5000E+00</text:p>
          </table:table-cell>
          <table:table-cell office:value-type="float" office:value="8.5">
            <text:p>8,5000E+00</text:p>
          </table:table-cell>
          <table:table-cell table:formula="of:=([Test3.C586]-[Test3.D586])" office:value-type="float" office:value="2.78709546056585">
            <text:p>2,7871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2">
            <text:p>2</text:p>
          </table:table-cell>
          <table:table-cell office:value-type="float" office:value="8.5">
            <text:p>8,5000E+00</text:p>
          </table:table-cell>
          <table:table-cell office:value-type="float" office:value="8.5">
            <text:p>8,5000E+00</text:p>
          </table:table-cell>
          <table:table-cell table:formula="of:=([Test3.C587]-[Test3.D587])" office:value-type="float" office:value="2.85765111806316">
            <text:p>2,8577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2.25">
            <text:p>2,25</text:p>
          </table:table-cell>
          <table:table-cell office:value-type="float" office:value="8.5">
            <text:p>8,5000E+00</text:p>
          </table:table-cell>
          <table:table-cell office:value-type="float" office:value="8.5">
            <text:p>8,5000E+00</text:p>
          </table:table-cell>
          <table:table-cell table:formula="of:=([Test3.C588]-[Test3.D588])" office:value-type="float" office:value="2.9299929005337">
            <text:p>2,9300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2.5">
            <text:p>2,5</text:p>
          </table:table-cell>
          <table:table-cell office:value-type="float" office:value="8.5">
            <text:p>8,5000E+00</text:p>
          </table:table-cell>
          <table:table-cell office:value-type="float" office:value="8.5">
            <text:p>8,5000E+00</text:p>
          </table:table-cell>
          <table:table-cell table:formula="of:=([Test3.C589]-[Test3.D589])" office:value-type="float" office:value="3.00416602394643">
            <text:p>3,0042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2.75">
            <text:p>2,75</text:p>
          </table:table-cell>
          <table:table-cell office:value-type="float" office:value="8.5">
            <text:p>8,5000E+00</text:p>
          </table:table-cell>
          <table:table-cell office:value-type="float" office:value="8.5">
            <text:p>8,5000E+00</text:p>
          </table:table-cell>
          <table:table-cell table:formula="of:=([Test3.C590]-[Test3.D590])" office:value-type="float" office:value="3.08021684891803">
            <text:p>3,0802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3">
            <text:p>3</text:p>
          </table:table-cell>
          <table:table-cell office:value-type="float" office:value="8.5">
            <text:p>8,5000E+00</text:p>
          </table:table-cell>
          <table:table-cell office:value-type="float" office:value="8.5">
            <text:p>8,5000E+00</text:p>
          </table:table-cell>
          <table:table-cell table:formula="of:=([Test3.C591]-[Test3.D591])" office:value-type="float" office:value="3.15819290968977">
            <text:p>3,1582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3.25">
            <text:p>3,25</text:p>
          </table:table-cell>
          <table:table-cell office:value-type="float" office:value="8.5">
            <text:p>8,5000E+00</text:p>
          </table:table-cell>
          <table:table-cell office:value-type="float" office:value="8.5">
            <text:p>8,5000E+00</text:p>
          </table:table-cell>
          <table:table-cell table:formula="of:=([Test3.C592]-[Test3.D592])" office:value-type="float" office:value="3.23814294383796">
            <text:p>3,2381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3.5">
            <text:p>3,5</text:p>
          </table:table-cell>
          <table:table-cell office:value-type="float" office:value="8.5">
            <text:p>8,5000E+00</text:p>
          </table:table-cell>
          <table:table-cell office:value-type="float" office:value="8.5">
            <text:p>8,5000E+00</text:p>
          </table:table-cell>
          <table:table-cell table:formula="of:=([Test3.C593]-[Test3.D593])" office:value-type="float" office:value="3.32011692273655">
            <text:p>3,3201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3.75">
            <text:p>3,75</text:p>
          </table:table-cell>
          <table:table-cell office:value-type="float" office:value="8.5">
            <text:p>8,5000E+00</text:p>
          </table:table-cell>
          <table:table-cell office:value-type="float" office:value="8.5">
            <text:p>8,5000E+00</text:p>
          </table:table-cell>
          <table:table-cell table:formula="of:=([Test3.C594]-[Test3.D594])" office:value-type="float" office:value="3.40416608279082">
            <text:p>3,4042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4">
            <text:p>4</text:p>
          </table:table-cell>
          <table:table-cell office:value-type="float" office:value="8.5">
            <text:p>8,5000E+00</text:p>
          </table:table-cell>
          <table:table-cell office:value-type="float" office:value="8.5">
            <text:p>8,5000E+00</text:p>
          </table:table-cell>
          <table:table-cell table:formula="of:=([Test3.C595]-[Test3.D595])" office:value-type="float" office:value="3.49034295746184">
            <text:p>3,4903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0">
            <text:p>0</text:p>
          </table:table-cell>
          <table:table-cell office:value-type="float" office:value="8.75">
            <text:p>8,7500E+00</text:p>
          </table:table-cell>
          <table:table-cell office:value-type="float" office:value="8.75">
            <text:p>8,7500E+00</text:p>
          </table:table-cell>
          <table:table-cell table:formula="of:=([Test3.C596]-[Test3.D596])" office:value-type="float" office:value="2.3988752939671">
            <text:p>2,3989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0.25">
            <text:p>0,25</text:p>
          </table:table-cell>
          <table:table-cell office:value-type="float" office:value="8.75">
            <text:p>8,7500E+00</text:p>
          </table:table-cell>
          <table:table-cell office:value-type="float" office:value="8.75">
            <text:p>8,7500E+00</text:p>
          </table:table-cell>
          <table:table-cell table:formula="of:=([Test3.C597]-[Test3.D597])" office:value-type="float" office:value="2.45960311115695">
            <text:p>2,4596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0.5">
            <text:p>0,5</text:p>
          </table:table-cell>
          <table:table-cell office:value-type="float" office:value="8.75">
            <text:p>8,7500E+00</text:p>
          </table:table-cell>
          <table:table-cell office:value-type="float" office:value="8.75">
            <text:p>8,7500E+00</text:p>
          </table:table-cell>
          <table:table-cell table:formula="of:=([Test3.C598]-[Test3.D598])" office:value-type="float" office:value="2.52186826035815">
            <text:p>2,5219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0.75">
            <text:p>0,75</text:p>
          </table:table-cell>
          <table:table-cell office:value-type="float" office:value="8.75000000000001">
            <text:p>8,7500E+00</text:p>
          </table:table-cell>
          <table:table-cell office:value-type="float" office:value="8.75">
            <text:p>8,7500E+00</text:p>
          </table:table-cell>
          <table:table-cell table:formula="of:=([Test3.C599]-[Test3.D599])" office:value-type="float" office:value="2.58570965931585">
            <text:p>2,5857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1">
            <text:p>1</text:p>
          </table:table-cell>
          <table:table-cell office:value-type="float" office:value="8.75000000000001">
            <text:p>8,7500E+00</text:p>
          </table:table-cell>
          <table:table-cell office:value-type="float" office:value="8.75">
            <text:p>8,7500E+00</text:p>
          </table:table-cell>
          <table:table-cell table:formula="of:=([Test3.C600]-[Test3.D600])" office:value-type="float" office:value="2.65116721098261">
            <text:p>2,6512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1.25">
            <text:p>1,25</text:p>
          </table:table-cell>
          <table:table-cell office:value-type="float" office:value="8.75000000000001">
            <text:p>8,7500E+00</text:p>
          </table:table-cell>
          <table:table-cell office:value-type="float" office:value="8.75">
            <text:p>8,7500E+00</text:p>
          </table:table-cell>
          <table:table-cell table:formula="of:=([Test3.C601]-[Test3.D601])" office:value-type="float" office:value="2.71828182845904">
            <text:p>2,7183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1.5">
            <text:p>1,5</text:p>
          </table:table-cell>
          <table:table-cell office:value-type="float" office:value="8.75">
            <text:p>8,7500E+00</text:p>
          </table:table-cell>
          <table:table-cell office:value-type="float" office:value="8.75">
            <text:p>8,7500E+00</text:p>
          </table:table-cell>
          <table:table-cell table:formula="of:=([Test3.C602]-[Test3.D602])" office:value-type="float" office:value="2.78709546056585">
            <text:p>2,7871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1.75">
            <text:p>1,75</text:p>
          </table:table-cell>
          <table:table-cell office:value-type="float" office:value="8.75">
            <text:p>8,7500E+00</text:p>
          </table:table-cell>
          <table:table-cell office:value-type="float" office:value="8.75">
            <text:p>8,7500E+00</text:p>
          </table:table-cell>
          <table:table-cell table:formula="of:=([Test3.C603]-[Test3.D603])" office:value-type="float" office:value="2.85765111806316">
            <text:p>2,8577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2">
            <text:p>2</text:p>
          </table:table-cell>
          <table:table-cell office:value-type="float" office:value="8.75">
            <text:p>8,7500E+00</text:p>
          </table:table-cell>
          <table:table-cell office:value-type="float" office:value="8.75">
            <text:p>8,7500E+00</text:p>
          </table:table-cell>
          <table:table-cell table:formula="of:=([Test3.C604]-[Test3.D604])" office:value-type="float" office:value="2.9299929005337">
            <text:p>2,9300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2.25">
            <text:p>2,25</text:p>
          </table:table-cell>
          <table:table-cell office:value-type="float" office:value="8.75">
            <text:p>8,7500E+00</text:p>
          </table:table-cell>
          <table:table-cell office:value-type="float" office:value="8.75">
            <text:p>8,7500E+00</text:p>
          </table:table-cell>
          <table:table-cell table:formula="of:=([Test3.C605]-[Test3.D605])" office:value-type="float" office:value="3.00416602394643">
            <text:p>3,0042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2.5">
            <text:p>2,5</text:p>
          </table:table-cell>
          <table:table-cell office:value-type="float" office:value="8.75">
            <text:p>8,7500E+00</text:p>
          </table:table-cell>
          <table:table-cell office:value-type="float" office:value="8.75">
            <text:p>8,7500E+00</text:p>
          </table:table-cell>
          <table:table-cell table:formula="of:=([Test3.C606]-[Test3.D606])" office:value-type="float" office:value="3.08021684891803">
            <text:p>3,0802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2.75">
            <text:p>2,75</text:p>
          </table:table-cell>
          <table:table-cell office:value-type="float" office:value="8.75">
            <text:p>8,7500E+00</text:p>
          </table:table-cell>
          <table:table-cell office:value-type="float" office:value="8.75">
            <text:p>8,7500E+00</text:p>
          </table:table-cell>
          <table:table-cell table:formula="of:=([Test3.C607]-[Test3.D607])" office:value-type="float" office:value="3.15819290968977">
            <text:p>3,1582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3">
            <text:p>3</text:p>
          </table:table-cell>
          <table:table-cell office:value-type="float" office:value="8.75">
            <text:p>8,7500E+00</text:p>
          </table:table-cell>
          <table:table-cell office:value-type="float" office:value="8.75">
            <text:p>8,7500E+00</text:p>
          </table:table-cell>
          <table:table-cell table:formula="of:=([Test3.C608]-[Test3.D608])" office:value-type="float" office:value="3.23814294383796">
            <text:p>3,2381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3.25">
            <text:p>3,25</text:p>
          </table:table-cell>
          <table:table-cell office:value-type="float" office:value="8.75">
            <text:p>8,7500E+00</text:p>
          </table:table-cell>
          <table:table-cell office:value-type="float" office:value="8.75">
            <text:p>8,7500E+00</text:p>
          </table:table-cell>
          <table:table-cell table:formula="of:=([Test3.C609]-[Test3.D609])" office:value-type="float" office:value="3.32011692273655">
            <text:p>3,3201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3.5">
            <text:p>3,5</text:p>
          </table:table-cell>
          <table:table-cell office:value-type="float" office:value="8.75">
            <text:p>8,7500E+00</text:p>
          </table:table-cell>
          <table:table-cell office:value-type="float" office:value="8.75">
            <text:p>8,7500E+00</text:p>
          </table:table-cell>
          <table:table-cell table:formula="of:=([Test3.C610]-[Test3.D610])" office:value-type="float" office:value="3.40416608279082">
            <text:p>3,4042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3.75">
            <text:p>3,75</text:p>
          </table:table-cell>
          <table:table-cell office:value-type="float" office:value="8.75">
            <text:p>8,7500E+00</text:p>
          </table:table-cell>
          <table:table-cell office:value-type="float" office:value="8.75">
            <text:p>8,7500E+00</text:p>
          </table:table-cell>
          <table:table-cell table:formula="of:=([Test3.C611]-[Test3.D611])" office:value-type="float" office:value="3.49034295746184">
            <text:p>3,4903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4">
            <text:p>4</text:p>
          </table:table-cell>
          <table:table-cell office:value-type="float" office:value="8.75">
            <text:p>8,7500E+00</text:p>
          </table:table-cell>
          <table:table-cell office:value-type="float" office:value="8.75">
            <text:p>8,7500E+00</text:p>
          </table:table-cell>
          <table:table-cell table:formula="of:=([Test3.C612]-[Test3.D612])" office:value-type="float" office:value="3.57870141010158">
            <text:p>3,5787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,0000E+00</text:p>
          </table:table-cell>
          <table:table-cell office:value-type="float" office:value="9">
            <text:p>9,0000E+00</text:p>
          </table:table-cell>
          <table:table-cell table:formula="of:=([Test3.C613]-[Test3.D613])" office:value-type="float" office:value="2.45960311115695">
            <text:p>2,4596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9">
            <text:p>9,0000E+00</text:p>
          </table:table-cell>
          <table:table-cell table:formula="of:=([Test3.C614]-[Test3.D614])" office:value-type="float" office:value="2.52186826035815">
            <text:p>2,5219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">
            <text:p>0,5</text:p>
          </table:table-cell>
          <table:table-cell office:value-type="float" office:value="9">
            <text:p>9,0000E+00</text:p>
          </table:table-cell>
          <table:table-cell office:value-type="float" office:value="9">
            <text:p>9,0000E+00</text:p>
          </table:table-cell>
          <table:table-cell table:formula="of:=([Test3.C615]-[Test3.D615])" office:value-type="float" office:value="2.58570965931585">
            <text:p>2,5857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75">
            <text:p>0,75</text:p>
          </table:table-cell>
          <table:table-cell office:value-type="float" office:value="9">
            <text:p>9,0000E+00</text:p>
          </table:table-cell>
          <table:table-cell office:value-type="float" office:value="9">
            <text:p>9,0000E+00</text:p>
          </table:table-cell>
          <table:table-cell table:formula="of:=([Test3.C616]-[Test3.D616])" office:value-type="float" office:value="2.65116721098261">
            <text:p>2,6512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,0000E+00</text:p>
          </table:table-cell>
          <table:table-cell office:value-type="float" office:value="9">
            <text:p>9,0000E+00</text:p>
          </table:table-cell>
          <table:table-cell table:formula="of:=([Test3.C617]-[Test3.D617])" office:value-type="float" office:value="2.71828182845904">
            <text:p>2,7183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25">
            <text:p>1,25</text:p>
          </table:table-cell>
          <table:table-cell office:value-type="float" office:value="9">
            <text:p>9,0000E+00</text:p>
          </table:table-cell>
          <table:table-cell office:value-type="float" office:value="9">
            <text:p>9,0000E+00</text:p>
          </table:table-cell>
          <table:table-cell table:formula="of:=([Test3.C618]-[Test3.D618])" office:value-type="float" office:value="2.78709546056585">
            <text:p>2,7871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5">
            <text:p>1,5</text:p>
          </table:table-cell>
          <table:table-cell office:value-type="float" office:value="9">
            <text:p>9,0000E+00</text:p>
          </table:table-cell>
          <table:table-cell office:value-type="float" office:value="9">
            <text:p>9,0000E+00</text:p>
          </table:table-cell>
          <table:table-cell table:formula="of:=([Test3.C619]-[Test3.D619])" office:value-type="float" office:value="2.85765111806316">
            <text:p>2,8577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75">
            <text:p>1,75</text:p>
          </table:table-cell>
          <table:table-cell office:value-type="float" office:value="9">
            <text:p>9,0000E+00</text:p>
          </table:table-cell>
          <table:table-cell office:value-type="float" office:value="9">
            <text:p>9,0000E+00</text:p>
          </table:table-cell>
          <table:table-cell table:formula="of:=([Test3.C620]-[Test3.D620])" office:value-type="float" office:value="2.9299929005337">
            <text:p>2,9300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,0000E+00</text:p>
          </table:table-cell>
          <table:table-cell office:value-type="float" office:value="9">
            <text:p>9,0000E+00</text:p>
          </table:table-cell>
          <table:table-cell table:formula="of:=([Test3.C621]-[Test3.D621])" office:value-type="float" office:value="3.00416602394643">
            <text:p>3,0042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25">
            <text:p>2,25</text:p>
          </table:table-cell>
          <table:table-cell table:number-columns-repeated="2" office:value-type="float" office:value="9">
            <text:p>9,0000E+00</text:p>
          </table:table-cell>
          <table:table-cell table:formula="of:=([Test3.C622]-[Test3.D622])" office:value-type="float" office:value="3.08021684891803">
            <text:p>3,0802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5">
            <text:p>2,5</text:p>
          </table:table-cell>
          <table:table-cell table:number-columns-repeated="2" office:value-type="float" office:value="9">
            <text:p>9,0000E+00</text:p>
          </table:table-cell>
          <table:table-cell table:formula="of:=([Test3.C623]-[Test3.D623])" office:value-type="float" office:value="3.15819290968977">
            <text:p>3,1582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75">
            <text:p>2,75</text:p>
          </table:table-cell>
          <table:table-cell table:number-columns-repeated="2" office:value-type="float" office:value="9">
            <text:p>9,0000E+00</text:p>
          </table:table-cell>
          <table:table-cell table:formula="of:=([Test3.C624]-[Test3.D624])" office:value-type="float" office:value="3.23814294383796">
            <text:p>3,2381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,0000E+00</text:p>
          </table:table-cell>
          <table:table-cell table:formula="of:=([Test3.C625]-[Test3.D625])" office:value-type="float" office:value="3.32011692273655">
            <text:p>3,3201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25">
            <text:p>3,25</text:p>
          </table:table-cell>
          <table:table-cell table:number-columns-repeated="2" office:value-type="float" office:value="9">
            <text:p>9,0000E+00</text:p>
          </table:table-cell>
          <table:table-cell table:formula="of:=([Test3.C626]-[Test3.D626])" office:value-type="float" office:value="3.40416608279082">
            <text:p>3,4042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5">
            <text:p>3,5</text:p>
          </table:table-cell>
          <table:table-cell table:number-columns-repeated="2" office:value-type="float" office:value="9">
            <text:p>9,0000E+00</text:p>
          </table:table-cell>
          <table:table-cell table:formula="of:=([Test3.C627]-[Test3.D627])" office:value-type="float" office:value="3.49034295746184">
            <text:p>3,4903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75">
            <text:p>3,75</text:p>
          </table:table-cell>
          <table:table-cell office:value-type="float" office:value="9">
            <text:p>9,0000E+00</text:p>
          </table:table-cell>
          <table:table-cell office:value-type="float" office:value="9">
            <text:p>9,0000E+00</text:p>
          </table:table-cell>
          <table:table-cell table:formula="of:=([Test3.C628]-[Test3.D628])" office:value-type="float" office:value="3.57870141010158">
            <text:p>3,5787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,0000E+00</text:p>
          </table:table-cell>
          <table:table-cell office:value-type="float" office:value="9">
            <text:p>9,0000E+00</text:p>
          </table:table-cell>
          <table:table-cell table:formula="of:=([Test3.C629]-[Test3.D629])" office:value-type="float" office:value="3.66929666761924">
            <text:p>3,6693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0">
            <text:p>0</text:p>
          </table:table-cell>
          <table:table-cell office:value-type="float" office:value="9.25">
            <text:p>9,2500E+00</text:p>
          </table:table-cell>
          <table:table-cell office:value-type="float" office:value="9.25">
            <text:p>9,2500E+00</text:p>
          </table:table-cell>
          <table:table-cell table:formula="of:=([Test3.C630]-[Test3.D630])" office:value-type="float" office:value="2.52186826035815">
            <text:p>2,5219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0.25">
            <text:p>0,25</text:p>
          </table:table-cell>
          <table:table-cell office:value-type="float" office:value="9.25">
            <text:p>9,2500E+00</text:p>
          </table:table-cell>
          <table:table-cell office:value-type="float" office:value="9.25">
            <text:p>9,2500E+00</text:p>
          </table:table-cell>
          <table:table-cell table:formula="of:=([Test3.C631]-[Test3.D631])" office:value-type="float" office:value="2.58570965931585">
            <text:p>2,5857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0.5">
            <text:p>0,5</text:p>
          </table:table-cell>
          <table:table-cell office:value-type="float" office:value="9.25">
            <text:p>9,2500E+00</text:p>
          </table:table-cell>
          <table:table-cell office:value-type="float" office:value="9.25">
            <text:p>9,2500E+00</text:p>
          </table:table-cell>
          <table:table-cell table:formula="of:=([Test3.C632]-[Test3.D632])" office:value-type="float" office:value="2.65116721098261">
            <text:p>2,6512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0.75">
            <text:p>0,75</text:p>
          </table:table-cell>
          <table:table-cell office:value-type="float" office:value="9.25000000000001">
            <text:p>9,2500E+00</text:p>
          </table:table-cell>
          <table:table-cell office:value-type="float" office:value="9.25">
            <text:p>9,2500E+00</text:p>
          </table:table-cell>
          <table:table-cell table:formula="of:=([Test3.C633]-[Test3.D633])" office:value-type="float" office:value="2.71828182845904">
            <text:p>2,7183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1">
            <text:p>1</text:p>
          </table:table-cell>
          <table:table-cell office:value-type="float" office:value="9.25000000000001">
            <text:p>9,2500E+00</text:p>
          </table:table-cell>
          <table:table-cell office:value-type="float" office:value="9.25">
            <text:p>9,2500E+00</text:p>
          </table:table-cell>
          <table:table-cell table:formula="of:=([Test3.C634]-[Test3.D634])" office:value-type="float" office:value="2.78709546056585">
            <text:p>2,7871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1.25">
            <text:p>1,25</text:p>
          </table:table-cell>
          <table:table-cell office:value-type="float" office:value="9.25000000000001">
            <text:p>9,2500E+00</text:p>
          </table:table-cell>
          <table:table-cell office:value-type="float" office:value="9.25">
            <text:p>9,2500E+00</text:p>
          </table:table-cell>
          <table:table-cell table:formula="of:=([Test3.C635]-[Test3.D635])" office:value-type="float" office:value="2.85765111806316">
            <text:p>2,8577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1.5">
            <text:p>1,5</text:p>
          </table:table-cell>
          <table:table-cell office:value-type="float" office:value="9.25">
            <text:p>9,2500E+00</text:p>
          </table:table-cell>
          <table:table-cell office:value-type="float" office:value="9.25">
            <text:p>9,2500E+00</text:p>
          </table:table-cell>
          <table:table-cell table:formula="of:=([Test3.C636]-[Test3.D636])" office:value-type="float" office:value="2.9299929005337">
            <text:p>2,9300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1.75">
            <text:p>1,75</text:p>
          </table:table-cell>
          <table:table-cell office:value-type="float" office:value="9.25">
            <text:p>9,2500E+00</text:p>
          </table:table-cell>
          <table:table-cell office:value-type="float" office:value="9.25">
            <text:p>9,2500E+00</text:p>
          </table:table-cell>
          <table:table-cell table:formula="of:=([Test3.C637]-[Test3.D637])" office:value-type="float" office:value="3.00416602394643">
            <text:p>3,0042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2">
            <text:p>2</text:p>
          </table:table-cell>
          <table:table-cell office:value-type="float" office:value="9.25">
            <text:p>9,2500E+00</text:p>
          </table:table-cell>
          <table:table-cell office:value-type="float" office:value="9.25">
            <text:p>9,2500E+00</text:p>
          </table:table-cell>
          <table:table-cell table:formula="of:=([Test3.C638]-[Test3.D638])" office:value-type="float" office:value="3.08021684891803">
            <text:p>3,0802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2.25">
            <text:p>2,25</text:p>
          </table:table-cell>
          <table:table-cell office:value-type="float" office:value="9.25">
            <text:p>9,2500E+00</text:p>
          </table:table-cell>
          <table:table-cell office:value-type="float" office:value="9.25">
            <text:p>9,2500E+00</text:p>
          </table:table-cell>
          <table:table-cell table:formula="of:=([Test3.C639]-[Test3.D639])" office:value-type="float" office:value="3.15819290968977">
            <text:p>3,1582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2.5">
            <text:p>2,5</text:p>
          </table:table-cell>
          <table:table-cell office:value-type="float" office:value="9.25">
            <text:p>9,2500E+00</text:p>
          </table:table-cell>
          <table:table-cell office:value-type="float" office:value="9.25">
            <text:p>9,2500E+00</text:p>
          </table:table-cell>
          <table:table-cell table:formula="of:=([Test3.C640]-[Test3.D640])" office:value-type="float" office:value="3.23814294383796">
            <text:p>3,2381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2.75">
            <text:p>2,75</text:p>
          </table:table-cell>
          <table:table-cell office:value-type="float" office:value="9.25">
            <text:p>9,2500E+00</text:p>
          </table:table-cell>
          <table:table-cell office:value-type="float" office:value="9.25">
            <text:p>9,2500E+00</text:p>
          </table:table-cell>
          <table:table-cell table:formula="of:=([Test3.C641]-[Test3.D641])" office:value-type="float" office:value="3.32011692273655">
            <text:p>3,3201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3">
            <text:p>3</text:p>
          </table:table-cell>
          <table:table-cell office:value-type="float" office:value="9.25">
            <text:p>9,2500E+00</text:p>
          </table:table-cell>
          <table:table-cell office:value-type="float" office:value="9.25">
            <text:p>9,2500E+00</text:p>
          </table:table-cell>
          <table:table-cell table:formula="of:=([Test3.C642]-[Test3.D642])" office:value-type="float" office:value="3.40416608279082">
            <text:p>3,4042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3.25">
            <text:p>3,25</text:p>
          </table:table-cell>
          <table:table-cell office:value-type="float" office:value="9.25">
            <text:p>9,2500E+00</text:p>
          </table:table-cell>
          <table:table-cell office:value-type="float" office:value="9.25">
            <text:p>9,2500E+00</text:p>
          </table:table-cell>
          <table:table-cell table:formula="of:=([Test3.C643]-[Test3.D643])" office:value-type="float" office:value="3.49034295746184">
            <text:p>3,4903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3.5">
            <text:p>3,5</text:p>
          </table:table-cell>
          <table:table-cell office:value-type="float" office:value="9.25">
            <text:p>9,2500E+00</text:p>
          </table:table-cell>
          <table:table-cell office:value-type="float" office:value="9.25">
            <text:p>9,2500E+00</text:p>
          </table:table-cell>
          <table:table-cell table:formula="of:=([Test3.C644]-[Test3.D644])" office:value-type="float" office:value="3.57870141010158">
            <text:p>3,5787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3.75">
            <text:p>3,75</text:p>
          </table:table-cell>
          <table:table-cell office:value-type="float" office:value="9.25">
            <text:p>9,2500E+00</text:p>
          </table:table-cell>
          <table:table-cell office:value-type="float" office:value="9.25">
            <text:p>9,2500E+00</text:p>
          </table:table-cell>
          <table:table-cell table:formula="of:=([Test3.C645]-[Test3.D645])" office:value-type="float" office:value="3.66929666761924">
            <text:p>3,6693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4">
            <text:p>4</text:p>
          </table:table-cell>
          <table:table-cell table:number-columns-repeated="2" office:value-type="float" office:value="9.25">
            <text:p>9,2500E+00</text:p>
          </table:table-cell>
          <table:table-cell table:formula="of:=([Test3.C646]-[Test3.D646])" office:value-type="float" office:value="3.76218535499991">
            <text:p>3,7622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 office:value-type="float" office:value="9.5">
            <text:p>9,5000E+00</text:p>
          </table:table-cell>
          <table:table-cell office:value-type="float" office:value="9.5">
            <text:p>9,5000E+00</text:p>
          </table:table-cell>
          <table:table-cell table:formula="of:=([Test3.C647]-[Test3.D647])" office:value-type="float" office:value="2.58570965931585">
            <text:p>2,5857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0.25">
            <text:p>0,25</text:p>
          </table:table-cell>
          <table:table-cell office:value-type="float" office:value="9.5">
            <text:p>9,5000E+00</text:p>
          </table:table-cell>
          <table:table-cell office:value-type="float" office:value="9.5">
            <text:p>9,5000E+00</text:p>
          </table:table-cell>
          <table:table-cell table:formula="of:=([Test3.C648]-[Test3.D648])" office:value-type="float" office:value="2.65116721098261">
            <text:p>2,6512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0.5">
            <text:p>0,5</text:p>
          </table:table-cell>
          <table:table-cell office:value-type="float" office:value="9.5">
            <text:p>9,5000E+00</text:p>
          </table:table-cell>
          <table:table-cell office:value-type="float" office:value="9.5">
            <text:p>9,5000E+00</text:p>
          </table:table-cell>
          <table:table-cell table:formula="of:=([Test3.C649]-[Test3.D649])" office:value-type="float" office:value="2.71828182845904">
            <text:p>2,7183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0.75">
            <text:p>0,75</text:p>
          </table:table-cell>
          <table:table-cell office:value-type="float" office:value="9.50000000000001">
            <text:p>9,5000E+00</text:p>
          </table:table-cell>
          <table:table-cell office:value-type="float" office:value="9.5">
            <text:p>9,5000E+00</text:p>
          </table:table-cell>
          <table:table-cell table:formula="of:=([Test3.C650]-[Test3.D650])" office:value-type="float" office:value="2.78709546056585">
            <text:p>2,7871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1">
            <text:p>1</text:p>
          </table:table-cell>
          <table:table-cell office:value-type="float" office:value="9.50000000000001">
            <text:p>9,5000E+00</text:p>
          </table:table-cell>
          <table:table-cell office:value-type="float" office:value="9.5">
            <text:p>9,5000E+00</text:p>
          </table:table-cell>
          <table:table-cell table:formula="of:=([Test3.C651]-[Test3.D651])" office:value-type="float" office:value="2.85765111806316">
            <text:p>2,8577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1.25">
            <text:p>1,25</text:p>
          </table:table-cell>
          <table:table-cell office:value-type="float" office:value="9.50000000000001">
            <text:p>9,5000E+00</text:p>
          </table:table-cell>
          <table:table-cell office:value-type="float" office:value="9.5">
            <text:p>9,5000E+00</text:p>
          </table:table-cell>
          <table:table-cell table:formula="of:=([Test3.C652]-[Test3.D652])" office:value-type="float" office:value="2.9299929005337">
            <text:p>2,9300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1.5">
            <text:p>1,5</text:p>
          </table:table-cell>
          <table:table-cell office:value-type="float" office:value="9.50000000000001">
            <text:p>9,5000E+00</text:p>
          </table:table-cell>
          <table:table-cell office:value-type="float" office:value="9.5">
            <text:p>9,5000E+00</text:p>
          </table:table-cell>
          <table:table-cell table:formula="of:=([Test3.C653]-[Test3.D653])" office:value-type="float" office:value="3.00416602394643">
            <text:p>3,0042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1.75">
            <text:p>1,75</text:p>
          </table:table-cell>
          <table:table-cell office:value-type="float" office:value="9.50000000000001">
            <text:p>9,5000E+00</text:p>
          </table:table-cell>
          <table:table-cell office:value-type="float" office:value="9.5">
            <text:p>9,5000E+00</text:p>
          </table:table-cell>
          <table:table-cell table:formula="of:=([Test3.C654]-[Test3.D654])" office:value-type="float" office:value="3.08021684891803">
            <text:p>3,0802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2">
            <text:p>2</text:p>
          </table:table-cell>
          <table:table-cell office:value-type="float" office:value="9.5">
            <text:p>9,5000E+00</text:p>
          </table:table-cell>
          <table:table-cell office:value-type="float" office:value="9.5">
            <text:p>9,5000E+00</text:p>
          </table:table-cell>
          <table:table-cell table:formula="of:=([Test3.C655]-[Test3.D655])" office:value-type="float" office:value="3.15819290968977">
            <text:p>3,1582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2.25">
            <text:p>2,25</text:p>
          </table:table-cell>
          <table:table-cell office:value-type="float" office:value="9.5">
            <text:p>9,5000E+00</text:p>
          </table:table-cell>
          <table:table-cell office:value-type="float" office:value="9.5">
            <text:p>9,5000E+00</text:p>
          </table:table-cell>
          <table:table-cell table:formula="of:=([Test3.C656]-[Test3.D656])" office:value-type="float" office:value="3.23814294383796">
            <text:p>3,2381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2.5">
            <text:p>2,5</text:p>
          </table:table-cell>
          <table:table-cell office:value-type="float" office:value="9.5">
            <text:p>9,5000E+00</text:p>
          </table:table-cell>
          <table:table-cell office:value-type="float" office:value="9.5">
            <text:p>9,5000E+00</text:p>
          </table:table-cell>
          <table:table-cell table:formula="of:=([Test3.C657]-[Test3.D657])" office:value-type="float" office:value="3.32011692273655">
            <text:p>3,3201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2.75">
            <text:p>2,75</text:p>
          </table:table-cell>
          <table:table-cell office:value-type="float" office:value="9.5">
            <text:p>9,5000E+00</text:p>
          </table:table-cell>
          <table:table-cell office:value-type="float" office:value="9.5">
            <text:p>9,5000E+00</text:p>
          </table:table-cell>
          <table:table-cell table:formula="of:=([Test3.C658]-[Test3.D658])" office:value-type="float" office:value="3.40416608279082">
            <text:p>3,4042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3">
            <text:p>3</text:p>
          </table:table-cell>
          <table:table-cell office:value-type="float" office:value="9.5">
            <text:p>9,5000E+00</text:p>
          </table:table-cell>
          <table:table-cell office:value-type="float" office:value="9.5">
            <text:p>9,5000E+00</text:p>
          </table:table-cell>
          <table:table-cell table:formula="of:=([Test3.C659]-[Test3.D659])" office:value-type="float" office:value="3.49034295746184">
            <text:p>3,4903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3.25">
            <text:p>3,25</text:p>
          </table:table-cell>
          <table:table-cell office:value-type="float" office:value="9.5">
            <text:p>9,5000E+00</text:p>
          </table:table-cell>
          <table:table-cell office:value-type="float" office:value="9.5">
            <text:p>9,5000E+00</text:p>
          </table:table-cell>
          <table:table-cell table:formula="of:=([Test3.C660]-[Test3.D660])" office:value-type="float" office:value="3.57870141010158">
            <text:p>3,5787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3.5">
            <text:p>3,5</text:p>
          </table:table-cell>
          <table:table-cell office:value-type="float" office:value="9.5">
            <text:p>9,5000E+00</text:p>
          </table:table-cell>
          <table:table-cell office:value-type="float" office:value="9.5">
            <text:p>9,5000E+00</text:p>
          </table:table-cell>
          <table:table-cell table:formula="of:=([Test3.C661]-[Test3.D661])" office:value-type="float" office:value="3.66929666761924">
            <text:p>3,6693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3.75">
            <text:p>3,75</text:p>
          </table:table-cell>
          <table:table-cell office:value-type="float" office:value="9.5">
            <text:p>9,5000E+00</text:p>
          </table:table-cell>
          <table:table-cell office:value-type="float" office:value="9.5">
            <text:p>9,5000E+00</text:p>
          </table:table-cell>
          <table:table-cell table:formula="of:=([Test3.C662]-[Test3.D662])" office:value-type="float" office:value="3.76218535499991">
            <text:p>3,7622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4">
            <text:p>4</text:p>
          </table:table-cell>
          <table:table-cell office:value-type="float" office:value="9.5">
            <text:p>9,5000E+00</text:p>
          </table:table-cell>
          <table:table-cell office:value-type="float" office:value="9.5">
            <text:p>9,5000E+00</text:p>
          </table:table-cell>
          <table:table-cell table:formula="of:=([Test3.C663]-[Test3.D663])" office:value-type="float" office:value="3.85742553069697">
            <text:p>3,8574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0">
            <text:p>0</text:p>
          </table:table-cell>
          <table:table-cell table:number-columns-repeated="2" office:value-type="float" office:value="9.75">
            <text:p>9,7500E+00</text:p>
          </table:table-cell>
          <table:table-cell table:formula="of:=([Test3.C664]-[Test3.D664])" office:value-type="float" office:value="2.65116721098261">
            <text:p>2,6512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0.25">
            <text:p>0,25</text:p>
          </table:table-cell>
          <table:table-cell office:value-type="float" office:value="9.75">
            <text:p>9,7500E+00</text:p>
          </table:table-cell>
          <table:table-cell office:value-type="float" office:value="9.75">
            <text:p>9,7500E+00</text:p>
          </table:table-cell>
          <table:table-cell table:formula="of:=([Test3.C665]-[Test3.D665])" office:value-type="float" office:value="2.71828182845904">
            <text:p>2,7183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0.5">
            <text:p>0,5</text:p>
          </table:table-cell>
          <table:table-cell office:value-type="float" office:value="9.75">
            <text:p>9,7500E+00</text:p>
          </table:table-cell>
          <table:table-cell office:value-type="float" office:value="9.75">
            <text:p>9,7500E+00</text:p>
          </table:table-cell>
          <table:table-cell table:formula="of:=([Test3.C666]-[Test3.D666])" office:value-type="float" office:value="2.78709546056585">
            <text:p>2,7871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0.75">
            <text:p>0,75</text:p>
          </table:table-cell>
          <table:table-cell office:value-type="float" office:value="9.75000000000001">
            <text:p>9,7500E+00</text:p>
          </table:table-cell>
          <table:table-cell office:value-type="float" office:value="9.75">
            <text:p>9,7500E+00</text:p>
          </table:table-cell>
          <table:table-cell table:formula="of:=([Test3.C667]-[Test3.D667])" office:value-type="float" office:value="2.85765111806316">
            <text:p>2,8577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1">
            <text:p>1</text:p>
          </table:table-cell>
          <table:table-cell office:value-type="float" office:value="9.75000000000001">
            <text:p>9,7500E+00</text:p>
          </table:table-cell>
          <table:table-cell office:value-type="float" office:value="9.75">
            <text:p>9,7500E+00</text:p>
          </table:table-cell>
          <table:table-cell table:formula="of:=([Test3.C668]-[Test3.D668])" office:value-type="float" office:value="2.9299929005337">
            <text:p>2,9300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1.25">
            <text:p>1,25</text:p>
          </table:table-cell>
          <table:table-cell office:value-type="float" office:value="9.75000000000001">
            <text:p>9,7500E+00</text:p>
          </table:table-cell>
          <table:table-cell office:value-type="float" office:value="9.75">
            <text:p>9,7500E+00</text:p>
          </table:table-cell>
          <table:table-cell table:formula="of:=([Test3.C669]-[Test3.D669])" office:value-type="float" office:value="3.00416602394643">
            <text:p>3,0042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1.5">
            <text:p>1,5</text:p>
          </table:table-cell>
          <table:table-cell office:value-type="float" office:value="9.75000000000001">
            <text:p>9,7500E+00</text:p>
          </table:table-cell>
          <table:table-cell office:value-type="float" office:value="9.75">
            <text:p>9,7500E+00</text:p>
          </table:table-cell>
          <table:table-cell table:formula="of:=([Test3.C670]-[Test3.D670])" office:value-type="float" office:value="3.08021684891803">
            <text:p>3,0802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1.75">
            <text:p>1,75</text:p>
          </table:table-cell>
          <table:table-cell office:value-type="float" office:value="9.75000000000001">
            <text:p>9,7500E+00</text:p>
          </table:table-cell>
          <table:table-cell office:value-type="float" office:value="9.75">
            <text:p>9,7500E+00</text:p>
          </table:table-cell>
          <table:table-cell table:formula="of:=([Test3.C671]-[Test3.D671])" office:value-type="float" office:value="3.15819290968977">
            <text:p>3,1582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2">
            <text:p>2</text:p>
          </table:table-cell>
          <table:table-cell office:value-type="float" office:value="9.75">
            <text:p>9,7500E+00</text:p>
          </table:table-cell>
          <table:table-cell office:value-type="float" office:value="9.75">
            <text:p>9,7500E+00</text:p>
          </table:table-cell>
          <table:table-cell table:formula="of:=([Test3.C672]-[Test3.D672])" office:value-type="float" office:value="3.23814294383796">
            <text:p>3,2381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2.25">
            <text:p>2,25</text:p>
          </table:table-cell>
          <table:table-cell office:value-type="float" office:value="9.75">
            <text:p>9,7500E+00</text:p>
          </table:table-cell>
          <table:table-cell office:value-type="float" office:value="9.75">
            <text:p>9,7500E+00</text:p>
          </table:table-cell>
          <table:table-cell table:formula="of:=([Test3.C673]-[Test3.D673])" office:value-type="float" office:value="3.32011692273655">
            <text:p>3,3201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2.5">
            <text:p>2,5</text:p>
          </table:table-cell>
          <table:table-cell table:number-columns-repeated="2" office:value-type="float" office:value="9.75">
            <text:p>9,7500E+00</text:p>
          </table:table-cell>
          <table:table-cell table:formula="of:=([Test3.C674]-[Test3.D674])" office:value-type="float" office:value="3.40416608279082">
            <text:p>3,4042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2.75">
            <text:p>2,75</text:p>
          </table:table-cell>
          <table:table-cell office:value-type="float" office:value="9.75">
            <text:p>9,7500E+00</text:p>
          </table:table-cell>
          <table:table-cell office:value-type="float" office:value="9.75">
            <text:p>9,7500E+00</text:p>
          </table:table-cell>
          <table:table-cell table:formula="of:=([Test3.C675]-[Test3.D675])" office:value-type="float" office:value="3.49034295746184">
            <text:p>3,4903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3">
            <text:p>3</text:p>
          </table:table-cell>
          <table:table-cell office:value-type="float" office:value="9.75">
            <text:p>9,7500E+00</text:p>
          </table:table-cell>
          <table:table-cell office:value-type="float" office:value="9.75">
            <text:p>9,7500E+00</text:p>
          </table:table-cell>
          <table:table-cell table:formula="of:=([Test3.C676]-[Test3.D676])" office:value-type="float" office:value="3.57870141010158">
            <text:p>3,5787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3.25">
            <text:p>3,25</text:p>
          </table:table-cell>
          <table:table-cell office:value-type="float" office:value="9.75">
            <text:p>9,7500E+00</text:p>
          </table:table-cell>
          <table:table-cell office:value-type="float" office:value="9.75">
            <text:p>9,7500E+00</text:p>
          </table:table-cell>
          <table:table-cell table:formula="of:=([Test3.C677]-[Test3.D677])" office:value-type="float" office:value="3.66929666761924">
            <text:p>3,6693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3.5">
            <text:p>3,5</text:p>
          </table:table-cell>
          <table:table-cell office:value-type="float" office:value="9.75">
            <text:p>9,7500E+00</text:p>
          </table:table-cell>
          <table:table-cell office:value-type="float" office:value="9.75">
            <text:p>9,7500E+00</text:p>
          </table:table-cell>
          <table:table-cell table:formula="of:=([Test3.C678]-[Test3.D678])" office:value-type="float" office:value="3.76218535499991">
            <text:p>3,7622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3.75">
            <text:p>3,75</text:p>
          </table:table-cell>
          <table:table-cell office:value-type="float" office:value="9.75">
            <text:p>9,7500E+00</text:p>
          </table:table-cell>
          <table:table-cell office:value-type="float" office:value="9.75">
            <text:p>9,7500E+00</text:p>
          </table:table-cell>
          <table:table-cell table:formula="of:=([Test3.C679]-[Test3.D679])" office:value-type="float" office:value="3.85742553069697">
            <text:p>3,8574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4">
            <text:p>4</text:p>
          </table:table-cell>
          <table:table-cell office:value-type="float" office:value="9.75">
            <text:p>9,7500E+00</text:p>
          </table:table-cell>
          <table:table-cell office:value-type="float" office:value="9.75">
            <text:p>9,7500E+00</text:p>
          </table:table-cell>
          <table:table-cell table:formula="of:=([Test3.C680]-[Test3.D680])" office:value-type="float" office:value="3.95507672292058">
            <text:p>3,9551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,0000E+01</text:p>
          </table:table-cell>
          <table:table-cell office:value-type="float" office:value="10">
            <text:p>1,0000E+01</text:p>
          </table:table-cell>
          <table:table-cell table:formula="of:=([Test3.C681]-[Test3.D681])" office:value-type="float" office:value="2.71828182845904">
            <text:p>2,7183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25">
            <text:p>0,25</text:p>
          </table:table-cell>
          <table:table-cell office:value-type="float" office:value="10">
            <text:p>1,0000E+01</text:p>
          </table:table-cell>
          <table:table-cell office:value-type="float" office:value="10">
            <text:p>1,0000E+01</text:p>
          </table:table-cell>
          <table:table-cell table:formula="of:=([Test3.C682]-[Test3.D682])" office:value-type="float" office:value="2.78709546056585">
            <text:p>2,7871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">
            <text:p>0,5</text:p>
          </table:table-cell>
          <table:table-cell office:value-type="float" office:value="10">
            <text:p>1,0000E+01</text:p>
          </table:table-cell>
          <table:table-cell office:value-type="float" office:value="10">
            <text:p>1,0000E+01</text:p>
          </table:table-cell>
          <table:table-cell table:formula="of:=([Test3.C683]-[Test3.D683])" office:value-type="float" office:value="2.85765111806316">
            <text:p>2,8577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75">
            <text:p>0,75</text:p>
          </table:table-cell>
          <table:table-cell office:value-type="float" office:value="10">
            <text:p>1,0000E+01</text:p>
          </table:table-cell>
          <table:table-cell office:value-type="float" office:value="10">
            <text:p>1,0000E+01</text:p>
          </table:table-cell>
          <table:table-cell table:formula="of:=([Test3.C684]-[Test3.D684])" office:value-type="float" office:value="2.9299929005337">
            <text:p>2,9300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,0000E+01</text:p>
          </table:table-cell>
          <table:table-cell office:value-type="float" office:value="10">
            <text:p>1,0000E+01</text:p>
          </table:table-cell>
          <table:table-cell table:formula="of:=([Test3.C685]-[Test3.D685])" office:value-type="float" office:value="3.00416602394643">
            <text:p>3,0042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25">
            <text:p>1,25</text:p>
          </table:table-cell>
          <table:table-cell office:value-type="float" office:value="10">
            <text:p>1,0000E+01</text:p>
          </table:table-cell>
          <table:table-cell office:value-type="float" office:value="10">
            <text:p>1,0000E+01</text:p>
          </table:table-cell>
          <table:table-cell table:formula="of:=([Test3.C686]-[Test3.D686])" office:value-type="float" office:value="3.08021684891803">
            <text:p>3,0802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5">
            <text:p>1,5</text:p>
          </table:table-cell>
          <table:table-cell office:value-type="float" office:value="10">
            <text:p>1,0000E+01</text:p>
          </table:table-cell>
          <table:table-cell office:value-type="float" office:value="10">
            <text:p>1,0000E+01</text:p>
          </table:table-cell>
          <table:table-cell table:formula="of:=([Test3.C687]-[Test3.D687])" office:value-type="float" office:value="3.15819290968977">
            <text:p>3,1582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75">
            <text:p>1,75</text:p>
          </table:table-cell>
          <table:table-cell office:value-type="float" office:value="10">
            <text:p>1,0000E+01</text:p>
          </table:table-cell>
          <table:table-cell office:value-type="float" office:value="10">
            <text:p>1,0000E+01</text:p>
          </table:table-cell>
          <table:table-cell table:formula="of:=([Test3.C688]-[Test3.D688])" office:value-type="float" office:value="3.23814294383796">
            <text:p>3,2381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,0000E+01</text:p>
          </table:table-cell>
          <table:table-cell office:value-type="float" office:value="10">
            <text:p>1,0000E+01</text:p>
          </table:table-cell>
          <table:table-cell table:formula="of:=([Test3.C689]-[Test3.D689])" office:value-type="float" office:value="3.32011692273655">
            <text:p>3,3201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25">
            <text:p>2,25</text:p>
          </table:table-cell>
          <table:table-cell office:value-type="float" office:value="10">
            <text:p>1,0000E+01</text:p>
          </table:table-cell>
          <table:table-cell office:value-type="float" office:value="10">
            <text:p>1,0000E+01</text:p>
          </table:table-cell>
          <table:table-cell table:formula="of:=([Test3.C690]-[Test3.D690])" office:value-type="float" office:value="3.40416608279082">
            <text:p>3,4042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 office:value-type="float" office:value="10">
            <text:p>1,0000E+01</text:p>
          </table:table-cell>
          <table:table-cell office:value-type="float" office:value="10">
            <text:p>1,0000E+01</text:p>
          </table:table-cell>
          <table:table-cell table:formula="of:=([Test3.C691]-[Test3.D691])" office:value-type="float" office:value="3.49034295746184">
            <text:p>3,4903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75">
            <text:p>2,75</text:p>
          </table:table-cell>
          <table:table-cell office:value-type="float" office:value="10">
            <text:p>1,0000E+01</text:p>
          </table:table-cell>
          <table:table-cell office:value-type="float" office:value="10">
            <text:p>1,0000E+01</text:p>
          </table:table-cell>
          <table:table-cell table:formula="of:=([Test3.C692]-[Test3.D692])" office:value-type="float" office:value="3.57870141010158">
            <text:p>3,5787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,0000E+01</text:p>
          </table:table-cell>
          <table:table-cell office:value-type="float" office:value="10">
            <text:p>1,0000E+01</text:p>
          </table:table-cell>
          <table:table-cell table:formula="of:=([Test3.C693]-[Test3.D693])" office:value-type="float" office:value="3.66929666761924">
            <text:p>3,6693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25">
            <text:p>3,25</text:p>
          </table:table-cell>
          <table:table-cell table:number-columns-repeated="2" office:value-type="float" office:value="10">
            <text:p>1,0000E+01</text:p>
          </table:table-cell>
          <table:table-cell table:formula="of:=([Test3.C694]-[Test3.D694])" office:value-type="float" office:value="3.76218535499991">
            <text:p>3,7622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 office:value-type="float" office:value="10">
            <text:p>1,0000E+01</text:p>
          </table:table-cell>
          <table:table-cell office:value-type="float" office:value="10">
            <text:p>1,0000E+01</text:p>
          </table:table-cell>
          <table:table-cell table:formula="of:=([Test3.C695]-[Test3.D695])" office:value-type="float" office:value="3.85742553069697">
            <text:p>3,8574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75">
            <text:p>3,75</text:p>
          </table:table-cell>
          <table:table-cell office:value-type="float" office:value="10">
            <text:p>1,0000E+01</text:p>
          </table:table-cell>
          <table:table-cell office:value-type="float" office:value="10">
            <text:p>1,0000E+01</text:p>
          </table:table-cell>
          <table:table-cell table:formula="of:=([Test3.C696]-[Test3.D696])" office:value-type="float" office:value="3.95507672292058">
            <text:p>3,9551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,0000E+01</text:p>
          </table:table-cell>
          <table:table-cell office:value-type="float" office:value="10">
            <text:p>1,0000E+01</text:p>
          </table:table-cell>
          <table:table-cell table:formula="of:=([Test3.C697]-[Test3.D697])" office:value-type="float" office:value="4.05519996684468">
            <text:p>4,0552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0">
            <text:p>0</text:p>
          </table:table-cell>
          <table:table-cell office:value-type="float" office:value="10.25">
            <text:p>1,0250E+01</text:p>
          </table:table-cell>
          <table:table-cell office:value-type="float" office:value="10.25">
            <text:p>1,0250E+01</text:p>
          </table:table-cell>
          <table:table-cell table:formula="of:=([Test3.C698]-[Test3.D698])" office:value-type="float" office:value="2.78709546056585">
            <text:p>2,7871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0.25">
            <text:p>0,25</text:p>
          </table:table-cell>
          <table:table-cell office:value-type="float" office:value="10.25">
            <text:p>1,0250E+01</text:p>
          </table:table-cell>
          <table:table-cell office:value-type="float" office:value="10.25">
            <text:p>1,0250E+01</text:p>
          </table:table-cell>
          <table:table-cell table:formula="of:=([Test3.C699]-[Test3.D699])" office:value-type="float" office:value="2.85765111806316">
            <text:p>2,8577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0.5">
            <text:p>0,5</text:p>
          </table:table-cell>
          <table:table-cell office:value-type="float" office:value="10.25">
            <text:p>1,0250E+01</text:p>
          </table:table-cell>
          <table:table-cell office:value-type="float" office:value="10.25">
            <text:p>1,0250E+01</text:p>
          </table:table-cell>
          <table:table-cell table:formula="of:=([Test3.C700]-[Test3.D700])" office:value-type="float" office:value="2.9299929005337">
            <text:p>2,9300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0.75">
            <text:p>0,75</text:p>
          </table:table-cell>
          <table:table-cell office:value-type="float" office:value="10.25">
            <text:p>1,0250E+01</text:p>
          </table:table-cell>
          <table:table-cell office:value-type="float" office:value="10.25">
            <text:p>1,0250E+01</text:p>
          </table:table-cell>
          <table:table-cell table:formula="of:=([Test3.C701]-[Test3.D701])" office:value-type="float" office:value="3.00416602394643">
            <text:p>3,0042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1">
            <text:p>1</text:p>
          </table:table-cell>
          <table:table-cell office:value-type="float" office:value="10.25">
            <text:p>1,0250E+01</text:p>
          </table:table-cell>
          <table:table-cell office:value-type="float" office:value="10.25">
            <text:p>1,0250E+01</text:p>
          </table:table-cell>
          <table:table-cell table:formula="of:=([Test3.C702]-[Test3.D702])" office:value-type="float" office:value="3.08021684891803">
            <text:p>3,0802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1.25">
            <text:p>1,25</text:p>
          </table:table-cell>
          <table:table-cell office:value-type="float" office:value="10.25">
            <text:p>1,0250E+01</text:p>
          </table:table-cell>
          <table:table-cell office:value-type="float" office:value="10.25">
            <text:p>1,0250E+01</text:p>
          </table:table-cell>
          <table:table-cell table:formula="of:=([Test3.C703]-[Test3.D703])" office:value-type="float" office:value="3.15819290968977">
            <text:p>3,1582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1.5">
            <text:p>1,5</text:p>
          </table:table-cell>
          <table:table-cell office:value-type="float" office:value="10.25">
            <text:p>1,0250E+01</text:p>
          </table:table-cell>
          <table:table-cell office:value-type="float" office:value="10.25">
            <text:p>1,0250E+01</text:p>
          </table:table-cell>
          <table:table-cell table:formula="of:=([Test3.C704]-[Test3.D704])" office:value-type="float" office:value="3.23814294383796">
            <text:p>3,2381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1.75">
            <text:p>1,75</text:p>
          </table:table-cell>
          <table:table-cell office:value-type="float" office:value="10.25">
            <text:p>1,0250E+01</text:p>
          </table:table-cell>
          <table:table-cell office:value-type="float" office:value="10.25">
            <text:p>1,0250E+01</text:p>
          </table:table-cell>
          <table:table-cell table:formula="of:=([Test3.C705]-[Test3.D705])" office:value-type="float" office:value="3.32011692273655">
            <text:p>3,3201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2">
            <text:p>2</text:p>
          </table:table-cell>
          <table:table-cell office:value-type="float" office:value="10.25">
            <text:p>1,0250E+01</text:p>
          </table:table-cell>
          <table:table-cell office:value-type="float" office:value="10.25">
            <text:p>1,0250E+01</text:p>
          </table:table-cell>
          <table:table-cell table:formula="of:=([Test3.C706]-[Test3.D706])" office:value-type="float" office:value="3.40416608279082">
            <text:p>3,4042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2.25">
            <text:p>2,25</text:p>
          </table:table-cell>
          <table:table-cell office:value-type="float" office:value="10.25">
            <text:p>1,0250E+01</text:p>
          </table:table-cell>
          <table:table-cell office:value-type="float" office:value="10.25">
            <text:p>1,0250E+01</text:p>
          </table:table-cell>
          <table:table-cell table:formula="of:=([Test3.C707]-[Test3.D707])" office:value-type="float" office:value="3.49034295746184">
            <text:p>3,4903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2.5">
            <text:p>2,5</text:p>
          </table:table-cell>
          <table:table-cell office:value-type="float" office:value="10.25">
            <text:p>1,0250E+01</text:p>
          </table:table-cell>
          <table:table-cell office:value-type="float" office:value="10.25">
            <text:p>1,0250E+01</text:p>
          </table:table-cell>
          <table:table-cell table:formula="of:=([Test3.C708]-[Test3.D708])" office:value-type="float" office:value="3.57870141010158">
            <text:p>3,5787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2.75">
            <text:p>2,75</text:p>
          </table:table-cell>
          <table:table-cell office:value-type="float" office:value="10.25">
            <text:p>1,0250E+01</text:p>
          </table:table-cell>
          <table:table-cell office:value-type="float" office:value="10.25">
            <text:p>1,0250E+01</text:p>
          </table:table-cell>
          <table:table-cell table:formula="of:=([Test3.C709]-[Test3.D709])" office:value-type="float" office:value="3.66929666761924">
            <text:p>3,6693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3">
            <text:p>3</text:p>
          </table:table-cell>
          <table:table-cell office:value-type="float" office:value="10.25">
            <text:p>1,0250E+01</text:p>
          </table:table-cell>
          <table:table-cell office:value-type="float" office:value="10.25">
            <text:p>1,0250E+01</text:p>
          </table:table-cell>
          <table:table-cell table:formula="of:=([Test3.C710]-[Test3.D710])" office:value-type="float" office:value="3.76218535499991">
            <text:p>3,7622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3.25">
            <text:p>3,25</text:p>
          </table:table-cell>
          <table:table-cell table:number-columns-repeated="2" office:value-type="float" office:value="10.25">
            <text:p>1,0250E+01</text:p>
          </table:table-cell>
          <table:table-cell table:formula="of:=([Test3.C711]-[Test3.D711])" office:value-type="float" office:value="3.85742553069697">
            <text:p>3,8574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3.5">
            <text:p>3,5</text:p>
          </table:table-cell>
          <table:table-cell office:value-type="float" office:value="10.25">
            <text:p>1,0250E+01</text:p>
          </table:table-cell>
          <table:table-cell office:value-type="float" office:value="10.25">
            <text:p>1,0250E+01</text:p>
          </table:table-cell>
          <table:table-cell table:formula="of:=([Test3.C712]-[Test3.D712])" office:value-type="float" office:value="3.95507672292058">
            <text:p>3,9551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3.75">
            <text:p>3,75</text:p>
          </table:table-cell>
          <table:table-cell office:value-type="float" office:value="10.25">
            <text:p>1,0250E+01</text:p>
          </table:table-cell>
          <table:table-cell office:value-type="float" office:value="10.25">
            <text:p>1,0250E+01</text:p>
          </table:table-cell>
          <table:table-cell table:formula="of:=([Test3.C713]-[Test3.D713])" office:value-type="float" office:value="4.05519996684468">
            <text:p>4,0552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4">
            <text:p>4</text:p>
          </table:table-cell>
          <table:table-cell office:value-type="float" office:value="10.25">
            <text:p>1,0250E+01</text:p>
          </table:table-cell>
          <table:table-cell office:value-type="float" office:value="10.25">
            <text:p>1,0250E+01</text:p>
          </table:table-cell>
          <table:table-cell table:formula="of:=([Test3.C714]-[Test3.D714])" office:value-type="float" office:value="4.15785784275601">
            <text:p>4,1579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0">
            <text:p>0</text:p>
          </table:table-cell>
          <table:table-cell office:value-type="float" office:value="10.5">
            <text:p>1,0500E+01</text:p>
          </table:table-cell>
          <table:table-cell office:value-type="float" office:value="10.5">
            <text:p>1,0500E+01</text:p>
          </table:table-cell>
          <table:table-cell table:formula="of:=([Test3.C715]-[Test3.D715])" office:value-type="float" office:value="2.85765111806316">
            <text:p>2,8577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0.25">
            <text:p>0,25</text:p>
          </table:table-cell>
          <table:table-cell office:value-type="float" office:value="10.5">
            <text:p>1,0500E+01</text:p>
          </table:table-cell>
          <table:table-cell office:value-type="float" office:value="10.5">
            <text:p>1,0500E+01</text:p>
          </table:table-cell>
          <table:table-cell table:formula="of:=([Test3.C716]-[Test3.D716])" office:value-type="float" office:value="2.9299929005337">
            <text:p>2,9300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0.5">
            <text:p>0,5</text:p>
          </table:table-cell>
          <table:table-cell office:value-type="float" office:value="10.5">
            <text:p>1,0500E+01</text:p>
          </table:table-cell>
          <table:table-cell office:value-type="float" office:value="10.5">
            <text:p>1,0500E+01</text:p>
          </table:table-cell>
          <table:table-cell table:formula="of:=([Test3.C717]-[Test3.D717])" office:value-type="float" office:value="3.00416602394643">
            <text:p>3,0042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0.75">
            <text:p>0,75</text:p>
          </table:table-cell>
          <table:table-cell office:value-type="float" office:value="10.5">
            <text:p>1,0500E+01</text:p>
          </table:table-cell>
          <table:table-cell office:value-type="float" office:value="10.5">
            <text:p>1,0500E+01</text:p>
          </table:table-cell>
          <table:table-cell table:formula="of:=([Test3.C718]-[Test3.D718])" office:value-type="float" office:value="3.08021684891803">
            <text:p>3,0802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1">
            <text:p>1</text:p>
          </table:table-cell>
          <table:table-cell office:value-type="float" office:value="10.5">
            <text:p>1,0500E+01</text:p>
          </table:table-cell>
          <table:table-cell office:value-type="float" office:value="10.5">
            <text:p>1,0500E+01</text:p>
          </table:table-cell>
          <table:table-cell table:formula="of:=([Test3.C719]-[Test3.D719])" office:value-type="float" office:value="3.15819290968977">
            <text:p>3,1582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1.25">
            <text:p>1,25</text:p>
          </table:table-cell>
          <table:table-cell office:value-type="float" office:value="10.5">
            <text:p>1,0500E+01</text:p>
          </table:table-cell>
          <table:table-cell office:value-type="float" office:value="10.5">
            <text:p>1,0500E+01</text:p>
          </table:table-cell>
          <table:table-cell table:formula="of:=([Test3.C720]-[Test3.D720])" office:value-type="float" office:value="3.23814294383796">
            <text:p>3,2381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1.5">
            <text:p>1,5</text:p>
          </table:table-cell>
          <table:table-cell office:value-type="float" office:value="10.5">
            <text:p>1,0500E+01</text:p>
          </table:table-cell>
          <table:table-cell office:value-type="float" office:value="10.5">
            <text:p>1,0500E+01</text:p>
          </table:table-cell>
          <table:table-cell table:formula="of:=([Test3.C721]-[Test3.D721])" office:value-type="float" office:value="3.32011692273655">
            <text:p>3,3201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1.75">
            <text:p>1,75</text:p>
          </table:table-cell>
          <table:table-cell office:value-type="float" office:value="10.5">
            <text:p>1,0500E+01</text:p>
          </table:table-cell>
          <table:table-cell office:value-type="float" office:value="10.5">
            <text:p>1,0500E+01</text:p>
          </table:table-cell>
          <table:table-cell table:formula="of:=([Test3.C722]-[Test3.D722])" office:value-type="float" office:value="3.40416608279082">
            <text:p>3,4042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2">
            <text:p>2</text:p>
          </table:table-cell>
          <table:table-cell office:value-type="float" office:value="10.5">
            <text:p>1,0500E+01</text:p>
          </table:table-cell>
          <table:table-cell office:value-type="float" office:value="10.5">
            <text:p>1,0500E+01</text:p>
          </table:table-cell>
          <table:table-cell table:formula="of:=([Test3.C723]-[Test3.D723])" office:value-type="float" office:value="3.49034295746184">
            <text:p>3,4903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2.25">
            <text:p>2,25</text:p>
          </table:table-cell>
          <table:table-cell office:value-type="float" office:value="10.5">
            <text:p>1,0500E+01</text:p>
          </table:table-cell>
          <table:table-cell office:value-type="float" office:value="10.5">
            <text:p>1,0500E+01</text:p>
          </table:table-cell>
          <table:table-cell table:formula="of:=([Test3.C724]-[Test3.D724])" office:value-type="float" office:value="3.57870141010158">
            <text:p>3,5787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2.5">
            <text:p>2,5</text:p>
          </table:table-cell>
          <table:table-cell office:value-type="float" office:value="10.5">
            <text:p>1,0500E+01</text:p>
          </table:table-cell>
          <table:table-cell office:value-type="float" office:value="10.5">
            <text:p>1,0500E+01</text:p>
          </table:table-cell>
          <table:table-cell table:formula="of:=([Test3.C725]-[Test3.D725])" office:value-type="float" office:value="3.66929666761924">
            <text:p>3,6693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2.75">
            <text:p>2,75</text:p>
          </table:table-cell>
          <table:table-cell office:value-type="float" office:value="10.5">
            <text:p>1,0500E+01</text:p>
          </table:table-cell>
          <table:table-cell office:value-type="float" office:value="10.5">
            <text:p>1,0500E+01</text:p>
          </table:table-cell>
          <table:table-cell table:formula="of:=([Test3.C726]-[Test3.D726])" office:value-type="float" office:value="3.76218535499991">
            <text:p>3,7622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3">
            <text:p>3</text:p>
          </table:table-cell>
          <table:table-cell office:value-type="float" office:value="10.5">
            <text:p>1,0500E+01</text:p>
          </table:table-cell>
          <table:table-cell office:value-type="float" office:value="10.5">
            <text:p>1,0500E+01</text:p>
          </table:table-cell>
          <table:table-cell table:formula="of:=([Test3.C727]-[Test3.D727])" office:value-type="float" office:value="3.85742553069697">
            <text:p>3,8574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3.25">
            <text:p>3,25</text:p>
          </table:table-cell>
          <table:table-cell office:value-type="float" office:value="10.5">
            <text:p>1,0500E+01</text:p>
          </table:table-cell>
          <table:table-cell office:value-type="float" office:value="10.5">
            <text:p>1,0500E+01</text:p>
          </table:table-cell>
          <table:table-cell table:formula="of:=([Test3.C728]-[Test3.D728])" office:value-type="float" office:value="3.95507672292058">
            <text:p>3,9551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3.5">
            <text:p>3,5</text:p>
          </table:table-cell>
          <table:table-cell table:number-columns-repeated="2" office:value-type="float" office:value="10.5">
            <text:p>1,0500E+01</text:p>
          </table:table-cell>
          <table:table-cell table:formula="of:=([Test3.C729]-[Test3.D729])" office:value-type="float" office:value="4.05519996684468">
            <text:p>4,0552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3.75">
            <text:p>3,75</text:p>
          </table:table-cell>
          <table:table-cell table:number-columns-repeated="2" office:value-type="float" office:value="10.5">
            <text:p>1,0500E+01</text:p>
          </table:table-cell>
          <table:table-cell table:formula="of:=([Test3.C730]-[Test3.D730])" office:value-type="float" office:value="4.15785784275601">
            <text:p>4,1579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4">
            <text:p>4</text:p>
          </table:table-cell>
          <table:table-cell office:value-type="float" office:value="10.5">
            <text:p>1,0500E+01</text:p>
          </table:table-cell>
          <table:table-cell office:value-type="float" office:value="10.5">
            <text:p>1,0500E+01</text:p>
          </table:table-cell>
          <table:table-cell table:formula="of:=([Test3.C731]-[Test3.D731])" office:value-type="float" office:value="4.26311451516882">
            <text:p>4,2631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0">
            <text:p>0</text:p>
          </table:table-cell>
          <table:table-cell office:value-type="float" office:value="10.75">
            <text:p>1,0750E+01</text:p>
          </table:table-cell>
          <table:table-cell office:value-type="float" office:value="10.75">
            <text:p>1,0750E+01</text:p>
          </table:table-cell>
          <table:table-cell table:formula="of:=([Test3.C732]-[Test3.D732])" office:value-type="float" office:value="2.9299929005337">
            <text:p>2,9300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0.25">
            <text:p>0,25</text:p>
          </table:table-cell>
          <table:table-cell office:value-type="float" office:value="10.75">
            <text:p>1,0750E+01</text:p>
          </table:table-cell>
          <table:table-cell office:value-type="float" office:value="10.75">
            <text:p>1,0750E+01</text:p>
          </table:table-cell>
          <table:table-cell table:formula="of:=([Test3.C733]-[Test3.D733])" office:value-type="float" office:value="3.00416602394643">
            <text:p>3,0042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0.5">
            <text:p>0,5</text:p>
          </table:table-cell>
          <table:table-cell office:value-type="float" office:value="10.75">
            <text:p>1,0750E+01</text:p>
          </table:table-cell>
          <table:table-cell office:value-type="float" office:value="10.75">
            <text:p>1,0750E+01</text:p>
          </table:table-cell>
          <table:table-cell table:formula="of:=([Test3.C734]-[Test3.D734])" office:value-type="float" office:value="3.08021684891803">
            <text:p>3,0802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0.75">
            <text:p>0,75</text:p>
          </table:table-cell>
          <table:table-cell office:value-type="float" office:value="10.75">
            <text:p>1,0750E+01</text:p>
          </table:table-cell>
          <table:table-cell office:value-type="float" office:value="10.75">
            <text:p>1,0750E+01</text:p>
          </table:table-cell>
          <table:table-cell table:formula="of:=([Test3.C735]-[Test3.D735])" office:value-type="float" office:value="3.15819290968977">
            <text:p>3,1582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1">
            <text:p>1</text:p>
          </table:table-cell>
          <table:table-cell office:value-type="float" office:value="10.75">
            <text:p>1,0750E+01</text:p>
          </table:table-cell>
          <table:table-cell office:value-type="float" office:value="10.75">
            <text:p>1,0750E+01</text:p>
          </table:table-cell>
          <table:table-cell table:formula="of:=([Test3.C736]-[Test3.D736])" office:value-type="float" office:value="3.23814294383796">
            <text:p>3,2381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1.25">
            <text:p>1,25</text:p>
          </table:table-cell>
          <table:table-cell office:value-type="float" office:value="10.75">
            <text:p>1,0750E+01</text:p>
          </table:table-cell>
          <table:table-cell office:value-type="float" office:value="10.75">
            <text:p>1,0750E+01</text:p>
          </table:table-cell>
          <table:table-cell table:formula="of:=([Test3.C737]-[Test3.D737])" office:value-type="float" office:value="3.32011692273655">
            <text:p>3,3201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1.5">
            <text:p>1,5</text:p>
          </table:table-cell>
          <table:table-cell office:value-type="float" office:value="10.75">
            <text:p>1,0750E+01</text:p>
          </table:table-cell>
          <table:table-cell office:value-type="float" office:value="10.75">
            <text:p>1,0750E+01</text:p>
          </table:table-cell>
          <table:table-cell table:formula="of:=([Test3.C738]-[Test3.D738])" office:value-type="float" office:value="3.40416608279082">
            <text:p>3,4042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1.75">
            <text:p>1,75</text:p>
          </table:table-cell>
          <table:table-cell office:value-type="float" office:value="10.75">
            <text:p>1,0750E+01</text:p>
          </table:table-cell>
          <table:table-cell office:value-type="float" office:value="10.75">
            <text:p>1,0750E+01</text:p>
          </table:table-cell>
          <table:table-cell table:formula="of:=([Test3.C739]-[Test3.D739])" office:value-type="float" office:value="3.49034295746184">
            <text:p>3,4903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2">
            <text:p>2</text:p>
          </table:table-cell>
          <table:table-cell office:value-type="float" office:value="10.75">
            <text:p>1,0750E+01</text:p>
          </table:table-cell>
          <table:table-cell office:value-type="float" office:value="10.75">
            <text:p>1,0750E+01</text:p>
          </table:table-cell>
          <table:table-cell table:formula="of:=([Test3.C740]-[Test3.D740])" office:value-type="float" office:value="3.57870141010158">
            <text:p>3,5787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2.25">
            <text:p>2,25</text:p>
          </table:table-cell>
          <table:table-cell office:value-type="float" office:value="10.75">
            <text:p>1,0750E+01</text:p>
          </table:table-cell>
          <table:table-cell office:value-type="float" office:value="10.75">
            <text:p>1,0750E+01</text:p>
          </table:table-cell>
          <table:table-cell table:formula="of:=([Test3.C741]-[Test3.D741])" office:value-type="float" office:value="3.66929666761924">
            <text:p>3,6693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2.5">
            <text:p>2,5</text:p>
          </table:table-cell>
          <table:table-cell office:value-type="float" office:value="10.75">
            <text:p>1,0750E+01</text:p>
          </table:table-cell>
          <table:table-cell office:value-type="float" office:value="10.75">
            <text:p>1,0750E+01</text:p>
          </table:table-cell>
          <table:table-cell table:formula="of:=([Test3.C742]-[Test3.D742])" office:value-type="float" office:value="3.76218535499991">
            <text:p>3,7622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2.75">
            <text:p>2,75</text:p>
          </table:table-cell>
          <table:table-cell office:value-type="float" office:value="10.75">
            <text:p>1,0750E+01</text:p>
          </table:table-cell>
          <table:table-cell office:value-type="float" office:value="10.75">
            <text:p>1,0750E+01</text:p>
          </table:table-cell>
          <table:table-cell table:formula="of:=([Test3.C743]-[Test3.D743])" office:value-type="float" office:value="3.85742553069697">
            <text:p>3,8574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3">
            <text:p>3</text:p>
          </table:table-cell>
          <table:table-cell office:value-type="float" office:value="10.75">
            <text:p>1,0750E+01</text:p>
          </table:table-cell>
          <table:table-cell office:value-type="float" office:value="10.75">
            <text:p>1,0750E+01</text:p>
          </table:table-cell>
          <table:table-cell table:formula="of:=([Test3.C744]-[Test3.D744])" office:value-type="float" office:value="3.95507672292058">
            <text:p>3,9551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3.25">
            <text:p>3,25</text:p>
          </table:table-cell>
          <table:table-cell office:value-type="float" office:value="10.75">
            <text:p>1,0750E+01</text:p>
          </table:table-cell>
          <table:table-cell office:value-type="float" office:value="10.75">
            <text:p>1,0750E+01</text:p>
          </table:table-cell>
          <table:table-cell table:formula="of:=([Test3.C745]-[Test3.D745])" office:value-type="float" office:value="4.05519996684468">
            <text:p>4,0552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3.5">
            <text:p>3,5</text:p>
          </table:table-cell>
          <table:table-cell table:number-columns-repeated="2" office:value-type="float" office:value="10.75">
            <text:p>1,0750E+01</text:p>
          </table:table-cell>
          <table:table-cell table:formula="of:=([Test3.C746]-[Test3.D746])" office:value-type="float" office:value="4.15785784275601">
            <text:p>4,1579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3.75">
            <text:p>3,75</text:p>
          </table:table-cell>
          <table:table-cell table:number-columns-repeated="2" office:value-type="float" office:value="10.75">
            <text:p>1,0750E+01</text:p>
          </table:table-cell>
          <table:table-cell table:formula="of:=([Test3.C747]-[Test3.D747])" office:value-type="float" office:value="4.26311451516882">
            <text:p>4,2631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4">
            <text:p>4</text:p>
          </table:table-cell>
          <table:table-cell office:value-type="float" office:value="10.75">
            <text:p>1,0750E+01</text:p>
          </table:table-cell>
          <table:table-cell office:value-type="float" office:value="10.75">
            <text:p>1,0750E+01</text:p>
          </table:table-cell>
          <table:table-cell table:formula="of:=([Test3.C748]-[Test3.D748])" office:value-type="float" office:value="4.37103577292976">
            <text:p>4,3710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,1000E+01</text:p>
          </table:table-cell>
          <table:table-cell office:value-type="float" office:value="11">
            <text:p>1,1000E+01</text:p>
          </table:table-cell>
          <table:table-cell table:formula="of:=([Test3.C749]-[Test3.D749])" office:value-type="float" office:value="3.00416602394643">
            <text:p>3,0042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25">
            <text:p>0,25</text:p>
          </table:table-cell>
          <table:table-cell office:value-type="float" office:value="11">
            <text:p>1,1000E+01</text:p>
          </table:table-cell>
          <table:table-cell office:value-type="float" office:value="11">
            <text:p>1,1000E+01</text:p>
          </table:table-cell>
          <table:table-cell table:formula="of:=([Test3.C750]-[Test3.D750])" office:value-type="float" office:value="3.08021684891803">
            <text:p>3,0802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5">
            <text:p>0,5</text:p>
          </table:table-cell>
          <table:table-cell office:value-type="float" office:value="11">
            <text:p>1,1000E+01</text:p>
          </table:table-cell>
          <table:table-cell office:value-type="float" office:value="11">
            <text:p>1,1000E+01</text:p>
          </table:table-cell>
          <table:table-cell table:formula="of:=([Test3.C751]-[Test3.D751])" office:value-type="float" office:value="3.15819290968977">
            <text:p>3,1582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75">
            <text:p>0,75</text:p>
          </table:table-cell>
          <table:table-cell office:value-type="float" office:value="11">
            <text:p>1,1000E+01</text:p>
          </table:table-cell>
          <table:table-cell office:value-type="float" office:value="11">
            <text:p>1,1000E+01</text:p>
          </table:table-cell>
          <table:table-cell table:formula="of:=([Test3.C752]-[Test3.D752])" office:value-type="float" office:value="3.23814294383796">
            <text:p>3,2381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,1000E+01</text:p>
          </table:table-cell>
          <table:table-cell office:value-type="float" office:value="11">
            <text:p>1,1000E+01</text:p>
          </table:table-cell>
          <table:table-cell table:formula="of:=([Test3.C753]-[Test3.D753])" office:value-type="float" office:value="3.32011692273655">
            <text:p>3,3201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25">
            <text:p>1,25</text:p>
          </table:table-cell>
          <table:table-cell office:value-type="float" office:value="11">
            <text:p>1,1000E+01</text:p>
          </table:table-cell>
          <table:table-cell office:value-type="float" office:value="11">
            <text:p>1,1000E+01</text:p>
          </table:table-cell>
          <table:table-cell table:formula="of:=([Test3.C754]-[Test3.D754])" office:value-type="float" office:value="3.40416608279082">
            <text:p>3,4042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5">
            <text:p>1,5</text:p>
          </table:table-cell>
          <table:table-cell office:value-type="float" office:value="11">
            <text:p>1,1000E+01</text:p>
          </table:table-cell>
          <table:table-cell office:value-type="float" office:value="11">
            <text:p>1,1000E+01</text:p>
          </table:table-cell>
          <table:table-cell table:formula="of:=([Test3.C755]-[Test3.D755])" office:value-type="float" office:value="3.49034295746184">
            <text:p>3,4903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75">
            <text:p>1,75</text:p>
          </table:table-cell>
          <table:table-cell office:value-type="float" office:value="11">
            <text:p>1,1000E+01</text:p>
          </table:table-cell>
          <table:table-cell office:value-type="float" office:value="11">
            <text:p>1,1000E+01</text:p>
          </table:table-cell>
          <table:table-cell table:formula="of:=([Test3.C756]-[Test3.D756])" office:value-type="float" office:value="3.57870141010158">
            <text:p>3,5787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,1000E+01</text:p>
          </table:table-cell>
          <table:table-cell office:value-type="float" office:value="11">
            <text:p>1,1000E+01</text:p>
          </table:table-cell>
          <table:table-cell table:formula="of:=([Test3.C757]-[Test3.D757])" office:value-type="float" office:value="3.66929666761924">
            <text:p>3,6693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25">
            <text:p>2,25</text:p>
          </table:table-cell>
          <table:table-cell office:value-type="float" office:value="11">
            <text:p>1,1000E+01</text:p>
          </table:table-cell>
          <table:table-cell office:value-type="float" office:value="11">
            <text:p>1,1000E+01</text:p>
          </table:table-cell>
          <table:table-cell table:formula="of:=([Test3.C758]-[Test3.D758])" office:value-type="float" office:value="3.76218535499991">
            <text:p>3,7622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,5</text:p>
          </table:table-cell>
          <table:table-cell office:value-type="float" office:value="11">
            <text:p>1,1000E+01</text:p>
          </table:table-cell>
          <table:table-cell office:value-type="float" office:value="11">
            <text:p>1,1000E+01</text:p>
          </table:table-cell>
          <table:table-cell table:formula="of:=([Test3.C759]-[Test3.D759])" office:value-type="float" office:value="3.85742553069697">
            <text:p>3,8574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75">
            <text:p>2,75</text:p>
          </table:table-cell>
          <table:table-cell office:value-type="float" office:value="11">
            <text:p>1,1000E+01</text:p>
          </table:table-cell>
          <table:table-cell office:value-type="float" office:value="11">
            <text:p>1,1000E+01</text:p>
          </table:table-cell>
          <table:table-cell table:formula="of:=([Test3.C760]-[Test3.D760])" office:value-type="float" office:value="3.95507672292058">
            <text:p>3,9551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1">
            <text:p>1,1000E+01</text:p>
          </table:table-cell>
          <table:table-cell office:value-type="float" office:value="11">
            <text:p>1,1000E+01</text:p>
          </table:table-cell>
          <table:table-cell table:formula="of:=([Test3.C761]-[Test3.D761])" office:value-type="float" office:value="4.05519996684468">
            <text:p>4,0552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25">
            <text:p>3,25</text:p>
          </table:table-cell>
          <table:table-cell office:value-type="float" office:value="11">
            <text:p>1,1000E+01</text:p>
          </table:table-cell>
          <table:table-cell office:value-type="float" office:value="11">
            <text:p>1,1000E+01</text:p>
          </table:table-cell>
          <table:table-cell table:formula="of:=([Test3.C762]-[Test3.D762])" office:value-type="float" office:value="4.15785784275601">
            <text:p>4,1579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5">
            <text:p>3,5</text:p>
          </table:table-cell>
          <table:table-cell office:value-type="float" office:value="11">
            <text:p>1,1000E+01</text:p>
          </table:table-cell>
          <table:table-cell office:value-type="float" office:value="11">
            <text:p>1,1000E+01</text:p>
          </table:table-cell>
          <table:table-cell table:formula="of:=([Test3.C763]-[Test3.D763])" office:value-type="float" office:value="4.26311451516882">
            <text:p>4,2631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75">
            <text:p>3,75</text:p>
          </table:table-cell>
          <table:table-cell table:number-columns-repeated="2" office:value-type="float" office:value="11">
            <text:p>1,1000E+01</text:p>
          </table:table-cell>
          <table:table-cell table:formula="of:=([Test3.C764]-[Test3.D764])" office:value-type="float" office:value="4.37103577292976">
            <text:p>4,3710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1">
            <text:p>1,1000E+01</text:p>
          </table:table-cell>
          <table:table-cell office:value-type="float" office:value="11">
            <text:p>1,1000E+01</text:p>
          </table:table-cell>
          <table:table-cell table:formula="of:=([Test3.C765]-[Test3.D765])" office:value-type="float" office:value="4.48168907033806">
            <text:p>4,4817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0">
            <text:p>0</text:p>
          </table:table-cell>
          <table:table-cell table:number-columns-repeated="2" office:value-type="float" office:value="11.25">
            <text:p>1,1250E+01</text:p>
          </table:table-cell>
          <table:table-cell table:formula="of:=([Test3.C766]-[Test3.D766])" office:value-type="float" office:value="3.08021684891803">
            <text:p>3,0802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0.25">
            <text:p>0,25</text:p>
          </table:table-cell>
          <table:table-cell office:value-type="float" office:value="11.25">
            <text:p>1,1250E+01</text:p>
          </table:table-cell>
          <table:table-cell office:value-type="float" office:value="11.25">
            <text:p>1,1250E+01</text:p>
          </table:table-cell>
          <table:table-cell table:formula="of:=([Test3.C767]-[Test3.D767])" office:value-type="float" office:value="3.15819290968977">
            <text:p>3,1582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0.5">
            <text:p>0,5</text:p>
          </table:table-cell>
          <table:table-cell office:value-type="float" office:value="11.25">
            <text:p>1,1250E+01</text:p>
          </table:table-cell>
          <table:table-cell office:value-type="float" office:value="11.25">
            <text:p>1,1250E+01</text:p>
          </table:table-cell>
          <table:table-cell table:formula="of:=([Test3.C768]-[Test3.D768])" office:value-type="float" office:value="3.23814294383796">
            <text:p>3,2381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0.75">
            <text:p>0,75</text:p>
          </table:table-cell>
          <table:table-cell office:value-type="float" office:value="11.25">
            <text:p>1,1250E+01</text:p>
          </table:table-cell>
          <table:table-cell office:value-type="float" office:value="11.25">
            <text:p>1,1250E+01</text:p>
          </table:table-cell>
          <table:table-cell table:formula="of:=([Test3.C769]-[Test3.D769])" office:value-type="float" office:value="3.32011692273655">
            <text:p>3,3201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1">
            <text:p>1</text:p>
          </table:table-cell>
          <table:table-cell office:value-type="float" office:value="11.25">
            <text:p>1,1250E+01</text:p>
          </table:table-cell>
          <table:table-cell office:value-type="float" office:value="11.25">
            <text:p>1,1250E+01</text:p>
          </table:table-cell>
          <table:table-cell table:formula="of:=([Test3.C770]-[Test3.D770])" office:value-type="float" office:value="3.40416608279082">
            <text:p>3,4042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1.25">
            <text:p>1,25</text:p>
          </table:table-cell>
          <table:table-cell office:value-type="float" office:value="11.25">
            <text:p>1,1250E+01</text:p>
          </table:table-cell>
          <table:table-cell office:value-type="float" office:value="11.25">
            <text:p>1,1250E+01</text:p>
          </table:table-cell>
          <table:table-cell table:formula="of:=([Test3.C771]-[Test3.D771])" office:value-type="float" office:value="3.49034295746184">
            <text:p>3,4903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1.5">
            <text:p>1,5</text:p>
          </table:table-cell>
          <table:table-cell office:value-type="float" office:value="11.25">
            <text:p>1,1250E+01</text:p>
          </table:table-cell>
          <table:table-cell office:value-type="float" office:value="11.25">
            <text:p>1,1250E+01</text:p>
          </table:table-cell>
          <table:table-cell table:formula="of:=([Test3.C772]-[Test3.D772])" office:value-type="float" office:value="3.57870141010158">
            <text:p>3,5787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1.75">
            <text:p>1,75</text:p>
          </table:table-cell>
          <table:table-cell office:value-type="float" office:value="11.25">
            <text:p>1,1250E+01</text:p>
          </table:table-cell>
          <table:table-cell office:value-type="float" office:value="11.25">
            <text:p>1,1250E+01</text:p>
          </table:table-cell>
          <table:table-cell table:formula="of:=([Test3.C773]-[Test3.D773])" office:value-type="float" office:value="3.66929666761924">
            <text:p>3,6693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2">
            <text:p>2</text:p>
          </table:table-cell>
          <table:table-cell office:value-type="float" office:value="11.25">
            <text:p>1,1250E+01</text:p>
          </table:table-cell>
          <table:table-cell office:value-type="float" office:value="11.25">
            <text:p>1,1250E+01</text:p>
          </table:table-cell>
          <table:table-cell table:formula="of:=([Test3.C774]-[Test3.D774])" office:value-type="float" office:value="3.76218535499991">
            <text:p>3,7622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2.25">
            <text:p>2,25</text:p>
          </table:table-cell>
          <table:table-cell office:value-type="float" office:value="11.25">
            <text:p>1,1250E+01</text:p>
          </table:table-cell>
          <table:table-cell office:value-type="float" office:value="11.25">
            <text:p>1,1250E+01</text:p>
          </table:table-cell>
          <table:table-cell table:formula="of:=([Test3.C775]-[Test3.D775])" office:value-type="float" office:value="3.85742553069697">
            <text:p>3,8574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2.5">
            <text:p>2,5</text:p>
          </table:table-cell>
          <table:table-cell office:value-type="float" office:value="11.25">
            <text:p>1,1250E+01</text:p>
          </table:table-cell>
          <table:table-cell office:value-type="float" office:value="11.25">
            <text:p>1,1250E+01</text:p>
          </table:table-cell>
          <table:table-cell table:formula="of:=([Test3.C776]-[Test3.D776])" office:value-type="float" office:value="3.95507672292058">
            <text:p>3,9551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2.75">
            <text:p>2,75</text:p>
          </table:table-cell>
          <table:table-cell office:value-type="float" office:value="11.25">
            <text:p>1,1250E+01</text:p>
          </table:table-cell>
          <table:table-cell office:value-type="float" office:value="11.25">
            <text:p>1,1250E+01</text:p>
          </table:table-cell>
          <table:table-cell table:formula="of:=([Test3.C777]-[Test3.D777])" office:value-type="float" office:value="4.05519996684468">
            <text:p>4,0552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3">
            <text:p>3</text:p>
          </table:table-cell>
          <table:table-cell office:value-type="float" office:value="11.25">
            <text:p>1,1250E+01</text:p>
          </table:table-cell>
          <table:table-cell office:value-type="float" office:value="11.25">
            <text:p>1,1250E+01</text:p>
          </table:table-cell>
          <table:table-cell table:formula="of:=([Test3.C778]-[Test3.D778])" office:value-type="float" office:value="4.15785784275601">
            <text:p>4,1579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3.25">
            <text:p>3,25</text:p>
          </table:table-cell>
          <table:table-cell office:value-type="float" office:value="11.25">
            <text:p>1,1250E+01</text:p>
          </table:table-cell>
          <table:table-cell office:value-type="float" office:value="11.25">
            <text:p>1,1250E+01</text:p>
          </table:table-cell>
          <table:table-cell table:formula="of:=([Test3.C779]-[Test3.D779])" office:value-type="float" office:value="4.26311451516882">
            <text:p>4,2631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3.5">
            <text:p>3,5</text:p>
          </table:table-cell>
          <table:table-cell office:value-type="float" office:value="11.25">
            <text:p>1,1250E+01</text:p>
          </table:table-cell>
          <table:table-cell office:value-type="float" office:value="11.25">
            <text:p>1,1250E+01</text:p>
          </table:table-cell>
          <table:table-cell table:formula="of:=([Test3.C780]-[Test3.D780])" office:value-type="float" office:value="4.37103577292976">
            <text:p>4,3710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3.75">
            <text:p>3,75</text:p>
          </table:table-cell>
          <table:table-cell office:value-type="float" office:value="11.25">
            <text:p>1,1250E+01</text:p>
          </table:table-cell>
          <table:table-cell office:value-type="float" office:value="11.25">
            <text:p>1,1250E+01</text:p>
          </table:table-cell>
          <table:table-cell table:formula="of:=([Test3.C781]-[Test3.D781])" office:value-type="float" office:value="4.48168907033806">
            <text:p>4,4817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4">
            <text:p>4</text:p>
          </table:table-cell>
          <table:table-cell office:value-type="float" office:value="11.25">
            <text:p>1,1250E+01</text:p>
          </table:table-cell>
          <table:table-cell office:value-type="float" office:value="11.25">
            <text:p>1,1250E+01</text:p>
          </table:table-cell>
          <table:table-cell table:formula="of:=([Test3.C782]-[Test3.D782])" office:value-type="float" office:value="4.59514356930669">
            <text:p>4,5951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0">
            <text:p>0</text:p>
          </table:table-cell>
          <table:table-cell office:value-type="float" office:value="11.5">
            <text:p>1,1500E+01</text:p>
          </table:table-cell>
          <table:table-cell office:value-type="float" office:value="11.5">
            <text:p>1,1500E+01</text:p>
          </table:table-cell>
          <table:table-cell table:formula="of:=([Test3.C783]-[Test3.D783])" office:value-type="float" office:value="3.15819290968977">
            <text:p>3,1582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0.25">
            <text:p>0,25</text:p>
          </table:table-cell>
          <table:table-cell office:value-type="float" office:value="11.5">
            <text:p>1,1500E+01</text:p>
          </table:table-cell>
          <table:table-cell office:value-type="float" office:value="11.5">
            <text:p>1,1500E+01</text:p>
          </table:table-cell>
          <table:table-cell table:formula="of:=([Test3.C784]-[Test3.D784])" office:value-type="float" office:value="3.23814294383796">
            <text:p>3,2381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1.5">
            <text:p>1,1500E+01</text:p>
          </table:table-cell>
          <table:table-cell table:formula="of:=([Test3.C785]-[Test3.D785])" office:value-type="float" office:value="3.32011692273655">
            <text:p>3,3201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11.5">
            <text:p>1,1500E+01</text:p>
          </table:table-cell>
          <table:table-cell table:formula="of:=([Test3.C786]-[Test3.D786])" office:value-type="float" office:value="3.40416608279082">
            <text:p>3,4042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1">
            <text:p>1</text:p>
          </table:table-cell>
          <table:table-cell office:value-type="float" office:value="11.5">
            <text:p>1,1500E+01</text:p>
          </table:table-cell>
          <table:table-cell office:value-type="float" office:value="11.5">
            <text:p>1,1500E+01</text:p>
          </table:table-cell>
          <table:table-cell table:formula="of:=([Test3.C787]-[Test3.D787])" office:value-type="float" office:value="3.49034295746184">
            <text:p>3,4903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1.25">
            <text:p>1,25</text:p>
          </table:table-cell>
          <table:table-cell office:value-type="float" office:value="11.5">
            <text:p>1,1500E+01</text:p>
          </table:table-cell>
          <table:table-cell office:value-type="float" office:value="11.5">
            <text:p>1,1500E+01</text:p>
          </table:table-cell>
          <table:table-cell table:formula="of:=([Test3.C788]-[Test3.D788])" office:value-type="float" office:value="3.57870141010158">
            <text:p>3,5787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1.5">
            <text:p>1,5</text:p>
          </table:table-cell>
          <table:table-cell office:value-type="float" office:value="11.5">
            <text:p>1,1500E+01</text:p>
          </table:table-cell>
          <table:table-cell office:value-type="float" office:value="11.5">
            <text:p>1,1500E+01</text:p>
          </table:table-cell>
          <table:table-cell table:formula="of:=([Test3.C789]-[Test3.D789])" office:value-type="float" office:value="3.66929666761924">
            <text:p>3,6693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1.75">
            <text:p>1,75</text:p>
          </table:table-cell>
          <table:table-cell office:value-type="float" office:value="11.5">
            <text:p>1,1500E+01</text:p>
          </table:table-cell>
          <table:table-cell office:value-type="float" office:value="11.5">
            <text:p>1,1500E+01</text:p>
          </table:table-cell>
          <table:table-cell table:formula="of:=([Test3.C790]-[Test3.D790])" office:value-type="float" office:value="3.76218535499991">
            <text:p>3,7622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2">
            <text:p>2</text:p>
          </table:table-cell>
          <table:table-cell office:value-type="float" office:value="11.5">
            <text:p>1,1500E+01</text:p>
          </table:table-cell>
          <table:table-cell office:value-type="float" office:value="11.5">
            <text:p>1,1500E+01</text:p>
          </table:table-cell>
          <table:table-cell table:formula="of:=([Test3.C791]-[Test3.D791])" office:value-type="float" office:value="3.85742553069697">
            <text:p>3,8574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2.25">
            <text:p>2,25</text:p>
          </table:table-cell>
          <table:table-cell office:value-type="float" office:value="11.5">
            <text:p>1,1500E+01</text:p>
          </table:table-cell>
          <table:table-cell office:value-type="float" office:value="11.5">
            <text:p>1,1500E+01</text:p>
          </table:table-cell>
          <table:table-cell table:formula="of:=([Test3.C792]-[Test3.D792])" office:value-type="float" office:value="3.95507672292058">
            <text:p>3,9551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2.5">
            <text:p>2,5</text:p>
          </table:table-cell>
          <table:table-cell office:value-type="float" office:value="11.5">
            <text:p>1,1500E+01</text:p>
          </table:table-cell>
          <table:table-cell office:value-type="float" office:value="11.5">
            <text:p>1,1500E+01</text:p>
          </table:table-cell>
          <table:table-cell table:formula="of:=([Test3.C793]-[Test3.D793])" office:value-type="float" office:value="4.05519996684468">
            <text:p>4,0552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2.75">
            <text:p>2,75</text:p>
          </table:table-cell>
          <table:table-cell office:value-type="float" office:value="11.5">
            <text:p>1,1500E+01</text:p>
          </table:table-cell>
          <table:table-cell office:value-type="float" office:value="11.5">
            <text:p>1,1500E+01</text:p>
          </table:table-cell>
          <table:table-cell table:formula="of:=([Test3.C794]-[Test3.D794])" office:value-type="float" office:value="4.15785784275601">
            <text:p>4,1579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3">
            <text:p>3</text:p>
          </table:table-cell>
          <table:table-cell table:number-columns-repeated="2" office:value-type="float" office:value="11.5">
            <text:p>1,1500E+01</text:p>
          </table:table-cell>
          <table:table-cell table:formula="of:=([Test3.C795]-[Test3.D795])" office:value-type="float" office:value="4.26311451516882">
            <text:p>4,2631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3.25">
            <text:p>3,25</text:p>
          </table:table-cell>
          <table:table-cell table:number-columns-repeated="2" office:value-type="float" office:value="11.5">
            <text:p>1,1500E+01</text:p>
          </table:table-cell>
          <table:table-cell table:formula="of:=([Test3.C796]-[Test3.D796])" office:value-type="float" office:value="4.37103577292976">
            <text:p>4,3710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3.5">
            <text:p>3,5</text:p>
          </table:table-cell>
          <table:table-cell table:number-columns-repeated="2" office:value-type="float" office:value="11.5">
            <text:p>1,1500E+01</text:p>
          </table:table-cell>
          <table:table-cell table:formula="of:=([Test3.C797]-[Test3.D797])" office:value-type="float" office:value="4.48168907033806">
            <text:p>4,4817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3.75">
            <text:p>3,75</text:p>
          </table:table-cell>
          <table:table-cell office:value-type="float" office:value="11.5">
            <text:p>1,1500E+01</text:p>
          </table:table-cell>
          <table:table-cell office:value-type="float" office:value="11.5">
            <text:p>1,1500E+01</text:p>
          </table:table-cell>
          <table:table-cell table:formula="of:=([Test3.C798]-[Test3.D798])" office:value-type="float" office:value="4.59514356930669">
            <text:p>4,5951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4">
            <text:p>4</text:p>
          </table:table-cell>
          <table:table-cell office:value-type="float" office:value="11.5">
            <text:p>1,1500E+01</text:p>
          </table:table-cell>
          <table:table-cell office:value-type="float" office:value="11.5">
            <text:p>1,1500E+01</text:p>
          </table:table-cell>
          <table:table-cell table:formula="of:=([Test3.C799]-[Test3.D799])" office:value-type="float" office:value="4.71147018259074">
            <text:p>4,7115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0">
            <text:p>0</text:p>
          </table:table-cell>
          <table:table-cell office:value-type="float" office:value="11.75">
            <text:p>1,1750E+01</text:p>
          </table:table-cell>
          <table:table-cell office:value-type="float" office:value="11.75">
            <text:p>1,1750E+01</text:p>
          </table:table-cell>
          <table:table-cell table:formula="of:=([Test3.C800]-[Test3.D800])" office:value-type="float" office:value="3.23814294383796">
            <text:p>3,2381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11.75">
            <text:p>1,1750E+01</text:p>
          </table:table-cell>
          <table:table-cell table:formula="of:=([Test3.C801]-[Test3.D801])" office:value-type="float" office:value="3.32011692273655">
            <text:p>3,3201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1.75">
            <text:p>1,1750E+01</text:p>
          </table:table-cell>
          <table:table-cell table:formula="of:=([Test3.C802]-[Test3.D802])" office:value-type="float" office:value="3.40416608279082">
            <text:p>3,4042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0.75">
            <text:p>0,75</text:p>
          </table:table-cell>
          <table:table-cell office:value-type="float" office:value="11.75">
            <text:p>1,1750E+01</text:p>
          </table:table-cell>
          <table:table-cell office:value-type="float" office:value="11.75">
            <text:p>1,1750E+01</text:p>
          </table:table-cell>
          <table:table-cell table:formula="of:=([Test3.C803]-[Test3.D803])" office:value-type="float" office:value="3.49034295746184">
            <text:p>3,4903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1">
            <text:p>1</text:p>
          </table:table-cell>
          <table:table-cell office:value-type="float" office:value="11.75">
            <text:p>1,1750E+01</text:p>
          </table:table-cell>
          <table:table-cell office:value-type="float" office:value="11.75">
            <text:p>1,1750E+01</text:p>
          </table:table-cell>
          <table:table-cell table:formula="of:=([Test3.C804]-[Test3.D804])" office:value-type="float" office:value="3.57870141010158">
            <text:p>3,5787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1.25">
            <text:p>1,25</text:p>
          </table:table-cell>
          <table:table-cell office:value-type="float" office:value="11.75">
            <text:p>1,1750E+01</text:p>
          </table:table-cell>
          <table:table-cell office:value-type="float" office:value="11.75">
            <text:p>1,1750E+01</text:p>
          </table:table-cell>
          <table:table-cell table:formula="of:=([Test3.C805]-[Test3.D805])" office:value-type="float" office:value="3.66929666761924">
            <text:p>3,6693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1.5">
            <text:p>1,5</text:p>
          </table:table-cell>
          <table:table-cell office:value-type="float" office:value="11.75">
            <text:p>1,1750E+01</text:p>
          </table:table-cell>
          <table:table-cell office:value-type="float" office:value="11.75">
            <text:p>1,1750E+01</text:p>
          </table:table-cell>
          <table:table-cell table:formula="of:=([Test3.C806]-[Test3.D806])" office:value-type="float" office:value="3.76218535499991">
            <text:p>3,7622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1.75">
            <text:p>1,75</text:p>
          </table:table-cell>
          <table:table-cell office:value-type="float" office:value="11.75">
            <text:p>1,1750E+01</text:p>
          </table:table-cell>
          <table:table-cell office:value-type="float" office:value="11.75">
            <text:p>1,1750E+01</text:p>
          </table:table-cell>
          <table:table-cell table:formula="of:=([Test3.C807]-[Test3.D807])" office:value-type="float" office:value="3.85742553069697">
            <text:p>3,8574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2">
            <text:p>2</text:p>
          </table:table-cell>
          <table:table-cell office:value-type="float" office:value="11.75">
            <text:p>1,1750E+01</text:p>
          </table:table-cell>
          <table:table-cell office:value-type="float" office:value="11.75">
            <text:p>1,1750E+01</text:p>
          </table:table-cell>
          <table:table-cell table:formula="of:=([Test3.C808]-[Test3.D808])" office:value-type="float" office:value="3.95507672292058">
            <text:p>3,9551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2.25">
            <text:p>2,25</text:p>
          </table:table-cell>
          <table:table-cell office:value-type="float" office:value="11.75">
            <text:p>1,1750E+01</text:p>
          </table:table-cell>
          <table:table-cell office:value-type="float" office:value="11.75">
            <text:p>1,1750E+01</text:p>
          </table:table-cell>
          <table:table-cell table:formula="of:=([Test3.C809]-[Test3.D809])" office:value-type="float" office:value="4.05519996684468">
            <text:p>4,0552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2.5">
            <text:p>2,5</text:p>
          </table:table-cell>
          <table:table-cell office:value-type="float" office:value="11.75">
            <text:p>1,1750E+01</text:p>
          </table:table-cell>
          <table:table-cell office:value-type="float" office:value="11.75">
            <text:p>1,1750E+01</text:p>
          </table:table-cell>
          <table:table-cell table:formula="of:=([Test3.C810]-[Test3.D810])" office:value-type="float" office:value="4.15785784275601">
            <text:p>4,1579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2.75">
            <text:p>2,75</text:p>
          </table:table-cell>
          <table:table-cell office:value-type="float" office:value="11.75">
            <text:p>1,1750E+01</text:p>
          </table:table-cell>
          <table:table-cell office:value-type="float" office:value="11.75">
            <text:p>1,1750E+01</text:p>
          </table:table-cell>
          <table:table-cell table:formula="of:=([Test3.C811]-[Test3.D811])" office:value-type="float" office:value="4.26311451516882">
            <text:p>4,2631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3">
            <text:p>3</text:p>
          </table:table-cell>
          <table:table-cell table:number-columns-repeated="2" office:value-type="float" office:value="11.75">
            <text:p>1,1750E+01</text:p>
          </table:table-cell>
          <table:table-cell table:formula="of:=([Test3.C812]-[Test3.D812])" office:value-type="float" office:value="4.37103577292976">
            <text:p>4,3710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3.25">
            <text:p>3,25</text:p>
          </table:table-cell>
          <table:table-cell table:number-columns-repeated="2" office:value-type="float" office:value="11.75">
            <text:p>1,1750E+01</text:p>
          </table:table-cell>
          <table:table-cell table:formula="of:=([Test3.C813]-[Test3.D813])" office:value-type="float" office:value="4.48168907033806">
            <text:p>4,4817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3.5">
            <text:p>3,5</text:p>
          </table:table-cell>
          <table:table-cell table:number-columns-repeated="2" office:value-type="float" office:value="11.75">
            <text:p>1,1750E+01</text:p>
          </table:table-cell>
          <table:table-cell table:formula="of:=([Test3.C814]-[Test3.D814])" office:value-type="float" office:value="4.59514356930669">
            <text:p>4,5951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3.75">
            <text:p>3,75</text:p>
          </table:table-cell>
          <table:table-cell office:value-type="float" office:value="11.75">
            <text:p>1,1750E+01</text:p>
          </table:table-cell>
          <table:table-cell office:value-type="float" office:value="11.75">
            <text:p>1,1750E+01</text:p>
          </table:table-cell>
          <table:table-cell table:formula="of:=([Test3.C815]-[Test3.D815])" office:value-type="float" office:value="4.71147018259074">
            <text:p>4,7115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4">
            <text:p>4</text:p>
          </table:table-cell>
          <table:table-cell table:number-columns-repeated="2" office:value-type="float" office:value="11.75">
            <text:p>1,1750E+01</text:p>
          </table:table-cell>
          <table:table-cell table:formula="of:=([Test3.C816]-[Test3.D816])" office:value-type="float" office:value="4.83074161811028">
            <text:p>4,8307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,2000E+01</text:p>
          </table:table-cell>
          <table:table-cell office:value-type="float" office:value="12">
            <text:p>1,2000E+01</text:p>
          </table:table-cell>
          <table:table-cell table:formula="of:=([Test3.C817]-[Test3.D817])" office:value-type="float" office:value="3.32011692273655">
            <text:p>3,3201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5">
            <text:p>0,25</text:p>
          </table:table-cell>
          <table:table-cell office:value-type="float" office:value="12">
            <text:p>1,2000E+01</text:p>
          </table:table-cell>
          <table:table-cell office:value-type="float" office:value="12">
            <text:p>1,2000E+01</text:p>
          </table:table-cell>
          <table:table-cell table:formula="of:=([Test3.C818]-[Test3.D818])" office:value-type="float" office:value="3.40416608279082">
            <text:p>3,4042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5">
            <text:p>0,5</text:p>
          </table:table-cell>
          <table:table-cell office:value-type="float" office:value="12">
            <text:p>1,2000E+01</text:p>
          </table:table-cell>
          <table:table-cell office:value-type="float" office:value="12">
            <text:p>1,2000E+01</text:p>
          </table:table-cell>
          <table:table-cell table:formula="of:=([Test3.C819]-[Test3.D819])" office:value-type="float" office:value="3.49034295746184">
            <text:p>3,4903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75">
            <text:p>0,75</text:p>
          </table:table-cell>
          <table:table-cell office:value-type="float" office:value="12">
            <text:p>1,2000E+01</text:p>
          </table:table-cell>
          <table:table-cell office:value-type="float" office:value="12">
            <text:p>1,2000E+01</text:p>
          </table:table-cell>
          <table:table-cell table:formula="of:=([Test3.C820]-[Test3.D820])" office:value-type="float" office:value="3.57870141010158">
            <text:p>3,5787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,2000E+01</text:p>
          </table:table-cell>
          <table:table-cell office:value-type="float" office:value="12">
            <text:p>1,2000E+01</text:p>
          </table:table-cell>
          <table:table-cell table:formula="of:=([Test3.C821]-[Test3.D821])" office:value-type="float" office:value="3.66929666761924">
            <text:p>3,6693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25">
            <text:p>1,25</text:p>
          </table:table-cell>
          <table:table-cell office:value-type="float" office:value="12">
            <text:p>1,2000E+01</text:p>
          </table:table-cell>
          <table:table-cell office:value-type="float" office:value="12">
            <text:p>1,2000E+01</text:p>
          </table:table-cell>
          <table:table-cell table:formula="of:=([Test3.C822]-[Test3.D822])" office:value-type="float" office:value="3.76218535499991">
            <text:p>3,7622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2">
            <text:p>1,2000E+01</text:p>
          </table:table-cell>
          <table:table-cell table:formula="of:=([Test3.C823]-[Test3.D823])" office:value-type="float" office:value="3.85742553069697">
            <text:p>3,8574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 office:value-type="float" office:value="12">
            <text:p>1,2000E+01</text:p>
          </table:table-cell>
          <table:table-cell office:value-type="float" office:value="12">
            <text:p>1,2000E+01</text:p>
          </table:table-cell>
          <table:table-cell table:formula="of:=([Test3.C824]-[Test3.D824])" office:value-type="float" office:value="3.95507672292058">
            <text:p>3,9551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2">
            <text:p>1,2000E+01</text:p>
          </table:table-cell>
          <table:table-cell office:value-type="float" office:value="12">
            <text:p>1,2000E+01</text:p>
          </table:table-cell>
          <table:table-cell table:formula="of:=([Test3.C825]-[Test3.D825])" office:value-type="float" office:value="4.05519996684468">
            <text:p>4,0552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25">
            <text:p>2,25</text:p>
          </table:table-cell>
          <table:table-cell office:value-type="float" office:value="12">
            <text:p>1,2000E+01</text:p>
          </table:table-cell>
          <table:table-cell office:value-type="float" office:value="12">
            <text:p>1,2000E+01</text:p>
          </table:table-cell>
          <table:table-cell table:formula="of:=([Test3.C826]-[Test3.D826])" office:value-type="float" office:value="4.15785784275601">
            <text:p>4,1579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 office:value-type="float" office:value="12">
            <text:p>1,2000E+01</text:p>
          </table:table-cell>
          <table:table-cell office:value-type="float" office:value="12">
            <text:p>1,2000E+01</text:p>
          </table:table-cell>
          <table:table-cell table:formula="of:=([Test3.C827]-[Test3.D827])" office:value-type="float" office:value="4.26311451516882">
            <text:p>4,2631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75">
            <text:p>2,75</text:p>
          </table:table-cell>
          <table:table-cell office:value-type="float" office:value="12">
            <text:p>1,2000E+01</text:p>
          </table:table-cell>
          <table:table-cell office:value-type="float" office:value="12">
            <text:p>1,2000E+01</text:p>
          </table:table-cell>
          <table:table-cell table:formula="of:=([Test3.C828]-[Test3.D828])" office:value-type="float" office:value="4.37103577292976">
            <text:p>4,3710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2">
            <text:p>1,2000E+01</text:p>
          </table:table-cell>
          <table:table-cell office:value-type="float" office:value="12">
            <text:p>1,2000E+01</text:p>
          </table:table-cell>
          <table:table-cell table:formula="of:=([Test3.C829]-[Test3.D829])" office:value-type="float" office:value="4.48168907033806">
            <text:p>4,4817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25">
            <text:p>3,25</text:p>
          </table:table-cell>
          <table:table-cell office:value-type="float" office:value="12">
            <text:p>1,2000E+01</text:p>
          </table:table-cell>
          <table:table-cell office:value-type="float" office:value="12">
            <text:p>1,2000E+01</text:p>
          </table:table-cell>
          <table:table-cell table:formula="of:=([Test3.C830]-[Test3.D830])" office:value-type="float" office:value="4.59514356930669">
            <text:p>4,5951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5">
            <text:p>3,5</text:p>
          </table:table-cell>
          <table:table-cell office:value-type="float" office:value="12">
            <text:p>1,2000E+01</text:p>
          </table:table-cell>
          <table:table-cell office:value-type="float" office:value="12">
            <text:p>1,2000E+01</text:p>
          </table:table-cell>
          <table:table-cell table:formula="of:=([Test3.C831]-[Test3.D831])" office:value-type="float" office:value="4.71147018259074">
            <text:p>4,7115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75">
            <text:p>3,75</text:p>
          </table:table-cell>
          <table:table-cell table:number-columns-repeated="2" office:value-type="float" office:value="12">
            <text:p>1,2000E+01</text:p>
          </table:table-cell>
          <table:table-cell table:formula="of:=([Test3.C832]-[Test3.D832])" office:value-type="float" office:value="4.83074161811028">
            <text:p>4,8307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,2000E+01</text:p>
          </table:table-cell>
          <table:table-cell office:value-type="float" office:value="12">
            <text:p>1,2000E+01</text:p>
          </table:table-cell>
          <table:table-cell table:formula="of:=([Test3.C833]-[Test3.D833])" office:value-type="float" office:value="4.95303242439512">
            <text:p>4,9530E+00</text:p>
          </table:table-cell>
          <table:table-cell/>
        </table:table-row>
        <table:table-row table:style-name="ro1" table:number-rows-repeated="10477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2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0">
            <text:p>0,0000E+00</text:p>
          </table:table-cell>
          <table:table-cell table:formula="of:=([.C1]-[.D1])" office:value-type="float" office:value="0">
            <text:p>0,0000E+00</text:p>
          </table:table-cell>
          <table:table-cell table:style-name="ce1" table:formula="of:=SUM([.E1:.E833])/SUM([.D1:.D833])" office:value-type="float" office:value="0">
            <text:p>0,0000E+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0624999999999999">
            <text:p>6,2500E-02</text:p>
          </table:table-cell>
          <table:table-cell office:value-type="float" office:value="0.0625">
            <text:p>6,2500E-02</text:p>
          </table:table-cell>
          <table:table-cell table:formula="of:=([.C2]-[.D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.25">
            <text:p>2,5000E-01</text:p>
          </table:table-cell>
          <table:table-cell office:value-type="float" office:value="0.25">
            <text:p>2,5000E-01</text:p>
          </table:table-cell>
          <table:table-cell table:formula="of:=([.C3]-[.D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.5625">
            <text:p>5,6250E-01</text:p>
          </table:table-cell>
          <table:table-cell table:formula="of:=([.C4]-[.D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1">
            <text:p>1,0000E+00</text:p>
          </table:table-cell>
          <table:table-cell table:formula="of:=([.C5]-[.D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25">
            <text:p>1,25</text:p>
          </table:table-cell>
          <table:table-cell table:number-columns-repeated="2" office:value-type="float" office:value="1.5625">
            <text:p>1,5625E+00</text:p>
          </table:table-cell>
          <table:table-cell table:formula="of:=([.C6]-[.D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table:number-columns-repeated="2" office:value-type="float" office:value="2.25">
            <text:p>2,2500E+00</text:p>
          </table:table-cell>
          <table:table-cell table:formula="of:=([.C7]-[.D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75">
            <text:p>1,75</text:p>
          </table:table-cell>
          <table:table-cell office:value-type="float" office:value="3.0625">
            <text:p>3,0625E+00</text:p>
          </table:table-cell>
          <table:table-cell office:value-type="float" office:value="3.0625">
            <text:p>3,0625E+00</text:p>
          </table:table-cell>
          <table:table-cell table:formula="of:=([.C8]-[.D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,0000E+00</text:p>
          </table:table-cell>
          <table:table-cell office:value-type="float" office:value="4">
            <text:p>4,0000E+00</text:p>
          </table:table-cell>
          <table:table-cell table:formula="of:=([.C9]-[.D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25">
            <text:p>2,25</text:p>
          </table:table-cell>
          <table:table-cell table:number-columns-repeated="2" office:value-type="float" office:value="5.0625">
            <text:p>5,0625E+00</text:p>
          </table:table-cell>
          <table:table-cell table:formula="of:=([.C10]-[.D1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6.25">
            <text:p>6,2500E+00</text:p>
          </table:table-cell>
          <table:table-cell office:value-type="float" office:value="6.25">
            <text:p>6,2500E+00</text:p>
          </table:table-cell>
          <table:table-cell table:formula="of:=([.C11]-[.D1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75">
            <text:p>2,75</text:p>
          </table:table-cell>
          <table:table-cell table:number-columns-repeated="2" office:value-type="float" office:value="7.5625">
            <text:p>7,5625E+00</text:p>
          </table:table-cell>
          <table:table-cell table:formula="of:=([.C12]-[.D1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,0000E+00</text:p>
          </table:table-cell>
          <table:table-cell table:formula="of:=([.C13]-[.D1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.25">
            <text:p>3,25</text:p>
          </table:table-cell>
          <table:table-cell table:number-columns-repeated="2" office:value-type="float" office:value="10.5625">
            <text:p>1,0563E+01</text:p>
          </table:table-cell>
          <table:table-cell table:formula="of:=([.C14]-[.D1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.5">
            <text:p>3,5</text:p>
          </table:table-cell>
          <table:table-cell table:number-columns-repeated="2" office:value-type="float" office:value="12.25">
            <text:p>1,2250E+01</text:p>
          </table:table-cell>
          <table:table-cell table:formula="of:=([.C15]-[.D1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.75">
            <text:p>3,75</text:p>
          </table:table-cell>
          <table:table-cell office:value-type="float" office:value="14.0625">
            <text:p>1,4063E+01</text:p>
          </table:table-cell>
          <table:table-cell office:value-type="float" office:value="14.0625">
            <text:p>1,4063E+01</text:p>
          </table:table-cell>
          <table:table-cell table:formula="of:=([.C16]-[.D1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,6000E+01</text:p>
          </table:table-cell>
          <table:table-cell office:value-type="float" office:value="16">
            <text:p>1,6000E+01</text:p>
          </table:table-cell>
          <table:table-cell table:formula="of:=([.C17]-[.D1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0.0625">
            <text:p>6,2500E-02</text:p>
          </table:table-cell>
          <table:table-cell office:value-type="float" office:value="0.0625">
            <text:p>6,2500E-02</text:p>
          </table:table-cell>
          <table:table-cell table:formula="of:=([.C18]-[.D18])" office:value-type="float" office:value="0">
            <text:p>0,0000E+00</text:p>
          </table:table-cell>
          <table:table-cell/>
        </table:table-row>
        <table:table-row table:style-name="ro1">
          <table:table-cell table:number-columns-repeated="2" office:value-type="float" office:value="0.25">
            <text:p>0,25</text:p>
          </table:table-cell>
          <table:table-cell office:value-type="float" office:value="0.0625000000000001">
            <text:p>6,2500E-02</text:p>
          </table:table-cell>
          <table:table-cell office:value-type="float" office:value="0.0625">
            <text:p>6,2500E-02</text:p>
          </table:table-cell>
          <table:table-cell table:formula="of:=([.C19]-[.D1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  <table:table-cell office:value-type="float" office:value="0.1875">
            <text:p>1,8750E-01</text:p>
          </table:table-cell>
          <table:table-cell office:value-type="float" office:value="0.1875">
            <text:p>1,8750E-01</text:p>
          </table:table-cell>
          <table:table-cell table:formula="of:=([.C20]-[.D2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0.4375">
            <text:p>4,3750E-01</text:p>
          </table:table-cell>
          <table:table-cell office:value-type="float" office:value="0.4375">
            <text:p>4,3750E-01</text:p>
          </table:table-cell>
          <table:table-cell table:formula="of:=([.C21]-[.D2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0.812500000000001">
            <text:p>8,1250E-01</text:p>
          </table:table-cell>
          <table:table-cell office:value-type="float" office:value="0.8125">
            <text:p>8,1250E-01</text:p>
          </table:table-cell>
          <table:table-cell table:formula="of:=([.C22]-[.D2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1.25">
            <text:p>1,25</text:p>
          </table:table-cell>
          <table:table-cell office:value-type="float" office:value="1.3125">
            <text:p>1,3125E+00</text:p>
          </table:table-cell>
          <table:table-cell office:value-type="float" office:value="1.3125">
            <text:p>1,3125E+00</text:p>
          </table:table-cell>
          <table:table-cell table:formula="of:=([.C23]-[.D2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1.5">
            <text:p>1,5</text:p>
          </table:table-cell>
          <table:table-cell office:value-type="float" office:value="1.9375">
            <text:p>1,9375E+00</text:p>
          </table:table-cell>
          <table:table-cell office:value-type="float" office:value="1.9375">
            <text:p>1,9375E+00</text:p>
          </table:table-cell>
          <table:table-cell table:formula="of:=([.C24]-[.D2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1.75">
            <text:p>1,75</text:p>
          </table:table-cell>
          <table:table-cell office:value-type="float" office:value="2.6875">
            <text:p>2,6875E+00</text:p>
          </table:table-cell>
          <table:table-cell office:value-type="float" office:value="2.6875">
            <text:p>2,6875E+00</text:p>
          </table:table-cell>
          <table:table-cell table:formula="of:=([.C25]-[.D2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2">
            <text:p>2</text:p>
          </table:table-cell>
          <table:table-cell office:value-type="float" office:value="3.5625">
            <text:p>3,5625E+00</text:p>
          </table:table-cell>
          <table:table-cell office:value-type="float" office:value="3.5625">
            <text:p>3,5625E+00</text:p>
          </table:table-cell>
          <table:table-cell table:formula="of:=([.C26]-[.D2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2.25">
            <text:p>2,25</text:p>
          </table:table-cell>
          <table:table-cell office:value-type="float" office:value="4.5625">
            <text:p>4,5625E+00</text:p>
          </table:table-cell>
          <table:table-cell office:value-type="float" office:value="4.5625">
            <text:p>4,5625E+00</text:p>
          </table:table-cell>
          <table:table-cell table:formula="of:=([.C27]-[.D2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2.5">
            <text:p>2,5</text:p>
          </table:table-cell>
          <table:table-cell office:value-type="float" office:value="5.6875">
            <text:p>5,6875E+00</text:p>
          </table:table-cell>
          <table:table-cell office:value-type="float" office:value="5.6875">
            <text:p>5,6875E+00</text:p>
          </table:table-cell>
          <table:table-cell table:formula="of:=([.C28]-[.D2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2.75">
            <text:p>2,75</text:p>
          </table:table-cell>
          <table:table-cell office:value-type="float" office:value="6.9375">
            <text:p>6,9375E+00</text:p>
          </table:table-cell>
          <table:table-cell office:value-type="float" office:value="6.9375">
            <text:p>6,9375E+00</text:p>
          </table:table-cell>
          <table:table-cell table:formula="of:=([.C29]-[.D2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3">
            <text:p>3</text:p>
          </table:table-cell>
          <table:table-cell table:number-columns-repeated="2" office:value-type="float" office:value="8.3125">
            <text:p>8,3125E+00</text:p>
          </table:table-cell>
          <table:table-cell table:formula="of:=([.C30]-[.D3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3.25">
            <text:p>3,25</text:p>
          </table:table-cell>
          <table:table-cell office:value-type="float" office:value="9.8125">
            <text:p>9,8125E+00</text:p>
          </table:table-cell>
          <table:table-cell office:value-type="float" office:value="9.8125">
            <text:p>9,8125E+00</text:p>
          </table:table-cell>
          <table:table-cell table:formula="of:=([.C31]-[.D3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3.5">
            <text:p>3,5</text:p>
          </table:table-cell>
          <table:table-cell office:value-type="float" office:value="11.4375">
            <text:p>1,1438E+01</text:p>
          </table:table-cell>
          <table:table-cell office:value-type="float" office:value="11.4375">
            <text:p>1,1438E+01</text:p>
          </table:table-cell>
          <table:table-cell table:formula="of:=([.C32]-[.D3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3.75">
            <text:p>3,75</text:p>
          </table:table-cell>
          <table:table-cell office:value-type="float" office:value="13.1875">
            <text:p>1,3188E+01</text:p>
          </table:table-cell>
          <table:table-cell office:value-type="float" office:value="13.1875">
            <text:p>1,3188E+01</text:p>
          </table:table-cell>
          <table:table-cell table:formula="of:=([.C33]-[.D3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4">
            <text:p>4</text:p>
          </table:table-cell>
          <table:table-cell office:value-type="float" office:value="15.0625">
            <text:p>1,5063E+01</text:p>
          </table:table-cell>
          <table:table-cell office:value-type="float" office:value="15.0625">
            <text:p>1,5063E+01</text:p>
          </table:table-cell>
          <table:table-cell table:formula="of:=([.C34]-[.D3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25">
            <text:p>2,5000E-01</text:p>
          </table:table-cell>
          <table:table-cell office:value-type="float" office:value="0.25">
            <text:p>2,5000E-01</text:p>
          </table:table-cell>
          <table:table-cell table:formula="of:=([.C35]-[.D3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5">
            <text:p>0,25</text:p>
          </table:table-cell>
          <table:table-cell office:value-type="float" office:value="0.1875">
            <text:p>1,8750E-01</text:p>
          </table:table-cell>
          <table:table-cell office:value-type="float" office:value="0.1875">
            <text:p>1,8750E-01</text:p>
          </table:table-cell>
          <table:table-cell table:formula="of:=([.C36]-[.D36])" office:value-type="float" office:value="0">
            <text:p>0,0000E+00</text:p>
          </table:table-cell>
          <table:table-cell/>
        </table:table-row>
        <table:table-row table:style-name="ro1">
          <table:table-cell table:number-columns-repeated="2" office:value-type="float" office:value="0.5">
            <text:p>0,5</text:p>
          </table:table-cell>
          <table:table-cell office:value-type="float" office:value="0.25">
            <text:p>2,5000E-01</text:p>
          </table:table-cell>
          <table:table-cell office:value-type="float" office:value="0.25">
            <text:p>2,5000E-01</text:p>
          </table:table-cell>
          <table:table-cell table:formula="of:=([.C37]-[.D3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float" office:value="0.437500000000001">
            <text:p>4,3750E-01</text:p>
          </table:table-cell>
          <table:table-cell office:value-type="float" office:value="0.4375">
            <text:p>4,3750E-01</text:p>
          </table:table-cell>
          <table:table-cell table:formula="of:=([.C38]-[.D3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750000000000001">
            <text:p>7,5000E-01</text:p>
          </table:table-cell>
          <table:table-cell office:value-type="float" office:value="0.75">
            <text:p>7,5000E-01</text:p>
          </table:table-cell>
          <table:table-cell table:formula="of:=([.C39]-[.D3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1.25">
            <text:p>1,25</text:p>
          </table:table-cell>
          <table:table-cell office:value-type="float" office:value="1.1875">
            <text:p>1,1875E+00</text:p>
          </table:table-cell>
          <table:table-cell office:value-type="float" office:value="1.1875">
            <text:p>1,1875E+00</text:p>
          </table:table-cell>
          <table:table-cell table:formula="of:=([.C40]-[.D4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1.75">
            <text:p>1,7500E+00</text:p>
          </table:table-cell>
          <table:table-cell office:value-type="float" office:value="1.75">
            <text:p>1,7500E+00</text:p>
          </table:table-cell>
          <table:table-cell table:formula="of:=([.C41]-[.D4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1.75">
            <text:p>1,75</text:p>
          </table:table-cell>
          <table:table-cell office:value-type="float" office:value="2.4375">
            <text:p>2,4375E+00</text:p>
          </table:table-cell>
          <table:table-cell office:value-type="float" office:value="2.4375">
            <text:p>2,4375E+00</text:p>
          </table:table-cell>
          <table:table-cell table:formula="of:=([.C42]-[.D4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3.25">
            <text:p>3,2500E+00</text:p>
          </table:table-cell>
          <table:table-cell office:value-type="float" office:value="3.25">
            <text:p>3,2500E+00</text:p>
          </table:table-cell>
          <table:table-cell table:formula="of:=([.C43]-[.D4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2.25">
            <text:p>2,25</text:p>
          </table:table-cell>
          <table:table-cell office:value-type="float" office:value="4.1875">
            <text:p>4,1875E+00</text:p>
          </table:table-cell>
          <table:table-cell office:value-type="float" office:value="4.1875">
            <text:p>4,1875E+00</text:p>
          </table:table-cell>
          <table:table-cell table:formula="of:=([.C44]-[.D4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office:value-type="float" office:value="5.25">
            <text:p>5,2500E+00</text:p>
          </table:table-cell>
          <table:table-cell office:value-type="float" office:value="5.25">
            <text:p>5,2500E+00</text:p>
          </table:table-cell>
          <table:table-cell table:formula="of:=([.C45]-[.D4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2.75">
            <text:p>2,75</text:p>
          </table:table-cell>
          <table:table-cell office:value-type="float" office:value="6.4375">
            <text:p>6,4375E+00</text:p>
          </table:table-cell>
          <table:table-cell office:value-type="float" office:value="6.4375">
            <text:p>6,4375E+00</text:p>
          </table:table-cell>
          <table:table-cell table:formula="of:=([.C46]-[.D4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7.75">
            <text:p>7,7500E+00</text:p>
          </table:table-cell>
          <table:table-cell office:value-type="float" office:value="7.75">
            <text:p>7,7500E+00</text:p>
          </table:table-cell>
          <table:table-cell table:formula="of:=([.C47]-[.D4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3.25">
            <text:p>3,25</text:p>
          </table:table-cell>
          <table:table-cell office:value-type="float" office:value="9.1875">
            <text:p>9,1875E+00</text:p>
          </table:table-cell>
          <table:table-cell office:value-type="float" office:value="9.1875">
            <text:p>9,1875E+00</text:p>
          </table:table-cell>
          <table:table-cell table:formula="of:=([.C48]-[.D4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3.5">
            <text:p>3,5</text:p>
          </table:table-cell>
          <table:table-cell office:value-type="float" office:value="10.75">
            <text:p>1,0750E+01</text:p>
          </table:table-cell>
          <table:table-cell office:value-type="float" office:value="10.75">
            <text:p>1,0750E+01</text:p>
          </table:table-cell>
          <table:table-cell table:formula="of:=([.C49]-[.D4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3.75">
            <text:p>3,75</text:p>
          </table:table-cell>
          <table:table-cell office:value-type="float" office:value="12.4375">
            <text:p>1,2438E+01</text:p>
          </table:table-cell>
          <table:table-cell office:value-type="float" office:value="12.4375">
            <text:p>1,2438E+01</text:p>
          </table:table-cell>
          <table:table-cell table:formula="of:=([.C50]-[.D5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4">
            <text:p>4</text:p>
          </table:table-cell>
          <table:table-cell office:value-type="float" office:value="14.25">
            <text:p>1,4250E+01</text:p>
          </table:table-cell>
          <table:table-cell office:value-type="float" office:value="14.25">
            <text:p>1,4250E+01</text:p>
          </table:table-cell>
          <table:table-cell table:formula="of:=([.C51]-[.D5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office:value-type="float" office:value="0.5625">
            <text:p>5,6250E-01</text:p>
          </table:table-cell>
          <table:table-cell office:value-type="float" office:value="0.5625">
            <text:p>5,6250E-01</text:p>
          </table:table-cell>
          <table:table-cell table:formula="of:=([.C52]-[.D5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0.4375">
            <text:p>4,3750E-01</text:p>
          </table:table-cell>
          <table:table-cell office:value-type="float" office:value="0.4375">
            <text:p>4,3750E-01</text:p>
          </table:table-cell>
          <table:table-cell table:formula="of:=([.C53]-[.D5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0.5">
            <text:p>0,5</text:p>
          </table:table-cell>
          <table:table-cell office:value-type="float" office:value="0.437500000000001">
            <text:p>4,3750E-01</text:p>
          </table:table-cell>
          <table:table-cell office:value-type="float" office:value="0.4375">
            <text:p>4,3750E-01</text:p>
          </table:table-cell>
          <table:table-cell table:formula="of:=([.C54]-[.D54])" office:value-type="float" office:value="0">
            <text:p>0,0000E+00</text:p>
          </table:table-cell>
          <table:table-cell/>
        </table:table-row>
        <table:table-row table:style-name="ro1">
          <table:table-cell table:number-columns-repeated="2" office:value-type="float" office:value="0.75">
            <text:p>0,75</text:p>
          </table:table-cell>
          <table:table-cell office:value-type="float" office:value="0.562500000000001">
            <text:p>5,6250E-01</text:p>
          </table:table-cell>
          <table:table-cell office:value-type="float" office:value="0.5625">
            <text:p>5,6250E-01</text:p>
          </table:table-cell>
          <table:table-cell table:formula="of:=([.C55]-[.D5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812500000000001">
            <text:p>8,1250E-01</text:p>
          </table:table-cell>
          <table:table-cell office:value-type="float" office:value="0.8125">
            <text:p>8,1250E-01</text:p>
          </table:table-cell>
          <table:table-cell table:formula="of:=([.C56]-[.D5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1.25">
            <text:p>1,25</text:p>
          </table:table-cell>
          <table:table-cell office:value-type="float" office:value="1.1875">
            <text:p>1,1875E+00</text:p>
          </table:table-cell>
          <table:table-cell office:value-type="float" office:value="1.1875">
            <text:p>1,1875E+00</text:p>
          </table:table-cell>
          <table:table-cell table:formula="of:=([.C57]-[.D5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1.5">
            <text:p>1,5</text:p>
          </table:table-cell>
          <table:table-cell office:value-type="float" office:value="1.6875">
            <text:p>1,6875E+00</text:p>
          </table:table-cell>
          <table:table-cell office:value-type="float" office:value="1.6875">
            <text:p>1,6875E+00</text:p>
          </table:table-cell>
          <table:table-cell table:formula="of:=([.C58]-[.D5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1.75">
            <text:p>1,75</text:p>
          </table:table-cell>
          <table:table-cell office:value-type="float" office:value="2.3125">
            <text:p>2,3125E+00</text:p>
          </table:table-cell>
          <table:table-cell office:value-type="float" office:value="2.3125">
            <text:p>2,3125E+00</text:p>
          </table:table-cell>
          <table:table-cell table:formula="of:=([.C59]-[.D5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2">
            <text:p>2</text:p>
          </table:table-cell>
          <table:table-cell office:value-type="float" office:value="3.0625">
            <text:p>3,0625E+00</text:p>
          </table:table-cell>
          <table:table-cell office:value-type="float" office:value="3.0625">
            <text:p>3,0625E+00</text:p>
          </table:table-cell>
          <table:table-cell table:formula="of:=([.C60]-[.D6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2.25">
            <text:p>2,25</text:p>
          </table:table-cell>
          <table:table-cell office:value-type="float" office:value="3.9375">
            <text:p>3,9375E+00</text:p>
          </table:table-cell>
          <table:table-cell office:value-type="float" office:value="3.9375">
            <text:p>3,9375E+00</text:p>
          </table:table-cell>
          <table:table-cell table:formula="of:=([.C61]-[.D6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2.5">
            <text:p>2,5</text:p>
          </table:table-cell>
          <table:table-cell office:value-type="float" office:value="4.9375">
            <text:p>4,9375E+00</text:p>
          </table:table-cell>
          <table:table-cell office:value-type="float" office:value="4.9375">
            <text:p>4,9375E+00</text:p>
          </table:table-cell>
          <table:table-cell table:formula="of:=([.C62]-[.D6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2.75">
            <text:p>2,75</text:p>
          </table:table-cell>
          <table:table-cell office:value-type="float" office:value="6.0625">
            <text:p>6,0625E+00</text:p>
          </table:table-cell>
          <table:table-cell office:value-type="float" office:value="6.0625">
            <text:p>6,0625E+00</text:p>
          </table:table-cell>
          <table:table-cell table:formula="of:=([.C63]-[.D6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3">
            <text:p>3</text:p>
          </table:table-cell>
          <table:table-cell office:value-type="float" office:value="7.3125">
            <text:p>7,3125E+00</text:p>
          </table:table-cell>
          <table:table-cell office:value-type="float" office:value="7.3125">
            <text:p>7,3125E+00</text:p>
          </table:table-cell>
          <table:table-cell table:formula="of:=([.C64]-[.D6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3.25">
            <text:p>3,25</text:p>
          </table:table-cell>
          <table:table-cell office:value-type="float" office:value="8.6875">
            <text:p>8,6875E+00</text:p>
          </table:table-cell>
          <table:table-cell office:value-type="float" office:value="8.6875">
            <text:p>8,6875E+00</text:p>
          </table:table-cell>
          <table:table-cell table:formula="of:=([.C65]-[.D6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3.5">
            <text:p>3,5</text:p>
          </table:table-cell>
          <table:table-cell office:value-type="float" office:value="10.1875">
            <text:p>1,0188E+01</text:p>
          </table:table-cell>
          <table:table-cell office:value-type="float" office:value="10.1875">
            <text:p>1,0188E+01</text:p>
          </table:table-cell>
          <table:table-cell table:formula="of:=([.C66]-[.D6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3.75">
            <text:p>3,75</text:p>
          </table:table-cell>
          <table:table-cell office:value-type="float" office:value="11.8125">
            <text:p>1,1813E+01</text:p>
          </table:table-cell>
          <table:table-cell office:value-type="float" office:value="11.8125">
            <text:p>1,1813E+01</text:p>
          </table:table-cell>
          <table:table-cell table:formula="of:=([.C67]-[.D6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4">
            <text:p>4</text:p>
          </table:table-cell>
          <table:table-cell office:value-type="float" office:value="13.5625">
            <text:p>1,3563E+01</text:p>
          </table:table-cell>
          <table:table-cell office:value-type="float" office:value="13.5625">
            <text:p>1,3563E+01</text:p>
          </table:table-cell>
          <table:table-cell table:formula="of:=([.C68]-[.D6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00E+00</text:p>
          </table:table-cell>
          <table:table-cell office:value-type="float" office:value="1">
            <text:p>1,0000E+00</text:p>
          </table:table-cell>
          <table:table-cell table:formula="of:=([.C69]-[.D6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float" office:value="0.812500000000001">
            <text:p>8,1250E-01</text:p>
          </table:table-cell>
          <table:table-cell office:value-type="float" office:value="0.8125">
            <text:p>8,1250E-01</text:p>
          </table:table-cell>
          <table:table-cell table:formula="of:=([.C70]-[.D7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750000000000001">
            <text:p>7,5000E-01</text:p>
          </table:table-cell>
          <table:table-cell office:value-type="float" office:value="0.75">
            <text:p>7,5000E-01</text:p>
          </table:table-cell>
          <table:table-cell table:formula="of:=([.C71]-[.D7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.812500000000001">
            <text:p>8,1250E-01</text:p>
          </table:table-cell>
          <table:table-cell office:value-type="float" office:value="0.8125">
            <text:p>8,1250E-01</text:p>
          </table:table-cell>
          <table:table-cell table:formula="of:=([.C72]-[.D72])" office:value-type="float" office:value="0">
            <text:p>0,0000E+00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">
            <text:p>1,0000E+00</text:p>
          </table:table-cell>
          <table:table-cell office:value-type="float" office:value="1">
            <text:p>1,0000E+00</text:p>
          </table:table-cell>
          <table:table-cell table:formula="of:=([.C73]-[.D7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5">
            <text:p>1,25</text:p>
          </table:table-cell>
          <table:table-cell office:value-type="float" office:value="1.3125">
            <text:p>1,3125E+00</text:p>
          </table:table-cell>
          <table:table-cell office:value-type="float" office:value="1.3125">
            <text:p>1,3125E+00</text:p>
          </table:table-cell>
          <table:table-cell table:formula="of:=([.C74]-[.D7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.75">
            <text:p>1,7500E+00</text:p>
          </table:table-cell>
          <table:table-cell office:value-type="float" office:value="1.75">
            <text:p>1,7500E+00</text:p>
          </table:table-cell>
          <table:table-cell table:formula="of:=([.C75]-[.D7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5">
            <text:p>1,75</text:p>
          </table:table-cell>
          <table:table-cell office:value-type="float" office:value="2.3125">
            <text:p>2,3125E+00</text:p>
          </table:table-cell>
          <table:table-cell office:value-type="float" office:value="2.3125">
            <text:p>2,3125E+00</text:p>
          </table:table-cell>
          <table:table-cell table:formula="of:=([.C76]-[.D7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,0000E+00</text:p>
          </table:table-cell>
          <table:table-cell office:value-type="float" office:value="3">
            <text:p>3,0000E+00</text:p>
          </table:table-cell>
          <table:table-cell table:formula="of:=([.C77]-[.D7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25">
            <text:p>2,25</text:p>
          </table:table-cell>
          <table:table-cell office:value-type="float" office:value="3.8125">
            <text:p>3,8125E+00</text:p>
          </table:table-cell>
          <table:table-cell office:value-type="float" office:value="3.8125">
            <text:p>3,8125E+00</text:p>
          </table:table-cell>
          <table:table-cell table:formula="of:=([.C78]-[.D7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office:value-type="float" office:value="4.75">
            <text:p>4,7500E+00</text:p>
          </table:table-cell>
          <table:table-cell office:value-type="float" office:value="4.75">
            <text:p>4,7500E+00</text:p>
          </table:table-cell>
          <table:table-cell table:formula="of:=([.C79]-[.D7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75">
            <text:p>2,75</text:p>
          </table:table-cell>
          <table:table-cell table:number-columns-repeated="2" office:value-type="float" office:value="5.8125">
            <text:p>5,8125E+00</text:p>
          </table:table-cell>
          <table:table-cell table:formula="of:=([.C80]-[.D8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,0000E+00</text:p>
          </table:table-cell>
          <table:table-cell table:formula="of:=([.C81]-[.D8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25">
            <text:p>3,25</text:p>
          </table:table-cell>
          <table:table-cell office:value-type="float" office:value="8.3125">
            <text:p>8,3125E+00</text:p>
          </table:table-cell>
          <table:table-cell office:value-type="float" office:value="8.3125">
            <text:p>8,3125E+00</text:p>
          </table:table-cell>
          <table:table-cell table:formula="of:=([.C82]-[.D8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5">
            <text:p>3,5</text:p>
          </table:table-cell>
          <table:table-cell table:number-columns-repeated="2" office:value-type="float" office:value="9.75">
            <text:p>9,7500E+00</text:p>
          </table:table-cell>
          <table:table-cell table:formula="of:=([.C83]-[.D8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75">
            <text:p>3,75</text:p>
          </table:table-cell>
          <table:table-cell office:value-type="float" office:value="11.3125">
            <text:p>1,1313E+01</text:p>
          </table:table-cell>
          <table:table-cell office:value-type="float" office:value="11.3125">
            <text:p>1,1313E+01</text:p>
          </table:table-cell>
          <table:table-cell table:formula="of:=([.C84]-[.D8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,3000E+01</text:p>
          </table:table-cell>
          <table:table-cell office:value-type="float" office:value="13">
            <text:p>1,3000E+01</text:p>
          </table:table-cell>
          <table:table-cell table:formula="of:=([.C85]-[.D8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0">
            <text:p>0</text:p>
          </table:table-cell>
          <table:table-cell table:number-columns-repeated="2" office:value-type="float" office:value="1.5625">
            <text:p>1,5625E+00</text:p>
          </table:table-cell>
          <table:table-cell table:formula="of:=([.C86]-[.D8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0.25">
            <text:p>0,25</text:p>
          </table:table-cell>
          <table:table-cell office:value-type="float" office:value="1.3125">
            <text:p>1,3125E+00</text:p>
          </table:table-cell>
          <table:table-cell office:value-type="float" office:value="1.3125">
            <text:p>1,3125E+00</text:p>
          </table:table-cell>
          <table:table-cell table:formula="of:=([.C87]-[.D8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0.5">
            <text:p>0,5</text:p>
          </table:table-cell>
          <table:table-cell office:value-type="float" office:value="1.1875">
            <text:p>1,1875E+00</text:p>
          </table:table-cell>
          <table:table-cell office:value-type="float" office:value="1.1875">
            <text:p>1,1875E+00</text:p>
          </table:table-cell>
          <table:table-cell table:formula="of:=([.C88]-[.D8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0.75">
            <text:p>0,75</text:p>
          </table:table-cell>
          <table:table-cell office:value-type="float" office:value="1.1875">
            <text:p>1,1875E+00</text:p>
          </table:table-cell>
          <table:table-cell office:value-type="float" office:value="1.1875">
            <text:p>1,1875E+00</text:p>
          </table:table-cell>
          <table:table-cell table:formula="of:=([.C89]-[.D8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1">
            <text:p>1</text:p>
          </table:table-cell>
          <table:table-cell office:value-type="float" office:value="1.3125">
            <text:p>1,3125E+00</text:p>
          </table:table-cell>
          <table:table-cell office:value-type="float" office:value="1.3125">
            <text:p>1,3125E+00</text:p>
          </table:table-cell>
          <table:table-cell table:formula="of:=([.C90]-[.D90])" office:value-type="float" office:value="0">
            <text:p>0,0000E+00</text:p>
          </table:table-cell>
          <table:table-cell/>
        </table:table-row>
        <table:table-row table:style-name="ro1">
          <table:table-cell table:number-columns-repeated="2" office:value-type="float" office:value="1.25">
            <text:p>1,25</text:p>
          </table:table-cell>
          <table:table-cell office:value-type="float" office:value="1.5625">
            <text:p>1,5625E+00</text:p>
          </table:table-cell>
          <table:table-cell office:value-type="float" office:value="1.5625">
            <text:p>1,5625E+00</text:p>
          </table:table-cell>
          <table:table-cell table:formula="of:=([.C91]-[.D9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1.5">
            <text:p>1,5</text:p>
          </table:table-cell>
          <table:table-cell office:value-type="float" office:value="1.9375">
            <text:p>1,9375E+00</text:p>
          </table:table-cell>
          <table:table-cell office:value-type="float" office:value="1.9375">
            <text:p>1,9375E+00</text:p>
          </table:table-cell>
          <table:table-cell table:formula="of:=([.C92]-[.D9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1.75">
            <text:p>1,75</text:p>
          </table:table-cell>
          <table:table-cell office:value-type="float" office:value="2.4375">
            <text:p>2,4375E+00</text:p>
          </table:table-cell>
          <table:table-cell office:value-type="float" office:value="2.4375">
            <text:p>2,4375E+00</text:p>
          </table:table-cell>
          <table:table-cell table:formula="of:=([.C93]-[.D9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2">
            <text:p>2</text:p>
          </table:table-cell>
          <table:table-cell office:value-type="float" office:value="3.0625">
            <text:p>3,0625E+00</text:p>
          </table:table-cell>
          <table:table-cell office:value-type="float" office:value="3.0625">
            <text:p>3,0625E+00</text:p>
          </table:table-cell>
          <table:table-cell table:formula="of:=([.C94]-[.D9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2.25">
            <text:p>2,25</text:p>
          </table:table-cell>
          <table:table-cell office:value-type="float" office:value="3.8125">
            <text:p>3,8125E+00</text:p>
          </table:table-cell>
          <table:table-cell office:value-type="float" office:value="3.8125">
            <text:p>3,8125E+00</text:p>
          </table:table-cell>
          <table:table-cell table:formula="of:=([.C95]-[.D9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2.5">
            <text:p>2,5</text:p>
          </table:table-cell>
          <table:table-cell office:value-type="float" office:value="4.6875">
            <text:p>4,6875E+00</text:p>
          </table:table-cell>
          <table:table-cell office:value-type="float" office:value="4.6875">
            <text:p>4,6875E+00</text:p>
          </table:table-cell>
          <table:table-cell table:formula="of:=([.C96]-[.D9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2.75">
            <text:p>2,75</text:p>
          </table:table-cell>
          <table:table-cell office:value-type="float" office:value="5.6875">
            <text:p>5,6875E+00</text:p>
          </table:table-cell>
          <table:table-cell office:value-type="float" office:value="5.6875">
            <text:p>5,6875E+00</text:p>
          </table:table-cell>
          <table:table-cell table:formula="of:=([.C97]-[.D9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3">
            <text:p>3</text:p>
          </table:table-cell>
          <table:table-cell table:number-columns-repeated="2" office:value-type="float" office:value="6.8125">
            <text:p>6,8125E+00</text:p>
          </table:table-cell>
          <table:table-cell table:formula="of:=([.C98]-[.D9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3.25">
            <text:p>3,25</text:p>
          </table:table-cell>
          <table:table-cell office:value-type="float" office:value="8.0625">
            <text:p>8,0625E+00</text:p>
          </table:table-cell>
          <table:table-cell office:value-type="float" office:value="8.0625">
            <text:p>8,0625E+00</text:p>
          </table:table-cell>
          <table:table-cell table:formula="of:=([.C99]-[.D9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3.5">
            <text:p>3,5</text:p>
          </table:table-cell>
          <table:table-cell office:value-type="float" office:value="9.4375">
            <text:p>9,4375E+00</text:p>
          </table:table-cell>
          <table:table-cell office:value-type="float" office:value="9.4375">
            <text:p>9,4375E+00</text:p>
          </table:table-cell>
          <table:table-cell table:formula="of:=([.C100]-[.D10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3.75">
            <text:p>3,75</text:p>
          </table:table-cell>
          <table:table-cell office:value-type="float" office:value="10.9375">
            <text:p>1,0938E+01</text:p>
          </table:table-cell>
          <table:table-cell office:value-type="float" office:value="10.9375">
            <text:p>1,0938E+01</text:p>
          </table:table-cell>
          <table:table-cell table:formula="of:=([.C101]-[.D10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4">
            <text:p>4</text:p>
          </table:table-cell>
          <table:table-cell office:value-type="float" office:value="12.5625">
            <text:p>1,2563E+01</text:p>
          </table:table-cell>
          <table:table-cell office:value-type="float" office:value="12.5625">
            <text:p>1,2563E+01</text:p>
          </table:table-cell>
          <table:table-cell table:formula="of:=([.C102]-[.D10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2" office:value-type="float" office:value="2.25">
            <text:p>2,2500E+00</text:p>
          </table:table-cell>
          <table:table-cell table:formula="of:=([.C103]-[.D10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1.9375">
            <text:p>1,9375E+00</text:p>
          </table:table-cell>
          <table:table-cell table:formula="of:=([.C104]-[.D10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1.75">
            <text:p>1,7500E+00</text:p>
          </table:table-cell>
          <table:table-cell office:value-type="float" office:value="1.75">
            <text:p>1,7500E+00</text:p>
          </table:table-cell>
          <table:table-cell table:formula="of:=([.C105]-[.D10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0.75">
            <text:p>0,75</text:p>
          </table:table-cell>
          <table:table-cell office:value-type="float" office:value="1.6875">
            <text:p>1,6875E+00</text:p>
          </table:table-cell>
          <table:table-cell office:value-type="float" office:value="1.6875">
            <text:p>1,6875E+00</text:p>
          </table:table-cell>
          <table:table-cell table:formula="of:=([.C106]-[.D10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1.75">
            <text:p>1,7500E+00</text:p>
          </table:table-cell>
          <table:table-cell office:value-type="float" office:value="1.75">
            <text:p>1,7500E+00</text:p>
          </table:table-cell>
          <table:table-cell table:formula="of:=([.C107]-[.D10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1.25">
            <text:p>1,25</text:p>
          </table:table-cell>
          <table:table-cell office:value-type="float" office:value="1.9375">
            <text:p>1,9375E+00</text:p>
          </table:table-cell>
          <table:table-cell office:value-type="float" office:value="1.9375">
            <text:p>1,9375E+00</text:p>
          </table:table-cell>
          <table:table-cell table:formula="of:=([.C108]-[.D108])" office:value-type="float" office:value="0">
            <text:p>0,0000E+00</text:p>
          </table:table-cell>
          <table:table-cell/>
        </table:table-row>
        <table:table-row table:style-name="ro1">
          <table:table-cell table:number-columns-repeated="2" office:value-type="float" office:value="1.5">
            <text:p>1,5</text:p>
          </table:table-cell>
          <table:table-cell office:value-type="float" office:value="2.25">
            <text:p>2,2500E+00</text:p>
          </table:table-cell>
          <table:table-cell office:value-type="float" office:value="2.25">
            <text:p>2,2500E+00</text:p>
          </table:table-cell>
          <table:table-cell table:formula="of:=([.C109]-[.D10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1.75">
            <text:p>1,75</text:p>
          </table:table-cell>
          <table:table-cell office:value-type="float" office:value="2.6875">
            <text:p>2,6875E+00</text:p>
          </table:table-cell>
          <table:table-cell office:value-type="float" office:value="2.6875">
            <text:p>2,6875E+00</text:p>
          </table:table-cell>
          <table:table-cell table:formula="of:=([.C110]-[.D11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float" office:value="3.25">
            <text:p>3,2500E+00</text:p>
          </table:table-cell>
          <table:table-cell office:value-type="float" office:value="3.25">
            <text:p>3,2500E+00</text:p>
          </table:table-cell>
          <table:table-cell table:formula="of:=([.C111]-[.D11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25">
            <text:p>2,25</text:p>
          </table:table-cell>
          <table:table-cell office:value-type="float" office:value="3.9375">
            <text:p>3,9375E+00</text:p>
          </table:table-cell>
          <table:table-cell office:value-type="float" office:value="3.9375">
            <text:p>3,9375E+00</text:p>
          </table:table-cell>
          <table:table-cell table:formula="of:=([.C112]-[.D11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4.75">
            <text:p>4,7500E+00</text:p>
          </table:table-cell>
          <table:table-cell office:value-type="float" office:value="4.75">
            <text:p>4,7500E+00</text:p>
          </table:table-cell>
          <table:table-cell table:formula="of:=([.C113]-[.D11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75">
            <text:p>2,75</text:p>
          </table:table-cell>
          <table:table-cell office:value-type="float" office:value="5.6875">
            <text:p>5,6875E+00</text:p>
          </table:table-cell>
          <table:table-cell office:value-type="float" office:value="5.6875">
            <text:p>5,6875E+00</text:p>
          </table:table-cell>
          <table:table-cell table:formula="of:=([.C114]-[.D11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3">
            <text:p>3</text:p>
          </table:table-cell>
          <table:table-cell office:value-type="float" office:value="6.75">
            <text:p>6,7500E+00</text:p>
          </table:table-cell>
          <table:table-cell office:value-type="float" office:value="6.75">
            <text:p>6,7500E+00</text:p>
          </table:table-cell>
          <table:table-cell table:formula="of:=([.C115]-[.D11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3.25">
            <text:p>3,25</text:p>
          </table:table-cell>
          <table:table-cell office:value-type="float" office:value="7.9375">
            <text:p>7,9375E+00</text:p>
          </table:table-cell>
          <table:table-cell office:value-type="float" office:value="7.9375">
            <text:p>7,9375E+00</text:p>
          </table:table-cell>
          <table:table-cell table:formula="of:=([.C116]-[.D11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3.5">
            <text:p>3,5</text:p>
          </table:table-cell>
          <table:table-cell office:value-type="float" office:value="9.25">
            <text:p>9,2500E+00</text:p>
          </table:table-cell>
          <table:table-cell office:value-type="float" office:value="9.25">
            <text:p>9,2500E+00</text:p>
          </table:table-cell>
          <table:table-cell table:formula="of:=([.C117]-[.D11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3.75">
            <text:p>3,75</text:p>
          </table:table-cell>
          <table:table-cell office:value-type="float" office:value="10.6875">
            <text:p>1,0688E+01</text:p>
          </table:table-cell>
          <table:table-cell office:value-type="float" office:value="10.6875">
            <text:p>1,0688E+01</text:p>
          </table:table-cell>
          <table:table-cell table:formula="of:=([.C118]-[.D11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4">
            <text:p>4</text:p>
          </table:table-cell>
          <table:table-cell office:value-type="float" office:value="12.25">
            <text:p>1,2250E+01</text:p>
          </table:table-cell>
          <table:table-cell office:value-type="float" office:value="12.25">
            <text:p>1,2250E+01</text:p>
          </table:table-cell>
          <table:table-cell table:formula="of:=([.C119]-[.D11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0">
            <text:p>0</text:p>
          </table:table-cell>
          <table:table-cell office:value-type="float" office:value="3.0625">
            <text:p>3,0625E+00</text:p>
          </table:table-cell>
          <table:table-cell office:value-type="float" office:value="3.0625">
            <text:p>3,0625E+00</text:p>
          </table:table-cell>
          <table:table-cell table:formula="of:=([.C120]-[.D12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0.25">
            <text:p>0,25</text:p>
          </table:table-cell>
          <table:table-cell office:value-type="float" office:value="2.6875">
            <text:p>2,6875E+00</text:p>
          </table:table-cell>
          <table:table-cell office:value-type="float" office:value="2.6875">
            <text:p>2,6875E+00</text:p>
          </table:table-cell>
          <table:table-cell table:formula="of:=([.C121]-[.D12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0.5">
            <text:p>0,5</text:p>
          </table:table-cell>
          <table:table-cell office:value-type="float" office:value="2.4375">
            <text:p>2,4375E+00</text:p>
          </table:table-cell>
          <table:table-cell office:value-type="float" office:value="2.4375">
            <text:p>2,4375E+00</text:p>
          </table:table-cell>
          <table:table-cell table:formula="of:=([.C122]-[.D12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0.75">
            <text:p>0,75</text:p>
          </table:table-cell>
          <table:table-cell office:value-type="float" office:value="2.3125">
            <text:p>2,3125E+00</text:p>
          </table:table-cell>
          <table:table-cell office:value-type="float" office:value="2.3125">
            <text:p>2,3125E+00</text:p>
          </table:table-cell>
          <table:table-cell table:formula="of:=([.C123]-[.D12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1">
            <text:p>1</text:p>
          </table:table-cell>
          <table:table-cell office:value-type="float" office:value="2.3125">
            <text:p>2,3125E+00</text:p>
          </table:table-cell>
          <table:table-cell office:value-type="float" office:value="2.3125">
            <text:p>2,3125E+00</text:p>
          </table:table-cell>
          <table:table-cell table:formula="of:=([.C124]-[.D12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1.25">
            <text:p>1,25</text:p>
          </table:table-cell>
          <table:table-cell office:value-type="float" office:value="2.4375">
            <text:p>2,4375E+00</text:p>
          </table:table-cell>
          <table:table-cell office:value-type="float" office:value="2.4375">
            <text:p>2,4375E+00</text:p>
          </table:table-cell>
          <table:table-cell table:formula="of:=([.C125]-[.D12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1.5">
            <text:p>1,5</text:p>
          </table:table-cell>
          <table:table-cell office:value-type="float" office:value="2.6875">
            <text:p>2,6875E+00</text:p>
          </table:table-cell>
          <table:table-cell office:value-type="float" office:value="2.6875">
            <text:p>2,6875E+00</text:p>
          </table:table-cell>
          <table:table-cell table:formula="of:=([.C126]-[.D126])" office:value-type="float" office:value="0">
            <text:p>0,0000E+00</text:p>
          </table:table-cell>
          <table:table-cell/>
        </table:table-row>
        <table:table-row table:style-name="ro1">
          <table:table-cell table:number-columns-repeated="2" office:value-type="float" office:value="1.75">
            <text:p>1,75</text:p>
          </table:table-cell>
          <table:table-cell office:value-type="float" office:value="3.0625">
            <text:p>3,0625E+00</text:p>
          </table:table-cell>
          <table:table-cell office:value-type="float" office:value="3.0625">
            <text:p>3,0625E+00</text:p>
          </table:table-cell>
          <table:table-cell table:formula="of:=([.C127]-[.D12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2">
            <text:p>2</text:p>
          </table:table-cell>
          <table:table-cell office:value-type="float" office:value="3.5625">
            <text:p>3,5625E+00</text:p>
          </table:table-cell>
          <table:table-cell office:value-type="float" office:value="3.5625">
            <text:p>3,5625E+00</text:p>
          </table:table-cell>
          <table:table-cell table:formula="of:=([.C128]-[.D12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2.25">
            <text:p>2,25</text:p>
          </table:table-cell>
          <table:table-cell office:value-type="float" office:value="4.1875">
            <text:p>4,1875E+00</text:p>
          </table:table-cell>
          <table:table-cell office:value-type="float" office:value="4.1875">
            <text:p>4,1875E+00</text:p>
          </table:table-cell>
          <table:table-cell table:formula="of:=([.C129]-[.D12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2.5">
            <text:p>2,5</text:p>
          </table:table-cell>
          <table:table-cell office:value-type="float" office:value="4.9375">
            <text:p>4,9375E+00</text:p>
          </table:table-cell>
          <table:table-cell office:value-type="float" office:value="4.9375">
            <text:p>4,9375E+00</text:p>
          </table:table-cell>
          <table:table-cell table:formula="of:=([.C130]-[.D13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2.75">
            <text:p>2,75</text:p>
          </table:table-cell>
          <table:table-cell office:value-type="float" office:value="5.8125">
            <text:p>5,8125E+00</text:p>
          </table:table-cell>
          <table:table-cell office:value-type="float" office:value="5.8125">
            <text:p>5,8125E+00</text:p>
          </table:table-cell>
          <table:table-cell table:formula="of:=([.C131]-[.D13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3">
            <text:p>3</text:p>
          </table:table-cell>
          <table:table-cell office:value-type="float" office:value="6.8125">
            <text:p>6,8125E+00</text:p>
          </table:table-cell>
          <table:table-cell office:value-type="float" office:value="6.8125">
            <text:p>6,8125E+00</text:p>
          </table:table-cell>
          <table:table-cell table:formula="of:=([.C132]-[.D13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3.25">
            <text:p>3,25</text:p>
          </table:table-cell>
          <table:table-cell office:value-type="float" office:value="7.9375">
            <text:p>7,9375E+00</text:p>
          </table:table-cell>
          <table:table-cell office:value-type="float" office:value="7.9375">
            <text:p>7,9375E+00</text:p>
          </table:table-cell>
          <table:table-cell table:formula="of:=([.C133]-[.D13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3.5">
            <text:p>3,5</text:p>
          </table:table-cell>
          <table:table-cell office:value-type="float" office:value="9.1875">
            <text:p>9,1875E+00</text:p>
          </table:table-cell>
          <table:table-cell office:value-type="float" office:value="9.1875">
            <text:p>9,1875E+00</text:p>
          </table:table-cell>
          <table:table-cell table:formula="of:=([.C134]-[.D13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3.75">
            <text:p>3,75</text:p>
          </table:table-cell>
          <table:table-cell office:value-type="float" office:value="10.5625">
            <text:p>1,0563E+01</text:p>
          </table:table-cell>
          <table:table-cell office:value-type="float" office:value="10.5625">
            <text:p>1,0563E+01</text:p>
          </table:table-cell>
          <table:table-cell table:formula="of:=([.C135]-[.D13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4">
            <text:p>4</text:p>
          </table:table-cell>
          <table:table-cell office:value-type="float" office:value="12.0625">
            <text:p>1,2063E+01</text:p>
          </table:table-cell>
          <table:table-cell office:value-type="float" office:value="12.0625">
            <text:p>1,2063E+01</text:p>
          </table:table-cell>
          <table:table-cell table:formula="of:=([.C136]-[.D13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,0000E+00</text:p>
          </table:table-cell>
          <table:table-cell office:value-type="float" office:value="4">
            <text:p>4,0000E+00</text:p>
          </table:table-cell>
          <table:table-cell table:formula="of:=([.C137]-[.D13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5">
            <text:p>0,25</text:p>
          </table:table-cell>
          <table:table-cell office:value-type="float" office:value="3.5625">
            <text:p>3,5625E+00</text:p>
          </table:table-cell>
          <table:table-cell office:value-type="float" office:value="3.5625">
            <text:p>3,5625E+00</text:p>
          </table:table-cell>
          <table:table-cell table:formula="of:=([.C138]-[.D13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3.25">
            <text:p>3,2500E+00</text:p>
          </table:table-cell>
          <table:table-cell office:value-type="float" office:value="3.25">
            <text:p>3,2500E+00</text:p>
          </table:table-cell>
          <table:table-cell table:formula="of:=([.C139]-[.D13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5">
            <text:p>0,75</text:p>
          </table:table-cell>
          <table:table-cell office:value-type="float" office:value="3.0625">
            <text:p>3,0625E+00</text:p>
          </table:table-cell>
          <table:table-cell office:value-type="float" office:value="3.0625">
            <text:p>3,0625E+00</text:p>
          </table:table-cell>
          <table:table-cell table:formula="of:=([.C140]-[.D14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,0000E+00</text:p>
          </table:table-cell>
          <table:table-cell office:value-type="float" office:value="3">
            <text:p>3,0000E+00</text:p>
          </table:table-cell>
          <table:table-cell table:formula="of:=([.C141]-[.D14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25">
            <text:p>1,25</text:p>
          </table:table-cell>
          <table:table-cell office:value-type="float" office:value="3.0625">
            <text:p>3,0625E+00</text:p>
          </table:table-cell>
          <table:table-cell office:value-type="float" office:value="3.0625">
            <text:p>3,0625E+00</text:p>
          </table:table-cell>
          <table:table-cell table:formula="of:=([.C142]-[.D14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3.25">
            <text:p>3,2500E+00</text:p>
          </table:table-cell>
          <table:table-cell office:value-type="float" office:value="3.25">
            <text:p>3,2500E+00</text:p>
          </table:table-cell>
          <table:table-cell table:formula="of:=([.C143]-[.D14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75">
            <text:p>1,75</text:p>
          </table:table-cell>
          <table:table-cell office:value-type="float" office:value="3.5625">
            <text:p>3,5625E+00</text:p>
          </table:table-cell>
          <table:table-cell office:value-type="float" office:value="3.5625">
            <text:p>3,5625E+00</text:p>
          </table:table-cell>
          <table:table-cell table:formula="of:=([.C144]-[.D144])" office:value-type="float" office:value="0">
            <text:p>0,0000E+00</text:p>
          </table:table-cell>
          <table:table-cell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4">
            <text:p>4,0000E+00</text:p>
          </table:table-cell>
          <table:table-cell office:value-type="float" office:value="4">
            <text:p>4,0000E+00</text:p>
          </table:table-cell>
          <table:table-cell table:formula="of:=([.C145]-[.D14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5">
            <text:p>2,25</text:p>
          </table:table-cell>
          <table:table-cell office:value-type="float" office:value="4.5625">
            <text:p>4,5625E+00</text:p>
          </table:table-cell>
          <table:table-cell office:value-type="float" office:value="4.5625">
            <text:p>4,5625E+00</text:p>
          </table:table-cell>
          <table:table-cell table:formula="of:=([.C146]-[.D14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float" office:value="5.25">
            <text:p>5,2500E+00</text:p>
          </table:table-cell>
          <table:table-cell office:value-type="float" office:value="5.25">
            <text:p>5,2500E+00</text:p>
          </table:table-cell>
          <table:table-cell table:formula="of:=([.C147]-[.D14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75">
            <text:p>2,75</text:p>
          </table:table-cell>
          <table:table-cell office:value-type="float" office:value="6.0625">
            <text:p>6,0625E+00</text:p>
          </table:table-cell>
          <table:table-cell office:value-type="float" office:value="6.0625">
            <text:p>6,0625E+00</text:p>
          </table:table-cell>
          <table:table-cell table:formula="of:=([.C148]-[.D14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,0000E+00</text:p>
          </table:table-cell>
          <table:table-cell office:value-type="float" office:value="7">
            <text:p>7,0000E+00</text:p>
          </table:table-cell>
          <table:table-cell table:formula="of:=([.C149]-[.D14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25">
            <text:p>3,25</text:p>
          </table:table-cell>
          <table:table-cell office:value-type="float" office:value="8.0625">
            <text:p>8,0625E+00</text:p>
          </table:table-cell>
          <table:table-cell office:value-type="float" office:value="8.0625">
            <text:p>8,0625E+00</text:p>
          </table:table-cell>
          <table:table-cell table:formula="of:=([.C150]-[.D15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5">
            <text:p>3,5</text:p>
          </table:table-cell>
          <table:table-cell office:value-type="float" office:value="9.25">
            <text:p>9,2500E+00</text:p>
          </table:table-cell>
          <table:table-cell office:value-type="float" office:value="9.25">
            <text:p>9,2500E+00</text:p>
          </table:table-cell>
          <table:table-cell table:formula="of:=([.C151]-[.D15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75">
            <text:p>3,75</text:p>
          </table:table-cell>
          <table:table-cell office:value-type="float" office:value="10.5625">
            <text:p>1,0563E+01</text:p>
          </table:table-cell>
          <table:table-cell office:value-type="float" office:value="10.5625">
            <text:p>1,0563E+01</text:p>
          </table:table-cell>
          <table:table-cell table:formula="of:=([.C152]-[.D15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">
            <text:p>1,2000E+01</text:p>
          </table:table-cell>
          <table:table-cell office:value-type="float" office:value="12">
            <text:p>1,2000E+01</text:p>
          </table:table-cell>
          <table:table-cell table:formula="of:=([.C153]-[.D15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0">
            <text:p>0</text:p>
          </table:table-cell>
          <table:table-cell table:number-columns-repeated="2" office:value-type="float" office:value="5.0625">
            <text:p>5,0625E+00</text:p>
          </table:table-cell>
          <table:table-cell table:formula="of:=([.C154]-[.D15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4.5625">
            <text:p>4,5625E+00</text:p>
          </table:table-cell>
          <table:table-cell table:formula="of:=([.C155]-[.D15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0.5">
            <text:p>0,5</text:p>
          </table:table-cell>
          <table:table-cell table:number-columns-repeated="2" office:value-type="float" office:value="4.1875">
            <text:p>4,1875E+00</text:p>
          </table:table-cell>
          <table:table-cell table:formula="of:=([.C156]-[.D15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3.9375">
            <text:p>3,9375E+00</text:p>
          </table:table-cell>
          <table:table-cell table:formula="of:=([.C157]-[.D15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1">
            <text:p>1</text:p>
          </table:table-cell>
          <table:table-cell table:number-columns-repeated="2" office:value-type="float" office:value="3.8125">
            <text:p>3,8125E+00</text:p>
          </table:table-cell>
          <table:table-cell table:formula="of:=([.C158]-[.D15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1.25">
            <text:p>1,25</text:p>
          </table:table-cell>
          <table:table-cell office:value-type="float" office:value="3.8125">
            <text:p>3,8125E+00</text:p>
          </table:table-cell>
          <table:table-cell office:value-type="float" office:value="3.8125">
            <text:p>3,8125E+00</text:p>
          </table:table-cell>
          <table:table-cell table:formula="of:=([.C159]-[.D15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1.5">
            <text:p>1,5</text:p>
          </table:table-cell>
          <table:table-cell office:value-type="float" office:value="3.9375">
            <text:p>3,9375E+00</text:p>
          </table:table-cell>
          <table:table-cell office:value-type="float" office:value="3.9375">
            <text:p>3,9375E+00</text:p>
          </table:table-cell>
          <table:table-cell table:formula="of:=([.C160]-[.D16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1.75">
            <text:p>1,75</text:p>
          </table:table-cell>
          <table:table-cell office:value-type="float" office:value="4.1875">
            <text:p>4,1875E+00</text:p>
          </table:table-cell>
          <table:table-cell office:value-type="float" office:value="4.1875">
            <text:p>4,1875E+00</text:p>
          </table:table-cell>
          <table:table-cell table:formula="of:=([.C161]-[.D16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2">
            <text:p>2</text:p>
          </table:table-cell>
          <table:table-cell office:value-type="float" office:value="4.5625">
            <text:p>4,5625E+00</text:p>
          </table:table-cell>
          <table:table-cell office:value-type="float" office:value="4.5625">
            <text:p>4,5625E+00</text:p>
          </table:table-cell>
          <table:table-cell table:formula="of:=([.C162]-[.D162])" office:value-type="float" office:value="0">
            <text:p>0,0000E+00</text:p>
          </table:table-cell>
          <table:table-cell/>
        </table:table-row>
        <table:table-row table:style-name="ro1">
          <table:table-cell table:number-columns-repeated="2" office:value-type="float" office:value="2.25">
            <text:p>2,25</text:p>
          </table:table-cell>
          <table:table-cell office:value-type="float" office:value="5.0625">
            <text:p>5,0625E+00</text:p>
          </table:table-cell>
          <table:table-cell office:value-type="float" office:value="5.0625">
            <text:p>5,0625E+00</text:p>
          </table:table-cell>
          <table:table-cell table:formula="of:=([.C163]-[.D16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2.5">
            <text:p>2,5</text:p>
          </table:table-cell>
          <table:table-cell office:value-type="float" office:value="5.6875">
            <text:p>5,6875E+00</text:p>
          </table:table-cell>
          <table:table-cell office:value-type="float" office:value="5.6875">
            <text:p>5,6875E+00</text:p>
          </table:table-cell>
          <table:table-cell table:formula="of:=([.C164]-[.D16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2.75">
            <text:p>2,75</text:p>
          </table:table-cell>
          <table:table-cell office:value-type="float" office:value="6.4375">
            <text:p>6,4375E+00</text:p>
          </table:table-cell>
          <table:table-cell office:value-type="float" office:value="6.4375">
            <text:p>6,4375E+00</text:p>
          </table:table-cell>
          <table:table-cell table:formula="of:=([.C165]-[.D16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3">
            <text:p>3</text:p>
          </table:table-cell>
          <table:table-cell office:value-type="float" office:value="7.31250000000001">
            <text:p>7,3125E+00</text:p>
          </table:table-cell>
          <table:table-cell office:value-type="float" office:value="7.3125">
            <text:p>7,3125E+00</text:p>
          </table:table-cell>
          <table:table-cell table:formula="of:=([.C166]-[.D16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3.25">
            <text:p>3,25</text:p>
          </table:table-cell>
          <table:table-cell office:value-type="float" office:value="8.3125">
            <text:p>8,3125E+00</text:p>
          </table:table-cell>
          <table:table-cell office:value-type="float" office:value="8.3125">
            <text:p>8,3125E+00</text:p>
          </table:table-cell>
          <table:table-cell table:formula="of:=([.C167]-[.D16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3.5">
            <text:p>3,5</text:p>
          </table:table-cell>
          <table:table-cell office:value-type="float" office:value="9.43750000000001">
            <text:p>9,4375E+00</text:p>
          </table:table-cell>
          <table:table-cell office:value-type="float" office:value="9.4375">
            <text:p>9,4375E+00</text:p>
          </table:table-cell>
          <table:table-cell table:formula="of:=([.C168]-[.D16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3.75">
            <text:p>3,75</text:p>
          </table:table-cell>
          <table:table-cell office:value-type="float" office:value="10.6875">
            <text:p>1,0688E+01</text:p>
          </table:table-cell>
          <table:table-cell office:value-type="float" office:value="10.6875">
            <text:p>1,0688E+01</text:p>
          </table:table-cell>
          <table:table-cell table:formula="of:=([.C169]-[.D16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4">
            <text:p>4</text:p>
          </table:table-cell>
          <table:table-cell office:value-type="float" office:value="12.0625">
            <text:p>1,2063E+01</text:p>
          </table:table-cell>
          <table:table-cell office:value-type="float" office:value="12.0625">
            <text:p>1,2063E+01</text:p>
          </table:table-cell>
          <table:table-cell table:formula="of:=([.C170]-[.D17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  <table:table-cell office:value-type="float" office:value="6.25">
            <text:p>6,2500E+00</text:p>
          </table:table-cell>
          <table:table-cell office:value-type="float" office:value="6.25">
            <text:p>6,2500E+00</text:p>
          </table:table-cell>
          <table:table-cell table:formula="of:=([.C171]-[.D17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0.25">
            <text:p>0,25</text:p>
          </table:table-cell>
          <table:table-cell office:value-type="float" office:value="5.6875">
            <text:p>5,6875E+00</text:p>
          </table:table-cell>
          <table:table-cell office:value-type="float" office:value="5.6875">
            <text:p>5,6875E+00</text:p>
          </table:table-cell>
          <table:table-cell table:formula="of:=([.C172]-[.D17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0.5">
            <text:p>0,5</text:p>
          </table:table-cell>
          <table:table-cell office:value-type="float" office:value="5.25">
            <text:p>5,2500E+00</text:p>
          </table:table-cell>
          <table:table-cell office:value-type="float" office:value="5.25">
            <text:p>5,2500E+00</text:p>
          </table:table-cell>
          <table:table-cell table:formula="of:=([.C173]-[.D17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4.9375">
            <text:p>4,9375E+00</text:p>
          </table:table-cell>
          <table:table-cell table:formula="of:=([.C174]-[.D17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1">
            <text:p>1</text:p>
          </table:table-cell>
          <table:table-cell table:number-columns-repeated="2" office:value-type="float" office:value="4.75">
            <text:p>4,7500E+00</text:p>
          </table:table-cell>
          <table:table-cell table:formula="of:=([.C175]-[.D17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1.25">
            <text:p>1,25</text:p>
          </table:table-cell>
          <table:table-cell office:value-type="float" office:value="4.6875">
            <text:p>4,6875E+00</text:p>
          </table:table-cell>
          <table:table-cell office:value-type="float" office:value="4.6875">
            <text:p>4,6875E+00</text:p>
          </table:table-cell>
          <table:table-cell table:formula="of:=([.C176]-[.D17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2" office:value-type="float" office:value="4.75">
            <text:p>4,7500E+00</text:p>
          </table:table-cell>
          <table:table-cell table:formula="of:=([.C177]-[.D17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1.75">
            <text:p>1,75</text:p>
          </table:table-cell>
          <table:table-cell office:value-type="float" office:value="4.9375">
            <text:p>4,9375E+00</text:p>
          </table:table-cell>
          <table:table-cell office:value-type="float" office:value="4.9375">
            <text:p>4,9375E+00</text:p>
          </table:table-cell>
          <table:table-cell table:formula="of:=([.C178]-[.D17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5.25">
            <text:p>5,2500E+00</text:p>
          </table:table-cell>
          <table:table-cell office:value-type="float" office:value="5.25">
            <text:p>5,2500E+00</text:p>
          </table:table-cell>
          <table:table-cell table:formula="of:=([.C179]-[.D17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2.25">
            <text:p>2,25</text:p>
          </table:table-cell>
          <table:table-cell office:value-type="float" office:value="5.6875">
            <text:p>5,6875E+00</text:p>
          </table:table-cell>
          <table:table-cell office:value-type="float" office:value="5.6875">
            <text:p>5,6875E+00</text:p>
          </table:table-cell>
          <table:table-cell table:formula="of:=([.C180]-[.D180])" office:value-type="float" office:value="0">
            <text:p>0,0000E+00</text:p>
          </table:table-cell>
          <table:table-cell/>
        </table:table-row>
        <table:table-row table:style-name="ro1">
          <table:table-cell table:number-columns-repeated="2" office:value-type="float" office:value="2.5">
            <text:p>2,5</text:p>
          </table:table-cell>
          <table:table-cell office:value-type="float" office:value="6.25">
            <text:p>6,2500E+00</text:p>
          </table:table-cell>
          <table:table-cell office:value-type="float" office:value="6.25">
            <text:p>6,2500E+00</text:p>
          </table:table-cell>
          <table:table-cell table:formula="of:=([.C181]-[.D18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2.75">
            <text:p>2,75</text:p>
          </table:table-cell>
          <table:table-cell office:value-type="float" office:value="6.9375">
            <text:p>6,9375E+00</text:p>
          </table:table-cell>
          <table:table-cell office:value-type="float" office:value="6.9375">
            <text:p>6,9375E+00</text:p>
          </table:table-cell>
          <table:table-cell table:formula="of:=([.C182]-[.D18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float" office:value="7.75">
            <text:p>7,7500E+00</text:p>
          </table:table-cell>
          <table:table-cell office:value-type="float" office:value="7.75">
            <text:p>7,7500E+00</text:p>
          </table:table-cell>
          <table:table-cell table:formula="of:=([.C183]-[.D18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3.25">
            <text:p>3,25</text:p>
          </table:table-cell>
          <table:table-cell office:value-type="float" office:value="8.6875">
            <text:p>8,6875E+00</text:p>
          </table:table-cell>
          <table:table-cell office:value-type="float" office:value="8.6875">
            <text:p>8,6875E+00</text:p>
          </table:table-cell>
          <table:table-cell table:formula="of:=([.C184]-[.D18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3.5">
            <text:p>3,5</text:p>
          </table:table-cell>
          <table:table-cell office:value-type="float" office:value="9.75">
            <text:p>9,7500E+00</text:p>
          </table:table-cell>
          <table:table-cell office:value-type="float" office:value="9.75">
            <text:p>9,7500E+00</text:p>
          </table:table-cell>
          <table:table-cell table:formula="of:=([.C185]-[.D18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3.75">
            <text:p>3,75</text:p>
          </table:table-cell>
          <table:table-cell office:value-type="float" office:value="10.9375">
            <text:p>1,0938E+01</text:p>
          </table:table-cell>
          <table:table-cell office:value-type="float" office:value="10.9375">
            <text:p>1,0938E+01</text:p>
          </table:table-cell>
          <table:table-cell table:formula="of:=([.C186]-[.D18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4">
            <text:p>4</text:p>
          </table:table-cell>
          <table:table-cell office:value-type="float" office:value="12.25">
            <text:p>1,2250E+01</text:p>
          </table:table-cell>
          <table:table-cell office:value-type="float" office:value="12.25">
            <text:p>1,2250E+01</text:p>
          </table:table-cell>
          <table:table-cell table:formula="of:=([.C187]-[.D18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0">
            <text:p>0</text:p>
          </table:table-cell>
          <table:table-cell office:value-type="float" office:value="7.5625">
            <text:p>7,5625E+00</text:p>
          </table:table-cell>
          <table:table-cell office:value-type="float" office:value="7.5625">
            <text:p>7,5625E+00</text:p>
          </table:table-cell>
          <table:table-cell table:formula="of:=([.C188]-[.D18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0.25">
            <text:p>0,25</text:p>
          </table:table-cell>
          <table:table-cell office:value-type="float" office:value="6.9375">
            <text:p>6,9375E+00</text:p>
          </table:table-cell>
          <table:table-cell office:value-type="float" office:value="6.9375">
            <text:p>6,9375E+00</text:p>
          </table:table-cell>
          <table:table-cell table:formula="of:=([.C189]-[.D18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0.5">
            <text:p>0,5</text:p>
          </table:table-cell>
          <table:table-cell office:value-type="float" office:value="6.4375">
            <text:p>6,4375E+00</text:p>
          </table:table-cell>
          <table:table-cell office:value-type="float" office:value="6.4375">
            <text:p>6,4375E+00</text:p>
          </table:table-cell>
          <table:table-cell table:formula="of:=([.C190]-[.D19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0.75">
            <text:p>0,75</text:p>
          </table:table-cell>
          <table:table-cell office:value-type="float" office:value="6.0625">
            <text:p>6,0625E+00</text:p>
          </table:table-cell>
          <table:table-cell office:value-type="float" office:value="6.0625">
            <text:p>6,0625E+00</text:p>
          </table:table-cell>
          <table:table-cell table:formula="of:=([.C191]-[.D19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1">
            <text:p>1</text:p>
          </table:table-cell>
          <table:table-cell table:number-columns-repeated="2" office:value-type="float" office:value="5.8125">
            <text:p>5,8125E+00</text:p>
          </table:table-cell>
          <table:table-cell table:formula="of:=([.C192]-[.D19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1.25">
            <text:p>1,25</text:p>
          </table:table-cell>
          <table:table-cell office:value-type="float" office:value="5.6875">
            <text:p>5,6875E+00</text:p>
          </table:table-cell>
          <table:table-cell office:value-type="float" office:value="5.6875">
            <text:p>5,6875E+00</text:p>
          </table:table-cell>
          <table:table-cell table:formula="of:=([.C193]-[.D19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1.5">
            <text:p>1,5</text:p>
          </table:table-cell>
          <table:table-cell table:number-columns-repeated="2" office:value-type="float" office:value="5.6875">
            <text:p>5,6875E+00</text:p>
          </table:table-cell>
          <table:table-cell table:formula="of:=([.C194]-[.D19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1.75">
            <text:p>1,75</text:p>
          </table:table-cell>
          <table:table-cell office:value-type="float" office:value="5.8125">
            <text:p>5,8125E+00</text:p>
          </table:table-cell>
          <table:table-cell office:value-type="float" office:value="5.8125">
            <text:p>5,8125E+00</text:p>
          </table:table-cell>
          <table:table-cell table:formula="of:=([.C195]-[.D19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2">
            <text:p>2</text:p>
          </table:table-cell>
          <table:table-cell office:value-type="float" office:value="6.0625">
            <text:p>6,0625E+00</text:p>
          </table:table-cell>
          <table:table-cell office:value-type="float" office:value="6.0625">
            <text:p>6,0625E+00</text:p>
          </table:table-cell>
          <table:table-cell table:formula="of:=([.C196]-[.D19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2.25">
            <text:p>2,25</text:p>
          </table:table-cell>
          <table:table-cell office:value-type="float" office:value="6.4375">
            <text:p>6,4375E+00</text:p>
          </table:table-cell>
          <table:table-cell office:value-type="float" office:value="6.4375">
            <text:p>6,4375E+00</text:p>
          </table:table-cell>
          <table:table-cell table:formula="of:=([.C197]-[.D19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2.5">
            <text:p>2,5</text:p>
          </table:table-cell>
          <table:table-cell office:value-type="float" office:value="6.9375">
            <text:p>6,9375E+00</text:p>
          </table:table-cell>
          <table:table-cell office:value-type="float" office:value="6.9375">
            <text:p>6,9375E+00</text:p>
          </table:table-cell>
          <table:table-cell table:formula="of:=([.C198]-[.D198])" office:value-type="float" office:value="0">
            <text:p>0,0000E+00</text:p>
          </table:table-cell>
          <table:table-cell/>
        </table:table-row>
        <table:table-row table:style-name="ro1">
          <table:table-cell table:number-columns-repeated="2" office:value-type="float" office:value="2.75">
            <text:p>2,75</text:p>
          </table:table-cell>
          <table:table-cell office:value-type="float" office:value="7.5625">
            <text:p>7,5625E+00</text:p>
          </table:table-cell>
          <table:table-cell office:value-type="float" office:value="7.5625">
            <text:p>7,5625E+00</text:p>
          </table:table-cell>
          <table:table-cell table:formula="of:=([.C199]-[.D19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3">
            <text:p>3</text:p>
          </table:table-cell>
          <table:table-cell office:value-type="float" office:value="8.3125">
            <text:p>8,3125E+00</text:p>
          </table:table-cell>
          <table:table-cell office:value-type="float" office:value="8.3125">
            <text:p>8,3125E+00</text:p>
          </table:table-cell>
          <table:table-cell table:formula="of:=([.C200]-[.D20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3.25">
            <text:p>3,25</text:p>
          </table:table-cell>
          <table:table-cell office:value-type="float" office:value="9.1875">
            <text:p>9,1875E+00</text:p>
          </table:table-cell>
          <table:table-cell office:value-type="float" office:value="9.1875">
            <text:p>9,1875E+00</text:p>
          </table:table-cell>
          <table:table-cell table:formula="of:=([.C201]-[.D20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3.5">
            <text:p>3,5</text:p>
          </table:table-cell>
          <table:table-cell office:value-type="float" office:value="10.1875">
            <text:p>1,0188E+01</text:p>
          </table:table-cell>
          <table:table-cell office:value-type="float" office:value="10.1875">
            <text:p>1,0188E+01</text:p>
          </table:table-cell>
          <table:table-cell table:formula="of:=([.C202]-[.D20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3.75">
            <text:p>3,75</text:p>
          </table:table-cell>
          <table:table-cell office:value-type="float" office:value="11.3125">
            <text:p>1,1313E+01</text:p>
          </table:table-cell>
          <table:table-cell office:value-type="float" office:value="11.3125">
            <text:p>1,1313E+01</text:p>
          </table:table-cell>
          <table:table-cell table:formula="of:=([.C203]-[.D20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4">
            <text:p>4</text:p>
          </table:table-cell>
          <table:table-cell office:value-type="float" office:value="12.5625">
            <text:p>1,2563E+01</text:p>
          </table:table-cell>
          <table:table-cell office:value-type="float" office:value="12.5625">
            <text:p>1,2563E+01</text:p>
          </table:table-cell>
          <table:table-cell table:formula="of:=([.C204]-[.D20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,0000E+00</text:p>
          </table:table-cell>
          <table:table-cell table:formula="of:=([.C205]-[.D20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8.3125">
            <text:p>8,3125E+00</text:p>
          </table:table-cell>
          <table:table-cell table:formula="of:=([.C206]-[.D20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7.75">
            <text:p>7,7500E+00</text:p>
          </table:table-cell>
          <table:table-cell office:value-type="float" office:value="7.75">
            <text:p>7,7500E+00</text:p>
          </table:table-cell>
          <table:table-cell table:formula="of:=([.C207]-[.D20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5">
            <text:p>0,75</text:p>
          </table:table-cell>
          <table:table-cell office:value-type="float" office:value="7.3125">
            <text:p>7,3125E+00</text:p>
          </table:table-cell>
          <table:table-cell office:value-type="float" office:value="7.3125">
            <text:p>7,3125E+00</text:p>
          </table:table-cell>
          <table:table-cell table:formula="of:=([.C208]-[.D20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,0000E+00</text:p>
          </table:table-cell>
          <table:table-cell office:value-type="float" office:value="7">
            <text:p>7,0000E+00</text:p>
          </table:table-cell>
          <table:table-cell table:formula="of:=([.C209]-[.D20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25">
            <text:p>1,25</text:p>
          </table:table-cell>
          <table:table-cell office:value-type="float" office:value="6.8125">
            <text:p>6,8125E+00</text:p>
          </table:table-cell>
          <table:table-cell office:value-type="float" office:value="6.8125">
            <text:p>6,8125E+00</text:p>
          </table:table-cell>
          <table:table-cell table:formula="of:=([.C210]-[.D21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6.75">
            <text:p>6,7500E+00</text:p>
          </table:table-cell>
          <table:table-cell office:value-type="float" office:value="6.75">
            <text:p>6,7500E+00</text:p>
          </table:table-cell>
          <table:table-cell table:formula="of:=([.C211]-[.D21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75">
            <text:p>1,75</text:p>
          </table:table-cell>
          <table:table-cell office:value-type="float" office:value="6.8125">
            <text:p>6,8125E+00</text:p>
          </table:table-cell>
          <table:table-cell office:value-type="float" office:value="6.8125">
            <text:p>6,8125E+00</text:p>
          </table:table-cell>
          <table:table-cell table:formula="of:=([.C212]-[.D21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,0000E+00</text:p>
          </table:table-cell>
          <table:table-cell office:value-type="float" office:value="7">
            <text:p>7,0000E+00</text:p>
          </table:table-cell>
          <table:table-cell table:formula="of:=([.C213]-[.D21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25">
            <text:p>2,25</text:p>
          </table:table-cell>
          <table:table-cell office:value-type="float" office:value="7.3125">
            <text:p>7,3125E+00</text:p>
          </table:table-cell>
          <table:table-cell office:value-type="float" office:value="7.3125">
            <text:p>7,3125E+00</text:p>
          </table:table-cell>
          <table:table-cell table:formula="of:=([.C214]-[.D21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5">
            <text:p>2,5</text:p>
          </table:table-cell>
          <table:table-cell office:value-type="float" office:value="7.75">
            <text:p>7,7500E+00</text:p>
          </table:table-cell>
          <table:table-cell office:value-type="float" office:value="7.75">
            <text:p>7,7500E+00</text:p>
          </table:table-cell>
          <table:table-cell table:formula="of:=([.C215]-[.D21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75">
            <text:p>2,75</text:p>
          </table:table-cell>
          <table:table-cell office:value-type="float" office:value="8.3125">
            <text:p>8,3125E+00</text:p>
          </table:table-cell>
          <table:table-cell office:value-type="float" office:value="8.3125">
            <text:p>8,3125E+00</text:p>
          </table:table-cell>
          <table:table-cell table:formula="of:=([.C216]-[.D216])" office:value-type="float" office:value="0">
            <text:p>0,0000E+00</text:p>
          </table:table-cell>
          <table:table-cell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9">
            <text:p>9,0000E+00</text:p>
          </table:table-cell>
          <table:table-cell office:value-type="float" office:value="9">
            <text:p>9,0000E+00</text:p>
          </table:table-cell>
          <table:table-cell table:formula="of:=([.C217]-[.D21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25">
            <text:p>3,25</text:p>
          </table:table-cell>
          <table:table-cell office:value-type="float" office:value="9.8125">
            <text:p>9,8125E+00</text:p>
          </table:table-cell>
          <table:table-cell office:value-type="float" office:value="9.8125">
            <text:p>9,8125E+00</text:p>
          </table:table-cell>
          <table:table-cell table:formula="of:=([.C218]-[.D21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office:value-type="float" office:value="10.75">
            <text:p>1,0750E+01</text:p>
          </table:table-cell>
          <table:table-cell office:value-type="float" office:value="10.75">
            <text:p>1,0750E+01</text:p>
          </table:table-cell>
          <table:table-cell table:formula="of:=([.C219]-[.D21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75">
            <text:p>3,75</text:p>
          </table:table-cell>
          <table:table-cell office:value-type="float" office:value="11.8125">
            <text:p>1,1813E+01</text:p>
          </table:table-cell>
          <table:table-cell office:value-type="float" office:value="11.8125">
            <text:p>1,1813E+01</text:p>
          </table:table-cell>
          <table:table-cell table:formula="of:=([.C220]-[.D22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3">
            <text:p>1,3000E+01</text:p>
          </table:table-cell>
          <table:table-cell office:value-type="float" office:value="13">
            <text:p>1,3000E+01</text:p>
          </table:table-cell>
          <table:table-cell table:formula="of:=([.C221]-[.D22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0">
            <text:p>0</text:p>
          </table:table-cell>
          <table:table-cell office:value-type="float" office:value="10.5625">
            <text:p>1,0563E+01</text:p>
          </table:table-cell>
          <table:table-cell office:value-type="float" office:value="10.5625">
            <text:p>1,0563E+01</text:p>
          </table:table-cell>
          <table:table-cell table:formula="of:=([.C222]-[.D22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9.8125">
            <text:p>9,8125E+00</text:p>
          </table:table-cell>
          <table:table-cell table:formula="of:=([.C223]-[.D22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0.5">
            <text:p>0,5</text:p>
          </table:table-cell>
          <table:table-cell table:number-columns-repeated="2" office:value-type="float" office:value="9.1875">
            <text:p>9,1875E+00</text:p>
          </table:table-cell>
          <table:table-cell table:formula="of:=([.C224]-[.D22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8.6875">
            <text:p>8,6875E+00</text:p>
          </table:table-cell>
          <table:table-cell table:formula="of:=([.C225]-[.D22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1">
            <text:p>1</text:p>
          </table:table-cell>
          <table:table-cell office:value-type="float" office:value="8.3125">
            <text:p>8,3125E+00</text:p>
          </table:table-cell>
          <table:table-cell office:value-type="float" office:value="8.3125">
            <text:p>8,3125E+00</text:p>
          </table:table-cell>
          <table:table-cell table:formula="of:=([.C226]-[.D22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1.25">
            <text:p>1,25</text:p>
          </table:table-cell>
          <table:table-cell office:value-type="float" office:value="8.0625">
            <text:p>8,0625E+00</text:p>
          </table:table-cell>
          <table:table-cell office:value-type="float" office:value="8.0625">
            <text:p>8,0625E+00</text:p>
          </table:table-cell>
          <table:table-cell table:formula="of:=([.C227]-[.D22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1.5">
            <text:p>1,5</text:p>
          </table:table-cell>
          <table:table-cell office:value-type="float" office:value="7.9375">
            <text:p>7,9375E+00</text:p>
          </table:table-cell>
          <table:table-cell office:value-type="float" office:value="7.9375">
            <text:p>7,9375E+00</text:p>
          </table:table-cell>
          <table:table-cell table:formula="of:=([.C228]-[.D22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1.75">
            <text:p>1,75</text:p>
          </table:table-cell>
          <table:table-cell office:value-type="float" office:value="7.9375">
            <text:p>7,9375E+00</text:p>
          </table:table-cell>
          <table:table-cell office:value-type="float" office:value="7.9375">
            <text:p>7,9375E+00</text:p>
          </table:table-cell>
          <table:table-cell table:formula="of:=([.C229]-[.D22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2">
            <text:p>2</text:p>
          </table:table-cell>
          <table:table-cell office:value-type="float" office:value="8.0625">
            <text:p>8,0625E+00</text:p>
          </table:table-cell>
          <table:table-cell office:value-type="float" office:value="8.0625">
            <text:p>8,0625E+00</text:p>
          </table:table-cell>
          <table:table-cell table:formula="of:=([.C230]-[.D23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2.25">
            <text:p>2,25</text:p>
          </table:table-cell>
          <table:table-cell office:value-type="float" office:value="8.3125">
            <text:p>8,3125E+00</text:p>
          </table:table-cell>
          <table:table-cell office:value-type="float" office:value="8.3125">
            <text:p>8,3125E+00</text:p>
          </table:table-cell>
          <table:table-cell table:formula="of:=([.C231]-[.D23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2.5">
            <text:p>2,5</text:p>
          </table:table-cell>
          <table:table-cell office:value-type="float" office:value="8.6875">
            <text:p>8,6875E+00</text:p>
          </table:table-cell>
          <table:table-cell office:value-type="float" office:value="8.6875">
            <text:p>8,6875E+00</text:p>
          </table:table-cell>
          <table:table-cell table:formula="of:=([.C232]-[.D23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2.75">
            <text:p>2,75</text:p>
          </table:table-cell>
          <table:table-cell office:value-type="float" office:value="9.1875">
            <text:p>9,1875E+00</text:p>
          </table:table-cell>
          <table:table-cell office:value-type="float" office:value="9.1875">
            <text:p>9,1875E+00</text:p>
          </table:table-cell>
          <table:table-cell table:formula="of:=([.C233]-[.D23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3">
            <text:p>3</text:p>
          </table:table-cell>
          <table:table-cell office:value-type="float" office:value="9.8125">
            <text:p>9,8125E+00</text:p>
          </table:table-cell>
          <table:table-cell office:value-type="float" office:value="9.8125">
            <text:p>9,8125E+00</text:p>
          </table:table-cell>
          <table:table-cell table:formula="of:=([.C234]-[.D234])" office:value-type="float" office:value="0">
            <text:p>0,0000E+00</text:p>
          </table:table-cell>
          <table:table-cell/>
        </table:table-row>
        <table:table-row table:style-name="ro1">
          <table:table-cell table:number-columns-repeated="2" office:value-type="float" office:value="3.25">
            <text:p>3,25</text:p>
          </table:table-cell>
          <table:table-cell office:value-type="float" office:value="10.5625">
            <text:p>1,0563E+01</text:p>
          </table:table-cell>
          <table:table-cell office:value-type="float" office:value="10.5625">
            <text:p>1,0563E+01</text:p>
          </table:table-cell>
          <table:table-cell table:formula="of:=([.C235]-[.D23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3.5">
            <text:p>3,5</text:p>
          </table:table-cell>
          <table:table-cell office:value-type="float" office:value="11.4375">
            <text:p>1,1438E+01</text:p>
          </table:table-cell>
          <table:table-cell office:value-type="float" office:value="11.4375">
            <text:p>1,1438E+01</text:p>
          </table:table-cell>
          <table:table-cell table:formula="of:=([.C236]-[.D23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3.75">
            <text:p>3,75</text:p>
          </table:table-cell>
          <table:table-cell table:number-columns-repeated="2" office:value-type="float" office:value="12.4375">
            <text:p>1,2438E+01</text:p>
          </table:table-cell>
          <table:table-cell table:formula="of:=([.C237]-[.D23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4">
            <text:p>4</text:p>
          </table:table-cell>
          <table:table-cell office:value-type="float" office:value="13.5625">
            <text:p>1,3563E+01</text:p>
          </table:table-cell>
          <table:table-cell office:value-type="float" office:value="13.5625">
            <text:p>1,3563E+01</text:p>
          </table:table-cell>
          <table:table-cell table:formula="of:=([.C238]-[.D23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0">
            <text:p>0</text:p>
          </table:table-cell>
          <table:table-cell office:value-type="float" office:value="12.25">
            <text:p>1,2250E+01</text:p>
          </table:table-cell>
          <table:table-cell office:value-type="float" office:value="12.25">
            <text:p>1,2250E+01</text:p>
          </table:table-cell>
          <table:table-cell table:formula="of:=([.C239]-[.D23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0.25">
            <text:p>0,25</text:p>
          </table:table-cell>
          <table:table-cell office:value-type="float" office:value="11.4375">
            <text:p>1,1438E+01</text:p>
          </table:table-cell>
          <table:table-cell office:value-type="float" office:value="11.4375">
            <text:p>1,1438E+01</text:p>
          </table:table-cell>
          <table:table-cell table:formula="of:=([.C240]-[.D24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0.5">
            <text:p>0,5</text:p>
          </table:table-cell>
          <table:table-cell office:value-type="float" office:value="10.75">
            <text:p>1,0750E+01</text:p>
          </table:table-cell>
          <table:table-cell office:value-type="float" office:value="10.75">
            <text:p>1,0750E+01</text:p>
          </table:table-cell>
          <table:table-cell table:formula="of:=([.C241]-[.D24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0.75">
            <text:p>0,75</text:p>
          </table:table-cell>
          <table:table-cell office:value-type="float" office:value="10.1875">
            <text:p>1,0188E+01</text:p>
          </table:table-cell>
          <table:table-cell office:value-type="float" office:value="10.1875">
            <text:p>1,0188E+01</text:p>
          </table:table-cell>
          <table:table-cell table:formula="of:=([.C242]-[.D24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table:number-columns-repeated="2" office:value-type="float" office:value="9.75">
            <text:p>9,7500E+00</text:p>
          </table:table-cell>
          <table:table-cell table:formula="of:=([.C243]-[.D24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1.25">
            <text:p>1,25</text:p>
          </table:table-cell>
          <table:table-cell office:value-type="float" office:value="9.4375">
            <text:p>9,4375E+00</text:p>
          </table:table-cell>
          <table:table-cell office:value-type="float" office:value="9.4375">
            <text:p>9,4375E+00</text:p>
          </table:table-cell>
          <table:table-cell table:formula="of:=([.C244]-[.D24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1.5">
            <text:p>1,5</text:p>
          </table:table-cell>
          <table:table-cell office:value-type="float" office:value="9.25">
            <text:p>9,2500E+00</text:p>
          </table:table-cell>
          <table:table-cell office:value-type="float" office:value="9.25">
            <text:p>9,2500E+00</text:p>
          </table:table-cell>
          <table:table-cell table:formula="of:=([.C245]-[.D24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1.75">
            <text:p>1,75</text:p>
          </table:table-cell>
          <table:table-cell office:value-type="float" office:value="9.1875">
            <text:p>9,1875E+00</text:p>
          </table:table-cell>
          <table:table-cell office:value-type="float" office:value="9.1875">
            <text:p>9,1875E+00</text:p>
          </table:table-cell>
          <table:table-cell table:formula="of:=([.C246]-[.D24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2">
            <text:p>2</text:p>
          </table:table-cell>
          <table:table-cell office:value-type="float" office:value="9.25">
            <text:p>9,2500E+00</text:p>
          </table:table-cell>
          <table:table-cell office:value-type="float" office:value="9.25">
            <text:p>9,2500E+00</text:p>
          </table:table-cell>
          <table:table-cell table:formula="of:=([.C247]-[.D24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2.25">
            <text:p>2,25</text:p>
          </table:table-cell>
          <table:table-cell office:value-type="float" office:value="9.4375">
            <text:p>9,4375E+00</text:p>
          </table:table-cell>
          <table:table-cell office:value-type="float" office:value="9.4375">
            <text:p>9,4375E+00</text:p>
          </table:table-cell>
          <table:table-cell table:formula="of:=([.C248]-[.D24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2.5">
            <text:p>2,5</text:p>
          </table:table-cell>
          <table:table-cell office:value-type="float" office:value="9.75">
            <text:p>9,7500E+00</text:p>
          </table:table-cell>
          <table:table-cell office:value-type="float" office:value="9.75">
            <text:p>9,7500E+00</text:p>
          </table:table-cell>
          <table:table-cell table:formula="of:=([.C249]-[.D24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2.75">
            <text:p>2,75</text:p>
          </table:table-cell>
          <table:table-cell office:value-type="float" office:value="10.1875">
            <text:p>1,0188E+01</text:p>
          </table:table-cell>
          <table:table-cell office:value-type="float" office:value="10.1875">
            <text:p>1,0188E+01</text:p>
          </table:table-cell>
          <table:table-cell table:formula="of:=([.C250]-[.D25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3">
            <text:p>3</text:p>
          </table:table-cell>
          <table:table-cell office:value-type="float" office:value="10.75">
            <text:p>1,0750E+01</text:p>
          </table:table-cell>
          <table:table-cell office:value-type="float" office:value="10.75">
            <text:p>1,0750E+01</text:p>
          </table:table-cell>
          <table:table-cell table:formula="of:=([.C251]-[.D25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3.25">
            <text:p>3,25</text:p>
          </table:table-cell>
          <table:table-cell office:value-type="float" office:value="11.4375">
            <text:p>1,1438E+01</text:p>
          </table:table-cell>
          <table:table-cell office:value-type="float" office:value="11.4375">
            <text:p>1,1438E+01</text:p>
          </table:table-cell>
          <table:table-cell table:formula="of:=([.C252]-[.D252])" office:value-type="float" office:value="0">
            <text:p>0,0000E+00</text:p>
          </table:table-cell>
          <table:table-cell/>
        </table:table-row>
        <table:table-row table:style-name="ro1">
          <table:table-cell table:number-columns-repeated="2" office:value-type="float" office:value="3.5">
            <text:p>3,5</text:p>
          </table:table-cell>
          <table:table-cell office:value-type="float" office:value="12.25">
            <text:p>1,2250E+01</text:p>
          </table:table-cell>
          <table:table-cell office:value-type="float" office:value="12.25">
            <text:p>1,2250E+01</text:p>
          </table:table-cell>
          <table:table-cell table:formula="of:=([.C253]-[.D25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3.75">
            <text:p>3,75</text:p>
          </table:table-cell>
          <table:table-cell office:value-type="float" office:value="13.1875">
            <text:p>1,3188E+01</text:p>
          </table:table-cell>
          <table:table-cell office:value-type="float" office:value="13.1875">
            <text:p>1,3188E+01</text:p>
          </table:table-cell>
          <table:table-cell table:formula="of:=([.C254]-[.D25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4">
            <text:p>4</text:p>
          </table:table-cell>
          <table:table-cell office:value-type="float" office:value="14.25">
            <text:p>1,4250E+01</text:p>
          </table:table-cell>
          <table:table-cell office:value-type="float" office:value="14.25">
            <text:p>1,4250E+01</text:p>
          </table:table-cell>
          <table:table-cell table:formula="of:=([.C255]-[.D25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0">
            <text:p>0</text:p>
          </table:table-cell>
          <table:table-cell table:number-columns-repeated="2" office:value-type="float" office:value="14.0625">
            <text:p>1,4063E+01</text:p>
          </table:table-cell>
          <table:table-cell table:formula="of:=([.C256]-[.D25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0.25">
            <text:p>0,25</text:p>
          </table:table-cell>
          <table:table-cell office:value-type="float" office:value="13.1875">
            <text:p>1,3188E+01</text:p>
          </table:table-cell>
          <table:table-cell office:value-type="float" office:value="13.1875">
            <text:p>1,3188E+01</text:p>
          </table:table-cell>
          <table:table-cell table:formula="of:=([.C257]-[.D25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0.5">
            <text:p>0,5</text:p>
          </table:table-cell>
          <table:table-cell office:value-type="float" office:value="12.4375">
            <text:p>1,2438E+01</text:p>
          </table:table-cell>
          <table:table-cell office:value-type="float" office:value="12.4375">
            <text:p>1,2438E+01</text:p>
          </table:table-cell>
          <table:table-cell table:formula="of:=([.C258]-[.D25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11.8125">
            <text:p>1,1813E+01</text:p>
          </table:table-cell>
          <table:table-cell table:formula="of:=([.C259]-[.D25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1">
            <text:p>1</text:p>
          </table:table-cell>
          <table:table-cell table:number-columns-repeated="2" office:value-type="float" office:value="11.3125">
            <text:p>1,1313E+01</text:p>
          </table:table-cell>
          <table:table-cell table:formula="of:=([.C260]-[.D26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1.25">
            <text:p>1,25</text:p>
          </table:table-cell>
          <table:table-cell office:value-type="float" office:value="10.9375">
            <text:p>1,0938E+01</text:p>
          </table:table-cell>
          <table:table-cell office:value-type="float" office:value="10.9375">
            <text:p>1,0938E+01</text:p>
          </table:table-cell>
          <table:table-cell table:formula="of:=([.C261]-[.D26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1.5">
            <text:p>1,5</text:p>
          </table:table-cell>
          <table:table-cell office:value-type="float" office:value="10.6875">
            <text:p>1,0688E+01</text:p>
          </table:table-cell>
          <table:table-cell office:value-type="float" office:value="10.6875">
            <text:p>1,0688E+01</text:p>
          </table:table-cell>
          <table:table-cell table:formula="of:=([.C262]-[.D26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1.75">
            <text:p>1,75</text:p>
          </table:table-cell>
          <table:table-cell office:value-type="float" office:value="10.5625">
            <text:p>1,0563E+01</text:p>
          </table:table-cell>
          <table:table-cell office:value-type="float" office:value="10.5625">
            <text:p>1,0563E+01</text:p>
          </table:table-cell>
          <table:table-cell table:formula="of:=([.C263]-[.D26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2">
            <text:p>2</text:p>
          </table:table-cell>
          <table:table-cell office:value-type="float" office:value="10.5625">
            <text:p>1,0563E+01</text:p>
          </table:table-cell>
          <table:table-cell office:value-type="float" office:value="10.5625">
            <text:p>1,0563E+01</text:p>
          </table:table-cell>
          <table:table-cell table:formula="of:=([.C264]-[.D26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2.25">
            <text:p>2,25</text:p>
          </table:table-cell>
          <table:table-cell office:value-type="float" office:value="10.6875">
            <text:p>1,0688E+01</text:p>
          </table:table-cell>
          <table:table-cell office:value-type="float" office:value="10.6875">
            <text:p>1,0688E+01</text:p>
          </table:table-cell>
          <table:table-cell table:formula="of:=([.C265]-[.D26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2.5">
            <text:p>2,5</text:p>
          </table:table-cell>
          <table:table-cell office:value-type="float" office:value="10.9375">
            <text:p>1,0938E+01</text:p>
          </table:table-cell>
          <table:table-cell office:value-type="float" office:value="10.9375">
            <text:p>1,0938E+01</text:p>
          </table:table-cell>
          <table:table-cell table:formula="of:=([.C266]-[.D26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2.75">
            <text:p>2,75</text:p>
          </table:table-cell>
          <table:table-cell table:number-columns-repeated="2" office:value-type="float" office:value="11.3125">
            <text:p>1,1313E+01</text:p>
          </table:table-cell>
          <table:table-cell table:formula="of:=([.C267]-[.D26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3">
            <text:p>3</text:p>
          </table:table-cell>
          <table:table-cell office:value-type="float" office:value="11.8125">
            <text:p>1,1813E+01</text:p>
          </table:table-cell>
          <table:table-cell office:value-type="float" office:value="11.8125">
            <text:p>1,1813E+01</text:p>
          </table:table-cell>
          <table:table-cell table:formula="of:=([.C268]-[.D26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3.25">
            <text:p>3,25</text:p>
          </table:table-cell>
          <table:table-cell table:number-columns-repeated="2" office:value-type="float" office:value="12.4375">
            <text:p>1,2438E+01</text:p>
          </table:table-cell>
          <table:table-cell table:formula="of:=([.C269]-[.D26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3.5">
            <text:p>3,5</text:p>
          </table:table-cell>
          <table:table-cell table:number-columns-repeated="2" office:value-type="float" office:value="13.1875">
            <text:p>1,3188E+01</text:p>
          </table:table-cell>
          <table:table-cell table:formula="of:=([.C270]-[.D270])" office:value-type="float" office:value="0">
            <text:p>0,0000E+00</text:p>
          </table:table-cell>
          <table:table-cell/>
        </table:table-row>
        <table:table-row table:style-name="ro1">
          <table:table-cell table:number-columns-repeated="2" office:value-type="float" office:value="3.75">
            <text:p>3,75</text:p>
          </table:table-cell>
          <table:table-cell table:number-columns-repeated="2" office:value-type="float" office:value="14.0625">
            <text:p>1,4063E+01</text:p>
          </table:table-cell>
          <table:table-cell table:formula="of:=([.C271]-[.D27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4">
            <text:p>4</text:p>
          </table:table-cell>
          <table:table-cell table:number-columns-repeated="2" office:value-type="float" office:value="15.0625">
            <text:p>1,5063E+01</text:p>
          </table:table-cell>
          <table:table-cell table:formula="of:=([.C272]-[.D27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,6000E+01</text:p>
          </table:table-cell>
          <table:table-cell office:value-type="float" office:value="16">
            <text:p>1,6000E+01</text:p>
          </table:table-cell>
          <table:table-cell table:formula="of:=([.C273]-[.D27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5">
            <text:p>0,25</text:p>
          </table:table-cell>
          <table:table-cell office:value-type="float" office:value="15.0625">
            <text:p>1,5063E+01</text:p>
          </table:table-cell>
          <table:table-cell office:value-type="float" office:value="15.0625">
            <text:p>1,5063E+01</text:p>
          </table:table-cell>
          <table:table-cell table:formula="of:=([.C274]-[.D27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,5</text:p>
          </table:table-cell>
          <table:table-cell office:value-type="float" office:value="14.25">
            <text:p>1,4250E+01</text:p>
          </table:table-cell>
          <table:table-cell office:value-type="float" office:value="14.25">
            <text:p>1,4250E+01</text:p>
          </table:table-cell>
          <table:table-cell table:formula="of:=([.C275]-[.D27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5">
            <text:p>0,75</text:p>
          </table:table-cell>
          <table:table-cell office:value-type="float" office:value="13.5625">
            <text:p>1,3563E+01</text:p>
          </table:table-cell>
          <table:table-cell office:value-type="float" office:value="13.5625">
            <text:p>1,3563E+01</text:p>
          </table:table-cell>
          <table:table-cell table:formula="of:=([.C276]-[.D27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,3000E+01</text:p>
          </table:table-cell>
          <table:table-cell office:value-type="float" office:value="13">
            <text:p>1,3000E+01</text:p>
          </table:table-cell>
          <table:table-cell table:formula="of:=([.C277]-[.D27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25">
            <text:p>1,25</text:p>
          </table:table-cell>
          <table:table-cell office:value-type="float" office:value="12.5625">
            <text:p>1,2563E+01</text:p>
          </table:table-cell>
          <table:table-cell office:value-type="float" office:value="12.5625">
            <text:p>1,2563E+01</text:p>
          </table:table-cell>
          <table:table-cell table:formula="of:=([.C278]-[.D27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office:value-type="float" office:value="12.25">
            <text:p>1,2250E+01</text:p>
          </table:table-cell>
          <table:table-cell office:value-type="float" office:value="12.25">
            <text:p>1,2250E+01</text:p>
          </table:table-cell>
          <table:table-cell table:formula="of:=([.C279]-[.D27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75">
            <text:p>1,75</text:p>
          </table:table-cell>
          <table:table-cell table:number-columns-repeated="2" office:value-type="float" office:value="12.0625">
            <text:p>1,2063E+01</text:p>
          </table:table-cell>
          <table:table-cell table:formula="of:=([.C280]-[.D28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2">
            <text:p>1,2000E+01</text:p>
          </table:table-cell>
          <table:table-cell table:formula="of:=([.C281]-[.D28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25">
            <text:p>2,25</text:p>
          </table:table-cell>
          <table:table-cell office:value-type="float" office:value="12.0625">
            <text:p>1,2063E+01</text:p>
          </table:table-cell>
          <table:table-cell office:value-type="float" office:value="12.0625">
            <text:p>1,2063E+01</text:p>
          </table:table-cell>
          <table:table-cell table:formula="of:=([.C282]-[.D28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5">
            <text:p>2,5</text:p>
          </table:table-cell>
          <table:table-cell table:number-columns-repeated="2" office:value-type="float" office:value="12.25">
            <text:p>1,2250E+01</text:p>
          </table:table-cell>
          <table:table-cell table:formula="of:=([.C283]-[.D28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75">
            <text:p>2,75</text:p>
          </table:table-cell>
          <table:table-cell office:value-type="float" office:value="12.5625">
            <text:p>1,2563E+01</text:p>
          </table:table-cell>
          <table:table-cell office:value-type="float" office:value="12.5625">
            <text:p>1,2563E+01</text:p>
          </table:table-cell>
          <table:table-cell table:formula="of:=([.C284]-[.D28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,3000E+01</text:p>
          </table:table-cell>
          <table:table-cell office:value-type="float" office:value="13">
            <text:p>1,3000E+01</text:p>
          </table:table-cell>
          <table:table-cell table:formula="of:=([.C285]-[.D28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25">
            <text:p>3,25</text:p>
          </table:table-cell>
          <table:table-cell office:value-type="float" office:value="13.5625">
            <text:p>1,3563E+01</text:p>
          </table:table-cell>
          <table:table-cell office:value-type="float" office:value="13.5625">
            <text:p>1,3563E+01</text:p>
          </table:table-cell>
          <table:table-cell table:formula="of:=([.C286]-[.D28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5">
            <text:p>3,5</text:p>
          </table:table-cell>
          <table:table-cell office:value-type="float" office:value="14.25">
            <text:p>1,4250E+01</text:p>
          </table:table-cell>
          <table:table-cell office:value-type="float" office:value="14.25">
            <text:p>1,4250E+01</text:p>
          </table:table-cell>
          <table:table-cell table:formula="of:=([.C287]-[.D28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75">
            <text:p>3,75</text:p>
          </table:table-cell>
          <table:table-cell table:number-columns-repeated="2" office:value-type="float" office:value="15.0625">
            <text:p>1,5063E+01</text:p>
          </table:table-cell>
          <table:table-cell table:formula="of:=([.C288]-[.D288])" office:value-type="float" office:value="0">
            <text:p>0,0000E+00</text:p>
          </table:table-cell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6">
            <text:p>1,6000E+01</text:p>
          </table:table-cell>
          <table:table-cell office:value-type="float" office:value="16">
            <text:p>1,6000E+01</text:p>
          </table:table-cell>
          <table:table-cell table:formula="of:=([.C289]-[.D28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0">
            <text:p>0</text:p>
          </table:table-cell>
          <table:table-cell table:number-columns-repeated="2" office:value-type="float" office:value="18.0625">
            <text:p>1,8063E+01</text:p>
          </table:table-cell>
          <table:table-cell table:formula="of:=([.C290]-[.D29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0.25">
            <text:p>0,25</text:p>
          </table:table-cell>
          <table:table-cell office:value-type="float" office:value="17.0625">
            <text:p>1,7063E+01</text:p>
          </table:table-cell>
          <table:table-cell office:value-type="float" office:value="17.0625">
            <text:p>1,7063E+01</text:p>
          </table:table-cell>
          <table:table-cell table:formula="of:=([.C291]-[.D29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6.1875">
            <text:p>1,6188E+01</text:p>
          </table:table-cell>
          <table:table-cell table:formula="of:=([.C292]-[.D29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0.75">
            <text:p>0,75</text:p>
          </table:table-cell>
          <table:table-cell office:value-type="float" office:value="15.4375">
            <text:p>1,5438E+01</text:p>
          </table:table-cell>
          <table:table-cell office:value-type="float" office:value="15.4375">
            <text:p>1,5438E+01</text:p>
          </table:table-cell>
          <table:table-cell table:formula="of:=([.C293]-[.D29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1">
            <text:p>1</text:p>
          </table:table-cell>
          <table:table-cell office:value-type="float" office:value="14.8125">
            <text:p>1,4813E+01</text:p>
          </table:table-cell>
          <table:table-cell office:value-type="float" office:value="14.8125">
            <text:p>1,4813E+01</text:p>
          </table:table-cell>
          <table:table-cell table:formula="of:=([.C294]-[.D29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1.25">
            <text:p>1,25</text:p>
          </table:table-cell>
          <table:table-cell office:value-type="float" office:value="14.3125">
            <text:p>1,4313E+01</text:p>
          </table:table-cell>
          <table:table-cell office:value-type="float" office:value="14.3125">
            <text:p>1,4313E+01</text:p>
          </table:table-cell>
          <table:table-cell table:formula="of:=([.C295]-[.D29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1.5">
            <text:p>1,5</text:p>
          </table:table-cell>
          <table:table-cell office:value-type="float" office:value="13.9375">
            <text:p>1,3938E+01</text:p>
          </table:table-cell>
          <table:table-cell office:value-type="float" office:value="13.9375">
            <text:p>1,3938E+01</text:p>
          </table:table-cell>
          <table:table-cell table:formula="of:=([.C296]-[.D29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1.75">
            <text:p>1,75</text:p>
          </table:table-cell>
          <table:table-cell office:value-type="float" office:value="13.6875">
            <text:p>1,3688E+01</text:p>
          </table:table-cell>
          <table:table-cell office:value-type="float" office:value="13.6875">
            <text:p>1,3688E+01</text:p>
          </table:table-cell>
          <table:table-cell table:formula="of:=([.C297]-[.D29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2">
            <text:p>2</text:p>
          </table:table-cell>
          <table:table-cell office:value-type="float" office:value="13.5625">
            <text:p>1,3563E+01</text:p>
          </table:table-cell>
          <table:table-cell office:value-type="float" office:value="13.5625">
            <text:p>1,3563E+01</text:p>
          </table:table-cell>
          <table:table-cell table:formula="of:=([.C298]-[.D29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2.25">
            <text:p>2,25</text:p>
          </table:table-cell>
          <table:table-cell office:value-type="float" office:value="13.5625">
            <text:p>1,3563E+01</text:p>
          </table:table-cell>
          <table:table-cell office:value-type="float" office:value="13.5625">
            <text:p>1,3563E+01</text:p>
          </table:table-cell>
          <table:table-cell table:formula="of:=([.C299]-[.D29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2.5">
            <text:p>2,5</text:p>
          </table:table-cell>
          <table:table-cell office:value-type="float" office:value="13.6875">
            <text:p>1,3688E+01</text:p>
          </table:table-cell>
          <table:table-cell office:value-type="float" office:value="13.6875">
            <text:p>1,3688E+01</text:p>
          </table:table-cell>
          <table:table-cell table:formula="of:=([.C300]-[.D30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2.75">
            <text:p>2,75</text:p>
          </table:table-cell>
          <table:table-cell office:value-type="float" office:value="13.9375">
            <text:p>1,3938E+01</text:p>
          </table:table-cell>
          <table:table-cell office:value-type="float" office:value="13.9375">
            <text:p>1,3938E+01</text:p>
          </table:table-cell>
          <table:table-cell table:formula="of:=([.C301]-[.D30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3">
            <text:p>3</text:p>
          </table:table-cell>
          <table:table-cell table:number-columns-repeated="2" office:value-type="float" office:value="14.3125">
            <text:p>1,4313E+01</text:p>
          </table:table-cell>
          <table:table-cell table:formula="of:=([.C302]-[.D30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3.25">
            <text:p>3,25</text:p>
          </table:table-cell>
          <table:table-cell table:number-columns-repeated="2" office:value-type="float" office:value="14.8125">
            <text:p>1,4813E+01</text:p>
          </table:table-cell>
          <table:table-cell table:formula="of:=([.C303]-[.D30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3.5">
            <text:p>3,5</text:p>
          </table:table-cell>
          <table:table-cell table:number-columns-repeated="2" office:value-type="float" office:value="15.4375">
            <text:p>1,5438E+01</text:p>
          </table:table-cell>
          <table:table-cell table:formula="of:=([.C304]-[.D30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3.75">
            <text:p>3,75</text:p>
          </table:table-cell>
          <table:table-cell office:value-type="float" office:value="16.1875">
            <text:p>1,6188E+01</text:p>
          </table:table-cell>
          <table:table-cell office:value-type="float" office:value="16.1875">
            <text:p>1,6188E+01</text:p>
          </table:table-cell>
          <table:table-cell table:formula="of:=([.C305]-[.D30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4">
            <text:p>4</text:p>
          </table:table-cell>
          <table:table-cell office:value-type="float" office:value="17.0625">
            <text:p>1,7063E+01</text:p>
          </table:table-cell>
          <table:table-cell office:value-type="float" office:value="17.0625">
            <text:p>1,7063E+01</text:p>
          </table:table-cell>
          <table:table-cell table:formula="of:=([.C306]-[.D30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 office:value-type="float" office:value="20.25">
            <text:p>2,0250E+01</text:p>
          </table:table-cell>
          <table:table-cell office:value-type="float" office:value="20.25">
            <text:p>2,0250E+01</text:p>
          </table:table-cell>
          <table:table-cell table:formula="of:=([.C307]-[.D30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0.25">
            <text:p>0,25</text:p>
          </table:table-cell>
          <table:table-cell office:value-type="float" office:value="19.1875">
            <text:p>1,9188E+01</text:p>
          </table:table-cell>
          <table:table-cell office:value-type="float" office:value="19.1875">
            <text:p>1,9188E+01</text:p>
          </table:table-cell>
          <table:table-cell table:formula="of:=([.C308]-[.D30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8.25">
            <text:p>1,8250E+01</text:p>
          </table:table-cell>
          <table:table-cell table:formula="of:=([.C309]-[.D30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17.4375">
            <text:p>1,7438E+01</text:p>
          </table:table-cell>
          <table:table-cell table:formula="of:=([.C310]-[.D31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1">
            <text:p>1</text:p>
          </table:table-cell>
          <table:table-cell table:number-columns-repeated="2" office:value-type="float" office:value="16.75">
            <text:p>1,6750E+01</text:p>
          </table:table-cell>
          <table:table-cell table:formula="of:=([.C311]-[.D31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1.25">
            <text:p>1,25</text:p>
          </table:table-cell>
          <table:table-cell office:value-type="float" office:value="16.1875">
            <text:p>1,6188E+01</text:p>
          </table:table-cell>
          <table:table-cell office:value-type="float" office:value="16.1875">
            <text:p>1,6188E+01</text:p>
          </table:table-cell>
          <table:table-cell table:formula="of:=([.C312]-[.D31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office:value-type="float" office:value="15.75">
            <text:p>1,5750E+01</text:p>
          </table:table-cell>
          <table:table-cell office:value-type="float" office:value="15.75">
            <text:p>1,5750E+01</text:p>
          </table:table-cell>
          <table:table-cell table:formula="of:=([.C313]-[.D31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1.75">
            <text:p>1,75</text:p>
          </table:table-cell>
          <table:table-cell office:value-type="float" office:value="15.4375">
            <text:p>1,5438E+01</text:p>
          </table:table-cell>
          <table:table-cell office:value-type="float" office:value="15.4375">
            <text:p>1,5438E+01</text:p>
          </table:table-cell>
          <table:table-cell table:formula="of:=([.C314]-[.D31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2">
            <text:p>2</text:p>
          </table:table-cell>
          <table:table-cell office:value-type="float" office:value="15.25">
            <text:p>1,5250E+01</text:p>
          </table:table-cell>
          <table:table-cell office:value-type="float" office:value="15.25">
            <text:p>1,5250E+01</text:p>
          </table:table-cell>
          <table:table-cell table:formula="of:=([.C315]-[.D31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2.25">
            <text:p>2,25</text:p>
          </table:table-cell>
          <table:table-cell office:value-type="float" office:value="15.1875">
            <text:p>1,5188E+01</text:p>
          </table:table-cell>
          <table:table-cell office:value-type="float" office:value="15.1875">
            <text:p>1,5188E+01</text:p>
          </table:table-cell>
          <table:table-cell table:formula="of:=([.C316]-[.D31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2.5">
            <text:p>2,5</text:p>
          </table:table-cell>
          <table:table-cell office:value-type="float" office:value="15.25">
            <text:p>1,5250E+01</text:p>
          </table:table-cell>
          <table:table-cell office:value-type="float" office:value="15.25">
            <text:p>1,5250E+01</text:p>
          </table:table-cell>
          <table:table-cell table:formula="of:=([.C317]-[.D31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2.75">
            <text:p>2,75</text:p>
          </table:table-cell>
          <table:table-cell office:value-type="float" office:value="15.4375">
            <text:p>1,5438E+01</text:p>
          </table:table-cell>
          <table:table-cell office:value-type="float" office:value="15.4375">
            <text:p>1,5438E+01</text:p>
          </table:table-cell>
          <table:table-cell table:formula="of:=([.C318]-[.D31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3">
            <text:p>3</text:p>
          </table:table-cell>
          <table:table-cell office:value-type="float" office:value="15.75">
            <text:p>1,5750E+01</text:p>
          </table:table-cell>
          <table:table-cell office:value-type="float" office:value="15.75">
            <text:p>1,5750E+01</text:p>
          </table:table-cell>
          <table:table-cell table:formula="of:=([.C319]-[.D31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3.25">
            <text:p>3,25</text:p>
          </table:table-cell>
          <table:table-cell office:value-type="float" office:value="16.1875">
            <text:p>1,6188E+01</text:p>
          </table:table-cell>
          <table:table-cell office:value-type="float" office:value="16.1875">
            <text:p>1,6188E+01</text:p>
          </table:table-cell>
          <table:table-cell table:formula="of:=([.C320]-[.D32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3.5">
            <text:p>3,5</text:p>
          </table:table-cell>
          <table:table-cell table:number-columns-repeated="2" office:value-type="float" office:value="16.75">
            <text:p>1,6750E+01</text:p>
          </table:table-cell>
          <table:table-cell table:formula="of:=([.C321]-[.D32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3.75">
            <text:p>3,75</text:p>
          </table:table-cell>
          <table:table-cell office:value-type="float" office:value="17.4375">
            <text:p>1,7438E+01</text:p>
          </table:table-cell>
          <table:table-cell office:value-type="float" office:value="17.4375">
            <text:p>1,7438E+01</text:p>
          </table:table-cell>
          <table:table-cell table:formula="of:=([.C322]-[.D32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4">
            <text:p>4</text:p>
          </table:table-cell>
          <table:table-cell office:value-type="float" office:value="18.25">
            <text:p>1,8250E+01</text:p>
          </table:table-cell>
          <table:table-cell office:value-type="float" office:value="18.25">
            <text:p>1,8250E+01</text:p>
          </table:table-cell>
          <table:table-cell table:formula="of:=([.C323]-[.D32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0">
            <text:p>0</text:p>
          </table:table-cell>
          <table:table-cell office:value-type="float" office:value="22.5625">
            <text:p>2,2563E+01</text:p>
          </table:table-cell>
          <table:table-cell office:value-type="float" office:value="22.5625">
            <text:p>2,2563E+01</text:p>
          </table:table-cell>
          <table:table-cell table:formula="of:=([.C324]-[.D32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0.25">
            <text:p>0,25</text:p>
          </table:table-cell>
          <table:table-cell office:value-type="float" office:value="21.4375">
            <text:p>2,1438E+01</text:p>
          </table:table-cell>
          <table:table-cell office:value-type="float" office:value="21.4375">
            <text:p>2,1438E+01</text:p>
          </table:table-cell>
          <table:table-cell table:formula="of:=([.C325]-[.D32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0.5">
            <text:p>0,5</text:p>
          </table:table-cell>
          <table:table-cell office:value-type="float" office:value="20.4375">
            <text:p>2,0438E+01</text:p>
          </table:table-cell>
          <table:table-cell office:value-type="float" office:value="20.4375">
            <text:p>2,0438E+01</text:p>
          </table:table-cell>
          <table:table-cell table:formula="of:=([.C326]-[.D32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19.5625">
            <text:p>1,9563E+01</text:p>
          </table:table-cell>
          <table:table-cell table:formula="of:=([.C327]-[.D32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1">
            <text:p>1</text:p>
          </table:table-cell>
          <table:table-cell table:number-columns-repeated="2" office:value-type="float" office:value="18.8125">
            <text:p>1,8813E+01</text:p>
          </table:table-cell>
          <table:table-cell table:formula="of:=([.C328]-[.D32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1.25">
            <text:p>1,25</text:p>
          </table:table-cell>
          <table:table-cell table:number-columns-repeated="2" office:value-type="float" office:value="18.1875">
            <text:p>1,8188E+01</text:p>
          </table:table-cell>
          <table:table-cell table:formula="of:=([.C329]-[.D32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1.5">
            <text:p>1,5</text:p>
          </table:table-cell>
          <table:table-cell office:value-type="float" office:value="17.6875">
            <text:p>1,7688E+01</text:p>
          </table:table-cell>
          <table:table-cell office:value-type="float" office:value="17.6875">
            <text:p>1,7688E+01</text:p>
          </table:table-cell>
          <table:table-cell table:formula="of:=([.C330]-[.D33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1.75">
            <text:p>1,75</text:p>
          </table:table-cell>
          <table:table-cell office:value-type="float" office:value="17.3125">
            <text:p>1,7313E+01</text:p>
          </table:table-cell>
          <table:table-cell office:value-type="float" office:value="17.3125">
            <text:p>1,7313E+01</text:p>
          </table:table-cell>
          <table:table-cell table:formula="of:=([.C331]-[.D33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2">
            <text:p>2</text:p>
          </table:table-cell>
          <table:table-cell table:number-columns-repeated="2" office:value-type="float" office:value="17.0625">
            <text:p>1,7063E+01</text:p>
          </table:table-cell>
          <table:table-cell table:formula="of:=([.C332]-[.D33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2.25">
            <text:p>2,25</text:p>
          </table:table-cell>
          <table:table-cell table:number-columns-repeated="2" office:value-type="float" office:value="16.9375">
            <text:p>1,6938E+01</text:p>
          </table:table-cell>
          <table:table-cell table:formula="of:=([.C333]-[.D33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2.5">
            <text:p>2,5</text:p>
          </table:table-cell>
          <table:table-cell office:value-type="float" office:value="16.9375">
            <text:p>1,6938E+01</text:p>
          </table:table-cell>
          <table:table-cell office:value-type="float" office:value="16.9375">
            <text:p>1,6938E+01</text:p>
          </table:table-cell>
          <table:table-cell table:formula="of:=([.C334]-[.D33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2.75">
            <text:p>2,75</text:p>
          </table:table-cell>
          <table:table-cell office:value-type="float" office:value="17.0625">
            <text:p>1,7063E+01</text:p>
          </table:table-cell>
          <table:table-cell office:value-type="float" office:value="17.0625">
            <text:p>1,7063E+01</text:p>
          </table:table-cell>
          <table:table-cell table:formula="of:=([.C335]-[.D33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3">
            <text:p>3</text:p>
          </table:table-cell>
          <table:table-cell office:value-type="float" office:value="17.3125">
            <text:p>1,7313E+01</text:p>
          </table:table-cell>
          <table:table-cell office:value-type="float" office:value="17.3125">
            <text:p>1,7313E+01</text:p>
          </table:table-cell>
          <table:table-cell table:formula="of:=([.C336]-[.D33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3.25">
            <text:p>3,25</text:p>
          </table:table-cell>
          <table:table-cell office:value-type="float" office:value="17.6875">
            <text:p>1,7688E+01</text:p>
          </table:table-cell>
          <table:table-cell office:value-type="float" office:value="17.6875">
            <text:p>1,7688E+01</text:p>
          </table:table-cell>
          <table:table-cell table:formula="of:=([.C337]-[.D33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3.5">
            <text:p>3,5</text:p>
          </table:table-cell>
          <table:table-cell table:number-columns-repeated="2" office:value-type="float" office:value="18.1875">
            <text:p>1,8188E+01</text:p>
          </table:table-cell>
          <table:table-cell table:formula="of:=([.C338]-[.D33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3.75">
            <text:p>3,75</text:p>
          </table:table-cell>
          <table:table-cell table:number-columns-repeated="2" office:value-type="float" office:value="18.8125">
            <text:p>1,8813E+01</text:p>
          </table:table-cell>
          <table:table-cell table:formula="of:=([.C339]-[.D33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4">
            <text:p>4</text:p>
          </table:table-cell>
          <table:table-cell table:number-columns-repeated="2" office:value-type="float" office:value="19.5625">
            <text:p>1,9563E+01</text:p>
          </table:table-cell>
          <table:table-cell table:formula="of:=([.C340]-[.D34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">
            <text:p>2,5000E+01</text:p>
          </table:table-cell>
          <table:table-cell office:value-type="float" office:value="25">
            <text:p>2,5000E+01</text:p>
          </table:table-cell>
          <table:table-cell table:formula="of:=([.C341]-[.D34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float" office:value="23.8125">
            <text:p>2,3813E+01</text:p>
          </table:table-cell>
          <table:table-cell office:value-type="float" office:value="23.8125">
            <text:p>2,3813E+01</text:p>
          </table:table-cell>
          <table:table-cell table:formula="of:=([.C342]-[.D34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 table:number-columns-repeated="2" office:value-type="float" office:value="22.75">
            <text:p>2,2750E+01</text:p>
          </table:table-cell>
          <table:table-cell table:formula="of:=([.C343]-[.D34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21.8125">
            <text:p>2,1813E+01</text:p>
          </table:table-cell>
          <table:table-cell table:formula="of:=([.C344]-[.D34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1">
            <text:p>2,1000E+01</text:p>
          </table:table-cell>
          <table:table-cell table:formula="of:=([.C345]-[.D34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25">
            <text:p>1,25</text:p>
          </table:table-cell>
          <table:table-cell table:number-columns-repeated="2" office:value-type="float" office:value="20.3125">
            <text:p>2,0313E+01</text:p>
          </table:table-cell>
          <table:table-cell table:formula="of:=([.C346]-[.D34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9.75">
            <text:p>1,9750E+01</text:p>
          </table:table-cell>
          <table:table-cell table:formula="of:=([.C347]-[.D34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75">
            <text:p>1,75</text:p>
          </table:table-cell>
          <table:table-cell office:value-type="float" office:value="19.3125">
            <text:p>1,9313E+01</text:p>
          </table:table-cell>
          <table:table-cell office:value-type="float" office:value="19.3125">
            <text:p>1,9313E+01</text:p>
          </table:table-cell>
          <table:table-cell table:formula="of:=([.C348]-[.D34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9">
            <text:p>1,9000E+01</text:p>
          </table:table-cell>
          <table:table-cell office:value-type="float" office:value="19">
            <text:p>1,9000E+01</text:p>
          </table:table-cell>
          <table:table-cell table:formula="of:=([.C349]-[.D34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 office:value-type="float" office:value="18.8125">
            <text:p>1,8813E+01</text:p>
          </table:table-cell>
          <table:table-cell office:value-type="float" office:value="18.8125">
            <text:p>1,8813E+01</text:p>
          </table:table-cell>
          <table:table-cell table:formula="of:=([.C350]-[.D35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 office:value-type="float" office:value="18.75">
            <text:p>1,8750E+01</text:p>
          </table:table-cell>
          <table:table-cell office:value-type="float" office:value="18.75">
            <text:p>1,8750E+01</text:p>
          </table:table-cell>
          <table:table-cell table:formula="of:=([.C351]-[.D35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75">
            <text:p>2,75</text:p>
          </table:table-cell>
          <table:table-cell office:value-type="float" office:value="18.8125">
            <text:p>1,8813E+01</text:p>
          </table:table-cell>
          <table:table-cell office:value-type="float" office:value="18.8125">
            <text:p>1,8813E+01</text:p>
          </table:table-cell>
          <table:table-cell table:formula="of:=([.C352]-[.D35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9">
            <text:p>1,9000E+01</text:p>
          </table:table-cell>
          <table:table-cell office:value-type="float" office:value="19">
            <text:p>1,9000E+01</text:p>
          </table:table-cell>
          <table:table-cell table:formula="of:=([.C353]-[.D35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25">
            <text:p>3,25</text:p>
          </table:table-cell>
          <table:table-cell office:value-type="float" office:value="19.3125">
            <text:p>1,9313E+01</text:p>
          </table:table-cell>
          <table:table-cell office:value-type="float" office:value="19.3125">
            <text:p>1,9313E+01</text:p>
          </table:table-cell>
          <table:table-cell table:formula="of:=([.C354]-[.D35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  <table:table-cell office:value-type="float" office:value="19.75">
            <text:p>1,9750E+01</text:p>
          </table:table-cell>
          <table:table-cell office:value-type="float" office:value="19.75">
            <text:p>1,9750E+01</text:p>
          </table:table-cell>
          <table:table-cell table:formula="of:=([.C355]-[.D35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75">
            <text:p>3,75</text:p>
          </table:table-cell>
          <table:table-cell office:value-type="float" office:value="20.3125">
            <text:p>2,0313E+01</text:p>
          </table:table-cell>
          <table:table-cell office:value-type="float" office:value="20.3125">
            <text:p>2,0313E+01</text:p>
          </table:table-cell>
          <table:table-cell table:formula="of:=([.C356]-[.D35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1">
            <text:p>2,1000E+01</text:p>
          </table:table-cell>
          <table:table-cell table:formula="of:=([.C357]-[.D35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0">
            <text:p>0</text:p>
          </table:table-cell>
          <table:table-cell table:number-columns-repeated="2" office:value-type="float" office:value="27.5625">
            <text:p>2,7563E+01</text:p>
          </table:table-cell>
          <table:table-cell table:formula="of:=([.C358]-[.D35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0.25">
            <text:p>0,25</text:p>
          </table:table-cell>
          <table:table-cell office:value-type="float" office:value="26.3125">
            <text:p>2,6313E+01</text:p>
          </table:table-cell>
          <table:table-cell office:value-type="float" office:value="26.3125">
            <text:p>2,6313E+01</text:p>
          </table:table-cell>
          <table:table-cell table:formula="of:=([.C359]-[.D35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0.5">
            <text:p>0,5</text:p>
          </table:table-cell>
          <table:table-cell office:value-type="float" office:value="25.1875">
            <text:p>2,5188E+01</text:p>
          </table:table-cell>
          <table:table-cell office:value-type="float" office:value="25.1875">
            <text:p>2,5188E+01</text:p>
          </table:table-cell>
          <table:table-cell table:formula="of:=([.C360]-[.D36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24.1875">
            <text:p>2,4188E+01</text:p>
          </table:table-cell>
          <table:table-cell table:formula="of:=([.C361]-[.D36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1">
            <text:p>1</text:p>
          </table:table-cell>
          <table:table-cell office:value-type="float" office:value="23.3125">
            <text:p>2,3313E+01</text:p>
          </table:table-cell>
          <table:table-cell office:value-type="float" office:value="23.3125">
            <text:p>2,3313E+01</text:p>
          </table:table-cell>
          <table:table-cell table:formula="of:=([.C362]-[.D36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1.25">
            <text:p>1,25</text:p>
          </table:table-cell>
          <table:table-cell office:value-type="float" office:value="22.5625">
            <text:p>2,2563E+01</text:p>
          </table:table-cell>
          <table:table-cell office:value-type="float" office:value="22.5625">
            <text:p>2,2563E+01</text:p>
          </table:table-cell>
          <table:table-cell table:formula="of:=([.C363]-[.D36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1.5">
            <text:p>1,5</text:p>
          </table:table-cell>
          <table:table-cell office:value-type="float" office:value="21.9375">
            <text:p>2,1938E+01</text:p>
          </table:table-cell>
          <table:table-cell office:value-type="float" office:value="21.9375">
            <text:p>2,1938E+01</text:p>
          </table:table-cell>
          <table:table-cell table:formula="of:=([.C364]-[.D36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1.75">
            <text:p>1,75</text:p>
          </table:table-cell>
          <table:table-cell office:value-type="float" office:value="21.4375">
            <text:p>2,1438E+01</text:p>
          </table:table-cell>
          <table:table-cell office:value-type="float" office:value="21.4375">
            <text:p>2,1438E+01</text:p>
          </table:table-cell>
          <table:table-cell table:formula="of:=([.C365]-[.D36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2">
            <text:p>2</text:p>
          </table:table-cell>
          <table:table-cell office:value-type="float" office:value="21.0625">
            <text:p>2,1063E+01</text:p>
          </table:table-cell>
          <table:table-cell office:value-type="float" office:value="21.0625">
            <text:p>2,1063E+01</text:p>
          </table:table-cell>
          <table:table-cell table:formula="of:=([.C366]-[.D36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2.25">
            <text:p>2,25</text:p>
          </table:table-cell>
          <table:table-cell office:value-type="float" office:value="20.8125">
            <text:p>2,0813E+01</text:p>
          </table:table-cell>
          <table:table-cell office:value-type="float" office:value="20.8125">
            <text:p>2,0813E+01</text:p>
          </table:table-cell>
          <table:table-cell table:formula="of:=([.C367]-[.D36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2.5">
            <text:p>2,5</text:p>
          </table:table-cell>
          <table:table-cell office:value-type="float" office:value="20.6875">
            <text:p>2,0688E+01</text:p>
          </table:table-cell>
          <table:table-cell office:value-type="float" office:value="20.6875">
            <text:p>2,0688E+01</text:p>
          </table:table-cell>
          <table:table-cell table:formula="of:=([.C368]-[.D36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2.75">
            <text:p>2,75</text:p>
          </table:table-cell>
          <table:table-cell office:value-type="float" office:value="20.6875">
            <text:p>2,0688E+01</text:p>
          </table:table-cell>
          <table:table-cell office:value-type="float" office:value="20.6875">
            <text:p>2,0688E+01</text:p>
          </table:table-cell>
          <table:table-cell table:formula="of:=([.C369]-[.D36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3">
            <text:p>3</text:p>
          </table:table-cell>
          <table:table-cell office:value-type="float" office:value="20.8125">
            <text:p>2,0813E+01</text:p>
          </table:table-cell>
          <table:table-cell office:value-type="float" office:value="20.8125">
            <text:p>2,0813E+01</text:p>
          </table:table-cell>
          <table:table-cell table:formula="of:=([.C370]-[.D37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3.25">
            <text:p>3,25</text:p>
          </table:table-cell>
          <table:table-cell office:value-type="float" office:value="21.0625">
            <text:p>2,1063E+01</text:p>
          </table:table-cell>
          <table:table-cell office:value-type="float" office:value="21.0625">
            <text:p>2,1063E+01</text:p>
          </table:table-cell>
          <table:table-cell table:formula="of:=([.C371]-[.D37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3.5">
            <text:p>3,5</text:p>
          </table:table-cell>
          <table:table-cell table:number-columns-repeated="2" office:value-type="float" office:value="21.4375">
            <text:p>2,1438E+01</text:p>
          </table:table-cell>
          <table:table-cell table:formula="of:=([.C372]-[.D37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3.75">
            <text:p>3,75</text:p>
          </table:table-cell>
          <table:table-cell table:number-columns-repeated="2" office:value-type="float" office:value="21.9375">
            <text:p>2,1938E+01</text:p>
          </table:table-cell>
          <table:table-cell table:formula="of:=([.C373]-[.D37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4">
            <text:p>4</text:p>
          </table:table-cell>
          <table:table-cell office:value-type="float" office:value="22.5625">
            <text:p>2,2563E+01</text:p>
          </table:table-cell>
          <table:table-cell office:value-type="float" office:value="22.5625">
            <text:p>2,2563E+01</text:p>
          </table:table-cell>
          <table:table-cell table:formula="of:=([.C374]-[.D37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0">
            <text:p>0</text:p>
          </table:table-cell>
          <table:table-cell office:value-type="float" office:value="30.25">
            <text:p>3,0250E+01</text:p>
          </table:table-cell>
          <table:table-cell office:value-type="float" office:value="30.25">
            <text:p>3,0250E+01</text:p>
          </table:table-cell>
          <table:table-cell table:formula="of:=([.C375]-[.D37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0.25">
            <text:p>0,25</text:p>
          </table:table-cell>
          <table:table-cell office:value-type="float" office:value="28.9375">
            <text:p>2,8938E+01</text:p>
          </table:table-cell>
          <table:table-cell office:value-type="float" office:value="28.9375">
            <text:p>2,8938E+01</text:p>
          </table:table-cell>
          <table:table-cell table:formula="of:=([.C376]-[.D37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0.5">
            <text:p>0,5</text:p>
          </table:table-cell>
          <table:table-cell office:value-type="float" office:value="27.75">
            <text:p>2,7750E+01</text:p>
          </table:table-cell>
          <table:table-cell office:value-type="float" office:value="27.75">
            <text:p>2,7750E+01</text:p>
          </table:table-cell>
          <table:table-cell table:formula="of:=([.C377]-[.D37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0.75">
            <text:p>0,75</text:p>
          </table:table-cell>
          <table:table-cell office:value-type="float" office:value="26.6875">
            <text:p>2,6688E+01</text:p>
          </table:table-cell>
          <table:table-cell office:value-type="float" office:value="26.6875">
            <text:p>2,6688E+01</text:p>
          </table:table-cell>
          <table:table-cell table:formula="of:=([.C378]-[.D37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1">
            <text:p>1</text:p>
          </table:table-cell>
          <table:table-cell office:value-type="float" office:value="25.75">
            <text:p>2,5750E+01</text:p>
          </table:table-cell>
          <table:table-cell office:value-type="float" office:value="25.75">
            <text:p>2,5750E+01</text:p>
          </table:table-cell>
          <table:table-cell table:formula="of:=([.C379]-[.D37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1.25">
            <text:p>1,25</text:p>
          </table:table-cell>
          <table:table-cell office:value-type="float" office:value="24.9375">
            <text:p>2,4938E+01</text:p>
          </table:table-cell>
          <table:table-cell office:value-type="float" office:value="24.9375">
            <text:p>2,4938E+01</text:p>
          </table:table-cell>
          <table:table-cell table:formula="of:=([.C380]-[.D38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1.5">
            <text:p>1,5</text:p>
          </table:table-cell>
          <table:table-cell office:value-type="float" office:value="24.25">
            <text:p>2,4250E+01</text:p>
          </table:table-cell>
          <table:table-cell office:value-type="float" office:value="24.25">
            <text:p>2,4250E+01</text:p>
          </table:table-cell>
          <table:table-cell table:formula="of:=([.C381]-[.D38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1.75">
            <text:p>1,75</text:p>
          </table:table-cell>
          <table:table-cell table:number-columns-repeated="2" office:value-type="float" office:value="23.6875">
            <text:p>2,3688E+01</text:p>
          </table:table-cell>
          <table:table-cell table:formula="of:=([.C382]-[.D38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2">
            <text:p>2</text:p>
          </table:table-cell>
          <table:table-cell office:value-type="float" office:value="23.25">
            <text:p>2,3250E+01</text:p>
          </table:table-cell>
          <table:table-cell office:value-type="float" office:value="23.25">
            <text:p>2,3250E+01</text:p>
          </table:table-cell>
          <table:table-cell table:formula="of:=([.C383]-[.D38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2.25">
            <text:p>2,25</text:p>
          </table:table-cell>
          <table:table-cell office:value-type="float" office:value="22.9375">
            <text:p>2,2938E+01</text:p>
          </table:table-cell>
          <table:table-cell office:value-type="float" office:value="22.9375">
            <text:p>2,2938E+01</text:p>
          </table:table-cell>
          <table:table-cell table:formula="of:=([.C384]-[.D38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2.5">
            <text:p>2,5</text:p>
          </table:table-cell>
          <table:table-cell office:value-type="float" office:value="22.75">
            <text:p>2,2750E+01</text:p>
          </table:table-cell>
          <table:table-cell office:value-type="float" office:value="22.75">
            <text:p>2,2750E+01</text:p>
          </table:table-cell>
          <table:table-cell table:formula="of:=([.C385]-[.D38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2.75">
            <text:p>2,75</text:p>
          </table:table-cell>
          <table:table-cell office:value-type="float" office:value="22.6875">
            <text:p>2,2688E+01</text:p>
          </table:table-cell>
          <table:table-cell office:value-type="float" office:value="22.6875">
            <text:p>2,2688E+01</text:p>
          </table:table-cell>
          <table:table-cell table:formula="of:=([.C386]-[.D38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3">
            <text:p>3</text:p>
          </table:table-cell>
          <table:table-cell office:value-type="float" office:value="22.75">
            <text:p>2,2750E+01</text:p>
          </table:table-cell>
          <table:table-cell office:value-type="float" office:value="22.75">
            <text:p>2,2750E+01</text:p>
          </table:table-cell>
          <table:table-cell table:formula="of:=([.C387]-[.D38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3.25">
            <text:p>3,25</text:p>
          </table:table-cell>
          <table:table-cell office:value-type="float" office:value="22.9375">
            <text:p>2,2938E+01</text:p>
          </table:table-cell>
          <table:table-cell office:value-type="float" office:value="22.9375">
            <text:p>2,2938E+01</text:p>
          </table:table-cell>
          <table:table-cell table:formula="of:=([.C388]-[.D38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3.5">
            <text:p>3,5</text:p>
          </table:table-cell>
          <table:table-cell office:value-type="float" office:value="23.25">
            <text:p>2,3250E+01</text:p>
          </table:table-cell>
          <table:table-cell office:value-type="float" office:value="23.25">
            <text:p>2,3250E+01</text:p>
          </table:table-cell>
          <table:table-cell table:formula="of:=([.C389]-[.D38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3.75">
            <text:p>3,75</text:p>
          </table:table-cell>
          <table:table-cell table:number-columns-repeated="2" office:value-type="float" office:value="23.6875">
            <text:p>2,3688E+01</text:p>
          </table:table-cell>
          <table:table-cell table:formula="of:=([.C390]-[.D39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4">
            <text:p>4</text:p>
          </table:table-cell>
          <table:table-cell office:value-type="float" office:value="24.25">
            <text:p>2,4250E+01</text:p>
          </table:table-cell>
          <table:table-cell office:value-type="float" office:value="24.25">
            <text:p>2,4250E+01</text:p>
          </table:table-cell>
          <table:table-cell table:formula="of:=([.C391]-[.D39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0">
            <text:p>0</text:p>
          </table:table-cell>
          <table:table-cell office:value-type="float" office:value="33.0625">
            <text:p>3,3063E+01</text:p>
          </table:table-cell>
          <table:table-cell office:value-type="float" office:value="33.0625">
            <text:p>3,3063E+01</text:p>
          </table:table-cell>
          <table:table-cell table:formula="of:=([.C392]-[.D39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0.25">
            <text:p>0,25</text:p>
          </table:table-cell>
          <table:table-cell office:value-type="float" office:value="31.6875">
            <text:p>3,1688E+01</text:p>
          </table:table-cell>
          <table:table-cell office:value-type="float" office:value="31.6875">
            <text:p>3,1688E+01</text:p>
          </table:table-cell>
          <table:table-cell table:formula="of:=([.C393]-[.D39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0.5">
            <text:p>0,5</text:p>
          </table:table-cell>
          <table:table-cell office:value-type="float" office:value="30.4375">
            <text:p>3,0438E+01</text:p>
          </table:table-cell>
          <table:table-cell office:value-type="float" office:value="30.4375">
            <text:p>3,0438E+01</text:p>
          </table:table-cell>
          <table:table-cell table:formula="of:=([.C394]-[.D39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0.75">
            <text:p>0,75</text:p>
          </table:table-cell>
          <table:table-cell office:value-type="float" office:value="29.3125">
            <text:p>2,9313E+01</text:p>
          </table:table-cell>
          <table:table-cell office:value-type="float" office:value="29.3125">
            <text:p>2,9313E+01</text:p>
          </table:table-cell>
          <table:table-cell table:formula="of:=([.C395]-[.D39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1">
            <text:p>1</text:p>
          </table:table-cell>
          <table:table-cell office:value-type="float" office:value="28.3125">
            <text:p>2,8313E+01</text:p>
          </table:table-cell>
          <table:table-cell office:value-type="float" office:value="28.3125">
            <text:p>2,8313E+01</text:p>
          </table:table-cell>
          <table:table-cell table:formula="of:=([.C396]-[.D39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1.25">
            <text:p>1,25</text:p>
          </table:table-cell>
          <table:table-cell office:value-type="float" office:value="27.4375">
            <text:p>2,7438E+01</text:p>
          </table:table-cell>
          <table:table-cell office:value-type="float" office:value="27.4375">
            <text:p>2,7438E+01</text:p>
          </table:table-cell>
          <table:table-cell table:formula="of:=([.C397]-[.D39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1.5">
            <text:p>1,5</text:p>
          </table:table-cell>
          <table:table-cell office:value-type="float" office:value="26.6875">
            <text:p>2,6688E+01</text:p>
          </table:table-cell>
          <table:table-cell office:value-type="float" office:value="26.6875">
            <text:p>2,6688E+01</text:p>
          </table:table-cell>
          <table:table-cell table:formula="of:=([.C398]-[.D39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1.75">
            <text:p>1,75</text:p>
          </table:table-cell>
          <table:table-cell table:number-columns-repeated="2" office:value-type="float" office:value="26.0625">
            <text:p>2,6063E+01</text:p>
          </table:table-cell>
          <table:table-cell table:formula="of:=([.C399]-[.D39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2">
            <text:p>2</text:p>
          </table:table-cell>
          <table:table-cell office:value-type="float" office:value="25.5625">
            <text:p>2,5563E+01</text:p>
          </table:table-cell>
          <table:table-cell office:value-type="float" office:value="25.5625">
            <text:p>2,5563E+01</text:p>
          </table:table-cell>
          <table:table-cell table:formula="of:=([.C400]-[.D40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2.25">
            <text:p>2,25</text:p>
          </table:table-cell>
          <table:table-cell office:value-type="float" office:value="25.1875">
            <text:p>2,5188E+01</text:p>
          </table:table-cell>
          <table:table-cell office:value-type="float" office:value="25.1875">
            <text:p>2,5188E+01</text:p>
          </table:table-cell>
          <table:table-cell table:formula="of:=([.C401]-[.D40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2.5">
            <text:p>2,5</text:p>
          </table:table-cell>
          <table:table-cell office:value-type="float" office:value="24.9375">
            <text:p>2,4938E+01</text:p>
          </table:table-cell>
          <table:table-cell office:value-type="float" office:value="24.9375">
            <text:p>2,4938E+01</text:p>
          </table:table-cell>
          <table:table-cell table:formula="of:=([.C402]-[.D40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2.75">
            <text:p>2,75</text:p>
          </table:table-cell>
          <table:table-cell office:value-type="float" office:value="24.8125">
            <text:p>2,4813E+01</text:p>
          </table:table-cell>
          <table:table-cell office:value-type="float" office:value="24.8125">
            <text:p>2,4813E+01</text:p>
          </table:table-cell>
          <table:table-cell table:formula="of:=([.C403]-[.D40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3">
            <text:p>3</text:p>
          </table:table-cell>
          <table:table-cell office:value-type="float" office:value="24.8125">
            <text:p>2,4813E+01</text:p>
          </table:table-cell>
          <table:table-cell office:value-type="float" office:value="24.8125">
            <text:p>2,4813E+01</text:p>
          </table:table-cell>
          <table:table-cell table:formula="of:=([.C404]-[.D40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3.25">
            <text:p>3,25</text:p>
          </table:table-cell>
          <table:table-cell table:number-columns-repeated="2" office:value-type="float" office:value="24.9375">
            <text:p>2,4938E+01</text:p>
          </table:table-cell>
          <table:table-cell table:formula="of:=([.C405]-[.D40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3.5">
            <text:p>3,5</text:p>
          </table:table-cell>
          <table:table-cell office:value-type="float" office:value="25.1875">
            <text:p>2,5188E+01</text:p>
          </table:table-cell>
          <table:table-cell office:value-type="float" office:value="25.1875">
            <text:p>2,5188E+01</text:p>
          </table:table-cell>
          <table:table-cell table:formula="of:=([.C406]-[.D40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3.75">
            <text:p>3,75</text:p>
          </table:table-cell>
          <table:table-cell table:number-columns-repeated="2" office:value-type="float" office:value="25.5625">
            <text:p>2,5563E+01</text:p>
          </table:table-cell>
          <table:table-cell table:formula="of:=([.C407]-[.D40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4">
            <text:p>4</text:p>
          </table:table-cell>
          <table:table-cell office:value-type="float" office:value="26.0625">
            <text:p>2,6063E+01</text:p>
          </table:table-cell>
          <table:table-cell office:value-type="float" office:value="26.0625">
            <text:p>2,6063E+01</text:p>
          </table:table-cell>
          <table:table-cell table:formula="of:=([.C408]-[.D40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36">
            <text:p>3,6000E+01</text:p>
          </table:table-cell>
          <table:table-cell table:formula="of:=([.C409]-[.D40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34.5625">
            <text:p>3,4563E+01</text:p>
          </table:table-cell>
          <table:table-cell table:formula="of:=([.C410]-[.D41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5">
            <text:p>0,5</text:p>
          </table:table-cell>
          <table:table-cell office:value-type="float" office:value="33.25">
            <text:p>3,3250E+01</text:p>
          </table:table-cell>
          <table:table-cell office:value-type="float" office:value="33.25">
            <text:p>3,3250E+01</text:p>
          </table:table-cell>
          <table:table-cell table:formula="of:=([.C411]-[.D41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5">
            <text:p>0,75</text:p>
          </table:table-cell>
          <table:table-cell office:value-type="float" office:value="32.0625">
            <text:p>3,2063E+01</text:p>
          </table:table-cell>
          <table:table-cell office:value-type="float" office:value="32.0625">
            <text:p>3,2063E+01</text:p>
          </table:table-cell>
          <table:table-cell table:formula="of:=([.C412]-[.D41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1">
            <text:p>3,1000E+01</text:p>
          </table:table-cell>
          <table:table-cell office:value-type="float" office:value="31">
            <text:p>3,1000E+01</text:p>
          </table:table-cell>
          <table:table-cell table:formula="of:=([.C413]-[.D41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25">
            <text:p>1,25</text:p>
          </table:table-cell>
          <table:table-cell office:value-type="float" office:value="30.0625">
            <text:p>3,0063E+01</text:p>
          </table:table-cell>
          <table:table-cell office:value-type="float" office:value="30.0625">
            <text:p>3,0063E+01</text:p>
          </table:table-cell>
          <table:table-cell table:formula="of:=([.C414]-[.D41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5">
            <text:p>1,5</text:p>
          </table:table-cell>
          <table:table-cell office:value-type="float" office:value="29.25">
            <text:p>2,9250E+01</text:p>
          </table:table-cell>
          <table:table-cell office:value-type="float" office:value="29.25">
            <text:p>2,9250E+01</text:p>
          </table:table-cell>
          <table:table-cell table:formula="of:=([.C415]-[.D41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75">
            <text:p>1,75</text:p>
          </table:table-cell>
          <table:table-cell office:value-type="float" office:value="28.5625">
            <text:p>2,8563E+01</text:p>
          </table:table-cell>
          <table:table-cell office:value-type="float" office:value="28.5625">
            <text:p>2,8563E+01</text:p>
          </table:table-cell>
          <table:table-cell table:formula="of:=([.C416]-[.D41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8">
            <text:p>2,8000E+01</text:p>
          </table:table-cell>
          <table:table-cell office:value-type="float" office:value="28">
            <text:p>2,8000E+01</text:p>
          </table:table-cell>
          <table:table-cell table:formula="of:=([.C417]-[.D41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25">
            <text:p>2,25</text:p>
          </table:table-cell>
          <table:table-cell office:value-type="float" office:value="27.5625">
            <text:p>2,7563E+01</text:p>
          </table:table-cell>
          <table:table-cell office:value-type="float" office:value="27.5625">
            <text:p>2,7563E+01</text:p>
          </table:table-cell>
          <table:table-cell table:formula="of:=([.C418]-[.D41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5">
            <text:p>2,5</text:p>
          </table:table-cell>
          <table:table-cell office:value-type="float" office:value="27.25">
            <text:p>2,7250E+01</text:p>
          </table:table-cell>
          <table:table-cell office:value-type="float" office:value="27.25">
            <text:p>2,7250E+01</text:p>
          </table:table-cell>
          <table:table-cell table:formula="of:=([.C419]-[.D41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75">
            <text:p>2,75</text:p>
          </table:table-cell>
          <table:table-cell office:value-type="float" office:value="27.0625">
            <text:p>2,7063E+01</text:p>
          </table:table-cell>
          <table:table-cell office:value-type="float" office:value="27.0625">
            <text:p>2,7063E+01</text:p>
          </table:table-cell>
          <table:table-cell table:formula="of:=([.C420]-[.D42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7">
            <text:p>2,7000E+01</text:p>
          </table:table-cell>
          <table:table-cell office:value-type="float" office:value="27">
            <text:p>2,7000E+01</text:p>
          </table:table-cell>
          <table:table-cell table:formula="of:=([.C421]-[.D42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25">
            <text:p>3,25</text:p>
          </table:table-cell>
          <table:table-cell office:value-type="float" office:value="27.0625">
            <text:p>2,7063E+01</text:p>
          </table:table-cell>
          <table:table-cell office:value-type="float" office:value="27.0625">
            <text:p>2,7063E+01</text:p>
          </table:table-cell>
          <table:table-cell table:formula="of:=([.C422]-[.D42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5">
            <text:p>3,5</text:p>
          </table:table-cell>
          <table:table-cell office:value-type="float" office:value="27.25">
            <text:p>2,7250E+01</text:p>
          </table:table-cell>
          <table:table-cell office:value-type="float" office:value="27.25">
            <text:p>2,7250E+01</text:p>
          </table:table-cell>
          <table:table-cell table:formula="of:=([.C423]-[.D42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75">
            <text:p>3,75</text:p>
          </table:table-cell>
          <table:table-cell table:number-columns-repeated="2" office:value-type="float" office:value="27.5625">
            <text:p>2,7563E+01</text:p>
          </table:table-cell>
          <table:table-cell table:formula="of:=([.C424]-[.D42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28">
            <text:p>2,8000E+01</text:p>
          </table:table-cell>
          <table:table-cell table:formula="of:=([.C425]-[.D42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0">
            <text:p>0</text:p>
          </table:table-cell>
          <table:table-cell table:number-columns-repeated="2" office:value-type="float" office:value="39.0625">
            <text:p>3,9063E+01</text:p>
          </table:table-cell>
          <table:table-cell table:formula="of:=([.C426]-[.D42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37.5625">
            <text:p>3,7563E+01</text:p>
          </table:table-cell>
          <table:table-cell table:formula="of:=([.C427]-[.D42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0.5">
            <text:p>0,5</text:p>
          </table:table-cell>
          <table:table-cell office:value-type="float" office:value="36.1875">
            <text:p>3,6188E+01</text:p>
          </table:table-cell>
          <table:table-cell office:value-type="float" office:value="36.1875">
            <text:p>3,6188E+01</text:p>
          </table:table-cell>
          <table:table-cell table:formula="of:=([.C428]-[.D42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0.75">
            <text:p>0,75</text:p>
          </table:table-cell>
          <table:table-cell office:value-type="float" office:value="34.9375">
            <text:p>3,4938E+01</text:p>
          </table:table-cell>
          <table:table-cell office:value-type="float" office:value="34.9375">
            <text:p>3,4938E+01</text:p>
          </table:table-cell>
          <table:table-cell table:formula="of:=([.C429]-[.D42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1">
            <text:p>1</text:p>
          </table:table-cell>
          <table:table-cell office:value-type="float" office:value="33.8125">
            <text:p>3,3813E+01</text:p>
          </table:table-cell>
          <table:table-cell office:value-type="float" office:value="33.8125">
            <text:p>3,3813E+01</text:p>
          </table:table-cell>
          <table:table-cell table:formula="of:=([.C430]-[.D43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1.25">
            <text:p>1,25</text:p>
          </table:table-cell>
          <table:table-cell office:value-type="float" office:value="32.8125">
            <text:p>3,2813E+01</text:p>
          </table:table-cell>
          <table:table-cell office:value-type="float" office:value="32.8125">
            <text:p>3,2813E+01</text:p>
          </table:table-cell>
          <table:table-cell table:formula="of:=([.C431]-[.D43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1.5">
            <text:p>1,5</text:p>
          </table:table-cell>
          <table:table-cell office:value-type="float" office:value="31.9375">
            <text:p>3,1938E+01</text:p>
          </table:table-cell>
          <table:table-cell office:value-type="float" office:value="31.9375">
            <text:p>3,1938E+01</text:p>
          </table:table-cell>
          <table:table-cell table:formula="of:=([.C432]-[.D43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1.75">
            <text:p>1,75</text:p>
          </table:table-cell>
          <table:table-cell table:number-columns-repeated="2" office:value-type="float" office:value="31.1875">
            <text:p>3,1188E+01</text:p>
          </table:table-cell>
          <table:table-cell table:formula="of:=([.C433]-[.D43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2">
            <text:p>2</text:p>
          </table:table-cell>
          <table:table-cell office:value-type="float" office:value="30.5625">
            <text:p>3,0563E+01</text:p>
          </table:table-cell>
          <table:table-cell office:value-type="float" office:value="30.5625">
            <text:p>3,0563E+01</text:p>
          </table:table-cell>
          <table:table-cell table:formula="of:=([.C434]-[.D43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2.25">
            <text:p>2,25</text:p>
          </table:table-cell>
          <table:table-cell office:value-type="float" office:value="30.0625">
            <text:p>3,0063E+01</text:p>
          </table:table-cell>
          <table:table-cell office:value-type="float" office:value="30.0625">
            <text:p>3,0063E+01</text:p>
          </table:table-cell>
          <table:table-cell table:formula="of:=([.C435]-[.D43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2.5">
            <text:p>2,5</text:p>
          </table:table-cell>
          <table:table-cell office:value-type="float" office:value="29.6875">
            <text:p>2,9688E+01</text:p>
          </table:table-cell>
          <table:table-cell office:value-type="float" office:value="29.6875">
            <text:p>2,9688E+01</text:p>
          </table:table-cell>
          <table:table-cell table:formula="of:=([.C436]-[.D43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2.75">
            <text:p>2,75</text:p>
          </table:table-cell>
          <table:table-cell office:value-type="float" office:value="29.4375">
            <text:p>2,9438E+01</text:p>
          </table:table-cell>
          <table:table-cell office:value-type="float" office:value="29.4375">
            <text:p>2,9438E+01</text:p>
          </table:table-cell>
          <table:table-cell table:formula="of:=([.C437]-[.D43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3">
            <text:p>3</text:p>
          </table:table-cell>
          <table:table-cell table:number-columns-repeated="2" office:value-type="float" office:value="29.3125">
            <text:p>2,9313E+01</text:p>
          </table:table-cell>
          <table:table-cell table:formula="of:=([.C438]-[.D43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3.25">
            <text:p>3,25</text:p>
          </table:table-cell>
          <table:table-cell table:number-columns-repeated="2" office:value-type="float" office:value="29.3125">
            <text:p>2,9313E+01</text:p>
          </table:table-cell>
          <table:table-cell table:formula="of:=([.C439]-[.D43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3.5">
            <text:p>3,5</text:p>
          </table:table-cell>
          <table:table-cell office:value-type="float" office:value="29.4375">
            <text:p>2,9438E+01</text:p>
          </table:table-cell>
          <table:table-cell office:value-type="float" office:value="29.4375">
            <text:p>2,9438E+01</text:p>
          </table:table-cell>
          <table:table-cell table:formula="of:=([.C440]-[.D44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3.75">
            <text:p>3,75</text:p>
          </table:table-cell>
          <table:table-cell table:number-columns-repeated="2" office:value-type="float" office:value="29.6875">
            <text:p>2,9688E+01</text:p>
          </table:table-cell>
          <table:table-cell table:formula="of:=([.C441]-[.D44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4">
            <text:p>4</text:p>
          </table:table-cell>
          <table:table-cell office:value-type="float" office:value="30.0625">
            <text:p>3,0063E+01</text:p>
          </table:table-cell>
          <table:table-cell office:value-type="float" office:value="30.0625">
            <text:p>3,0063E+01</text:p>
          </table:table-cell>
          <table:table-cell table:formula="of:=([.C442]-[.D44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0">
            <text:p>0</text:p>
          </table:table-cell>
          <table:table-cell table:number-columns-repeated="2" office:value-type="float" office:value="42.25">
            <text:p>4,2250E+01</text:p>
          </table:table-cell>
          <table:table-cell table:formula="of:=([.C443]-[.D44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0.25">
            <text:p>0,25</text:p>
          </table:table-cell>
          <table:table-cell office:value-type="float" office:value="40.6875">
            <text:p>4,0688E+01</text:p>
          </table:table-cell>
          <table:table-cell office:value-type="float" office:value="40.6875">
            <text:p>4,0688E+01</text:p>
          </table:table-cell>
          <table:table-cell table:formula="of:=([.C444]-[.D44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0.5">
            <text:p>0,5</text:p>
          </table:table-cell>
          <table:table-cell office:value-type="float" office:value="39.25">
            <text:p>3,9250E+01</text:p>
          </table:table-cell>
          <table:table-cell office:value-type="float" office:value="39.25">
            <text:p>3,9250E+01</text:p>
          </table:table-cell>
          <table:table-cell table:formula="of:=([.C445]-[.D44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0.75">
            <text:p>0,75</text:p>
          </table:table-cell>
          <table:table-cell office:value-type="float" office:value="37.9375">
            <text:p>3,7938E+01</text:p>
          </table:table-cell>
          <table:table-cell office:value-type="float" office:value="37.9375">
            <text:p>3,7938E+01</text:p>
          </table:table-cell>
          <table:table-cell table:formula="of:=([.C446]-[.D44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1">
            <text:p>1</text:p>
          </table:table-cell>
          <table:table-cell office:value-type="float" office:value="36.75">
            <text:p>3,6750E+01</text:p>
          </table:table-cell>
          <table:table-cell office:value-type="float" office:value="36.75">
            <text:p>3,6750E+01</text:p>
          </table:table-cell>
          <table:table-cell table:formula="of:=([.C447]-[.D44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1.25">
            <text:p>1,25</text:p>
          </table:table-cell>
          <table:table-cell office:value-type="float" office:value="35.6875">
            <text:p>3,5688E+01</text:p>
          </table:table-cell>
          <table:table-cell office:value-type="float" office:value="35.6875">
            <text:p>3,5688E+01</text:p>
          </table:table-cell>
          <table:table-cell table:formula="of:=([.C448]-[.D44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1.5">
            <text:p>1,5</text:p>
          </table:table-cell>
          <table:table-cell office:value-type="float" office:value="34.75">
            <text:p>3,4750E+01</text:p>
          </table:table-cell>
          <table:table-cell office:value-type="float" office:value="34.75">
            <text:p>3,4750E+01</text:p>
          </table:table-cell>
          <table:table-cell table:formula="of:=([.C449]-[.D44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1.75">
            <text:p>1,75</text:p>
          </table:table-cell>
          <table:table-cell table:number-columns-repeated="2" office:value-type="float" office:value="33.9375">
            <text:p>3,3938E+01</text:p>
          </table:table-cell>
          <table:table-cell table:formula="of:=([.C450]-[.D45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2">
            <text:p>2</text:p>
          </table:table-cell>
          <table:table-cell office:value-type="float" office:value="33.25">
            <text:p>3,3250E+01</text:p>
          </table:table-cell>
          <table:table-cell office:value-type="float" office:value="33.25">
            <text:p>3,3250E+01</text:p>
          </table:table-cell>
          <table:table-cell table:formula="of:=([.C451]-[.D45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2.25">
            <text:p>2,25</text:p>
          </table:table-cell>
          <table:table-cell office:value-type="float" office:value="32.6875">
            <text:p>3,2688E+01</text:p>
          </table:table-cell>
          <table:table-cell office:value-type="float" office:value="32.6875">
            <text:p>3,2688E+01</text:p>
          </table:table-cell>
          <table:table-cell table:formula="of:=([.C452]-[.D45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2.5">
            <text:p>2,5</text:p>
          </table:table-cell>
          <table:table-cell office:value-type="float" office:value="32.25">
            <text:p>3,2250E+01</text:p>
          </table:table-cell>
          <table:table-cell office:value-type="float" office:value="32.25">
            <text:p>3,2250E+01</text:p>
          </table:table-cell>
          <table:table-cell table:formula="of:=([.C453]-[.D45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2.75">
            <text:p>2,75</text:p>
          </table:table-cell>
          <table:table-cell office:value-type="float" office:value="31.9375">
            <text:p>3,1938E+01</text:p>
          </table:table-cell>
          <table:table-cell office:value-type="float" office:value="31.9375">
            <text:p>3,1938E+01</text:p>
          </table:table-cell>
          <table:table-cell table:formula="of:=([.C454]-[.D45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3">
            <text:p>3</text:p>
          </table:table-cell>
          <table:table-cell table:number-columns-repeated="2" office:value-type="float" office:value="31.75">
            <text:p>3,1750E+01</text:p>
          </table:table-cell>
          <table:table-cell table:formula="of:=([.C455]-[.D45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3.25">
            <text:p>3,25</text:p>
          </table:table-cell>
          <table:table-cell table:number-columns-repeated="2" office:value-type="float" office:value="31.6875">
            <text:p>3,1688E+01</text:p>
          </table:table-cell>
          <table:table-cell table:formula="of:=([.C456]-[.D45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3.5">
            <text:p>3,5</text:p>
          </table:table-cell>
          <table:table-cell table:number-columns-repeated="2" office:value-type="float" office:value="31.75">
            <text:p>3,1750E+01</text:p>
          </table:table-cell>
          <table:table-cell table:formula="of:=([.C457]-[.D45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3.75">
            <text:p>3,75</text:p>
          </table:table-cell>
          <table:table-cell table:number-columns-repeated="2" office:value-type="float" office:value="31.9375">
            <text:p>3,1938E+01</text:p>
          </table:table-cell>
          <table:table-cell table:formula="of:=([.C458]-[.D45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4">
            <text:p>4</text:p>
          </table:table-cell>
          <table:table-cell office:value-type="float" office:value="32.25">
            <text:p>3,2250E+01</text:p>
          </table:table-cell>
          <table:table-cell office:value-type="float" office:value="32.25">
            <text:p>3,2250E+01</text:p>
          </table:table-cell>
          <table:table-cell table:formula="of:=([.C459]-[.D45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0">
            <text:p>0</text:p>
          </table:table-cell>
          <table:table-cell table:number-columns-repeated="2" office:value-type="float" office:value="45.5625">
            <text:p>4,5563E+01</text:p>
          </table:table-cell>
          <table:table-cell table:formula="of:=([.C460]-[.D46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0.25">
            <text:p>0,25</text:p>
          </table:table-cell>
          <table:table-cell office:value-type="float" office:value="43.9375">
            <text:p>4,3938E+01</text:p>
          </table:table-cell>
          <table:table-cell office:value-type="float" office:value="43.9375">
            <text:p>4,3938E+01</text:p>
          </table:table-cell>
          <table:table-cell table:formula="of:=([.C461]-[.D46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0.5">
            <text:p>0,5</text:p>
          </table:table-cell>
          <table:table-cell office:value-type="float" office:value="42.4375">
            <text:p>4,2438E+01</text:p>
          </table:table-cell>
          <table:table-cell office:value-type="float" office:value="42.4375">
            <text:p>4,2438E+01</text:p>
          </table:table-cell>
          <table:table-cell table:formula="of:=([.C462]-[.D46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0.75">
            <text:p>0,75</text:p>
          </table:table-cell>
          <table:table-cell office:value-type="float" office:value="41.0625">
            <text:p>4,1063E+01</text:p>
          </table:table-cell>
          <table:table-cell office:value-type="float" office:value="41.0625">
            <text:p>4,1063E+01</text:p>
          </table:table-cell>
          <table:table-cell table:formula="of:=([.C463]-[.D46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1">
            <text:p>1</text:p>
          </table:table-cell>
          <table:table-cell office:value-type="float" office:value="39.8125">
            <text:p>3,9813E+01</text:p>
          </table:table-cell>
          <table:table-cell office:value-type="float" office:value="39.8125">
            <text:p>3,9813E+01</text:p>
          </table:table-cell>
          <table:table-cell table:formula="of:=([.C464]-[.D46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1.25">
            <text:p>1,25</text:p>
          </table:table-cell>
          <table:table-cell office:value-type="float" office:value="38.6875">
            <text:p>3,8688E+01</text:p>
          </table:table-cell>
          <table:table-cell office:value-type="float" office:value="38.6875">
            <text:p>3,8688E+01</text:p>
          </table:table-cell>
          <table:table-cell table:formula="of:=([.C465]-[.D46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1.5">
            <text:p>1,5</text:p>
          </table:table-cell>
          <table:table-cell office:value-type="float" office:value="37.6875">
            <text:p>3,7688E+01</text:p>
          </table:table-cell>
          <table:table-cell office:value-type="float" office:value="37.6875">
            <text:p>3,7688E+01</text:p>
          </table:table-cell>
          <table:table-cell table:formula="of:=([.C466]-[.D46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1.75">
            <text:p>1,75</text:p>
          </table:table-cell>
          <table:table-cell office:value-type="float" office:value="36.8125">
            <text:p>3,6813E+01</text:p>
          </table:table-cell>
          <table:table-cell office:value-type="float" office:value="36.8125">
            <text:p>3,6813E+01</text:p>
          </table:table-cell>
          <table:table-cell table:formula="of:=([.C467]-[.D46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2">
            <text:p>2</text:p>
          </table:table-cell>
          <table:table-cell office:value-type="float" office:value="36.0625">
            <text:p>3,6063E+01</text:p>
          </table:table-cell>
          <table:table-cell office:value-type="float" office:value="36.0625">
            <text:p>3,6063E+01</text:p>
          </table:table-cell>
          <table:table-cell table:formula="of:=([.C468]-[.D46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2.25">
            <text:p>2,25</text:p>
          </table:table-cell>
          <table:table-cell office:value-type="float" office:value="35.4375">
            <text:p>3,5438E+01</text:p>
          </table:table-cell>
          <table:table-cell office:value-type="float" office:value="35.4375">
            <text:p>3,5438E+01</text:p>
          </table:table-cell>
          <table:table-cell table:formula="of:=([.C469]-[.D46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2.5">
            <text:p>2,5</text:p>
          </table:table-cell>
          <table:table-cell office:value-type="float" office:value="34.9375">
            <text:p>3,4938E+01</text:p>
          </table:table-cell>
          <table:table-cell office:value-type="float" office:value="34.9375">
            <text:p>3,4938E+01</text:p>
          </table:table-cell>
          <table:table-cell table:formula="of:=([.C470]-[.D47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2.75">
            <text:p>2,75</text:p>
          </table:table-cell>
          <table:table-cell office:value-type="float" office:value="34.5625">
            <text:p>3,4563E+01</text:p>
          </table:table-cell>
          <table:table-cell office:value-type="float" office:value="34.5625">
            <text:p>3,4563E+01</text:p>
          </table:table-cell>
          <table:table-cell table:formula="of:=([.C471]-[.D47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3">
            <text:p>3</text:p>
          </table:table-cell>
          <table:table-cell table:number-columns-repeated="2" office:value-type="float" office:value="34.3125">
            <text:p>3,4313E+01</text:p>
          </table:table-cell>
          <table:table-cell table:formula="of:=([.C472]-[.D47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3.25">
            <text:p>3,25</text:p>
          </table:table-cell>
          <table:table-cell table:number-columns-repeated="2" office:value-type="float" office:value="34.1875">
            <text:p>3,4188E+01</text:p>
          </table:table-cell>
          <table:table-cell table:formula="of:=([.C473]-[.D47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3.5">
            <text:p>3,5</text:p>
          </table:table-cell>
          <table:table-cell table:number-columns-repeated="2" office:value-type="float" office:value="34.1875">
            <text:p>3,4188E+01</text:p>
          </table:table-cell>
          <table:table-cell table:formula="of:=([.C474]-[.D47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3.75">
            <text:p>3,75</text:p>
          </table:table-cell>
          <table:table-cell table:number-columns-repeated="2" office:value-type="float" office:value="34.3125">
            <text:p>3,4313E+01</text:p>
          </table:table-cell>
          <table:table-cell table:formula="of:=([.C475]-[.D47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4">
            <text:p>4</text:p>
          </table:table-cell>
          <table:table-cell office:value-type="float" office:value="34.5625">
            <text:p>3,4563E+01</text:p>
          </table:table-cell>
          <table:table-cell office:value-type="float" office:value="34.5625">
            <text:p>3,4563E+01</text:p>
          </table:table-cell>
          <table:table-cell table:formula="of:=([.C476]-[.D47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9">
            <text:p>4,9000E+01</text:p>
          </table:table-cell>
          <table:table-cell office:value-type="float" office:value="49">
            <text:p>4,9000E+01</text:p>
          </table:table-cell>
          <table:table-cell table:formula="of:=([.C477]-[.D47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5">
            <text:p>0,25</text:p>
          </table:table-cell>
          <table:table-cell office:value-type="float" office:value="47.3125">
            <text:p>4,7313E+01</text:p>
          </table:table-cell>
          <table:table-cell office:value-type="float" office:value="47.3125">
            <text:p>4,7313E+01</text:p>
          </table:table-cell>
          <table:table-cell table:formula="of:=([.C478]-[.D47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5">
            <text:p>0,5</text:p>
          </table:table-cell>
          <table:table-cell office:value-type="float" office:value="45.75">
            <text:p>4,5750E+01</text:p>
          </table:table-cell>
          <table:table-cell office:value-type="float" office:value="45.75">
            <text:p>4,5750E+01</text:p>
          </table:table-cell>
          <table:table-cell table:formula="of:=([.C479]-[.D47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5">
            <text:p>0,75</text:p>
          </table:table-cell>
          <table:table-cell office:value-type="float" office:value="44.3125">
            <text:p>4,4313E+01</text:p>
          </table:table-cell>
          <table:table-cell office:value-type="float" office:value="44.3125">
            <text:p>4,4313E+01</text:p>
          </table:table-cell>
          <table:table-cell table:formula="of:=([.C480]-[.D48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3">
            <text:p>4,3000E+01</text:p>
          </table:table-cell>
          <table:table-cell office:value-type="float" office:value="43">
            <text:p>4,3000E+01</text:p>
          </table:table-cell>
          <table:table-cell table:formula="of:=([.C481]-[.D48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25">
            <text:p>1,25</text:p>
          </table:table-cell>
          <table:table-cell office:value-type="float" office:value="41.8125">
            <text:p>4,1813E+01</text:p>
          </table:table-cell>
          <table:table-cell office:value-type="float" office:value="41.8125">
            <text:p>4,1813E+01</text:p>
          </table:table-cell>
          <table:table-cell table:formula="of:=([.C482]-[.D48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5">
            <text:p>1,5</text:p>
          </table:table-cell>
          <table:table-cell office:value-type="float" office:value="40.75">
            <text:p>4,0750E+01</text:p>
          </table:table-cell>
          <table:table-cell office:value-type="float" office:value="40.75">
            <text:p>4,0750E+01</text:p>
          </table:table-cell>
          <table:table-cell table:formula="of:=([.C483]-[.D48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75">
            <text:p>1,75</text:p>
          </table:table-cell>
          <table:table-cell office:value-type="float" office:value="39.8125">
            <text:p>3,9813E+01</text:p>
          </table:table-cell>
          <table:table-cell office:value-type="float" office:value="39.8125">
            <text:p>3,9813E+01</text:p>
          </table:table-cell>
          <table:table-cell table:formula="of:=([.C484]-[.D48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39">
            <text:p>3,9000E+01</text:p>
          </table:table-cell>
          <table:table-cell table:formula="of:=([.C485]-[.D48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25">
            <text:p>2,25</text:p>
          </table:table-cell>
          <table:table-cell table:number-columns-repeated="2" office:value-type="float" office:value="38.3125">
            <text:p>3,8313E+01</text:p>
          </table:table-cell>
          <table:table-cell table:formula="of:=([.C486]-[.D48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">
            <text:p>2,5</text:p>
          </table:table-cell>
          <table:table-cell table:number-columns-repeated="2" office:value-type="float" office:value="37.75">
            <text:p>3,7750E+01</text:p>
          </table:table-cell>
          <table:table-cell table:formula="of:=([.C487]-[.D48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75">
            <text:p>2,75</text:p>
          </table:table-cell>
          <table:table-cell table:number-columns-repeated="2" office:value-type="float" office:value="37.3125">
            <text:p>3,7313E+01</text:p>
          </table:table-cell>
          <table:table-cell table:formula="of:=([.C488]-[.D48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7">
            <text:p>3,7000E+01</text:p>
          </table:table-cell>
          <table:table-cell office:value-type="float" office:value="37">
            <text:p>3,7000E+01</text:p>
          </table:table-cell>
          <table:table-cell table:formula="of:=([.C489]-[.D48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25">
            <text:p>3,25</text:p>
          </table:table-cell>
          <table:table-cell office:value-type="float" office:value="36.8125">
            <text:p>3,6813E+01</text:p>
          </table:table-cell>
          <table:table-cell office:value-type="float" office:value="36.8125">
            <text:p>3,6813E+01</text:p>
          </table:table-cell>
          <table:table-cell table:formula="of:=([.C490]-[.D49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5">
            <text:p>3,5</text:p>
          </table:table-cell>
          <table:table-cell office:value-type="float" office:value="36.75">
            <text:p>3,6750E+01</text:p>
          </table:table-cell>
          <table:table-cell office:value-type="float" office:value="36.75">
            <text:p>3,6750E+01</text:p>
          </table:table-cell>
          <table:table-cell table:formula="of:=([.C491]-[.D49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75">
            <text:p>3,75</text:p>
          </table:table-cell>
          <table:table-cell office:value-type="float" office:value="36.8125">
            <text:p>3,6813E+01</text:p>
          </table:table-cell>
          <table:table-cell office:value-type="float" office:value="36.8125">
            <text:p>3,6813E+01</text:p>
          </table:table-cell>
          <table:table-cell table:formula="of:=([.C492]-[.D49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7">
            <text:p>3,7000E+01</text:p>
          </table:table-cell>
          <table:table-cell office:value-type="float" office:value="37">
            <text:p>3,7000E+01</text:p>
          </table:table-cell>
          <table:table-cell table:formula="of:=([.C493]-[.D49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0">
            <text:p>0</text:p>
          </table:table-cell>
          <table:table-cell table:number-columns-repeated="2" office:value-type="float" office:value="52.5625">
            <text:p>5,2563E+01</text:p>
          </table:table-cell>
          <table:table-cell table:formula="of:=([.C494]-[.D49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0.25">
            <text:p>0,25</text:p>
          </table:table-cell>
          <table:table-cell office:value-type="float" office:value="50.8125">
            <text:p>5,0813E+01</text:p>
          </table:table-cell>
          <table:table-cell office:value-type="float" office:value="50.8125">
            <text:p>5,0813E+01</text:p>
          </table:table-cell>
          <table:table-cell table:formula="of:=([.C495]-[.D49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0.5">
            <text:p>0,5</text:p>
          </table:table-cell>
          <table:table-cell office:value-type="float" office:value="49.1875">
            <text:p>4,9188E+01</text:p>
          </table:table-cell>
          <table:table-cell office:value-type="float" office:value="49.1875">
            <text:p>4,9188E+01</text:p>
          </table:table-cell>
          <table:table-cell table:formula="of:=([.C496]-[.D49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0.75">
            <text:p>0,75</text:p>
          </table:table-cell>
          <table:table-cell office:value-type="float" office:value="47.6875">
            <text:p>4,7688E+01</text:p>
          </table:table-cell>
          <table:table-cell office:value-type="float" office:value="47.6875">
            <text:p>4,7688E+01</text:p>
          </table:table-cell>
          <table:table-cell table:formula="of:=([.C497]-[.D49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1">
            <text:p>1</text:p>
          </table:table-cell>
          <table:table-cell office:value-type="float" office:value="46.3125">
            <text:p>4,6313E+01</text:p>
          </table:table-cell>
          <table:table-cell office:value-type="float" office:value="46.3125">
            <text:p>4,6313E+01</text:p>
          </table:table-cell>
          <table:table-cell table:formula="of:=([.C498]-[.D49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1.25">
            <text:p>1,25</text:p>
          </table:table-cell>
          <table:table-cell office:value-type="float" office:value="45.0625">
            <text:p>4,5063E+01</text:p>
          </table:table-cell>
          <table:table-cell office:value-type="float" office:value="45.0625">
            <text:p>4,5063E+01</text:p>
          </table:table-cell>
          <table:table-cell table:formula="of:=([.C499]-[.D49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1.5">
            <text:p>1,5</text:p>
          </table:table-cell>
          <table:table-cell office:value-type="float" office:value="43.9375">
            <text:p>4,3938E+01</text:p>
          </table:table-cell>
          <table:table-cell office:value-type="float" office:value="43.9375">
            <text:p>4,3938E+01</text:p>
          </table:table-cell>
          <table:table-cell table:formula="of:=([.C500]-[.D50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1.75">
            <text:p>1,75</text:p>
          </table:table-cell>
          <table:table-cell office:value-type="float" office:value="42.9375">
            <text:p>4,2938E+01</text:p>
          </table:table-cell>
          <table:table-cell office:value-type="float" office:value="42.9375">
            <text:p>4,2938E+01</text:p>
          </table:table-cell>
          <table:table-cell table:formula="of:=([.C501]-[.D50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2">
            <text:p>2</text:p>
          </table:table-cell>
          <table:table-cell table:number-columns-repeated="2" office:value-type="float" office:value="42.0625">
            <text:p>4,2063E+01</text:p>
          </table:table-cell>
          <table:table-cell table:formula="of:=([.C502]-[.D50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2.25">
            <text:p>2,25</text:p>
          </table:table-cell>
          <table:table-cell table:number-columns-repeated="2" office:value-type="float" office:value="41.3125">
            <text:p>4,1313E+01</text:p>
          </table:table-cell>
          <table:table-cell table:formula="of:=([.C503]-[.D50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2.5">
            <text:p>2,5</text:p>
          </table:table-cell>
          <table:table-cell office:value-type="float" office:value="40.6875">
            <text:p>4,0688E+01</text:p>
          </table:table-cell>
          <table:table-cell office:value-type="float" office:value="40.6875">
            <text:p>4,0688E+01</text:p>
          </table:table-cell>
          <table:table-cell table:formula="of:=([.C504]-[.D50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2.75">
            <text:p>2,75</text:p>
          </table:table-cell>
          <table:table-cell office:value-type="float" office:value="40.1875">
            <text:p>4,0188E+01</text:p>
          </table:table-cell>
          <table:table-cell office:value-type="float" office:value="40.1875">
            <text:p>4,0188E+01</text:p>
          </table:table-cell>
          <table:table-cell table:formula="of:=([.C505]-[.D50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3">
            <text:p>3</text:p>
          </table:table-cell>
          <table:table-cell table:number-columns-repeated="2" office:value-type="float" office:value="39.8125">
            <text:p>3,9813E+01</text:p>
          </table:table-cell>
          <table:table-cell table:formula="of:=([.C506]-[.D50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3.25">
            <text:p>3,25</text:p>
          </table:table-cell>
          <table:table-cell office:value-type="float" office:value="39.5625">
            <text:p>3,9563E+01</text:p>
          </table:table-cell>
          <table:table-cell office:value-type="float" office:value="39.5625">
            <text:p>3,9563E+01</text:p>
          </table:table-cell>
          <table:table-cell table:formula="of:=([.C507]-[.D50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3.5">
            <text:p>3,5</text:p>
          </table:table-cell>
          <table:table-cell office:value-type="float" office:value="39.4375">
            <text:p>3,9438E+01</text:p>
          </table:table-cell>
          <table:table-cell office:value-type="float" office:value="39.4375">
            <text:p>3,9438E+01</text:p>
          </table:table-cell>
          <table:table-cell table:formula="of:=([.C508]-[.D50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3.75">
            <text:p>3,75</text:p>
          </table:table-cell>
          <table:table-cell office:value-type="float" office:value="39.4375">
            <text:p>3,9438E+01</text:p>
          </table:table-cell>
          <table:table-cell office:value-type="float" office:value="39.4375">
            <text:p>3,9438E+01</text:p>
          </table:table-cell>
          <table:table-cell table:formula="of:=([.C509]-[.D50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4">
            <text:p>4</text:p>
          </table:table-cell>
          <table:table-cell table:number-columns-repeated="2" office:value-type="float" office:value="39.5625">
            <text:p>3,9563E+01</text:p>
          </table:table-cell>
          <table:table-cell table:formula="of:=([.C510]-[.D51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 table:number-columns-repeated="2" office:value-type="float" office:value="56.25">
            <text:p>5,6250E+01</text:p>
          </table:table-cell>
          <table:table-cell table:formula="of:=([.C511]-[.D51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0.25">
            <text:p>0,25</text:p>
          </table:table-cell>
          <table:table-cell office:value-type="float" office:value="54.4375">
            <text:p>5,4438E+01</text:p>
          </table:table-cell>
          <table:table-cell office:value-type="float" office:value="54.4375">
            <text:p>5,4438E+01</text:p>
          </table:table-cell>
          <table:table-cell table:formula="of:=([.C512]-[.D51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0.5">
            <text:p>0,5</text:p>
          </table:table-cell>
          <table:table-cell office:value-type="float" office:value="52.75">
            <text:p>5,2750E+01</text:p>
          </table:table-cell>
          <table:table-cell office:value-type="float" office:value="52.75">
            <text:p>5,2750E+01</text:p>
          </table:table-cell>
          <table:table-cell table:formula="of:=([.C513]-[.D51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0.75">
            <text:p>0,75</text:p>
          </table:table-cell>
          <table:table-cell office:value-type="float" office:value="51.1875">
            <text:p>5,1188E+01</text:p>
          </table:table-cell>
          <table:table-cell office:value-type="float" office:value="51.1875">
            <text:p>5,1188E+01</text:p>
          </table:table-cell>
          <table:table-cell table:formula="of:=([.C514]-[.D51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1">
            <text:p>1</text:p>
          </table:table-cell>
          <table:table-cell office:value-type="float" office:value="49.75">
            <text:p>4,9750E+01</text:p>
          </table:table-cell>
          <table:table-cell office:value-type="float" office:value="49.75">
            <text:p>4,9750E+01</text:p>
          </table:table-cell>
          <table:table-cell table:formula="of:=([.C515]-[.D51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1.25">
            <text:p>1,25</text:p>
          </table:table-cell>
          <table:table-cell office:value-type="float" office:value="48.4375">
            <text:p>4,8438E+01</text:p>
          </table:table-cell>
          <table:table-cell office:value-type="float" office:value="48.4375">
            <text:p>4,8438E+01</text:p>
          </table:table-cell>
          <table:table-cell table:formula="of:=([.C516]-[.D51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1.5">
            <text:p>1,5</text:p>
          </table:table-cell>
          <table:table-cell office:value-type="float" office:value="47.25">
            <text:p>4,7250E+01</text:p>
          </table:table-cell>
          <table:table-cell office:value-type="float" office:value="47.25">
            <text:p>4,7250E+01</text:p>
          </table:table-cell>
          <table:table-cell table:formula="of:=([.C517]-[.D51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1.75">
            <text:p>1,75</text:p>
          </table:table-cell>
          <table:table-cell office:value-type="float" office:value="46.1875">
            <text:p>4,6188E+01</text:p>
          </table:table-cell>
          <table:table-cell office:value-type="float" office:value="46.1875">
            <text:p>4,6188E+01</text:p>
          </table:table-cell>
          <table:table-cell table:formula="of:=([.C518]-[.D51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2">
            <text:p>2</text:p>
          </table:table-cell>
          <table:table-cell office:value-type="float" office:value="45.25">
            <text:p>4,5250E+01</text:p>
          </table:table-cell>
          <table:table-cell office:value-type="float" office:value="45.25">
            <text:p>4,5250E+01</text:p>
          </table:table-cell>
          <table:table-cell table:formula="of:=([.C519]-[.D51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2.25">
            <text:p>2,25</text:p>
          </table:table-cell>
          <table:table-cell office:value-type="float" office:value="44.4375">
            <text:p>4,4438E+01</text:p>
          </table:table-cell>
          <table:table-cell office:value-type="float" office:value="44.4375">
            <text:p>4,4438E+01</text:p>
          </table:table-cell>
          <table:table-cell table:formula="of:=([.C520]-[.D52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2.5">
            <text:p>2,5</text:p>
          </table:table-cell>
          <table:table-cell office:value-type="float" office:value="43.75">
            <text:p>4,3750E+01</text:p>
          </table:table-cell>
          <table:table-cell office:value-type="float" office:value="43.75">
            <text:p>4,3750E+01</text:p>
          </table:table-cell>
          <table:table-cell table:formula="of:=([.C521]-[.D52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2.75">
            <text:p>2,75</text:p>
          </table:table-cell>
          <table:table-cell table:number-columns-repeated="2" office:value-type="float" office:value="43.1875">
            <text:p>4,3188E+01</text:p>
          </table:table-cell>
          <table:table-cell table:formula="of:=([.C522]-[.D52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3">
            <text:p>3</text:p>
          </table:table-cell>
          <table:table-cell office:value-type="float" office:value="42.75">
            <text:p>4,2750E+01</text:p>
          </table:table-cell>
          <table:table-cell office:value-type="float" office:value="42.75">
            <text:p>4,2750E+01</text:p>
          </table:table-cell>
          <table:table-cell table:formula="of:=([.C523]-[.D52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3.25">
            <text:p>3,25</text:p>
          </table:table-cell>
          <table:table-cell table:number-columns-repeated="2" office:value-type="float" office:value="42.4375">
            <text:p>4,2438E+01</text:p>
          </table:table-cell>
          <table:table-cell table:formula="of:=([.C524]-[.D52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3.5">
            <text:p>3,5</text:p>
          </table:table-cell>
          <table:table-cell table:number-columns-repeated="2" office:value-type="float" office:value="42.25">
            <text:p>4,2250E+01</text:p>
          </table:table-cell>
          <table:table-cell table:formula="of:=([.C525]-[.D52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3.75">
            <text:p>3,75</text:p>
          </table:table-cell>
          <table:table-cell table:number-columns-repeated="2" office:value-type="float" office:value="42.1875">
            <text:p>4,2188E+01</text:p>
          </table:table-cell>
          <table:table-cell table:formula="of:=([.C526]-[.D52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4">
            <text:p>4</text:p>
          </table:table-cell>
          <table:table-cell table:number-columns-repeated="2" office:value-type="float" office:value="42.25">
            <text:p>4,2250E+01</text:p>
          </table:table-cell>
          <table:table-cell table:formula="of:=([.C527]-[.D52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0">
            <text:p>0</text:p>
          </table:table-cell>
          <table:table-cell office:value-type="float" office:value="60.0625">
            <text:p>6,0063E+01</text:p>
          </table:table-cell>
          <table:table-cell office:value-type="float" office:value="60.0625">
            <text:p>6,0063E+01</text:p>
          </table:table-cell>
          <table:table-cell table:formula="of:=([.C528]-[.D52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0.25">
            <text:p>0,25</text:p>
          </table:table-cell>
          <table:table-cell office:value-type="float" office:value="58.1875">
            <text:p>5,8188E+01</text:p>
          </table:table-cell>
          <table:table-cell office:value-type="float" office:value="58.1875">
            <text:p>5,8188E+01</text:p>
          </table:table-cell>
          <table:table-cell table:formula="of:=([.C529]-[.D52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0.5">
            <text:p>0,5</text:p>
          </table:table-cell>
          <table:table-cell office:value-type="float" office:value="56.4375">
            <text:p>5,6438E+01</text:p>
          </table:table-cell>
          <table:table-cell office:value-type="float" office:value="56.4375">
            <text:p>5,6438E+01</text:p>
          </table:table-cell>
          <table:table-cell table:formula="of:=([.C530]-[.D53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0.75">
            <text:p>0,75</text:p>
          </table:table-cell>
          <table:table-cell office:value-type="float" office:value="54.8125">
            <text:p>5,4813E+01</text:p>
          </table:table-cell>
          <table:table-cell office:value-type="float" office:value="54.8125">
            <text:p>5,4813E+01</text:p>
          </table:table-cell>
          <table:table-cell table:formula="of:=([.C531]-[.D53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1">
            <text:p>1</text:p>
          </table:table-cell>
          <table:table-cell office:value-type="float" office:value="53.3125">
            <text:p>5,3313E+01</text:p>
          </table:table-cell>
          <table:table-cell office:value-type="float" office:value="53.3125">
            <text:p>5,3313E+01</text:p>
          </table:table-cell>
          <table:table-cell table:formula="of:=([.C532]-[.D53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1.25">
            <text:p>1,25</text:p>
          </table:table-cell>
          <table:table-cell office:value-type="float" office:value="51.9375">
            <text:p>5,1938E+01</text:p>
          </table:table-cell>
          <table:table-cell office:value-type="float" office:value="51.9375">
            <text:p>5,1938E+01</text:p>
          </table:table-cell>
          <table:table-cell table:formula="of:=([.C533]-[.D53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1.5">
            <text:p>1,5</text:p>
          </table:table-cell>
          <table:table-cell office:value-type="float" office:value="50.6875">
            <text:p>5,0688E+01</text:p>
          </table:table-cell>
          <table:table-cell office:value-type="float" office:value="50.6875">
            <text:p>5,0688E+01</text:p>
          </table:table-cell>
          <table:table-cell table:formula="of:=([.C534]-[.D53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1.75">
            <text:p>1,75</text:p>
          </table:table-cell>
          <table:table-cell office:value-type="float" office:value="49.5625">
            <text:p>4,9563E+01</text:p>
          </table:table-cell>
          <table:table-cell office:value-type="float" office:value="49.5625">
            <text:p>4,9563E+01</text:p>
          </table:table-cell>
          <table:table-cell table:formula="of:=([.C535]-[.D53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2">
            <text:p>2</text:p>
          </table:table-cell>
          <table:table-cell table:number-columns-repeated="2" office:value-type="float" office:value="48.5625">
            <text:p>4,8563E+01</text:p>
          </table:table-cell>
          <table:table-cell table:formula="of:=([.C536]-[.D53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2.25">
            <text:p>2,25</text:p>
          </table:table-cell>
          <table:table-cell office:value-type="float" office:value="47.6875">
            <text:p>4,7688E+01</text:p>
          </table:table-cell>
          <table:table-cell office:value-type="float" office:value="47.6875">
            <text:p>4,7688E+01</text:p>
          </table:table-cell>
          <table:table-cell table:formula="of:=([.C537]-[.D53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2.5">
            <text:p>2,5</text:p>
          </table:table-cell>
          <table:table-cell office:value-type="float" office:value="46.9375">
            <text:p>4,6938E+01</text:p>
          </table:table-cell>
          <table:table-cell office:value-type="float" office:value="46.9375">
            <text:p>4,6938E+01</text:p>
          </table:table-cell>
          <table:table-cell table:formula="of:=([.C538]-[.D53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2.75">
            <text:p>2,75</text:p>
          </table:table-cell>
          <table:table-cell office:value-type="float" office:value="46.3125">
            <text:p>4,6313E+01</text:p>
          </table:table-cell>
          <table:table-cell office:value-type="float" office:value="46.3125">
            <text:p>4,6313E+01</text:p>
          </table:table-cell>
          <table:table-cell table:formula="of:=([.C539]-[.D53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3">
            <text:p>3</text:p>
          </table:table-cell>
          <table:table-cell table:number-columns-repeated="2" office:value-type="float" office:value="45.8125">
            <text:p>4,5813E+01</text:p>
          </table:table-cell>
          <table:table-cell table:formula="of:=([.C540]-[.D54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3.25">
            <text:p>3,25</text:p>
          </table:table-cell>
          <table:table-cell table:number-columns-repeated="2" office:value-type="float" office:value="45.4375">
            <text:p>4,5438E+01</text:p>
          </table:table-cell>
          <table:table-cell table:formula="of:=([.C541]-[.D54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3.5">
            <text:p>3,5</text:p>
          </table:table-cell>
          <table:table-cell office:value-type="float" office:value="45.1875">
            <text:p>4,5188E+01</text:p>
          </table:table-cell>
          <table:table-cell office:value-type="float" office:value="45.1875">
            <text:p>4,5188E+01</text:p>
          </table:table-cell>
          <table:table-cell table:formula="of:=([.C542]-[.D54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3.75">
            <text:p>3,75</text:p>
          </table:table-cell>
          <table:table-cell table:number-columns-repeated="2" office:value-type="float" office:value="45.0625">
            <text:p>4,5063E+01</text:p>
          </table:table-cell>
          <table:table-cell table:formula="of:=([.C543]-[.D54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4">
            <text:p>4</text:p>
          </table:table-cell>
          <table:table-cell table:number-columns-repeated="2" office:value-type="float" office:value="45.0625">
            <text:p>4,5063E+01</text:p>
          </table:table-cell>
          <table:table-cell table:formula="of:=([.C544]-[.D54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4">
            <text:p>6,4000E+01</text:p>
          </table:table-cell>
          <table:table-cell office:value-type="float" office:value="64">
            <text:p>6,4000E+01</text:p>
          </table:table-cell>
          <table:table-cell table:formula="of:=([.C545]-[.D54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5">
            <text:p>0,25</text:p>
          </table:table-cell>
          <table:table-cell office:value-type="float" office:value="62.0625">
            <text:p>6,2063E+01</text:p>
          </table:table-cell>
          <table:table-cell office:value-type="float" office:value="62.0625">
            <text:p>6,2063E+01</text:p>
          </table:table-cell>
          <table:table-cell table:formula="of:=([.C546]-[.D54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">
            <text:p>0,5</text:p>
          </table:table-cell>
          <table:table-cell office:value-type="float" office:value="60.25">
            <text:p>6,0250E+01</text:p>
          </table:table-cell>
          <table:table-cell office:value-type="float" office:value="60.25">
            <text:p>6,0250E+01</text:p>
          </table:table-cell>
          <table:table-cell table:formula="of:=([.C547]-[.D54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75">
            <text:p>0,75</text:p>
          </table:table-cell>
          <table:table-cell office:value-type="float" office:value="58.5625">
            <text:p>5,8563E+01</text:p>
          </table:table-cell>
          <table:table-cell office:value-type="float" office:value="58.5625">
            <text:p>5,8563E+01</text:p>
          </table:table-cell>
          <table:table-cell table:formula="of:=([.C548]-[.D54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7">
            <text:p>5,7000E+01</text:p>
          </table:table-cell>
          <table:table-cell office:value-type="float" office:value="57">
            <text:p>5,7000E+01</text:p>
          </table:table-cell>
          <table:table-cell table:formula="of:=([.C549]-[.D54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25">
            <text:p>1,25</text:p>
          </table:table-cell>
          <table:table-cell office:value-type="float" office:value="55.5625">
            <text:p>5,5563E+01</text:p>
          </table:table-cell>
          <table:table-cell office:value-type="float" office:value="55.5625">
            <text:p>5,5563E+01</text:p>
          </table:table-cell>
          <table:table-cell table:formula="of:=([.C550]-[.D55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5">
            <text:p>1,5</text:p>
          </table:table-cell>
          <table:table-cell office:value-type="float" office:value="54.25">
            <text:p>5,4250E+01</text:p>
          </table:table-cell>
          <table:table-cell office:value-type="float" office:value="54.25">
            <text:p>5,4250E+01</text:p>
          </table:table-cell>
          <table:table-cell table:formula="of:=([.C551]-[.D55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75">
            <text:p>1,75</text:p>
          </table:table-cell>
          <table:table-cell office:value-type="float" office:value="53.0625">
            <text:p>5,3063E+01</text:p>
          </table:table-cell>
          <table:table-cell office:value-type="float" office:value="53.0625">
            <text:p>5,3063E+01</text:p>
          </table:table-cell>
          <table:table-cell table:formula="of:=([.C552]-[.D55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52">
            <text:p>5,2000E+01</text:p>
          </table:table-cell>
          <table:table-cell table:formula="of:=([.C553]-[.D55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25">
            <text:p>2,25</text:p>
          </table:table-cell>
          <table:table-cell office:value-type="float" office:value="51.0625">
            <text:p>5,1063E+01</text:p>
          </table:table-cell>
          <table:table-cell office:value-type="float" office:value="51.0625">
            <text:p>5,1063E+01</text:p>
          </table:table-cell>
          <table:table-cell table:formula="of:=([.C554]-[.D55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">
            <text:p>2,5</text:p>
          </table:table-cell>
          <table:table-cell office:value-type="float" office:value="50.25">
            <text:p>5,0250E+01</text:p>
          </table:table-cell>
          <table:table-cell office:value-type="float" office:value="50.25">
            <text:p>5,0250E+01</text:p>
          </table:table-cell>
          <table:table-cell table:formula="of:=([.C555]-[.D55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75">
            <text:p>2,75</text:p>
          </table:table-cell>
          <table:table-cell office:value-type="float" office:value="49.5625">
            <text:p>4,9563E+01</text:p>
          </table:table-cell>
          <table:table-cell office:value-type="float" office:value="49.5625">
            <text:p>4,9563E+01</text:p>
          </table:table-cell>
          <table:table-cell table:formula="of:=([.C556]-[.D55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9">
            <text:p>4,9000E+01</text:p>
          </table:table-cell>
          <table:table-cell office:value-type="float" office:value="49">
            <text:p>4,9000E+01</text:p>
          </table:table-cell>
          <table:table-cell table:formula="of:=([.C557]-[.D55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25">
            <text:p>3,25</text:p>
          </table:table-cell>
          <table:table-cell office:value-type="float" office:value="48.5625">
            <text:p>4,8563E+01</text:p>
          </table:table-cell>
          <table:table-cell office:value-type="float" office:value="48.5625">
            <text:p>4,8563E+01</text:p>
          </table:table-cell>
          <table:table-cell table:formula="of:=([.C558]-[.D55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5">
            <text:p>3,5</text:p>
          </table:table-cell>
          <table:table-cell office:value-type="float" office:value="48.25">
            <text:p>4,8250E+01</text:p>
          </table:table-cell>
          <table:table-cell office:value-type="float" office:value="48.25">
            <text:p>4,8250E+01</text:p>
          </table:table-cell>
          <table:table-cell table:formula="of:=([.C559]-[.D55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75">
            <text:p>3,75</text:p>
          </table:table-cell>
          <table:table-cell office:value-type="float" office:value="48.0625">
            <text:p>4,8063E+01</text:p>
          </table:table-cell>
          <table:table-cell office:value-type="float" office:value="48.0625">
            <text:p>4,8063E+01</text:p>
          </table:table-cell>
          <table:table-cell table:formula="of:=([.C560]-[.D56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48">
            <text:p>4,8000E+01</text:p>
          </table:table-cell>
          <table:table-cell office:value-type="float" office:value="48">
            <text:p>4,8000E+01</text:p>
          </table:table-cell>
          <table:table-cell table:formula="of:=([.C561]-[.D56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0">
            <text:p>0</text:p>
          </table:table-cell>
          <table:table-cell office:value-type="float" office:value="68.0625">
            <text:p>6,8063E+01</text:p>
          </table:table-cell>
          <table:table-cell office:value-type="float" office:value="68.0625">
            <text:p>6,8063E+01</text:p>
          </table:table-cell>
          <table:table-cell table:formula="of:=([.C562]-[.D56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0.25">
            <text:p>0,25</text:p>
          </table:table-cell>
          <table:table-cell office:value-type="float" office:value="66.0625">
            <text:p>6,6063E+01</text:p>
          </table:table-cell>
          <table:table-cell office:value-type="float" office:value="66.0625">
            <text:p>6,6063E+01</text:p>
          </table:table-cell>
          <table:table-cell table:formula="of:=([.C563]-[.D56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0.5">
            <text:p>0,5</text:p>
          </table:table-cell>
          <table:table-cell office:value-type="float" office:value="64.1875">
            <text:p>6,4188E+01</text:p>
          </table:table-cell>
          <table:table-cell office:value-type="float" office:value="64.1875">
            <text:p>6,4188E+01</text:p>
          </table:table-cell>
          <table:table-cell table:formula="of:=([.C564]-[.D56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0.75">
            <text:p>0,75</text:p>
          </table:table-cell>
          <table:table-cell office:value-type="float" office:value="62.4375">
            <text:p>6,2438E+01</text:p>
          </table:table-cell>
          <table:table-cell office:value-type="float" office:value="62.4375">
            <text:p>6,2438E+01</text:p>
          </table:table-cell>
          <table:table-cell table:formula="of:=([.C565]-[.D56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1">
            <text:p>1</text:p>
          </table:table-cell>
          <table:table-cell office:value-type="float" office:value="60.8125">
            <text:p>6,0813E+01</text:p>
          </table:table-cell>
          <table:table-cell office:value-type="float" office:value="60.8125">
            <text:p>6,0813E+01</text:p>
          </table:table-cell>
          <table:table-cell table:formula="of:=([.C566]-[.D56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1.25">
            <text:p>1,25</text:p>
          </table:table-cell>
          <table:table-cell office:value-type="float" office:value="59.3125">
            <text:p>5,9313E+01</text:p>
          </table:table-cell>
          <table:table-cell office:value-type="float" office:value="59.3125">
            <text:p>5,9313E+01</text:p>
          </table:table-cell>
          <table:table-cell table:formula="of:=([.C567]-[.D56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1.5">
            <text:p>1,5</text:p>
          </table:table-cell>
          <table:table-cell office:value-type="float" office:value="57.9375">
            <text:p>5,7938E+01</text:p>
          </table:table-cell>
          <table:table-cell office:value-type="float" office:value="57.9375">
            <text:p>5,7938E+01</text:p>
          </table:table-cell>
          <table:table-cell table:formula="of:=([.C568]-[.D56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1.75">
            <text:p>1,75</text:p>
          </table:table-cell>
          <table:table-cell office:value-type="float" office:value="56.6875">
            <text:p>5,6688E+01</text:p>
          </table:table-cell>
          <table:table-cell office:value-type="float" office:value="56.6875">
            <text:p>5,6688E+01</text:p>
          </table:table-cell>
          <table:table-cell table:formula="of:=([.C569]-[.D56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2">
            <text:p>2</text:p>
          </table:table-cell>
          <table:table-cell office:value-type="float" office:value="55.5625">
            <text:p>5,5563E+01</text:p>
          </table:table-cell>
          <table:table-cell office:value-type="float" office:value="55.5625">
            <text:p>5,5563E+01</text:p>
          </table:table-cell>
          <table:table-cell table:formula="of:=([.C570]-[.D57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2.25">
            <text:p>2,25</text:p>
          </table:table-cell>
          <table:table-cell office:value-type="float" office:value="54.5625">
            <text:p>5,4563E+01</text:p>
          </table:table-cell>
          <table:table-cell office:value-type="float" office:value="54.5625">
            <text:p>5,4563E+01</text:p>
          </table:table-cell>
          <table:table-cell table:formula="of:=([.C571]-[.D57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2.5">
            <text:p>2,5</text:p>
          </table:table-cell>
          <table:table-cell office:value-type="float" office:value="53.6875">
            <text:p>5,3688E+01</text:p>
          </table:table-cell>
          <table:table-cell office:value-type="float" office:value="53.6875">
            <text:p>5,3688E+01</text:p>
          </table:table-cell>
          <table:table-cell table:formula="of:=([.C572]-[.D57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2.75">
            <text:p>2,75</text:p>
          </table:table-cell>
          <table:table-cell office:value-type="float" office:value="52.9375">
            <text:p>5,2938E+01</text:p>
          </table:table-cell>
          <table:table-cell office:value-type="float" office:value="52.9375">
            <text:p>5,2938E+01</text:p>
          </table:table-cell>
          <table:table-cell table:formula="of:=([.C573]-[.D57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3">
            <text:p>3</text:p>
          </table:table-cell>
          <table:table-cell office:value-type="float" office:value="52.3125">
            <text:p>5,2313E+01</text:p>
          </table:table-cell>
          <table:table-cell office:value-type="float" office:value="52.3125">
            <text:p>5,2313E+01</text:p>
          </table:table-cell>
          <table:table-cell table:formula="of:=([.C574]-[.D57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3.25">
            <text:p>3,25</text:p>
          </table:table-cell>
          <table:table-cell office:value-type="float" office:value="51.8125">
            <text:p>5,1813E+01</text:p>
          </table:table-cell>
          <table:table-cell office:value-type="float" office:value="51.8125">
            <text:p>5,1813E+01</text:p>
          </table:table-cell>
          <table:table-cell table:formula="of:=([.C575]-[.D57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3.5">
            <text:p>3,5</text:p>
          </table:table-cell>
          <table:table-cell office:value-type="float" office:value="51.4375">
            <text:p>5,1438E+01</text:p>
          </table:table-cell>
          <table:table-cell office:value-type="float" office:value="51.4375">
            <text:p>5,1438E+01</text:p>
          </table:table-cell>
          <table:table-cell table:formula="of:=([.C576]-[.D57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3.75">
            <text:p>3,75</text:p>
          </table:table-cell>
          <table:table-cell table:number-columns-repeated="2" office:value-type="float" office:value="51.1875">
            <text:p>5,1188E+01</text:p>
          </table:table-cell>
          <table:table-cell table:formula="of:=([.C577]-[.D57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4">
            <text:p>4</text:p>
          </table:table-cell>
          <table:table-cell table:number-columns-repeated="2" office:value-type="float" office:value="51.0625">
            <text:p>5,1063E+01</text:p>
          </table:table-cell>
          <table:table-cell table:formula="of:=([.C578]-[.D57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72.25">
            <text:p>7,2250E+01</text:p>
          </table:table-cell>
          <table:table-cell office:value-type="float" office:value="72.25">
            <text:p>7,2250E+01</text:p>
          </table:table-cell>
          <table:table-cell table:formula="of:=([.C579]-[.D57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0.25">
            <text:p>0,25</text:p>
          </table:table-cell>
          <table:table-cell office:value-type="float" office:value="70.1875">
            <text:p>7,0188E+01</text:p>
          </table:table-cell>
          <table:table-cell office:value-type="float" office:value="70.1875">
            <text:p>7,0188E+01</text:p>
          </table:table-cell>
          <table:table-cell table:formula="of:=([.C580]-[.D58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0.5">
            <text:p>0,5</text:p>
          </table:table-cell>
          <table:table-cell office:value-type="float" office:value="68.25">
            <text:p>6,8250E+01</text:p>
          </table:table-cell>
          <table:table-cell office:value-type="float" office:value="68.25">
            <text:p>6,8250E+01</text:p>
          </table:table-cell>
          <table:table-cell table:formula="of:=([.C581]-[.D58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0.75">
            <text:p>0,75</text:p>
          </table:table-cell>
          <table:table-cell office:value-type="float" office:value="66.4375">
            <text:p>6,6438E+01</text:p>
          </table:table-cell>
          <table:table-cell office:value-type="float" office:value="66.4375">
            <text:p>6,6438E+01</text:p>
          </table:table-cell>
          <table:table-cell table:formula="of:=([.C582]-[.D58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1">
            <text:p>1</text:p>
          </table:table-cell>
          <table:table-cell office:value-type="float" office:value="64.75">
            <text:p>6,4750E+01</text:p>
          </table:table-cell>
          <table:table-cell office:value-type="float" office:value="64.75">
            <text:p>6,4750E+01</text:p>
          </table:table-cell>
          <table:table-cell table:formula="of:=([.C583]-[.D58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1.25">
            <text:p>1,25</text:p>
          </table:table-cell>
          <table:table-cell office:value-type="float" office:value="63.1875">
            <text:p>6,3188E+01</text:p>
          </table:table-cell>
          <table:table-cell office:value-type="float" office:value="63.1875">
            <text:p>6,3188E+01</text:p>
          </table:table-cell>
          <table:table-cell table:formula="of:=([.C584]-[.D58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1.5">
            <text:p>1,5</text:p>
          </table:table-cell>
          <table:table-cell office:value-type="float" office:value="61.75">
            <text:p>6,1750E+01</text:p>
          </table:table-cell>
          <table:table-cell office:value-type="float" office:value="61.75">
            <text:p>6,1750E+01</text:p>
          </table:table-cell>
          <table:table-cell table:formula="of:=([.C585]-[.D58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1.75">
            <text:p>1,75</text:p>
          </table:table-cell>
          <table:table-cell office:value-type="float" office:value="60.4375">
            <text:p>6,0438E+01</text:p>
          </table:table-cell>
          <table:table-cell office:value-type="float" office:value="60.4375">
            <text:p>6,0438E+01</text:p>
          </table:table-cell>
          <table:table-cell table:formula="of:=([.C586]-[.D58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2">
            <text:p>2</text:p>
          </table:table-cell>
          <table:table-cell office:value-type="float" office:value="59.25">
            <text:p>5,9250E+01</text:p>
          </table:table-cell>
          <table:table-cell office:value-type="float" office:value="59.25">
            <text:p>5,9250E+01</text:p>
          </table:table-cell>
          <table:table-cell table:formula="of:=([.C587]-[.D58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2.25">
            <text:p>2,25</text:p>
          </table:table-cell>
          <table:table-cell office:value-type="float" office:value="58.1875">
            <text:p>5,8188E+01</text:p>
          </table:table-cell>
          <table:table-cell office:value-type="float" office:value="58.1875">
            <text:p>5,8188E+01</text:p>
          </table:table-cell>
          <table:table-cell table:formula="of:=([.C588]-[.D58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2.5">
            <text:p>2,5</text:p>
          </table:table-cell>
          <table:table-cell office:value-type="float" office:value="57.25">
            <text:p>5,7250E+01</text:p>
          </table:table-cell>
          <table:table-cell office:value-type="float" office:value="57.25">
            <text:p>5,7250E+01</text:p>
          </table:table-cell>
          <table:table-cell table:formula="of:=([.C589]-[.D58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2.75">
            <text:p>2,75</text:p>
          </table:table-cell>
          <table:table-cell table:number-columns-repeated="2" office:value-type="float" office:value="56.4375">
            <text:p>5,6438E+01</text:p>
          </table:table-cell>
          <table:table-cell table:formula="of:=([.C590]-[.D59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3">
            <text:p>3</text:p>
          </table:table-cell>
          <table:table-cell office:value-type="float" office:value="55.75">
            <text:p>5,5750E+01</text:p>
          </table:table-cell>
          <table:table-cell office:value-type="float" office:value="55.75">
            <text:p>5,5750E+01</text:p>
          </table:table-cell>
          <table:table-cell table:formula="of:=([.C591]-[.D59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3.25">
            <text:p>3,25</text:p>
          </table:table-cell>
          <table:table-cell office:value-type="float" office:value="55.1875">
            <text:p>5,5188E+01</text:p>
          </table:table-cell>
          <table:table-cell office:value-type="float" office:value="55.1875">
            <text:p>5,5188E+01</text:p>
          </table:table-cell>
          <table:table-cell table:formula="of:=([.C592]-[.D59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3.5">
            <text:p>3,5</text:p>
          </table:table-cell>
          <table:table-cell office:value-type="float" office:value="54.75">
            <text:p>5,4750E+01</text:p>
          </table:table-cell>
          <table:table-cell office:value-type="float" office:value="54.75">
            <text:p>5,4750E+01</text:p>
          </table:table-cell>
          <table:table-cell table:formula="of:=([.C593]-[.D59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3.75">
            <text:p>3,75</text:p>
          </table:table-cell>
          <table:table-cell office:value-type="float" office:value="54.4375">
            <text:p>5,4438E+01</text:p>
          </table:table-cell>
          <table:table-cell office:value-type="float" office:value="54.4375">
            <text:p>5,4438E+01</text:p>
          </table:table-cell>
          <table:table-cell table:formula="of:=([.C594]-[.D59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4">
            <text:p>4</text:p>
          </table:table-cell>
          <table:table-cell table:number-columns-repeated="2" office:value-type="float" office:value="54.25">
            <text:p>5,4250E+01</text:p>
          </table:table-cell>
          <table:table-cell table:formula="of:=([.C595]-[.D59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0">
            <text:p>0</text:p>
          </table:table-cell>
          <table:table-cell table:number-columns-repeated="2" office:value-type="float" office:value="76.5625">
            <text:p>7,6563E+01</text:p>
          </table:table-cell>
          <table:table-cell table:formula="of:=([.C596]-[.D59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0.25">
            <text:p>0,25</text:p>
          </table:table-cell>
          <table:table-cell office:value-type="float" office:value="74.4375">
            <text:p>7,4438E+01</text:p>
          </table:table-cell>
          <table:table-cell office:value-type="float" office:value="74.4375">
            <text:p>7,4438E+01</text:p>
          </table:table-cell>
          <table:table-cell table:formula="of:=([.C597]-[.D59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0.5">
            <text:p>0,5</text:p>
          </table:table-cell>
          <table:table-cell office:value-type="float" office:value="72.4375">
            <text:p>7,2438E+01</text:p>
          </table:table-cell>
          <table:table-cell office:value-type="float" office:value="72.4375">
            <text:p>7,2438E+01</text:p>
          </table:table-cell>
          <table:table-cell table:formula="of:=([.C598]-[.D59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0.75">
            <text:p>0,75</text:p>
          </table:table-cell>
          <table:table-cell office:value-type="float" office:value="70.5625">
            <text:p>7,0563E+01</text:p>
          </table:table-cell>
          <table:table-cell office:value-type="float" office:value="70.5625">
            <text:p>7,0563E+01</text:p>
          </table:table-cell>
          <table:table-cell table:formula="of:=([.C599]-[.D59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1">
            <text:p>1</text:p>
          </table:table-cell>
          <table:table-cell office:value-type="float" office:value="68.8125">
            <text:p>6,8813E+01</text:p>
          </table:table-cell>
          <table:table-cell office:value-type="float" office:value="68.8125">
            <text:p>6,8813E+01</text:p>
          </table:table-cell>
          <table:table-cell table:formula="of:=([.C600]-[.D60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1.25">
            <text:p>1,25</text:p>
          </table:table-cell>
          <table:table-cell office:value-type="float" office:value="67.1875">
            <text:p>6,7188E+01</text:p>
          </table:table-cell>
          <table:table-cell office:value-type="float" office:value="67.1875">
            <text:p>6,7188E+01</text:p>
          </table:table-cell>
          <table:table-cell table:formula="of:=([.C601]-[.D60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1.5">
            <text:p>1,5</text:p>
          </table:table-cell>
          <table:table-cell office:value-type="float" office:value="65.6875">
            <text:p>6,5688E+01</text:p>
          </table:table-cell>
          <table:table-cell office:value-type="float" office:value="65.6875">
            <text:p>6,5688E+01</text:p>
          </table:table-cell>
          <table:table-cell table:formula="of:=([.C602]-[.D60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1.75">
            <text:p>1,75</text:p>
          </table:table-cell>
          <table:table-cell office:value-type="float" office:value="64.3125">
            <text:p>6,4313E+01</text:p>
          </table:table-cell>
          <table:table-cell office:value-type="float" office:value="64.3125">
            <text:p>6,4313E+01</text:p>
          </table:table-cell>
          <table:table-cell table:formula="of:=([.C603]-[.D60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2">
            <text:p>2</text:p>
          </table:table-cell>
          <table:table-cell office:value-type="float" office:value="63.0625">
            <text:p>6,3063E+01</text:p>
          </table:table-cell>
          <table:table-cell office:value-type="float" office:value="63.0625">
            <text:p>6,3063E+01</text:p>
          </table:table-cell>
          <table:table-cell table:formula="of:=([.C604]-[.D60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2.25">
            <text:p>2,25</text:p>
          </table:table-cell>
          <table:table-cell table:number-columns-repeated="2" office:value-type="float" office:value="61.9375">
            <text:p>6,1938E+01</text:p>
          </table:table-cell>
          <table:table-cell table:formula="of:=([.C605]-[.D60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2.5">
            <text:p>2,5</text:p>
          </table:table-cell>
          <table:table-cell office:value-type="float" office:value="60.9375">
            <text:p>6,0938E+01</text:p>
          </table:table-cell>
          <table:table-cell office:value-type="float" office:value="60.9375">
            <text:p>6,0938E+01</text:p>
          </table:table-cell>
          <table:table-cell table:formula="of:=([.C606]-[.D60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2.75">
            <text:p>2,75</text:p>
          </table:table-cell>
          <table:table-cell office:value-type="float" office:value="60.0625">
            <text:p>6,0063E+01</text:p>
          </table:table-cell>
          <table:table-cell office:value-type="float" office:value="60.0625">
            <text:p>6,0063E+01</text:p>
          </table:table-cell>
          <table:table-cell table:formula="of:=([.C607]-[.D60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3">
            <text:p>3</text:p>
          </table:table-cell>
          <table:table-cell office:value-type="float" office:value="59.3125">
            <text:p>5,9313E+01</text:p>
          </table:table-cell>
          <table:table-cell office:value-type="float" office:value="59.3125">
            <text:p>5,9313E+01</text:p>
          </table:table-cell>
          <table:table-cell table:formula="of:=([.C608]-[.D60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3.25">
            <text:p>3,25</text:p>
          </table:table-cell>
          <table:table-cell office:value-type="float" office:value="58.6875">
            <text:p>5,8688E+01</text:p>
          </table:table-cell>
          <table:table-cell office:value-type="float" office:value="58.6875">
            <text:p>5,8688E+01</text:p>
          </table:table-cell>
          <table:table-cell table:formula="of:=([.C609]-[.D60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3.5">
            <text:p>3,5</text:p>
          </table:table-cell>
          <table:table-cell office:value-type="float" office:value="58.1875">
            <text:p>5,8188E+01</text:p>
          </table:table-cell>
          <table:table-cell office:value-type="float" office:value="58.1875">
            <text:p>5,8188E+01</text:p>
          </table:table-cell>
          <table:table-cell table:formula="of:=([.C610]-[.D61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3.75">
            <text:p>3,75</text:p>
          </table:table-cell>
          <table:table-cell office:value-type="float" office:value="57.8125">
            <text:p>5,7813E+01</text:p>
          </table:table-cell>
          <table:table-cell office:value-type="float" office:value="57.8125">
            <text:p>5,7813E+01</text:p>
          </table:table-cell>
          <table:table-cell table:formula="of:=([.C611]-[.D61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4">
            <text:p>4</text:p>
          </table:table-cell>
          <table:table-cell table:number-columns-repeated="2" office:value-type="float" office:value="57.5625">
            <text:p>5,7563E+01</text:p>
          </table:table-cell>
          <table:table-cell table:formula="of:=([.C612]-[.D61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1">
            <text:p>8,1000E+01</text:p>
          </table:table-cell>
          <table:table-cell office:value-type="float" office:value="81">
            <text:p>8,1000E+01</text:p>
          </table:table-cell>
          <table:table-cell table:formula="of:=([.C613]-[.D61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78.8125">
            <text:p>7,8813E+01</text:p>
          </table:table-cell>
          <table:table-cell table:formula="of:=([.C614]-[.D61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">
            <text:p>0,5</text:p>
          </table:table-cell>
          <table:table-cell office:value-type="float" office:value="76.75">
            <text:p>7,6750E+01</text:p>
          </table:table-cell>
          <table:table-cell office:value-type="float" office:value="76.75">
            <text:p>7,6750E+01</text:p>
          </table:table-cell>
          <table:table-cell table:formula="of:=([.C615]-[.D61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75">
            <text:p>0,75</text:p>
          </table:table-cell>
          <table:table-cell office:value-type="float" office:value="74.8125">
            <text:p>7,4813E+01</text:p>
          </table:table-cell>
          <table:table-cell office:value-type="float" office:value="74.8125">
            <text:p>7,4813E+01</text:p>
          </table:table-cell>
          <table:table-cell table:formula="of:=([.C616]-[.D61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3">
            <text:p>7,3000E+01</text:p>
          </table:table-cell>
          <table:table-cell office:value-type="float" office:value="73">
            <text:p>7,3000E+01</text:p>
          </table:table-cell>
          <table:table-cell table:formula="of:=([.C617]-[.D61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25">
            <text:p>1,25</text:p>
          </table:table-cell>
          <table:table-cell office:value-type="float" office:value="71.3125">
            <text:p>7,1313E+01</text:p>
          </table:table-cell>
          <table:table-cell office:value-type="float" office:value="71.3125">
            <text:p>7,1313E+01</text:p>
          </table:table-cell>
          <table:table-cell table:formula="of:=([.C618]-[.D61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5">
            <text:p>1,5</text:p>
          </table:table-cell>
          <table:table-cell office:value-type="float" office:value="69.75">
            <text:p>6,9750E+01</text:p>
          </table:table-cell>
          <table:table-cell office:value-type="float" office:value="69.75">
            <text:p>6,9750E+01</text:p>
          </table:table-cell>
          <table:table-cell table:formula="of:=([.C619]-[.D61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75">
            <text:p>1,75</text:p>
          </table:table-cell>
          <table:table-cell office:value-type="float" office:value="68.3125">
            <text:p>6,8313E+01</text:p>
          </table:table-cell>
          <table:table-cell office:value-type="float" office:value="68.3125">
            <text:p>6,8313E+01</text:p>
          </table:table-cell>
          <table:table-cell table:formula="of:=([.C620]-[.D62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7">
            <text:p>6,7000E+01</text:p>
          </table:table-cell>
          <table:table-cell office:value-type="float" office:value="67">
            <text:p>6,7000E+01</text:p>
          </table:table-cell>
          <table:table-cell table:formula="of:=([.C621]-[.D62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25">
            <text:p>2,25</text:p>
          </table:table-cell>
          <table:table-cell office:value-type="float" office:value="65.8125">
            <text:p>6,5813E+01</text:p>
          </table:table-cell>
          <table:table-cell office:value-type="float" office:value="65.8125">
            <text:p>6,5813E+01</text:p>
          </table:table-cell>
          <table:table-cell table:formula="of:=([.C622]-[.D62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5">
            <text:p>2,5</text:p>
          </table:table-cell>
          <table:table-cell table:number-columns-repeated="2" office:value-type="float" office:value="64.75">
            <text:p>6,4750E+01</text:p>
          </table:table-cell>
          <table:table-cell table:formula="of:=([.C623]-[.D62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75">
            <text:p>2,75</text:p>
          </table:table-cell>
          <table:table-cell office:value-type="float" office:value="63.8125">
            <text:p>6,3813E+01</text:p>
          </table:table-cell>
          <table:table-cell office:value-type="float" office:value="63.8125">
            <text:p>6,3813E+01</text:p>
          </table:table-cell>
          <table:table-cell table:formula="of:=([.C624]-[.D62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3">
            <text:p>6,3000E+01</text:p>
          </table:table-cell>
          <table:table-cell office:value-type="float" office:value="63">
            <text:p>6,3000E+01</text:p>
          </table:table-cell>
          <table:table-cell table:formula="of:=([.C625]-[.D62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25">
            <text:p>3,25</text:p>
          </table:table-cell>
          <table:table-cell office:value-type="float" office:value="62.3125">
            <text:p>6,2313E+01</text:p>
          </table:table-cell>
          <table:table-cell office:value-type="float" office:value="62.3125">
            <text:p>6,2313E+01</text:p>
          </table:table-cell>
          <table:table-cell table:formula="of:=([.C626]-[.D62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5">
            <text:p>3,5</text:p>
          </table:table-cell>
          <table:table-cell office:value-type="float" office:value="61.75">
            <text:p>6,1750E+01</text:p>
          </table:table-cell>
          <table:table-cell office:value-type="float" office:value="61.75">
            <text:p>6,1750E+01</text:p>
          </table:table-cell>
          <table:table-cell table:formula="of:=([.C627]-[.D62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75">
            <text:p>3,75</text:p>
          </table:table-cell>
          <table:table-cell office:value-type="float" office:value="61.3125">
            <text:p>6,1313E+01</text:p>
          </table:table-cell>
          <table:table-cell office:value-type="float" office:value="61.3125">
            <text:p>6,1313E+01</text:p>
          </table:table-cell>
          <table:table-cell table:formula="of:=([.C628]-[.D62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1">
            <text:p>6,1000E+01</text:p>
          </table:table-cell>
          <table:table-cell office:value-type="float" office:value="61">
            <text:p>6,1000E+01</text:p>
          </table:table-cell>
          <table:table-cell table:formula="of:=([.C629]-[.D62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0">
            <text:p>0</text:p>
          </table:table-cell>
          <table:table-cell office:value-type="float" office:value="85.5625">
            <text:p>8,5563E+01</text:p>
          </table:table-cell>
          <table:table-cell office:value-type="float" office:value="85.5625">
            <text:p>8,5563E+01</text:p>
          </table:table-cell>
          <table:table-cell table:formula="of:=([.C630]-[.D63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0.25">
            <text:p>0,25</text:p>
          </table:table-cell>
          <table:table-cell office:value-type="float" office:value="83.3125">
            <text:p>8,3313E+01</text:p>
          </table:table-cell>
          <table:table-cell office:value-type="float" office:value="83.3125">
            <text:p>8,3313E+01</text:p>
          </table:table-cell>
          <table:table-cell table:formula="of:=([.C631]-[.D63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0.5">
            <text:p>0,5</text:p>
          </table:table-cell>
          <table:table-cell office:value-type="float" office:value="81.1875">
            <text:p>8,1188E+01</text:p>
          </table:table-cell>
          <table:table-cell office:value-type="float" office:value="81.1875">
            <text:p>8,1188E+01</text:p>
          </table:table-cell>
          <table:table-cell table:formula="of:=([.C632]-[.D63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0.75">
            <text:p>0,75</text:p>
          </table:table-cell>
          <table:table-cell office:value-type="float" office:value="79.1875">
            <text:p>7,9188E+01</text:p>
          </table:table-cell>
          <table:table-cell office:value-type="float" office:value="79.1875">
            <text:p>7,9188E+01</text:p>
          </table:table-cell>
          <table:table-cell table:formula="of:=([.C633]-[.D63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1">
            <text:p>1</text:p>
          </table:table-cell>
          <table:table-cell office:value-type="float" office:value="77.3125">
            <text:p>7,7313E+01</text:p>
          </table:table-cell>
          <table:table-cell office:value-type="float" office:value="77.3125">
            <text:p>7,7313E+01</text:p>
          </table:table-cell>
          <table:table-cell table:formula="of:=([.C634]-[.D63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1.25">
            <text:p>1,25</text:p>
          </table:table-cell>
          <table:table-cell office:value-type="float" office:value="75.5625">
            <text:p>7,5563E+01</text:p>
          </table:table-cell>
          <table:table-cell office:value-type="float" office:value="75.5625">
            <text:p>7,5563E+01</text:p>
          </table:table-cell>
          <table:table-cell table:formula="of:=([.C635]-[.D63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1.5">
            <text:p>1,5</text:p>
          </table:table-cell>
          <table:table-cell office:value-type="float" office:value="73.9375">
            <text:p>7,3938E+01</text:p>
          </table:table-cell>
          <table:table-cell office:value-type="float" office:value="73.9375">
            <text:p>7,3938E+01</text:p>
          </table:table-cell>
          <table:table-cell table:formula="of:=([.C636]-[.D63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1.75">
            <text:p>1,75</text:p>
          </table:table-cell>
          <table:table-cell office:value-type="float" office:value="72.4375">
            <text:p>7,2438E+01</text:p>
          </table:table-cell>
          <table:table-cell office:value-type="float" office:value="72.4375">
            <text:p>7,2438E+01</text:p>
          </table:table-cell>
          <table:table-cell table:formula="of:=([.C637]-[.D63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2">
            <text:p>2</text:p>
          </table:table-cell>
          <table:table-cell office:value-type="float" office:value="71.0625">
            <text:p>7,1063E+01</text:p>
          </table:table-cell>
          <table:table-cell office:value-type="float" office:value="71.0625">
            <text:p>7,1063E+01</text:p>
          </table:table-cell>
          <table:table-cell table:formula="of:=([.C638]-[.D63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2.25">
            <text:p>2,25</text:p>
          </table:table-cell>
          <table:table-cell office:value-type="float" office:value="69.8125">
            <text:p>6,9813E+01</text:p>
          </table:table-cell>
          <table:table-cell office:value-type="float" office:value="69.8125">
            <text:p>6,9813E+01</text:p>
          </table:table-cell>
          <table:table-cell table:formula="of:=([.C639]-[.D63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2.5">
            <text:p>2,5</text:p>
          </table:table-cell>
          <table:table-cell table:number-columns-repeated="2" office:value-type="float" office:value="68.6875">
            <text:p>6,8688E+01</text:p>
          </table:table-cell>
          <table:table-cell table:formula="of:=([.C640]-[.D64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2.75">
            <text:p>2,75</text:p>
          </table:table-cell>
          <table:table-cell office:value-type="float" office:value="67.6875">
            <text:p>6,7688E+01</text:p>
          </table:table-cell>
          <table:table-cell office:value-type="float" office:value="67.6875">
            <text:p>6,7688E+01</text:p>
          </table:table-cell>
          <table:table-cell table:formula="of:=([.C641]-[.D64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3">
            <text:p>3</text:p>
          </table:table-cell>
          <table:table-cell office:value-type="float" office:value="66.8125">
            <text:p>6,6813E+01</text:p>
          </table:table-cell>
          <table:table-cell office:value-type="float" office:value="66.8125">
            <text:p>6,6813E+01</text:p>
          </table:table-cell>
          <table:table-cell table:formula="of:=([.C642]-[.D64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3.25">
            <text:p>3,25</text:p>
          </table:table-cell>
          <table:table-cell office:value-type="float" office:value="66.0625">
            <text:p>6,6063E+01</text:p>
          </table:table-cell>
          <table:table-cell office:value-type="float" office:value="66.0625">
            <text:p>6,6063E+01</text:p>
          </table:table-cell>
          <table:table-cell table:formula="of:=([.C643]-[.D64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3.5">
            <text:p>3,5</text:p>
          </table:table-cell>
          <table:table-cell office:value-type="float" office:value="65.4375">
            <text:p>6,5438E+01</text:p>
          </table:table-cell>
          <table:table-cell office:value-type="float" office:value="65.4375">
            <text:p>6,5438E+01</text:p>
          </table:table-cell>
          <table:table-cell table:formula="of:=([.C644]-[.D64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3.75">
            <text:p>3,75</text:p>
          </table:table-cell>
          <table:table-cell office:value-type="float" office:value="64.9375">
            <text:p>6,4938E+01</text:p>
          </table:table-cell>
          <table:table-cell office:value-type="float" office:value="64.9375">
            <text:p>6,4938E+01</text:p>
          </table:table-cell>
          <table:table-cell table:formula="of:=([.C645]-[.D64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4">
            <text:p>4</text:p>
          </table:table-cell>
          <table:table-cell office:value-type="float" office:value="64.5625">
            <text:p>6,4563E+01</text:p>
          </table:table-cell>
          <table:table-cell office:value-type="float" office:value="64.5625">
            <text:p>6,4563E+01</text:p>
          </table:table-cell>
          <table:table-cell table:formula="of:=([.C646]-[.D64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 office:value-type="float" office:value="90.25">
            <text:p>9,0250E+01</text:p>
          </table:table-cell>
          <table:table-cell office:value-type="float" office:value="90.25">
            <text:p>9,0250E+01</text:p>
          </table:table-cell>
          <table:table-cell table:formula="of:=([.C647]-[.D64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0.25">
            <text:p>0,25</text:p>
          </table:table-cell>
          <table:table-cell office:value-type="float" office:value="87.9375">
            <text:p>8,7938E+01</text:p>
          </table:table-cell>
          <table:table-cell office:value-type="float" office:value="87.9375">
            <text:p>8,7938E+01</text:p>
          </table:table-cell>
          <table:table-cell table:formula="of:=([.C648]-[.D64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0.5">
            <text:p>0,5</text:p>
          </table:table-cell>
          <table:table-cell office:value-type="float" office:value="85.75">
            <text:p>8,5750E+01</text:p>
          </table:table-cell>
          <table:table-cell office:value-type="float" office:value="85.75">
            <text:p>8,5750E+01</text:p>
          </table:table-cell>
          <table:table-cell table:formula="of:=([.C649]-[.D64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0.75">
            <text:p>0,75</text:p>
          </table:table-cell>
          <table:table-cell office:value-type="float" office:value="83.6875">
            <text:p>8,3688E+01</text:p>
          </table:table-cell>
          <table:table-cell office:value-type="float" office:value="83.6875">
            <text:p>8,3688E+01</text:p>
          </table:table-cell>
          <table:table-cell table:formula="of:=([.C650]-[.D65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1">
            <text:p>1</text:p>
          </table:table-cell>
          <table:table-cell office:value-type="float" office:value="81.75">
            <text:p>8,1750E+01</text:p>
          </table:table-cell>
          <table:table-cell office:value-type="float" office:value="81.75">
            <text:p>8,1750E+01</text:p>
          </table:table-cell>
          <table:table-cell table:formula="of:=([.C651]-[.D65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1.25">
            <text:p>1,25</text:p>
          </table:table-cell>
          <table:table-cell office:value-type="float" office:value="79.9375">
            <text:p>7,9938E+01</text:p>
          </table:table-cell>
          <table:table-cell office:value-type="float" office:value="79.9375">
            <text:p>7,9938E+01</text:p>
          </table:table-cell>
          <table:table-cell table:formula="of:=([.C652]-[.D65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1.5">
            <text:p>1,5</text:p>
          </table:table-cell>
          <table:table-cell office:value-type="float" office:value="78.25">
            <text:p>7,8250E+01</text:p>
          </table:table-cell>
          <table:table-cell office:value-type="float" office:value="78.25">
            <text:p>7,8250E+01</text:p>
          </table:table-cell>
          <table:table-cell table:formula="of:=([.C653]-[.D65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1.75">
            <text:p>1,75</text:p>
          </table:table-cell>
          <table:table-cell office:value-type="float" office:value="76.6875">
            <text:p>7,6688E+01</text:p>
          </table:table-cell>
          <table:table-cell office:value-type="float" office:value="76.6875">
            <text:p>7,6688E+01</text:p>
          </table:table-cell>
          <table:table-cell table:formula="of:=([.C654]-[.D65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2">
            <text:p>2</text:p>
          </table:table-cell>
          <table:table-cell office:value-type="float" office:value="75.25">
            <text:p>7,5250E+01</text:p>
          </table:table-cell>
          <table:table-cell office:value-type="float" office:value="75.25">
            <text:p>7,5250E+01</text:p>
          </table:table-cell>
          <table:table-cell table:formula="of:=([.C655]-[.D65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2.25">
            <text:p>2,25</text:p>
          </table:table-cell>
          <table:table-cell office:value-type="float" office:value="73.9375">
            <text:p>7,3938E+01</text:p>
          </table:table-cell>
          <table:table-cell office:value-type="float" office:value="73.9375">
            <text:p>7,3938E+01</text:p>
          </table:table-cell>
          <table:table-cell table:formula="of:=([.C656]-[.D65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2.5">
            <text:p>2,5</text:p>
          </table:table-cell>
          <table:table-cell office:value-type="float" office:value="72.75">
            <text:p>7,2750E+01</text:p>
          </table:table-cell>
          <table:table-cell office:value-type="float" office:value="72.75">
            <text:p>7,2750E+01</text:p>
          </table:table-cell>
          <table:table-cell table:formula="of:=([.C657]-[.D65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2.75">
            <text:p>2,75</text:p>
          </table:table-cell>
          <table:table-cell office:value-type="float" office:value="71.6875">
            <text:p>7,1688E+01</text:p>
          </table:table-cell>
          <table:table-cell office:value-type="float" office:value="71.6875">
            <text:p>7,1688E+01</text:p>
          </table:table-cell>
          <table:table-cell table:formula="of:=([.C658]-[.D65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3">
            <text:p>3</text:p>
          </table:table-cell>
          <table:table-cell office:value-type="float" office:value="70.75">
            <text:p>7,0750E+01</text:p>
          </table:table-cell>
          <table:table-cell office:value-type="float" office:value="70.75">
            <text:p>7,0750E+01</text:p>
          </table:table-cell>
          <table:table-cell table:formula="of:=([.C659]-[.D65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3.25">
            <text:p>3,25</text:p>
          </table:table-cell>
          <table:table-cell office:value-type="float" office:value="69.9375">
            <text:p>6,9938E+01</text:p>
          </table:table-cell>
          <table:table-cell office:value-type="float" office:value="69.9375">
            <text:p>6,9938E+01</text:p>
          </table:table-cell>
          <table:table-cell table:formula="of:=([.C660]-[.D66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3.5">
            <text:p>3,5</text:p>
          </table:table-cell>
          <table:table-cell office:value-type="float" office:value="69.25">
            <text:p>6,9250E+01</text:p>
          </table:table-cell>
          <table:table-cell office:value-type="float" office:value="69.25">
            <text:p>6,9250E+01</text:p>
          </table:table-cell>
          <table:table-cell table:formula="of:=([.C661]-[.D66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3.75">
            <text:p>3,75</text:p>
          </table:table-cell>
          <table:table-cell office:value-type="float" office:value="68.6875">
            <text:p>6,8688E+01</text:p>
          </table:table-cell>
          <table:table-cell office:value-type="float" office:value="68.6875">
            <text:p>6,8688E+01</text:p>
          </table:table-cell>
          <table:table-cell table:formula="of:=([.C662]-[.D66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4">
            <text:p>4</text:p>
          </table:table-cell>
          <table:table-cell office:value-type="float" office:value="68.25">
            <text:p>6,8250E+01</text:p>
          </table:table-cell>
          <table:table-cell office:value-type="float" office:value="68.25">
            <text:p>6,8250E+01</text:p>
          </table:table-cell>
          <table:table-cell table:formula="of:=([.C663]-[.D66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0">
            <text:p>0</text:p>
          </table:table-cell>
          <table:table-cell office:value-type="float" office:value="95.0625">
            <text:p>9,5063E+01</text:p>
          </table:table-cell>
          <table:table-cell office:value-type="float" office:value="95.0625">
            <text:p>9,5063E+01</text:p>
          </table:table-cell>
          <table:table-cell table:formula="of:=([.C664]-[.D66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0.25">
            <text:p>0,25</text:p>
          </table:table-cell>
          <table:table-cell office:value-type="float" office:value="92.6875">
            <text:p>9,2688E+01</text:p>
          </table:table-cell>
          <table:table-cell office:value-type="float" office:value="92.6875">
            <text:p>9,2688E+01</text:p>
          </table:table-cell>
          <table:table-cell table:formula="of:=([.C665]-[.D66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0.5">
            <text:p>0,5</text:p>
          </table:table-cell>
          <table:table-cell office:value-type="float" office:value="90.4375">
            <text:p>9,0438E+01</text:p>
          </table:table-cell>
          <table:table-cell office:value-type="float" office:value="90.4375">
            <text:p>9,0438E+01</text:p>
          </table:table-cell>
          <table:table-cell table:formula="of:=([.C666]-[.D66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0.75">
            <text:p>0,75</text:p>
          </table:table-cell>
          <table:table-cell office:value-type="float" office:value="88.3125">
            <text:p>8,8313E+01</text:p>
          </table:table-cell>
          <table:table-cell office:value-type="float" office:value="88.3125">
            <text:p>8,8313E+01</text:p>
          </table:table-cell>
          <table:table-cell table:formula="of:=([.C667]-[.D66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1">
            <text:p>1</text:p>
          </table:table-cell>
          <table:table-cell office:value-type="float" office:value="86.3125000000001">
            <text:p>8,6313E+01</text:p>
          </table:table-cell>
          <table:table-cell office:value-type="float" office:value="86.3125">
            <text:p>8,6313E+01</text:p>
          </table:table-cell>
          <table:table-cell table:formula="of:=([.C668]-[.D66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1.25">
            <text:p>1,25</text:p>
          </table:table-cell>
          <table:table-cell office:value-type="float" office:value="84.4375000000001">
            <text:p>8,4438E+01</text:p>
          </table:table-cell>
          <table:table-cell office:value-type="float" office:value="84.4375">
            <text:p>8,4438E+01</text:p>
          </table:table-cell>
          <table:table-cell table:formula="of:=([.C669]-[.D66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1.5">
            <text:p>1,5</text:p>
          </table:table-cell>
          <table:table-cell office:value-type="float" office:value="82.6875">
            <text:p>8,2688E+01</text:p>
          </table:table-cell>
          <table:table-cell office:value-type="float" office:value="82.6875">
            <text:p>8,2688E+01</text:p>
          </table:table-cell>
          <table:table-cell table:formula="of:=([.C670]-[.D67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1.75">
            <text:p>1,75</text:p>
          </table:table-cell>
          <table:table-cell office:value-type="float" office:value="81.0625">
            <text:p>8,1063E+01</text:p>
          </table:table-cell>
          <table:table-cell office:value-type="float" office:value="81.0625">
            <text:p>8,1063E+01</text:p>
          </table:table-cell>
          <table:table-cell table:formula="of:=([.C671]-[.D67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2">
            <text:p>2</text:p>
          </table:table-cell>
          <table:table-cell office:value-type="float" office:value="79.5625">
            <text:p>7,9563E+01</text:p>
          </table:table-cell>
          <table:table-cell office:value-type="float" office:value="79.5625">
            <text:p>7,9563E+01</text:p>
          </table:table-cell>
          <table:table-cell table:formula="of:=([.C672]-[.D67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2.25">
            <text:p>2,25</text:p>
          </table:table-cell>
          <table:table-cell office:value-type="float" office:value="78.1875">
            <text:p>7,8188E+01</text:p>
          </table:table-cell>
          <table:table-cell office:value-type="float" office:value="78.1875">
            <text:p>7,8188E+01</text:p>
          </table:table-cell>
          <table:table-cell table:formula="of:=([.C673]-[.D67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2.5">
            <text:p>2,5</text:p>
          </table:table-cell>
          <table:table-cell office:value-type="float" office:value="76.9375">
            <text:p>7,6938E+01</text:p>
          </table:table-cell>
          <table:table-cell office:value-type="float" office:value="76.9375">
            <text:p>7,6938E+01</text:p>
          </table:table-cell>
          <table:table-cell table:formula="of:=([.C674]-[.D67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2.75">
            <text:p>2,75</text:p>
          </table:table-cell>
          <table:table-cell office:value-type="float" office:value="75.8125">
            <text:p>7,5813E+01</text:p>
          </table:table-cell>
          <table:table-cell office:value-type="float" office:value="75.8125">
            <text:p>7,5813E+01</text:p>
          </table:table-cell>
          <table:table-cell table:formula="of:=([.C675]-[.D67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3">
            <text:p>3</text:p>
          </table:table-cell>
          <table:table-cell office:value-type="float" office:value="74.8125">
            <text:p>7,4813E+01</text:p>
          </table:table-cell>
          <table:table-cell office:value-type="float" office:value="74.8125">
            <text:p>7,4813E+01</text:p>
          </table:table-cell>
          <table:table-cell table:formula="of:=([.C676]-[.D67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3.25">
            <text:p>3,25</text:p>
          </table:table-cell>
          <table:table-cell office:value-type="float" office:value="73.9375">
            <text:p>7,3938E+01</text:p>
          </table:table-cell>
          <table:table-cell office:value-type="float" office:value="73.9375">
            <text:p>7,3938E+01</text:p>
          </table:table-cell>
          <table:table-cell table:formula="of:=([.C677]-[.D67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3.5">
            <text:p>3,5</text:p>
          </table:table-cell>
          <table:table-cell office:value-type="float" office:value="73.1875">
            <text:p>7,3188E+01</text:p>
          </table:table-cell>
          <table:table-cell office:value-type="float" office:value="73.1875">
            <text:p>7,3188E+01</text:p>
          </table:table-cell>
          <table:table-cell table:formula="of:=([.C678]-[.D67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3.75">
            <text:p>3,75</text:p>
          </table:table-cell>
          <table:table-cell office:value-type="float" office:value="72.5625">
            <text:p>7,2563E+01</text:p>
          </table:table-cell>
          <table:table-cell office:value-type="float" office:value="72.5625">
            <text:p>7,2563E+01</text:p>
          </table:table-cell>
          <table:table-cell table:formula="of:=([.C679]-[.D67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4">
            <text:p>4</text:p>
          </table:table-cell>
          <table:table-cell office:value-type="float" office:value="72.0625">
            <text:p>7,2063E+01</text:p>
          </table:table-cell>
          <table:table-cell office:value-type="float" office:value="72.0625">
            <text:p>7,2063E+01</text:p>
          </table:table-cell>
          <table:table-cell table:formula="of:=([.C680]-[.D68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">
            <text:p>1,0000E+02</text:p>
          </table:table-cell>
          <table:table-cell office:value-type="float" office:value="100">
            <text:p>1,0000E+02</text:p>
          </table:table-cell>
          <table:table-cell table:formula="of:=([.C681]-[.D68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25">
            <text:p>0,25</text:p>
          </table:table-cell>
          <table:table-cell office:value-type="float" office:value="97.5625">
            <text:p>9,7563E+01</text:p>
          </table:table-cell>
          <table:table-cell office:value-type="float" office:value="97.5625">
            <text:p>9,7563E+01</text:p>
          </table:table-cell>
          <table:table-cell table:formula="of:=([.C682]-[.D68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">
            <text:p>0,5</text:p>
          </table:table-cell>
          <table:table-cell office:value-type="float" office:value="95.2500000000001">
            <text:p>9,5250E+01</text:p>
          </table:table-cell>
          <table:table-cell office:value-type="float" office:value="95.25">
            <text:p>9,5250E+01</text:p>
          </table:table-cell>
          <table:table-cell table:formula="of:=([.C683]-[.D68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75">
            <text:p>0,75</text:p>
          </table:table-cell>
          <table:table-cell office:value-type="float" office:value="93.0625000000001">
            <text:p>9,3063E+01</text:p>
          </table:table-cell>
          <table:table-cell office:value-type="float" office:value="93.0625">
            <text:p>9,3063E+01</text:p>
          </table:table-cell>
          <table:table-cell table:formula="of:=([.C684]-[.D68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1.0000000000001">
            <text:p>9,1000E+01</text:p>
          </table:table-cell>
          <table:table-cell office:value-type="float" office:value="91">
            <text:p>9,1000E+01</text:p>
          </table:table-cell>
          <table:table-cell table:formula="of:=([.C685]-[.D68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25">
            <text:p>1,25</text:p>
          </table:table-cell>
          <table:table-cell office:value-type="float" office:value="89.0625000000001">
            <text:p>8,9063E+01</text:p>
          </table:table-cell>
          <table:table-cell office:value-type="float" office:value="89.0625">
            <text:p>8,9063E+01</text:p>
          </table:table-cell>
          <table:table-cell table:formula="of:=([.C686]-[.D68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5">
            <text:p>1,5</text:p>
          </table:table-cell>
          <table:table-cell office:value-type="float" office:value="87.2500000000001">
            <text:p>8,7250E+01</text:p>
          </table:table-cell>
          <table:table-cell office:value-type="float" office:value="87.25">
            <text:p>8,7250E+01</text:p>
          </table:table-cell>
          <table:table-cell table:formula="of:=([.C687]-[.D68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75">
            <text:p>1,75</text:p>
          </table:table-cell>
          <table:table-cell office:value-type="float" office:value="85.5625000000001">
            <text:p>8,5563E+01</text:p>
          </table:table-cell>
          <table:table-cell office:value-type="float" office:value="85.5625">
            <text:p>8,5563E+01</text:p>
          </table:table-cell>
          <table:table-cell table:formula="of:=([.C688]-[.D68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4.0000000000001">
            <text:p>8,4000E+01</text:p>
          </table:table-cell>
          <table:table-cell office:value-type="float" office:value="84">
            <text:p>8,4000E+01</text:p>
          </table:table-cell>
          <table:table-cell table:formula="of:=([.C689]-[.D68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25">
            <text:p>2,25</text:p>
          </table:table-cell>
          <table:table-cell office:value-type="float" office:value="82.5625000000001">
            <text:p>8,2563E+01</text:p>
          </table:table-cell>
          <table:table-cell office:value-type="float" office:value="82.5625">
            <text:p>8,2563E+01</text:p>
          </table:table-cell>
          <table:table-cell table:formula="of:=([.C690]-[.D69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 office:value-type="float" office:value="81.25">
            <text:p>8,1250E+01</text:p>
          </table:table-cell>
          <table:table-cell office:value-type="float" office:value="81.25">
            <text:p>8,1250E+01</text:p>
          </table:table-cell>
          <table:table-cell table:formula="of:=([.C691]-[.D69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75">
            <text:p>2,75</text:p>
          </table:table-cell>
          <table:table-cell office:value-type="float" office:value="80.0625">
            <text:p>8,0063E+01</text:p>
          </table:table-cell>
          <table:table-cell office:value-type="float" office:value="80.0625">
            <text:p>8,0063E+01</text:p>
          </table:table-cell>
          <table:table-cell table:formula="of:=([.C692]-[.D69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9">
            <text:p>7,9000E+01</text:p>
          </table:table-cell>
          <table:table-cell office:value-type="float" office:value="79">
            <text:p>7,9000E+01</text:p>
          </table:table-cell>
          <table:table-cell table:formula="of:=([.C693]-[.D69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25">
            <text:p>3,25</text:p>
          </table:table-cell>
          <table:table-cell office:value-type="float" office:value="78.0625">
            <text:p>7,8063E+01</text:p>
          </table:table-cell>
          <table:table-cell office:value-type="float" office:value="78.0625">
            <text:p>7,8063E+01</text:p>
          </table:table-cell>
          <table:table-cell table:formula="of:=([.C694]-[.D69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 office:value-type="float" office:value="77.25">
            <text:p>7,7250E+01</text:p>
          </table:table-cell>
          <table:table-cell office:value-type="float" office:value="77.25">
            <text:p>7,7250E+01</text:p>
          </table:table-cell>
          <table:table-cell table:formula="of:=([.C695]-[.D69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75">
            <text:p>3,75</text:p>
          </table:table-cell>
          <table:table-cell office:value-type="float" office:value="76.5625">
            <text:p>7,6563E+01</text:p>
          </table:table-cell>
          <table:table-cell office:value-type="float" office:value="76.5625">
            <text:p>7,6563E+01</text:p>
          </table:table-cell>
          <table:table-cell table:formula="of:=([.C696]-[.D69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6">
            <text:p>7,6000E+01</text:p>
          </table:table-cell>
          <table:table-cell office:value-type="float" office:value="76">
            <text:p>7,6000E+01</text:p>
          </table:table-cell>
          <table:table-cell table:formula="of:=([.C697]-[.D69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0">
            <text:p>0</text:p>
          </table:table-cell>
          <table:table-cell table:number-columns-repeated="2" office:value-type="float" office:value="105.0625">
            <text:p>1,0506E+02</text:p>
          </table:table-cell>
          <table:table-cell table:formula="of:=([.C698]-[.D69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102.5625">
            <text:p>1,0256E+02</text:p>
          </table:table-cell>
          <table:table-cell table:formula="of:=([.C699]-[.D69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0.5">
            <text:p>0,5</text:p>
          </table:table-cell>
          <table:table-cell office:value-type="float" office:value="100.1875">
            <text:p>1,0019E+02</text:p>
          </table:table-cell>
          <table:table-cell office:value-type="float" office:value="100.1875">
            <text:p>1,0019E+02</text:p>
          </table:table-cell>
          <table:table-cell table:formula="of:=([.C700]-[.D70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0.75">
            <text:p>0,75</text:p>
          </table:table-cell>
          <table:table-cell office:value-type="float" office:value="97.9375">
            <text:p>9,7938E+01</text:p>
          </table:table-cell>
          <table:table-cell office:value-type="float" office:value="97.9375">
            <text:p>9,7938E+01</text:p>
          </table:table-cell>
          <table:table-cell table:formula="of:=([.C701]-[.D70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1">
            <text:p>1</text:p>
          </table:table-cell>
          <table:table-cell office:value-type="float" office:value="95.8125000000001">
            <text:p>9,5813E+01</text:p>
          </table:table-cell>
          <table:table-cell office:value-type="float" office:value="95.8125">
            <text:p>9,5813E+01</text:p>
          </table:table-cell>
          <table:table-cell table:formula="of:=([.C702]-[.D70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1.25">
            <text:p>1,25</text:p>
          </table:table-cell>
          <table:table-cell office:value-type="float" office:value="93.8125000000001">
            <text:p>9,3813E+01</text:p>
          </table:table-cell>
          <table:table-cell office:value-type="float" office:value="93.8125">
            <text:p>9,3813E+01</text:p>
          </table:table-cell>
          <table:table-cell table:formula="of:=([.C703]-[.D70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1.5">
            <text:p>1,5</text:p>
          </table:table-cell>
          <table:table-cell office:value-type="float" office:value="91.9375000000001">
            <text:p>9,1938E+01</text:p>
          </table:table-cell>
          <table:table-cell office:value-type="float" office:value="91.9375">
            <text:p>9,1938E+01</text:p>
          </table:table-cell>
          <table:table-cell table:formula="of:=([.C704]-[.D70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1.75">
            <text:p>1,75</text:p>
          </table:table-cell>
          <table:table-cell office:value-type="float" office:value="90.1875000000001">
            <text:p>9,0188E+01</text:p>
          </table:table-cell>
          <table:table-cell office:value-type="float" office:value="90.1875">
            <text:p>9,0188E+01</text:p>
          </table:table-cell>
          <table:table-cell table:formula="of:=([.C705]-[.D70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2">
            <text:p>2</text:p>
          </table:table-cell>
          <table:table-cell office:value-type="float" office:value="88.5625">
            <text:p>8,8563E+01</text:p>
          </table:table-cell>
          <table:table-cell office:value-type="float" office:value="88.5625">
            <text:p>8,8563E+01</text:p>
          </table:table-cell>
          <table:table-cell table:formula="of:=([.C706]-[.D70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2.25">
            <text:p>2,25</text:p>
          </table:table-cell>
          <table:table-cell office:value-type="float" office:value="87.0625">
            <text:p>8,7063E+01</text:p>
          </table:table-cell>
          <table:table-cell office:value-type="float" office:value="87.0625">
            <text:p>8,7063E+01</text:p>
          </table:table-cell>
          <table:table-cell table:formula="of:=([.C707]-[.D70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2.5">
            <text:p>2,5</text:p>
          </table:table-cell>
          <table:table-cell office:value-type="float" office:value="85.6875">
            <text:p>8,5688E+01</text:p>
          </table:table-cell>
          <table:table-cell office:value-type="float" office:value="85.6875">
            <text:p>8,5688E+01</text:p>
          </table:table-cell>
          <table:table-cell table:formula="of:=([.C708]-[.D70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2.75">
            <text:p>2,75</text:p>
          </table:table-cell>
          <table:table-cell office:value-type="float" office:value="84.4375">
            <text:p>8,4438E+01</text:p>
          </table:table-cell>
          <table:table-cell office:value-type="float" office:value="84.4375">
            <text:p>8,4438E+01</text:p>
          </table:table-cell>
          <table:table-cell table:formula="of:=([.C709]-[.D70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3">
            <text:p>3</text:p>
          </table:table-cell>
          <table:table-cell office:value-type="float" office:value="83.3125">
            <text:p>8,3313E+01</text:p>
          </table:table-cell>
          <table:table-cell office:value-type="float" office:value="83.3125">
            <text:p>8,3313E+01</text:p>
          </table:table-cell>
          <table:table-cell table:formula="of:=([.C710]-[.D71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3.25">
            <text:p>3,25</text:p>
          </table:table-cell>
          <table:table-cell office:value-type="float" office:value="82.3125">
            <text:p>8,2313E+01</text:p>
          </table:table-cell>
          <table:table-cell office:value-type="float" office:value="82.3125">
            <text:p>8,2313E+01</text:p>
          </table:table-cell>
          <table:table-cell table:formula="of:=([.C711]-[.D71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3.5">
            <text:p>3,5</text:p>
          </table:table-cell>
          <table:table-cell office:value-type="float" office:value="81.4375">
            <text:p>8,1438E+01</text:p>
          </table:table-cell>
          <table:table-cell office:value-type="float" office:value="81.4375">
            <text:p>8,1438E+01</text:p>
          </table:table-cell>
          <table:table-cell table:formula="of:=([.C712]-[.D71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3.75">
            <text:p>3,75</text:p>
          </table:table-cell>
          <table:table-cell office:value-type="float" office:value="80.6875000000001">
            <text:p>8,0688E+01</text:p>
          </table:table-cell>
          <table:table-cell office:value-type="float" office:value="80.6875">
            <text:p>8,0688E+01</text:p>
          </table:table-cell>
          <table:table-cell table:formula="of:=([.C713]-[.D71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4">
            <text:p>4</text:p>
          </table:table-cell>
          <table:table-cell office:value-type="float" office:value="80.0625">
            <text:p>8,0063E+01</text:p>
          </table:table-cell>
          <table:table-cell office:value-type="float" office:value="80.0625">
            <text:p>8,0063E+01</text:p>
          </table:table-cell>
          <table:table-cell table:formula="of:=([.C714]-[.D71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0">
            <text:p>0</text:p>
          </table:table-cell>
          <table:table-cell table:number-columns-repeated="2" office:value-type="float" office:value="110.25">
            <text:p>1,1025E+02</text:p>
          </table:table-cell>
          <table:table-cell table:formula="of:=([.C715]-[.D71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107.6875">
            <text:p>1,0769E+02</text:p>
          </table:table-cell>
          <table:table-cell table:formula="of:=([.C716]-[.D71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0.5">
            <text:p>0,5</text:p>
          </table:table-cell>
          <table:table-cell office:value-type="float" office:value="105.25">
            <text:p>1,0525E+02</text:p>
          </table:table-cell>
          <table:table-cell office:value-type="float" office:value="105.25">
            <text:p>1,0525E+02</text:p>
          </table:table-cell>
          <table:table-cell table:formula="of:=([.C717]-[.D71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0.75">
            <text:p>0,75</text:p>
          </table:table-cell>
          <table:table-cell office:value-type="float" office:value="102.9375">
            <text:p>1,0294E+02</text:p>
          </table:table-cell>
          <table:table-cell office:value-type="float" office:value="102.9375">
            <text:p>1,0294E+02</text:p>
          </table:table-cell>
          <table:table-cell table:formula="of:=([.C718]-[.D71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1">
            <text:p>1</text:p>
          </table:table-cell>
          <table:table-cell office:value-type="float" office:value="100.75">
            <text:p>1,0075E+02</text:p>
          </table:table-cell>
          <table:table-cell office:value-type="float" office:value="100.75">
            <text:p>1,0075E+02</text:p>
          </table:table-cell>
          <table:table-cell table:formula="of:=([.C719]-[.D71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1.25">
            <text:p>1,25</text:p>
          </table:table-cell>
          <table:table-cell office:value-type="float" office:value="98.6875">
            <text:p>9,8688E+01</text:p>
          </table:table-cell>
          <table:table-cell office:value-type="float" office:value="98.6875">
            <text:p>9,8688E+01</text:p>
          </table:table-cell>
          <table:table-cell table:formula="of:=([.C720]-[.D72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1.5">
            <text:p>1,5</text:p>
          </table:table-cell>
          <table:table-cell office:value-type="float" office:value="96.75">
            <text:p>9,6750E+01</text:p>
          </table:table-cell>
          <table:table-cell office:value-type="float" office:value="96.75">
            <text:p>9,6750E+01</text:p>
          </table:table-cell>
          <table:table-cell table:formula="of:=([.C721]-[.D72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1.75">
            <text:p>1,75</text:p>
          </table:table-cell>
          <table:table-cell office:value-type="float" office:value="94.9375">
            <text:p>9,4938E+01</text:p>
          </table:table-cell>
          <table:table-cell office:value-type="float" office:value="94.9375">
            <text:p>9,4938E+01</text:p>
          </table:table-cell>
          <table:table-cell table:formula="of:=([.C722]-[.D72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2">
            <text:p>2</text:p>
          </table:table-cell>
          <table:table-cell office:value-type="float" office:value="93.25">
            <text:p>9,3250E+01</text:p>
          </table:table-cell>
          <table:table-cell office:value-type="float" office:value="93.25">
            <text:p>9,3250E+01</text:p>
          </table:table-cell>
          <table:table-cell table:formula="of:=([.C723]-[.D72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2.25">
            <text:p>2,25</text:p>
          </table:table-cell>
          <table:table-cell office:value-type="float" office:value="91.6875">
            <text:p>9,1688E+01</text:p>
          </table:table-cell>
          <table:table-cell office:value-type="float" office:value="91.6875">
            <text:p>9,1688E+01</text:p>
          </table:table-cell>
          <table:table-cell table:formula="of:=([.C724]-[.D72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2.5">
            <text:p>2,5</text:p>
          </table:table-cell>
          <table:table-cell office:value-type="float" office:value="90.25">
            <text:p>9,0250E+01</text:p>
          </table:table-cell>
          <table:table-cell office:value-type="float" office:value="90.25">
            <text:p>9,0250E+01</text:p>
          </table:table-cell>
          <table:table-cell table:formula="of:=([.C725]-[.D72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2.75">
            <text:p>2,75</text:p>
          </table:table-cell>
          <table:table-cell office:value-type="float" office:value="88.9375">
            <text:p>8,8938E+01</text:p>
          </table:table-cell>
          <table:table-cell office:value-type="float" office:value="88.9375">
            <text:p>8,8938E+01</text:p>
          </table:table-cell>
          <table:table-cell table:formula="of:=([.C726]-[.D72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3">
            <text:p>3</text:p>
          </table:table-cell>
          <table:table-cell office:value-type="float" office:value="87.7500000000001">
            <text:p>8,7750E+01</text:p>
          </table:table-cell>
          <table:table-cell office:value-type="float" office:value="87.75">
            <text:p>8,7750E+01</text:p>
          </table:table-cell>
          <table:table-cell table:formula="of:=([.C727]-[.D72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3.25">
            <text:p>3,25</text:p>
          </table:table-cell>
          <table:table-cell office:value-type="float" office:value="86.6875000000001">
            <text:p>8,6688E+01</text:p>
          </table:table-cell>
          <table:table-cell office:value-type="float" office:value="86.6875">
            <text:p>8,6688E+01</text:p>
          </table:table-cell>
          <table:table-cell table:formula="of:=([.C728]-[.D72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3.5">
            <text:p>3,5</text:p>
          </table:table-cell>
          <table:table-cell office:value-type="float" office:value="85.7500000000001">
            <text:p>8,5750E+01</text:p>
          </table:table-cell>
          <table:table-cell office:value-type="float" office:value="85.75">
            <text:p>8,5750E+01</text:p>
          </table:table-cell>
          <table:table-cell table:formula="of:=([.C729]-[.D72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3.75">
            <text:p>3,75</text:p>
          </table:table-cell>
          <table:table-cell office:value-type="float" office:value="84.9375">
            <text:p>8,4938E+01</text:p>
          </table:table-cell>
          <table:table-cell office:value-type="float" office:value="84.9375">
            <text:p>8,4938E+01</text:p>
          </table:table-cell>
          <table:table-cell table:formula="of:=([.C730]-[.D73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4">
            <text:p>4</text:p>
          </table:table-cell>
          <table:table-cell office:value-type="float" office:value="84.25">
            <text:p>8,4250E+01</text:p>
          </table:table-cell>
          <table:table-cell office:value-type="float" office:value="84.25">
            <text:p>8,4250E+01</text:p>
          </table:table-cell>
          <table:table-cell table:formula="of:=([.C731]-[.D73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0">
            <text:p>0</text:p>
          </table:table-cell>
          <table:table-cell office:value-type="float" office:value="115.5625">
            <text:p>1,1556E+02</text:p>
          </table:table-cell>
          <table:table-cell office:value-type="float" office:value="115.5625">
            <text:p>1,1556E+02</text:p>
          </table:table-cell>
          <table:table-cell table:formula="of:=([.C732]-[.D73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0.25">
            <text:p>0,25</text:p>
          </table:table-cell>
          <table:table-cell office:value-type="float" office:value="112.9375">
            <text:p>1,1294E+02</text:p>
          </table:table-cell>
          <table:table-cell office:value-type="float" office:value="112.9375">
            <text:p>1,1294E+02</text:p>
          </table:table-cell>
          <table:table-cell table:formula="of:=([.C733]-[.D73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0.5">
            <text:p>0,5</text:p>
          </table:table-cell>
          <table:table-cell office:value-type="float" office:value="110.4375">
            <text:p>1,1044E+02</text:p>
          </table:table-cell>
          <table:table-cell office:value-type="float" office:value="110.4375">
            <text:p>1,1044E+02</text:p>
          </table:table-cell>
          <table:table-cell table:formula="of:=([.C734]-[.D73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0.75">
            <text:p>0,75</text:p>
          </table:table-cell>
          <table:table-cell office:value-type="float" office:value="108.0625">
            <text:p>1,0806E+02</text:p>
          </table:table-cell>
          <table:table-cell office:value-type="float" office:value="108.0625">
            <text:p>1,0806E+02</text:p>
          </table:table-cell>
          <table:table-cell table:formula="of:=([.C735]-[.D73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1">
            <text:p>1</text:p>
          </table:table-cell>
          <table:table-cell office:value-type="float" office:value="105.8125">
            <text:p>1,0581E+02</text:p>
          </table:table-cell>
          <table:table-cell office:value-type="float" office:value="105.8125">
            <text:p>1,0581E+02</text:p>
          </table:table-cell>
          <table:table-cell table:formula="of:=([.C736]-[.D73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1.25">
            <text:p>1,25</text:p>
          </table:table-cell>
          <table:table-cell office:value-type="float" office:value="103.6875">
            <text:p>1,0369E+02</text:p>
          </table:table-cell>
          <table:table-cell office:value-type="float" office:value="103.6875">
            <text:p>1,0369E+02</text:p>
          </table:table-cell>
          <table:table-cell table:formula="of:=([.C737]-[.D73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1.5">
            <text:p>1,5</text:p>
          </table:table-cell>
          <table:table-cell office:value-type="float" office:value="101.6875">
            <text:p>1,0169E+02</text:p>
          </table:table-cell>
          <table:table-cell office:value-type="float" office:value="101.6875">
            <text:p>1,0169E+02</text:p>
          </table:table-cell>
          <table:table-cell table:formula="of:=([.C738]-[.D73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1.75">
            <text:p>1,75</text:p>
          </table:table-cell>
          <table:table-cell office:value-type="float" office:value="99.8125">
            <text:p>9,9813E+01</text:p>
          </table:table-cell>
          <table:table-cell office:value-type="float" office:value="99.8125">
            <text:p>9,9813E+01</text:p>
          </table:table-cell>
          <table:table-cell table:formula="of:=([.C739]-[.D73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2">
            <text:p>2</text:p>
          </table:table-cell>
          <table:table-cell office:value-type="float" office:value="98.0625">
            <text:p>9,8063E+01</text:p>
          </table:table-cell>
          <table:table-cell office:value-type="float" office:value="98.0625">
            <text:p>9,8063E+01</text:p>
          </table:table-cell>
          <table:table-cell table:formula="of:=([.C740]-[.D74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2.25">
            <text:p>2,25</text:p>
          </table:table-cell>
          <table:table-cell office:value-type="float" office:value="96.4375">
            <text:p>9,6438E+01</text:p>
          </table:table-cell>
          <table:table-cell office:value-type="float" office:value="96.4375">
            <text:p>9,6438E+01</text:p>
          </table:table-cell>
          <table:table-cell table:formula="of:=([.C741]-[.D74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2.5">
            <text:p>2,5</text:p>
          </table:table-cell>
          <table:table-cell office:value-type="float" office:value="94.9375">
            <text:p>9,4938E+01</text:p>
          </table:table-cell>
          <table:table-cell office:value-type="float" office:value="94.9375">
            <text:p>9,4938E+01</text:p>
          </table:table-cell>
          <table:table-cell table:formula="of:=([.C742]-[.D74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2.75">
            <text:p>2,75</text:p>
          </table:table-cell>
          <table:table-cell office:value-type="float" office:value="93.5625">
            <text:p>9,3563E+01</text:p>
          </table:table-cell>
          <table:table-cell office:value-type="float" office:value="93.5625">
            <text:p>9,3563E+01</text:p>
          </table:table-cell>
          <table:table-cell table:formula="of:=([.C743]-[.D74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3">
            <text:p>3</text:p>
          </table:table-cell>
          <table:table-cell office:value-type="float" office:value="92.3125">
            <text:p>9,2313E+01</text:p>
          </table:table-cell>
          <table:table-cell office:value-type="float" office:value="92.3125">
            <text:p>9,2313E+01</text:p>
          </table:table-cell>
          <table:table-cell table:formula="of:=([.C744]-[.D74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3.25">
            <text:p>3,25</text:p>
          </table:table-cell>
          <table:table-cell office:value-type="float" office:value="91.1875">
            <text:p>9,1188E+01</text:p>
          </table:table-cell>
          <table:table-cell office:value-type="float" office:value="91.1875">
            <text:p>9,1188E+01</text:p>
          </table:table-cell>
          <table:table-cell table:formula="of:=([.C745]-[.D74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3.5">
            <text:p>3,5</text:p>
          </table:table-cell>
          <table:table-cell office:value-type="float" office:value="90.1875">
            <text:p>9,0188E+01</text:p>
          </table:table-cell>
          <table:table-cell office:value-type="float" office:value="90.1875">
            <text:p>9,0188E+01</text:p>
          </table:table-cell>
          <table:table-cell table:formula="of:=([.C746]-[.D74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3.75">
            <text:p>3,75</text:p>
          </table:table-cell>
          <table:table-cell office:value-type="float" office:value="89.3125000000001">
            <text:p>8,9313E+01</text:p>
          </table:table-cell>
          <table:table-cell office:value-type="float" office:value="89.3125">
            <text:p>8,9313E+01</text:p>
          </table:table-cell>
          <table:table-cell table:formula="of:=([.C747]-[.D74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4">
            <text:p>4</text:p>
          </table:table-cell>
          <table:table-cell office:value-type="float" office:value="88.5625">
            <text:p>8,8563E+01</text:p>
          </table:table-cell>
          <table:table-cell office:value-type="float" office:value="88.5625">
            <text:p>8,8563E+01</text:p>
          </table:table-cell>
          <table:table-cell table:formula="of:=([.C748]-[.D74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21">
            <text:p>1,2100E+02</text:p>
          </table:table-cell>
          <table:table-cell office:value-type="float" office:value="121">
            <text:p>1,2100E+02</text:p>
          </table:table-cell>
          <table:table-cell table:formula="of:=([.C749]-[.D74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25">
            <text:p>0,25</text:p>
          </table:table-cell>
          <table:table-cell office:value-type="float" office:value="118.3125">
            <text:p>1,1831E+02</text:p>
          </table:table-cell>
          <table:table-cell office:value-type="float" office:value="118.3125">
            <text:p>1,1831E+02</text:p>
          </table:table-cell>
          <table:table-cell table:formula="of:=([.C750]-[.D75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5">
            <text:p>0,5</text:p>
          </table:table-cell>
          <table:table-cell office:value-type="float" office:value="115.75">
            <text:p>1,1575E+02</text:p>
          </table:table-cell>
          <table:table-cell office:value-type="float" office:value="115.75">
            <text:p>1,1575E+02</text:p>
          </table:table-cell>
          <table:table-cell table:formula="of:=([.C751]-[.D75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75">
            <text:p>0,75</text:p>
          </table:table-cell>
          <table:table-cell office:value-type="float" office:value="113.3125">
            <text:p>1,1331E+02</text:p>
          </table:table-cell>
          <table:table-cell office:value-type="float" office:value="113.3125">
            <text:p>1,1331E+02</text:p>
          </table:table-cell>
          <table:table-cell table:formula="of:=([.C752]-[.D75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1">
            <text:p>1,1100E+02</text:p>
          </table:table-cell>
          <table:table-cell office:value-type="float" office:value="111">
            <text:p>1,1100E+02</text:p>
          </table:table-cell>
          <table:table-cell table:formula="of:=([.C753]-[.D75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25">
            <text:p>1,25</text:p>
          </table:table-cell>
          <table:table-cell office:value-type="float" office:value="108.8125">
            <text:p>1,0881E+02</text:p>
          </table:table-cell>
          <table:table-cell office:value-type="float" office:value="108.8125">
            <text:p>1,0881E+02</text:p>
          </table:table-cell>
          <table:table-cell table:formula="of:=([.C754]-[.D75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5">
            <text:p>1,5</text:p>
          </table:table-cell>
          <table:table-cell office:value-type="float" office:value="106.75">
            <text:p>1,0675E+02</text:p>
          </table:table-cell>
          <table:table-cell office:value-type="float" office:value="106.75">
            <text:p>1,0675E+02</text:p>
          </table:table-cell>
          <table:table-cell table:formula="of:=([.C755]-[.D75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75">
            <text:p>1,75</text:p>
          </table:table-cell>
          <table:table-cell office:value-type="float" office:value="104.8125">
            <text:p>1,0481E+02</text:p>
          </table:table-cell>
          <table:table-cell office:value-type="float" office:value="104.8125">
            <text:p>1,0481E+02</text:p>
          </table:table-cell>
          <table:table-cell table:formula="of:=([.C756]-[.D75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03">
            <text:p>1,0300E+02</text:p>
          </table:table-cell>
          <table:table-cell office:value-type="float" office:value="103">
            <text:p>1,0300E+02</text:p>
          </table:table-cell>
          <table:table-cell table:formula="of:=([.C757]-[.D75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25">
            <text:p>2,25</text:p>
          </table:table-cell>
          <table:table-cell office:value-type="float" office:value="101.3125">
            <text:p>1,0131E+02</text:p>
          </table:table-cell>
          <table:table-cell office:value-type="float" office:value="101.3125">
            <text:p>1,0131E+02</text:p>
          </table:table-cell>
          <table:table-cell table:formula="of:=([.C758]-[.D75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,5</text:p>
          </table:table-cell>
          <table:table-cell office:value-type="float" office:value="99.75">
            <text:p>9,9750E+01</text:p>
          </table:table-cell>
          <table:table-cell office:value-type="float" office:value="99.75">
            <text:p>9,9750E+01</text:p>
          </table:table-cell>
          <table:table-cell table:formula="of:=([.C759]-[.D75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75">
            <text:p>2,75</text:p>
          </table:table-cell>
          <table:table-cell office:value-type="float" office:value="98.3125">
            <text:p>9,8313E+01</text:p>
          </table:table-cell>
          <table:table-cell office:value-type="float" office:value="98.3125">
            <text:p>9,8313E+01</text:p>
          </table:table-cell>
          <table:table-cell table:formula="of:=([.C760]-[.D76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97">
            <text:p>9,7000E+01</text:p>
          </table:table-cell>
          <table:table-cell office:value-type="float" office:value="97">
            <text:p>9,7000E+01</text:p>
          </table:table-cell>
          <table:table-cell table:formula="of:=([.C761]-[.D76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25">
            <text:p>3,25</text:p>
          </table:table-cell>
          <table:table-cell office:value-type="float" office:value="95.8125">
            <text:p>9,5813E+01</text:p>
          </table:table-cell>
          <table:table-cell office:value-type="float" office:value="95.8125">
            <text:p>9,5813E+01</text:p>
          </table:table-cell>
          <table:table-cell table:formula="of:=([.C762]-[.D76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5">
            <text:p>3,5</text:p>
          </table:table-cell>
          <table:table-cell office:value-type="float" office:value="94.7500000000001">
            <text:p>9,4750E+01</text:p>
          </table:table-cell>
          <table:table-cell office:value-type="float" office:value="94.75">
            <text:p>9,4750E+01</text:p>
          </table:table-cell>
          <table:table-cell table:formula="of:=([.C763]-[.D76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75">
            <text:p>3,75</text:p>
          </table:table-cell>
          <table:table-cell office:value-type="float" office:value="93.8125000000001">
            <text:p>9,3813E+01</text:p>
          </table:table-cell>
          <table:table-cell office:value-type="float" office:value="93.8125">
            <text:p>9,3813E+01</text:p>
          </table:table-cell>
          <table:table-cell table:formula="of:=([.C764]-[.D76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93">
            <text:p>9,3000E+01</text:p>
          </table:table-cell>
          <table:table-cell office:value-type="float" office:value="93">
            <text:p>9,3000E+01</text:p>
          </table:table-cell>
          <table:table-cell table:formula="of:=([.C765]-[.D76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0">
            <text:p>0</text:p>
          </table:table-cell>
          <table:table-cell table:number-columns-repeated="2" office:value-type="float" office:value="126.5625">
            <text:p>1,2656E+02</text:p>
          </table:table-cell>
          <table:table-cell table:formula="of:=([.C766]-[.D76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0.25">
            <text:p>0,25</text:p>
          </table:table-cell>
          <table:table-cell office:value-type="float" office:value="123.8125">
            <text:p>1,2381E+02</text:p>
          </table:table-cell>
          <table:table-cell office:value-type="float" office:value="123.8125">
            <text:p>1,2381E+02</text:p>
          </table:table-cell>
          <table:table-cell table:formula="of:=([.C767]-[.D76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0.5">
            <text:p>0,5</text:p>
          </table:table-cell>
          <table:table-cell office:value-type="float" office:value="121.1875">
            <text:p>1,2119E+02</text:p>
          </table:table-cell>
          <table:table-cell office:value-type="float" office:value="121.1875">
            <text:p>1,2119E+02</text:p>
          </table:table-cell>
          <table:table-cell table:formula="of:=([.C768]-[.D76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0.75">
            <text:p>0,75</text:p>
          </table:table-cell>
          <table:table-cell office:value-type="float" office:value="118.6875">
            <text:p>1,1869E+02</text:p>
          </table:table-cell>
          <table:table-cell office:value-type="float" office:value="118.6875">
            <text:p>1,1869E+02</text:p>
          </table:table-cell>
          <table:table-cell table:formula="of:=([.C769]-[.D76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1">
            <text:p>1</text:p>
          </table:table-cell>
          <table:table-cell office:value-type="float" office:value="116.3125">
            <text:p>1,1631E+02</text:p>
          </table:table-cell>
          <table:table-cell office:value-type="float" office:value="116.3125">
            <text:p>1,1631E+02</text:p>
          </table:table-cell>
          <table:table-cell table:formula="of:=([.C770]-[.D77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1.25">
            <text:p>1,25</text:p>
          </table:table-cell>
          <table:table-cell office:value-type="float" office:value="114.0625">
            <text:p>1,1406E+02</text:p>
          </table:table-cell>
          <table:table-cell office:value-type="float" office:value="114.0625">
            <text:p>1,1406E+02</text:p>
          </table:table-cell>
          <table:table-cell table:formula="of:=([.C771]-[.D77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1.5">
            <text:p>1,5</text:p>
          </table:table-cell>
          <table:table-cell office:value-type="float" office:value="111.9375">
            <text:p>1,1194E+02</text:p>
          </table:table-cell>
          <table:table-cell office:value-type="float" office:value="111.9375">
            <text:p>1,1194E+02</text:p>
          </table:table-cell>
          <table:table-cell table:formula="of:=([.C772]-[.D77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1.75">
            <text:p>1,75</text:p>
          </table:table-cell>
          <table:table-cell office:value-type="float" office:value="109.9375">
            <text:p>1,0994E+02</text:p>
          </table:table-cell>
          <table:table-cell office:value-type="float" office:value="109.9375">
            <text:p>1,0994E+02</text:p>
          </table:table-cell>
          <table:table-cell table:formula="of:=([.C773]-[.D77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2">
            <text:p>2</text:p>
          </table:table-cell>
          <table:table-cell office:value-type="float" office:value="108.0625">
            <text:p>1,0806E+02</text:p>
          </table:table-cell>
          <table:table-cell office:value-type="float" office:value="108.0625">
            <text:p>1,0806E+02</text:p>
          </table:table-cell>
          <table:table-cell table:formula="of:=([.C774]-[.D77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2.25">
            <text:p>2,25</text:p>
          </table:table-cell>
          <table:table-cell office:value-type="float" office:value="106.3125">
            <text:p>1,0631E+02</text:p>
          </table:table-cell>
          <table:table-cell office:value-type="float" office:value="106.3125">
            <text:p>1,0631E+02</text:p>
          </table:table-cell>
          <table:table-cell table:formula="of:=([.C775]-[.D77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2.5">
            <text:p>2,5</text:p>
          </table:table-cell>
          <table:table-cell office:value-type="float" office:value="104.6875">
            <text:p>1,0469E+02</text:p>
          </table:table-cell>
          <table:table-cell office:value-type="float" office:value="104.6875">
            <text:p>1,0469E+02</text:p>
          </table:table-cell>
          <table:table-cell table:formula="of:=([.C776]-[.D77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2.75">
            <text:p>2,75</text:p>
          </table:table-cell>
          <table:table-cell office:value-type="float" office:value="103.1875">
            <text:p>1,0319E+02</text:p>
          </table:table-cell>
          <table:table-cell office:value-type="float" office:value="103.1875">
            <text:p>1,0319E+02</text:p>
          </table:table-cell>
          <table:table-cell table:formula="of:=([.C777]-[.D77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3">
            <text:p>3</text:p>
          </table:table-cell>
          <table:table-cell table:number-columns-repeated="2" office:value-type="float" office:value="101.8125">
            <text:p>1,0181E+02</text:p>
          </table:table-cell>
          <table:table-cell table:formula="of:=([.C778]-[.D77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3.25">
            <text:p>3,25</text:p>
          </table:table-cell>
          <table:table-cell office:value-type="float" office:value="100.5625">
            <text:p>1,0056E+02</text:p>
          </table:table-cell>
          <table:table-cell office:value-type="float" office:value="100.5625">
            <text:p>1,0056E+02</text:p>
          </table:table-cell>
          <table:table-cell table:formula="of:=([.C779]-[.D77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3.5">
            <text:p>3,5</text:p>
          </table:table-cell>
          <table:table-cell table:number-columns-repeated="2" office:value-type="float" office:value="99.4375">
            <text:p>9,9438E+01</text:p>
          </table:table-cell>
          <table:table-cell table:formula="of:=([.C780]-[.D78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3.75">
            <text:p>3,75</text:p>
          </table:table-cell>
          <table:table-cell table:number-columns-repeated="2" office:value-type="float" office:value="98.4375">
            <text:p>9,8438E+01</text:p>
          </table:table-cell>
          <table:table-cell table:formula="of:=([.C781]-[.D78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4">
            <text:p>4</text:p>
          </table:table-cell>
          <table:table-cell office:value-type="float" office:value="97.5625">
            <text:p>9,7563E+01</text:p>
          </table:table-cell>
          <table:table-cell office:value-type="float" office:value="97.5625">
            <text:p>9,7563E+01</text:p>
          </table:table-cell>
          <table:table-cell table:formula="of:=([.C782]-[.D78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0">
            <text:p>0</text:p>
          </table:table-cell>
          <table:table-cell office:value-type="float" office:value="132.25">
            <text:p>1,3225E+02</text:p>
          </table:table-cell>
          <table:table-cell office:value-type="float" office:value="132.25">
            <text:p>1,3225E+02</text:p>
          </table:table-cell>
          <table:table-cell table:formula="of:=([.C783]-[.D78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129.4375">
            <text:p>1,2944E+02</text:p>
          </table:table-cell>
          <table:table-cell table:formula="of:=([.C784]-[.D78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0.5">
            <text:p>0,5</text:p>
          </table:table-cell>
          <table:table-cell office:value-type="float" office:value="126.75">
            <text:p>1,2675E+02</text:p>
          </table:table-cell>
          <table:table-cell office:value-type="float" office:value="126.75">
            <text:p>1,2675E+02</text:p>
          </table:table-cell>
          <table:table-cell table:formula="of:=([.C785]-[.D78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0.75">
            <text:p>0,75</text:p>
          </table:table-cell>
          <table:table-cell office:value-type="float" office:value="124.1875">
            <text:p>1,2419E+02</text:p>
          </table:table-cell>
          <table:table-cell office:value-type="float" office:value="124.1875">
            <text:p>1,2419E+02</text:p>
          </table:table-cell>
          <table:table-cell table:formula="of:=([.C786]-[.D78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1">
            <text:p>1</text:p>
          </table:table-cell>
          <table:table-cell office:value-type="float" office:value="121.75">
            <text:p>1,2175E+02</text:p>
          </table:table-cell>
          <table:table-cell office:value-type="float" office:value="121.75">
            <text:p>1,2175E+02</text:p>
          </table:table-cell>
          <table:table-cell table:formula="of:=([.C787]-[.D78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1.25">
            <text:p>1,25</text:p>
          </table:table-cell>
          <table:table-cell office:value-type="float" office:value="119.4375">
            <text:p>1,1944E+02</text:p>
          </table:table-cell>
          <table:table-cell office:value-type="float" office:value="119.4375">
            <text:p>1,1944E+02</text:p>
          </table:table-cell>
          <table:table-cell table:formula="of:=([.C788]-[.D78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1.5">
            <text:p>1,5</text:p>
          </table:table-cell>
          <table:table-cell office:value-type="float" office:value="117.25">
            <text:p>1,1725E+02</text:p>
          </table:table-cell>
          <table:table-cell office:value-type="float" office:value="117.25">
            <text:p>1,1725E+02</text:p>
          </table:table-cell>
          <table:table-cell table:formula="of:=([.C789]-[.D78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1.75">
            <text:p>1,75</text:p>
          </table:table-cell>
          <table:table-cell office:value-type="float" office:value="115.1875">
            <text:p>1,1519E+02</text:p>
          </table:table-cell>
          <table:table-cell office:value-type="float" office:value="115.1875">
            <text:p>1,1519E+02</text:p>
          </table:table-cell>
          <table:table-cell table:formula="of:=([.C790]-[.D79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2">
            <text:p>2</text:p>
          </table:table-cell>
          <table:table-cell office:value-type="float" office:value="113.25">
            <text:p>1,1325E+02</text:p>
          </table:table-cell>
          <table:table-cell office:value-type="float" office:value="113.25">
            <text:p>1,1325E+02</text:p>
          </table:table-cell>
          <table:table-cell table:formula="of:=([.C791]-[.D79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2.25">
            <text:p>2,25</text:p>
          </table:table-cell>
          <table:table-cell office:value-type="float" office:value="111.4375">
            <text:p>1,1144E+02</text:p>
          </table:table-cell>
          <table:table-cell office:value-type="float" office:value="111.4375">
            <text:p>1,1144E+02</text:p>
          </table:table-cell>
          <table:table-cell table:formula="of:=([.C792]-[.D79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2.5">
            <text:p>2,5</text:p>
          </table:table-cell>
          <table:table-cell office:value-type="float" office:value="109.75">
            <text:p>1,0975E+02</text:p>
          </table:table-cell>
          <table:table-cell office:value-type="float" office:value="109.75">
            <text:p>1,0975E+02</text:p>
          </table:table-cell>
          <table:table-cell table:formula="of:=([.C793]-[.D79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2.75">
            <text:p>2,75</text:p>
          </table:table-cell>
          <table:table-cell table:number-columns-repeated="2" office:value-type="float" office:value="108.1875">
            <text:p>1,0819E+02</text:p>
          </table:table-cell>
          <table:table-cell table:formula="of:=([.C794]-[.D79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3">
            <text:p>3</text:p>
          </table:table-cell>
          <table:table-cell office:value-type="float" office:value="106.75">
            <text:p>1,0675E+02</text:p>
          </table:table-cell>
          <table:table-cell office:value-type="float" office:value="106.75">
            <text:p>1,0675E+02</text:p>
          </table:table-cell>
          <table:table-cell table:formula="of:=([.C795]-[.D79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3.25">
            <text:p>3,25</text:p>
          </table:table-cell>
          <table:table-cell office:value-type="float" office:value="105.4375">
            <text:p>1,0544E+02</text:p>
          </table:table-cell>
          <table:table-cell office:value-type="float" office:value="105.4375">
            <text:p>1,0544E+02</text:p>
          </table:table-cell>
          <table:table-cell table:formula="of:=([.C796]-[.D79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3.5">
            <text:p>3,5</text:p>
          </table:table-cell>
          <table:table-cell office:value-type="float" office:value="104.25">
            <text:p>1,0425E+02</text:p>
          </table:table-cell>
          <table:table-cell office:value-type="float" office:value="104.25">
            <text:p>1,0425E+02</text:p>
          </table:table-cell>
          <table:table-cell table:formula="of:=([.C797]-[.D79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3.75">
            <text:p>3,75</text:p>
          </table:table-cell>
          <table:table-cell office:value-type="float" office:value="103.1875">
            <text:p>1,0319E+02</text:p>
          </table:table-cell>
          <table:table-cell office:value-type="float" office:value="103.1875">
            <text:p>1,0319E+02</text:p>
          </table:table-cell>
          <table:table-cell table:formula="of:=([.C798]-[.D79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4">
            <text:p>4</text:p>
          </table:table-cell>
          <table:table-cell office:value-type="float" office:value="102.25">
            <text:p>1,0225E+02</text:p>
          </table:table-cell>
          <table:table-cell office:value-type="float" office:value="102.25">
            <text:p>1,0225E+02</text:p>
          </table:table-cell>
          <table:table-cell table:formula="of:=([.C799]-[.D79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0">
            <text:p>0</text:p>
          </table:table-cell>
          <table:table-cell office:value-type="float" office:value="138.0625">
            <text:p>1,3806E+02</text:p>
          </table:table-cell>
          <table:table-cell office:value-type="float" office:value="138.0625">
            <text:p>1,3806E+02</text:p>
          </table:table-cell>
          <table:table-cell table:formula="of:=([.C800]-[.D80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135.1875">
            <text:p>1,3519E+02</text:p>
          </table:table-cell>
          <table:table-cell table:formula="of:=([.C801]-[.D80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0.5">
            <text:p>0,5</text:p>
          </table:table-cell>
          <table:table-cell office:value-type="float" office:value="132.4375">
            <text:p>1,3244E+02</text:p>
          </table:table-cell>
          <table:table-cell office:value-type="float" office:value="132.4375">
            <text:p>1,3244E+02</text:p>
          </table:table-cell>
          <table:table-cell table:formula="of:=([.C802]-[.D80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129.8125">
            <text:p>1,2981E+02</text:p>
          </table:table-cell>
          <table:table-cell table:formula="of:=([.C803]-[.D80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1">
            <text:p>1</text:p>
          </table:table-cell>
          <table:table-cell office:value-type="float" office:value="127.3125">
            <text:p>1,2731E+02</text:p>
          </table:table-cell>
          <table:table-cell office:value-type="float" office:value="127.3125">
            <text:p>1,2731E+02</text:p>
          </table:table-cell>
          <table:table-cell table:formula="of:=([.C804]-[.D80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1.25">
            <text:p>1,25</text:p>
          </table:table-cell>
          <table:table-cell office:value-type="float" office:value="124.9375">
            <text:p>1,2494E+02</text:p>
          </table:table-cell>
          <table:table-cell office:value-type="float" office:value="124.9375">
            <text:p>1,2494E+02</text:p>
          </table:table-cell>
          <table:table-cell table:formula="of:=([.C805]-[.D80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1.5">
            <text:p>1,5</text:p>
          </table:table-cell>
          <table:table-cell office:value-type="float" office:value="122.6875">
            <text:p>1,2269E+02</text:p>
          </table:table-cell>
          <table:table-cell office:value-type="float" office:value="122.6875">
            <text:p>1,2269E+02</text:p>
          </table:table-cell>
          <table:table-cell table:formula="of:=([.C806]-[.D80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1.75">
            <text:p>1,75</text:p>
          </table:table-cell>
          <table:table-cell office:value-type="float" office:value="120.5625">
            <text:p>1,2056E+02</text:p>
          </table:table-cell>
          <table:table-cell office:value-type="float" office:value="120.5625">
            <text:p>1,2056E+02</text:p>
          </table:table-cell>
          <table:table-cell table:formula="of:=([.C807]-[.D80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2">
            <text:p>2</text:p>
          </table:table-cell>
          <table:table-cell office:value-type="float" office:value="118.5625">
            <text:p>1,1856E+02</text:p>
          </table:table-cell>
          <table:table-cell office:value-type="float" office:value="118.5625">
            <text:p>1,1856E+02</text:p>
          </table:table-cell>
          <table:table-cell table:formula="of:=([.C808]-[.D80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2.25">
            <text:p>2,25</text:p>
          </table:table-cell>
          <table:table-cell office:value-type="float" office:value="116.6875">
            <text:p>1,1669E+02</text:p>
          </table:table-cell>
          <table:table-cell office:value-type="float" office:value="116.6875">
            <text:p>1,1669E+02</text:p>
          </table:table-cell>
          <table:table-cell table:formula="of:=([.C809]-[.D80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2.5">
            <text:p>2,5</text:p>
          </table:table-cell>
          <table:table-cell office:value-type="float" office:value="114.9375">
            <text:p>1,1494E+02</text:p>
          </table:table-cell>
          <table:table-cell office:value-type="float" office:value="114.9375">
            <text:p>1,1494E+02</text:p>
          </table:table-cell>
          <table:table-cell table:formula="of:=([.C810]-[.D81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2.75">
            <text:p>2,75</text:p>
          </table:table-cell>
          <table:table-cell office:value-type="float" office:value="113.3125">
            <text:p>1,1331E+02</text:p>
          </table:table-cell>
          <table:table-cell office:value-type="float" office:value="113.3125">
            <text:p>1,1331E+02</text:p>
          </table:table-cell>
          <table:table-cell table:formula="of:=([.C811]-[.D81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3">
            <text:p>3</text:p>
          </table:table-cell>
          <table:table-cell office:value-type="float" office:value="111.8125">
            <text:p>1,1181E+02</text:p>
          </table:table-cell>
          <table:table-cell office:value-type="float" office:value="111.8125">
            <text:p>1,1181E+02</text:p>
          </table:table-cell>
          <table:table-cell table:formula="of:=([.C812]-[.D81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3.25">
            <text:p>3,25</text:p>
          </table:table-cell>
          <table:table-cell office:value-type="float" office:value="110.4375">
            <text:p>1,1044E+02</text:p>
          </table:table-cell>
          <table:table-cell office:value-type="float" office:value="110.4375">
            <text:p>1,1044E+02</text:p>
          </table:table-cell>
          <table:table-cell table:formula="of:=([.C813]-[.D81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3.5">
            <text:p>3,5</text:p>
          </table:table-cell>
          <table:table-cell office:value-type="float" office:value="109.1875">
            <text:p>1,0919E+02</text:p>
          </table:table-cell>
          <table:table-cell office:value-type="float" office:value="109.1875">
            <text:p>1,0919E+02</text:p>
          </table:table-cell>
          <table:table-cell table:formula="of:=([.C814]-[.D81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3.75">
            <text:p>3,75</text:p>
          </table:table-cell>
          <table:table-cell office:value-type="float" office:value="108.0625">
            <text:p>1,0806E+02</text:p>
          </table:table-cell>
          <table:table-cell office:value-type="float" office:value="108.0625">
            <text:p>1,0806E+02</text:p>
          </table:table-cell>
          <table:table-cell table:formula="of:=([.C815]-[.D81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4">
            <text:p>4</text:p>
          </table:table-cell>
          <table:table-cell office:value-type="float" office:value="107.0625">
            <text:p>1,0706E+02</text:p>
          </table:table-cell>
          <table:table-cell office:value-type="float" office:value="107.0625">
            <text:p>1,0706E+02</text:p>
          </table:table-cell>
          <table:table-cell table:formula="of:=([.C816]-[.D81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144">
            <text:p>1,4400E+02</text:p>
          </table:table-cell>
          <table:table-cell table:formula="of:=([.C817]-[.D81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141.0625">
            <text:p>1,4106E+02</text:p>
          </table:table-cell>
          <table:table-cell table:formula="of:=([.C818]-[.D81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38.25">
            <text:p>1,3825E+02</text:p>
          </table:table-cell>
          <table:table-cell table:formula="of:=([.C819]-[.D81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135.5625">
            <text:p>1,3556E+02</text:p>
          </table:table-cell>
          <table:table-cell table:formula="of:=([.C820]-[.D82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133">
            <text:p>1,3300E+02</text:p>
          </table:table-cell>
          <table:table-cell table:formula="of:=([.C821]-[.D82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25">
            <text:p>1,25</text:p>
          </table:table-cell>
          <table:table-cell office:value-type="float" office:value="130.5625">
            <text:p>1,3056E+02</text:p>
          </table:table-cell>
          <table:table-cell office:value-type="float" office:value="130.5625">
            <text:p>1,3056E+02</text:p>
          </table:table-cell>
          <table:table-cell table:formula="of:=([.C822]-[.D82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28.25">
            <text:p>1,2825E+02</text:p>
          </table:table-cell>
          <table:table-cell table:formula="of:=([.C823]-[.D823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 table:number-columns-repeated="2" office:value-type="float" office:value="126.0625">
            <text:p>1,2606E+02</text:p>
          </table:table-cell>
          <table:table-cell table:formula="of:=([.C824]-[.D824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24">
            <text:p>1,2400E+02</text:p>
          </table:table-cell>
          <table:table-cell office:value-type="float" office:value="124">
            <text:p>1,2400E+02</text:p>
          </table:table-cell>
          <table:table-cell table:formula="of:=([.C825]-[.D825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25">
            <text:p>2,25</text:p>
          </table:table-cell>
          <table:table-cell table:number-columns-repeated="2" office:value-type="float" office:value="122.0625">
            <text:p>1,2206E+02</text:p>
          </table:table-cell>
          <table:table-cell table:formula="of:=([.C826]-[.D826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 office:value-type="float" office:value="120.25">
            <text:p>1,2025E+02</text:p>
          </table:table-cell>
          <table:table-cell office:value-type="float" office:value="120.25">
            <text:p>1,2025E+02</text:p>
          </table:table-cell>
          <table:table-cell table:formula="of:=([.C827]-[.D827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75">
            <text:p>2,75</text:p>
          </table:table-cell>
          <table:table-cell table:number-columns-repeated="2" office:value-type="float" office:value="118.5625">
            <text:p>1,1856E+02</text:p>
          </table:table-cell>
          <table:table-cell table:formula="of:=([.C828]-[.D828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17">
            <text:p>1,1700E+02</text:p>
          </table:table-cell>
          <table:table-cell office:value-type="float" office:value="117">
            <text:p>1,1700E+02</text:p>
          </table:table-cell>
          <table:table-cell table:formula="of:=([.C829]-[.D829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25">
            <text:p>3,25</text:p>
          </table:table-cell>
          <table:table-cell office:value-type="float" office:value="115.5625">
            <text:p>1,1556E+02</text:p>
          </table:table-cell>
          <table:table-cell office:value-type="float" office:value="115.5625">
            <text:p>1,1556E+02</text:p>
          </table:table-cell>
          <table:table-cell table:formula="of:=([.C830]-[.D830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5">
            <text:p>3,5</text:p>
          </table:table-cell>
          <table:table-cell table:number-columns-repeated="2" office:value-type="float" office:value="114.25">
            <text:p>1,1425E+02</text:p>
          </table:table-cell>
          <table:table-cell table:formula="of:=([.C831]-[.D831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75">
            <text:p>3,75</text:p>
          </table:table-cell>
          <table:table-cell table:number-columns-repeated="2" office:value-type="float" office:value="113.0625">
            <text:p>1,1306E+02</text:p>
          </table:table-cell>
          <table:table-cell table:formula="of:=([.C832]-[.D832])" office:value-type="float" office:value="0">
            <text:p>0,0000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12">
            <text:p>1,1200E+02</text:p>
          </table:table-cell>
          <table:table-cell office:value-type="float" office:value="112">
            <text:p>1,1200E+02</text:p>
          </table:table-cell>
          <table:table-cell table:formula="of:=([.C833]-[.D833])" office:value-type="float" office:value="0">
            <text:p>0,0000E+00</text:p>
          </table:table-cell>
          <table:table-cell/>
        </table:table-row>
        <table:table-row table:style-name="ro1" table:number-rows-repeated="10477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3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C1]-[.E1]" office:value-type="float" office:value="0">
            <text:p>0</text:p>
          </table:table-cell>
          <table:table-cell table:formula="of:=[.$C1]-[.F1]" office:value-type="float" office:value="0">
            <text:p>0</text:p>
          </table:table-cell>
          <table:table-cell table:formula="of:=[.$C1]-[.G1]" office:value-type="float" office:value="0">
            <text:p>0</text:p>
          </table:table-cell>
          <table:table-cell/>
          <table:table-cell table:formula="of:=LOG(SUM([.I1:.I833])/SUM([.J1:.J833]);2)" office:value-type="float" office:value="3.78632728633767">
            <text:p>3,7863272863</text:p>
          </table:table-cell>
          <table:table-cell table:formula="of:=LOG(SUM([.J1:.J833])/SUM([.K1:.K833]);2)" office:value-type="float" office:value="3.98960911324314">
            <text:p>3,989609113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1.02531512052443">
            <text:p>1,0253151205</text:p>
          </table:table-cell>
          <table:table-cell/>
          <table:table-cell office:value-type="float" office:value="1.02515360141864">
            <text:p>1,0251536014</text:p>
          </table:table-cell>
          <table:table-cell office:value-type="float" office:value="1.02526990639768">
            <text:p>1,0252699064</text:p>
          </table:table-cell>
          <table:table-cell office:value-type="float" office:value="1.02530695752256">
            <text:p>1,0253069575</text:p>
          </table:table-cell>
          <table:table-cell/>
          <table:table-cell table:formula="of:=[.$C2]-[.E2]" office:value-type="float" office:value="0.000161519105786878">
            <text:p>0,0001615191</text:p>
          </table:table-cell>
          <table:table-cell table:formula="of:=[.$C2]-[.F2]" office:value-type="float" office:value="0.000045214126747517">
            <text:p>4,5214126747517E-005</text:p>
          </table:table-cell>
          <table:table-cell table:formula="of:=[.$C2]-[.G2]" office:value-type="float" office:value="0.000008163001866901">
            <text:p>0,000008163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1.05127109637602">
            <text:p>1,0512710964</text:p>
          </table:table-cell>
          <table:table-cell/>
          <table:table-cell office:value-type="float" office:value="1.05103471178505">
            <text:p>1,0510347118</text:p>
          </table:table-cell>
          <table:table-cell office:value-type="float" office:value="1.05122413345211">
            <text:p>1,0512241335</text:p>
          </table:table-cell>
          <table:table-cell office:value-type="float" office:value="1.05127109637602">
            <text:p>1,0512710964</text:p>
          </table:table-cell>
          <table:table-cell/>
          <table:table-cell table:formula="of:=[.$C3]-[.E3]" office:value-type="float" office:value="0.000236384590978078">
            <text:p>0,0002363846</text:p>
          </table:table-cell>
          <table:table-cell table:formula="of:=[.$C3]-[.F3]" office:value-type="float" office:value="0.00004696292391837">
            <text:p>4,696292391837E-005</text:p>
          </table:table-cell>
          <table:table-cell table:formula="of:=[.$C3]-[.G3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1.07788415088463">
            <text:p>1,0778841509</text:p>
          </table:table-cell>
          <table:table-cell/>
          <table:table-cell office:value-type="float" office:value="1.07764333109921">
            <text:p>1,0776433311</text:p>
          </table:table-cell>
          <table:table-cell office:value-type="float" office:value="1.07786268116327">
            <text:p>1,0778626812</text:p>
          </table:table-cell>
          <table:table-cell office:value-type="float" office:value="1.07789241656039">
            <text:p>1,0778924166</text:p>
          </table:table-cell>
          <table:table-cell/>
          <table:table-cell table:formula="of:=[.$C4]-[.E4]" office:value-type="float" office:value="0.000240819785419566">
            <text:p>0,0002408198</text:p>
          </table:table-cell>
          <table:table-cell table:formula="of:=[.$C4]-[.F4]" office:value-type="float" office:value="0.0000214697213583026">
            <text:p>2,14697213583026E-005</text:p>
          </table:table-cell>
          <table:table-cell table:formula="of:=[.$C4]-[.G4]" office:value-type="float" office:value="-0.00000826567575429316">
            <text:p>-8,26567575429316E-006</text:p>
          </table:table-cell>
          <table:table-cell/>
          <table:table-cell table:formula="of:=SUM([.I1:.I833])/SUM([.$C1:.$C833])" office:value-type="float" office:value="0.00000780122734402782">
            <text:p>7,80122734402782E-006</text:p>
          </table:table-cell>
          <table:table-cell table:formula="of:=SUM([.J1:.J833])/SUM([.$C1:.$C833])" office:value-type="float" office:value="0.000000565411773806377">
            <text:p>5,65411773806377E-007</text:p>
          </table:table-cell>
          <table:table-cell table:formula="of:=SUM([.K1:.K833])/SUM([.$C1:.$C833])" office:value-type="float" office:value="0.0000000355936752484795">
            <text:p>3,55936752484795E-00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0517091807565">
            <text:p>1,1051709181</text:p>
          </table:table-cell>
          <table:table-cell/>
          <table:table-cell office:value-type="float" office:value="1.10497945936114">
            <text:p>1,1049794594</text:p>
          </table:table-cell>
          <table:table-cell office:value-type="float" office:value="1.10518554953118">
            <text:p>1,1051855495</text:p>
          </table:table-cell>
          <table:table-cell office:value-type="float" office:value="1.10517091807565">
            <text:p>1,1051709181</text:p>
          </table:table-cell>
          <table:table-cell/>
          <table:table-cell table:formula="of:=[.$C5]-[.E5]" office:value-type="float" office:value="0.000191458714507542">
            <text:p>0,0001914587</text:p>
          </table:table-cell>
          <table:table-cell table:formula="of:=[.$C5]-[.F5]" office:value-type="float" office:value="-0.0000146314555360405">
            <text:p>-1,46314555360405E-005</text:p>
          </table:table-cell>
          <table:table-cell table:formula="of:=[.$C5]-[.G5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25">
            <text:p>1,25</text:p>
          </table:table-cell>
          <table:table-cell office:value-type="float" office:value="1.13314845306683">
            <text:p>1,1331484531</text:p>
          </table:table-cell>
          <table:table-cell/>
          <table:table-cell office:value-type="float" office:value="1.13304309657083">
            <text:p>1,1330430966</text:p>
          </table:table-cell>
          <table:table-cell office:value-type="float" office:value="1.13319273855584">
            <text:p>1,1331927386</text:p>
          </table:table-cell>
          <table:table-cell office:value-type="float" office:value="1.13313943155456">
            <text:p>1,1331394316</text:p>
          </table:table-cell>
          <table:table-cell/>
          <table:table-cell table:formula="of:=[.$C6]-[.E6]" office:value-type="float" office:value="0.000105356495995856">
            <text:p>0,0001053565</text:p>
          </table:table-cell>
          <table:table-cell table:formula="of:=[.$C6]-[.F6]" office:value-type="float" office:value="-0.0000442854890108091">
            <text:p>-4,42854890108091E-005</text:p>
          </table:table-cell>
          <table:table-cell table:formula="of:=[.$C6]-[.G6]" office:value-type="float" office:value="0.00000902151226722658">
            <text:p>9,02151226722658E-00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1.16183424272828">
            <text:p>1,1618342427</text:p>
          </table:table-cell>
          <table:table-cell/>
          <table:table-cell office:value-type="float" office:value="1.16183424272828">
            <text:p>1,1618342427</text:p>
          </table:table-cell>
          <table:table-cell office:value-type="float" office:value="1.16188424823723">
            <text:p>1,1618842482</text:p>
          </table:table-cell>
          <table:table-cell office:value-type="float" office:value="1.16183424272828">
            <text:p>1,1618342427</text:p>
          </table:table-cell>
          <table:table-cell/>
          <table:table-cell table:formula="of:=[.$C7]-[.E7]" office:value-type="float" office:value="0">
            <text:p>0</text:p>
          </table:table-cell>
          <table:table-cell table:formula="of:=[.$C7]-[.F7]" office:value-type="float" office:value="-0.0000500055089505125">
            <text:p>-5,00055089505125E-005</text:p>
          </table:table-cell>
          <table:table-cell table:formula="of:=[.$C7]-[.G7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75">
            <text:p>1,75</text:p>
          </table:table-cell>
          <table:table-cell office:value-type="float" office:value="1.19124621661236">
            <text:p>1,1912462166</text:p>
          </table:table-cell>
          <table:table-cell/>
          <table:table-cell office:value-type="float" office:value="1.1913528978335">
            <text:p>1,1913528978</text:p>
          </table:table-cell>
          <table:table-cell office:value-type="float" office:value="1.19126007857537">
            <text:p>1,1912600786</text:p>
          </table:table-cell>
          <table:table-cell office:value-type="float" office:value="1.19125535159682">
            <text:p>1,1912553516</text:p>
          </table:table-cell>
          <table:table-cell/>
          <table:table-cell table:formula="of:=[.$C8]-[.E8]" office:value-type="float" office:value="-0.00010668122113966">
            <text:p>-0,0001066812</text:p>
          </table:table-cell>
          <table:table-cell table:formula="of:=[.$C8]-[.F8]" office:value-type="float" office:value="-0.0000138619630147829">
            <text:p>-0,000013862</text:p>
          </table:table-cell>
          <table:table-cell table:formula="of:=[.$C8]-[.G8]" office:value-type="float" office:value="-0.00000913498446153405">
            <text:p>-0,00000913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.22140275816017">
            <text:p>1,2214027582</text:p>
          </table:table-cell>
          <table:table-cell/>
          <table:table-cell office:value-type="float" office:value="1.22159906188647">
            <text:p>1,2215990619</text:p>
          </table:table-cell>
          <table:table-cell office:value-type="float" office:value="1.22135467723905">
            <text:p>1,2213546772</text:p>
          </table:table-cell>
          <table:table-cell office:value-type="float" office:value="1.22140275816017">
            <text:p>1,2214027582</text:p>
          </table:table-cell>
          <table:table-cell/>
          <table:table-cell table:formula="of:=[.$C9]-[.E9]" office:value-type="float" office:value="-0.000196303726304636">
            <text:p>-0,0001963037</text:p>
          </table:table-cell>
          <table:table-cell table:formula="of:=[.$C9]-[.F9]" office:value-type="float" office:value="0.0000480809211220734">
            <text:p>4,80809211220734E-005</text:p>
          </table:table-cell>
          <table:table-cell table:formula="of:=[.$C9]-[.G9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25">
            <text:p>2,25</text:p>
          </table:table-cell>
          <table:table-cell office:value-type="float" office:value="1.25232271619186">
            <text:p>1,2523227162</text:p>
          </table:table-cell>
          <table:table-cell/>
          <table:table-cell office:value-type="float" office:value="1.25257273488721">
            <text:p>1,2525727349</text:p>
          </table:table-cell>
          <table:table-cell office:value-type="float" office:value="1.25226367240057">
            <text:p>1,2522636724</text:p>
          </table:table-cell>
          <table:table-cell office:value-type="float" office:value="1.25231274587887">
            <text:p>1,2523127459</text:p>
          </table:table-cell>
          <table:table-cell/>
          <table:table-cell table:formula="of:=[.$C10]-[.E10]" office:value-type="float" office:value="-0.00025001869534913">
            <text:p>-0,0002500187</text:p>
          </table:table-cell>
          <table:table-cell table:formula="of:=[.$C10]-[.F10]" office:value-type="float" office:value="0.0000590437912926234">
            <text:p>5,90437912926234E-005</text:p>
          </table:table-cell>
          <table:table-cell table:formula="of:=[.$C10]-[.G10]" office:value-type="float" office:value="0.00000997031299476703">
            <text:p>9,97031299476703E-00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1.28402541668774">
            <text:p>1,2840254167</text:p>
          </table:table-cell>
          <table:table-cell/>
          <table:table-cell office:value-type="float" office:value="1.28427391683571">
            <text:p>1,2842739168</text:p>
          </table:table-cell>
          <table:table-cell office:value-type="float" office:value="1.28399194813429">
            <text:p>1,2839919481</text:p>
          </table:table-cell>
          <table:table-cell office:value-type="float" office:value="1.28402541668774">
            <text:p>1,2840254167</text:p>
          </table:table-cell>
          <table:table-cell/>
          <table:table-cell table:formula="of:=[.$C11]-[.E11]" office:value-type="float" office:value="-0.000248500147973285">
            <text:p>-0,0002485001</text:p>
          </table:table-cell>
          <table:table-cell table:formula="of:=[.$C11]-[.F11]" office:value-type="float" office:value="0.0000334685534504331">
            <text:p>3,34685534504331E-005</text:p>
          </table:table-cell>
          <table:table-cell table:formula="of:=[.$C11]-[.G11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75">
            <text:p>2,75</text:p>
          </table:table-cell>
          <table:table-cell office:value-type="float" office:value="1.31653067486762">
            <text:p>1,3165306749</text:p>
          </table:table-cell>
          <table:table-cell/>
          <table:table-cell office:value-type="float" office:value="1.31670260773198">
            <text:p>1,3167026077</text:p>
          </table:table-cell>
          <table:table-cell office:value-type="float" office:value="1.31653950444021">
            <text:p>1,3165395044</text:p>
          </table:table-cell>
          <table:table-cell office:value-type="float" office:value="1.31654077058679">
            <text:p>1,3165407706</text:p>
          </table:table-cell>
          <table:table-cell/>
          <table:table-cell table:formula="of:=[.$C12]-[.E12]" office:value-type="float" office:value="-0.00017193286435635">
            <text:p>-0,0001719329</text:p>
          </table:table-cell>
          <table:table-cell table:formula="of:=[.$C12]-[.F12]" office:value-type="float" office:value="-0.0000088295725844123">
            <text:p>-8,8295725844123E-006</text:p>
          </table:table-cell>
          <table:table-cell table:formula="of:=[.$C12]-[.G12]" office:value-type="float" office:value="-0.0000100957191651041">
            <text:p>-1,00957191651041E-00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.349858807576">
            <text:p>1,3498588076</text:p>
          </table:table-cell>
          <table:table-cell/>
          <table:table-cell office:value-type="float" office:value="1.349858807576">
            <text:p>1,3498588076</text:p>
          </table:table-cell>
          <table:table-cell office:value-type="float" office:value="1.34990634131832">
            <text:p>1,3499063413</text:p>
          </table:table-cell>
          <table:table-cell office:value-type="float" office:value="1.349858807576">
            <text:p>1,3498588076</text:p>
          </table:table-cell>
          <table:table-cell/>
          <table:table-cell table:formula="of:=[.$C13]-[.E13]" office:value-type="float" office:value="0">
            <text:p>0</text:p>
          </table:table-cell>
          <table:table-cell table:formula="of:=[.$C13]-[.F13]" office:value-type="float" office:value="-0.0000475337423133659">
            <text:p>-4,75337423133659E-005</text:p>
          </table:table-cell>
          <table:table-cell table:formula="of:=[.$C13]-[.G13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.25">
            <text:p>3,25</text:p>
          </table:table-cell>
          <table:table-cell office:value-type="float" office:value="1.38403064598075">
            <text:p>1,384030646</text:p>
          </table:table-cell>
          <table:table-cell/>
          <table:table-cell office:value-type="float" office:value="1.38381261799321">
            <text:p>1,383812618</text:p>
          </table:table-cell>
          <table:table-cell office:value-type="float" office:value="1.38409245876862">
            <text:p>1,3840924588</text:p>
          </table:table-cell>
          <table:table-cell office:value-type="float" office:value="1.38401962708079">
            <text:p>1,3840196271</text:p>
          </table:table-cell>
          <table:table-cell/>
          <table:table-cell table:formula="of:=[.$C14]-[.E14]" office:value-type="float" office:value="0.000218027987538116">
            <text:p>0,000218028</text:p>
          </table:table-cell>
          <table:table-cell table:formula="of:=[.$C14]-[.F14]" office:value-type="float" office:value="-0.0000618127878715402">
            <text:p>-6,18127878715402E-005</text:p>
          </table:table-cell>
          <table:table-cell table:formula="of:=[.$C14]-[.G14]" office:value-type="float" office:value="0.0000110188999662419">
            <text:p>1,10188999662419E-00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.5">
            <text:p>3,5</text:p>
          </table:table-cell>
          <table:table-cell office:value-type="float" office:value="1.41906754859326">
            <text:p>1,4190675486</text:p>
          </table:table-cell>
          <table:table-cell/>
          <table:table-cell office:value-type="float" office:value="1.41874846277115">
            <text:p>1,4187484628</text:p>
          </table:table-cell>
          <table:table-cell office:value-type="float" office:value="1.41909785679113">
            <text:p>1,4190978568</text:p>
          </table:table-cell>
          <table:table-cell office:value-type="float" office:value="1.41906754859326">
            <text:p>1,4190675486</text:p>
          </table:table-cell>
          <table:table-cell/>
          <table:table-cell table:formula="of:=[.$C15]-[.E15]" office:value-type="float" office:value="0.000319085822106935">
            <text:p>0,0003190858</text:p>
          </table:table-cell>
          <table:table-cell table:formula="of:=[.$C15]-[.F15]" office:value-type="float" office:value="-0.0000303081978676456">
            <text:p>-3,03081978676456E-005</text:p>
          </table:table-cell>
          <table:table-cell table:formula="of:=[.$C15]-[.G15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.75">
            <text:p>3,75</text:p>
          </table:table-cell>
          <table:table-cell office:value-type="float" office:value="1.4549914146182">
            <text:p>1,4549914146</text:p>
          </table:table-cell>
          <table:table-cell/>
          <table:table-cell office:value-type="float" office:value="1.45466634190981">
            <text:p>1,4546663419</text:p>
          </table:table-cell>
          <table:table-cell office:value-type="float" office:value="1.45494377181497">
            <text:p>1,4549437718</text:p>
          </table:table-cell>
          <table:table-cell office:value-type="float" office:value="1.45500257211342">
            <text:p>1,4550025721</text:p>
          </table:table-cell>
          <table:table-cell/>
          <table:table-cell table:formula="of:=[.$C16]-[.E16]" office:value-type="float" office:value="0.000325072708386998">
            <text:p>0,0003250727</text:p>
          </table:table-cell>
          <table:table-cell table:formula="of:=[.$C16]-[.F16]" office:value-type="float" office:value="0.0000476428032269993">
            <text:p>4,76428032269993E-005</text:p>
          </table:table-cell>
          <table:table-cell table:formula="of:=[.$C16]-[.G16]" office:value-type="float" office:value="-0.0000111574952170734">
            <text:p>-1,11574952170734E-00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.49182469764127">
            <text:p>1,4918246976</text:p>
          </table:table-cell>
          <table:table-cell/>
          <table:table-cell office:value-type="float" office:value="1.49156625540921">
            <text:p>1,4915662554</text:p>
          </table:table-cell>
          <table:table-cell office:value-type="float" office:value="1.49175238611374">
            <text:p>1,4917523861</text:p>
          </table:table-cell>
          <table:table-cell office:value-type="float" office:value="1.49182469764127">
            <text:p>1,4918246976</text:p>
          </table:table-cell>
          <table:table-cell/>
          <table:table-cell table:formula="of:=[.$C17]-[.E17]" office:value-type="float" office:value="0.000258442232064837">
            <text:p>0,0002584422</text:p>
          </table:table-cell>
          <table:table-cell table:formula="of:=[.$C17]-[.F17]" office:value-type="float" office:value="0.0000723115275322872">
            <text:p>7,23115275322872E-005</text:p>
          </table:table-cell>
          <table:table-cell table:formula="of:=[.$C17]-[.G17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1.02531512052443">
            <text:p>1,0253151205</text:p>
          </table:table-cell>
          <table:table-cell/>
          <table:table-cell office:value-type="float" office:value="1.02530695752256">
            <text:p>1,0253069575</text:p>
          </table:table-cell>
          <table:table-cell office:value-type="float" office:value="1.02531475714568">
            <text:p>1,0253147571</text:p>
          </table:table-cell>
          <table:table-cell office:value-type="float" office:value="1.02531531305641">
            <text:p>1,0253153131</text:p>
          </table:table-cell>
          <table:table-cell/>
          <table:table-cell table:formula="of:=[.$C18]-[.E18]" office:value-type="float" office:value="0.00000816300186623487">
            <text:p>0,000008163</text:p>
          </table:table-cell>
          <table:table-cell table:formula="of:=[.$C18]-[.F18]" office:value-type="float" office:value="0.000000363378744427933">
            <text:p>3,63378744427933E-007</text:p>
          </table:table-cell>
          <table:table-cell table:formula="of:=[.$C18]-[.G18]" office:value-type="float" office:value="-0.000000192531977027954">
            <text:p>-1,92531977027954E-00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25">
            <text:p>0,25</text:p>
          </table:table-cell>
          <table:table-cell office:value-type="float" office:value="1.05127109637602">
            <text:p>1,0512710964</text:p>
          </table:table-cell>
          <table:table-cell/>
          <table:table-cell office:value-type="float" office:value="1.05110084747574">
            <text:p>1,0511008475</text:p>
          </table:table-cell>
          <table:table-cell office:value-type="float" office:value="1.05122555751261">
            <text:p>1,0512255575</text:p>
          </table:table-cell>
          <table:table-cell office:value-type="float" office:value="1.05126320544116">
            <text:p>1,0512632054</text:p>
          </table:table-cell>
          <table:table-cell/>
          <table:table-cell table:formula="of:=[.$C19]-[.E19]" office:value-type="float" office:value="0.000170248900280612">
            <text:p>0,0001702489</text:p>
          </table:table-cell>
          <table:table-cell table:formula="of:=[.$C19]-[.F19]" office:value-type="float" office:value="0.0000455388634139631">
            <text:p>4,55388634139631E-005</text:p>
          </table:table-cell>
          <table:table-cell table:formula="of:=[.$C19]-[.G19]" office:value-type="float" office:value="0.00000789093486819326">
            <text:p>7,89093486819326E-006</text:p>
          </table:table-cell>
          <table:table-cell table:number-columns-repeated="4"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  <table:table-cell office:value-type="float" office:value="1.07788415088463">
            <text:p>1,0778841509</text:p>
          </table:table-cell>
          <table:table-cell/>
          <table:table-cell office:value-type="float" office:value="1.07763968863703">
            <text:p>1,0776396886</text:p>
          </table:table-cell>
          <table:table-cell office:value-type="float" office:value="1.07783738513838">
            <text:p>1,0778373851</text:p>
          </table:table-cell>
          <table:table-cell office:value-type="float" office:value="1.0778845660898">
            <text:p>1,0778845661</text:p>
          </table:table-cell>
          <table:table-cell/>
          <table:table-cell table:formula="of:=[.$C20]-[.E20]" office:value-type="float" office:value="0.00024446224760144">
            <text:p>0,0002444622</text:p>
          </table:table-cell>
          <table:table-cell table:formula="of:=[.$C20]-[.F20]" office:value-type="float" office:value="0.0000467657462546178">
            <text:p>4,67657462546178E-005</text:p>
          </table:table-cell>
          <table:table-cell table:formula="of:=[.$C20]-[.G20]" office:value-type="float" office:value="-0.000000415205170245514">
            <text:p>-4,15205170245514E-007</text:p>
          </table:table-cell>
          <table:table-cell table:number-columns-repeated="4"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1.10517091807565">
            <text:p>1,1051709181</text:p>
          </table:table-cell>
          <table:table-cell/>
          <table:table-cell office:value-type="float" office:value="1.10492348100642">
            <text:p>1,104923481</text:p>
          </table:table-cell>
          <table:table-cell office:value-type="float" office:value="1.10515024002299">
            <text:p>1,10515024</text:p>
          </table:table-cell>
          <table:table-cell office:value-type="float" office:value="1.10517939500234">
            <text:p>1,105179395</text:p>
          </table:table-cell>
          <table:table-cell/>
          <table:table-cell table:formula="of:=[.$C21]-[.E21]" office:value-type="float" office:value="0.000247437069226475">
            <text:p>0,0002474371</text:p>
          </table:table-cell>
          <table:table-cell table:formula="of:=[.$C21]-[.F21]" office:value-type="float" office:value="0.0000206780526625927">
            <text:p>2,06780526625927E-005</text:p>
          </table:table-cell>
          <table:table-cell table:formula="of:=[.$C21]-[.G21]" office:value-type="float" office:value="-0.00000847692669592171">
            <text:p>-8,47692669592171E-006</text:p>
          </table:table-cell>
          <table:table-cell table:number-columns-repeated="4"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1.13314845306683">
            <text:p>1,1331484531</text:p>
          </table:table-cell>
          <table:table-cell/>
          <table:table-cell office:value-type="float" office:value="1.13295222458392">
            <text:p>1,1329522246</text:p>
          </table:table-cell>
          <table:table-cell office:value-type="float" office:value="1.13316412216643">
            <text:p>1,1331641222</text:p>
          </table:table-cell>
          <table:table-cell office:value-type="float" office:value="1.13314767791227">
            <text:p>1,1331476779</text:p>
          </table:table-cell>
          <table:table-cell/>
          <table:table-cell table:formula="of:=[.$C22]-[.E22]" office:value-type="float" office:value="0.000196228482908678">
            <text:p>0,0001962285</text:p>
          </table:table-cell>
          <table:table-cell table:formula="of:=[.$C22]-[.F22]" office:value-type="float" office:value="-0.000015669099608262">
            <text:p>-1,5669099608262E-005</text:p>
          </table:table-cell>
          <table:table-cell table:formula="of:=[.$C22]-[.G22]" office:value-type="float" office:value="0.000000775154553434021">
            <text:p>7,75154553434021E-007</text:p>
          </table:table-cell>
          <table:table-cell table:number-columns-repeated="4"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1.25">
            <text:p>1,25</text:p>
          </table:table-cell>
          <table:table-cell office:value-type="float" office:value="1.16183424272828">
            <text:p>1,1618342427</text:p>
          </table:table-cell>
          <table:table-cell/>
          <table:table-cell office:value-type="float" office:value="1.16172591936952">
            <text:p>1,1617259194</text:p>
          </table:table-cell>
          <table:table-cell office:value-type="float" office:value="1.16187903156873">
            <text:p>1,1618790316</text:p>
          </table:table-cell>
          <table:table-cell office:value-type="float" office:value="1.1618256901932">
            <text:p>1,1618256902</text:p>
          </table:table-cell>
          <table:table-cell/>
          <table:table-cell table:formula="of:=[.$C23]-[.E23]" office:value-type="float" office:value="0.000108323358763762">
            <text:p>0,0001083234</text:p>
          </table:table-cell>
          <table:table-cell table:formula="of:=[.$C23]-[.F23]" office:value-type="float" office:value="-0.0000447888404422336">
            <text:p>-4,47888404422336E-005</text:p>
          </table:table-cell>
          <table:table-cell table:formula="of:=[.$C23]-[.G23]" office:value-type="float" office:value="0.00000855253508769138">
            <text:p>8,55253508769138E-006</text:p>
          </table:table-cell>
          <table:table-cell table:number-columns-repeated="4"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1.5">
            <text:p>1,5</text:p>
          </table:table-cell>
          <table:table-cell office:value-type="float" office:value="1.19124621661236">
            <text:p>1,1912462166</text:p>
          </table:table-cell>
          <table:table-cell/>
          <table:table-cell office:value-type="float" office:value="1.19124456536323">
            <text:p>1,1912445654</text:p>
          </table:table-cell>
          <table:table-cell office:value-type="float" office:value="1.19129496822986">
            <text:p>1,1912949682</text:p>
          </table:table-cell>
          <table:table-cell office:value-type="float" office:value="1.19124719423129">
            <text:p>1,1912471942</text:p>
          </table:table-cell>
          <table:table-cell/>
          <table:table-cell table:formula="of:=[.$C24]-[.E24]" office:value-type="float" office:value="0.00000165124913231729">
            <text:p>1,65124913231729E-006</text:p>
          </table:table-cell>
          <table:table-cell table:formula="of:=[.$C24]-[.F24]" office:value-type="float" office:value="-0.0000487516174989544">
            <text:p>-4,87516174989544E-005</text:p>
          </table:table-cell>
          <table:table-cell table:formula="of:=[.$C24]-[.G24]" office:value-type="float" office:value="-0.000000977618930031454">
            <text:p>-9,77618930031454E-007</text:p>
          </table:table-cell>
          <table:table-cell table:number-columns-repeated="4"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1.75">
            <text:p>1,75</text:p>
          </table:table-cell>
          <table:table-cell office:value-type="float" office:value="1.22140275816017">
            <text:p>1,2214027582</text:p>
          </table:table-cell>
          <table:table-cell/>
          <table:table-cell office:value-type="float" office:value="1.22150816256504">
            <text:p>1,2215081626</text:p>
          </table:table-cell>
          <table:table-cell office:value-type="float" office:value="1.22141193214983">
            <text:p>1,2214119321</text:p>
          </table:table-cell>
          <table:table-cell office:value-type="float" office:value="1.22141219002655">
            <text:p>1,22141219</text:p>
          </table:table-cell>
          <table:table-cell/>
          <table:table-cell table:formula="of:=[.$C25]-[.E25]" office:value-type="float" office:value="-0.000105404404867393">
            <text:p>-0,0001054044</text:p>
          </table:table-cell>
          <table:table-cell table:formula="of:=[.$C25]-[.F25]" office:value-type="float" office:value="-0.00000917398966104877">
            <text:p>-0,000009174</text:p>
          </table:table-cell>
          <table:table-cell table:formula="of:=[.$C25]-[.G25]" office:value-type="float" office:value="-0.0000094318663816928">
            <text:p>-9,4318663816928E-006</text:p>
          </table:table-cell>
          <table:table-cell table:number-columns-repeated="4"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2">
            <text:p>2</text:p>
          </table:table-cell>
          <table:table-cell office:value-type="float" office:value="1.25232271619186">
            <text:p>1,2523227162</text:p>
          </table:table-cell>
          <table:table-cell/>
          <table:table-cell office:value-type="float" office:value="1.25251671097495">
            <text:p>1,252516711</text:p>
          </table:table-cell>
          <table:table-cell office:value-type="float" office:value="1.25227228446875">
            <text:p>1,2522722845</text:p>
          </table:table-cell>
          <table:table-cell office:value-type="float" office:value="1.25232079348678">
            <text:p>1,2523207935</text:p>
          </table:table-cell>
          <table:table-cell/>
          <table:table-cell table:formula="of:=[.$C26]-[.E26]" office:value-type="float" office:value="-0.000193994783089346">
            <text:p>-0,0001939948</text:p>
          </table:table-cell>
          <table:table-cell table:formula="of:=[.$C26]-[.F26]" office:value-type="float" office:value="0.0000504317231153628">
            <text:p>5,04317231153628E-005</text:p>
          </table:table-cell>
          <table:table-cell table:formula="of:=[.$C26]-[.G26]" office:value-type="float" office:value="0.00000192270508492243">
            <text:p>1,92270508492243E-006</text:p>
          </table:table-cell>
          <table:table-cell table:number-columns-repeated="4"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2.25">
            <text:p>2,25</text:p>
          </table:table-cell>
          <table:table-cell office:value-type="float" office:value="1.28402541668774">
            <text:p>1,2840254167</text:p>
          </table:table-cell>
          <table:table-cell/>
          <table:table-cell office:value-type="float" office:value="1.28427021059298">
            <text:p>1,2842702106</text:p>
          </table:table-cell>
          <table:table-cell office:value-type="float" office:value="1.28396793057272">
            <text:p>1,2839679306</text:p>
          </table:table-cell>
          <table:table-cell office:value-type="float" office:value="1.28401615972211">
            <text:p>1,2840161597</text:p>
          </table:table-cell>
          <table:table-cell/>
          <table:table-cell table:formula="of:=[.$C27]-[.E27]" office:value-type="float" office:value="-0.000244793905233687">
            <text:p>-0,0002447939</text:p>
          </table:table-cell>
          <table:table-cell table:formula="of:=[.$C27]-[.F27]" office:value-type="float" office:value="0.0000574861150168804">
            <text:p>5,74861150168804E-005</text:p>
          </table:table-cell>
          <table:table-cell table:formula="of:=[.$C27]-[.G27]" office:value-type="float" office:value="0.0000092569656269248">
            <text:p>0,000009257</text:p>
          </table:table-cell>
          <table:table-cell table:number-columns-repeated="4"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2.5">
            <text:p>2,5</text:p>
          </table:table-cell>
          <table:table-cell office:value-type="float" office:value="1.31653067486762">
            <text:p>1,3165306749</text:p>
          </table:table-cell>
          <table:table-cell/>
          <table:table-cell office:value-type="float" office:value="1.3167686614191">
            <text:p>1,3167686614</text:p>
          </table:table-cell>
          <table:table-cell office:value-type="float" office:value="1.31650129554951">
            <text:p>1,3165012955</text:p>
          </table:table-cell>
          <table:table-cell office:value-type="float" office:value="1.31653231352517">
            <text:p>1,3165323135</text:p>
          </table:table-cell>
          <table:table-cell/>
          <table:table-cell table:formula="of:=[.$C28]-[.E28]" office:value-type="float" office:value="-0.000237986551480107">
            <text:p>-0,0002379866</text:p>
          </table:table-cell>
          <table:table-cell table:formula="of:=[.$C28]-[.F28]" office:value-type="float" office:value="0.0000293793181114221">
            <text:p>2,93793181114221E-005</text:p>
          </table:table-cell>
          <table:table-cell table:formula="of:=[.$C28]-[.G28]" office:value-type="float" office:value="-0.00000163865754765347">
            <text:p>-1,63865754765347E-006</text:p>
          </table:table-cell>
          <table:table-cell table:number-columns-repeated="4"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2.75">
            <text:p>2,75</text:p>
          </table:table-cell>
          <table:table-cell office:value-type="float" office:value="1.349858807576">
            <text:p>1,3498588076</text:p>
          </table:table-cell>
          <table:table-cell/>
          <table:table-cell office:value-type="float" office:value="1.35001206345333">
            <text:p>1,3500120635</text:p>
          </table:table-cell>
          <table:table-cell office:value-type="float" office:value="1.34987237939911">
            <text:p>1,3498723794</text:p>
          </table:table-cell>
          <table:table-cell office:value-type="float" office:value="1.34986925489594">
            <text:p>1,3498692549</text:p>
          </table:table-cell>
          <table:table-cell/>
          <table:table-cell table:formula="of:=[.$C29]-[.E29]" office:value-type="float" office:value="-0.000153255877330061">
            <text:p>-0,0001532559</text:p>
          </table:table-cell>
          <table:table-cell table:formula="of:=[.$C29]-[.F29]" office:value-type="float" office:value="-0.0000135718231031312">
            <text:p>-1,35718231031312E-005</text:p>
          </table:table-cell>
          <table:table-cell table:formula="of:=[.$C29]-[.G29]" office:value-type="float" office:value="-0.0000104473199402655">
            <text:p>-1,04473199402655E-005</text:p>
          </table:table-cell>
          <table:table-cell table:number-columns-repeated="4"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3">
            <text:p>3</text:p>
          </table:table-cell>
          <table:table-cell office:value-type="float" office:value="1.38403064598075">
            <text:p>1,384030646</text:p>
          </table:table-cell>
          <table:table-cell/>
          <table:table-cell office:value-type="float" office:value="1.38399507095007">
            <text:p>1,383995071</text:p>
          </table:table-cell>
          <table:table-cell office:value-type="float" office:value="1.38408118212151">
            <text:p>1,3840811821</text:p>
          </table:table-cell>
          <table:table-cell office:value-type="float" office:value="1.38402742108007">
            <text:p>1,3840274211</text:p>
          </table:table-cell>
          <table:table-cell/>
          <table:table-cell table:formula="of:=[.$C30]-[.E30]" office:value-type="float" office:value="0.0000355750306770819">
            <text:p>0,000035575</text:p>
          </table:table-cell>
          <table:table-cell table:formula="of:=[.$C30]-[.F30]" office:value-type="float" office:value="-0.00005053614076167">
            <text:p>-5,053614076167E-005</text:p>
          </table:table-cell>
          <table:table-cell table:formula="of:=[.$C30]-[.G30]" office:value-type="float" office:value="0.00000322490068493941">
            <text:p>3,22490068493941E-006</text:p>
          </table:table-cell>
          <table:table-cell table:number-columns-repeated="4"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3.25">
            <text:p>3,25</text:p>
          </table:table-cell>
          <table:table-cell office:value-type="float" office:value="1.41906754859326">
            <text:p>1,4190675486</text:p>
          </table:table-cell>
          <table:table-cell/>
          <table:table-cell office:value-type="float" office:value="1.41883350042048">
            <text:p>1,4188335004</text:p>
          </table:table-cell>
          <table:table-cell office:value-type="float" office:value="1.41912770371673">
            <text:p>1,4191277037</text:p>
          </table:table-cell>
          <table:table-cell office:value-type="float" office:value="1.4190575695484">
            <text:p>1,4190575695</text:p>
          </table:table-cell>
          <table:table-cell/>
          <table:table-cell table:formula="of:=[.$C31]-[.E31]" office:value-type="float" office:value="0.000234048172781387">
            <text:p>0,0002340482</text:p>
          </table:table-cell>
          <table:table-cell table:formula="of:=[.$C31]-[.F31]" office:value-type="float" office:value="-0.0000601551234731268">
            <text:p>-6,01551234731268E-005</text:p>
          </table:table-cell>
          <table:table-cell table:formula="of:=[.$C31]-[.G31]" office:value-type="float" office:value="0.00000997904485688927">
            <text:p>0,000009979</text:p>
          </table:table-cell>
          <table:table-cell table:number-columns-repeated="4"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3.5">
            <text:p>3,5</text:p>
          </table:table-cell>
          <table:table-cell office:value-type="float" office:value="1.4549914146182">
            <text:p>1,4549914146</text:p>
          </table:table-cell>
          <table:table-cell/>
          <table:table-cell office:value-type="float" office:value="1.45467315087791">
            <text:p>1,4546731509</text:p>
          </table:table-cell>
          <table:table-cell office:value-type="float" office:value="1.45501194418476">
            <text:p>1,4550119442</text:p>
          </table:table-cell>
          <table:table-cell office:value-type="float" office:value="1.4549938332746">
            <text:p>1,4549938333</text:p>
          </table:table-cell>
          <table:table-cell/>
          <table:table-cell table:formula="of:=[.$C32]-[.E32]" office:value-type="float" office:value="0.000318263740288982">
            <text:p>0,0003182637</text:p>
          </table:table-cell>
          <table:table-cell table:formula="of:=[.$C32]-[.F32]" office:value-type="float" office:value="-0.0000205295665567373">
            <text:p>-2,05295665567373E-005</text:p>
          </table:table-cell>
          <table:table-cell table:formula="of:=[.$C32]-[.G32]" office:value-type="float" office:value="-0.00000241865639405425">
            <text:p>-2,41865639405425E-006</text:p>
          </table:table-cell>
          <table:table-cell table:number-columns-repeated="4"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3.75">
            <text:p>3,75</text:p>
          </table:table-cell>
          <table:table-cell office:value-type="float" office:value="1.49182469764127">
            <text:p>1,4918246976</text:p>
          </table:table-cell>
          <table:table-cell/>
          <table:table-cell office:value-type="float" office:value="1.49151402232238">
            <text:p>1,4915140223</text:p>
          </table:table-cell>
          <table:table-cell office:value-type="float" office:value="1.49177031682463">
            <text:p>1,4917703168</text:p>
          </table:table-cell>
          <table:table-cell office:value-type="float" office:value="1.49183621225865">
            <text:p>1,4918362123</text:p>
          </table:table-cell>
          <table:table-cell/>
          <table:table-cell table:formula="of:=[.$C33]-[.E33]" office:value-type="float" office:value="0.000310675318886622">
            <text:p>0,0003106753</text:p>
          </table:table-cell>
          <table:table-cell table:formula="of:=[.$C33]-[.F33]" office:value-type="float" office:value="0.0000543808166411086">
            <text:p>5,43808166411086E-005</text:p>
          </table:table-cell>
          <table:table-cell table:formula="of:=[.$C33]-[.G33]" office:value-type="float" office:value="-0.0000115146173802483">
            <text:p>-1,15146173802483E-005</text:p>
          </table:table-cell>
          <table:table-cell table:number-columns-repeated="4"/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4">
            <text:p>4</text:p>
          </table:table-cell>
          <table:table-cell office:value-type="float" office:value="1.52959041966338">
            <text:p>1,5295904197</text:p>
          </table:table-cell>
          <table:table-cell/>
          <table:table-cell office:value-type="float" office:value="1.52935611475389">
            <text:p>1,5293561148</text:p>
          </table:table-cell>
          <table:table-cell office:value-type="float" office:value="1.52952122632289">
            <text:p>1,5295212263</text:p>
          </table:table-cell>
          <table:table-cell office:value-type="float" office:value="1.52958566411452">
            <text:p>1,5295856641</text:p>
          </table:table-cell>
          <table:table-cell/>
          <table:table-cell table:formula="of:=[.$C34]-[.E34]" office:value-type="float" office:value="0.000234304909488614">
            <text:p>0,0002343049</text:p>
          </table:table-cell>
          <table:table-cell table:formula="of:=[.$C34]-[.F34]" office:value-type="float" office:value="0.0000691933404841638">
            <text:p>6,91933404841638E-005</text:p>
          </table:table-cell>
          <table:table-cell table:formula="of:=[.$C34]-[.G34]" office:value-type="float" office:value="0.00000475554885959184">
            <text:p>4,75554885959184E-006</text:p>
          </table:table-cell>
          <table:table-cell table:number-columns-repeated="4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1.05127109637602">
            <text:p>1,0512710964</text:p>
          </table:table-cell>
          <table:table-cell/>
          <table:table-cell office:value-type="float" office:value="1.05127109637602">
            <text:p>1,0512710964</text:p>
          </table:table-cell>
          <table:table-cell office:value-type="float" office:value="1.05127216011241">
            <text:p>1,0512721601</text:p>
          </table:table-cell>
          <table:table-cell office:value-type="float" office:value="1.05127128278318">
            <text:p>1,0512712828</text:p>
          </table:table-cell>
          <table:table-cell/>
          <table:table-cell table:formula="of:=[.$C35]-[.E35]" office:value-type="float" office:value="0">
            <text:p>0</text:p>
          </table:table-cell>
          <table:table-cell table:formula="of:=[.$C35]-[.F35]" office:value-type="float" office:value="-0.00000106373638675272">
            <text:p>-1,06373638675272E-006</text:p>
          </table:table-cell>
          <table:table-cell table:formula="of:=[.$C35]-[.G35]" office:value-type="float" office:value="-0.000000186407153712764">
            <text:p>-1,86407153712764E-007</text:p>
          </table:table-cell>
          <table:table-cell table:number-columns-repeated="4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5">
            <text:p>0,25</text:p>
          </table:table-cell>
          <table:table-cell office:value-type="float" office:value="1.07788415088463">
            <text:p>1,0778841509</text:p>
          </table:table-cell>
          <table:table-cell/>
          <table:table-cell office:value-type="float" office:value="1.07772170935545">
            <text:p>1,0777217094</text:p>
          </table:table-cell>
          <table:table-cell office:value-type="float" office:value="1.07784016787515">
            <text:p>1,0778401679</text:p>
          </table:table-cell>
          <table:table-cell office:value-type="float" office:value="1.07787635960103">
            <text:p>1,0778763596</text:p>
          </table:table-cell>
          <table:table-cell/>
          <table:table-cell table:formula="of:=[.$C36]-[.E36]" office:value-type="float" office:value="0.000162441529182988">
            <text:p>0,0001624415</text:p>
          </table:table-cell>
          <table:table-cell table:formula="of:=[.$C36]-[.F36]" office:value-type="float" office:value="0.0000439830094800531">
            <text:p>0,000043983</text:p>
          </table:table-cell>
          <table:table-cell table:formula="of:=[.$C36]-[.G36]" office:value-type="float" office:value="0.00000779128359740255">
            <text:p>7,79128359740255E-00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5">
            <text:p>0,5</text:p>
          </table:table-cell>
          <table:table-cell office:value-type="float" office:value="1.10517091807565">
            <text:p>1,1051709181</text:p>
          </table:table-cell>
          <table:table-cell/>
          <table:table-cell office:value-type="float" office:value="1.10493501758234">
            <text:p>1,1049350176</text:p>
          </table:table-cell>
          <table:table-cell office:value-type="float" office:value="1.10512626114502">
            <text:p>1,1051262611</text:p>
          </table:table-cell>
          <table:table-cell office:value-type="float" office:value="1.10517157176572">
            <text:p>1,1051715718</text:p>
          </table:table-cell>
          <table:table-cell/>
          <table:table-cell table:formula="of:=[.$C37]-[.E37]" office:value-type="float" office:value="0.000235900493308572">
            <text:p>0,0002359005</text:p>
          </table:table-cell>
          <table:table-cell table:formula="of:=[.$C37]-[.F37]" office:value-type="float" office:value="0.0000446569306320477">
            <text:p>4,46569306320477E-005</text:p>
          </table:table-cell>
          <table:table-cell table:formula="of:=[.$C37]-[.G37]" office:value-type="float" office:value="-0.000000653690067409229">
            <text:p>-6,53690067409229E-007</text:p>
          </table:table-cell>
          <table:table-cell table:number-columns-repeated="4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float" office:value="1.13314845306683">
            <text:p>1,1331484531</text:p>
          </table:table-cell>
          <table:table-cell/>
          <table:table-cell office:value-type="float" office:value="1.1329110210567">
            <text:p>1,1329110211</text:p>
          </table:table-cell>
          <table:table-cell office:value-type="float" office:value="1.133130439922">
            <text:p>1,1331304399</text:p>
          </table:table-cell>
          <table:table-cell office:value-type="float" office:value="1.13315691927722">
            <text:p>1,1331569193</text:p>
          </table:table-cell>
          <table:table-cell/>
          <table:table-cell table:formula="of:=[.$C38]-[.E38]" office:value-type="float" office:value="0.00023743201012949">
            <text:p>0,000237432</text:p>
          </table:table-cell>
          <table:table-cell table:formula="of:=[.$C38]-[.F38]" office:value-type="float" office:value="0.0000180131448230814">
            <text:p>1,80131448230814E-005</text:p>
          </table:table-cell>
          <table:table-cell table:formula="of:=[.$C38]-[.G38]" office:value-type="float" office:value="-0.00000846621039474194">
            <text:p>-8,46621039474194E-006</text:p>
          </table:table-cell>
          <table:table-cell table:number-columns-repeated="4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1.16183424272828">
            <text:p>1,1618342427</text:p>
          </table:table-cell>
          <table:table-cell/>
          <table:table-cell office:value-type="float" office:value="1.16164971977852">
            <text:p>1,1616497198</text:p>
          </table:table-cell>
          <table:table-cell office:value-type="float" office:value="1.16185270420611">
            <text:p>1,1618527042</text:p>
          </table:table-cell>
          <table:table-cell office:value-type="float" office:value="1.16183251486871">
            <text:p>1,1618325149</text:p>
          </table:table-cell>
          <table:table-cell/>
          <table:table-cell table:formula="of:=[.$C39]-[.E39]" office:value-type="float" office:value="0.000184522949762123">
            <text:p>0,0001845229</text:p>
          </table:table-cell>
          <table:table-cell table:formula="of:=[.$C39]-[.F39]" office:value-type="float" office:value="-0.0000184614778313552">
            <text:p>-1,84614778313552E-005</text:p>
          </table:table-cell>
          <table:table-cell table:formula="of:=[.$C39]-[.G39]" office:value-type="float" office:value="0.00000172785957275323">
            <text:p>1,72785957275323E-006</text:p>
          </table:table-cell>
          <table:table-cell table:number-columns-repeated="4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1.25">
            <text:p>1,25</text:p>
          </table:table-cell>
          <table:table-cell office:value-type="float" office:value="1.19124621661236">
            <text:p>1,1912462166</text:p>
          </table:table-cell>
          <table:table-cell/>
          <table:table-cell office:value-type="float" office:value="1.19115111374781">
            <text:p>1,1911511137</text:p>
          </table:table-cell>
          <table:table-cell office:value-type="float" office:value="1.19129305399735">
            <text:p>1,191293054</text:p>
          </table:table-cell>
          <table:table-cell office:value-type="float" office:value="1.19123800796646">
            <text:p>1,191238008</text:p>
          </table:table-cell>
          <table:table-cell/>
          <table:table-cell table:formula="of:=[.$C40]-[.E40]" office:value-type="float" office:value="0.0000951028645463925">
            <text:p>9,51028645463925E-005</text:p>
          </table:table-cell>
          <table:table-cell table:formula="of:=[.$C40]-[.F40]" office:value-type="float" office:value="-0.0000468373849911163">
            <text:p>-4,68373849911163E-005</text:p>
          </table:table-cell>
          <table:table-cell table:formula="of:=[.$C40]-[.G40]" office:value-type="float" office:value="0.0000082086458945696">
            <text:p>8,2086458945696E-006</text:p>
          </table:table-cell>
          <table:table-cell table:number-columns-repeated="4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1.22140275816017">
            <text:p>1,2214027582</text:p>
          </table:table-cell>
          <table:table-cell/>
          <table:table-cell office:value-type="float" office:value="1.22141520296457">
            <text:p>1,221415203</text:p>
          </table:table-cell>
          <table:table-cell office:value-type="float" office:value="1.22145148929571">
            <text:p>1,2214514893</text:p>
          </table:table-cell>
          <table:table-cell office:value-type="float" office:value="1.22140454654616">
            <text:p>1,2214045465</text:p>
          </table:table-cell>
          <table:table-cell/>
          <table:table-cell table:formula="of:=[.$C41]-[.E41]" office:value-type="float" office:value="-0.0000124448043996583">
            <text:p>-1,24448043996583E-005</text:p>
          </table:table-cell>
          <table:table-cell table:formula="of:=[.$C41]-[.F41]" office:value-type="float" office:value="-0.0000487311355374942">
            <text:p>-4,87311355374942E-005</text:p>
          </table:table-cell>
          <table:table-cell table:formula="of:=[.$C41]-[.G41]" office:value-type="float" office:value="-0.00000178838599285136">
            <text:p>-1,78838599285136E-006</text:p>
          </table:table-cell>
          <table:table-cell table:number-columns-repeated="4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1.75">
            <text:p>1,75</text:p>
          </table:table-cell>
          <table:table-cell office:value-type="float" office:value="1.25232271619186">
            <text:p>1,2523227162</text:p>
          </table:table-cell>
          <table:table-cell/>
          <table:table-cell office:value-type="float" office:value="1.25244198742879">
            <text:p>1,2524419874</text:p>
          </table:table-cell>
          <table:table-cell office:value-type="float" office:value="1.25232801010119">
            <text:p>1,2523280101</text:p>
          </table:table-cell>
          <table:table-cell office:value-type="float" office:value="1.25233213060781">
            <text:p>1,2523321306</text:p>
          </table:table-cell>
          <table:table-cell/>
          <table:table-cell table:formula="of:=[.$C42]-[.E42]" office:value-type="float" office:value="-0.000119271236929341">
            <text:p>-0,0001192712</text:p>
          </table:table-cell>
          <table:table-cell table:formula="of:=[.$C42]-[.F42]" office:value-type="float" office:value="-0.00000529390932468843">
            <text:p>-5,29390932468843E-006</text:p>
          </table:table-cell>
          <table:table-cell table:formula="of:=[.$C42]-[.G42]" office:value-type="float" office:value="-0.00000941441594259906">
            <text:p>-9,41441594259906E-006</text:p>
          </table:table-cell>
          <table:table-cell table:number-columns-repeated="4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1.28402541668774">
            <text:p>1,2840254167</text:p>
          </table:table-cell>
          <table:table-cell/>
          <table:table-cell office:value-type="float" office:value="1.28423146714048">
            <text:p>1,2842314671</text:p>
          </table:table-cell>
          <table:table-cell office:value-type="float" office:value="1.28397448978984">
            <text:p>1,2839744898</text:p>
          </table:table-cell>
          <table:table-cell office:value-type="float" office:value="1.28402161549928">
            <text:p>1,2840216155</text:p>
          </table:table-cell>
          <table:table-cell/>
          <table:table-cell table:formula="of:=[.$C43]-[.E43]" office:value-type="float" office:value="-0.000206050452743467">
            <text:p>-0,0002060505</text:p>
          </table:table-cell>
          <table:table-cell table:formula="of:=[.$C43]-[.F43]" office:value-type="float" office:value="0.0000509268978992061">
            <text:p>5,09268978992061E-005</text:p>
          </table:table-cell>
          <table:table-cell table:formula="of:=[.$C43]-[.G43]" office:value-type="float" office:value="0.00000380118846265987">
            <text:p>3,80118846265987E-006</text:p>
          </table:table-cell>
          <table:table-cell table:number-columns-repeated="4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2.25">
            <text:p>2,25</text:p>
          </table:table-cell>
          <table:table-cell office:value-type="float" office:value="1.31653067486762">
            <text:p>1,3165306749</text:p>
          </table:table-cell>
          <table:table-cell/>
          <table:table-cell office:value-type="float" office:value="1.31678364209964">
            <text:p>1,3167836421</text:p>
          </table:table-cell>
          <table:table-cell office:value-type="float" office:value="1.31647678421338">
            <text:p>1,3164767842</text:p>
          </table:table-cell>
          <table:table-cell office:value-type="float" office:value="1.31652214695825">
            <text:p>1,316522147</text:p>
          </table:table-cell>
          <table:table-cell/>
          <table:table-cell table:formula="of:=[.$C44]-[.E44]" office:value-type="float" office:value="-0.000252967232021062">
            <text:p>-0,0002529672</text:p>
          </table:table-cell>
          <table:table-cell table:formula="of:=[.$C44]-[.F44]" office:value-type="float" office:value="0.0000538906542439932">
            <text:p>5,38906542439932E-005</text:p>
          </table:table-cell>
          <table:table-cell table:formula="of:=[.$C44]-[.G44]" office:value-type="float" office:value="0.00000852790937289072">
            <text:p>8,52790937289072E-006</text:p>
          </table:table-cell>
          <table:table-cell table:number-columns-repeated="4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office:value-type="float" office:value="1.349858807576">
            <text:p>1,3498588076</text:p>
          </table:table-cell>
          <table:table-cell/>
          <table:table-cell office:value-type="float" office:value="1.35009851230627">
            <text:p>1,3500985123</text:p>
          </table:table-cell>
          <table:table-cell office:value-type="float" office:value="1.34983549888365">
            <text:p>1,3498354989</text:p>
          </table:table-cell>
          <table:table-cell office:value-type="float" office:value="1.3498619136482">
            <text:p>1,3498619136</text:p>
          </table:table-cell>
          <table:table-cell/>
          <table:table-cell table:formula="of:=[.$C45]-[.E45]" office:value-type="float" office:value="-0.000239704730263801">
            <text:p>-0,0002397047</text:p>
          </table:table-cell>
          <table:table-cell table:formula="of:=[.$C45]-[.F45]" office:value-type="float" office:value="0.0000233086923537851">
            <text:p>2,33086923537851E-005</text:p>
          </table:table-cell>
          <table:table-cell table:formula="of:=[.$C45]-[.G45]" office:value-type="float" office:value="-0.00000310607220077586">
            <text:p>-3,10607220077586E-006</text:p>
          </table:table-cell>
          <table:table-cell table:number-columns-repeated="4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2.75">
            <text:p>2,75</text:p>
          </table:table-cell>
          <table:table-cell office:value-type="float" office:value="1.38403064598075">
            <text:p>1,384030646</text:p>
          </table:table-cell>
          <table:table-cell/>
          <table:table-cell office:value-type="float" office:value="1.38417607776036">
            <text:p>1,3841760778</text:p>
          </table:table-cell>
          <table:table-cell office:value-type="float" office:value="1.38405063380066">
            <text:p>1,3840506338</text:p>
          </table:table-cell>
          <table:table-cell office:value-type="float" office:value="1.38404091556914">
            <text:p>1,3840409156</text:p>
          </table:table-cell>
          <table:table-cell/>
          <table:table-cell table:formula="of:=[.$C46]-[.E46]" office:value-type="float" office:value="-0.000145431779606797">
            <text:p>-0,0001454318</text:p>
          </table:table-cell>
          <table:table-cell table:formula="of:=[.$C46]-[.F46]" office:value-type="float" office:value="-0.0000199878199071968">
            <text:p>-1,99878199071968E-005</text:p>
          </table:table-cell>
          <table:table-cell table:formula="of:=[.$C46]-[.G46]" office:value-type="float" office:value="-0.00001026958839212">
            <text:p>-1,026958839212E-005</text:p>
          </table:table-cell>
          <table:table-cell table:number-columns-repeated="4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float" office:value="1.41906754859326">
            <text:p>1,4190675486</text:p>
          </table:table-cell>
          <table:table-cell/>
          <table:table-cell office:value-type="float" office:value="1.41901078746077">
            <text:p>1,4190107875</text:p>
          </table:table-cell>
          <table:table-cell office:value-type="float" office:value="1.41912218896441">
            <text:p>1,419122189</text:p>
          </table:table-cell>
          <table:table-cell office:value-type="float" office:value="1.41906157183172">
            <text:p>1,4190615718</text:p>
          </table:table-cell>
          <table:table-cell/>
          <table:table-cell table:formula="of:=[.$C47]-[.E47]" office:value-type="float" office:value="0.0000567611324828743">
            <text:p>5,67611324828743E-005</text:p>
          </table:table-cell>
          <table:table-cell table:formula="of:=[.$C47]-[.F47]" office:value-type="float" office:value="-0.0000546403711476628">
            <text:p>-5,46403711476628E-005</text:p>
          </table:table-cell>
          <table:table-cell table:formula="of:=[.$C47]-[.G47]" office:value-type="float" office:value="0.00000597676153746285">
            <text:p>5,97676153746285E-006</text:p>
          </table:table-cell>
          <table:table-cell table:number-columns-repeated="4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3.25">
            <text:p>3,25</text:p>
          </table:table-cell>
          <table:table-cell office:value-type="float" office:value="1.4549914146182">
            <text:p>1,4549914146</text:p>
          </table:table-cell>
          <table:table-cell/>
          <table:table-cell office:value-type="float" office:value="1.45475620320178">
            <text:p>1,4547562032</text:p>
          </table:table-cell>
          <table:table-cell office:value-type="float" office:value="1.45505016437489">
            <text:p>1,4550501644</text:p>
          </table:table-cell>
          <table:table-cell office:value-type="float" office:value="1.45498272199676">
            <text:p>1,454982722</text:p>
          </table:table-cell>
          <table:table-cell/>
          <table:table-cell table:formula="of:=[.$C48]-[.E48]" office:value-type="float" office:value="0.0002352114164208">
            <text:p>0,0002352114</text:p>
          </table:table-cell>
          <table:table-cell table:formula="of:=[.$C48]-[.F48]" office:value-type="float" office:value="-0.000058749756687515">
            <text:p>-5,8749756687515E-005</text:p>
          </table:table-cell>
          <table:table-cell table:formula="of:=[.$C48]-[.G48]" office:value-type="float" office:value="0.00000869262144354011">
            <text:p>8,69262144354011E-006</text:p>
          </table:table-cell>
          <table:table-cell table:number-columns-repeated="4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3.5">
            <text:p>3,5</text:p>
          </table:table-cell>
          <table:table-cell office:value-type="float" office:value="1.49182469764127">
            <text:p>1,4918246976</text:p>
          </table:table-cell>
          <table:table-cell/>
          <table:table-cell office:value-type="float" office:value="1.49152212065242">
            <text:p>1,4915221207</text:p>
          </table:table-cell>
          <table:table-cell office:value-type="float" office:value="1.49183456003211">
            <text:p>1,49183456</text:p>
          </table:table-cell>
          <table:table-cell office:value-type="float" office:value="1.49182932755791">
            <text:p>1,4918293276</text:p>
          </table:table-cell>
          <table:table-cell/>
          <table:table-cell table:formula="of:=[.$C49]-[.E49]" office:value-type="float" office:value="0.000302576988854497">
            <text:p>0,000302577</text:p>
          </table:table-cell>
          <table:table-cell table:formula="of:=[.$C49]-[.F49]" office:value-type="float" office:value="-0.00000986239083911045">
            <text:p>-9,86239083911045E-006</text:p>
          </table:table-cell>
          <table:table-cell table:formula="of:=[.$C49]-[.G49]" office:value-type="float" office:value="-0.00000462991663519041">
            <text:p>-4,62991663519041E-006</text:p>
          </table:table-cell>
          <table:table-cell table:number-columns-repeated="4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3.75">
            <text:p>3,75</text:p>
          </table:table-cell>
          <table:table-cell office:value-type="float" office:value="1.52959041966338">
            <text:p>1,5295904197</text:p>
          </table:table-cell>
          <table:table-cell/>
          <table:table-cell office:value-type="float" office:value="1.52930853981268">
            <text:p>1,5293085398</text:p>
          </table:table-cell>
          <table:table-cell office:value-type="float" office:value="1.52953240048204">
            <text:p>1,5295324005</text:p>
          </table:table-cell>
          <table:table-cell office:value-type="float" office:value="1.52960138851516">
            <text:p>1,5296013885</text:p>
          </table:table-cell>
          <table:table-cell/>
          <table:table-cell table:formula="of:=[.$C50]-[.E50]" office:value-type="float" office:value="0.000281879850698497">
            <text:p>0,0002818799</text:p>
          </table:table-cell>
          <table:table-cell table:formula="of:=[.$C50]-[.F50]" office:value-type="float" office:value="0.0000580191813377429">
            <text:p>5,80191813377429E-005</text:p>
          </table:table-cell>
          <table:table-cell table:formula="of:=[.$C50]-[.G50]" office:value-type="float" office:value="-0.0000109688517844209">
            <text:p>-1,09688517844209E-005</text:p>
          </table:table-cell>
          <table:table-cell table:number-columns-repeated="4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4">
            <text:p>4</text:p>
          </table:table-cell>
          <table:table-cell office:value-type="float" office:value="1.56831218549017">
            <text:p>1,5683121855</text:p>
          </table:table-cell>
          <table:table-cell/>
          <table:table-cell office:value-type="float" office:value="1.56811546068257">
            <text:p>1,5681154607</text:p>
          </table:table-cell>
          <table:table-cell office:value-type="float" office:value="1.56824908377813">
            <text:p>1,5682490838</text:p>
          </table:table-cell>
          <table:table-cell office:value-type="float" office:value="1.56830374039159">
            <text:p>1,5683037404</text:p>
          </table:table-cell>
          <table:table-cell/>
          <table:table-cell table:formula="of:=[.$C51]-[.E51]" office:value-type="float" office:value="0.000196724807594695">
            <text:p>0,0001967248</text:p>
          </table:table-cell>
          <table:table-cell table:formula="of:=[.$C51]-[.F51]" office:value-type="float" office:value="0.0000631017120362731">
            <text:p>6,31017120362731E-005</text:p>
          </table:table-cell>
          <table:table-cell table:formula="of:=[.$C51]-[.G51]" office:value-type="float" office:value="0.00000844509857600428">
            <text:p>8,44509857600428E-006</text:p>
          </table:table-cell>
          <table:table-cell table:number-columns-repeated="4"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office:value-type="float" office:value="1.07788415088463">
            <text:p>1,0778841509</text:p>
          </table:table-cell>
          <table:table-cell/>
          <table:table-cell office:value-type="float" office:value="1.07789241656039">
            <text:p>1,0778924166</text:p>
          </table:table-cell>
          <table:table-cell office:value-type="float" office:value="1.0778830930846">
            <text:p>1,0778830931</text:p>
          </table:table-cell>
          <table:table-cell office:value-type="float" office:value="1.07788420738606">
            <text:p>1,0778842074</text:p>
          </table:table-cell>
          <table:table-cell/>
          <table:table-cell table:formula="of:=[.$C52]-[.E52]" office:value-type="float" office:value="-0.0000082656757545152">
            <text:p>-8,2656757545152E-006</text:p>
          </table:table-cell>
          <table:table-cell table:formula="of:=[.$C52]-[.F52]" office:value-type="float" office:value="0.00000105780003201161">
            <text:p>1,05780003201161E-006</text:p>
          </table:table-cell>
          <table:table-cell table:formula="of:=[.$C52]-[.G52]" office:value-type="float" office:value="-0.0000000565014324216406">
            <text:p>-5,65014324216406E-008</text:p>
          </table:table-cell>
          <table:table-cell table:number-columns-repeated="4"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1.10517091807565">
            <text:p>1,1051709181</text:p>
          </table:table-cell>
          <table:table-cell/>
          <table:table-cell office:value-type="float" office:value="1.10501675209952">
            <text:p>1,1050167521</text:p>
          </table:table-cell>
          <table:table-cell office:value-type="float" office:value="1.10512505930218">
            <text:p>1,1051250593</text:p>
          </table:table-cell>
          <table:table-cell office:value-type="float" office:value="1.10516311185684">
            <text:p>1,1051631119</text:p>
          </table:table-cell>
          <table:table-cell/>
          <table:table-cell table:formula="of:=[.$C53]-[.E53]" office:value-type="float" office:value="0.00015416597612683">
            <text:p>0,000154166</text:p>
          </table:table-cell>
          <table:table-cell table:formula="of:=[.$C53]-[.F53]" office:value-type="float" office:value="0.0000458587734630811">
            <text:p>4,58587734630811E-005</text:p>
          </table:table-cell>
          <table:table-cell table:formula="of:=[.$C53]-[.G53]" office:value-type="float" office:value="0.00000780621880935861">
            <text:p>7,80621880935861E-006</text:p>
          </table:table-cell>
          <table:table-cell table:number-columns-repeated="4"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0.5">
            <text:p>0,5</text:p>
          </table:table-cell>
          <table:table-cell office:value-type="float" office:value="1.13314845306683">
            <text:p>1,1331484531</text:p>
          </table:table-cell>
          <table:table-cell/>
          <table:table-cell office:value-type="float" office:value="1.13292183581003">
            <text:p>1,1329218358</text:p>
          </table:table-cell>
          <table:table-cell office:value-type="float" office:value="1.1331025504172">
            <text:p>1,1331025504</text:p>
          </table:table-cell>
          <table:table-cell office:value-type="float" office:value="1.13314922709331">
            <text:p>1,1331492271</text:p>
          </table:table-cell>
          <table:table-cell/>
          <table:table-cell table:formula="of:=[.$C54]-[.E54]" office:value-type="float" office:value="0.000226617256799289">
            <text:p>0,0002266173</text:p>
          </table:table-cell>
          <table:table-cell table:formula="of:=[.$C54]-[.F54]" office:value-type="float" office:value="0.0000459026496308912">
            <text:p>4,59026496308912E-005</text:p>
          </table:table-cell>
          <table:table-cell table:formula="of:=[.$C54]-[.G54]" office:value-type="float" office:value="-0.000000774026485794721">
            <text:p>-0,00000077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75">
            <text:p>0,75</text:p>
          </table:table-cell>
          <table:table-cell office:value-type="float" office:value="1.16183424272828">
            <text:p>1,1618342427</text:p>
          </table:table-cell>
          <table:table-cell/>
          <table:table-cell office:value-type="float" office:value="1.16160766769191">
            <text:p>1,1616076677</text:p>
          </table:table-cell>
          <table:table-cell office:value-type="float" office:value="1.16181556642963">
            <text:p>1,1618155664</text:p>
          </table:table-cell>
          <table:table-cell office:value-type="float" office:value="1.16184255309548">
            <text:p>1,1618425531</text:p>
          </table:table-cell>
          <table:table-cell/>
          <table:table-cell table:formula="of:=[.$C55]-[.E55]" office:value-type="float" office:value="0.000226575036378129">
            <text:p>0,000226575</text:p>
          </table:table-cell>
          <table:table-cell table:formula="of:=[.$C55]-[.F55]" office:value-type="float" office:value="0.0000186762986513767">
            <text:p>1,86762986513767E-005</text:p>
          </table:table-cell>
          <table:table-cell table:formula="of:=[.$C55]-[.G55]" office:value-type="float" office:value="-0.00000831036720083667">
            <text:p>-8,31036720083667E-006</text:p>
          </table:table-cell>
          <table:table-cell table:number-columns-repeated="4"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1.19124621661236">
            <text:p>1,1912462166</text:p>
          </table:table-cell>
          <table:table-cell/>
          <table:table-cell office:value-type="float" office:value="1.19107424774515">
            <text:p>1,1910742477</text:p>
          </table:table-cell>
          <table:table-cell office:value-type="float" office:value="1.19126410733949">
            <text:p>1,1912641073</text:p>
          </table:table-cell>
          <table:table-cell office:value-type="float" office:value="1.19124347890778">
            <text:p>1,1912434789</text:p>
          </table:table-cell>
          <table:table-cell/>
          <table:table-cell table:formula="of:=[.$C56]-[.E56]" office:value-type="float" office:value="0.000171968867203498">
            <text:p>0,0001719689</text:p>
          </table:table-cell>
          <table:table-cell table:formula="of:=[.$C56]-[.F56]" office:value-type="float" office:value="-0.0000178907271350948">
            <text:p>-1,78907271350948E-005</text:p>
          </table:table-cell>
          <table:table-cell table:formula="of:=[.$C56]-[.G56]" office:value-type="float" office:value="0.00000273770457570599">
            <text:p>2,73770457570599E-006</text:p>
          </table:table-cell>
          <table:table-cell table:number-columns-repeated="4"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1.25">
            <text:p>1,25</text:p>
          </table:table-cell>
          <table:table-cell office:value-type="float" office:value="1.22140275816017">
            <text:p>1,2214027582</text:p>
          </table:table-cell>
          <table:table-cell/>
          <table:table-cell office:value-type="float" office:value="1.22132157596978">
            <text:p>1,221321576</text:p>
          </table:table-cell>
          <table:table-cell office:value-type="float" office:value="1.22144817314678">
            <text:p>1,2214481731</text:p>
          </table:table-cell>
          <table:table-cell office:value-type="float" office:value="1.2213948294126">
            <text:p>1,2213948294</text:p>
          </table:table-cell>
          <table:table-cell/>
          <table:table-cell table:formula="of:=[.$C57]-[.E57]" office:value-type="float" office:value="0.0000811821903938803">
            <text:p>8,11821903938803E-005</text:p>
          </table:table-cell>
          <table:table-cell table:formula="of:=[.$C57]-[.F57]" office:value-type="float" office:value="-0.0000454149866098152">
            <text:p>-0,000045415</text:p>
          </table:table-cell>
          <table:table-cell table:formula="of:=[.$C57]-[.G57]" office:value-type="float" office:value="0.00000792874756694317">
            <text:p>7,92874756694317E-006</text:p>
          </table:table-cell>
          <table:table-cell table:number-columns-repeated="4"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1.5">
            <text:p>1,5</text:p>
          </table:table-cell>
          <table:table-cell office:value-type="float" office:value="1.25232271619186">
            <text:p>1,2523227162</text:p>
          </table:table-cell>
          <table:table-cell/>
          <table:table-cell office:value-type="float" office:value="1.25234965236577">
            <text:p>1,2523496524</text:p>
          </table:table-cell>
          <table:table-cell office:value-type="float" office:value="1.25236776385149">
            <text:p>1,2523677639</text:p>
          </table:table-cell>
          <table:table-cell office:value-type="float" office:value="1.25232518795873">
            <text:p>1,252325188</text:p>
          </table:table-cell>
          <table:table-cell/>
          <table:table-cell table:formula="of:=[.$C58]-[.E58]" office:value-type="float" office:value="-0.0000269361739049234">
            <text:p>-2,69361739049234E-005</text:p>
          </table:table-cell>
          <table:table-cell table:formula="of:=[.$C58]-[.F58]" office:value-type="float" office:value="-0.0000450476596274285">
            <text:p>-4,50476596274285E-005</text:p>
          </table:table-cell>
          <table:table-cell table:formula="of:=[.$C58]-[.G58]" office:value-type="float" office:value="-0.00000247176686429817">
            <text:p>-2,47176686429817E-006</text:p>
          </table:table-cell>
          <table:table-cell table:number-columns-repeated="4"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1.75">
            <text:p>1,75</text:p>
          </table:table-cell>
          <table:table-cell office:value-type="float" office:value="1.28402541668774">
            <text:p>1,2840254167</text:p>
          </table:table-cell>
          <table:table-cell/>
          <table:table-cell office:value-type="float" office:value="1.28415847693313">
            <text:p>1,2841584769</text:p>
          </table:table-cell>
          <table:table-cell office:value-type="float" office:value="1.28402249806462">
            <text:p>1,2840224981</text:p>
          </table:table-cell>
          <table:table-cell office:value-type="float" office:value="1.28403455454616">
            <text:p>1,2840345545</text:p>
          </table:table-cell>
          <table:table-cell/>
          <table:table-cell table:formula="of:=[.$C59]-[.E59]" office:value-type="float" office:value="-0.000133060245392613">
            <text:p>-0,0001330602</text:p>
          </table:table-cell>
          <table:table-cell table:formula="of:=[.$C59]-[.F59]" office:value-type="float" office:value="0.00000291862312384872">
            <text:p>2,91862312384872E-006</text:p>
          </table:table-cell>
          <table:table-cell table:formula="of:=[.$C59]-[.G59]" office:value-type="float" office:value="-0.00000913785841838433">
            <text:p>-9,13785841838433E-006</text:p>
          </table:table-cell>
          <table:table-cell table:number-columns-repeated="4"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2">
            <text:p>2</text:p>
          </table:table-cell>
          <table:table-cell office:value-type="float" office:value="1.31653067486762">
            <text:p>1,3165306749</text:p>
          </table:table-cell>
          <table:table-cell/>
          <table:table-cell office:value-type="float" office:value="1.31674804967187">
            <text:p>1,3167480497</text:p>
          </table:table-cell>
          <table:table-cell office:value-type="float" office:value="1.31647636900395">
            <text:p>1,316476369</text:p>
          </table:table-cell>
          <table:table-cell office:value-type="float" office:value="1.31652517559383">
            <text:p>1,3165251756</text:p>
          </table:table-cell>
          <table:table-cell/>
          <table:table-cell table:formula="of:=[.$C60]-[.E60]" office:value-type="float" office:value="-0.000217374804249326">
            <text:p>-0,0002173748</text:p>
          </table:table-cell>
          <table:table-cell table:formula="of:=[.$C60]-[.F60]" office:value-type="float" office:value="0.0000543058636701676">
            <text:p>5,43058636701676E-005</text:p>
          </table:table-cell>
          <table:table-cell table:formula="of:=[.$C60]-[.G60]" office:value-type="float" office:value="0.00000549927378723503">
            <text:p>5,49927378723503E-006</text:p>
          </table:table-cell>
          <table:table-cell table:number-columns-repeated="4"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2.25">
            <text:p>2,25</text:p>
          </table:table-cell>
          <table:table-cell office:value-type="float" office:value="1.349858807576">
            <text:p>1,3498588076</text:p>
          </table:table-cell>
          <table:table-cell/>
          <table:table-cell office:value-type="float" office:value="1.35011837058198">
            <text:p>1,3501183706</text:p>
          </table:table-cell>
          <table:table-cell office:value-type="float" office:value="1.34980570376218">
            <text:p>1,3498057038</text:p>
          </table:table-cell>
          <table:table-cell office:value-type="float" office:value="1.34985106749881">
            <text:p>1,3498510675</text:p>
          </table:table-cell>
          <table:table-cell/>
          <table:table-cell table:formula="of:=[.$C61]-[.E61]" office:value-type="float" office:value="-0.000259563005975849">
            <text:p>-0,000259563</text:p>
          </table:table-cell>
          <table:table-cell table:formula="of:=[.$C61]-[.F61]" office:value-type="float" office:value="0.000053103813826505">
            <text:p>5,3103813826505E-005</text:p>
          </table:table-cell>
          <table:table-cell table:formula="of:=[.$C61]-[.G61]" office:value-type="float" office:value="0.00000774007719295256">
            <text:p>7,74007719295256E-006</text:p>
          </table:table-cell>
          <table:table-cell table:number-columns-repeated="4"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2.5">
            <text:p>2,5</text:p>
          </table:table-cell>
          <table:table-cell office:value-type="float" office:value="1.38403064598075">
            <text:p>1,384030646</text:p>
          </table:table-cell>
          <table:table-cell/>
          <table:table-cell office:value-type="float" office:value="1.38426943966346">
            <text:p>1,3842694397</text:p>
          </table:table-cell>
          <table:table-cell office:value-type="float" office:value="1.38401050233929">
            <text:p>1,3840105023</text:p>
          </table:table-cell>
          <table:table-cell office:value-type="float" office:value="1.38403504926567">
            <text:p>1,3840350493</text:p>
          </table:table-cell>
          <table:table-cell/>
          <table:table-cell table:formula="of:=[.$C62]-[.E62]" office:value-type="float" office:value="-0.000238793682707517">
            <text:p>-0,0002387937</text:p>
          </table:table-cell>
          <table:table-cell table:formula="of:=[.$C62]-[.F62]" office:value-type="float" office:value="0.0000201436414584144">
            <text:p>2,01436414584144E-005</text:p>
          </table:table-cell>
          <table:table-cell table:formula="of:=[.$C62]-[.G62]" office:value-type="float" office:value="-0.00000440328491890796">
            <text:p>-4,40328491890796E-006</text:p>
          </table:table-cell>
          <table:table-cell table:number-columns-repeated="4"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2.75">
            <text:p>2,75</text:p>
          </table:table-cell>
          <table:table-cell office:value-type="float" office:value="1.41906754859326">
            <text:p>1,4190675486</text:p>
          </table:table-cell>
          <table:table-cell/>
          <table:table-cell office:value-type="float" office:value="1.41920125691631">
            <text:p>1,4192012569</text:p>
          </table:table-cell>
          <table:table-cell office:value-type="float" office:value="1.4190907647353">
            <text:p>1,4190907647</text:p>
          </table:table-cell>
          <table:table-cell office:value-type="float" office:value="1.41907712089442">
            <text:p>1,4190771209</text:p>
          </table:table-cell>
          <table:table-cell/>
          <table:table-cell table:formula="of:=[.$C63]-[.E63]" office:value-type="float" office:value="-0.000133708323053705">
            <text:p>-0,0001337083</text:p>
          </table:table-cell>
          <table:table-cell table:formula="of:=[.$C63]-[.F63]" office:value-type="float" office:value="-0.0000232161420425925">
            <text:p>-2,32161420425925E-005</text:p>
          </table:table-cell>
          <table:table-cell table:formula="of:=[.$C63]-[.G63]" office:value-type="float" office:value="-0.00000957230115794516">
            <text:p>-9,57230115794516E-006</text:p>
          </table:table-cell>
          <table:table-cell table:number-columns-repeated="4"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3">
            <text:p>3</text:p>
          </table:table-cell>
          <table:table-cell office:value-type="float" office:value="1.4549914146182">
            <text:p>1,4549914146</text:p>
          </table:table-cell>
          <table:table-cell/>
          <table:table-cell office:value-type="float" office:value="1.45491435090992">
            <text:p>1,4549143509</text:p>
          </table:table-cell>
          <table:table-cell office:value-type="float" office:value="1.4550464909502">
            <text:p>1,455046491</text:p>
          </table:table-cell>
          <table:table-cell office:value-type="float" office:value="1.45498328931222">
            <text:p>1,4549832893</text:p>
          </table:table-cell>
          <table:table-cell/>
          <table:table-cell table:formula="of:=[.$C64]-[.E64]" office:value-type="float" office:value="0.000077063708282088">
            <text:p>7,7063708282088E-005</text:p>
          </table:table-cell>
          <table:table-cell table:formula="of:=[.$C64]-[.F64]" office:value-type="float" office:value="-0.0000550763319968617">
            <text:p>-5,50763319968617E-005</text:p>
          </table:table-cell>
          <table:table-cell table:formula="of:=[.$C64]-[.G64]" office:value-type="float" office:value="0.00000812530597693595">
            <text:p>8,12530597693595E-006</text:p>
          </table:table-cell>
          <table:table-cell table:number-columns-repeated="4"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3.25">
            <text:p>3,25</text:p>
          </table:table-cell>
          <table:table-cell office:value-type="float" office:value="1.49182469764127">
            <text:p>1,4918246976</text:p>
          </table:table-cell>
          <table:table-cell/>
          <table:table-cell office:value-type="float" office:value="1.49159033835473">
            <text:p>1,4915903384</text:p>
          </table:table-cell>
          <table:table-cell office:value-type="float" office:value="1.49187768098399">
            <text:p>1,491877681</text:p>
          </table:table-cell>
          <table:table-cell office:value-type="float" office:value="1.49181753374068">
            <text:p>1,4918175337</text:p>
          </table:table-cell>
          <table:table-cell/>
          <table:table-cell table:formula="of:=[.$C65]-[.E65]" office:value-type="float" office:value="0.000234359286535701">
            <text:p>0,0002343593</text:p>
          </table:table-cell>
          <table:table-cell table:formula="of:=[.$C65]-[.F65]" office:value-type="float" office:value="-0.0000529833427171944">
            <text:p>-5,29833427171944E-005</text:p>
          </table:table-cell>
          <table:table-cell table:formula="of:=[.$C65]-[.G65]" office:value-type="float" office:value="0.00000716390058985716">
            <text:p>7,16390058985716E-006</text:p>
          </table:table-cell>
          <table:table-cell table:number-columns-repeated="4"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3.5">
            <text:p>3,5</text:p>
          </table:table-cell>
          <table:table-cell office:value-type="float" office:value="1.52959041966338">
            <text:p>1,5295904197</text:p>
          </table:table-cell>
          <table:table-cell/>
          <table:table-cell office:value-type="float" office:value="1.52930615066822">
            <text:p>1,5293061507</text:p>
          </table:table-cell>
          <table:table-cell office:value-type="float" office:value="1.52958389163773">
            <text:p>1,5295838916</text:p>
          </table:table-cell>
          <table:table-cell office:value-type="float" office:value="1.52959697622192">
            <text:p>1,5295969762</text:p>
          </table:table-cell>
          <table:table-cell/>
          <table:table-cell table:formula="of:=[.$C66]-[.E66]" office:value-type="float" office:value="0.000284268995161208">
            <text:p>0,000284269</text:p>
          </table:table-cell>
          <table:table-cell table:formula="of:=[.$C66]-[.F66]" office:value-type="float" office:value="0.00000652802565226374">
            <text:p>0,000006528</text:p>
          </table:table-cell>
          <table:table-cell table:formula="of:=[.$C66]-[.G66]" office:value-type="float" office:value="-0.00000655655853898374">
            <text:p>-6,55655853898374E-006</text:p>
          </table:table-cell>
          <table:table-cell table:number-columns-repeated="4"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3.75">
            <text:p>3,75</text:p>
          </table:table-cell>
          <table:table-cell office:value-type="float" office:value="1.56831218549017">
            <text:p>1,5683121855</text:p>
          </table:table-cell>
          <table:table-cell/>
          <table:table-cell office:value-type="float" office:value="1.56806178785037">
            <text:p>1,5680617879</text:p>
          </table:table-cell>
          <table:table-cell office:value-type="float" office:value="1.56824962391393">
            <text:p>1,5682496239</text:p>
          </table:table-cell>
          <table:table-cell office:value-type="float" office:value="1.56832161675594">
            <text:p>1,5683216168</text:p>
          </table:table-cell>
          <table:table-cell/>
          <table:table-cell table:formula="of:=[.$C67]-[.E67]" office:value-type="float" office:value="0.000250397639801836">
            <text:p>0,0002503976</text:p>
          </table:table-cell>
          <table:table-cell table:formula="of:=[.$C67]-[.F67]" office:value-type="float" office:value="0.0000625615762355203">
            <text:p>6,25615762355203E-005</text:p>
          </table:table-cell>
          <table:table-cell table:formula="of:=[.$C67]-[.G67]" office:value-type="float" office:value="-0.00000943126576791187">
            <text:p>-9,43126576791187E-006</text:p>
          </table:table-cell>
          <table:table-cell table:number-columns-repeated="4"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4">
            <text:p>4</text:p>
          </table:table-cell>
          <table:table-cell office:value-type="float" office:value="1.60801419748578">
            <text:p>1,6080141975</text:p>
          </table:table-cell>
          <table:table-cell/>
          <table:table-cell office:value-type="float" office:value="1.60785724990118">
            <text:p>1,6078572499</text:p>
          </table:table-cell>
          <table:table-cell office:value-type="float" office:value="1.60795591939962">
            <text:p>1,6079559194</text:p>
          </table:table-cell>
          <table:table-cell office:value-type="float" office:value="1.60800320899254">
            <text:p>1,608003209</text:p>
          </table:table-cell>
          <table:table-cell/>
          <table:table-cell table:formula="of:=[.$C68]-[.E68]" office:value-type="float" office:value="0.00015694758459861">
            <text:p>0,0001569476</text:p>
          </table:table-cell>
          <table:table-cell table:formula="of:=[.$C68]-[.F68]" office:value-type="float" office:value="0.0000582780861599907">
            <text:p>5,82780861599907E-005</text:p>
          </table:table-cell>
          <table:table-cell table:formula="of:=[.$C68]-[.G68]" office:value-type="float" office:value="0.0000109884932462112">
            <text:p>1,09884932462112E-00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0517091807565">
            <text:p>1,1051709181</text:p>
          </table:table-cell>
          <table:table-cell/>
          <table:table-cell office:value-type="float" office:value="1.10517091807565">
            <text:p>1,1051709181</text:p>
          </table:table-cell>
          <table:table-cell office:value-type="float" office:value="1.10517241530494">
            <text:p>1,1051724153</text:p>
          </table:table-cell>
          <table:table-cell office:value-type="float" office:value="1.10517080535334">
            <text:p>1,1051708054</text:p>
          </table:table-cell>
          <table:table-cell/>
          <table:table-cell table:formula="of:=[.$C69]-[.E69]" office:value-type="float" office:value="0">
            <text:p>0</text:p>
          </table:table-cell>
          <table:table-cell table:formula="of:=[.$C69]-[.F69]" office:value-type="float" office:value="-0.00000149722929210228">
            <text:p>-1,49722929210228E-006</text:p>
          </table:table-cell>
          <table:table-cell table:formula="of:=[.$C69]-[.G69]" office:value-type="float" office:value="0.000000112722309264512">
            <text:p>1,12722309264512E-00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float" office:value="1.13314845306683">
            <text:p>1,1331484531</text:p>
          </table:table-cell>
          <table:table-cell/>
          <table:table-cell office:value-type="float" office:value="1.13298656695241">
            <text:p>1,132986567</text:p>
          </table:table-cell>
          <table:table-cell office:value-type="float" office:value="1.13310536563056">
            <text:p>1,1331053656</text:p>
          </table:table-cell>
          <table:table-cell office:value-type="float" office:value="1.13314059821862">
            <text:p>1,1331405982</text:p>
          </table:table-cell>
          <table:table-cell/>
          <table:table-cell table:formula="of:=[.$C70]-[.E70]" office:value-type="float" office:value="0.00016188611442014">
            <text:p>0,0001618861</text:p>
          </table:table-cell>
          <table:table-cell table:formula="of:=[.$C70]-[.F70]" office:value-type="float" office:value="0.0000430874362702394">
            <text:p>4,30874362702394E-005</text:p>
          </table:table-cell>
          <table:table-cell table:formula="of:=[.$C70]-[.G70]" office:value-type="float" office:value="0.00000785484820875482">
            <text:p>7,85484820875482E-00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.16183424272828">
            <text:p>1,1618342427</text:p>
          </table:table-cell>
          <table:table-cell/>
          <table:table-cell office:value-type="float" office:value="1.1616013330897">
            <text:p>1,1616013331</text:p>
          </table:table-cell>
          <table:table-cell office:value-type="float" office:value="1.16179169958965">
            <text:p>1,1617916996</text:p>
          </table:table-cell>
          <table:table-cell office:value-type="float" office:value="1.16183509883123">
            <text:p>1,1618350988</text:p>
          </table:table-cell>
          <table:table-cell/>
          <table:table-cell table:formula="of:=[.$C71]-[.E71]" office:value-type="float" office:value="0.000232909638579581">
            <text:p>0,0002329096</text:p>
          </table:table-cell>
          <table:table-cell table:formula="of:=[.$C71]-[.F71]" office:value-type="float" office:value="0.0000425431386346098">
            <text:p>4,25431386346098E-005</text:p>
          </table:table-cell>
          <table:table-cell table:formula="of:=[.$C71]-[.G71]" office:value-type="float" office:value="-0.000000856102945867576">
            <text:p>-8,56102945867576E-007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.19124621661236">
            <text:p>1,1912462166</text:p>
          </table:table-cell>
          <table:table-cell/>
          <table:table-cell office:value-type="float" office:value="1.19101521648754">
            <text:p>1,1910152165</text:p>
          </table:table-cell>
          <table:table-cell office:value-type="float" office:value="1.19123141718222">
            <text:p>1,1912314172</text:p>
          </table:table-cell>
          <table:table-cell office:value-type="float" office:value="1.19125430719117">
            <text:p>1,1912543072</text:p>
          </table:table-cell>
          <table:table-cell/>
          <table:table-cell table:formula="of:=[.$C72]-[.E72]" office:value-type="float" office:value="0.000231000124818914">
            <text:p>0,0002310001</text:p>
          </table:table-cell>
          <table:table-cell table:formula="of:=[.$C72]-[.F72]" office:value-type="float" office:value="0.0000147994301415988">
            <text:p>1,47994301415988E-005</text:p>
          </table:table-cell>
          <table:table-cell table:formula="of:=[.$C72]-[.G72]" office:value-type="float" office:value="-0.00000809057881356878">
            <text:p>-8,09057881356878E-00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.22140275816017">
            <text:p>1,2214027582</text:p>
          </table:table-cell>
          <table:table-cell/>
          <table:table-cell office:value-type="float" office:value="1.22122821714591">
            <text:p>1,2212282171</text:p>
          </table:table-cell>
          <table:table-cell office:value-type="float" office:value="1.22142451840826">
            <text:p>1,2214245184</text:p>
          </table:table-cell>
          <table:table-cell office:value-type="float" office:value="1.22139904305283">
            <text:p>1,2213990431</text:p>
          </table:table-cell>
          <table:table-cell/>
          <table:table-cell table:formula="of:=[.$C73]-[.E73]" office:value-type="float" office:value="0.000174541014256402">
            <text:p>0,000174541</text:p>
          </table:table-cell>
          <table:table-cell table:formula="of:=[.$C73]-[.F73]" office:value-type="float" office:value="-0.0000217602480914181">
            <text:p>-2,17602480914181E-005</text:p>
          </table:table-cell>
          <table:table-cell table:formula="of:=[.$C73]-[.G73]" office:value-type="float" office:value="0.00000371510733776503">
            <text:p>3,71510733776503E-00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5">
            <text:p>1,25</text:p>
          </table:table-cell>
          <table:table-cell office:value-type="float" office:value="1.25232271619186">
            <text:p>1,2523227162</text:p>
          </table:table-cell>
          <table:table-cell/>
          <table:table-cell office:value-type="float" office:value="1.25224033506483">
            <text:p>1,2522403351</text:p>
          </table:table-cell>
          <table:table-cell office:value-type="float" office:value="1.25237100326778">
            <text:p>1,2523710033</text:p>
          </table:table-cell>
          <table:table-cell office:value-type="float" office:value="1.25231508211285">
            <text:p>1,2523150821</text:p>
          </table:table-cell>
          <table:table-cell/>
          <table:table-cell table:formula="of:=[.$C74]-[.E74]" office:value-type="float" office:value="0.000082381127038067">
            <text:p>8,2381127038067E-005</text:p>
          </table:table-cell>
          <table:table-cell table:formula="of:=[.$C74]-[.F74]" office:value-type="float" office:value="-0.0000482870759175302">
            <text:p>-4,82870759175302E-005</text:p>
          </table:table-cell>
          <table:table-cell table:formula="of:=[.$C74]-[.G74]" office:value-type="float" office:value="0.00000763407900961077">
            <text:p>7,63407900961077E-00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.28402541668774">
            <text:p>1,2840254167</text:p>
          </table:table-cell>
          <table:table-cell/>
          <table:table-cell office:value-type="float" office:value="1.28405157024428">
            <text:p>1,2840515702</text:p>
          </table:table-cell>
          <table:table-cell office:value-type="float" office:value="1.28407087176078">
            <text:p>1,2840708718</text:p>
          </table:table-cell>
          <table:table-cell office:value-type="float" office:value="1.28402851507992">
            <text:p>1,2840285151</text:p>
          </table:table-cell>
          <table:table-cell/>
          <table:table-cell table:formula="of:=[.$C75]-[.E75]" office:value-type="float" office:value="-0.0000261535565364568">
            <text:p>-2,61535565364568E-005</text:p>
          </table:table-cell>
          <table:table-cell table:formula="of:=[.$C75]-[.F75]" office:value-type="float" office:value="-0.000045455073037326">
            <text:p>-4,5455073037326E-005</text:p>
          </table:table-cell>
          <table:table-cell table:formula="of:=[.$C75]-[.G75]" office:value-type="float" office:value="-0.00000309839217393915">
            <text:p>-3,09839217393915E-00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5">
            <text:p>1,75</text:p>
          </table:table-cell>
          <table:table-cell office:value-type="float" office:value="1.31653067486762">
            <text:p>1,3165306749</text:p>
          </table:table-cell>
          <table:table-cell/>
          <table:table-cell office:value-type="float" office:value="1.31666192268427">
            <text:p>1,3166619227</text:p>
          </table:table-cell>
          <table:table-cell office:value-type="float" office:value="1.31652367147022">
            <text:p>1,3165236715</text:p>
          </table:table-cell>
          <table:table-cell office:value-type="float" office:value="1.31653934195401">
            <text:p>1,316539342</text:p>
          </table:table-cell>
          <table:table-cell/>
          <table:table-cell table:formula="of:=[.$C76]-[.E76]" office:value-type="float" office:value="-0.000131247816646418">
            <text:p>-0,0001312478</text:p>
          </table:table-cell>
          <table:table-cell table:formula="of:=[.$C76]-[.F76]" office:value-type="float" office:value="0.00000700339739712064">
            <text:p>7,00339739712064E-006</text:p>
          </table:table-cell>
          <table:table-cell table:formula="of:=[.$C76]-[.G76]" office:value-type="float" office:value="-0.00000866708639235547">
            <text:p>-8,66708639235547E-00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349858807576">
            <text:p>1,3498588076</text:p>
          </table:table-cell>
          <table:table-cell/>
          <table:table-cell office:value-type="float" office:value="1.3500713923848">
            <text:p>1,3500713924</text:p>
          </table:table-cell>
          <table:table-cell office:value-type="float" office:value="1.34980579871459">
            <text:p>1,3498057987</text:p>
          </table:table-cell>
          <table:table-cell office:value-type="float" office:value="1.34985187213726">
            <text:p>1,3498518721</text:p>
          </table:table-cell>
          <table:table-cell/>
          <table:table-cell table:formula="of:=[.$C77]-[.E77]" office:value-type="float" office:value="-0.00021258480879327">
            <text:p>-0,0002125848</text:p>
          </table:table-cell>
          <table:table-cell table:formula="of:=[.$C77]-[.F77]" office:value-type="float" office:value="0.0000530088614163482">
            <text:p>5,30088614163482E-005</text:p>
          </table:table-cell>
          <table:table-cell table:formula="of:=[.$C77]-[.G77]" office:value-type="float" office:value="0.000006935438747524">
            <text:p>6,935438747524E-00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25">
            <text:p>2,25</text:p>
          </table:table-cell>
          <table:table-cell office:value-type="float" office:value="1.38403064598075">
            <text:p>1,384030646</text:p>
          </table:table-cell>
          <table:table-cell/>
          <table:table-cell office:value-type="float" office:value="1.38427997934586">
            <text:p>1,3842799793</text:p>
          </table:table-cell>
          <table:table-cell office:value-type="float" office:value="1.38398284816411">
            <text:p>1,3839828482</text:p>
          </table:table-cell>
          <table:table-cell office:value-type="float" office:value="1.38402381104145">
            <text:p>1,384023811</text:p>
          </table:table-cell>
          <table:table-cell/>
          <table:table-cell table:formula="of:=[.$C78]-[.E78]" office:value-type="float" office:value="-0.000249333365112347">
            <text:p>-0,0002493334</text:p>
          </table:table-cell>
          <table:table-cell table:formula="of:=[.$C78]-[.F78]" office:value-type="float" office:value="0.0000477978166446569">
            <text:p>4,77978166446569E-005</text:p>
          </table:table-cell>
          <table:table-cell table:formula="of:=[.$C78]-[.G78]" office:value-type="float" office:value="0.00000683493930297985">
            <text:p>6,83493930297985E-00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office:value-type="float" office:value="1.41906754859326">
            <text:p>1,4190675486</text:p>
          </table:table-cell>
          <table:table-cell/>
          <table:table-cell office:value-type="float" office:value="1.41928768356747">
            <text:p>1,4192876836</text:p>
          </table:table-cell>
          <table:table-cell office:value-type="float" office:value="1.41905481981878">
            <text:p>1,4190548198</text:p>
          </table:table-cell>
          <table:table-cell office:value-type="float" office:value="1.41907311696147">
            <text:p>1,419073117</text:p>
          </table:table-cell>
          <table:table-cell/>
          <table:table-cell table:formula="of:=[.$C79]-[.E79]" office:value-type="float" office:value="-0.000220134974212138">
            <text:p>-0,000220135</text:p>
          </table:table-cell>
          <table:table-cell table:formula="of:=[.$C79]-[.F79]" office:value-type="float" office:value="0.000012728774472448">
            <text:p>1,2728774472448E-005</text:p>
          </table:table-cell>
          <table:table-cell table:formula="of:=[.$C79]-[.G79]" office:value-type="float" office:value="-0.00000556836821541395">
            <text:p>-5,56836821541395E-00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75">
            <text:p>2,75</text:p>
          </table:table-cell>
          <table:table-cell office:value-type="float" office:value="1.4549914146182">
            <text:p>1,4549914146</text:p>
          </table:table-cell>
          <table:table-cell/>
          <table:table-cell office:value-type="float" office:value="1.45509450504961">
            <text:p>1,455094505</text:p>
          </table:table-cell>
          <table:table-cell office:value-type="float" office:value="1.45502171367862">
            <text:p>1,4550217137</text:p>
          </table:table-cell>
          <table:table-cell office:value-type="float" office:value="1.45499978989733">
            <text:p>1,4549997899</text:p>
          </table:table-cell>
          <table:table-cell/>
          <table:table-cell table:formula="of:=[.$C80]-[.E80]" office:value-type="float" office:value="-0.000103090431412767">
            <text:p>-0,0001030904</text:p>
          </table:table-cell>
          <table:table-cell table:formula="of:=[.$C80]-[.F80]" office:value-type="float" office:value="-0.000030299060418848">
            <text:p>-3,0299060418848E-005</text:p>
          </table:table-cell>
          <table:table-cell table:formula="of:=[.$C80]-[.G80]" office:value-type="float" office:value="-0.00000837527912689318">
            <text:p>-8,37527912689318E-00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49182469764127">
            <text:p>1,4918246976</text:p>
          </table:table-cell>
          <table:table-cell/>
          <table:table-cell office:value-type="float" office:value="1.49171486900099">
            <text:p>1,491714869</text:p>
          </table:table-cell>
          <table:table-cell office:value-type="float" office:value="1.49188352974361">
            <text:p>1,4918835297</text:p>
          </table:table-cell>
          <table:table-cell office:value-type="float" office:value="1.49181507620081">
            <text:p>1,4918150762</text:p>
          </table:table-cell>
          <table:table-cell/>
          <table:table-cell table:formula="of:=[.$C81]-[.E81]" office:value-type="float" office:value="0.000109828640276977">
            <text:p>0,0001098286</text:p>
          </table:table-cell>
          <table:table-cell table:formula="of:=[.$C81]-[.F81]" office:value-type="float" office:value="-0.0000588321023431426">
            <text:p>-5,88321023431426E-005</text:p>
          </table:table-cell>
          <table:table-cell table:formula="of:=[.$C81]-[.G81]" office:value-type="float" office:value="0.00000962144045546509">
            <text:p>9,62144045546509E-00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25">
            <text:p>3,25</text:p>
          </table:table-cell>
          <table:table-cell office:value-type="float" office:value="1.52959041966338">
            <text:p>1,5295904197</text:p>
          </table:table-cell>
          <table:table-cell/>
          <table:table-cell office:value-type="float" office:value="1.52934631272621">
            <text:p>1,5293463127</text:p>
          </table:table-cell>
          <table:table-cell office:value-type="float" office:value="1.52964026801376">
            <text:p>1,529640268</text:p>
          </table:table-cell>
          <table:table-cell office:value-type="float" office:value="1.52958503126628">
            <text:p>1,5295850313</text:p>
          </table:table-cell>
          <table:table-cell/>
          <table:table-cell table:formula="of:=[.$C82]-[.E82]" office:value-type="float" office:value="0.000244106937168365">
            <text:p>0,0002441069</text:p>
          </table:table-cell>
          <table:table-cell table:formula="of:=[.$C82]-[.F82]" office:value-type="float" office:value="-0.0000498483503856839">
            <text:p>-4,98483503856839E-005</text:p>
          </table:table-cell>
          <table:table-cell table:formula="of:=[.$C82]-[.G82]" office:value-type="float" office:value="0.0000053883970985158">
            <text:p>5,3883970985158E-00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5">
            <text:p>3,5</text:p>
          </table:table-cell>
          <table:table-cell office:value-type="float" office:value="1.56831218549017">
            <text:p>1,5683121855</text:p>
          </table:table-cell>
          <table:table-cell/>
          <table:table-cell office:value-type="float" office:value="1.56803688438096">
            <text:p>1,5680368844</text:p>
          </table:table-cell>
          <table:table-cell office:value-type="float" office:value="1.56829412260676">
            <text:p>1,5682941226</text:p>
          </table:table-cell>
          <table:table-cell office:value-type="float" office:value="1.56832034618578">
            <text:p>1,5683203462</text:p>
          </table:table-cell>
          <table:table-cell/>
          <table:table-cell table:formula="of:=[.$C83]-[.E83]" office:value-type="float" office:value="0.000275301109208703">
            <text:p>0,0002753011</text:p>
          </table:table-cell>
          <table:table-cell table:formula="of:=[.$C83]-[.F83]" office:value-type="float" office:value="0.0000180628834058894">
            <text:p>1,80628834058894E-005</text:p>
          </table:table-cell>
          <table:table-cell table:formula="of:=[.$C83]-[.G83]" office:value-type="float" office:value="-0.00000816069561127009">
            <text:p>-8,16069561127009E-00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75">
            <text:p>3,75</text:p>
          </table:table-cell>
          <table:table-cell office:value-type="float" office:value="1.60801419748578">
            <text:p>1,6080141975</text:p>
          </table:table-cell>
          <table:table-cell/>
          <table:table-cell office:value-type="float" office:value="1.60778658396524">
            <text:p>1,607786584</text:p>
          </table:table-cell>
          <table:table-cell office:value-type="float" office:value="1.6079528526115">
            <text:p>1,6079528526</text:p>
          </table:table-cell>
          <table:table-cell office:value-type="float" office:value="1.60802102095932">
            <text:p>1,608021021</text:p>
          </table:table-cell>
          <table:table-cell/>
          <table:table-cell table:formula="of:=[.$C84]-[.E84]" office:value-type="float" office:value="0.000227613520539682">
            <text:p>0,0002276135</text:p>
          </table:table-cell>
          <table:table-cell table:formula="of:=[.$C84]-[.F84]" office:value-type="float" office:value="0.0000613448742792233">
            <text:p>6,13448742792233E-005</text:p>
          </table:table-cell>
          <table:table-cell table:formula="of:=[.$C84]-[.G84]" office:value-type="float" office:value="-0.00000682347353264667">
            <text:p>-6,82347353264667E-00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.64872127070013">
            <text:p>1,6487212707</text:p>
          </table:table-cell>
          <table:table-cell/>
          <table:table-cell office:value-type="float" office:value="1.64859541147906">
            <text:p>1,6485954115</text:p>
          </table:table-cell>
          <table:table-cell office:value-type="float" office:value="1.64867264157041">
            <text:p>1,6486726416</text:p>
          </table:table-cell>
          <table:table-cell office:value-type="float" office:value="1.64870887282581">
            <text:p>1,6487088728</text:p>
          </table:table-cell>
          <table:table-cell/>
          <table:table-cell table:formula="of:=[.$C85]-[.E85]" office:value-type="float" office:value="0.000125859221069558">
            <text:p>0,0001258592</text:p>
          </table:table-cell>
          <table:table-cell table:formula="of:=[.$C85]-[.F85]" office:value-type="float" office:value="0.0000486291297152608">
            <text:p>4,86291297152608E-005</text:p>
          </table:table-cell>
          <table:table-cell table:formula="of:=[.$C85]-[.G85]" office:value-type="float" office:value="0.0000123978743158393">
            <text:p>1,23978743158393E-005</text:p>
          </table:table-cell>
          <table:table-cell table:number-columns-repeated="4"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0">
            <text:p>0</text:p>
          </table:table-cell>
          <table:table-cell office:value-type="float" office:value="1.13314845306683">
            <text:p>1,1331484531</text:p>
          </table:table-cell>
          <table:table-cell/>
          <table:table-cell office:value-type="float" office:value="1.13313943155456">
            <text:p>1,1331394316</text:p>
          </table:table-cell>
          <table:table-cell office:value-type="float" office:value="1.13314691911391">
            <text:p>1,1331469191</text:p>
          </table:table-cell>
          <table:table-cell office:value-type="float" office:value="1.13314822657597">
            <text:p>1,1331482266</text:p>
          </table:table-cell>
          <table:table-cell/>
          <table:table-cell table:formula="of:=[.$C86]-[.E86]" office:value-type="float" office:value="0.00000902151226744863">
            <text:p>9,02151226744863E-006</text:p>
          </table:table-cell>
          <table:table-cell table:formula="of:=[.$C86]-[.F86]" office:value-type="float" office:value="0.00000153395291779823">
            <text:p>0,000001534</text:p>
          </table:table-cell>
          <table:table-cell table:formula="of:=[.$C86]-[.G86]" office:value-type="float" office:value="0.000000226490857846429">
            <text:p>2,26490857846429E-007</text:p>
          </table:table-cell>
          <table:table-cell table:number-columns-repeated="4"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0.25">
            <text:p>0,25</text:p>
          </table:table-cell>
          <table:table-cell office:value-type="float" office:value="1.16183424272828">
            <text:p>1,1618342427</text:p>
          </table:table-cell>
          <table:table-cell/>
          <table:table-cell office:value-type="float" office:value="1.16166400606693">
            <text:p>1,1616640061</text:p>
          </table:table-cell>
          <table:table-cell office:value-type="float" office:value="1.16178842724481">
            <text:p>1,1617884272</text:p>
          </table:table-cell>
          <table:table-cell office:value-type="float" office:value="1.16182639868774">
            <text:p>1,1618263987</text:p>
          </table:table-cell>
          <table:table-cell/>
          <table:table-cell table:formula="of:=[.$C87]-[.E87]" office:value-type="float" office:value="0.000170236661353185">
            <text:p>0,0001702367</text:p>
          </table:table-cell>
          <table:table-cell table:formula="of:=[.$C87]-[.F87]" office:value-type="float" office:value="0.0000458154834765967">
            <text:p>4,58154834765967E-005</text:p>
          </table:table-cell>
          <table:table-cell table:formula="of:=[.$C87]-[.G87]" office:value-type="float" office:value="0.00000784404053955079">
            <text:p>0,000007844</text:p>
          </table:table-cell>
          <table:table-cell table:number-columns-repeated="4"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0.5">
            <text:p>0,5</text:p>
          </table:table-cell>
          <table:table-cell office:value-type="float" office:value="1.19124621661236">
            <text:p>1,1912462166</text:p>
          </table:table-cell>
          <table:table-cell/>
          <table:table-cell office:value-type="float" office:value="1.19100649608719">
            <text:p>1,1910064961</text:p>
          </table:table-cell>
          <table:table-cell office:value-type="float" office:value="1.19120160625101">
            <text:p>1,1912016063</text:p>
          </table:table-cell>
          <table:table-cell office:value-type="float" office:value="1.19124720826041">
            <text:p>1,1912472083</text:p>
          </table:table-cell>
          <table:table-cell/>
          <table:table-cell table:formula="of:=[.$C88]-[.E88]" office:value-type="float" office:value="0.000239720525172293">
            <text:p>0,0002397205</text:p>
          </table:table-cell>
          <table:table-cell table:formula="of:=[.$C88]-[.F88]" office:value-type="float" office:value="0.0000446103613498394">
            <text:p>4,46103613498394E-005</text:p>
          </table:table-cell>
          <table:table-cell table:formula="of:=[.$C88]-[.G88]" office:value-type="float" office:value="-0.000000991648055670424">
            <text:p>-9,91648055670424E-007</text:p>
          </table:table-cell>
          <table:table-cell table:number-columns-repeated="4"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0.75">
            <text:p>0,75</text:p>
          </table:table-cell>
          <table:table-cell office:value-type="float" office:value="1.22140275816017">
            <text:p>1,2214027582</text:p>
          </table:table-cell>
          <table:table-cell/>
          <table:table-cell office:value-type="float" office:value="1.22116690161533">
            <text:p>1,2211669016</text:p>
          </table:table-cell>
          <table:table-cell office:value-type="float" office:value="1.22138645613251">
            <text:p>1,2213864561</text:p>
          </table:table-cell>
          <table:table-cell office:value-type="float" office:value="1.22141065529398">
            <text:p>1,2214106553</text:p>
          </table:table-cell>
          <table:table-cell/>
          <table:table-cell table:formula="of:=[.$C89]-[.E89]" office:value-type="float" office:value="0.000235856544842594">
            <text:p>0,0002358565</text:p>
          </table:table-cell>
          <table:table-cell table:formula="of:=[.$C89]-[.F89]" office:value-type="float" office:value="0.0000163020276566783">
            <text:p>0,000016302</text:p>
          </table:table-cell>
          <table:table-cell table:formula="of:=[.$C89]-[.G89]" office:value-type="float" office:value="-0.00000789713380955348">
            <text:p>-7,89713380955348E-006</text:p>
          </table:table-cell>
          <table:table-cell table:number-columns-repeated="4"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1">
            <text:p>1</text:p>
          </table:table-cell>
          <table:table-cell office:value-type="float" office:value="1.25232271619186">
            <text:p>1,2523227162</text:p>
          </table:table-cell>
          <table:table-cell/>
          <table:table-cell office:value-type="float" office:value="1.25214522265135">
            <text:p>1,2521452227</text:p>
          </table:table-cell>
          <table:table-cell office:value-type="float" office:value="1.25234297688932">
            <text:p>1,2523429769</text:p>
          </table:table-cell>
          <table:table-cell office:value-type="float" office:value="1.25231814980023">
            <text:p>1,2523181498</text:p>
          </table:table-cell>
          <table:table-cell/>
          <table:table-cell table:formula="of:=[.$C90]-[.E90]" office:value-type="float" office:value="0.000177493540510776">
            <text:p>0,0001774935</text:p>
          </table:table-cell>
          <table:table-cell table:formula="of:=[.$C90]-[.F90]" office:value-type="float" office:value="-0.0000202606974568642">
            <text:p>-2,02606974568642E-005</text:p>
          </table:table-cell>
          <table:table-cell table:formula="of:=[.$C90]-[.G90]" office:value-type="float" office:value="0.00000456639163748385">
            <text:p>4,56639163748385E-00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.25">
            <text:p>1,25</text:p>
          </table:table-cell>
          <table:table-cell office:value-type="float" office:value="1.28402541668774">
            <text:p>1,2840254167</text:p>
          </table:table-cell>
          <table:table-cell/>
          <table:table-cell office:value-type="float" office:value="1.28394145919527">
            <text:p>1,2839414592</text:p>
          </table:table-cell>
          <table:table-cell office:value-type="float" office:value="1.28407116852143">
            <text:p>1,2840711685</text:p>
          </table:table-cell>
          <table:table-cell office:value-type="float" office:value="1.28401818010645">
            <text:p>1,2840181801</text:p>
          </table:table-cell>
          <table:table-cell/>
          <table:table-cell table:formula="of:=[.$C91]-[.E91]" office:value-type="float" office:value="0.0000839574924762498">
            <text:p>8,39574924762498E-005</text:p>
          </table:table-cell>
          <table:table-cell table:formula="of:=[.$C91]-[.F91]" office:value-type="float" office:value="-0.0000457518336913765">
            <text:p>-4,57518336913765E-005</text:p>
          </table:table-cell>
          <table:table-cell table:formula="of:=[.$C91]-[.G91]" office:value-type="float" office:value="0.00000723658128776172">
            <text:p>7,23658128776172E-006</text:p>
          </table:table-cell>
          <table:table-cell table:number-columns-repeated="4"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1.5">
            <text:p>1,5</text:p>
          </table:table-cell>
          <table:table-cell office:value-type="float" office:value="1.31653067486762">
            <text:p>1,3165306749</text:p>
          </table:table-cell>
          <table:table-cell/>
          <table:table-cell office:value-type="float" office:value="1.31655561124706">
            <text:p>1,3165556112</text:p>
          </table:table-cell>
          <table:table-cell office:value-type="float" office:value="1.31657103102885">
            <text:p>1,316571031</text:p>
          </table:table-cell>
          <table:table-cell office:value-type="float" office:value="1.31653442416864">
            <text:p>1,3165344242</text:p>
          </table:table-cell>
          <table:table-cell/>
          <table:table-cell table:formula="of:=[.$C92]-[.E92]" office:value-type="float" office:value="-0.0000249363794402324">
            <text:p>-2,49363794402324E-005</text:p>
          </table:table-cell>
          <table:table-cell table:formula="of:=[.$C92]-[.F92]" office:value-type="float" office:value="-0.0000403561612263292">
            <text:p>-4,03561612263292E-005</text:p>
          </table:table-cell>
          <table:table-cell table:formula="of:=[.$C92]-[.G92]" office:value-type="float" office:value="-0.00000374930101343374">
            <text:p>-3,74930101343374E-006</text:p>
          </table:table-cell>
          <table:table-cell table:number-columns-repeated="4"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1.75">
            <text:p>1,75</text:p>
          </table:table-cell>
          <table:table-cell office:value-type="float" office:value="1.349858807576">
            <text:p>1,3498588076</text:p>
          </table:table-cell>
          <table:table-cell/>
          <table:table-cell office:value-type="float" office:value="1.34998767880674">
            <text:p>1,3499876788</text:p>
          </table:table-cell>
          <table:table-cell office:value-type="float" office:value="1.34984300204399">
            <text:p>1,349843002</text:p>
          </table:table-cell>
          <table:table-cell office:value-type="float" office:value="1.34986688198677">
            <text:p>1,349866882</text:p>
          </table:table-cell>
          <table:table-cell/>
          <table:table-cell table:formula="of:=[.$C93]-[.E93]" office:value-type="float" office:value="-0.000128871230740568">
            <text:p>-0,0001288712</text:p>
          </table:table-cell>
          <table:table-cell table:formula="of:=[.$C93]-[.F93]" office:value-type="float" office:value="0.0000158055320165218">
            <text:p>1,58055320165218E-005</text:p>
          </table:table-cell>
          <table:table-cell table:formula="of:=[.$C93]-[.G93]" office:value-type="float" office:value="-0.00000807441076866589">
            <text:p>-8,07441076866589E-006</text:p>
          </table:table-cell>
          <table:table-cell table:number-columns-repeated="4"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2">
            <text:p>2</text:p>
          </table:table-cell>
          <table:table-cell office:value-type="float" office:value="1.38403064598075">
            <text:p>1,384030646</text:p>
          </table:table-cell>
          <table:table-cell/>
          <table:table-cell office:value-type="float" office:value="1.38423766187431">
            <text:p>1,3842376619</text:p>
          </table:table-cell>
          <table:table-cell office:value-type="float" office:value="1.38397427501816">
            <text:p>1,383974275</text:p>
          </table:table-cell>
          <table:table-cell office:value-type="float" office:value="1.38402261859588">
            <text:p>1,3840226186</text:p>
          </table:table-cell>
          <table:table-cell/>
          <table:table-cell table:formula="of:=[.$C94]-[.E94]" office:value-type="float" office:value="-0.000207015893559648">
            <text:p>-0,0002070159</text:p>
          </table:table-cell>
          <table:table-cell table:formula="of:=[.$C94]-[.F94]" office:value-type="float" office:value="0.0000563709625895914">
            <text:p>0,000056371</text:p>
          </table:table-cell>
          <table:table-cell table:formula="of:=[.$C94]-[.G94]" office:value-type="float" office:value="0.00000802738487415411">
            <text:p>8,02738487415411E-006</text:p>
          </table:table-cell>
          <table:table-cell table:number-columns-repeated="4"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2.25">
            <text:p>2,25</text:p>
          </table:table-cell>
          <table:table-cell office:value-type="float" office:value="1.41906754859326">
            <text:p>1,4190675486</text:p>
          </table:table-cell>
          <table:table-cell/>
          <table:table-cell office:value-type="float" office:value="1.41930556044976">
            <text:p>1,4193055604</text:p>
          </table:table-cell>
          <table:table-cell office:value-type="float" office:value="1.41902035312439">
            <text:p>1,4190203531</text:p>
          </table:table-cell>
          <table:table-cell office:value-type="float" office:value="1.41906180164977">
            <text:p>1,4190618016</text:p>
          </table:table-cell>
          <table:table-cell/>
          <table:table-cell table:formula="of:=[.$C95]-[.E95]" office:value-type="float" office:value="-0.000238011856505738">
            <text:p>-0,0002380119</text:p>
          </table:table-cell>
          <table:table-cell table:formula="of:=[.$C95]-[.F95]" office:value-type="float" office:value="0.000047195468863892">
            <text:p>4,7195468863892E-005</text:p>
          </table:table-cell>
          <table:table-cell table:formula="of:=[.$C95]-[.G95]" office:value-type="float" office:value="0.00000574694348820515">
            <text:p>5,74694348820515E-006</text:p>
          </table:table-cell>
          <table:table-cell table:number-columns-repeated="4"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2.5">
            <text:p>2,5</text:p>
          </table:table-cell>
          <table:table-cell office:value-type="float" office:value="1.4549914146182">
            <text:p>1,4549914146</text:p>
          </table:table-cell>
          <table:table-cell/>
          <table:table-cell office:value-type="float" office:value="1.4551913745331">
            <text:p>1,4551913745</text:p>
          </table:table-cell>
          <table:table-cell office:value-type="float" office:value="1.45498123636268">
            <text:p>1,4549812364</text:p>
          </table:table-cell>
          <table:table-cell office:value-type="float" office:value="1.4549980618292">
            <text:p>1,4549980618</text:p>
          </table:table-cell>
          <table:table-cell/>
          <table:table-cell table:formula="of:=[.$C96]-[.E96]" office:value-type="float" office:value="-0.000199959914899184">
            <text:p>-0,0001999599</text:p>
          </table:table-cell>
          <table:table-cell table:formula="of:=[.$C96]-[.F96]" office:value-type="float" office:value="0.0000101782555197438">
            <text:p>1,01782555197438E-005</text:p>
          </table:table-cell>
          <table:table-cell table:formula="of:=[.$C96]-[.G96]" office:value-type="float" office:value="-0.00000664721100163135">
            <text:p>-6,64721100163135E-006</text:p>
          </table:table-cell>
          <table:table-cell table:number-columns-repeated="4"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2.75">
            <text:p>2,75</text:p>
          </table:table-cell>
          <table:table-cell office:value-type="float" office:value="1.49182469764127">
            <text:p>1,4918246976</text:p>
          </table:table-cell>
          <table:table-cell/>
          <table:table-cell office:value-type="float" office:value="1.49189510412432">
            <text:p>1,4918951041</text:p>
          </table:table-cell>
          <table:table-cell office:value-type="float" office:value="1.49185692473303">
            <text:p>1,4918569247</text:p>
          </table:table-cell>
          <table:table-cell office:value-type="float" office:value="1.49183139913418">
            <text:p>1,4918313991</text:p>
          </table:table-cell>
          <table:table-cell/>
          <table:table-cell table:formula="of:=[.$C97]-[.E97]" office:value-type="float" office:value="-0.0000704064830530093">
            <text:p>-7,04064830530093E-005</text:p>
          </table:table-cell>
          <table:table-cell table:formula="of:=[.$C97]-[.F97]" office:value-type="float" office:value="-0.0000322270917549883">
            <text:p>-3,22270917549883E-005</text:p>
          </table:table-cell>
          <table:table-cell table:formula="of:=[.$C97]-[.G97]" office:value-type="float" office:value="-0.00000670149290904476">
            <text:p>-6,70149290904476E-006</text:p>
          </table:table-cell>
          <table:table-cell table:number-columns-repeated="4"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3">
            <text:p>3</text:p>
          </table:table-cell>
          <table:table-cell office:value-type="float" office:value="1.52959041966338">
            <text:p>1,5295904197</text:p>
          </table:table-cell>
          <table:table-cell/>
          <table:table-cell office:value-type="float" office:value="1.52945203878475">
            <text:p>1,5294520388</text:p>
          </table:table-cell>
          <table:table-cell office:value-type="float" office:value="1.52964741823543">
            <text:p>1,5296474182</text:p>
          </table:table-cell>
          <table:table-cell office:value-type="float" office:value="1.52957999697137">
            <text:p>1,529579997</text:p>
          </table:table-cell>
          <table:table-cell/>
          <table:table-cell table:formula="of:=[.$C98]-[.E98]" office:value-type="float" office:value="0.000138380878624389">
            <text:p>0,0001383809</text:p>
          </table:table-cell>
          <table:table-cell table:formula="of:=[.$C98]-[.F98]" office:value-type="float" office:value="-0.0000569985720473287">
            <text:p>-5,69985720473287E-005</text:p>
          </table:table-cell>
          <table:table-cell table:formula="of:=[.$C98]-[.G98]" office:value-type="float" office:value="0.0000104226920087935">
            <text:p>1,04226920087935E-005</text:p>
          </table:table-cell>
          <table:table-cell table:number-columns-repeated="4"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3.25">
            <text:p>3,25</text:p>
          </table:table-cell>
          <table:table-cell office:value-type="float" office:value="1.56831218549017">
            <text:p>1,5683121855</text:p>
          </table:table-cell>
          <table:table-cell/>
          <table:table-cell office:value-type="float" office:value="1.56806192894074">
            <text:p>1,5680619289</text:p>
          </table:table-cell>
          <table:table-cell office:value-type="float" office:value="1.56835271686988">
            <text:p>1,5683527169</text:p>
          </table:table-cell>
          <table:table-cell office:value-type="float" office:value="1.56830882523051">
            <text:p>1,5683088252</text:p>
          </table:table-cell>
          <table:table-cell/>
          <table:table-cell table:formula="of:=[.$C99]-[.E99]" office:value-type="float" office:value="0.00025025654943378">
            <text:p>0,0002502565</text:p>
          </table:table-cell>
          <table:table-cell table:formula="of:=[.$C99]-[.F99]" office:value-type="float" office:value="-0.0000405313797140483">
            <text:p>-4,05313797140483E-005</text:p>
          </table:table-cell>
          <table:table-cell table:formula="of:=[.$C99]-[.G99]" office:value-type="float" office:value="0.00000336025965519404">
            <text:p>3,36025965519404E-006</text:p>
          </table:table-cell>
          <table:table-cell table:number-columns-repeated="4"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3.5">
            <text:p>3,5</text:p>
          </table:table-cell>
          <table:table-cell office:value-type="float" office:value="1.60801419748578">
            <text:p>1,6080141975</text:p>
          </table:table-cell>
          <table:table-cell/>
          <table:table-cell office:value-type="float" office:value="1.60775060926129">
            <text:p>1,6077506093</text:p>
          </table:table-cell>
          <table:table-cell office:value-type="float" office:value="1.60798250595939">
            <text:p>1,607982506</text:p>
          </table:table-cell>
          <table:table-cell office:value-type="float" office:value="1.60802360455508">
            <text:p>1,6080236046</text:p>
          </table:table-cell>
          <table:table-cell/>
          <table:table-cell table:formula="of:=[.$C100]-[.E100]" office:value-type="float" office:value="0.000263588224497679">
            <text:p>0,0002635882</text:p>
          </table:table-cell>
          <table:table-cell table:formula="of:=[.$C100]-[.F100]" office:value-type="float" office:value="0.0000316915263944839">
            <text:p>3,16915263944839E-005</text:p>
          </table:table-cell>
          <table:table-cell table:formula="of:=[.$C100]-[.G100]" office:value-type="float" office:value="-0.00000940706929730695">
            <text:p>-9,40706929730695E-006</text:p>
          </table:table-cell>
          <table:table-cell table:number-columns-repeated="4"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3.75">
            <text:p>3,75</text:p>
          </table:table-cell>
          <table:table-cell office:value-type="float" office:value="1.64872127070013">
            <text:p>1,6487212707</text:p>
          </table:table-cell>
          <table:table-cell/>
          <table:table-cell office:value-type="float" office:value="1.6485180797464">
            <text:p>1,6485180797</text:p>
          </table:table-cell>
          <table:table-cell office:value-type="float" office:value="1.64865861749392">
            <text:p>1,6486586175</text:p>
          </table:table-cell>
          <table:table-cell office:value-type="float" office:value="1.64872433494507">
            <text:p>1,6487243349</text:p>
          </table:table-cell>
          <table:table-cell/>
          <table:table-cell table:formula="of:=[.$C101]-[.E101]" office:value-type="float" office:value="0.000203190953724786">
            <text:p>0,000203191</text:p>
          </table:table-cell>
          <table:table-cell table:formula="of:=[.$C101]-[.F101]" office:value-type="float" office:value="0.0000626532062111273">
            <text:p>6,26532062111273E-005</text:p>
          </table:table-cell>
          <table:table-cell table:formula="of:=[.$C101]-[.G101]" office:value-type="float" office:value="-0.00000306424494178614">
            <text:p>-3,06424494178614E-006</text:p>
          </table:table-cell>
          <table:table-cell table:number-columns-repeated="4"/>
        </table:table-row>
        <table:table-row table:style-name="ro1">
          <table:table-cell office:value-type="float" office:value="1.25">
            <text:p>1,25</text:p>
          </table:table-cell>
          <table:table-cell office:value-type="float" office:value="4">
            <text:p>4</text:p>
          </table:table-cell>
          <table:table-cell office:value-type="float" office:value="1.69045884837909">
            <text:p>1,6904588484</text:p>
          </table:table-cell>
          <table:table-cell/>
          <table:table-cell office:value-type="float" office:value="1.69036434039609">
            <text:p>1,6903643404</text:p>
          </table:table-cell>
          <table:table-cell office:value-type="float" office:value="1.69041666144359">
            <text:p>1,6904166614</text:p>
          </table:table-cell>
          <table:table-cell office:value-type="float" office:value="1.69044615335587">
            <text:p>1,6904461534</text:p>
          </table:table-cell>
          <table:table-cell/>
          <table:table-cell table:formula="of:=[.$C102]-[.E102]" office:value-type="float" office:value="0.0000945079830008133">
            <text:p>0,000094508</text:p>
          </table:table-cell>
          <table:table-cell table:formula="of:=[.$C102]-[.F102]" office:value-type="float" office:value="0.0000421869355038407">
            <text:p>4,21869355038407E-005</text:p>
          </table:table-cell>
          <table:table-cell table:formula="of:=[.$C102]-[.G102]" office:value-type="float" office:value="0.0000126950232204326">
            <text:p>0,000012695</text:p>
          </table:table-cell>
          <table:table-cell table:number-columns-repeated="4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office:value-type="float" office:value="1.16183424272828">
            <text:p>1,1618342427</text:p>
          </table:table-cell>
          <table:table-cell/>
          <table:table-cell office:value-type="float" office:value="1.16183424272828">
            <text:p>1,1618342427</text:p>
          </table:table-cell>
          <table:table-cell office:value-type="float" office:value="1.16183562574982">
            <text:p>1,1618356257</text:p>
          </table:table-cell>
          <table:table-cell office:value-type="float" office:value="1.16183406379622">
            <text:p>1,1618340638</text:p>
          </table:table-cell>
          <table:table-cell/>
          <table:table-cell table:formula="of:=[.$C103]-[.E103]" office:value-type="float" office:value="0">
            <text:p>0</text:p>
          </table:table-cell>
          <table:table-cell table:formula="of:=[.$C103]-[.F103]" office:value-type="float" office:value="-0.00000138302153329661">
            <text:p>-0,000001383</text:p>
          </table:table-cell>
          <table:table-cell table:formula="of:=[.$C103]-[.G103]" office:value-type="float" office:value="0.000000178932058947368">
            <text:p>1,78932058947368E-007</text:p>
          </table:table-cell>
          <table:table-cell table:number-columns-repeated="4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0.25">
            <text:p>0,25</text:p>
          </table:table-cell>
          <table:table-cell office:value-type="float" office:value="1.19124621661236">
            <text:p>1,1912462166</text:p>
          </table:table-cell>
          <table:table-cell/>
          <table:table-cell office:value-type="float" office:value="1.19108551542071">
            <text:p>1,1910855154</text:p>
          </table:table-cell>
          <table:table-cell office:value-type="float" office:value="1.1912035764522">
            <text:p>1,1912035765</text:p>
          </table:table-cell>
          <table:table-cell office:value-type="float" office:value="1.19123854724358">
            <text:p>1,1912385472</text:p>
          </table:table-cell>
          <table:table-cell/>
          <table:table-cell table:formula="of:=[.$C104]-[.E104]" office:value-type="float" office:value="0.000160701191651569">
            <text:p>0,0001607012</text:p>
          </table:table-cell>
          <table:table-cell table:formula="of:=[.$C104]-[.F104]" office:value-type="float" office:value="0.0000426401601585358">
            <text:p>4,26401601585358E-005</text:p>
          </table:table-cell>
          <table:table-cell table:formula="of:=[.$C104]-[.G104]" office:value-type="float" office:value="0.00000766936878093816">
            <text:p>7,66936878093816E-006</text:p>
          </table:table-cell>
          <table:table-cell table:number-columns-repeated="4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1.22140275816017">
            <text:p>1,2214027582</text:p>
          </table:table-cell>
          <table:table-cell/>
          <table:table-cell office:value-type="float" office:value="1.22117393735991">
            <text:p>1,2211739374</text:p>
          </table:table-cell>
          <table:table-cell office:value-type="float" office:value="1.22136192693857">
            <text:p>1,2213619269</text:p>
          </table:table-cell>
          <table:table-cell office:value-type="float" office:value="1.2214040415345">
            <text:p>1,2214040415</text:p>
          </table:table-cell>
          <table:table-cell/>
          <table:table-cell table:formula="of:=[.$C105]-[.E105]" office:value-type="float" office:value="0.000228820800261431">
            <text:p>0,0002288208</text:p>
          </table:table-cell>
          <table:table-cell table:formula="of:=[.$C105]-[.F105]" office:value-type="float" office:value="0.0000408312215971485">
            <text:p>4,08312215971485E-005</text:p>
          </table:table-cell>
          <table:table-cell table:formula="of:=[.$C105]-[.G105]" office:value-type="float" office:value="-0.00000128337432547809">
            <text:p>-1,28337432547809E-006</text:p>
          </table:table-cell>
          <table:table-cell table:number-columns-repeated="4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0.75">
            <text:p>0,75</text:p>
          </table:table-cell>
          <table:table-cell office:value-type="float" office:value="1.25232271619186">
            <text:p>1,2523227162</text:p>
          </table:table-cell>
          <table:table-cell/>
          <table:table-cell office:value-type="float" office:value="1.25209950854589">
            <text:p>1,2520995085</text:p>
          </table:table-cell>
          <table:table-cell office:value-type="float" office:value="1.25231067720894">
            <text:p>1,2523106772</text:p>
          </table:table-cell>
          <table:table-cell office:value-type="float" office:value="1.25233054666898">
            <text:p>1,2523305467</text:p>
          </table:table-cell>
          <table:table-cell/>
          <table:table-cell table:formula="of:=[.$C106]-[.E106]" office:value-type="float" office:value="0.000223207645976053">
            <text:p>0,0002232076</text:p>
          </table:table-cell>
          <table:table-cell table:formula="of:=[.$C106]-[.F106]" office:value-type="float" office:value="0.000012038982929008">
            <text:p>0,000012039</text:p>
          </table:table-cell>
          <table:table-cell table:formula="of:=[.$C106]-[.G106]" office:value-type="float" office:value="-0.00000783047711494511">
            <text:p>-7,83047711494511E-006</text:p>
          </table:table-cell>
          <table:table-cell table:number-columns-repeated="4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1.28402541668774">
            <text:p>1,2840254167</text:p>
          </table:table-cell>
          <table:table-cell/>
          <table:table-cell office:value-type="float" office:value="1.28386222897865">
            <text:p>1,283862229</text:p>
          </table:table-cell>
          <table:table-cell office:value-type="float" office:value="1.28404982726329">
            <text:p>1,2840498273</text:p>
          </table:table-cell>
          <table:table-cell office:value-type="float" office:value="1.28402022764659">
            <text:p>1,2840202276</text:p>
          </table:table-cell>
          <table:table-cell/>
          <table:table-cell table:formula="of:=[.$C107]-[.E107]" office:value-type="float" office:value="0.000163187709094847">
            <text:p>0,0001631877</text:p>
          </table:table-cell>
          <table:table-cell table:formula="of:=[.$C107]-[.F107]" office:value-type="float" office:value="-0.0000244105755464741">
            <text:p>-2,44105755464741E-005</text:p>
          </table:table-cell>
          <table:table-cell table:formula="of:=[.$C107]-[.G107]" office:value-type="float" office:value="0.00000518904115476282">
            <text:p>0,000005189</text:p>
          </table:table-cell>
          <table:table-cell table:number-columns-repeated="4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1.25">
            <text:p>1,25</text:p>
          </table:table-cell>
          <table:table-cell office:value-type="float" office:value="1.31653067486762">
            <text:p>1,3165306749</text:p>
          </table:table-cell>
          <table:table-cell/>
          <table:table-cell office:value-type="float" office:value="1.31646209865818">
            <text:p>1,3164620987</text:p>
          </table:table-cell>
          <table:table-cell office:value-type="float" office:value="1.31657937710163">
            <text:p>1,3165793771</text:p>
          </table:table-cell>
          <table:table-cell office:value-type="float" office:value="1.3165240357373">
            <text:p>1,3165240357</text:p>
          </table:table-cell>
          <table:table-cell/>
          <table:table-cell table:formula="of:=[.$C108]-[.E108]" office:value-type="float" office:value="0.0000685762094387865">
            <text:p>6,85762094387865E-005</text:p>
          </table:table-cell>
          <table:table-cell table:formula="of:=[.$C108]-[.F108]" office:value-type="float" office:value="-0.0000487022340085463">
            <text:p>-4,87022340085463E-005</text:p>
          </table:table-cell>
          <table:table-cell table:formula="of:=[.$C108]-[.G108]" office:value-type="float" office:value="0.00000663913032150631">
            <text:p>6,63913032150631E-00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.5">
            <text:p>1,5</text:p>
          </table:table-cell>
          <table:table-cell office:value-type="float" office:value="1.349858807576">
            <text:p>1,3498588076</text:p>
          </table:table-cell>
          <table:table-cell/>
          <table:table-cell office:value-type="float" office:value="1.3498991175845">
            <text:p>1,3498991176</text:p>
          </table:table-cell>
          <table:table-cell office:value-type="float" office:value="1.34989932672396">
            <text:p>1,3498993267</text:p>
          </table:table-cell>
          <table:table-cell office:value-type="float" office:value="1.34986332183344">
            <text:p>1,3498633218</text:p>
          </table:table-cell>
          <table:table-cell/>
          <table:table-cell table:formula="of:=[.$C109]-[.E109]" office:value-type="float" office:value="-0.0000403100084938046">
            <text:p>-0,00004031</text:p>
          </table:table-cell>
          <table:table-cell table:formula="of:=[.$C109]-[.F109]" office:value-type="float" office:value="-0.000040519147958884">
            <text:p>-4,0519147958884E-005</text:p>
          </table:table-cell>
          <table:table-cell table:formula="of:=[.$C109]-[.G109]" office:value-type="float" office:value="-0.00000451425743364098">
            <text:p>-4,51425743364098E-006</text:p>
          </table:table-cell>
          <table:table-cell table:number-columns-repeated="4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1.75">
            <text:p>1,75</text:p>
          </table:table-cell>
          <table:table-cell office:value-type="float" office:value="1.38403064598075">
            <text:p>1,384030646</text:p>
          </table:table-cell>
          <table:table-cell/>
          <table:table-cell office:value-type="float" office:value="1.38417328575759">
            <text:p>1,3841732858</text:p>
          </table:table-cell>
          <table:table-cell office:value-type="float" office:value="1.38401199469375">
            <text:p>1,3840119947</text:p>
          </table:table-cell>
          <table:table-cell office:value-type="float" office:value="1.384038085935">
            <text:p>1,3840380859</text:p>
          </table:table-cell>
          <table:table-cell/>
          <table:table-cell table:formula="of:=[.$C110]-[.E110]" office:value-type="float" office:value="-0.000142639776837816">
            <text:p>-0,0001426398</text:p>
          </table:table-cell>
          <table:table-cell table:formula="of:=[.$C110]-[.F110]" office:value-type="float" office:value="0.0000186512870026245">
            <text:p>1,86512870026245E-005</text:p>
          </table:table-cell>
          <table:table-cell table:formula="of:=[.$C110]-[.G110]" office:value-type="float" office:value="-0.00000743995424623556">
            <text:p>-0,00000744</text:p>
          </table:table-cell>
          <table:table-cell table:number-columns-repeated="4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float" office:value="1.41906754859326">
            <text:p>1,4190675486</text:p>
          </table:table-cell>
          <table:table-cell/>
          <table:table-cell office:value-type="float" office:value="1.41928460317746">
            <text:p>1,4192846032</text:p>
          </table:table-cell>
          <table:table-cell office:value-type="float" office:value="1.41901365082503">
            <text:p>1,4190136508</text:p>
          </table:table-cell>
          <table:table-cell office:value-type="float" office:value="1.41905886207503">
            <text:p>1,4190588621</text:p>
          </table:table-cell>
          <table:table-cell/>
          <table:table-cell table:formula="of:=[.$C111]-[.E111]" office:value-type="float" office:value="-0.000217054584202625">
            <text:p>-0,0002170546</text:p>
          </table:table-cell>
          <table:table-cell table:formula="of:=[.$C111]-[.F111]" office:value-type="float" office:value="0.0000538977682278397">
            <text:p>5,38977682278397E-005</text:p>
          </table:table-cell>
          <table:table-cell table:formula="of:=[.$C111]-[.G111]" office:value-type="float" office:value="0.0000086865182262752">
            <text:p>8,6865182262752E-006</text:p>
          </table:table-cell>
          <table:table-cell table:number-columns-repeated="4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25">
            <text:p>2,25</text:p>
          </table:table-cell>
          <table:table-cell office:value-type="float" office:value="1.4549914146182">
            <text:p>1,4549914146</text:p>
          </table:table-cell>
          <table:table-cell/>
          <table:table-cell office:value-type="float" office:value="1.45523306984411">
            <text:p>1,4552330698</text:p>
          </table:table-cell>
          <table:table-cell office:value-type="float" office:value="1.45495043600103">
            <text:p>1,454950436</text:p>
          </table:table-cell>
          <table:table-cell office:value-type="float" office:value="1.45498701014362">
            <text:p>1,4549870101</text:p>
          </table:table-cell>
          <table:table-cell/>
          <table:table-cell table:formula="of:=[.$C112]-[.E112]" office:value-type="float" office:value="-0.000241655225907467">
            <text:p>-0,0002416552</text:p>
          </table:table-cell>
          <table:table-cell table:formula="of:=[.$C112]-[.F112]" office:value-type="float" office:value="0.0000409786171675641">
            <text:p>4,09786171675641E-005</text:p>
          </table:table-cell>
          <table:table-cell table:formula="of:=[.$C112]-[.G112]" office:value-type="float" office:value="0.00000440447457794591">
            <text:p>4,40447457794591E-006</text:p>
          </table:table-cell>
          <table:table-cell table:number-columns-repeated="4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.49182469764127">
            <text:p>1,4918246976</text:p>
          </table:table-cell>
          <table:table-cell/>
          <table:table-cell office:value-type="float" office:value="1.49201868575754">
            <text:p>1,4920186858</text:p>
          </table:table-cell>
          <table:table-cell office:value-type="float" office:value="1.49182235022176">
            <text:p>1,4918223502</text:p>
          </table:table-cell>
          <table:table-cell office:value-type="float" office:value="1.49183238835247">
            <text:p>1,4918323884</text:p>
          </table:table-cell>
          <table:table-cell/>
          <table:table-cell table:formula="of:=[.$C113]-[.E113]" office:value-type="float" office:value="-0.000193988116265142">
            <text:p>-0,0001939881</text:p>
          </table:table-cell>
          <table:table-cell table:formula="of:=[.$C113]-[.F113]" office:value-type="float" office:value="0.00000234741950810857">
            <text:p>2,34741950810857E-006</text:p>
          </table:table-cell>
          <table:table-cell table:formula="of:=[.$C113]-[.G113]" office:value-type="float" office:value="-0.00000769071119721687">
            <text:p>-7,69071119721687E-006</text:p>
          </table:table-cell>
          <table:table-cell table:number-columns-repeated="4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.75">
            <text:p>2,75</text:p>
          </table:table-cell>
          <table:table-cell office:value-type="float" office:value="1.52959041966338">
            <text:p>1,5295904197</text:p>
          </table:table-cell>
          <table:table-cell/>
          <table:table-cell office:value-type="float" office:value="1.52964145091774">
            <text:p>1,5296414509</text:p>
          </table:table-cell>
          <table:table-cell office:value-type="float" office:value="1.52962939348722">
            <text:p>1,5296293935</text:p>
          </table:table-cell>
          <table:table-cell office:value-type="float" office:value="1.52959499670156">
            <text:p>1,5295949967</text:p>
          </table:table-cell>
          <table:table-cell/>
          <table:table-cell table:formula="of:=[.$C114]-[.E114]" office:value-type="float" office:value="-0.0000510312543617886">
            <text:p>-5,10312543617886E-005</text:p>
          </table:table-cell>
          <table:table-cell table:formula="of:=[.$C114]-[.F114]" office:value-type="float" office:value="-0.0000389738238362192">
            <text:p>-3,89738238362192E-005</text:p>
          </table:table-cell>
          <table:table-cell table:formula="of:=[.$C114]-[.G114]" office:value-type="float" office:value="-0.00000457703818490529">
            <text:p>-0,000004577</text:p>
          </table:table-cell>
          <table:table-cell table:number-columns-repeated="4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3">
            <text:p>3</text:p>
          </table:table-cell>
          <table:table-cell office:value-type="float" office:value="1.56831218549017">
            <text:p>1,5683121855</text:p>
          </table:table-cell>
          <table:table-cell/>
          <table:table-cell office:value-type="float" office:value="1.5681641073676">
            <text:p>1,5681641074</text:p>
          </table:table-cell>
          <table:table-cell office:value-type="float" office:value="1.56837156579739">
            <text:p>1,5683715658</text:p>
          </table:table-cell>
          <table:table-cell office:value-type="float" office:value="1.56830169914247">
            <text:p>1,5683016991</text:p>
          </table:table-cell>
          <table:table-cell/>
          <table:table-cell table:formula="of:=[.$C115]-[.E115]" office:value-type="float" office:value="0.000148078122568451">
            <text:p>0,0001480781</text:p>
          </table:table-cell>
          <table:table-cell table:formula="of:=[.$C115]-[.F115]" office:value-type="float" office:value="-0.0000593803072221899">
            <text:p>-5,93803072221899E-005</text:p>
          </table:table-cell>
          <table:table-cell table:formula="of:=[.$C115]-[.G115]" office:value-type="float" office:value="0.0000104863477037309">
            <text:p>1,04863477037309E-005</text:p>
          </table:table-cell>
          <table:table-cell table:number-columns-repeated="4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3.25">
            <text:p>3,25</text:p>
          </table:table-cell>
          <table:table-cell office:value-type="float" office:value="1.60801419748578">
            <text:p>1,6080141975</text:p>
          </table:table-cell>
          <table:table-cell/>
          <table:table-cell office:value-type="float" office:value="1.60777509815994">
            <text:p>1,6077750982</text:p>
          </table:table-cell>
          <table:table-cell office:value-type="float" office:value="1.60804886715229">
            <text:p>1,6080488672</text:p>
          </table:table-cell>
          <table:table-cell office:value-type="float" office:value="1.60801312370077">
            <text:p>1,6080131237</text:p>
          </table:table-cell>
          <table:table-cell/>
          <table:table-cell table:formula="of:=[.$C116]-[.E116]" office:value-type="float" office:value="0.000239099325839653">
            <text:p>0,0002390993</text:p>
          </table:table-cell>
          <table:table-cell table:formula="of:=[.$C116]-[.F116]" office:value-type="float" office:value="-0.0000346696665083357">
            <text:p>-3,46696665083357E-005</text:p>
          </table:table-cell>
          <table:table-cell table:formula="of:=[.$C116]-[.G116]" office:value-type="float" office:value="0.00000107378501601474">
            <text:p>1,07378501601474E-006</text:p>
          </table:table-cell>
          <table:table-cell table:number-columns-repeated="4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3.5">
            <text:p>3,5</text:p>
          </table:table-cell>
          <table:table-cell office:value-type="float" office:value="1.64872127070013">
            <text:p>1,6487212707</text:p>
          </table:table-cell>
          <table:table-cell/>
          <table:table-cell office:value-type="float" office:value="1.6484849044046">
            <text:p>1,6484849044</text:p>
          </table:table-cell>
          <table:table-cell office:value-type="float" office:value="1.64868332834782">
            <text:p>1,6486833283</text:p>
          </table:table-cell>
          <table:table-cell office:value-type="float" office:value="1.64873152948904">
            <text:p>1,6487315295</text:p>
          </table:table-cell>
          <table:table-cell/>
          <table:table-cell table:formula="of:=[.$C117]-[.E117]" office:value-type="float" office:value="0.000236366295524926">
            <text:p>0,0002363663</text:p>
          </table:table-cell>
          <table:table-cell table:formula="of:=[.$C117]-[.F117]" office:value-type="float" office:value="0.0000379423523100275">
            <text:p>3,79423523100275E-005</text:p>
          </table:table-cell>
          <table:table-cell table:formula="of:=[.$C117]-[.G117]" office:value-type="float" office:value="-0.0000102587889152517">
            <text:p>-1,02587889152517E-005</text:p>
          </table:table-cell>
          <table:table-cell table:number-columns-repeated="4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3.75">
            <text:p>3,75</text:p>
          </table:table-cell>
          <table:table-cell office:value-type="float" office:value="1.69045884837909">
            <text:p>1,6904588484</text:p>
          </table:table-cell>
          <table:table-cell/>
          <table:table-cell office:value-type="float" office:value="1.69029352610158">
            <text:p>1,6902935261</text:p>
          </table:table-cell>
          <table:table-cell office:value-type="float" office:value="1.69040133603618">
            <text:p>1,690401336</text:p>
          </table:table-cell>
          <table:table-cell office:value-type="float" office:value="1.69045681157646">
            <text:p>1,6904568116</text:p>
          </table:table-cell>
          <table:table-cell/>
          <table:table-cell table:formula="of:=[.$C118]-[.E118]" office:value-type="float" office:value="0.000165322277511315">
            <text:p>0,0001653223</text:p>
          </table:table-cell>
          <table:table-cell table:formula="of:=[.$C118]-[.F118]" office:value-type="float" office:value="0.0000575123429158442">
            <text:p>5,75123429158442E-005</text:p>
          </table:table-cell>
          <table:table-cell table:formula="of:=[.$C118]-[.G118]" office:value-type="float" office:value="0.00000203680263188843">
            <text:p>2,03680263188843E-006</text:p>
          </table:table-cell>
          <table:table-cell table:number-columns-repeated="4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4">
            <text:p>4</text:p>
          </table:table-cell>
          <table:table-cell office:value-type="float" office:value="1.7332530178674">
            <text:p>1,7332530179</text:p>
          </table:table-cell>
          <table:table-cell/>
          <table:table-cell office:value-type="float" office:value="1.73320096325087">
            <text:p>1,7332009633</text:p>
          </table:table-cell>
          <table:table-cell office:value-type="float" office:value="1.73322255916564">
            <text:p>1,7332225592</text:p>
          </table:table-cell>
          <table:table-cell office:value-type="float" office:value="1.73324111096709">
            <text:p>1,733241111</text:p>
          </table:table-cell>
          <table:table-cell/>
          <table:table-cell table:formula="of:=[.$C119]-[.E119]" office:value-type="float" office:value="0.0000520546165205804">
            <text:p>5,20546165205804E-005</text:p>
          </table:table-cell>
          <table:table-cell table:formula="of:=[.$C119]-[.F119]" office:value-type="float" office:value="0.000030458701758107">
            <text:p>3,0458701758107E-005</text:p>
          </table:table-cell>
          <table:table-cell table:formula="of:=[.$C119]-[.G119]" office:value-type="float" office:value="0.0000119069003008399">
            <text:p>1,19069003008399E-005</text:p>
          </table:table-cell>
          <table:table-cell table:number-columns-repeated="4"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0">
            <text:p>0</text:p>
          </table:table-cell>
          <table:table-cell office:value-type="float" office:value="1.19124621661236">
            <text:p>1,1912462166</text:p>
          </table:table-cell>
          <table:table-cell/>
          <table:table-cell office:value-type="float" office:value="1.19125535159682">
            <text:p>1,1912553516</text:p>
          </table:table-cell>
          <table:table-cell office:value-type="float" office:value="1.19124467510302">
            <text:p>1,1912446751</text:p>
          </table:table-cell>
          <table:table-cell office:value-type="float" office:value="1.19124632354839">
            <text:p>1,1912463235</text:p>
          </table:table-cell>
          <table:table-cell/>
          <table:table-cell table:formula="of:=[.$C120]-[.E120]" office:value-type="float" office:value="-0.00000913498446197814">
            <text:p>-0,000009135</text:p>
          </table:table-cell>
          <table:table-cell table:formula="of:=[.$C120]-[.F120]" office:value-type="float" office:value="0.00000154150933662223">
            <text:p>1,54150933662223E-006</text:p>
          </table:table-cell>
          <table:table-cell table:formula="of:=[.$C120]-[.G120]" office:value-type="float" office:value="-0.000000106936028920757">
            <text:p>-1,06936028920757E-007</text:p>
          </table:table-cell>
          <table:table-cell table:number-columns-repeated="4"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0.25">
            <text:p>0,25</text:p>
          </table:table-cell>
          <table:table-cell office:value-type="float" office:value="1.22140275816017">
            <text:p>1,2214027582</text:p>
          </table:table-cell>
          <table:table-cell/>
          <table:table-cell office:value-type="float" office:value="1.2212517372059">
            <text:p>1,2212517372</text:p>
          </table:table-cell>
          <table:table-cell office:value-type="float" office:value="1.22135752982015">
            <text:p>1,2213575298</text:p>
          </table:table-cell>
          <table:table-cell office:value-type="float" office:value="1.22139550385806">
            <text:p>1,2213955039</text:p>
          </table:table-cell>
          <table:table-cell/>
          <table:table-cell table:formula="of:=[.$C121]-[.E121]" office:value-type="float" office:value="0.00015102095427233">
            <text:p>0,000151021</text:p>
          </table:table-cell>
          <table:table-cell table:formula="of:=[.$C121]-[.F121]" office:value-type="float" office:value="0.0000452283400158571">
            <text:p>4,52283400158571E-005</text:p>
          </table:table-cell>
          <table:table-cell table:formula="of:=[.$C121]-[.G121]" office:value-type="float" office:value="0.00000725430210657407">
            <text:p>7,25430210657407E-006</text:p>
          </table:table-cell>
          <table:table-cell table:number-columns-repeated="4"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0.5">
            <text:p>0,5</text:p>
          </table:table-cell>
          <table:table-cell office:value-type="float" office:value="1.25232271619186">
            <text:p>1,2523227162</text:p>
          </table:table-cell>
          <table:table-cell/>
          <table:table-cell office:value-type="float" office:value="1.25210495659071">
            <text:p>1,2521049566</text:p>
          </table:table-cell>
          <table:table-cell office:value-type="float" office:value="1.252279970029">
            <text:p>1,25227997</text:p>
          </table:table-cell>
          <table:table-cell office:value-type="float" office:value="1.25232452271956">
            <text:p>1,2523245227</text:p>
          </table:table-cell>
          <table:table-cell/>
          <table:table-cell table:formula="of:=[.$C122]-[.E122]" office:value-type="float" office:value="0.000217759601156775">
            <text:p>0,0002177596</text:p>
          </table:table-cell>
          <table:table-cell table:formula="of:=[.$C122]-[.F122]" office:value-type="float" office:value="0.0000427461628669246">
            <text:p>4,27461628669246E-005</text:p>
          </table:table-cell>
          <table:table-cell table:formula="of:=[.$C122]-[.G122]" office:value-type="float" office:value="-0.0000018065276969903">
            <text:p>-1,8065276969903E-006</text:p>
          </table:table-cell>
          <table:table-cell table:number-columns-repeated="4"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0.75">
            <text:p>0,75</text:p>
          </table:table-cell>
          <table:table-cell office:value-type="float" office:value="1.28402541668774">
            <text:p>1,2840254167</text:p>
          </table:table-cell>
          <table:table-cell/>
          <table:table-cell office:value-type="float" office:value="1.28381500975125">
            <text:p>1,2838150098</text:p>
          </table:table-cell>
          <table:table-cell office:value-type="float" office:value="1.28401199572955">
            <text:p>1,2840119957</text:p>
          </table:table-cell>
          <table:table-cell office:value-type="float" office:value="1.28403338013288">
            <text:p>1,2840333801</text:p>
          </table:table-cell>
          <table:table-cell/>
          <table:table-cell table:formula="of:=[.$C123]-[.E123]" office:value-type="float" office:value="0.000210406936490548">
            <text:p>0,0002104069</text:p>
          </table:table-cell>
          <table:table-cell table:formula="of:=[.$C123]-[.F123]" office:value-type="float" office:value="0.0000134209581899025">
            <text:p>0,000013421</text:p>
          </table:table-cell>
          <table:table-cell table:formula="of:=[.$C123]-[.G123]" office:value-type="float" office:value="-0.00000796344514064629">
            <text:p>-7,96344514064629E-006</text:p>
          </table:table-cell>
          <table:table-cell table:number-columns-repeated="4"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1">
            <text:p>1</text:p>
          </table:table-cell>
          <table:table-cell office:value-type="float" office:value="1.31653067486762">
            <text:p>1,3165306749</text:p>
          </table:table-cell>
          <table:table-cell/>
          <table:table-cell office:value-type="float" office:value="1.31638189668753">
            <text:p>1,3163818967</text:p>
          </table:table-cell>
          <table:table-cell office:value-type="float" office:value="1.31655360692182">
            <text:p>1,3165536069</text:p>
          </table:table-cell>
          <table:table-cell office:value-type="float" office:value="1.31652516634011">
            <text:p>1,3165251663</text:p>
          </table:table-cell>
          <table:table-cell/>
          <table:table-cell table:formula="of:=[.$C124]-[.E124]" office:value-type="float" office:value="0.000148778180094844">
            <text:p>0,0001487782</text:p>
          </table:table-cell>
          <table:table-cell table:formula="of:=[.$C124]-[.F124]" office:value-type="float" office:value="-0.0000229320541946798">
            <text:p>-2,29320541946798E-005</text:p>
          </table:table-cell>
          <table:table-cell table:formula="of:=[.$C124]-[.G124]" office:value-type="float" office:value="0.00000550852750813569">
            <text:p>5,50852750813569E-006</text:p>
          </table:table-cell>
          <table:table-cell table:number-columns-repeated="4"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1.25">
            <text:p>1,25</text:p>
          </table:table-cell>
          <table:table-cell office:value-type="float" office:value="1.349858807576">
            <text:p>1,3498588076</text:p>
          </table:table-cell>
          <table:table-cell/>
          <table:table-cell office:value-type="float" office:value="1.34980561739954">
            <text:p>1,3498056174</text:p>
          </table:table-cell>
          <table:table-cell office:value-type="float" office:value="1.34990480360579">
            <text:p>1,3499048036</text:p>
          </table:table-cell>
          <table:table-cell office:value-type="float" office:value="1.34985303535933">
            <text:p>1,3498530354</text:p>
          </table:table-cell>
          <table:table-cell/>
          <table:table-cell table:formula="of:=[.$C125]-[.E125]" office:value-type="float" office:value="0.0000531901764679876">
            <text:p>5,31901764679876E-005</text:p>
          </table:table-cell>
          <table:table-cell table:formula="of:=[.$C125]-[.F125]" office:value-type="float" office:value="-0.0000459960297893858">
            <text:p>-0,000045996</text:p>
          </table:table-cell>
          <table:table-cell table:formula="of:=[.$C125]-[.G125]" office:value-type="float" office:value="0.00000577221667219519">
            <text:p>5,77221667219519E-006</text:p>
          </table:table-cell>
          <table:table-cell table:number-columns-repeated="4"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1.5">
            <text:p>1,5</text:p>
          </table:table-cell>
          <table:table-cell office:value-type="float" office:value="1.38403064598075">
            <text:p>1,384030646</text:p>
          </table:table-cell>
          <table:table-cell/>
          <table:table-cell office:value-type="float" office:value="1.38408617188728">
            <text:p>1,3840861719</text:p>
          </table:table-cell>
          <table:table-cell office:value-type="float" office:value="1.38406558578148">
            <text:p>1,3840655858</text:p>
          </table:table-cell>
          <table:table-cell office:value-type="float" office:value="1.38403610129415">
            <text:p>1,3840361013</text:p>
          </table:table-cell>
          <table:table-cell/>
          <table:table-cell table:formula="of:=[.$C126]-[.E126]" office:value-type="float" office:value="-0.0000555259065253555">
            <text:p>-5,55259065253555E-005</text:p>
          </table:table-cell>
          <table:table-cell table:formula="of:=[.$C126]-[.F126]" office:value-type="float" office:value="-0.0000349398007277735">
            <text:p>-3,49398007277735E-005</text:p>
          </table:table-cell>
          <table:table-cell table:formula="of:=[.$C126]-[.G126]" office:value-type="float" office:value="-0.00000545531340123695">
            <text:p>-5,45531340123695E-00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.75">
            <text:p>1,75</text:p>
          </table:table-cell>
          <table:table-cell office:value-type="float" office:value="1.41906754859326">
            <text:p>1,4190675486</text:p>
          </table:table-cell>
          <table:table-cell/>
          <table:table-cell office:value-type="float" office:value="1.41922356015075">
            <text:p>1,4192235602</text:p>
          </table:table-cell>
          <table:table-cell office:value-type="float" office:value="1.41904117568403">
            <text:p>1,4190411757</text:p>
          </table:table-cell>
          <table:table-cell office:value-type="float" office:value="1.41907436414458">
            <text:p>1,4190743641</text:p>
          </table:table-cell>
          <table:table-cell/>
          <table:table-cell table:formula="of:=[.$C127]-[.E127]" office:value-type="float" office:value="-0.000156011557493896">
            <text:p>-0,0001560116</text:p>
          </table:table-cell>
          <table:table-cell table:formula="of:=[.$C127]-[.F127]" office:value-type="float" office:value="0.0000263729092271348">
            <text:p>2,63729092271348E-005</text:p>
          </table:table-cell>
          <table:table-cell table:formula="of:=[.$C127]-[.G127]" office:value-type="float" office:value="-0.00000681555132064915">
            <text:p>-6,81555132064915E-006</text:p>
          </table:table-cell>
          <table:table-cell table:number-columns-repeated="4"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2">
            <text:p>2</text:p>
          </table:table-cell>
          <table:table-cell office:value-type="float" office:value="1.4549914146182">
            <text:p>1,4549914146</text:p>
          </table:table-cell>
          <table:table-cell/>
          <table:table-cell office:value-type="float" office:value="1.45521778218996">
            <text:p>1,4552177822</text:p>
          </table:table-cell>
          <table:table-cell office:value-type="float" office:value="1.4549351328153">
            <text:p>1,4549351328</text:p>
          </table:table-cell>
          <table:table-cell office:value-type="float" office:value="1.45498256138811">
            <text:p>1,4549825614</text:p>
          </table:table-cell>
          <table:table-cell/>
          <table:table-cell table:formula="of:=[.$C128]-[.E128]" office:value-type="float" office:value="-0.000226367571757091">
            <text:p>-0,0002263676</text:p>
          </table:table-cell>
          <table:table-cell table:formula="of:=[.$C128]-[.F128]" office:value-type="float" office:value="0.0000562818028970735">
            <text:p>5,62818028970735E-005</text:p>
          </table:table-cell>
          <table:table-cell table:formula="of:=[.$C128]-[.G128]" office:value-type="float" office:value="0.00000885323009192085">
            <text:p>8,85323009192085E-006</text:p>
          </table:table-cell>
          <table:table-cell table:number-columns-repeated="4"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2.25">
            <text:p>2,25</text:p>
          </table:table-cell>
          <table:table-cell office:value-type="float" office:value="1.49182469764127">
            <text:p>1,4918246976</text:p>
          </table:table-cell>
          <table:table-cell/>
          <table:table-cell office:value-type="float" office:value="1.4920688380049">
            <text:p>1,492068838</text:p>
          </table:table-cell>
          <table:table-cell office:value-type="float" office:value="1.49178499620056">
            <text:p>1,4917849962</text:p>
          </table:table-cell>
          <table:table-cell office:value-type="float" office:value="1.49182193269731">
            <text:p>1,4918219327</text:p>
          </table:table-cell>
          <table:table-cell/>
          <table:table-cell table:formula="of:=[.$C129]-[.E129]" office:value-type="float" office:value="-0.000244140363628409">
            <text:p>-0,0002441404</text:p>
          </table:table-cell>
          <table:table-cell table:formula="of:=[.$C129]-[.F129]" office:value-type="float" office:value="0.0000397014407149676">
            <text:p>3,97014407149676E-005</text:p>
          </table:table-cell>
          <table:table-cell table:formula="of:=[.$C129]-[.G129]" office:value-type="float" office:value="0.00000276494395823335">
            <text:p>2,76494395823335E-006</text:p>
          </table:table-cell>
          <table:table-cell table:number-columns-repeated="4"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2.5">
            <text:p>2,5</text:p>
          </table:table-cell>
          <table:table-cell office:value-type="float" office:value="1.52959041966338">
            <text:p>1,5295904197</text:p>
          </table:table-cell>
          <table:table-cell/>
          <table:table-cell office:value-type="float" office:value="1.52977672759557">
            <text:p>1,5297767276</text:p>
          </table:table-cell>
          <table:table-cell office:value-type="float" office:value="1.52959076583978">
            <text:p>1,5295907658</text:p>
          </table:table-cell>
          <table:table-cell office:value-type="float" office:value="1.52959913995003">
            <text:p>1,52959914</text:p>
          </table:table-cell>
          <table:table-cell/>
          <table:table-cell table:formula="of:=[.$C130]-[.E130]" office:value-type="float" office:value="-0.000186307932192653">
            <text:p>-0,0001863079</text:p>
          </table:table-cell>
          <table:table-cell table:formula="of:=[.$C130]-[.F130]" office:value-type="float" office:value="-0.000000346176405319198">
            <text:p>-3,46176405319198E-007</text:p>
          </table:table-cell>
          <table:table-cell table:formula="of:=[.$C130]-[.G130]" office:value-type="float" office:value="-0.00000872028665255264">
            <text:p>-8,72028665255264E-006</text:p>
          </table:table-cell>
          <table:table-cell table:number-columns-repeated="4"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2.75">
            <text:p>2,75</text:p>
          </table:table-cell>
          <table:table-cell office:value-type="float" office:value="1.56831218549017">
            <text:p>1,5683121855</text:p>
          </table:table-cell>
          <table:table-cell/>
          <table:table-cell office:value-type="float" office:value="1.56834145096198">
            <text:p>1,568341451</text:p>
          </table:table-cell>
          <table:table-cell office:value-type="float" office:value="1.56835244173299">
            <text:p>1,5683524417</text:p>
          </table:table-cell>
          <table:table-cell office:value-type="float" office:value="1.56831418314627">
            <text:p>1,5683141831</text:p>
          </table:table-cell>
          <table:table-cell/>
          <table:table-cell table:formula="of:=[.$C131]-[.E131]" office:value-type="float" office:value="-0.0000292654718083707">
            <text:p>-2,92654718083707E-005</text:p>
          </table:table-cell>
          <table:table-cell table:formula="of:=[.$C131]-[.F131]" office:value-type="float" office:value="-0.0000402562428205577">
            <text:p>-4,02562428205577E-005</text:p>
          </table:table-cell>
          <table:table-cell table:formula="of:=[.$C131]-[.G131]" office:value-type="float" office:value="-0.00000199765609854019">
            <text:p>-1,99765609854019E-006</text:p>
          </table:table-cell>
          <table:table-cell table:number-columns-repeated="4"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3">
            <text:p>3</text:p>
          </table:table-cell>
          <table:table-cell office:value-type="float" office:value="1.60801419748578">
            <text:p>1,6080141975</text:p>
          </table:table-cell>
          <table:table-cell/>
          <table:table-cell office:value-type="float" office:value="1.60786026300109">
            <text:p>1,607860263</text:p>
          </table:table-cell>
          <table:table-cell office:value-type="float" office:value="1.60807002388017">
            <text:p>1,6080700239</text:p>
          </table:table-cell>
          <table:table-cell office:value-type="float" office:value="1.60800439565623">
            <text:p>1,6080043957</text:p>
          </table:table-cell>
          <table:table-cell/>
          <table:table-cell table:formula="of:=[.$C132]-[.E132]" office:value-type="float" office:value="0.000153934484688145">
            <text:p>0,0001539345</text:p>
          </table:table-cell>
          <table:table-cell table:formula="of:=[.$C132]-[.F132]" office:value-type="float" office:value="-0.0000558263943895021">
            <text:p>-5,58263943895021E-005</text:p>
          </table:table-cell>
          <table:table-cell table:formula="of:=[.$C132]-[.G132]" office:value-type="float" office:value="0.00000980182955090392">
            <text:p>9,80182955090392E-006</text:p>
          </table:table-cell>
          <table:table-cell table:number-columns-repeated="4"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3.25">
            <text:p>3,25</text:p>
          </table:table-cell>
          <table:table-cell office:value-type="float" office:value="1.64872127070013">
            <text:p>1,6487212707</text:p>
          </table:table-cell>
          <table:table-cell/>
          <table:table-cell office:value-type="float" office:value="1.64849645724359">
            <text:p>1,6484964572</text:p>
          </table:table-cell>
          <table:table-cell office:value-type="float" office:value="1.64874351228133">
            <text:p>1,6487435123</text:p>
          </table:table-cell>
          <table:table-cell office:value-type="float" office:value="1.64872271403709">
            <text:p>1,648722714</text:p>
          </table:table-cell>
          <table:table-cell/>
          <table:table-cell table:formula="of:=[.$C133]-[.E133]" office:value-type="float" office:value="0.000224813456533468">
            <text:p>0,0002248135</text:p>
          </table:table-cell>
          <table:table-cell table:formula="of:=[.$C133]-[.F133]" office:value-type="float" office:value="-0.0000222415812045629">
            <text:p>-2,22415812045629E-005</text:p>
          </table:table-cell>
          <table:table-cell table:formula="of:=[.$C133]-[.G133]" office:value-type="float" office:value="-0.00000144333695728527">
            <text:p>-1,44333695728527E-006</text:p>
          </table:table-cell>
          <table:table-cell table:number-columns-repeated="4"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3.5">
            <text:p>3,5</text:p>
          </table:table-cell>
          <table:table-cell office:value-type="float" office:value="1.69045884837909">
            <text:p>1,6904588484</text:p>
          </table:table-cell>
          <table:table-cell/>
          <table:table-cell office:value-type="float" office:value="1.6902518316609">
            <text:p>1,6902518317</text:p>
          </table:table-cell>
          <table:table-cell office:value-type="float" office:value="1.69041232490351">
            <text:p>1,6904123249</text:p>
          </table:table-cell>
          <table:table-cell office:value-type="float" office:value="1.69046949246587">
            <text:p>1,6904694925</text:p>
          </table:table-cell>
          <table:table-cell/>
          <table:table-cell table:formula="of:=[.$C134]-[.E134]" office:value-type="float" office:value="0.000207016718196007">
            <text:p>0,0002070167</text:p>
          </table:table-cell>
          <table:table-cell table:formula="of:=[.$C134]-[.F134]" office:value-type="float" office:value="0.0000465234755828714">
            <text:p>4,65234755828714E-005</text:p>
          </table:table-cell>
          <table:table-cell table:formula="of:=[.$C134]-[.G134]" office:value-type="float" office:value="-0.000010644086779088">
            <text:p>-1,0644086779088E-005</text:p>
          </table:table-cell>
          <table:table-cell table:number-columns-repeated="4"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3.75">
            <text:p>3,75</text:p>
          </table:table-cell>
          <table:table-cell office:value-type="float" office:value="1.7332530178674">
            <text:p>1,7332530179</text:p>
          </table:table-cell>
          <table:table-cell/>
          <table:table-cell office:value-type="float" office:value="1.733126386253">
            <text:p>1,7331263863</text:p>
          </table:table-cell>
          <table:table-cell office:value-type="float" office:value="1.73319771781768">
            <text:p>1,7331977178</text:p>
          </table:table-cell>
          <table:table-cell office:value-type="float" office:value="1.73324646550779">
            <text:p>1,7332464655</text:p>
          </table:table-cell>
          <table:table-cell/>
          <table:table-cell table:formula="of:=[.$C135]-[.E135]" office:value-type="float" office:value="0.000126631614399519">
            <text:p>0,0001266316</text:p>
          </table:table-cell>
          <table:table-cell table:formula="of:=[.$C135]-[.F135]" office:value-type="float" office:value="0.0000553000497161005">
            <text:p>0,0000553</text:p>
          </table:table-cell>
          <table:table-cell table:formula="of:=[.$C135]-[.G135]" office:value-type="float" office:value="0.00000655235960844713">
            <text:p>6,55235960844713E-006</text:p>
          </table:table-cell>
          <table:table-cell table:number-columns-repeated="4"/>
        </table:table-row>
        <table:table-row table:style-name="ro1">
          <table:table-cell office:value-type="float" office:value="1.75">
            <text:p>1,75</text:p>
          </table:table-cell>
          <table:table-cell office:value-type="float" office:value="4">
            <text:p>4</text:p>
          </table:table-cell>
          <table:table-cell office:value-type="float" office:value="1.77713052691404">
            <text:p>1,7771305269</text:p>
          </table:table-cell>
          <table:table-cell/>
          <table:table-cell office:value-type="float" office:value="1.7771201210199">
            <text:p>1,777120121</text:p>
          </table:table-cell>
          <table:table-cell office:value-type="float" office:value="1.77710802247842">
            <text:p>1,7771080225</text:p>
          </table:table-cell>
          <table:table-cell office:value-type="float" office:value="1.77712042877953">
            <text:p>1,7771204288</text:p>
          </table:table-cell>
          <table:table-cell/>
          <table:table-cell table:formula="of:=[.$C136]-[.E136]" office:value-type="float" office:value="0.0000104058941414742">
            <text:p>1,04058941414742E-005</text:p>
          </table:table-cell>
          <table:table-cell table:formula="of:=[.$C136]-[.F136]" office:value-type="float" office:value="0.0000225044356156889">
            <text:p>2,25044356156889E-005</text:p>
          </table:table-cell>
          <table:table-cell table:formula="of:=[.$C136]-[.G136]" office:value-type="float" office:value="0.0000100981345114715">
            <text:p>1,00981345114715E-00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2140275816017">
            <text:p>1,2214027582</text:p>
          </table:table-cell>
          <table:table-cell/>
          <table:table-cell office:value-type="float" office:value="1.22140275816017">
            <text:p>1,2214027582</text:p>
          </table:table-cell>
          <table:table-cell office:value-type="float" office:value="1.22140359240937">
            <text:p>1,2214035924</text:p>
          </table:table-cell>
          <table:table-cell office:value-type="float" office:value="1.22140300510979">
            <text:p>1,2214030051</text:p>
          </table:table-cell>
          <table:table-cell/>
          <table:table-cell table:formula="of:=[.$C137]-[.E137]" office:value-type="float" office:value="0">
            <text:p>0</text:p>
          </table:table-cell>
          <table:table-cell table:formula="of:=[.$C137]-[.F137]" office:value-type="float" office:value="-0.000000834249201497883">
            <text:p>-8,34249201497883E-007</text:p>
          </table:table-cell>
          <table:table-cell table:formula="of:=[.$C137]-[.G137]" office:value-type="float" office:value="-0.00000024694961564542">
            <text:p>-2,4694961564542E-00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5">
            <text:p>0,25</text:p>
          </table:table-cell>
          <table:table-cell office:value-type="float" office:value="1.25232271619186">
            <text:p>1,2523227162</text:p>
          </table:table-cell>
          <table:table-cell/>
          <table:table-cell office:value-type="float" office:value="1.25216334493178">
            <text:p>1,2521633449</text:p>
          </table:table-cell>
          <table:table-cell office:value-type="float" office:value="1.25228016774802">
            <text:p>1,2522801677</text:p>
          </table:table-cell>
          <table:table-cell office:value-type="float" office:value="1.25231573821047">
            <text:p>1,2523157382</text:p>
          </table:table-cell>
          <table:table-cell/>
          <table:table-cell table:formula="of:=[.$C138]-[.E138]" office:value-type="float" office:value="0.000159371260085806">
            <text:p>0,0001593713</text:p>
          </table:table-cell>
          <table:table-cell table:formula="of:=[.$C138]-[.F138]" office:value-type="float" office:value="0.0000425484438422163">
            <text:p>4,25484438422163E-005</text:p>
          </table:table-cell>
          <table:table-cell table:formula="of:=[.$C138]-[.G138]" office:value-type="float" office:value="0.00000697798139026595">
            <text:p>0,00000697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1.28402541668774">
            <text:p>1,2840254167</text:p>
          </table:table-cell>
          <table:table-cell/>
          <table:table-cell office:value-type="float" office:value="1.28380091682109">
            <text:p>1,2838009168</text:p>
          </table:table-cell>
          <table:table-cell office:value-type="float" office:value="1.28398597570067">
            <text:p>1,2839859757</text:p>
          </table:table-cell>
          <table:table-cell office:value-type="float" office:value="1.28402760282504">
            <text:p>1,2840276028</text:p>
          </table:table-cell>
          <table:table-cell/>
          <table:table-cell table:formula="of:=[.$C139]-[.E139]" office:value-type="float" office:value="0.000224499866653849">
            <text:p>0,0002244999</text:p>
          </table:table-cell>
          <table:table-cell table:formula="of:=[.$C139]-[.F139]" office:value-type="float" office:value="0.000039440987074979">
            <text:p>0,000039441</text:p>
          </table:table-cell>
          <table:table-cell table:formula="of:=[.$C139]-[.G139]" office:value-type="float" office:value="-0.00000218613729585648">
            <text:p>-2,18613729585648E-00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5">
            <text:p>0,75</text:p>
          </table:table-cell>
          <table:table-cell office:value-type="float" office:value="1.31653067486762">
            <text:p>1,3165306749</text:p>
          </table:table-cell>
          <table:table-cell/>
          <table:table-cell office:value-type="float" office:value="1.3163154738281">
            <text:p>1,3163154738</text:p>
          </table:table-cell>
          <table:table-cell office:value-type="float" office:value="1.3165210162673">
            <text:p>1,3165210163</text:p>
          </table:table-cell>
          <table:table-cell office:value-type="float" office:value="1.31653859895347">
            <text:p>1,316538599</text:p>
          </table:table-cell>
          <table:table-cell/>
          <table:table-cell table:formula="of:=[.$C140]-[.E140]" office:value-type="float" office:value="0.00021520103952466">
            <text:p>0,000215201</text:p>
          </table:table-cell>
          <table:table-cell table:formula="of:=[.$C140]-[.F140]" office:value-type="float" office:value="0.00000965860031865162">
            <text:p>9,65860031865162E-006</text:p>
          </table:table-cell>
          <table:table-cell table:formula="of:=[.$C140]-[.G140]" office:value-type="float" office:value="-0.00000792408585303939">
            <text:p>-7,92408585303939E-00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9858807576">
            <text:p>1,3498588076</text:p>
          </table:table-cell>
          <table:table-cell/>
          <table:table-cell office:value-type="float" office:value="1.34970701595281">
            <text:p>1,349707016</text:p>
          </table:table-cell>
          <table:table-cell office:value-type="float" office:value="1.34988528944793">
            <text:p>1,3498852894</text:p>
          </table:table-cell>
          <table:table-cell office:value-type="float" office:value="1.34985291806898">
            <text:p>1,3498529181</text:p>
          </table:table-cell>
          <table:table-cell/>
          <table:table-cell table:formula="of:=[.$C141]-[.E141]" office:value-type="float" office:value="0.00015179162319634">
            <text:p>0,0001517916</text:p>
          </table:table-cell>
          <table:table-cell table:formula="of:=[.$C141]-[.F141]" office:value-type="float" office:value="-0.0000264818719293292">
            <text:p>-2,64818719293292E-005</text:p>
          </table:table-cell>
          <table:table-cell table:formula="of:=[.$C141]-[.G141]" office:value-type="float" office:value="0.00000588950702495872">
            <text:p>5,88950702495872E-00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25">
            <text:p>1,25</text:p>
          </table:table-cell>
          <table:table-cell office:value-type="float" office:value="1.38403064598075">
            <text:p>1,384030646</text:p>
          </table:table-cell>
          <table:table-cell/>
          <table:table-cell office:value-type="float" office:value="1.38397554319522">
            <text:p>1,3839755432</text:p>
          </table:table-cell>
          <table:table-cell office:value-type="float" office:value="1.38407879524256">
            <text:p>1,3840787952</text:p>
          </table:table-cell>
          <table:table-cell office:value-type="float" office:value="1.38402564600486">
            <text:p>1,384025646</text:p>
          </table:table-cell>
          <table:table-cell/>
          <table:table-cell table:formula="of:=[.$C142]-[.E142]" office:value-type="float" office:value="0.0000551027855346664">
            <text:p>5,51027855346664E-005</text:p>
          </table:table-cell>
          <table:table-cell table:formula="of:=[.$C142]-[.F142]" office:value-type="float" office:value="-0.0000481492618038537">
            <text:p>-4,81492618038537E-005</text:p>
          </table:table-cell>
          <table:table-cell table:formula="of:=[.$C142]-[.G142]" office:value-type="float" office:value="0.0000049999758866548">
            <text:p>0,00000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1.41906754859326">
            <text:p>1,4190675486</text:p>
          </table:table-cell>
          <table:table-cell/>
          <table:table-cell office:value-type="float" office:value="1.41912105555533">
            <text:p>1,4191210556</text:p>
          </table:table-cell>
          <table:table-cell office:value-type="float" office:value="1.41910153365117">
            <text:p>1,4191015337</text:p>
          </table:table-cell>
          <table:table-cell office:value-type="float" office:value="1.41907375502641">
            <text:p>1,419073755</text:p>
          </table:table-cell>
          <table:table-cell/>
          <table:table-cell table:formula="of:=[.$C143]-[.E143]" office:value-type="float" office:value="-0.0000535069620701822">
            <text:p>-0,000053507</text:p>
          </table:table-cell>
          <table:table-cell table:formula="of:=[.$C143]-[.F143]" office:value-type="float" office:value="-0.0000339850579134104">
            <text:p>-3,39850579134104E-005</text:p>
          </table:table-cell>
          <table:table-cell table:formula="of:=[.$C143]-[.G143]" office:value-type="float" office:value="-0.00000620643315740743">
            <text:p>-6,20643315740743E-00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75">
            <text:p>1,75</text:p>
          </table:table-cell>
          <table:table-cell office:value-type="float" office:value="1.4549914146182">
            <text:p>1,4549914146</text:p>
          </table:table-cell>
          <table:table-cell/>
          <table:table-cell office:value-type="float" office:value="1.45514355303314">
            <text:p>1,455143553</text:p>
          </table:table-cell>
          <table:table-cell office:value-type="float" office:value="1.45496268693144">
            <text:p>1,4549626869</text:p>
          </table:table-cell>
          <table:table-cell office:value-type="float" office:value="1.45499724513363">
            <text:p>1,4549972451</text:p>
          </table:table-cell>
          <table:table-cell/>
          <table:table-cell table:formula="of:=[.$C144]-[.E144]" office:value-type="float" office:value="-0.00015213841493722">
            <text:p>-0,0001521384</text:p>
          </table:table-cell>
          <table:table-cell table:formula="of:=[.$C144]-[.F144]" office:value-type="float" office:value="0.0000287276867643182">
            <text:p>2,87276867643182E-005</text:p>
          </table:table-cell>
          <table:table-cell table:formula="of:=[.$C144]-[.G144]" office:value-type="float" office:value="-0.00000583051542668578">
            <text:p>-5,83051542668578E-00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.49182469764127">
            <text:p>1,4918246976</text:p>
          </table:table-cell>
          <table:table-cell/>
          <table:table-cell office:value-type="float" office:value="1.49204303562865">
            <text:p>1,4920430356</text:p>
          </table:table-cell>
          <table:table-cell office:value-type="float" office:value="1.49177125602262">
            <text:p>1,491771256</text:p>
          </table:table-cell>
          <table:table-cell office:value-type="float" office:value="1.49181581312486">
            <text:p>1,4918158131</text:p>
          </table:table-cell>
          <table:table-cell/>
          <table:table-cell table:formula="of:=[.$C145]-[.E145]" office:value-type="float" office:value="-0.000218337987379469">
            <text:p>-0,000218338</text:p>
          </table:table-cell>
          <table:table-cell table:formula="of:=[.$C145]-[.F145]" office:value-type="float" office:value="0.0000534416186472875">
            <text:p>5,34416186472875E-005</text:p>
          </table:table-cell>
          <table:table-cell table:formula="of:=[.$C145]-[.G145]" office:value-type="float" office:value="0.00000888451641412047">
            <text:p>8,88451641412047E-00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5">
            <text:p>2,25</text:p>
          </table:table-cell>
          <table:table-cell office:value-type="float" office:value="1.52959041966338">
            <text:p>1,5295904197</text:p>
          </table:table-cell>
          <table:table-cell/>
          <table:table-cell office:value-type="float" office:value="1.52981950334186">
            <text:p>1,5298195033</text:p>
          </table:table-cell>
          <table:table-cell office:value-type="float" office:value="1.52955696979333">
            <text:p>1,5295569698</text:p>
          </table:table-cell>
          <table:table-cell office:value-type="float" office:value="1.52958922291695">
            <text:p>1,5295892229</text:p>
          </table:table-cell>
          <table:table-cell/>
          <table:table-cell table:formula="of:=[.$C146]-[.E146]" office:value-type="float" office:value="-0.000229083678482844">
            <text:p>-0,0002290837</text:p>
          </table:table-cell>
          <table:table-cell table:formula="of:=[.$C146]-[.F146]" office:value-type="float" office:value="0.0000334498700504948">
            <text:p>3,34498700504948E-005</text:p>
          </table:table-cell>
          <table:table-cell table:formula="of:=[.$C146]-[.G146]" office:value-type="float" office:value="0.00000119674643239698">
            <text:p>1,19674643239698E-00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float" office:value="1.56831218549017">
            <text:p>1,5683121855</text:p>
          </table:table-cell>
          <table:table-cell/>
          <table:table-cell office:value-type="float" office:value="1.56847295617277">
            <text:p>1,5684729562</text:p>
          </table:table-cell>
          <table:table-cell office:value-type="float" office:value="1.56831982824355">
            <text:p>1,5683198282</text:p>
          </table:table-cell>
          <table:table-cell office:value-type="float" office:value="1.56832153714209">
            <text:p>1,5683215371</text:p>
          </table:table-cell>
          <table:table-cell/>
          <table:table-cell table:formula="of:=[.$C147]-[.E147]" office:value-type="float" office:value="-0.000160770682604783">
            <text:p>-0,0001607707</text:p>
          </table:table-cell>
          <table:table-cell table:formula="of:=[.$C147]-[.F147]" office:value-type="float" office:value="-0.00000764275338416276">
            <text:p>-7,64275338416276E-006</text:p>
          </table:table-cell>
          <table:table-cell table:formula="of:=[.$C147]-[.G147]" office:value-type="float" office:value="-0.00000935165192461618">
            <text:p>-9,35165192461618E-00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75">
            <text:p>2,75</text:p>
          </table:table-cell>
          <table:table-cell office:value-type="float" office:value="1.60801419748578">
            <text:p>1,6080141975</text:p>
          </table:table-cell>
          <table:table-cell/>
          <table:table-cell office:value-type="float" office:value="1.60800336711266">
            <text:p>1,6080033671</text:p>
          </table:table-cell>
          <table:table-cell office:value-type="float" office:value="1.6080598313733">
            <text:p>1,6080598314</text:p>
          </table:table-cell>
          <table:table-cell office:value-type="float" office:value="1.60801280841798">
            <text:p>1,6080128084</text:p>
          </table:table-cell>
          <table:table-cell/>
          <table:table-cell table:formula="of:=[.$C148]-[.E148]" office:value-type="float" office:value="0.0000108303731254367">
            <text:p>1,08303731254367E-005</text:p>
          </table:table-cell>
          <table:table-cell table:formula="of:=[.$C148]-[.F148]" office:value-type="float" office:value="-0.0000456338875143292">
            <text:p>-4,56338875143292E-005</text:p>
          </table:table-cell>
          <table:table-cell table:formula="of:=[.$C148]-[.G148]" office:value-type="float" office:value="0.00000138906780544623">
            <text:p>1,38906780544623E-00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.64872127070013">
            <text:p>1,6487212707</text:p>
          </table:table-cell>
          <table:table-cell/>
          <table:table-cell office:value-type="float" office:value="1.64855058274214">
            <text:p>1,6485505827</text:p>
          </table:table-cell>
          <table:table-cell office:value-type="float" office:value="1.64877697918256">
            <text:p>1,6487769792</text:p>
          </table:table-cell>
          <table:table-cell office:value-type="float" office:value="1.64871251671884">
            <text:p>1,6487125167</text:p>
          </table:table-cell>
          <table:table-cell/>
          <table:table-cell table:formula="of:=[.$C149]-[.E149]" office:value-type="float" office:value="0.000170687957991245">
            <text:p>0,000170688</text:p>
          </table:table-cell>
          <table:table-cell table:formula="of:=[.$C149]-[.F149]" office:value-type="float" office:value="-0.0000557084824333032">
            <text:p>-5,57084824333032E-005</text:p>
          </table:table-cell>
          <table:table-cell table:formula="of:=[.$C149]-[.G149]" office:value-type="float" office:value="0.00000875398128852289">
            <text:p>0,00000875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25">
            <text:p>3,25</text:p>
          </table:table-cell>
          <table:table-cell office:value-type="float" office:value="1.69045884837909">
            <text:p>1,6904588484</text:p>
          </table:table-cell>
          <table:table-cell/>
          <table:table-cell office:value-type="float" office:value="1.69023765072802">
            <text:p>1,6902376507</text:p>
          </table:table-cell>
          <table:table-cell office:value-type="float" office:value="1.69047127167135">
            <text:p>1,6904712717</text:p>
          </table:table-cell>
          <table:table-cell office:value-type="float" office:value="1.69046262195024">
            <text:p>1,690462622</text:p>
          </table:table-cell>
          <table:table-cell/>
          <table:table-cell table:formula="of:=[.$C150]-[.E150]" office:value-type="float" office:value="0.000221197651072647">
            <text:p>0,0002211977</text:p>
          </table:table-cell>
          <table:table-cell table:formula="of:=[.$C150]-[.F150]" office:value-type="float" office:value="-0.0000124232922538159">
            <text:p>-1,24232922538159E-005</text:p>
          </table:table-cell>
          <table:table-cell table:formula="of:=[.$C150]-[.G150]" office:value-type="float" office:value="-0.00000377357114866861">
            <text:p>-3,77357114866861E-00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5">
            <text:p>3,5</text:p>
          </table:table-cell>
          <table:table-cell office:value-type="float" office:value="1.7332530178674">
            <text:p>1,7332530179</text:p>
          </table:table-cell>
          <table:table-cell/>
          <table:table-cell office:value-type="float" office:value="1.7330645710703">
            <text:p>1,7330645711</text:p>
          </table:table-cell>
          <table:table-cell office:value-type="float" office:value="1.73320447606581">
            <text:p>1,7332044761</text:p>
          </table:table-cell>
          <table:table-cell office:value-type="float" office:value="1.73326312411218">
            <text:p>1,7332631241</text:p>
          </table:table-cell>
          <table:table-cell/>
          <table:table-cell table:formula="of:=[.$C151]-[.E151]" office:value-type="float" office:value="0.000188446797092068">
            <text:p>0,0001884468</text:p>
          </table:table-cell>
          <table:table-cell table:formula="of:=[.$C151]-[.F151]" office:value-type="float" office:value="0.0000485418015820915">
            <text:p>4,85418015820915E-005</text:p>
          </table:table-cell>
          <table:table-cell table:formula="of:=[.$C151]-[.G151]" office:value-type="float" office:value="-0.0000101062447825928">
            <text:p>-1,01062447825928E-00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75">
            <text:p>3,75</text:p>
          </table:table-cell>
          <table:table-cell office:value-type="float" office:value="1.77713052691404">
            <text:p>1,7771305269</text:p>
          </table:table-cell>
          <table:table-cell/>
          <table:table-cell office:value-type="float" office:value="1.77703134376899">
            <text:p>1,7770313438</text:p>
          </table:table-cell>
          <table:table-cell office:value-type="float" office:value="1.77708294550233">
            <text:p>1,7770829455</text:p>
          </table:table-cell>
          <table:table-cell office:value-type="float" office:value="1.7771207657423">
            <text:p>1,7771207657</text:p>
          </table:table-cell>
          <table:table-cell/>
          <table:table-cell table:formula="of:=[.$C152]-[.E152]" office:value-type="float" office:value="0.0000991831450489755">
            <text:p>9,91831450489755E-005</text:p>
          </table:table-cell>
          <table:table-cell table:formula="of:=[.$C152]-[.F152]" office:value-type="float" office:value="0.0000475814117057993">
            <text:p>4,75814117057993E-005</text:p>
          </table:table-cell>
          <table:table-cell table:formula="of:=[.$C152]-[.G152]" office:value-type="float" office:value="0.00000976117173956403">
            <text:p>9,76117173956403E-00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82211880039051">
            <text:p>1,8221188004</text:p>
          </table:table-cell>
          <table:table-cell/>
          <table:table-cell office:value-type="float" office:value="1.82213796882408">
            <text:p>1,8221379688</text:p>
          </table:table-cell>
          <table:table-cell office:value-type="float" office:value="1.82210845055028">
            <text:p>1,8221084506</text:p>
          </table:table-cell>
          <table:table-cell office:value-type="float" office:value="1.82211108156683">
            <text:p>1,8221110816</text:p>
          </table:table-cell>
          <table:table-cell/>
          <table:table-cell table:formula="of:=[.$C153]-[.E153]" office:value-type="float" office:value="-0.0000191684335688613">
            <text:p>-1,91684335688613E-005</text:p>
          </table:table-cell>
          <table:table-cell table:formula="of:=[.$C153]-[.F153]" office:value-type="float" office:value="0.0000103498402277413">
            <text:p>1,03498402277413E-005</text:p>
          </table:table-cell>
          <table:table-cell table:formula="of:=[.$C153]-[.G153]" office:value-type="float" office:value="0.00000771882367489596">
            <text:p>7,71882367489596E-006</text:p>
          </table:table-cell>
          <table:table-cell table:number-columns-repeated="4"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0">
            <text:p>0</text:p>
          </table:table-cell>
          <table:table-cell office:value-type="float" office:value="1.25232271619186">
            <text:p>1,2523227162</text:p>
          </table:table-cell>
          <table:table-cell/>
          <table:table-cell office:value-type="float" office:value="1.25231274587887">
            <text:p>1,2523127459</text:p>
          </table:table-cell>
          <table:table-cell office:value-type="float" office:value="1.25232193662193">
            <text:p>1,2523219366</text:p>
          </table:table-cell>
          <table:table-cell office:value-type="float" office:value="1.25232289682395">
            <text:p>1,2523228968</text:p>
          </table:table-cell>
          <table:table-cell/>
          <table:table-cell table:formula="of:=[.$C154]-[.E154]" office:value-type="float" office:value="0.00000997031299543316">
            <text:p>9,97031299543316E-006</text:p>
          </table:table-cell>
          <table:table-cell table:formula="of:=[.$C154]-[.F154]" office:value-type="float" office:value="0.000000779569933717639">
            <text:p>7,79569933717639E-007</text:p>
          </table:table-cell>
          <table:table-cell table:formula="of:=[.$C154]-[.G154]" office:value-type="float" office:value="-0.000000180632089730182">
            <text:p>-1,80632089730182E-007</text:p>
          </table:table-cell>
          <table:table-cell table:number-columns-repeated="4"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0.25">
            <text:p>0,25</text:p>
          </table:table-cell>
          <table:table-cell office:value-type="float" office:value="1.28402541668774">
            <text:p>1,2840254167</text:p>
          </table:table-cell>
          <table:table-cell/>
          <table:table-cell office:value-type="float" office:value="1.28385703076368">
            <text:p>1,2838570308</text:p>
          </table:table-cell>
          <table:table-cell office:value-type="float" office:value="1.28398160770711">
            <text:p>1,2839816077</text:p>
          </table:table-cell>
          <table:table-cell office:value-type="float" office:value="1.28401851534876">
            <text:p>1,2840185153</text:p>
          </table:table-cell>
          <table:table-cell/>
          <table:table-cell table:formula="of:=[.$C155]-[.E155]" office:value-type="float" office:value="0.000168385924058656">
            <text:p>0,0001683859</text:p>
          </table:table-cell>
          <table:table-cell table:formula="of:=[.$C155]-[.F155]" office:value-type="float" office:value="0.0000438089806349407">
            <text:p>0,000043809</text:p>
          </table:table-cell>
          <table:table-cell table:formula="of:=[.$C155]-[.G155]" office:value-type="float" office:value="0.00000690133898362255">
            <text:p>6,90133898362255E-006</text:p>
          </table:table-cell>
          <table:table-cell table:number-columns-repeated="4"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0.5">
            <text:p>0,5</text:p>
          </table:table-cell>
          <table:table-cell office:value-type="float" office:value="1.31653067486762">
            <text:p>1,3165306749</text:p>
          </table:table-cell>
          <table:table-cell/>
          <table:table-cell office:value-type="float" office:value="1.31629891886262">
            <text:p>1,3162989189</text:p>
          </table:table-cell>
          <table:table-cell office:value-type="float" office:value="1.3164906411729">
            <text:p>1,3164906412</text:p>
          </table:table-cell>
          <table:table-cell office:value-type="float" office:value="1.31653303592392">
            <text:p>1,3165330359</text:p>
          </table:table-cell>
          <table:table-cell/>
          <table:table-cell table:formula="of:=[.$C156]-[.E156]" office:value-type="float" office:value="0.000231756004998473">
            <text:p>0,000231756</text:p>
          </table:table-cell>
          <table:table-cell table:formula="of:=[.$C156]-[.F156]" office:value-type="float" office:value="0.0000400336947175006">
            <text:p>4,00336947175006E-005</text:p>
          </table:table-cell>
          <table:table-cell table:formula="of:=[.$C156]-[.G156]" office:value-type="float" office:value="-0.0000023610562991383">
            <text:p>-2,3610562991383E-006</text:p>
          </table:table-cell>
          <table:table-cell table:number-columns-repeated="4"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0.75">
            <text:p>0,75</text:p>
          </table:table-cell>
          <table:table-cell office:value-type="float" office:value="1.349858807576">
            <text:p>1,3498588076</text:p>
          </table:table-cell>
          <table:table-cell/>
          <table:table-cell office:value-type="float" office:value="1.34963841017569">
            <text:p>1,3496384102</text:p>
          </table:table-cell>
          <table:table-cell office:value-type="float" office:value="1.34984903701932">
            <text:p>1,349849037</text:p>
          </table:table-cell>
          <table:table-cell office:value-type="float" office:value="1.34986645854944">
            <text:p>1,3498664585</text:p>
          </table:table-cell>
          <table:table-cell/>
          <table:table-cell table:formula="of:=[.$C157]-[.E157]" office:value-type="float" office:value="0.000220397400313654">
            <text:p>0,0002203974</text:p>
          </table:table-cell>
          <table:table-cell table:formula="of:=[.$C157]-[.F157]" office:value-type="float" office:value="0.00000977055667927829">
            <text:p>9,77055667927829E-006</text:p>
          </table:table-cell>
          <table:table-cell table:formula="of:=[.$C157]-[.G157]" office:value-type="float" office:value="-0.00000765097343902177">
            <text:p>-0,000007651</text:p>
          </table:table-cell>
          <table:table-cell table:number-columns-repeated="4"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1">
            <text:p>1</text:p>
          </table:table-cell>
          <table:table-cell office:value-type="float" office:value="1.38403064598075">
            <text:p>1,384030646</text:p>
          </table:table-cell>
          <table:table-cell/>
          <table:table-cell office:value-type="float" office:value="1.38387550470288">
            <text:p>1,3838755047</text:p>
          </table:table-cell>
          <table:table-cell office:value-type="float" office:value="1.38405679524637">
            <text:p>1,3840567952</text:p>
          </table:table-cell>
          <table:table-cell office:value-type="float" office:value="1.38402425668325">
            <text:p>1,3840242567</text:p>
          </table:table-cell>
          <table:table-cell/>
          <table:table-cell table:formula="of:=[.$C158]-[.E158]" office:value-type="float" office:value="0.000155141277869308">
            <text:p>0,0001551413</text:p>
          </table:table-cell>
          <table:table-cell table:formula="of:=[.$C158]-[.F158]" office:value-type="float" office:value="-0.0000261492656148388">
            <text:p>-2,61492656148388E-005</text:p>
          </table:table-cell>
          <table:table-cell table:formula="of:=[.$C158]-[.G158]" office:value-type="float" office:value="0.00000638929750329531">
            <text:p>6,38929750329531E-006</text:p>
          </table:table-cell>
          <table:table-cell table:number-columns-repeated="4"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1.25">
            <text:p>1,25</text:p>
          </table:table-cell>
          <table:table-cell office:value-type="float" office:value="1.41906754859326">
            <text:p>1,4190675486</text:p>
          </table:table-cell>
          <table:table-cell/>
          <table:table-cell office:value-type="float" office:value="1.4190102024442">
            <text:p>1,4190102024</text:p>
          </table:table-cell>
          <table:table-cell office:value-type="float" office:value="1.41911391585403">
            <text:p>1,4191139159</text:p>
          </table:table-cell>
          <table:table-cell office:value-type="float" office:value="1.41906316494023">
            <text:p>1,4190631649</text:p>
          </table:table-cell>
          <table:table-cell/>
          <table:table-cell table:formula="of:=[.$C159]-[.E159]" office:value-type="float" office:value="0.000057346149056281">
            <text:p>5,7346149056281E-005</text:p>
          </table:table-cell>
          <table:table-cell table:formula="of:=[.$C159]-[.F159]" office:value-type="float" office:value="-0.0000463672607731169">
            <text:p>-4,63672607731169E-005</text:p>
          </table:table-cell>
          <table:table-cell table:formula="of:=[.$C159]-[.G159]" office:value-type="float" office:value="0.00000438365302435351">
            <text:p>4,38365302435351E-006</text:p>
          </table:table-cell>
          <table:table-cell table:number-columns-repeated="4"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1.5">
            <text:p>1,5</text:p>
          </table:table-cell>
          <table:table-cell office:value-type="float" office:value="1.4549914146182">
            <text:p>1,4549914146</text:p>
          </table:table-cell>
          <table:table-cell/>
          <table:table-cell office:value-type="float" office:value="1.45504250339965">
            <text:p>1,4550425034</text:p>
          </table:table-cell>
          <table:table-cell office:value-type="float" office:value="1.45502039884232">
            <text:p>1,4550203988</text:p>
          </table:table-cell>
          <table:table-cell office:value-type="float" office:value="1.45499811508739">
            <text:p>1,4549981151</text:p>
          </table:table-cell>
          <table:table-cell/>
          <table:table-cell table:formula="of:=[.$C160]-[.E160]" office:value-type="float" office:value="-0.0000510887814453298">
            <text:p>-5,10887814453298E-005</text:p>
          </table:table-cell>
          <table:table-cell table:formula="of:=[.$C160]-[.F160]" office:value-type="float" office:value="-0.000028984224115236">
            <text:p>-2,8984224115236E-005</text:p>
          </table:table-cell>
          <table:table-cell table:formula="of:=[.$C160]-[.G160]" office:value-type="float" office:value="-0.00000670046918860301">
            <text:p>-6,70046918860301E-006</text:p>
          </table:table-cell>
          <table:table-cell table:number-columns-repeated="4"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1.75">
            <text:p>1,75</text:p>
          </table:table-cell>
          <table:table-cell office:value-type="float" office:value="1.49182469764127">
            <text:p>1,4918246976</text:p>
          </table:table-cell>
          <table:table-cell/>
          <table:table-cell office:value-type="float" office:value="1.49197240756922">
            <text:p>1,4919724076</text:p>
          </table:table-cell>
          <table:table-cell office:value-type="float" office:value="1.49179046510775">
            <text:p>1,4917904651</text:p>
          </table:table-cell>
          <table:table-cell office:value-type="float" office:value="1.49182910712472">
            <text:p>1,4918291071</text:p>
          </table:table-cell>
          <table:table-cell/>
          <table:table-cell table:formula="of:=[.$C161]-[.E161]" office:value-type="float" office:value="-0.000147709927948103">
            <text:p>-0,0001477099</text:p>
          </table:table-cell>
          <table:table-cell table:formula="of:=[.$C161]-[.F161]" office:value-type="float" office:value="0.0000342325335245253">
            <text:p>3,42325335245253E-005</text:p>
          </table:table-cell>
          <table:table-cell table:formula="of:=[.$C161]-[.G161]" office:value-type="float" office:value="-0.00000440948344881953">
            <text:p>-4,40948344881953E-006</text:p>
          </table:table-cell>
          <table:table-cell table:number-columns-repeated="4"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2">
            <text:p>2</text:p>
          </table:table-cell>
          <table:table-cell office:value-type="float" office:value="1.52959041966338">
            <text:p>1,5295904197</text:p>
          </table:table-cell>
          <table:table-cell/>
          <table:table-cell office:value-type="float" office:value="1.52979991495292">
            <text:p>1,529799915</text:p>
          </table:table-cell>
          <table:table-cell office:value-type="float" office:value="1.52953663693033">
            <text:p>1,5295366369</text:p>
          </table:table-cell>
          <table:table-cell office:value-type="float" office:value="1.52958157267255">
            <text:p>1,5295815727</text:p>
          </table:table-cell>
          <table:table-cell/>
          <table:table-cell table:formula="of:=[.$C162]-[.E162]" office:value-type="float" office:value="-0.000209495289537731">
            <text:p>-0,0002094953</text:p>
          </table:table-cell>
          <table:table-cell table:formula="of:=[.$C162]-[.F162]" office:value-type="float" office:value="0.0000537827330491236">
            <text:p>5,37827330491236E-005</text:p>
          </table:table-cell>
          <table:table-cell table:formula="of:=[.$C162]-[.G162]" office:value-type="float" office:value="0.00000884699082570606">
            <text:p>0,00000884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.25">
            <text:p>2,25</text:p>
          </table:table-cell>
          <table:table-cell office:value-type="float" office:value="1.56831218549017">
            <text:p>1,5683121855</text:p>
          </table:table-cell>
          <table:table-cell/>
          <table:table-cell office:value-type="float" office:value="1.56852502555074">
            <text:p>1,5685250256</text:p>
          </table:table-cell>
          <table:table-cell office:value-type="float" office:value="1.56828166587525">
            <text:p>1,5682816659</text:p>
          </table:table-cell>
          <table:table-cell office:value-type="float" office:value="1.56831240210635">
            <text:p>1,5683124021</text:p>
          </table:table-cell>
          <table:table-cell/>
          <table:table-cell table:formula="of:=[.$C163]-[.E163]" office:value-type="float" office:value="-0.000212840060571873">
            <text:p>-0,0002128401</text:p>
          </table:table-cell>
          <table:table-cell table:formula="of:=[.$C163]-[.F163]" office:value-type="float" office:value="0.0000305196149215092">
            <text:p>3,05196149215092E-005</text:p>
          </table:table-cell>
          <table:table-cell table:formula="of:=[.$C163]-[.G163]" office:value-type="float" office:value="-0.000000216616185655383">
            <text:p>-2,16616185655383E-007</text:p>
          </table:table-cell>
          <table:table-cell table:number-columns-repeated="4"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2.5">
            <text:p>2,5</text:p>
          </table:table-cell>
          <table:table-cell office:value-type="float" office:value="1.60801419748578">
            <text:p>1,6080141975</text:p>
          </table:table-cell>
          <table:table-cell/>
          <table:table-cell office:value-type="float" office:value="1.60814773936269">
            <text:p>1,6081477394</text:p>
          </table:table-cell>
          <table:table-cell office:value-type="float" office:value="1.6080255519425">
            <text:p>1,6080255519</text:p>
          </table:table-cell>
          <table:table-cell office:value-type="float" office:value="1.60802367796266">
            <text:p>1,608023678</text:p>
          </table:table-cell>
          <table:table-cell/>
          <table:table-cell table:formula="of:=[.$C164]-[.E164]" office:value-type="float" office:value="-0.000133541876908616">
            <text:p>-0,0001335419</text:p>
          </table:table-cell>
          <table:table-cell table:formula="of:=[.$C164]-[.F164]" office:value-type="float" office:value="-0.0000113544567161838">
            <text:p>-1,13544567161838E-005</text:p>
          </table:table-cell>
          <table:table-cell table:formula="of:=[.$C164]-[.G164]" office:value-type="float" office:value="-0.00000948047687443498">
            <text:p>-9,48047687443498E-006</text:p>
          </table:table-cell>
          <table:table-cell table:number-columns-repeated="4"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2.75">
            <text:p>2,75</text:p>
          </table:table-cell>
          <table:table-cell office:value-type="float" office:value="1.64872127070013">
            <text:p>1,6487212707</text:p>
          </table:table-cell>
          <table:table-cell/>
          <table:table-cell office:value-type="float" office:value="1.6486733062778">
            <text:p>1,6486733063</text:p>
          </table:table-cell>
          <table:table-cell office:value-type="float" office:value="1.64876829513209">
            <text:p>1,6487682951</text:p>
          </table:table-cell>
          <table:table-cell office:value-type="float" office:value="1.64871680146274">
            <text:p>1,6487168015</text:p>
          </table:table-cell>
          <table:table-cell/>
          <table:table-cell table:formula="of:=[.$C165]-[.E165]" office:value-type="float" office:value="0.0000479644223285725">
            <text:p>4,79644223285725E-005</text:p>
          </table:table-cell>
          <table:table-cell table:formula="of:=[.$C165]-[.F165]" office:value-type="float" office:value="-0.0000470244319572544">
            <text:p>-4,70244319572544E-005</text:p>
          </table:table-cell>
          <table:table-cell table:formula="of:=[.$C165]-[.G165]" office:value-type="float" office:value="0.00000446923738661731">
            <text:p>4,46923738661731E-006</text:p>
          </table:table-cell>
          <table:table-cell table:number-columns-repeated="4"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3">
            <text:p>3</text:p>
          </table:table-cell>
          <table:table-cell office:value-type="float" office:value="1.69045884837909">
            <text:p>1,6904588484</text:p>
          </table:table-cell>
          <table:table-cell/>
          <table:table-cell office:value-type="float" office:value="1.69027545619028">
            <text:p>1,6902754562</text:p>
          </table:table-cell>
          <table:table-cell office:value-type="float" office:value="1.69050989544401">
            <text:p>1,6905098954</text:p>
          </table:table-cell>
          <table:table-cell office:value-type="float" office:value="1.69045138960678">
            <text:p>1,6904513896</text:p>
          </table:table-cell>
          <table:table-cell/>
          <table:table-cell table:formula="of:=[.$C166]-[.E166]" office:value-type="float" office:value="0.000183392188813247">
            <text:p>0,0001833922</text:p>
          </table:table-cell>
          <table:table-cell table:formula="of:=[.$C166]-[.F166]" office:value-type="float" office:value="-0.0000510470649137673">
            <text:p>-5,10470649137673E-005</text:p>
          </table:table-cell>
          <table:table-cell table:formula="of:=[.$C166]-[.G166]" office:value-type="float" office:value="0.00000745877230690084">
            <text:p>7,45877230690084E-006</text:p>
          </table:table-cell>
          <table:table-cell table:number-columns-repeated="4"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3.25">
            <text:p>3,25</text:p>
          </table:table-cell>
          <table:table-cell office:value-type="float" office:value="1.7332530178674">
            <text:p>1,7332530179</text:p>
          </table:table-cell>
          <table:table-cell/>
          <table:table-cell office:value-type="float" office:value="1.73303850968859">
            <text:p>1,7330385097</text:p>
          </table:table-cell>
          <table:table-cell office:value-type="float" office:value="1.7332503718506">
            <text:p>1,7332503719</text:p>
          </table:table-cell>
          <table:table-cell office:value-type="float" office:value="1.73325877949108">
            <text:p>1,7332587795</text:p>
          </table:table-cell>
          <table:table-cell/>
          <table:table-cell table:formula="of:=[.$C167]-[.E167]" office:value-type="float" office:value="0.000214508178809414">
            <text:p>0,0002145082</text:p>
          </table:table-cell>
          <table:table-cell table:formula="of:=[.$C167]-[.F167]" office:value-type="float" office:value="0.00000264601679478282">
            <text:p>0,000002646</text:p>
          </table:table-cell>
          <table:table-cell table:formula="of:=[.$C167]-[.G167]" office:value-type="float" office:value="-0.00000576162368592925">
            <text:p>-5,76162368592925E-006</text:p>
          </table:table-cell>
          <table:table-cell table:number-columns-repeated="4"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3.5">
            <text:p>3,5</text:p>
          </table:table-cell>
          <table:table-cell office:value-type="float" office:value="1.77713052691404">
            <text:p>1,7771305269</text:p>
          </table:table-cell>
          <table:table-cell/>
          <table:table-cell office:value-type="float" office:value="1.77696246677272">
            <text:p>1,7769624668</text:p>
          </table:table-cell>
          <table:table-cell office:value-type="float" office:value="1.77707894530784">
            <text:p>1,7770789453</text:p>
          </table:table-cell>
          <table:table-cell office:value-type="float" office:value="1.77713897111563">
            <text:p>1,7771389711</text:p>
          </table:table-cell>
          <table:table-cell/>
          <table:table-cell table:formula="of:=[.$C168]-[.E168]" office:value-type="float" office:value="0.000168060141314763">
            <text:p>0,0001680601</text:p>
          </table:table-cell>
          <table:table-cell table:formula="of:=[.$C168]-[.F168]" office:value-type="float" office:value="0.0000515816062027774">
            <text:p>5,15816062027774E-005</text:p>
          </table:table-cell>
          <table:table-cell table:formula="of:=[.$C168]-[.G168]" office:value-type="float" office:value="-0.00000844420159307191">
            <text:p>-8,44420159307191E-006</text:p>
          </table:table-cell>
          <table:table-cell table:number-columns-repeated="4"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3.75">
            <text:p>3,75</text:p>
          </table:table-cell>
          <table:table-cell office:value-type="float" office:value="1.82211880039051">
            <text:p>1,8221188004</text:p>
          </table:table-cell>
          <table:table-cell/>
          <table:table-cell office:value-type="float" office:value="1.82204732744269">
            <text:p>1,8220473274</text:p>
          </table:table-cell>
          <table:table-cell office:value-type="float" office:value="1.82207711304466">
            <text:p>1,822077113</text:p>
          </table:table-cell>
          <table:table-cell office:value-type="float" office:value="1.82210699254182">
            <text:p>1,8221069925</text:p>
          </table:table-cell>
          <table:table-cell/>
          <table:table-cell table:formula="of:=[.$C169]-[.E169]" office:value-type="float" office:value="0.000071472947817508">
            <text:p>7,1472947817508E-005</text:p>
          </table:table-cell>
          <table:table-cell table:formula="of:=[.$C169]-[.F169]" office:value-type="float" office:value="0.0000416873458504163">
            <text:p>4,16873458504163E-005</text:p>
          </table:table-cell>
          <table:table-cell table:formula="of:=[.$C169]-[.G169]" office:value-type="float" office:value="0.0000118078486934792">
            <text:p>1,18078486934792E-005</text:p>
          </table:table-cell>
          <table:table-cell table:number-columns-repeated="4"/>
        </table:table-row>
        <table:table-row table:style-name="ro1">
          <table:table-cell office:value-type="float" office:value="2.25">
            <text:p>2,25</text:p>
          </table:table-cell>
          <table:table-cell office:value-type="float" office:value="4">
            <text:p>4</text:p>
          </table:table-cell>
          <table:table-cell office:value-type="float" office:value="1.86824595743222">
            <text:p>1,8682459574</text:p>
          </table:table-cell>
          <table:table-cell/>
          <table:table-cell office:value-type="float" office:value="1.86829309169849">
            <text:p>1,8682930917</text:p>
          </table:table-cell>
          <table:table-cell office:value-type="float" office:value="1.86824487506107">
            <text:p>1,8682448751</text:p>
          </table:table-cell>
          <table:table-cell office:value-type="float" office:value="1.86824098656099">
            <text:p>1,8682409866</text:p>
          </table:table-cell>
          <table:table-cell/>
          <table:table-cell table:formula="of:=[.$C170]-[.E170]" office:value-type="float" office:value="-0.0000471342662669017">
            <text:p>-4,71342662669017E-005</text:p>
          </table:table-cell>
          <table:table-cell table:formula="of:=[.$C170]-[.F170]" office:value-type="float" office:value="0.00000108237115381549">
            <text:p>1,08237115381549E-006</text:p>
          </table:table-cell>
          <table:table-cell table:formula="of:=[.$C170]-[.G170]" office:value-type="float" office:value="0.00000497087122885986">
            <text:p>4,97087122885986E-006</text:p>
          </table:table-cell>
          <table:table-cell table:number-columns-repeated="4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  <table:table-cell office:value-type="float" office:value="1.28402541668774">
            <text:p>1,2840254167</text:p>
          </table:table-cell>
          <table:table-cell/>
          <table:table-cell table:number-columns-repeated="2" office:value-type="float" office:value="1.28402541668774">
            <text:p>1,2840254167</text:p>
          </table:table-cell>
          <table:table-cell office:value-type="float" office:value="1.28402541668774">
            <text:p>1,2840254167</text:p>
          </table:table-cell>
          <table:table-cell/>
          <table:table-cell table:formula="of:=[.$C171]-[.E171]" office:value-type="float" office:value="0">
            <text:p>0</text:p>
          </table:table-cell>
          <table:table-cell table:formula="of:=[.$C171]-[.F171]" office:value-type="float" office:value="0">
            <text:p>0</text:p>
          </table:table-cell>
          <table:table-cell table:formula="of:=[.$C171]-[.G171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0.25">
            <text:p>0,25</text:p>
          </table:table-cell>
          <table:table-cell office:value-type="float" office:value="1.31653067486762">
            <text:p>1,3165306749</text:p>
          </table:table-cell>
          <table:table-cell/>
          <table:table-cell office:value-type="float" office:value="1.31637297963625">
            <text:p>1,3163729796</text:p>
          </table:table-cell>
          <table:table-cell office:value-type="float" office:value="1.31648801073391">
            <text:p>1,3164880107</text:p>
          </table:table-cell>
          <table:table-cell office:value-type="float" office:value="1.31652374160481">
            <text:p>1,3165237416</text:p>
          </table:table-cell>
          <table:table-cell/>
          <table:table-cell table:formula="of:=[.$C172]-[.E172]" office:value-type="float" office:value="0.000157695231367327">
            <text:p>0,0001576952</text:p>
          </table:table-cell>
          <table:table-cell table:formula="of:=[.$C172]-[.F172]" office:value-type="float" office:value="0.0000426641337163414">
            <text:p>4,26641337163414E-005</text:p>
          </table:table-cell>
          <table:table-cell table:formula="of:=[.$C172]-[.G172]" office:value-type="float" office:value="0.00000693326281142603">
            <text:p>6,93326281142603E-006</text:p>
          </table:table-cell>
          <table:table-cell table:number-columns-repeated="4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0.5">
            <text:p>0,5</text:p>
          </table:table-cell>
          <table:table-cell office:value-type="float" office:value="1.349858807576">
            <text:p>1,3498588076</text:p>
          </table:table-cell>
          <table:table-cell/>
          <table:table-cell office:value-type="float" office:value="1.34963925130753">
            <text:p>1,3496392513</text:p>
          </table:table-cell>
          <table:table-cell office:value-type="float" office:value="1.34982057866574">
            <text:p>1,3498205787</text:p>
          </table:table-cell>
          <table:table-cell office:value-type="float" office:value="1.34986122850991">
            <text:p>1,3498612285</text:p>
          </table:table-cell>
          <table:table-cell/>
          <table:table-cell table:formula="of:=[.$C173]-[.E173]" office:value-type="float" office:value="0.00021955626847725">
            <text:p>0,0002195563</text:p>
          </table:table-cell>
          <table:table-cell table:formula="of:=[.$C173]-[.F173]" office:value-type="float" office:value="0.0000382289102651701">
            <text:p>3,82289102651701E-005</text:p>
          </table:table-cell>
          <table:table-cell table:formula="of:=[.$C173]-[.G173]" office:value-type="float" office:value="-0.00000242093390578901">
            <text:p>-2,42093390578901E-006</text:p>
          </table:table-cell>
          <table:table-cell table:number-columns-repeated="4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0.75">
            <text:p>0,75</text:p>
          </table:table-cell>
          <table:table-cell office:value-type="float" office:value="1.38403064598075">
            <text:p>1,384030646</text:p>
          </table:table-cell>
          <table:table-cell/>
          <table:table-cell office:value-type="float" office:value="1.38382423170156">
            <text:p>1,3838242317</text:p>
          </table:table-cell>
          <table:table-cell office:value-type="float" office:value="1.38402312048324">
            <text:p>1,3840231205</text:p>
          </table:table-cell>
          <table:table-cell office:value-type="float" office:value="1.38403787740304">
            <text:p>1,3840378774</text:p>
          </table:table-cell>
          <table:table-cell/>
          <table:table-cell table:formula="of:=[.$C174]-[.E174]" office:value-type="float" office:value="0.0002064142791951">
            <text:p>0,0002064143</text:p>
          </table:table-cell>
          <table:table-cell table:formula="of:=[.$C174]-[.F174]" office:value-type="float" office:value="0.00000752549751181775">
            <text:p>7,52549751181775E-006</text:p>
          </table:table-cell>
          <table:table-cell table:formula="of:=[.$C174]-[.G174]" office:value-type="float" office:value="-0.00000723142228786777">
            <text:p>-7,23142228786777E-006</text:p>
          </table:table-cell>
          <table:table-cell table:number-columns-repeated="4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1">
            <text:p>1</text:p>
          </table:table-cell>
          <table:table-cell office:value-type="float" office:value="1.41906754859326">
            <text:p>1,4190675486</text:p>
          </table:table-cell>
          <table:table-cell/>
          <table:table-cell office:value-type="float" office:value="1.41892792081835">
            <text:p>1,4189279208</text:p>
          </table:table-cell>
          <table:table-cell office:value-type="float" office:value="1.41909563618641">
            <text:p>1,4190956362</text:p>
          </table:table-cell>
          <table:table-cell office:value-type="float" office:value="1.41906062961087">
            <text:p>1,4190606296</text:p>
          </table:table-cell>
          <table:table-cell/>
          <table:table-cell table:formula="of:=[.$C175]-[.E175]" office:value-type="float" office:value="0.000139627774912166">
            <text:p>0,0001396278</text:p>
          </table:table-cell>
          <table:table-cell table:formula="of:=[.$C175]-[.F175]" office:value-type="float" office:value="-0.000028087593152204">
            <text:p>-2,8087593152204E-005</text:p>
          </table:table-cell>
          <table:table-cell table:formula="of:=[.$C175]-[.G175]" office:value-type="float" office:value="0.00000691898238702748">
            <text:p>0,000006919</text:p>
          </table:table-cell>
          <table:table-cell table:number-columns-repeated="4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1.25">
            <text:p>1,25</text:p>
          </table:table-cell>
          <table:table-cell office:value-type="float" office:value="1.4549914146182">
            <text:p>1,4549914146</text:p>
          </table:table-cell>
          <table:table-cell/>
          <table:table-cell office:value-type="float" office:value="1.45495031865789">
            <text:p>1,4549503187</text:p>
          </table:table-cell>
          <table:table-cell office:value-type="float" office:value="1.45503812577525">
            <text:p>1,4550381258</text:p>
          </table:table-cell>
          <table:table-cell office:value-type="float" office:value="1.4549875744509">
            <text:p>1,4549875745</text:p>
          </table:table-cell>
          <table:table-cell/>
          <table:table-cell table:formula="of:=[.$C176]-[.E176]" office:value-type="float" office:value="0.0000410959603085459">
            <text:p>0,000041096</text:p>
          </table:table-cell>
          <table:table-cell table:formula="of:=[.$C176]-[.F176]" office:value-type="float" office:value="-0.0000467111570470191">
            <text:p>-4,67111570470191E-005</text:p>
          </table:table-cell>
          <table:table-cell table:formula="of:=[.$C176]-[.G176]" office:value-type="float" office:value="0.00000384016730103909">
            <text:p>3,84016730103909E-006</text:p>
          </table:table-cell>
          <table:table-cell table:number-columns-repeated="4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office:value-type="float" office:value="1.49182469764127">
            <text:p>1,4918246976</text:p>
          </table:table-cell>
          <table:table-cell/>
          <table:table-cell office:value-type="float" office:value="1.4918914252202">
            <text:p>1,4918914252</text:p>
          </table:table-cell>
          <table:table-cell office:value-type="float" office:value="1.49185058924976">
            <text:p>1,4918505892</text:p>
          </table:table-cell>
          <table:table-cell office:value-type="float" office:value="1.49183170987711">
            <text:p>1,4918317099</text:p>
          </table:table-cell>
          <table:table-cell/>
          <table:table-cell table:formula="of:=[.$C177]-[.E177]" office:value-type="float" office:value="-0.0000667275789283384">
            <text:p>-6,67275789283384E-005</text:p>
          </table:table-cell>
          <table:table-cell table:formula="of:=[.$C177]-[.F177]" office:value-type="float" office:value="-0.0000258916084852068">
            <text:p>-2,58916084852068E-005</text:p>
          </table:table-cell>
          <table:table-cell table:formula="of:=[.$C177]-[.G177]" office:value-type="float" office:value="-0.00000701223584087529">
            <text:p>-7,01223584087529E-006</text:p>
          </table:table-cell>
          <table:table-cell table:number-columns-repeated="4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1.75">
            <text:p>1,75</text:p>
          </table:table-cell>
          <table:table-cell office:value-type="float" office:value="1.52959041966338">
            <text:p>1,5295904197</text:p>
          </table:table-cell>
          <table:table-cell/>
          <table:table-cell office:value-type="float" office:value="1.52975124050526">
            <text:p>1,5297512405</text:p>
          </table:table-cell>
          <table:table-cell office:value-type="float" office:value="1.52955340951269">
            <text:p>1,5295534095</text:p>
          </table:table-cell>
          <table:table-cell office:value-type="float" office:value="1.5295930358895">
            <text:p>1,5295930359</text:p>
          </table:table-cell>
          <table:table-cell/>
          <table:table-cell table:formula="of:=[.$C178]-[.E178]" office:value-type="float" office:value="-0.000160820841884624">
            <text:p>-0,0001608208</text:p>
          </table:table-cell>
          <table:table-cell table:formula="of:=[.$C178]-[.F178]" office:value-type="float" office:value="0.0000370101506868004">
            <text:p>3,70101506868004E-005</text:p>
          </table:table-cell>
          <table:table-cell table:formula="of:=[.$C178]-[.G178]" office:value-type="float" office:value="-0.00000261622612440782">
            <text:p>-2,61622612440782E-006</text:p>
          </table:table-cell>
          <table:table-cell table:number-columns-repeated="4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1.56831218549017">
            <text:p>1,5683121855</text:p>
          </table:table-cell>
          <table:table-cell/>
          <table:table-cell office:value-type="float" office:value="1.56852976451309">
            <text:p>1,5685297645</text:p>
          </table:table-cell>
          <table:table-cell office:value-type="float" office:value="1.56826065502077">
            <text:p>1,568260655</text:p>
          </table:table-cell>
          <table:table-cell office:value-type="float" office:value="1.56830351418909">
            <text:p>1,5683035142</text:p>
          </table:table-cell>
          <table:table-cell/>
          <table:table-cell table:formula="of:=[.$C179]-[.E179]" office:value-type="float" office:value="-0.000217579022917747">
            <text:p>-0,000217579</text:p>
          </table:table-cell>
          <table:table-cell table:formula="of:=[.$C179]-[.F179]" office:value-type="float" office:value="0.0000515304694037599">
            <text:p>5,15304694037599E-005</text:p>
          </table:table-cell>
          <table:table-cell table:formula="of:=[.$C179]-[.G179]" office:value-type="float" office:value="0.00000867130108250791">
            <text:p>8,67130108250791E-006</text:p>
          </table:table-cell>
          <table:table-cell table:number-columns-repeated="4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2.25">
            <text:p>2,25</text:p>
          </table:table-cell>
          <table:table-cell office:value-type="float" office:value="1.60801419748578">
            <text:p>1,6080141975</text:p>
          </table:table-cell>
          <table:table-cell/>
          <table:table-cell office:value-type="float" office:value="1.60822699724367">
            <text:p>1,6082269972</text:p>
          </table:table-cell>
          <table:table-cell office:value-type="float" office:value="1.60798895286154">
            <text:p>1,6079889529</text:p>
          </table:table-cell>
          <table:table-cell office:value-type="float" office:value="1.60801572249667">
            <text:p>1,6080157225</text:p>
          </table:table-cell>
          <table:table-cell/>
          <table:table-cell table:formula="of:=[.$C180]-[.E180]" office:value-type="float" office:value="-0.000212799757885795">
            <text:p>-0,0002127998</text:p>
          </table:table-cell>
          <table:table-cell table:formula="of:=[.$C180]-[.F180]" office:value-type="float" office:value="0.0000252446242396953">
            <text:p>2,52446242396953E-005</text:p>
          </table:table-cell>
          <table:table-cell table:formula="of:=[.$C180]-[.G180]" office:value-type="float" office:value="-0.0000015250108913456">
            <text:p>-0,00000152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.5">
            <text:p>2,5</text:p>
          </table:table-cell>
          <table:table-cell office:value-type="float" office:value="1.64872127070013">
            <text:p>1,6487212707</text:p>
          </table:table-cell>
          <table:table-cell/>
          <table:table-cell office:value-type="float" office:value="1.64884293869701">
            <text:p>1,6488429387</text:p>
          </table:table-cell>
          <table:table-cell office:value-type="float" office:value="1.64873830303502">
            <text:p>1,648738303</text:p>
          </table:table-cell>
          <table:table-cell office:value-type="float" office:value="1.6487304035149">
            <text:p>1,6487304035</text:p>
          </table:table-cell>
          <table:table-cell/>
          <table:table-cell table:formula="of:=[.$C181]-[.E181]" office:value-type="float" office:value="-0.000121667996880959">
            <text:p>-0,000121668</text:p>
          </table:table-cell>
          <table:table-cell table:formula="of:=[.$C181]-[.F181]" office:value-type="float" office:value="-0.0000170323348964718">
            <text:p>-1,70323348964718E-005</text:p>
          </table:table-cell>
          <table:table-cell table:formula="of:=[.$C181]-[.G181]" office:value-type="float" office:value="-0.00000913281477465944">
            <text:p>-9,13281477465944E-006</text:p>
          </table:table-cell>
          <table:table-cell table:number-columns-repeated="4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2.75">
            <text:p>2,75</text:p>
          </table:table-cell>
          <table:table-cell office:value-type="float" office:value="1.69045884837909">
            <text:p>1,6904588484</text:p>
          </table:table-cell>
          <table:table-cell/>
          <table:table-cell office:value-type="float" office:value="1.69039490954542">
            <text:p>1,6903949095</text:p>
          </table:table-cell>
          <table:table-cell office:value-type="float" office:value="1.69050870554121">
            <text:p>1,6905087055</text:p>
          </table:table-cell>
          <table:table-cell office:value-type="float" office:value="1.69045200289163">
            <text:p>1,6904520029</text:p>
          </table:table-cell>
          <table:table-cell/>
          <table:table-cell table:formula="of:=[.$C182]-[.E182]" office:value-type="float" office:value="0.0000639388336725055">
            <text:p>6,39388336725055E-005</text:p>
          </table:table-cell>
          <table:table-cell table:formula="of:=[.$C182]-[.F182]" office:value-type="float" office:value="-0.000049857162119249">
            <text:p>-4,9857162119249E-005</text:p>
          </table:table-cell>
          <table:table-cell table:formula="of:=[.$C182]-[.G182]" office:value-type="float" office:value="0.00000684548746621161">
            <text:p>6,84548746621161E-006</text:p>
          </table:table-cell>
          <table:table-cell table:number-columns-repeated="4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float" office:value="1.7332530178674">
            <text:p>1,7332530179</text:p>
          </table:table-cell>
          <table:table-cell/>
          <table:table-cell office:value-type="float" office:value="1.73307602143317">
            <text:p>1,7330760214</text:p>
          </table:table-cell>
          <table:table-cell office:value-type="float" office:value="1.7333001603801">
            <text:p>1,7333001604</text:p>
          </table:table-cell>
          <table:table-cell office:value-type="float" office:value="1.7332471076099">
            <text:p>1,7332471076</text:p>
          </table:table-cell>
          <table:table-cell/>
          <table:table-cell table:formula="of:=[.$C183]-[.E183]" office:value-type="float" office:value="0.000176996434228638">
            <text:p>0,0001769964</text:p>
          </table:table-cell>
          <table:table-cell table:formula="of:=[.$C183]-[.F183]" office:value-type="float" office:value="-0.0000471425127057668">
            <text:p>-4,71425127057668E-005</text:p>
          </table:table-cell>
          <table:table-cell table:formula="of:=[.$C183]-[.G183]" office:value-type="float" office:value="0.00000591025749407947">
            <text:p>5,91025749407947E-006</text:p>
          </table:table-cell>
          <table:table-cell table:number-columns-repeated="4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3.25">
            <text:p>3,25</text:p>
          </table:table-cell>
          <table:table-cell office:value-type="float" office:value="1.77713052691404">
            <text:p>1,7771305269</text:p>
          </table:table-cell>
          <table:table-cell/>
          <table:table-cell office:value-type="float" office:value="1.77693952874201">
            <text:p>1,7769395287</text:p>
          </table:table-cell>
          <table:table-cell office:value-type="float" office:value="1.77711582653304">
            <text:p>1,7771158265</text:p>
          </table:table-cell>
          <table:table-cell office:value-type="float" office:value="1.77713789697567">
            <text:p>1,777137897</text:p>
          </table:table-cell>
          <table:table-cell/>
          <table:table-cell table:formula="of:=[.$C184]-[.E184]" office:value-type="float" office:value="0.000190998172033385">
            <text:p>0,0001909982</text:p>
          </table:table-cell>
          <table:table-cell table:formula="of:=[.$C184]-[.F184]" office:value-type="float" office:value="0.0000147003809953805">
            <text:p>1,47003809953805E-005</text:p>
          </table:table-cell>
          <table:table-cell table:formula="of:=[.$C184]-[.G184]" office:value-type="float" office:value="-0.0000073700616303185">
            <text:p>-7,3700616303185E-006</text:p>
          </table:table-cell>
          <table:table-cell table:number-columns-repeated="4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3.5">
            <text:p>3,5</text:p>
          </table:table-cell>
          <table:table-cell office:value-type="float" office:value="1.82211880039051">
            <text:p>1,8221188004</text:p>
          </table:table-cell>
          <table:table-cell/>
          <table:table-cell office:value-type="float" office:value="1.82198543147193">
            <text:p>1,8219854315</text:p>
          </table:table-cell>
          <table:table-cell office:value-type="float" office:value="1.82206810741431">
            <text:p>1,8220681074</text:p>
          </table:table-cell>
          <table:table-cell office:value-type="float" office:value="1.82212437098893">
            <text:p>1,822124371</text:p>
          </table:table-cell>
          <table:table-cell/>
          <table:table-cell table:formula="of:=[.$C185]-[.E185]" office:value-type="float" office:value="0.000133368918575183">
            <text:p>0,0001333689</text:p>
          </table:table-cell>
          <table:table-cell table:formula="of:=[.$C185]-[.F185]" office:value-type="float" office:value="0.0000506929762000841">
            <text:p>0,000050693</text:p>
          </table:table-cell>
          <table:table-cell table:formula="of:=[.$C185]-[.G185]" office:value-type="float" office:value="-0.00000557059841810315">
            <text:p>-5,57059841810315E-006</text:p>
          </table:table-cell>
          <table:table-cell table:number-columns-repeated="4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3.75">
            <text:p>3,75</text:p>
          </table:table-cell>
          <table:table-cell office:value-type="float" office:value="1.86824595743222">
            <text:p>1,8682459574</text:p>
          </table:table-cell>
          <table:table-cell/>
          <table:table-cell office:value-type="float" office:value="1.86821372962295">
            <text:p>1,8682137296</text:p>
          </table:table-cell>
          <table:table-cell office:value-type="float" office:value="1.86821298474533">
            <text:p>1,8682129847</text:p>
          </table:table-cell>
          <table:table-cell office:value-type="float" office:value="1.86823323186835">
            <text:p>1,8682332319</text:p>
          </table:table-cell>
          <table:table-cell/>
          <table:table-cell table:formula="of:=[.$C186]-[.E186]" office:value-type="float" office:value="0.0000322278092679262">
            <text:p>3,22278092679262E-005</text:p>
          </table:table-cell>
          <table:table-cell table:formula="of:=[.$C186]-[.F186]" office:value-type="float" office:value="0.0000329726868975033">
            <text:p>3,29726868975033E-005</text:p>
          </table:table-cell>
          <table:table-cell table:formula="of:=[.$C186]-[.G186]" office:value-type="float" office:value="0.0000127255638751045">
            <text:p>1,27255638751045E-005</text:p>
          </table:table-cell>
          <table:table-cell table:number-columns-repeated="4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4">
            <text:p>4</text:p>
          </table:table-cell>
          <table:table-cell office:value-type="float" office:value="1.9155408290139">
            <text:p>1,915540829</text:p>
          </table:table-cell>
          <table:table-cell/>
          <table:table-cell office:value-type="float" office:value="1.91562442319507">
            <text:p>1,9156244232</text:p>
          </table:table-cell>
          <table:table-cell office:value-type="float" office:value="1.91555045852609">
            <text:p>1,9155504585</text:p>
          </table:table-cell>
          <table:table-cell office:value-type="float" office:value="1.91553888096272">
            <text:p>1,915538881</text:p>
          </table:table-cell>
          <table:table-cell/>
          <table:table-cell table:formula="of:=[.$C187]-[.E187]" office:value-type="float" office:value="-0.0000835941811689889">
            <text:p>-8,35941811689889E-005</text:p>
          </table:table-cell>
          <table:table-cell table:formula="of:=[.$C187]-[.F187]" office:value-type="float" office:value="-0.00000962951219518615">
            <text:p>-9,62951219518615E-006</text:p>
          </table:table-cell>
          <table:table-cell table:formula="of:=[.$C187]-[.G187]" office:value-type="float" office:value="0.00000194805117548214">
            <text:p>1,94805117548214E-006</text:p>
          </table:table-cell>
          <table:table-cell table:number-columns-repeated="4"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0">
            <text:p>0</text:p>
          </table:table-cell>
          <table:table-cell office:value-type="float" office:value="1.31653067486762">
            <text:p>1,3165306749</text:p>
          </table:table-cell>
          <table:table-cell/>
          <table:table-cell office:value-type="float" office:value="1.31654077058679">
            <text:p>1,3165407706</text:p>
          </table:table-cell>
          <table:table-cell office:value-type="float" office:value="1.31653146424324">
            <text:p>1,3165314642</text:p>
          </table:table-cell>
          <table:table-cell office:value-type="float" office:value="1.31653048371344">
            <text:p>1,3165304837</text:p>
          </table:table-cell>
          <table:table-cell/>
          <table:table-cell table:formula="of:=[.$C188]-[.E188]" office:value-type="float" office:value="-0.0000100957191642159">
            <text:p>-1,00957191642159E-005</text:p>
          </table:table-cell>
          <table:table-cell table:formula="of:=[.$C188]-[.F188]" office:value-type="float" office:value="-0.000000789375615317667">
            <text:p>-7,89375615317667E-007</text:p>
          </table:table-cell>
          <table:table-cell table:formula="of:=[.$C188]-[.G188]" office:value-type="float" office:value="0.000000191154177153763">
            <text:p>1,91154177153763E-007</text:p>
          </table:table-cell>
          <table:table-cell table:number-columns-repeated="4"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0.25">
            <text:p>0,25</text:p>
          </table:table-cell>
          <table:table-cell office:value-type="float" office:value="1.349858807576">
            <text:p>1,3498588076</text:p>
          </table:table-cell>
          <table:table-cell/>
          <table:table-cell office:value-type="float" office:value="1.34971193453467">
            <text:p>1,3497119345</text:p>
          </table:table-cell>
          <table:table-cell office:value-type="float" office:value="1.34981729239397">
            <text:p>1,3498172924</text:p>
          </table:table-cell>
          <table:table-cell office:value-type="float" office:value="1.34985183637851">
            <text:p>1,3498518364</text:p>
          </table:table-cell>
          <table:table-cell/>
          <table:table-cell table:formula="of:=[.$C189]-[.E189]" office:value-type="float" office:value="0.000146873041333429">
            <text:p>0,000146873</text:p>
          </table:table-cell>
          <table:table-cell table:formula="of:=[.$C189]-[.F189]" office:value-type="float" office:value="0.0000415151820345461">
            <text:p>4,15151820345461E-005</text:p>
          </table:table-cell>
          <table:table-cell table:formula="of:=[.$C189]-[.G189]" office:value-type="float" office:value="0.00000697119749060171">
            <text:p>6,97119749060171E-006</text:p>
          </table:table-cell>
          <table:table-cell table:number-columns-repeated="4"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0.5">
            <text:p>0,5</text:p>
          </table:table-cell>
          <table:table-cell office:value-type="float" office:value="1.38403064598075">
            <text:p>1,384030646</text:p>
          </table:table-cell>
          <table:table-cell/>
          <table:table-cell office:value-type="float" office:value="1.38382341755723">
            <text:p>1,3838234176</text:p>
          </table:table-cell>
          <table:table-cell office:value-type="float" office:value="1.38399421334761">
            <text:p>1,3839942133</text:p>
          </table:table-cell>
          <table:table-cell office:value-type="float" office:value="1.38403311245826">
            <text:p>1,3840331125</text:p>
          </table:table-cell>
          <table:table-cell/>
          <table:table-cell table:formula="of:=[.$C190]-[.E190]" office:value-type="float" office:value="0.000207228423519501">
            <text:p>0,0002072284</text:p>
          </table:table-cell>
          <table:table-cell table:formula="of:=[.$C190]-[.F190]" office:value-type="float" office:value="0.0000364326331463438">
            <text:p>3,64326331463438E-005</text:p>
          </table:table-cell>
          <table:table-cell table:formula="of:=[.$C190]-[.G190]" office:value-type="float" office:value="-0.00000246647751001028">
            <text:p>-2,46647751001028E-006</text:p>
          </table:table-cell>
          <table:table-cell table:number-columns-repeated="4"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0.75">
            <text:p>0,75</text:p>
          </table:table-cell>
          <table:table-cell office:value-type="float" office:value="1.41906754859326">
            <text:p>1,4190675486</text:p>
          </table:table-cell>
          <table:table-cell/>
          <table:table-cell office:value-type="float" office:value="1.41887521965447">
            <text:p>1,4188752197</text:p>
          </table:table-cell>
          <table:table-cell office:value-type="float" office:value="1.41906222710415">
            <text:p>1,4190622271</text:p>
          </table:table-cell>
          <table:table-cell office:value-type="float" office:value="1.41907431195269">
            <text:p>1,419074312</text:p>
          </table:table-cell>
          <table:table-cell/>
          <table:table-cell table:formula="of:=[.$C191]-[.E191]" office:value-type="float" office:value="0.000192328938784625">
            <text:p>0,0001923289</text:p>
          </table:table-cell>
          <table:table-cell table:formula="of:=[.$C191]-[.F191]" office:value-type="float" office:value="0.00000532148911158714">
            <text:p>5,32148911158714E-006</text:p>
          </table:table-cell>
          <table:table-cell table:formula="of:=[.$C191]-[.G191]" office:value-type="float" office:value="-0.00000676335943383677">
            <text:p>-6,76335943383677E-006</text:p>
          </table:table-cell>
          <table:table-cell table:number-columns-repeated="4"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1">
            <text:p>1</text:p>
          </table:table-cell>
          <table:table-cell office:value-type="float" office:value="1.4549914146182">
            <text:p>1,4549914146</text:p>
          </table:table-cell>
          <table:table-cell/>
          <table:table-cell office:value-type="float" office:value="1.45486734082639">
            <text:p>1,4548673408</text:p>
          </table:table-cell>
          <table:table-cell office:value-type="float" office:value="1.45502133366359">
            <text:p>1,4550213337</text:p>
          </table:table-cell>
          <table:table-cell office:value-type="float" office:value="1.45498403519911">
            <text:p>1,4549840352</text:p>
          </table:table-cell>
          <table:table-cell/>
          <table:table-cell table:formula="of:=[.$C192]-[.E192]" office:value-type="float" office:value="0.000124073791810453">
            <text:p>0,0001240738</text:p>
          </table:table-cell>
          <table:table-cell table:formula="of:=[.$C192]-[.F192]" office:value-type="float" office:value="-0.0000299190453898479">
            <text:p>-0,000029919</text:p>
          </table:table-cell>
          <table:table-cell table:formula="of:=[.$C192]-[.G192]" office:value-type="float" office:value="0.00000737941908890427">
            <text:p>7,37941908890427E-006</text:p>
          </table:table-cell>
          <table:table-cell table:number-columns-repeated="4"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1.25">
            <text:p>1,25</text:p>
          </table:table-cell>
          <table:table-cell office:value-type="float" office:value="1.49182469764127">
            <text:p>1,4918246976</text:p>
          </table:table-cell>
          <table:table-cell/>
          <table:table-cell office:value-type="float" office:value="1.49179978107299">
            <text:p>1,4917997811</text:p>
          </table:table-cell>
          <table:table-cell office:value-type="float" office:value="1.49187153302594">
            <text:p>1,491871533</text:p>
          </table:table-cell>
          <table:table-cell office:value-type="float" office:value="1.49182142095764">
            <text:p>1,491821421</text:p>
          </table:table-cell>
          <table:table-cell/>
          <table:table-cell table:formula="of:=[.$C193]-[.E193]" office:value-type="float" office:value="0.0000249165682828512">
            <text:p>2,49165682828512E-005</text:p>
          </table:table-cell>
          <table:table-cell table:formula="of:=[.$C193]-[.F193]" office:value-type="float" office:value="-0.0000468353846707625">
            <text:p>-4,68353846707625E-005</text:p>
          </table:table-cell>
          <table:table-cell table:formula="of:=[.$C193]-[.G193]" office:value-type="float" office:value="0.00000327668362953837">
            <text:p>3,27668362953837E-006</text:p>
          </table:table-cell>
          <table:table-cell table:number-columns-repeated="4"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1.5">
            <text:p>1,5</text:p>
          </table:table-cell>
          <table:table-cell office:value-type="float" office:value="1.52959041966338">
            <text:p>1,5295904197</text:p>
          </table:table-cell>
          <table:table-cell/>
          <table:table-cell office:value-type="float" office:value="1.52967254039426">
            <text:p>1,5296725404</text:p>
          </table:table-cell>
          <table:table-cell office:value-type="float" office:value="1.5296128251912">
            <text:p>1,5296128252</text:p>
          </table:table-cell>
          <table:table-cell office:value-type="float" office:value="1.52959764513609">
            <text:p>1,5295976451</text:p>
          </table:table-cell>
          <table:table-cell/>
          <table:table-cell table:formula="of:=[.$C194]-[.E194]" office:value-type="float" office:value="-0.0000821207308829841">
            <text:p>-8,21207308829841E-005</text:p>
          </table:table-cell>
          <table:table-cell table:formula="of:=[.$C194]-[.F194]" office:value-type="float" office:value="-0.0000224055278168489">
            <text:p>-2,24055278168489E-005</text:p>
          </table:table-cell>
          <table:table-cell table:formula="of:=[.$C194]-[.G194]" office:value-type="float" office:value="-0.00000722547271370111">
            <text:p>-7,22547271370111E-006</text:p>
          </table:table-cell>
          <table:table-cell table:number-columns-repeated="4"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1.75">
            <text:p>1,75</text:p>
          </table:table-cell>
          <table:table-cell office:value-type="float" office:value="1.56831218549017">
            <text:p>1,5683121855</text:p>
          </table:table-cell>
          <table:table-cell/>
          <table:table-cell office:value-type="float" office:value="1.56848561879021">
            <text:p>1,5684856188</text:p>
          </table:table-cell>
          <table:table-cell office:value-type="float" office:value="1.56827288759653">
            <text:p>1,5682728876</text:p>
          </table:table-cell>
          <table:table-cell office:value-type="float" office:value="1.56831270773447">
            <text:p>1,5683127077</text:p>
          </table:table-cell>
          <table:table-cell/>
          <table:table-cell table:formula="of:=[.$C195]-[.E195]" office:value-type="float" office:value="-0.0001734333000456">
            <text:p>-0,0001734333</text:p>
          </table:table-cell>
          <table:table-cell table:formula="of:=[.$C195]-[.F195]" office:value-type="float" office:value="0.0000392978936374355">
            <text:p>3,92978936374355E-005</text:p>
          </table:table-cell>
          <table:table-cell table:formula="of:=[.$C195]-[.G195]" office:value-type="float" office:value="-0.000000522244298695185">
            <text:p>-5,22244298695185E-007</text:p>
          </table:table-cell>
          <table:table-cell table:number-columns-repeated="4"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2">
            <text:p>2</text:p>
          </table:table-cell>
          <table:table-cell office:value-type="float" office:value="1.60801419748578">
            <text:p>1,6080141975</text:p>
          </table:table-cell>
          <table:table-cell/>
          <table:table-cell office:value-type="float" office:value="1.60823901626084">
            <text:p>1,6082390163</text:p>
          </table:table-cell>
          <table:table-cell office:value-type="float" office:value="1.60796529218216">
            <text:p>1,6079652922</text:p>
          </table:table-cell>
          <table:table-cell office:value-type="float" office:value="1.60800591646374">
            <text:p>1,6080059165</text:p>
          </table:table-cell>
          <table:table-cell/>
          <table:table-cell table:formula="of:=[.$C196]-[.E196]" office:value-type="float" office:value="-0.000224818775061975">
            <text:p>-0,0002248188</text:p>
          </table:table-cell>
          <table:table-cell table:formula="of:=[.$C196]-[.F196]" office:value-type="float" office:value="0.0000489053036278886">
            <text:p>4,89053036278886E-005</text:p>
          </table:table-cell>
          <table:table-cell table:formula="of:=[.$C196]-[.G196]" office:value-type="float" office:value="0.0000082810220398688">
            <text:p>0,000008281</text:p>
          </table:table-cell>
          <table:table-cell table:number-columns-repeated="4"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2.25">
            <text:p>2,25</text:p>
          </table:table-cell>
          <table:table-cell office:value-type="float" office:value="1.64872127070013">
            <text:p>1,6487212707</text:p>
          </table:table-cell>
          <table:table-cell/>
          <table:table-cell office:value-type="float" office:value="1.64893273280615">
            <text:p>1,6489327328</text:p>
          </table:table-cell>
          <table:table-cell office:value-type="float" office:value="1.64870143819371">
            <text:p>1,6487014382</text:p>
          </table:table-cell>
          <table:table-cell office:value-type="float" office:value="1.64872405501416">
            <text:p>1,648724055</text:p>
          </table:table-cell>
          <table:table-cell/>
          <table:table-cell table:formula="of:=[.$C197]-[.E197]" office:value-type="float" office:value="-0.000211462106025406">
            <text:p>-0,0002114621</text:p>
          </table:table-cell>
          <table:table-cell table:formula="of:=[.$C197]-[.F197]" office:value-type="float" office:value="0.0000198325064175719">
            <text:p>1,98325064175719E-005</text:p>
          </table:table-cell>
          <table:table-cell table:formula="of:=[.$C197]-[.G197]" office:value-type="float" office:value="-0.00000278431403155643">
            <text:p>-2,78431403155643E-006</text:p>
          </table:table-cell>
          <table:table-cell table:number-columns-repeated="4"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2.5">
            <text:p>2,5</text:p>
          </table:table-cell>
          <table:table-cell office:value-type="float" office:value="1.69045884837909">
            <text:p>1,6904588484</text:p>
          </table:table-cell>
          <table:table-cell/>
          <table:table-cell office:value-type="float" office:value="1.69056676842614">
            <text:p>1,6905667684</text:p>
          </table:table-cell>
          <table:table-cell office:value-type="float" office:value="1.6904813256312">
            <text:p>1,6904813256</text:p>
          </table:table-cell>
          <table:table-cell office:value-type="float" office:value="1.69046718732689">
            <text:p>1,6904671873</text:p>
          </table:table-cell>
          <table:table-cell/>
          <table:table-cell table:formula="of:=[.$C198]-[.E198]" office:value-type="float" office:value="-0.000107920047048848">
            <text:p>-0,00010792</text:p>
          </table:table-cell>
          <table:table-cell table:formula="of:=[.$C198]-[.F198]" office:value-type="float" office:value="-0.0000224772521055794">
            <text:p>-2,24772521055794E-005</text:p>
          </table:table-cell>
          <table:table-cell table:formula="of:=[.$C198]-[.G198]" office:value-type="float" office:value="-0.00000833894780183364">
            <text:p>-8,33894780183364E-00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.75">
            <text:p>2,75</text:p>
          </table:table-cell>
          <table:table-cell office:value-type="float" office:value="1.7332530178674">
            <text:p>1,7332530179</text:p>
          </table:table-cell>
          <table:table-cell/>
          <table:table-cell office:value-type="float" office:value="1.7331773285253">
            <text:p>1,7331773285</text:p>
          </table:table-cell>
          <table:table-cell office:value-type="float" office:value="1.73330495449462">
            <text:p>1,7333049545</text:p>
          </table:table-cell>
          <table:table-cell office:value-type="float" office:value="1.73324454453146">
            <text:p>1,7332445445</text:p>
          </table:table-cell>
          <table:table-cell/>
          <table:table-cell table:formula="of:=[.$C199]-[.E199]" office:value-type="float" office:value="0.0000756893420923443">
            <text:p>7,56893420923443E-005</text:p>
          </table:table-cell>
          <table:table-cell table:formula="of:=[.$C199]-[.F199]" office:value-type="float" office:value="-0.0000519366272198063">
            <text:p>-5,19366272198063E-005</text:p>
          </table:table-cell>
          <table:table-cell table:formula="of:=[.$C199]-[.G199]" office:value-type="float" office:value="0.00000847333593734234">
            <text:p>8,47333593734234E-006</text:p>
          </table:table-cell>
          <table:table-cell table:number-columns-repeated="4"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3">
            <text:p>3</text:p>
          </table:table-cell>
          <table:table-cell office:value-type="float" office:value="1.77713052691404">
            <text:p>1,7771305269</text:p>
          </table:table-cell>
          <table:table-cell/>
          <table:table-cell office:value-type="float" office:value="1.77696316936534">
            <text:p>1,7769631694</text:p>
          </table:table-cell>
          <table:table-cell office:value-type="float" office:value="1.77717232478396">
            <text:p>1,7771723248</text:p>
          </table:table-cell>
          <table:table-cell office:value-type="float" office:value="1.77712642413298">
            <text:p>1,7771264241</text:p>
          </table:table-cell>
          <table:table-cell/>
          <table:table-cell table:formula="of:=[.$C200]-[.E200]" office:value-type="float" office:value="0.000167357548697789">
            <text:p>0,0001673575</text:p>
          </table:table-cell>
          <table:table-cell table:formula="of:=[.$C200]-[.F200]" office:value-type="float" office:value="-0.0000417978699260857">
            <text:p>-4,17978699260857E-005</text:p>
          </table:table-cell>
          <table:table-cell table:formula="of:=[.$C200]-[.G200]" office:value-type="float" office:value="0.00000410278105666961">
            <text:p>4,10278105666961E-006</text:p>
          </table:table-cell>
          <table:table-cell table:number-columns-repeated="4"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3.25">
            <text:p>3,25</text:p>
          </table:table-cell>
          <table:table-cell office:value-type="float" office:value="1.82211880039051">
            <text:p>1,8221188004</text:p>
          </table:table-cell>
          <table:table-cell/>
          <table:table-cell office:value-type="float" office:value="1.82195330770086">
            <text:p>1,8219533077</text:p>
          </table:table-cell>
          <table:table-cell office:value-type="float" office:value="1.8220946821001">
            <text:p>1,8220946821</text:p>
          </table:table-cell>
          <table:table-cell office:value-type="float" office:value="1.82212735945742">
            <text:p>1,8221273595</text:p>
          </table:table-cell>
          <table:table-cell/>
          <table:table-cell table:formula="of:=[.$C201]-[.E201]" office:value-type="float" office:value="0.000165492689650826">
            <text:p>0,0001654927</text:p>
          </table:table-cell>
          <table:table-cell table:formula="of:=[.$C201]-[.F201]" office:value-type="float" office:value="0.0000241182904141546">
            <text:p>2,41182904141546E-005</text:p>
          </table:table-cell>
          <table:table-cell table:formula="of:=[.$C201]-[.G201]" office:value-type="float" office:value="-0.0000085590669063329">
            <text:p>-8,5590669063329E-006</text:p>
          </table:table-cell>
          <table:table-cell table:number-columns-repeated="4"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3.5">
            <text:p>3,5</text:p>
          </table:table-cell>
          <table:table-cell office:value-type="float" office:value="1.86824595743222">
            <text:p>1,8682459574</text:p>
          </table:table-cell>
          <table:table-cell/>
          <table:table-cell office:value-type="float" office:value="1.86814774353185">
            <text:p>1,8681477435</text:p>
          </table:table-cell>
          <table:table-cell office:value-type="float" office:value="1.86819794599863">
            <text:p>1,868197946</text:p>
          </table:table-cell>
          <table:table-cell office:value-type="float" office:value="1.86824735050476">
            <text:p>1,8682473505</text:p>
          </table:table-cell>
          <table:table-cell/>
          <table:table-cell table:formula="of:=[.$C202]-[.E202]" office:value-type="float" office:value="0.0000982139003675719">
            <text:p>9,82139003675719E-005</text:p>
          </table:table-cell>
          <table:table-cell table:formula="of:=[.$C202]-[.F202]" office:value-type="float" office:value="0.0000480114335896786">
            <text:p>4,80114335896786E-005</text:p>
          </table:table-cell>
          <table:table-cell table:formula="of:=[.$C202]-[.G202]" office:value-type="float" office:value="-0.00000139307253688159">
            <text:p>-1,39307253688159E-006</text:p>
          </table:table-cell>
          <table:table-cell table:number-columns-repeated="4"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3.75">
            <text:p>3,75</text:p>
          </table:table-cell>
          <table:table-cell office:value-type="float" office:value="1.9155408290139">
            <text:p>1,915540829</text:p>
          </table:table-cell>
          <table:table-cell/>
          <table:table-cell office:value-type="float" office:value="1.91554647685833">
            <text:p>1,9155464769</text:p>
          </table:table-cell>
          <table:table-cell office:value-type="float" office:value="1.91551726450911">
            <text:p>1,9155172645</text:p>
          </table:table-cell>
          <table:table-cell office:value-type="float" office:value="1.91552827594369">
            <text:p>1,9155282759</text:p>
          </table:table-cell>
          <table:table-cell/>
          <table:table-cell table:formula="of:=[.$C203]-[.E203]" office:value-type="float" office:value="-0.00000564784443457533">
            <text:p>-5,64784443457533E-006</text:p>
          </table:table-cell>
          <table:table-cell table:formula="of:=[.$C203]-[.F203]" office:value-type="float" office:value="0.0000235645047814703">
            <text:p>2,35645047814703E-005</text:p>
          </table:table-cell>
          <table:table-cell table:formula="of:=[.$C203]-[.G203]" office:value-type="float" office:value="0.0000125530702099752">
            <text:p>1,25530702099752E-005</text:p>
          </table:table-cell>
          <table:table-cell table:number-columns-repeated="4"/>
        </table:table-row>
        <table:table-row table:style-name="ro1">
          <table:table-cell office:value-type="float" office:value="2.75">
            <text:p>2,75</text:p>
          </table:table-cell>
          <table:table-cell office:value-type="float" office:value="4">
            <text:p>4</text:p>
          </table:table-cell>
          <table:table-cell office:value-type="float" office:value="1.96403297596985">
            <text:p>1,964032976</text:p>
          </table:table-cell>
          <table:table-cell/>
          <table:table-cell office:value-type="float" office:value="1.96414950768029">
            <text:p>1,9641495077</text:p>
          </table:table-cell>
          <table:table-cell office:value-type="float" office:value="1.96405263763154">
            <text:p>1,9640526376</text:p>
          </table:table-cell>
          <table:table-cell office:value-type="float" office:value="1.96403422355421">
            <text:p>1,9640342236</text:p>
          </table:table-cell>
          <table:table-cell/>
          <table:table-cell table:formula="of:=[.$C204]-[.E204]" office:value-type="float" office:value="-0.000116531710439016">
            <text:p>-0,0001165317</text:p>
          </table:table-cell>
          <table:table-cell table:formula="of:=[.$C204]-[.F204]" office:value-type="float" office:value="-0.0000196616616929823">
            <text:p>-1,96616616929823E-005</text:p>
          </table:table-cell>
          <table:table-cell table:formula="of:=[.$C204]-[.G204]" office:value-type="float" office:value="-0.00000124758436359507">
            <text:p>-1,24758436359507E-00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.349858807576">
            <text:p>1,3498588076</text:p>
          </table:table-cell>
          <table:table-cell/>
          <table:table-cell office:value-type="float" office:value="1.349858807576">
            <text:p>1,3498588076</text:p>
          </table:table-cell>
          <table:table-cell office:value-type="float" office:value="1.34985787787276">
            <text:p>1,3498578779</text:p>
          </table:table-cell>
          <table:table-cell office:value-type="float" office:value="1.34985853101827">
            <text:p>1,349858531</text:p>
          </table:table-cell>
          <table:table-cell/>
          <table:table-cell table:formula="of:=[.$C205]-[.E205]" office:value-type="float" office:value="0">
            <text:p>0</text:p>
          </table:table-cell>
          <table:table-cell table:formula="of:=[.$C205]-[.F205]" office:value-type="float" office:value="0.000000929703247054547">
            <text:p>9,29703247054547E-007</text:p>
          </table:table-cell>
          <table:table-cell table:formula="of:=[.$C205]-[.G205]" office:value-type="float" office:value="0.000000276557732270533">
            <text:p>2,76557732270533E-00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5">
            <text:p>0,25</text:p>
          </table:table-cell>
          <table:table-cell office:value-type="float" office:value="1.38403064598075">
            <text:p>1,384030646</text:p>
          </table:table-cell>
          <table:table-cell/>
          <table:table-cell office:value-type="float" office:value="1.38387467651697">
            <text:p>1,3838746765</text:p>
          </table:table-cell>
          <table:table-cell office:value-type="float" office:value="1.38398784930725">
            <text:p>1,3839878493</text:p>
          </table:table-cell>
          <table:table-cell office:value-type="float" office:value="1.38402374546412">
            <text:p>1,3840237455</text:p>
          </table:table-cell>
          <table:table-cell/>
          <table:table-cell table:formula="of:=[.$C206]-[.E206]" office:value-type="float" office:value="0.000155969463781602">
            <text:p>0,0001559695</text:p>
          </table:table-cell>
          <table:table-cell table:formula="of:=[.$C206]-[.F206]" office:value-type="float" office:value="0.0000427966735052632">
            <text:p>4,27966735052632E-005</text:p>
          </table:table-cell>
          <table:table-cell table:formula="of:=[.$C206]-[.G206]" office:value-type="float" office:value="0.00000690051663543301">
            <text:p>6,90051663543301E-00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1.41906754859326">
            <text:p>1,4190675486</text:p>
          </table:table-cell>
          <table:table-cell/>
          <table:table-cell office:value-type="float" office:value="1.4188529979968">
            <text:p>1,418852998</text:p>
          </table:table-cell>
          <table:table-cell office:value-type="float" office:value="1.41903053853276">
            <text:p>1,4190305385</text:p>
          </table:table-cell>
          <table:table-cell office:value-type="float" office:value="1.41907015865554">
            <text:p>1,4190701587</text:p>
          </table:table-cell>
          <table:table-cell/>
          <table:table-cell table:formula="of:=[.$C207]-[.E207]" office:value-type="float" office:value="0.000214550596454588">
            <text:p>0,0002145506</text:p>
          </table:table-cell>
          <table:table-cell table:formula="of:=[.$C207]-[.F207]" office:value-type="float" office:value="0.0000370100604984991">
            <text:p>3,70100604984991E-005</text:p>
          </table:table-cell>
          <table:table-cell table:formula="of:=[.$C207]-[.G207]" office:value-type="float" office:value="-0.00000261006227852967">
            <text:p>-2,61006227852967E-00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5">
            <text:p>0,75</text:p>
          </table:table-cell>
          <table:table-cell office:value-type="float" office:value="1.4549914146182">
            <text:p>1,4549914146</text:p>
          </table:table-cell>
          <table:table-cell/>
          <table:table-cell office:value-type="float" office:value="1.4547937720155">
            <text:p>1,454793772</text:p>
          </table:table-cell>
          <table:table-cell office:value-type="float" office:value="1.45498594554929">
            <text:p>1,4549859455</text:p>
          </table:table-cell>
          <table:table-cell office:value-type="float" office:value="1.45499777059253">
            <text:p>1,4549977706</text:p>
          </table:table-cell>
          <table:table-cell/>
          <table:table-cell table:formula="of:=[.$C208]-[.E208]" office:value-type="float" office:value="0.000197642602698833">
            <text:p>0,0001976426</text:p>
          </table:table-cell>
          <table:table-cell table:formula="of:=[.$C208]-[.F208]" office:value-type="float" office:value="0.00000546906890663834">
            <text:p>5,46906890663834E-006</text:p>
          </table:table-cell>
          <table:table-cell table:formula="of:=[.$C208]-[.G208]" office:value-type="float" office:value="-0.0000063559743295194">
            <text:p>-0,00000635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.49182469764127">
            <text:p>1,4918246976</text:p>
          </table:table-cell>
          <table:table-cell/>
          <table:table-cell office:value-type="float" office:value="1.49169699857307">
            <text:p>1,4916969986</text:p>
          </table:table-cell>
          <table:table-cell office:value-type="float" office:value="1.49185407035685">
            <text:p>1,4918540704</text:p>
          </table:table-cell>
          <table:table-cell office:value-type="float" office:value="1.49181703676475">
            <text:p>1,4918170368</text:p>
          </table:table-cell>
          <table:table-cell/>
          <table:table-cell table:formula="of:=[.$C209]-[.E209]" office:value-type="float" office:value="0.000127699068201537">
            <text:p>0,0001276991</text:p>
          </table:table-cell>
          <table:table-cell table:formula="of:=[.$C209]-[.F209]" office:value-type="float" office:value="-0.0000293727155822321">
            <text:p>-2,93727155822321E-005</text:p>
          </table:table-cell>
          <table:table-cell table:formula="of:=[.$C209]-[.G209]" office:value-type="float" office:value="0.00000766087651560277">
            <text:p>7,66087651560277E-00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25">
            <text:p>1,25</text:p>
          </table:table-cell>
          <table:table-cell office:value-type="float" office:value="1.52959041966338">
            <text:p>1,5295904197</text:p>
          </table:table-cell>
          <table:table-cell/>
          <table:table-cell office:value-type="float" office:value="1.5295626776695">
            <text:p>1,5295626777</text:p>
          </table:table-cell>
          <table:table-cell office:value-type="float" office:value="1.52963491295543">
            <text:p>1,529634913</text:p>
          </table:table-cell>
          <table:table-cell office:value-type="float" office:value="1.52958782903265">
            <text:p>1,529587829</text:p>
          </table:table-cell>
          <table:table-cell/>
          <table:table-cell table:formula="of:=[.$C210]-[.E210]" office:value-type="float" office:value="0.0000277419938770063">
            <text:p>0,000027742</text:p>
          </table:table-cell>
          <table:table-cell table:formula="of:=[.$C210]-[.F210]" office:value-type="float" office:value="-0.0000444932920546925">
            <text:p>-4,44932920546925E-005</text:p>
          </table:table-cell>
          <table:table-cell table:formula="of:=[.$C210]-[.G210]" office:value-type="float" office:value="0.00000259063073215771">
            <text:p>2,59063073215771E-00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1.56831218549017">
            <text:p>1,5683121855</text:p>
          </table:table-cell>
          <table:table-cell/>
          <table:table-cell office:value-type="float" office:value="1.5683908093048">
            <text:p>1,5683908093</text:p>
          </table:table-cell>
          <table:table-cell office:value-type="float" office:value="1.56832847334504">
            <text:p>1,5683284733</text:p>
          </table:table-cell>
          <table:table-cell office:value-type="float" office:value="1.56831961847688">
            <text:p>1,5683196185</text:p>
          </table:table-cell>
          <table:table-cell/>
          <table:table-cell table:formula="of:=[.$C211]-[.E211]" office:value-type="float" office:value="-0.0000786238146321949">
            <text:p>-7,86238146321949E-005</text:p>
          </table:table-cell>
          <table:table-cell table:formula="of:=[.$C211]-[.F211]" office:value-type="float" office:value="-0.0000162878548679579">
            <text:p>-1,62878548679579E-005</text:p>
          </table:table-cell>
          <table:table-cell table:formula="of:=[.$C211]-[.G211]" office:value-type="float" office:value="-0.00000743298671479487">
            <text:p>-0,000007433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75">
            <text:p>1,75</text:p>
          </table:table-cell>
          <table:table-cell office:value-type="float" office:value="1.60801419748578">
            <text:p>1,6080141975</text:p>
          </table:table-cell>
          <table:table-cell/>
          <table:table-cell office:value-type="float" office:value="1.60818139347897">
            <text:p>1,6081813935</text:p>
          </table:table-cell>
          <table:table-cell office:value-type="float" office:value="1.60797091102275">
            <text:p>1,607970911</text:p>
          </table:table-cell>
          <table:table-cell office:value-type="float" office:value="1.60801247237201">
            <text:p>1,6080124724</text:p>
          </table:table-cell>
          <table:table-cell/>
          <table:table-cell table:formula="of:=[.$C212]-[.E212]" office:value-type="float" office:value="-0.000167195993184599">
            <text:p>-0,000167196</text:p>
          </table:table-cell>
          <table:table-cell table:formula="of:=[.$C212]-[.F212]" office:value-type="float" office:value="0.0000432864630288687">
            <text:p>4,32864630288687E-005</text:p>
          </table:table-cell>
          <table:table-cell table:formula="of:=[.$C212]-[.G212]" office:value-type="float" office:value="0.00000172511377471984">
            <text:p>1,72511377471984E-00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.64872127070013">
            <text:p>1,6487212707</text:p>
          </table:table-cell>
          <table:table-cell/>
          <table:table-cell office:value-type="float" office:value="1.648934430192">
            <text:p>1,6489344302</text:p>
          </table:table-cell>
          <table:table-cell office:value-type="float" office:value="1.64867319693202">
            <text:p>1,6486731969</text:p>
          </table:table-cell>
          <table:table-cell office:value-type="float" office:value="1.6487136779314">
            <text:p>1,6487136779</text:p>
          </table:table-cell>
          <table:table-cell/>
          <table:table-cell table:formula="of:=[.$C213]-[.E213]" office:value-type="float" office:value="-0.000213159491872172">
            <text:p>-0,0002131595</text:p>
          </table:table-cell>
          <table:table-cell table:formula="of:=[.$C213]-[.F213]" office:value-type="float" office:value="0.0000480737681110011">
            <text:p>4,80737681110011E-005</text:p>
          </table:table-cell>
          <table:table-cell table:formula="of:=[.$C213]-[.G213]" office:value-type="float" office:value="0.00000759276872663861">
            <text:p>7,59276872663861E-00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25">
            <text:p>2,25</text:p>
          </table:table-cell>
          <table:table-cell office:value-type="float" office:value="1.69045884837909">
            <text:p>1,6904588484</text:p>
          </table:table-cell>
          <table:table-cell/>
          <table:table-cell office:value-type="float" office:value="1.6906499194439">
            <text:p>1,6906499194</text:p>
          </table:table-cell>
          <table:table-cell office:value-type="float" office:value="1.69044241841863">
            <text:p>1,6904424184</text:p>
          </table:table-cell>
          <table:table-cell office:value-type="float" office:value="1.69046290412939">
            <text:p>1,6904629041</text:p>
          </table:table-cell>
          <table:table-cell/>
          <table:table-cell table:formula="of:=[.$C214]-[.E214]" office:value-type="float" office:value="-0.000191071064808313">
            <text:p>-0,0001910711</text:p>
          </table:table-cell>
          <table:table-cell table:formula="of:=[.$C214]-[.F214]" office:value-type="float" office:value="0.0000164299604610285">
            <text:p>0,00001643</text:p>
          </table:table-cell>
          <table:table-cell table:formula="of:=[.$C214]-[.G214]" office:value-type="float" office:value="-0.00000405575029716054">
            <text:p>-4,05575029716054E-00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5">
            <text:p>2,5</text:p>
          </table:table-cell>
          <table:table-cell office:value-type="float" office:value="1.7332530178674">
            <text:p>1,7332530179</text:p>
          </table:table-cell>
          <table:table-cell/>
          <table:table-cell office:value-type="float" office:value="1.73332786123467">
            <text:p>1,7333278612</text:p>
          </table:table-cell>
          <table:table-cell office:value-type="float" office:value="1.73327857548259">
            <text:p>1,7332785755</text:p>
          </table:table-cell>
          <table:table-cell office:value-type="float" office:value="1.73326015096597">
            <text:p>1,733260151</text:p>
          </table:table-cell>
          <table:table-cell/>
          <table:table-cell table:formula="of:=[.$C215]-[.E215]" office:value-type="float" office:value="-0.000074843367270816">
            <text:p>-7,4843367270816E-005</text:p>
          </table:table-cell>
          <table:table-cell table:formula="of:=[.$C215]-[.F215]" office:value-type="float" office:value="-0.0000255576151986236">
            <text:p>-2,55576151986236E-005</text:p>
          </table:table-cell>
          <table:table-cell table:formula="of:=[.$C215]-[.G215]" office:value-type="float" office:value="-0.00000713309857358624">
            <text:p>-7,13309857358624E-00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75">
            <text:p>2,75</text:p>
          </table:table-cell>
          <table:table-cell office:value-type="float" office:value="1.77713052691404">
            <text:p>1,7771305269</text:p>
          </table:table-cell>
          <table:table-cell/>
          <table:table-cell office:value-type="float" office:value="1.77703071603823">
            <text:p>1,777030716</text:p>
          </table:table-cell>
          <table:table-cell office:value-type="float" office:value="1.77718166812391">
            <text:p>1,7771816681</text:p>
          </table:table-cell>
          <table:table-cell office:value-type="float" office:value="1.77712122047466">
            <text:p>1,7771212205</text:p>
          </table:table-cell>
          <table:table-cell/>
          <table:table-cell table:formula="of:=[.$C216]-[.E216]" office:value-type="float" office:value="0.0000998108758054617">
            <text:p>9,98108758054617E-005</text:p>
          </table:table-cell>
          <table:table-cell table:formula="of:=[.$C216]-[.F216]" office:value-type="float" office:value="-0.0000511412098691544">
            <text:p>-5,11412098691544E-005</text:p>
          </table:table-cell>
          <table:table-cell table:formula="of:=[.$C216]-[.G216]" office:value-type="float" office:value="0.00000930643937957498">
            <text:p>9,30643937957498E-00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.82211880039051">
            <text:p>1,8221188004</text:p>
          </table:table-cell>
          <table:table-cell/>
          <table:table-cell office:value-type="float" office:value="1.82194895535653">
            <text:p>1,8219489554</text:p>
          </table:table-cell>
          <table:table-cell office:value-type="float" office:value="1.82215169634257">
            <text:p>1,8221516963</text:p>
          </table:table-cell>
          <table:table-cell office:value-type="float" office:value="1.82211676912675">
            <text:p>1,8221167691</text:p>
          </table:table-cell>
          <table:table-cell/>
          <table:table-cell table:formula="of:=[.$C217]-[.E217]" office:value-type="float" office:value="0.00016984503398132">
            <text:p>0,000169845</text:p>
          </table:table-cell>
          <table:table-cell table:formula="of:=[.$C217]-[.F217]" office:value-type="float" office:value="-0.0000328959520625727">
            <text:p>-0,000032896</text:p>
          </table:table-cell>
          <table:table-cell table:formula="of:=[.$C217]-[.G217]" office:value-type="float" office:value="0.00000203126376141505">
            <text:p>2,03126376141505E-00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25">
            <text:p>3,25</text:p>
          </table:table-cell>
          <table:table-cell office:value-type="float" office:value="1.86824595743222">
            <text:p>1,8682459574</text:p>
          </table:table-cell>
          <table:table-cell/>
          <table:table-cell office:value-type="float" office:value="1.86809376178857">
            <text:p>1,8680937618</text:p>
          </table:table-cell>
          <table:table-cell office:value-type="float" office:value="1.86821302484694">
            <text:p>1,8682130248</text:p>
          </table:table-cell>
          <table:table-cell office:value-type="float" office:value="1.86825524315633">
            <text:p>1,8682552432</text:p>
          </table:table-cell>
          <table:table-cell/>
          <table:table-cell table:formula="of:=[.$C218]-[.E218]" office:value-type="float" office:value="0.000152195643651654">
            <text:p>0,0001521956</text:p>
          </table:table-cell>
          <table:table-cell table:formula="of:=[.$C218]-[.F218]" office:value-type="float" office:value="0.0000329325852805873">
            <text:p>3,29325852805873E-005</text:p>
          </table:table-cell>
          <table:table-cell table:formula="of:=[.$C218]-[.G218]" office:value-type="float" office:value="-0.00000928572411074136">
            <text:p>-9,28572411074136E-00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office:value-type="float" office:value="1.9155408290139">
            <text:p>1,915540829</text:p>
          </table:table-cell>
          <table:table-cell/>
          <table:table-cell office:value-type="float" office:value="1.91546513533436">
            <text:p>1,9154651353</text:p>
          </table:table-cell>
          <table:table-cell office:value-type="float" office:value="1.91549528706655">
            <text:p>1,9154952871</text:p>
          </table:table-cell>
          <table:table-cell office:value-type="float" office:value="1.91553660644475">
            <text:p>1,9155366064</text:p>
          </table:table-cell>
          <table:table-cell/>
          <table:table-cell table:formula="of:=[.$C219]-[.E219]" office:value-type="float" office:value="0.0000756936795345275">
            <text:p>7,56936795345275E-005</text:p>
          </table:table-cell>
          <table:table-cell table:formula="of:=[.$C219]-[.F219]" office:value-type="float" office:value="0.0000455419473461838">
            <text:p>4,55419473461838E-005</text:p>
          </table:table-cell>
          <table:table-cell table:formula="of:=[.$C219]-[.G219]" office:value-type="float" office:value="0.00000422256914989205">
            <text:p>4,22256914989205E-00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75">
            <text:p>3,75</text:p>
          </table:table-cell>
          <table:table-cell office:value-type="float" office:value="1.96403297596985">
            <text:p>1,964032976</text:p>
          </table:table-cell>
          <table:table-cell/>
          <table:table-cell office:value-type="float" office:value="1.9640630759939">
            <text:p>1,964063076</text:p>
          </table:table-cell>
          <table:table-cell office:value-type="float" office:value="1.96401752115353">
            <text:p>1,9640175212</text:p>
          </table:table-cell>
          <table:table-cell office:value-type="float" office:value="1.96402164088702">
            <text:p>1,9640216409</text:p>
          </table:table-cell>
          <table:table-cell/>
          <table:table-cell table:formula="of:=[.$C220]-[.E220]" office:value-type="float" office:value="-0.0000301000240527927">
            <text:p>-0,0000301</text:p>
          </table:table-cell>
          <table:table-cell table:formula="of:=[.$C220]-[.F220]" office:value-type="float" office:value="0.0000154548163222579">
            <text:p>1,54548163222579E-005</text:p>
          </table:table-cell>
          <table:table-cell table:formula="of:=[.$C220]-[.G220]" office:value-type="float" office:value="0.000011335082825914">
            <text:p>1,1335082825914E-00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.01375270747048">
            <text:p>2,0137527075</text:p>
          </table:table-cell>
          <table:table-cell/>
          <table:table-cell office:value-type="float" office:value="2.01388758376719">
            <text:p>2,0138875838</text:p>
          </table:table-cell>
          <table:table-cell office:value-type="float" office:value="2.01377972710787">
            <text:p>2,0137797271</text:p>
          </table:table-cell>
          <table:table-cell office:value-type="float" office:value="2.01375721252711">
            <text:p>2,0137572125</text:p>
          </table:table-cell>
          <table:table-cell/>
          <table:table-cell table:formula="of:=[.$C221]-[.E221]" office:value-type="float" office:value="-0.000134876296710829">
            <text:p>-0,0001348763</text:p>
          </table:table-cell>
          <table:table-cell table:formula="of:=[.$C221]-[.F221]" office:value-type="float" office:value="-0.0000270196373910458">
            <text:p>-2,70196373910458E-005</text:p>
          </table:table-cell>
          <table:table-cell table:formula="of:=[.$C221]-[.G221]" office:value-type="float" office:value="-0.0000045050566290783">
            <text:p>-4,5050566290783E-006</text:p>
          </table:table-cell>
          <table:table-cell table:number-columns-repeated="4"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0">
            <text:p>0</text:p>
          </table:table-cell>
          <table:table-cell office:value-type="float" office:value="1.38403064598075">
            <text:p>1,384030646</text:p>
          </table:table-cell>
          <table:table-cell/>
          <table:table-cell office:value-type="float" office:value="1.38401962708079">
            <text:p>1,3840196271</text:p>
          </table:table-cell>
          <table:table-cell office:value-type="float" office:value="1.38403238547632">
            <text:p>1,3840323855</text:p>
          </table:table-cell>
          <table:table-cell office:value-type="float" office:value="1.38403051924765">
            <text:p>1,3840305192</text:p>
          </table:table-cell>
          <table:table-cell/>
          <table:table-cell table:formula="of:=[.$C222]-[.E222]" office:value-type="float" office:value="0.0000110188999655758">
            <text:p>1,10188999655758E-005</text:p>
          </table:table-cell>
          <table:table-cell table:formula="of:=[.$C222]-[.F222]" office:value-type="float" office:value="-0.00000173949556381281">
            <text:p>-1,73949556381281E-006</text:p>
          </table:table-cell>
          <table:table-cell table:formula="of:=[.$C222]-[.G222]" office:value-type="float" office:value="0.000000126733101124543">
            <text:p>1,26733101124543E-007</text:p>
          </table:table-cell>
          <table:table-cell table:number-columns-repeated="4"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0.25">
            <text:p>0,25</text:p>
          </table:table-cell>
          <table:table-cell office:value-type="float" office:value="1.41906754859326">
            <text:p>1,4190675486</text:p>
          </table:table-cell>
          <table:table-cell/>
          <table:table-cell office:value-type="float" office:value="1.41890177856764">
            <text:p>1,4189017786</text:p>
          </table:table-cell>
          <table:table-cell office:value-type="float" office:value="1.41902779801706">
            <text:p>1,419027798</text:p>
          </table:table-cell>
          <table:table-cell office:value-type="float" office:value="1.41906095473071">
            <text:p>1,4190609547</text:p>
          </table:table-cell>
          <table:table-cell/>
          <table:table-cell table:formula="of:=[.$C223]-[.E223]" office:value-type="float" office:value="0.000165770025618794">
            <text:p>0,00016577</text:p>
          </table:table-cell>
          <table:table-cell table:formula="of:=[.$C223]-[.F223]" office:value-type="float" office:value="0.0000397505761990935">
            <text:p>3,97505761990935E-005</text:p>
          </table:table-cell>
          <table:table-cell table:formula="of:=[.$C223]-[.G223]" office:value-type="float" office:value="0.00000659386255086325">
            <text:p>6,59386255086325E-006</text:p>
          </table:table-cell>
          <table:table-cell table:number-columns-repeated="4"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0.5">
            <text:p>0,5</text:p>
          </table:table-cell>
          <table:table-cell office:value-type="float" office:value="1.4549914146182">
            <text:p>1,4549914146</text:p>
          </table:table-cell>
          <table:table-cell/>
          <table:table-cell office:value-type="float" office:value="1.45476902062859">
            <text:p>1,4547690206</text:p>
          </table:table-cell>
          <table:table-cell office:value-type="float" office:value="1.45495808312457">
            <text:p>1,4549580831</text:p>
          </table:table-cell>
          <table:table-cell office:value-type="float" office:value="1.45499439094873">
            <text:p>1,4549943909</text:p>
          </table:table-cell>
          <table:table-cell/>
          <table:table-cell table:formula="of:=[.$C224]-[.E224]" office:value-type="float" office:value="0.000222393989613545">
            <text:p>0,000222394</text:p>
          </table:table-cell>
          <table:table-cell table:formula="of:=[.$C224]-[.F224]" office:value-type="float" office:value="0.0000333314936282747">
            <text:p>3,33314936282747E-005</text:p>
          </table:table-cell>
          <table:table-cell table:formula="of:=[.$C224]-[.G224]" office:value-type="float" office:value="-0.00000297633052803725">
            <text:p>-2,97633052803725E-006</text:p>
          </table:table-cell>
          <table:table-cell table:number-columns-repeated="4"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0.75">
            <text:p>0,75</text:p>
          </table:table-cell>
          <table:table-cell office:value-type="float" office:value="1.49182469764127">
            <text:p>1,4918246976</text:p>
          </table:table-cell>
          <table:table-cell/>
          <table:table-cell office:value-type="float" office:value="1.49162135326363">
            <text:p>1,4916213533</text:p>
          </table:table-cell>
          <table:table-cell office:value-type="float" office:value="1.49182324079886">
            <text:p>1,4918232408</text:p>
          </table:table-cell>
          <table:table-cell office:value-type="float" office:value="1.49183082790172">
            <text:p>1,4918308279</text:p>
          </table:table-cell>
          <table:table-cell/>
          <table:table-cell table:formula="of:=[.$C225]-[.E225]" office:value-type="float" office:value="0.000203344377638137">
            <text:p>0,0002033444</text:p>
          </table:table-cell>
          <table:table-cell table:formula="of:=[.$C225]-[.F225]" office:value-type="float" office:value="0.00000145684241181776">
            <text:p>1,45684241181776E-006</text:p>
          </table:table-cell>
          <table:table-cell table:formula="of:=[.$C225]-[.G225]" office:value-type="float" office:value="-0.00000613026044837817">
            <text:p>-6,13026044837817E-006</text:p>
          </table:table-cell>
          <table:table-cell table:number-columns-repeated="4"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1">
            <text:p>1</text:p>
          </table:table-cell>
          <table:table-cell office:value-type="float" office:value="1.52959041966338">
            <text:p>1,5295904197</text:p>
          </table:table-cell>
          <table:table-cell/>
          <table:table-cell office:value-type="float" office:value="1.52945877647277">
            <text:p>1,5294587765</text:p>
          </table:table-cell>
          <table:table-cell office:value-type="float" office:value="1.52962327103992">
            <text:p>1,529623271</text:p>
          </table:table-cell>
          <table:table-cell office:value-type="float" office:value="1.52958277713952">
            <text:p>1,5295827771</text:p>
          </table:table-cell>
          <table:table-cell/>
          <table:table-cell table:formula="of:=[.$C226]-[.E226]" office:value-type="float" office:value="0.000131643190605546">
            <text:p>0,0001316432</text:p>
          </table:table-cell>
          <table:table-cell table:formula="of:=[.$C226]-[.F226]" office:value-type="float" office:value="-0.0000328513765364136">
            <text:p>-3,28513765364136E-005</text:p>
          </table:table-cell>
          <table:table-cell table:formula="of:=[.$C226]-[.G226]" office:value-type="float" office:value="0.00000764252385532238">
            <text:p>7,64252385532238E-006</text:p>
          </table:table-cell>
          <table:table-cell table:number-columns-repeated="4"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1.25">
            <text:p>1,25</text:p>
          </table:table-cell>
          <table:table-cell office:value-type="float" office:value="1.56831218549017">
            <text:p>1,5683121855</text:p>
          </table:table-cell>
          <table:table-cell/>
          <table:table-cell office:value-type="float" office:value="1.56828129025601">
            <text:p>1,5682812903</text:p>
          </table:table-cell>
          <table:table-cell office:value-type="float" office:value="1.56835817384774">
            <text:p>1,5683581738</text:p>
          </table:table-cell>
          <table:table-cell office:value-type="float" office:value="1.56831051641076">
            <text:p>1,5683105164</text:p>
          </table:table-cell>
          <table:table-cell/>
          <table:table-cell table:formula="of:=[.$C227]-[.E227]" office:value-type="float" office:value="0.0000308952341596669">
            <text:p>3,08952341596669E-005</text:p>
          </table:table-cell>
          <table:table-cell table:formula="of:=[.$C227]-[.F227]" office:value-type="float" office:value="-0.0000459883575745224">
            <text:p>-4,59883575745224E-005</text:p>
          </table:table-cell>
          <table:table-cell table:formula="of:=[.$C227]-[.G227]" office:value-type="float" office:value="0.00000166907941356875">
            <text:p>1,66907941356875E-006</text:p>
          </table:table-cell>
          <table:table-cell table:number-columns-repeated="4"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1.5">
            <text:p>1,5</text:p>
          </table:table-cell>
          <table:table-cell office:value-type="float" office:value="1.60801419748578">
            <text:p>1,6080141975</text:p>
          </table:table-cell>
          <table:table-cell/>
          <table:table-cell office:value-type="float" office:value="1.60808889461334">
            <text:p>1,6080888946</text:p>
          </table:table-cell>
          <table:table-cell office:value-type="float" office:value="1.60802794922234">
            <text:p>1,6080279492</text:p>
          </table:table-cell>
          <table:table-cell office:value-type="float" office:value="1.60802193474807">
            <text:p>1,6080219347</text:p>
          </table:table-cell>
          <table:table-cell/>
          <table:table-cell table:formula="of:=[.$C228]-[.E228]" office:value-type="float" office:value="-0.0000746971275586983">
            <text:p>-7,46971275586983E-005</text:p>
          </table:table-cell>
          <table:table-cell table:formula="of:=[.$C228]-[.F228]" office:value-type="float" office:value="-0.0000137517365592643">
            <text:p>-1,37517365592643E-005</text:p>
          </table:table-cell>
          <table:table-cell table:formula="of:=[.$C228]-[.G228]" office:value-type="float" office:value="-0.00000773726228331384">
            <text:p>-7,73726228331384E-006</text:p>
          </table:table-cell>
          <table:table-cell table:number-columns-repeated="4"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1.75">
            <text:p>1,75</text:p>
          </table:table-cell>
          <table:table-cell office:value-type="float" office:value="1.64872127070013">
            <text:p>1,6487212707</text:p>
          </table:table-cell>
          <table:table-cell/>
          <table:table-cell office:value-type="float" office:value="1.64888158954477">
            <text:p>1,6488815895</text:p>
          </table:table-cell>
          <table:table-cell office:value-type="float" office:value="1.64867842874127">
            <text:p>1,6486784287</text:p>
          </table:table-cell>
          <table:table-cell office:value-type="float" office:value="1.64871780554568">
            <text:p>1,6487178055</text:p>
          </table:table-cell>
          <table:table-cell/>
          <table:table-cell table:formula="of:=[.$C229]-[.E229]" office:value-type="float" office:value="-0.000160318844641738">
            <text:p>-0,0001603188</text:p>
          </table:table-cell>
          <table:table-cell table:formula="of:=[.$C229]-[.F229]" office:value-type="float" office:value="0.0000428419588600626">
            <text:p>0,000042842</text:p>
          </table:table-cell>
          <table:table-cell table:formula="of:=[.$C229]-[.G229]" office:value-type="float" office:value="0.00000346515445270867">
            <text:p>3,46515445270867E-006</text:p>
          </table:table-cell>
          <table:table-cell table:number-columns-repeated="4"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2">
            <text:p>2</text:p>
          </table:table-cell>
          <table:table-cell office:value-type="float" office:value="1.69045884837909">
            <text:p>1,6904588484</text:p>
          </table:table-cell>
          <table:table-cell/>
          <table:table-cell office:value-type="float" office:value="1.69065937505029">
            <text:p>1,6906593751</text:p>
          </table:table-cell>
          <table:table-cell office:value-type="float" office:value="1.69041582042854">
            <text:p>1,6904158204</text:p>
          </table:table-cell>
          <table:table-cell office:value-type="float" office:value="1.69045233231192">
            <text:p>1,6904523323</text:p>
          </table:table-cell>
          <table:table-cell/>
          <table:table-cell table:formula="of:=[.$C230]-[.E230]" office:value-type="float" office:value="-0.000200526671202184">
            <text:p>-0,0002005267</text:p>
          </table:table-cell>
          <table:table-cell table:formula="of:=[.$C230]-[.F230]" office:value-type="float" office:value="0.0000430279505532205">
            <text:p>0,000043028</text:p>
          </table:table-cell>
          <table:table-cell table:formula="of:=[.$C230]-[.G230]" office:value-type="float" office:value="0.00000651606717227971">
            <text:p>6,51606717227971E-006</text:p>
          </table:table-cell>
          <table:table-cell table:number-columns-repeated="4"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2.25">
            <text:p>2,25</text:p>
          </table:table-cell>
          <table:table-cell office:value-type="float" office:value="1.7332530178674">
            <text:p>1,7332530179</text:p>
          </table:table-cell>
          <table:table-cell/>
          <table:table-cell office:value-type="float" office:value="1.73342225112991">
            <text:p>1,7334222511</text:p>
          </table:table-cell>
          <table:table-cell office:value-type="float" office:value="1.7332438560278">
            <text:p>1,733243856</text:p>
          </table:table-cell>
          <table:table-cell office:value-type="float" office:value="1.73325842405516">
            <text:p>1,7332584241</text:p>
          </table:table-cell>
          <table:table-cell/>
          <table:table-cell table:formula="of:=[.$C231]-[.E231]" office:value-type="float" office:value="-0.000169233262518942">
            <text:p>-0,0001692333</text:p>
          </table:table-cell>
          <table:table-cell table:formula="of:=[.$C231]-[.F231]" office:value-type="float" office:value="0.00000916183959320804">
            <text:p>9,16183959320804E-006</text:p>
          </table:table-cell>
          <table:table-cell table:formula="of:=[.$C231]-[.G231]" office:value-type="float" office:value="-0.00000540618776390112">
            <text:p>-5,40618776390112E-006</text:p>
          </table:table-cell>
          <table:table-cell table:number-columns-repeated="4"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2.5">
            <text:p>2,5</text:p>
          </table:table-cell>
          <table:table-cell office:value-type="float" office:value="1.77713052691404">
            <text:p>1,7771305269</text:p>
          </table:table-cell>
          <table:table-cell/>
          <table:table-cell office:value-type="float" office:value="1.77717021778363">
            <text:p>1,7771702178</text:p>
          </table:table-cell>
          <table:table-cell office:value-type="float" office:value="1.77716253553906">
            <text:p>1,7771625355</text:p>
          </table:table-cell>
          <table:table-cell office:value-type="float" office:value="1.7771360807754">
            <text:p>1,7771360808</text:p>
          </table:table-cell>
          <table:table-cell/>
          <table:table-cell table:formula="of:=[.$C232]-[.E232]" office:value-type="float" office:value="-0.0000396908695916576">
            <text:p>-3,96908695916576E-005</text:p>
          </table:table-cell>
          <table:table-cell table:formula="of:=[.$C232]-[.F232]" office:value-type="float" office:value="-0.0000320086250213958">
            <text:p>-3,20086250213958E-005</text:p>
          </table:table-cell>
          <table:table-cell table:formula="of:=[.$C232]-[.G232]" office:value-type="float" office:value="-0.00000555386135681069">
            <text:p>-5,55386135681069E-006</text:p>
          </table:table-cell>
          <table:table-cell table:number-columns-repeated="4"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2.75">
            <text:p>2,75</text:p>
          </table:table-cell>
          <table:table-cell office:value-type="float" office:value="1.82211880039051">
            <text:p>1,8221188004</text:p>
          </table:table-cell>
          <table:table-cell/>
          <table:table-cell office:value-type="float" office:value="1.82199900384336">
            <text:p>1,8219990038</text:p>
          </table:table-cell>
          <table:table-cell office:value-type="float" office:value="1.82217185896231">
            <text:p>1,822171859</text:p>
          </table:table-cell>
          <table:table-cell office:value-type="float" office:value="1.8221095035726">
            <text:p>1,8221095036</text:p>
          </table:table-cell>
          <table:table-cell/>
          <table:table-cell table:formula="of:=[.$C233]-[.E233]" office:value-type="float" office:value="0.000119796547150219">
            <text:p>0,0001197965</text:p>
          </table:table-cell>
          <table:table-cell table:formula="of:=[.$C233]-[.F233]" office:value-type="float" office:value="-0.0000530585718019339">
            <text:p>-5,30585718019339E-005</text:p>
          </table:table-cell>
          <table:table-cell table:formula="of:=[.$C233]-[.G233]" office:value-type="float" office:value="0.000009296817910176">
            <text:p>9,296817910176E-006</text:p>
          </table:table-cell>
          <table:table-cell table:number-columns-repeated="4"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3">
            <text:p>3</text:p>
          </table:table-cell>
          <table:table-cell office:value-type="float" office:value="1.86824595743222">
            <text:p>1,8682459574</text:p>
          </table:table-cell>
          <table:table-cell/>
          <table:table-cell office:value-type="float" office:value="1.8680766401777">
            <text:p>1,8680766402</text:p>
          </table:table-cell>
          <table:table-cell office:value-type="float" office:value="1.86827182629756">
            <text:p>1,8682718263</text:p>
          </table:table-cell>
          <table:table-cell office:value-type="float" office:value="1.86824626588463">
            <text:p>1,8682462659</text:p>
          </table:table-cell>
          <table:table-cell/>
          <table:table-cell table:formula="of:=[.$C234]-[.E234]" office:value-type="float" office:value="0.000169317254523182">
            <text:p>0,0001693173</text:p>
          </table:table-cell>
          <table:table-cell table:formula="of:=[.$C234]-[.F234]" office:value-type="float" office:value="-0.0000258688653340666">
            <text:p>-2,58688653340666E-005</text:p>
          </table:table-cell>
          <table:table-cell table:formula="of:=[.$C234]-[.G234]" office:value-type="float" office:value="-0.000000308452402730808">
            <text:p>-3,08452402730808E-00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.25">
            <text:p>3,25</text:p>
          </table:table-cell>
          <table:table-cell office:value-type="float" office:value="1.9155408290139">
            <text:p>1,915540829</text:p>
          </table:table-cell>
          <table:table-cell/>
          <table:table-cell office:value-type="float" office:value="1.91540353908203">
            <text:p>1,9154035391</text:p>
          </table:table-cell>
          <table:table-cell office:value-type="float" office:value="1.9155049176652">
            <text:p>1,9155049177</text:p>
          </table:table-cell>
          <table:table-cell office:value-type="float" office:value="1.91555033258728">
            <text:p>1,9155503326</text:p>
          </table:table-cell>
          <table:table-cell/>
          <table:table-cell table:formula="of:=[.$C235]-[.E235]" office:value-type="float" office:value="0.000137289931868789">
            <text:p>0,0001372899</text:p>
          </table:table-cell>
          <table:table-cell table:formula="of:=[.$C235]-[.F235]" office:value-type="float" office:value="0.0000359113486974039">
            <text:p>3,59113486974039E-005</text:p>
          </table:table-cell>
          <table:table-cell table:formula="of:=[.$C235]-[.G235]" office:value-type="float" office:value="-0.00000950357338158625">
            <text:p>-9,50357338158625E-006</text:p>
          </table:table-cell>
          <table:table-cell table:number-columns-repeated="4"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3.5">
            <text:p>3,5</text:p>
          </table:table-cell>
          <table:table-cell office:value-type="float" office:value="1.96403297596985">
            <text:p>1,964032976</text:p>
          </table:table-cell>
          <table:table-cell/>
          <table:table-cell office:value-type="float" office:value="1.96397970055634">
            <text:p>1,9639797006</text:p>
          </table:table-cell>
          <table:table-cell office:value-type="float" office:value="1.96399457150484">
            <text:p>1,9639945715</text:p>
          </table:table-cell>
          <table:table-cell office:value-type="float" office:value="1.96402451573765">
            <text:p>1,9640245157</text:p>
          </table:table-cell>
          <table:table-cell/>
          <table:table-cell table:formula="of:=[.$C236]-[.E236]" office:value-type="float" office:value="0.0000532754135040836">
            <text:p>5,32754135040836E-005</text:p>
          </table:table-cell>
          <table:table-cell table:formula="of:=[.$C236]-[.F236]" office:value-type="float" office:value="0.0000384044650085791">
            <text:p>3,84044650085791E-005</text:p>
          </table:table-cell>
          <table:table-cell table:formula="of:=[.$C236]-[.G236]" office:value-type="float" office:value="0.00000846023219547298">
            <text:p>8,46023219547298E-006</text:p>
          </table:table-cell>
          <table:table-cell table:number-columns-repeated="4"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3.75">
            <text:p>3,75</text:p>
          </table:table-cell>
          <table:table-cell office:value-type="float" office:value="2.01375270747048">
            <text:p>2,0137527075</text:p>
          </table:table-cell>
          <table:table-cell/>
          <table:table-cell office:value-type="float" office:value="2.01380512460065">
            <text:p>2,0138051246</text:p>
          </table:table-cell>
          <table:table-cell office:value-type="float" office:value="2.013748592891">
            <text:p>2,0137485929</text:p>
          </table:table-cell>
          <table:table-cell office:value-type="float" office:value="2.01374358444453">
            <text:p>2,0137435844</text:p>
          </table:table-cell>
          <table:table-cell/>
          <table:table-cell table:formula="of:=[.$C237]-[.E237]" office:value-type="float" office:value="-0.0000524171301701237">
            <text:p>-5,24171301701237E-005</text:p>
          </table:table-cell>
          <table:table-cell table:formula="of:=[.$C237]-[.F237]" office:value-type="float" office:value="0.00000411457947890881">
            <text:p>4,11457947890881E-006</text:p>
          </table:table-cell>
          <table:table-cell table:formula="of:=[.$C237]-[.G237]" office:value-type="float" office:value="0.00000912302594402448">
            <text:p>0,000009123</text:p>
          </table:table-cell>
          <table:table-cell table:number-columns-repeated="4"/>
        </table:table-row>
        <table:table-row table:style-name="ro1">
          <table:table-cell office:value-type="float" office:value="3.25">
            <text:p>3,25</text:p>
          </table:table-cell>
          <table:table-cell office:value-type="float" office:value="4">
            <text:p>4</text:p>
          </table:table-cell>
          <table:table-cell office:value-type="float" office:value="2.06473109996649">
            <text:p>2,0647311</text:p>
          </table:table-cell>
          <table:table-cell/>
          <table:table-cell office:value-type="float" office:value="2.06487981121494">
            <text:p>2,0648798112</text:p>
          </table:table-cell>
          <table:table-cell office:value-type="float" office:value="2.06476698182367">
            <text:p>2,0647669818</text:p>
          </table:table-cell>
          <table:table-cell office:value-type="float" office:value="2.06473880373803">
            <text:p>2,0647388037</text:p>
          </table:table-cell>
          <table:table-cell/>
          <table:table-cell table:formula="of:=[.$C238]-[.E238]" office:value-type="float" office:value="-0.000148711248451949">
            <text:p>-0,0001487112</text:p>
          </table:table-cell>
          <table:table-cell table:formula="of:=[.$C238]-[.F238]" office:value-type="float" office:value="-0.0000358818571877251">
            <text:p>-3,58818571877251E-005</text:p>
          </table:table-cell>
          <table:table-cell table:formula="of:=[.$C238]-[.G238]" office:value-type="float" office:value="-0.00000770377153980206">
            <text:p>-7,70377153980206E-006</text:p>
          </table:table-cell>
          <table:table-cell table:number-columns-repeated="4"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0">
            <text:p>0</text:p>
          </table:table-cell>
          <table:table-cell office:value-type="float" office:value="1.41906754859326">
            <text:p>1,4190675486</text:p>
          </table:table-cell>
          <table:table-cell/>
          <table:table-cell office:value-type="float" office:value="1.41906754859326">
            <text:p>1,4190675486</text:p>
          </table:table-cell>
          <table:table-cell office:value-type="float" office:value="1.41906583097742">
            <text:p>1,419065831</text:p>
          </table:table-cell>
          <table:table-cell office:value-type="float" office:value="1.41906776331837">
            <text:p>1,4190677633</text:p>
          </table:table-cell>
          <table:table-cell/>
          <table:table-cell table:formula="of:=[.$C239]-[.E239]" office:value-type="float" office:value="0">
            <text:p>0</text:p>
          </table:table-cell>
          <table:table-cell table:formula="of:=[.$C239]-[.F239]" office:value-type="float" office:value="0.00000171761584222274">
            <text:p>1,71761584222274E-006</text:p>
          </table:table-cell>
          <table:table-cell table:formula="of:=[.$C239]-[.G239]" office:value-type="float" office:value="-0.00000021472511102516">
            <text:p>-2,1472511102516E-007</text:p>
          </table:table-cell>
          <table:table-cell table:number-columns-repeated="4"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0.25">
            <text:p>0,25</text:p>
          </table:table-cell>
          <table:table-cell office:value-type="float" office:value="1.4549914146182">
            <text:p>1,4549914146</text:p>
          </table:table-cell>
          <table:table-cell/>
          <table:table-cell office:value-type="float" office:value="1.4548375720446">
            <text:p>1,454837572</text:p>
          </table:table-cell>
          <table:table-cell office:value-type="float" office:value="1.45494870494006">
            <text:p>1,4549487049</text:p>
          </table:table-cell>
          <table:table-cell office:value-type="float" office:value="1.45498532192086">
            <text:p>1,4549853219</text:p>
          </table:table-cell>
          <table:table-cell/>
          <table:table-cell table:formula="of:=[.$C240]-[.E240]" office:value-type="float" office:value="0.000153842573603624">
            <text:p>0,0001538426</text:p>
          </table:table-cell>
          <table:table-cell table:formula="of:=[.$C240]-[.F240]" office:value-type="float" office:value="0.0000427096781419056">
            <text:p>4,27096781419056E-005</text:p>
          </table:table-cell>
          <table:table-cell table:formula="of:=[.$C240]-[.G240]" office:value-type="float" office:value="0.00000609269734352935">
            <text:p>6,09269734352935E-006</text:p>
          </table:table-cell>
          <table:table-cell table:number-columns-repeated="4"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0.5">
            <text:p>0,5</text:p>
          </table:table-cell>
          <table:table-cell office:value-type="float" office:value="1.49182469764127">
            <text:p>1,4918246976</text:p>
          </table:table-cell>
          <table:table-cell/>
          <table:table-cell office:value-type="float" office:value="1.49161586067882">
            <text:p>1,4916158607</text:p>
          </table:table-cell>
          <table:table-cell office:value-type="float" office:value="1.49178914157409">
            <text:p>1,4917891416</text:p>
          </table:table-cell>
          <table:table-cell office:value-type="float" office:value="1.49182822181087">
            <text:p>1,4918282218</text:p>
          </table:table-cell>
          <table:table-cell/>
          <table:table-cell table:formula="of:=[.$C241]-[.E241]" office:value-type="float" office:value="0.000208836962449555">
            <text:p>0,000208837</text:p>
          </table:table-cell>
          <table:table-cell table:formula="of:=[.$C241]-[.F241]" office:value-type="float" office:value="0.000035556067175424">
            <text:p>3,5556067175424E-005</text:p>
          </table:table-cell>
          <table:table-cell table:formula="of:=[.$C241]-[.G241]" office:value-type="float" office:value="-0.00000352416959725765">
            <text:p>-3,52416959725765E-006</text:p>
          </table:table-cell>
          <table:table-cell table:number-columns-repeated="4"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0.75">
            <text:p>0,75</text:p>
          </table:table-cell>
          <table:table-cell office:value-type="float" office:value="1.52959041966338">
            <text:p>1,5295904197</text:p>
          </table:table-cell>
          <table:table-cell/>
          <table:table-cell office:value-type="float" office:value="1.52940241449593">
            <text:p>1,5294024145</text:p>
          </table:table-cell>
          <table:table-cell office:value-type="float" office:value="1.52958714087952">
            <text:p>1,5295871409</text:p>
          </table:table-cell>
          <table:table-cell office:value-type="float" office:value="1.5295964629884">
            <text:p>1,529596463</text:p>
          </table:table-cell>
          <table:table-cell/>
          <table:table-cell table:formula="of:=[.$C242]-[.E242]" office:value-type="float" office:value="0.000188005167450989">
            <text:p>0,0001880052</text:p>
          </table:table-cell>
          <table:table-cell table:formula="of:=[.$C242]-[.F242]" office:value-type="float" office:value="0.00000327878385752989">
            <text:p>3,27878385752989E-006</text:p>
          </table:table-cell>
          <table:table-cell table:formula="of:=[.$C242]-[.G242]" office:value-type="float" office:value="-0.00000604332501930038">
            <text:p>-6,04332501930038E-006</text:p>
          </table:table-cell>
          <table:table-cell table:number-columns-repeated="4"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office:value-type="float" office:value="1.56831218549017">
            <text:p>1,5683121855</text:p>
          </table:table-cell>
          <table:table-cell/>
          <table:table-cell office:value-type="float" office:value="1.56819723349592">
            <text:p>1,5681972335</text:p>
          </table:table-cell>
          <table:table-cell office:value-type="float" office:value="1.56834270285634">
            <text:p>1,5683427029</text:p>
          </table:table-cell>
          <table:table-cell office:value-type="float" office:value="1.56830482018149">
            <text:p>1,5683048202</text:p>
          </table:table-cell>
          <table:table-cell/>
          <table:table-cell table:formula="of:=[.$C243]-[.E243]" office:value-type="float" office:value="0.000114951994250712">
            <text:p>0,000114952</text:p>
          </table:table-cell>
          <table:table-cell table:formula="of:=[.$C243]-[.F243]" office:value-type="float" office:value="-0.0000305173661696578">
            <text:p>-3,05173661696578E-005</text:p>
          </table:table-cell>
          <table:table-cell table:formula="of:=[.$C243]-[.G243]" office:value-type="float" office:value="0.00000736530868361562">
            <text:p>7,36530868361562E-006</text:p>
          </table:table-cell>
          <table:table-cell table:number-columns-repeated="4"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1.25">
            <text:p>1,25</text:p>
          </table:table-cell>
          <table:table-cell office:value-type="float" office:value="1.60801419748578">
            <text:p>1,6080141975</text:p>
          </table:table-cell>
          <table:table-cell/>
          <table:table-cell office:value-type="float" office:value="1.60800031767879">
            <text:p>1,6080003177</text:p>
          </table:table-cell>
          <table:table-cell office:value-type="float" office:value="1.60805582750455">
            <text:p>1,6080558275</text:p>
          </table:table-cell>
          <table:table-cell office:value-type="float" office:value="1.60801363904563">
            <text:p>1,608013639</text:p>
          </table:table-cell>
          <table:table-cell/>
          <table:table-cell table:formula="of:=[.$C244]-[.E244]" office:value-type="float" office:value="0.0000138798069904134">
            <text:p>1,38798069904134E-005</text:p>
          </table:table-cell>
          <table:table-cell table:formula="of:=[.$C244]-[.F244]" office:value-type="float" office:value="-0.0000416300187642271">
            <text:p>-0,00004163</text:p>
          </table:table-cell>
          <table:table-cell table:formula="of:=[.$C244]-[.G244]" office:value-type="float" office:value="0.000000558440156561701">
            <text:p>5,58440156561701E-007</text:p>
          </table:table-cell>
          <table:table-cell table:number-columns-repeated="4"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1.5">
            <text:p>1,5</text:p>
          </table:table-cell>
          <table:table-cell office:value-type="float" office:value="1.64872127070013">
            <text:p>1,6487212707</text:p>
          </table:table-cell>
          <table:table-cell/>
          <table:table-cell office:value-type="float" office:value="1.64881166704455">
            <text:p>1,648811667</text:p>
          </table:table-cell>
          <table:table-cell office:value-type="float" office:value="1.64872651482415">
            <text:p>1,6487265148</text:p>
          </table:table-cell>
          <table:table-cell office:value-type="float" office:value="1.64872935400346">
            <text:p>1,648729354</text:p>
          </table:table-cell>
          <table:table-cell/>
          <table:table-cell table:formula="of:=[.$C245]-[.E245]" office:value-type="float" office:value="-0.0000903963444220945">
            <text:p>-9,03963444220945E-005</text:p>
          </table:table-cell>
          <table:table-cell table:formula="of:=[.$C245]-[.F245]" office:value-type="float" office:value="-0.00000524412401814445">
            <text:p>-5,24412401814445E-006</text:p>
          </table:table-cell>
          <table:table-cell table:formula="of:=[.$C245]-[.G245]" office:value-type="float" office:value="-0.00000808330333312846">
            <text:p>-8,08330333312846E-006</text:p>
          </table:table-cell>
          <table:table-cell table:number-columns-repeated="4"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1.75">
            <text:p>1,75</text:p>
          </table:table-cell>
          <table:table-cell office:value-type="float" office:value="1.69045884837909">
            <text:p>1,6904588484</text:p>
          </table:table-cell>
          <table:table-cell/>
          <table:table-cell office:value-type="float" office:value="1.69063128159319">
            <text:p>1,6906312816</text:p>
          </table:table-cell>
          <table:table-cell office:value-type="float" office:value="1.69041150894468">
            <text:p>1,6904115089</text:p>
          </table:table-cell>
          <table:table-cell office:value-type="float" office:value="1.69045416783912">
            <text:p>1,6904541678</text:p>
          </table:table-cell>
          <table:table-cell/>
          <table:table-cell table:formula="of:=[.$C246]-[.E246]" office:value-type="float" office:value="-0.000172433214100209">
            <text:p>-0,0001724332</text:p>
          </table:table-cell>
          <table:table-cell table:formula="of:=[.$C246]-[.F246]" office:value-type="float" office:value="0.0000473394344087108">
            <text:p>4,73394344087108E-005</text:p>
          </table:table-cell>
          <table:table-cell table:formula="of:=[.$C246]-[.G246]" office:value-type="float" office:value="0.00000468053997182416">
            <text:p>4,68053997182416E-006</text:p>
          </table:table-cell>
          <table:table-cell table:number-columns-repeated="4"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2">
            <text:p>2</text:p>
          </table:table-cell>
          <table:table-cell office:value-type="float" office:value="1.7332530178674">
            <text:p>1,7332530179</text:p>
          </table:table-cell>
          <table:table-cell/>
          <table:table-cell office:value-type="float" office:value="1.73345916132472">
            <text:p>1,7334591613</text:p>
          </table:table-cell>
          <table:table-cell office:value-type="float" office:value="1.73321002490691">
            <text:p>1,7332100249</text:p>
          </table:table-cell>
          <table:table-cell office:value-type="float" office:value="1.73324790365227">
            <text:p>1,7332479037</text:p>
          </table:table-cell>
          <table:table-cell/>
          <table:table-cell table:formula="of:=[.$C247]-[.E247]" office:value-type="float" office:value="-0.000206143457321506">
            <text:p>-0,0002061435</text:p>
          </table:table-cell>
          <table:table-cell table:formula="of:=[.$C247]-[.F247]" office:value-type="float" office:value="0.0000429929604823798">
            <text:p>0,000042993</text:p>
          </table:table-cell>
          <table:table-cell table:formula="of:=[.$C247]-[.G247]" office:value-type="float" office:value="0.00000511421512139343">
            <text:p>5,11421512139343E-006</text:p>
          </table:table-cell>
          <table:table-cell table:number-columns-repeated="4"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2.25">
            <text:p>2,25</text:p>
          </table:table-cell>
          <table:table-cell office:value-type="float" office:value="1.77713052691404">
            <text:p>1,7771305269</text:p>
          </table:table-cell>
          <table:table-cell/>
          <table:table-cell office:value-type="float" office:value="1.77729530623913">
            <text:p>1,7772953062</text:p>
          </table:table-cell>
          <table:table-cell office:value-type="float" office:value="1.77712342103824">
            <text:p>1,777123421</text:p>
          </table:table-cell>
          <table:table-cell office:value-type="float" office:value="1.77713727741726">
            <text:p>1,7771372774</text:p>
          </table:table-cell>
          <table:table-cell/>
          <table:table-cell table:formula="of:=[.$C248]-[.E248]" office:value-type="float" office:value="-0.000164779325087183">
            <text:p>-0,0001647793</text:p>
          </table:table-cell>
          <table:table-cell table:formula="of:=[.$C248]-[.F248]" office:value-type="float" office:value="0.00000710587580288191">
            <text:p>7,10587580288191E-006</text:p>
          </table:table-cell>
          <table:table-cell table:formula="of:=[.$C248]-[.G248]" office:value-type="float" office:value="-0.00000675050322551662">
            <text:p>-6,75050322551662E-006</text:p>
          </table:table-cell>
          <table:table-cell table:number-columns-repeated="4"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2.5">
            <text:p>2,5</text:p>
          </table:table-cell>
          <table:table-cell office:value-type="float" office:value="1.82211880039051">
            <text:p>1,8221188004</text:p>
          </table:table-cell>
          <table:table-cell/>
          <table:table-cell office:value-type="float" office:value="1.82213971633642">
            <text:p>1,8221397163</text:p>
          </table:table-cell>
          <table:table-cell office:value-type="float" office:value="1.82215169733865">
            <text:p>1,8221516973</text:p>
          </table:table-cell>
          <table:table-cell office:value-type="float" office:value="1.82212228913409">
            <text:p>1,8221222891</text:p>
          </table:table-cell>
          <table:table-cell/>
          <table:table-cell table:formula="of:=[.$C249]-[.E249]" office:value-type="float" office:value="-0.000020915945909028">
            <text:p>-2,0915945909028E-005</text:p>
          </table:table-cell>
          <table:table-cell table:formula="of:=[.$C249]-[.F249]" office:value-type="float" office:value="-0.0000328969481415697">
            <text:p>-3,28969481415697E-005</text:p>
          </table:table-cell>
          <table:table-cell table:formula="of:=[.$C249]-[.G249]" office:value-type="float" office:value="-0.0000034887435789166">
            <text:p>-3,4887435789166E-006</text:p>
          </table:table-cell>
          <table:table-cell table:number-columns-repeated="4"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2.75">
            <text:p>2,75</text:p>
          </table:table-cell>
          <table:table-cell office:value-type="float" office:value="1.86824595743222">
            <text:p>1,8682459574</text:p>
          </table:table-cell>
          <table:table-cell/>
          <table:table-cell office:value-type="float" office:value="1.86812716837661">
            <text:p>1,8681271684</text:p>
          </table:table-cell>
          <table:table-cell office:value-type="float" office:value="1.86829485380816">
            <text:p>1,8682948538</text:p>
          </table:table-cell>
          <table:table-cell office:value-type="float" office:value="1.8682374103279">
            <text:p>1,8682374103</text:p>
          </table:table-cell>
          <table:table-cell/>
          <table:table-cell table:formula="of:=[.$C250]-[.E250]" office:value-type="float" office:value="0.000118789055609136">
            <text:p>0,0001187891</text:p>
          </table:table-cell>
          <table:table-cell table:formula="of:=[.$C250]-[.F250]" office:value-type="float" office:value="-0.0000488963759366357">
            <text:p>-4,88963759366357E-005</text:p>
          </table:table-cell>
          <table:table-cell table:formula="of:=[.$C250]-[.G250]" office:value-type="float" office:value="0.00000854710432518502">
            <text:p>8,54710432518502E-006</text:p>
          </table:table-cell>
          <table:table-cell table:number-columns-repeated="4"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3">
            <text:p>3</text:p>
          </table:table-cell>
          <table:table-cell office:value-type="float" office:value="1.9155408290139">
            <text:p>1,915540829</text:p>
          </table:table-cell>
          <table:table-cell/>
          <table:table-cell office:value-type="float" office:value="1.91539019783732">
            <text:p>1,9153901978</text:p>
          </table:table-cell>
          <table:table-cell office:value-type="float" office:value="1.91555289044676">
            <text:p>1,9155528904</text:p>
          </table:table-cell>
          <table:table-cell office:value-type="float" office:value="1.91554360008068">
            <text:p>1,9155436001</text:p>
          </table:table-cell>
          <table:table-cell/>
          <table:table-cell table:formula="of:=[.$C251]-[.E251]" office:value-type="float" office:value="0.000150631176579985">
            <text:p>0,0001506312</text:p>
          </table:table-cell>
          <table:table-cell table:formula="of:=[.$C251]-[.F251]" office:value-type="float" office:value="-0.0000120614328622537">
            <text:p>-1,20614328622537E-005</text:p>
          </table:table-cell>
          <table:table-cell table:formula="of:=[.$C251]-[.G251]" office:value-type="float" office:value="-0.00000277106678514549">
            <text:p>-2,77106678514549E-006</text:p>
          </table:table-cell>
          <table:table-cell table:number-columns-repeated="4"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3.25">
            <text:p>3,25</text:p>
          </table:table-cell>
          <table:table-cell office:value-type="float" office:value="1.96403297596985">
            <text:p>1,964032976</text:p>
          </table:table-cell>
          <table:table-cell/>
          <table:table-cell office:value-type="float" office:value="1.96392568216217">
            <text:p>1,9639256822</text:p>
          </table:table-cell>
          <table:table-cell office:value-type="float" office:value="1.96399159653434">
            <text:p>1,9639915965</text:p>
          </table:table-cell>
          <table:table-cell office:value-type="float" office:value="1.96404199272847">
            <text:p>1,9640419927</text:p>
          </table:table-cell>
          <table:table-cell/>
          <table:table-cell table:formula="of:=[.$C252]-[.E252]" office:value-type="float" office:value="0.000107293807679154">
            <text:p>0,0001072938</text:p>
          </table:table-cell>
          <table:table-cell table:formula="of:=[.$C252]-[.F252]" office:value-type="float" office:value="0.0000413794355067498">
            <text:p>4,13794355067498E-005</text:p>
          </table:table-cell>
          <table:table-cell table:formula="of:=[.$C252]-[.G252]" office:value-type="float" office:value="-0.00000901675861975093">
            <text:p>-9,01675861975093E-00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.5">
            <text:p>3,5</text:p>
          </table:table-cell>
          <table:table-cell office:value-type="float" office:value="2.01375270747048">
            <text:p>2,0137527075</text:p>
          </table:table-cell>
          <table:table-cell/>
          <table:table-cell office:value-type="float" office:value="2.01373362135117">
            <text:p>2,0137336214</text:p>
          </table:table-cell>
          <table:table-cell office:value-type="float" office:value="2.01371812635156">
            <text:p>2,0137181264</text:p>
          </table:table-cell>
          <table:table-cell office:value-type="float" office:value="2.01374166416618">
            <text:p>2,0137416642</text:p>
          </table:table-cell>
          <table:table-cell/>
          <table:table-cell table:formula="of:=[.$C253]-[.E253]" office:value-type="float" office:value="0.0000190861193081204">
            <text:p>1,90861193081204E-005</text:p>
          </table:table-cell>
          <table:table-cell table:formula="of:=[.$C253]-[.F253]" office:value-type="float" office:value="0.0000345811189195189">
            <text:p>3,45811189195189E-005</text:p>
          </table:table-cell>
          <table:table-cell table:formula="of:=[.$C253]-[.G253]" office:value-type="float" office:value="0.0000110433042981306">
            <text:p>1,10433042981306E-005</text:p>
          </table:table-cell>
          <table:table-cell table:number-columns-repeated="4"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3.75">
            <text:p>3,75</text:p>
          </table:table-cell>
          <table:table-cell office:value-type="float" office:value="2.06473109996649">
            <text:p>2,0647311</text:p>
          </table:table-cell>
          <table:table-cell/>
          <table:table-cell office:value-type="float" office:value="2.06481401540432">
            <text:p>2,0648140154</text:p>
          </table:table-cell>
          <table:table-cell office:value-type="float" office:value="2.06473389742936">
            <text:p>2,0647338974</text:p>
          </table:table-cell>
          <table:table-cell office:value-type="float" office:value="2.06472497996136">
            <text:p>2,06472498</text:p>
          </table:table-cell>
          <table:table-cell/>
          <table:table-cell table:formula="of:=[.$C254]-[.E254]" office:value-type="float" office:value="-0.0000829154378307884">
            <text:p>-8,29154378307884E-005</text:p>
          </table:table-cell>
          <table:table-cell table:formula="of:=[.$C254]-[.F254]" office:value-type="float" office:value="-0.00000279746287557003">
            <text:p>-2,79746287557003E-006</text:p>
          </table:table-cell>
          <table:table-cell table:formula="of:=[.$C254]-[.G254]" office:value-type="float" office:value="0.0000061200051231225">
            <text:p>0,00000612</text:p>
          </table:table-cell>
          <table:table-cell table:number-columns-repeated="4"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4">
            <text:p>4</text:p>
          </table:table-cell>
          <table:table-cell office:value-type="float" office:value="2.11700001661267">
            <text:p>2,1170000166</text:p>
          </table:table-cell>
          <table:table-cell/>
          <table:table-cell office:value-type="float" office:value="2.11716686432162">
            <text:p>2,1171668643</text:p>
          </table:table-cell>
          <table:table-cell office:value-type="float" office:value="2.11703890976776">
            <text:p>2,1170389098</text:p>
          </table:table-cell>
          <table:table-cell office:value-type="float" office:value="2.11701058488654">
            <text:p>2,1170105849</text:p>
          </table:table-cell>
          <table:table-cell/>
          <table:table-cell table:formula="of:=[.$C255]-[.E255]" office:value-type="float" office:value="-0.000166847708940487">
            <text:p>-0,0001668477</text:p>
          </table:table-cell>
          <table:table-cell table:formula="of:=[.$C255]-[.F255]" office:value-type="float" office:value="-0.0000388931550809879">
            <text:p>-3,88931550809879E-005</text:p>
          </table:table-cell>
          <table:table-cell table:formula="of:=[.$C255]-[.G255]" office:value-type="float" office:value="-0.000010568273863143">
            <text:p>-1,0568273863143E-005</text:p>
          </table:table-cell>
          <table:table-cell table:number-columns-repeated="4"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0">
            <text:p>0</text:p>
          </table:table-cell>
          <table:table-cell office:value-type="float" office:value="1.4549914146182">
            <text:p>1,4549914146</text:p>
          </table:table-cell>
          <table:table-cell/>
          <table:table-cell office:value-type="float" office:value="1.45500257211342">
            <text:p>1,4550025721</text:p>
          </table:table-cell>
          <table:table-cell office:value-type="float" office:value="1.45499334364269">
            <text:p>1,4549933436</text:p>
          </table:table-cell>
          <table:table-cell office:value-type="float" office:value="1.45499170224824">
            <text:p>1,4549917022</text:p>
          </table:table-cell>
          <table:table-cell/>
          <table:table-cell table:formula="of:=[.$C256]-[.E256]" office:value-type="float" office:value="-0.0000111574952181837">
            <text:p>-1,11574952181837E-005</text:p>
          </table:table-cell>
          <table:table-cell table:formula="of:=[.$C256]-[.F256]" office:value-type="float" office:value="-0.00000192902448370447">
            <text:p>-0,000001929</text:p>
          </table:table-cell>
          <table:table-cell table:formula="of:=[.$C256]-[.G256]" office:value-type="float" office:value="-0.00000028763003956378">
            <text:p>-2,8763003956378E-007</text:p>
          </table:table-cell>
          <table:table-cell table:number-columns-repeated="4"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0.25">
            <text:p>0,25</text:p>
          </table:table-cell>
          <table:table-cell office:value-type="float" office:value="1.49182469764127">
            <text:p>1,4918246976</text:p>
          </table:table-cell>
          <table:table-cell/>
          <table:table-cell office:value-type="float" office:value="1.49168291930342">
            <text:p>1,4916829193</text:p>
          </table:table-cell>
          <table:table-cell office:value-type="float" office:value="1.49178604031704">
            <text:p>1,4917860403</text:p>
          </table:table-cell>
          <table:table-cell office:value-type="float" office:value="1.49181884624739">
            <text:p>1,4918188462</text:p>
          </table:table-cell>
          <table:table-cell/>
          <table:table-cell table:formula="of:=[.$C257]-[.E257]" office:value-type="float" office:value="0.000141778337853227">
            <text:p>0,0001417783</text:p>
          </table:table-cell>
          <table:table-cell table:formula="of:=[.$C257]-[.F257]" office:value-type="float" office:value="0.0000386573242261434">
            <text:p>3,86573242261434E-005</text:p>
          </table:table-cell>
          <table:table-cell table:formula="of:=[.$C257]-[.G257]" office:value-type="float" office:value="0.00000585139387720979">
            <text:p>5,85139387720979E-006</text:p>
          </table:table-cell>
          <table:table-cell table:number-columns-repeated="4"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0.5">
            <text:p>0,5</text:p>
          </table:table-cell>
          <table:table-cell office:value-type="float" office:value="1.52959041966338">
            <text:p>1,5295904197</text:p>
          </table:table-cell>
          <table:table-cell/>
          <table:table-cell office:value-type="float" office:value="1.52939526192359">
            <text:p>1,5293952619</text:p>
          </table:table-cell>
          <table:table-cell office:value-type="float" office:value="1.52955954134187">
            <text:p>1,5295595413</text:p>
          </table:table-cell>
          <table:table-cell office:value-type="float" office:value="1.52959422459921">
            <text:p>1,5295942246</text:p>
          </table:table-cell>
          <table:table-cell/>
          <table:table-cell table:formula="of:=[.$C258]-[.E258]" office:value-type="float" office:value="0.000195157739789842">
            <text:p>0,0001951577</text:p>
          </table:table-cell>
          <table:table-cell table:formula="of:=[.$C258]-[.F258]" office:value-type="float" office:value="0.0000308783215099417">
            <text:p>3,08783215099417E-005</text:p>
          </table:table-cell>
          <table:table-cell table:formula="of:=[.$C258]-[.G258]" office:value-type="float" office:value="-0.00000380493583063135">
            <text:p>-3,80493583063135E-006</text:p>
          </table:table-cell>
          <table:table-cell table:number-columns-repeated="4"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0.75">
            <text:p>0,75</text:p>
          </table:table-cell>
          <table:table-cell office:value-type="float" office:value="1.56831218549017">
            <text:p>1,5683121855</text:p>
          </table:table-cell>
          <table:table-cell/>
          <table:table-cell office:value-type="float" office:value="1.56813959997393">
            <text:p>1,5681396</text:p>
          </table:table-cell>
          <table:table-cell office:value-type="float" office:value="1.56831384671716">
            <text:p>1,5683138467</text:p>
          </table:table-cell>
          <table:table-cell office:value-type="float" office:value="1.56831783730369">
            <text:p>1,5683178373</text:p>
          </table:table-cell>
          <table:table-cell/>
          <table:table-cell table:formula="of:=[.$C259]-[.E259]" office:value-type="float" office:value="0.000172585516234225">
            <text:p>0,0001725855</text:p>
          </table:table-cell>
          <table:table-cell table:formula="of:=[.$C259]-[.F259]" office:value-type="float" office:value="-0.00000166122698996851">
            <text:p>-1,66122698996851E-006</text:p>
          </table:table-cell>
          <table:table-cell table:formula="of:=[.$C259]-[.G259]" office:value-type="float" office:value="-0.00000565181352119026">
            <text:p>-5,65181352119026E-006</text:p>
          </table:table-cell>
          <table:table-cell table:number-columns-repeated="4"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1">
            <text:p>1</text:p>
          </table:table-cell>
          <table:table-cell office:value-type="float" office:value="1.60801419748578">
            <text:p>1,6080141975</text:p>
          </table:table-cell>
          <table:table-cell/>
          <table:table-cell office:value-type="float" office:value="1.60791593345445">
            <text:p>1,6079159335</text:p>
          </table:table-cell>
          <table:table-cell office:value-type="float" office:value="1.60804895644291">
            <text:p>1,6080489564</text:p>
          </table:table-cell>
          <table:table-cell office:value-type="float" office:value="1.60800693359931">
            <text:p>1,6080069336</text:p>
          </table:table-cell>
          <table:table-cell/>
          <table:table-cell table:formula="of:=[.$C260]-[.E260]" office:value-type="float" office:value="0.0000982640313280658">
            <text:p>0,000098264</text:p>
          </table:table-cell>
          <table:table-cell table:formula="of:=[.$C260]-[.F260]" office:value-type="float" office:value="-0.0000347589571318974">
            <text:p>-0,000034759</text:p>
          </table:table-cell>
          <table:table-cell table:formula="of:=[.$C260]-[.G260]" office:value-type="float" office:value="0.00000726388647653842">
            <text:p>7,26388647653842E-006</text:p>
          </table:table-cell>
          <table:table-cell table:number-columns-repeated="4"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1.25">
            <text:p>1,25</text:p>
          </table:table-cell>
          <table:table-cell office:value-type="float" office:value="1.64872127070013">
            <text:p>1,6487212707</text:p>
          </table:table-cell>
          <table:table-cell/>
          <table:table-cell office:value-type="float" office:value="1.64872426236515">
            <text:p>1,6487242624</text:p>
          </table:table-cell>
          <table:table-cell office:value-type="float" office:value="1.64876487051914">
            <text:p>1,6487648705</text:p>
          </table:table-cell>
          <table:table-cell office:value-type="float" office:value="1.64872157807584">
            <text:p>1,6487215781</text:p>
          </table:table-cell>
          <table:table-cell/>
          <table:table-cell table:formula="of:=[.$C261]-[.E261]" office:value-type="float" office:value="-0.00000299166502171211">
            <text:p>-2,99166502171211E-006</text:p>
          </table:table-cell>
          <table:table-cell table:formula="of:=[.$C261]-[.F261]" office:value-type="float" office:value="-0.0000435998190078113">
            <text:p>-4,35998190078113E-005</text:p>
          </table:table-cell>
          <table:table-cell table:formula="of:=[.$C261]-[.G261]" office:value-type="float" office:value="-0.000000307375710661972">
            <text:p>-3,07375710661972E-007</text:p>
          </table:table-cell>
          <table:table-cell table:number-columns-repeated="4"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1.5">
            <text:p>1,5</text:p>
          </table:table-cell>
          <table:table-cell office:value-type="float" office:value="1.69045884837909">
            <text:p>1,6904588484</text:p>
          </table:table-cell>
          <table:table-cell/>
          <table:table-cell office:value-type="float" office:value="1.69056458670602">
            <text:p>1,6905645867</text:p>
          </table:table-cell>
          <table:table-cell office:value-type="float" office:value="1.69046158894582">
            <text:p>1,6904615889</text:p>
          </table:table-cell>
          <table:table-cell office:value-type="float" office:value="1.69046688395201">
            <text:p>1,690466884</text:p>
          </table:table-cell>
          <table:table-cell/>
          <table:table-cell table:formula="of:=[.$C262]-[.E262]" office:value-type="float" office:value="-0.000105738326927174">
            <text:p>-0,0001057383</text:p>
          </table:table-cell>
          <table:table-cell table:formula="of:=[.$C262]-[.F262]" office:value-type="float" office:value="-0.00000274056673088552">
            <text:p>-2,74056673088552E-006</text:p>
          </table:table-cell>
          <table:table-cell table:formula="of:=[.$C262]-[.G262]" office:value-type="float" office:value="-0.00000803557291928492">
            <text:p>-8,03557291928492E-006</text:p>
          </table:table-cell>
          <table:table-cell table:number-columns-repeated="4"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1.75">
            <text:p>1,75</text:p>
          </table:table-cell>
          <table:table-cell office:value-type="float" office:value="1.7332530178674">
            <text:p>1,7332530179</text:p>
          </table:table-cell>
          <table:table-cell/>
          <table:table-cell office:value-type="float" office:value="1.73343690647706">
            <text:p>1,7334369065</text:p>
          </table:table-cell>
          <table:table-cell office:value-type="float" office:value="1.73320801724365">
            <text:p>1,7332080172</text:p>
          </table:table-cell>
          <table:table-cell office:value-type="float" office:value="1.73324722648758">
            <text:p>1,7332472265</text:p>
          </table:table-cell>
          <table:table-cell/>
          <table:table-cell table:formula="of:=[.$C263]-[.E263]" office:value-type="float" office:value="-0.000183888609666116">
            <text:p>-0,0001838886</text:p>
          </table:table-cell>
          <table:table-cell table:formula="of:=[.$C263]-[.F263]" office:value-type="float" office:value="0.0000450006237435741">
            <text:p>4,50006237435741E-005</text:p>
          </table:table-cell>
          <table:table-cell table:formula="of:=[.$C263]-[.G263]" office:value-type="float" office:value="0.0000057913798159337">
            <text:p>5,7913798159337E-006</text:p>
          </table:table-cell>
          <table:table-cell table:number-columns-repeated="4"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2">
            <text:p>2</text:p>
          </table:table-cell>
          <table:table-cell office:value-type="float" office:value="1.77713052691404">
            <text:p>1,7771305269</text:p>
          </table:table-cell>
          <table:table-cell/>
          <table:table-cell office:value-type="float" office:value="1.77734122167828">
            <text:p>1,7773412217</text:p>
          </table:table-cell>
          <table:table-cell office:value-type="float" office:value="1.77709409867169">
            <text:p>1,7770940987</text:p>
          </table:table-cell>
          <table:table-cell office:value-type="float" office:value="1.77712670816076">
            <text:p>1,7771267082</text:p>
          </table:table-cell>
          <table:table-cell/>
          <table:table-cell table:formula="of:=[.$C264]-[.E264]" office:value-type="float" office:value="-0.000210694764240182">
            <text:p>-0,0002106948</text:p>
          </table:table-cell>
          <table:table-cell table:formula="of:=[.$C264]-[.F264]" office:value-type="float" office:value="0.0000364282423521711">
            <text:p>3,64282423521711E-005</text:p>
          </table:table-cell>
          <table:table-cell table:formula="of:=[.$C264]-[.G264]" office:value-type="float" office:value="0.00000381875328225867">
            <text:p>3,81875328225867E-006</text:p>
          </table:table-cell>
          <table:table-cell table:number-columns-repeated="4"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2.25">
            <text:p>2,25</text:p>
          </table:table-cell>
          <table:table-cell office:value-type="float" office:value="1.82211880039051">
            <text:p>1,8221188004</text:p>
          </table:table-cell>
          <table:table-cell/>
          <table:table-cell office:value-type="float" office:value="1.82227753230967">
            <text:p>1,8222775323</text:p>
          </table:table-cell>
          <table:table-cell office:value-type="float" office:value="1.82211983322993">
            <text:p>1,8221198332</text:p>
          </table:table-cell>
          <table:table-cell office:value-type="float" office:value="1.82212644200707">
            <text:p>1,822126442</text:p>
          </table:table-cell>
          <table:table-cell/>
          <table:table-cell table:formula="of:=[.$C265]-[.E265]" office:value-type="float" office:value="-0.000158731919160937">
            <text:p>-0,0001587319</text:p>
          </table:table-cell>
          <table:table-cell table:formula="of:=[.$C265]-[.F265]" office:value-type="float" office:value="-0.00000103283941843557">
            <text:p>-1,03283941843557E-006</text:p>
          </table:table-cell>
          <table:table-cell table:formula="of:=[.$C265]-[.G265]" office:value-type="float" office:value="-0.00000764161655908424">
            <text:p>-7,64161655908424E-006</text:p>
          </table:table-cell>
          <table:table-cell table:number-columns-repeated="4"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2.5">
            <text:p>2,5</text:p>
          </table:table-cell>
          <table:table-cell office:value-type="float" office:value="1.86824595743222">
            <text:p>1,8682459574</text:p>
          </table:table-cell>
          <table:table-cell/>
          <table:table-cell office:value-type="float" office:value="1.86824583837124">
            <text:p>1,8682458384</text:p>
          </table:table-cell>
          <table:table-cell office:value-type="float" office:value="1.86828522091837">
            <text:p>1,8682852209</text:p>
          </table:table-cell>
          <table:table-cell office:value-type="float" office:value="1.86824642802652">
            <text:p>1,868246428</text:p>
          </table:table-cell>
          <table:table-cell/>
          <table:table-cell table:formula="of:=[.$C266]-[.E266]" office:value-type="float" office:value="0.00000011906098684733">
            <text:p>1,1906098684733E-007</text:p>
          </table:table-cell>
          <table:table-cell table:formula="of:=[.$C266]-[.F266]" office:value-type="float" office:value="-0.0000392634861523522">
            <text:p>-3,92634861523522E-005</text:p>
          </table:table-cell>
          <table:table-cell table:formula="of:=[.$C266]-[.G266]" office:value-type="float" office:value="-0.000000470594293311422">
            <text:p>-4,70594293311422E-007</text:p>
          </table:table-cell>
          <table:table-cell table:number-columns-repeated="4"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2.75">
            <text:p>2,75</text:p>
          </table:table-cell>
          <table:table-cell office:value-type="float" office:value="1.9155408290139">
            <text:p>1,915540829</text:p>
          </table:table-cell>
          <table:table-cell/>
          <table:table-cell office:value-type="float" office:value="1.91542621272143">
            <text:p>1,9154262127</text:p>
          </table:table-cell>
          <table:table-cell office:value-type="float" office:value="1.91559026173703">
            <text:p>1,9155902617</text:p>
          </table:table-cell>
          <table:table-cell office:value-type="float" office:value="1.91553331886133">
            <text:p>1,9155333189</text:p>
          </table:table-cell>
          <table:table-cell/>
          <table:table-cell table:formula="of:=[.$C267]-[.E267]" office:value-type="float" office:value="0.000114616292466785">
            <text:p>0,0001146163</text:p>
          </table:table-cell>
          <table:table-cell table:formula="of:=[.$C267]-[.F267]" office:value-type="float" office:value="-0.0000494327231317371">
            <text:p>-4,94327231317371E-005</text:p>
          </table:table-cell>
          <table:table-cell table:formula="of:=[.$C267]-[.G267]" office:value-type="float" office:value="0.00000751015256650334">
            <text:p>7,51015256650334E-006</text:p>
          </table:table-cell>
          <table:table-cell table:number-columns-repeated="4"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3">
            <text:p>3</text:p>
          </table:table-cell>
          <table:table-cell office:value-type="float" office:value="1.96403297596985">
            <text:p>1,964032976</text:p>
          </table:table-cell>
          <table:table-cell/>
          <table:table-cell office:value-type="float" office:value="1.96390268126603">
            <text:p>1,9639026813</text:p>
          </table:table-cell>
          <table:table-cell office:value-type="float" office:value="1.96403495568589">
            <text:p>1,9640349557</text:p>
          </table:table-cell>
          <table:table-cell office:value-type="float" office:value="1.96403784180216">
            <text:p>1,9640378418</text:p>
          </table:table-cell>
          <table:table-cell/>
          <table:table-cell table:formula="of:=[.$C268]-[.E268]" office:value-type="float" office:value="0.000130294703817757">
            <text:p>0,0001302947</text:p>
          </table:table-cell>
          <table:table-cell table:formula="of:=[.$C268]-[.F268]" office:value-type="float" office:value="-0.00000197971604043445">
            <text:p>-1,97971604043445E-006</text:p>
          </table:table-cell>
          <table:table-cell table:formula="of:=[.$C268]-[.G268]" office:value-type="float" office:value="-0.0000048658323092976">
            <text:p>-4,8658323092976E-006</text:p>
          </table:table-cell>
          <table:table-cell table:number-columns-repeated="4"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3.25">
            <text:p>3,25</text:p>
          </table:table-cell>
          <table:table-cell office:value-type="float" office:value="2.01375270747048">
            <text:p>2,0137527075</text:p>
          </table:table-cell>
          <table:table-cell/>
          <table:table-cell office:value-type="float" office:value="2.01367524352478">
            <text:p>2,0136752435</text:p>
          </table:table-cell>
          <table:table-cell office:value-type="float" office:value="2.01371335698984">
            <text:p>2,013713357</text:p>
          </table:table-cell>
          <table:table-cell office:value-type="float" office:value="2.01375999686937">
            <text:p>2,0137599969</text:p>
          </table:table-cell>
          <table:table-cell/>
          <table:table-cell table:formula="of:=[.$C269]-[.E269]" office:value-type="float" office:value="0.0000774639456966319">
            <text:p>7,74639456966319E-005</text:p>
          </table:table-cell>
          <table:table-cell table:formula="of:=[.$C269]-[.F269]" office:value-type="float" office:value="0.0000393504806397438">
            <text:p>3,93504806397438E-005</text:p>
          </table:table-cell>
          <table:table-cell table:formula="of:=[.$C269]-[.G269]" office:value-type="float" office:value="-0.00000728939888894331">
            <text:p>-7,28939888894331E-006</text:p>
          </table:table-cell>
          <table:table-cell table:number-columns-repeated="4"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3.5">
            <text:p>3,5</text:p>
          </table:table-cell>
          <table:table-cell office:value-type="float" office:value="2.06473109996649">
            <text:p>2,0647311</text:p>
          </table:table-cell>
          <table:table-cell/>
          <table:table-cell office:value-type="float" office:value="2.06474389949768">
            <text:p>2,0647438995</text:p>
          </table:table-cell>
          <table:table-cell office:value-type="float" office:value="2.06470637695803">
            <text:p>2,064706377</text:p>
          </table:table-cell>
          <table:table-cell office:value-type="float" office:value="2.06471864989661">
            <text:p>2,0647186499</text:p>
          </table:table-cell>
          <table:table-cell/>
          <table:table-cell table:formula="of:=[.$C270]-[.E270]" office:value-type="float" office:value="-0.0000127995311944851">
            <text:p>-1,27995311944851E-005</text:p>
          </table:table-cell>
          <table:table-cell table:formula="of:=[.$C270]-[.F270]" office:value-type="float" office:value="0.0000247230084542416">
            <text:p>0,000024723</text:p>
          </table:table-cell>
          <table:table-cell table:formula="of:=[.$C270]-[.G270]" office:value-type="float" office:value="0.0000124500698794883">
            <text:p>1,24500698794883E-00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.75">
            <text:p>3,75</text:p>
          </table:table-cell>
          <table:table-cell office:value-type="float" office:value="2.11700001661267">
            <text:p>2,1170000166</text:p>
          </table:table-cell>
          <table:table-cell/>
          <table:table-cell office:value-type="float" office:value="2.11710864918473">
            <text:p>2,1171086492</text:p>
          </table:table-cell>
          <table:table-cell office:value-type="float" office:value="2.11701401552475">
            <text:p>2,1170140155</text:p>
          </table:table-cell>
          <table:table-cell office:value-type="float" office:value="2.11699714443674">
            <text:p>2,1169971444</text:p>
          </table:table-cell>
          <table:table-cell/>
          <table:table-cell table:formula="of:=[.$C271]-[.E271]" office:value-type="float" office:value="-0.000108632572058287">
            <text:p>-0,0001086326</text:p>
          </table:table-cell>
          <table:table-cell table:formula="of:=[.$C271]-[.F271]" office:value-type="float" office:value="-0.0000139989120766515">
            <text:p>-1,39989120766515E-005</text:p>
          </table:table-cell>
          <table:table-cell table:formula="of:=[.$C271]-[.G271]" office:value-type="float" office:value="0.00000287217593397671">
            <text:p>2,87217593397671E-006</text:p>
          </table:table-cell>
          <table:table-cell table:number-columns-repeated="4"/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4">
            <text:p>4</text:p>
          </table:table-cell>
          <table:table-cell office:value-type="float" office:value="2.17059212718344">
            <text:p>2,1705921272</text:p>
          </table:table-cell>
          <table:table-cell/>
          <table:table-cell office:value-type="float" office:value="2.17076949258594">
            <text:p>2,1707694926</text:p>
          </table:table-cell>
          <table:table-cell office:value-type="float" office:value="2.17063627268999">
            <text:p>2,1706362727</text:p>
          </table:table-cell>
          <table:table-cell office:value-type="float" office:value="2.17060460281401">
            <text:p>2,1706046028</text:p>
          </table:table-cell>
          <table:table-cell/>
          <table:table-cell table:formula="of:=[.$C272]-[.E272]" office:value-type="float" office:value="-0.000177365402493468">
            <text:p>-0,0001773654</text:p>
          </table:table-cell>
          <table:table-cell table:formula="of:=[.$C272]-[.F272]" office:value-type="float" office:value="-0.0000441455065507412">
            <text:p>-4,41455065507412E-005</text:p>
          </table:table-cell>
          <table:table-cell table:formula="of:=[.$C272]-[.G272]" office:value-type="float" office:value="-0.0000124756305659446">
            <text:p>-1,24756305659446E-00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49182469764127">
            <text:p>1,4918246976</text:p>
          </table:table-cell>
          <table:table-cell/>
          <table:table-cell office:value-type="float" office:value="1.49182469764127">
            <text:p>1,4918246976</text:p>
          </table:table-cell>
          <table:table-cell office:value-type="float" office:value="1.49182262547357">
            <text:p>1,4918226255</text:p>
          </table:table-cell>
          <table:table-cell office:value-type="float" office:value="1.49182484912682">
            <text:p>1,4918248491</text:p>
          </table:table-cell>
          <table:table-cell/>
          <table:table-cell table:formula="of:=[.$C273]-[.E273]" office:value-type="float" office:value="0">
            <text:p>0</text:p>
          </table:table-cell>
          <table:table-cell table:formula="of:=[.$C273]-[.F273]" office:value-type="float" office:value="0.00000207216770142793">
            <text:p>2,07216770142793E-006</text:p>
          </table:table-cell>
          <table:table-cell table:formula="of:=[.$C273]-[.G273]" office:value-type="float" office:value="-0.000000151485548771646">
            <text:p>-1,51485548771646E-007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5">
            <text:p>0,25</text:p>
          </table:table-cell>
          <table:table-cell office:value-type="float" office:value="1.52959041966338">
            <text:p>1,5295904197</text:p>
          </table:table-cell>
          <table:table-cell/>
          <table:table-cell office:value-type="float" office:value="1.52943872924659">
            <text:p>1,5294387292</text:p>
          </table:table-cell>
          <table:table-cell office:value-type="float" office:value="1.52954830547808">
            <text:p>1,5295483055</text:p>
          </table:table-cell>
          <table:table-cell office:value-type="float" office:value="1.52958460766574">
            <text:p>1,5295846077</text:p>
          </table:table-cell>
          <table:table-cell/>
          <table:table-cell table:formula="of:=[.$C274]-[.E274]" office:value-type="float" office:value="0.000151690416793526">
            <text:p>0,0001516904</text:p>
          </table:table-cell>
          <table:table-cell table:formula="of:=[.$C274]-[.F274]" office:value-type="float" office:value="0.0000421141853037543">
            <text:p>4,21141853037543E-005</text:p>
          </table:table-cell>
          <table:table-cell table:formula="of:=[.$C274]-[.G274]" office:value-type="float" office:value="0.00000581199763405316">
            <text:p>0,00000581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,5</text:p>
          </table:table-cell>
          <table:table-cell office:value-type="float" office:value="1.56831218549017">
            <text:p>1,5683121855</text:p>
          </table:table-cell>
          <table:table-cell/>
          <table:table-cell office:value-type="float" office:value="1.56810906213198">
            <text:p>1,5681090621</text:p>
          </table:table-cell>
          <table:table-cell office:value-type="float" office:value="1.56827859703859">
            <text:p>1,568278597</text:p>
          </table:table-cell>
          <table:table-cell office:value-type="float" office:value="1.56831606037845">
            <text:p>1,5683160604</text:p>
          </table:table-cell>
          <table:table-cell/>
          <table:table-cell table:formula="of:=[.$C275]-[.E275]" office:value-type="float" office:value="0.000203123358185842">
            <text:p>0,0002031234</text:p>
          </table:table-cell>
          <table:table-cell table:formula="of:=[.$C275]-[.F275]" office:value-type="float" office:value="0.000033588451580524">
            <text:p>3,3588451580524E-005</text:p>
          </table:table-cell>
          <table:table-cell table:formula="of:=[.$C275]-[.G275]" office:value-type="float" office:value="-0.0000038748882829065">
            <text:p>-3,8748882829065E-00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5">
            <text:p>0,75</text:p>
          </table:table-cell>
          <table:table-cell office:value-type="float" office:value="1.60801419748578">
            <text:p>1,6080141975</text:p>
          </table:table-cell>
          <table:table-cell/>
          <table:table-cell office:value-type="float" office:value="1.60783569629746">
            <text:p>1,6078356963</text:p>
          </table:table-cell>
          <table:table-cell office:value-type="float" office:value="1.60801350015511">
            <text:p>1,6080135002</text:p>
          </table:table-cell>
          <table:table-cell office:value-type="float" office:value="1.60801920726494">
            <text:p>1,6080192073</text:p>
          </table:table-cell>
          <table:table-cell/>
          <table:table-cell table:formula="of:=[.$C276]-[.E276]" office:value-type="float" office:value="0.000178501188318636">
            <text:p>0,0001785012</text:p>
          </table:table-cell>
          <table:table-cell table:formula="of:=[.$C276]-[.F276]" office:value-type="float" office:value="0.000000697330675203389">
            <text:p>6,97330675203389E-007</text:p>
          </table:table-cell>
          <table:table-cell table:formula="of:=[.$C276]-[.G276]" office:value-type="float" office:value="-0.00000500977915596224">
            <text:p>-5,00977915596224E-00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.64872127070013">
            <text:p>1,6487212707</text:p>
          </table:table-cell>
          <table:table-cell/>
          <table:table-cell office:value-type="float" office:value="1.64861863174303">
            <text:p>1,6486186317</text:p>
          </table:table-cell>
          <table:table-cell office:value-type="float" office:value="1.64875301482763">
            <text:p>1,6487530148</text:p>
          </table:table-cell>
          <table:table-cell office:value-type="float" office:value="1.64871398740154">
            <text:p>1,6487139874</text:p>
          </table:table-cell>
          <table:table-cell/>
          <table:table-cell table:formula="of:=[.$C277]-[.E277]" office:value-type="float" office:value="0.000102638957099055">
            <text:p>0,000102639</text:p>
          </table:table-cell>
          <table:table-cell table:formula="of:=[.$C277]-[.F277]" office:value-type="float" office:value="-0.0000317441275055064">
            <text:p>-3,17441275055064E-005</text:p>
          </table:table-cell>
          <table:table-cell table:formula="of:=[.$C277]-[.G277]" office:value-type="float" office:value="0.0000072832985837934">
            <text:p>7,2832985837934E-00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25">
            <text:p>1,25</text:p>
          </table:table-cell>
          <table:table-cell office:value-type="float" office:value="1.69045884837909">
            <text:p>1,6904588484</text:p>
          </table:table-cell>
          <table:table-cell/>
          <table:table-cell office:value-type="float" office:value="1.69045786846868">
            <text:p>1,6904578685</text:p>
          </table:table-cell>
          <table:table-cell office:value-type="float" office:value="1.69049714105617">
            <text:p>1,6904971411</text:p>
          </table:table-cell>
          <table:table-cell office:value-type="float" office:value="1.69045982440124">
            <text:p>1,6904598244</text:p>
          </table:table-cell>
          <table:table-cell/>
          <table:table-cell table:formula="of:=[.$C278]-[.E278]" office:value-type="float" office:value="0.000000979910414367069">
            <text:p>9,79910414367069E-007</text:p>
          </table:table-cell>
          <table:table-cell table:formula="of:=[.$C278]-[.F278]" office:value-type="float" office:value="-0.0000382926770752245">
            <text:p>-3,82926770752245E-005</text:p>
          </table:table-cell>
          <table:table-cell table:formula="of:=[.$C278]-[.G278]" office:value-type="float" office:value="-0.000000976022146881306">
            <text:p>-0,00000097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office:value-type="float" office:value="1.7332530178674">
            <text:p>1,7332530179</text:p>
          </table:table-cell>
          <table:table-cell/>
          <table:table-cell office:value-type="float" office:value="1.73335340647441">
            <text:p>1,7333534065</text:p>
          </table:table-cell>
          <table:table-cell office:value-type="float" office:value="1.73324556482346">
            <text:p>1,7332455648</text:p>
          </table:table-cell>
          <table:table-cell office:value-type="float" office:value="1.73326064933177">
            <text:p>1,7332606493</text:p>
          </table:table-cell>
          <table:table-cell/>
          <table:table-cell table:formula="of:=[.$C279]-[.E279]" office:value-type="float" office:value="-0.000100388607013002">
            <text:p>-0,0001003886</text:p>
          </table:table-cell>
          <table:table-cell table:formula="of:=[.$C279]-[.F279]" office:value-type="float" office:value="0.00000745304393401369">
            <text:p>0,000007453</text:p>
          </table:table-cell>
          <table:table-cell table:formula="of:=[.$C279]-[.G279]" office:value-type="float" office:value="-0.00000763146437132711">
            <text:p>-7,63146437132711E-00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75">
            <text:p>1,75</text:p>
          </table:table-cell>
          <table:table-cell office:value-type="float" office:value="1.77713052691404">
            <text:p>1,7771305269</text:p>
          </table:table-cell>
          <table:table-cell/>
          <table:table-cell office:value-type="float" office:value="1.77730524576022">
            <text:p>1,7773052458</text:p>
          </table:table-cell>
          <table:table-cell office:value-type="float" office:value="1.77708158567916">
            <text:p>1,7770815857</text:p>
          </table:table-cell>
          <table:table-cell office:value-type="float" office:value="1.77712377256504">
            <text:p>1,7771237726</text:p>
          </table:table-cell>
          <table:table-cell/>
          <table:table-cell table:formula="of:=[.$C280]-[.E280]" office:value-type="float" office:value="-0.00017471884618403">
            <text:p>-0,0001747188</text:p>
          </table:table-cell>
          <table:table-cell table:formula="of:=[.$C280]-[.F280]" office:value-type="float" office:value="0.0000489412348789742">
            <text:p>4,89412348789742E-005</text:p>
          </table:table-cell>
          <table:table-cell table:formula="of:=[.$C280]-[.G280]" office:value-type="float" office:value="0.00000675434900188066">
            <text:p>6,75434900188066E-00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.82211880039051">
            <text:p>1,8221188004</text:p>
          </table:table-cell>
          <table:table-cell/>
          <table:table-cell office:value-type="float" office:value="1.82231338632612">
            <text:p>1,8223133863</text:p>
          </table:table-cell>
          <table:table-cell office:value-type="float" office:value="1.82208258240699">
            <text:p>1,8220825824</text:p>
          </table:table-cell>
          <table:table-cell office:value-type="float" office:value="1.82211619436901">
            <text:p>1,8221161944</text:p>
          </table:table-cell>
          <table:table-cell/>
          <table:table-cell table:formula="of:=[.$C281]-[.E281]" office:value-type="float" office:value="-0.000194585935611391">
            <text:p>-0,0001945859</text:p>
          </table:table-cell>
          <table:table-cell table:formula="of:=[.$C281]-[.F281]" office:value-type="float" office:value="0.000036217983518716">
            <text:p>0,000036218</text:p>
          </table:table-cell>
          <table:table-cell table:formula="of:=[.$C281]-[.G281]" office:value-type="float" office:value="0.00000260602149726452">
            <text:p>0,00000260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25">
            <text:p>2,25</text:p>
          </table:table-cell>
          <table:table-cell office:value-type="float" office:value="1.86824595743222">
            <text:p>1,8682459574</text:p>
          </table:table-cell>
          <table:table-cell/>
          <table:table-cell office:value-type="float" office:value="1.8683778281721">
            <text:p>1,8683778282</text:p>
          </table:table-cell>
          <table:table-cell office:value-type="float" office:value="1.86824855500696">
            <text:p>1,868248555</text:p>
          </table:table-cell>
          <table:table-cell office:value-type="float" office:value="1.8682540358257">
            <text:p>1,8682540358</text:p>
          </table:table-cell>
          <table:table-cell/>
          <table:table-cell table:formula="of:=[.$C282]-[.E282]" office:value-type="float" office:value="-0.000131870739879414">
            <text:p>-0,0001318707</text:p>
          </table:table-cell>
          <table:table-cell table:formula="of:=[.$C282]-[.F282]" office:value-type="float" office:value="-0.00000259757473330957">
            <text:p>-2,59757473330957E-006</text:p>
          </table:table-cell>
          <table:table-cell table:formula="of:=[.$C282]-[.G282]" office:value-type="float" office:value="-0.00000807839348193618">
            <text:p>-8,07839348193618E-00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5">
            <text:p>2,5</text:p>
          </table:table-cell>
          <table:table-cell office:value-type="float" office:value="1.9155408290139">
            <text:p>1,915540829</text:p>
          </table:table-cell>
          <table:table-cell/>
          <table:table-cell office:value-type="float" office:value="1.91550837927314">
            <text:p>1,9155083793</text:p>
          </table:table-cell>
          <table:table-cell office:value-type="float" office:value="1.91557950347905">
            <text:p>1,9155795035</text:p>
          </table:table-cell>
          <table:table-cell office:value-type="float" office:value="1.91553790250689">
            <text:p>1,9155379025</text:p>
          </table:table-cell>
          <table:table-cell/>
          <table:table-cell table:formula="of:=[.$C283]-[.E283]" office:value-type="float" office:value="0.0000324497407540036">
            <text:p>3,24497407540036E-005</text:p>
          </table:table-cell>
          <table:table-cell table:formula="of:=[.$C283]-[.F283]" office:value-type="float" office:value="-0.000038674465155708">
            <text:p>-3,8674465155708E-005</text:p>
          </table:table-cell>
          <table:table-cell table:formula="of:=[.$C283]-[.G283]" office:value-type="float" office:value="0.00000292650700250974">
            <text:p>2,92650700250974E-00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75">
            <text:p>2,75</text:p>
          </table:table-cell>
          <table:table-cell office:value-type="float" office:value="1.96403297596985">
            <text:p>1,964032976</text:p>
          </table:table-cell>
          <table:table-cell/>
          <table:table-cell office:value-type="float" office:value="1.96390847935921">
            <text:p>1,9639084794</text:p>
          </table:table-cell>
          <table:table-cell office:value-type="float" office:value="1.96407542782328">
            <text:p>1,9640754278</text:p>
          </table:table-cell>
          <table:table-cell office:value-type="float" office:value="1.96402676188979">
            <text:p>1,9640267619</text:p>
          </table:table-cell>
          <table:table-cell/>
          <table:table-cell table:formula="of:=[.$C284]-[.E284]" office:value-type="float" office:value="0.000124496610635516">
            <text:p>0,0001244966</text:p>
          </table:table-cell>
          <table:table-cell table:formula="of:=[.$C284]-[.F284]" office:value-type="float" office:value="-0.0000424518534345442">
            <text:p>-4,24518534345442E-005</text:p>
          </table:table-cell>
          <table:table-cell table:formula="of:=[.$C284]-[.G284]" office:value-type="float" office:value="0.00000621408005252455">
            <text:p>6,21408005252455E-00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.01375270747048">
            <text:p>2,0137527075</text:p>
          </table:table-cell>
          <table:table-cell/>
          <table:table-cell office:value-type="float" office:value="2.01362868708347">
            <text:p>2,0136286871</text:p>
          </table:table-cell>
          <table:table-cell office:value-type="float" office:value="2.01373989066481">
            <text:p>2,0137398907</text:p>
          </table:table-cell>
          <table:table-cell office:value-type="float" office:value="2.01375922374058">
            <text:p>2,0137592237</text:p>
          </table:table-cell>
          <table:table-cell/>
          <table:table-cell table:formula="of:=[.$C285]-[.E285]" office:value-type="float" office:value="0.000124020387003654">
            <text:p>0,0001240204</text:p>
          </table:table-cell>
          <table:table-cell table:formula="of:=[.$C285]-[.F285]" office:value-type="float" office:value="0.0000128168056638955">
            <text:p>1,28168056638955E-005</text:p>
          </table:table-cell>
          <table:table-cell table:formula="of:=[.$C285]-[.G285]" office:value-type="float" office:value="-0.00000651627010395117">
            <text:p>-6,51627010395117E-00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25">
            <text:p>3,25</text:p>
          </table:table-cell>
          <table:table-cell office:value-type="float" office:value="2.06473109996649">
            <text:p>2,0647311</text:p>
          </table:table-cell>
          <table:table-cell/>
          <table:table-cell office:value-type="float" office:value="2.06466900244592">
            <text:p>2,0646690024</text:p>
          </table:table-cell>
          <table:table-cell office:value-type="float" office:value="2.06468983668547">
            <text:p>2,0646898367</text:p>
          </table:table-cell>
          <table:table-cell office:value-type="float" office:value="2.06473528805925">
            <text:p>2,0647352881</text:p>
          </table:table-cell>
          <table:table-cell/>
          <table:table-cell table:formula="of:=[.$C286]-[.E286]" office:value-type="float" office:value="0.0000620975205616325">
            <text:p>6,20975205616325E-005</text:p>
          </table:table-cell>
          <table:table-cell table:formula="of:=[.$C286]-[.F286]" office:value-type="float" office:value="0.0000412632810200542">
            <text:p>4,12632810200542E-005</text:p>
          </table:table-cell>
          <table:table-cell table:formula="of:=[.$C286]-[.G286]" office:value-type="float" office:value="-0.00000418809276458987">
            <text:p>-4,18809276458987E-00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5">
            <text:p>3,5</text:p>
          </table:table-cell>
          <table:table-cell office:value-type="float" office:value="2.11700001661267">
            <text:p>2,1170000166</text:p>
          </table:table-cell>
          <table:table-cell/>
          <table:table-cell office:value-type="float" office:value="2.11702942544657">
            <text:p>2,1170294254</text:p>
          </table:table-cell>
          <table:table-cell office:value-type="float" office:value="2.11698028118786">
            <text:p>2,1169802812</text:p>
          </table:table-cell>
          <table:table-cell office:value-type="float" office:value="2.11698724994191">
            <text:p>2,1169872499</text:p>
          </table:table-cell>
          <table:table-cell/>
          <table:table-cell table:formula="of:=[.$C287]-[.E287]" office:value-type="float" office:value="-0.0000294088338930187">
            <text:p>-2,94088338930187E-005</text:p>
          </table:table-cell>
          <table:table-cell table:formula="of:=[.$C287]-[.F287]" office:value-type="float" office:value="0.0000197354248121506">
            <text:p>1,97354248121506E-005</text:p>
          </table:table-cell>
          <table:table-cell table:formula="of:=[.$C287]-[.G287]" office:value-type="float" office:value="0.0000127666707641083">
            <text:p>1,27666707641083E-00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75">
            <text:p>3,75</text:p>
          </table:table-cell>
          <table:table-cell office:value-type="float" office:value="2.17059212718344">
            <text:p>2,1705921272</text:p>
          </table:table-cell>
          <table:table-cell/>
          <table:table-cell office:value-type="float" office:value="2.1707099560854">
            <text:p>2,1707099561</text:p>
          </table:table-cell>
          <table:table-cell office:value-type="float" office:value="2.170611224172">
            <text:p>2,1706112242</text:p>
          </table:table-cell>
          <table:table-cell office:value-type="float" office:value="2.17059259164045">
            <text:p>2,1705925916</text:p>
          </table:table-cell>
          <table:table-cell/>
          <table:table-cell table:formula="of:=[.$C288]-[.E288]" office:value-type="float" office:value="-0.00011782890195855">
            <text:p>-0,0001178289</text:p>
          </table:table-cell>
          <table:table-cell table:formula="of:=[.$C288]-[.F288]" office:value-type="float" office:value="-0.0000190969885585091">
            <text:p>-0,000019097</text:p>
          </table:table-cell>
          <table:table-cell table:formula="of:=[.$C288]-[.G288]" office:value-type="float" office:value="-0.000000464457006632557">
            <text:p>-4,64457006632557E-00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.22554092849247">
            <text:p>2,2255409285</text:p>
          </table:table-cell>
          <table:table-cell/>
          <table:table-cell office:value-type="float" office:value="2.22571059436243">
            <text:p>2,2257105944</text:p>
          </table:table-cell>
          <table:table-cell office:value-type="float" office:value="2.22558266563788">
            <text:p>2,2255826656</text:p>
          </table:table-cell>
          <table:table-cell office:value-type="float" office:value="2.22555412053682">
            <text:p>2,2255541205</text:p>
          </table:table-cell>
          <table:table-cell/>
          <table:table-cell table:formula="of:=[.$C289]-[.E289]" office:value-type="float" office:value="-0.00016966586995748">
            <text:p>-0,0001696659</text:p>
          </table:table-cell>
          <table:table-cell table:formula="of:=[.$C289]-[.F289]" office:value-type="float" office:value="-0.0000417371454135562">
            <text:p>-4,17371454135562E-005</text:p>
          </table:table-cell>
          <table:table-cell table:formula="of:=[.$C289]-[.G289]" office:value-type="float" office:value="-0.0000131920443493527">
            <text:p>-0,000013192</text:p>
          </table:table-cell>
          <table:table-cell table:number-columns-repeated="4"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0">
            <text:p>0</text:p>
          </table:table-cell>
          <table:table-cell office:value-type="float" office:value="1.52959041966338">
            <text:p>1,5295904197</text:p>
          </table:table-cell>
          <table:table-cell/>
          <table:table-cell office:value-type="float" office:value="1.52957824189559">
            <text:p>1,5295782419</text:p>
          </table:table-cell>
          <table:table-cell office:value-type="float" office:value="1.5295919021111">
            <text:p>1,5295919021</text:p>
          </table:table-cell>
          <table:table-cell office:value-type="float" office:value="1.52959033931674">
            <text:p>1,5295903393</text:p>
          </table:table-cell>
          <table:table-cell/>
          <table:table-cell table:formula="of:=[.$C290]-[.E290]" office:value-type="float" office:value="0.0000121777677917212">
            <text:p>1,21777677917212E-005</text:p>
          </table:table-cell>
          <table:table-cell table:formula="of:=[.$C290]-[.F290]" office:value-type="float" office:value="-0.00000148244771858153">
            <text:p>-1,48244771858153E-006</text:p>
          </table:table-cell>
          <table:table-cell table:formula="of:=[.$C290]-[.G290]" office:value-type="float" office:value="0.0000000803466364551753">
            <text:p>8,03466364551753E-008</text:p>
          </table:table-cell>
          <table:table-cell table:number-columns-repeated="4"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0.25">
            <text:p>0,25</text:p>
          </table:table-cell>
          <table:table-cell office:value-type="float" office:value="1.56831218549017">
            <text:p>1,5683121855</text:p>
          </table:table-cell>
          <table:table-cell/>
          <table:table-cell office:value-type="float" office:value="1.56814971509821">
            <text:p>1,5681497151</text:p>
          </table:table-cell>
          <table:table-cell office:value-type="float" office:value="1.56827407235343">
            <text:p>1,5682740724</text:p>
          </table:table-cell>
          <table:table-cell office:value-type="float" office:value="1.56830632270568">
            <text:p>1,5683063227</text:p>
          </table:table-cell>
          <table:table-cell/>
          <table:table-cell table:formula="of:=[.$C291]-[.E291]" office:value-type="float" office:value="0.000162470391955827">
            <text:p>0,0001624704</text:p>
          </table:table-cell>
          <table:table-cell table:formula="of:=[.$C291]-[.F291]" office:value-type="float" office:value="0.0000381131367421794">
            <text:p>3,81131367421794E-005</text:p>
          </table:table-cell>
          <table:table-cell table:formula="of:=[.$C291]-[.G291]" office:value-type="float" office:value="0.00000586278449232758">
            <text:p>5,86278449232758E-006</text:p>
          </table:table-cell>
          <table:table-cell table:number-columns-repeated="4"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0.5">
            <text:p>0,5</text:p>
          </table:table-cell>
          <table:table-cell office:value-type="float" office:value="1.60801419748578">
            <text:p>1,6080141975</text:p>
          </table:table-cell>
          <table:table-cell/>
          <table:table-cell office:value-type="float" office:value="1.60780239399786">
            <text:p>1,607802394</text:p>
          </table:table-cell>
          <table:table-cell office:value-type="float" office:value="1.60798524011528">
            <text:p>1,6079852401</text:p>
          </table:table-cell>
          <table:table-cell office:value-type="float" office:value="1.60801804089277">
            <text:p>1,6080180409</text:p>
          </table:table-cell>
          <table:table-cell/>
          <table:table-cell table:formula="of:=[.$C292]-[.E292]" office:value-type="float" office:value="0.000211803487919715">
            <text:p>0,0002118035</text:p>
          </table:table-cell>
          <table:table-cell table:formula="of:=[.$C292]-[.F292]" office:value-type="float" office:value="0.0000289573705056778">
            <text:p>2,89573705056778E-005</text:p>
          </table:table-cell>
          <table:table-cell table:formula="of:=[.$C292]-[.G292]" office:value-type="float" office:value="-0.00000384340698800223">
            <text:p>-3,84340698800223E-006</text:p>
          </table:table-cell>
          <table:table-cell table:number-columns-repeated="4"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0.75">
            <text:p>0,75</text:p>
          </table:table-cell>
          <table:table-cell office:value-type="float" office:value="1.64872127070013">
            <text:p>1,6487212707</text:p>
          </table:table-cell>
          <table:table-cell/>
          <table:table-cell office:value-type="float" office:value="1.64853627859454">
            <text:p>1,6485362786</text:p>
          </table:table-cell>
          <table:table-cell office:value-type="float" office:value="1.64872540539665">
            <text:p>1,6487254054</text:p>
          </table:table-cell>
          <table:table-cell office:value-type="float" office:value="1.64872549387803">
            <text:p>1,6487254939</text:p>
          </table:table-cell>
          <table:table-cell/>
          <table:table-cell table:formula="of:=[.$C293]-[.E293]" office:value-type="float" office:value="0.000184992105591419">
            <text:p>0,0001849921</text:p>
          </table:table-cell>
          <table:table-cell table:formula="of:=[.$C293]-[.F293]" office:value-type="float" office:value="-0.00000413469652049692">
            <text:p>-4,13469652049692E-006</text:p>
          </table:table-cell>
          <table:table-cell table:formula="of:=[.$C293]-[.G293]" office:value-type="float" office:value="-0.00000422317789738891">
            <text:p>-4,22317789738891E-006</text:p>
          </table:table-cell>
          <table:table-cell table:number-columns-repeated="4"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1">
            <text:p>1</text:p>
          </table:table-cell>
          <table:table-cell office:value-type="float" office:value="1.69045884837909">
            <text:p>1,6904588484</text:p>
          </table:table-cell>
          <table:table-cell/>
          <table:table-cell office:value-type="float" office:value="1.69035136888824">
            <text:p>1,6903513689</text:p>
          </table:table-cell>
          <table:table-cell office:value-type="float" office:value="1.69049456819754">
            <text:p>1,6904945682</text:p>
          </table:table-cell>
          <table:table-cell office:value-type="float" office:value="1.69045153029362">
            <text:p>1,6904515303</text:p>
          </table:table-cell>
          <table:table-cell/>
          <table:table-cell table:formula="of:=[.$C294]-[.E294]" office:value-type="float" office:value="0.00010747949085621">
            <text:p>0,0001074795</text:p>
          </table:table-cell>
          <table:table-cell table:formula="of:=[.$C294]-[.F294]" office:value-type="float" office:value="-0.0000357198184499641">
            <text:p>-3,57198184499641E-005</text:p>
          </table:table-cell>
          <table:table-cell table:formula="of:=[.$C294]-[.G294]" office:value-type="float" office:value="0.00000731808547227431">
            <text:p>7,31808547227431E-006</text:p>
          </table:table-cell>
          <table:table-cell table:number-columns-repeated="4"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1.25">
            <text:p>1,25</text:p>
          </table:table-cell>
          <table:table-cell office:value-type="float" office:value="1.7332530178674">
            <text:p>1,7332530179</text:p>
          </table:table-cell>
          <table:table-cell/>
          <table:table-cell office:value-type="float" office:value="1.73324766487896">
            <text:p>1,7332476649</text:p>
          </table:table-cell>
          <table:table-cell office:value-type="float" office:value="1.73329272851795">
            <text:p>1,7332927285</text:p>
          </table:table-cell>
          <table:table-cell office:value-type="float" office:value="1.73325456222485">
            <text:p>1,7332545622</text:p>
          </table:table-cell>
          <table:table-cell/>
          <table:table-cell table:formula="of:=[.$C295]-[.E295]" office:value-type="float" office:value="0.00000535298843740151">
            <text:p>0,000005353</text:p>
          </table:table-cell>
          <table:table-cell table:formula="of:=[.$C295]-[.F295]" office:value-type="float" office:value="-0.0000397106505594102">
            <text:p>-3,97106505594102E-005</text:p>
          </table:table-cell>
          <table:table-cell table:formula="of:=[.$C295]-[.G295]" office:value-type="float" office:value="-0.00000154435744970094">
            <text:p>-1,54435744970094E-006</text:p>
          </table:table-cell>
          <table:table-cell table:number-columns-repeated="4"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1.5">
            <text:p>1,5</text:p>
          </table:table-cell>
          <table:table-cell office:value-type="float" office:value="1.77713052691404">
            <text:p>1,7771305269</text:p>
          </table:table-cell>
          <table:table-cell/>
          <table:table-cell office:value-type="float" office:value="1.7772251665667">
            <text:p>1,7772251666</text:p>
          </table:table-cell>
          <table:table-cell office:value-type="float" office:value="1.77712032322761">
            <text:p>1,7771203232</text:p>
          </table:table-cell>
          <table:table-cell office:value-type="float" office:value="1.77713748295554">
            <text:p>1,777137483</text:p>
          </table:table-cell>
          <table:table-cell/>
          <table:table-cell table:formula="of:=[.$C296]-[.E296]" office:value-type="float" office:value="-0.0000946396526657622">
            <text:p>-9,46396526657622E-005</text:p>
          </table:table-cell>
          <table:table-cell table:formula="of:=[.$C296]-[.F296]" office:value-type="float" office:value="0.0000102036864297883">
            <text:p>1,02036864297883E-005</text:p>
          </table:table-cell>
          <table:table-cell table:formula="of:=[.$C296]-[.G296]" office:value-type="float" office:value="-0.00000695604150124929">
            <text:p>-0,000006956</text:p>
          </table:table-cell>
          <table:table-cell table:number-columns-repeated="4"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1.75">
            <text:p>1,75</text:p>
          </table:table-cell>
          <table:table-cell office:value-type="float" office:value="1.82211880039051">
            <text:p>1,8221188004</text:p>
          </table:table-cell>
          <table:table-cell/>
          <table:table-cell office:value-type="float" office:value="1.82228387395148">
            <text:p>1,822283874</text:p>
          </table:table-cell>
          <table:table-cell office:value-type="float" office:value="1.82207309964979">
            <text:p>1,8220730996</text:p>
          </table:table-cell>
          <table:table-cell office:value-type="float" office:value="1.82211131978574">
            <text:p>1,8221113198</text:p>
          </table:table-cell>
          <table:table-cell/>
          <table:table-cell table:formula="of:=[.$C297]-[.E297]" office:value-type="float" office:value="-0.000165073560966178">
            <text:p>-0,0001650736</text:p>
          </table:table-cell>
          <table:table-cell table:formula="of:=[.$C297]-[.F297]" office:value-type="float" office:value="0.0000457007407206334">
            <text:p>4,57007407206334E-005</text:p>
          </table:table-cell>
          <table:table-cell table:formula="of:=[.$C297]-[.G297]" office:value-type="float" office:value="0.00000748060476918333">
            <text:p>7,48060476918333E-006</text:p>
          </table:table-cell>
          <table:table-cell table:number-columns-repeated="4"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2">
            <text:p>2</text:p>
          </table:table-cell>
          <table:table-cell office:value-type="float" office:value="1.86824595743222">
            <text:p>1,8682459574</text:p>
          </table:table-cell>
          <table:table-cell/>
          <table:table-cell office:value-type="float" office:value="1.86842378703327">
            <text:p>1,868423787</text:p>
          </table:table-cell>
          <table:table-cell office:value-type="float" office:value="1.86821675279341">
            <text:p>1,8682167528</text:p>
          </table:table-cell>
          <table:table-cell office:value-type="float" office:value="1.86824454844024">
            <text:p>1,8682445484</text:p>
          </table:table-cell>
          <table:table-cell/>
          <table:table-cell table:formula="of:=[.$C298]-[.E298]" office:value-type="float" office:value="-0.000177829601047286">
            <text:p>-0,0001778296</text:p>
          </table:table-cell>
          <table:table-cell table:formula="of:=[.$C298]-[.F298]" office:value-type="float" office:value="0.0000292046388123968">
            <text:p>2,92046388123968E-005</text:p>
          </table:table-cell>
          <table:table-cell table:formula="of:=[.$C298]-[.G298]" office:value-type="float" office:value="0.00000140899197775823">
            <text:p>0,000001409</text:p>
          </table:table-cell>
          <table:table-cell table:number-columns-repeated="4"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2.25">
            <text:p>2,25</text:p>
          </table:table-cell>
          <table:table-cell office:value-type="float" office:value="1.9155408290139">
            <text:p>1,915540829</text:p>
          </table:table-cell>
          <table:table-cell/>
          <table:table-cell office:value-type="float" office:value="1.91564490581209">
            <text:p>1,9156449058</text:p>
          </table:table-cell>
          <table:table-cell office:value-type="float" office:value="1.91555128265847">
            <text:p>1,9155512827</text:p>
          </table:table-cell>
          <table:table-cell office:value-type="float" office:value="1.91554893009751">
            <text:p>1,9155489301</text:p>
          </table:table-cell>
          <table:table-cell/>
          <table:table-cell table:formula="of:=[.$C299]-[.E299]" office:value-type="float" office:value="-0.000104076798192798">
            <text:p>-0,0001040768</text:p>
          </table:table-cell>
          <table:table-cell table:formula="of:=[.$C299]-[.F299]" office:value-type="float" office:value="-0.0000104536445770798">
            <text:p>-1,04536445770798E-005</text:p>
          </table:table-cell>
          <table:table-cell table:formula="of:=[.$C299]-[.G299]" office:value-type="float" office:value="-0.00000810108361037898">
            <text:p>-8,10108361037898E-006</text:p>
          </table:table-cell>
          <table:table-cell table:number-columns-repeated="4"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2.5">
            <text:p>2,5</text:p>
          </table:table-cell>
          <table:table-cell office:value-type="float" office:value="1.96403297596985">
            <text:p>1,964032976</text:p>
          </table:table-cell>
          <table:table-cell/>
          <table:table-cell office:value-type="float" office:value="1.96397309296237">
            <text:p>1,963973093</text:p>
          </table:table-cell>
          <table:table-cell office:value-type="float" office:value="1.96407668924498">
            <text:p>1,9640766892</text:p>
          </table:table-cell>
          <table:table-cell office:value-type="float" office:value="1.96402745894028">
            <text:p>1,9640274589</text:p>
          </table:table-cell>
          <table:table-cell/>
          <table:table-cell table:formula="of:=[.$C300]-[.E300]" office:value-type="float" office:value="0.0000598830074765022">
            <text:p>0,000059883</text:p>
          </table:table-cell>
          <table:table-cell table:formula="of:=[.$C300]-[.F300]" office:value-type="float" office:value="-0.0000437132751316405">
            <text:p>-4,37132751316405E-005</text:p>
          </table:table-cell>
          <table:table-cell table:formula="of:=[.$C300]-[.G300]" office:value-type="float" office:value="0.00000551702957118927">
            <text:p>0,000005517</text:p>
          </table:table-cell>
          <table:table-cell table:number-columns-repeated="4"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2.75">
            <text:p>2,75</text:p>
          </table:table-cell>
          <table:table-cell office:value-type="float" office:value="2.01375270747048">
            <text:p>2,0137527075</text:p>
          </table:table-cell>
          <table:table-cell/>
          <table:table-cell office:value-type="float" office:value="2.01362065340686">
            <text:p>2,0136206534</text:p>
          </table:table-cell>
          <table:table-cell office:value-type="float" office:value="2.01379297255293">
            <text:p>2,0137929726</text:p>
          </table:table-cell>
          <table:table-cell office:value-type="float" office:value="2.01374805657008">
            <text:p>2,0137480566</text:p>
          </table:table-cell>
          <table:table-cell/>
          <table:table-cell table:formula="of:=[.$C301]-[.E301]" office:value-type="float" office:value="0.00013205406361827">
            <text:p>0,0001320541</text:p>
          </table:table-cell>
          <table:table-cell table:formula="of:=[.$C301]-[.F301]" office:value-type="float" office:value="-0.0000402650824500306">
            <text:p>-4,02650824500306E-005</text:p>
          </table:table-cell>
          <table:table-cell table:formula="of:=[.$C301]-[.G301]" office:value-type="float" office:value="0.00000465090040124849">
            <text:p>4,65090040124849E-006</text:p>
          </table:table-cell>
          <table:table-cell table:number-columns-repeated="4"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3">
            <text:p>3</text:p>
          </table:table-cell>
          <table:table-cell office:value-type="float" office:value="2.06473109996649">
            <text:p>2,0647311</text:p>
          </table:table-cell>
          <table:table-cell/>
          <table:table-cell office:value-type="float" office:value="2.06461317275411">
            <text:p>2,0646131728</text:p>
          </table:table-cell>
          <table:table-cell office:value-type="float" office:value="2.06471218840668">
            <text:p>2,0647121884</text:p>
          </table:table-cell>
          <table:table-cell office:value-type="float" office:value="2.06473877832502">
            <text:p>2,0647387783</text:p>
          </table:table-cell>
          <table:table-cell/>
          <table:table-cell table:formula="of:=[.$C302]-[.E302]" office:value-type="float" office:value="0.000117927212379243">
            <text:p>0,0001179272</text:p>
          </table:table-cell>
          <table:table-cell table:formula="of:=[.$C302]-[.F302]" office:value-type="float" office:value="0.0000189115598083767">
            <text:p>1,89115598083767E-005</text:p>
          </table:table-cell>
          <table:table-cell table:formula="of:=[.$C302]-[.G302]" office:value-type="float" office:value="-0.00000767835853654475">
            <text:p>-7,67835853654475E-006</text:p>
          </table:table-cell>
          <table:table-cell table:number-columns-repeated="4"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3.25">
            <text:p>3,25</text:p>
          </table:table-cell>
          <table:table-cell office:value-type="float" office:value="2.11700001661267">
            <text:p>2,1170000166</text:p>
          </table:table-cell>
          <table:table-cell/>
          <table:table-cell office:value-type="float" office:value="2.11695065100412">
            <text:p>2,116950651</text:p>
          </table:table-cell>
          <table:table-cell office:value-type="float" office:value="2.11696408594414">
            <text:p>2,1169640859</text:p>
          </table:table-cell>
          <table:table-cell office:value-type="float" office:value="2.11699943476009">
            <text:p>2,1169994348</text:p>
          </table:table-cell>
          <table:table-cell/>
          <table:table-cell table:formula="of:=[.$C303]-[.E303]" office:value-type="float" office:value="0.0000493656085582828">
            <text:p>4,93656085582828E-005</text:p>
          </table:table-cell>
          <table:table-cell table:formula="of:=[.$C303]-[.F303]" office:value-type="float" office:value="0.0000359306685355776">
            <text:p>3,59306685355776E-005</text:p>
          </table:table-cell>
          <table:table-cell table:formula="of:=[.$C303]-[.G303]" office:value-type="float" office:value="0.000000581852584335962">
            <text:p>5,81852584335962E-007</text:p>
          </table:table-cell>
          <table:table-cell table:number-columns-repeated="4"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3.5">
            <text:p>3,5</text:p>
          </table:table-cell>
          <table:table-cell office:value-type="float" office:value="2.17059212718344">
            <text:p>2,1705921272</text:p>
          </table:table-cell>
          <table:table-cell/>
          <table:table-cell office:value-type="float" office:value="2.17063308815689">
            <text:p>2,1706330882</text:p>
          </table:table-cell>
          <table:table-cell office:value-type="float" office:value="2.17058289990722">
            <text:p>2,1705828999</text:p>
          </table:table-cell>
          <table:table-cell office:value-type="float" office:value="2.17058007097514">
            <text:p>2,170580071</text:p>
          </table:table-cell>
          <table:table-cell/>
          <table:table-cell table:formula="of:=[.$C304]-[.E304]" office:value-type="float" office:value="-0.0000409609734437488">
            <text:p>-0,000040961</text:p>
          </table:table-cell>
          <table:table-cell table:formula="of:=[.$C304]-[.F304]" office:value-type="float" office:value="0.00000922727622443276">
            <text:p>9,22727622443276E-006</text:p>
          </table:table-cell>
          <table:table-cell table:formula="of:=[.$C304]-[.G304]" office:value-type="float" office:value="0.0000120562082996933">
            <text:p>1,20562082996933E-005</text:p>
          </table:table-cell>
          <table:table-cell table:number-columns-repeated="4"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3.75">
            <text:p>3,75</text:p>
          </table:table-cell>
          <table:table-cell office:value-type="float" office:value="2.22554092849247">
            <text:p>2,2255409285</text:p>
          </table:table-cell>
          <table:table-cell/>
          <table:table-cell office:value-type="float" office:value="2.22566048421242">
            <text:p>2,2256604842</text:p>
          </table:table-cell>
          <table:table-cell office:value-type="float" office:value="2.22556863029591">
            <text:p>2,2255686303</text:p>
          </table:table-cell>
          <table:table-cell office:value-type="float" office:value="2.22554468189526">
            <text:p>2,2255446819</text:p>
          </table:table-cell>
          <table:table-cell/>
          <table:table-cell table:formula="of:=[.$C305]-[.E305]" office:value-type="float" office:value="-0.000119555719948927">
            <text:p>-0,0001195557</text:p>
          </table:table-cell>
          <table:table-cell table:formula="of:=[.$C305]-[.F305]" office:value-type="float" office:value="-0.0000277018034462451">
            <text:p>-2,77018034462451E-005</text:p>
          </table:table-cell>
          <table:table-cell table:formula="of:=[.$C305]-[.G305]" office:value-type="float" office:value="-0.00000375340279656911">
            <text:p>-3,75340279656911E-006</text:p>
          </table:table-cell>
          <table:table-cell table:number-columns-repeated="4"/>
        </table:table-row>
        <table:table-row table:style-name="ro1">
          <table:table-cell office:value-type="float" office:value="4.25">
            <text:p>4,25</text:p>
          </table:table-cell>
          <table:table-cell office:value-type="float" office:value="4">
            <text:p>4</text:p>
          </table:table-cell>
          <table:table-cell office:value-type="float" office:value="2.2818807653293">
            <text:p>2,2818807653</text:p>
          </table:table-cell>
          <table:table-cell/>
          <table:table-cell office:value-type="float" office:value="2.28203283917071">
            <text:p>2,2820328392</text:p>
          </table:table-cell>
          <table:table-cell office:value-type="float" office:value="2.28192127711023">
            <text:p>2,2819212771</text:p>
          </table:table-cell>
          <table:table-cell office:value-type="float" office:value="2.28189326752045">
            <text:p>2,2818932675</text:p>
          </table:table-cell>
          <table:table-cell/>
          <table:table-cell table:formula="of:=[.$C306]-[.E306]" office:value-type="float" office:value="-0.000152073841404032">
            <text:p>-0,0001520738</text:p>
          </table:table-cell>
          <table:table-cell table:formula="of:=[.$C306]-[.F306]" office:value-type="float" office:value="-0.000040511780924124">
            <text:p>-4,0511780924124E-005</text:p>
          </table:table-cell>
          <table:table-cell table:formula="of:=[.$C306]-[.G306]" office:value-type="float" office:value="-0.0000125021911494549">
            <text:p>-1,25021911494549E-005</text:p>
          </table:table-cell>
          <table:table-cell table:number-columns-repeated="4"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 office:value-type="float" office:value="1.56831218549017">
            <text:p>1,5683121855</text:p>
          </table:table-cell>
          <table:table-cell/>
          <table:table-cell office:value-type="float" office:value="1.56831218549017">
            <text:p>1,5683121855</text:p>
          </table:table-cell>
          <table:table-cell office:value-type="float" office:value="1.56831054469026">
            <text:p>1,5683105447</text:p>
          </table:table-cell>
          <table:table-cell office:value-type="float" office:value="1.5683119049424">
            <text:p>1,5683119049</text:p>
          </table:table-cell>
          <table:table-cell/>
          <table:table-cell table:formula="of:=[.$C307]-[.E307]" office:value-type="float" office:value="0">
            <text:p>0</text:p>
          </table:table-cell>
          <table:table-cell table:formula="of:=[.$C307]-[.F307]" office:value-type="float" office:value="0.00000164079990661037">
            <text:p>1,64079990661037E-006</text:p>
          </table:table-cell>
          <table:table-cell table:formula="of:=[.$C307]-[.G307]" office:value-type="float" office:value="0.00000028054776701758">
            <text:p>2,8054776701758E-007</text:p>
          </table:table-cell>
          <table:table-cell table:number-columns-repeated="4"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0.25">
            <text:p>0,25</text:p>
          </table:table-cell>
          <table:table-cell office:value-type="float" office:value="1.60801419748578">
            <text:p>1,6080141975</text:p>
          </table:table-cell>
          <table:table-cell/>
          <table:table-cell office:value-type="float" office:value="1.60786473984782">
            <text:p>1,6078647398</text:p>
          </table:table-cell>
          <table:table-cell office:value-type="float" office:value="1.6079735267916">
            <text:p>1,6079735268</text:p>
          </table:table-cell>
          <table:table-cell office:value-type="float" office:value="1.60800831880255">
            <text:p>1,6080083188</text:p>
          </table:table-cell>
          <table:table-cell/>
          <table:table-cell table:formula="of:=[.$C308]-[.E308]" office:value-type="float" office:value="0.000149457637960593">
            <text:p>0,0001494576</text:p>
          </table:table-cell>
          <table:table-cell table:formula="of:=[.$C308]-[.F308]" office:value-type="float" office:value="0.000040670694181566">
            <text:p>4,0670694181566E-005</text:p>
          </table:table-cell>
          <table:table-cell table:formula="of:=[.$C308]-[.G308]" office:value-type="float" office:value="0.00000587868323131957">
            <text:p>5,87868323131957E-006</text:p>
          </table:table-cell>
          <table:table-cell table:number-columns-repeated="4"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1.64872127070013">
            <text:p>1,6487212707</text:p>
          </table:table-cell>
          <table:table-cell/>
          <table:table-cell office:value-type="float" office:value="1.64852404333028">
            <text:p>1,6485240433</text:p>
          </table:table-cell>
          <table:table-cell office:value-type="float" office:value="1.6486904884094">
            <text:p>1,6486904884</text:p>
          </table:table-cell>
          <table:table-cell office:value-type="float" office:value="1.64872510350377">
            <text:p>1,6487251035</text:p>
          </table:table-cell>
          <table:table-cell/>
          <table:table-cell table:formula="of:=[.$C309]-[.E309]" office:value-type="float" office:value="0.00019722736985206">
            <text:p>0,0001972274</text:p>
          </table:table-cell>
          <table:table-cell table:formula="of:=[.$C309]-[.F309]" office:value-type="float" office:value="0.0000307822907281707">
            <text:p>3,07822907281707E-005</text:p>
          </table:table-cell>
          <table:table-cell table:formula="of:=[.$C309]-[.G309]" office:value-type="float" office:value="-0.00000383280364402161">
            <text:p>-3,83280364402161E-006</text:p>
          </table:table-cell>
          <table:table-cell table:number-columns-repeated="4"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0.75">
            <text:p>0,75</text:p>
          </table:table-cell>
          <table:table-cell office:value-type="float" office:value="1.69045884837909">
            <text:p>1,6904588484</text:p>
          </table:table-cell>
          <table:table-cell/>
          <table:table-cell office:value-type="float" office:value="1.69029009593753">
            <text:p>1,6902900959</text:p>
          </table:table-cell>
          <table:table-cell office:value-type="float" office:value="1.69046142954366">
            <text:p>1,6904614295</text:p>
          </table:table-cell>
          <table:table-cell office:value-type="float" office:value="1.69046225904606">
            <text:p>1,690462259</text:p>
          </table:table-cell>
          <table:table-cell/>
          <table:table-cell table:formula="of:=[.$C310]-[.E310]" office:value-type="float" office:value="0.000168752441561448">
            <text:p>0,0001687524</text:p>
          </table:table-cell>
          <table:table-cell table:formula="of:=[.$C310]-[.F310]" office:value-type="float" office:value="-0.00000258116456652857">
            <text:p>-2,58116456652857E-006</text:p>
          </table:table-cell>
          <table:table-cell table:formula="of:=[.$C310]-[.G310]" office:value-type="float" office:value="-0.00000341066697284731">
            <text:p>-3,41066697284731E-006</text:p>
          </table:table-cell>
          <table:table-cell table:number-columns-repeated="4"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1">
            <text:p>1</text:p>
          </table:table-cell>
          <table:table-cell office:value-type="float" office:value="1.7332530178674">
            <text:p>1,7332530179</text:p>
          </table:table-cell>
          <table:table-cell/>
          <table:table-cell office:value-type="float" office:value="1.73316289766958">
            <text:p>1,7331628977</text:p>
          </table:table-cell>
          <table:table-cell office:value-type="float" office:value="1.73328635019438">
            <text:p>1,7332863502</text:p>
          </table:table-cell>
          <table:table-cell office:value-type="float" office:value="1.73324576616068">
            <text:p>1,7332457662</text:p>
          </table:table-cell>
          <table:table-cell/>
          <table:table-cell table:formula="of:=[.$C311]-[.E311]" office:value-type="float" office:value="0.0000901201978111832">
            <text:p>9,01201978111832E-005</text:p>
          </table:table-cell>
          <table:table-cell table:formula="of:=[.$C311]-[.F311]" office:value-type="float" office:value="-0.0000333323269801067">
            <text:p>-3,33323269801067E-005</text:p>
          </table:table-cell>
          <table:table-cell table:formula="of:=[.$C311]-[.G311]" office:value-type="float" office:value="0.00000725170671844744">
            <text:p>7,25170671844744E-006</text:p>
          </table:table-cell>
          <table:table-cell table:number-columns-repeated="4"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1.25">
            <text:p>1,25</text:p>
          </table:table-cell>
          <table:table-cell office:value-type="float" office:value="1.77713052691404">
            <text:p>1,7771305269</text:p>
          </table:table-cell>
          <table:table-cell/>
          <table:table-cell office:value-type="float" office:value="1.77714244852644">
            <text:p>1,7771424485</text:p>
          </table:table-cell>
          <table:table-cell office:value-type="float" office:value="1.77716525036155">
            <text:p>1,7771652504</text:p>
          </table:table-cell>
          <table:table-cell office:value-type="float" office:value="1.77713264629053">
            <text:p>1,7771326463</text:p>
          </table:table-cell>
          <table:table-cell/>
          <table:table-cell table:formula="of:=[.$C312]-[.E312]" office:value-type="float" office:value="-0.0000119216123999344">
            <text:p>-1,19216123999344E-005</text:p>
          </table:table-cell>
          <table:table-cell table:formula="of:=[.$C312]-[.F312]" office:value-type="float" office:value="-0.0000347234475137625">
            <text:p>-3,47234475137625E-005</text:p>
          </table:table-cell>
          <table:table-cell table:formula="of:=[.$C312]-[.G312]" office:value-type="float" office:value="-0.00000211937648808558">
            <text:p>-2,11937648808558E-006</text:p>
          </table:table-cell>
          <table:table-cell table:number-columns-repeated="4"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office:value-type="float" office:value="1.82211880039051">
            <text:p>1,8221188004</text:p>
          </table:table-cell>
          <table:table-cell/>
          <table:table-cell office:value-type="float" office:value="1.82222874850809">
            <text:p>1,8222287485</text:p>
          </table:table-cell>
          <table:table-cell office:value-type="float" office:value="1.82210041116852">
            <text:p>1,8221004112</text:p>
          </table:table-cell>
          <table:table-cell office:value-type="float" office:value="1.8221249050315">
            <text:p>1,822124905</text:p>
          </table:table-cell>
          <table:table-cell/>
          <table:table-cell table:formula="of:=[.$C313]-[.E313]" office:value-type="float" office:value="-0.000109948117583691">
            <text:p>-0,0001099481</text:p>
          </table:table-cell>
          <table:table-cell table:formula="of:=[.$C313]-[.F313]" office:value-type="float" office:value="0.0000183892219880466">
            <text:p>1,83892219880466E-005</text:p>
          </table:table-cell>
          <table:table-cell table:formula="of:=[.$C313]-[.G313]" office:value-type="float" office:value="-0.00000610464099537467">
            <text:p>-6,10464099537467E-006</text:p>
          </table:table-cell>
          <table:table-cell table:number-columns-repeated="4"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1.75">
            <text:p>1,75</text:p>
          </table:table-cell>
          <table:table-cell office:value-type="float" office:value="1.86824595743222">
            <text:p>1,8682459574</text:p>
          </table:table-cell>
          <table:table-cell/>
          <table:table-cell office:value-type="float" office:value="1.86842179761455">
            <text:p>1,8684217976</text:p>
          </table:table-cell>
          <table:table-cell office:value-type="float" office:value="1.86819807093255">
            <text:p>1,8681980709</text:p>
          </table:table-cell>
          <table:table-cell office:value-type="float" office:value="1.86823808420834">
            <text:p>1,8682380842</text:p>
          </table:table-cell>
          <table:table-cell/>
          <table:table-cell table:formula="of:=[.$C314]-[.E314]" office:value-type="float" office:value="-0.000175840182325304">
            <text:p>-0,0001758402</text:p>
          </table:table-cell>
          <table:table-cell table:formula="of:=[.$C314]-[.F314]" office:value-type="float" office:value="0.0000478864996704687">
            <text:p>4,78864996704687E-005</text:p>
          </table:table-cell>
          <table:table-cell table:formula="of:=[.$C314]-[.G314]" office:value-type="float" office:value="0.00000787322388240419">
            <text:p>7,87322388240419E-006</text:p>
          </table:table-cell>
          <table:table-cell table:number-columns-repeated="4"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2">
            <text:p>2</text:p>
          </table:table-cell>
          <table:table-cell office:value-type="float" office:value="1.9155408290139">
            <text:p>1,915540829</text:p>
          </table:table-cell>
          <table:table-cell/>
          <table:table-cell office:value-type="float" office:value="1.9157215958458">
            <text:p>1,9157215958</text:p>
          </table:table-cell>
          <table:table-cell office:value-type="float" office:value="1.91551308949704">
            <text:p>1,9155130895</text:p>
          </table:table-cell>
          <table:table-cell office:value-type="float" office:value="1.91554067378288">
            <text:p>1,9155406738</text:p>
          </table:table-cell>
          <table:table-cell/>
          <table:table-cell table:formula="of:=[.$C315]-[.E315]" office:value-type="float" office:value="-0.000180766831906709">
            <text:p>-0,0001807668</text:p>
          </table:table-cell>
          <table:table-cell table:formula="of:=[.$C315]-[.F315]" office:value-type="float" office:value="0.0000277395168541972">
            <text:p>2,77395168541972E-005</text:p>
          </table:table-cell>
          <table:table-cell table:formula="of:=[.$C315]-[.G315]" office:value-type="float" office:value="0.000000155231013376778">
            <text:p>1,55231013376778E-007</text:p>
          </table:table-cell>
          <table:table-cell table:number-columns-repeated="4"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2.25">
            <text:p>2,25</text:p>
          </table:table-cell>
          <table:table-cell office:value-type="float" office:value="1.96403297596985">
            <text:p>1,964032976</text:p>
          </table:table-cell>
          <table:table-cell/>
          <table:table-cell office:value-type="float" office:value="1.96412814320186">
            <text:p>1,9641281432</text:p>
          </table:table-cell>
          <table:table-cell office:value-type="float" office:value="1.96404546686199">
            <text:p>1,9640454669</text:p>
          </table:table-cell>
          <table:table-cell office:value-type="float" office:value="1.96404073014733">
            <text:p>1,9640407301</text:p>
          </table:table-cell>
          <table:table-cell/>
          <table:table-cell table:formula="of:=[.$C316]-[.E316]" office:value-type="float" office:value="-0.00009516723201064">
            <text:p>-9,516723201064E-005</text:p>
          </table:table-cell>
          <table:table-cell table:formula="of:=[.$C316]-[.F316]" office:value-type="float" office:value="-0.0000124908921448341">
            <text:p>-1,24908921448341E-005</text:p>
          </table:table-cell>
          <table:table-cell table:formula="of:=[.$C316]-[.G316]" office:value-type="float" office:value="-0.00000775417748610785">
            <text:p>-7,75417748610785E-006</text:p>
          </table:table-cell>
          <table:table-cell table:number-columns-repeated="4"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2.5">
            <text:p>2,5</text:p>
          </table:table-cell>
          <table:table-cell office:value-type="float" office:value="2.01375270747048">
            <text:p>2,0137527075</text:p>
          </table:table-cell>
          <table:table-cell/>
          <table:table-cell office:value-type="float" office:value="2.01368934947217">
            <text:p>2,0136893495</text:p>
          </table:table-cell>
          <table:table-cell office:value-type="float" office:value="2.0137952030274">
            <text:p>2,013795203</text:p>
          </table:table-cell>
          <table:table-cell office:value-type="float" office:value="2.01374546042168">
            <text:p>2,0137454604</text:p>
          </table:table-cell>
          <table:table-cell/>
          <table:table-cell table:formula="of:=[.$C317]-[.E317]" office:value-type="float" office:value="0.0000633579983086996">
            <text:p>0,000063358</text:p>
          </table:table-cell>
          <table:table-cell table:formula="of:=[.$C317]-[.F317]" office:value-type="float" office:value="-0.0000424955569249264">
            <text:p>-4,24955569249264E-005</text:p>
          </table:table-cell>
          <table:table-cell table:formula="of:=[.$C317]-[.G317]" office:value-type="float" office:value="0.0000072470487970655">
            <text:p>0,000007247</text:p>
          </table:table-cell>
          <table:table-cell table:number-columns-repeated="4"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2.75">
            <text:p>2,75</text:p>
          </table:table-cell>
          <table:table-cell office:value-type="float" office:value="2.06473109996649">
            <text:p>2,0647311</text:p>
          </table:table-cell>
          <table:table-cell/>
          <table:table-cell office:value-type="float" office:value="2.06461312718353">
            <text:p>2,0646131272</text:p>
          </table:table-cell>
          <table:table-cell office:value-type="float" office:value="2.06476229799327">
            <text:p>2,064762298</text:p>
          </table:table-cell>
          <table:table-cell office:value-type="float" office:value="2.06472828836683">
            <text:p>2,0647282884</text:p>
          </table:table-cell>
          <table:table-cell/>
          <table:table-cell table:formula="of:=[.$C318]-[.E318]" office:value-type="float" office:value="0.000117972782952336">
            <text:p>0,0001179728</text:p>
          </table:table-cell>
          <table:table-cell table:formula="of:=[.$C318]-[.F318]" office:value-type="float" office:value="-0.0000311980267837519">
            <text:p>-0,000031198</text:p>
          </table:table-cell>
          <table:table-cell table:formula="of:=[.$C318]-[.G318]" office:value-type="float" office:value="0.00000281159965220823">
            <text:p>2,81159965220823E-006</text:p>
          </table:table-cell>
          <table:table-cell table:number-columns-repeated="4"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3">
            <text:p>3</text:p>
          </table:table-cell>
          <table:table-cell office:value-type="float" office:value="2.11700001661267">
            <text:p>2,1170000166</text:p>
          </table:table-cell>
          <table:table-cell/>
          <table:table-cell office:value-type="float" office:value="2.11690645063695">
            <text:p>2,1169064506</text:p>
          </table:table-cell>
          <table:table-cell office:value-type="float" office:value="2.11697227485726">
            <text:p>2,1169722749</text:p>
          </table:table-cell>
          <table:table-cell office:value-type="float" office:value="2.11700832614858">
            <text:p>2,1170083261</text:p>
          </table:table-cell>
          <table:table-cell/>
          <table:table-cell table:formula="of:=[.$C319]-[.E319]" office:value-type="float" office:value="0.0000935659757246299">
            <text:p>0,000093566</text:p>
          </table:table-cell>
          <table:table-cell table:formula="of:=[.$C319]-[.F319]" office:value-type="float" office:value="0.0000277417554186421">
            <text:p>2,77417554186421E-005</text:p>
          </table:table-cell>
          <table:table-cell table:formula="of:=[.$C319]-[.G319]" office:value-type="float" office:value="-0.00000830953590646999">
            <text:p>-8,30953590646999E-006</text:p>
          </table:table-cell>
          <table:table-cell table:number-columns-repeated="4"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3.25">
            <text:p>3,25</text:p>
          </table:table-cell>
          <table:table-cell office:value-type="float" office:value="2.17059212718344">
            <text:p>2,1705921272</text:p>
          </table:table-cell>
          <table:table-cell/>
          <table:table-cell office:value-type="float" office:value="2.17056931983242">
            <text:p>2,1705693198</text:p>
          </table:table-cell>
          <table:table-cell office:value-type="float" office:value="2.17055788705961">
            <text:p>2,1705578871</text:p>
          </table:table-cell>
          <table:table-cell office:value-type="float" office:value="2.17058580943403">
            <text:p>2,1705858094</text:p>
          </table:table-cell>
          <table:table-cell/>
          <table:table-cell table:formula="of:=[.$C320]-[.E320]" office:value-type="float" office:value="0.0000228073510268878">
            <text:p>2,28073510268878E-005</text:p>
          </table:table-cell>
          <table:table-cell table:formula="of:=[.$C320]-[.F320]" office:value-type="float" office:value="0.0000342401238335732">
            <text:p>3,42401238335732E-005</text:p>
          </table:table-cell>
          <table:table-cell table:formula="of:=[.$C320]-[.G320]" office:value-type="float" office:value="0.00000631774941561858">
            <text:p>6,31774941561858E-006</text:p>
          </table:table-cell>
          <table:table-cell table:number-columns-repeated="4"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3.5">
            <text:p>3,5</text:p>
          </table:table-cell>
          <table:table-cell office:value-type="float" office:value="2.22554092849247">
            <text:p>2,2255409285</text:p>
          </table:table-cell>
          <table:table-cell/>
          <table:table-cell office:value-type="float" office:value="2.22560173476993">
            <text:p>2,2256017348</text:p>
          </table:table-cell>
          <table:table-cell office:value-type="float" office:value="2.22553738033677">
            <text:p>2,2255373803</text:p>
          </table:table-cell>
          <table:table-cell office:value-type="float" office:value="2.22553053025339">
            <text:p>2,2255305303</text:p>
          </table:table-cell>
          <table:table-cell/>
          <table:table-cell table:formula="of:=[.$C321]-[.E321]" office:value-type="float" office:value="-0.0000608062774625218">
            <text:p>-6,08062774625218E-005</text:p>
          </table:table-cell>
          <table:table-cell table:formula="of:=[.$C321]-[.F321]" office:value-type="float" office:value="0.00000354815569414413">
            <text:p>3,54815569414413E-006</text:p>
          </table:table-cell>
          <table:table-cell table:formula="of:=[.$C321]-[.G321]" office:value-type="float" office:value="0.0000103982390800006">
            <text:p>1,03982390800006E-005</text:p>
          </table:table-cell>
          <table:table-cell table:number-columns-repeated="4"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3.75">
            <text:p>3,75</text:p>
          </table:table-cell>
          <table:table-cell office:value-type="float" office:value="2.2818807653293">
            <text:p>2,2818807653</text:p>
          </table:table-cell>
          <table:table-cell/>
          <table:table-cell office:value-type="float" office:value="2.2820036954495">
            <text:p>2,2820036954</text:p>
          </table:table-cell>
          <table:table-cell office:value-type="float" office:value="2.28191075468875">
            <text:p>2,2819107547</text:p>
          </table:table-cell>
          <table:table-cell office:value-type="float" office:value="2.28188760341277">
            <text:p>2,2818876034</text:p>
          </table:table-cell>
          <table:table-cell/>
          <table:table-cell table:formula="of:=[.$C322]-[.E322]" office:value-type="float" office:value="-0.000122930120191267">
            <text:p>-0,0001229301</text:p>
          </table:table-cell>
          <table:table-cell table:formula="of:=[.$C322]-[.F322]" office:value-type="float" office:value="-0.0000299893594473133">
            <text:p>-2,99893594473133E-005</text:p>
          </table:table-cell>
          <table:table-cell table:formula="of:=[.$C322]-[.G322]" office:value-type="float" office:value="-0.00000683808346524373">
            <text:p>-6,83808346524373E-006</text:p>
          </table:table-cell>
          <table:table-cell table:number-columns-repeated="4"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4">
            <text:p>4</text:p>
          </table:table-cell>
          <table:table-cell office:value-type="float" office:value="2.33964685192599">
            <text:p>2,3396468519</text:p>
          </table:table-cell>
          <table:table-cell/>
          <table:table-cell office:value-type="float" office:value="2.33977520187111">
            <text:p>2,3397752019</text:p>
          </table:table-cell>
          <table:table-cell office:value-type="float" office:value="2.33967801011554">
            <text:p>2,3396780101</text:p>
          </table:table-cell>
          <table:table-cell office:value-type="float" office:value="2.33965702891217">
            <text:p>2,3396570289</text:p>
          </table:table-cell>
          <table:table-cell/>
          <table:table-cell table:formula="of:=[.$C323]-[.E323]" office:value-type="float" office:value="-0.0001283499451179">
            <text:p>-0,0001283499</text:p>
          </table:table-cell>
          <table:table-cell table:formula="of:=[.$C323]-[.F323]" office:value-type="float" office:value="-0.0000311581895515722">
            <text:p>-3,11581895515722E-005</text:p>
          </table:table-cell>
          <table:table-cell table:formula="of:=[.$C323]-[.G323]" office:value-type="float" office:value="-0.0000101769861791112">
            <text:p>-0,000010177</text:p>
          </table:table-cell>
          <table:table-cell table:number-columns-repeated="4"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0">
            <text:p>0</text:p>
          </table:table-cell>
          <table:table-cell office:value-type="float" office:value="1.60801419748578">
            <text:p>1,6080141975</text:p>
          </table:table-cell>
          <table:table-cell/>
          <table:table-cell office:value-type="float" office:value="1.60802652842502">
            <text:p>1,6080265284</text:p>
          </table:table-cell>
          <table:table-cell office:value-type="float" office:value="1.60801476505567">
            <text:p>1,6080147651</text:p>
          </table:table-cell>
          <table:table-cell office:value-type="float" office:value="1.60801389082599">
            <text:p>1,6080138908</text:p>
          </table:table-cell>
          <table:table-cell/>
          <table:table-cell table:formula="of:=[.$C324]-[.E324]" office:value-type="float" office:value="-0.0000123309392330295">
            <text:p>-1,23309392330295E-005</text:p>
          </table:table-cell>
          <table:table-cell table:formula="of:=[.$C324]-[.F324]" office:value-type="float" office:value="-0.000000567569882203856">
            <text:p>-5,67569882203856E-007</text:p>
          </table:table-cell>
          <table:table-cell table:formula="of:=[.$C324]-[.G324]" office:value-type="float" office:value="0.000000306659792892461">
            <text:p>3,06659792892461E-007</text:p>
          </table:table-cell>
          <table:table-cell table:number-columns-repeated="4"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0.25">
            <text:p>0,25</text:p>
          </table:table-cell>
          <table:table-cell office:value-type="float" office:value="1.64872127070013">
            <text:p>1,6487212707</text:p>
          </table:table-cell>
          <table:table-cell/>
          <table:table-cell office:value-type="float" office:value="1.64858480126907">
            <text:p>1,6485848013</text:p>
          </table:table-cell>
          <table:table-cell office:value-type="float" office:value="1.64868323290215">
            <text:p>1,6486832329</text:p>
          </table:table-cell>
          <table:table-cell office:value-type="float" office:value="1.64871554965382">
            <text:p>1,6487155497</text:p>
          </table:table-cell>
          <table:table-cell/>
          <table:table-cell table:formula="of:=[.$C325]-[.E325]" office:value-type="float" office:value="0.000136469431060604">
            <text:p>0,0001364694</text:p>
          </table:table-cell>
          <table:table-cell table:formula="of:=[.$C325]-[.F325]" office:value-type="float" office:value="0.0000380377979734003">
            <text:p>3,80377979734003E-005</text:p>
          </table:table-cell>
          <table:table-cell table:formula="of:=[.$C325]-[.G325]" office:value-type="float" office:value="0.00000572104630514048">
            <text:p>0,000005721</text:p>
          </table:table-cell>
          <table:table-cell table:number-columns-repeated="4"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0.5">
            <text:p>0,5</text:p>
          </table:table-cell>
          <table:table-cell office:value-type="float" office:value="1.69045884837909">
            <text:p>1,6904588484</text:p>
          </table:table-cell>
          <table:table-cell/>
          <table:table-cell office:value-type="float" office:value="1.69027603041527">
            <text:p>1,6902760304</text:p>
          </table:table-cell>
          <table:table-cell office:value-type="float" office:value="1.69043133087624">
            <text:p>1,6904313309</text:p>
          </table:table-cell>
          <table:table-cell office:value-type="float" office:value="1.69046282762482">
            <text:p>1,6904628276</text:p>
          </table:table-cell>
          <table:table-cell/>
          <table:table-cell table:formula="of:=[.$C326]-[.E326]" office:value-type="float" office:value="0.000182817963820359">
            <text:p>0,000182818</text:p>
          </table:table-cell>
          <table:table-cell table:formula="of:=[.$C326]-[.F326]" office:value-type="float" office:value="0.0000275175028516816">
            <text:p>2,75175028516816E-005</text:p>
          </table:table-cell>
          <table:table-cell table:formula="of:=[.$C326]-[.G326]" office:value-type="float" office:value="-0.00000397924572492769">
            <text:p>-3,97924572492769E-006</text:p>
          </table:table-cell>
          <table:table-cell table:number-columns-repeated="4"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0.75">
            <text:p>0,75</text:p>
          </table:table-cell>
          <table:table-cell office:value-type="float" office:value="1.7332530178674">
            <text:p>1,7332530179</text:p>
          </table:table-cell>
          <table:table-cell/>
          <table:table-cell office:value-type="float" office:value="1.73310021586363">
            <text:p>1,7331002159</text:p>
          </table:table-cell>
          <table:table-cell office:value-type="float" office:value="1.73325905897792">
            <text:p>1,733259059</text:p>
          </table:table-cell>
          <table:table-cell office:value-type="float" office:value="1.73325572473897">
            <text:p>1,7332557247</text:p>
          </table:table-cell>
          <table:table-cell/>
          <table:table-cell table:formula="of:=[.$C327]-[.E327]" office:value-type="float" office:value="0.000152802003768437">
            <text:p>0,000152802</text:p>
          </table:table-cell>
          <table:table-cell table:formula="of:=[.$C327]-[.F327]" office:value-type="float" office:value="-0.00000604111052449063">
            <text:p>-6,04111052449063E-006</text:p>
          </table:table-cell>
          <table:table-cell table:formula="of:=[.$C327]-[.G327]" office:value-type="float" office:value="-0.00000270687157533089">
            <text:p>-2,70687157533089E-006</text:p>
          </table:table-cell>
          <table:table-cell table:number-columns-repeated="4"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1">
            <text:p>1</text:p>
          </table:table-cell>
          <table:table-cell office:value-type="float" office:value="1.77713052691404">
            <text:p>1,7771305269</text:p>
          </table:table-cell>
          <table:table-cell/>
          <table:table-cell office:value-type="float" office:value="1.77705735761413">
            <text:p>1,7770573576</text:p>
          </table:table-cell>
          <table:table-cell office:value-type="float" office:value="1.7771664172072">
            <text:p>1,7771664172</text:p>
          </table:table-cell>
          <table:table-cell office:value-type="float" office:value="1.77712356967731">
            <text:p>1,7771235697</text:p>
          </table:table-cell>
          <table:table-cell/>
          <table:table-cell table:formula="of:=[.$C328]-[.E328]" office:value-type="float" office:value="0.0000731692999040856">
            <text:p>7,31692999040856E-005</text:p>
          </table:table-cell>
          <table:table-cell table:formula="of:=[.$C328]-[.F328]" office:value-type="float" office:value="-0.0000358902931567595">
            <text:p>-3,58902931567595E-005</text:p>
          </table:table-cell>
          <table:table-cell table:formula="of:=[.$C328]-[.G328]" office:value-type="float" office:value="0.00000695723672738957">
            <text:p>6,95723672738957E-006</text:p>
          </table:table-cell>
          <table:table-cell table:number-columns-repeated="4"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1.25">
            <text:p>1,25</text:p>
          </table:table-cell>
          <table:table-cell office:value-type="float" office:value="1.82211880039051">
            <text:p>1,8221188004</text:p>
          </table:table-cell>
          <table:table-cell/>
          <table:table-cell office:value-type="float" office:value="1.82214745566679">
            <text:p>1,8221474557</text:p>
          </table:table-cell>
          <table:table-cell office:value-type="float" office:value="1.82215340556407">
            <text:p>1,8221534056</text:p>
          </table:table-cell>
          <table:table-cell office:value-type="float" office:value="1.82212161792472">
            <text:p>1,8221216179</text:p>
          </table:table-cell>
          <table:table-cell/>
          <table:table-cell table:formula="of:=[.$C329]-[.E329]" office:value-type="float" office:value="-0.0000286552762849279">
            <text:p>-2,86552762849279E-005</text:p>
          </table:table-cell>
          <table:table-cell table:formula="of:=[.$C329]-[.F329]" office:value-type="float" office:value="-0.0000346051735566899">
            <text:p>-3,46051735566899E-005</text:p>
          </table:table-cell>
          <table:table-cell table:formula="of:=[.$C329]-[.G329]" office:value-type="float" office:value="-0.00000281753421238484">
            <text:p>-2,81753421238484E-006</text:p>
          </table:table-cell>
          <table:table-cell table:number-columns-repeated="4"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1.5">
            <text:p>1,5</text:p>
          </table:table-cell>
          <table:table-cell office:value-type="float" office:value="1.86824595743222">
            <text:p>1,8682459574</text:p>
          </table:table-cell>
          <table:table-cell/>
          <table:table-cell office:value-type="float" office:value="1.86837051002161">
            <text:p>1,86837051</text:p>
          </table:table-cell>
          <table:table-cell office:value-type="float" office:value="1.86822502399978">
            <text:p>1,868225024</text:p>
          </table:table-cell>
          <table:table-cell office:value-type="float" office:value="1.86825114479019">
            <text:p>1,8682511448</text:p>
          </table:table-cell>
          <table:table-cell/>
          <table:table-cell table:formula="of:=[.$C330]-[.E330]" office:value-type="float" office:value="-0.000124552589383153">
            <text:p>-0,0001245526</text:p>
          </table:table-cell>
          <table:table-cell table:formula="of:=[.$C330]-[.F330]" office:value-type="float" office:value="0.0000209334324434707">
            <text:p>2,09334324434707E-005</text:p>
          </table:table-cell>
          <table:table-cell table:formula="of:=[.$C330]-[.G330]" office:value-type="float" office:value="-0.00000518735797094827">
            <text:p>-5,18735797094827E-006</text:p>
          </table:table-cell>
          <table:table-cell table:number-columns-repeated="4"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1.75">
            <text:p>1,75</text:p>
          </table:table-cell>
          <table:table-cell office:value-type="float" office:value="1.9155408290139">
            <text:p>1,915540829</text:p>
          </table:table-cell>
          <table:table-cell/>
          <table:table-cell office:value-type="float" office:value="1.91572652067857">
            <text:p>1,9157265207</text:p>
          </table:table-cell>
          <table:table-cell office:value-type="float" office:value="1.91549580152812">
            <text:p>1,9154958015</text:p>
          </table:table-cell>
          <table:table-cell office:value-type="float" office:value="1.91553300046372">
            <text:p>1,9155330005</text:p>
          </table:table-cell>
          <table:table-cell/>
          <table:table-cell table:formula="of:=[.$C331]-[.E331]" office:value-type="float" office:value="-0.000185691664672527">
            <text:p>-0,0001856917</text:p>
          </table:table-cell>
          <table:table-cell table:formula="of:=[.$C331]-[.F331]" office:value-type="float" office:value="0.0000450274857721755">
            <text:p>4,50274857721755E-005</text:p>
          </table:table-cell>
          <table:table-cell table:formula="of:=[.$C331]-[.G331]" office:value-type="float" office:value="0.00000782855017655848">
            <text:p>7,82855017655848E-006</text:p>
          </table:table-cell>
          <table:table-cell table:number-columns-repeated="4"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2">
            <text:p>2</text:p>
          </table:table-cell>
          <table:table-cell office:value-type="float" office:value="1.96403297596985">
            <text:p>1,964032976</text:p>
          </table:table-cell>
          <table:table-cell/>
          <table:table-cell office:value-type="float" office:value="1.96421548763768">
            <text:p>1,9642154876</text:p>
          </table:table-cell>
          <table:table-cell office:value-type="float" office:value="1.96401121490781">
            <text:p>1,9640112149</text:p>
          </table:table-cell>
          <table:table-cell office:value-type="float" office:value="1.96403420669681">
            <text:p>1,9640342067</text:p>
          </table:table-cell>
          <table:table-cell/>
          <table:table-cell table:formula="of:=[.$C332]-[.E332]" office:value-type="float" office:value="-0.000182511667836449">
            <text:p>-0,0001825117</text:p>
          </table:table-cell>
          <table:table-cell table:formula="of:=[.$C332]-[.F332]" office:value-type="float" office:value="0.0000217610620325548">
            <text:p>2,17610620325548E-005</text:p>
          </table:table-cell>
          <table:table-cell table:formula="of:=[.$C332]-[.G332]" office:value-type="float" office:value="-0.00000123072696744941">
            <text:p>-1,23072696744941E-006</text:p>
          </table:table-cell>
          <table:table-cell table:number-columns-repeated="4"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2.25">
            <text:p>2,25</text:p>
          </table:table-cell>
          <table:table-cell office:value-type="float" office:value="2.01375270747048">
            <text:p>2,0137527075</text:p>
          </table:table-cell>
          <table:table-cell/>
          <table:table-cell office:value-type="float" office:value="2.01383741089895">
            <text:p>2,0138374109</text:p>
          </table:table-cell>
          <table:table-cell office:value-type="float" office:value="2.01377126413885">
            <text:p>2,0137712641</text:p>
          </table:table-cell>
          <table:table-cell office:value-type="float" office:value="2.01375979965781">
            <text:p>2,0137597997</text:p>
          </table:table-cell>
          <table:table-cell/>
          <table:table-cell table:formula="of:=[.$C333]-[.E333]" office:value-type="float" office:value="-0.000084703428474775">
            <text:p>-8,4703428474775E-005</text:p>
          </table:table-cell>
          <table:table-cell table:formula="of:=[.$C333]-[.F333]" office:value-type="float" office:value="-0.0000185566683743588">
            <text:p>-1,85566683743588E-005</text:p>
          </table:table-cell>
          <table:table-cell table:formula="of:=[.$C333]-[.G333]" office:value-type="float" office:value="-0.00000709218733119243">
            <text:p>-7,09218733119243E-006</text:p>
          </table:table-cell>
          <table:table-cell table:number-columns-repeated="4"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2.5">
            <text:p>2,5</text:p>
          </table:table-cell>
          <table:table-cell office:value-type="float" office:value="2.06473109996649">
            <text:p>2,0647311</text:p>
          </table:table-cell>
          <table:table-cell/>
          <table:table-cell office:value-type="float" office:value="2.0646687086748">
            <text:p>2,0646687087</text:p>
          </table:table-cell>
          <table:table-cell office:value-type="float" office:value="2.06477594922123">
            <text:p>2,0647759492</text:p>
          </table:table-cell>
          <table:table-cell office:value-type="float" office:value="2.06472303145888">
            <text:p>2,0647230315</text:p>
          </table:table-cell>
          <table:table-cell/>
          <table:table-cell table:formula="of:=[.$C334]-[.E334]" office:value-type="float" office:value="0.0000623912916868363">
            <text:p>6,23912916868363E-005</text:p>
          </table:table-cell>
          <table:table-cell table:formula="of:=[.$C334]-[.F334]" office:value-type="float" office:value="-0.0000448492547455714">
            <text:p>-4,48492547455714E-005</text:p>
          </table:table-cell>
          <table:table-cell table:formula="of:=[.$C334]-[.G334]" office:value-type="float" office:value="0.00000806850760737277">
            <text:p>8,06850760737277E-006</text:p>
          </table:table-cell>
          <table:table-cell table:number-columns-repeated="4"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2.75">
            <text:p>2,75</text:p>
          </table:table-cell>
          <table:table-cell office:value-type="float" office:value="2.11700001661267">
            <text:p>2,1170000166</text:p>
          </table:table-cell>
          <table:table-cell/>
          <table:table-cell office:value-type="float" office:value="2.11689964340893">
            <text:p>2,1168996434</text:p>
          </table:table-cell>
          <table:table-cell office:value-type="float" office:value="2.11702527015496">
            <text:p>2,1170252702</text:p>
          </table:table-cell>
          <table:table-cell office:value-type="float" office:value="2.11699931741691">
            <text:p>2,1169993174</text:p>
          </table:table-cell>
          <table:table-cell/>
          <table:table-cell table:formula="of:=[.$C335]-[.E335]" office:value-type="float" office:value="0.000100373203740567">
            <text:p>0,0001003732</text:p>
          </table:table-cell>
          <table:table-cell table:formula="of:=[.$C335]-[.F335]" office:value-type="float" office:value="-0.0000252535422853306">
            <text:p>-2,52535422853306E-005</text:p>
          </table:table-cell>
          <table:table-cell table:formula="of:=[.$C335]-[.G335]" office:value-type="float" office:value="0.000000699195761288962">
            <text:p>6,99195761288962E-007</text:p>
          </table:table-cell>
          <table:table-cell table:number-columns-repeated="4"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3">
            <text:p>3</text:p>
          </table:table-cell>
          <table:table-cell office:value-type="float" office:value="2.17059212718344">
            <text:p>2,1705921272</text:p>
          </table:table-cell>
          <table:table-cell/>
          <table:table-cell office:value-type="float" office:value="2.17052416354417">
            <text:p>2,1705241635</text:p>
          </table:table-cell>
          <table:table-cell office:value-type="float" office:value="2.1705623554623">
            <text:p>2,1705623555</text:p>
          </table:table-cell>
          <table:table-cell office:value-type="float" office:value="2.17060051857921">
            <text:p>2,1706005186</text:p>
          </table:table-cell>
          <table:table-cell/>
          <table:table-cell table:formula="of:=[.$C336]-[.E336]" office:value-type="float" office:value="0.0000679636392759697">
            <text:p>6,79636392759697E-005</text:p>
          </table:table-cell>
          <table:table-cell table:formula="of:=[.$C336]-[.F336]" office:value-type="float" office:value="0.0000297717211452664">
            <text:p>2,97717211452664E-005</text:p>
          </table:table-cell>
          <table:table-cell table:formula="of:=[.$C336]-[.G336]" office:value-type="float" office:value="-0.00000839139577202275">
            <text:p>-8,39139577202275E-006</text:p>
          </table:table-cell>
          <table:table-cell table:number-columns-repeated="4"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3.25">
            <text:p>3,25</text:p>
          </table:table-cell>
          <table:table-cell office:value-type="float" office:value="2.22554092849247">
            <text:p>2,2255409285</text:p>
          </table:table-cell>
          <table:table-cell/>
          <table:table-cell office:value-type="float" office:value="2.2255422690805">
            <text:p>2,2255422691</text:p>
          </table:table-cell>
          <table:table-cell office:value-type="float" office:value="2.22551333169728">
            <text:p>2,2255133317</text:p>
          </table:table-cell>
          <table:table-cell office:value-type="float" office:value="2.22553073000646">
            <text:p>2,22553073</text:p>
          </table:table-cell>
          <table:table-cell/>
          <table:table-cell table:formula="of:=[.$C337]-[.E337]" office:value-type="float" office:value="-0.00000134058802769843">
            <text:p>-1,34058802769843E-006</text:p>
          </table:table-cell>
          <table:table-cell table:formula="of:=[.$C337]-[.F337]" office:value-type="float" office:value="0.000027596795187268">
            <text:p>2,7596795187268E-005</text:p>
          </table:table-cell>
          <table:table-cell table:formula="of:=[.$C337]-[.G337]" office:value-type="float" office:value="0.0000101984860063631">
            <text:p>1,01984860063631E-005</text:p>
          </table:table-cell>
          <table:table-cell table:number-columns-repeated="4"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3.5">
            <text:p>3,5</text:p>
          </table:table-cell>
          <table:table-cell office:value-type="float" office:value="2.2818807653293">
            <text:p>2,2818807653</text:p>
          </table:table-cell>
          <table:table-cell/>
          <table:table-cell office:value-type="float" office:value="2.28195396001792">
            <text:p>2,28195396</text:p>
          </table:table-cell>
          <table:table-cell office:value-type="float" office:value="2.28188576728406">
            <text:p>2,2818857673</text:p>
          </table:table-cell>
          <table:table-cell office:value-type="float" office:value="2.28187284741051">
            <text:p>2,2818728474</text:p>
          </table:table-cell>
          <table:table-cell/>
          <table:table-cell table:formula="of:=[.$C338]-[.E338]" office:value-type="float" office:value="-0.0000731946886185497">
            <text:p>-7,31946886185497E-005</text:p>
          </table:table-cell>
          <table:table-cell table:formula="of:=[.$C338]-[.F338]" office:value-type="float" office:value="-0.00000500195475749976">
            <text:p>-0,000005002</text:p>
          </table:table-cell>
          <table:table-cell table:formula="of:=[.$C338]-[.G338]" office:value-type="float" office:value="0.00000791791879750647">
            <text:p>7,91791879750647E-006</text:p>
          </table:table-cell>
          <table:table-cell table:number-columns-repeated="4"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3.75">
            <text:p>3,75</text:p>
          </table:table-cell>
          <table:table-cell office:value-type="float" office:value="2.33964685192599">
            <text:p>2,3396468519</text:p>
          </table:table-cell>
          <table:table-cell/>
          <table:table-cell office:value-type="float" office:value="2.33975923635645">
            <text:p>2,3397592364</text:p>
          </table:table-cell>
          <table:table-cell office:value-type="float" office:value="2.33967966222264">
            <text:p>2,3396796622</text:p>
          </table:table-cell>
          <table:table-cell office:value-type="float" office:value="2.33965636620056">
            <text:p>2,3396563662</text:p>
          </table:table-cell>
          <table:table-cell/>
          <table:table-cell table:formula="of:=[.$C339]-[.E339]" office:value-type="float" office:value="-0.000112384430456025">
            <text:p>-0,0001123844</text:p>
          </table:table-cell>
          <table:table-cell table:formula="of:=[.$C339]-[.F339]" office:value-type="float" office:value="-0.0000328102966475896">
            <text:p>-3,28102966475896E-005</text:p>
          </table:table-cell>
          <table:table-cell table:formula="of:=[.$C339]-[.G339]" office:value-type="float" office:value="-0.00000951427456952203">
            <text:p>-9,51427456952203E-006</text:p>
          </table:table-cell>
          <table:table-cell table:number-columns-repeated="4"/>
        </table:table-row>
        <table:table-row table:style-name="ro1">
          <table:table-cell office:value-type="float" office:value="4.75">
            <text:p>4,75</text:p>
          </table:table-cell>
          <table:table-cell office:value-type="float" office:value="4">
            <text:p>4</text:p>
          </table:table-cell>
          <table:table-cell office:value-type="float" office:value="2.3988752939671">
            <text:p>2,398875294</text:p>
          </table:table-cell>
          <table:table-cell/>
          <table:table-cell office:value-type="float" office:value="2.39895809809607">
            <text:p>2,3989580981</text:p>
          </table:table-cell>
          <table:table-cell office:value-type="float" office:value="2.39889501651301">
            <text:p>2,3988950165</text:p>
          </table:table-cell>
          <table:table-cell office:value-type="float" office:value="2.39888128637662">
            <text:p>2,3988812864</text:p>
          </table:table-cell>
          <table:table-cell/>
          <table:table-cell table:formula="of:=[.$C340]-[.E340]" office:value-type="float" office:value="-0.0000828041289713255">
            <text:p>-8,28041289713255E-005</text:p>
          </table:table-cell>
          <table:table-cell table:formula="of:=[.$C340]-[.F340]" office:value-type="float" office:value="-0.0000197225459155348">
            <text:p>-1,97225459155348E-005</text:p>
          </table:table-cell>
          <table:table-cell table:formula="of:=[.$C340]-[.G340]" office:value-type="float" office:value="-0.00000599240952681157">
            <text:p>-5,99240952681157E-00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.64872127070013">
            <text:p>1,6487212707</text:p>
          </table:table-cell>
          <table:table-cell/>
          <table:table-cell table:number-columns-repeated="3" office:value-type="float" office:value="1.64872127070013">
            <text:p>1,6487212707</text:p>
          </table:table-cell>
          <table:table-cell/>
          <table:table-cell table:formula="of:=[.$C341]-[.E341]" office:value-type="float" office:value="0">
            <text:p>0</text:p>
          </table:table-cell>
          <table:table-cell table:formula="of:=[.$C341]-[.F341]" office:value-type="float" office:value="0">
            <text:p>0</text:p>
          </table:table-cell>
          <table:table-cell table:formula="of:=[.$C341]-[.G341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float" office:value="1.69045884837909">
            <text:p>1,6904588484</text:p>
          </table:table-cell>
          <table:table-cell/>
          <table:table-cell office:value-type="float" office:value="1.69031095408859">
            <text:p>1,6903109541</text:p>
          </table:table-cell>
          <table:table-cell office:value-type="float" office:value="1.6904204373365">
            <text:p>1,6904204373</text:p>
          </table:table-cell>
          <table:table-cell office:value-type="float" office:value="1.69045355863424">
            <text:p>1,6904535586</text:p>
          </table:table-cell>
          <table:table-cell/>
          <table:table-cell table:formula="of:=[.$C342]-[.E342]" office:value-type="float" office:value="0.000147894290505546">
            <text:p>0,0001478943</text:p>
          </table:table-cell>
          <table:table-cell table:formula="of:=[.$C342]-[.F342]" office:value-type="float" office:value="0.0000384110425963868">
            <text:p>0,000038411</text:p>
          </table:table-cell>
          <table:table-cell table:formula="of:=[.$C342]-[.G342]" office:value-type="float" office:value="0.00000528974484925726">
            <text:p>5,28974484925726E-00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 office:value-type="float" office:value="1.7332530178674">
            <text:p>1,7332530179</text:p>
          </table:table-cell>
          <table:table-cell/>
          <table:table-cell office:value-type="float" office:value="1.73306049072741">
            <text:p>1,7330604907</text:p>
          </table:table-cell>
          <table:table-cell office:value-type="float" office:value="1.73322571226579">
            <text:p>1,7332257123</text:p>
          </table:table-cell>
          <table:table-cell office:value-type="float" office:value="1.73325744576752">
            <text:p>1,7332574458</text:p>
          </table:table-cell>
          <table:table-cell/>
          <table:table-cell table:formula="of:=[.$C343]-[.E343]" office:value-type="float" office:value="0.000192527139990073">
            <text:p>0,0001925271</text:p>
          </table:table-cell>
          <table:table-cell table:formula="of:=[.$C343]-[.F343]" office:value-type="float" office:value="0.0000273056016042439">
            <text:p>2,73056016042439E-005</text:p>
          </table:table-cell>
          <table:table-cell table:formula="of:=[.$C343]-[.G343]" office:value-type="float" office:value="-0.00000442790012544769">
            <text:p>-4,42790012544769E-00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5">
            <text:p>0,75</text:p>
          </table:table-cell>
          <table:table-cell office:value-type="float" office:value="1.77713052691404">
            <text:p>1,7771305269</text:p>
          </table:table-cell>
          <table:table-cell/>
          <table:table-cell office:value-type="float" office:value="1.77696988061659">
            <text:p>1,7769698806</text:p>
          </table:table-cell>
          <table:table-cell office:value-type="float" office:value="1.77713709548802">
            <text:p>1,7771370955</text:p>
          </table:table-cell>
          <table:table-cell office:value-type="float" office:value="1.77713293209996">
            <text:p>1,7771329321</text:p>
          </table:table-cell>
          <table:table-cell/>
          <table:table-cell table:formula="of:=[.$C344]-[.E344]" office:value-type="float" office:value="0.000160646297453049">
            <text:p>0,0001606463</text:p>
          </table:table-cell>
          <table:table-cell table:formula="of:=[.$C344]-[.F344]" office:value-type="float" office:value="-0.00000656857397851596">
            <text:p>-6,56857397851596E-006</text:p>
          </table:table-cell>
          <table:table-cell table:formula="of:=[.$C344]-[.G344]" office:value-type="float" office:value="-0.00000240518592509176">
            <text:p>-2,40518592509176E-00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82211880039051">
            <text:p>1,8221188004</text:p>
          </table:table-cell>
          <table:table-cell/>
          <table:table-cell office:value-type="float" office:value="1.82203912375613">
            <text:p>1,8220391238</text:p>
          </table:table-cell>
          <table:table-cell office:value-type="float" office:value="1.82215458700317">
            <text:p>1,822154587</text:p>
          </table:table-cell>
          <table:table-cell office:value-type="float" office:value="1.82211240701836">
            <text:p>1,822112407</text:p>
          </table:table-cell>
          <table:table-cell/>
          <table:table-cell table:formula="of:=[.$C345]-[.E345]" office:value-type="float" office:value="0.0000796766343822419">
            <text:p>7,96766343822419E-005</text:p>
          </table:table-cell>
          <table:table-cell table:formula="of:=[.$C345]-[.F345]" office:value-type="float" office:value="-0.0000357866126627915">
            <text:p>-3,57866126627915E-005</text:p>
          </table:table-cell>
          <table:table-cell table:formula="of:=[.$C345]-[.G345]" office:value-type="float" office:value="0.00000639337214591862">
            <text:p>6,39337214591862E-00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25">
            <text:p>1,25</text:p>
          </table:table-cell>
          <table:table-cell office:value-type="float" office:value="1.86824595743222">
            <text:p>1,8682459574</text:p>
          </table:table-cell>
          <table:table-cell/>
          <table:table-cell office:value-type="float" office:value="1.86826822014603">
            <text:p>1,8682682201</text:p>
          </table:table-cell>
          <table:table-cell office:value-type="float" office:value="1.86827818681126">
            <text:p>1,8682781868</text:p>
          </table:table-cell>
          <table:table-cell office:value-type="float" office:value="1.86824963593972">
            <text:p>1,8682496359</text:p>
          </table:table-cell>
          <table:table-cell/>
          <table:table-cell table:formula="of:=[.$C346]-[.E346]" office:value-type="float" office:value="-0.0000222627138073417">
            <text:p>-2,22627138073417E-005</text:p>
          </table:table-cell>
          <table:table-cell table:formula="of:=[.$C346]-[.F346]" office:value-type="float" office:value="-0.0000322293790340211">
            <text:p>-3,22293790340211E-005</text:p>
          </table:table-cell>
          <table:table-cell table:formula="of:=[.$C346]-[.G346]" office:value-type="float" office:value="-0.0000036785075008261">
            <text:p>-3,6785075008261E-00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5">
            <text:p>1,5</text:p>
          </table:table-cell>
          <table:table-cell office:value-type="float" office:value="1.9155408290139">
            <text:p>1,915540829</text:p>
          </table:table-cell>
          <table:table-cell/>
          <table:table-cell office:value-type="float" office:value="1.91565716978629">
            <text:p>1,9156571698</text:p>
          </table:table-cell>
          <table:table-cell office:value-type="float" office:value="1.91551585281862">
            <text:p>1,9155158528</text:p>
          </table:table-cell>
          <table:table-cell office:value-type="float" office:value="1.9155453999654">
            <text:p>1,9155454</text:p>
          </table:table-cell>
          <table:table-cell/>
          <table:table-cell table:formula="of:=[.$C347]-[.E347]" office:value-type="float" office:value="-0.000116340772397194">
            <text:p>-0,0001163408</text:p>
          </table:table-cell>
          <table:table-cell table:formula="of:=[.$C347]-[.F347]" office:value-type="float" office:value="0.0000249761952726413">
            <text:p>2,49761952726413E-005</text:p>
          </table:table-cell>
          <table:table-cell table:formula="of:=[.$C347]-[.G347]" office:value-type="float" office:value="-0.00000457095150796505">
            <text:p>-0,00000457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75">
            <text:p>1,75</text:p>
          </table:table-cell>
          <table:table-cell office:value-type="float" office:value="1.96403297596985">
            <text:p>1,964032976</text:p>
          </table:table-cell>
          <table:table-cell/>
          <table:table-cell office:value-type="float" office:value="1.96420597267692">
            <text:p>1,9642059727</text:p>
          </table:table-cell>
          <table:table-cell office:value-type="float" office:value="1.96398839485238">
            <text:p>1,9639883949</text:p>
          </table:table-cell>
          <table:table-cell office:value-type="float" office:value="1.96402562427835">
            <text:p>1,9640256243</text:p>
          </table:table-cell>
          <table:table-cell/>
          <table:table-cell table:formula="of:=[.$C348]-[.E348]" office:value-type="float" office:value="-0.000172996707070938">
            <text:p>-0,0001729967</text:p>
          </table:table-cell>
          <table:table-cell table:formula="of:=[.$C348]-[.F348]" office:value-type="float" office:value="0.0000445811174711874">
            <text:p>4,45811174711874E-005</text:p>
          </table:table-cell>
          <table:table-cell table:formula="of:=[.$C348]-[.G348]" office:value-type="float" office:value="0.00000735169149579384">
            <text:p>7,35169149579384E-00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.01375270747048">
            <text:p>2,0137527075</text:p>
          </table:table-cell>
          <table:table-cell/>
          <table:table-cell office:value-type="float" office:value="2.0139146288179">
            <text:p>2,0139146288</text:p>
          </table:table-cell>
          <table:table-cell office:value-type="float" office:value="2.01373394642752">
            <text:p>2,0137339464</text:p>
          </table:table-cell>
          <table:table-cell office:value-type="float" office:value="2.01375533774577">
            <text:p>2,0137553377</text:p>
          </table:table-cell>
          <table:table-cell/>
          <table:table-cell table:formula="of:=[.$C349]-[.E349]" office:value-type="float" office:value="-0.000161921347428429">
            <text:p>-0,0001619213</text:p>
          </table:table-cell>
          <table:table-cell table:formula="of:=[.$C349]-[.F349]" office:value-type="float" office:value="0.0000187610429525087">
            <text:p>0,000018761</text:p>
          </table:table-cell>
          <table:table-cell table:formula="of:=[.$C349]-[.G349]" office:value-type="float" office:value="-0.00000263027528957238">
            <text:p>-2,63027528957238E-00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 office:value-type="float" office:value="2.06473109996649">
            <text:p>2,0647311</text:p>
          </table:table-cell>
          <table:table-cell/>
          <table:table-cell office:value-type="float" office:value="2.06478313820925">
            <text:p>2,0647831382</text:p>
          </table:table-cell>
          <table:table-cell office:value-type="float" office:value="2.06475250754407">
            <text:p>2,0647525075</text:p>
          </table:table-cell>
          <table:table-cell office:value-type="float" office:value="2.06473757661216">
            <text:p>2,0647375766</text:p>
          </table:table-cell>
          <table:table-cell/>
          <table:table-cell table:formula="of:=[.$C350]-[.E350]" office:value-type="float" office:value="-0.0000520382427655619">
            <text:p>-5,20382427655619E-005</text:p>
          </table:table-cell>
          <table:table-cell table:formula="of:=[.$C350]-[.F350]" office:value-type="float" office:value="-0.0000214075775804012">
            <text:p>-2,14075775804012E-005</text:p>
          </table:table-cell>
          <table:table-cell table:formula="of:=[.$C350]-[.G350]" office:value-type="float" office:value="-0.00000647664567710038">
            <text:p>-6,47664567710038E-00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 office:value-type="float" office:value="2.11700001661267">
            <text:p>2,1170000166</text:p>
          </table:table-cell>
          <table:table-cell/>
          <table:table-cell office:value-type="float" office:value="2.1169242441475">
            <text:p>2,1169242441</text:p>
          </table:table-cell>
          <table:table-cell office:value-type="float" office:value="2.11704407820201">
            <text:p>2,1170440782</text:p>
          </table:table-cell>
          <table:table-cell office:value-type="float" office:value="2.11699199004781">
            <text:p>2,11699199</text:p>
          </table:table-cell>
          <table:table-cell/>
          <table:table-cell table:formula="of:=[.$C351]-[.E351]" office:value-type="float" office:value="0.0000757724651712088">
            <text:p>7,57724651712088E-005</text:p>
          </table:table-cell>
          <table:table-cell table:formula="of:=[.$C351]-[.F351]" office:value-type="float" office:value="-0.0000440615893313456">
            <text:p>-4,40615893313456E-005</text:p>
          </table:table-cell>
          <table:table-cell table:formula="of:=[.$C351]-[.G351]" office:value-type="float" office:value="0.00000802656486875719">
            <text:p>8,02656486875719E-00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75">
            <text:p>2,75</text:p>
          </table:table-cell>
          <table:table-cell office:value-type="float" office:value="2.17059212718344">
            <text:p>2,1705921272</text:p>
          </table:table-cell>
          <table:table-cell/>
          <table:table-cell office:value-type="float" office:value="2.17049561886668">
            <text:p>2,1704956189</text:p>
          </table:table-cell>
          <table:table-cell office:value-type="float" office:value="2.17060865840134">
            <text:p>2,1706086584</text:p>
          </table:table-cell>
          <table:table-cell office:value-type="float" office:value="2.17059345604102">
            <text:p>2,170593456</text:p>
          </table:table-cell>
          <table:table-cell/>
          <table:table-cell table:formula="of:=[.$C352]-[.E352]" office:value-type="float" office:value="0.000096508316758559">
            <text:p>9,6508316758559E-005</text:p>
          </table:table-cell>
          <table:table-cell table:formula="of:=[.$C352]-[.F352]" office:value-type="float" office:value="-0.0000165312178985744">
            <text:p>-1,65312178985744E-005</text:p>
          </table:table-cell>
          <table:table-cell table:formula="of:=[.$C352]-[.G352]" office:value-type="float" office:value="-0.00000132885757775369">
            <text:p>-1,32885757775369E-00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.22554092849247">
            <text:p>2,2255409285</text:p>
          </table:table-cell>
          <table:table-cell/>
          <table:table-cell office:value-type="float" office:value="2.22548370149882">
            <text:p>2,2254837015</text:p>
          </table:table-cell>
          <table:table-cell office:value-type="float" office:value="2.22550962948045">
            <text:p>2,2255096295</text:p>
          </table:table-cell>
          <table:table-cell office:value-type="float" office:value="2.22554909041558">
            <text:p>2,2255490904</text:p>
          </table:table-cell>
          <table:table-cell/>
          <table:table-cell table:formula="of:=[.$C353]-[.E353]" office:value-type="float" office:value="0.0000572269936460756">
            <text:p>0,000057227</text:p>
          </table:table-cell>
          <table:table-cell table:formula="of:=[.$C353]-[.F353]" office:value-type="float" office:value="0.0000312990120177048">
            <text:p>0,000031299</text:p>
          </table:table-cell>
          <table:table-cell table:formula="of:=[.$C353]-[.G353]" office:value-type="float" office:value="-0.00000816192311248187">
            <text:p>-8,16192311248187E-00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25">
            <text:p>3,25</text:p>
          </table:table-cell>
          <table:table-cell office:value-type="float" office:value="2.2818807653293">
            <text:p>2,2818807653</text:p>
          </table:table-cell>
          <table:table-cell/>
          <table:table-cell office:value-type="float" office:value="2.28188849204392">
            <text:p>2,281888492</text:p>
          </table:table-cell>
          <table:table-cell office:value-type="float" office:value="2.28185846674252">
            <text:p>2,2818584667</text:p>
          </table:table-cell>
          <table:table-cell office:value-type="float" office:value="2.28186873597479">
            <text:p>2,281868736</text:p>
          </table:table-cell>
          <table:table-cell/>
          <table:table-cell table:formula="of:=[.$C354]-[.E354]" office:value-type="float" office:value="-0.0000077267146130211">
            <text:p>-7,7267146130211E-006</text:p>
          </table:table-cell>
          <table:table-cell table:formula="of:=[.$C354]-[.F354]" office:value-type="float" office:value="0.0000222985867801562">
            <text:p>2,22985867801562E-005</text:p>
          </table:table-cell>
          <table:table-cell table:formula="of:=[.$C354]-[.G354]" office:value-type="float" office:value="0.0000120293545093908">
            <text:p>1,20293545093908E-00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  <table:table-cell office:value-type="float" office:value="2.33964685192599">
            <text:p>2,3396468519</text:p>
          </table:table-cell>
          <table:table-cell/>
          <table:table-cell office:value-type="float" office:value="2.33970999050197">
            <text:p>2,3397099905</text:p>
          </table:table-cell>
          <table:table-cell office:value-type="float" office:value="2.33965699277597">
            <text:p>2,3396569928</text:p>
          </table:table-cell>
          <table:table-cell office:value-type="float" office:value="2.33964183335892">
            <text:p>2,3396418334</text:p>
          </table:table-cell>
          <table:table-cell/>
          <table:table-cell table:formula="of:=[.$C355]-[.E355]" office:value-type="float" office:value="-0.0000631385759790604">
            <text:p>-6,31385759790604E-005</text:p>
          </table:table-cell>
          <table:table-cell table:formula="of:=[.$C355]-[.F355]" office:value-type="float" office:value="-0.000010140849974416">
            <text:p>-1,0140849974416E-005</text:p>
          </table:table-cell>
          <table:table-cell table:formula="of:=[.$C355]-[.G355]" office:value-type="float" office:value="0.00000501856706902615">
            <text:p>5,01856706902615E-00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75">
            <text:p>3,75</text:p>
          </table:table-cell>
          <table:table-cell office:value-type="float" office:value="2.3988752939671">
            <text:p>2,398875294</text:p>
          </table:table-cell>
          <table:table-cell/>
          <table:table-cell office:value-type="float" office:value="2.39894819687298">
            <text:p>2,3989481969</text:p>
          </table:table-cell>
          <table:table-cell office:value-type="float" office:value="2.39890520758077">
            <text:p>2,3989052076</text:p>
          </table:table-cell>
          <table:table-cell office:value-type="float" office:value="2.39888662508631">
            <text:p>2,3988866251</text:p>
          </table:table-cell>
          <table:table-cell/>
          <table:table-cell table:formula="of:=[.$C356]-[.E356]" office:value-type="float" office:value="-0.000072902905882799">
            <text:p>-7,2902905882799E-005</text:p>
          </table:table-cell>
          <table:table-cell table:formula="of:=[.$C356]-[.F356]" office:value-type="float" office:value="-0.0000299136136758804">
            <text:p>-2,99136136758804E-005</text:p>
          </table:table-cell>
          <table:table-cell table:formula="of:=[.$C356]-[.G356]" office:value-type="float" office:value="-0.0000113311192091459">
            <text:p>-1,13311192091459E-00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.45960311115695">
            <text:p>2,4596031112</text:p>
          </table:table-cell>
          <table:table-cell/>
          <table:table-cell office:value-type="float" office:value="2.45960311115695">
            <text:p>2,4596031112</text:p>
          </table:table-cell>
          <table:table-cell office:value-type="float" office:value="2.45960311115695">
            <text:p>2,4596031112</text:p>
          </table:table-cell>
          <table:table-cell office:value-type="float" office:value="2.45960311115695">
            <text:p>2,4596031112</text:p>
          </table:table-cell>
          <table:table-cell/>
          <table:table-cell table:formula="of:=[.$C357]-[.E357]" office:value-type="float" office:value="0">
            <text:p>0</text:p>
          </table:table-cell>
          <table:table-cell table:formula="of:=[.$C357]-[.F357]" office:value-type="float" office:value="0">
            <text:p>0</text:p>
          </table:table-cell>
          <table:table-cell table:formula="of:=[.$C357]-[.G357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0">
            <text:p>0</text:p>
          </table:table-cell>
          <table:table-cell office:value-type="float" office:value="1.69045884837909">
            <text:p>1,6904588484</text:p>
          </table:table-cell>
          <table:table-cell/>
          <table:table-cell office:value-type="float" office:value="1.69044538986428">
            <text:p>1,6904453899</text:p>
          </table:table-cell>
          <table:table-cell office:value-type="float" office:value="1.69045803758314">
            <text:p>1,6904580376</text:p>
          </table:table-cell>
          <table:table-cell office:value-type="float" office:value="1.69045923629688">
            <text:p>1,6904592363</text:p>
          </table:table-cell>
          <table:table-cell/>
          <table:table-cell table:formula="of:=[.$C358]-[.E358]" office:value-type="float" office:value="0.0000134585148103827">
            <text:p>1,34585148103827E-005</text:p>
          </table:table-cell>
          <table:table-cell table:formula="of:=[.$C358]-[.F358]" office:value-type="float" office:value="0.00000081079595193323">
            <text:p>8,1079595193323E-007</text:p>
          </table:table-cell>
          <table:table-cell table:formula="of:=[.$C358]-[.G358]" office:value-type="float" office:value="-0.000000387917785893421">
            <text:p>-3,87917785893421E-007</text:p>
          </table:table-cell>
          <table:table-cell table:number-columns-repeated="4"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0.25">
            <text:p>0,25</text:p>
          </table:table-cell>
          <table:table-cell office:value-type="float" office:value="1.7332530178674">
            <text:p>1,7332530179</text:p>
          </table:table-cell>
          <table:table-cell/>
          <table:table-cell office:value-type="float" office:value="1.73308870045263">
            <text:p>1,7330887005</text:p>
          </table:table-cell>
          <table:table-cell office:value-type="float" office:value="1.73321321706673">
            <text:p>1,7332132171</text:p>
          </table:table-cell>
          <table:table-cell office:value-type="float" office:value="1.73324805682668">
            <text:p>1,7332480568</text:p>
          </table:table-cell>
          <table:table-cell/>
          <table:table-cell table:formula="of:=[.$C359]-[.E359]" office:value-type="float" office:value="0.000164317414769855">
            <text:p>0,0001643174</text:p>
          </table:table-cell>
          <table:table-cell table:formula="of:=[.$C359]-[.F359]" office:value-type="float" office:value="0.0000398008006634587">
            <text:p>3,98008006634587E-005</text:p>
          </table:table-cell>
          <table:table-cell table:formula="of:=[.$C359]-[.G359]" office:value-type="float" office:value="0.00000496104071734393">
            <text:p>0,000004961</text:p>
          </table:table-cell>
          <table:table-cell table:number-columns-repeated="4"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0.5">
            <text:p>0,5</text:p>
          </table:table-cell>
          <table:table-cell office:value-type="float" office:value="1.77713052691404">
            <text:p>1,7771305269</text:p>
          </table:table-cell>
          <table:table-cell/>
          <table:table-cell office:value-type="float" office:value="1.77692079117875">
            <text:p>1,7769207912</text:p>
          </table:table-cell>
          <table:table-cell office:value-type="float" office:value="1.7771021970091">
            <text:p>1,777102197</text:p>
          </table:table-cell>
          <table:table-cell office:value-type="float" office:value="1.77713548270948">
            <text:p>1,7771354827</text:p>
          </table:table-cell>
          <table:table-cell/>
          <table:table-cell table:formula="of:=[.$C360]-[.E360]" office:value-type="float" office:value="0.000209735735285266">
            <text:p>0,0002097357</text:p>
          </table:table-cell>
          <table:table-cell table:formula="of:=[.$C360]-[.F360]" office:value-type="float" office:value="0.0000283299049399499">
            <text:p>2,83299049399499E-005</text:p>
          </table:table-cell>
          <table:table-cell table:formula="of:=[.$C360]-[.G360]" office:value-type="float" office:value="-0.00000495579544002034">
            <text:p>-4,95579544002034E-006</text:p>
          </table:table-cell>
          <table:table-cell table:number-columns-repeated="4"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0.75">
            <text:p>0,75</text:p>
          </table:table-cell>
          <table:table-cell office:value-type="float" office:value="1.82211880039051">
            <text:p>1,8221188004</text:p>
          </table:table-cell>
          <table:table-cell/>
          <table:table-cell office:value-type="float" office:value="1.82194166204266">
            <text:p>1,821941662</text:p>
          </table:table-cell>
          <table:table-cell office:value-type="float" office:value="1.82212497741024">
            <text:p>1,8221249774</text:p>
          </table:table-cell>
          <table:table-cell office:value-type="float" office:value="1.82212151394528">
            <text:p>1,8221215139</text:p>
          </table:table-cell>
          <table:table-cell/>
          <table:table-cell table:formula="of:=[.$C361]-[.E361]" office:value-type="float" office:value="0.000177138347846384">
            <text:p>0,0001771383</text:p>
          </table:table-cell>
          <table:table-cell table:formula="of:=[.$C361]-[.F361]" office:value-type="float" office:value="-0.0000061770197303801">
            <text:p>-0,000006177</text:p>
          </table:table-cell>
          <table:table-cell table:formula="of:=[.$C361]-[.G361]" office:value-type="float" office:value="-0.0000027135547697732">
            <text:p>-2,7135547697732E-006</text:p>
          </table:table-cell>
          <table:table-cell table:number-columns-repeated="4"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1">
            <text:p>1</text:p>
          </table:table-cell>
          <table:table-cell office:value-type="float" office:value="1.86824595743222">
            <text:p>1,8682459574</text:p>
          </table:table-cell>
          <table:table-cell/>
          <table:table-cell office:value-type="float" office:value="1.86815131304436">
            <text:p>1,868151313</text:p>
          </table:table-cell>
          <table:table-cell office:value-type="float" office:value="1.86828155827015">
            <text:p>1,8682815583</text:p>
          </table:table-cell>
          <table:table-cell office:value-type="float" office:value="1.86823994967141">
            <text:p>1,8682399497</text:p>
          </table:table-cell>
          <table:table-cell/>
          <table:table-cell table:formula="of:=[.$C362]-[.E362]" office:value-type="float" office:value="0.0000946443878666603">
            <text:p>9,46443878666603E-005</text:p>
          </table:table-cell>
          <table:table-cell table:formula="of:=[.$C362]-[.F362]" office:value-type="float" office:value="-0.0000356008379318595">
            <text:p>-3,56008379318595E-005</text:p>
          </table:table-cell>
          <table:table-cell table:formula="of:=[.$C362]-[.G362]" office:value-type="float" office:value="0.00000600776080750265">
            <text:p>6,00776080750265E-006</text:p>
          </table:table-cell>
          <table:table-cell table:number-columns-repeated="4"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1.25">
            <text:p>1,25</text:p>
          </table:table-cell>
          <table:table-cell office:value-type="float" office:value="1.9155408290139">
            <text:p>1,915540829</text:p>
          </table:table-cell>
          <table:table-cell/>
          <table:table-cell office:value-type="float" office:value="1.91554974418383">
            <text:p>1,9155497442</text:p>
          </table:table-cell>
          <table:table-cell office:value-type="float" office:value="1.91557193958884">
            <text:p>1,9155719396</text:p>
          </table:table-cell>
          <table:table-cell office:value-type="float" office:value="1.91554514966891">
            <text:p>1,9155451497</text:p>
          </table:table-cell>
          <table:table-cell/>
          <table:table-cell table:formula="of:=[.$C363]-[.E363]" office:value-type="float" office:value="-0.00000891516993450914">
            <text:p>-8,91516993450914E-006</text:p>
          </table:table-cell>
          <table:table-cell table:formula="of:=[.$C363]-[.F363]" office:value-type="float" office:value="-0.0000311105749468687">
            <text:p>-3,11105749468687E-005</text:p>
          </table:table-cell>
          <table:table-cell table:formula="of:=[.$C363]-[.G363]" office:value-type="float" office:value="-0.00000432065500888257">
            <text:p>-4,32065500888257E-006</text:p>
          </table:table-cell>
          <table:table-cell table:number-columns-repeated="4"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1.5">
            <text:p>1,5</text:p>
          </table:table-cell>
          <table:table-cell office:value-type="float" office:value="1.96403297596985">
            <text:p>1,964032976</text:p>
          </table:table-cell>
          <table:table-cell/>
          <table:table-cell office:value-type="float" office:value="1.96413695546109">
            <text:p>1,9641369555</text:p>
          </table:table-cell>
          <table:table-cell office:value-type="float" office:value="1.96400560669444">
            <text:p>1,9640056067</text:p>
          </table:table-cell>
          <table:table-cell office:value-type="float" office:value="1.9640378263428">
            <text:p>1,9640378263</text:p>
          </table:table-cell>
          <table:table-cell/>
          <table:table-cell table:formula="of:=[.$C364]-[.E364]" office:value-type="float" office:value="-0.000103979491240969">
            <text:p>-0,0001039795</text:p>
          </table:table-cell>
          <table:table-cell table:formula="of:=[.$C364]-[.F364]" office:value-type="float" office:value="0.0000273692754089172">
            <text:p>2,73692754089172E-005</text:p>
          </table:table-cell>
          <table:table-cell table:formula="of:=[.$C364]-[.G364]" office:value-type="float" office:value="-0.00000485037295439028">
            <text:p>-4,85037295439028E-006</text:p>
          </table:table-cell>
          <table:table-cell table:number-columns-repeated="4"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1.75">
            <text:p>1,75</text:p>
          </table:table-cell>
          <table:table-cell office:value-type="float" office:value="2.01375270747048">
            <text:p>2,0137527075</text:p>
          </table:table-cell>
          <table:table-cell/>
          <table:table-cell office:value-type="float" office:value="2.01391294687613">
            <text:p>2,0139129469</text:p>
          </table:table-cell>
          <table:table-cell office:value-type="float" office:value="2.01370668488112">
            <text:p>2,0137066849</text:p>
          </table:table-cell>
          <table:table-cell office:value-type="float" office:value="2.01374576941545">
            <text:p>2,0137457694</text:p>
          </table:table-cell>
          <table:table-cell/>
          <table:table-cell table:formula="of:=[.$C365]-[.E365]" office:value-type="float" office:value="-0.000160239405652352">
            <text:p>-0,0001602394</text:p>
          </table:table-cell>
          <table:table-cell table:formula="of:=[.$C365]-[.F365]" office:value-type="float" office:value="0.0000460225893572641">
            <text:p>4,60225893572641E-005</text:p>
          </table:table-cell>
          <table:table-cell table:formula="of:=[.$C365]-[.G365]" office:value-type="float" office:value="0.00000693805502294254">
            <text:p>6,93805502294254E-006</text:p>
          </table:table-cell>
          <table:table-cell table:number-columns-repeated="4"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2">
            <text:p>2</text:p>
          </table:table-cell>
          <table:table-cell office:value-type="float" office:value="2.06473109996649">
            <text:p>2,0647311</text:p>
          </table:table-cell>
          <table:table-cell/>
          <table:table-cell office:value-type="float" office:value="2.06487771842895">
            <text:p>2,0648777184</text:p>
          </table:table-cell>
          <table:table-cell office:value-type="float" office:value="2.06471211014102">
            <text:p>2,0647121101</text:p>
          </table:table-cell>
          <table:table-cell office:value-type="float" office:value="2.06473451646153">
            <text:p>2,0647345165</text:p>
          </table:table-cell>
          <table:table-cell/>
          <table:table-cell table:formula="of:=[.$C366]-[.E366]" office:value-type="float" office:value="-0.000146618462465664">
            <text:p>-0,0001466185</text:p>
          </table:table-cell>
          <table:table-cell table:formula="of:=[.$C366]-[.F366]" office:value-type="float" office:value="0.000018989825465443">
            <text:p>1,8989825465443E-005</text:p>
          </table:table-cell>
          <table:table-cell table:formula="of:=[.$C366]-[.G366]" office:value-type="float" office:value="-0.00000341649504687069">
            <text:p>-3,41649504687069E-006</text:p>
          </table:table-cell>
          <table:table-cell table:number-columns-repeated="4"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2.25">
            <text:p>2,25</text:p>
          </table:table-cell>
          <table:table-cell office:value-type="float" office:value="2.11700001661267">
            <text:p>2,1170000166</text:p>
          </table:table-cell>
          <table:table-cell/>
          <table:table-cell office:value-type="float" office:value="2.11703127011956">
            <text:p>2,1170312701</text:p>
          </table:table-cell>
          <table:table-cell office:value-type="float" office:value="2.11702188247415">
            <text:p>2,1170218825</text:p>
          </table:table-cell>
          <table:table-cell office:value-type="float" office:value="2.11700680102424">
            <text:p>2,117006801</text:p>
          </table:table-cell>
          <table:table-cell/>
          <table:table-cell table:formula="of:=[.$C367]-[.E367]" office:value-type="float" office:value="-0.0000312535068838216">
            <text:p>-3,12535068838216E-005</text:p>
          </table:table-cell>
          <table:table-cell table:formula="of:=[.$C367]-[.F367]" office:value-type="float" office:value="-0.0000218658614703493">
            <text:p>-2,18658614703493E-005</text:p>
          </table:table-cell>
          <table:table-cell table:formula="of:=[.$C367]-[.G367]" office:value-type="float" office:value="-0.00000678441156276577">
            <text:p>-6,78441156276577E-006</text:p>
          </table:table-cell>
          <table:table-cell table:number-columns-repeated="4"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2.5">
            <text:p>2,5</text:p>
          </table:table-cell>
          <table:table-cell office:value-type="float" office:value="2.17059212718344">
            <text:p>2,1705921272</text:p>
          </table:table-cell>
          <table:table-cell/>
          <table:table-cell office:value-type="float" office:value="2.17049370598934">
            <text:p>2,170493706</text:p>
          </table:table-cell>
          <table:table-cell office:value-type="float" office:value="2.17063600188049">
            <text:p>2,1706360019</text:p>
          </table:table-cell>
          <table:table-cell office:value-type="float" office:value="2.17058450178507">
            <text:p>2,1705845018</text:p>
          </table:table-cell>
          <table:table-cell/>
          <table:table-cell table:formula="of:=[.$C368]-[.E368]" office:value-type="float" office:value="0.0000984211940995294">
            <text:p>9,84211940995294E-005</text:p>
          </table:table-cell>
          <table:table-cell table:formula="of:=[.$C368]-[.F368]" office:value-type="float" office:value="-0.0000438746970483628">
            <text:p>-4,38746970483628E-005</text:p>
          </table:table-cell>
          <table:table-cell table:formula="of:=[.$C368]-[.G368]" office:value-type="float" office:value="0.00000762539837051435">
            <text:p>7,62539837051435E-006</text:p>
          </table:table-cell>
          <table:table-cell table:number-columns-repeated="4"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2.75">
            <text:p>2,75</text:p>
          </table:table-cell>
          <table:table-cell office:value-type="float" office:value="2.22554092849247">
            <text:p>2,2255409285</text:p>
          </table:table-cell>
          <table:table-cell/>
          <table:table-cell office:value-type="float" office:value="2.22542393789527">
            <text:p>2,2254239379</text:p>
          </table:table-cell>
          <table:table-cell office:value-type="float" office:value="2.22555446836006">
            <text:p>2,2255544684</text:p>
          </table:table-cell>
          <table:table-cell office:value-type="float" office:value="2.2255432134278">
            <text:p>2,2255432134</text:p>
          </table:table-cell>
          <table:table-cell/>
          <table:table-cell table:formula="of:=[.$C369]-[.E369]" office:value-type="float" office:value="0.000116990597198274">
            <text:p>0,0001169906</text:p>
          </table:table-cell>
          <table:table-cell table:formula="of:=[.$C369]-[.F369]" office:value-type="float" office:value="-0.0000135398675902287">
            <text:p>-1,35398675902287E-005</text:p>
          </table:table-cell>
          <table:table-cell table:formula="of:=[.$C369]-[.G369]" office:value-type="float" office:value="-0.00000228493533427354">
            <text:p>-2,28493533427354E-006</text:p>
          </table:table-cell>
          <table:table-cell table:number-columns-repeated="4"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3">
            <text:p>3</text:p>
          </table:table-cell>
          <table:table-cell office:value-type="float" office:value="2.2818807653293">
            <text:p>2,2818807653</text:p>
          </table:table-cell>
          <table:table-cell/>
          <table:table-cell office:value-type="float" office:value="2.28180570881376">
            <text:p>2,2818057088</text:p>
          </table:table-cell>
          <table:table-cell office:value-type="float" office:value="2.28184683818717">
            <text:p>2,2818468382</text:p>
          </table:table-cell>
          <table:table-cell office:value-type="float" office:value="2.28188930337347">
            <text:p>2,2818893034</text:p>
          </table:table-cell>
          <table:table-cell/>
          <table:table-cell table:formula="of:=[.$C370]-[.E370]" office:value-type="float" office:value="0.0000750565155440697">
            <text:p>7,50565155440697E-005</text:p>
          </table:table-cell>
          <table:table-cell table:formula="of:=[.$C370]-[.F370]" office:value-type="float" office:value="0.000033927142134349">
            <text:p>3,3927142134349E-005</text:p>
          </table:table-cell>
          <table:table-cell table:formula="of:=[.$C370]-[.G370]" office:value-type="float" office:value="-0.00000853804416278692">
            <text:p>-0,000008538</text:p>
          </table:table-cell>
          <table:table-cell table:number-columns-repeated="4"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3.25">
            <text:p>3,25</text:p>
          </table:table-cell>
          <table:table-cell office:value-type="float" office:value="2.33964685192599">
            <text:p>2,3396468519</text:p>
          </table:table-cell>
          <table:table-cell/>
          <table:table-cell office:value-type="float" office:value="2.33963901874481">
            <text:p>2,3396390187</text:p>
          </table:table-cell>
          <table:table-cell office:value-type="float" office:value="2.33962385412082">
            <text:p>2,3396238541</text:p>
          </table:table-cell>
          <table:table-cell office:value-type="float" office:value="2.33963482829712">
            <text:p>2,3396348283</text:p>
          </table:table-cell>
          <table:table-cell/>
          <table:table-cell table:formula="of:=[.$C371]-[.E371]" office:value-type="float" office:value="0.00000783318117658638">
            <text:p>7,83318117658638E-006</text:p>
          </table:table-cell>
          <table:table-cell table:formula="of:=[.$C371]-[.F371]" office:value-type="float" office:value="0.0000229978051669022">
            <text:p>2,29978051669022E-005</text:p>
          </table:table-cell>
          <table:table-cell table:formula="of:=[.$C371]-[.G371]" office:value-type="float" office:value="0.0000120236288676523">
            <text:p>1,20236288676523E-005</text:p>
          </table:table-cell>
          <table:table-cell table:number-columns-repeated="4"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3.5">
            <text:p>3,5</text:p>
          </table:table-cell>
          <table:table-cell office:value-type="float" office:value="2.3988752939671">
            <text:p>2,398875294</text:p>
          </table:table-cell>
          <table:table-cell/>
          <table:table-cell office:value-type="float" office:value="2.39892386768843">
            <text:p>2,3989238677</text:p>
          </table:table-cell>
          <table:table-cell office:value-type="float" office:value="2.39888622819963">
            <text:p>2,3988862282</text:p>
          </table:table-cell>
          <table:table-cell office:value-type="float" office:value="2.39887132714842">
            <text:p>2,3988713271</text:p>
          </table:table-cell>
          <table:table-cell/>
          <table:table-cell table:formula="of:=[.$C372]-[.E372]" office:value-type="float" office:value="-0.0000485737213340443">
            <text:p>-4,85737213340443E-005</text:p>
          </table:table-cell>
          <table:table-cell table:formula="of:=[.$C372]-[.F372]" office:value-type="float" office:value="-0.0000109342325367301">
            <text:p>-1,09342325367301E-005</text:p>
          </table:table-cell>
          <table:table-cell table:formula="of:=[.$C372]-[.G372]" office:value-type="float" office:value="0.00000396681868197746">
            <text:p>3,96681868197746E-006</text:p>
          </table:table-cell>
          <table:table-cell table:number-columns-repeated="4"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3.75">
            <text:p>3,75</text:p>
          </table:table-cell>
          <table:table-cell office:value-type="float" office:value="2.45960311115695">
            <text:p>2,4596031112</text:p>
          </table:table-cell>
          <table:table-cell/>
          <table:table-cell office:value-type="float" office:value="2.45966025564461">
            <text:p>2,4596602556</text:p>
          </table:table-cell>
          <table:table-cell office:value-type="float" office:value="2.4596339604236">
            <text:p>2,4596339604</text:p>
          </table:table-cell>
          <table:table-cell office:value-type="float" office:value="2.45961599740387">
            <text:p>2,4596159974</text:p>
          </table:table-cell>
          <table:table-cell/>
          <table:table-cell table:formula="of:=[.$C373]-[.E373]" office:value-type="float" office:value="-0.0000571444876640292">
            <text:p>-5,71444876640292E-005</text:p>
          </table:table-cell>
          <table:table-cell table:formula="of:=[.$C373]-[.F373]" office:value-type="float" office:value="-0.0000308492666505344">
            <text:p>-3,08492666505344E-005</text:p>
          </table:table-cell>
          <table:table-cell table:formula="of:=[.$C373]-[.G373]" office:value-type="float" office:value="-0.0000128862469184199">
            <text:p>-1,28862469184199E-005</text:p>
          </table:table-cell>
          <table:table-cell table:number-columns-repeated="4"/>
        </table:table-row>
        <table:table-row table:style-name="ro1">
          <table:table-cell office:value-type="float" office:value="5.25">
            <text:p>5,25</text:p>
          </table:table-cell>
          <table:table-cell office:value-type="float" office:value="4">
            <text:p>4</text:p>
          </table:table-cell>
          <table:table-cell office:value-type="float" office:value="2.52186826035815">
            <text:p>2,5218682604</text:p>
          </table:table-cell>
          <table:table-cell/>
          <table:table-cell office:value-type="float" office:value="2.52184818261336">
            <text:p>2,5218481826</text:p>
          </table:table-cell>
          <table:table-cell office:value-type="float" office:value="2.52186705079272">
            <text:p>2,5218670508</text:p>
          </table:table-cell>
          <table:table-cell office:value-type="float" office:value="2.52186883906348">
            <text:p>2,5218688391</text:p>
          </table:table-cell>
          <table:table-cell/>
          <table:table-cell table:formula="of:=[.$C374]-[.E374]" office:value-type="float" office:value="0.0000200777447880718">
            <text:p>2,00777447880718E-005</text:p>
          </table:table-cell>
          <table:table-cell table:formula="of:=[.$C374]-[.F374]" office:value-type="float" office:value="0.00000120956542604134">
            <text:p>1,20956542604134E-006</text:p>
          </table:table-cell>
          <table:table-cell table:formula="of:=[.$C374]-[.G374]" office:value-type="float" office:value="-0.000000578705333875718">
            <text:p>-5,78705333875718E-007</text:p>
          </table:table-cell>
          <table:table-cell table:number-columns-repeated="4"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0">
            <text:p>0</text:p>
          </table:table-cell>
          <table:table-cell office:value-type="float" office:value="1.7332530178674">
            <text:p>1,7332530179</text:p>
          </table:table-cell>
          <table:table-cell/>
          <table:table-cell office:value-type="float" office:value="1.7332530178674">
            <text:p>1,7332530179</text:p>
          </table:table-cell>
          <table:table-cell office:value-type="float" office:value="1.73325519354664">
            <text:p>1,7332551935</text:p>
          </table:table-cell>
          <table:table-cell office:value-type="float" office:value="1.73325326371231">
            <text:p>1,7332532637</text:p>
          </table:table-cell>
          <table:table-cell/>
          <table:table-cell table:formula="of:=[.$C375]-[.E375]" office:value-type="float" office:value="0">
            <text:p>0</text:p>
          </table:table-cell>
          <table:table-cell table:formula="of:=[.$C375]-[.F375]" office:value-type="float" office:value="-0.00000217567924765127">
            <text:p>-2,17567924765127E-006</text:p>
          </table:table-cell>
          <table:table-cell table:formula="of:=[.$C375]-[.G375]" office:value-type="float" office:value="-0.000000245844913093762">
            <text:p>-2,45844913093762E-007</text:p>
          </table:table-cell>
          <table:table-cell table:number-columns-repeated="4"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0.25">
            <text:p>0,25</text:p>
          </table:table-cell>
          <table:table-cell office:value-type="float" office:value="1.77713052691404">
            <text:p>1,7771305269</text:p>
          </table:table-cell>
          <table:table-cell/>
          <table:table-cell office:value-type="float" office:value="1.7769769412674">
            <text:p>1,7769769413</text:p>
          </table:table-cell>
          <table:table-cell office:value-type="float" office:value="1.77709293451481">
            <text:p>1,7770929345</text:p>
          </table:table-cell>
          <table:table-cell office:value-type="float" office:value="1.77712528647406">
            <text:p>1,7771252865</text:p>
          </table:table-cell>
          <table:table-cell/>
          <table:table-cell table:formula="of:=[.$C376]-[.E376]" office:value-type="float" office:value="0.000153585646633703">
            <text:p>0,0001535856</text:p>
          </table:table-cell>
          <table:table-cell table:formula="of:=[.$C376]-[.F376]" office:value-type="float" office:value="0.0000375923992312899">
            <text:p>3,75923992312899E-005</text:p>
          </table:table-cell>
          <table:table-cell table:formula="of:=[.$C376]-[.G376]" office:value-type="float" office:value="0.00000524043997529589">
            <text:p>5,24043997529589E-006</text:p>
          </table:table-cell>
          <table:table-cell table:number-columns-repeated="4"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0.5">
            <text:p>0,5</text:p>
          </table:table-cell>
          <table:table-cell office:value-type="float" office:value="1.82211880039051">
            <text:p>1,8221188004</text:p>
          </table:table-cell>
          <table:table-cell/>
          <table:table-cell office:value-type="float" office:value="1.82191946696123">
            <text:p>1,821919467</text:p>
          </table:table-cell>
          <table:table-cell office:value-type="float" office:value="1.82209308167367">
            <text:p>1,8220930817</text:p>
          </table:table-cell>
          <table:table-cell office:value-type="float" office:value="1.82212372267487">
            <text:p>1,8221237227</text:p>
          </table:table-cell>
          <table:table-cell/>
          <table:table-cell table:formula="of:=[.$C377]-[.E377]" office:value-type="float" office:value="0.000199333429279136">
            <text:p>0,0001993334</text:p>
          </table:table-cell>
          <table:table-cell table:formula="of:=[.$C377]-[.F377]" office:value-type="float" office:value="0.0000257187168433148">
            <text:p>2,57187168433148E-005</text:p>
          </table:table-cell>
          <table:table-cell table:formula="of:=[.$C377]-[.G377]" office:value-type="float" office:value="-0.00000492228436121955">
            <text:p>-4,92228436121955E-006</text:p>
          </table:table-cell>
          <table:table-cell table:number-columns-repeated="4"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0.75">
            <text:p>0,75</text:p>
          </table:table-cell>
          <table:table-cell office:value-type="float" office:value="1.86824595743222">
            <text:p>1,8682459574</text:p>
          </table:table-cell>
          <table:table-cell/>
          <table:table-cell office:value-type="float" office:value="1.86808059494887">
            <text:p>1,8680805949</text:p>
          </table:table-cell>
          <table:table-cell office:value-type="float" office:value="1.86825563502322">
            <text:p>1,868255635</text:p>
          </table:table-cell>
          <table:table-cell office:value-type="float" office:value="1.86824857231473">
            <text:p>1,8682485723</text:p>
          </table:table-cell>
          <table:table-cell/>
          <table:table-cell table:formula="of:=[.$C378]-[.E378]" office:value-type="float" office:value="0.00016536248335175">
            <text:p>0,0001653625</text:p>
          </table:table-cell>
          <table:table-cell table:formula="of:=[.$C378]-[.F378]" office:value-type="float" office:value="-0.00000967759099701482">
            <text:p>-9,67759099701482E-006</text:p>
          </table:table-cell>
          <table:table-cell table:formula="of:=[.$C378]-[.G378]" office:value-type="float" office:value="-0.00000261488250763442">
            <text:p>-2,61488250763442E-006</text:p>
          </table:table-cell>
          <table:table-cell table:number-columns-repeated="4"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1">
            <text:p>1</text:p>
          </table:table-cell>
          <table:table-cell office:value-type="float" office:value="1.9155408290139">
            <text:p>1,915540829</text:p>
          </table:table-cell>
          <table:table-cell/>
          <table:table-cell office:value-type="float" office:value="1.91546032523033">
            <text:p>1,9154603252</text:p>
          </table:table-cell>
          <table:table-cell office:value-type="float" office:value="1.91558059456347">
            <text:p>1,9155805946</text:p>
          </table:table-cell>
          <table:table-cell office:value-type="float" office:value="1.9155345063812">
            <text:p>1,9155345064</text:p>
          </table:table-cell>
          <table:table-cell/>
          <table:table-cell table:formula="of:=[.$C379]-[.E379]" office:value-type="float" office:value="0.0000805037835691635">
            <text:p>8,05037835691635E-005</text:p>
          </table:table-cell>
          <table:table-cell table:formula="of:=[.$C379]-[.F379]" office:value-type="float" office:value="-0.0000397655495709692">
            <text:p>-3,97655495709692E-005</text:p>
          </table:table-cell>
          <table:table-cell table:formula="of:=[.$C379]-[.G379]" office:value-type="float" office:value="0.00000632263269761957">
            <text:p>6,32263269761957E-006</text:p>
          </table:table-cell>
          <table:table-cell table:number-columns-repeated="4"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1.25">
            <text:p>1,25</text:p>
          </table:table-cell>
          <table:table-cell office:value-type="float" office:value="1.96403297596985">
            <text:p>1,964032976</text:p>
          </table:table-cell>
          <table:table-cell/>
          <table:table-cell office:value-type="float" office:value="1.9640586578056">
            <text:p>1,9640586578</text:p>
          </table:table-cell>
          <table:table-cell office:value-type="float" office:value="1.96406796029441">
            <text:p>1,9640679603</text:p>
          </table:table-cell>
          <table:table-cell office:value-type="float" office:value="1.96403723876973">
            <text:p>1,9640372388</text:p>
          </table:table-cell>
          <table:table-cell/>
          <table:table-cell table:formula="of:=[.$C380]-[.E380]" office:value-type="float" office:value="-0.0000256818357522448">
            <text:p>-2,56818357522448E-005</text:p>
          </table:table-cell>
          <table:table-cell table:formula="of:=[.$C380]-[.F380]" office:value-type="float" office:value="-0.0000349843245621706">
            <text:p>-3,49843245621706E-005</text:p>
          </table:table-cell>
          <table:table-cell table:formula="of:=[.$C380]-[.G380]" office:value-type="float" office:value="-0.00000426279988485767">
            <text:p>-4,26279988485767E-006</text:p>
          </table:table-cell>
          <table:table-cell table:number-columns-repeated="4"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1.5">
            <text:p>1,5</text:p>
          </table:table-cell>
          <table:table-cell office:value-type="float" office:value="2.01375270747048">
            <text:p>2,0137527075</text:p>
          </table:table-cell>
          <table:table-cell/>
          <table:table-cell office:value-type="float" office:value="2.01387559267469">
            <text:p>2,0138755927</text:p>
          </table:table-cell>
          <table:table-cell office:value-type="float" office:value="2.01372788978977">
            <text:p>2,0137278898</text:p>
          </table:table-cell>
          <table:table-cell office:value-type="float" office:value="2.01375749743256">
            <text:p>2,0137574974</text:p>
          </table:table-cell>
          <table:table-cell/>
          <table:table-cell table:formula="of:=[.$C381]-[.E381]" office:value-type="float" office:value="-0.000122885204210998">
            <text:p>-0,0001228852</text:p>
          </table:table-cell>
          <table:table-cell table:formula="of:=[.$C381]-[.F381]" office:value-type="float" office:value="0.0000248176807020606">
            <text:p>2,48176807020606E-005</text:p>
          </table:table-cell>
          <table:table-cell table:formula="of:=[.$C381]-[.G381]" office:value-type="float" office:value="-0.00000478996207986526">
            <text:p>-0,00000479</text:p>
          </table:table-cell>
          <table:table-cell table:number-columns-repeated="4"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1.75">
            <text:p>1,75</text:p>
          </table:table-cell>
          <table:table-cell office:value-type="float" office:value="2.06473109996649">
            <text:p>2,0647311</text:p>
          </table:table-cell>
          <table:table-cell/>
          <table:table-cell office:value-type="float" office:value="2.06491112983759">
            <text:p>2,0649111298</text:p>
          </table:table-cell>
          <table:table-cell office:value-type="float" office:value="2.06468772927927">
            <text:p>2,0646877293</text:p>
          </table:table-cell>
          <table:table-cell office:value-type="float" office:value="2.06472381268403">
            <text:p>2,0647238127</text:p>
          </table:table-cell>
          <table:table-cell/>
          <table:table-cell table:formula="of:=[.$C382]-[.E382]" office:value-type="float" office:value="-0.000180029871104992">
            <text:p>-0,0001800299</text:p>
          </table:table-cell>
          <table:table-cell table:formula="of:=[.$C382]-[.F382]" office:value-type="float" office:value="0.0000433706872202677">
            <text:p>4,33706872202677E-005</text:p>
          </table:table-cell>
          <table:table-cell table:formula="of:=[.$C382]-[.G382]" office:value-type="float" office:value="0.00000728728246057742">
            <text:p>7,28728246057742E-006</text:p>
          </table:table-cell>
          <table:table-cell table:number-columns-repeated="4"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2">
            <text:p>2</text:p>
          </table:table-cell>
          <table:table-cell office:value-type="float" office:value="2.11700001661267">
            <text:p>2,1170000166</text:p>
          </table:table-cell>
          <table:table-cell/>
          <table:table-cell office:value-type="float" office:value="2.11716526929431">
            <text:p>2,1171652693</text:p>
          </table:table-cell>
          <table:table-cell office:value-type="float" office:value="2.11698464273494">
            <text:p>2,1169846427</text:p>
          </table:table-cell>
          <table:table-cell office:value-type="float" office:value="2.11700334512331">
            <text:p>2,1170033451</text:p>
          </table:table-cell>
          <table:table-cell/>
          <table:table-cell table:formula="of:=[.$C383]-[.E383]" office:value-type="float" office:value="-0.000165252681636918">
            <text:p>-0,0001652527</text:p>
          </table:table-cell>
          <table:table-cell table:formula="of:=[.$C383]-[.F383]" office:value-type="float" office:value="0.0000153738777353141">
            <text:p>1,53738777353141E-005</text:p>
          </table:table-cell>
          <table:table-cell table:formula="of:=[.$C383]-[.G383]" office:value-type="float" office:value="-0.00000332851063511441">
            <text:p>-3,32851063511441E-006</text:p>
          </table:table-cell>
          <table:table-cell table:number-columns-repeated="4"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2.25">
            <text:p>2,25</text:p>
          </table:table-cell>
          <table:table-cell office:value-type="float" office:value="2.17059212718344">
            <text:p>2,1705921272</text:p>
          </table:table-cell>
          <table:table-cell/>
          <table:table-cell office:value-type="float" office:value="2.17063801104485">
            <text:p>2,170638011</text:p>
          </table:table-cell>
          <table:table-cell office:value-type="float" office:value="2.17061863015679">
            <text:p>2,1706186302</text:p>
          </table:table-cell>
          <table:table-cell office:value-type="float" office:value="2.17059888569796">
            <text:p>2,1705988857</text:p>
          </table:table-cell>
          <table:table-cell/>
          <table:table-cell table:formula="of:=[.$C384]-[.E384]" office:value-type="float" office:value="-0.0000458838614045831">
            <text:p>-4,58838614045831E-005</text:p>
          </table:table-cell>
          <table:table-cell table:formula="of:=[.$C384]-[.F384]" office:value-type="float" office:value="-0.0000265029733506061">
            <text:p>-0,000026503</text:p>
          </table:table-cell>
          <table:table-cell table:formula="of:=[.$C384]-[.G384]" office:value-type="float" office:value="-0.00000675851452092147">
            <text:p>-6,75851452092147E-006</text:p>
          </table:table-cell>
          <table:table-cell table:number-columns-repeated="4"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2.5">
            <text:p>2,5</text:p>
          </table:table-cell>
          <table:table-cell office:value-type="float" office:value="2.22554092849247">
            <text:p>2,2255409285</text:p>
          </table:table-cell>
          <table:table-cell/>
          <table:table-cell office:value-type="float" office:value="2.22545546694444">
            <text:p>2,2254554669</text:p>
          </table:table-cell>
          <table:table-cell office:value-type="float" office:value="2.22558969154483">
            <text:p>2,2255896915</text:p>
          </table:table-cell>
          <table:table-cell office:value-type="float" office:value="2.22553292544567">
            <text:p>2,2255329254</text:p>
          </table:table-cell>
          <table:table-cell/>
          <table:table-cell table:formula="of:=[.$C385]-[.E385]" office:value-type="float" office:value="0.0000854615480321286">
            <text:p>8,54615480321286E-005</text:p>
          </table:table-cell>
          <table:table-cell table:formula="of:=[.$C385]-[.F385]" office:value-type="float" office:value="-0.0000487630523591243">
            <text:p>-4,87630523591243E-005</text:p>
          </table:table-cell>
          <table:table-cell table:formula="of:=[.$C385]-[.G385]" office:value-type="float" office:value="0.00000800304679371422">
            <text:p>0,000008003</text:p>
          </table:table-cell>
          <table:table-cell table:number-columns-repeated="4"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2.75">
            <text:p>2,75</text:p>
          </table:table-cell>
          <table:table-cell office:value-type="float" office:value="2.2818807653293">
            <text:p>2,2818807653</text:p>
          </table:table-cell>
          <table:table-cell/>
          <table:table-cell office:value-type="float" office:value="2.28177876595804">
            <text:p>2,281778766</text:p>
          </table:table-cell>
          <table:table-cell office:value-type="float" office:value="2.28189782689904">
            <text:p>2,2818978269</text:p>
          </table:table-cell>
          <table:table-cell office:value-type="float" office:value="2.28188291945664">
            <text:p>2,2818829195</text:p>
          </table:table-cell>
          <table:table-cell/>
          <table:table-cell table:formula="of:=[.$C386]-[.E386]" office:value-type="float" office:value="0.000101999371266537">
            <text:p>0,0001019994</text:p>
          </table:table-cell>
          <table:table-cell table:formula="of:=[.$C386]-[.F386]" office:value-type="float" office:value="-0.0000170615697379084">
            <text:p>-1,70615697379084E-005</text:p>
          </table:table-cell>
          <table:table-cell table:formula="of:=[.$C386]-[.G386]" office:value-type="float" office:value="-0.00000215412733250986">
            <text:p>-2,15412733250986E-006</text:p>
          </table:table-cell>
          <table:table-cell table:number-columns-repeated="4"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3">
            <text:p>3</text:p>
          </table:table-cell>
          <table:table-cell office:value-type="float" office:value="2.33964685192599">
            <text:p>2,3396468519</text:p>
          </table:table-cell>
          <table:table-cell/>
          <table:table-cell office:value-type="float" office:value="2.33958969152429">
            <text:p>2,3395896915</text:p>
          </table:table-cell>
          <table:table-cell office:value-type="float" office:value="2.33961594457735">
            <text:p>2,3396159446</text:p>
          </table:table-cell>
          <table:table-cell office:value-type="float" office:value="2.33965536229195">
            <text:p>2,3396553623</text:p>
          </table:table-cell>
          <table:table-cell/>
          <table:table-cell table:formula="of:=[.$C387]-[.E387]" office:value-type="float" office:value="0.0000571604016981198">
            <text:p>5,71604016981198E-005</text:p>
          </table:table-cell>
          <table:table-cell table:formula="of:=[.$C387]-[.F387]" office:value-type="float" office:value="0.0000309073486448597">
            <text:p>3,09073486448597E-005</text:p>
          </table:table-cell>
          <table:table-cell table:formula="of:=[.$C387]-[.G387]" office:value-type="float" office:value="-0.00000851036596039023">
            <text:p>-8,51036596039023E-006</text:p>
          </table:table-cell>
          <table:table-cell table:number-columns-repeated="4"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3.25">
            <text:p>3,25</text:p>
          </table:table-cell>
          <table:table-cell office:value-type="float" office:value="2.3988752939671">
            <text:p>2,398875294</text:p>
          </table:table-cell>
          <table:table-cell/>
          <table:table-cell office:value-type="float" office:value="2.3988882436432">
            <text:p>2,3988882436</text:p>
          </table:table-cell>
          <table:table-cell office:value-type="float" office:value="2.39885631722421">
            <text:p>2,3988563172</text:p>
          </table:table-cell>
          <table:table-cell office:value-type="float" office:value="2.39886281379064">
            <text:p>2,3988628138</text:p>
          </table:table-cell>
          <table:table-cell/>
          <table:table-cell table:formula="of:=[.$C388]-[.E388]" office:value-type="float" office:value="-0.0000129496761029912">
            <text:p>-1,29496761029912E-005</text:p>
          </table:table-cell>
          <table:table-cell table:formula="of:=[.$C388]-[.F388]" office:value-type="float" office:value="0.0000189767428890875">
            <text:p>1,89767428890875E-005</text:p>
          </table:table-cell>
          <table:table-cell table:formula="of:=[.$C388]-[.G388]" office:value-type="float" office:value="0.0000124801764624927">
            <text:p>1,24801764624927E-005</text:p>
          </table:table-cell>
          <table:table-cell table:number-columns-repeated="4"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3.5">
            <text:p>3,5</text:p>
          </table:table-cell>
          <table:table-cell office:value-type="float" office:value="2.45960311115695">
            <text:p>2,4596031112</text:p>
          </table:table-cell>
          <table:table-cell/>
          <table:table-cell office:value-type="float" office:value="2.45967442231476">
            <text:p>2,4596744223</text:p>
          </table:table-cell>
          <table:table-cell office:value-type="float" office:value="2.45961926818492">
            <text:p>2,4596192682</text:p>
          </table:table-cell>
          <table:table-cell office:value-type="float" office:value="2.45959901513344">
            <text:p>2,4595990151</text:p>
          </table:table-cell>
          <table:table-cell/>
          <table:table-cell table:formula="of:=[.$C389]-[.E389]" office:value-type="float" office:value="-0.0000713111578130032">
            <text:p>-7,13111578130032E-005</text:p>
          </table:table-cell>
          <table:table-cell table:formula="of:=[.$C389]-[.F389]" office:value-type="float" office:value="-0.0000161570279693102">
            <text:p>-0,000016157</text:p>
          </table:table-cell>
          <table:table-cell table:formula="of:=[.$C389]-[.G389]" office:value-type="float" office:value="0.00000409602351325589">
            <text:p>0,000004096</text:p>
          </table:table-cell>
          <table:table-cell table:number-columns-repeated="4"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3.75">
            <text:p>3,75</text:p>
          </table:table-cell>
          <table:table-cell office:value-type="float" office:value="2.52186826035815">
            <text:p>2,5218682604</text:p>
          </table:table-cell>
          <table:table-cell/>
          <table:table-cell office:value-type="float" office:value="2.52194822753898">
            <text:p>2,5219482275</text:p>
          </table:table-cell>
          <table:table-cell office:value-type="float" office:value="2.52190479745948">
            <text:p>2,5219047975</text:p>
          </table:table-cell>
          <table:table-cell office:value-type="float" office:value="2.52188141922768">
            <text:p>2,5218814192</text:p>
          </table:table-cell>
          <table:table-cell/>
          <table:table-cell table:formula="of:=[.$C390]-[.E390]" office:value-type="float" office:value="-0.0000799671808295876">
            <text:p>-7,99671808295876E-005</text:p>
          </table:table-cell>
          <table:table-cell table:formula="of:=[.$C390]-[.F390]" office:value-type="float" office:value="-0.0000365371013288929">
            <text:p>-3,65371013288929E-005</text:p>
          </table:table-cell>
          <table:table-cell table:formula="of:=[.$C390]-[.G390]" office:value-type="float" office:value="-0.0000131588695304607">
            <text:p>-1,31588695304607E-005</text:p>
          </table:table-cell>
          <table:table-cell table:number-columns-repeated="4"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4">
            <text:p>4</text:p>
          </table:table-cell>
          <table:table-cell office:value-type="float" office:value="2.58570965931585">
            <text:p>2,5857096593</text:p>
          </table:table-cell>
          <table:table-cell/>
          <table:table-cell office:value-type="float" office:value="2.58570965931585">
            <text:p>2,5857096593</text:p>
          </table:table-cell>
          <table:table-cell office:value-type="float" office:value="2.58571290504788">
            <text:p>2,585712905</text:p>
          </table:table-cell>
          <table:table-cell office:value-type="float" office:value="2.58571002607336">
            <text:p>2,5857100261</text:p>
          </table:table-cell>
          <table:table-cell/>
          <table:table-cell table:formula="of:=[.$C391]-[.E391]" office:value-type="float" office:value="0">
            <text:p>0</text:p>
          </table:table-cell>
          <table:table-cell table:formula="of:=[.$C391]-[.F391]" office:value-type="float" office:value="-0.00000324573203469569">
            <text:p>-3,24573203469569E-006</text:p>
          </table:table-cell>
          <table:table-cell table:formula="of:=[.$C391]-[.G391]" office:value-type="float" office:value="-0.000000366757515468663">
            <text:p>-3,66757515468663E-007</text:p>
          </table:table-cell>
          <table:table-cell table:number-columns-repeated="4"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0">
            <text:p>0</text:p>
          </table:table-cell>
          <table:table-cell office:value-type="float" office:value="1.77713052691404">
            <text:p>1,7771305269</text:p>
          </table:table-cell>
          <table:table-cell/>
          <table:table-cell office:value-type="float" office:value="1.77714415470947">
            <text:p>1,7771441547</text:p>
          </table:table-cell>
          <table:table-cell office:value-type="float" office:value="1.77712828254169">
            <text:p>1,7771282825</text:p>
          </table:table-cell>
          <table:table-cell office:value-type="float" office:value="1.77713039401086">
            <text:p>1,777130394</text:p>
          </table:table-cell>
          <table:table-cell/>
          <table:table-cell table:formula="of:=[.$C392]-[.E392]" office:value-type="float" office:value="-0.0000136277954327912">
            <text:p>-1,36277954327912E-005</text:p>
          </table:table-cell>
          <table:table-cell table:formula="of:=[.$C392]-[.F392]" office:value-type="float" office:value="0.00000224437234930264">
            <text:p>2,24437234930264E-006</text:p>
          </table:table-cell>
          <table:table-cell table:formula="of:=[.$C392]-[.G392]" office:value-type="float" office:value="0.000000132903178018395">
            <text:p>1,32903178018395E-007</text:p>
          </table:table-cell>
          <table:table-cell table:number-columns-repeated="4"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0.25">
            <text:p>0,25</text:p>
          </table:table-cell>
          <table:table-cell office:value-type="float" office:value="1.82211880039051">
            <text:p>1,8221188004</text:p>
          </table:table-cell>
          <table:table-cell/>
          <table:table-cell office:value-type="float" office:value="1.82197567653292">
            <text:p>1,8219756765</text:p>
          </table:table-cell>
          <table:table-cell office:value-type="float" office:value="1.82207566560377">
            <text:p>1,8220756656</text:p>
          </table:table-cell>
          <table:table-cell office:value-type="float" office:value="1.82211303321044">
            <text:p>1,8221130332</text:p>
          </table:table-cell>
          <table:table-cell/>
          <table:table-cell table:formula="of:=[.$C393]-[.E393]" office:value-type="float" office:value="0.000143123857585969">
            <text:p>0,0001431239</text:p>
          </table:table-cell>
          <table:table-cell table:formula="of:=[.$C393]-[.F393]" office:value-type="float" office:value="0.0000431347867437815">
            <text:p>4,31347867437815E-005</text:p>
          </table:table-cell>
          <table:table-cell table:formula="of:=[.$C393]-[.G393]" office:value-type="float" office:value="0.00000576718006928267">
            <text:p>5,76718006928267E-006</text:p>
          </table:table-cell>
          <table:table-cell table:number-columns-repeated="4"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0.5">
            <text:p>0,5</text:p>
          </table:table-cell>
          <table:table-cell office:value-type="float" office:value="1.86824595743222">
            <text:p>1,8682459574</text:p>
          </table:table-cell>
          <table:table-cell/>
          <table:table-cell office:value-type="float" office:value="1.86805651807484">
            <text:p>1,8680565181</text:p>
          </table:table-cell>
          <table:table-cell office:value-type="float" office:value="1.86821487714858">
            <text:p>1,8682148771</text:p>
          </table:table-cell>
          <table:table-cell office:value-type="float" office:value="1.8682506003331">
            <text:p>1,8682506003</text:p>
          </table:table-cell>
          <table:table-cell/>
          <table:table-cell table:formula="of:=[.$C394]-[.E394]" office:value-type="float" office:value="0.000189439357386689">
            <text:p>0,0001894394</text:p>
          </table:table-cell>
          <table:table-cell table:formula="of:=[.$C394]-[.F394]" office:value-type="float" office:value="0.0000310802836394064">
            <text:p>3,10802836394064E-005</text:p>
          </table:table-cell>
          <table:table-cell table:formula="of:=[.$C394]-[.G394]" office:value-type="float" office:value="-0.00000464290088086905">
            <text:p>-4,64290088086905E-006</text:p>
          </table:table-cell>
          <table:table-cell table:number-columns-repeated="4"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0.75">
            <text:p>0,75</text:p>
          </table:table-cell>
          <table:table-cell office:value-type="float" office:value="1.9155408290139">
            <text:p>1,915540829</text:p>
          </table:table-cell>
          <table:table-cell/>
          <table:table-cell office:value-type="float" office:value="1.91538667933521">
            <text:p>1,9153866793</text:p>
          </table:table-cell>
          <table:table-cell office:value-type="float" office:value="1.91554591717614">
            <text:p>1,9155459172</text:p>
          </table:table-cell>
          <table:table-cell office:value-type="float" office:value="1.91554309537885">
            <text:p>1,9155430954</text:p>
          </table:table-cell>
          <table:table-cell/>
          <table:table-cell table:formula="of:=[.$C395]-[.E395]" office:value-type="float" office:value="0.000154149678686988">
            <text:p>0,0001541497</text:p>
          </table:table-cell>
          <table:table-cell table:formula="of:=[.$C395]-[.F395]" office:value-type="float" office:value="-0.00000508816224598085">
            <text:p>-5,08816224598085E-006</text:p>
          </table:table-cell>
          <table:table-cell table:formula="of:=[.$C395]-[.G395]" office:value-type="float" office:value="-0.00000226636495526122">
            <text:p>-2,26636495526122E-006</text:p>
          </table:table-cell>
          <table:table-cell table:number-columns-repeated="4"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1">
            <text:p>1</text:p>
          </table:table-cell>
          <table:table-cell office:value-type="float" office:value="1.96403297596985">
            <text:p>1,964032976</text:p>
          </table:table-cell>
          <table:table-cell/>
          <table:table-cell office:value-type="float" office:value="1.96396616031404">
            <text:p>1,9639661603</text:p>
          </table:table-cell>
          <table:table-cell office:value-type="float" office:value="1.96406878568644">
            <text:p>1,9640687857</text:p>
          </table:table-cell>
          <table:table-cell office:value-type="float" office:value="1.96402606990244">
            <text:p>1,9640260699</text:p>
          </table:table-cell>
          <table:table-cell/>
          <table:table-cell table:formula="of:=[.$C396]-[.E396]" office:value-type="float" office:value="0.0000668156558052413">
            <text:p>6,68156558052413E-005</text:p>
          </table:table-cell>
          <table:table-cell table:formula="of:=[.$C396]-[.F396]" office:value-type="float" office:value="-0.0000358097165953364">
            <text:p>-3,58097165953364E-005</text:p>
          </table:table-cell>
          <table:table-cell table:formula="of:=[.$C396]-[.G396]" office:value-type="float" office:value="0.00000690606740394451">
            <text:p>6,90606740394451E-006</text:p>
          </table:table-cell>
          <table:table-cell table:number-columns-repeated="4"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1.25">
            <text:p>1,25</text:p>
          </table:table-cell>
          <table:table-cell office:value-type="float" office:value="2.01375270747048">
            <text:p>2,0137527075</text:p>
          </table:table-cell>
          <table:table-cell/>
          <table:table-cell office:value-type="float" office:value="2.01379496101134">
            <text:p>2,013794961</text:p>
          </table:table-cell>
          <table:table-cell office:value-type="float" office:value="2.01378348267948">
            <text:p>2,0137834827</text:p>
          </table:table-cell>
          <table:table-cell office:value-type="float" office:value="2.01375664433095">
            <text:p>2,0137566443</text:p>
          </table:table-cell>
          <table:table-cell/>
          <table:table-cell table:formula="of:=[.$C397]-[.E397]" office:value-type="float" office:value="-0.0000422535408595159">
            <text:p>-4,22535408595159E-005</text:p>
          </table:table-cell>
          <table:table-cell table:formula="of:=[.$C397]-[.F397]" office:value-type="float" office:value="-0.0000307752090082936">
            <text:p>-3,07752090082936E-005</text:p>
          </table:table-cell>
          <table:table-cell table:formula="of:=[.$C397]-[.G397]" office:value-type="float" office:value="-0.0000039368604722867">
            <text:p>-3,9368604722867E-006</text:p>
          </table:table-cell>
          <table:table-cell table:number-columns-repeated="4"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1.5">
            <text:p>1,5</text:p>
          </table:table-cell>
          <table:table-cell office:value-type="float" office:value="2.06473109996649">
            <text:p>2,0647311</text:p>
          </table:table-cell>
          <table:table-cell/>
          <table:table-cell office:value-type="float" office:value="2.06487308142709">
            <text:p>2,0648730814</text:p>
          </table:table-cell>
          <table:table-cell office:value-type="float" office:value="2.06470044253968">
            <text:p>2,0647004425</text:p>
          </table:table-cell>
          <table:table-cell office:value-type="float" office:value="2.0647355646062">
            <text:p>2,0647355646</text:p>
          </table:table-cell>
          <table:table-cell/>
          <table:table-cell table:formula="of:=[.$C398]-[.E398]" office:value-type="float" office:value="-0.000141981460604068">
            <text:p>-0,0001419815</text:p>
          </table:table-cell>
          <table:table-cell table:formula="of:=[.$C398]-[.F398]" office:value-type="float" office:value="0.0000306574268069681">
            <text:p>3,06574268069681E-005</text:p>
          </table:table-cell>
          <table:table-cell table:formula="of:=[.$C398]-[.G398]" office:value-type="float" office:value="-0.00000446463970860123">
            <text:p>-4,46463970860123E-006</text:p>
          </table:table-cell>
          <table:table-cell table:number-columns-repeated="4"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1.75">
            <text:p>1,75</text:p>
          </table:table-cell>
          <table:table-cell office:value-type="float" office:value="2.11700001661267">
            <text:p>2,1170000166</text:p>
          </table:table-cell>
          <table:table-cell/>
          <table:table-cell office:value-type="float" office:value="2.11720052156131">
            <text:p>2,1172005216</text:p>
          </table:table-cell>
          <table:table-cell office:value-type="float" office:value="2.11695023277969">
            <text:p>2,1169502328</text:p>
          </table:table-cell>
          <table:table-cell office:value-type="float" office:value="2.11699208982606">
            <text:p>2,1169920898</text:p>
          </table:table-cell>
          <table:table-cell/>
          <table:table-cell table:formula="of:=[.$C399]-[.E399]" office:value-type="float" office:value="-0.00020050494863133">
            <text:p>-0,0002005049</text:p>
          </table:table-cell>
          <table:table-cell table:formula="of:=[.$C399]-[.F399]" office:value-type="float" office:value="0.0000497838329835965">
            <text:p>4,97838329835965E-005</text:p>
          </table:table-cell>
          <table:table-cell table:formula="of:=[.$C399]-[.G399]" office:value-type="float" office:value="0.00000792678661953872">
            <text:p>7,92678661953872E-006</text:p>
          </table:table-cell>
          <table:table-cell table:number-columns-repeated="4"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2">
            <text:p>2</text:p>
          </table:table-cell>
          <table:table-cell office:value-type="float" office:value="2.17059212718344">
            <text:p>2,1705921272</text:p>
          </table:table-cell>
          <table:table-cell/>
          <table:table-cell office:value-type="float" office:value="2.17077728141398">
            <text:p>2,1707772814</text:p>
          </table:table-cell>
          <table:table-cell office:value-type="float" office:value="2.17057092338881">
            <text:p>2,1705709234</text:p>
          </table:table-cell>
          <table:table-cell office:value-type="float" office:value="2.17059507468942">
            <text:p>2,1705950747</text:p>
          </table:table-cell>
          <table:table-cell/>
          <table:table-cell table:formula="of:=[.$C400]-[.E400]" office:value-type="float" office:value="-0.000185154230539109">
            <text:p>-0,0001851542</text:p>
          </table:table-cell>
          <table:table-cell table:formula="of:=[.$C400]-[.F400]" office:value-type="float" office:value="0.0000212037946285548">
            <text:p>2,12037946285548E-005</text:p>
          </table:table-cell>
          <table:table-cell table:formula="of:=[.$C400]-[.G400]" office:value-type="float" office:value="-0.00000294750597751303">
            <text:p>-2,94750597751303E-006</text:p>
          </table:table-cell>
          <table:table-cell table:number-columns-repeated="4"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2.25">
            <text:p>2,25</text:p>
          </table:table-cell>
          <table:table-cell office:value-type="float" office:value="2.22554092849247">
            <text:p>2,2255409285</text:p>
          </table:table-cell>
          <table:table-cell/>
          <table:table-cell office:value-type="float" office:value="2.22560336098512">
            <text:p>2,225603361</text:p>
          </table:table-cell>
          <table:table-cell office:value-type="float" office:value="2.22556251436705">
            <text:p>2,2255625144</text:p>
          </table:table-cell>
          <table:table-cell office:value-type="float" office:value="2.22554737875322">
            <text:p>2,2255473788</text:p>
          </table:table-cell>
          <table:table-cell/>
          <table:table-cell table:formula="of:=[.$C401]-[.E401]" office:value-type="float" office:value="-0.0000624324926503661">
            <text:p>-6,24324926503661E-005</text:p>
          </table:table-cell>
          <table:table-cell table:formula="of:=[.$C401]-[.F401]" office:value-type="float" office:value="-0.0000215858745784558">
            <text:p>-2,15858745784558E-005</text:p>
          </table:table-cell>
          <table:table-cell table:formula="of:=[.$C401]-[.G401]" office:value-type="float" office:value="-0.00000645026075529742">
            <text:p>-6,45026075529742E-006</text:p>
          </table:table-cell>
          <table:table-cell table:number-columns-repeated="4"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2.5">
            <text:p>2,5</text:p>
          </table:table-cell>
          <table:table-cell office:value-type="float" office:value="2.2818807653293">
            <text:p>2,2818807653</text:p>
          </table:table-cell>
          <table:table-cell/>
          <table:table-cell office:value-type="float" office:value="2.28180952701278">
            <text:p>2,281809527</text:p>
          </table:table-cell>
          <table:table-cell office:value-type="float" office:value="2.28192500571439">
            <text:p>2,2819250057</text:p>
          </table:table-cell>
          <table:table-cell office:value-type="float" office:value="2.28187206836978">
            <text:p>2,2818720684</text:p>
          </table:table-cell>
          <table:table-cell/>
          <table:table-cell table:formula="of:=[.$C402]-[.E402]" office:value-type="float" office:value="0.0000712383165240027">
            <text:p>7,12383165240027E-005</text:p>
          </table:table-cell>
          <table:table-cell table:formula="of:=[.$C402]-[.F402]" office:value-type="float" office:value="-0.0000442403850855477">
            <text:p>-4,42403850855477E-005</text:p>
          </table:table-cell>
          <table:table-cell table:formula="of:=[.$C402]-[.G402]" office:value-type="float" office:value="0.00000869695952676608">
            <text:p>0,000008697</text:p>
          </table:table-cell>
          <table:table-cell table:number-columns-repeated="4"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2.75">
            <text:p>2,75</text:p>
          </table:table-cell>
          <table:table-cell office:value-type="float" office:value="2.33964685192599">
            <text:p>2,3396468519</text:p>
          </table:table-cell>
          <table:table-cell/>
          <table:table-cell office:value-type="float" office:value="2.33956010305499">
            <text:p>2,3395601031</text:p>
          </table:table-cell>
          <table:table-cell office:value-type="float" office:value="2.33965839743084">
            <text:p>2,3396583974</text:p>
          </table:table-cell>
          <table:table-cell office:value-type="float" office:value="2.33964855962448">
            <text:p>2,3396485596</text:p>
          </table:table-cell>
          <table:table-cell/>
          <table:table-cell table:formula="of:=[.$C403]-[.E403]" office:value-type="float" office:value="0.0000867488710043496">
            <text:p>8,67488710043496E-005</text:p>
          </table:table-cell>
          <table:table-cell table:formula="of:=[.$C403]-[.F403]" office:value-type="float" office:value="-0.0000115455048526059">
            <text:p>-1,15455048526059E-005</text:p>
          </table:table-cell>
          <table:table-cell table:formula="of:=[.$C403]-[.G403]" office:value-type="float" office:value="-0.00000170769849106023">
            <text:p>-1,70769849106023E-006</text:p>
          </table:table-cell>
          <table:table-cell table:number-columns-repeated="4"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3">
            <text:p>3</text:p>
          </table:table-cell>
          <table:table-cell office:value-type="float" office:value="2.3988752939671">
            <text:p>2,398875294</text:p>
          </table:table-cell>
          <table:table-cell/>
          <table:table-cell office:value-type="float" office:value="2.39883564963042">
            <text:p>2,3988356496</text:p>
          </table:table-cell>
          <table:table-cell office:value-type="float" office:value="2.39883760181504">
            <text:p>2,3988376018</text:p>
          </table:table-cell>
          <table:table-cell office:value-type="float" office:value="2.39888350915075">
            <text:p>2,3988835092</text:p>
          </table:table-cell>
          <table:table-cell/>
          <table:table-cell table:formula="of:=[.$C404]-[.E404]" office:value-type="float" office:value="0.0000396443366783572">
            <text:p>3,96443366783572E-005</text:p>
          </table:table-cell>
          <table:table-cell table:formula="of:=[.$C404]-[.F404]" office:value-type="float" office:value="0.0000376921520612861">
            <text:p>3,76921520612861E-005</text:p>
          </table:table-cell>
          <table:table-cell table:formula="of:=[.$C404]-[.G404]" office:value-type="float" office:value="-0.00000821518365334839">
            <text:p>-8,21518365334839E-006</text:p>
          </table:table-cell>
          <table:table-cell table:number-columns-repeated="4"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3.25">
            <text:p>3,25</text:p>
          </table:table-cell>
          <table:table-cell office:value-type="float" office:value="2.45960311115695">
            <text:p>2,4596031112</text:p>
          </table:table-cell>
          <table:table-cell/>
          <table:table-cell office:value-type="float" office:value="2.45963616673908">
            <text:p>2,4596361667</text:p>
          </table:table-cell>
          <table:table-cell office:value-type="float" office:value="2.45957757783965">
            <text:p>2,4595775778</text:p>
          </table:table-cell>
          <table:table-cell office:value-type="float" office:value="2.45958982910311">
            <text:p>2,4595898291</text:p>
          </table:table-cell>
          <table:table-cell/>
          <table:table-cell table:formula="of:=[.$C405]-[.E405]" office:value-type="float" office:value="-0.0000330555821284051">
            <text:p>-3,30555821284051E-005</text:p>
          </table:table-cell>
          <table:table-cell table:formula="of:=[.$C405]-[.F405]" office:value-type="float" office:value="0.0000255333172987093">
            <text:p>2,55333172987093E-005</text:p>
          </table:table-cell>
          <table:table-cell table:formula="of:=[.$C405]-[.G405]" office:value-type="float" office:value="0.0000132820538416567">
            <text:p>1,32820538416567E-005</text:p>
          </table:table-cell>
          <table:table-cell table:number-columns-repeated="4"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3.5">
            <text:p>3,5</text:p>
          </table:table-cell>
          <table:table-cell office:value-type="float" office:value="2.52186826035815">
            <text:p>2,5218682604</text:p>
          </table:table-cell>
          <table:table-cell/>
          <table:table-cell office:value-type="float" office:value="2.52196165438096">
            <text:p>2,5219616544</text:p>
          </table:table-cell>
          <table:table-cell office:value-type="float" office:value="2.52187861334077">
            <text:p>2,5218786133</text:p>
          </table:table-cell>
          <table:table-cell office:value-type="float" office:value="2.52186359116039">
            <text:p>2,5218635912</text:p>
          </table:table-cell>
          <table:table-cell/>
          <table:table-cell table:formula="of:=[.$C406]-[.E406]" office:value-type="float" office:value="-0.0000933940228140528">
            <text:p>-0,000093394</text:p>
          </table:table-cell>
          <table:table-cell table:formula="of:=[.$C406]-[.F406]" office:value-type="float" office:value="-0.0000103529826187554">
            <text:p>-0,000010353</text:p>
          </table:table-cell>
          <table:table-cell table:formula="of:=[.$C406]-[.G406]" office:value-type="float" office:value="0.00000466919775332642">
            <text:p>4,66919775332642E-006</text:p>
          </table:table-cell>
          <table:table-cell table:number-columns-repeated="4"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3.75">
            <text:p>3,75</text:p>
          </table:table-cell>
          <table:table-cell office:value-type="float" office:value="2.58570965931585">
            <text:p>2,5857096593</text:p>
          </table:table-cell>
          <table:table-cell/>
          <table:table-cell office:value-type="float" office:value="2.58581211255607">
            <text:p>2,5858121126</text:p>
          </table:table-cell>
          <table:table-cell office:value-type="float" office:value="2.58574070831839">
            <text:p>2,5857407083</text:p>
          </table:table-cell>
          <table:table-cell office:value-type="float" office:value="2.58572265236415">
            <text:p>2,5857226524</text:p>
          </table:table-cell>
          <table:table-cell/>
          <table:table-cell table:formula="of:=[.$C407]-[.E407]" office:value-type="float" office:value="-0.000102453240225842">
            <text:p>-0,0001024532</text:p>
          </table:table-cell>
          <table:table-cell table:formula="of:=[.$C407]-[.F407]" office:value-type="float" office:value="-0.0000310490025388077">
            <text:p>-0,000031049</text:p>
          </table:table-cell>
          <table:table-cell table:formula="of:=[.$C407]-[.G407]" office:value-type="float" office:value="-0.0000129930482994922">
            <text:p>-0,000012993</text:p>
          </table:table-cell>
          <table:table-cell table:number-columns-repeated="4"/>
        </table:table-row>
        <table:table-row table:style-name="ro1">
          <table:table-cell office:value-type="float" office:value="5.75">
            <text:p>5,75</text:p>
          </table:table-cell>
          <table:table-cell office:value-type="float" office:value="4">
            <text:p>4</text:p>
          </table:table-cell>
          <table:table-cell office:value-type="float" office:value="2.65116721098261">
            <text:p>2,651167211</text:p>
          </table:table-cell>
          <table:table-cell/>
          <table:table-cell office:value-type="float" office:value="2.65118754126441">
            <text:p>2,6511875413</text:p>
          </table:table-cell>
          <table:table-cell office:value-type="float" office:value="2.65116386277251">
            <text:p>2,6511638628</text:p>
          </table:table-cell>
          <table:table-cell office:value-type="float" office:value="2.65116701271436">
            <text:p>2,6511670127</text:p>
          </table:table-cell>
          <table:table-cell/>
          <table:table-cell table:formula="of:=[.$C408]-[.E408]" office:value-type="float" office:value="-0.0000203302818002626">
            <text:p>-2,03302818002626E-005</text:p>
          </table:table-cell>
          <table:table-cell table:formula="of:=[.$C408]-[.F408]" office:value-type="float" office:value="0.00000334821010117281">
            <text:p>3,34821010117281E-006</text:p>
          </table:table-cell>
          <table:table-cell table:formula="of:=[.$C408]-[.G408]" office:value-type="float" office:value="0.000000198268244044897">
            <text:p>1,98268244044897E-007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82211880039051">
            <text:p>1,8221188004</text:p>
          </table:table-cell>
          <table:table-cell/>
          <table:table-cell office:value-type="float" office:value="1.82211880039051">
            <text:p>1,8221188004</text:p>
          </table:table-cell>
          <table:table-cell office:value-type="float" office:value="1.82212142835553">
            <text:p>1,8221214284</text:p>
          </table:table-cell>
          <table:table-cell office:value-type="float" office:value="1.82211838330721">
            <text:p>1,8221183833</text:p>
          </table:table-cell>
          <table:table-cell/>
          <table:table-cell table:formula="of:=[.$C409]-[.E409]" office:value-type="float" office:value="0">
            <text:p>0</text:p>
          </table:table-cell>
          <table:table-cell table:formula="of:=[.$C409]-[.F409]" office:value-type="float" office:value="-0.00000262796501915297">
            <text:p>-0,000002628</text:p>
          </table:table-cell>
          <table:table-cell table:formula="of:=[.$C409]-[.G409]" office:value-type="float" office:value="0.000000417083299897314">
            <text:p>4,17083299897314E-007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5">
            <text:p>0,25</text:p>
          </table:table-cell>
          <table:table-cell office:value-type="float" office:value="1.86824595743222">
            <text:p>1,8682459574</text:p>
          </table:table-cell>
          <table:table-cell/>
          <table:table-cell office:value-type="float" office:value="1.86808490624918">
            <text:p>1,8680849062</text:p>
          </table:table-cell>
          <table:table-cell office:value-type="float" office:value="1.86820679497661">
            <text:p>1,868206795</text:p>
          </table:table-cell>
          <table:table-cell office:value-type="float" office:value="1.86823975686564">
            <text:p>1,8682397569</text:p>
          </table:table-cell>
          <table:table-cell/>
          <table:table-cell table:formula="of:=[.$C410]-[.E410]" office:value-type="float" office:value="0.000161051183040994">
            <text:p>0,0001610512</text:p>
          </table:table-cell>
          <table:table-cell table:formula="of:=[.$C410]-[.F410]" office:value-type="float" office:value="0.0000391624556126402">
            <text:p>3,91624556126402E-005</text:p>
          </table:table-cell>
          <table:table-cell table:formula="of:=[.$C410]-[.G410]" office:value-type="float" office:value="0.00000620056658728885">
            <text:p>6,20056658728885E-006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5">
            <text:p>0,5</text:p>
          </table:table-cell>
          <table:table-cell office:value-type="float" office:value="1.9155408290139">
            <text:p>1,915540829</text:p>
          </table:table-cell>
          <table:table-cell/>
          <table:table-cell office:value-type="float" office:value="1.91533194451957">
            <text:p>1,9153319445</text:p>
          </table:table-cell>
          <table:table-cell office:value-type="float" office:value="1.91551415655267">
            <text:p>1,9155141566</text:p>
          </table:table-cell>
          <table:table-cell office:value-type="float" office:value="1.91554529510832">
            <text:p>1,9155452951</text:p>
          </table:table-cell>
          <table:table-cell/>
          <table:table-cell table:formula="of:=[.$C411]-[.E411]" office:value-type="float" office:value="0.000208884494325545">
            <text:p>0,0002088845</text:p>
          </table:table-cell>
          <table:table-cell table:formula="of:=[.$C411]-[.F411]" office:value-type="float" office:value="0.000026672461225008">
            <text:p>2,6672461225008E-005</text:p>
          </table:table-cell>
          <table:table-cell table:formula="of:=[.$C411]-[.G411]" office:value-type="float" office:value="-0.00000446609442450452">
            <text:p>-4,46609442450452E-006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5">
            <text:p>0,75</text:p>
          </table:table-cell>
          <table:table-cell office:value-type="float" office:value="1.96403297596985">
            <text:p>1,964032976</text:p>
          </table:table-cell>
          <table:table-cell/>
          <table:table-cell office:value-type="float" office:value="1.96385991520168">
            <text:p>1,9638599152</text:p>
          </table:table-cell>
          <table:table-cell office:value-type="float" office:value="1.96404351308371">
            <text:p>1,9640435131</text:p>
          </table:table-cell>
          <table:table-cell office:value-type="float" office:value="1.96403499803527">
            <text:p>1,964034998</text:p>
          </table:table-cell>
          <table:table-cell/>
          <table:table-cell table:formula="of:=[.$C412]-[.E412]" office:value-type="float" office:value="0.000173060768170252">
            <text:p>0,0001730608</text:p>
          </table:table-cell>
          <table:table-cell table:formula="of:=[.$C412]-[.F412]" office:value-type="float" office:value="-0.0000105371138643395">
            <text:p>-1,05371138643395E-005</text:p>
          </table:table-cell>
          <table:table-cell table:formula="of:=[.$C412]-[.G412]" office:value-type="float" office:value="-0.00000202206541932703">
            <text:p>-2,02206541932703E-006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01375270747048">
            <text:p>2,0137527075</text:p>
          </table:table-cell>
          <table:table-cell/>
          <table:table-cell office:value-type="float" office:value="2.0136688182955">
            <text:p>2,0136688183</text:p>
          </table:table-cell>
          <table:table-cell office:value-type="float" office:value="2.01379486456973">
            <text:p>2,0137948646</text:p>
          </table:table-cell>
          <table:table-cell office:value-type="float" office:value="2.01374531780944">
            <text:p>2,0137453178</text:p>
          </table:table-cell>
          <table:table-cell/>
          <table:table-cell table:formula="of:=[.$C413]-[.E413]" office:value-type="float" office:value="0.0000838891749759263">
            <text:p>8,38891749759263E-005</text:p>
          </table:table-cell>
          <table:table-cell table:formula="of:=[.$C413]-[.F413]" office:value-type="float" office:value="-0.0000421570992550357">
            <text:p>-4,21570992550357E-005</text:p>
          </table:table-cell>
          <table:table-cell table:formula="of:=[.$C413]-[.G413]" office:value-type="float" office:value="0.00000738966103908112">
            <text:p>7,38966103908112E-006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25">
            <text:p>1,25</text:p>
          </table:table-cell>
          <table:table-cell office:value-type="float" office:value="2.06473109996649">
            <text:p>2,0647311</text:p>
          </table:table-cell>
          <table:table-cell/>
          <table:table-cell office:value-type="float" office:value="2.06475865380104">
            <text:p>2,0647586538</text:p>
          </table:table-cell>
          <table:table-cell office:value-type="float" office:value="2.06476821101073">
            <text:p>2,064768211</text:p>
          </table:table-cell>
          <table:table-cell office:value-type="float" office:value="2.06473482024214">
            <text:p>2,0647348202</text:p>
          </table:table-cell>
          <table:table-cell/>
          <table:table-cell table:formula="of:=[.$C414]-[.E414]" office:value-type="float" office:value="-0.000027553834553995">
            <text:p>-2,7553834553995E-005</text:p>
          </table:table-cell>
          <table:table-cell table:formula="of:=[.$C414]-[.F414]" office:value-type="float" office:value="-0.0000371110442451972">
            <text:p>-0,000037111</text:p>
          </table:table-cell>
          <table:table-cell table:formula="of:=[.$C414]-[.G414]" office:value-type="float" office:value="-0.00000372027565775923">
            <text:p>-3,72027565775923E-006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5">
            <text:p>1,5</text:p>
          </table:table-cell>
          <table:table-cell office:value-type="float" office:value="2.11700001661267">
            <text:p>2,1170000166</text:p>
          </table:table-cell>
          <table:table-cell/>
          <table:table-cell office:value-type="float" office:value="2.1171294217183">
            <text:p>2,1171294217</text:p>
          </table:table-cell>
          <table:table-cell office:value-type="float" office:value="2.11697429031129">
            <text:p>2,1169742903</text:p>
          </table:table-cell>
          <table:table-cell office:value-type="float" office:value="2.11700427007667">
            <text:p>2,1170042701</text:p>
          </table:table-cell>
          <table:table-cell/>
          <table:table-cell table:formula="of:=[.$C415]-[.E415]" office:value-type="float" office:value="-0.000129405105623093">
            <text:p>-0,0001294051</text:p>
          </table:table-cell>
          <table:table-cell table:formula="of:=[.$C415]-[.F415]" office:value-type="float" office:value="0.0000257263013834219">
            <text:p>2,57263013834219E-005</text:p>
          </table:table-cell>
          <table:table-cell table:formula="of:=[.$C415]-[.G415]" office:value-type="float" office:value="-0.00000425346399168802">
            <text:p>-4,25346399168802E-006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75">
            <text:p>1,75</text:p>
          </table:table-cell>
          <table:table-cell office:value-type="float" office:value="2.17059212718344">
            <text:p>2,1705921272</text:p>
          </table:table-cell>
          <table:table-cell/>
          <table:table-cell office:value-type="float" office:value="2.17078112204727">
            <text:p>2,170781122</text:p>
          </table:table-cell>
          <table:table-cell office:value-type="float" office:value="2.17054698188795">
            <text:p>2,1705469819</text:p>
          </table:table-cell>
          <table:table-cell office:value-type="float" office:value="2.17058366819943">
            <text:p>2,1705836682</text:p>
          </table:table-cell>
          <table:table-cell/>
          <table:table-cell table:formula="of:=[.$C416]-[.E416]" office:value-type="float" office:value="-0.000188994863829617">
            <text:p>-0,0001889949</text:p>
          </table:table-cell>
          <table:table-cell table:formula="of:=[.$C416]-[.F416]" office:value-type="float" office:value="0.0000451452954903786">
            <text:p>4,51452954903786E-005</text:p>
          </table:table-cell>
          <table:table-cell table:formula="of:=[.$C416]-[.G416]" office:value-type="float" office:value="0.00000845898400791967">
            <text:p>0,000008459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.22554092849247">
            <text:p>2,2255409285</text:p>
          </table:table-cell>
          <table:table-cell/>
          <table:table-cell office:value-type="float" office:value="2.22571375478796">
            <text:p>2,2257137548</text:p>
          </table:table-cell>
          <table:table-cell office:value-type="float" office:value="2.2255252547971">
            <text:p>2,2255252548</text:p>
          </table:table-cell>
          <table:table-cell office:value-type="float" office:value="2.22554361139862">
            <text:p>2,2255436114</text:p>
          </table:table-cell>
          <table:table-cell/>
          <table:table-cell table:formula="of:=[.$C417]-[.E417]" office:value-type="float" office:value="-0.000172826295495199">
            <text:p>-0,0001728263</text:p>
          </table:table-cell>
          <table:table-cell table:formula="of:=[.$C417]-[.F417]" office:value-type="float" office:value="0.0000156736953722536">
            <text:p>1,56736953722536E-005</text:p>
          </table:table-cell>
          <table:table-cell table:formula="of:=[.$C417]-[.G417]" office:value-type="float" office:value="-0.00000268290615190736">
            <text:p>-2,68290615190736E-006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25">
            <text:p>2,25</text:p>
          </table:table-cell>
          <table:table-cell office:value-type="float" office:value="2.2818807653293">
            <text:p>2,2818807653</text:p>
          </table:table-cell>
          <table:table-cell/>
          <table:table-cell office:value-type="float" office:value="2.28192731994037">
            <text:p>2,2819273199</text:p>
          </table:table-cell>
          <table:table-cell office:value-type="float" office:value="2.28190910903872">
            <text:p>2,281909109</text:p>
          </table:table-cell>
          <table:table-cell office:value-type="float" office:value="2.28188703128488">
            <text:p>2,2818870313</text:p>
          </table:table-cell>
          <table:table-cell/>
          <table:table-cell table:formula="of:=[.$C418]-[.E418]" office:value-type="float" office:value="-0.0000465546110670623">
            <text:p>-4,65546110670623E-005</text:p>
          </table:table-cell>
          <table:table-cell table:formula="of:=[.$C418]-[.F418]" office:value-type="float" office:value="-0.0000283437094164007">
            <text:p>-2,83437094164007E-005</text:p>
          </table:table-cell>
          <table:table-cell table:formula="of:=[.$C418]-[.G418]" office:value-type="float" office:value="-0.00000626595557884357">
            <text:p>-0,000006266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5">
            <text:p>2,5</text:p>
          </table:table-cell>
          <table:table-cell office:value-type="float" office:value="2.33964685192599">
            <text:p>2,3396468519</text:p>
          </table:table-cell>
          <table:table-cell/>
          <table:table-cell office:value-type="float" office:value="2.33955588619438">
            <text:p>2,3395558862</text:p>
          </table:table-cell>
          <table:table-cell office:value-type="float" office:value="2.33969854461283">
            <text:p>2,3396985446</text:p>
          </table:table-cell>
          <table:table-cell office:value-type="float" office:value="2.33963757896177">
            <text:p>2,339637579</text:p>
          </table:table-cell>
          <table:table-cell/>
          <table:table-cell table:formula="of:=[.$C419]-[.E419]" office:value-type="float" office:value="0.0000909657316148227">
            <text:p>9,09657316148227E-005</text:p>
          </table:table-cell>
          <table:table-cell table:formula="of:=[.$C419]-[.F419]" office:value-type="float" office:value="-0.0000516926868368017">
            <text:p>-5,16926868368017E-005</text:p>
          </table:table-cell>
          <table:table-cell table:formula="of:=[.$C419]-[.G419]" office:value-type="float" office:value="0.00000927296421870949">
            <text:p>0,000009273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75">
            <text:p>2,75</text:p>
          </table:table-cell>
          <table:table-cell office:value-type="float" office:value="2.3988752939671">
            <text:p>2,398875294</text:p>
          </table:table-cell>
          <table:table-cell/>
          <table:table-cell office:value-type="float" office:value="2.39876794918612">
            <text:p>2,3987679492</text:p>
          </table:table-cell>
          <table:table-cell office:value-type="float" office:value="2.39889356151942">
            <text:p>2,3988935615</text:p>
          </table:table-cell>
          <table:table-cell office:value-type="float" office:value="2.39887668342408">
            <text:p>2,3988766834</text:p>
          </table:table-cell>
          <table:table-cell/>
          <table:table-cell table:formula="of:=[.$C420]-[.E420]" office:value-type="float" office:value="0.000107344780979179">
            <text:p>0,0001073448</text:p>
          </table:table-cell>
          <table:table-cell table:formula="of:=[.$C420]-[.F420]" office:value-type="float" office:value="-0.0000182675523201503">
            <text:p>-1,82675523201503E-005</text:p>
          </table:table-cell>
          <table:table-cell table:formula="of:=[.$C420]-[.G420]" office:value-type="float" office:value="-0.00000138945697836235">
            <text:p>-1,38945697836235E-006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.45960311115695">
            <text:p>2,4596031112</text:p>
          </table:table-cell>
          <table:table-cell/>
          <table:table-cell office:value-type="float" office:value="2.45954358313214">
            <text:p>2,4595435831</text:p>
          </table:table-cell>
          <table:table-cell office:value-type="float" office:value="2.45957113824961">
            <text:p>2,4595711382</text:p>
          </table:table-cell>
          <table:table-cell office:value-type="float" office:value="2.45961116998551">
            <text:p>2,45961117</text:p>
          </table:table-cell>
          <table:table-cell/>
          <table:table-cell table:formula="of:=[.$C421]-[.E421]" office:value-type="float" office:value="0.0000595280248081309">
            <text:p>0,000059528</text:p>
          </table:table-cell>
          <table:table-cell table:formula="of:=[.$C421]-[.F421]" office:value-type="float" office:value="0.0000319729073390285">
            <text:p>3,19729073390285E-005</text:p>
          </table:table-cell>
          <table:table-cell table:formula="of:=[.$C421]-[.G421]" office:value-type="float" office:value="-0.00000805882856402818">
            <text:p>-8,05882856402818E-006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25">
            <text:p>3,25</text:p>
          </table:table-cell>
          <table:table-cell office:value-type="float" office:value="2.52186826035815">
            <text:p>2,5218682604</text:p>
          </table:table-cell>
          <table:table-cell/>
          <table:table-cell office:value-type="float" office:value="2.52188278803245">
            <text:p>2,521882788</text:p>
          </table:table-cell>
          <table:table-cell office:value-type="float" office:value="2.52184899517905">
            <text:p>2,5218489952</text:p>
          </table:table-cell>
          <table:table-cell office:value-type="float" office:value="2.5218542827898">
            <text:p>2,5218542828</text:p>
          </table:table-cell>
          <table:table-cell/>
          <table:table-cell table:formula="of:=[.$C422]-[.E422]" office:value-type="float" office:value="-0.0000145276742977707">
            <text:p>-1,45276742977707E-005</text:p>
          </table:table-cell>
          <table:table-cell table:formula="of:=[.$C422]-[.F422]" office:value-type="float" office:value="0.0000192651790960063">
            <text:p>1,92651790960063E-005</text:p>
          </table:table-cell>
          <table:table-cell table:formula="of:=[.$C422]-[.G422]" office:value-type="float" office:value="0.0000139775683480892">
            <text:p>1,39775683480892E-00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5">
            <text:p>3,5</text:p>
          </table:table-cell>
          <table:table-cell office:value-type="float" office:value="2.58570965931585">
            <text:p>2,5857096593</text:p>
          </table:table-cell>
          <table:table-cell/>
          <table:table-cell office:value-type="float" office:value="2.58578556388703">
            <text:p>2,5857855639</text:p>
          </table:table-cell>
          <table:table-cell office:value-type="float" office:value="2.58572738260096">
            <text:p>2,5857273826</text:p>
          </table:table-cell>
          <table:table-cell office:value-type="float" office:value="2.58570450942826">
            <text:p>2,5857045094</text:p>
          </table:table-cell>
          <table:table-cell/>
          <table:table-cell table:formula="of:=[.$C423]-[.E423]" office:value-type="float" office:value="-0.0000759045711844486">
            <text:p>-7,59045711844486E-005</text:p>
          </table:table-cell>
          <table:table-cell table:formula="of:=[.$C423]-[.F423]" office:value-type="float" office:value="-0.0000177232851101827">
            <text:p>-1,77232851101827E-005</text:p>
          </table:table-cell>
          <table:table-cell table:formula="of:=[.$C423]-[.G423]" office:value-type="float" office:value="0.00000514988758748558">
            <text:p>5,14988758748558E-006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75">
            <text:p>3,75</text:p>
          </table:table-cell>
          <table:table-cell office:value-type="float" office:value="2.65116721098261">
            <text:p>2,651167211</text:p>
          </table:table-cell>
          <table:table-cell/>
          <table:table-cell office:value-type="float" office:value="2.6512519106959">
            <text:p>2,6512519107</text:p>
          </table:table-cell>
          <table:table-cell office:value-type="float" office:value="2.65120630051533">
            <text:p>2,6512063005</text:p>
          </table:table-cell>
          <table:table-cell office:value-type="float" office:value="2.65118015057962">
            <text:p>2,6511801506</text:p>
          </table:table-cell>
          <table:table-cell/>
          <table:table-cell table:formula="of:=[.$C424]-[.E424]" office:value-type="float" office:value="-0.0000846997132901706">
            <text:p>-8,46997132901706E-005</text:p>
          </table:table-cell>
          <table:table-cell table:formula="of:=[.$C424]-[.F424]" office:value-type="float" office:value="-0.0000390895327222473">
            <text:p>-3,90895327222473E-005</text:p>
          </table:table-cell>
          <table:table-cell table:formula="of:=[.$C424]-[.G424]" office:value-type="float" office:value="-0.0000129395970103197">
            <text:p>-1,29395970103197E-00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.71828182845904">
            <text:p>2,7182818285</text:p>
          </table:table-cell>
          <table:table-cell/>
          <table:table-cell office:value-type="float" office:value="2.71828182845904">
            <text:p>2,7182818285</text:p>
          </table:table-cell>
          <table:table-cell office:value-type="float" office:value="2.71828574892217">
            <text:p>2,7182857489</text:p>
          </table:table-cell>
          <table:table-cell office:value-type="float" office:value="2.71828120624388">
            <text:p>2,7182812062</text:p>
          </table:table-cell>
          <table:table-cell/>
          <table:table-cell table:formula="of:=[.$C425]-[.E425]" office:value-type="float" office:value="0">
            <text:p>0</text:p>
          </table:table-cell>
          <table:table-cell table:formula="of:=[.$C425]-[.F425]" office:value-type="float" office:value="-0.00000392046312081007">
            <text:p>-3,92046312081007E-006</text:p>
          </table:table-cell>
          <table:table-cell table:formula="of:=[.$C425]-[.G425]" office:value-type="float" office:value="0.000000622215168277762">
            <text:p>6,22215168277762E-007</text:p>
          </table:table-cell>
          <table:table-cell table:number-columns-repeated="4"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0">
            <text:p>0</text:p>
          </table:table-cell>
          <table:table-cell office:value-type="float" office:value="1.86824595743222">
            <text:p>1,8682459574</text:p>
          </table:table-cell>
          <table:table-cell/>
          <table:table-cell office:value-type="float" office:value="1.86823108347305">
            <text:p>1,8682310835</text:p>
          </table:table-cell>
          <table:table-cell office:value-type="float" office:value="1.8682431540563">
            <text:p>1,8682431541</text:p>
          </table:table-cell>
          <table:table-cell office:value-type="float" office:value="1.86824572255957">
            <text:p>1,8682457226</text:p>
          </table:table-cell>
          <table:table-cell/>
          <table:table-cell table:formula="of:=[.$C426]-[.E426]" office:value-type="float" office:value="0.0000148739591696589">
            <text:p>0,000014874</text:p>
          </table:table-cell>
          <table:table-cell table:formula="of:=[.$C426]-[.F426]" office:value-type="float" office:value="0.00000280337591984647">
            <text:p>2,80337591984647E-006</text:p>
          </table:table-cell>
          <table:table-cell table:formula="of:=[.$C426]-[.G426]" office:value-type="float" office:value="0.000000234872651772022">
            <text:p>2,34872651772022E-007</text:p>
          </table:table-cell>
          <table:table-cell table:number-columns-repeated="4"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0.25">
            <text:p>0,25</text:p>
          </table:table-cell>
          <table:table-cell office:value-type="float" office:value="1.9155408290139">
            <text:p>1,915540829</text:p>
          </table:table-cell>
          <table:table-cell/>
          <table:table-cell office:value-type="float" office:value="1.91536047869646">
            <text:p>1,9153604787</text:p>
          </table:table-cell>
          <table:table-cell office:value-type="float" office:value="1.91549503814516">
            <text:p>1,9154950381</text:p>
          </table:table-cell>
          <table:table-cell office:value-type="float" office:value="1.91553466980739">
            <text:p>1,9155346698</text:p>
          </table:table-cell>
          <table:table-cell/>
          <table:table-cell table:formula="of:=[.$C427]-[.E427]" office:value-type="float" office:value="0.000180350317440237">
            <text:p>0,0001803503</text:p>
          </table:table-cell>
          <table:table-cell table:formula="of:=[.$C427]-[.F427]" office:value-type="float" office:value="0.0000457908687399033">
            <text:p>4,57908687399033E-005</text:p>
          </table:table-cell>
          <table:table-cell table:formula="of:=[.$C427]-[.G427]" office:value-type="float" office:value="0.00000615920650304247">
            <text:p>6,15920650304247E-006</text:p>
          </table:table-cell>
          <table:table-cell table:number-columns-repeated="4"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0.5">
            <text:p>0,5</text:p>
          </table:table-cell>
          <table:table-cell office:value-type="float" office:value="1.96403297596985">
            <text:p>1,964032976</text:p>
          </table:table-cell>
          <table:table-cell/>
          <table:table-cell office:value-type="float" office:value="1.96380320312651">
            <text:p>1,9638032031</text:p>
          </table:table-cell>
          <table:table-cell office:value-type="float" office:value="1.96399984863841">
            <text:p>1,9639998486</text:p>
          </table:table-cell>
          <table:table-cell office:value-type="float" office:value="1.9640377588703">
            <text:p>1,9640377589</text:p>
          </table:table-cell>
          <table:table-cell/>
          <table:table-cell table:formula="of:=[.$C428]-[.E428]" office:value-type="float" office:value="0.000229772843336695">
            <text:p>0,0002297728</text:p>
          </table:table-cell>
          <table:table-cell table:formula="of:=[.$C428]-[.F428]" office:value-type="float" office:value="0.0000331273314377878">
            <text:p>3,31273314377878E-005</text:p>
          </table:table-cell>
          <table:table-cell table:formula="of:=[.$C428]-[.G428]" office:value-type="float" office:value="-0.0000047829004563571">
            <text:p>-4,7829004563571E-006</text:p>
          </table:table-cell>
          <table:table-cell table:number-columns-repeated="4"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0.75">
            <text:p>0,75</text:p>
          </table:table-cell>
          <table:table-cell office:value-type="float" office:value="2.01375270747048">
            <text:p>2,0137527075</text:p>
          </table:table-cell>
          <table:table-cell/>
          <table:table-cell office:value-type="float" office:value="2.01355925676322">
            <text:p>2,0135592568</text:p>
          </table:table-cell>
          <table:table-cell office:value-type="float" office:value="2.01375758553606">
            <text:p>2,0137575855</text:p>
          </table:table-cell>
          <table:table-cell office:value-type="float" office:value="2.0137549897483">
            <text:p>2,0137549897</text:p>
          </table:table-cell>
          <table:table-cell/>
          <table:table-cell table:formula="of:=[.$C429]-[.E429]" office:value-type="float" office:value="0.000193450707258958">
            <text:p>0,0001934507</text:p>
          </table:table-cell>
          <table:table-cell table:formula="of:=[.$C429]-[.F429]" office:value-type="float" office:value="-0.0000048780655852454">
            <text:p>-4,8780655852454E-006</text:p>
          </table:table-cell>
          <table:table-cell table:formula="of:=[.$C429]-[.G429]" office:value-type="float" office:value="-0.00000228227782494983">
            <text:p>-2,28227782494983E-006</text:p>
          </table:table-cell>
          <table:table-cell table:number-columns-repeated="4"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1">
            <text:p>1</text:p>
          </table:table-cell>
          <table:table-cell office:value-type="float" office:value="2.06473109996649">
            <text:p>2,0647311</text:p>
          </table:table-cell>
          <table:table-cell/>
          <table:table-cell office:value-type="float" office:value="2.06462863960658">
            <text:p>2,0646286396</text:p>
          </table:table-cell>
          <table:table-cell office:value-type="float" office:value="2.06476824883811">
            <text:p>2,0647682488</text:p>
          </table:table-cell>
          <table:table-cell office:value-type="float" office:value="2.06472373787589">
            <text:p>2,0647237379</text:p>
          </table:table-cell>
          <table:table-cell/>
          <table:table-cell table:formula="of:=[.$C430]-[.E430]" office:value-type="float" office:value="0.000102460359909795">
            <text:p>0,0001024604</text:p>
          </table:table-cell>
          <table:table-cell table:formula="of:=[.$C430]-[.F430]" office:value-type="float" office:value="-0.0000371488716264245">
            <text:p>-3,71488716264245E-005</text:p>
          </table:table-cell>
          <table:table-cell table:formula="of:=[.$C430]-[.G430]" office:value-type="float" office:value="0.00000736209059448711">
            <text:p>7,36209059448711E-006</text:p>
          </table:table-cell>
          <table:table-cell table:number-columns-repeated="4"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1.25">
            <text:p>1,25</text:p>
          </table:table-cell>
          <table:table-cell office:value-type="float" office:value="2.11700001661267">
            <text:p>2,1170000166</text:p>
          </table:table-cell>
          <table:table-cell/>
          <table:table-cell office:value-type="float" office:value="2.11701135165659">
            <text:p>2,1170113517</text:p>
          </table:table-cell>
          <table:table-cell office:value-type="float" office:value="2.11703183854456">
            <text:p>2,1170318385</text:p>
          </table:table-cell>
          <table:table-cell office:value-type="float" office:value="2.11700405149338">
            <text:p>2,1170040515</text:p>
          </table:table-cell>
          <table:table-cell/>
          <table:table-cell table:formula="of:=[.$C431]-[.E431]" office:value-type="float" office:value="-0.000011335043912819">
            <text:p>-0,000011335</text:p>
          </table:table-cell>
          <table:table-cell table:formula="of:=[.$C431]-[.F431]" office:value-type="float" office:value="-0.0000318219318877766">
            <text:p>-3,18219318877766E-005</text:p>
          </table:table-cell>
          <table:table-cell table:formula="of:=[.$C431]-[.G431]" office:value-type="float" office:value="-0.00000403488070110925">
            <text:p>-4,03488070110925E-006</text:p>
          </table:table-cell>
          <table:table-cell table:number-columns-repeated="4"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1.5">
            <text:p>1,5</text:p>
          </table:table-cell>
          <table:table-cell office:value-type="float" office:value="2.17059212718344">
            <text:p>2,1705921272</text:p>
          </table:table-cell>
          <table:table-cell/>
          <table:table-cell office:value-type="float" office:value="2.17070739291325">
            <text:p>2,1707073929</text:p>
          </table:table-cell>
          <table:table-cell office:value-type="float" office:value="2.17055936551205">
            <text:p>2,1705593655</text:p>
          </table:table-cell>
          <table:table-cell office:value-type="float" office:value="2.17059671465816">
            <text:p>2,1705967147</text:p>
          </table:table-cell>
          <table:table-cell/>
          <table:table-cell table:formula="of:=[.$C432]-[.E432]" office:value-type="float" office:value="-0.000115265729808023">
            <text:p>-0,0001152657</text:p>
          </table:table-cell>
          <table:table-cell table:formula="of:=[.$C432]-[.F432]" office:value-type="float" office:value="0.0000327616713913237">
            <text:p>3,27616713913237E-005</text:p>
          </table:table-cell>
          <table:table-cell table:formula="of:=[.$C432]-[.G432]" office:value-type="float" office:value="-0.00000458747472098509">
            <text:p>-4,58747472098509E-006</text:p>
          </table:table-cell>
          <table:table-cell table:number-columns-repeated="4"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1.75">
            <text:p>1,75</text:p>
          </table:table-cell>
          <table:table-cell office:value-type="float" office:value="2.22554092849247">
            <text:p>2,2255409285</text:p>
          </table:table-cell>
          <table:table-cell/>
          <table:table-cell office:value-type="float" office:value="2.22571676337657">
            <text:p>2,2257167634</text:p>
          </table:table-cell>
          <table:table-cell office:value-type="float" office:value="2.22548809793562">
            <text:p>2,2254880979</text:p>
          </table:table-cell>
          <table:table-cell office:value-type="float" office:value="2.22553248792964">
            <text:p>2,2255324879</text:p>
          </table:table-cell>
          <table:table-cell/>
          <table:table-cell table:formula="of:=[.$C433]-[.E433]" office:value-type="float" office:value="-0.000175834884097448">
            <text:p>-0,0001758349</text:p>
          </table:table-cell>
          <table:table-cell table:formula="of:=[.$C433]-[.F433]" office:value-type="float" office:value="0.0000528305568452403">
            <text:p>5,28305568452403E-005</text:p>
          </table:table-cell>
          <table:table-cell table:formula="of:=[.$C433]-[.G433]" office:value-type="float" office:value="0.00000844056282423011">
            <text:p>8,44056282423011E-006</text:p>
          </table:table-cell>
          <table:table-cell table:number-columns-repeated="4"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2">
            <text:p>2</text:p>
          </table:table-cell>
          <table:table-cell office:value-type="float" office:value="2.2818807653293">
            <text:p>2,2818807653</text:p>
          </table:table-cell>
          <table:table-cell/>
          <table:table-cell office:value-type="float" office:value="2.28203946304653">
            <text:p>2,282039463</text:p>
          </table:table-cell>
          <table:table-cell office:value-type="float" office:value="2.28185798928748">
            <text:p>2,2818579893</text:p>
          </table:table-cell>
          <table:table-cell office:value-type="float" office:value="2.28188375523243">
            <text:p>2,2818837552</text:p>
          </table:table-cell>
          <table:table-cell/>
          <table:table-cell table:formula="of:=[.$C434]-[.E434]" office:value-type="float" office:value="-0.000158697717228762">
            <text:p>-0,0001586977</text:p>
          </table:table-cell>
          <table:table-cell table:formula="of:=[.$C434]-[.F434]" office:value-type="float" office:value="0.000022776041819661">
            <text:p>0,000022776</text:p>
          </table:table-cell>
          <table:table-cell table:formula="of:=[.$C434]-[.G434]" office:value-type="float" office:value="-0.00000298990312463943">
            <text:p>-2,98990312463943E-006</text:p>
          </table:table-cell>
          <table:table-cell table:number-columns-repeated="4"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2.25">
            <text:p>2,25</text:p>
          </table:table-cell>
          <table:table-cell office:value-type="float" office:value="2.33964685192599">
            <text:p>2,3396468519</text:p>
          </table:table-cell>
          <table:table-cell/>
          <table:table-cell office:value-type="float" office:value="2.33967549192315">
            <text:p>2,3396754919</text:p>
          </table:table-cell>
          <table:table-cell office:value-type="float" office:value="2.33966903956764">
            <text:p>2,3396690396</text:p>
          </table:table-cell>
          <table:table-cell office:value-type="float" office:value="2.33965352234886">
            <text:p>2,3396535223</text:p>
          </table:table-cell>
          <table:table-cell/>
          <table:table-cell table:formula="of:=[.$C435]-[.E435]" office:value-type="float" office:value="-0.0000286399971609619">
            <text:p>-0,00002864</text:p>
          </table:table-cell>
          <table:table-cell table:formula="of:=[.$C435]-[.F435]" office:value-type="float" office:value="-0.0000221876416457434">
            <text:p>-2,21876416457434E-005</text:p>
          </table:table-cell>
          <table:table-cell table:formula="of:=[.$C435]-[.G435]" office:value-type="float" office:value="-0.00000667042286472963">
            <text:p>-6,67042286472963E-006</text:p>
          </table:table-cell>
          <table:table-cell table:number-columns-repeated="4"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2.5">
            <text:p>2,5</text:p>
          </table:table-cell>
          <table:table-cell office:value-type="float" office:value="2.3988752939671">
            <text:p>2,398875294</text:p>
          </table:table-cell>
          <table:table-cell/>
          <table:table-cell office:value-type="float" office:value="2.39876254112709">
            <text:p>2,3987625411</text:p>
          </table:table-cell>
          <table:table-cell office:value-type="float" office:value="2.39892124877608">
            <text:p>2,3989212488</text:p>
          </table:table-cell>
          <table:table-cell office:value-type="float" office:value="2.3988660395395">
            <text:p>2,3988660395</text:p>
          </table:table-cell>
          <table:table-cell/>
          <table:table-cell table:formula="of:=[.$C436]-[.E436]" office:value-type="float" office:value="0.000112752840012664">
            <text:p>0,0001127528</text:p>
          </table:table-cell>
          <table:table-cell table:formula="of:=[.$C436]-[.F436]" office:value-type="float" office:value="-0.0000459548089821737">
            <text:p>-4,59548089821737E-005</text:p>
          </table:table-cell>
          <table:table-cell table:formula="of:=[.$C436]-[.G436]" office:value-type="float" office:value="0.00000925442759447392">
            <text:p>9,25442759447392E-006</text:p>
          </table:table-cell>
          <table:table-cell table:number-columns-repeated="4"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2.75">
            <text:p>2,75</text:p>
          </table:table-cell>
          <table:table-cell office:value-type="float" office:value="2.45960311115695">
            <text:p>2,4596031112</text:p>
          </table:table-cell>
          <table:table-cell/>
          <table:table-cell office:value-type="float" office:value="2.45947324045612">
            <text:p>2,4594732405</text:p>
          </table:table-cell>
          <table:table-cell office:value-type="float" office:value="2.45961461691281">
            <text:p>2,4596146169</text:p>
          </table:table-cell>
          <table:table-cell office:value-type="float" office:value="2.45960479801695">
            <text:p>2,459604798</text:p>
          </table:table-cell>
          <table:table-cell/>
          <table:table-cell table:formula="of:=[.$C437]-[.E437]" office:value-type="float" office:value="0.000129870700827706">
            <text:p>0,0001298707</text:p>
          </table:table-cell>
          <table:table-cell table:formula="of:=[.$C437]-[.F437]" office:value-type="float" office:value="-0.0000115057558636167">
            <text:p>-1,15057558636167E-005</text:p>
          </table:table-cell>
          <table:table-cell table:formula="of:=[.$C437]-[.G437]" office:value-type="float" office:value="-0.00000168686000279195">
            <text:p>-1,68686000279195E-006</text:p>
          </table:table-cell>
          <table:table-cell table:number-columns-repeated="4"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3">
            <text:p>3</text:p>
          </table:table-cell>
          <table:table-cell office:value-type="float" office:value="2.52186826035815">
            <text:p>2,5218682604</text:p>
          </table:table-cell>
          <table:table-cell/>
          <table:table-cell office:value-type="float" office:value="2.52178704206015">
            <text:p>2,5217870421</text:p>
          </table:table-cell>
          <table:table-cell office:value-type="float" office:value="2.52182808603085">
            <text:p>2,521828086</text:p>
          </table:table-cell>
          <table:table-cell office:value-type="float" office:value="2.52187679587457">
            <text:p>2,5218767959</text:p>
          </table:table-cell>
          <table:table-cell/>
          <table:table-cell table:formula="of:=[.$C438]-[.E438]" office:value-type="float" office:value="0.0000812182979954557">
            <text:p>8,12182979954557E-005</text:p>
          </table:table-cell>
          <table:table-cell table:formula="of:=[.$C438]-[.F438]" office:value-type="float" office:value="0.0000401743272964161">
            <text:p>4,01743272964161E-005</text:p>
          </table:table-cell>
          <table:table-cell table:formula="of:=[.$C438]-[.G438]" office:value-type="float" office:value="-0.0000085355164172185">
            <text:p>-8,5355164172185E-006</text:p>
          </table:table-cell>
          <table:table-cell table:number-columns-repeated="4"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3.25">
            <text:p>3,25</text:p>
          </table:table-cell>
          <table:table-cell office:value-type="float" office:value="2.58570965931585">
            <text:p>2,5857096593</text:p>
          </table:table-cell>
          <table:table-cell/>
          <table:table-cell office:value-type="float" office:value="2.58570394593918">
            <text:p>2,5857039459</text:p>
          </table:table-cell>
          <table:table-cell office:value-type="float" office:value="2.58568233564495">
            <text:p>2,5856823356</text:p>
          </table:table-cell>
          <table:table-cell office:value-type="float" office:value="2.58569561273677">
            <text:p>2,5856956127</text:p>
          </table:table-cell>
          <table:table-cell/>
          <table:table-cell table:formula="of:=[.$C439]-[.E439]" office:value-type="float" office:value="0.00000571337666954719">
            <text:p>5,71337666954719E-006</text:p>
          </table:table-cell>
          <table:table-cell table:formula="of:=[.$C439]-[.F439]" office:value-type="float" office:value="0.0000273236708978608">
            <text:p>2,73236708978608E-005</text:p>
          </table:table-cell>
          <table:table-cell table:formula="of:=[.$C439]-[.G439]" office:value-type="float" office:value="0.0000140465790718913">
            <text:p>1,40465790718913E-005</text:p>
          </table:table-cell>
          <table:table-cell table:number-columns-repeated="4"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3.5">
            <text:p>3,5</text:p>
          </table:table-cell>
          <table:table-cell office:value-type="float" office:value="2.65116721098261">
            <text:p>2,651167211</text:p>
          </table:table-cell>
          <table:table-cell/>
          <table:table-cell office:value-type="float" office:value="2.65122395209319">
            <text:p>2,6512239521</text:p>
          </table:table-cell>
          <table:table-cell office:value-type="float" office:value="2.65117761758124">
            <text:p>2,6511776176</text:p>
          </table:table-cell>
          <table:table-cell office:value-type="float" office:value="2.6511622230753">
            <text:p>2,6511622231</text:p>
          </table:table-cell>
          <table:table-cell/>
          <table:table-cell table:formula="of:=[.$C440]-[.E440]" office:value-type="float" office:value="-0.0000567411105878435">
            <text:p>-5,67411105878435E-005</text:p>
          </table:table-cell>
          <table:table-cell table:formula="of:=[.$C440]-[.F440]" office:value-type="float" office:value="-0.0000104065986343826">
            <text:p>-1,04065986343826E-005</text:p>
          </table:table-cell>
          <table:table-cell table:formula="of:=[.$C440]-[.G440]" office:value-type="float" office:value="0.00000498790730407706">
            <text:p>4,98790730407706E-006</text:p>
          </table:table-cell>
          <table:table-cell table:number-columns-repeated="4"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3.75">
            <text:p>3,75</text:p>
          </table:table-cell>
          <table:table-cell office:value-type="float" office:value="2.71828182845904">
            <text:p>2,7182818285</text:p>
          </table:table-cell>
          <table:table-cell/>
          <table:table-cell office:value-type="float" office:value="2.71834706052221">
            <text:p>2,7183470605</text:p>
          </table:table-cell>
          <table:table-cell office:value-type="float" office:value="2.71831393183973">
            <text:p>2,7183139318</text:p>
          </table:table-cell>
          <table:table-cell office:value-type="float" office:value="2.71829538888872">
            <text:p>2,7182953889</text:p>
          </table:table-cell>
          <table:table-cell/>
          <table:table-cell table:formula="of:=[.$C441]-[.E441]" office:value-type="float" office:value="-0.0000652320631608916">
            <text:p>-6,52320631608916E-005</text:p>
          </table:table-cell>
          <table:table-cell table:formula="of:=[.$C441]-[.F441]" office:value-type="float" office:value="-0.0000321033806858217">
            <text:p>-3,21033806858217E-005</text:p>
          </table:table-cell>
          <table:table-cell table:formula="of:=[.$C441]-[.G441]" office:value-type="float" office:value="-0.0000135604296760405">
            <text:p>-1,35604296760405E-005</text:p>
          </table:table-cell>
          <table:table-cell table:number-columns-repeated="4"/>
        </table:table-row>
        <table:table-row table:style-name="ro1">
          <table:table-cell office:value-type="float" office:value="6.25">
            <text:p>6,25</text:p>
          </table:table-cell>
          <table:table-cell office:value-type="float" office:value="4">
            <text:p>4</text:p>
          </table:table-cell>
          <table:table-cell office:value-type="float" office:value="2.78709546056585">
            <text:p>2,7870954606</text:p>
          </table:table-cell>
          <table:table-cell/>
          <table:table-cell office:value-type="float" office:value="2.78707327122621">
            <text:p>2,7870732712</text:p>
          </table:table-cell>
          <table:table-cell office:value-type="float" office:value="2.78709127842042">
            <text:p>2,7870912784</text:p>
          </table:table-cell>
          <table:table-cell office:value-type="float" office:value="2.78709511017703">
            <text:p>2,7870951102</text:p>
          </table:table-cell>
          <table:table-cell/>
          <table:table-cell table:formula="of:=[.$C442]-[.E442]" office:value-type="float" office:value="0.0000221893396403772">
            <text:p>2,21893396403772E-005</text:p>
          </table:table-cell>
          <table:table-cell table:formula="of:=[.$C442]-[.F442]" office:value-type="float" office:value="0.00000418214543485007">
            <text:p>4,18214543485007E-006</text:p>
          </table:table-cell>
          <table:table-cell table:formula="of:=[.$C442]-[.G442]" office:value-type="float" office:value="0.000000350388823289194">
            <text:p>3,50388823289194E-007</text:p>
          </table:table-cell>
          <table:table-cell table:number-columns-repeated="4"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0">
            <text:p>0</text:p>
          </table:table-cell>
          <table:table-cell office:value-type="float" office:value="1.9155408290139">
            <text:p>1,915540829</text:p>
          </table:table-cell>
          <table:table-cell/>
          <table:table-cell office:value-type="float" office:value="1.9155408290139">
            <text:p>1,915540829</text:p>
          </table:table-cell>
          <table:table-cell office:value-type="float" office:value="1.91554256490502">
            <text:p>1,9155425649</text:p>
          </table:table-cell>
          <table:table-cell office:value-type="float" office:value="1.91554120716915">
            <text:p>1,9155412072</text:p>
          </table:table-cell>
          <table:table-cell/>
          <table:table-cell table:formula="of:=[.$C443]-[.E443]" office:value-type="float" office:value="0">
            <text:p>0</text:p>
          </table:table-cell>
          <table:table-cell table:formula="of:=[.$C443]-[.F443]" office:value-type="float" office:value="-0.00000173589111884809">
            <text:p>-1,73589111884809E-006</text:p>
          </table:table-cell>
          <table:table-cell table:formula="of:=[.$C443]-[.G443]" office:value-type="float" office:value="-0.000000378155252889201">
            <text:p>-3,78155252889201E-007</text:p>
          </table:table-cell>
          <table:table-cell table:number-columns-repeated="4"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0.25">
            <text:p>0,25</text:p>
          </table:table-cell>
          <table:table-cell office:value-type="float" office:value="1.96403297596985">
            <text:p>1,964032976</text:p>
          </table:table-cell>
          <table:table-cell/>
          <table:table-cell office:value-type="float" office:value="1.96386372638927">
            <text:p>1,9638637264</text:p>
          </table:table-cell>
          <table:table-cell office:value-type="float" office:value="1.96399075111792">
            <text:p>1,9639907511</text:p>
          </table:table-cell>
          <table:table-cell office:value-type="float" office:value="1.96402729552985">
            <text:p>1,9640272955</text:p>
          </table:table-cell>
          <table:table-cell/>
          <table:table-cell table:formula="of:=[.$C444]-[.E444]" office:value-type="float" office:value="0.000169249580578734">
            <text:p>0,0001692496</text:p>
          </table:table-cell>
          <table:table-cell table:formula="of:=[.$C444]-[.F444]" office:value-type="float" office:value="0.0000422248519227342">
            <text:p>4,22248519227342E-005</text:p>
          </table:table-cell>
          <table:table-cell table:formula="of:=[.$C444]-[.G444]" office:value-type="float" office:value="0.00000568043999993328">
            <text:p>5,68043999993328E-006</text:p>
          </table:table-cell>
          <table:table-cell table:number-columns-repeated="4"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0.5">
            <text:p>0,5</text:p>
          </table:table-cell>
          <table:table-cell office:value-type="float" office:value="2.01375270747048">
            <text:p>2,0137527075</text:p>
          </table:table-cell>
          <table:table-cell/>
          <table:table-cell office:value-type="float" office:value="2.01353319520619">
            <text:p>2,0135331952</text:p>
          </table:table-cell>
          <table:table-cell office:value-type="float" office:value="2.01372358517272">
            <text:p>2,0137235852</text:p>
          </table:table-cell>
          <table:table-cell office:value-type="float" office:value="2.01375826237117">
            <text:p>2,0137582624</text:p>
          </table:table-cell>
          <table:table-cell/>
          <table:table-cell table:formula="of:=[.$C445]-[.E445]" office:value-type="float" office:value="0.000219512264285626">
            <text:p>0,0002195123</text:p>
          </table:table-cell>
          <table:table-cell table:formula="of:=[.$C445]-[.F445]" office:value-type="float" office:value="0.0000291222977599759">
            <text:p>2,91222977599759E-005</text:p>
          </table:table-cell>
          <table:table-cell table:formula="of:=[.$C445]-[.G445]" office:value-type="float" office:value="-0.00000555490069720221">
            <text:p>-5,55490069720221E-006</text:p>
          </table:table-cell>
          <table:table-cell table:number-columns-repeated="4"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0.75">
            <text:p>0,75</text:p>
          </table:table-cell>
          <table:table-cell office:value-type="float" office:value="2.06473109996649">
            <text:p>2,0647311</text:p>
          </table:table-cell>
          <table:table-cell/>
          <table:table-cell office:value-type="float" office:value="2.06454923546466">
            <text:p>2,0645492355</text:p>
          </table:table-cell>
          <table:table-cell office:value-type="float" office:value="2.06474106706939">
            <text:p>2,0647410671</text:p>
          </table:table-cell>
          <table:table-cell office:value-type="float" office:value="2.06473410769313">
            <text:p>2,0647341077</text:p>
          </table:table-cell>
          <table:table-cell/>
          <table:table-cell table:formula="of:=[.$C446]-[.E446]" office:value-type="float" office:value="0.000181864501823892">
            <text:p>0,0001818645</text:p>
          </table:table-cell>
          <table:table-cell table:formula="of:=[.$C446]-[.F446]" office:value-type="float" office:value="-0.00000996710290257497">
            <text:p>-9,96710290257497E-006</text:p>
          </table:table-cell>
          <table:table-cell table:formula="of:=[.$C446]-[.G446]" office:value-type="float" office:value="-0.00000300772664063587">
            <text:p>-3,00772664063587E-006</text:p>
          </table:table-cell>
          <table:table-cell table:number-columns-repeated="4"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1">
            <text:p>1</text:p>
          </table:table-cell>
          <table:table-cell office:value-type="float" office:value="2.11700001661267">
            <text:p>2,1170000166</text:p>
          </table:table-cell>
          <table:table-cell/>
          <table:table-cell office:value-type="float" office:value="2.11691184716468">
            <text:p>2,1169118472</text:p>
          </table:table-cell>
          <table:table-cell office:value-type="float" office:value="2.11704319680794">
            <text:p>2,1170431968</text:p>
          </table:table-cell>
          <table:table-cell office:value-type="float" office:value="2.11699315295881">
            <text:p>2,116993153</text:p>
          </table:table-cell>
          <table:table-cell/>
          <table:table-cell table:formula="of:=[.$C447]-[.E447]" office:value-type="float" office:value="0.0000881694479915041">
            <text:p>8,81694479915041E-005</text:p>
          </table:table-cell>
          <table:table-cell table:formula="of:=[.$C447]-[.F447]" office:value-type="float" office:value="-0.0000431801952691657">
            <text:p>-4,31801952691657E-005</text:p>
          </table:table-cell>
          <table:table-cell table:formula="of:=[.$C447]-[.G447]" office:value-type="float" office:value="0.00000686365386703969">
            <text:p>6,86365386703969E-006</text:p>
          </table:table-cell>
          <table:table-cell table:number-columns-repeated="4"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1.25">
            <text:p>1,25</text:p>
          </table:table-cell>
          <table:table-cell office:value-type="float" office:value="2.17059212718344">
            <text:p>2,1705921272</text:p>
          </table:table-cell>
          <table:table-cell/>
          <table:table-cell office:value-type="float" office:value="2.17062103030625">
            <text:p>2,1706210303</text:p>
          </table:table-cell>
          <table:table-cell office:value-type="float" office:value="2.17062997438838">
            <text:p>2,1706299744</text:p>
          </table:table-cell>
          <table:table-cell office:value-type="float" office:value="2.17059696664862">
            <text:p>2,1705969666</text:p>
          </table:table-cell>
          <table:table-cell/>
          <table:table-cell table:formula="of:=[.$C448]-[.E448]" office:value-type="float" office:value="-0.0000289031228115633">
            <text:p>-2,89031228115633E-005</text:p>
          </table:table-cell>
          <table:table-cell table:formula="of:=[.$C448]-[.F448]" office:value-type="float" office:value="-0.0000378472049362699">
            <text:p>-3,78472049362699E-005</text:p>
          </table:table-cell>
          <table:table-cell table:formula="of:=[.$C448]-[.G448]" office:value-type="float" office:value="-0.00000483946518148315">
            <text:p>-4,83946518148315E-006</text:p>
          </table:table-cell>
          <table:table-cell table:number-columns-repeated="4"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1.5">
            <text:p>1,5</text:p>
          </table:table-cell>
          <table:table-cell office:value-type="float" office:value="2.22554092849247">
            <text:p>2,2255409285</text:p>
          </table:table-cell>
          <table:table-cell/>
          <table:table-cell office:value-type="float" office:value="2.22567678488937">
            <text:p>2,2256767849</text:p>
          </table:table-cell>
          <table:table-cell office:value-type="float" office:value="2.2255126915083">
            <text:p>2,2255126915</text:p>
          </table:table-cell>
          <table:table-cell office:value-type="float" office:value="2.22554635268499">
            <text:p>2,2255463527</text:p>
          </table:table-cell>
          <table:table-cell/>
          <table:table-cell table:formula="of:=[.$C449]-[.E449]" office:value-type="float" office:value="-0.000135856396905165">
            <text:p>-0,0001358564</text:p>
          </table:table-cell>
          <table:table-cell table:formula="of:=[.$C449]-[.F449]" office:value-type="float" office:value="0.000028236984172203">
            <text:p>0,000028237</text:p>
          </table:table-cell>
          <table:table-cell table:formula="of:=[.$C449]-[.G449]" office:value-type="float" office:value="-0.00000542419252536064">
            <text:p>-5,42419252536064E-006</text:p>
          </table:table-cell>
          <table:table-cell table:number-columns-repeated="4"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1.75">
            <text:p>1,75</text:p>
          </table:table-cell>
          <table:table-cell office:value-type="float" office:value="2.2818807653293">
            <text:p>2,2818807653</text:p>
          </table:table-cell>
          <table:table-cell/>
          <table:table-cell office:value-type="float" office:value="2.28207911091404">
            <text:p>2,2820791109</text:p>
          </table:table-cell>
          <table:table-cell office:value-type="float" office:value="2.28183209133123">
            <text:p>2,2818320913</text:p>
          </table:table-cell>
          <table:table-cell office:value-type="float" office:value="2.28187285034165">
            <text:p>2,2818728503</text:p>
          </table:table-cell>
          <table:table-cell/>
          <table:table-cell table:formula="of:=[.$C450]-[.E450]" office:value-type="float" office:value="-0.000198345584737858">
            <text:p>-0,0001983456</text:p>
          </table:table-cell>
          <table:table-cell table:formula="of:=[.$C450]-[.F450]" office:value-type="float" office:value="0.0000486739980747331">
            <text:p>0,000048674</text:p>
          </table:table-cell>
          <table:table-cell table:formula="of:=[.$C450]-[.G450]" office:value-type="float" office:value="0.00000791498765639886">
            <text:p>0,000007915</text:p>
          </table:table-cell>
          <table:table-cell table:number-columns-repeated="4"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2">
            <text:p>2</text:p>
          </table:table-cell>
          <table:table-cell office:value-type="float" office:value="2.33964685192599">
            <text:p>2,3396468519</text:p>
          </table:table-cell>
          <table:table-cell/>
          <table:table-cell office:value-type="float" office:value="2.33982800838026">
            <text:p>2,3398280084</text:p>
          </table:table-cell>
          <table:table-cell office:value-type="float" office:value="2.33962913515995">
            <text:p>2,3396291352</text:p>
          </table:table-cell>
          <table:table-cell office:value-type="float" office:value="2.33965067607892">
            <text:p>2,3396506761</text:p>
          </table:table-cell>
          <table:table-cell/>
          <table:table-cell table:formula="of:=[.$C451]-[.E451]" office:value-type="float" office:value="-0.000181156454269082">
            <text:p>-0,0001811565</text:p>
          </table:table-cell>
          <table:table-cell table:formula="of:=[.$C451]-[.F451]" office:value-type="float" office:value="0.000017716766044451">
            <text:p>1,7716766044451E-005</text:p>
          </table:table-cell>
          <table:table-cell table:formula="of:=[.$C451]-[.G451]" office:value-type="float" office:value="-0.00000382415293120886">
            <text:p>-3,82415293120886E-006</text:p>
          </table:table-cell>
          <table:table-cell table:number-columns-repeated="4"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2.25">
            <text:p>2,25</text:p>
          </table:table-cell>
          <table:table-cell office:value-type="float" office:value="2.3988752939671">
            <text:p>2,398875294</text:p>
          </table:table-cell>
          <table:table-cell/>
          <table:table-cell office:value-type="float" office:value="2.39892347728803">
            <text:p>2,3989234773</text:p>
          </table:table-cell>
          <table:table-cell office:value-type="float" office:value="2.39890382299445">
            <text:p>2,398903823</text:p>
          </table:table-cell>
          <table:table-cell office:value-type="float" office:value="2.3988829117855">
            <text:p>2,3988829118</text:p>
          </table:table-cell>
          <table:table-cell/>
          <table:table-cell table:formula="of:=[.$C452]-[.E452]" office:value-type="float" office:value="-0.0000481833209295957">
            <text:p>-4,81833209295957E-005</text:p>
          </table:table-cell>
          <table:table-cell table:formula="of:=[.$C452]-[.F452]" office:value-type="float" office:value="-0.0000285290273529526">
            <text:p>-0,000028529</text:p>
          </table:table-cell>
          <table:table-cell table:formula="of:=[.$C452]-[.G452]" office:value-type="float" office:value="-0.00000761781840408204">
            <text:p>-7,61781840408204E-006</text:p>
          </table:table-cell>
          <table:table-cell table:number-columns-repeated="4"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2.5">
            <text:p>2,5</text:p>
          </table:table-cell>
          <table:table-cell office:value-type="float" office:value="2.45960311115695">
            <text:p>2,4596031112</text:p>
          </table:table-cell>
          <table:table-cell/>
          <table:table-cell office:value-type="float" office:value="2.45950686438802">
            <text:p>2,4595068644</text:p>
          </table:table-cell>
          <table:table-cell office:value-type="float" office:value="2.45965615483474">
            <text:p>2,4596561548</text:p>
          </table:table-cell>
          <table:table-cell office:value-type="float" office:value="2.45959442185199">
            <text:p>2,4595944219</text:p>
          </table:table-cell>
          <table:table-cell/>
          <table:table-cell table:formula="of:=[.$C453]-[.E453]" office:value-type="float" office:value="0.0000962467689347157">
            <text:p>9,62467689347157E-005</text:p>
          </table:table-cell>
          <table:table-cell table:formula="of:=[.$C453]-[.F453]" office:value-type="float" office:value="-0.0000530436777910204">
            <text:p>-5,30436777910204E-005</text:p>
          </table:table-cell>
          <table:table-cell table:formula="of:=[.$C453]-[.G453]" office:value-type="float" office:value="0.00000868930495556697">
            <text:p>8,68930495556697E-006</text:p>
          </table:table-cell>
          <table:table-cell table:number-columns-repeated="4"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2.75">
            <text:p>2,75</text:p>
          </table:table-cell>
          <table:table-cell office:value-type="float" office:value="2.52186826035815">
            <text:p>2,5218682604</text:p>
          </table:table-cell>
          <table:table-cell/>
          <table:table-cell office:value-type="float" office:value="2.52175507338307">
            <text:p>2,5217550734</text:p>
          </table:table-cell>
          <table:table-cell office:value-type="float" office:value="2.52188613068082">
            <text:p>2,5218861307</text:p>
          </table:table-cell>
          <table:table-cell office:value-type="float" office:value="2.52187081114926">
            <text:p>2,5218708111</text:p>
          </table:table-cell>
          <table:table-cell/>
          <table:table-cell table:formula="of:=[.$C454]-[.E454]" office:value-type="float" office:value="0.000113186975077895">
            <text:p>0,000113187</text:p>
          </table:table-cell>
          <table:table-cell table:formula="of:=[.$C454]-[.F454]" office:value-type="float" office:value="-0.0000178703226683119">
            <text:p>-1,78703226683119E-005</text:p>
          </table:table-cell>
          <table:table-cell table:formula="of:=[.$C454]-[.G454]" office:value-type="float" office:value="-0.00000255079111388667">
            <text:p>-2,55079111388667E-006</text:p>
          </table:table-cell>
          <table:table-cell table:number-columns-repeated="4"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3">
            <text:p>3</text:p>
          </table:table-cell>
          <table:table-cell office:value-type="float" office:value="2.58570965931585">
            <text:p>2,5857096593</text:p>
          </table:table-cell>
          <table:table-cell/>
          <table:table-cell office:value-type="float" office:value="2.58564694902511">
            <text:p>2,585646949</text:p>
          </table:table-cell>
          <table:table-cell office:value-type="float" office:value="2.58567470401839">
            <text:p>2,585674704</text:p>
          </table:table-cell>
          <table:table-cell office:value-type="float" office:value="2.58571925484918">
            <text:p>2,5857192548</text:p>
          </table:table-cell>
          <table:table-cell/>
          <table:table-cell table:formula="of:=[.$C455]-[.E455]" office:value-type="float" office:value="0.0000627102907335697">
            <text:p>6,27102907335697E-005</text:p>
          </table:table-cell>
          <table:table-cell table:formula="of:=[.$C455]-[.F455]" office:value-type="float" office:value="0.000034955297453898">
            <text:p>3,4955297453898E-005</text:p>
          </table:table-cell>
          <table:table-cell table:formula="of:=[.$C455]-[.G455]" office:value-type="float" office:value="-0.00000959553333190755">
            <text:p>-9,59553333190755E-006</text:p>
          </table:table-cell>
          <table:table-cell table:number-columns-repeated="4"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3.25">
            <text:p>3,25</text:p>
          </table:table-cell>
          <table:table-cell office:value-type="float" office:value="2.65116721098261">
            <text:p>2,651167211</text:p>
          </table:table-cell>
          <table:table-cell/>
          <table:table-cell office:value-type="float" office:value="2.65118249131414">
            <text:p>2,6511824913</text:p>
          </table:table-cell>
          <table:table-cell office:value-type="float" office:value="2.65114559568282">
            <text:p>2,6511455957</text:p>
          </table:table-cell>
          <table:table-cell office:value-type="float" office:value="2.65115367570834">
            <text:p>2,6511536757</text:p>
          </table:table-cell>
          <table:table-cell/>
          <table:table-cell table:formula="of:=[.$C456]-[.E456]" office:value-type="float" office:value="-0.0000152803315365269">
            <text:p>-1,52803315365269E-005</text:p>
          </table:table-cell>
          <table:table-cell table:formula="of:=[.$C456]-[.F456]" office:value-type="float" office:value="0.0000216152997842833">
            <text:p>2,16152997842833E-005</text:p>
          </table:table-cell>
          <table:table-cell table:formula="of:=[.$C456]-[.G456]" office:value-type="float" office:value="0.0000135352742662853">
            <text:p>1,35352742662853E-005</text:p>
          </table:table-cell>
          <table:table-cell table:number-columns-repeated="4"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3.5">
            <text:p>3,5</text:p>
          </table:table-cell>
          <table:table-cell office:value-type="float" office:value="2.71828182845904">
            <text:p>2,7182818285</text:p>
          </table:table-cell>
          <table:table-cell/>
          <table:table-cell office:value-type="float" office:value="2.71836170025016">
            <text:p>2,7183617003</text:p>
          </table:table-cell>
          <table:table-cell office:value-type="float" office:value="2.71829906018597">
            <text:p>2,7182990602</text:p>
          </table:table-cell>
          <table:table-cell office:value-type="float" office:value="2.71827760215453">
            <text:p>2,7182776022</text:p>
          </table:table-cell>
          <table:table-cell/>
          <table:table-cell table:formula="of:=[.$C457]-[.E457]" office:value-type="float" office:value="-0.0000798717911170144">
            <text:p>-7,98717911170144E-005</text:p>
          </table:table-cell>
          <table:table-cell table:formula="of:=[.$C457]-[.F457]" office:value-type="float" office:value="-0.0000172317269226951">
            <text:p>-1,72317269226951E-005</text:p>
          </table:table-cell>
          <table:table-cell table:formula="of:=[.$C457]-[.G457]" office:value-type="float" office:value="0.00000422630451391015">
            <text:p>4,22630451391015E-006</text:p>
          </table:table-cell>
          <table:table-cell table:number-columns-repeated="4"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3.75">
            <text:p>3,75</text:p>
          </table:table-cell>
          <table:table-cell office:value-type="float" office:value="2.78709546056585">
            <text:p>2,7870954606</text:p>
          </table:table-cell>
          <table:table-cell/>
          <table:table-cell office:value-type="float" office:value="2.78718457583317">
            <text:p>2,7871845758</text:p>
          </table:table-cell>
          <table:table-cell office:value-type="float" office:value="2.78713509752783">
            <text:p>2,7871350975</text:p>
          </table:table-cell>
          <table:table-cell office:value-type="float" office:value="2.78711027098659">
            <text:p>2,787110271</text:p>
          </table:table-cell>
          <table:table-cell/>
          <table:table-cell table:formula="of:=[.$C458]-[.E458]" office:value-type="float" office:value="-0.0000891152673179185">
            <text:p>-8,91152673179185E-005</text:p>
          </table:table-cell>
          <table:table-cell table:formula="of:=[.$C458]-[.F458]" office:value-type="float" office:value="-0.0000396369619783954">
            <text:p>-0,000039637</text:p>
          </table:table-cell>
          <table:table-cell table:formula="of:=[.$C458]-[.G458]" office:value-type="float" office:value="-0.0000148104207360333">
            <text:p>-1,48104207360333E-005</text:p>
          </table:table-cell>
          <table:table-cell table:number-columns-repeated="4"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4">
            <text:p>4</text:p>
          </table:table-cell>
          <table:table-cell office:value-type="float" office:value="2.85765111806316">
            <text:p>2,8576511181</text:p>
          </table:table-cell>
          <table:table-cell/>
          <table:table-cell office:value-type="float" office:value="2.85765111806316">
            <text:p>2,8576511181</text:p>
          </table:table-cell>
          <table:table-cell office:value-type="float" office:value="2.85765370770841">
            <text:p>2,8576537077</text:p>
          </table:table-cell>
          <table:table-cell office:value-type="float" office:value="2.85765168220451">
            <text:p>2,8576516822</text:p>
          </table:table-cell>
          <table:table-cell/>
          <table:table-cell table:formula="of:=[.$C459]-[.E459]" office:value-type="float" office:value="0">
            <text:p>0</text:p>
          </table:table-cell>
          <table:table-cell table:formula="of:=[.$C459]-[.F459]" office:value-type="float" office:value="-0.00000258964524313399">
            <text:p>-2,58964524313399E-006</text:p>
          </table:table-cell>
          <table:table-cell table:formula="of:=[.$C459]-[.G459]" office:value-type="float" office:value="-0.000000564141346082181">
            <text:p>-5,64141346082181E-007</text:p>
          </table:table-cell>
          <table:table-cell table:number-columns-repeated="4"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0">
            <text:p>0</text:p>
          </table:table-cell>
          <table:table-cell office:value-type="float" office:value="1.96403297596985">
            <text:p>1,964032976</text:p>
          </table:table-cell>
          <table:table-cell/>
          <table:table-cell office:value-type="float" office:value="1.96404803701304">
            <text:p>1,964048037</text:p>
          </table:table-cell>
          <table:table-cell office:value-type="float" office:value="1.96403138074097">
            <text:p>1,9640313807</text:p>
          </table:table-cell>
          <table:table-cell office:value-type="float" office:value="1.96403335844538">
            <text:p>1,9640333584</text:p>
          </table:table-cell>
          <table:table-cell/>
          <table:table-cell table:formula="of:=[.$C460]-[.E460]" office:value-type="float" office:value="-0.0000150610431897125">
            <text:p>-0,000015061</text:p>
          </table:table-cell>
          <table:table-cell table:formula="of:=[.$C460]-[.F460]" office:value-type="float" office:value="0.00000159522888032448">
            <text:p>1,59522888032448E-006</text:p>
          </table:table-cell>
          <table:table-cell table:formula="of:=[.$C460]-[.G460]" office:value-type="float" office:value="-0.000000382475528359905">
            <text:p>-3,82475528359905E-007</text:p>
          </table:table-cell>
          <table:table-cell table:number-columns-repeated="4"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0.25">
            <text:p>0,25</text:p>
          </table:table-cell>
          <table:table-cell office:value-type="float" office:value="2.01375270747048">
            <text:p>2,0137527075</text:p>
          </table:table-cell>
          <table:table-cell/>
          <table:table-cell office:value-type="float" office:value="2.01359464932762">
            <text:p>2,0135946493</text:p>
          </table:table-cell>
          <table:table-cell office:value-type="float" office:value="2.01370595844637">
            <text:p>2,0137059584</text:p>
          </table:table-cell>
          <table:table-cell office:value-type="float" office:value="2.01374687765197">
            <text:p>2,0137468777</text:p>
          </table:table-cell>
          <table:table-cell/>
          <table:table-cell table:formula="of:=[.$C461]-[.E461]" office:value-type="float" office:value="0.000158058142857076">
            <text:p>0,0001580581</text:p>
          </table:table-cell>
          <table:table-cell table:formula="of:=[.$C461]-[.F461]" office:value-type="float" office:value="0.0000467490241065072">
            <text:p>0,000046749</text:p>
          </table:table-cell>
          <table:table-cell table:formula="of:=[.$C461]-[.G461]" office:value-type="float" office:value="0.0000058298185097172">
            <text:p>5,8298185097172E-006</text:p>
          </table:table-cell>
          <table:table-cell table:number-columns-repeated="4"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0.5">
            <text:p>0,5</text:p>
          </table:table-cell>
          <table:table-cell office:value-type="float" office:value="2.06473109996649">
            <text:p>2,0647311</text:p>
          </table:table-cell>
          <table:table-cell/>
          <table:table-cell office:value-type="float" office:value="2.06452192075861">
            <text:p>2,0645219208</text:p>
          </table:table-cell>
          <table:table-cell office:value-type="float" office:value="2.06469770137035">
            <text:p>2,0646977014</text:p>
          </table:table-cell>
          <table:table-cell office:value-type="float" office:value="2.06473678983002">
            <text:p>2,0647367898</text:p>
          </table:table-cell>
          <table:table-cell/>
          <table:table-cell table:formula="of:=[.$C462]-[.E462]" office:value-type="float" office:value="0.00020917920787511">
            <text:p>0,0002091792</text:p>
          </table:table-cell>
          <table:table-cell table:formula="of:=[.$C462]-[.F462]" office:value-type="float" office:value="0.0000333985961371574">
            <text:p>3,33985961371574E-005</text:p>
          </table:table-cell>
          <table:table-cell table:formula="of:=[.$C462]-[.G462]" office:value-type="float" office:value="-0.00000568986353322032">
            <text:p>-5,68986353322032E-006</text:p>
          </table:table-cell>
          <table:table-cell table:number-columns-repeated="4"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0.75">
            <text:p>0,75</text:p>
          </table:table-cell>
          <table:table-cell office:value-type="float" office:value="2.11700001661267">
            <text:p>2,1170000166</text:p>
          </table:table-cell>
          <table:table-cell/>
          <table:table-cell office:value-type="float" office:value="2.11682985130601">
            <text:p>2,1168298513</text:p>
          </table:table-cell>
          <table:table-cell office:value-type="float" office:value="2.11700660951291">
            <text:p>2,1170066095</text:p>
          </table:table-cell>
          <table:table-cell office:value-type="float" office:value="2.11700309497953">
            <text:p>2,117003095</text:p>
          </table:table-cell>
          <table:table-cell/>
          <table:table-cell table:formula="of:=[.$C463]-[.E463]" office:value-type="float" office:value="0.000170165306662806">
            <text:p>0,0001701653</text:p>
          </table:table-cell>
          <table:table-cell table:formula="of:=[.$C463]-[.F463]" office:value-type="float" office:value="-0.00000659290023152792">
            <text:p>-6,59290023152792E-006</text:p>
          </table:table-cell>
          <table:table-cell table:formula="of:=[.$C463]-[.G463]" office:value-type="float" office:value="-0.00000307836686008756">
            <text:p>-3,07836686008756E-006</text:p>
          </table:table-cell>
          <table:table-cell table:number-columns-repeated="4"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1">
            <text:p>1</text:p>
          </table:table-cell>
          <table:table-cell office:value-type="float" office:value="2.17059212718344">
            <text:p>2,1705921272</text:p>
          </table:table-cell>
          <table:table-cell/>
          <table:table-cell office:value-type="float" office:value="2.17051844096982">
            <text:p>2,170518441</text:p>
          </table:table-cell>
          <table:table-cell office:value-type="float" office:value="2.17063268287404">
            <text:p>2,1706326829</text:p>
          </table:table-cell>
          <table:table-cell office:value-type="float" office:value="2.17058508432785">
            <text:p>2,1705850843</text:p>
          </table:table-cell>
          <table:table-cell/>
          <table:table-cell table:formula="of:=[.$C464]-[.E464]" office:value-type="float" office:value="0.000073686213621027">
            <text:p>7,3686213621027E-005</text:p>
          </table:table-cell>
          <table:table-cell table:formula="of:=[.$C464]-[.F464]" office:value-type="float" office:value="-0.0000405556905964666">
            <text:p>-4,05556905964666E-005</text:p>
          </table:table-cell>
          <table:table-cell table:formula="of:=[.$C464]-[.G464]" office:value-type="float" office:value="0.00000704285559516293">
            <text:p>7,04285559516293E-006</text:p>
          </table:table-cell>
          <table:table-cell table:number-columns-repeated="4"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1.25">
            <text:p>1,25</text:p>
          </table:table-cell>
          <table:table-cell office:value-type="float" office:value="2.22554092849247">
            <text:p>2,2255409285</text:p>
          </table:table-cell>
          <table:table-cell/>
          <table:table-cell office:value-type="float" office:value="2.22558768975004">
            <text:p>2,2255876898</text:p>
          </table:table-cell>
          <table:table-cell office:value-type="float" office:value="2.22557592145375">
            <text:p>2,2255759215</text:p>
          </table:table-cell>
          <table:table-cell office:value-type="float" office:value="2.22554588513549">
            <text:p>2,2255458851</text:p>
          </table:table-cell>
          <table:table-cell/>
          <table:table-cell table:formula="of:=[.$C465]-[.E465]" office:value-type="float" office:value="-0.0000467612575709708">
            <text:p>-4,67612575709708E-005</text:p>
          </table:table-cell>
          <table:table-cell table:formula="of:=[.$C465]-[.F465]" office:value-type="float" office:value="-0.0000349929612810662">
            <text:p>-0,000034993</text:p>
          </table:table-cell>
          <table:table-cell table:formula="of:=[.$C465]-[.G465]" office:value-type="float" office:value="-0.00000495664302135879">
            <text:p>-4,95664302135879E-006</text:p>
          </table:table-cell>
          <table:table-cell table:number-columns-repeated="4"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1.5">
            <text:p>1,5</text:p>
          </table:table-cell>
          <table:table-cell office:value-type="float" office:value="2.2818807653293">
            <text:p>2,2818807653</text:p>
          </table:table-cell>
          <table:table-cell/>
          <table:table-cell office:value-type="float" office:value="2.28203759764667">
            <text:p>2,2820375976</text:p>
          </table:table-cell>
          <table:table-cell office:value-type="float" office:value="2.28184790486554">
            <text:p>2,2818479049</text:p>
          </table:table-cell>
          <table:table-cell office:value-type="float" office:value="2.28188632171168">
            <text:p>2,2818863217</text:p>
          </table:table-cell>
          <table:table-cell/>
          <table:table-cell table:formula="of:=[.$C466]-[.E466]" office:value-type="float" office:value="-0.0001568323173613">
            <text:p>-0,0001568323</text:p>
          </table:table-cell>
          <table:table-cell table:formula="of:=[.$C466]-[.F466]" office:value-type="float" office:value="0.0000328604637682694">
            <text:p>3,28604637682694E-005</text:p>
          </table:table-cell>
          <table:table-cell table:formula="of:=[.$C466]-[.G466]" office:value-type="float" office:value="-0.00000555638237331735">
            <text:p>-5,55638237331735E-006</text:p>
          </table:table-cell>
          <table:table-cell table:number-columns-repeated="4"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1.75">
            <text:p>1,75</text:p>
          </table:table-cell>
          <table:table-cell office:value-type="float" office:value="2.33964685192599">
            <text:p>2,3396468519</text:p>
          </table:table-cell>
          <table:table-cell/>
          <table:table-cell office:value-type="float" office:value="2.3398681646597">
            <text:p>2,3398681647</text:p>
          </table:table-cell>
          <table:table-cell office:value-type="float" office:value="2.33959294055694">
            <text:p>2,3395929406</text:p>
          </table:table-cell>
          <table:table-cell office:value-type="float" office:value="2.33963873171552">
            <text:p>2,3396387317</text:p>
          </table:table-cell>
          <table:table-cell/>
          <table:table-cell table:formula="of:=[.$C467]-[.E467]" office:value-type="float" office:value="-0.000221312733709844">
            <text:p>-0,0002213127</text:p>
          </table:table-cell>
          <table:table-cell table:formula="of:=[.$C467]-[.F467]" office:value-type="float" office:value="0.0000539113690476434">
            <text:p>5,39113690476434E-005</text:p>
          </table:table-cell>
          <table:table-cell table:formula="of:=[.$C467]-[.G467]" office:value-type="float" office:value="0.00000812021047025269">
            <text:p>8,12021047025269E-006</text:p>
          </table:table-cell>
          <table:table-cell table:number-columns-repeated="4"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2">
            <text:p>2</text:p>
          </table:table-cell>
          <table:table-cell office:value-type="float" office:value="2.3988752939671">
            <text:p>2,398875294</text:p>
          </table:table-cell>
          <table:table-cell/>
          <table:table-cell office:value-type="float" office:value="2.39907939078914">
            <text:p>2,3990793908</text:p>
          </table:table-cell>
          <table:table-cell office:value-type="float" office:value="2.39885302381092">
            <text:p>2,3988530238</text:p>
          </table:table-cell>
          <table:table-cell office:value-type="float" office:value="2.39887921048779">
            <text:p>2,3988792105</text:p>
          </table:table-cell>
          <table:table-cell/>
          <table:table-cell table:formula="of:=[.$C468]-[.E468]" office:value-type="float" office:value="-0.000204096822046917">
            <text:p>-0,0002040968</text:p>
          </table:table-cell>
          <table:table-cell table:formula="of:=[.$C468]-[.F468]" office:value-type="float" office:value="0.0000222701561827243">
            <text:p>2,22701561827243E-005</text:p>
          </table:table-cell>
          <table:table-cell table:formula="of:=[.$C468]-[.G468]" office:value-type="float" office:value="-0.0000039165206953129">
            <text:p>-3,9165206953129E-006</text:p>
          </table:table-cell>
          <table:table-cell table:number-columns-repeated="4"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2.25">
            <text:p>2,25</text:p>
          </table:table-cell>
          <table:table-cell office:value-type="float" office:value="2.45960311115695">
            <text:p>2,4596031112</text:p>
          </table:table-cell>
          <table:table-cell/>
          <table:table-cell office:value-type="float" office:value="2.459671276035">
            <text:p>2,459671276</text:p>
          </table:table-cell>
          <table:table-cell office:value-type="float" office:value="2.45962815462745">
            <text:p>2,4596281546</text:p>
          </table:table-cell>
          <table:table-cell office:value-type="float" office:value="2.45961091795269">
            <text:p>2,459610918</text:p>
          </table:table-cell>
          <table:table-cell/>
          <table:table-cell table:formula="of:=[.$C469]-[.E469]" office:value-type="float" office:value="-0.0000681648780482824">
            <text:p>-6,81648780482824E-005</text:p>
          </table:table-cell>
          <table:table-cell table:formula="of:=[.$C469]-[.F469]" office:value-type="float" office:value="-0.0000250434705035829">
            <text:p>-2,50434705035829E-005</text:p>
          </table:table-cell>
          <table:table-cell table:formula="of:=[.$C469]-[.G469]" office:value-type="float" office:value="-0.00000780679574097221">
            <text:p>-7,80679574097221E-006</text:p>
          </table:table-cell>
          <table:table-cell table:number-columns-repeated="4"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2.5">
            <text:p>2,5</text:p>
          </table:table-cell>
          <table:table-cell office:value-type="float" office:value="2.52186826035815">
            <text:p>2,5218682604</text:p>
          </table:table-cell>
          <table:table-cell/>
          <table:table-cell office:value-type="float" office:value="2.52178885597717">
            <text:p>2,521788856</text:p>
          </table:table-cell>
          <table:table-cell office:value-type="float" office:value="2.52191833300656">
            <text:p>2,521918333</text:p>
          </table:table-cell>
          <table:table-cell office:value-type="float" office:value="2.52185934801412">
            <text:p>2,521859348</text:p>
          </table:table-cell>
          <table:table-cell/>
          <table:table-cell table:formula="of:=[.$C470]-[.E470]" office:value-type="float" office:value="0.0000794043809824174">
            <text:p>7,94043809824174E-005</text:p>
          </table:table-cell>
          <table:table-cell table:formula="of:=[.$C470]-[.F470]" office:value-type="float" office:value="-0.0000500726484080616">
            <text:p>-5,00726484080616E-005</text:p>
          </table:table-cell>
          <table:table-cell table:formula="of:=[.$C470]-[.G470]" office:value-type="float" office:value="0.00000891234402811136">
            <text:p>8,91234402811136E-006</text:p>
          </table:table-cell>
          <table:table-cell table:number-columns-repeated="4"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2.75">
            <text:p>2,75</text:p>
          </table:table-cell>
          <table:table-cell office:value-type="float" office:value="2.58570965931585">
            <text:p>2,5857096593</text:p>
          </table:table-cell>
          <table:table-cell/>
          <table:table-cell office:value-type="float" office:value="2.58561344796696">
            <text:p>2,585613448</text:p>
          </table:table-cell>
          <table:table-cell office:value-type="float" office:value="2.58572355894822">
            <text:p>2,5857235589</text:p>
          </table:table-cell>
          <table:table-cell office:value-type="float" office:value="2.58571227245061">
            <text:p>2,5857122725</text:p>
          </table:table-cell>
          <table:table-cell/>
          <table:table-cell table:formula="of:=[.$C471]-[.E471]" office:value-type="float" office:value="0.0000962113488842675">
            <text:p>9,62113488842675E-005</text:p>
          </table:table-cell>
          <table:table-cell table:formula="of:=[.$C471]-[.F471]" office:value-type="float" office:value="-0.000013899632377079">
            <text:p>-1,3899632377079E-005</text:p>
          </table:table-cell>
          <table:table-cell table:formula="of:=[.$C471]-[.G471]" office:value-type="float" office:value="-0.0000026131347659053">
            <text:p>-2,6131347659053E-006</text:p>
          </table:table-cell>
          <table:table-cell table:number-columns-repeated="4"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3">
            <text:p>3</text:p>
          </table:table-cell>
          <table:table-cell office:value-type="float" office:value="2.65116721098261">
            <text:p>2,651167211</text:p>
          </table:table-cell>
          <table:table-cell/>
          <table:table-cell office:value-type="float" office:value="2.65112330402702">
            <text:p>2,651123304</text:p>
          </table:table-cell>
          <table:table-cell office:value-type="float" office:value="2.65112684097216">
            <text:p>2,651126841</text:p>
          </table:table-cell>
          <table:table-cell office:value-type="float" office:value="2.6511770480091">
            <text:p>2,651177048</text:p>
          </table:table-cell>
          <table:table-cell/>
          <table:table-cell table:formula="of:=[.$C472]-[.E472]" office:value-type="float" office:value="0.0000439069555859817">
            <text:p>0,000043907</text:p>
          </table:table-cell>
          <table:table-cell table:formula="of:=[.$C472]-[.F472]" office:value-type="float" office:value="0.0000403700104456561">
            <text:p>0,00004037</text:p>
          </table:table-cell>
          <table:table-cell table:formula="of:=[.$C472]-[.G472]" office:value-type="float" office:value="-0.00000983702649026696">
            <text:p>-0,000009837</text:p>
          </table:table-cell>
          <table:table-cell table:number-columns-repeated="4"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3.25">
            <text:p>3,25</text:p>
          </table:table-cell>
          <table:table-cell office:value-type="float" office:value="2.71828182845904">
            <text:p>2,7182818285</text:p>
          </table:table-cell>
          <table:table-cell/>
          <table:table-cell office:value-type="float" office:value="2.71831842415735">
            <text:p>2,7183184242</text:p>
          </table:table-cell>
          <table:table-cell office:value-type="float" office:value="2.71825502276846">
            <text:p>2,7182550228</text:p>
          </table:table-cell>
          <table:table-cell office:value-type="float" office:value="2.71826794929164">
            <text:p>2,7182679493</text:p>
          </table:table-cell>
          <table:table-cell/>
          <table:table-cell table:formula="of:=[.$C473]-[.E473]" office:value-type="float" office:value="-0.0000365956983001681">
            <text:p>-3,65956983001681E-005</text:p>
          </table:table-cell>
          <table:table-cell table:formula="of:=[.$C473]-[.F473]" office:value-type="float" office:value="0.0000268056905872172">
            <text:p>2,68056905872172E-005</text:p>
          </table:table-cell>
          <table:table-cell table:formula="of:=[.$C473]-[.G473]" office:value-type="float" office:value="0.0000138791674042515">
            <text:p>1,38791674042515E-005</text:p>
          </table:table-cell>
          <table:table-cell table:number-columns-repeated="4"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3.5">
            <text:p>3,5</text:p>
          </table:table-cell>
          <table:table-cell office:value-type="float" office:value="2.78709546056585">
            <text:p>2,7870954606</text:p>
          </table:table-cell>
          <table:table-cell/>
          <table:table-cell office:value-type="float" office:value="2.78719880835793">
            <text:p>2,7871988084</text:p>
          </table:table-cell>
          <table:table-cell office:value-type="float" office:value="2.78710836332717">
            <text:p>2,7871083633</text:p>
          </table:table-cell>
          <table:table-cell office:value-type="float" office:value="2.7870911248838">
            <text:p>2,7870911249</text:p>
          </table:table-cell>
          <table:table-cell/>
          <table:table-cell table:formula="of:=[.$C474]-[.E474]" office:value-type="float" office:value="-0.000103347792082875">
            <text:p>-0,0001033478</text:p>
          </table:table-cell>
          <table:table-cell table:formula="of:=[.$C474]-[.F474]" office:value-type="float" office:value="-0.0000129027613220423">
            <text:p>-1,29027613220423E-005</text:p>
          </table:table-cell>
          <table:table-cell table:formula="of:=[.$C474]-[.G474]" office:value-type="float" office:value="0.00000433568205071566">
            <text:p>4,33568205071566E-006</text:p>
          </table:table-cell>
          <table:table-cell table:number-columns-repeated="4"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3.75">
            <text:p>3,75</text:p>
          </table:table-cell>
          <table:table-cell office:value-type="float" office:value="2.85765111806316">
            <text:p>2,8576511181</text:p>
          </table:table-cell>
          <table:table-cell/>
          <table:table-cell office:value-type="float" office:value="2.85776445662879">
            <text:p>2,8577644566</text:p>
          </table:table-cell>
          <table:table-cell office:value-type="float" office:value="2.85768686264831">
            <text:p>2,8576868626</text:p>
          </table:table-cell>
          <table:table-cell office:value-type="float" office:value="2.85766629882663">
            <text:p>2,8576662988</text:p>
          </table:table-cell>
          <table:table-cell/>
          <table:table-cell table:formula="of:=[.$C475]-[.E475]" office:value-type="float" office:value="-0.000113338565623344">
            <text:p>-0,0001133386</text:p>
          </table:table-cell>
          <table:table-cell table:formula="of:=[.$C475]-[.F475]" office:value-type="float" office:value="-0.000035744585143771">
            <text:p>-3,5744585143771E-005</text:p>
          </table:table-cell>
          <table:table-cell table:formula="of:=[.$C475]-[.G475]" office:value-type="float" office:value="-0.0000151807634694023">
            <text:p>-1,51807634694023E-005</text:p>
          </table:table-cell>
          <table:table-cell table:number-columns-repeated="4"/>
        </table:table-row>
        <table:table-row table:style-name="ro1">
          <table:table-cell office:value-type="float" office:value="6.75">
            <text:p>6,75</text:p>
          </table:table-cell>
          <table:table-cell office:value-type="float" office:value="4">
            <text:p>4</text:p>
          </table:table-cell>
          <table:table-cell office:value-type="float" office:value="2.9299929005337">
            <text:p>2,9299929005</text:p>
          </table:table-cell>
          <table:table-cell/>
          <table:table-cell office:value-type="float" office:value="2.93001536896991">
            <text:p>2,930015369</text:p>
          </table:table-cell>
          <table:table-cell office:value-type="float" office:value="2.92999052073186">
            <text:p>2,9299905207</text:p>
          </table:table-cell>
          <table:table-cell office:value-type="float" office:value="2.92999347112014">
            <text:p>2,9299934711</text:p>
          </table:table-cell>
          <table:table-cell/>
          <table:table-cell table:formula="of:=[.$C476]-[.E476]" office:value-type="float" office:value="-0.0000224684362040151">
            <text:p>-2,24684362040151E-005</text:p>
          </table:table-cell>
          <table:table-cell table:formula="of:=[.$C476]-[.F476]" office:value-type="float" office:value="0.00000237980184136788">
            <text:p>2,37980184136788E-006</text:p>
          </table:table-cell>
          <table:table-cell table:formula="of:=[.$C476]-[.G476]" office:value-type="float" office:value="-0.000000570586438985998">
            <text:p>-5,70586438985998E-007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.01375270747048">
            <text:p>2,0137527075</text:p>
          </table:table-cell>
          <table:table-cell/>
          <table:table-cell office:value-type="float" office:value="2.01375270747048">
            <text:p>2,0137527075</text:p>
          </table:table-cell>
          <table:table-cell table:number-columns-repeated="2" office:value-type="float" office:value="2.01375270747048">
            <text:p>2,0137527075</text:p>
          </table:table-cell>
          <table:table-cell/>
          <table:table-cell table:formula="of:=[.$C477]-[.E477]" office:value-type="float" office:value="0">
            <text:p>0</text:p>
          </table:table-cell>
          <table:table-cell table:formula="of:=[.$C477]-[.F477]" office:value-type="float" office:value="0">
            <text:p>0</text:p>
          </table:table-cell>
          <table:table-cell table:formula="of:=[.$C477]-[.G477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5">
            <text:p>0,25</text:p>
          </table:table-cell>
          <table:table-cell office:value-type="float" office:value="2.06473109996649">
            <text:p>2,0647311</text:p>
          </table:table-cell>
          <table:table-cell/>
          <table:table-cell office:value-type="float" office:value="2.06455324751151">
            <text:p>2,0645532475</text:p>
          </table:table-cell>
          <table:table-cell office:value-type="float" office:value="2.06468483974064">
            <text:p>2,0646848397</text:p>
          </table:table-cell>
          <table:table-cell office:value-type="float" office:value="2.06472472048481">
            <text:p>2,0647247205</text:p>
          </table:table-cell>
          <table:table-cell/>
          <table:table-cell table:formula="of:=[.$C478]-[.E478]" office:value-type="float" office:value="0.000177852454977145">
            <text:p>0,0001778525</text:p>
          </table:table-cell>
          <table:table-cell table:formula="of:=[.$C478]-[.F478]" office:value-type="float" office:value="0.000046260225844641">
            <text:p>4,6260225844641E-005</text:p>
          </table:table-cell>
          <table:table-cell table:formula="of:=[.$C478]-[.G478]" office:value-type="float" office:value="0.00000637948168158431">
            <text:p>6,37948168158431E-006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5">
            <text:p>0,5</text:p>
          </table:table-cell>
          <table:table-cell office:value-type="float" office:value="2.11700001661267">
            <text:p>2,1170000166</text:p>
          </table:table-cell>
          <table:table-cell/>
          <table:table-cell office:value-type="float" office:value="2.11676937978377">
            <text:p>2,1167693798</text:p>
          </table:table-cell>
          <table:table-cell office:value-type="float" office:value="2.11696748423062">
            <text:p>2,1169674842</text:p>
          </table:table-cell>
          <table:table-cell office:value-type="float" office:value="2.11700543835539">
            <text:p>2,1170054384</text:p>
          </table:table-cell>
          <table:table-cell/>
          <table:table-cell table:formula="of:=[.$C479]-[.E479]" office:value-type="float" office:value="0.000230636828901787">
            <text:p>0,0002306368</text:p>
          </table:table-cell>
          <table:table-cell table:formula="of:=[.$C479]-[.F479]" office:value-type="float" office:value="0.0000325323820522527">
            <text:p>3,25323820522527E-005</text:p>
          </table:table-cell>
          <table:table-cell table:formula="of:=[.$C479]-[.G479]" office:value-type="float" office:value="-0.00000542174271256357">
            <text:p>-5,42174271256357E-006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5">
            <text:p>0,75</text:p>
          </table:table-cell>
          <table:table-cell office:value-type="float" office:value="2.17059212718344">
            <text:p>2,1705921272</text:p>
          </table:table-cell>
          <table:table-cell/>
          <table:table-cell office:value-type="float" office:value="2.17040110428727">
            <text:p>2,1704011043</text:p>
          </table:table-cell>
          <table:table-cell office:value-type="float" office:value="2.17060064094042">
            <text:p>2,1706006409</text:p>
          </table:table-cell>
          <table:table-cell office:value-type="float" office:value="2.17059486108222">
            <text:p>2,1705948611</text:p>
          </table:table-cell>
          <table:table-cell/>
          <table:table-cell table:formula="of:=[.$C480]-[.E480]" office:value-type="float" office:value="0.000191022896176563">
            <text:p>0,0001910229</text:p>
          </table:table-cell>
          <table:table-cell table:formula="of:=[.$C480]-[.F480]" office:value-type="float" office:value="-0.00000851375697585866">
            <text:p>-8,51375697585866E-006</text:p>
          </table:table-cell>
          <table:table-cell table:formula="of:=[.$C480]-[.G480]" office:value-type="float" office:value="-0.00000273389877980534">
            <text:p>-2,73389877980534E-006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.22554092849247">
            <text:p>2,2255409285</text:p>
          </table:table-cell>
          <table:table-cell/>
          <table:table-cell office:value-type="float" office:value="2.22544842102199">
            <text:p>2,225448421</text:p>
          </table:table-cell>
          <table:table-cell office:value-type="float" office:value="2.22558430987003">
            <text:p>2,2255843099</text:p>
          </table:table-cell>
          <table:table-cell office:value-type="float" office:value="2.22553327443351">
            <text:p>2,2255332744</text:p>
          </table:table-cell>
          <table:table-cell/>
          <table:table-cell table:formula="of:=[.$C481]-[.E481]" office:value-type="float" office:value="0.0000925074704780648">
            <text:p>9,25074704780648E-005</text:p>
          </table:table-cell>
          <table:table-cell table:formula="of:=[.$C481]-[.F481]" office:value-type="float" office:value="-0.0000433813775617686">
            <text:p>-4,33813775617686E-005</text:p>
          </table:table-cell>
          <table:table-cell table:formula="of:=[.$C481]-[.G481]" office:value-type="float" office:value="0.00000765405895553073">
            <text:p>7,65405895553073E-006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25">
            <text:p>1,25</text:p>
          </table:table-cell>
          <table:table-cell office:value-type="float" office:value="2.2818807653293">
            <text:p>2,2818807653</text:p>
          </table:table-cell>
          <table:table-cell/>
          <table:table-cell office:value-type="float" office:value="2.28191132998794">
            <text:p>2,28191133</text:p>
          </table:table-cell>
          <table:table-cell office:value-type="float" office:value="2.28191849101946">
            <text:p>2,281918491</text:p>
          </table:table-cell>
          <table:table-cell office:value-type="float" office:value="2.28188540381121">
            <text:p>2,2818854038</text:p>
          </table:table-cell>
          <table:table-cell/>
          <table:table-cell table:formula="of:=[.$C482]-[.E482]" office:value-type="float" office:value="-0.0000305646586400421">
            <text:p>-3,05646586400421E-005</text:p>
          </table:table-cell>
          <table:table-cell table:formula="of:=[.$C482]-[.F482]" office:value-type="float" office:value="-0.000037725690151813">
            <text:p>-3,7725690151813E-005</text:p>
          </table:table-cell>
          <table:table-cell table:formula="of:=[.$C482]-[.G482]" office:value-type="float" office:value="-0.00000463848190568328">
            <text:p>-4,63848190568328E-006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5">
            <text:p>1,5</text:p>
          </table:table-cell>
          <table:table-cell office:value-type="float" office:value="2.33964685192599">
            <text:p>2,3396468519</text:p>
          </table:table-cell>
          <table:table-cell/>
          <table:table-cell office:value-type="float" office:value="2.33978983118513">
            <text:p>2,3397898312</text:p>
          </table:table-cell>
          <table:table-cell office:value-type="float" office:value="2.33961505529202">
            <text:p>2,3396150553</text:p>
          </table:table-cell>
          <table:table-cell office:value-type="float" office:value="2.33965209440489">
            <text:p>2,3396520944</text:p>
          </table:table-cell>
          <table:table-cell/>
          <table:table-cell table:formula="of:=[.$C483]-[.E483]" office:value-type="float" office:value="-0.000142979259136755">
            <text:p>-0,0001429793</text:p>
          </table:table-cell>
          <table:table-cell table:formula="of:=[.$C483]-[.F483]" office:value-type="float" office:value="0.0000317966339689057">
            <text:p>3,17966339689057E-005</text:p>
          </table:table-cell>
          <table:table-cell table:formula="of:=[.$C483]-[.G483]" office:value-type="float" office:value="-0.00000524247889677199">
            <text:p>-5,24247889677199E-006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75">
            <text:p>1,75</text:p>
          </table:table-cell>
          <table:table-cell office:value-type="float" office:value="2.3988752939671">
            <text:p>2,398875294</text:p>
          </table:table-cell>
          <table:table-cell/>
          <table:table-cell office:value-type="float" office:value="2.39908392461354">
            <text:p>2,3990839246</text:p>
          </table:table-cell>
          <table:table-cell office:value-type="float" office:value="2.39882196157447">
            <text:p>2,3988219616</text:p>
          </table:table-cell>
          <table:table-cell office:value-type="float" office:value="2.39886650250483">
            <text:p>2,3988665025</text:p>
          </table:table-cell>
          <table:table-cell/>
          <table:table-cell table:formula="of:=[.$C484]-[.E484]" office:value-type="float" office:value="-0.000208630646445052">
            <text:p>-0,0002086306</text:p>
          </table:table-cell>
          <table:table-cell table:formula="of:=[.$C484]-[.F484]" office:value-type="float" office:value="0.0000533323926261708">
            <text:p>5,33323926261708E-005</text:p>
          </table:table-cell>
          <table:table-cell table:formula="of:=[.$C484]-[.G484]" office:value-type="float" office:value="0.00000879146226617777">
            <text:p>8,79146226617777E-006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.45960311115695">
            <text:p>2,4596031112</text:p>
          </table:table-cell>
          <table:table-cell/>
          <table:table-cell office:value-type="float" office:value="2.45979361027319">
            <text:p>2,4597936103</text:p>
          </table:table-cell>
          <table:table-cell office:value-type="float" office:value="2.45958227069828">
            <text:p>2,4595822707</text:p>
          </table:table-cell>
          <table:table-cell office:value-type="float" office:value="2.45960664982716">
            <text:p>2,4596066498</text:p>
          </table:table-cell>
          <table:table-cell/>
          <table:table-cell table:formula="of:=[.$C485]-[.E485]" office:value-type="float" office:value="-0.00019049911623803">
            <text:p>-0,0001904991</text:p>
          </table:table-cell>
          <table:table-cell table:formula="of:=[.$C485]-[.F485]" office:value-type="float" office:value="0.0000208404586690136">
            <text:p>2,08404586690136E-005</text:p>
          </table:table-cell>
          <table:table-cell table:formula="of:=[.$C485]-[.G485]" office:value-type="float" office:value="-0.00000353867021019028">
            <text:p>-3,53867021019028E-006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25">
            <text:p>2,25</text:p>
          </table:table-cell>
          <table:table-cell office:value-type="float" office:value="2.52186826035815">
            <text:p>2,5218682604</text:p>
          </table:table-cell>
          <table:table-cell/>
          <table:table-cell office:value-type="float" office:value="2.52191888816406">
            <text:p>2,5219188882</text:p>
          </table:table-cell>
          <table:table-cell office:value-type="float" office:value="2.52189598266345">
            <text:p>2,5218959827</text:p>
          </table:table-cell>
          <table:table-cell office:value-type="float" office:value="2.52187577629162">
            <text:p>2,5218757763</text:p>
          </table:table-cell>
          <table:table-cell/>
          <table:table-cell table:formula="of:=[.$C486]-[.E486]" office:value-type="float" office:value="-0.0000506278059155818">
            <text:p>-5,06278059155818E-005</text:p>
          </table:table-cell>
          <table:table-cell table:formula="of:=[.$C486]-[.F486]" office:value-type="float" office:value="-0.0000277223052997932">
            <text:p>-2,77223052997932E-005</text:p>
          </table:table-cell>
          <table:table-cell table:formula="of:=[.$C486]-[.G486]" office:value-type="float" office:value="-0.00000751593347025903">
            <text:p>-7,51593347025903E-006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">
            <text:p>2,5</text:p>
          </table:table-cell>
          <table:table-cell office:value-type="float" office:value="2.58570965931585">
            <text:p>2,5857096593</text:p>
          </table:table-cell>
          <table:table-cell/>
          <table:table-cell office:value-type="float" office:value="2.58560851589454">
            <text:p>2,5856085159</text:p>
          </table:table-cell>
          <table:table-cell office:value-type="float" office:value="2.58576309746997">
            <text:p>2,5857630975</text:p>
          </table:table-cell>
          <table:table-cell office:value-type="float" office:value="2.58570002119517">
            <text:p>2,5857000212</text:p>
          </table:table-cell>
          <table:table-cell/>
          <table:table-cell table:formula="of:=[.$C487]-[.E487]" office:value-type="float" office:value="0.000101143421308958">
            <text:p>0,0001011434</text:p>
          </table:table-cell>
          <table:table-cell table:formula="of:=[.$C487]-[.F487]" office:value-type="float" office:value="-0.0000534381541279494">
            <text:p>-5,34381541279494E-005</text:p>
          </table:table-cell>
          <table:table-cell table:formula="of:=[.$C487]-[.G487]" office:value-type="float" office:value="0.00000963812067844572">
            <text:p>9,63812067844572E-006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75">
            <text:p>2,75</text:p>
          </table:table-cell>
          <table:table-cell office:value-type="float" office:value="2.65116721098261">
            <text:p>2,651167211</text:p>
          </table:table-cell>
          <table:table-cell/>
          <table:table-cell office:value-type="float" office:value="2.6510483642078">
            <text:p>2,6510483642</text:p>
          </table:table-cell>
          <table:table-cell office:value-type="float" office:value="2.65118361511786">
            <text:p>2,6511836151</text:p>
          </table:table-cell>
          <table:table-cell office:value-type="float" office:value="2.65116937799495">
            <text:p>2,651169378</text:p>
          </table:table-cell>
          <table:table-cell/>
          <table:table-cell table:formula="of:=[.$C488]-[.E488]" office:value-type="float" office:value="0.000118846774810777">
            <text:p>0,0001188468</text:p>
          </table:table-cell>
          <table:table-cell table:formula="of:=[.$C488]-[.F488]" office:value-type="float" office:value="-0.0000164041352532784">
            <text:p>-1,64041352532784E-005</text:p>
          </table:table-cell>
          <table:table-cell table:formula="of:=[.$C488]-[.G488]" office:value-type="float" office:value="-0.00000216701233890504">
            <text:p>-0,000002167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.71828182845904">
            <text:p>2,7182818285</text:p>
          </table:table-cell>
          <table:table-cell/>
          <table:table-cell office:value-type="float" office:value="2.71821610706588">
            <text:p>2,7182161071</text:p>
          </table:table-cell>
          <table:table-cell office:value-type="float" office:value="2.71824264142321">
            <text:p>2,7182426414</text:p>
          </table:table-cell>
          <table:table-cell office:value-type="float" office:value="2.71829138961518">
            <text:p>2,7182913896</text:p>
          </table:table-cell>
          <table:table-cell/>
          <table:table-cell table:formula="of:=[.$C489]-[.E489]" office:value-type="float" office:value="0.0000657213931671841">
            <text:p>6,57213931671841E-005</text:p>
          </table:table-cell>
          <table:table-cell table:formula="of:=[.$C489]-[.F489]" office:value-type="float" office:value="0.0000391870358362745">
            <text:p>0,000039187</text:p>
          </table:table-cell>
          <table:table-cell table:formula="of:=[.$C489]-[.G489]" office:value-type="float" office:value="-0.00000956115613925945">
            <text:p>-9,56115613925945E-006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25">
            <text:p>3,25</text:p>
          </table:table-cell>
          <table:table-cell office:value-type="float" office:value="2.78709546056585">
            <text:p>2,7870954606</text:p>
          </table:table-cell>
          <table:table-cell/>
          <table:table-cell office:value-type="float" office:value="2.78711174446878">
            <text:p>2,7871117445</text:p>
          </table:table-cell>
          <table:table-cell office:value-type="float" office:value="2.78707023543695">
            <text:p>2,7870702354</text:p>
          </table:table-cell>
          <table:table-cell office:value-type="float" office:value="2.78708069169799">
            <text:p>2,7870806917</text:p>
          </table:table-cell>
          <table:table-cell/>
          <table:table-cell table:formula="of:=[.$C490]-[.E490]" office:value-type="float" office:value="-0.000016283902930958">
            <text:p>-1,6283902930958E-005</text:p>
          </table:table-cell>
          <table:table-cell table:formula="of:=[.$C490]-[.F490]" office:value-type="float" office:value="0.0000252251288963556">
            <text:p>2,52251288963556E-005</text:p>
          </table:table-cell>
          <table:table-cell table:formula="of:=[.$C490]-[.G490]" office:value-type="float" office:value="0.0000147688678633351">
            <text:p>1,47688678633351E-00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5">
            <text:p>3,5</text:p>
          </table:table-cell>
          <table:table-cell office:value-type="float" office:value="2.85765111806316">
            <text:p>2,8576511181</text:p>
          </table:table-cell>
          <table:table-cell/>
          <table:table-cell office:value-type="float" office:value="2.85773527641651">
            <text:p>2,8577352764</text:p>
          </table:table-cell>
          <table:table-cell office:value-type="float" office:value="2.85766666386207">
            <text:p>2,8576666639</text:p>
          </table:table-cell>
          <table:table-cell office:value-type="float" office:value="2.8576461196917">
            <text:p>2,8576461197</text:p>
          </table:table-cell>
          <table:table-cell/>
          <table:table-cell table:formula="of:=[.$C491]-[.E491]" office:value-type="float" office:value="-0.0000841583533457424">
            <text:p>-8,41583533457424E-005</text:p>
          </table:table-cell>
          <table:table-cell table:formula="of:=[.$C491]-[.F491]" office:value-type="float" office:value="-0.0000155457989108321">
            <text:p>-1,55457989108321E-005</text:p>
          </table:table-cell>
          <table:table-cell table:formula="of:=[.$C491]-[.G491]" office:value-type="float" office:value="0.00000499837145984117">
            <text:p>4,99837145984117E-006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75">
            <text:p>3,75</text:p>
          </table:table-cell>
          <table:table-cell office:value-type="float" office:value="2.9299929005337">
            <text:p>2,9299929005</text:p>
          </table:table-cell>
          <table:table-cell/>
          <table:table-cell office:value-type="float" office:value="2.93008670290906">
            <text:p>2,9300867029</text:p>
          </table:table-cell>
          <table:table-cell office:value-type="float" office:value="2.93003192669857">
            <text:p>2,9300319267</text:p>
          </table:table-cell>
          <table:table-cell office:value-type="float" office:value="2.93000789710785">
            <text:p>2,9300078971</text:p>
          </table:table-cell>
          <table:table-cell/>
          <table:table-cell table:formula="of:=[.$C492]-[.E492]" office:value-type="float" office:value="-0.0000938023753587203">
            <text:p>-9,38023753587203E-005</text:p>
          </table:table-cell>
          <table:table-cell table:formula="of:=[.$C492]-[.F492]" office:value-type="float" office:value="-0.0000390261648663959">
            <text:p>-3,90261648663959E-005</text:p>
          </table:table-cell>
          <table:table-cell table:formula="of:=[.$C492]-[.G492]" office:value-type="float" office:value="-0.0000149965741509384">
            <text:p>-1,49965741509384E-00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.00416602394643">
            <text:p>3,0041660239</text:p>
          </table:table-cell>
          <table:table-cell/>
          <table:table-cell office:value-type="float" office:value="3.00416602394643">
            <text:p>3,0041660239</text:p>
          </table:table-cell>
          <table:table-cell office:value-type="float" office:value="3.00416602394643">
            <text:p>3,0041660239</text:p>
          </table:table-cell>
          <table:table-cell office:value-type="float" office:value="3.00416602394643">
            <text:p>3,0041660239</text:p>
          </table:table-cell>
          <table:table-cell/>
          <table:table-cell table:formula="of:=[.$C493]-[.E493]" office:value-type="float" office:value="0">
            <text:p>0</text:p>
          </table:table-cell>
          <table:table-cell table:formula="of:=[.$C493]-[.F493]" office:value-type="float" office:value="0">
            <text:p>0</text:p>
          </table:table-cell>
          <table:table-cell table:formula="of:=[.$C493]-[.G493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0">
            <text:p>0</text:p>
          </table:table-cell>
          <table:table-cell office:value-type="float" office:value="2.06473109996649">
            <text:p>2,0647311</text:p>
          </table:table-cell>
          <table:table-cell/>
          <table:table-cell office:value-type="float" office:value="2.06471466169938">
            <text:p>2,0647146617</text:p>
          </table:table-cell>
          <table:table-cell office:value-type="float" office:value="2.06473271526065">
            <text:p>2,0647327153</text:p>
          </table:table-cell>
          <table:table-cell office:value-type="float" office:value="2.06473069438616">
            <text:p>2,0647306944</text:p>
          </table:table-cell>
          <table:table-cell/>
          <table:table-cell table:formula="of:=[.$C494]-[.E494]" office:value-type="float" office:value="0.0000164382671106189">
            <text:p>1,64382671106189E-005</text:p>
          </table:table-cell>
          <table:table-cell table:formula="of:=[.$C494]-[.F494]" office:value-type="float" office:value="-0.00000161529416775608">
            <text:p>-1,61529416775608E-006</text:p>
          </table:table-cell>
          <table:table-cell table:formula="of:=[.$C494]-[.G494]" office:value-type="float" office:value="0.000000405580323992183">
            <text:p>4,05580323992183E-007</text:p>
          </table:table-cell>
          <table:table-cell table:number-columns-repeated="4"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0.25">
            <text:p>0,25</text:p>
          </table:table-cell>
          <table:table-cell office:value-type="float" office:value="2.11700001661267">
            <text:p>2,1170000166</text:p>
          </table:table-cell>
          <table:table-cell/>
          <table:table-cell office:value-type="float" office:value="2.116800768246">
            <text:p>2,1168007682</text:p>
          </table:table-cell>
          <table:table-cell office:value-type="float" office:value="2.1169542483602">
            <text:p>2,1169542484</text:p>
          </table:table-cell>
          <table:table-cell office:value-type="float" office:value="2.11699306000212">
            <text:p>2,11699306</text:p>
          </table:table-cell>
          <table:table-cell/>
          <table:table-cell table:formula="of:=[.$C495]-[.E495]" office:value-type="float" office:value="0.000199248366677285">
            <text:p>0,0001992484</text:p>
          </table:table-cell>
          <table:table-cell table:formula="of:=[.$C495]-[.F495]" office:value-type="float" office:value="0.0000457682524737102">
            <text:p>4,57682524737102E-005</text:p>
          </table:table-cell>
          <table:table-cell table:formula="of:=[.$C495]-[.G495]" office:value-type="float" office:value="0.00000695661055605257">
            <text:p>6,95661055605257E-006</text:p>
          </table:table-cell>
          <table:table-cell table:number-columns-repeated="4"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0.5">
            <text:p>0,5</text:p>
          </table:table-cell>
          <table:table-cell office:value-type="float" office:value="2.17059212718344">
            <text:p>2,1705921272</text:p>
          </table:table-cell>
          <table:table-cell/>
          <table:table-cell office:value-type="float" office:value="2.1703382979629">
            <text:p>2,170338298</text:p>
          </table:table-cell>
          <table:table-cell office:value-type="float" office:value="2.17056048134993">
            <text:p>2,1705604813</text:p>
          </table:table-cell>
          <table:table-cell office:value-type="float" office:value="2.17059726017004">
            <text:p>2,1705972602</text:p>
          </table:table-cell>
          <table:table-cell/>
          <table:table-cell table:formula="of:=[.$C496]-[.E496]" office:value-type="float" office:value="0.000253829220544954">
            <text:p>0,0002538292</text:p>
          </table:table-cell>
          <table:table-cell table:formula="of:=[.$C496]-[.F496]" office:value-type="float" office:value="0.0000316458335123393">
            <text:p>3,16458335123393E-005</text:p>
          </table:table-cell>
          <table:table-cell table:formula="of:=[.$C496]-[.G496]" office:value-type="float" office:value="-0.00000513298659265971">
            <text:p>-0,000005133</text:p>
          </table:table-cell>
          <table:table-cell table:number-columns-repeated="4"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0.75">
            <text:p>0,75</text:p>
          </table:table-cell>
          <table:table-cell office:value-type="float" office:value="2.22554092849247">
            <text:p>2,2255409285</text:p>
          </table:table-cell>
          <table:table-cell/>
          <table:table-cell office:value-type="float" office:value="2.22532725085008">
            <text:p>2,2253272509</text:p>
          </table:table-cell>
          <table:table-cell office:value-type="float" office:value="2.22555141422984">
            <text:p>2,2255514142</text:p>
          </table:table-cell>
          <table:table-cell office:value-type="float" office:value="2.22554329488991">
            <text:p>2,2255432949</text:p>
          </table:table-cell>
          <table:table-cell/>
          <table:table-cell table:formula="of:=[.$C497]-[.E497]" office:value-type="float" office:value="0.00021367764239244">
            <text:p>0,0002136776</text:p>
          </table:table-cell>
          <table:table-cell table:formula="of:=[.$C497]-[.F497]" office:value-type="float" office:value="-0.0000104857373748324">
            <text:p>-1,04857373748324E-005</text:p>
          </table:table-cell>
          <table:table-cell table:formula="of:=[.$C497]-[.G497]" office:value-type="float" office:value="-0.00000236639744422007">
            <text:p>-2,36639744422007E-006</text:p>
          </table:table-cell>
          <table:table-cell table:number-columns-repeated="4"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1">
            <text:p>1</text:p>
          </table:table-cell>
          <table:table-cell office:value-type="float" office:value="2.2818807653293">
            <text:p>2,2818807653</text:p>
          </table:table-cell>
          <table:table-cell/>
          <table:table-cell office:value-type="float" office:value="2.28176762690753">
            <text:p>2,2817676269</text:p>
          </table:table-cell>
          <table:table-cell office:value-type="float" office:value="2.28192704699994">
            <text:p>2,281927047</text:p>
          </table:table-cell>
          <table:table-cell office:value-type="float" office:value="2.28187246989834">
            <text:p>2,2818724699</text:p>
          </table:table-cell>
          <table:table-cell/>
          <table:table-cell table:formula="of:=[.$C498]-[.E498]" office:value-type="float" office:value="0.000113138421772518">
            <text:p>0,0001131384</text:p>
          </table:table-cell>
          <table:table-cell table:formula="of:=[.$C498]-[.F498]" office:value-type="float" office:value="-0.0000462816706332525">
            <text:p>-4,62816706332525E-005</text:p>
          </table:table-cell>
          <table:table-cell table:formula="of:=[.$C498]-[.G498]" office:value-type="float" office:value="0.00000829543096303453">
            <text:p>8,29543096303453E-006</text:p>
          </table:table-cell>
          <table:table-cell table:number-columns-repeated="4"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1.25">
            <text:p>1,25</text:p>
          </table:table-cell>
          <table:table-cell office:value-type="float" office:value="2.33964685192599">
            <text:p>2,3396468519</text:p>
          </table:table-cell>
          <table:table-cell/>
          <table:table-cell office:value-type="float" office:value="2.33965942613527">
            <text:p>2,3396594261</text:p>
          </table:table-cell>
          <table:table-cell office:value-type="float" office:value="2.33968737966021">
            <text:p>2,3396873797</text:p>
          </table:table-cell>
          <table:table-cell office:value-type="float" office:value="2.33965114910675">
            <text:p>2,3396511491</text:p>
          </table:table-cell>
          <table:table-cell/>
          <table:table-cell table:formula="of:=[.$C499]-[.E499]" office:value-type="float" office:value="-0.0000125742092751402">
            <text:p>-1,25742092751402E-005</text:p>
          </table:table-cell>
          <table:table-cell table:formula="of:=[.$C499]-[.F499]" office:value-type="float" office:value="-0.0000405277342228061">
            <text:p>-4,05277342228061E-005</text:p>
          </table:table-cell>
          <table:table-cell table:formula="of:=[.$C499]-[.G499]" office:value-type="float" office:value="-0.00000429718075434238">
            <text:p>-4,29718075434238E-006</text:p>
          </table:table-cell>
          <table:table-cell table:number-columns-repeated="4"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1.5">
            <text:p>1,5</text:p>
          </table:table-cell>
          <table:table-cell office:value-type="float" office:value="2.3988752939671">
            <text:p>2,398875294</text:p>
          </table:table-cell>
          <table:table-cell/>
          <table:table-cell office:value-type="float" office:value="2.39900264853328">
            <text:p>2,3990026485</text:p>
          </table:table-cell>
          <table:table-cell office:value-type="float" office:value="2.39884458576051">
            <text:p>2,3988445858</text:p>
          </table:table-cell>
          <table:table-cell office:value-type="float" office:value="2.39888019908998">
            <text:p>2,3988801991</text:p>
          </table:table-cell>
          <table:table-cell/>
          <table:table-cell table:formula="of:=[.$C500]-[.E500]" office:value-type="float" office:value="-0.000127354566180404">
            <text:p>-0,0001273546</text:p>
          </table:table-cell>
          <table:table-cell table:formula="of:=[.$C500]-[.F500]" office:value-type="float" office:value="0.0000307082065909014">
            <text:p>3,07082065909014E-005</text:p>
          </table:table-cell>
          <table:table-cell table:formula="of:=[.$C500]-[.G500]" office:value-type="float" office:value="-0.00000490512288209288">
            <text:p>-4,90512288209288E-006</text:p>
          </table:table-cell>
          <table:table-cell table:number-columns-repeated="4"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1.75">
            <text:p>1,75</text:p>
          </table:table-cell>
          <table:table-cell office:value-type="float" office:value="2.45960311115695">
            <text:p>2,4596031112</text:p>
          </table:table-cell>
          <table:table-cell/>
          <table:table-cell office:value-type="float" office:value="2.45979729410157">
            <text:p>2,4597972941</text:p>
          </table:table-cell>
          <table:table-cell office:value-type="float" office:value="2.45955037170408">
            <text:p>2,4595503717</text:p>
          </table:table-cell>
          <table:table-cell office:value-type="float" office:value="2.45959361553603">
            <text:p>2,4595936155</text:p>
          </table:table-cell>
          <table:table-cell/>
          <table:table-cell table:formula="of:=[.$C501]-[.E501]" office:value-type="float" office:value="-0.000194182944619037">
            <text:p>-0,0001941829</text:p>
          </table:table-cell>
          <table:table-cell table:formula="of:=[.$C501]-[.F501]" office:value-type="float" office:value="0.0000527394528702096">
            <text:p>5,27394528702096E-005</text:p>
          </table:table-cell>
          <table:table-cell table:formula="of:=[.$C501]-[.G501]" office:value-type="float" office:value="0.0000094956209184538">
            <text:p>9,4956209184538E-006</text:p>
          </table:table-cell>
          <table:table-cell table:number-columns-repeated="4"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2">
            <text:p>2</text:p>
          </table:table-cell>
          <table:table-cell office:value-type="float" office:value="2.52186826035815">
            <text:p>2,5218682604</text:p>
          </table:table-cell>
          <table:table-cell/>
          <table:table-cell office:value-type="float" office:value="2.52204336284014">
            <text:p>2,5220433628</text:p>
          </table:table-cell>
          <table:table-cell office:value-type="float" office:value="2.52184888557833">
            <text:p>2,5218488856</text:p>
          </table:table-cell>
          <table:table-cell office:value-type="float" office:value="2.52187139527299">
            <text:p>2,5218713953</text:p>
          </table:table-cell>
          <table:table-cell/>
          <table:table-cell table:formula="of:=[.$C502]-[.E502]" office:value-type="float" office:value="-0.000175102481989597">
            <text:p>-0,0001751025</text:p>
          </table:table-cell>
          <table:table-cell table:formula="of:=[.$C502]-[.F502]" office:value-type="float" office:value="0.000019374779818726">
            <text:p>1,9374779818726E-005</text:p>
          </table:table-cell>
          <table:table-cell table:formula="of:=[.$C502]-[.G502]" office:value-type="float" office:value="-0.00000313491484371653">
            <text:p>-3,13491484371653E-006</text:p>
          </table:table-cell>
          <table:table-cell table:number-columns-repeated="4"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2.25">
            <text:p>2,25</text:p>
          </table:table-cell>
          <table:table-cell office:value-type="float" office:value="2.58570965931585">
            <text:p>2,5857096593</text:p>
          </table:table-cell>
          <table:table-cell/>
          <table:table-cell office:value-type="float" office:value="2.58574085474898">
            <text:p>2,5857408547</text:p>
          </table:table-cell>
          <table:table-cell office:value-type="float" office:value="2.58574012738326">
            <text:p>2,5857401274</text:p>
          </table:table-cell>
          <table:table-cell office:value-type="float" office:value="2.58571686022913">
            <text:p>2,5857168602</text:p>
          </table:table-cell>
          <table:table-cell/>
          <table:table-cell table:formula="of:=[.$C503]-[.E503]" office:value-type="float" office:value="-0.0000311954331380093">
            <text:p>-3,11954331380093E-005</text:p>
          </table:table-cell>
          <table:table-cell table:formula="of:=[.$C503]-[.F503]" office:value-type="float" office:value="-0.0000304680674103608">
            <text:p>-3,04680674103608E-005</text:p>
          </table:table-cell>
          <table:table-cell table:formula="of:=[.$C503]-[.G503]" office:value-type="float" office:value="-0.00000720091328032524">
            <text:p>-7,20091328032524E-006</text:p>
          </table:table-cell>
          <table:table-cell table:number-columns-repeated="4"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2.5">
            <text:p>2,5</text:p>
          </table:table-cell>
          <table:table-cell office:value-type="float" office:value="2.65116721098261">
            <text:p>2,651167211</text:p>
          </table:table-cell>
          <table:table-cell/>
          <table:table-cell office:value-type="float" office:value="2.65104225582546">
            <text:p>2,6510422558</text:p>
          </table:table-cell>
          <table:table-cell office:value-type="float" office:value="2.65122409711886">
            <text:p>2,6512240971</text:p>
          </table:table-cell>
          <table:table-cell office:value-type="float" office:value="2.65115681143054">
            <text:p>2,6511568114</text:p>
          </table:table-cell>
          <table:table-cell/>
          <table:table-cell table:formula="of:=[.$C504]-[.E504]" office:value-type="float" office:value="0.000124955157144058">
            <text:p>0,0001249552</text:p>
          </table:table-cell>
          <table:table-cell table:formula="of:=[.$C504]-[.F504]" office:value-type="float" office:value="-0.0000568861362544304">
            <text:p>-5,68861362544304E-005</text:p>
          </table:table-cell>
          <table:table-cell table:formula="of:=[.$C504]-[.G504]" office:value-type="float" office:value="0.000010399552067053">
            <text:p>1,0399552067053E-005</text:p>
          </table:table-cell>
          <table:table-cell table:number-columns-repeated="4"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2.75">
            <text:p>2,75</text:p>
          </table:table-cell>
          <table:table-cell office:value-type="float" office:value="2.71828182845904">
            <text:p>2,7182818285</text:p>
          </table:table-cell>
          <table:table-cell/>
          <table:table-cell office:value-type="float" office:value="2.71813816786832">
            <text:p>2,7181381679</text:p>
          </table:table-cell>
          <table:table-cell office:value-type="float" office:value="2.71830079478514">
            <text:p>2,7183007948</text:p>
          </table:table-cell>
          <table:table-cell office:value-type="float" office:value="2.71828352021049">
            <text:p>2,7182835202</text:p>
          </table:table-cell>
          <table:table-cell/>
          <table:table-cell table:formula="of:=[.$C505]-[.E505]" office:value-type="float" office:value="0.000143660590725236">
            <text:p>0,0001436606</text:p>
          </table:table-cell>
          <table:table-cell table:formula="of:=[.$C505]-[.F505]" office:value-type="float" office:value="-0.0000189663260981021">
            <text:p>-1,89663260981021E-005</text:p>
          </table:table-cell>
          <table:table-cell table:formula="of:=[.$C505]-[.G505]" office:value-type="float" office:value="-0.00000169175144115741">
            <text:p>-1,69175144115741E-006</text:p>
          </table:table-cell>
          <table:table-cell table:number-columns-repeated="4"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3">
            <text:p>3</text:p>
          </table:table-cell>
          <table:table-cell office:value-type="float" office:value="2.78709546056585">
            <text:p>2,7870954606</text:p>
          </table:table-cell>
          <table:table-cell/>
          <table:table-cell office:value-type="float" office:value="2.78700571976601">
            <text:p>2,7870057198</text:p>
          </table:table-cell>
          <table:table-cell office:value-type="float" office:value="2.78705748592532">
            <text:p>2,7870574859</text:p>
          </table:table-cell>
          <table:table-cell office:value-type="float" office:value="2.78710472037554">
            <text:p>2,7871047204</text:p>
          </table:table-cell>
          <table:table-cell/>
          <table:table-cell table:formula="of:=[.$C506]-[.E506]" office:value-type="float" office:value="0.0000897407998370348">
            <text:p>8,97407998370348E-005</text:p>
          </table:table-cell>
          <table:table-cell table:formula="of:=[.$C506]-[.F506]" office:value-type="float" office:value="0.0000379746405267944">
            <text:p>3,79746405267944E-005</text:p>
          </table:table-cell>
          <table:table-cell table:formula="of:=[.$C506]-[.G506]" office:value-type="float" office:value="-0.00000925980969057605">
            <text:p>-9,25980969057605E-006</text:p>
          </table:table-cell>
          <table:table-cell table:number-columns-repeated="4"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3.25">
            <text:p>3,25</text:p>
          </table:table-cell>
          <table:table-cell office:value-type="float" office:value="2.85765111806316">
            <text:p>2,8576511181</text:p>
          </table:table-cell>
          <table:table-cell/>
          <table:table-cell office:value-type="float" office:value="2.85764491151855">
            <text:p>2,8576449115</text:p>
          </table:table-cell>
          <table:table-cell office:value-type="float" office:value="2.85762751481802">
            <text:p>2,8576275148</text:p>
          </table:table-cell>
          <table:table-cell office:value-type="float" office:value="2.85763541796046">
            <text:p>2,857635418</text:p>
          </table:table-cell>
          <table:table-cell/>
          <table:table-cell table:formula="of:=[.$C507]-[.E507]" office:value-type="float" office:value="0.00000620654461735981">
            <text:p>6,20654461735981E-006</text:p>
          </table:table-cell>
          <table:table-cell table:formula="of:=[.$C507]-[.F507]" office:value-type="float" office:value="0.000023603245139725">
            <text:p>2,3603245139725E-005</text:p>
          </table:table-cell>
          <table:table-cell table:formula="of:=[.$C507]-[.G507]" office:value-type="float" office:value="0.0000157001027050185">
            <text:p>1,57001027050185E-005</text:p>
          </table:table-cell>
          <table:table-cell table:number-columns-repeated="4"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3.5">
            <text:p>3,5</text:p>
          </table:table-cell>
          <table:table-cell office:value-type="float" office:value="2.9299929005337">
            <text:p>2,9299929005</text:p>
          </table:table-cell>
          <table:table-cell/>
          <table:table-cell office:value-type="float" office:value="2.93005574312592">
            <text:p>2,9300557431</text:p>
          </table:table-cell>
          <table:table-cell office:value-type="float" office:value="2.930011153237">
            <text:p>2,9300111532</text:p>
          </table:table-cell>
          <table:table-cell office:value-type="float" office:value="2.92998720333086">
            <text:p>2,9299872033</text:p>
          </table:table-cell>
          <table:table-cell/>
          <table:table-cell table:formula="of:=[.$C508]-[.E508]" office:value-type="float" office:value="-0.0000628425922157838">
            <text:p>-6,28425922157838E-005</text:p>
          </table:table-cell>
          <table:table-cell table:formula="of:=[.$C508]-[.F508]" office:value-type="float" office:value="-0.000018252703296362">
            <text:p>-1,8252703296362E-005</text:p>
          </table:table-cell>
          <table:table-cell table:formula="of:=[.$C508]-[.G508]" office:value-type="float" office:value="0.00000569720283660757">
            <text:p>5,69720283660757E-006</text:p>
          </table:table-cell>
          <table:table-cell table:number-columns-repeated="4"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3.75">
            <text:p>3,75</text:p>
          </table:table-cell>
          <table:table-cell office:value-type="float" office:value="3.00416602394643">
            <text:p>3,0041660239</text:p>
          </table:table-cell>
          <table:table-cell/>
          <table:table-cell office:value-type="float" office:value="3.00423821458812">
            <text:p>3,0042382146</text:p>
          </table:table-cell>
          <table:table-cell office:value-type="float" office:value="3.00420840118224">
            <text:p>3,0042084012</text:p>
          </table:table-cell>
          <table:table-cell office:value-type="float" office:value="3.00418081196514">
            <text:p>3,004180812</text:p>
          </table:table-cell>
          <table:table-cell/>
          <table:table-cell table:formula="of:=[.$C509]-[.E509]" office:value-type="float" office:value="-0.0000721906416911722">
            <text:p>-7,21906416911722E-005</text:p>
          </table:table-cell>
          <table:table-cell table:formula="of:=[.$C509]-[.F509]" office:value-type="float" office:value="-0.0000423772358111307">
            <text:p>-4,23772358111307E-005</text:p>
          </table:table-cell>
          <table:table-cell table:formula="of:=[.$C509]-[.G509]" office:value-type="float" office:value="-0.0000147880187086891">
            <text:p>-0,000014788</text:p>
          </table:table-cell>
          <table:table-cell table:number-columns-repeated="4"/>
        </table:table-row>
        <table:table-row table:style-name="ro1">
          <table:table-cell office:value-type="float" office:value="7.25">
            <text:p>7,25</text:p>
          </table:table-cell>
          <table:table-cell office:value-type="float" office:value="4">
            <text:p>4</text:p>
          </table:table-cell>
          <table:table-cell office:value-type="float" office:value="3.08021684891803">
            <text:p>3,0802168489</text:p>
          </table:table-cell>
          <table:table-cell/>
          <table:table-cell office:value-type="float" office:value="3.08019232590517">
            <text:p>3,0801923259</text:p>
          </table:table-cell>
          <table:table-cell office:value-type="float" office:value="3.08021925865376">
            <text:p>3,0802192587</text:p>
          </table:table-cell>
          <table:table-cell office:value-type="float" office:value="3.08021624386329">
            <text:p>3,0802162439</text:p>
          </table:table-cell>
          <table:table-cell/>
          <table:table-cell table:formula="of:=[.$C510]-[.E510]" office:value-type="float" office:value="0.0000245230128603779">
            <text:p>0,000024523</text:p>
          </table:table-cell>
          <table:table-cell table:formula="of:=[.$C510]-[.F510]" office:value-type="float" office:value="-0.0000024097357331776">
            <text:p>-2,4097357331776E-006</text:p>
          </table:table-cell>
          <table:table-cell table:formula="of:=[.$C510]-[.G510]" office:value-type="float" office:value="0.000000605054737867761">
            <text:p>6,05054737867761E-007</text:p>
          </table:table-cell>
          <table:table-cell table:number-columns-repeated="4"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 office:value-type="float" office:value="2.11700001661267">
            <text:p>2,1170000166</text:p>
          </table:table-cell>
          <table:table-cell/>
          <table:table-cell office:value-type="float" office:value="2.11700001661267">
            <text:p>2,1170000166</text:p>
          </table:table-cell>
          <table:table-cell office:value-type="float" office:value="2.11699807749184">
            <text:p>2,1169980775</text:p>
          </table:table-cell>
          <table:table-cell office:value-type="float" office:value="2.11699959139016">
            <text:p>2,1169995914</text:p>
          </table:table-cell>
          <table:table-cell/>
          <table:table-cell table:formula="of:=[.$C511]-[.E511]" office:value-type="float" office:value="0">
            <text:p>0</text:p>
          </table:table-cell>
          <table:table-cell table:formula="of:=[.$C511]-[.F511]" office:value-type="float" office:value="0.00000193912083457093">
            <text:p>1,93912083457093E-006</text:p>
          </table:table-cell>
          <table:table-cell table:formula="of:=[.$C511]-[.G511]" office:value-type="float" office:value="0.000000425222517641544">
            <text:p>4,25222517641544E-007</text:p>
          </table:table-cell>
          <table:table-cell table:number-columns-repeated="4"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0.25">
            <text:p>0,25</text:p>
          </table:table-cell>
          <table:table-cell office:value-type="float" office:value="2.17059212718344">
            <text:p>2,1705921272</text:p>
          </table:table-cell>
          <table:table-cell/>
          <table:table-cell office:value-type="float" office:value="2.17040511324831">
            <text:p>2,1704051132</text:p>
          </table:table-cell>
          <table:table-cell office:value-type="float" office:value="2.17054151030799">
            <text:p>2,1705415103</text:p>
          </table:table-cell>
          <table:table-cell office:value-type="float" office:value="2.17058498529339">
            <text:p>2,1705849853</text:p>
          </table:table-cell>
          <table:table-cell/>
          <table:table-cell table:formula="of:=[.$C512]-[.E512]" office:value-type="float" office:value="0.000187013935128988">
            <text:p>0,0001870139</text:p>
          </table:table-cell>
          <table:table-cell table:formula="of:=[.$C512]-[.F512]" office:value-type="float" office:value="0.0000506168754501601">
            <text:p>5,06168754501601E-005</text:p>
          </table:table-cell>
          <table:table-cell table:formula="of:=[.$C512]-[.G512]" office:value-type="float" office:value="0.00000714189005357468">
            <text:p>7,14189005357468E-006</text:p>
          </table:table-cell>
          <table:table-cell table:number-columns-repeated="4"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0.5">
            <text:p>0,5</text:p>
          </table:table-cell>
          <table:table-cell office:value-type="float" office:value="2.22554092849247">
            <text:p>2,2255409285</text:p>
          </table:table-cell>
          <table:table-cell/>
          <table:table-cell office:value-type="float" office:value="2.22529838584228">
            <text:p>2,2252983858</text:p>
          </table:table-cell>
          <table:table-cell office:value-type="float" office:value="2.22550469602076">
            <text:p>2,225504696</text:p>
          </table:table-cell>
          <table:table-cell office:value-type="float" office:value="2.22554618221163">
            <text:p>2,2255461822</text:p>
          </table:table-cell>
          <table:table-cell/>
          <table:table-cell table:formula="of:=[.$C513]-[.E513]" office:value-type="float" office:value="0.000242542650186195">
            <text:p>0,0002425427</text:p>
          </table:table-cell>
          <table:table-cell table:formula="of:=[.$C513]-[.F513]" office:value-type="float" office:value="0.0000362324717073648">
            <text:p>3,62324717073648E-005</text:p>
          </table:table-cell>
          <table:table-cell table:formula="of:=[.$C513]-[.G513]" office:value-type="float" office:value="-0.00000525371916593187">
            <text:p>-5,25371916593187E-006</text:p>
          </table:table-cell>
          <table:table-cell table:number-columns-repeated="4"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0.75">
            <text:p>0,75</text:p>
          </table:table-cell>
          <table:table-cell office:value-type="float" office:value="2.2818807653293">
            <text:p>2,2818807653</text:p>
          </table:table-cell>
          <table:table-cell/>
          <table:table-cell office:value-type="float" office:value="2.28167983439458">
            <text:p>2,2816798344</text:p>
          </table:table-cell>
          <table:table-cell office:value-type="float" office:value="2.28188763463015">
            <text:p>2,2818876346</text:p>
          </table:table-cell>
          <table:table-cell office:value-type="float" office:value="2.28188318214489">
            <text:p>2,2818831821</text:p>
          </table:table-cell>
          <table:table-cell/>
          <table:table-cell table:formula="of:=[.$C514]-[.E514]" office:value-type="float" office:value="0.000200930934727062">
            <text:p>0,0002009309</text:p>
          </table:table-cell>
          <table:table-cell table:formula="of:=[.$C514]-[.F514]" office:value-type="float" office:value="-0.00000686930084281556">
            <text:p>-6,86930084281556E-006</text:p>
          </table:table-cell>
          <table:table-cell table:formula="of:=[.$C514]-[.G514]" office:value-type="float" office:value="-0.00000241681558676987">
            <text:p>-2,41681558676987E-006</text:p>
          </table:table-cell>
          <table:table-cell table:number-columns-repeated="4"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1">
            <text:p>1</text:p>
          </table:table-cell>
          <table:table-cell office:value-type="float" office:value="2.33964685192599">
            <text:p>2,3396468519</text:p>
          </table:table-cell>
          <table:table-cell/>
          <table:table-cell office:value-type="float" office:value="2.3395494589052">
            <text:p>2,3395494589</text:p>
          </table:table-cell>
          <table:table-cell office:value-type="float" office:value="2.33969032613615">
            <text:p>2,3396903261</text:p>
          </table:table-cell>
          <table:table-cell office:value-type="float" office:value="2.33963833689342">
            <text:p>2,3396383369</text:p>
          </table:table-cell>
          <table:table-cell/>
          <table:table-cell table:formula="of:=[.$C515]-[.E515]" office:value-type="float" office:value="0.0000973930207908147">
            <text:p>0,000097393</text:p>
          </table:table-cell>
          <table:table-cell table:formula="of:=[.$C515]-[.F515]" office:value-type="float" office:value="-0.0000434742101589336">
            <text:p>-4,34742101589336E-005</text:p>
          </table:table-cell>
          <table:table-cell table:formula="of:=[.$C515]-[.G515]" office:value-type="float" office:value="0.00000851503257015551">
            <text:p>0,000008515</text:p>
          </table:table-cell>
          <table:table-cell table:number-columns-repeated="4"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1.25">
            <text:p>1,25</text:p>
          </table:table-cell>
          <table:table-cell office:value-type="float" office:value="2.3988752939671">
            <text:p>2,398875294</text:p>
          </table:table-cell>
          <table:table-cell/>
          <table:table-cell office:value-type="float" office:value="2.39890725937415">
            <text:p>2,3989072594</text:p>
          </table:table-cell>
          <table:table-cell office:value-type="float" office:value="2.39891277053877">
            <text:p>2,3989127705</text:p>
          </table:table-cell>
          <table:table-cell office:value-type="float" office:value="2.39887969028084">
            <text:p>2,3988796903</text:p>
          </table:table-cell>
          <table:table-cell/>
          <table:table-cell table:formula="of:=[.$C516]-[.E516]" office:value-type="float" office:value="-0.0000319654070541908">
            <text:p>-3,19654070541908E-005</text:p>
          </table:table-cell>
          <table:table-cell table:formula="of:=[.$C516]-[.F516]" office:value-type="float" office:value="-0.0000374765716717462">
            <text:p>-3,74765716717462E-005</text:p>
          </table:table-cell>
          <table:table-cell table:formula="of:=[.$C516]-[.G516]" office:value-type="float" office:value="-0.00000439631373971849">
            <text:p>-4,39631373971849E-006</text:p>
          </table:table-cell>
          <table:table-cell table:number-columns-repeated="4"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1.5">
            <text:p>1,5</text:p>
          </table:table-cell>
          <table:table-cell office:value-type="float" office:value="2.45960311115695">
            <text:p>2,4596031112</text:p>
          </table:table-cell>
          <table:table-cell/>
          <table:table-cell office:value-type="float" office:value="2.45975323580143">
            <text:p>2,4597532358</text:p>
          </table:table-cell>
          <table:table-cell office:value-type="float" office:value="2.45956744731358">
            <text:p>2,4595674473</text:p>
          </table:table-cell>
          <table:table-cell office:value-type="float" office:value="2.45960813078396">
            <text:p>2,4596081308</text:p>
          </table:table-cell>
          <table:table-cell/>
          <table:table-cell table:formula="of:=[.$C517]-[.E517]" office:value-type="float" office:value="-0.000150124644482386">
            <text:p>-0,0001501246</text:p>
          </table:table-cell>
          <table:table-cell table:formula="of:=[.$C517]-[.F517]" office:value-type="float" office:value="0.0000356638433691714">
            <text:p>3,56638433691714E-005</text:p>
          </table:table-cell>
          <table:table-cell table:formula="of:=[.$C517]-[.G517]" office:value-type="float" office:value="-0.00000501962700916181">
            <text:p>-5,01962700916181E-006</text:p>
          </table:table-cell>
          <table:table-cell table:number-columns-repeated="4"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1.75">
            <text:p>1,75</text:p>
          </table:table-cell>
          <table:table-cell office:value-type="float" office:value="2.52186826035815">
            <text:p>2,5218682604</text:p>
          </table:table-cell>
          <table:table-cell/>
          <table:table-cell office:value-type="float" office:value="2.52208738818704">
            <text:p>2,5220873882</text:p>
          </table:table-cell>
          <table:table-cell office:value-type="float" office:value="2.52180990112774">
            <text:p>2,5218099011</text:p>
          </table:table-cell>
          <table:table-cell office:value-type="float" office:value="2.52185851479409">
            <text:p>2,5218585148</text:p>
          </table:table-cell>
          <table:table-cell/>
          <table:table-cell table:formula="of:=[.$C518]-[.E518]" office:value-type="float" office:value="-0.000219127828891885">
            <text:p>-0,0002191278</text:p>
          </table:table-cell>
          <table:table-cell table:formula="of:=[.$C518]-[.F518]" office:value-type="float" office:value="0.0000583592304117531">
            <text:p>5,83592304117531E-005</text:p>
          </table:table-cell>
          <table:table-cell table:formula="of:=[.$C518]-[.G518]" office:value-type="float" office:value="0.00000974556406152516">
            <text:p>9,74556406152516E-006</text:p>
          </table:table-cell>
          <table:table-cell table:number-columns-repeated="4"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2">
            <text:p>2</text:p>
          </table:table-cell>
          <table:table-cell office:value-type="float" office:value="2.58570965931585">
            <text:p>2,5857096593</text:p>
          </table:table-cell>
          <table:table-cell/>
          <table:table-cell office:value-type="float" office:value="2.58590971653098">
            <text:p>2,5859097165</text:p>
          </table:table-cell>
          <table:table-cell office:value-type="float" office:value="2.58568540059474">
            <text:p>2,5856854006</text:p>
          </table:table-cell>
          <table:table-cell office:value-type="float" office:value="2.58571286427183">
            <text:p>2,5857128643</text:p>
          </table:table-cell>
          <table:table-cell/>
          <table:table-cell table:formula="of:=[.$C519]-[.E519]" office:value-type="float" office:value="-0.000200057215129057">
            <text:p>-0,0002000572</text:p>
          </table:table-cell>
          <table:table-cell table:formula="of:=[.$C519]-[.F519]" office:value-type="float" office:value="0.0000242587211047862">
            <text:p>2,42587211047862E-005</text:p>
          </table:table-cell>
          <table:table-cell table:formula="of:=[.$C519]-[.G519]" office:value-type="float" office:value="-0.00000320495598504777">
            <text:p>-0,000003205</text:p>
          </table:table-cell>
          <table:table-cell table:number-columns-repeated="4"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2.25">
            <text:p>2,25</text:p>
          </table:table-cell>
          <table:table-cell office:value-type="float" office:value="2.65116721098261">
            <text:p>2,651167211</text:p>
          </table:table-cell>
          <table:table-cell/>
          <table:table-cell office:value-type="float" office:value="2.65122022083324">
            <text:p>2,6512202208</text:p>
          </table:table-cell>
          <table:table-cell office:value-type="float" office:value="2.6511939457146">
            <text:p>2,6511939457</text:p>
          </table:table-cell>
          <table:table-cell office:value-type="float" office:value="2.65117458522154">
            <text:p>2,6511745852</text:p>
          </table:table-cell>
          <table:table-cell/>
          <table:table-cell table:formula="of:=[.$C520]-[.E520]" office:value-type="float" office:value="-0.0000530098506326127">
            <text:p>-5,30098506326127E-005</text:p>
          </table:table-cell>
          <table:table-cell table:formula="of:=[.$C520]-[.F520]" office:value-type="float" office:value="-0.0000267347319926614">
            <text:p>-2,67347319926614E-005</text:p>
          </table:table-cell>
          <table:table-cell table:formula="of:=[.$C520]-[.G520]" office:value-type="float" office:value="-0.00000737423893770739">
            <text:p>-7,37423893770739E-006</text:p>
          </table:table-cell>
          <table:table-cell table:number-columns-repeated="4"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2.5">
            <text:p>2,5</text:p>
          </table:table-cell>
          <table:table-cell office:value-type="float" office:value="2.71828182845904">
            <text:p>2,7182818285</text:p>
          </table:table-cell>
          <table:table-cell/>
          <table:table-cell office:value-type="float" office:value="2.71817528751835">
            <text:p>2,7181752875</text:p>
          </table:table-cell>
          <table:table-cell office:value-type="float" office:value="2.71833553648731">
            <text:p>2,7183355365</text:p>
          </table:table-cell>
          <table:table-cell office:value-type="float" office:value="2.71827115719168">
            <text:p>2,7182711572</text:p>
          </table:table-cell>
          <table:table-cell/>
          <table:table-cell table:formula="of:=[.$C521]-[.E521]" office:value-type="float" office:value="0.000106540940697286">
            <text:p>0,0001065409</text:p>
          </table:table-cell>
          <table:table-cell table:formula="of:=[.$C521]-[.F521]" office:value-type="float" office:value="-0.0000537080282638769">
            <text:p>-0,000053708</text:p>
          </table:table-cell>
          <table:table-cell table:formula="of:=[.$C521]-[.G521]" office:value-type="float" office:value="0.0000106712673653142">
            <text:p>1,06712673653142E-005</text:p>
          </table:table-cell>
          <table:table-cell table:number-columns-repeated="4"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2.75">
            <text:p>2,75</text:p>
          </table:table-cell>
          <table:table-cell office:value-type="float" office:value="2.78709546056585">
            <text:p>2,7870954606</text:p>
          </table:table-cell>
          <table:table-cell/>
          <table:table-cell office:value-type="float" office:value="2.78697032014961">
            <text:p>2,7869703201</text:p>
          </table:table-cell>
          <table:table-cell office:value-type="float" office:value="2.78711017291287">
            <text:p>2,7871101729</text:p>
          </table:table-cell>
          <table:table-cell office:value-type="float" office:value="2.7870971869837">
            <text:p>2,787097187</text:p>
          </table:table-cell>
          <table:table-cell/>
          <table:table-cell table:formula="of:=[.$C522]-[.E522]" office:value-type="float" office:value="0.000125140416239233">
            <text:p>0,0001251404</text:p>
          </table:table-cell>
          <table:table-cell table:formula="of:=[.$C522]-[.F522]" office:value-type="float" office:value="-0.0000147123470179977">
            <text:p>-1,47123470179977E-005</text:p>
          </table:table-cell>
          <table:table-cell table:formula="of:=[.$C522]-[.G522]" office:value-type="float" office:value="-0.00000172641785134431">
            <text:p>-1,72641785134431E-006</text:p>
          </table:table-cell>
          <table:table-cell table:number-columns-repeated="4"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3">
            <text:p>3</text:p>
          </table:table-cell>
          <table:table-cell office:value-type="float" office:value="2.85765111806316">
            <text:p>2,8576511181</text:p>
          </table:table-cell>
          <table:table-cell/>
          <table:table-cell office:value-type="float" office:value="2.85758184787313">
            <text:p>2,8575818479</text:p>
          </table:table-cell>
          <table:table-cell office:value-type="float" office:value="2.85760732485609">
            <text:p>2,8576073249</text:p>
          </table:table-cell>
          <table:table-cell office:value-type="float" office:value="2.85766060408764">
            <text:p>2,8576606041</text:p>
          </table:table-cell>
          <table:table-cell/>
          <table:table-cell table:formula="of:=[.$C523]-[.E523]" office:value-type="float" office:value="0.0000692701900324444">
            <text:p>6,92701900324444E-005</text:p>
          </table:table-cell>
          <table:table-cell table:formula="of:=[.$C523]-[.F523]" office:value-type="float" office:value="0.000043793207074927">
            <text:p>4,3793207074927E-005</text:p>
          </table:table-cell>
          <table:table-cell table:formula="of:=[.$C523]-[.G523]" office:value-type="float" office:value="-0.00000948602447969904">
            <text:p>-0,000009486</text:p>
          </table:table-cell>
          <table:table-cell table:number-columns-repeated="4"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3.25">
            <text:p>3,25</text:p>
          </table:table-cell>
          <table:table-cell office:value-type="float" office:value="2.9299929005337">
            <text:p>2,9299929005</text:p>
          </table:table-cell>
          <table:table-cell/>
          <table:table-cell office:value-type="float" office:value="2.93000987068891">
            <text:p>2,9300098707</text:p>
          </table:table-cell>
          <table:table-cell office:value-type="float" office:value="2.92996371721578">
            <text:p>2,9299637172</text:p>
          </table:table-cell>
          <table:table-cell office:value-type="float" office:value="2.92997679445444">
            <text:p>2,9299767945</text:p>
          </table:table-cell>
          <table:table-cell/>
          <table:table-cell table:formula="of:=[.$C524]-[.E524]" office:value-type="float" office:value="-0.0000169701552055201">
            <text:p>-1,69701552055201E-005</text:p>
          </table:table-cell>
          <table:table-cell table:formula="of:=[.$C524]-[.F524]" office:value-type="float" office:value="0.0000291833179209">
            <text:p>2,91833179209E-005</text:p>
          </table:table-cell>
          <table:table-cell table:formula="of:=[.$C524]-[.G524]" office:value-type="float" office:value="0.0000161060792600587">
            <text:p>1,61060792600587E-005</text:p>
          </table:table-cell>
          <table:table-cell table:number-columns-repeated="4"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3.5">
            <text:p>3,5</text:p>
          </table:table-cell>
          <table:table-cell office:value-type="float" office:value="3.00416602394643">
            <text:p>3,0041660239</text:p>
          </table:table-cell>
          <table:table-cell/>
          <table:table-cell office:value-type="float" office:value="3.00425438859694">
            <text:p>3,0042543886</text:p>
          </table:table-cell>
          <table:table-cell office:value-type="float" office:value="3.00417963000323">
            <text:p>3,00417963</text:p>
          </table:table-cell>
          <table:table-cell office:value-type="float" office:value="3.00416017298657">
            <text:p>3,004160173</text:p>
          </table:table-cell>
          <table:table-cell/>
          <table:table-cell table:formula="of:=[.$C525]-[.E525]" office:value-type="float" office:value="-0.0000883646505047686">
            <text:p>-8,83646505047686E-005</text:p>
          </table:table-cell>
          <table:table-cell table:formula="of:=[.$C525]-[.F525]" office:value-type="float" office:value="-0.0000136060567985652">
            <text:p>-1,36060567985652E-005</text:p>
          </table:table-cell>
          <table:table-cell table:formula="of:=[.$C525]-[.G525]" office:value-type="float" office:value="0.00000585095986638251">
            <text:p>0,000005851</text:p>
          </table:table-cell>
          <table:table-cell table:number-columns-repeated="4"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3.75">
            <text:p>3,75</text:p>
          </table:table-cell>
          <table:table-cell office:value-type="float" office:value="3.08021684891803">
            <text:p>3,0802168489</text:p>
          </table:table-cell>
          <table:table-cell/>
          <table:table-cell office:value-type="float" office:value="3.08031540159723">
            <text:p>3,0803154016</text:p>
          </table:table-cell>
          <table:table-cell office:value-type="float" office:value="3.08025506321844">
            <text:p>3,0802550632</text:p>
          </table:table-cell>
          <table:table-cell office:value-type="float" office:value="3.08023199994586">
            <text:p>3,0802319999</text:p>
          </table:table-cell>
          <table:table-cell/>
          <table:table-cell table:formula="of:=[.$C526]-[.E526]" office:value-type="float" office:value="-0.0000985526791943414">
            <text:p>-9,85526791943414E-005</text:p>
          </table:table-cell>
          <table:table-cell table:formula="of:=[.$C526]-[.F526]" office:value-type="float" office:value="-0.0000382143004116209">
            <text:p>-3,82143004116209E-005</text:p>
          </table:table-cell>
          <table:table-cell table:formula="of:=[.$C526]-[.G526]" office:value-type="float" office:value="-0.0000151510278261213">
            <text:p>-0,000015151</text:p>
          </table:table-cell>
          <table:table-cell table:number-columns-repeated="4"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4">
            <text:p>4</text:p>
          </table:table-cell>
          <table:table-cell office:value-type="float" office:value="3.15819290968977">
            <text:p>3,1581929097</text:p>
          </table:table-cell>
          <table:table-cell/>
          <table:table-cell office:value-type="float" office:value="3.15819290968977">
            <text:p>3,1581929097</text:p>
          </table:table-cell>
          <table:table-cell office:value-type="float" office:value="3.15819001686141">
            <text:p>3,1581900169</text:p>
          </table:table-cell>
          <table:table-cell office:value-type="float" office:value="3.15819227533231">
            <text:p>3,1581922753</text:p>
          </table:table-cell>
          <table:table-cell/>
          <table:table-cell table:formula="of:=[.$C527]-[.E527]" office:value-type="float" office:value="0">
            <text:p>0</text:p>
          </table:table-cell>
          <table:table-cell table:formula="of:=[.$C527]-[.F527]" office:value-type="float" office:value="0.00000289282835419513">
            <text:p>2,89282835419513E-006</text:p>
          </table:table-cell>
          <table:table-cell table:formula="of:=[.$C527]-[.G527]" office:value-type="float" office:value="0.000000634357454121215">
            <text:p>6,34357454121215E-007</text:p>
          </table:table-cell>
          <table:table-cell table:number-columns-repeated="4"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0">
            <text:p>0</text:p>
          </table:table-cell>
          <table:table-cell office:value-type="float" office:value="2.17059212718344">
            <text:p>2,1705921272</text:p>
          </table:table-cell>
          <table:table-cell/>
          <table:table-cell office:value-type="float" office:value="2.17060877221037">
            <text:p>2,1706087722</text:p>
          </table:table-cell>
          <table:table-cell office:value-type="float" office:value="2.17059529815497">
            <text:p>2,1705952982</text:p>
          </table:table-cell>
          <table:table-cell office:value-type="float" office:value="2.17059239461166">
            <text:p>2,1705923946</text:p>
          </table:table-cell>
          <table:table-cell/>
          <table:table-cell table:formula="of:=[.$C528]-[.E528]" office:value-type="float" office:value="-0.0000166450269287743">
            <text:p>-0,000016645</text:p>
          </table:table-cell>
          <table:table-cell table:formula="of:=[.$C528]-[.F528]" office:value-type="float" office:value="-0.00000317097152890966">
            <text:p>-0,000003171</text:p>
          </table:table-cell>
          <table:table-cell table:formula="of:=[.$C528]-[.G528]" office:value-type="float" office:value="-0.000000267428217348709">
            <text:p>-2,67428217348709E-007</text:p>
          </table:table-cell>
          <table:table-cell table:number-columns-repeated="4"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0.25">
            <text:p>0,25</text:p>
          </table:table-cell>
          <table:table-cell office:value-type="float" office:value="2.22554092849247">
            <text:p>2,2255409285</text:p>
          </table:table-cell>
          <table:table-cell/>
          <table:table-cell office:value-type="float" office:value="2.22536628251846">
            <text:p>2,2253662825</text:p>
          </table:table-cell>
          <table:table-cell office:value-type="float" office:value="2.22549432493556">
            <text:p>2,2254943249</text:p>
          </table:table-cell>
          <table:table-cell office:value-type="float" office:value="2.22553432723007">
            <text:p>2,2255343272</text:p>
          </table:table-cell>
          <table:table-cell/>
          <table:table-cell table:formula="of:=[.$C529]-[.E529]" office:value-type="float" office:value="0.000174645974010623">
            <text:p>0,000174646</text:p>
          </table:table-cell>
          <table:table-cell table:formula="of:=[.$C529]-[.F529]" office:value-type="float" office:value="0.0000466035569086642">
            <text:p>4,66035569086642E-005</text:p>
          </table:table-cell>
          <table:table-cell table:formula="of:=[.$C529]-[.G529]" office:value-type="float" office:value="0.00000660126240115133">
            <text:p>6,60126240115133E-006</text:p>
          </table:table-cell>
          <table:table-cell table:number-columns-repeated="4"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0.5">
            <text:p>0,5</text:p>
          </table:table-cell>
          <table:table-cell office:value-type="float" office:value="2.2818807653293">
            <text:p>2,2818807653</text:p>
          </table:table-cell>
          <table:table-cell/>
          <table:table-cell office:value-type="float" office:value="2.28164964342192">
            <text:p>2,2816496434</text:p>
          </table:table-cell>
          <table:table-cell office:value-type="float" office:value="2.28184904833972">
            <text:p>2,2818490483</text:p>
          </table:table-cell>
          <table:table-cell office:value-type="float" office:value="2.28188689181981">
            <text:p>2,2818868918</text:p>
          </table:table-cell>
          <table:table-cell/>
          <table:table-cell table:formula="of:=[.$C530]-[.E530]" office:value-type="float" office:value="0.000231121907380505">
            <text:p>0,0002311219</text:p>
          </table:table-cell>
          <table:table-cell table:formula="of:=[.$C530]-[.F530]" office:value-type="float" office:value="0.0000317169895827085">
            <text:p>0,000031717</text:p>
          </table:table-cell>
          <table:table-cell table:formula="of:=[.$C530]-[.G530]" office:value-type="float" office:value="-0.00000612649050246716">
            <text:p>-6,12649050246716E-006</text:p>
          </table:table-cell>
          <table:table-cell table:number-columns-repeated="4"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0.75">
            <text:p>0,75</text:p>
          </table:table-cell>
          <table:table-cell office:value-type="float" office:value="2.33964685192599">
            <text:p>2,3396468519</text:p>
          </table:table-cell>
          <table:table-cell/>
          <table:table-cell office:value-type="float" office:value="2.33945885492077">
            <text:p>2,3394588549</text:p>
          </table:table-cell>
          <table:table-cell office:value-type="float" office:value="2.33965946836746">
            <text:p>2,3396594684</text:p>
          </table:table-cell>
          <table:table-cell office:value-type="float" office:value="2.33965008838088">
            <text:p>2,3396500884</text:p>
          </table:table-cell>
          <table:table-cell/>
          <table:table-cell table:formula="of:=[.$C531]-[.E531]" office:value-type="float" office:value="0.000187997005221874">
            <text:p>0,000187997</text:p>
          </table:table-cell>
          <table:table-cell table:formula="of:=[.$C531]-[.F531]" office:value-type="float" office:value="-0.0000126164414666619">
            <text:p>-1,26164414666619E-005</text:p>
          </table:table-cell>
          <table:table-cell table:formula="of:=[.$C531]-[.G531]" office:value-type="float" office:value="-0.00000323645488897739">
            <text:p>-3,23645488897739E-006</text:p>
          </table:table-cell>
          <table:table-cell table:number-columns-repeated="4"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1">
            <text:p>1</text:p>
          </table:table-cell>
          <table:table-cell office:value-type="float" office:value="2.3988752939671">
            <text:p>2,398875294</text:p>
          </table:table-cell>
          <table:table-cell/>
          <table:table-cell office:value-type="float" office:value="2.398793917015">
            <text:p>2,398793917</text:p>
          </table:table-cell>
          <table:table-cell office:value-type="float" office:value="2.39892558501877">
            <text:p>2,398925585</text:p>
          </table:table-cell>
          <table:table-cell office:value-type="float" office:value="2.39886734107983">
            <text:p>2,3988673411</text:p>
          </table:table-cell>
          <table:table-cell/>
          <table:table-cell table:formula="of:=[.$C532]-[.E532]" office:value-type="float" office:value="0.0000813769521021968">
            <text:p>0,000081377</text:p>
          </table:table-cell>
          <table:table-cell table:formula="of:=[.$C532]-[.F532]" office:value-type="float" office:value="-0.0000502910516706478">
            <text:p>-5,02910516706478E-005</text:p>
          </table:table-cell>
          <table:table-cell table:formula="of:=[.$C532]-[.G532]" office:value-type="float" office:value="0.00000795288727051258">
            <text:p>7,95288727051258E-006</text:p>
          </table:table-cell>
          <table:table-cell table:number-columns-repeated="4"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1.25">
            <text:p>1,25</text:p>
          </table:table-cell>
          <table:table-cell office:value-type="float" office:value="2.45960311115695">
            <text:p>2,4596031112</text:p>
          </table:table-cell>
          <table:table-cell/>
          <table:table-cell office:value-type="float" office:value="2.4596548297046">
            <text:p>2,4596548297</text:p>
          </table:table-cell>
          <table:table-cell office:value-type="float" office:value="2.45964739829365">
            <text:p>2,4596473983</text:p>
          </table:table-cell>
          <table:table-cell office:value-type="float" office:value="2.45960841628702">
            <text:p>2,4596084163</text:p>
          </table:table-cell>
          <table:table-cell/>
          <table:table-cell table:formula="of:=[.$C533]-[.E533]" office:value-type="float" office:value="-0.0000517185476529569">
            <text:p>-5,17185476529569E-005</text:p>
          </table:table-cell>
          <table:table-cell table:formula="of:=[.$C533]-[.F533]" office:value-type="float" office:value="-0.0000442871367050124">
            <text:p>-4,42871367050124E-005</text:p>
          </table:table-cell>
          <table:table-cell table:formula="of:=[.$C533]-[.G533]" office:value-type="float" office:value="-0.00000530513007124256">
            <text:p>-5,30513007124256E-006</text:p>
          </table:table-cell>
          <table:table-cell table:number-columns-repeated="4"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1.5">
            <text:p>1,5</text:p>
          </table:table-cell>
          <table:table-cell office:value-type="float" office:value="2.52186826035815">
            <text:p>2,5218682604</text:p>
          </table:table-cell>
          <table:table-cell/>
          <table:table-cell office:value-type="float" office:value="2.52204159298959">
            <text:p>2,522041593</text:p>
          </table:table-cell>
          <table:table-cell office:value-type="float" office:value="2.5218377041575">
            <text:p>2,5218377042</text:p>
          </table:table-cell>
          <table:table-cell office:value-type="float" office:value="2.52187422495515">
            <text:p>2,521874225</text:p>
          </table:table-cell>
          <table:table-cell/>
          <table:table-cell table:formula="of:=[.$C534]-[.E534]" office:value-type="float" office:value="-0.000173332631440815">
            <text:p>-0,0001733326</text:p>
          </table:table-cell>
          <table:table-cell table:formula="of:=[.$C534]-[.F534]" office:value-type="float" office:value="0.0000305562006444049">
            <text:p>3,05562006444049E-005</text:p>
          </table:table-cell>
          <table:table-cell table:formula="of:=[.$C534]-[.G534]" office:value-type="float" office:value="-0.0000059645969998634">
            <text:p>-5,9645969998634E-006</text:p>
          </table:table-cell>
          <table:table-cell table:number-columns-repeated="4"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1.75">
            <text:p>1,75</text:p>
          </table:table-cell>
          <table:table-cell office:value-type="float" office:value="2.58570965931585">
            <text:p>2,5857096593</text:p>
          </table:table-cell>
          <table:table-cell/>
          <table:table-cell office:value-type="float" office:value="2.58595420686996">
            <text:p>2,5859542069</text:p>
          </table:table-cell>
          <table:table-cell office:value-type="float" office:value="2.58565598581408">
            <text:p>2,5856559858</text:p>
          </table:table-cell>
          <table:table-cell office:value-type="float" office:value="2.58570050596411">
            <text:p>2,585700506</text:p>
          </table:table-cell>
          <table:table-cell/>
          <table:table-cell table:formula="of:=[.$C535]-[.E535]" office:value-type="float" office:value="-0.000244547554109076">
            <text:p>-0,0002445476</text:p>
          </table:table-cell>
          <table:table-cell table:formula="of:=[.$C535]-[.F535]" office:value-type="float" office:value="0.0000536735017626633">
            <text:p>5,36735017626633E-005</text:p>
          </table:table-cell>
          <table:table-cell table:formula="of:=[.$C535]-[.G535]" office:value-type="float" office:value="0.00000915335173479193">
            <text:p>9,15335173479193E-006</text:p>
          </table:table-cell>
          <table:table-cell table:number-columns-repeated="4"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2">
            <text:p>2</text:p>
          </table:table-cell>
          <table:table-cell office:value-type="float" office:value="2.65116721098261">
            <text:p>2,651167211</text:p>
          </table:table-cell>
          <table:table-cell/>
          <table:table-cell office:value-type="float" office:value="2.6513926713457">
            <text:p>2,6513926713</text:p>
          </table:table-cell>
          <table:table-cell office:value-type="float" office:value="2.6511486572672">
            <text:p>2,6511486573</text:p>
          </table:table-cell>
          <table:table-cell office:value-type="float" office:value="2.65117135778095">
            <text:p>2,6511713578</text:p>
          </table:table-cell>
          <table:table-cell/>
          <table:table-cell table:formula="of:=[.$C536]-[.E536]" office:value-type="float" office:value="-0.000225460363095564">
            <text:p>-0,0002254604</text:p>
          </table:table-cell>
          <table:table-cell table:formula="of:=[.$C536]-[.F536]" office:value-type="float" office:value="0.0000185537154058224">
            <text:p>1,85537154058224E-005</text:p>
          </table:table-cell>
          <table:table-cell table:formula="of:=[.$C536]-[.G536]" office:value-type="float" office:value="-0.00000414679834470633">
            <text:p>-4,14679834470633E-006</text:p>
          </table:table-cell>
          <table:table-cell table:number-columns-repeated="4"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2.25">
            <text:p>2,25</text:p>
          </table:table-cell>
          <table:table-cell office:value-type="float" office:value="2.71828182845904">
            <text:p>2,7182818285</text:p>
          </table:table-cell>
          <table:table-cell/>
          <table:table-cell office:value-type="float" office:value="2.71835698641683">
            <text:p>2,7183569864</text:p>
          </table:table-cell>
          <table:table-cell office:value-type="float" office:value="2.71831571851686">
            <text:p>2,7183157185</text:p>
          </table:table-cell>
          <table:table-cell office:value-type="float" office:value="2.71829027262862">
            <text:p>2,7182902726</text:p>
          </table:table-cell>
          <table:table-cell/>
          <table:table-cell table:formula="of:=[.$C537]-[.E537]" office:value-type="float" office:value="-0.0000751579577848993">
            <text:p>-0,000075158</text:p>
          </table:table-cell>
          <table:table-cell table:formula="of:=[.$C537]-[.F537]" office:value-type="float" office:value="-0.0000338900578111811">
            <text:p>-3,38900578111811E-005</text:p>
          </table:table-cell>
          <table:table-cell table:formula="of:=[.$C537]-[.G537]" office:value-type="float" office:value="-0.00000844416957512806">
            <text:p>-8,44416957512806E-006</text:p>
          </table:table-cell>
          <table:table-cell table:number-columns-repeated="4"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2.5">
            <text:p>2,5</text:p>
          </table:table-cell>
          <table:table-cell office:value-type="float" office:value="2.78709546056585">
            <text:p>2,7870954606</text:p>
          </table:table-cell>
          <table:table-cell/>
          <table:table-cell office:value-type="float" office:value="2.78700761097319">
            <text:p>2,787007611</text:p>
          </table:table-cell>
          <table:table-cell office:value-type="float" office:value="2.78715716956305">
            <text:p>2,7871571696</text:p>
          </table:table-cell>
          <table:table-cell office:value-type="float" office:value="2.78708542579444">
            <text:p>2,7870854258</text:p>
          </table:table-cell>
          <table:table-cell/>
          <table:table-cell table:formula="of:=[.$C538]-[.E538]" office:value-type="float" office:value="0.0000878495926581735">
            <text:p>8,78495926581735E-005</text:p>
          </table:table-cell>
          <table:table-cell table:formula="of:=[.$C538]-[.F538]" office:value-type="float" office:value="-0.0000617089971974849">
            <text:p>-0,000061709</text:p>
          </table:table-cell>
          <table:table-cell table:formula="of:=[.$C538]-[.G538]" office:value-type="float" office:value="0.0000100347714062643">
            <text:p>1,00347714062643E-005</text:p>
          </table:table-cell>
          <table:table-cell table:number-columns-repeated="4"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2.75">
            <text:p>2,75</text:p>
          </table:table-cell>
          <table:table-cell office:value-type="float" office:value="2.85765111806316">
            <text:p>2,8576511181</text:p>
          </table:table-cell>
          <table:table-cell/>
          <table:table-cell office:value-type="float" office:value="2.85754482105167">
            <text:p>2,8575448211</text:p>
          </table:table-cell>
          <table:table-cell office:value-type="float" office:value="2.85767301040578">
            <text:p>2,8576730104</text:p>
          </table:table-cell>
          <table:table-cell office:value-type="float" office:value="2.85765381861694">
            <text:p>2,8576538186</text:p>
          </table:table-cell>
          <table:table-cell/>
          <table:table-cell table:formula="of:=[.$C539]-[.E539]" office:value-type="float" office:value="0.000106297011492007">
            <text:p>0,000106297</text:p>
          </table:table-cell>
          <table:table-cell table:formula="of:=[.$C539]-[.F539]" office:value-type="float" office:value="-0.0000218923426147377">
            <text:p>-2,18923426147377E-005</text:p>
          </table:table-cell>
          <table:table-cell table:formula="of:=[.$C539]-[.G539]" office:value-type="float" office:value="-0.00000270055377660228">
            <text:p>-2,70055377660228E-006</text:p>
          </table:table-cell>
          <table:table-cell table:number-columns-repeated="4"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3">
            <text:p>3</text:p>
          </table:table-cell>
          <table:table-cell office:value-type="float" office:value="2.9299929005337">
            <text:p>2,9299929005</text:p>
          </table:table-cell>
          <table:table-cell/>
          <table:table-cell office:value-type="float" office:value="2.92994449138723">
            <text:p>2,9299444914</text:p>
          </table:table-cell>
          <table:table-cell office:value-type="float" office:value="2.92995498073973">
            <text:p>2,9299549807</text:p>
          </table:table-cell>
          <table:table-cell office:value-type="float" office:value="2.93000358119672">
            <text:p>2,9300035812</text:p>
          </table:table-cell>
          <table:table-cell/>
          <table:table-cell table:formula="of:=[.$C540]-[.E540]" office:value-type="float" office:value="0.0000484091464731939">
            <text:p>4,84091464731939E-005</text:p>
          </table:table-cell>
          <table:table-cell table:formula="of:=[.$C540]-[.F540]" office:value-type="float" office:value="0.0000379197939754938">
            <text:p>3,79197939754938E-005</text:p>
          </table:table-cell>
          <table:table-cell table:formula="of:=[.$C540]-[.G540]" office:value-type="float" office:value="-0.0000106806630149059">
            <text:p>-1,06806630149059E-005</text:p>
          </table:table-cell>
          <table:table-cell table:number-columns-repeated="4"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3.25">
            <text:p>3,25</text:p>
          </table:table-cell>
          <table:table-cell office:value-type="float" office:value="3.00416602394643">
            <text:p>3,0041660239</text:p>
          </table:table-cell>
          <table:table-cell/>
          <table:table-cell office:value-type="float" office:value="3.00420662197986">
            <text:p>3,004206622</text:p>
          </table:table-cell>
          <table:table-cell office:value-type="float" office:value="3.00414326091601">
            <text:p>3,0041432609</text:p>
          </table:table-cell>
          <table:table-cell office:value-type="float" office:value="3.00415048878668">
            <text:p>3,0041504888</text:p>
          </table:table-cell>
          <table:table-cell/>
          <table:table-cell table:formula="of:=[.$C541]-[.E541]" office:value-type="float" office:value="-0.000040598033428374">
            <text:p>-0,000040598</text:p>
          </table:table-cell>
          <table:table-cell table:formula="of:=[.$C541]-[.F541]" office:value-type="float" office:value="0.0000227630304250326">
            <text:p>0,000022763</text:p>
          </table:table-cell>
          <table:table-cell table:formula="of:=[.$C541]-[.G541]" office:value-type="float" office:value="0.000015535159752833">
            <text:p>1,5535159752833E-005</text:p>
          </table:table-cell>
          <table:table-cell table:number-columns-repeated="4"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3.5">
            <text:p>3,5</text:p>
          </table:table-cell>
          <table:table-cell office:value-type="float" office:value="3.08021684891803">
            <text:p>3,0802168489</text:p>
          </table:table-cell>
          <table:table-cell/>
          <table:table-cell office:value-type="float" office:value="3.08033121282957">
            <text:p>3,0803312128</text:p>
          </table:table-cell>
          <table:table-cell office:value-type="float" office:value="3.08023813658008">
            <text:p>3,0802381366</text:p>
          </table:table-cell>
          <table:table-cell office:value-type="float" office:value="3.0802118523314">
            <text:p>3,0802118523</text:p>
          </table:table-cell>
          <table:table-cell/>
          <table:table-cell table:formula="of:=[.$C542]-[.E542]" office:value-type="float" office:value="-0.000114363911542625">
            <text:p>-0,0001143639</text:p>
          </table:table-cell>
          <table:table-cell table:formula="of:=[.$C542]-[.F542]" office:value-type="float" office:value="-0.000021287662050895">
            <text:p>-2,1287662050895E-005</text:p>
          </table:table-cell>
          <table:table-cell table:formula="of:=[.$C542]-[.G542]" office:value-type="float" office:value="0.00000499658663422053">
            <text:p>4,99658663422053E-006</text:p>
          </table:table-cell>
          <table:table-cell table:number-columns-repeated="4"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3.75">
            <text:p>3,75</text:p>
          </table:table-cell>
          <table:table-cell office:value-type="float" office:value="3.15819290968977">
            <text:p>3,1581929097</text:p>
          </table:table-cell>
          <table:table-cell/>
          <table:table-cell office:value-type="float" office:value="3.15831826393636">
            <text:p>3,1583182639</text:p>
          </table:table-cell>
          <table:table-cell office:value-type="float" office:value="3.15823960773195">
            <text:p>3,1582396077</text:p>
          </table:table-cell>
          <table:table-cell office:value-type="float" office:value="3.15820947033383">
            <text:p>3,1582094703</text:p>
          </table:table-cell>
          <table:table-cell/>
          <table:table-cell table:formula="of:=[.$C543]-[.E543]" office:value-type="float" office:value="-0.000125354246593545">
            <text:p>-0,0001253542</text:p>
          </table:table-cell>
          <table:table-cell table:formula="of:=[.$C543]-[.F543]" office:value-type="float" office:value="-0.0000466980421789387">
            <text:p>-0,000046698</text:p>
          </table:table-cell>
          <table:table-cell table:formula="of:=[.$C543]-[.G543]" office:value-type="float" office:value="-0.0000165606440631905">
            <text:p>-1,65606440631905E-005</text:p>
          </table:table-cell>
          <table:table-cell table:number-columns-repeated="4"/>
        </table:table-row>
        <table:table-row table:style-name="ro1">
          <table:table-cell office:value-type="float" office:value="7.75">
            <text:p>7,75</text:p>
          </table:table-cell>
          <table:table-cell office:value-type="float" office:value="4">
            <text:p>4</text:p>
          </table:table-cell>
          <table:table-cell office:value-type="float" office:value="3.23814294383796">
            <text:p>3,2381429438</text:p>
          </table:table-cell>
          <table:table-cell/>
          <table:table-cell office:value-type="float" office:value="3.23816777530023">
            <text:p>3,2381677753</text:p>
          </table:table-cell>
          <table:table-cell office:value-type="float" office:value="3.2381476743716">
            <text:p>3,2381476744</text:p>
          </table:table-cell>
          <table:table-cell office:value-type="float" office:value="3.23814334279398">
            <text:p>3,2381433428</text:p>
          </table:table-cell>
          <table:table-cell/>
          <table:table-cell table:formula="of:=[.$C544]-[.E544]" office:value-type="float" office:value="-0.0000248314622672829">
            <text:p>-2,48314622672829E-005</text:p>
          </table:table-cell>
          <table:table-cell table:formula="of:=[.$C544]-[.F544]" office:value-type="float" office:value="-0.00000473053364213882">
            <text:p>-4,73053364213882E-006</text:p>
          </table:table-cell>
          <table:table-cell table:formula="of:=[.$C544]-[.G544]" office:value-type="float" office:value="-0.000000398956021552266">
            <text:p>-0,000000399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.22554092849247">
            <text:p>2,2255409285</text:p>
          </table:table-cell>
          <table:table-cell/>
          <table:table-cell office:value-type="float" office:value="2.22554092849247">
            <text:p>2,2255409285</text:p>
          </table:table-cell>
          <table:table-cell office:value-type="float" office:value="2.22553764916575">
            <text:p>2,2255376492</text:p>
          </table:table-cell>
          <table:table-cell office:value-type="float" office:value="2.22554143207479">
            <text:p>2,2255414321</text:p>
          </table:table-cell>
          <table:table-cell/>
          <table:table-cell table:formula="of:=[.$C545]-[.E545]" office:value-type="float" office:value="0">
            <text:p>0</text:p>
          </table:table-cell>
          <table:table-cell table:formula="of:=[.$C545]-[.F545]" office:value-type="float" office:value="0.00000327932671373432">
            <text:p>3,27932671373432E-006</text:p>
          </table:table-cell>
          <table:table-cell table:formula="of:=[.$C545]-[.G545]" office:value-type="float" office:value="-0.000000503582323840845">
            <text:p>-5,03582323840845E-007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5">
            <text:p>0,25</text:p>
          </table:table-cell>
          <table:table-cell office:value-type="float" office:value="2.2818807653293">
            <text:p>2,2818807653</text:p>
          </table:table-cell>
          <table:table-cell/>
          <table:table-cell office:value-type="float" office:value="2.28168427605643">
            <text:p>2,2816842761</text:p>
          </table:table-cell>
          <table:table-cell office:value-type="float" office:value="2.28182628790501">
            <text:p>2,2818262879</text:p>
          </table:table-cell>
          <table:table-cell office:value-type="float" office:value="2.28187423160697">
            <text:p>2,2818742316</text:p>
          </table:table-cell>
          <table:table-cell/>
          <table:table-cell table:formula="of:=[.$C546]-[.E546]" office:value-type="float" office:value="0.000196489272875411">
            <text:p>0,0001964893</text:p>
          </table:table-cell>
          <table:table-cell table:formula="of:=[.$C546]-[.F546]" office:value-type="float" office:value="0.0000544774242903223">
            <text:p>5,44774242903223E-005</text:p>
          </table:table-cell>
          <table:table-cell table:formula="of:=[.$C546]-[.G546]" office:value-type="float" office:value="0.00000653372233516691">
            <text:p>6,53372233516691E-006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">
            <text:p>0,5</text:p>
          </table:table-cell>
          <table:table-cell office:value-type="float" office:value="2.33964685192599">
            <text:p>2,3396468519</text:p>
          </table:table-cell>
          <table:table-cell/>
          <table:table-cell office:value-type="float" office:value="2.33939207070182">
            <text:p>2,3393920707</text:p>
          </table:table-cell>
          <table:table-cell office:value-type="float" office:value="2.33960747035518">
            <text:p>2,3396074704</text:p>
          </table:table-cell>
          <table:table-cell office:value-type="float" office:value="2.33965337388871">
            <text:p>2,3396533739</text:p>
          </table:table-cell>
          <table:table-cell/>
          <table:table-cell table:formula="of:=[.$C547]-[.E547]" office:value-type="float" office:value="0.000254781224167111">
            <text:p>0,0002547812</text:p>
          </table:table-cell>
          <table:table-cell table:formula="of:=[.$C547]-[.F547]" office:value-type="float" office:value="0.0000393815708084055">
            <text:p>3,93815708084055E-005</text:p>
          </table:table-cell>
          <table:table-cell table:formula="of:=[.$C547]-[.G547]" office:value-type="float" office:value="-0.00000652196271788696">
            <text:p>-0,000006522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75">
            <text:p>0,75</text:p>
          </table:table-cell>
          <table:table-cell office:value-type="float" office:value="2.3988752939671">
            <text:p>2,398875294</text:p>
          </table:table-cell>
          <table:table-cell/>
          <table:table-cell office:value-type="float" office:value="2.39866431242865">
            <text:p>2,3986643124</text:p>
          </table:table-cell>
          <table:table-cell office:value-type="float" office:value="2.39888119651626">
            <text:p>2,3988811965</text:p>
          </table:table-cell>
          <table:table-cell office:value-type="float" office:value="2.39887885892001">
            <text:p>2,3988788589</text:p>
          </table:table-cell>
          <table:table-cell/>
          <table:table-cell table:formula="of:=[.$C548]-[.E548]" office:value-type="float" office:value="0.000210981538444788">
            <text:p>0,0002109815</text:p>
          </table:table-cell>
          <table:table-cell table:formula="of:=[.$C548]-[.F548]" office:value-type="float" office:value="-0.00000590254916010835">
            <text:p>-5,90254916010835E-006</text:p>
          </table:table-cell>
          <table:table-cell table:formula="of:=[.$C548]-[.G548]" office:value-type="float" office:value="-0.00000356495291375936">
            <text:p>-0,00000356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.45960311115695">
            <text:p>2,4596031112</text:p>
          </table:table-cell>
          <table:table-cell/>
          <table:table-cell office:value-type="float" office:value="2.45950100123692">
            <text:p>2,4595010012</text:p>
          </table:table-cell>
          <table:table-cell office:value-type="float" office:value="2.45964746638824">
            <text:p>2,4596474664</text:p>
          </table:table-cell>
          <table:table-cell office:value-type="float" office:value="2.45959520966646">
            <text:p>2,4595952097</text:p>
          </table:table-cell>
          <table:table-cell/>
          <table:table-cell table:formula="of:=[.$C549]-[.E549]" office:value-type="float" office:value="0.000102109920032234">
            <text:p>0,0001021099</text:p>
          </table:table-cell>
          <table:table-cell table:formula="of:=[.$C549]-[.F549]" office:value-type="float" office:value="-0.0000443552312918705">
            <text:p>-4,43552312918705E-005</text:p>
          </table:table-cell>
          <table:table-cell table:formula="of:=[.$C549]-[.G549]" office:value-type="float" office:value="0.00000790149048679467">
            <text:p>7,90149048679467E-006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25">
            <text:p>1,25</text:p>
          </table:table-cell>
          <table:table-cell office:value-type="float" office:value="2.52186826035815">
            <text:p>2,5218682604</text:p>
          </table:table-cell>
          <table:table-cell/>
          <table:table-cell office:value-type="float" office:value="2.52190213712662">
            <text:p>2,5219021371</text:p>
          </table:table-cell>
          <table:table-cell office:value-type="float" office:value="2.52190627997113">
            <text:p>2,52190628</text:p>
          </table:table-cell>
          <table:table-cell office:value-type="float" office:value="2.5218739589113">
            <text:p>2,5218739589</text:p>
          </table:table-cell>
          <table:table-cell/>
          <table:table-cell table:formula="of:=[.$C550]-[.E550]" office:value-type="float" office:value="-0.0000338767684682217">
            <text:p>-3,38767684682217E-005</text:p>
          </table:table-cell>
          <table:table-cell table:formula="of:=[.$C550]-[.F550]" office:value-type="float" office:value="-0.0000380196129858845">
            <text:p>-3,80196129858845E-005</text:p>
          </table:table-cell>
          <table:table-cell table:formula="of:=[.$C550]-[.G550]" office:value-type="float" office:value="-0.00000569855315379897">
            <text:p>-5,69855315379897E-006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5">
            <text:p>1,5</text:p>
          </table:table-cell>
          <table:table-cell office:value-type="float" office:value="2.58570965931585">
            <text:p>2,5857096593</text:p>
          </table:table-cell>
          <table:table-cell/>
          <table:table-cell office:value-type="float" office:value="2.58586772009775">
            <text:p>2,5858677201</text:p>
          </table:table-cell>
          <table:table-cell office:value-type="float" office:value="2.58567075543287">
            <text:p>2,5856707554</text:p>
          </table:table-cell>
          <table:table-cell office:value-type="float" office:value="2.58571604071986">
            <text:p>2,5857160407</text:p>
          </table:table-cell>
          <table:table-cell/>
          <table:table-cell table:formula="of:=[.$C551]-[.E551]" office:value-type="float" office:value="-0.000158060781902503">
            <text:p>-0,0001580608</text:p>
          </table:table-cell>
          <table:table-cell table:formula="of:=[.$C551]-[.F551]" office:value-type="float" office:value="0.000038903882977781">
            <text:p>3,8903882977781E-005</text:p>
          </table:table-cell>
          <table:table-cell table:formula="of:=[.$C551]-[.G551]" office:value-type="float" office:value="-0.0000063814040101029">
            <text:p>-6,3814040101029E-006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75">
            <text:p>1,75</text:p>
          </table:table-cell>
          <table:table-cell office:value-type="float" office:value="2.65116721098261">
            <text:p>2,651167211</text:p>
          </table:table-cell>
          <table:table-cell/>
          <table:table-cell office:value-type="float" office:value="2.65139775015032">
            <text:p>2,6513977502</text:p>
          </table:table-cell>
          <table:table-cell office:value-type="float" office:value="2.6511044117794">
            <text:p>2,6511044118</text:p>
          </table:table-cell>
          <table:table-cell office:value-type="float" office:value="2.65115809869208">
            <text:p>2,6511580987</text:p>
          </table:table-cell>
          <table:table-cell/>
          <table:table-cell table:formula="of:=[.$C552]-[.E552]" office:value-type="float" office:value="-0.000230539167709765">
            <text:p>-0,0002305392</text:p>
          </table:table-cell>
          <table:table-cell table:formula="of:=[.$C552]-[.F552]" office:value-type="float" office:value="0.0000627992032105062">
            <text:p>6,27992032105062E-005</text:p>
          </table:table-cell>
          <table:table-cell table:formula="of:=[.$C552]-[.G552]" office:value-type="float" office:value="0.00000911229052702467">
            <text:p>9,11229052702467E-006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.71828182845904">
            <text:p>2,7182818285</text:p>
          </table:table-cell>
          <table:table-cell/>
          <table:table-cell office:value-type="float" office:value="2.71849222728432">
            <text:p>2,7184922273</text:p>
          </table:table-cell>
          <table:table-cell office:value-type="float" office:value="2.71825484029681">
            <text:p>2,7182548403</text:p>
          </table:table-cell>
          <table:table-cell office:value-type="float" office:value="2.71828636052904">
            <text:p>2,7182863605</text:p>
          </table:table-cell>
          <table:table-cell/>
          <table:table-cell table:formula="of:=[.$C553]-[.E553]" office:value-type="float" office:value="-0.000210398825273739">
            <text:p>-0,0002103988</text:p>
          </table:table-cell>
          <table:table-cell table:formula="of:=[.$C553]-[.F553]" office:value-type="float" office:value="0.000026988162236119">
            <text:p>2,6988162236119E-005</text:p>
          </table:table-cell>
          <table:table-cell table:formula="of:=[.$C553]-[.G553]" office:value-type="float" office:value="-0.0000045320699944007">
            <text:p>-4,5320699944007E-006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25">
            <text:p>2,25</text:p>
          </table:table-cell>
          <table:table-cell office:value-type="float" office:value="2.78709546056585">
            <text:p>2,7870954606</text:p>
          </table:table-cell>
          <table:table-cell/>
          <table:table-cell office:value-type="float" office:value="2.78715115149976">
            <text:p>2,7871511515</text:p>
          </table:table-cell>
          <table:table-cell office:value-type="float" office:value="2.78712204098511">
            <text:p>2,787122041</text:p>
          </table:table-cell>
          <table:table-cell office:value-type="float" office:value="2.78710440689639">
            <text:p>2,7871044069</text:p>
          </table:table-cell>
          <table:table-cell/>
          <table:table-cell table:formula="of:=[.$C554]-[.E554]" office:value-type="float" office:value="-0.0000556909339040068">
            <text:p>-5,56909339040068E-005</text:p>
          </table:table-cell>
          <table:table-cell table:formula="of:=[.$C554]-[.F554]" office:value-type="float" office:value="-0.0000265804192540742">
            <text:p>-2,65804192540742E-005</text:p>
          </table:table-cell>
          <table:table-cell table:formula="of:=[.$C554]-[.G554]" office:value-type="float" office:value="-0.00000894633053638572">
            <text:p>-8,94633053638572E-006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">
            <text:p>2,5</text:p>
          </table:table-cell>
          <table:table-cell office:value-type="float" office:value="2.85765111806316">
            <text:p>2,8576511181</text:p>
          </table:table-cell>
          <table:table-cell/>
          <table:table-cell office:value-type="float" office:value="2.85753922619">
            <text:p>2,8575392262</text:p>
          </table:table-cell>
          <table:table-cell office:value-type="float" office:value="2.85770601384429">
            <text:p>2,8577060138</text:p>
          </table:table-cell>
          <table:table-cell office:value-type="float" office:value="2.85764112650765">
            <text:p>2,8576411265</text:p>
          </table:table-cell>
          <table:table-cell/>
          <table:table-cell table:formula="of:=[.$C555]-[.E555]" office:value-type="float" office:value="0.000111891873166847">
            <text:p>0,0001118919</text:p>
          </table:table-cell>
          <table:table-cell table:formula="of:=[.$C555]-[.F555]" office:value-type="float" office:value="-0.0000548957811221662">
            <text:p>-5,48957811221662E-005</text:p>
          </table:table-cell>
          <table:table-cell table:formula="of:=[.$C555]-[.G555]" office:value-type="float" office:value="0.00000999155551406616">
            <text:p>9,99155551406616E-006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75">
            <text:p>2,75</text:p>
          </table:table-cell>
          <table:table-cell office:value-type="float" office:value="2.9299929005337">
            <text:p>2,9299929005</text:p>
          </table:table-cell>
          <table:table-cell/>
          <table:table-cell office:value-type="float" office:value="2.9298616705745">
            <text:p>2,9298616706</text:p>
          </table:table-cell>
          <table:table-cell office:value-type="float" office:value="2.93000675887435">
            <text:p>2,9300067589</text:p>
          </table:table-cell>
          <table:table-cell office:value-type="float" office:value="2.92999597576471">
            <text:p>2,9299959758</text:p>
          </table:table-cell>
          <table:table-cell/>
          <table:table-cell table:formula="of:=[.$C556]-[.E556]" office:value-type="float" office:value="0.000131229959201118">
            <text:p>0,00013123</text:p>
          </table:table-cell>
          <table:table-cell table:formula="of:=[.$C556]-[.F556]" office:value-type="float" office:value="-0.0000138583406497084">
            <text:p>-1,38583406497084E-005</text:p>
          </table:table-cell>
          <table:table-cell table:formula="of:=[.$C556]-[.G556]" office:value-type="float" office:value="-0.00000307523101117368">
            <text:p>-3,07523101117368E-006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.00416602394643">
            <text:p>3,0041660239</text:p>
          </table:table-cell>
          <table:table-cell/>
          <table:table-cell office:value-type="float" office:value="3.00409365030831">
            <text:p>3,0040936503</text:p>
          </table:table-cell>
          <table:table-cell office:value-type="float" office:value="3.00411833942219">
            <text:p>3,0041183394</text:p>
          </table:table-cell>
          <table:table-cell office:value-type="float" office:value="3.00417729040907">
            <text:p>3,0041772904</text:p>
          </table:table-cell>
          <table:table-cell/>
          <table:table-cell table:formula="of:=[.$C557]-[.E557]" office:value-type="float" office:value="0.0000723736381273987">
            <text:p>7,23736381273987E-005</text:p>
          </table:table-cell>
          <table:table-cell table:formula="of:=[.$C557]-[.F557]" office:value-type="float" office:value="0.0000476845242425306">
            <text:p>4,76845242425306E-005</text:p>
          </table:table-cell>
          <table:table-cell table:formula="of:=[.$C557]-[.G557]" office:value-type="float" office:value="-0.0000112664626339409">
            <text:p>-1,12664626339409E-00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25">
            <text:p>3,25</text:p>
          </table:table-cell>
          <table:table-cell office:value-type="float" office:value="3.08021684891803">
            <text:p>3,0802168489</text:p>
          </table:table-cell>
          <table:table-cell/>
          <table:table-cell office:value-type="float" office:value="3.08023516539141">
            <text:p>3,0802351654</text:p>
          </table:table-cell>
          <table:table-cell office:value-type="float" office:value="3.08018448146702">
            <text:p>3,0801844815</text:p>
          </table:table-cell>
          <table:table-cell office:value-type="float" office:value="3.08020124410081">
            <text:p>3,0802012441</text:p>
          </table:table-cell>
          <table:table-cell/>
          <table:table-cell table:formula="of:=[.$C558]-[.E558]" office:value-type="float" office:value="-0.0000183164733820185">
            <text:p>-1,83164733820185E-005</text:p>
          </table:table-cell>
          <table:table-cell table:formula="of:=[.$C558]-[.F558]" office:value-type="float" office:value="0.0000323674510154248">
            <text:p>3,23674510154248E-005</text:p>
          </table:table-cell>
          <table:table-cell table:formula="of:=[.$C558]-[.G558]" office:value-type="float" office:value="0.0000156048172224033">
            <text:p>1,56048172224033E-00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5">
            <text:p>3,5</text:p>
          </table:table-cell>
          <table:table-cell office:value-type="float" office:value="3.15819290968977">
            <text:p>3,1581929097</text:p>
          </table:table-cell>
          <table:table-cell/>
          <table:table-cell office:value-type="float" office:value="3.15828621582382">
            <text:p>3,1582862158</text:p>
          </table:table-cell>
          <table:table-cell office:value-type="float" office:value="3.15820547733759">
            <text:p>3,1582054773</text:p>
          </table:table-cell>
          <table:table-cell office:value-type="float" office:value="3.15818811713299">
            <text:p>3,1581881171</text:p>
          </table:table-cell>
          <table:table-cell/>
          <table:table-cell table:formula="of:=[.$C559]-[.E559]" office:value-type="float" office:value="-0.0000933061340542274">
            <text:p>-9,33061340542274E-005</text:p>
          </table:table-cell>
          <table:table-cell table:formula="of:=[.$C559]-[.F559]" office:value-type="float" office:value="-0.0000125676478179848">
            <text:p>-1,25676478179848E-005</text:p>
          </table:table-cell>
          <table:table-cell table:formula="of:=[.$C559]-[.G559]" office:value-type="float" office:value="0.00000479255677632295">
            <text:p>4,79255677632295E-006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75">
            <text:p>3,75</text:p>
          </table:table-cell>
          <table:table-cell office:value-type="float" office:value="3.23814294383796">
            <text:p>3,2381429438</text:p>
          </table:table-cell>
          <table:table-cell/>
          <table:table-cell office:value-type="float" office:value="3.23824680160553">
            <text:p>3,2382468016</text:p>
          </table:table-cell>
          <table:table-cell office:value-type="float" office:value="3.2381813270339">
            <text:p>3,238181327</text:p>
          </table:table-cell>
          <table:table-cell office:value-type="float" office:value="3.23816026043042">
            <text:p>3,2381602604</text:p>
          </table:table-cell>
          <table:table-cell/>
          <table:table-cell table:formula="of:=[.$C560]-[.E560]" office:value-type="float" office:value="-0.000103857767573157">
            <text:p>-0,0001038578</text:p>
          </table:table-cell>
          <table:table-cell table:formula="of:=[.$C560]-[.F560]" office:value-type="float" office:value="-0.0000383831959411829">
            <text:p>-3,83831959411829E-005</text:p>
          </table:table-cell>
          <table:table-cell table:formula="of:=[.$C560]-[.G560]" office:value-type="float" office:value="-0.0000173165924590712">
            <text:p>-1,73165924590712E-00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.32011692273655">
            <text:p>3,3201169227</text:p>
          </table:table-cell>
          <table:table-cell/>
          <table:table-cell office:value-type="float" office:value="3.32011692273655">
            <text:p>3,3201169227</text:p>
          </table:table-cell>
          <table:table-cell office:value-type="float" office:value="3.32011203055596">
            <text:p>3,3201120306</text:p>
          </table:table-cell>
          <table:table-cell office:value-type="float" office:value="3.32011767399309">
            <text:p>3,320117674</text:p>
          </table:table-cell>
          <table:table-cell/>
          <table:table-cell table:formula="of:=[.$C561]-[.E561]" office:value-type="float" office:value="0">
            <text:p>0</text:p>
          </table:table-cell>
          <table:table-cell table:formula="of:=[.$C561]-[.F561]" office:value-type="float" office:value="0.00000489218058330465">
            <text:p>4,89218058330465E-006</text:p>
          </table:table-cell>
          <table:table-cell table:formula="of:=[.$C561]-[.G561]" office:value-type="float" office:value="-0.000000751256545417078">
            <text:p>-7,51256545417078E-007</text:p>
          </table:table-cell>
          <table:table-cell table:number-columns-repeated="4"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0">
            <text:p>0</text:p>
          </table:table-cell>
          <table:table-cell office:value-type="float" office:value="2.2818807653293">
            <text:p>2,2818807653</text:p>
          </table:table-cell>
          <table:table-cell/>
          <table:table-cell office:value-type="float" office:value="2.28186259823455">
            <text:p>2,2818625982</text:p>
          </table:table-cell>
          <table:table-cell office:value-type="float" office:value="2.28188360121438">
            <text:p>2,2818836012</text:p>
          </table:table-cell>
          <table:table-cell office:value-type="float" office:value="2.28188093548883">
            <text:p>2,2818809355</text:p>
          </table:table-cell>
          <table:table-cell/>
          <table:table-cell table:formula="of:=[.$C562]-[.E562]" office:value-type="float" office:value="0.0000181670947538848">
            <text:p>1,81670947538848E-005</text:p>
          </table:table-cell>
          <table:table-cell table:formula="of:=[.$C562]-[.F562]" office:value-type="float" office:value="-0.00000283588507521415">
            <text:p>-2,83588507521415E-006</text:p>
          </table:table-cell>
          <table:table-cell table:formula="of:=[.$C562]-[.G562]" office:value-type="float" office:value="-0.000000170159524692792">
            <text:p>-1,70159524692792E-007</text:p>
          </table:table-cell>
          <table:table-cell table:number-columns-repeated="4"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0.25">
            <text:p>0,25</text:p>
          </table:table-cell>
          <table:table-cell office:value-type="float" office:value="2.33964685192599">
            <text:p>2,3396468519</text:p>
          </table:table-cell>
          <table:table-cell/>
          <table:table-cell office:value-type="float" office:value="2.33942670120684">
            <text:p>2,3394267012</text:p>
          </table:table-cell>
          <table:table-cell office:value-type="float" office:value="2.33959735347609">
            <text:p>2,3395973535</text:p>
          </table:table-cell>
          <table:table-cell office:value-type="float" office:value="2.3396397975513">
            <text:p>2,3396397976</text:p>
          </table:table-cell>
          <table:table-cell/>
          <table:table-cell table:formula="of:=[.$C563]-[.E563]" office:value-type="float" office:value="0.00022015071914927">
            <text:p>0,0002201507</text:p>
          </table:table-cell>
          <table:table-cell table:formula="of:=[.$C563]-[.F563]" office:value-type="float" office:value="0.0000494984499010975">
            <text:p>4,94984499010975E-005</text:p>
          </table:table-cell>
          <table:table-cell table:formula="of:=[.$C563]-[.G563]" office:value-type="float" office:value="0.00000705437469283865">
            <text:p>7,05437469283865E-006</text:p>
          </table:table-cell>
          <table:table-cell table:number-columns-repeated="4"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0.5">
            <text:p>0,5</text:p>
          </table:table-cell>
          <table:table-cell office:value-type="float" office:value="2.3988752939671">
            <text:p>2,398875294</text:p>
          </table:table-cell>
          <table:table-cell/>
          <table:table-cell office:value-type="float" office:value="2.39859485787088">
            <text:p>2,3985948579</text:p>
          </table:table-cell>
          <table:table-cell office:value-type="float" office:value="2.39884143783306">
            <text:p>2,3988414378</text:p>
          </table:table-cell>
          <table:table-cell office:value-type="float" office:value="2.39888161659806">
            <text:p>2,3988816166</text:p>
          </table:table-cell>
          <table:table-cell/>
          <table:table-cell table:formula="of:=[.$C564]-[.E564]" office:value-type="float" office:value="0.000280436096214309">
            <text:p>0,0002804361</text:p>
          </table:table-cell>
          <table:table-cell table:formula="of:=[.$C564]-[.F564]" office:value-type="float" office:value="0.0000338561340385013">
            <text:p>3,38561340385013E-005</text:p>
          </table:table-cell>
          <table:table-cell table:formula="of:=[.$C564]-[.G564]" office:value-type="float" office:value="-0.00000632263096012053">
            <text:p>-6,32263096012053E-006</text:p>
          </table:table-cell>
          <table:table-cell table:number-columns-repeated="4"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0.75">
            <text:p>0,75</text:p>
          </table:table-cell>
          <table:table-cell office:value-type="float" office:value="2.45960311115695">
            <text:p>2,4596031112</text:p>
          </table:table-cell>
          <table:table-cell/>
          <table:table-cell office:value-type="float" office:value="2.45936706822667">
            <text:p>2,4593670682</text:p>
          </table:table-cell>
          <table:table-cell office:value-type="float" office:value="2.45961585428529">
            <text:p>2,4596158543</text:p>
          </table:table-cell>
          <table:table-cell office:value-type="float" office:value="2.45960639262911">
            <text:p>2,4596063926</text:p>
          </table:table-cell>
          <table:table-cell/>
          <table:table-cell table:formula="of:=[.$C565]-[.E565]" office:value-type="float" office:value="0.000236042930275016">
            <text:p>0,0002360429</text:p>
          </table:table-cell>
          <table:table-cell table:formula="of:=[.$C565]-[.F565]" office:value-type="float" office:value="-0.000012743128339654">
            <text:p>-1,2743128339654E-005</text:p>
          </table:table-cell>
          <table:table-cell table:formula="of:=[.$C565]-[.G565]" office:value-type="float" office:value="-0.00000328147215755692">
            <text:p>-3,28147215755692E-006</text:p>
          </table:table-cell>
          <table:table-cell table:number-columns-repeated="4"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1">
            <text:p>1</text:p>
          </table:table-cell>
          <table:table-cell office:value-type="float" office:value="2.52186826035815">
            <text:p>2,5218682604</text:p>
          </table:table-cell>
          <table:table-cell/>
          <table:table-cell office:value-type="float" office:value="2.52174333227421">
            <text:p>2,5217433323</text:p>
          </table:table-cell>
          <table:table-cell office:value-type="float" office:value="2.52192060283278">
            <text:p>2,5219206028</text:p>
          </table:table-cell>
          <table:table-cell office:value-type="float" office:value="2.52185977546562">
            <text:p>2,5218597755</text:p>
          </table:table-cell>
          <table:table-cell/>
          <table:table-cell table:formula="of:=[.$C566]-[.E566]" office:value-type="float" office:value="0.000124928083933273">
            <text:p>0,0001249281</text:p>
          </table:table-cell>
          <table:table-cell table:formula="of:=[.$C566]-[.F566]" office:value-type="float" office:value="-0.0000523424746305956">
            <text:p>-5,23424746305956E-005</text:p>
          </table:table-cell>
          <table:table-cell table:formula="of:=[.$C566]-[.G566]" office:value-type="float" office:value="0.0000084848925272496">
            <text:p>8,4848925272496E-006</text:p>
          </table:table-cell>
          <table:table-cell table:number-columns-repeated="4"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1.25">
            <text:p>1,25</text:p>
          </table:table-cell>
          <table:table-cell office:value-type="float" office:value="2.58570965931585">
            <text:p>2,5857096593</text:p>
          </table:table-cell>
          <table:table-cell/>
          <table:table-cell office:value-type="float" office:value="2.5857236500135">
            <text:p>2,58572365</text:p>
          </table:table-cell>
          <table:table-cell office:value-type="float" office:value="2.58575568347553">
            <text:p>2,5857556835</text:p>
          </table:table-cell>
          <table:table-cell office:value-type="float" office:value="2.58571510892662">
            <text:p>2,5857151089</text:p>
          </table:table-cell>
          <table:table-cell/>
          <table:table-cell table:formula="of:=[.$C567]-[.E567]" office:value-type="float" office:value="-0.0000139906976586168">
            <text:p>-1,39906976586168E-005</text:p>
          </table:table-cell>
          <table:table-cell table:formula="of:=[.$C567]-[.F567]" office:value-type="float" office:value="-0.0000460241596815791">
            <text:p>-4,60241596815791E-005</text:p>
          </table:table-cell>
          <table:table-cell table:formula="of:=[.$C567]-[.G567]" office:value-type="float" office:value="-0.00000544961077642014">
            <text:p>-5,44961077642014E-006</text:p>
          </table:table-cell>
          <table:table-cell table:number-columns-repeated="4"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1.5">
            <text:p>1,5</text:p>
          </table:table-cell>
          <table:table-cell office:value-type="float" office:value="2.65116721098261">
            <text:p>2,651167211</text:p>
          </table:table-cell>
          <table:table-cell/>
          <table:table-cell office:value-type="float" office:value="2.65130802144454">
            <text:p>2,6513080214</text:p>
          </table:table-cell>
          <table:table-cell office:value-type="float" office:value="2.651134545542">
            <text:p>2,6511345455</text:p>
          </table:table-cell>
          <table:table-cell office:value-type="float" office:value="2.65117335075198">
            <text:p>2,6511733508</text:p>
          </table:table-cell>
          <table:table-cell/>
          <table:table-cell table:formula="of:=[.$C568]-[.E568]" office:value-type="float" office:value="-0.000140810461935814">
            <text:p>-0,0001408105</text:p>
          </table:table-cell>
          <table:table-cell table:formula="of:=[.$C568]-[.F568]" office:value-type="float" office:value="0.0000326654406053173">
            <text:p>3,26654406053173E-005</text:p>
          </table:table-cell>
          <table:table-cell table:formula="of:=[.$C568]-[.G568]" office:value-type="float" office:value="-0.0000061397693742471">
            <text:p>-6,1397693742471E-006</text:p>
          </table:table-cell>
          <table:table-cell table:number-columns-repeated="4"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1.75">
            <text:p>1,75</text:p>
          </table:table-cell>
          <table:table-cell office:value-type="float" office:value="2.71828182845904">
            <text:p>2,7182818285</text:p>
          </table:table-cell>
          <table:table-cell/>
          <table:table-cell office:value-type="float" office:value="2.71849644656733">
            <text:p>2,7184964466</text:p>
          </table:table-cell>
          <table:table-cell office:value-type="float" office:value="2.71822484567962">
            <text:p>2,7182248457</text:p>
          </table:table-cell>
          <table:table-cell office:value-type="float" office:value="2.71827207215735">
            <text:p>2,7182720722</text:p>
          </table:table-cell>
          <table:table-cell/>
          <table:table-cell table:formula="of:=[.$C569]-[.E569]" office:value-type="float" office:value="-0.000214618108286047">
            <text:p>-0,0002146181</text:p>
          </table:table-cell>
          <table:table-cell table:formula="of:=[.$C569]-[.F569]" office:value-type="float" office:value="0.000056982779421233">
            <text:p>5,6982779421233E-005</text:p>
          </table:table-cell>
          <table:table-cell table:formula="of:=[.$C569]-[.G569]" office:value-type="float" office:value="0.00000975630169852693">
            <text:p>9,75630169852693E-006</text:p>
          </table:table-cell>
          <table:table-cell table:number-columns-repeated="4"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2">
            <text:p>2</text:p>
          </table:table-cell>
          <table:table-cell office:value-type="float" office:value="2.78709546056585">
            <text:p>2,7870954606</text:p>
          </table:table-cell>
          <table:table-cell/>
          <table:table-cell office:value-type="float" office:value="2.78728892538187">
            <text:p>2,7872889254</text:p>
          </table:table-cell>
          <table:table-cell office:value-type="float" office:value="2.78707538074563">
            <text:p>2,7870753807</text:p>
          </table:table-cell>
          <table:table-cell office:value-type="float" office:value="2.78709968416543">
            <text:p>2,7870996842</text:p>
          </table:table-cell>
          <table:table-cell/>
          <table:table-cell table:formula="of:=[.$C570]-[.E570]" office:value-type="float" office:value="-0.000193464816017563">
            <text:p>-0,0001934648</text:p>
          </table:table-cell>
          <table:table-cell table:formula="of:=[.$C570]-[.F570]" office:value-type="float" office:value="0.0000200798202198982">
            <text:p>2,00798202198982E-005</text:p>
          </table:table-cell>
          <table:table-cell table:formula="of:=[.$C570]-[.G570]" office:value-type="float" office:value="-0.00000422359957408247">
            <text:p>-4,22359957408247E-006</text:p>
          </table:table-cell>
          <table:table-cell table:number-columns-repeated="4"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2.25">
            <text:p>2,25</text:p>
          </table:table-cell>
          <table:table-cell office:value-type="float" office:value="2.85765111806316">
            <text:p>2,8576511181</text:p>
          </table:table-cell>
          <table:table-cell/>
          <table:table-cell office:value-type="float" office:value="2.85768545788816">
            <text:p>2,8576854579</text:p>
          </table:table-cell>
          <table:table-cell office:value-type="float" office:value="2.85768615074002">
            <text:p>2,8576861507</text:p>
          </table:table-cell>
          <table:table-cell office:value-type="float" office:value="2.8576598581482">
            <text:p>2,8576598581</text:p>
          </table:table-cell>
          <table:table-cell/>
          <table:table-cell table:formula="of:=[.$C571]-[.E571]" office:value-type="float" office:value="-0.0000343398249915694">
            <text:p>-3,43398249915694E-005</text:p>
          </table:table-cell>
          <table:table-cell table:formula="of:=[.$C571]-[.F571]" office:value-type="float" office:value="-0.0000350326768603359">
            <text:p>-3,50326768603359E-005</text:p>
          </table:table-cell>
          <table:table-cell table:formula="of:=[.$C571]-[.G571]" office:value-type="float" office:value="-0.00000874008503437551">
            <text:p>-8,74008503437551E-006</text:p>
          </table:table-cell>
          <table:table-cell table:number-columns-repeated="4"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2.5">
            <text:p>2,5</text:p>
          </table:table-cell>
          <table:table-cell office:value-type="float" office:value="2.9299929005337">
            <text:p>2,9299929005</text:p>
          </table:table-cell>
          <table:table-cell/>
          <table:table-cell office:value-type="float" office:value="2.92985480627941">
            <text:p>2,9298548063</text:p>
          </table:table-cell>
          <table:table-cell office:value-type="float" office:value="2.9300571556628">
            <text:p>2,9300571557</text:p>
          </table:table-cell>
          <table:table-cell office:value-type="float" office:value="2.92998221479702">
            <text:p>2,9299822148</text:p>
          </table:table-cell>
          <table:table-cell/>
          <table:table-cell table:formula="of:=[.$C572]-[.E572]" office:value-type="float" office:value="0.000138094254293897">
            <text:p>0,0001380943</text:p>
          </table:table-cell>
          <table:table-cell table:formula="of:=[.$C572]-[.F572]" office:value-type="float" office:value="-0.0000642551291019089">
            <text:p>-6,42551291019089E-005</text:p>
          </table:table-cell>
          <table:table-cell table:formula="of:=[.$C572]-[.G572]" office:value-type="float" office:value="0.0000106857366839463">
            <text:p>1,06857366839463E-005</text:p>
          </table:table-cell>
          <table:table-cell table:number-columns-repeated="4"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2.75">
            <text:p>2,75</text:p>
          </table:table-cell>
          <table:table-cell office:value-type="float" office:value="3.00416602394643">
            <text:p>3,0041660239</text:p>
          </table:table-cell>
          <table:table-cell/>
          <table:table-cell office:value-type="float" office:value="3.00400744867849">
            <text:p>3,0040074487</text:p>
          </table:table-cell>
          <table:table-cell office:value-type="float" office:value="3.00418839551397">
            <text:p>3,0041883955</text:p>
          </table:table-cell>
          <table:table-cell office:value-type="float" office:value="3.00416872750867">
            <text:p>3,0041687275</text:p>
          </table:table-cell>
          <table:table-cell/>
          <table:table-cell table:formula="of:=[.$C573]-[.E573]" office:value-type="float" office:value="0.000158575267948269">
            <text:p>0,0001585753</text:p>
          </table:table-cell>
          <table:table-cell table:formula="of:=[.$C573]-[.F573]" office:value-type="float" office:value="-0.000022371567534929">
            <text:p>-2,2371567534929E-005</text:p>
          </table:table-cell>
          <table:table-cell table:formula="of:=[.$C573]-[.G573]" office:value-type="float" office:value="-0.00000270356223763812">
            <text:p>-2,70356223763812E-006</text:p>
          </table:table-cell>
          <table:table-cell table:number-columns-repeated="4"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3">
            <text:p>3</text:p>
          </table:table-cell>
          <table:table-cell office:value-type="float" office:value="3.08021684891803">
            <text:p>3,0802168489</text:p>
          </table:table-cell>
          <table:table-cell/>
          <table:table-cell office:value-type="float" office:value="3.08011797907732">
            <text:p>3,0801179791</text:p>
          </table:table-cell>
          <table:table-cell office:value-type="float" office:value="3.08017633841803">
            <text:p>3,0801763384</text:p>
          </table:table-cell>
          <table:table-cell office:value-type="float" office:value="3.08022794263117">
            <text:p>3,0802279426</text:p>
          </table:table-cell>
          <table:table-cell/>
          <table:table-cell table:formula="of:=[.$C574]-[.E574]" office:value-type="float" office:value="0.0000988698407140554">
            <text:p>9,88698407140554E-005</text:p>
          </table:table-cell>
          <table:table-cell table:formula="of:=[.$C574]-[.F574]" office:value-type="float" office:value="0.0000405105000007566">
            <text:p>4,05105000007566E-005</text:p>
          </table:table-cell>
          <table:table-cell table:formula="of:=[.$C574]-[.G574]" office:value-type="float" office:value="-0.0000110937131432287">
            <text:p>-1,10937131432287E-005</text:p>
          </table:table-cell>
          <table:table-cell table:number-columns-repeated="4"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3.25">
            <text:p>3,25</text:p>
          </table:table-cell>
          <table:table-cell office:value-type="float" office:value="3.15819290968977">
            <text:p>3,1581929097</text:p>
          </table:table-cell>
          <table:table-cell/>
          <table:table-cell office:value-type="float" office:value="3.1581863974759">
            <text:p>3,1581863975</text:p>
          </table:table-cell>
          <table:table-cell office:value-type="float" office:value="3.15816832571832">
            <text:p>3,1581683257</text:p>
          </table:table-cell>
          <table:table-cell office:value-type="float" office:value="3.1581764415663">
            <text:p>3,1581764416</text:p>
          </table:table-cell>
          <table:table-cell/>
          <table:table-cell table:formula="of:=[.$C575]-[.E575]" office:value-type="float" office:value="0.00000651221386549494">
            <text:p>6,51221386549494E-006</text:p>
          </table:table-cell>
          <table:table-cell table:formula="of:=[.$C575]-[.F575]" office:value-type="float" office:value="0.0000245839714523299">
            <text:p>0,000024584</text:p>
          </table:table-cell>
          <table:table-cell table:formula="of:=[.$C575]-[.G575]" office:value-type="float" office:value="0.0000164681234671171">
            <text:p>1,64681234671171E-005</text:p>
          </table:table-cell>
          <table:table-cell table:number-columns-repeated="4"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3.5">
            <text:p>3,5</text:p>
          </table:table-cell>
          <table:table-cell office:value-type="float" office:value="3.23814294383796">
            <text:p>3,2381429438</text:p>
          </table:table-cell>
          <table:table-cell/>
          <table:table-cell office:value-type="float" office:value="3.23821270387424">
            <text:p>3,2382127039</text:p>
          </table:table-cell>
          <table:table-cell office:value-type="float" office:value="3.23816465065444">
            <text:p>3,2381646507</text:p>
          </table:table-cell>
          <table:table-cell office:value-type="float" office:value="3.23813754808345">
            <text:p>3,2381375481</text:p>
          </table:table-cell>
          <table:table-cell/>
          <table:table-cell table:formula="of:=[.$C576]-[.E576]" office:value-type="float" office:value="-0.0000697600362804529">
            <text:p>-0,00006976</text:p>
          </table:table-cell>
          <table:table-cell table:formula="of:=[.$C576]-[.F576]" office:value-type="float" office:value="-0.0000217068164807266">
            <text:p>-2,17068164807266E-005</text:p>
          </table:table-cell>
          <table:table-cell table:formula="of:=[.$C576]-[.G576]" office:value-type="float" office:value="0.00000539575450986263">
            <text:p>5,39575450986263E-006</text:p>
          </table:table-cell>
          <table:table-cell table:number-columns-repeated="4"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3.75">
            <text:p>3,75</text:p>
          </table:table-cell>
          <table:table-cell office:value-type="float" office:value="3.32011692273655">
            <text:p>3,3201169227</text:p>
          </table:table-cell>
          <table:table-cell/>
          <table:table-cell office:value-type="float" office:value="3.32019689827233">
            <text:p>3,3201968983</text:p>
          </table:table-cell>
          <table:table-cell office:value-type="float" office:value="3.32016531322641">
            <text:p>3,3201653132</text:p>
          </table:table-cell>
          <table:table-cell office:value-type="float" office:value="3.32013417977435">
            <text:p>3,3201341798</text:p>
          </table:table-cell>
          <table:table-cell/>
          <table:table-cell table:formula="of:=[.$C577]-[.E577]" office:value-type="float" office:value="-0.0000799755357863141">
            <text:p>-7,99755357863141E-005</text:p>
          </table:table-cell>
          <table:table-cell table:formula="of:=[.$C577]-[.F577]" office:value-type="float" office:value="-0.0000483904898600507">
            <text:p>-4,83904898600507E-005</text:p>
          </table:table-cell>
          <table:table-cell table:formula="of:=[.$C577]-[.G577]" office:value-type="float" office:value="-0.0000172570378027537">
            <text:p>-0,000017257</text:p>
          </table:table-cell>
          <table:table-cell table:number-columns-repeated="4"/>
        </table:table-row>
        <table:table-row table:style-name="ro1">
          <table:table-cell office:value-type="float" office:value="8.25">
            <text:p>8,25</text:p>
          </table:table-cell>
          <table:table-cell office:value-type="float" office:value="4">
            <text:p>4</text:p>
          </table:table-cell>
          <table:table-cell office:value-type="float" office:value="3.40416608279082">
            <text:p>3,4041660828</text:p>
          </table:table-cell>
          <table:table-cell/>
          <table:table-cell office:value-type="float" office:value="3.40413898067018">
            <text:p>3,4041389807</text:p>
          </table:table-cell>
          <table:table-cell office:value-type="float" office:value="3.40417031343421">
            <text:p>3,4041703134</text:p>
          </table:table-cell>
          <table:table-cell office:value-type="float" office:value="3.404166336639">
            <text:p>3,4041663366</text:p>
          </table:table-cell>
          <table:table-cell/>
          <table:table-cell table:formula="of:=[.$C578]-[.E578]" office:value-type="float" office:value="0.0000271021206383892">
            <text:p>2,71021206383892E-005</text:p>
          </table:table-cell>
          <table:table-cell table:formula="of:=[.$C578]-[.F578]" office:value-type="float" office:value="-0.00000423064339560852">
            <text:p>-4,23064339560852E-006</text:p>
          </table:table-cell>
          <table:table-cell table:formula="of:=[.$C578]-[.G578]" office:value-type="float" office:value="-0.000000253848180697958">
            <text:p>-2,53848180697958E-007</text:p>
          </table:table-cell>
          <table:table-cell table:number-columns-repeated="4"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33964685192599">
            <text:p>2,3396468519</text:p>
          </table:table-cell>
          <table:table-cell/>
          <table:table-cell office:value-type="float" office:value="2.33964685192599">
            <text:p>2,3396468519</text:p>
          </table:table-cell>
          <table:table-cell office:value-type="float" office:value="2.33964381913356">
            <text:p>2,3396438191</text:p>
          </table:table-cell>
          <table:table-cell office:value-type="float" office:value="2.33964651814981">
            <text:p>2,3396465181</text:p>
          </table:table-cell>
          <table:table-cell/>
          <table:table-cell table:formula="of:=[.$C579]-[.E579]" office:value-type="float" office:value="0">
            <text:p>0</text:p>
          </table:table-cell>
          <table:table-cell table:formula="of:=[.$C579]-[.F579]" office:value-type="float" office:value="0.00000303279242919174">
            <text:p>3,03279242919174E-006</text:p>
          </table:table-cell>
          <table:table-cell table:formula="of:=[.$C579]-[.G579]" office:value-type="float" office:value="0.000000333776184469059">
            <text:p>3,33776184469059E-007</text:p>
          </table:table-cell>
          <table:table-cell table:number-columns-repeated="4"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0.25">
            <text:p>0,25</text:p>
          </table:table-cell>
          <table:table-cell office:value-type="float" office:value="2.3988752939671">
            <text:p>2,398875294</text:p>
          </table:table-cell>
          <table:table-cell/>
          <table:table-cell office:value-type="float" office:value="2.39866882693858">
            <text:p>2,3986688269</text:p>
          </table:table-cell>
          <table:table-cell office:value-type="float" office:value="2.39881845835203">
            <text:p>2,3988184584</text:p>
          </table:table-cell>
          <table:table-cell office:value-type="float" office:value="2.39886753985302">
            <text:p>2,3988675399</text:p>
          </table:table-cell>
          <table:table-cell/>
          <table:table-cell table:formula="of:=[.$C580]-[.E580]" office:value-type="float" office:value="0.000206467028515345">
            <text:p>0,000206467</text:p>
          </table:table-cell>
          <table:table-cell table:formula="of:=[.$C580]-[.F580]" office:value-type="float" office:value="0.0000568356150729699">
            <text:p>5,68356150729699E-005</text:p>
          </table:table-cell>
          <table:table-cell table:formula="of:=[.$C580]-[.G580]" office:value-type="float" office:value="0.00000775411407305526">
            <text:p>7,75411407305526E-006</text:p>
          </table:table-cell>
          <table:table-cell table:number-columns-repeated="4"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0.5">
            <text:p>0,5</text:p>
          </table:table-cell>
          <table:table-cell office:value-type="float" office:value="2.45960311115695">
            <text:p>2,4596031112</text:p>
          </table:table-cell>
          <table:table-cell/>
          <table:table-cell office:value-type="float" office:value="2.45933541465618">
            <text:p>2,4593354147</text:p>
          </table:table-cell>
          <table:table-cell office:value-type="float" office:value="2.45956216659011">
            <text:p>2,4595621666</text:p>
          </table:table-cell>
          <table:table-cell office:value-type="float" office:value="2.45960905933209">
            <text:p>2,4596090593</text:p>
          </table:table-cell>
          <table:table-cell/>
          <table:table-cell table:formula="of:=[.$C581]-[.E581]" office:value-type="float" office:value="0.00026769650076508">
            <text:p>0,0002676965</text:p>
          </table:table-cell>
          <table:table-cell table:formula="of:=[.$C581]-[.F581]" office:value-type="float" office:value="0.0000409445668441144">
            <text:p>4,09445668441144E-005</text:p>
          </table:table-cell>
          <table:table-cell table:formula="of:=[.$C581]-[.G581]" office:value-type="float" office:value="-0.00000594817513777102">
            <text:p>-5,94817513777102E-006</text:p>
          </table:table-cell>
          <table:table-cell table:number-columns-repeated="4"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0.75">
            <text:p>0,75</text:p>
          </table:table-cell>
          <table:table-cell office:value-type="float" office:value="2.52186826035815">
            <text:p>2,5218682604</text:p>
          </table:table-cell>
          <table:table-cell/>
          <table:table-cell office:value-type="float" office:value="2.5216466150788">
            <text:p>2,5216466151</text:p>
          </table:table-cell>
          <table:table-cell office:value-type="float" office:value="2.5218749438478">
            <text:p>2,5218749438</text:p>
          </table:table-cell>
          <table:table-cell office:value-type="float" office:value="2.521871076587">
            <text:p>2,5218710766</text:p>
          </table:table-cell>
          <table:table-cell/>
          <table:table-cell table:formula="of:=[.$C582]-[.E582]" office:value-type="float" office:value="0.000221645279352423">
            <text:p>0,0002216453</text:p>
          </table:table-cell>
          <table:table-cell table:formula="of:=[.$C582]-[.F582]" office:value-type="float" office:value="-0.00000668348965460197">
            <text:p>-6,68348965460197E-006</text:p>
          </table:table-cell>
          <table:table-cell table:formula="of:=[.$C582]-[.G582]" office:value-type="float" office:value="-0.00000281622884745758">
            <text:p>-2,81622884745758E-006</text:p>
          </table:table-cell>
          <table:table-cell table:number-columns-repeated="4"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1">
            <text:p>1</text:p>
          </table:table-cell>
          <table:table-cell office:value-type="float" office:value="2.58570965931585">
            <text:p>2,5857096593</text:p>
          </table:table-cell>
          <table:table-cell/>
          <table:table-cell office:value-type="float" office:value="2.58560242820642">
            <text:p>2,5856024282</text:p>
          </table:table-cell>
          <table:table-cell office:value-type="float" office:value="2.58575679012512">
            <text:p>2,5857567901</text:p>
          </table:table-cell>
          <table:table-cell office:value-type="float" office:value="2.58570039709203">
            <text:p>2,5857003971</text:p>
          </table:table-cell>
          <table:table-cell/>
          <table:table-cell table:formula="of:=[.$C583]-[.E583]" office:value-type="float" office:value="0.000107231109430117">
            <text:p>0,0001072311</text:p>
          </table:table-cell>
          <table:table-cell table:formula="of:=[.$C583]-[.F583]" office:value-type="float" office:value="-0.0000471308092699907">
            <text:p>-4,71308092699907E-005</text:p>
          </table:table-cell>
          <table:table-cell table:formula="of:=[.$C583]-[.G583]" office:value-type="float" office:value="0.00000926222381192332">
            <text:p>9,26222381192332E-006</text:p>
          </table:table-cell>
          <table:table-cell table:number-columns-repeated="4"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1.25">
            <text:p>1,25</text:p>
          </table:table-cell>
          <table:table-cell office:value-type="float" office:value="2.65116721098261">
            <text:p>2,651167211</text:p>
          </table:table-cell>
          <table:table-cell/>
          <table:table-cell office:value-type="float" office:value="2.65120285403905">
            <text:p>2,651202854</text:p>
          </table:table-cell>
          <table:table-cell office:value-type="float" office:value="2.65120770542205">
            <text:p>2,6512077054</text:p>
          </table:table-cell>
          <table:table-cell office:value-type="float" office:value="2.65117222146023">
            <text:p>2,6511722215</text:p>
          </table:table-cell>
          <table:table-cell/>
          <table:table-cell table:formula="of:=[.$C584]-[.E584]" office:value-type="float" office:value="-0.0000356430564396604">
            <text:p>-3,56430564396604E-005</text:p>
          </table:table-cell>
          <table:table-cell table:formula="of:=[.$C584]-[.F584]" office:value-type="float" office:value="-0.0000404944394394313">
            <text:p>-4,04944394394313E-005</text:p>
          </table:table-cell>
          <table:table-cell table:formula="of:=[.$C584]-[.G584]" office:value-type="float" office:value="-0.00000501047762613283">
            <text:p>-5,01047762613283E-006</text:p>
          </table:table-cell>
          <table:table-cell table:number-columns-repeated="4"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1.5">
            <text:p>1,5</text:p>
          </table:table-cell>
          <table:table-cell office:value-type="float" office:value="2.71828182845904">
            <text:p>2,7182818285</text:p>
          </table:table-cell>
          <table:table-cell/>
          <table:table-cell office:value-type="float" office:value="2.71844789257669">
            <text:p>2,7184478926</text:p>
          </table:table-cell>
          <table:table-cell office:value-type="float" office:value="2.71824147499871">
            <text:p>2,718241475</text:p>
          </table:table-cell>
          <table:table-cell office:value-type="float" office:value="2.71828753168019">
            <text:p>2,7182875317</text:p>
          </table:table-cell>
          <table:table-cell/>
          <table:table-cell table:formula="of:=[.$C585]-[.E585]" office:value-type="float" office:value="-0.000166064117641085">
            <text:p>-0,0001660641</text:p>
          </table:table-cell>
          <table:table-cell table:formula="of:=[.$C585]-[.F585]" office:value-type="float" office:value="0.0000403534603328204">
            <text:p>4,03534603328204E-005</text:p>
          </table:table-cell>
          <table:table-cell table:formula="of:=[.$C585]-[.G585]" office:value-type="float" office:value="-0.00000570322114956667">
            <text:p>-5,70322114956667E-006</text:p>
          </table:table-cell>
          <table:table-cell table:number-columns-repeated="4"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1.75">
            <text:p>1,75</text:p>
          </table:table-cell>
          <table:table-cell office:value-type="float" office:value="2.78709546056585">
            <text:p>2,7870954606</text:p>
          </table:table-cell>
          <table:table-cell/>
          <table:table-cell office:value-type="float" office:value="2.78733754381934">
            <text:p>2,7873375438</text:p>
          </table:table-cell>
          <table:table-cell office:value-type="float" office:value="2.78702999606017">
            <text:p>2,7870299961</text:p>
          </table:table-cell>
          <table:table-cell office:value-type="float" office:value="2.78708485006287">
            <text:p>2,7870848501</text:p>
          </table:table-cell>
          <table:table-cell/>
          <table:table-cell table:formula="of:=[.$C586]-[.E586]" office:value-type="float" office:value="-0.000242083253484626">
            <text:p>-0,0002420833</text:p>
          </table:table-cell>
          <table:table-cell table:formula="of:=[.$C586]-[.F586]" office:value-type="float" office:value="0.0000654645056807901">
            <text:p>6,54645056807901E-005</text:p>
          </table:table-cell>
          <table:table-cell table:formula="of:=[.$C586]-[.G586]" office:value-type="float" office:value="0.0000106105029766823">
            <text:p>1,06105029766823E-005</text:p>
          </table:table-cell>
          <table:table-cell table:number-columns-repeated="4"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2">
            <text:p>2</text:p>
          </table:table-cell>
          <table:table-cell office:value-type="float" office:value="2.85765111806316">
            <text:p>2,8576511181</text:p>
          </table:table-cell>
          <table:table-cell/>
          <table:table-cell office:value-type="float" office:value="2.85787180776699">
            <text:p>2,8578718078</text:p>
          </table:table-cell>
          <table:table-cell office:value-type="float" office:value="2.85762330696267">
            <text:p>2,857623307</text:p>
          </table:table-cell>
          <table:table-cell office:value-type="float" office:value="2.85765482630764">
            <text:p>2,8576548263</text:p>
          </table:table-cell>
          <table:table-cell/>
          <table:table-cell table:formula="of:=[.$C587]-[.E587]" office:value-type="float" office:value="-0.000220689703830601">
            <text:p>-0,0002206897</text:p>
          </table:table-cell>
          <table:table-cell table:formula="of:=[.$C587]-[.F587]" office:value-type="float" office:value="0.000027811100495434">
            <text:p>2,7811100495434E-005</text:p>
          </table:table-cell>
          <table:table-cell table:formula="of:=[.$C587]-[.G587]" office:value-type="float" office:value="-0.00000370824447903928">
            <text:p>-3,70824447903928E-006</text:p>
          </table:table-cell>
          <table:table-cell table:number-columns-repeated="4"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2.25">
            <text:p>2,25</text:p>
          </table:table-cell>
          <table:table-cell office:value-type="float" office:value="2.9299929005337">
            <text:p>2,9299929005</text:p>
          </table:table-cell>
          <table:table-cell/>
          <table:table-cell office:value-type="float" office:value="2.93005068441966">
            <text:p>2,9300506844</text:p>
          </table:table-cell>
          <table:table-cell office:value-type="float" office:value="2.93002140770621">
            <text:p>2,9300214077</text:p>
          </table:table-cell>
          <table:table-cell office:value-type="float" office:value="2.93000122480015">
            <text:p>2,9300012248</text:p>
          </table:table-cell>
          <table:table-cell/>
          <table:table-cell table:formula="of:=[.$C588]-[.E588]" office:value-type="float" office:value="-0.0000577838859614488">
            <text:p>-5,77838859614488E-005</text:p>
          </table:table-cell>
          <table:table-cell table:formula="of:=[.$C588]-[.F588]" office:value-type="float" office:value="-0.0000285071725052433">
            <text:p>-2,85071725052433E-005</text:p>
          </table:table-cell>
          <table:table-cell table:formula="of:=[.$C588]-[.G588]" office:value-type="float" office:value="-0.00000832426644992168">
            <text:p>-8,32426644992168E-006</text:p>
          </table:table-cell>
          <table:table-cell table:number-columns-repeated="4"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2.5">
            <text:p>2,5</text:p>
          </table:table-cell>
          <table:table-cell office:value-type="float" office:value="3.00416602394643">
            <text:p>3,0041660239</text:p>
          </table:table-cell>
          <table:table-cell/>
          <table:table-cell office:value-type="float" office:value="3.0040479481293">
            <text:p>3,0040479481</text:p>
          </table:table-cell>
          <table:table-cell office:value-type="float" office:value="3.00422429829078">
            <text:p>3,0042242983</text:p>
          </table:table-cell>
          <table:table-cell office:value-type="float" office:value="3.00415441790306">
            <text:p>3,0041544179</text:p>
          </table:table-cell>
          <table:table-cell/>
          <table:table-cell table:formula="of:=[.$C589]-[.E589]" office:value-type="float" office:value="0.000118075817133079">
            <text:p>0,0001180758</text:p>
          </table:table-cell>
          <table:table-cell table:formula="of:=[.$C589]-[.F589]" office:value-type="float" office:value="-0.00005827434435135">
            <text:p>-5,827434435135E-005</text:p>
          </table:table-cell>
          <table:table-cell table:formula="of:=[.$C589]-[.G589]" office:value-type="float" office:value="0.0000116060433725806">
            <text:p>0,000011606</text:p>
          </table:table-cell>
          <table:table-cell table:number-columns-repeated="4"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2.75">
            <text:p>2,75</text:p>
          </table:table-cell>
          <table:table-cell office:value-type="float" office:value="3.08021684891803">
            <text:p>3,0802168489</text:p>
          </table:table-cell>
          <table:table-cell/>
          <table:table-cell office:value-type="float" office:value="3.08007892784063">
            <text:p>3,0800789278</text:p>
          </table:table-cell>
          <table:table-cell office:value-type="float" office:value="3.0802319787164">
            <text:p>3,0802319787</text:p>
          </table:table-cell>
          <table:table-cell office:value-type="float" office:value="3.08021896020286">
            <text:p>3,0802189602</text:p>
          </table:table-cell>
          <table:table-cell/>
          <table:table-cell table:formula="of:=[.$C590]-[.E590]" office:value-type="float" office:value="0.000137921077399739">
            <text:p>0,0001379211</text:p>
          </table:table-cell>
          <table:table-cell table:formula="of:=[.$C590]-[.F590]" office:value-type="float" office:value="-0.0000151297983723708">
            <text:p>-1,51297983723708E-005</text:p>
          </table:table-cell>
          <table:table-cell table:formula="of:=[.$C590]-[.G590]" office:value-type="float" office:value="-0.00000211128482963119">
            <text:p>-2,11128482963119E-006</text:p>
          </table:table-cell>
          <table:table-cell table:number-columns-repeated="4"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3">
            <text:p>3</text:p>
          </table:table-cell>
          <table:table-cell office:value-type="float" office:value="3.15819290968977">
            <text:p>3,1581929097</text:p>
          </table:table-cell>
          <table:table-cell/>
          <table:table-cell office:value-type="float" office:value="3.15811718295627">
            <text:p>3,158117183</text:p>
          </table:table-cell>
          <table:table-cell office:value-type="float" office:value="3.15814338719401">
            <text:p>3,1581433872</text:p>
          </table:table-cell>
          <table:table-cell office:value-type="float" office:value="3.15820361361566">
            <text:p>3,1582036136</text:p>
          </table:table-cell>
          <table:table-cell/>
          <table:table-cell table:formula="of:=[.$C591]-[.E591]" office:value-type="float" office:value="0.0000757267335025347">
            <text:p>7,57267335025347E-005</text:p>
          </table:table-cell>
          <table:table-cell table:formula="of:=[.$C591]-[.F591]" office:value-type="float" office:value="0.0000495224957570706">
            <text:p>4,95224957570706E-005</text:p>
          </table:table-cell>
          <table:table-cell table:formula="of:=[.$C591]-[.G591]" office:value-type="float" office:value="-0.0000107039258874231">
            <text:p>-1,07039258874231E-005</text:p>
          </table:table-cell>
          <table:table-cell table:number-columns-repeated="4"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3.25">
            <text:p>3,25</text:p>
          </table:table-cell>
          <table:table-cell office:value-type="float" office:value="3.23814294383796">
            <text:p>3,2381429438</text:p>
          </table:table-cell>
          <table:table-cell/>
          <table:table-cell office:value-type="float" office:value="3.2381627134762">
            <text:p>3,2381627135</text:p>
          </table:table-cell>
          <table:table-cell office:value-type="float" office:value="3.23810956150365">
            <text:p>3,2381095615</text:p>
          </table:table-cell>
          <table:table-cell office:value-type="float" office:value="3.23812537488373">
            <text:p>3,2381253749</text:p>
          </table:table-cell>
          <table:table-cell/>
          <table:table-cell table:formula="of:=[.$C592]-[.E592]" office:value-type="float" office:value="-0.0000197696382424617">
            <text:p>-1,97696382424617E-005</text:p>
          </table:table-cell>
          <table:table-cell table:formula="of:=[.$C592]-[.F592]" office:value-type="float" office:value="0.0000333823343088291">
            <text:p>3,33823343088291E-005</text:p>
          </table:table-cell>
          <table:table-cell table:formula="of:=[.$C592]-[.G592]" office:value-type="float" office:value="0.0000175689542332158">
            <text:p>0,000017569</text:p>
          </table:table-cell>
          <table:table-cell table:number-columns-repeated="4"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3.5">
            <text:p>3,5</text:p>
          </table:table-cell>
          <table:table-cell office:value-type="float" office:value="3.32011692273655">
            <text:p>3,3201169227</text:p>
          </table:table-cell>
          <table:table-cell/>
          <table:table-cell office:value-type="float" office:value="3.32021551940045">
            <text:p>3,3202155194</text:p>
          </table:table-cell>
          <table:table-cell office:value-type="float" office:value="3.32013079391906">
            <text:p>3,3201307939</text:p>
          </table:table-cell>
          <table:table-cell office:value-type="float" office:value="3.32011068626821">
            <text:p>3,3201106863</text:p>
          </table:table-cell>
          <table:table-cell/>
          <table:table-cell table:formula="of:=[.$C593]-[.E593]" office:value-type="float" office:value="-0.0000985966638973324">
            <text:p>-9,85966638973324E-005</text:p>
          </table:table-cell>
          <table:table-cell table:formula="of:=[.$C593]-[.F593]" office:value-type="float" office:value="-0.0000138711825159454">
            <text:p>-1,38711825159454E-005</text:p>
          </table:table-cell>
          <table:table-cell table:formula="of:=[.$C593]-[.G593]" office:value-type="float" office:value="0.00000623646833775027">
            <text:p>6,23646833775027E-006</text:p>
          </table:table-cell>
          <table:table-cell table:number-columns-repeated="4"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3.75">
            <text:p>3,75</text:p>
          </table:table-cell>
          <table:table-cell office:value-type="float" office:value="3.40416608279082">
            <text:p>3,4041660828</text:p>
          </table:table-cell>
          <table:table-cell/>
          <table:table-cell office:value-type="float" office:value="3.40427560072899">
            <text:p>3,4042756007</text:p>
          </table:table-cell>
          <table:table-cell office:value-type="float" office:value="3.40420708444024">
            <text:p>3,4042070844</text:p>
          </table:table-cell>
          <table:table-cell office:value-type="float" office:value="3.40418304781573">
            <text:p>3,4041830478</text:p>
          </table:table-cell>
          <table:table-cell/>
          <table:table-cell table:formula="of:=[.$C594]-[.E594]" office:value-type="float" office:value="-0.000109517938172043">
            <text:p>-0,0001095179</text:p>
          </table:table-cell>
          <table:table-cell table:formula="of:=[.$C594]-[.F594]" office:value-type="float" office:value="-0.0000410016494245546">
            <text:p>-4,10016494245546E-005</text:p>
          </table:table-cell>
          <table:table-cell table:formula="of:=[.$C594]-[.G594]" office:value-type="float" office:value="-0.0000169650249106645">
            <text:p>-0,000016965</text:p>
          </table:table-cell>
          <table:table-cell table:number-columns-repeated="4"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4">
            <text:p>4</text:p>
          </table:table-cell>
          <table:table-cell office:value-type="float" office:value="3.49034295746184">
            <text:p>3,4903429575</text:p>
          </table:table-cell>
          <table:table-cell/>
          <table:table-cell office:value-type="float" office:value="3.49034295746184">
            <text:p>3,4903429575</text:p>
          </table:table-cell>
          <table:table-cell office:value-type="float" office:value="3.49033843306719">
            <text:p>3,4903384331</text:p>
          </table:table-cell>
          <table:table-cell office:value-type="float" office:value="3.49034245952629">
            <text:p>3,4903424595</text:p>
          </table:table-cell>
          <table:table-cell/>
          <table:table-cell table:formula="of:=[.$C595]-[.E595]" office:value-type="float" office:value="0">
            <text:p>0</text:p>
          </table:table-cell>
          <table:table-cell table:formula="of:=[.$C595]-[.F595]" office:value-type="float" office:value="0.00000452439464737608">
            <text:p>4,52439464737608E-006</text:p>
          </table:table-cell>
          <table:table-cell table:formula="of:=[.$C595]-[.G595]" office:value-type="float" office:value="0.000000497935555010542">
            <text:p>4,97935555010542E-007</text:p>
          </table:table-cell>
          <table:table-cell table:number-columns-repeated="4"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0">
            <text:p>0</text:p>
          </table:table-cell>
          <table:table-cell office:value-type="float" office:value="2.3988752939671">
            <text:p>2,398875294</text:p>
          </table:table-cell>
          <table:table-cell/>
          <table:table-cell office:value-type="float" office:value="2.39889368956679">
            <text:p>2,3988936896</text:p>
          </table:table-cell>
          <table:table-cell office:value-type="float" office:value="2.39887643839386">
            <text:p>2,3988764384</text:p>
          </table:table-cell>
          <table:table-cell office:value-type="float" office:value="2.39887473548828">
            <text:p>2,3988747355</text:p>
          </table:table-cell>
          <table:table-cell/>
          <table:table-cell table:formula="of:=[.$C596]-[.E596]" office:value-type="float" office:value="-0.0000183955996924112">
            <text:p>-1,83955996924112E-005</text:p>
          </table:table-cell>
          <table:table-cell table:formula="of:=[.$C596]-[.F596]" office:value-type="float" office:value="-0.00000114442676402149">
            <text:p>-1,14442676402149E-006</text:p>
          </table:table-cell>
          <table:table-cell table:formula="of:=[.$C596]-[.G596]" office:value-type="float" office:value="0.000000558478818746266">
            <text:p>5,58478818746266E-007</text:p>
          </table:table-cell>
          <table:table-cell table:number-columns-repeated="4"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0.25">
            <text:p>0,25</text:p>
          </table:table-cell>
          <table:table-cell office:value-type="float" office:value="2.45960311115695">
            <text:p>2,4596031112</text:p>
          </table:table-cell>
          <table:table-cell/>
          <table:table-cell office:value-type="float" office:value="2.45941065325165">
            <text:p>2,4594106533</text:p>
          </table:table-cell>
          <table:table-cell office:value-type="float" office:value="2.45954920132918">
            <text:p>2,4595492013</text:p>
          </table:table-cell>
          <table:table-cell office:value-type="float" office:value="2.45959493934662">
            <text:p>2,4595949393</text:p>
          </table:table-cell>
          <table:table-cell/>
          <table:table-cell table:formula="of:=[.$C597]-[.E597]" office:value-type="float" office:value="0.000192457905299648">
            <text:p>0,0001924579</text:p>
          </table:table-cell>
          <table:table-cell table:formula="of:=[.$C597]-[.F597]" office:value-type="float" office:value="0.0000539098277667627">
            <text:p>5,39098277667627E-005</text:p>
          </table:table-cell>
          <table:table-cell table:formula="of:=[.$C597]-[.G597]" office:value-type="float" office:value="0.00000817181033241354">
            <text:p>8,17181033241354E-006</text:p>
          </table:table-cell>
          <table:table-cell table:number-columns-repeated="4"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0.5">
            <text:p>0,5</text:p>
          </table:table-cell>
          <table:table-cell office:value-type="float" office:value="2.52186826035815">
            <text:p>2,5218682604</text:p>
          </table:table-cell>
          <table:table-cell/>
          <table:table-cell office:value-type="float" office:value="2.52161374105773">
            <text:p>2,5216137411</text:p>
          </table:table-cell>
          <table:table-cell office:value-type="float" office:value="2.52183075758776">
            <text:p>2,5218307576</text:p>
          </table:table-cell>
          <table:table-cell office:value-type="float" office:value="2.52187413197915">
            <text:p>2,521874132</text:p>
          </table:table-cell>
          <table:table-cell/>
          <table:table-cell table:formula="of:=[.$C598]-[.E598]" office:value-type="float" office:value="0.000254519300421752">
            <text:p>0,0002545193</text:p>
          </table:table-cell>
          <table:table-cell table:formula="of:=[.$C598]-[.F598]" office:value-type="float" office:value="0.0000375027703913844">
            <text:p>3,75027703913844E-005</text:p>
          </table:table-cell>
          <table:table-cell table:formula="of:=[.$C598]-[.G598]" office:value-type="float" office:value="-0.00000587162100584848">
            <text:p>-5,87162100584848E-006</text:p>
          </table:table-cell>
          <table:table-cell table:number-columns-repeated="4"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0.75">
            <text:p>0,75</text:p>
          </table:table-cell>
          <table:table-cell office:value-type="float" office:value="2.58570965931585">
            <text:p>2,5857096593</text:p>
          </table:table-cell>
          <table:table-cell/>
          <table:table-cell office:value-type="float" office:value="2.58550295298502">
            <text:p>2,585502953</text:p>
          </table:table-cell>
          <table:table-cell office:value-type="float" office:value="2.58572110716958">
            <text:p>2,5857211072</text:p>
          </table:table-cell>
          <table:table-cell office:value-type="float" office:value="2.58571231338589">
            <text:p>2,5857123134</text:p>
          </table:table-cell>
          <table:table-cell/>
          <table:table-cell table:formula="of:=[.$C599]-[.E599]" office:value-type="float" office:value="0.000206706330829753">
            <text:p>0,0002067063</text:p>
          </table:table-cell>
          <table:table-cell table:formula="of:=[.$C599]-[.F599]" office:value-type="float" office:value="-0.0000114478537365237">
            <text:p>-1,14478537365237E-005</text:p>
          </table:table-cell>
          <table:table-cell table:formula="of:=[.$C599]-[.G599]" office:value-type="float" office:value="-0.0000026540700401867">
            <text:p>-2,6540700401867E-006</text:p>
          </table:table-cell>
          <table:table-cell table:number-columns-repeated="4"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1">
            <text:p>1</text:p>
          </table:table-cell>
          <table:table-cell office:value-type="float" office:value="2.65116721098261">
            <text:p>2,651167211</text:p>
          </table:table-cell>
          <table:table-cell/>
          <table:table-cell office:value-type="float" office:value="2.65107828903352">
            <text:p>2,651078289</text:p>
          </table:table-cell>
          <table:table-cell office:value-type="float" office:value="2.65122025007466">
            <text:p>2,6512202501</text:p>
          </table:table-cell>
          <table:table-cell office:value-type="float" office:value="2.6511574744547">
            <text:p>2,6511574745</text:p>
          </table:table-cell>
          <table:table-cell/>
          <table:table-cell table:formula="of:=[.$C600]-[.E600]" office:value-type="float" office:value="0.0000889219490849413">
            <text:p>8,89219490849413E-005</text:p>
          </table:table-cell>
          <table:table-cell table:formula="of:=[.$C600]-[.F600]" office:value-type="float" office:value="-0.0000530390920543411">
            <text:p>-5,30390920543411E-005</text:p>
          </table:table-cell>
          <table:table-cell table:formula="of:=[.$C600]-[.G600]" office:value-type="float" office:value="0.00000973652790214885">
            <text:p>9,73652790214885E-006</text:p>
          </table:table-cell>
          <table:table-cell table:number-columns-repeated="4"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1.25">
            <text:p>1,25</text:p>
          </table:table-cell>
          <table:table-cell office:value-type="float" office:value="2.71828182845904">
            <text:p>2,7182818285</text:p>
          </table:table-cell>
          <table:table-cell/>
          <table:table-cell office:value-type="float" office:value="2.71833974920324">
            <text:p>2,7183397492</text:p>
          </table:table-cell>
          <table:table-cell office:value-type="float" office:value="2.71832818630299">
            <text:p>2,7183281863</text:p>
          </table:table-cell>
          <table:table-cell office:value-type="float" office:value="2.71828671923034">
            <text:p>2,7182867192</text:p>
          </table:table-cell>
          <table:table-cell/>
          <table:table-cell table:formula="of:=[.$C601]-[.E601]" office:value-type="float" office:value="-0.0000579207441981921">
            <text:p>-5,79207441981921E-005</text:p>
          </table:table-cell>
          <table:table-cell table:formula="of:=[.$C601]-[.F601]" office:value-type="float" office:value="-0.0000463578439471313">
            <text:p>-4,63578439471313E-005</text:p>
          </table:table-cell>
          <table:table-cell table:formula="of:=[.$C601]-[.G601]" office:value-type="float" office:value="-0.00000489077129017801">
            <text:p>-4,89077129017801E-006</text:p>
          </table:table-cell>
          <table:table-cell table:number-columns-repeated="4"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1.5">
            <text:p>1,5</text:p>
          </table:table-cell>
          <table:table-cell office:value-type="float" office:value="2.78709546056585">
            <text:p>2,7870954606</text:p>
          </table:table-cell>
          <table:table-cell/>
          <table:table-cell office:value-type="float" office:value="2.78728733349418">
            <text:p>2,7872873335</text:p>
          </table:table-cell>
          <table:table-cell office:value-type="float" office:value="2.78705906627462">
            <text:p>2,7870590663</text:p>
          </table:table-cell>
          <table:table-cell office:value-type="float" office:value="2.78710105450524">
            <text:p>2,7871010545</text:p>
          </table:table-cell>
          <table:table-cell/>
          <table:table-cell table:formula="of:=[.$C602]-[.E602]" office:value-type="float" office:value="-0.000191872928327452">
            <text:p>-0,0001918729</text:p>
          </table:table-cell>
          <table:table-cell table:formula="of:=[.$C602]-[.F602]" office:value-type="float" office:value="0.0000363942912313675">
            <text:p>3,63942912313675E-005</text:p>
          </table:table-cell>
          <table:table-cell table:formula="of:=[.$C602]-[.G602]" office:value-type="float" office:value="-0.00000559393938814878">
            <text:p>-5,59393938814878E-006</text:p>
          </table:table-cell>
          <table:table-cell table:number-columns-repeated="4"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1.75">
            <text:p>1,75</text:p>
          </table:table-cell>
          <table:table-cell office:value-type="float" office:value="2.85765111806316">
            <text:p>2,8576511181</text:p>
          </table:table-cell>
          <table:table-cell/>
          <table:table-cell office:value-type="float" office:value="2.85792104190633">
            <text:p>2,8579210419</text:p>
          </table:table-cell>
          <table:table-cell office:value-type="float" office:value="2.85758912809535">
            <text:p>2,8575891281</text:p>
          </table:table-cell>
          <table:table-cell office:value-type="float" office:value="2.85763997863706">
            <text:p>2,8576399786</text:p>
          </table:table-cell>
          <table:table-cell/>
          <table:table-cell table:formula="of:=[.$C603]-[.E603]" office:value-type="float" office:value="-0.000269923843166708">
            <text:p>-0,0002699238</text:p>
          </table:table-cell>
          <table:table-cell table:formula="of:=[.$C603]-[.F603]" office:value-type="float" office:value="0.0000619899678091507">
            <text:p>0,00006199</text:p>
          </table:table-cell>
          <table:table-cell table:formula="of:=[.$C603]-[.G603]" office:value-type="float" office:value="0.0000111394261010922">
            <text:p>1,11394261010922E-005</text:p>
          </table:table-cell>
          <table:table-cell table:number-columns-repeated="4"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2">
            <text:p>2</text:p>
          </table:table-cell>
          <table:table-cell office:value-type="float" office:value="2.9299929005337">
            <text:p>2,9299929005</text:p>
          </table:table-cell>
          <table:table-cell/>
          <table:table-cell office:value-type="float" office:value="2.9302408744397">
            <text:p>2,9302408744</text:p>
          </table:table-cell>
          <table:table-cell office:value-type="float" office:value="2.92996964451904">
            <text:p>2,9299696445</text:p>
          </table:table-cell>
          <table:table-cell office:value-type="float" office:value="2.92999643533423">
            <text:p>2,9299964353</text:p>
          </table:table-cell>
          <table:table-cell/>
          <table:table-cell table:formula="of:=[.$C604]-[.E604]" office:value-type="float" office:value="-0.000247973905995735">
            <text:p>-0,0002479739</text:p>
          </table:table-cell>
          <table:table-cell table:formula="of:=[.$C604]-[.F604]" office:value-type="float" office:value="0.000023256014662465">
            <text:p>0,000023256</text:p>
          </table:table-cell>
          <table:table-cell table:formula="of:=[.$C604]-[.G604]" office:value-type="float" office:value="-0.00000353480052384114">
            <text:p>-3,53480052384114E-006</text:p>
          </table:table-cell>
          <table:table-cell table:number-columns-repeated="4"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2.25">
            <text:p>2,25</text:p>
          </table:table-cell>
          <table:table-cell office:value-type="float" office:value="3.00416602394643">
            <text:p>3,0041660239</text:p>
          </table:table-cell>
          <table:table-cell/>
          <table:table-cell office:value-type="float" office:value="3.00424683109428">
            <text:p>3,0042468311</text:p>
          </table:table-cell>
          <table:table-cell office:value-type="float" office:value="3.00420061554567">
            <text:p>3,0042006155</text:p>
          </table:table-cell>
          <table:table-cell office:value-type="float" office:value="3.00417428401143">
            <text:p>3,004174284</text:p>
          </table:table-cell>
          <table:table-cell/>
          <table:table-cell table:formula="of:=[.$C605]-[.E605]" office:value-type="float" office:value="-0.0000808071478455297">
            <text:p>-8,08071478455297E-005</text:p>
          </table:table-cell>
          <table:table-cell table:formula="of:=[.$C605]-[.F605]" office:value-type="float" office:value="-0.0000345915992374657">
            <text:p>-3,45915992374657E-005</text:p>
          </table:table-cell>
          <table:table-cell table:formula="of:=[.$C605]-[.G605]" office:value-type="float" office:value="-0.00000826006499643484">
            <text:p>-8,26006499643484E-006</text:p>
          </table:table-cell>
          <table:table-cell table:number-columns-repeated="4"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2.5">
            <text:p>2,5</text:p>
          </table:table-cell>
          <table:table-cell office:value-type="float" office:value="3.08021684891803">
            <text:p>3,0802168489</text:p>
          </table:table-cell>
          <table:table-cell/>
          <table:table-cell office:value-type="float" office:value="3.08011865173968">
            <text:p>3,0801186517</text:p>
          </table:table-cell>
          <table:table-cell office:value-type="float" office:value="3.08028204117525">
            <text:p>3,0802820412</text:p>
          </table:table-cell>
          <table:table-cell office:value-type="float" office:value="3.08020466974463">
            <text:p>3,0802046697</text:p>
          </table:table-cell>
          <table:table-cell/>
          <table:table-cell table:formula="of:=[.$C606]-[.E606]" office:value-type="float" office:value="0.0000981971783557967">
            <text:p>9,81971783557967E-005</text:p>
          </table:table-cell>
          <table:table-cell table:formula="of:=[.$C606]-[.F606]" office:value-type="float" office:value="-0.0000651922572201258">
            <text:p>-6,51922572201258E-005</text:p>
          </table:table-cell>
          <table:table-cell table:formula="of:=[.$C606]-[.G606]" office:value-type="float" office:value="0.0000121791734053467">
            <text:p>1,21791734053467E-005</text:p>
          </table:table-cell>
          <table:table-cell table:number-columns-repeated="4"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2.75">
            <text:p>2,75</text:p>
          </table:table-cell>
          <table:table-cell office:value-type="float" office:value="3.15819290968977">
            <text:p>3,1581929097</text:p>
          </table:table-cell>
          <table:table-cell/>
          <table:table-cell office:value-type="float" office:value="3.15807610806094">
            <text:p>3,1580761081</text:p>
          </table:table-cell>
          <table:table-cell office:value-type="float" office:value="3.15821392140778">
            <text:p>3,1582139214</text:p>
          </table:table-cell>
          <table:table-cell office:value-type="float" office:value="3.15819479861908">
            <text:p>3,1581947986</text:p>
          </table:table-cell>
          <table:table-cell/>
          <table:table-cell table:formula="of:=[.$C607]-[.E607]" office:value-type="float" office:value="0.000116801628830654">
            <text:p>0,0001168016</text:p>
          </table:table-cell>
          <table:table-cell table:formula="of:=[.$C607]-[.F607]" office:value-type="float" office:value="-0.000021011718012609">
            <text:p>-2,1011718012609E-005</text:p>
          </table:table-cell>
          <table:table-cell table:formula="of:=[.$C607]-[.G607]" office:value-type="float" office:value="-0.00000188892931562989">
            <text:p>-1,88892931562989E-006</text:p>
          </table:table-cell>
          <table:table-cell table:number-columns-repeated="4"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3">
            <text:p>3</text:p>
          </table:table-cell>
          <table:table-cell office:value-type="float" office:value="3.23814294383796">
            <text:p>3,2381429438</text:p>
          </table:table-cell>
          <table:table-cell/>
          <table:table-cell office:value-type="float" office:value="3.23809126194515">
            <text:p>3,2380912619</text:p>
          </table:table-cell>
          <table:table-cell office:value-type="float" office:value="3.2380979031679">
            <text:p>3,2380979032</text:p>
          </table:table-cell>
          <table:table-cell office:value-type="float" office:value="3.23815365376401">
            <text:p>3,2381536538</text:p>
          </table:table-cell>
          <table:table-cell/>
          <table:table-cell table:formula="of:=[.$C608]-[.E608]" office:value-type="float" office:value="0.0000516818928111285">
            <text:p>5,16818928111285E-005</text:p>
          </table:table-cell>
          <table:table-cell table:formula="of:=[.$C608]-[.F608]" office:value-type="float" office:value="0.0000450406700602812">
            <text:p>4,50406700602812E-005</text:p>
          </table:table-cell>
          <table:table-cell table:formula="of:=[.$C608]-[.G608]" office:value-type="float" office:value="-0.0000107099260473476">
            <text:p>-1,07099260473476E-005</text:p>
          </table:table-cell>
          <table:table-cell table:number-columns-repeated="4"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3.25">
            <text:p>3,25</text:p>
          </table:table-cell>
          <table:table-cell office:value-type="float" office:value="3.32011692273655">
            <text:p>3,3201169227</text:p>
          </table:table-cell>
          <table:table-cell/>
          <table:table-cell office:value-type="float" office:value="3.32016411339232">
            <text:p>3,3201641134</text:p>
          </table:table-cell>
          <table:table-cell office:value-type="float" office:value="3.32008866634555">
            <text:p>3,3200886663</text:p>
          </table:table-cell>
          <table:table-cell office:value-type="float" office:value="3.32009864647335">
            <text:p>3,3200986465</text:p>
          </table:table-cell>
          <table:table-cell/>
          <table:table-cell table:formula="of:=[.$C609]-[.E609]" office:value-type="float" office:value="-0.0000471906557684143">
            <text:p>-4,71906557684143E-005</text:p>
          </table:table-cell>
          <table:table-cell table:formula="of:=[.$C609]-[.F609]" office:value-type="float" office:value="0.0000282563909945743">
            <text:p>2,82563909945743E-005</text:p>
          </table:table-cell>
          <table:table-cell table:formula="of:=[.$C609]-[.G609]" office:value-type="float" office:value="0.0000182762632006117">
            <text:p>1,82762632006117E-005</text:p>
          </table:table-cell>
          <table:table-cell table:number-columns-repeated="4"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3.5">
            <text:p>3,5</text:p>
          </table:table-cell>
          <table:table-cell office:value-type="float" office:value="3.40416608279082">
            <text:p>3,4041660828</text:p>
          </table:table-cell>
          <table:table-cell/>
          <table:table-cell office:value-type="float" office:value="3.40429466240243">
            <text:p>3,4042946624</text:p>
          </table:table-cell>
          <table:table-cell office:value-type="float" office:value="3.40418645644107">
            <text:p>3,4041864564</text:p>
          </table:table-cell>
          <table:table-cell office:value-type="float" office:value="3.40415941233906">
            <text:p>3,4041594123</text:p>
          </table:table-cell>
          <table:table-cell/>
          <table:table-cell table:formula="of:=[.$C610]-[.E610]" office:value-type="float" office:value="-0.00012857961161572">
            <text:p>-0,0001285796</text:p>
          </table:table-cell>
          <table:table-cell table:formula="of:=[.$C610]-[.F610]" office:value-type="float" office:value="-0.0000203736502495389">
            <text:p>-2,03736502495389E-005</text:p>
          </table:table-cell>
          <table:table-cell table:formula="of:=[.$C610]-[.G610]" office:value-type="float" office:value="0.00000667045176339087">
            <text:p>6,67045176339087E-006</text:p>
          </table:table-cell>
          <table:table-cell table:number-columns-repeated="4"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3.75">
            <text:p>3,75</text:p>
          </table:table-cell>
          <table:table-cell office:value-type="float" office:value="3.49034295746184">
            <text:p>3,4903429575</text:p>
          </table:table-cell>
          <table:table-cell/>
          <table:table-cell office:value-type="float" office:value="3.49048290897551">
            <text:p>3,490482909</text:p>
          </table:table-cell>
          <table:table-cell office:value-type="float" office:value="3.49039127345445">
            <text:p>3,4903912735</text:p>
          </table:table-cell>
          <table:table-cell office:value-type="float" office:value="3.49036005583097">
            <text:p>3,4903600558</text:p>
          </table:table-cell>
          <table:table-cell/>
          <table:table-cell table:formula="of:=[.$C611]-[.E611]" office:value-type="float" office:value="-0.000139951513664194">
            <text:p>-0,0001399515</text:p>
          </table:table-cell>
          <table:table-cell table:formula="of:=[.$C611]-[.F611]" office:value-type="float" office:value="-0.0000483159926067955">
            <text:p>-0,000048316</text:p>
          </table:table-cell>
          <table:table-cell table:formula="of:=[.$C611]-[.G611]" office:value-type="float" office:value="-0.0000170983691263338">
            <text:p>-1,70983691263338E-005</text:p>
          </table:table-cell>
          <table:table-cell table:number-columns-repeated="4"/>
        </table:table-row>
        <table:table-row table:style-name="ro1">
          <table:table-cell office:value-type="float" office:value="8.75">
            <text:p>8,75</text:p>
          </table:table-cell>
          <table:table-cell office:value-type="float" office:value="4">
            <text:p>4</text:p>
          </table:table-cell>
          <table:table-cell office:value-type="float" office:value="3.57870141010158">
            <text:p>3,5787014101</text:p>
          </table:table-cell>
          <table:table-cell/>
          <table:table-cell office:value-type="float" office:value="3.57872885311153">
            <text:p>3,5787288531</text:p>
          </table:table-cell>
          <table:table-cell office:value-type="float" office:value="3.57870311738569">
            <text:p>3,5787031174</text:p>
          </table:table-cell>
          <table:table-cell office:value-type="float" office:value="3.57870057694908">
            <text:p>3,5787005769</text:p>
          </table:table-cell>
          <table:table-cell/>
          <table:table-cell table:formula="of:=[.$C612]-[.E612]" office:value-type="float" office:value="-0.0000274430099485023">
            <text:p>-0,000027443</text:p>
          </table:table-cell>
          <table:table-cell table:formula="of:=[.$C612]-[.F612]" office:value-type="float" office:value="-0.00000170728410964216">
            <text:p>-1,70728410964216E-006</text:p>
          </table:table-cell>
          <table:table-cell table:formula="of:=[.$C612]-[.G612]" office:value-type="float" office:value="0.000000833152495438583">
            <text:p>8,33152495438583E-007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.45960311115695">
            <text:p>2,4596031112</text:p>
          </table:table-cell>
          <table:table-cell/>
          <table:table-cell office:value-type="float" office:value="2.45960311115695">
            <text:p>2,4596031112</text:p>
          </table:table-cell>
          <table:table-cell office:value-type="float" office:value="2.45960311115695">
            <text:p>2,4596031112</text:p>
          </table:table-cell>
          <table:table-cell office:value-type="float" office:value="2.45960311115695">
            <text:p>2,4596031112</text:p>
          </table:table-cell>
          <table:table-cell/>
          <table:table-cell table:formula="of:=[.$C613]-[.E613]" office:value-type="float" office:value="0">
            <text:p>0</text:p>
          </table:table-cell>
          <table:table-cell table:formula="of:=[.$C613]-[.F613]" office:value-type="float" office:value="0">
            <text:p>0</text:p>
          </table:table-cell>
          <table:table-cell table:formula="of:=[.$C613]-[.G613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5">
            <text:p>0,25</text:p>
          </table:table-cell>
          <table:table-cell office:value-type="float" office:value="2.52186826035815">
            <text:p>2,5218682604</text:p>
          </table:table-cell>
          <table:table-cell/>
          <table:table-cell office:value-type="float" office:value="2.52165218014605">
            <text:p>2,5216521801</text:p>
          </table:table-cell>
          <table:table-cell office:value-type="float" office:value="2.52181181105047">
            <text:p>2,5218118111</text:p>
          </table:table-cell>
          <table:table-cell office:value-type="float" office:value="2.52186046975647">
            <text:p>2,5218604698</text:p>
          </table:table-cell>
          <table:table-cell/>
          <table:table-cell table:formula="of:=[.$C614]-[.E614]" office:value-type="float" office:value="0.000216080212102732">
            <text:p>0,0002160802</text:p>
          </table:table-cell>
          <table:table-cell table:formula="of:=[.$C614]-[.F614]" office:value-type="float" office:value="0.0000564493076784522">
            <text:p>5,64493076784522E-005</text:p>
          </table:table-cell>
          <table:table-cell table:formula="of:=[.$C614]-[.G614]" office:value-type="float" office:value="0.00000779060168154544">
            <text:p>7,79060168154544E-006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">
            <text:p>0,5</text:p>
          </table:table-cell>
          <table:table-cell office:value-type="float" office:value="2.58570965931585">
            <text:p>2,5857096593</text:p>
          </table:table-cell>
          <table:table-cell/>
          <table:table-cell office:value-type="float" office:value="2.58542983707551">
            <text:p>2,5854298371</text:p>
          </table:table-cell>
          <table:table-cell office:value-type="float" office:value="2.58567001783463">
            <text:p>2,5856700178</text:p>
          </table:table-cell>
          <table:table-cell office:value-type="float" office:value="2.58571628251475">
            <text:p>2,5857162825</text:p>
          </table:table-cell>
          <table:table-cell/>
          <table:table-cell table:formula="of:=[.$C615]-[.E615]" office:value-type="float" office:value="0.000279822240338401">
            <text:p>0,0002798222</text:p>
          </table:table-cell>
          <table:table-cell table:formula="of:=[.$C615]-[.F615]" office:value-type="float" office:value="0.0000396414812171564">
            <text:p>3,96414812171564E-005</text:p>
          </table:table-cell>
          <table:table-cell table:formula="of:=[.$C615]-[.G615]" office:value-type="float" office:value="-0.00000662319890620822">
            <text:p>-6,62319890620822E-006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75">
            <text:p>0,75</text:p>
          </table:table-cell>
          <table:table-cell office:value-type="float" office:value="2.65116721098261">
            <text:p>2,651167211</text:p>
          </table:table-cell>
          <table:table-cell/>
          <table:table-cell office:value-type="float" office:value="2.65093608194534">
            <text:p>2,6509360819</text:p>
          </table:table-cell>
          <table:table-cell office:value-type="float" office:value="2.65117773150943">
            <text:p>2,6511777315</text:p>
          </table:table-cell>
          <table:table-cell office:value-type="float" office:value="2.65117054943181">
            <text:p>2,6511705494</text:p>
          </table:table-cell>
          <table:table-cell/>
          <table:table-cell table:formula="of:=[.$C616]-[.E616]" office:value-type="float" office:value="0.000231129037270072">
            <text:p>0,000231129</text:p>
          </table:table-cell>
          <table:table-cell table:formula="of:=[.$C616]-[.F616]" office:value-type="float" office:value="-0.0000105205268212671">
            <text:p>-1,05205268212671E-005</text:p>
          </table:table-cell>
          <table:table-cell table:formula="of:=[.$C616]-[.G616]" office:value-type="float" office:value="-0.00000333844920197279">
            <text:p>-3,33844920197279E-006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.71828182845904">
            <text:p>2,7182818285</text:p>
          </table:table-cell>
          <table:table-cell/>
          <table:table-cell office:value-type="float" office:value="2.71817091475553">
            <text:p>2,7181709148</text:p>
          </table:table-cell>
          <table:table-cell office:value-type="float" office:value="2.71833495207487">
            <text:p>2,7183349521</text:p>
          </table:table-cell>
          <table:table-cell office:value-type="float" office:value="2.71827247719361">
            <text:p>2,7182724772</text:p>
          </table:table-cell>
          <table:table-cell/>
          <table:table-cell table:formula="of:=[.$C617]-[.E617]" office:value-type="float" office:value="0.000110913703513127">
            <text:p>0,0001109137</text:p>
          </table:table-cell>
          <table:table-cell table:formula="of:=[.$C617]-[.F617]" office:value-type="float" office:value="-0.0000531236158218817">
            <text:p>-5,31236158218817E-005</text:p>
          </table:table-cell>
          <table:table-cell table:formula="of:=[.$C617]-[.G617]" office:value-type="float" office:value="0.00000935126543799569">
            <text:p>9,35126543799569E-006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25">
            <text:p>1,25</text:p>
          </table:table-cell>
          <table:table-cell office:value-type="float" office:value="2.78709546056585">
            <text:p>2,7870954606</text:p>
          </table:table-cell>
          <table:table-cell/>
          <table:table-cell office:value-type="float" office:value="2.78713433550609">
            <text:p>2,7871343355</text:p>
          </table:table-cell>
          <table:table-cell office:value-type="float" office:value="2.78714167953095">
            <text:p>2,7871416795</text:p>
          </table:table-cell>
          <table:table-cell office:value-type="float" office:value="2.78710112222339">
            <text:p>2,7871011222</text:p>
          </table:table-cell>
          <table:table-cell/>
          <table:table-cell table:formula="of:=[.$C618]-[.E618]" office:value-type="float" office:value="-0.0000388749402424615">
            <text:p>-3,88749402424615E-005</text:p>
          </table:table-cell>
          <table:table-cell table:formula="of:=[.$C618]-[.F618]" office:value-type="float" office:value="-0.000046218965094269">
            <text:p>-0,000046219</text:p>
          </table:table-cell>
          <table:table-cell table:formula="of:=[.$C618]-[.G618]" office:value-type="float" office:value="-0.00000566165753523862">
            <text:p>-5,66165753523862E-006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5">
            <text:p>1,5</text:p>
          </table:table-cell>
          <table:table-cell office:value-type="float" office:value="2.85765111806316">
            <text:p>2,8576511181</text:p>
          </table:table-cell>
          <table:table-cell/>
          <table:table-cell office:value-type="float" office:value="2.85782634419702">
            <text:p>2,8578263442</text:p>
          </table:table-cell>
          <table:table-cell office:value-type="float" office:value="2.85761250335911">
            <text:p>2,8576125034</text:p>
          </table:table-cell>
          <table:table-cell office:value-type="float" office:value="2.85765751676254">
            <text:p>2,8576575168</text:p>
          </table:table-cell>
          <table:table-cell/>
          <table:table-cell table:formula="of:=[.$C619]-[.E619]" office:value-type="float" office:value="-0.000175226133857453">
            <text:p>-0,0001752261</text:p>
          </table:table-cell>
          <table:table-cell table:formula="of:=[.$C619]-[.F619]" office:value-type="float" office:value="0.0000386147040503104">
            <text:p>3,86147040503104E-005</text:p>
          </table:table-cell>
          <table:table-cell table:formula="of:=[.$C619]-[.G619]" office:value-type="float" office:value="-0.00000639869937657522">
            <text:p>-6,39869937657522E-006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75">
            <text:p>1,75</text:p>
          </table:table-cell>
          <table:table-cell office:value-type="float" office:value="2.9299929005337">
            <text:p>2,9299929005</text:p>
          </table:table-cell>
          <table:table-cell/>
          <table:table-cell office:value-type="float" office:value="2.93024694082832">
            <text:p>2,9302469408</text:p>
          </table:table-cell>
          <table:table-cell office:value-type="float" office:value="2.92992811178856">
            <text:p>2,9299281118</text:p>
          </table:table-cell>
          <table:table-cell office:value-type="float" office:value="2.92998215509454">
            <text:p>2,9299821551</text:p>
          </table:table-cell>
          <table:table-cell/>
          <table:table-cell table:formula="of:=[.$C620]-[.E620]" office:value-type="float" office:value="-0.000254040294613844">
            <text:p>-0,0002540403</text:p>
          </table:table-cell>
          <table:table-cell table:formula="of:=[.$C620]-[.F620]" office:value-type="float" office:value="0.0000647887451421525">
            <text:p>6,47887451421525E-005</text:p>
          </table:table-cell>
          <table:table-cell table:formula="of:=[.$C620]-[.G620]" office:value-type="float" office:value="0.0000107454391637951">
            <text:p>1,07454391637951E-00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.00416602394643">
            <text:p>3,0041660239</text:p>
          </table:table-cell>
          <table:table-cell/>
          <table:table-cell office:value-type="float" office:value="3.00439612539998">
            <text:p>3,0043961254</text:p>
          </table:table-cell>
          <table:table-cell office:value-type="float" office:value="3.00414093209216">
            <text:p>3,0041409321</text:p>
          </table:table-cell>
          <table:table-cell office:value-type="float" office:value="3.00417034134861">
            <text:p>3,0041703413</text:p>
          </table:table-cell>
          <table:table-cell/>
          <table:table-cell table:formula="of:=[.$C621]-[.E621]" office:value-type="float" office:value="-0.00023010145354263">
            <text:p>-0,0002301015</text:p>
          </table:table-cell>
          <table:table-cell table:formula="of:=[.$C621]-[.F621]" office:value-type="float" office:value="0.0000250918542721301">
            <text:p>2,50918542721301E-005</text:p>
          </table:table-cell>
          <table:table-cell table:formula="of:=[.$C621]-[.G621]" office:value-type="float" office:value="-0.0000043174021753245">
            <text:p>-4,3174021753245E-006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25">
            <text:p>2,25</text:p>
          </table:table-cell>
          <table:table-cell office:value-type="float" office:value="3.08021684891803">
            <text:p>3,0802168489</text:p>
          </table:table-cell>
          <table:table-cell/>
          <table:table-cell office:value-type="float" office:value="3.080273897912">
            <text:p>3,0802738979</text:p>
          </table:table-cell>
          <table:table-cell office:value-type="float" office:value="3.08025096426992">
            <text:p>3,0802509643</text:p>
          </table:table-cell>
          <table:table-cell office:value-type="float" office:value="3.08022603436541">
            <text:p>3,0802260344</text:p>
          </table:table-cell>
          <table:table-cell/>
          <table:table-cell table:formula="of:=[.$C622]-[.E622]" office:value-type="float" office:value="-0.0000570489939715202">
            <text:p>-0,000057049</text:p>
          </table:table-cell>
          <table:table-cell table:formula="of:=[.$C622]-[.F622]" office:value-type="float" office:value="-0.0000341153518892412">
            <text:p>-3,41153518892412E-005</text:p>
          </table:table-cell>
          <table:table-cell table:formula="of:=[.$C622]-[.G622]" office:value-type="float" office:value="-0.00000918544737560367">
            <text:p>-9,18544737560367E-006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5">
            <text:p>2,5</text:p>
          </table:table-cell>
          <table:table-cell office:value-type="float" office:value="3.15819290968977">
            <text:p>3,1581929097</text:p>
          </table:table-cell>
          <table:table-cell/>
          <table:table-cell office:value-type="float" office:value="3.15806691711053">
            <text:p>3,1580669171</text:p>
          </table:table-cell>
          <table:table-cell office:value-type="float" office:value="3.15825820832184">
            <text:p>3,1582582083</text:p>
          </table:table-cell>
          <table:table-cell office:value-type="float" office:value="3.15818113345533">
            <text:p>3,1581811335</text:p>
          </table:table-cell>
          <table:table-cell/>
          <table:table-cell table:formula="of:=[.$C623]-[.E623]" office:value-type="float" office:value="0.000125992579234957">
            <text:p>0,0001259926</text:p>
          </table:table-cell>
          <table:table-cell table:formula="of:=[.$C623]-[.F623]" office:value-type="float" office:value="-0.000065298632068167">
            <text:p>-6,5298632068167E-005</text:p>
          </table:table-cell>
          <table:table-cell table:formula="of:=[.$C623]-[.G623]" office:value-type="float" office:value="0.0000117762344418182">
            <text:p>1,17762344418182E-00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75">
            <text:p>2,75</text:p>
          </table:table-cell>
          <table:table-cell office:value-type="float" office:value="3.23814294383796">
            <text:p>3,2381429438</text:p>
          </table:table-cell>
          <table:table-cell/>
          <table:table-cell office:value-type="float" office:value="3.2379989893394">
            <text:p>3,2379989893</text:p>
          </table:table-cell>
          <table:table-cell office:value-type="float" office:value="3.23816266424791">
            <text:p>3,2381626642</text:p>
          </table:table-cell>
          <table:table-cell office:value-type="float" office:value="3.23814562114289">
            <text:p>3,2381456211</text:p>
          </table:table-cell>
          <table:table-cell/>
          <table:table-cell table:formula="of:=[.$C624]-[.E624]" office:value-type="float" office:value="0.000143954498557974">
            <text:p>0,0001439545</text:p>
          </table:table-cell>
          <table:table-cell table:formula="of:=[.$C624]-[.F624]" office:value-type="float" office:value="-0.0000197204099472437">
            <text:p>-1,97204099472437E-005</text:p>
          </table:table-cell>
          <table:table-cell table:formula="of:=[.$C624]-[.G624]" office:value-type="float" office:value="-0.00000267730492486962">
            <text:p>-2,67730492486962E-006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.32011692273655">
            <text:p>3,3201169227</text:p>
          </table:table-cell>
          <table:table-cell/>
          <table:table-cell office:value-type="float" office:value="3.32004021604397">
            <text:p>3,320040216</text:p>
          </table:table-cell>
          <table:table-cell office:value-type="float" office:value="3.32006913450821">
            <text:p>3,3200691345</text:p>
          </table:table-cell>
          <table:table-cell office:value-type="float" office:value="3.32012873414823">
            <text:p>3,3201287341</text:p>
          </table:table-cell>
          <table:table-cell/>
          <table:table-cell table:formula="of:=[.$C625]-[.E625]" office:value-type="float" office:value="0.0000767066925759785">
            <text:p>7,67066925759785E-005</text:p>
          </table:table-cell>
          <table:table-cell table:formula="of:=[.$C625]-[.F625]" office:value-type="float" office:value="0.0000477882283429487">
            <text:p>4,77882283429487E-005</text:p>
          </table:table-cell>
          <table:table-cell table:formula="of:=[.$C625]-[.G625]" office:value-type="float" office:value="-0.0000118114116864909">
            <text:p>-1,18114116864909E-00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25">
            <text:p>3,25</text:p>
          </table:table-cell>
          <table:table-cell office:value-type="float" office:value="3.40416608279082">
            <text:p>3,4041660828</text:p>
          </table:table-cell>
          <table:table-cell/>
          <table:table-cell office:value-type="float" office:value="3.40419059722424">
            <text:p>3,4041905972</text:p>
          </table:table-cell>
          <table:table-cell office:value-type="float" office:value="3.40413571077657">
            <text:p>3,4041357108</text:p>
          </table:table-cell>
          <table:table-cell office:value-type="float" office:value="3.40414822129248">
            <text:p>3,4041482213</text:p>
          </table:table-cell>
          <table:table-cell/>
          <table:table-cell table:formula="of:=[.$C626]-[.E626]" office:value-type="float" office:value="-0.0000245144334214409">
            <text:p>-2,45144334214409E-005</text:p>
          </table:table-cell>
          <table:table-cell table:formula="of:=[.$C626]-[.F626]" office:value-type="float" office:value="0.0000303720142480479">
            <text:p>0,000030372</text:p>
          </table:table-cell>
          <table:table-cell table:formula="of:=[.$C626]-[.G626]" office:value-type="float" office:value="0.0000178614983399328">
            <text:p>1,78614983399328E-00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5">
            <text:p>3,5</text:p>
          </table:table-cell>
          <table:table-cell office:value-type="float" office:value="3.49034295746184">
            <text:p>3,4903429575</text:p>
          </table:table-cell>
          <table:table-cell/>
          <table:table-cell office:value-type="float" office:value="3.49045013288021">
            <text:p>3,4904501329</text:p>
          </table:table-cell>
          <table:table-cell office:value-type="float" office:value="3.49036249171787">
            <text:p>3,4903624917</text:p>
          </table:table-cell>
          <table:table-cell office:value-type="float" office:value="3.49033697977685">
            <text:p>3,4903369798</text:p>
          </table:table-cell>
          <table:table-cell/>
          <table:table-cell table:formula="of:=[.$C627]-[.E627]" office:value-type="float" office:value="-0.000107175418367689">
            <text:p>-0,0001071754</text:p>
          </table:table-cell>
          <table:table-cell table:formula="of:=[.$C627]-[.F627]" office:value-type="float" office:value="-0.0000195342560247447">
            <text:p>-1,95342560247447E-005</text:p>
          </table:table-cell>
          <table:table-cell table:formula="of:=[.$C627]-[.G627]" office:value-type="float" office:value="0.00000597768499055462">
            <text:p>5,97768499055462E-006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75">
            <text:p>3,75</text:p>
          </table:table-cell>
          <table:table-cell office:value-type="float" office:value="3.57870141010158">
            <text:p>3,5787014101</text:p>
          </table:table-cell>
          <table:table-cell/>
          <table:table-cell office:value-type="float" office:value="3.57881882301188">
            <text:p>3,578818823</text:p>
          </table:table-cell>
          <table:table-cell office:value-type="float" office:value="3.57874947733209">
            <text:p>3,5787494773</text:p>
          </table:table-cell>
          <table:table-cell office:value-type="float" office:value="3.57871979521911">
            <text:p>3,5787197952</text:p>
          </table:table-cell>
          <table:table-cell/>
          <table:table-cell table:formula="of:=[.$C628]-[.E628]" office:value-type="float" office:value="-0.000117412910296544">
            <text:p>-0,0001174129</text:p>
          </table:table-cell>
          <table:table-cell table:formula="of:=[.$C628]-[.F628]" office:value-type="float" office:value="-0.0000480672305105401">
            <text:p>-4,80672305105401E-005</text:p>
          </table:table-cell>
          <table:table-cell table:formula="of:=[.$C628]-[.G628]" office:value-type="float" office:value="-0.0000183851175261651">
            <text:p>-1,83851175261651E-00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.66929666761924">
            <text:p>3,6692966676</text:p>
          </table:table-cell>
          <table:table-cell/>
          <table:table-cell table:number-columns-repeated="2" office:value-type="float" office:value="3.66929666761924">
            <text:p>3,6692966676</text:p>
          </table:table-cell>
          <table:table-cell office:value-type="float" office:value="3.66929666761924">
            <text:p>3,6692966676</text:p>
          </table:table-cell>
          <table:table-cell/>
          <table:table-cell table:formula="of:=[.$C629]-[.E629]" office:value-type="float" office:value="0">
            <text:p>0</text:p>
          </table:table-cell>
          <table:table-cell table:formula="of:=[.$C629]-[.F629]" office:value-type="float" office:value="0">
            <text:p>0</text:p>
          </table:table-cell>
          <table:table-cell table:formula="of:=[.$C629]-[.G629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0">
            <text:p>0</text:p>
          </table:table-cell>
          <table:table-cell office:value-type="float" office:value="2.52186826035815">
            <text:p>2,5218682604</text:p>
          </table:table-cell>
          <table:table-cell/>
          <table:table-cell office:value-type="float" office:value="2.52184818261336">
            <text:p>2,5218481826</text:p>
          </table:table-cell>
          <table:table-cell office:value-type="float" office:value="2.52186641450323">
            <text:p>2,5218664145</text:p>
          </table:table-cell>
          <table:table-cell office:value-type="float" office:value="2.52186898551537">
            <text:p>2,5218689855</text:p>
          </table:table-cell>
          <table:table-cell/>
          <table:table-cell table:formula="of:=[.$C630]-[.E630]" office:value-type="float" office:value="0.0000200777447880718">
            <text:p>2,00777447880718E-005</text:p>
          </table:table-cell>
          <table:table-cell table:formula="of:=[.$C630]-[.F630]" office:value-type="float" office:value="0.00000184585491291855">
            <text:p>1,84585491291855E-006</text:p>
          </table:table-cell>
          <table:table-cell table:formula="of:=[.$C630]-[.G630]" office:value-type="float" office:value="-0.000000725157219605421">
            <text:p>-7,25157219605421E-007</text:p>
          </table:table-cell>
          <table:table-cell table:number-columns-repeated="4"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0.25">
            <text:p>0,25</text:p>
          </table:table-cell>
          <table:table-cell office:value-type="float" office:value="2.58570965931585">
            <text:p>2,5857096593</text:p>
          </table:table-cell>
          <table:table-cell/>
          <table:table-cell office:value-type="float" office:value="2.58546694919284">
            <text:p>2,5854669492</text:p>
          </table:table-cell>
          <table:table-cell office:value-type="float" office:value="2.58564986677555">
            <text:p>2,5856498668</text:p>
          </table:table-cell>
          <table:table-cell office:value-type="float" office:value="2.58570241220226">
            <text:p>2,5857024122</text:p>
          </table:table-cell>
          <table:table-cell/>
          <table:table-cell table:formula="of:=[.$C631]-[.E631]" office:value-type="float" office:value="0.00024271012300181">
            <text:p>0,0002427101</text:p>
          </table:table-cell>
          <table:table-cell table:formula="of:=[.$C631]-[.F631]" office:value-type="float" office:value="0.0000597925402963106">
            <text:p>5,97925402963106E-005</text:p>
          </table:table-cell>
          <table:table-cell table:formula="of:=[.$C631]-[.G631]" office:value-type="float" office:value="0.00000724711358168761">
            <text:p>7,24711358168761E-006</text:p>
          </table:table-cell>
          <table:table-cell table:number-columns-repeated="4"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0.5">
            <text:p>0,5</text:p>
          </table:table-cell>
          <table:table-cell office:value-type="float" office:value="2.65116721098261">
            <text:p>2,651167211</text:p>
          </table:table-cell>
          <table:table-cell/>
          <table:table-cell office:value-type="float" office:value="2.65085836694255">
            <text:p>2,6508583669</text:p>
          </table:table-cell>
          <table:table-cell office:value-type="float" office:value="2.65112459866817">
            <text:p>2,6511245987</text:p>
          </table:table-cell>
          <table:table-cell office:value-type="float" office:value="2.65117475959765">
            <text:p>2,6511747596</text:p>
          </table:table-cell>
          <table:table-cell/>
          <table:table-cell table:formula="of:=[.$C632]-[.E632]" office:value-type="float" office:value="0.000308844040056933">
            <text:p>0,000308844</text:p>
          </table:table-cell>
          <table:table-cell table:formula="of:=[.$C632]-[.F632]" office:value-type="float" office:value="0.0000426123144374735">
            <text:p>4,26123144374735E-005</text:p>
          </table:table-cell>
          <table:table-cell table:formula="of:=[.$C632]-[.G632]" office:value-type="float" office:value="-0.00000754861504281834">
            <text:p>-7,54861504281834E-006</text:p>
          </table:table-cell>
          <table:table-cell table:number-columns-repeated="4"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0.75">
            <text:p>0,75</text:p>
          </table:table-cell>
          <table:table-cell office:value-type="float" office:value="2.71828182845904">
            <text:p>2,7182818285</text:p>
          </table:table-cell>
          <table:table-cell/>
          <table:table-cell office:value-type="float" office:value="2.71802243586248">
            <text:p>2,7180224359</text:p>
          </table:table-cell>
          <table:table-cell office:value-type="float" office:value="2.71829061018109">
            <text:p>2,7182906102</text:p>
          </table:table-cell>
          <table:table-cell office:value-type="float" office:value="2.71828602770152">
            <text:p>2,7182860277</text:p>
          </table:table-cell>
          <table:table-cell/>
          <table:table-cell table:formula="of:=[.$C633]-[.E633]" office:value-type="float" office:value="0.000259392596568375">
            <text:p>0,0002593926</text:p>
          </table:table-cell>
          <table:table-cell table:formula="of:=[.$C633]-[.F633]" office:value-type="float" office:value="-0.00000878172204821226">
            <text:p>-8,78172204821226E-006</text:p>
          </table:table-cell>
          <table:table-cell table:formula="of:=[.$C633]-[.G633]" office:value-type="float" office:value="-0.00000419924247729853">
            <text:p>-4,19924247729853E-006</text:p>
          </table:table-cell>
          <table:table-cell table:number-columns-repeated="4"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1">
            <text:p>1</text:p>
          </table:table-cell>
          <table:table-cell office:value-type="float" office:value="2.78709546056585">
            <text:p>2,7870954606</text:p>
          </table:table-cell>
          <table:table-cell/>
          <table:table-cell office:value-type="float" office:value="2.78695915595262">
            <text:p>2,786959156</text:p>
          </table:table-cell>
          <table:table-cell office:value-type="float" office:value="2.78714790131432">
            <text:p>2,7871479013</text:p>
          </table:table-cell>
          <table:table-cell office:value-type="float" office:value="2.78708666767439">
            <text:p>2,7870866677</text:p>
          </table:table-cell>
          <table:table-cell/>
          <table:table-cell table:formula="of:=[.$C634]-[.E634]" office:value-type="float" office:value="0.000136304613228333">
            <text:p>0,0001363046</text:p>
          </table:table-cell>
          <table:table-cell table:formula="of:=[.$C634]-[.F634]" office:value-type="float" office:value="-0.0000524407484703282">
            <text:p>-5,24407484703282E-005</text:p>
          </table:table-cell>
          <table:table-cell table:formula="of:=[.$C634]-[.G634]" office:value-type="float" office:value="0.000008792891459386">
            <text:p>8,792891459386E-006</text:p>
          </table:table-cell>
          <table:table-cell table:number-columns-repeated="4"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1.25">
            <text:p>1,25</text:p>
          </table:table-cell>
          <table:table-cell office:value-type="float" office:value="2.85765111806316">
            <text:p>2,8576511181</text:p>
          </table:table-cell>
          <table:table-cell/>
          <table:table-cell office:value-type="float" office:value="2.85766852721299">
            <text:p>2,8576685272</text:p>
          </table:table-cell>
          <table:table-cell office:value-type="float" office:value="2.85769647206785">
            <text:p>2,8576964721</text:p>
          </table:table-cell>
          <table:table-cell office:value-type="float" office:value="2.85765773653286">
            <text:p>2,8576577365</text:p>
          </table:table-cell>
          <table:table-cell/>
          <table:table-cell table:formula="of:=[.$C635]-[.E635]" office:value-type="float" office:value="-0.0000174091498270634">
            <text:p>-1,74091498270634E-005</text:p>
          </table:table-cell>
          <table:table-cell table:formula="of:=[.$C635]-[.F635]" office:value-type="float" office:value="-0.0000453540046900791">
            <text:p>-0,000045354</text:p>
          </table:table-cell>
          <table:table-cell table:formula="of:=[.$C635]-[.G635]" office:value-type="float" office:value="-0.00000661846969896018">
            <text:p>-6,61846969896018E-006</text:p>
          </table:table-cell>
          <table:table-cell table:number-columns-repeated="4"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1.5">
            <text:p>1,5</text:p>
          </table:table-cell>
          <table:table-cell office:value-type="float" office:value="2.9299929005337">
            <text:p>2,9299929005</text:p>
          </table:table-cell>
          <table:table-cell/>
          <table:table-cell office:value-type="float" office:value="2.93015054964358">
            <text:p>2,9301505496</text:p>
          </table:table-cell>
          <table:table-cell office:value-type="float" office:value="2.92995119321279">
            <text:p>2,9299511932</text:p>
          </table:table-cell>
          <table:table-cell office:value-type="float" office:value="2.93000029269487">
            <text:p>2,9300002927</text:p>
          </table:table-cell>
          <table:table-cell/>
          <table:table-cell table:formula="of:=[.$C636]-[.E636]" office:value-type="float" office:value="-0.000157649109877589">
            <text:p>-0,0001576491</text:p>
          </table:table-cell>
          <table:table-cell table:formula="of:=[.$C636]-[.F636]" office:value-type="float" office:value="0.0000417073209133534">
            <text:p>4,17073209133534E-005</text:p>
          </table:table-cell>
          <table:table-cell table:formula="of:=[.$C636]-[.G636]" office:value-type="float" office:value="-0.00000739216116718566">
            <text:p>-7,39216116718566E-006</text:p>
          </table:table-cell>
          <table:table-cell table:number-columns-repeated="4"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1.75">
            <text:p>1,75</text:p>
          </table:table-cell>
          <table:table-cell office:value-type="float" office:value="3.00416602394643">
            <text:p>3,0041660239</text:p>
          </table:table-cell>
          <table:table-cell/>
          <table:table-cell office:value-type="float" office:value="3.00440522324439">
            <text:p>3,0044052232</text:p>
          </table:table-cell>
          <table:table-cell office:value-type="float" office:value="3.00409735135674">
            <text:p>3,0040973514</text:p>
          </table:table-cell>
          <table:table-cell office:value-type="float" office:value="3.00415585955874">
            <text:p>3,0041558596</text:p>
          </table:table-cell>
          <table:table-cell/>
          <table:table-cell table:formula="of:=[.$C637]-[.E637]" office:value-type="float" office:value="-0.000239199297955572">
            <text:p>-0,0002391993</text:p>
          </table:table-cell>
          <table:table-cell table:formula="of:=[.$C637]-[.F637]" office:value-type="float" office:value="0.000068672589695673">
            <text:p>6,8672589695673E-005</text:p>
          </table:table-cell>
          <table:table-cell table:formula="of:=[.$C637]-[.G637]" office:value-type="float" office:value="0.000010164387697742">
            <text:p>1,0164387697742E-005</text:p>
          </table:table-cell>
          <table:table-cell table:number-columns-repeated="4"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2">
            <text:p>2</text:p>
          </table:table-cell>
          <table:table-cell office:value-type="float" office:value="3.08021684891803">
            <text:p>3,0802168489</text:p>
          </table:table-cell>
          <table:table-cell/>
          <table:table-cell office:value-type="float" office:value="3.08043254801542">
            <text:p>3,080432548</text:p>
          </table:table-cell>
          <table:table-cell office:value-type="float" office:value="3.08018886229537">
            <text:p>3,0801888623</text:p>
          </table:table-cell>
          <table:table-cell office:value-type="float" office:value="3.080222145351">
            <text:p>3,0802221454</text:p>
          </table:table-cell>
          <table:table-cell/>
          <table:table-cell table:formula="of:=[.$C638]-[.E638]" office:value-type="float" office:value="-0.00021569909738739">
            <text:p>-0,0002156991</text:p>
          </table:table-cell>
          <table:table-cell table:formula="of:=[.$C638]-[.F638]" office:value-type="float" office:value="0.0000279866226629011">
            <text:p>2,79866226629011E-005</text:p>
          </table:table-cell>
          <table:table-cell table:formula="of:=[.$C638]-[.G638]" office:value-type="float" office:value="-0.00000529643297220161">
            <text:p>-5,29643297220161E-006</text:p>
          </table:table-cell>
          <table:table-cell table:number-columns-repeated="4"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2.25">
            <text:p>2,25</text:p>
          </table:table-cell>
          <table:table-cell office:value-type="float" office:value="3.15819290968977">
            <text:p>3,1581929097</text:p>
          </table:table-cell>
          <table:table-cell/>
          <table:table-cell office:value-type="float" office:value="3.15823252395667">
            <text:p>3,158232524</text:p>
          </table:table-cell>
          <table:table-cell office:value-type="float" office:value="3.15822572602868">
            <text:p>3,158225726</text:p>
          </table:table-cell>
          <table:table-cell office:value-type="float" office:value="3.15820320727822">
            <text:p>3,1582032073</text:p>
          </table:table-cell>
          <table:table-cell/>
          <table:table-cell table:formula="of:=[.$C639]-[.E639]" office:value-type="float" office:value="-0.0000396142669014665">
            <text:p>-3,96142669014665E-005</text:p>
          </table:table-cell>
          <table:table-cell table:formula="of:=[.$C639]-[.F639]" office:value-type="float" office:value="-0.0000328163389129443">
            <text:p>-3,28163389129443E-005</text:p>
          </table:table-cell>
          <table:table-cell table:formula="of:=[.$C639]-[.G639]" office:value-type="float" office:value="-0.0000102975884477274">
            <text:p>-1,02975884477274E-005</text:p>
          </table:table-cell>
          <table:table-cell table:number-columns-repeated="4"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2.5">
            <text:p>2,5</text:p>
          </table:table-cell>
          <table:table-cell office:value-type="float" office:value="3.23814294383796">
            <text:p>3,2381429438</text:p>
          </table:table-cell>
          <table:table-cell/>
          <table:table-cell office:value-type="float" office:value="3.23797924036122">
            <text:p>3,2379792404</text:p>
          </table:table-cell>
          <table:table-cell office:value-type="float" office:value="3.23820794255667">
            <text:p>3,2382079426</text:p>
          </table:table-cell>
          <table:table-cell office:value-type="float" office:value="3.23813178700709">
            <text:p>3,238131787</text:p>
          </table:table-cell>
          <table:table-cell/>
          <table:table-cell table:formula="of:=[.$C640]-[.E640]" office:value-type="float" office:value="0.000163703476738775">
            <text:p>0,0001637035</text:p>
          </table:table-cell>
          <table:table-cell table:formula="of:=[.$C640]-[.F640]" office:value-type="float" office:value="-0.0000649987187135714">
            <text:p>-6,49987187135714E-005</text:p>
          </table:table-cell>
          <table:table-cell table:formula="of:=[.$C640]-[.G640]" office:value-type="float" office:value="0.0000111568308684973">
            <text:p>1,11568308684973E-005</text:p>
          </table:table-cell>
          <table:table-cell table:number-columns-repeated="4"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2.75">
            <text:p>2,75</text:p>
          </table:table-cell>
          <table:table-cell office:value-type="float" office:value="3.32011692273655">
            <text:p>3,3201169227</text:p>
          </table:table-cell>
          <table:table-cell/>
          <table:table-cell office:value-type="float" office:value="3.31991953954171">
            <text:p>3,3199195395</text:p>
          </table:table-cell>
          <table:table-cell office:value-type="float" office:value="3.32013551187935">
            <text:p>3,3201355119</text:p>
          </table:table-cell>
          <table:table-cell office:value-type="float" office:value="3.32012058543385">
            <text:p>3,3201205854</text:p>
          </table:table-cell>
          <table:table-cell/>
          <table:table-cell table:formula="of:=[.$C641]-[.E641]" office:value-type="float" office:value="0.000197383194834089">
            <text:p>0,0001973832</text:p>
          </table:table-cell>
          <table:table-cell table:formula="of:=[.$C641]-[.F641]" office:value-type="float" office:value="-0.0000185891428015061">
            <text:p>-1,85891428015061E-005</text:p>
          </table:table-cell>
          <table:table-cell table:formula="of:=[.$C641]-[.G641]" office:value-type="float" office:value="-0.00000366269730545099">
            <text:p>-3,66269730545099E-006</text:p>
          </table:table-cell>
          <table:table-cell table:number-columns-repeated="4"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3">
            <text:p>3</text:p>
          </table:table-cell>
          <table:table-cell office:value-type="float" office:value="3.40416608279082">
            <text:p>3,4041660828</text:p>
          </table:table-cell>
          <table:table-cell/>
          <table:table-cell office:value-type="float" office:value="3.40403315730519">
            <text:p>3,4040331573</text:p>
          </table:table-cell>
          <table:table-cell office:value-type="float" office:value="3.40411296456302">
            <text:p>3,4041129646</text:p>
          </table:table-cell>
          <table:table-cell office:value-type="float" office:value="3.40417904601065">
            <text:p>3,404179046</text:p>
          </table:table-cell>
          <table:table-cell/>
          <table:table-cell table:formula="of:=[.$C642]-[.E642]" office:value-type="float" office:value="0.000132925485629709">
            <text:p>0,0001329255</text:p>
          </table:table-cell>
          <table:table-cell table:formula="of:=[.$C642]-[.F642]" office:value-type="float" office:value="0.0000531182277998532">
            <text:p>5,31182277998532E-005</text:p>
          </table:table-cell>
          <table:table-cell table:formula="of:=[.$C642]-[.G642]" office:value-type="float" office:value="-0.0000129632198264673">
            <text:p>-1,29632198264673E-005</text:p>
          </table:table-cell>
          <table:table-cell table:number-columns-repeated="4"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3.25">
            <text:p>3,25</text:p>
          </table:table-cell>
          <table:table-cell office:value-type="float" office:value="3.49034295746184">
            <text:p>3,4903429575</text:p>
          </table:table-cell>
          <table:table-cell/>
          <table:table-cell office:value-type="float" office:value="3.49032009365165">
            <text:p>3,4903200937</text:p>
          </table:table-cell>
          <table:table-cell office:value-type="float" office:value="3.49030680512075">
            <text:p>3,4903068051</text:p>
          </table:table-cell>
          <table:table-cell office:value-type="float" office:value="3.49032599782638">
            <text:p>3,4903259978</text:p>
          </table:table-cell>
          <table:table-cell/>
          <table:table-cell table:formula="of:=[.$C643]-[.E643]" office:value-type="float" office:value="0.0000228638101922307">
            <text:p>2,28638101922307E-005</text:p>
          </table:table-cell>
          <table:table-cell table:formula="of:=[.$C643]-[.F643]" office:value-type="float" office:value="0.0000361523410910003">
            <text:p>3,61523410910003E-005</text:p>
          </table:table-cell>
          <table:table-cell table:formula="of:=[.$C643]-[.G643]" office:value-type="float" office:value="0.0000169596354622215">
            <text:p>1,69596354622215E-005</text:p>
          </table:table-cell>
          <table:table-cell table:number-columns-repeated="4"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3.5">
            <text:p>3,5</text:p>
          </table:table-cell>
          <table:table-cell office:value-type="float" office:value="3.57870141010158">
            <text:p>3,5787014101</text:p>
          </table:table-cell>
          <table:table-cell/>
          <table:table-cell office:value-type="float" office:value="3.57878034858109">
            <text:p>3,5787803486</text:p>
          </table:table-cell>
          <table:table-cell office:value-type="float" office:value="3.57871811229294">
            <text:p>3,5787181123</text:p>
          </table:table-cell>
          <table:table-cell office:value-type="float" office:value="3.57869678460863">
            <text:p>3,5786967846</text:p>
          </table:table-cell>
          <table:table-cell/>
          <table:table-cell table:formula="of:=[.$C644]-[.E644]" office:value-type="float" office:value="-0.0000789384795125692">
            <text:p>-7,89384795125692E-005</text:p>
          </table:table-cell>
          <table:table-cell table:formula="of:=[.$C644]-[.F644]" office:value-type="float" office:value="-0.00001670219136507">
            <text:p>-1,670219136507E-005</text:p>
          </table:table-cell>
          <table:table-cell table:formula="of:=[.$C644]-[.G644]" office:value-type="float" office:value="0.00000462549295221493">
            <text:p>4,62549295221493E-006</text:p>
          </table:table-cell>
          <table:table-cell table:number-columns-repeated="4"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3.75">
            <text:p>3,75</text:p>
          </table:table-cell>
          <table:table-cell office:value-type="float" office:value="3.66929666761924">
            <text:p>3,6692966676</text:p>
          </table:table-cell>
          <table:table-cell/>
          <table:table-cell office:value-type="float" office:value="3.66941392209352">
            <text:p>3,6694139221</text:p>
          </table:table-cell>
          <table:table-cell office:value-type="float" office:value="3.6693468860796">
            <text:p>3,6693468861</text:p>
          </table:table-cell>
          <table:table-cell office:value-type="float" office:value="3.66931608850824">
            <text:p>3,6693160885</text:p>
          </table:table-cell>
          <table:table-cell/>
          <table:table-cell table:formula="of:=[.$C645]-[.E645]" office:value-type="float" office:value="-0.000117254474275352">
            <text:p>-0,0001172545</text:p>
          </table:table-cell>
          <table:table-cell table:formula="of:=[.$C645]-[.F645]" office:value-type="float" office:value="-0.0000502184603581313">
            <text:p>-5,02184603581313E-005</text:p>
          </table:table-cell>
          <table:table-cell table:formula="of:=[.$C645]-[.G645]" office:value-type="float" office:value="-0.0000194208889947589">
            <text:p>-1,94208889947589E-005</text:p>
          </table:table-cell>
          <table:table-cell table:number-columns-repeated="4"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4">
            <text:p>4</text:p>
          </table:table-cell>
          <table:table-cell office:value-type="float" office:value="3.76218535499991">
            <text:p>3,762185355</text:p>
          </table:table-cell>
          <table:table-cell/>
          <table:table-cell office:value-type="float" office:value="3.76222081418893">
            <text:p>3,7622208142</text:p>
          </table:table-cell>
          <table:table-cell office:value-type="float" office:value="3.76219312648072">
            <text:p>3,7621931265</text:p>
          </table:table-cell>
          <table:table-cell office:value-type="float" office:value="3.76218485854893">
            <text:p>3,7621848585</text:p>
          </table:table-cell>
          <table:table-cell/>
          <table:table-cell table:formula="of:=[.$C646]-[.E646]" office:value-type="float" office:value="-0.0000354591890197042">
            <text:p>-3,54591890197042E-005</text:p>
          </table:table-cell>
          <table:table-cell table:formula="of:=[.$C646]-[.F646]" office:value-type="float" office:value="-0.00000777148081132495">
            <text:p>-7,77148081132495E-006</text:p>
          </table:table-cell>
          <table:table-cell table:formula="of:=[.$C646]-[.G646]" office:value-type="float" office:value="0.000000496450977216512">
            <text:p>4,96450977216512E-007</text:p>
          </table:table-cell>
          <table:table-cell table:number-columns-repeated="4"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 office:value-type="float" office:value="2.58570965931585">
            <text:p>2,5857096593</text:p>
          </table:table-cell>
          <table:table-cell/>
          <table:table-cell office:value-type="float" office:value="2.58570965931585">
            <text:p>2,5857096593</text:p>
          </table:table-cell>
          <table:table-cell office:value-type="float" office:value="2.58571390489421">
            <text:p>2,5857139049</text:p>
          </table:table-cell>
          <table:table-cell office:value-type="float" office:value="2.58570965931585">
            <text:p>2,5857096593</text:p>
          </table:table-cell>
          <table:table-cell/>
          <table:table-cell table:formula="of:=[.$C647]-[.E647]" office:value-type="float" office:value="0">
            <text:p>0</text:p>
          </table:table-cell>
          <table:table-cell table:formula="of:=[.$C647]-[.F647]" office:value-type="float" office:value="-0.0000042455783662021">
            <text:p>-4,2455783662021E-006</text:p>
          </table:table-cell>
          <table:table-cell table:formula="of:=[.$C647]-[.G647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0.25">
            <text:p>0,25</text:p>
          </table:table-cell>
          <table:table-cell office:value-type="float" office:value="2.65116721098261">
            <text:p>2,651167211</text:p>
          </table:table-cell>
          <table:table-cell/>
          <table:table-cell office:value-type="float" office:value="2.65093917302351">
            <text:p>2,650939173</text:p>
          </table:table-cell>
          <table:table-cell office:value-type="float" office:value="2.65111220349054">
            <text:p>2,6511122035</text:p>
          </table:table-cell>
          <table:table-cell office:value-type="float" office:value="2.65115901623381">
            <text:p>2,6511590162</text:p>
          </table:table-cell>
          <table:table-cell/>
          <table:table-cell table:formula="of:=[.$C648]-[.E648]" office:value-type="float" office:value="0.000228037959094873">
            <text:p>0,000228038</text:p>
          </table:table-cell>
          <table:table-cell table:formula="of:=[.$C648]-[.F648]" office:value-type="float" office:value="0.0000550074920653287">
            <text:p>5,50074920653287E-005</text:p>
          </table:table-cell>
          <table:table-cell table:formula="of:=[.$C648]-[.G648]" office:value-type="float" office:value="0.00000819474879687476">
            <text:p>8,19474879687476E-006</text:p>
          </table:table-cell>
          <table:table-cell table:number-columns-repeated="4"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0.5">
            <text:p>0,5</text:p>
          </table:table-cell>
          <table:table-cell office:value-type="float" office:value="2.71828182845904">
            <text:p>2,7182818285</text:p>
          </table:table-cell>
          <table:table-cell/>
          <table:table-cell office:value-type="float" office:value="2.71798643996707">
            <text:p>2,71798644</text:p>
          </table:table-cell>
          <table:table-cell office:value-type="float" office:value="2.71824460391932">
            <text:p>2,7182446039</text:p>
          </table:table-cell>
          <table:table-cell office:value-type="float" office:value="2.71828878317412">
            <text:p>2,7182887832</text:p>
          </table:table-cell>
          <table:table-cell/>
          <table:table-cell table:formula="of:=[.$C649]-[.E649]" office:value-type="float" office:value="0.000295388491974968">
            <text:p>0,0002953885</text:p>
          </table:table-cell>
          <table:table-cell table:formula="of:=[.$C649]-[.F649]" office:value-type="float" office:value="0.0000372245397275428">
            <text:p>3,72245397275428E-005</text:p>
          </table:table-cell>
          <table:table-cell table:formula="of:=[.$C649]-[.G649]" office:value-type="float" office:value="-0.00000695471507183854">
            <text:p>-6,95471507183854E-006</text:p>
          </table:table-cell>
          <table:table-cell table:number-columns-repeated="4"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0.75">
            <text:p>0,75</text:p>
          </table:table-cell>
          <table:table-cell office:value-type="float" office:value="2.78709546056585">
            <text:p>2,7870954606</text:p>
          </table:table-cell>
          <table:table-cell/>
          <table:table-cell office:value-type="float" office:value="2.78685146014652">
            <text:p>2,7868514601</text:p>
          </table:table-cell>
          <table:table-cell office:value-type="float" office:value="2.78711110618054">
            <text:p>2,7871111062</text:p>
          </table:table-cell>
          <table:table-cell office:value-type="float" office:value="2.78709896013677">
            <text:p>2,7870989601</text:p>
          </table:table-cell>
          <table:table-cell/>
          <table:table-cell table:formula="of:=[.$C650]-[.E650]" office:value-type="float" office:value="0.00024400041933248">
            <text:p>0,0002440004</text:p>
          </table:table-cell>
          <table:table-cell table:formula="of:=[.$C650]-[.F650]" office:value-type="float" office:value="-0.0000156456146900297">
            <text:p>-1,56456146900297E-005</text:p>
          </table:table-cell>
          <table:table-cell table:formula="of:=[.$C650]-[.G650]" office:value-type="float" office:value="-0.0000034995709161656">
            <text:p>-3,4995709161656E-006</text:p>
          </table:table-cell>
          <table:table-cell table:number-columns-repeated="4"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1">
            <text:p>1</text:p>
          </table:table-cell>
          <table:table-cell office:value-type="float" office:value="2.85765111806316">
            <text:p>2,8576511181</text:p>
          </table:table-cell>
          <table:table-cell/>
          <table:table-cell office:value-type="float" office:value="2.85753423356186">
            <text:p>2,8575342336</text:p>
          </table:table-cell>
          <table:table-cell office:value-type="float" office:value="2.85771171027421">
            <text:p>2,8577117103</text:p>
          </table:table-cell>
          <table:table-cell office:value-type="float" office:value="2.85764127474988">
            <text:p>2,8576412747</text:p>
          </table:table-cell>
          <table:table-cell/>
          <table:table-cell table:formula="of:=[.$C651]-[.E651]" office:value-type="float" office:value="0.000116884501305314">
            <text:p>0,0001168845</text:p>
          </table:table-cell>
          <table:table-cell table:formula="of:=[.$C651]-[.F651]" office:value-type="float" office:value="-0.0000605922110472612">
            <text:p>-6,05922110472612E-005</text:p>
          </table:table-cell>
          <table:table-cell table:formula="of:=[.$C651]-[.G651]" office:value-type="float" office:value="0.00000984331328002241">
            <text:p>9,84331328002241E-006</text:p>
          </table:table-cell>
          <table:table-cell table:number-columns-repeated="4"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1.25">
            <text:p>1,25</text:p>
          </table:table-cell>
          <table:table-cell office:value-type="float" office:value="2.9299929005337">
            <text:p>2,9299929005</text:p>
          </table:table-cell>
          <table:table-cell/>
          <table:table-cell office:value-type="float" office:value="2.93003476021309">
            <text:p>2,9300347602</text:p>
          </table:table-cell>
          <table:table-cell office:value-type="float" office:value="2.93004641620033">
            <text:p>2,9300464162</text:p>
          </table:table-cell>
          <table:table-cell office:value-type="float" office:value="2.9299988360533">
            <text:p>2,9299988361</text:p>
          </table:table-cell>
          <table:table-cell/>
          <table:table-cell table:formula="of:=[.$C652]-[.E652]" office:value-type="float" office:value="-0.0000418596793871906">
            <text:p>-4,18596793871906E-005</text:p>
          </table:table-cell>
          <table:table-cell table:formula="of:=[.$C652]-[.F652]" office:value-type="float" office:value="-0.0000535156666274794">
            <text:p>-5,35156666274794E-005</text:p>
          </table:table-cell>
          <table:table-cell table:formula="of:=[.$C652]-[.G652]" office:value-type="float" office:value="-0.00000593551960159644">
            <text:p>-5,93551960159644E-006</text:p>
          </table:table-cell>
          <table:table-cell table:number-columns-repeated="4"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1.5">
            <text:p>1,5</text:p>
          </table:table-cell>
          <table:table-cell office:value-type="float" office:value="3.00416602394643">
            <text:p>3,0041660239</text:p>
          </table:table-cell>
          <table:table-cell/>
          <table:table-cell office:value-type="float" office:value="3.00435304010021">
            <text:p>3,0043530401</text:p>
          </table:table-cell>
          <table:table-cell office:value-type="float" office:value="3.00413045013017">
            <text:p>3,0041304501</text:p>
          </table:table-cell>
          <table:table-cell office:value-type="float" office:value="3.00417272931435">
            <text:p>3,0041727293</text:p>
          </table:table-cell>
          <table:table-cell/>
          <table:table-cell table:formula="of:=[.$C653]-[.E653]" office:value-type="float" office:value="-0.000187016153776476">
            <text:p>-0,0001870162</text:p>
          </table:table-cell>
          <table:table-cell table:formula="of:=[.$C653]-[.F653]" office:value-type="float" office:value="0.000035573816267398">
            <text:p>3,5573816267398E-005</text:p>
          </table:table-cell>
          <table:table-cell table:formula="of:=[.$C653]-[.G653]" office:value-type="float" office:value="-0.00000670536791957943">
            <text:p>-6,70536791957943E-006</text:p>
          </table:table-cell>
          <table:table-cell table:number-columns-repeated="4"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1.75">
            <text:p>1,75</text:p>
          </table:table-cell>
          <table:table-cell office:value-type="float" office:value="3.08021684891803">
            <text:p>3,0802168489</text:p>
          </table:table-cell>
          <table:table-cell/>
          <table:table-cell office:value-type="float" office:value="3.08048907322322">
            <text:p>3,0804890732</text:p>
          </table:table-cell>
          <table:table-cell office:value-type="float" office:value="3.08015381156011">
            <text:p>3,0801538116</text:p>
          </table:table-cell>
          <table:table-cell office:value-type="float" office:value="3.08020552785467">
            <text:p>3,0802055279</text:p>
          </table:table-cell>
          <table:table-cell/>
          <table:table-cell table:formula="of:=[.$C654]-[.E654]" office:value-type="float" office:value="-0.000272224305191138">
            <text:p>-0,0002722243</text:p>
          </table:table-cell>
          <table:table-cell table:formula="of:=[.$C654]-[.F654]" office:value-type="float" office:value="0.000063037357925122">
            <text:p>6,3037357925122E-005</text:p>
          </table:table-cell>
          <table:table-cell table:formula="of:=[.$C654]-[.G654]" office:value-type="float" office:value="0.0000113210633627681">
            <text:p>1,13210633627681E-005</text:p>
          </table:table-cell>
          <table:table-cell table:number-columns-repeated="4"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2">
            <text:p>2</text:p>
          </table:table-cell>
          <table:table-cell office:value-type="float" office:value="3.15819290968977">
            <text:p>3,1581929097</text:p>
          </table:table-cell>
          <table:table-cell/>
          <table:table-cell office:value-type="float" office:value="3.15844285958213">
            <text:p>3,1584428596</text:p>
          </table:table-cell>
          <table:table-cell office:value-type="float" office:value="3.15817182683785">
            <text:p>3,1581718268</text:p>
          </table:table-cell>
          <table:table-cell office:value-type="float" office:value="3.15819741376657">
            <text:p>3,1581974138</text:p>
          </table:table-cell>
          <table:table-cell/>
          <table:table-cell table:formula="of:=[.$C655]-[.E655]" office:value-type="float" office:value="-0.000249949892357826">
            <text:p>-0,0002499499</text:p>
          </table:table-cell>
          <table:table-cell table:formula="of:=[.$C655]-[.F655]" office:value-type="float" office:value="0.0000210828519229267">
            <text:p>2,10828519229267E-005</text:p>
          </table:table-cell>
          <table:table-cell table:formula="of:=[.$C655]-[.G655]" office:value-type="float" office:value="-0.00000450407680485654">
            <text:p>-4,50407680485654E-006</text:p>
          </table:table-cell>
          <table:table-cell table:number-columns-repeated="4"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2.25">
            <text:p>2,25</text:p>
          </table:table-cell>
          <table:table-cell office:value-type="float" office:value="3.23814294383796">
            <text:p>3,2381429438</text:p>
          </table:table-cell>
          <table:table-cell/>
          <table:table-cell office:value-type="float" office:value="3.23821439917692">
            <text:p>3,2382143992</text:p>
          </table:table-cell>
          <table:table-cell office:value-type="float" office:value="3.23818449596338">
            <text:p>3,238184496</text:p>
          </table:table-cell>
          <table:table-cell office:value-type="float" office:value="3.23815254725645">
            <text:p>3,2381525473</text:p>
          </table:table-cell>
          <table:table-cell/>
          <table:table-cell table:formula="of:=[.$C656]-[.E656]" office:value-type="float" office:value="-0.0000714553389591366">
            <text:p>-7,14553389591366E-005</text:p>
          </table:table-cell>
          <table:table-cell table:formula="of:=[.$C656]-[.F656]" office:value-type="float" office:value="-0.0000415521254213402">
            <text:p>-4,15521254213402E-005</text:p>
          </table:table-cell>
          <table:table-cell table:formula="of:=[.$C656]-[.G656]" office:value-type="float" office:value="-0.00000960341849376434">
            <text:p>-9,60341849376434E-006</text:p>
          </table:table-cell>
          <table:table-cell table:number-columns-repeated="4"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2.5">
            <text:p>2,5</text:p>
          </table:table-cell>
          <table:table-cell office:value-type="float" office:value="3.32011692273655">
            <text:p>3,3201169227</text:p>
          </table:table-cell>
          <table:table-cell/>
          <table:table-cell office:value-type="float" office:value="3.31997136987131">
            <text:p>3,3199713699</text:p>
          </table:table-cell>
          <table:table-cell office:value-type="float" office:value="3.32019181893672">
            <text:p>3,3201918189</text:p>
          </table:table-cell>
          <table:table-cell office:value-type="float" office:value="3.32010449362586">
            <text:p>3,3201044936</text:p>
          </table:table-cell>
          <table:table-cell/>
          <table:table-cell table:formula="of:=[.$C657]-[.E657]" office:value-type="float" office:value="0.000145552865235654">
            <text:p>0,0001455529</text:p>
          </table:table-cell>
          <table:table-cell table:formula="of:=[.$C657]-[.F657]" office:value-type="float" office:value="-0.0000748962001710929">
            <text:p>-7,48962001710929E-005</text:p>
          </table:table-cell>
          <table:table-cell table:formula="of:=[.$C657]-[.G657]" office:value-type="float" office:value="0.0000124291106851082">
            <text:p>1,24291106851082E-005</text:p>
          </table:table-cell>
          <table:table-cell table:number-columns-repeated="4"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2.75">
            <text:p>2,75</text:p>
          </table:table-cell>
          <table:table-cell office:value-type="float" office:value="3.40416608279082">
            <text:p>3,4041660828</text:p>
          </table:table-cell>
          <table:table-cell/>
          <table:table-cell office:value-type="float" office:value="3.40397964802579">
            <text:p>3,403979648</text:p>
          </table:table-cell>
          <table:table-cell office:value-type="float" office:value="3.40419379575785">
            <text:p>3,4041937958</text:p>
          </table:table-cell>
          <table:table-cell office:value-type="float" office:value="3.40416880135148">
            <text:p>3,4041688014</text:p>
          </table:table-cell>
          <table:table-cell/>
          <table:table-cell table:formula="of:=[.$C658]-[.E658]" office:value-type="float" office:value="0.000186434765026888">
            <text:p>0,0001864348</text:p>
          </table:table-cell>
          <table:table-cell table:formula="of:=[.$C658]-[.F658]" office:value-type="float" office:value="-0.0000277129670349652">
            <text:p>-0,000027713</text:p>
          </table:table-cell>
          <table:table-cell table:formula="of:=[.$C658]-[.G658]" office:value-type="float" office:value="-0.00000271856066547116">
            <text:p>-2,71856066547116E-006</text:p>
          </table:table-cell>
          <table:table-cell table:number-columns-repeated="4"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3">
            <text:p>3</text:p>
          </table:table-cell>
          <table:table-cell office:value-type="float" office:value="3.49034295746184">
            <text:p>3,4903429575</text:p>
          </table:table-cell>
          <table:table-cell/>
          <table:table-cell office:value-type="float" office:value="3.49022534044597">
            <text:p>3,4902253404</text:p>
          </table:table-cell>
          <table:table-cell office:value-type="float" office:value="3.49029574704256">
            <text:p>3,490295747</text:p>
          </table:table-cell>
          <table:table-cell office:value-type="float" office:value="3.49035515394598">
            <text:p>3,4903551539</text:p>
          </table:table-cell>
          <table:table-cell/>
          <table:table-cell table:formula="of:=[.$C659]-[.E659]" office:value-type="float" office:value="0.00011761701587476">
            <text:p>0,000117617</text:p>
          </table:table-cell>
          <table:table-cell table:formula="of:=[.$C659]-[.F659]" office:value-type="float" office:value="0.0000472104192765777">
            <text:p>4,72104192765777E-005</text:p>
          </table:table-cell>
          <table:table-cell table:formula="of:=[.$C659]-[.G659]" office:value-type="float" office:value="-0.0000121964841426347">
            <text:p>-1,21964841426347E-005</text:p>
          </table:table-cell>
          <table:table-cell table:number-columns-repeated="4"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3.25">
            <text:p>3,25</text:p>
          </table:table-cell>
          <table:table-cell office:value-type="float" office:value="3.57870141010158">
            <text:p>3,5787014101</text:p>
          </table:table-cell>
          <table:table-cell/>
          <table:table-cell office:value-type="float" office:value="3.57870844713184">
            <text:p>3,5787084471</text:p>
          </table:table-cell>
          <table:table-cell office:value-type="float" office:value="3.5786716205906">
            <text:p>3,5786716206</text:p>
          </table:table-cell>
          <table:table-cell office:value-type="float" office:value="3.57868343215513">
            <text:p>3,5786834322</text:p>
          </table:table-cell>
          <table:table-cell/>
          <table:table-cell table:formula="of:=[.$C660]-[.E660]" office:value-type="float" office:value="-0.00000703703025672908">
            <text:p>-0,000007037</text:p>
          </table:table-cell>
          <table:table-cell table:formula="of:=[.$C660]-[.F660]" office:value-type="float" office:value="0.0000297895109784285">
            <text:p>2,97895109784285E-005</text:p>
          </table:table-cell>
          <table:table-cell table:formula="of:=[.$C660]-[.G660]" office:value-type="float" office:value="0.000017977946448422">
            <text:p>1,7977946448422E-005</text:p>
          </table:table-cell>
          <table:table-cell table:number-columns-repeated="4"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3.5">
            <text:p>3,5</text:p>
          </table:table-cell>
          <table:table-cell office:value-type="float" office:value="3.66929666761924">
            <text:p>3,6692966676</text:p>
          </table:table-cell>
          <table:table-cell/>
          <table:table-cell office:value-type="float" office:value="3.6694289680834">
            <text:p>3,6694289681</text:p>
          </table:table-cell>
          <table:table-cell office:value-type="float" office:value="3.6693231904993">
            <text:p>3,6693231905</text:p>
          </table:table-cell>
          <table:table-cell office:value-type="float" office:value="3.66929147123415">
            <text:p>3,6692914712</text:p>
          </table:table-cell>
          <table:table-cell/>
          <table:table-cell table:formula="of:=[.$C661]-[.E661]" office:value-type="float" office:value="-0.000132300464158241">
            <text:p>-0,0001323005</text:p>
          </table:table-cell>
          <table:table-cell table:formula="of:=[.$C661]-[.F661]" office:value-type="float" office:value="-0.0000265228800602202">
            <text:p>-2,65228800602202E-005</text:p>
          </table:table-cell>
          <table:table-cell table:formula="of:=[.$C661]-[.G661]" office:value-type="float" office:value="0.00000519638509199893">
            <text:p>5,19638509199893E-006</text:p>
          </table:table-cell>
          <table:table-cell table:number-columns-repeated="4"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3.75">
            <text:p>3,75</text:p>
          </table:table-cell>
          <table:table-cell office:value-type="float" office:value="3.76218535499991">
            <text:p>3,762185355</text:p>
          </table:table-cell>
          <table:table-cell/>
          <table:table-cell office:value-type="float" office:value="3.76238690330066">
            <text:p>3,7623869033</text:p>
          </table:table-cell>
          <table:table-cell office:value-type="float" office:value="3.76225045676868">
            <text:p>3,7622504568</text:p>
          </table:table-cell>
          <table:table-cell office:value-type="float" office:value="3.76220388397768">
            <text:p>3,762203884</text:p>
          </table:table-cell>
          <table:table-cell/>
          <table:table-cell table:formula="of:=[.$C662]-[.E662]" office:value-type="float" office:value="-0.00020154830075203">
            <text:p>-0,0002015483</text:p>
          </table:table-cell>
          <table:table-cell table:formula="of:=[.$C662]-[.F662]" office:value-type="float" office:value="-0.0000651017687642863">
            <text:p>-6,51017687642863E-005</text:p>
          </table:table-cell>
          <table:table-cell table:formula="of:=[.$C662]-[.G662]" office:value-type="float" office:value="-0.0000185289777649977">
            <text:p>-0,000018529</text:p>
          </table:table-cell>
          <table:table-cell table:number-columns-repeated="4"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4">
            <text:p>4</text:p>
          </table:table-cell>
          <table:table-cell office:value-type="float" office:value="3.85742553069697">
            <text:p>3,8574255307</text:p>
          </table:table-cell>
          <table:table-cell/>
          <table:table-cell office:value-type="float" office:value="3.85758225278362">
            <text:p>3,8575822528</text:p>
          </table:table-cell>
          <table:table-cell office:value-type="float" office:value="3.85745341939871">
            <text:p>3,8574534194</text:p>
          </table:table-cell>
          <table:table-cell office:value-type="float" office:value="3.85742269440941">
            <text:p>3,8574226944</text:p>
          </table:table-cell>
          <table:table-cell/>
          <table:table-cell table:formula="of:=[.$C663]-[.E663]" office:value-type="float" office:value="-0.000156722086644745">
            <text:p>-0,0001567221</text:p>
          </table:table-cell>
          <table:table-cell table:formula="of:=[.$C663]-[.F663]" office:value-type="float" office:value="-0.0000278887017395313">
            <text:p>-2,78887017395313E-005</text:p>
          </table:table-cell>
          <table:table-cell table:formula="of:=[.$C663]-[.G663]" office:value-type="float" office:value="0.00000283628755948229">
            <text:p>2,83628755948229E-006</text:p>
          </table:table-cell>
          <table:table-cell table:number-columns-repeated="4"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0">
            <text:p>0</text:p>
          </table:table-cell>
          <table:table-cell office:value-type="float" office:value="2.65116721098261">
            <text:p>2,651167211</text:p>
          </table:table-cell>
          <table:table-cell/>
          <table:table-cell office:value-type="float" office:value="2.65118754126441">
            <text:p>2,6511875413</text:p>
          </table:table-cell>
          <table:table-cell office:value-type="float" office:value="2.65116268630008">
            <text:p>2,6511626863</text:p>
          </table:table-cell>
          <table:table-cell office:value-type="float" office:value="2.65116643905656">
            <text:p>2,6511664391</text:p>
          </table:table-cell>
          <table:table-cell/>
          <table:table-cell table:formula="of:=[.$C664]-[.E664]" office:value-type="float" office:value="-0.0000203302818002626">
            <text:p>-2,03302818002626E-005</text:p>
          </table:table-cell>
          <table:table-cell table:formula="of:=[.$C664]-[.F664]" office:value-type="float" office:value="0.00000452468252776228">
            <text:p>4,52468252776228E-006</text:p>
          </table:table-cell>
          <table:table-cell table:formula="of:=[.$C664]-[.G664]" office:value-type="float" office:value="0.000000771926047526961">
            <text:p>7,71926047526961E-007</text:p>
          </table:table-cell>
          <table:table-cell table:number-columns-repeated="4"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0.25">
            <text:p>0,25</text:p>
          </table:table-cell>
          <table:table-cell office:value-type="float" office:value="2.71828182845904">
            <text:p>2,7182818285</text:p>
          </table:table-cell>
          <table:table-cell/>
          <table:table-cell office:value-type="float" office:value="2.71806885163805">
            <text:p>2,7180688516</text:p>
          </table:table-cell>
          <table:table-cell office:value-type="float" office:value="2.71821632938174">
            <text:p>2,7182163294</text:p>
          </table:table-cell>
          <table:table-cell office:value-type="float" office:value="2.71827263377564">
            <text:p>2,7182726338</text:p>
          </table:table-cell>
          <table:table-cell/>
          <table:table-cell table:formula="of:=[.$C665]-[.E665]" office:value-type="float" office:value="0.000212976820995969">
            <text:p>0,0002129768</text:p>
          </table:table-cell>
          <table:table-cell table:formula="of:=[.$C665]-[.F665]" office:value-type="float" office:value="0.0000654990773050201">
            <text:p>6,54990773050201E-005</text:p>
          </table:table-cell>
          <table:table-cell table:formula="of:=[.$C665]-[.G665]" office:value-type="float" office:value="0.00000919468340221385">
            <text:p>9,19468340221385E-006</text:p>
          </table:table-cell>
          <table:table-cell table:number-columns-repeated="4"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0.5">
            <text:p>0,5</text:p>
          </table:table-cell>
          <table:table-cell office:value-type="float" office:value="2.78709546056585">
            <text:p>2,7870954606</text:p>
          </table:table-cell>
          <table:table-cell/>
          <table:table-cell office:value-type="float" office:value="2.78681405614907">
            <text:p>2,7868140561</text:p>
          </table:table-cell>
          <table:table-cell office:value-type="float" office:value="2.78704796877002">
            <text:p>2,7870479688</text:p>
          </table:table-cell>
          <table:table-cell office:value-type="float" office:value="2.78710177749911">
            <text:p>2,7871017775</text:p>
          </table:table-cell>
          <table:table-cell/>
          <table:table-cell table:formula="of:=[.$C666]-[.E666]" office:value-type="float" office:value="0.000281404416783371">
            <text:p>0,0002814044</text:p>
          </table:table-cell>
          <table:table-cell table:formula="of:=[.$C666]-[.F666]" office:value-type="float" office:value="0.0000474917958261933">
            <text:p>4,74917958261933E-005</text:p>
          </table:table-cell>
          <table:table-cell table:formula="of:=[.$C666]-[.G666]" office:value-type="float" office:value="-0.00000631693326358374">
            <text:p>-6,31693326358374E-006</text:p>
          </table:table-cell>
          <table:table-cell table:number-columns-repeated="4"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0.75">
            <text:p>0,75</text:p>
          </table:table-cell>
          <table:table-cell office:value-type="float" office:value="2.85765111806316">
            <text:p>2,8576511181</text:p>
          </table:table-cell>
          <table:table-cell/>
          <table:table-cell office:value-type="float" office:value="2.85742315479746">
            <text:p>2,8574231548</text:p>
          </table:table-cell>
          <table:table-cell office:value-type="float" office:value="2.85765760446493">
            <text:p>2,8576576045</text:p>
          </table:table-cell>
          <table:table-cell office:value-type="float" office:value="2.85765387022697">
            <text:p>2,8576538702</text:p>
          </table:table-cell>
          <table:table-cell/>
          <table:table-cell table:formula="of:=[.$C667]-[.E667]" office:value-type="float" office:value="0.000227963265699849">
            <text:p>0,0002279633</text:p>
          </table:table-cell>
          <table:table-cell table:formula="of:=[.$C667]-[.F667]" office:value-type="float" office:value="-0.0000064864017690347">
            <text:p>-6,4864017690347E-006</text:p>
          </table:table-cell>
          <table:table-cell table:formula="of:=[.$C667]-[.G667]" office:value-type="float" office:value="-0.00000275216380973831">
            <text:p>-2,75216380973831E-006</text:p>
          </table:table-cell>
          <table:table-cell table:number-columns-repeated="4"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1">
            <text:p>1</text:p>
          </table:table-cell>
          <table:table-cell office:value-type="float" office:value="2.9299929005337">
            <text:p>2,9299929005</text:p>
          </table:table-cell>
          <table:table-cell/>
          <table:table-cell office:value-type="float" office:value="2.92989614758324">
            <text:p>2,9298961476</text:p>
          </table:table-cell>
          <table:table-cell office:value-type="float" office:value="2.93004523646647">
            <text:p>2,9300452365</text:p>
          </table:table-cell>
          <table:table-cell office:value-type="float" office:value="2.92998194937617">
            <text:p>2,9299819494</text:p>
          </table:table-cell>
          <table:table-cell/>
          <table:table-cell table:formula="of:=[.$C668]-[.E668]" office:value-type="float" office:value="0.0000967529504647402">
            <text:p>0,000096753</text:p>
          </table:table-cell>
          <table:table-cell table:formula="of:=[.$C668]-[.F668]" office:value-type="float" office:value="-0.0000523359327644357">
            <text:p>-5,23359327644357E-005</text:p>
          </table:table-cell>
          <table:table-cell table:formula="of:=[.$C668]-[.G668]" office:value-type="float" office:value="0.0000109511575332455">
            <text:p>1,09511575332455E-005</text:p>
          </table:table-cell>
          <table:table-cell table:number-columns-repeated="4"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1.25">
            <text:p>1,25</text:p>
          </table:table-cell>
          <table:table-cell office:value-type="float" office:value="3.00416602394643">
            <text:p>3,0041660239</text:p>
          </table:table-cell>
          <table:table-cell/>
          <table:table-cell office:value-type="float" office:value="3.00423303450639">
            <text:p>3,0042330345</text:p>
          </table:table-cell>
          <table:table-cell office:value-type="float" office:value="3.00421086477462">
            <text:p>3,0042108648</text:p>
          </table:table-cell>
          <table:table-cell office:value-type="float" office:value="3.00417122734497">
            <text:p>3,0041712273</text:p>
          </table:table-cell>
          <table:table-cell/>
          <table:table-cell table:formula="of:=[.$C669]-[.E669]" office:value-type="float" office:value="-0.0000670105599529513">
            <text:p>-6,70105599529513E-005</text:p>
          </table:table-cell>
          <table:table-cell table:formula="of:=[.$C669]-[.F669]" office:value-type="float" office:value="-0.0000448408281892299">
            <text:p>-4,48408281892299E-005</text:p>
          </table:table-cell>
          <table:table-cell table:formula="of:=[.$C669]-[.G669]" office:value-type="float" office:value="-0.00000520339853382623">
            <text:p>-5,20339853382623E-006</text:p>
          </table:table-cell>
          <table:table-cell table:number-columns-repeated="4"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1.5">
            <text:p>1,5</text:p>
          </table:table-cell>
          <table:table-cell office:value-type="float" office:value="3.08021684891803">
            <text:p>3,0802168489</text:p>
          </table:table-cell>
          <table:table-cell/>
          <table:table-cell office:value-type="float" office:value="3.08043381556691">
            <text:p>3,0804338156</text:p>
          </table:table-cell>
          <table:table-cell office:value-type="float" office:value="3.08017011101978">
            <text:p>3,080170111</text:p>
          </table:table-cell>
          <table:table-cell office:value-type="float" office:value="3.08022281681972">
            <text:p>3,0802228168</text:p>
          </table:table-cell>
          <table:table-cell/>
          <table:table-cell table:formula="of:=[.$C670]-[.E670]" office:value-type="float" office:value="-0.000216966648881822">
            <text:p>-0,0002169666</text:p>
          </table:table-cell>
          <table:table-cell table:formula="of:=[.$C670]-[.F670]" office:value-type="float" office:value="0.0000467378982462741">
            <text:p>4,67378982462741E-005</text:p>
          </table:table-cell>
          <table:table-cell table:formula="of:=[.$C670]-[.G670]" office:value-type="float" office:value="-0.00000596790169149486">
            <text:p>-5,96790169149486E-006</text:p>
          </table:table-cell>
          <table:table-cell table:number-columns-repeated="4"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1.75">
            <text:p>1,75</text:p>
          </table:table-cell>
          <table:table-cell office:value-type="float" office:value="3.15819290968977">
            <text:p>3,1581929097</text:p>
          </table:table-cell>
          <table:table-cell/>
          <table:table-cell office:value-type="float" office:value="3.15849849076482">
            <text:p>3,1584984908</text:p>
          </table:table-cell>
          <table:table-cell office:value-type="float" office:value="3.15811779518412">
            <text:p>3,1581177952</text:p>
          </table:table-cell>
          <table:table-cell office:value-type="float" office:value="3.15818036888203">
            <text:p>3,1581803689</text:p>
          </table:table-cell>
          <table:table-cell/>
          <table:table-cell table:formula="of:=[.$C671]-[.E671]" office:value-type="float" office:value="-0.000305581075048522">
            <text:p>-0,0003055811</text:p>
          </table:table-cell>
          <table:table-cell table:formula="of:=[.$C671]-[.F671]" office:value-type="float" office:value="0.0000751145056452351">
            <text:p>7,51145056452351E-005</text:p>
          </table:table-cell>
          <table:table-cell table:formula="of:=[.$C671]-[.G671]" office:value-type="float" office:value="0.0000125408077389366">
            <text:p>1,25408077389366E-005</text:p>
          </table:table-cell>
          <table:table-cell table:number-columns-repeated="4"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2">
            <text:p>2</text:p>
          </table:table-cell>
          <table:table-cell office:value-type="float" office:value="3.23814294383796">
            <text:p>3,2381429438</text:p>
          </table:table-cell>
          <table:table-cell/>
          <table:table-cell office:value-type="float" office:value="3.2384270601001">
            <text:p>3,2384270601</text:p>
          </table:table-cell>
          <table:table-cell office:value-type="float" office:value="3.23811063160791">
            <text:p>3,2381106316</text:p>
          </table:table-cell>
          <table:table-cell office:value-type="float" office:value="3.23814660035368">
            <text:p>3,2381466004</text:p>
          </table:table-cell>
          <table:table-cell/>
          <table:table-cell table:formula="of:=[.$C672]-[.E672]" office:value-type="float" office:value="-0.000284116262136536">
            <text:p>-0,0002841163</text:p>
          </table:table-cell>
          <table:table-cell table:formula="of:=[.$C672]-[.F672]" office:value-type="float" office:value="0.000032312230050735">
            <text:p>3,2312230050735E-005</text:p>
          </table:table-cell>
          <table:table-cell table:formula="of:=[.$C672]-[.G672]" office:value-type="float" office:value="-0.00000365651571598846">
            <text:p>-3,65651571598846E-006</text:p>
          </table:table-cell>
          <table:table-cell table:number-columns-repeated="4"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2.25">
            <text:p>2,25</text:p>
          </table:table-cell>
          <table:table-cell office:value-type="float" office:value="3.32011692273655">
            <text:p>3,3201169227</text:p>
          </table:table-cell>
          <table:table-cell/>
          <table:table-cell office:value-type="float" office:value="3.32021952357276">
            <text:p>3,3202195236</text:p>
          </table:table-cell>
          <table:table-cell office:value-type="float" office:value="3.32014862029115">
            <text:p>3,3201486203</text:p>
          </table:table-cell>
          <table:table-cell office:value-type="float" office:value="3.32012577658093">
            <text:p>3,3201257766</text:p>
          </table:table-cell>
          <table:table-cell/>
          <table:table-cell table:formula="of:=[.$C673]-[.E673]" office:value-type="float" office:value="-0.000102600836207056">
            <text:p>-0,0001026008</text:p>
          </table:table-cell>
          <table:table-cell table:formula="of:=[.$C673]-[.F673]" office:value-type="float" office:value="-0.0000316975545979758">
            <text:p>-3,16975545979758E-005</text:p>
          </table:table-cell>
          <table:table-cell table:formula="of:=[.$C673]-[.G673]" office:value-type="float" office:value="-0.00000885384438209513">
            <text:p>-8,85384438209513E-006</text:p>
          </table:table-cell>
          <table:table-cell table:number-columns-repeated="4"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2.5">
            <text:p>2,5</text:p>
          </table:table-cell>
          <table:table-cell office:value-type="float" office:value="3.40416608279082">
            <text:p>3,4041660828</text:p>
          </table:table-cell>
          <table:table-cell/>
          <table:table-cell office:value-type="float" office:value="3.40403960359611">
            <text:p>3,4040396036</text:p>
          </table:table-cell>
          <table:table-cell office:value-type="float" office:value="3.40423176123383">
            <text:p>3,4042317612</text:p>
          </table:table-cell>
          <table:table-cell office:value-type="float" office:value="3.40415231110433">
            <text:p>3,4041523111</text:p>
          </table:table-cell>
          <table:table-cell/>
          <table:table-cell table:formula="of:=[.$C674]-[.E674]" office:value-type="float" office:value="0.000126479194709095">
            <text:p>0,0001264792</text:p>
          </table:table-cell>
          <table:table-cell table:formula="of:=[.$C674]-[.F674]" office:value-type="float" office:value="-0.0000656784430130841">
            <text:p>-6,56784430130841E-005</text:p>
          </table:table-cell>
          <table:table-cell table:formula="of:=[.$C674]-[.G674]" office:value-type="float" office:value="0.0000137716864854198">
            <text:p>1,37716864854198E-005</text:p>
          </table:table-cell>
          <table:table-cell table:number-columns-repeated="4"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2.75">
            <text:p>2,75</text:p>
          </table:table-cell>
          <table:table-cell office:value-type="float" office:value="3.49034295746184">
            <text:p>3,4903429575</text:p>
          </table:table-cell>
          <table:table-cell/>
          <table:table-cell office:value-type="float" office:value="3.49016977540424">
            <text:p>3,4901697754</text:p>
          </table:table-cell>
          <table:table-cell office:value-type="float" office:value="3.49036005443597">
            <text:p>3,4903600544</text:p>
          </table:table-cell>
          <table:table-cell office:value-type="float" office:value="3.49034467525569">
            <text:p>3,4903446753</text:p>
          </table:table-cell>
          <table:table-cell/>
          <table:table-cell table:formula="of:=[.$C675]-[.E675]" office:value-type="float" office:value="0.000173182057605636">
            <text:p>0,0001731821</text:p>
          </table:table-cell>
          <table:table-cell table:formula="of:=[.$C675]-[.F675]" office:value-type="float" office:value="-0.0000170969741257743">
            <text:p>-0,000017097</text:p>
          </table:table-cell>
          <table:table-cell table:formula="of:=[.$C675]-[.G675]" office:value-type="float" office:value="-0.00000171779385027548">
            <text:p>-1,71779385027548E-006</text:p>
          </table:table-cell>
          <table:table-cell table:number-columns-repeated="4"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3">
            <text:p>3</text:p>
          </table:table-cell>
          <table:table-cell office:value-type="float" office:value="3.57870141010158">
            <text:p>3,5787014101</text:p>
          </table:table-cell>
          <table:table-cell/>
          <table:table-cell office:value-type="float" office:value="3.57860104747486">
            <text:p>3,5786010475</text:p>
          </table:table-cell>
          <table:table-cell office:value-type="float" office:value="3.57863912404775">
            <text:p>3,578639124</text:p>
          </table:table-cell>
          <table:table-cell office:value-type="float" office:value="3.5787127978215">
            <text:p>3,5787127978</text:p>
          </table:table-cell>
          <table:table-cell/>
          <table:table-cell table:formula="of:=[.$C676]-[.E676]" office:value-type="float" office:value="0.000100362626721751">
            <text:p>0,0001003626</text:p>
          </table:table-cell>
          <table:table-cell table:formula="of:=[.$C676]-[.F676]" office:value-type="float" office:value="0.0000622860538324055">
            <text:p>6,22860538324055E-005</text:p>
          </table:table-cell>
          <table:table-cell table:formula="of:=[.$C676]-[.G676]" office:value-type="float" office:value="-0.0000113877199243717">
            <text:p>-1,13877199243717E-005</text:p>
          </table:table-cell>
          <table:table-cell table:number-columns-repeated="4"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3.25">
            <text:p>3,25</text:p>
          </table:table-cell>
          <table:table-cell office:value-type="float" office:value="3.66929666761924">
            <text:p>3,6692966676</text:p>
          </table:table-cell>
          <table:table-cell/>
          <table:table-cell office:value-type="float" office:value="3.66933341980798">
            <text:p>3,6693334198</text:p>
          </table:table-cell>
          <table:table-cell office:value-type="float" office:value="3.66925076500636">
            <text:p>3,669250765</text:p>
          </table:table-cell>
          <table:table-cell office:value-type="float" office:value="3.66927763810562">
            <text:p>3,6692776381</text:p>
          </table:table-cell>
          <table:table-cell/>
          <table:table-cell table:formula="of:=[.$C677]-[.E677]" office:value-type="float" office:value="-0.0000367521887336686">
            <text:p>-3,67521887336686E-005</text:p>
          </table:table-cell>
          <table:table-cell table:formula="of:=[.$C677]-[.F677]" office:value-type="float" office:value="0.000045902612882287">
            <text:p>4,5902612882287E-005</text:p>
          </table:table-cell>
          <table:table-cell table:formula="of:=[.$C677]-[.G677]" office:value-type="float" office:value="0.000019029513627089">
            <text:p>1,9029513627089E-005</text:p>
          </table:table-cell>
          <table:table-cell table:number-columns-repeated="4"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3.5">
            <text:p>3,5</text:p>
          </table:table-cell>
          <table:table-cell office:value-type="float" office:value="3.76218535499991">
            <text:p>3,762185355</text:p>
          </table:table-cell>
          <table:table-cell/>
          <table:table-cell office:value-type="float" office:value="3.7623668924036">
            <text:p>3,7623668924</text:p>
          </table:table-cell>
          <table:table-cell office:value-type="float" office:value="3.76219757272424">
            <text:p>3,7621975727</text:p>
          </table:table-cell>
          <table:table-cell office:value-type="float" office:value="3.76217956168515">
            <text:p>3,7621795617</text:p>
          </table:table-cell>
          <table:table-cell/>
          <table:table-cell table:formula="of:=[.$C678]-[.E678]" office:value-type="float" office:value="-0.000181537403683762">
            <text:p>-0,0001815374</text:p>
          </table:table-cell>
          <table:table-cell table:formula="of:=[.$C678]-[.F678]" office:value-type="float" office:value="-0.0000122177243304655">
            <text:p>-1,22177243304655E-005</text:p>
          </table:table-cell>
          <table:table-cell table:formula="of:=[.$C678]-[.G678]" office:value-type="float" office:value="0.00000579331475858425">
            <text:p>5,79331475858425E-006</text:p>
          </table:table-cell>
          <table:table-cell table:number-columns-repeated="4"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3.75">
            <text:p>3,75</text:p>
          </table:table-cell>
          <table:table-cell office:value-type="float" office:value="3.85742553069697">
            <text:p>3,8574255307</text:p>
          </table:table-cell>
          <table:table-cell/>
          <table:table-cell office:value-type="float" office:value="3.85770146526171">
            <text:p>3,8577014653</text:p>
          </table:table-cell>
          <table:table-cell office:value-type="float" office:value="3.85747954720139">
            <text:p>3,8574795472</text:p>
          </table:table-cell>
          <table:table-cell office:value-type="float" office:value="3.85744310309916">
            <text:p>3,8574431031</text:p>
          </table:table-cell>
          <table:table-cell/>
          <table:table-cell table:formula="of:=[.$C679]-[.E679]" office:value-type="float" office:value="-0.000275934564734737">
            <text:p>-0,0002759346</text:p>
          </table:table-cell>
          <table:table-cell table:formula="of:=[.$C679]-[.F679]" office:value-type="float" office:value="-0.0000540165044111696">
            <text:p>-5,40165044111696E-005</text:p>
          </table:table-cell>
          <table:table-cell table:formula="of:=[.$C679]-[.G679]" office:value-type="float" office:value="-0.0000175724021880264">
            <text:p>-1,75724021880264E-005</text:p>
          </table:table-cell>
          <table:table-cell table:number-columns-repeated="4"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4">
            <text:p>4</text:p>
          </table:table-cell>
          <table:table-cell office:value-type="float" office:value="3.95507672292058">
            <text:p>3,9550767229</text:p>
          </table:table-cell>
          <table:table-cell/>
          <table:table-cell office:value-type="float" office:value="3.95533713838232">
            <text:p>3,9553371384</text:p>
          </table:table-cell>
          <table:table-cell office:value-type="float" office:value="3.9550966884378">
            <text:p>3,9550966884</text:p>
          </table:table-cell>
          <table:table-cell office:value-type="float" office:value="3.95507149275221">
            <text:p>3,9550714928</text:p>
          </table:table-cell>
          <table:table-cell/>
          <table:table-cell table:formula="of:=[.$C680]-[.E680]" office:value-type="float" office:value="-0.000260415461742713">
            <text:p>-0,0002604155</text:p>
          </table:table-cell>
          <table:table-cell table:formula="of:=[.$C680]-[.F680]" office:value-type="float" office:value="-0.000019965517219056">
            <text:p>-1,9965517219056E-005</text:p>
          </table:table-cell>
          <table:table-cell table:formula="of:=[.$C680]-[.G680]" office:value-type="float" office:value="0.00000523016836773138">
            <text:p>5,23016836773138E-006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.71828182845904">
            <text:p>2,7182818285</text:p>
          </table:table-cell>
          <table:table-cell/>
          <table:table-cell office:value-type="float" office:value="2.71828182845904">
            <text:p>2,7182818285</text:p>
          </table:table-cell>
          <table:table-cell office:value-type="float" office:value="2.71828542592218">
            <text:p>2,7182854259</text:p>
          </table:table-cell>
          <table:table-cell office:value-type="float" office:value="2.71828182845904">
            <text:p>2,7182818285</text:p>
          </table:table-cell>
          <table:table-cell/>
          <table:table-cell table:formula="of:=[.$C681]-[.E681]" office:value-type="float" office:value="0">
            <text:p>0</text:p>
          </table:table-cell>
          <table:table-cell table:formula="of:=[.$C681]-[.F681]" office:value-type="float" office:value="-0.00000359746313050024">
            <text:p>-3,59746313050024E-006</text:p>
          </table:table-cell>
          <table:table-cell table:formula="of:=[.$C681]-[.G681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25">
            <text:p>0,25</text:p>
          </table:table-cell>
          <table:table-cell office:value-type="float" office:value="2.78709546056585">
            <text:p>2,7870954606</text:p>
          </table:table-cell>
          <table:table-cell/>
          <table:table-cell office:value-type="float" office:value="2.78685598503645">
            <text:p>2,786855985</text:p>
          </table:table-cell>
          <table:table-cell office:value-type="float" office:value="2.78703674984655">
            <text:p>2,7870367498</text:p>
          </table:table-cell>
          <table:table-cell office:value-type="float" office:value="2.78708684438933">
            <text:p>2,7870868444</text:p>
          </table:table-cell>
          <table:table-cell/>
          <table:table-cell table:formula="of:=[.$C682]-[.E682]" office:value-type="float" office:value="0.000239475529396849">
            <text:p>0,0002394755</text:p>
          </table:table-cell>
          <table:table-cell table:formula="of:=[.$C682]-[.F682]" office:value-type="float" office:value="0.0000587107193039671">
            <text:p>5,87107193039671E-005</text:p>
          </table:table-cell>
          <table:table-cell table:formula="of:=[.$C682]-[.G682]" office:value-type="float" office:value="0.00000861617651892743">
            <text:p>8,61617651892743E-006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">
            <text:p>0,5</text:p>
          </table:table-cell>
          <table:table-cell office:value-type="float" office:value="2.85765111806316">
            <text:p>2,8576511181</text:p>
          </table:table-cell>
          <table:table-cell/>
          <table:table-cell office:value-type="float" office:value="2.85734121548854">
            <text:p>2,8573412155</text:p>
          </table:table-cell>
          <table:table-cell office:value-type="float" office:value="2.85761108901795">
            <text:p>2,857611089</text:p>
          </table:table-cell>
          <table:table-cell office:value-type="float" office:value="2.85765842562234">
            <text:p>2,8576584256</text:p>
          </table:table-cell>
          <table:table-cell/>
          <table:table-cell table:formula="of:=[.$C683]-[.E683]" office:value-type="float" office:value="0.000309902574620047">
            <text:p>0,0003099026</text:p>
          </table:table-cell>
          <table:table-cell table:formula="of:=[.$C683]-[.F683]" office:value-type="float" office:value="0.0000400290452091667">
            <text:p>0,000040029</text:p>
          </table:table-cell>
          <table:table-cell table:formula="of:=[.$C683]-[.G683]" office:value-type="float" office:value="-0.00000730755917777159">
            <text:p>-7,30755917777159E-006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75">
            <text:p>0,75</text:p>
          </table:table-cell>
          <table:table-cell office:value-type="float" office:value="2.9299929005337">
            <text:p>2,9299929005</text:p>
          </table:table-cell>
          <table:table-cell/>
          <table:table-cell office:value-type="float" office:value="2.92973751981531">
            <text:p>2,9297375198</text:p>
          </table:table-cell>
          <table:table-cell office:value-type="float" office:value="2.9300084434364">
            <text:p>2,9300084434</text:p>
          </table:table-cell>
          <table:table-cell office:value-type="float" office:value="2.92999657215807">
            <text:p>2,9299965722</text:p>
          </table:table-cell>
          <table:table-cell/>
          <table:table-cell table:formula="of:=[.$C684]-[.E684]" office:value-type="float" office:value="0.000255380718389375">
            <text:p>0,0002553807</text:p>
          </table:table-cell>
          <table:table-cell table:formula="of:=[.$C684]-[.F684]" office:value-type="float" office:value="-0.0000155429026955645">
            <text:p>-1,55429026955645E-005</text:p>
          </table:table-cell>
          <table:table-cell table:formula="of:=[.$C684]-[.G684]" office:value-type="float" office:value="-0.00000367162437120427">
            <text:p>-3,67162437120427E-006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00416602394643">
            <text:p>3,0041660239</text:p>
          </table:table-cell>
          <table:table-cell/>
          <table:table-cell office:value-type="float" office:value="3.00404489801676">
            <text:p>3,004044898</text:p>
          </table:table-cell>
          <table:table-cell office:value-type="float" office:value="3.00422881310187">
            <text:p>3,0042288131</text:p>
          </table:table-cell>
          <table:table-cell office:value-type="float" office:value="3.00415566525486">
            <text:p>3,0041556653</text:p>
          </table:table-cell>
          <table:table-cell/>
          <table:table-cell table:formula="of:=[.$C685]-[.E685]" office:value-type="float" office:value="0.000121125929674726">
            <text:p>0,0001211259</text:p>
          </table:table-cell>
          <table:table-cell table:formula="of:=[.$C685]-[.F685]" office:value-type="float" office:value="-0.0000627891554398907">
            <text:p>-6,27891554398907E-005</text:p>
          </table:table-cell>
          <table:table-cell table:formula="of:=[.$C685]-[.G685]" office:value-type="float" office:value="0.0000103586915685128">
            <text:p>1,03586915685128E-00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25">
            <text:p>1,25</text:p>
          </table:table-cell>
          <table:table-cell office:value-type="float" office:value="3.08021684891803">
            <text:p>3,0802168489</text:p>
          </table:table-cell>
          <table:table-cell/>
          <table:table-cell office:value-type="float" office:value="3.08026335009288">
            <text:p>3,0802633501</text:p>
          </table:table-cell>
          <table:table-cell office:value-type="float" office:value="3.08027219801439">
            <text:p>3,080272198</text:p>
          </table:table-cell>
          <table:table-cell office:value-type="float" office:value="3.08022307367189">
            <text:p>3,0802230737</text:p>
          </table:table-cell>
          <table:table-cell/>
          <table:table-cell table:formula="of:=[.$C686]-[.E686]" office:value-type="float" office:value="-0.000046501174852942">
            <text:p>-4,6501174852942E-005</text:p>
          </table:table-cell>
          <table:table-cell table:formula="of:=[.$C686]-[.F686]" office:value-type="float" office:value="-0.000055349096355517">
            <text:p>-5,5349096355517E-005</text:p>
          </table:table-cell>
          <table:table-cell table:formula="of:=[.$C686]-[.G686]" office:value-type="float" office:value="-0.00000622475385725352">
            <text:p>-6,22475385725352E-006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5">
            <text:p>1,5</text:p>
          </table:table-cell>
          <table:table-cell office:value-type="float" office:value="3.15819290968977">
            <text:p>3,1581929097</text:p>
          </table:table-cell>
          <table:table-cell/>
          <table:table-cell office:value-type="float" office:value="3.15839287604369">
            <text:p>3,158392876</text:p>
          </table:table-cell>
          <table:table-cell office:value-type="float" office:value="3.15815461412704">
            <text:p>3,1581546141</text:p>
          </table:table-cell>
          <table:table-cell office:value-type="float" office:value="3.15819993812845">
            <text:p>3,1581999381</text:p>
          </table:table-cell>
          <table:table-cell/>
          <table:table-cell table:formula="of:=[.$C687]-[.E687]" office:value-type="float" office:value="-0.000199966353920278">
            <text:p>-0,0001999664</text:p>
          </table:table-cell>
          <table:table-cell table:formula="of:=[.$C687]-[.F687]" office:value-type="float" office:value="0.0000382955627253878">
            <text:p>3,82955627253878E-005</text:p>
          </table:table-cell>
          <table:table-cell table:formula="of:=[.$C687]-[.G687]" office:value-type="float" office:value="-0.0000070284386772812">
            <text:p>-7,0284386772812E-006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75">
            <text:p>1,75</text:p>
          </table:table-cell>
          <table:table-cell office:value-type="float" office:value="3.23814294383796">
            <text:p>3,2381429438</text:p>
          </table:table-cell>
          <table:table-cell/>
          <table:table-cell office:value-type="float" office:value="3.23843347586917">
            <text:p>3,2384334759</text:p>
          </table:table-cell>
          <table:table-cell office:value-type="float" office:value="3.23807582303367">
            <text:p>3,238075823</text:p>
          </table:table-cell>
          <table:table-cell office:value-type="float" office:value="3.23813101502009">
            <text:p>3,238131015</text:p>
          </table:table-cell>
          <table:table-cell/>
          <table:table-cell table:formula="of:=[.$C688]-[.E688]" office:value-type="float" office:value="-0.000290532031210322">
            <text:p>-0,000290532</text:p>
          </table:table-cell>
          <table:table-cell table:formula="of:=[.$C688]-[.F688]" office:value-type="float" office:value="0.0000671208042910543">
            <text:p>6,71208042910543E-005</text:p>
          </table:table-cell>
          <table:table-cell table:formula="of:=[.$C688]-[.G688]" office:value-type="float" office:value="0.0000119288178717092">
            <text:p>1,19288178717092E-00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.32011692273655">
            <text:p>3,3201169227</text:p>
          </table:table-cell>
          <table:table-cell/>
          <table:table-cell office:value-type="float" office:value="3.32038514956933">
            <text:p>3,3203851496</text:p>
          </table:table-cell>
          <table:table-cell office:value-type="float" office:value="3.32009398092629">
            <text:p>3,3200939809</text:p>
          </table:table-cell>
          <table:table-cell office:value-type="float" office:value="3.32012162005999">
            <text:p>3,3201216201</text:p>
          </table:table-cell>
          <table:table-cell/>
          <table:table-cell table:formula="of:=[.$C689]-[.E689]" office:value-type="float" office:value="-0.000268226832785157">
            <text:p>-0,0002682268</text:p>
          </table:table-cell>
          <table:table-cell table:formula="of:=[.$C689]-[.F689]" office:value-type="float" office:value="0.0000229418102586365">
            <text:p>2,29418102586365E-005</text:p>
          </table:table-cell>
          <table:table-cell table:formula="of:=[.$C689]-[.G689]" office:value-type="float" office:value="-0.00000469732344532403">
            <text:p>-4,69732344532403E-006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25">
            <text:p>2,25</text:p>
          </table:table-cell>
          <table:table-cell office:value-type="float" office:value="3.40416608279082">
            <text:p>3,4041660828</text:p>
          </table:table-cell>
          <table:table-cell/>
          <table:table-cell office:value-type="float" office:value="3.40424789714417">
            <text:p>3,4042478971</text:p>
          </table:table-cell>
          <table:table-cell office:value-type="float" office:value="3.4042090878049">
            <text:p>3,4042090878</text:p>
          </table:table-cell>
          <table:table-cell office:value-type="float" office:value="3.40417612634218">
            <text:p>3,4041761263</text:p>
          </table:table-cell>
          <table:table-cell/>
          <table:table-cell table:formula="of:=[.$C690]-[.E690]" office:value-type="float" office:value="-0.0000818143533551918">
            <text:p>-8,18143533551918E-005</text:p>
          </table:table-cell>
          <table:table-cell table:formula="of:=[.$C690]-[.F690]" office:value-type="float" office:value="-0.0000430050140822758">
            <text:p>-0,000043005</text:p>
          </table:table-cell>
          <table:table-cell table:formula="of:=[.$C690]-[.G690]" office:value-type="float" office:value="-0.0000100435513616937">
            <text:p>-1,00435513616937E-00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 office:value-type="float" office:value="3.49034295746184">
            <text:p>3,4903429575</text:p>
          </table:table-cell>
          <table:table-cell/>
          <table:table-cell office:value-type="float" office:value="3.49018068383854">
            <text:p>3,4901806838</text:p>
          </table:table-cell>
          <table:table-cell office:value-type="float" office:value="3.49042114366951">
            <text:p>3,4904211437</text:p>
          </table:table-cell>
          <table:table-cell office:value-type="float" office:value="3.4903298192171">
            <text:p>3,4903298192</text:p>
          </table:table-cell>
          <table:table-cell/>
          <table:table-cell table:formula="of:=[.$C691]-[.E691]" office:value-type="float" office:value="0.000162273623305342">
            <text:p>0,0001622736</text:p>
          </table:table-cell>
          <table:table-cell table:formula="of:=[.$C691]-[.F691]" office:value-type="float" office:value="-0.0000781862076664197">
            <text:p>-7,81862076664197E-005</text:p>
          </table:table-cell>
          <table:table-cell table:formula="of:=[.$C691]-[.G691]" office:value-type="float" office:value="0.0000131382447388084">
            <text:p>1,31382447388084E-00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75">
            <text:p>2,75</text:p>
          </table:table-cell>
          <table:table-cell office:value-type="float" office:value="3.57870141010158">
            <text:p>3,5787014101</text:p>
          </table:table-cell>
          <table:table-cell/>
          <table:table-cell office:value-type="float" office:value="3.57848155966705">
            <text:p>3,5784815597</text:p>
          </table:table-cell>
          <table:table-cell office:value-type="float" office:value="3.57873014852011">
            <text:p>3,5787301485</text:p>
          </table:table-cell>
          <table:table-cell office:value-type="float" office:value="3.57870416664804">
            <text:p>3,5787041666</text:p>
          </table:table-cell>
          <table:table-cell/>
          <table:table-cell table:formula="of:=[.$C692]-[.E692]" office:value-type="float" office:value="0.000219850434524993">
            <text:p>0,0002198504</text:p>
          </table:table-cell>
          <table:table-cell table:formula="of:=[.$C692]-[.F692]" office:value-type="float" office:value="-0.0000287384185280182">
            <text:p>-2,87384185280182E-005</text:p>
          </table:table-cell>
          <table:table-cell table:formula="of:=[.$C692]-[.G692]" office:value-type="float" office:value="-0.00000275654646397783">
            <text:p>-2,75654646397783E-006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.66929666761924">
            <text:p>3,6692966676</text:p>
          </table:table-cell>
          <table:table-cell/>
          <table:table-cell office:value-type="float" office:value="3.66914655063303">
            <text:p>3,6691465506</text:p>
          </table:table-cell>
          <table:table-cell office:value-type="float" office:value="3.66924257401876">
            <text:p>3,669242574</text:p>
          </table:table-cell>
          <table:table-cell office:value-type="float" office:value="3.66930934802227">
            <text:p>3,669309348</text:p>
          </table:table-cell>
          <table:table-cell/>
          <table:table-cell table:formula="of:=[.$C693]-[.E693]" office:value-type="float" office:value="0.000150116986217252">
            <text:p>0,000150117</text:p>
          </table:table-cell>
          <table:table-cell table:formula="of:=[.$C693]-[.F693]" office:value-type="float" office:value="0.0000540936004873593">
            <text:p>5,40936004873593E-005</text:p>
          </table:table-cell>
          <table:table-cell table:formula="of:=[.$C693]-[.G693]" office:value-type="float" office:value="-0.0000126804030218253">
            <text:p>-1,26804030218253E-00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25">
            <text:p>3,25</text:p>
          </table:table-cell>
          <table:table-cell office:value-type="float" office:value="3.76218535499991">
            <text:p>3,762185355</text:p>
          </table:table-cell>
          <table:table-cell/>
          <table:table-cell office:value-type="float" office:value="3.76217565673645">
            <text:p>3,7621756567</text:p>
          </table:table-cell>
          <table:table-cell office:value-type="float" office:value="3.76214800038487">
            <text:p>3,7621480004</text:p>
          </table:table-cell>
          <table:table-cell office:value-type="float" office:value="3.76216739293979">
            <text:p>3,7621673929</text:p>
          </table:table-cell>
          <table:table-cell/>
          <table:table-cell table:formula="of:=[.$C694]-[.E694]" office:value-type="float" office:value="0.00000969826346119973">
            <text:p>9,69826346119973E-006</text:p>
          </table:table-cell>
          <table:table-cell table:formula="of:=[.$C694]-[.F694]" office:value-type="float" office:value="0.0000373546150416182">
            <text:p>3,73546150416182E-005</text:p>
          </table:table-cell>
          <table:table-cell table:formula="of:=[.$C694]-[.G694]" office:value-type="float" office:value="0.0000179620601228336">
            <text:p>1,79620601228336E-00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 office:value-type="float" office:value="3.85742553069697">
            <text:p>3,8574255307</text:p>
          </table:table-cell>
          <table:table-cell/>
          <table:table-cell office:value-type="float" office:value="3.85756887797733">
            <text:p>3,857568878</text:p>
          </table:table-cell>
          <table:table-cell office:value-type="float" office:value="3.85744974681026">
            <text:p>3,8574497468</text:p>
          </table:table-cell>
          <table:table-cell office:value-type="float" office:value="3.85742124544658">
            <text:p>3,8574212454</text:p>
          </table:table-cell>
          <table:table-cell/>
          <table:table-cell table:formula="of:=[.$C695]-[.E695]" office:value-type="float" office:value="-0.000143347280351147">
            <text:p>-0,0001433473</text:p>
          </table:table-cell>
          <table:table-cell table:formula="of:=[.$C695]-[.F695]" office:value-type="float" office:value="-0.0000242161132884">
            <text:p>-2,42161132884E-005</text:p>
          </table:table-cell>
          <table:table-cell table:formula="of:=[.$C695]-[.G695]" office:value-type="float" office:value="0.00000428525039719574">
            <text:p>4,28525039719574E-006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75">
            <text:p>3,75</text:p>
          </table:table-cell>
          <table:table-cell office:value-type="float" office:value="3.95507672292058">
            <text:p>3,9550767229</text:p>
          </table:table-cell>
          <table:table-cell/>
          <table:table-cell office:value-type="float" office:value="3.95532621435565">
            <text:p>3,9553262144</text:p>
          </table:table-cell>
          <table:table-cell office:value-type="float" office:value="3.95514781329493">
            <text:p>3,9551478133</text:p>
          </table:table-cell>
          <table:table-cell office:value-type="float" office:value="3.95509538171947">
            <text:p>3,9550953817</text:p>
          </table:table-cell>
          <table:table-cell/>
          <table:table-cell table:formula="of:=[.$C696]-[.E696]" office:value-type="float" office:value="-0.00024949143507591">
            <text:p>-0,0002494914</text:p>
          </table:table-cell>
          <table:table-cell table:formula="of:=[.$C696]-[.F696]" office:value-type="float" office:value="-0.0000710903743574853">
            <text:p>-7,10903743574853E-005</text:p>
          </table:table-cell>
          <table:table-cell table:formula="of:=[.$C696]-[.G696]" office:value-type="float" office:value="-0.0000186587988912912">
            <text:p>-1,86587988912912E-00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.05519996684468">
            <text:p>4,0551999668</text:p>
          </table:table-cell>
          <table:table-cell/>
          <table:table-cell office:value-type="float" office:value="4.05544766587143">
            <text:p>4,0554476659</text:p>
          </table:table-cell>
          <table:table-cell office:value-type="float" office:value="4.05524219983889">
            <text:p>4,0552421998</text:p>
          </table:table-cell>
          <table:table-cell office:value-type="float" office:value="4.05519440191045">
            <text:p>4,0551944019</text:p>
          </table:table-cell>
          <table:table-cell/>
          <table:table-cell table:formula="of:=[.$C697]-[.E697]" office:value-type="float" office:value="-0.000247699026757253">
            <text:p>-0,000247699</text:p>
          </table:table-cell>
          <table:table-cell table:formula="of:=[.$C697]-[.F697]" office:value-type="float" office:value="-0.0000422329942111332">
            <text:p>-0,000042233</text:p>
          </table:table-cell>
          <table:table-cell table:formula="of:=[.$C697]-[.G697]" office:value-type="float" office:value="0.00000556493422809723">
            <text:p>5,56493422809723E-006</text:p>
          </table:table-cell>
          <table:table-cell table:number-columns-repeated="4"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0">
            <text:p>0</text:p>
          </table:table-cell>
          <table:table-cell office:value-type="float" office:value="2.78709546056585">
            <text:p>2,7870954606</text:p>
          </table:table-cell>
          <table:table-cell/>
          <table:table-cell office:value-type="float" office:value="2.78707327122621">
            <text:p>2,7870732712</text:p>
          </table:table-cell>
          <table:table-cell office:value-type="float" office:value="2.78709220639025">
            <text:p>2,7870922064</text:p>
          </table:table-cell>
          <table:table-cell office:value-type="float" office:value="2.78709626184329">
            <text:p>2,7870962618</text:p>
          </table:table-cell>
          <table:table-cell/>
          <table:table-cell table:formula="of:=[.$C698]-[.E698]" office:value-type="float" office:value="0.0000221893396403772">
            <text:p>2,21893396403772E-005</text:p>
          </table:table-cell>
          <table:table-cell table:formula="of:=[.$C698]-[.F698]" office:value-type="float" office:value="0.00000325417559610131">
            <text:p>3,25417559610131E-006</text:p>
          </table:table-cell>
          <table:table-cell table:formula="of:=[.$C698]-[.G698]" office:value-type="float" office:value="-0.000000801277442619153">
            <text:p>-8,01277442619153E-007</text:p>
          </table:table-cell>
          <table:table-cell table:number-columns-repeated="4"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0.25">
            <text:p>0,25</text:p>
          </table:table-cell>
          <table:table-cell office:value-type="float" office:value="2.85765111806316">
            <text:p>2,8576511181</text:p>
          </table:table-cell>
          <table:table-cell/>
          <table:table-cell office:value-type="float" office:value="2.85738286188902">
            <text:p>2,8573828619</text:p>
          </table:table-cell>
          <table:table-cell office:value-type="float" office:value="2.85758381175757">
            <text:p>2,8575838118</text:p>
          </table:table-cell>
          <table:table-cell office:value-type="float" office:value="2.85764310251092">
            <text:p>2,8576431025</text:p>
          </table:table-cell>
          <table:table-cell/>
          <table:table-cell table:formula="of:=[.$C699]-[.E699]" office:value-type="float" office:value="0.000268256174138948">
            <text:p>0,0002682562</text:p>
          </table:table-cell>
          <table:table-cell table:formula="of:=[.$C699]-[.F699]" office:value-type="float" office:value="0.0000673063055938172">
            <text:p>6,73063055938172E-005</text:p>
          </table:table-cell>
          <table:table-cell table:formula="of:=[.$C699]-[.G699]" office:value-type="float" office:value="0.00000801555224549944">
            <text:p>8,01555224549944E-006</text:p>
          </table:table-cell>
          <table:table-cell table:number-columns-repeated="4"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0.5">
            <text:p>0,5</text:p>
          </table:table-cell>
          <table:table-cell office:value-type="float" office:value="2.9299929005337">
            <text:p>2,9299929005</text:p>
          </table:table-cell>
          <table:table-cell/>
          <table:table-cell office:value-type="float" office:value="2.92965197378677">
            <text:p>2,9296519738</text:p>
          </table:table-cell>
          <table:table-cell office:value-type="float" office:value="2.92994457864624">
            <text:p>2,9299445786</text:p>
          </table:table-cell>
          <table:table-cell office:value-type="float" office:value="2.93000123050044">
            <text:p>2,9300012305</text:p>
          </table:table-cell>
          <table:table-cell/>
          <table:table-cell table:formula="of:=[.$C700]-[.E700]" office:value-type="float" office:value="0.000340926746934311">
            <text:p>0,0003409267</text:p>
          </table:table-cell>
          <table:table-cell table:formula="of:=[.$C700]-[.F700]" office:value-type="float" office:value="0.0000483218874629543">
            <text:p>4,83218874629543E-005</text:p>
          </table:table-cell>
          <table:table-cell table:formula="of:=[.$C700]-[.G700]" office:value-type="float" office:value="-0.00000832996674082764">
            <text:p>-0,00000833</text:p>
          </table:table-cell>
          <table:table-cell table:number-columns-repeated="4"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0.75">
            <text:p>0,75</text:p>
          </table:table-cell>
          <table:table-cell office:value-type="float" office:value="3.00416602394643">
            <text:p>3,0041660239</text:p>
          </table:table-cell>
          <table:table-cell/>
          <table:table-cell office:value-type="float" office:value="3.00388060691944">
            <text:p>3,0038806069</text:p>
          </table:table-cell>
          <table:table-cell office:value-type="float" office:value="3.00417450705626">
            <text:p>3,0041745071</text:p>
          </table:table-cell>
          <table:table-cell office:value-type="float" office:value="3.00417064581187">
            <text:p>3,0041706458</text:p>
          </table:table-cell>
          <table:table-cell/>
          <table:table-cell table:formula="of:=[.$C701]-[.E701]" office:value-type="float" office:value="0.000285417026996804">
            <text:p>0,000285417</text:p>
          </table:table-cell>
          <table:table-cell table:formula="of:=[.$C701]-[.F701]" office:value-type="float" office:value="-0.00000848310982526357">
            <text:p>-8,48310982526357E-006</text:p>
          </table:table-cell>
          <table:table-cell table:formula="of:=[.$C701]-[.G701]" office:value-type="float" office:value="-0.000004621865433041">
            <text:p>-4,621865433041E-006</text:p>
          </table:table-cell>
          <table:table-cell table:number-columns-repeated="4"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1">
            <text:p>1</text:p>
          </table:table-cell>
          <table:table-cell office:value-type="float" office:value="3.08021684891803">
            <text:p>3,0802168489</text:p>
          </table:table-cell>
          <table:table-cell/>
          <table:table-cell office:value-type="float" office:value="3.08006876128703">
            <text:p>3,0800687613</text:p>
          </table:table-cell>
          <table:table-cell office:value-type="float" office:value="3.08027359698763">
            <text:p>3,080273597</text:p>
          </table:table-cell>
          <table:table-cell office:value-type="float" office:value="3.08020710503836">
            <text:p>3,080207105</text:p>
          </table:table-cell>
          <table:table-cell/>
          <table:table-cell table:formula="of:=[.$C702]-[.E702]" office:value-type="float" office:value="0.000148087630997829">
            <text:p>0,0001480876</text:p>
          </table:table-cell>
          <table:table-cell table:formula="of:=[.$C702]-[.F702]" office:value-type="float" office:value="-0.0000567480696020972">
            <text:p>-5,67480696020972E-005</text:p>
          </table:table-cell>
          <table:table-cell table:formula="of:=[.$C702]-[.G702]" office:value-type="float" office:value="0.00000974387967556112">
            <text:p>9,74387967556112E-006</text:p>
          </table:table-cell>
          <table:table-cell table:number-columns-repeated="4"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1.25">
            <text:p>1,25</text:p>
          </table:table-cell>
          <table:table-cell office:value-type="float" office:value="3.15819290968977">
            <text:p>3,1581929097</text:p>
          </table:table-cell>
          <table:table-cell/>
          <table:table-cell office:value-type="float" office:value="3.15821643688956">
            <text:p>3,1582164369</text:p>
          </table:table-cell>
          <table:table-cell office:value-type="float" office:value="3.15824184844036">
            <text:p>3,1582418484</text:p>
          </table:table-cell>
          <table:table-cell office:value-type="float" office:value="3.1582001889748">
            <text:p>3,158200189</text:p>
          </table:table-cell>
          <table:table-cell/>
          <table:table-cell table:formula="of:=[.$C703]-[.E703]" office:value-type="float" office:value="-0.0000235271997888198">
            <text:p>-2,35271997888198E-005</text:p>
          </table:table-cell>
          <table:table-cell table:formula="of:=[.$C703]-[.F703]" office:value-type="float" office:value="-0.0000489387505910877">
            <text:p>-4,89387505910877E-005</text:p>
          </table:table-cell>
          <table:table-cell table:formula="of:=[.$C703]-[.G703]" office:value-type="float" office:value="-0.00000727928503518882">
            <text:p>-7,27928503518882E-006</text:p>
          </table:table-cell>
          <table:table-cell table:number-columns-repeated="4"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1.5">
            <text:p>1,5</text:p>
          </table:table-cell>
          <table:table-cell office:value-type="float" office:value="3.23814294383796">
            <text:p>3,2381429438</text:p>
          </table:table-cell>
          <table:table-cell/>
          <table:table-cell office:value-type="float" office:value="3.23832363372701">
            <text:p>3,2383236337</text:p>
          </table:table-cell>
          <table:table-cell office:value-type="float" office:value="3.23809568184756">
            <text:p>3,2380956818</text:p>
          </table:table-cell>
          <table:table-cell office:value-type="float" office:value="3.23815106733276">
            <text:p>3,2381510673</text:p>
          </table:table-cell>
          <table:table-cell/>
          <table:table-cell table:formula="of:=[.$C704]-[.E704]" office:value-type="float" office:value="-0.000180689889048402">
            <text:p>-0,0001806899</text:p>
          </table:table-cell>
          <table:table-cell table:formula="of:=[.$C704]-[.F704]" office:value-type="float" office:value="0.0000472619904052785">
            <text:p>0,000047262</text:p>
          </table:table-cell>
          <table:table-cell table:formula="of:=[.$C704]-[.G704]" office:value-type="float" office:value="-0.00000812349480039387">
            <text:p>-8,12349480039387E-006</text:p>
          </table:table-cell>
          <table:table-cell table:number-columns-repeated="4"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1.75">
            <text:p>1,75</text:p>
          </table:table-cell>
          <table:table-cell office:value-type="float" office:value="3.32011692273655">
            <text:p>3,3201169227</text:p>
          </table:table-cell>
          <table:table-cell/>
          <table:table-cell office:value-type="float" office:value="3.32039035179939">
            <text:p>3,3203903518</text:p>
          </table:table-cell>
          <table:table-cell office:value-type="float" office:value="3.32003992551266">
            <text:p>3,3200399255</text:p>
          </table:table-cell>
          <table:table-cell office:value-type="float" office:value="3.32010562897517">
            <text:p>3,320105629</text:p>
          </table:table-cell>
          <table:table-cell/>
          <table:table-cell table:formula="of:=[.$C705]-[.E705]" office:value-type="float" office:value="-0.000273429062839892">
            <text:p>-0,0002734291</text:p>
          </table:table-cell>
          <table:table-cell table:formula="of:=[.$C705]-[.F705]" office:value-type="float" office:value="0.0000769972238874317">
            <text:p>7,69972238874317E-005</text:p>
          </table:table-cell>
          <table:table-cell table:formula="of:=[.$C705]-[.G705]" office:value-type="float" office:value="0.0000112937613789832">
            <text:p>1,12937613789832E-005</text:p>
          </table:table-cell>
          <table:table-cell table:number-columns-repeated="4"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2">
            <text:p>2</text:p>
          </table:table-cell>
          <table:table-cell office:value-type="float" office:value="3.40416608279082">
            <text:p>3,4041660828</text:p>
          </table:table-cell>
          <table:table-cell/>
          <table:table-cell office:value-type="float" office:value="3.40441659110669">
            <text:p>3,4044165911</text:p>
          </table:table-cell>
          <table:table-cell office:value-type="float" office:value="3.40413421368037">
            <text:p>3,4041342137</text:p>
          </table:table-cell>
          <table:table-cell office:value-type="float" office:value="3.40417185550352">
            <text:p>3,4041718555</text:p>
          </table:table-cell>
          <table:table-cell/>
          <table:table-cell table:formula="of:=[.$C706]-[.E706]" office:value-type="float" office:value="-0.000250508315875475">
            <text:p>-0,0002505083</text:p>
          </table:table-cell>
          <table:table-cell table:formula="of:=[.$C706]-[.F706]" office:value-type="float" office:value="0.0000318691104470581">
            <text:p>3,18691104470581E-005</text:p>
          </table:table-cell>
          <table:table-cell table:formula="of:=[.$C706]-[.G706]" office:value-type="float" office:value="-0.00000577271270252311">
            <text:p>-5,77271270252311E-006</text:p>
          </table:table-cell>
          <table:table-cell table:number-columns-repeated="4"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2.25">
            <text:p>2,25</text:p>
          </table:table-cell>
          <table:table-cell office:value-type="float" office:value="3.49034295746184">
            <text:p>3,4903429575</text:p>
          </table:table-cell>
          <table:table-cell/>
          <table:table-cell office:value-type="float" office:value="3.49040235164893">
            <text:p>3,4904023516</text:p>
          </table:table-cell>
          <table:table-cell office:value-type="float" office:value="3.49037854635069">
            <text:p>3,4903785464</text:p>
          </table:table-cell>
          <table:table-cell office:value-type="float" office:value="3.49035423080058">
            <text:p>3,4903542308</text:p>
          </table:table-cell>
          <table:table-cell/>
          <table:table-cell table:formula="of:=[.$C707]-[.E707]" office:value-type="float" office:value="-0.0000593941870876691">
            <text:p>-5,93941870876691E-005</text:p>
          </table:table-cell>
          <table:table-cell table:formula="of:=[.$C707]-[.F707]" office:value-type="float" office:value="-0.0000355888888474709">
            <text:p>-3,55888888474709E-005</text:p>
          </table:table-cell>
          <table:table-cell table:formula="of:=[.$C707]-[.G707]" office:value-type="float" office:value="-0.0000112733387402919">
            <text:p>-1,12733387402919E-005</text:p>
          </table:table-cell>
          <table:table-cell table:number-columns-repeated="4"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2.5">
            <text:p>2,5</text:p>
          </table:table-cell>
          <table:table-cell office:value-type="float" office:value="3.57870141010158">
            <text:p>3,5787014101</text:p>
          </table:table-cell>
          <table:table-cell/>
          <table:table-cell office:value-type="float" office:value="3.57849658845244">
            <text:p>3,5784965885</text:p>
          </table:table-cell>
          <table:table-cell office:value-type="float" office:value="3.57877292352361">
            <text:p>3,5787729235</text:p>
          </table:table-cell>
          <table:table-cell office:value-type="float" office:value="3.57868893147398">
            <text:p>3,5786889315</text:p>
          </table:table-cell>
          <table:table-cell/>
          <table:table-cell table:formula="of:=[.$C708]-[.E708]" office:value-type="float" office:value="0.000204821649135933">
            <text:p>0,0002048216</text:p>
          </table:table-cell>
          <table:table-cell table:formula="of:=[.$C708]-[.F708]" office:value-type="float" office:value="-0.0000715134220325986">
            <text:p>-7,15134220325986E-005</text:p>
          </table:table-cell>
          <table:table-cell table:formula="of:=[.$C708]-[.G708]" office:value-type="float" office:value="0.0000124786275983446">
            <text:p>1,24786275983446E-005</text:p>
          </table:table-cell>
          <table:table-cell table:number-columns-repeated="4"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2.75">
            <text:p>2,75</text:p>
          </table:table-cell>
          <table:table-cell office:value-type="float" office:value="3.66929666761924">
            <text:p>3,6692966676</text:p>
          </table:table-cell>
          <table:table-cell/>
          <table:table-cell office:value-type="float" office:value="3.6690174022429">
            <text:p>3,6690174022</text:p>
          </table:table-cell>
          <table:table-cell office:value-type="float" office:value="3.66931734519914">
            <text:p>3,6693173452</text:p>
          </table:table-cell>
          <table:table-cell office:value-type="float" office:value="3.66930050278183">
            <text:p>3,6693005028</text:p>
          </table:table-cell>
          <table:table-cell/>
          <table:table-cell table:formula="of:=[.$C709]-[.E709]" office:value-type="float" office:value="0.000279265376344817">
            <text:p>0,0002792654</text:p>
          </table:table-cell>
          <table:table-cell table:formula="of:=[.$C709]-[.F709]" office:value-type="float" office:value="-0.0000206775798976544">
            <text:p>-2,06775798976544E-005</text:p>
          </table:table-cell>
          <table:table-cell table:formula="of:=[.$C709]-[.G709]" office:value-type="float" office:value="-0.00000383516258173344">
            <text:p>-3,83516258173344E-006</text:p>
          </table:table-cell>
          <table:table-cell table:number-columns-repeated="4"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3">
            <text:p>3</text:p>
          </table:table-cell>
          <table:table-cell office:value-type="float" office:value="3.76218535499991">
            <text:p>3,762185355</text:p>
          </table:table-cell>
          <table:table-cell/>
          <table:table-cell office:value-type="float" office:value="3.76196883274839">
            <text:p>3,7619688327</text:p>
          </table:table-cell>
          <table:table-cell office:value-type="float" office:value="3.76211845168006">
            <text:p>3,7621184517</text:p>
          </table:table-cell>
          <table:table-cell office:value-type="float" office:value="3.76219938306573">
            <text:p>3,7621993831</text:p>
          </table:table-cell>
          <table:table-cell/>
          <table:table-cell table:formula="of:=[.$C710]-[.E710]" office:value-type="float" office:value="0.000216522251521134">
            <text:p>0,0002165223</text:p>
          </table:table-cell>
          <table:table-cell table:formula="of:=[.$C710]-[.F710]" office:value-type="float" office:value="0.0000669033198494873">
            <text:p>6,69033198494873E-005</text:p>
          </table:table-cell>
          <table:table-cell table:formula="of:=[.$C710]-[.G710]" office:value-type="float" office:value="-0.0000140280658200709">
            <text:p>-1,40280658200709E-005</text:p>
          </table:table-cell>
          <table:table-cell table:number-columns-repeated="4"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3.25">
            <text:p>3,25</text:p>
          </table:table-cell>
          <table:table-cell office:value-type="float" office:value="3.85742553069697">
            <text:p>3,8574255307</text:p>
          </table:table-cell>
          <table:table-cell/>
          <table:table-cell office:value-type="float" office:value="3.85735087996892">
            <text:p>3,85735088</text:p>
          </table:table-cell>
          <table:table-cell office:value-type="float" office:value="3.85737426670199">
            <text:p>3,8573742667</text:p>
          </table:table-cell>
          <table:table-cell office:value-type="float" office:value="3.8574087064717">
            <text:p>3,8574087065</text:p>
          </table:table-cell>
          <table:table-cell/>
          <table:table-cell table:formula="of:=[.$C711]-[.E711]" office:value-type="float" office:value="0.0000746507280573461">
            <text:p>7,46507280573461E-005</text:p>
          </table:table-cell>
          <table:table-cell table:formula="of:=[.$C711]-[.F711]" office:value-type="float" office:value="0.0000512639949885596">
            <text:p>0,000051264</text:p>
          </table:table-cell>
          <table:table-cell table:formula="of:=[.$C711]-[.G711]" office:value-type="float" office:value="0.0000168242252760464">
            <text:p>1,68242252760464E-005</text:p>
          </table:table-cell>
          <table:table-cell table:number-columns-repeated="4"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3.5">
            <text:p>3,5</text:p>
          </table:table-cell>
          <table:table-cell office:value-type="float" office:value="3.95507672292058">
            <text:p>3,9550767229</text:p>
          </table:table-cell>
          <table:table-cell/>
          <table:table-cell office:value-type="float" office:value="3.95516354390448">
            <text:p>3,9551635439</text:p>
          </table:table-cell>
          <table:table-cell office:value-type="float" office:value="3.95508901951841">
            <text:p>3,9550890195</text:p>
          </table:table-cell>
          <table:table-cell office:value-type="float" office:value="3.9550740227164">
            <text:p>3,9550740227</text:p>
          </table:table-cell>
          <table:table-cell/>
          <table:table-cell table:formula="of:=[.$C712]-[.E712]" office:value-type="float" office:value="-0.0000868209839048895">
            <text:p>-0,000086821</text:p>
          </table:table-cell>
          <table:table-cell table:formula="of:=[.$C712]-[.F712]" office:value-type="float" office:value="-0.0000122965978306411">
            <text:p>-1,22965978306411E-005</text:p>
          </table:table-cell>
          <table:table-cell table:formula="of:=[.$C712]-[.G712]" office:value-type="float" office:value="0.00000270020417403316">
            <text:p>2,70020417403316E-006</text:p>
          </table:table-cell>
          <table:table-cell table:number-columns-repeated="4"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3.75">
            <text:p>3,75</text:p>
          </table:table-cell>
          <table:table-cell office:value-type="float" office:value="4.05519996684468">
            <text:p>4,0551999668</text:p>
          </table:table-cell>
          <table:table-cell/>
          <table:table-cell office:value-type="float" office:value="4.05540682455508">
            <text:p>4,0554068246</text:p>
          </table:table-cell>
          <table:table-cell office:value-type="float" office:value="4.05526271012933">
            <text:p>4,0552627101</text:p>
          </table:table-cell>
          <table:table-cell office:value-type="float" office:value="4.05521973194423">
            <text:p>4,0552197319</text:p>
          </table:table-cell>
          <table:table-cell/>
          <table:table-cell table:formula="of:=[.$C713]-[.E713]" office:value-type="float" office:value="-0.000206857710408848">
            <text:p>-0,0002068577</text:p>
          </table:table-cell>
          <table:table-cell table:formula="of:=[.$C713]-[.F713]" office:value-type="float" office:value="-0.0000627432846513898">
            <text:p>-6,27432846513898E-005</text:p>
          </table:table-cell>
          <table:table-cell table:formula="of:=[.$C713]-[.G713]" office:value-type="float" office:value="-0.000019765099550817">
            <text:p>-1,9765099550817E-005</text:p>
          </table:table-cell>
          <table:table-cell table:number-columns-repeated="4"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4">
            <text:p>4</text:p>
          </table:table-cell>
          <table:table-cell office:value-type="float" office:value="4.15785784275601">
            <text:p>4,1578578428</text:p>
          </table:table-cell>
          <table:table-cell/>
          <table:table-cell office:value-type="float" office:value="4.15808072192072">
            <text:p>4,1580807219</text:p>
          </table:table-cell>
          <table:table-cell office:value-type="float" office:value="4.15789533853474">
            <text:p>4,1578953385</text:p>
          </table:table-cell>
          <table:table-cell office:value-type="float" office:value="4.15785196181766">
            <text:p>4,1578519618</text:p>
          </table:table-cell>
          <table:table-cell/>
          <table:table-cell table:formula="of:=[.$C714]-[.E714]" office:value-type="float" office:value="-0.000222879164715195">
            <text:p>-0,0002228792</text:p>
          </table:table-cell>
          <table:table-cell table:formula="of:=[.$C714]-[.F714]" office:value-type="float" office:value="-0.0000374957787370178">
            <text:p>-3,74957787370178E-005</text:p>
          </table:table-cell>
          <table:table-cell table:formula="of:=[.$C714]-[.G714]" office:value-type="float" office:value="0.00000588093834519299">
            <text:p>5,88093834519299E-006</text:p>
          </table:table-cell>
          <table:table-cell table:number-columns-repeated="4"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0">
            <text:p>0</text:p>
          </table:table-cell>
          <table:table-cell office:value-type="float" office:value="2.85765111806316">
            <text:p>2,8576511181</text:p>
          </table:table-cell>
          <table:table-cell/>
          <table:table-cell office:value-type="float" office:value="2.85765111806316">
            <text:p>2,8576511181</text:p>
          </table:table-cell>
          <table:table-cell table:number-columns-repeated="2" office:value-type="float" office:value="2.85765111806316">
            <text:p>2,8576511181</text:p>
          </table:table-cell>
          <table:table-cell/>
          <table:table-cell table:formula="of:=[.$C715]-[.E715]" office:value-type="float" office:value="0">
            <text:p>0</text:p>
          </table:table-cell>
          <table:table-cell table:formula="of:=[.$C715]-[.F715]" office:value-type="float" office:value="0">
            <text:p>0</text:p>
          </table:table-cell>
          <table:table-cell table:formula="of:=[.$C715]-[.G715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0.25">
            <text:p>0,25</text:p>
          </table:table-cell>
          <table:table-cell office:value-type="float" office:value="2.9299929005337">
            <text:p>2,9299929005</text:p>
          </table:table-cell>
          <table:table-cell/>
          <table:table-cell office:value-type="float" office:value="2.92974125459683">
            <text:p>2,9297412546</text:p>
          </table:table-cell>
          <table:table-cell office:value-type="float" office:value="2.92992730545292">
            <text:p>2,9299273055</text:p>
          </table:table-cell>
          <table:table-cell office:value-type="float" office:value="2.92998383755335">
            <text:p>2,9299838376</text:p>
          </table:table-cell>
          <table:table-cell/>
          <table:table-cell table:formula="of:=[.$C716]-[.E716]" office:value-type="float" office:value="0.00025164593687288">
            <text:p>0,0002516459</text:p>
          </table:table-cell>
          <table:table-cell table:formula="of:=[.$C716]-[.F716]" office:value-type="float" office:value="0.0000655950807777472">
            <text:p>6,55950807777472E-005</text:p>
          </table:table-cell>
          <table:table-cell table:formula="of:=[.$C716]-[.G716]" office:value-type="float" office:value="0.00000906298034664133">
            <text:p>0,000009063</text:p>
          </table:table-cell>
          <table:table-cell table:number-columns-repeated="4"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0.5">
            <text:p>0,5</text:p>
          </table:table-cell>
          <table:table-cell office:value-type="float" office:value="3.00416602394643">
            <text:p>3,0041660239</text:p>
          </table:table-cell>
          <table:table-cell/>
          <table:table-cell office:value-type="float" office:value="3.00384061567471">
            <text:p>3,0038406157</text:p>
          </table:table-cell>
          <table:table-cell office:value-type="float" office:value="3.00411997877318">
            <text:p>3,0041199788</text:p>
          </table:table-cell>
          <table:table-cell office:value-type="float" office:value="3.0041736969515">
            <text:p>3,004173697</text:p>
          </table:table-cell>
          <table:table-cell/>
          <table:table-cell table:formula="of:=[.$C717]-[.E717]" office:value-type="float" office:value="0.00032540827172145">
            <text:p>0,0003254083</text:p>
          </table:table-cell>
          <table:table-cell table:formula="of:=[.$C717]-[.F717]" office:value-type="float" office:value="0.0000460451732484657">
            <text:p>4,60451732484657E-005</text:p>
          </table:table-cell>
          <table:table-cell table:formula="of:=[.$C717]-[.G717]" office:value-type="float" office:value="-0.00000767300507042989">
            <text:p>-0,000007673</text:p>
          </table:table-cell>
          <table:table-cell table:number-columns-repeated="4"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0.75">
            <text:p>0,75</text:p>
          </table:table-cell>
          <table:table-cell office:value-type="float" office:value="3.08021684891803">
            <text:p>3,0802168489</text:p>
          </table:table-cell>
          <table:table-cell/>
          <table:table-cell office:value-type="float" office:value="3.07994920129681">
            <text:p>3,0799492013</text:p>
          </table:table-cell>
          <table:table-cell office:value-type="float" office:value="3.08022913802395">
            <text:p>3,080229138</text:p>
          </table:table-cell>
          <table:table-cell office:value-type="float" office:value="3.08022069625761">
            <text:p>3,0802206963</text:p>
          </table:table-cell>
          <table:table-cell/>
          <table:table-cell table:formula="of:=[.$C718]-[.E718]" office:value-type="float" office:value="0.000267647621216227">
            <text:p>0,0002676476</text:p>
          </table:table-cell>
          <table:table-cell table:formula="of:=[.$C718]-[.F718]" office:value-type="float" office:value="-0.0000122891059164409">
            <text:p>-1,22891059164409E-005</text:p>
          </table:table-cell>
          <table:table-cell table:formula="of:=[.$C718]-[.G718]" office:value-type="float" office:value="-0.00000384733957847772">
            <text:p>-3,84733957847772E-006</text:p>
          </table:table-cell>
          <table:table-cell table:number-columns-repeated="4"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1">
            <text:p>1</text:p>
          </table:table-cell>
          <table:table-cell office:value-type="float" office:value="3.15819290968977">
            <text:p>3,1581929097</text:p>
          </table:table-cell>
          <table:table-cell/>
          <table:table-cell office:value-type="float" office:value="3.15806701146314">
            <text:p>3,1580670115</text:p>
          </table:table-cell>
          <table:table-cell office:value-type="float" office:value="3.15825478320521">
            <text:p>3,1582547832</text:p>
          </table:table-cell>
          <table:table-cell office:value-type="float" office:value="3.15818200301089">
            <text:p>3,158182003</text:p>
          </table:table-cell>
          <table:table-cell/>
          <table:table-cell table:formula="of:=[.$C719]-[.E719]" office:value-type="float" office:value="0.000125898226632337">
            <text:p>0,0001258982</text:p>
          </table:table-cell>
          <table:table-cell table:formula="of:=[.$C719]-[.F719]" office:value-type="float" office:value="-0.0000618735154418459">
            <text:p>-6,18735154418459E-005</text:p>
          </table:table-cell>
          <table:table-cell table:formula="of:=[.$C719]-[.G719]" office:value-type="float" office:value="0.0000109066788755996">
            <text:p>1,09066788755996E-005</text:p>
          </table:table-cell>
          <table:table-cell table:number-columns-repeated="4"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1.25">
            <text:p>1,25</text:p>
          </table:table-cell>
          <table:table-cell office:value-type="float" office:value="3.23814294383796">
            <text:p>3,2381429438</text:p>
          </table:table-cell>
          <table:table-cell/>
          <table:table-cell office:value-type="float" office:value="3.23819404617368">
            <text:p>3,2381940462</text:p>
          </table:table-cell>
          <table:table-cell office:value-type="float" office:value="3.23819691431697">
            <text:p>3,2381969143</text:p>
          </table:table-cell>
          <table:table-cell office:value-type="float" office:value="3.2381494657317">
            <text:p>3,2381494657</text:p>
          </table:table-cell>
          <table:table-cell/>
          <table:table-cell table:formula="of:=[.$C720]-[.E720]" office:value-type="float" office:value="-0.0000511023357150364">
            <text:p>-5,11023357150364E-005</text:p>
          </table:table-cell>
          <table:table-cell table:formula="of:=[.$C720]-[.F720]" office:value-type="float" office:value="-0.0000539704790130102">
            <text:p>-5,39704790130102E-005</text:p>
          </table:table-cell>
          <table:table-cell table:formula="of:=[.$C720]-[.G720]" office:value-type="float" office:value="-0.00000652189374017453">
            <text:p>-6,52189374017453E-006</text:p>
          </table:table-cell>
          <table:table-cell table:number-columns-repeated="4"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1.5">
            <text:p>1,5</text:p>
          </table:table-cell>
          <table:table-cell office:value-type="float" office:value="3.32011692273655">
            <text:p>3,3201169227</text:p>
          </table:table-cell>
          <table:table-cell/>
          <table:table-cell office:value-type="float" office:value="3.32033030542844">
            <text:p>3,3203303054</text:p>
          </table:table-cell>
          <table:table-cell office:value-type="float" office:value="3.32007237127874">
            <text:p>3,3200723713</text:p>
          </table:table-cell>
          <table:table-cell office:value-type="float" office:value="3.32012428378124">
            <text:p>3,3201242838</text:p>
          </table:table-cell>
          <table:table-cell/>
          <table:table-cell table:formula="of:=[.$C721]-[.E721]" office:value-type="float" office:value="-0.000213382691887087">
            <text:p>-0,0002133827</text:p>
          </table:table-cell>
          <table:table-cell table:formula="of:=[.$C721]-[.F721]" office:value-type="float" office:value="0.0000445514578046868">
            <text:p>4,45514578046868E-005</text:p>
          </table:table-cell>
          <table:table-cell table:formula="of:=[.$C721]-[.G721]" office:value-type="float" office:value="-0.00000736104468801457">
            <text:p>-0,000007361</text:p>
          </table:table-cell>
          <table:table-cell table:number-columns-repeated="4"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1.75">
            <text:p>1,75</text:p>
          </table:table-cell>
          <table:table-cell office:value-type="float" office:value="3.40416608279082">
            <text:p>3,4041660828</text:p>
          </table:table-cell>
          <table:table-cell/>
          <table:table-cell office:value-type="float" office:value="3.40447578922741">
            <text:p>3,4044757892</text:p>
          </table:table-cell>
          <table:table-cell office:value-type="float" office:value="3.40409117027331">
            <text:p>3,4040911703</text:p>
          </table:table-cell>
          <table:table-cell office:value-type="float" office:value="3.40415350741792">
            <text:p>3,4041535074</text:p>
          </table:table-cell>
          <table:table-cell/>
          <table:table-cell table:formula="of:=[.$C722]-[.E722]" office:value-type="float" office:value="-0.00030970643659467">
            <text:p>-0,0003097064</text:p>
          </table:table-cell>
          <table:table-cell table:formula="of:=[.$C722]-[.F722]" office:value-type="float" office:value="0.0000749125175096843">
            <text:p>7,49125175096843E-005</text:p>
          </table:table-cell>
          <table:table-cell table:formula="of:=[.$C722]-[.G722]" office:value-type="float" office:value="0.0000125753728976719">
            <text:p>1,25753728976719E-005</text:p>
          </table:table-cell>
          <table:table-cell table:number-columns-repeated="4"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2">
            <text:p>2</text:p>
          </table:table-cell>
          <table:table-cell office:value-type="float" office:value="3.49034295746184">
            <text:p>3,4903429575</text:p>
          </table:table-cell>
          <table:table-cell/>
          <table:table-cell office:value-type="float" office:value="3.49063049757061">
            <text:p>3,4906304976</text:p>
          </table:table-cell>
          <table:table-cell office:value-type="float" office:value="3.49031444980272">
            <text:p>3,4903144498</text:p>
          </table:table-cell>
          <table:table-cell office:value-type="float" office:value="3.49034785151204">
            <text:p>3,4903478515</text:p>
          </table:table-cell>
          <table:table-cell/>
          <table:table-cell table:formula="of:=[.$C723]-[.E723]" office:value-type="float" office:value="-0.000287540108769413">
            <text:p>-0,0002875401</text:p>
          </table:table-cell>
          <table:table-cell table:formula="of:=[.$C723]-[.F723]" office:value-type="float" office:value="0.0000285076591235445">
            <text:p>2,85076591235445E-005</text:p>
          </table:table-cell>
          <table:table-cell table:formula="of:=[.$C723]-[.G723]" office:value-type="float" office:value="-0.00000489405020243083">
            <text:p>-4,89405020243083E-006</text:p>
          </table:table-cell>
          <table:table-cell table:number-columns-repeated="4"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2.25">
            <text:p>2,25</text:p>
          </table:table-cell>
          <table:table-cell office:value-type="float" office:value="3.57870141010158">
            <text:p>3,5787014101</text:p>
          </table:table-cell>
          <table:table-cell/>
          <table:table-cell office:value-type="float" office:value="3.57879443045803">
            <text:p>3,5787944305</text:p>
          </table:table-cell>
          <table:table-cell office:value-type="float" office:value="3.57874220986697">
            <text:p>3,5787422099</text:p>
          </table:table-cell>
          <table:table-cell office:value-type="float" office:value="3.57871191347539">
            <text:p>3,5787119135</text:p>
          </table:table-cell>
          <table:table-cell/>
          <table:table-cell table:formula="of:=[.$C724]-[.E724]" office:value-type="float" office:value="-0.0000930203564473153">
            <text:p>-9,30203564473153E-005</text:p>
          </table:table-cell>
          <table:table-cell table:formula="of:=[.$C724]-[.F724]" office:value-type="float" office:value="-0.0000407997653883996">
            <text:p>-4,07997653883996E-005</text:p>
          </table:table-cell>
          <table:table-cell table:formula="of:=[.$C724]-[.G724]" office:value-type="float" office:value="-0.0000105033738120319">
            <text:p>-1,05033738120319E-005</text:p>
          </table:table-cell>
          <table:table-cell table:number-columns-repeated="4"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2.5">
            <text:p>2,5</text:p>
          </table:table-cell>
          <table:table-cell office:value-type="float" office:value="3.66929666761924">
            <text:p>3,6692966676</text:p>
          </table:table-cell>
          <table:table-cell/>
          <table:table-cell office:value-type="float" office:value="3.66910972643299">
            <text:p>3,6691097264</text:p>
          </table:table-cell>
          <table:table-cell office:value-type="float" office:value="3.66937445046606">
            <text:p>3,6693744505</text:p>
          </table:table-cell>
          <table:table-cell office:value-type="float" office:value="3.66928278495861">
            <text:p>3,669282785</text:p>
          </table:table-cell>
          <table:table-cell/>
          <table:table-cell table:formula="of:=[.$C725]-[.E725]" office:value-type="float" office:value="0.000186941186258061">
            <text:p>0,0001869412</text:p>
          </table:table-cell>
          <table:table-cell table:formula="of:=[.$C725]-[.F725]" office:value-type="float" office:value="-0.0000777828468172537">
            <text:p>-7,77828468172537E-005</text:p>
          </table:table-cell>
          <table:table-cell table:formula="of:=[.$C725]-[.G725]" office:value-type="float" office:value="0.000013882660638842">
            <text:p>1,3882660638842E-005</text:p>
          </table:table-cell>
          <table:table-cell table:number-columns-repeated="4"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2.75">
            <text:p>2,75</text:p>
          </table:table-cell>
          <table:table-cell office:value-type="float" office:value="3.76218535499991">
            <text:p>3,762185355</text:p>
          </table:table-cell>
          <table:table-cell/>
          <table:table-cell office:value-type="float" office:value="3.7619137140121">
            <text:p>3,761913714</text:p>
          </table:table-cell>
          <table:table-cell office:value-type="float" office:value="3.7622111716">
            <text:p>3,7622111716</text:p>
          </table:table-cell>
          <table:table-cell office:value-type="float" office:value="3.76218816480173">
            <text:p>3,7621881648</text:p>
          </table:table-cell>
          <table:table-cell/>
          <table:table-cell table:formula="of:=[.$C726]-[.E726]" office:value-type="float" office:value="0.000271640987810517">
            <text:p>0,000271641</text:p>
          </table:table-cell>
          <table:table-cell table:formula="of:=[.$C726]-[.F726]" office:value-type="float" office:value="-0.0000258166000857152">
            <text:p>-2,58166000857152E-005</text:p>
          </table:table-cell>
          <table:table-cell table:formula="of:=[.$C726]-[.G726]" office:value-type="float" office:value="-0.00000280980181566193">
            <text:p>-2,80980181566193E-006</text:p>
          </table:table-cell>
          <table:table-cell table:number-columns-repeated="4"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3">
            <text:p>3</text:p>
          </table:table-cell>
          <table:table-cell office:value-type="float" office:value="3.85742553069697">
            <text:p>3,8574255307</text:p>
          </table:table-cell>
          <table:table-cell/>
          <table:table-cell office:value-type="float" office:value="3.85721700467762">
            <text:p>3,8572170047</text:p>
          </table:table-cell>
          <table:table-cell office:value-type="float" office:value="3.8573594037731">
            <text:p>3,8573594038</text:p>
          </table:table-cell>
          <table:table-cell office:value-type="float" office:value="3.85743875604383">
            <text:p>3,857438756</text:p>
          </table:table-cell>
          <table:table-cell/>
          <table:table-cell table:formula="of:=[.$C727]-[.E727]" office:value-type="float" office:value="0.000208526019355393">
            <text:p>0,000208526</text:p>
          </table:table-cell>
          <table:table-cell table:formula="of:=[.$C727]-[.F727]" office:value-type="float" office:value="0.0000661269238753093">
            <text:p>6,61269238753093E-005</text:p>
          </table:table-cell>
          <table:table-cell table:formula="of:=[.$C727]-[.G727]" office:value-type="float" office:value="-0.0000132253468581034">
            <text:p>-1,32253468581034E-005</text:p>
          </table:table-cell>
          <table:table-cell table:number-columns-repeated="4"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3.25">
            <text:p>3,25</text:p>
          </table:table-cell>
          <table:table-cell office:value-type="float" office:value="3.95507672292058">
            <text:p>3,9550767229</text:p>
          </table:table-cell>
          <table:table-cell/>
          <table:table-cell office:value-type="float" office:value="3.95501959842954">
            <text:p>3,9550195984</text:p>
          </table:table-cell>
          <table:table-cell office:value-type="float" office:value="3.95502584623568">
            <text:p>3,9550258462</text:p>
          </table:table-cell>
          <table:table-cell office:value-type="float" office:value="3.95505887030977">
            <text:p>3,9550588703</text:p>
          </table:table-cell>
          <table:table-cell/>
          <table:table-cell table:formula="of:=[.$C728]-[.E728]" office:value-type="float" office:value="0.0000571244910347879">
            <text:p>5,71244910347879E-005</text:p>
          </table:table-cell>
          <table:table-cell table:formula="of:=[.$C728]-[.F728]" office:value-type="float" office:value="0.0000508766849005582">
            <text:p>5,08766849005582E-005</text:p>
          </table:table-cell>
          <table:table-cell table:formula="of:=[.$C728]-[.G728]" office:value-type="float" office:value="0.0000178526108118859">
            <text:p>1,78526108118859E-005</text:p>
          </table:table-cell>
          <table:table-cell table:number-columns-repeated="4"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3.5">
            <text:p>3,5</text:p>
          </table:table-cell>
          <table:table-cell office:value-type="float" office:value="4.05519996684468">
            <text:p>4,0551999668</text:p>
          </table:table-cell>
          <table:table-cell/>
          <table:table-cell office:value-type="float" office:value="4.05532149526787">
            <text:p>4,0553214953</text:p>
          </table:table-cell>
          <table:table-cell office:value-type="float" office:value="4.05521562715371">
            <text:p>4,0552156272</text:p>
          </table:table-cell>
          <table:table-cell office:value-type="float" office:value="4.05519670163914">
            <text:p>4,0551967016</text:p>
          </table:table-cell>
          <table:table-cell/>
          <table:table-cell table:formula="of:=[.$C729]-[.E729]" office:value-type="float" office:value="-0.00012152842319324">
            <text:p>-0,0001215284</text:p>
          </table:table-cell>
          <table:table-cell table:formula="of:=[.$C729]-[.F729]" office:value-type="float" office:value="-0.0000156603090326612">
            <text:p>-1,56603090326612E-005</text:p>
          </table:table-cell>
          <table:table-cell table:formula="of:=[.$C729]-[.G729]" office:value-type="float" office:value="0.00000326520553173282">
            <text:p>3,26520553173282E-006</text:p>
          </table:table-cell>
          <table:table-cell table:number-columns-repeated="4"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3.75">
            <text:p>3,75</text:p>
          </table:table-cell>
          <table:table-cell office:value-type="float" office:value="4.15785784275601">
            <text:p>4,1578578428</text:p>
          </table:table-cell>
          <table:table-cell/>
          <table:table-cell office:value-type="float" office:value="4.1581226951926">
            <text:p>4,1581226952</text:p>
          </table:table-cell>
          <table:table-cell office:value-type="float" office:value="4.15792874652719">
            <text:p>4,1579287465</text:p>
          </table:table-cell>
          <table:table-cell office:value-type="float" office:value="4.15787653100984">
            <text:p>4,157876531</text:p>
          </table:table-cell>
          <table:table-cell/>
          <table:table-cell table:formula="of:=[.$C730]-[.E730]" office:value-type="float" office:value="-0.000264852436592911">
            <text:p>-0,0002648524</text:p>
          </table:table-cell>
          <table:table-cell table:formula="of:=[.$C730]-[.F730]" office:value-type="float" office:value="-0.000070903771185904">
            <text:p>-7,0903771185904E-005</text:p>
          </table:table-cell>
          <table:table-cell table:formula="of:=[.$C730]-[.G730]" office:value-type="float" office:value="-0.0000186882538297795">
            <text:p>-1,86882538297795E-005</text:p>
          </table:table-cell>
          <table:table-cell table:number-columns-repeated="4"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4">
            <text:p>4</text:p>
          </table:table-cell>
          <table:table-cell office:value-type="float" office:value="4.26311451516882">
            <text:p>4,2631145152</text:p>
          </table:table-cell>
          <table:table-cell/>
          <table:table-cell office:value-type="float" office:value="4.26342319820374">
            <text:p>4,2634231982</text:p>
          </table:table-cell>
          <table:table-cell office:value-type="float" office:value="4.26316520435613">
            <text:p>4,2631652044</text:p>
          </table:table-cell>
          <table:table-cell office:value-type="float" office:value="4.2631061480114">
            <text:p>4,263106148</text:p>
          </table:table-cell>
          <table:table-cell/>
          <table:table-cell table:formula="of:=[.$C731]-[.E731]" office:value-type="float" office:value="-0.000308683034917046">
            <text:p>-0,000308683</text:p>
          </table:table-cell>
          <table:table-cell table:formula="of:=[.$C731]-[.F731]" office:value-type="float" office:value="-0.0000506891873142124">
            <text:p>-5,06891873142124E-005</text:p>
          </table:table-cell>
          <table:table-cell table:formula="of:=[.$C731]-[.G731]" office:value-type="float" office:value="0.00000836715742202898">
            <text:p>8,36715742202898E-006</text:p>
          </table:table-cell>
          <table:table-cell table:number-columns-repeated="4"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0">
            <text:p>0</text:p>
          </table:table-cell>
          <table:table-cell office:value-type="float" office:value="2.9299929005337">
            <text:p>2,9299929005</text:p>
          </table:table-cell>
          <table:table-cell/>
          <table:table-cell office:value-type="float" office:value="2.93001536896991">
            <text:p>2,930015369</text:p>
          </table:table-cell>
          <table:table-cell office:value-type="float" office:value="2.92999619564128">
            <text:p>2,9299961956</text:p>
          </table:table-cell>
          <table:table-cell office:value-type="float" office:value="2.92999204757616">
            <text:p>2,9299920476</text:p>
          </table:table-cell>
          <table:table-cell/>
          <table:table-cell table:formula="of:=[.$C732]-[.E732]" office:value-type="float" office:value="-0.0000224684362040151">
            <text:p>-2,24684362040151E-005</text:p>
          </table:table-cell>
          <table:table-cell table:formula="of:=[.$C732]-[.F732]" office:value-type="float" office:value="-0.00000329510757524076">
            <text:p>-3,29510757524076E-006</text:p>
          </table:table-cell>
          <table:table-cell table:formula="of:=[.$C732]-[.G732]" office:value-type="float" office:value="0.00000085295754548298">
            <text:p>0,000000853</text:p>
          </table:table-cell>
          <table:table-cell table:number-columns-repeated="4"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0.25">
            <text:p>0,25</text:p>
          </table:table-cell>
          <table:table-cell office:value-type="float" office:value="3.00416602394643">
            <text:p>3,0041660239</text:p>
          </table:table-cell>
          <table:table-cell/>
          <table:table-cell office:value-type="float" office:value="3.00393116315987">
            <text:p>3,0039311632</text:p>
          </table:table-cell>
          <table:table-cell office:value-type="float" office:value="3.00410215603312">
            <text:p>3,004102156</text:p>
          </table:table-cell>
          <table:table-cell office:value-type="float" office:value="3.00415585554159">
            <text:p>3,0041558555</text:p>
          </table:table-cell>
          <table:table-cell/>
          <table:table-cell table:formula="of:=[.$C733]-[.E733]" office:value-type="float" office:value="0.000234860786568092">
            <text:p>0,0002348608</text:p>
          </table:table-cell>
          <table:table-cell table:formula="of:=[.$C733]-[.F733]" office:value-type="float" office:value="0.0000638679133166953">
            <text:p>6,38679133166953E-005</text:p>
          </table:table-cell>
          <table:table-cell table:formula="of:=[.$C733]-[.G733]" office:value-type="float" office:value="0.0000101684048448014">
            <text:p>1,01684048448014E-005</text:p>
          </table:table-cell>
          <table:table-cell table:number-columns-repeated="4"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0.5">
            <text:p>0,5</text:p>
          </table:table-cell>
          <table:table-cell office:value-type="float" office:value="3.08021684891803">
            <text:p>3,0802168489</text:p>
          </table:table-cell>
          <table:table-cell/>
          <table:table-cell office:value-type="float" office:value="3.07990714115238">
            <text:p>3,0799071412</text:p>
          </table:table-cell>
          <table:table-cell office:value-type="float" office:value="3.08017312013854">
            <text:p>3,0801731201</text:p>
          </table:table-cell>
          <table:table-cell office:value-type="float" office:value="3.08022381615788">
            <text:p>3,0802238162</text:p>
          </table:table-cell>
          <table:table-cell/>
          <table:table-cell table:formula="of:=[.$C734]-[.E734]" office:value-type="float" office:value="0.000309707765651535">
            <text:p>0,0003097078</text:p>
          </table:table-cell>
          <table:table-cell table:formula="of:=[.$C734]-[.F734]" office:value-type="float" office:value="0.0000437287794885499">
            <text:p>4,37287794885499E-005</text:p>
          </table:table-cell>
          <table:table-cell table:formula="of:=[.$C734]-[.G734]" office:value-type="float" office:value="-0.00000696723985038616">
            <text:p>-6,96723985038616E-006</text:p>
          </table:table-cell>
          <table:table-cell table:number-columns-repeated="4"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0.75">
            <text:p>0,75</text:p>
          </table:table-cell>
          <table:table-cell office:value-type="float" office:value="3.15819290968977">
            <text:p>3,1581929097</text:p>
          </table:table-cell>
          <table:table-cell/>
          <table:table-cell office:value-type="float" office:value="3.15794330294745">
            <text:p>3,1579433029</text:p>
          </table:table-cell>
          <table:table-cell office:value-type="float" office:value="3.15820908795756">
            <text:p>3,158209088</text:p>
          </table:table-cell>
          <table:table-cell office:value-type="float" office:value="3.15819592942504">
            <text:p>3,1581959294</text:p>
          </table:table-cell>
          <table:table-cell/>
          <table:table-cell table:formula="of:=[.$C735]-[.E735]" office:value-type="float" office:value="0.000249606742322328">
            <text:p>0,0002496067</text:p>
          </table:table-cell>
          <table:table-cell table:formula="of:=[.$C735]-[.F735]" office:value-type="float" office:value="-0.0000161782677876587">
            <text:p>-1,61782677876587E-005</text:p>
          </table:table-cell>
          <table:table-cell table:formula="of:=[.$C735]-[.G735]" office:value-type="float" office:value="-0.00000301973526806165">
            <text:p>-3,01973526806165E-006</text:p>
          </table:table-cell>
          <table:table-cell table:number-columns-repeated="4"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1">
            <text:p>1</text:p>
          </table:table-cell>
          <table:table-cell office:value-type="float" office:value="3.23814294383796">
            <text:p>3,2381429438</text:p>
          </table:table-cell>
          <table:table-cell/>
          <table:table-cell office:value-type="float" office:value="3.23803964854507">
            <text:p>3,2380396485</text:p>
          </table:table-cell>
          <table:table-cell office:value-type="float" office:value="3.23821005949015">
            <text:p>3,2382100595</text:p>
          </table:table-cell>
          <table:table-cell office:value-type="float" office:value="3.23813081046577">
            <text:p>3,2381308105</text:p>
          </table:table-cell>
          <table:table-cell/>
          <table:table-cell table:formula="of:=[.$C736]-[.E736]" office:value-type="float" office:value="0.000103295292894767">
            <text:p>0,0001032953</text:p>
          </table:table-cell>
          <table:table-cell table:formula="of:=[.$C736]-[.F736]" office:value-type="float" office:value="-0.000067115652194083">
            <text:p>-6,7115652194083E-005</text:p>
          </table:table-cell>
          <table:table-cell table:formula="of:=[.$C736]-[.G736]" office:value-type="float" office:value="0.0000121333721954109">
            <text:p>1,21333721954109E-005</text:p>
          </table:table-cell>
          <table:table-cell table:number-columns-repeated="4"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1.25">
            <text:p>1,25</text:p>
          </table:table-cell>
          <table:table-cell office:value-type="float" office:value="3.32011692273655">
            <text:p>3,3201169227</text:p>
          </table:table-cell>
          <table:table-cell/>
          <table:table-cell office:value-type="float" office:value="3.32019617794524">
            <text:p>3,3201961779</text:p>
          </table:table-cell>
          <table:table-cell office:value-type="float" office:value="3.32017603473634">
            <text:p>3,3201760347</text:p>
          </table:table-cell>
          <table:table-cell office:value-type="float" office:value="3.32012263266758">
            <text:p>3,3201226327</text:p>
          </table:table-cell>
          <table:table-cell/>
          <table:table-cell table:formula="of:=[.$C737]-[.E737]" office:value-type="float" office:value="-0.0000792552086918974">
            <text:p>-7,92552086918974E-005</text:p>
          </table:table-cell>
          <table:table-cell table:formula="of:=[.$C737]-[.F737]" office:value-type="float" office:value="-0.0000591119997923606">
            <text:p>-0,000059112</text:p>
          </table:table-cell>
          <table:table-cell table:formula="of:=[.$C737]-[.G737]" office:value-type="float" office:value="-0.00000570993103554684">
            <text:p>-5,70993103554684E-006</text:p>
          </table:table-cell>
          <table:table-cell table:number-columns-repeated="4"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1.5">
            <text:p>1,5</text:p>
          </table:table-cell>
          <table:table-cell office:value-type="float" office:value="3.40416608279082">
            <text:p>3,4041660828</text:p>
          </table:table-cell>
          <table:table-cell/>
          <table:table-cell office:value-type="float" office:value="3.40441289114797">
            <text:p>3,4044128911</text:p>
          </table:table-cell>
          <table:table-cell office:value-type="float" office:value="3.40412428096673">
            <text:p>3,404124281</text:p>
          </table:table-cell>
          <table:table-cell office:value-type="float" office:value="3.40417262570868">
            <text:p>3,4041726257</text:p>
          </table:table-cell>
          <table:table-cell/>
          <table:table-cell table:formula="of:=[.$C738]-[.E738]" office:value-type="float" office:value="-0.00024680835714852">
            <text:p>-0,0002468084</text:p>
          </table:table-cell>
          <table:table-cell table:formula="of:=[.$C738]-[.F738]" office:value-type="float" office:value="0.0000418018240888607">
            <text:p>4,18018240888607E-005</text:p>
          </table:table-cell>
          <table:table-cell table:formula="of:=[.$C738]-[.G738]" office:value-type="float" office:value="-0.00000654291786528205">
            <text:p>-6,54291786528205E-006</text:p>
          </table:table-cell>
          <table:table-cell table:number-columns-repeated="4"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1.75">
            <text:p>1,75</text:p>
          </table:table-cell>
          <table:table-cell office:value-type="float" office:value="3.49034295746184">
            <text:p>3,4903429575</text:p>
          </table:table-cell>
          <table:table-cell/>
          <table:table-cell office:value-type="float" office:value="3.49068978815325">
            <text:p>3,4906897882</text:p>
          </table:table-cell>
          <table:table-cell office:value-type="float" office:value="3.49027014145182">
            <text:p>3,4902701415</text:p>
          </table:table-cell>
          <table:table-cell office:value-type="float" office:value="3.49032903097032">
            <text:p>3,490329031</text:p>
          </table:table-cell>
          <table:table-cell/>
          <table:table-cell table:formula="of:=[.$C739]-[.E739]" office:value-type="float" office:value="-0.00034683069140673">
            <text:p>-0,0003468307</text:p>
          </table:table-cell>
          <table:table-cell table:formula="of:=[.$C739]-[.F739]" office:value-type="float" office:value="0.0000728160100202935">
            <text:p>0,000072816</text:p>
          </table:table-cell>
          <table:table-cell table:formula="of:=[.$C739]-[.G739]" office:value-type="float" office:value="0.0000139264915244297">
            <text:p>1,39264915244297E-005</text:p>
          </table:table-cell>
          <table:table-cell table:number-columns-repeated="4"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2">
            <text:p>2</text:p>
          </table:table-cell>
          <table:table-cell office:value-type="float" office:value="3.57870141010158">
            <text:p>3,5787014101</text:p>
          </table:table-cell>
          <table:table-cell/>
          <table:table-cell office:value-type="float" office:value="3.57902686896108">
            <text:p>3,579026869</text:p>
          </table:table-cell>
          <table:table-cell office:value-type="float" office:value="3.57867630512934">
            <text:p>3,5786763051</text:p>
          </table:table-cell>
          <table:table-cell office:value-type="float" office:value="3.57870536560839">
            <text:p>3,5787053656</text:p>
          </table:table-cell>
          <table:table-cell/>
          <table:table-cell table:formula="of:=[.$C740]-[.E740]" office:value-type="float" office:value="-0.000325458859502525">
            <text:p>-0,0003254589</text:p>
          </table:table-cell>
          <table:table-cell table:formula="of:=[.$C740]-[.F740]" office:value-type="float" office:value="0.0000251049722383989">
            <text:p>0,000025105</text:p>
          </table:table-cell>
          <table:table-cell table:formula="of:=[.$C740]-[.G740]" office:value-type="float" office:value="-0.00000395550681231427">
            <text:p>-3,95550681231427E-006</text:p>
          </table:table-cell>
          <table:table-cell table:number-columns-repeated="4"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2.25">
            <text:p>2,25</text:p>
          </table:table-cell>
          <table:table-cell office:value-type="float" office:value="3.66929666761924">
            <text:p>3,6692966676</text:p>
          </table:table-cell>
          <table:table-cell/>
          <table:table-cell office:value-type="float" office:value="3.66942413357147">
            <text:p>3,6694241336</text:p>
          </table:table-cell>
          <table:table-cell office:value-type="float" office:value="3.66934277199929">
            <text:p>3,669342772</text:p>
          </table:table-cell>
          <table:table-cell office:value-type="float" office:value="3.66930634335156">
            <text:p>3,6693063434</text:p>
          </table:table-cell>
          <table:table-cell/>
          <table:table-cell table:formula="of:=[.$C741]-[.E741]" office:value-type="float" office:value="-0.000127465952225236">
            <text:p>-0,000127466</text:p>
          </table:table-cell>
          <table:table-cell table:formula="of:=[.$C741]-[.F741]" office:value-type="float" office:value="-0.000046104380043932">
            <text:p>-4,6104380043932E-005</text:p>
          </table:table-cell>
          <table:table-cell table:formula="of:=[.$C741]-[.G741]" office:value-type="float" office:value="-0.00000967573231935859">
            <text:p>-9,67573231935859E-006</text:p>
          </table:table-cell>
          <table:table-cell table:number-columns-repeated="4"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2.5">
            <text:p>2,5</text:p>
          </table:table-cell>
          <table:table-cell office:value-type="float" office:value="3.76218535499991">
            <text:p>3,762185355</text:p>
          </table:table-cell>
          <table:table-cell/>
          <table:table-cell office:value-type="float" office:value="3.76201667493497">
            <text:p>3,7620166749</text:p>
          </table:table-cell>
          <table:table-cell office:value-type="float" office:value="3.76226954206166">
            <text:p>3,7622695421</text:p>
          </table:table-cell>
          <table:table-cell office:value-type="float" office:value="3.76216999526959">
            <text:p>3,7621699953</text:p>
          </table:table-cell>
          <table:table-cell/>
          <table:table-cell table:formula="of:=[.$C742]-[.E742]" office:value-type="float" office:value="0.000168680064942528">
            <text:p>0,0001686801</text:p>
          </table:table-cell>
          <table:table-cell table:formula="of:=[.$C742]-[.F742]" office:value-type="float" office:value="-0.0000841870617533935">
            <text:p>-8,41870617533935E-005</text:p>
          </table:table-cell>
          <table:table-cell table:formula="of:=[.$C742]-[.G742]" office:value-type="float" office:value="0.0000153597303182984">
            <text:p>1,53597303182984E-005</text:p>
          </table:table-cell>
          <table:table-cell table:number-columns-repeated="4"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2.75">
            <text:p>2,75</text:p>
          </table:table-cell>
          <table:table-cell office:value-type="float" office:value="3.85742553069697">
            <text:p>3,8574255307</text:p>
          </table:table-cell>
          <table:table-cell/>
          <table:table-cell office:value-type="float" office:value="3.8571614038312">
            <text:p>3,8571614038</text:p>
          </table:table-cell>
          <table:table-cell office:value-type="float" office:value="3.85745661531647">
            <text:p>3,8574566153</text:p>
          </table:table-cell>
          <table:table-cell office:value-type="float" office:value="3.85742725187684">
            <text:p>3,8574272519</text:p>
          </table:table-cell>
          <table:table-cell/>
          <table:table-cell table:formula="of:=[.$C743]-[.E743]" office:value-type="float" office:value="0.000264126865776593">
            <text:p>0,0002641269</text:p>
          </table:table-cell>
          <table:table-cell table:formula="of:=[.$C743]-[.F743]" office:value-type="float" office:value="-0.0000310846194948589">
            <text:p>-3,10846194948589E-005</text:p>
          </table:table-cell>
          <table:table-cell table:formula="of:=[.$C743]-[.G743]" office:value-type="float" office:value="-0.00000172117986751985">
            <text:p>-1,72117986751985E-006</text:p>
          </table:table-cell>
          <table:table-cell table:number-columns-repeated="4"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3">
            <text:p>3</text:p>
          </table:table-cell>
          <table:table-cell office:value-type="float" office:value="3.95507672292058">
            <text:p>3,9550767229</text:p>
          </table:table-cell>
          <table:table-cell/>
          <table:table-cell office:value-type="float" office:value="3.95487566602431">
            <text:p>3,954875666</text:p>
          </table:table-cell>
          <table:table-cell office:value-type="float" office:value="3.95501141722659">
            <text:p>3,9550114172</text:p>
          </table:table-cell>
          <table:table-cell office:value-type="float" office:value="3.95508908677789">
            <text:p>3,9550890868</text:p>
          </table:table-cell>
          <table:table-cell/>
          <table:table-cell table:formula="of:=[.$C744]-[.E744]" office:value-type="float" office:value="0.000201056896271368">
            <text:p>0,0002010569</text:p>
          </table:table-cell>
          <table:table-cell table:formula="of:=[.$C744]-[.F744]" office:value-type="float" office:value="0.000065305693984552">
            <text:p>6,5305693984552E-005</text:p>
          </table:table-cell>
          <table:table-cell table:formula="of:=[.$C744]-[.G744]" office:value-type="float" office:value="-0.0000123638573130691">
            <text:p>-1,23638573130691E-005</text:p>
          </table:table-cell>
          <table:table-cell table:number-columns-repeated="4"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3.25">
            <text:p>3,25</text:p>
          </table:table-cell>
          <table:table-cell office:value-type="float" office:value="4.05519996684468">
            <text:p>4,0551999668</text:p>
          </table:table-cell>
          <table:table-cell/>
          <table:table-cell office:value-type="float" office:value="4.05515946151429">
            <text:p>4,0551594615</text:p>
          </table:table-cell>
          <table:table-cell office:value-type="float" office:value="4.05514951435027">
            <text:p>4,0551495144</text:p>
          </table:table-cell>
          <table:table-cell office:value-type="float" office:value="4.05518102409957">
            <text:p>4,0551810241</text:p>
          </table:table-cell>
          <table:table-cell/>
          <table:table-cell table:formula="of:=[.$C745]-[.E745]" office:value-type="float" office:value="0.0000405053303813574">
            <text:p>4,05053303813574E-005</text:p>
          </table:table-cell>
          <table:table-cell table:formula="of:=[.$C745]-[.F745]" office:value-type="float" office:value="0.0000504524944071605">
            <text:p>5,04524944071605E-005</text:p>
          </table:table-cell>
          <table:table-cell table:formula="of:=[.$C745]-[.G745]" office:value-type="float" office:value="0.0000189427451040558">
            <text:p>1,89427451040558E-005</text:p>
          </table:table-cell>
          <table:table-cell table:number-columns-repeated="4"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3.5">
            <text:p>3,5</text:p>
          </table:table-cell>
          <table:table-cell office:value-type="float" office:value="4.15785784275601">
            <text:p>4,1578578428</text:p>
          </table:table-cell>
          <table:table-cell/>
          <table:table-cell office:value-type="float" office:value="4.15801279030116">
            <text:p>4,1580127903</text:p>
          </table:table-cell>
          <table:table-cell office:value-type="float" office:value="4.15787695428348">
            <text:p>4,1578769543</text:p>
          </table:table-cell>
          <table:table-cell office:value-type="float" office:value="4.15785394916431">
            <text:p>4,1578539492</text:p>
          </table:table-cell>
          <table:table-cell/>
          <table:table-cell table:formula="of:=[.$C746]-[.E746]" office:value-type="float" office:value="-0.000154947545157214">
            <text:p>-0,0001549475</text:p>
          </table:table-cell>
          <table:table-cell table:formula="of:=[.$C746]-[.F746]" office:value-type="float" office:value="-0.0000191115274761344">
            <text:p>-1,91115274761344E-005</text:p>
          </table:table-cell>
          <table:table-cell table:formula="of:=[.$C746]-[.G746]" office:value-type="float" office:value="0.00000389359169439274">
            <text:p>3,89359169439274E-006</text:p>
          </table:table-cell>
          <table:table-cell table:number-columns-repeated="4"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3.75">
            <text:p>3,75</text:p>
          </table:table-cell>
          <table:table-cell office:value-type="float" office:value="4.26311451516882">
            <text:p>4,2631145152</text:p>
          </table:table-cell>
          <table:table-cell/>
          <table:table-cell office:value-type="float" office:value="4.26343565238491">
            <text:p>4,2634356524</text:p>
          </table:table-cell>
          <table:table-cell office:value-type="float" office:value="4.26319373702624">
            <text:p>4,263193737</text:p>
          </table:table-cell>
          <table:table-cell office:value-type="float" office:value="4.26313201118384">
            <text:p>4,2631320112</text:p>
          </table:table-cell>
          <table:table-cell/>
          <table:table-cell table:formula="of:=[.$C747]-[.E747]" office:value-type="float" office:value="-0.000321137216094947">
            <text:p>-0,0003211372</text:p>
          </table:table-cell>
          <table:table-cell table:formula="of:=[.$C747]-[.F747]" office:value-type="float" office:value="-0.0000792218574217074">
            <text:p>-7,92218574217074E-005</text:p>
          </table:table-cell>
          <table:table-cell table:formula="of:=[.$C747]-[.G747]" office:value-type="float" office:value="-0.0000174960150163272">
            <text:p>-0,000017496</text:p>
          </table:table-cell>
          <table:table-cell table:number-columns-repeated="4"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4">
            <text:p>4</text:p>
          </table:table-cell>
          <table:table-cell office:value-type="float" office:value="4.37103577292976">
            <text:p>4,3710357729</text:p>
          </table:table-cell>
          <table:table-cell/>
          <table:table-cell office:value-type="float" office:value="4.37142804776554">
            <text:p>4,3714280478</text:p>
          </table:table-cell>
          <table:table-cell office:value-type="float" office:value="4.37109986257854">
            <text:p>4,3710998626</text:p>
          </table:table-cell>
          <table:table-cell office:value-type="float" office:value="4.37102482757641">
            <text:p>4,3710248276</text:p>
          </table:table-cell>
          <table:table-cell/>
          <table:table-cell table:formula="of:=[.$C748]-[.E748]" office:value-type="float" office:value="-0.000392274835784079">
            <text:p>-0,0003922748</text:p>
          </table:table-cell>
          <table:table-cell table:formula="of:=[.$C748]-[.F748]" office:value-type="float" office:value="-0.0000640896487800191">
            <text:p>-6,40896487800191E-005</text:p>
          </table:table-cell>
          <table:table-cell table:formula="of:=[.$C748]-[.G748]" office:value-type="float" office:value="0.0000109453533516657">
            <text:p>1,09453533516657E-00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.00416602394643">
            <text:p>3,0041660239</text:p>
          </table:table-cell>
          <table:table-cell/>
          <table:table-cell office:value-type="float" office:value="3.00416602394643">
            <text:p>3,0041660239</text:p>
          </table:table-cell>
          <table:table-cell office:value-type="float" office:value="3.00416198804781">
            <text:p>3,004161988</text:p>
          </table:table-cell>
          <table:table-cell office:value-type="float" office:value="3.00416602394643">
            <text:p>3,0041660239</text:p>
          </table:table-cell>
          <table:table-cell/>
          <table:table-cell table:formula="of:=[.$C749]-[.E749]" office:value-type="float" office:value="0">
            <text:p>0</text:p>
          </table:table-cell>
          <table:table-cell table:formula="of:=[.$C749]-[.F749]" office:value-type="float" office:value="0.00000403589862196796">
            <text:p>4,03589862196796E-006</text:p>
          </table:table-cell>
          <table:table-cell table:formula="of:=[.$C749]-[.G749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25">
            <text:p>0,25</text:p>
          </table:table-cell>
          <table:table-cell office:value-type="float" office:value="3.08021684891803">
            <text:p>3,0802168489</text:p>
          </table:table-cell>
          <table:table-cell/>
          <table:table-cell office:value-type="float" office:value="3.07995258757813">
            <text:p>3,0799525876</text:p>
          </table:table-cell>
          <table:table-cell office:value-type="float" office:value="3.08014375484453">
            <text:p>3,0801437548</text:p>
          </table:table-cell>
          <table:table-cell office:value-type="float" office:value="3.08020731913441">
            <text:p>3,0802073191</text:p>
          </table:table-cell>
          <table:table-cell/>
          <table:table-cell table:formula="of:=[.$C750]-[.E750]" office:value-type="float" office:value="0.000264261339895988">
            <text:p>0,0002642613</text:p>
          </table:table-cell>
          <table:table-cell table:formula="of:=[.$C750]-[.F750]" office:value-type="float" office:value="0.0000730940735000907">
            <text:p>7,30940735000907E-005</text:p>
          </table:table-cell>
          <table:table-cell table:formula="of:=[.$C750]-[.G750]" office:value-type="float" office:value="0.00000952978361690171">
            <text:p>9,52978361690171E-00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5">
            <text:p>0,5</text:p>
          </table:table-cell>
          <table:table-cell office:value-type="float" office:value="3.15819290968977">
            <text:p>3,1581929097</text:p>
          </table:table-cell>
          <table:table-cell/>
          <table:table-cell office:value-type="float" office:value="3.15785155021977">
            <text:p>3,1578515502</text:p>
          </table:table-cell>
          <table:table-cell office:value-type="float" office:value="3.15814026729896">
            <text:p>3,1581402673</text:p>
          </table:table-cell>
          <table:table-cell office:value-type="float" office:value="3.15820097025975">
            <text:p>3,1582009703</text:p>
          </table:table-cell>
          <table:table-cell/>
          <table:table-cell table:formula="of:=[.$C751]-[.E751]" office:value-type="float" office:value="0.000341359470000135">
            <text:p>0,0003413595</text:p>
          </table:table-cell>
          <table:table-cell table:formula="of:=[.$C751]-[.F751]" office:value-type="float" office:value="0.0000526423908064899">
            <text:p>5,26423908064899E-005</text:p>
          </table:table-cell>
          <table:table-cell table:formula="of:=[.$C751]-[.G751]" office:value-type="float" office:value="-0.00000806056997726401">
            <text:p>-8,06056997726401E-00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75">
            <text:p>0,75</text:p>
          </table:table-cell>
          <table:table-cell office:value-type="float" office:value="3.23814294383796">
            <text:p>3,2381429438</text:p>
          </table:table-cell>
          <table:table-cell/>
          <table:table-cell office:value-type="float" office:value="3.23786291187133">
            <text:p>3,2378629119</text:p>
          </table:table-cell>
          <table:table-cell office:value-type="float" office:value="3.2381515254111">
            <text:p>3,2381515254</text:p>
          </table:table-cell>
          <table:table-cell office:value-type="float" office:value="3.23814697732243">
            <text:p>3,2381469773</text:p>
          </table:table-cell>
          <table:table-cell/>
          <table:table-cell table:formula="of:=[.$C752]-[.E752]" office:value-type="float" office:value="0.000280031966629846">
            <text:p>0,000280032</text:p>
          </table:table-cell>
          <table:table-cell table:formula="of:=[.$C752]-[.F752]" office:value-type="float" office:value="-0.00000858157314143071">
            <text:p>-8,58157314143071E-006</text:p>
          </table:table-cell>
          <table:table-cell table:formula="of:=[.$C752]-[.G752]" office:value-type="float" office:value="-0.00000403348446598173">
            <text:p>-4,03348446598173E-00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.32011692273655">
            <text:p>3,3201169227</text:p>
          </table:table-cell>
          <table:table-cell/>
          <table:table-cell office:value-type="float" office:value="3.31998667253282">
            <text:p>3,3199866725</text:p>
          </table:table-cell>
          <table:table-cell office:value-type="float" office:value="3.32017752918095">
            <text:p>3,3201775292</text:p>
          </table:table-cell>
          <table:table-cell office:value-type="float" office:value="3.32010544079352">
            <text:p>3,3201054408</text:p>
          </table:table-cell>
          <table:table-cell/>
          <table:table-cell table:formula="of:=[.$C753]-[.E753]" office:value-type="float" office:value="0.000130250203723037">
            <text:p>0,0001302502</text:p>
          </table:table-cell>
          <table:table-cell table:formula="of:=[.$C753]-[.F753]" office:value-type="float" office:value="-0.0000606064444061971">
            <text:p>-6,06064444061971E-005</text:p>
          </table:table-cell>
          <table:table-cell table:formula="of:=[.$C753]-[.G753]" office:value-type="float" office:value="0.0000114819430301338">
            <text:p>1,14819430301338E-00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25">
            <text:p>1,25</text:p>
          </table:table-cell>
          <table:table-cell office:value-type="float" office:value="3.40416608279082">
            <text:p>3,4041660828</text:p>
          </table:table-cell>
          <table:table-cell/>
          <table:table-cell office:value-type="float" office:value="3.40422283220425">
            <text:p>3,4042228322</text:p>
          </table:table-cell>
          <table:table-cell office:value-type="float" office:value="3.40421827860852">
            <text:p>3,4042182786</text:p>
          </table:table-cell>
          <table:table-cell office:value-type="float" office:value="3.40417291756272">
            <text:p>3,4041729176</text:p>
          </table:table-cell>
          <table:table-cell/>
          <table:table-cell table:formula="of:=[.$C754]-[.E754]" office:value-type="float" office:value="-0.0000567494134302571">
            <text:p>-5,67494134302571E-005</text:p>
          </table:table-cell>
          <table:table-cell table:formula="of:=[.$C754]-[.F754]" office:value-type="float" office:value="-0.0000521958176977755">
            <text:p>-5,21958176977755E-005</text:p>
          </table:table-cell>
          <table:table-cell table:formula="of:=[.$C754]-[.G754]" office:value-type="float" office:value="-0.00000683477190133175">
            <text:p>-6,83477190133175E-00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5">
            <text:p>1,5</text:p>
          </table:table-cell>
          <table:table-cell office:value-type="float" office:value="3.49034295746184">
            <text:p>3,4903429575</text:p>
          </table:table-cell>
          <table:table-cell/>
          <table:table-cell office:value-type="float" office:value="3.4905713908856">
            <text:p>3,4905713909</text:p>
          </table:table-cell>
          <table:table-cell office:value-type="float" office:value="3.49029148398884">
            <text:p>3,490291484</text:p>
          </table:table-cell>
          <table:table-cell office:value-type="float" office:value="3.49035066829752">
            <text:p>3,4903506683</text:p>
          </table:table-cell>
          <table:table-cell/>
          <table:table-cell table:formula="of:=[.$C755]-[.E755]" office:value-type="float" office:value="-0.000228433423763441">
            <text:p>-0,0002284334</text:p>
          </table:table-cell>
          <table:table-cell table:formula="of:=[.$C755]-[.F755]" office:value-type="float" office:value="0.000051473472999497">
            <text:p>5,1473472999497E-005</text:p>
          </table:table-cell>
          <table:table-cell table:formula="of:=[.$C755]-[.G755]" office:value-type="float" office:value="-0.00000771083567485675">
            <text:p>-7,71083567485675E-00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75">
            <text:p>1,75</text:p>
          </table:table-cell>
          <table:table-cell office:value-type="float" office:value="3.57870141010158">
            <text:p>3,5787014101</text:p>
          </table:table-cell>
          <table:table-cell/>
          <table:table-cell office:value-type="float" office:value="3.57903234857689">
            <text:p>3,5790323486</text:p>
          </table:table-cell>
          <table:table-cell office:value-type="float" office:value="3.5786179430958">
            <text:p>3,5786179431</text:p>
          </table:table-cell>
          <table:table-cell office:value-type="float" office:value="3.57868815604227">
            <text:p>3,578688156</text:p>
          </table:table-cell>
          <table:table-cell/>
          <table:table-cell table:formula="of:=[.$C756]-[.E756]" office:value-type="float" office:value="-0.000330938475311626">
            <text:p>-0,0003309385</text:p>
          </table:table-cell>
          <table:table-cell table:formula="of:=[.$C756]-[.F756]" office:value-type="float" office:value="0.0000834670057803244">
            <text:p>0,000083467</text:p>
          </table:table-cell>
          <table:table-cell table:formula="of:=[.$C756]-[.G756]" office:value-type="float" office:value="0.0000132540593082986">
            <text:p>1,32540593082986E-00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.66929666761924">
            <text:p>3,6692966676</text:p>
          </table:table-cell>
          <table:table-cell/>
          <table:table-cell office:value-type="float" office:value="3.66960570527811">
            <text:p>3,6696057053</text:p>
          </table:table-cell>
          <table:table-cell office:value-type="float" office:value="3.66926192304096">
            <text:p>3,669261923</text:p>
          </table:table-cell>
          <table:table-cell office:value-type="float" office:value="3.6693017709509">
            <text:p>3,669301771</text:p>
          </table:table-cell>
          <table:table-cell/>
          <table:table-cell table:formula="of:=[.$C757]-[.E757]" office:value-type="float" office:value="-0.000309037658863698">
            <text:p>-0,0003090377</text:p>
          </table:table-cell>
          <table:table-cell table:formula="of:=[.$C757]-[.F757]" office:value-type="float" office:value="0.0000347445782820088">
            <text:p>3,47445782820088E-005</text:p>
          </table:table-cell>
          <table:table-cell table:formula="of:=[.$C757]-[.G757]" office:value-type="float" office:value="-0.00000510333165459898">
            <text:p>-5,10333165459898E-00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25">
            <text:p>2,25</text:p>
          </table:table-cell>
          <table:table-cell office:value-type="float" office:value="3.76218535499991">
            <text:p>3,762185355</text:p>
          </table:table-cell>
          <table:table-cell/>
          <table:table-cell office:value-type="float" office:value="3.76229146098926">
            <text:p>3,762291461</text:p>
          </table:table-cell>
          <table:table-cell office:value-type="float" office:value="3.76222342382433">
            <text:p>3,7622234238</text:p>
          </table:table-cell>
          <table:table-cell office:value-type="float" office:value="3.76219634590901">
            <text:p>3,7621963459</text:p>
          </table:table-cell>
          <table:table-cell/>
          <table:table-cell table:formula="of:=[.$C758]-[.E758]" office:value-type="float" office:value="-0.000106105989344574">
            <text:p>-0,000106106</text:p>
          </table:table-cell>
          <table:table-cell table:formula="of:=[.$C758]-[.F758]" office:value-type="float" office:value="-0.0000380688244181471">
            <text:p>-3,80688244181471E-005</text:p>
          </table:table-cell>
          <table:table-cell table:formula="of:=[.$C758]-[.G758]" office:value-type="float" office:value="-0.0000109909090952875">
            <text:p>-1,09909090952875E-00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,5</text:p>
          </table:table-cell>
          <table:table-cell office:value-type="float" office:value="3.85742553069697">
            <text:p>3,8574255307</text:p>
          </table:table-cell>
          <table:table-cell/>
          <table:table-cell office:value-type="float" office:value="3.85721438197348">
            <text:p>3,857214382</text:p>
          </table:table-cell>
          <table:table-cell office:value-type="float" office:value="3.8575024454459">
            <text:p>3,8575024454</text:p>
          </table:table-cell>
          <table:table-cell office:value-type="float" office:value="3.85741087648666">
            <text:p>3,8574108765</text:p>
          </table:table-cell>
          <table:table-cell/>
          <table:table-cell table:formula="of:=[.$C759]-[.E759]" office:value-type="float" office:value="0.000211148723498145">
            <text:p>0,0002111487</text:p>
          </table:table-cell>
          <table:table-cell table:formula="of:=[.$C759]-[.F759]" office:value-type="float" office:value="-0.0000769147489281252">
            <text:p>-7,69147489281252E-005</text:p>
          </table:table-cell>
          <table:table-cell table:formula="of:=[.$C759]-[.G759]" office:value-type="float" office:value="0.0000146542103158787">
            <text:p>1,46542103158787E-00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75">
            <text:p>2,75</text:p>
          </table:table-cell>
          <table:table-cell office:value-type="float" office:value="3.95507672292058">
            <text:p>3,9550767229</text:p>
          </table:table-cell>
          <table:table-cell/>
          <table:table-cell office:value-type="float" office:value="3.95475240353476">
            <text:p>3,9547524035</text:p>
          </table:table-cell>
          <table:table-cell office:value-type="float" office:value="3.95509898790568">
            <text:p>3,9550989879</text:p>
          </table:table-cell>
          <table:table-cell office:value-type="float" office:value="3.95507960495314">
            <text:p>3,955079605</text:p>
          </table:table-cell>
          <table:table-cell/>
          <table:table-cell table:formula="of:=[.$C760]-[.E760]" office:value-type="float" office:value="0.000324319385820448">
            <text:p>0,0003243194</text:p>
          </table:table-cell>
          <table:table-cell table:formula="of:=[.$C760]-[.F760]" office:value-type="float" office:value="-0.000022264985104048">
            <text:p>-0,000022265</text:p>
          </table:table-cell>
          <table:table-cell table:formula="of:=[.$C760]-[.G760]" office:value-type="float" office:value="-0.00000288203256015862">
            <text:p>-0,00000288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.05519996684468">
            <text:p>4,0551999668</text:p>
          </table:table-cell>
          <table:table-cell/>
          <table:table-cell office:value-type="float" office:value="4.05493120649308">
            <text:p>4,0549312065</text:p>
          </table:table-cell>
          <table:table-cell office:value-type="float" office:value="4.05512021928613">
            <text:p>4,0551202193</text:p>
          </table:table-cell>
          <table:table-cell office:value-type="float" office:value="4.05521378146218">
            <text:p>4,0552137815</text:p>
          </table:table-cell>
          <table:table-cell/>
          <table:table-cell table:formula="of:=[.$C761]-[.E761]" office:value-type="float" office:value="0.000268760351597841">
            <text:p>0,0002687604</text:p>
          </table:table-cell>
          <table:table-cell table:formula="of:=[.$C761]-[.F761]" office:value-type="float" office:value="0.0000797475585487817">
            <text:p>7,97475585487817E-005</text:p>
          </table:table-cell>
          <table:table-cell table:formula="of:=[.$C761]-[.G761]" office:value-type="float" office:value="-0.0000138146175077125">
            <text:p>-1,38146175077125E-00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25">
            <text:p>3,25</text:p>
          </table:table-cell>
          <table:table-cell office:value-type="float" office:value="4.15785784275601">
            <text:p>4,1578578428</text:p>
          </table:table-cell>
          <table:table-cell/>
          <table:table-cell office:value-type="float" office:value="4.15775079084844">
            <text:p>4,1577507908</text:p>
          </table:table-cell>
          <table:table-cell office:value-type="float" office:value="4.15779138776245">
            <text:p>4,1577913878</text:p>
          </table:table-cell>
          <table:table-cell office:value-type="float" office:value="4.15784013227869">
            <text:p>4,1578401323</text:p>
          </table:table-cell>
          <table:table-cell/>
          <table:table-cell table:formula="of:=[.$C762]-[.E762]" office:value-type="float" office:value="0.000107051907571432">
            <text:p>0,0001070519</text:p>
          </table:table-cell>
          <table:table-cell table:formula="of:=[.$C762]-[.F762]" office:value-type="float" office:value="0.0000664549935525116">
            <text:p>0,000066455</text:p>
          </table:table-cell>
          <table:table-cell table:formula="of:=[.$C762]-[.G762]" office:value-type="float" office:value="0.0000177104773193548">
            <text:p>1,77104773193548E-00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5">
            <text:p>3,5</text:p>
          </table:table-cell>
          <table:table-cell office:value-type="float" office:value="4.26311451516882">
            <text:p>4,2631145152</text:p>
          </table:table-cell>
          <table:table-cell/>
          <table:table-cell office:value-type="float" office:value="4.26321115660083">
            <text:p>4,2632111566</text:p>
          </table:table-cell>
          <table:table-cell office:value-type="float" office:value="4.26311965956262">
            <text:p>4,2631196596</text:p>
          </table:table-cell>
          <table:table-cell office:value-type="float" office:value="4.26311229010715">
            <text:p>4,2631122901</text:p>
          </table:table-cell>
          <table:table-cell/>
          <table:table-cell table:formula="of:=[.$C763]-[.E763]" office:value-type="float" office:value="-0.0000966414320151543">
            <text:p>-9,66414320151543E-005</text:p>
          </table:table-cell>
          <table:table-cell table:formula="of:=[.$C763]-[.F763]" office:value-type="float" office:value="-0.0000051443937980622">
            <text:p>-5,1443937980622E-006</text:p>
          </table:table-cell>
          <table:table-cell table:formula="of:=[.$C763]-[.G763]" office:value-type="float" office:value="0.00000222506167268932">
            <text:p>2,22506167268932E-00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75">
            <text:p>3,75</text:p>
          </table:table-cell>
          <table:table-cell office:value-type="float" office:value="4.37103577292976">
            <text:p>4,3710357729</text:p>
          </table:table-cell>
          <table:table-cell/>
          <table:table-cell office:value-type="float" office:value="4.37131230375027">
            <text:p>4,3713123038</text:p>
          </table:table-cell>
          <table:table-cell office:value-type="float" office:value="4.37110503468661">
            <text:p>4,3711050347</text:p>
          </table:table-cell>
          <table:table-cell office:value-type="float" office:value="4.37105429612002">
            <text:p>4,3710542961</text:p>
          </table:table-cell>
          <table:table-cell/>
          <table:table-cell table:formula="of:=[.$C764]-[.E764]" office:value-type="float" office:value="-0.000276530820511489">
            <text:p>-0,0002765308</text:p>
          </table:table-cell>
          <table:table-cell table:formula="of:=[.$C764]-[.F764]" office:value-type="float" office:value="-0.0000692617568542886">
            <text:p>-6,92617568542886E-005</text:p>
          </table:table-cell>
          <table:table-cell table:formula="of:=[.$C764]-[.G764]" office:value-type="float" office:value="-0.0000185231902634087">
            <text:p>-1,85231902634087E-00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4.48168907033806">
            <text:p>4,4816890703</text:p>
          </table:table-cell>
          <table:table-cell/>
          <table:table-cell office:value-type="float" office:value="4.48205423229674">
            <text:p>4,4820542323</text:p>
          </table:table-cell>
          <table:table-cell office:value-type="float" office:value="4.48174751313444">
            <text:p>4,4817475131</text:p>
          </table:table-cell>
          <table:table-cell office:value-type="float" office:value="4.48167782195092">
            <text:p>4,481677822</text:p>
          </table:table-cell>
          <table:table-cell/>
          <table:table-cell table:formula="of:=[.$C765]-[.E765]" office:value-type="float" office:value="-0.000365161958679749">
            <text:p>-0,000365162</text:p>
          </table:table-cell>
          <table:table-cell table:formula="of:=[.$C765]-[.F765]" office:value-type="float" office:value="-0.0000584427963765677">
            <text:p>-5,84427963765677E-005</text:p>
          </table:table-cell>
          <table:table-cell table:formula="of:=[.$C765]-[.G765]" office:value-type="float" office:value="0.0000112483871479441">
            <text:p>1,12483871479441E-005</text:p>
          </table:table-cell>
          <table:table-cell table:number-columns-repeated="4"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0">
            <text:p>0</text:p>
          </table:table-cell>
          <table:table-cell office:value-type="float" office:value="3.08021684891803">
            <text:p>3,0802168489</text:p>
          </table:table-cell>
          <table:table-cell/>
          <table:table-cell office:value-type="float" office:value="3.08019232590517">
            <text:p>3,0801923259</text:p>
          </table:table-cell>
          <table:table-cell office:value-type="float" office:value="3.08022198888838">
            <text:p>3,0802219889</text:p>
          </table:table-cell>
          <table:table-cell office:value-type="float" office:value="3.08021773446656">
            <text:p>3,0802177345</text:p>
          </table:table-cell>
          <table:table-cell/>
          <table:table-cell table:formula="of:=[.$C766]-[.E766]" office:value-type="float" office:value="0.0000245230128603779">
            <text:p>0,000024523</text:p>
          </table:table-cell>
          <table:table-cell table:formula="of:=[.$C766]-[.F766]" office:value-type="float" office:value="-0.00000513997034445879">
            <text:p>-0,00000514</text:p>
          </table:table-cell>
          <table:table-cell table:formula="of:=[.$C766]-[.G766]" office:value-type="float" office:value="-0.000000885548527840285">
            <text:p>-8,85548527840285E-007</text:p>
          </table:table-cell>
          <table:table-cell table:number-columns-repeated="4"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0.25">
            <text:p>0,25</text:p>
          </table:table-cell>
          <table:table-cell office:value-type="float" office:value="3.15819290968977">
            <text:p>3,1581929097</text:p>
          </table:table-cell>
          <table:table-cell/>
          <table:table-cell office:value-type="float" office:value="3.15789679539155">
            <text:p>3,1578967954</text:p>
          </table:table-cell>
          <table:table-cell office:value-type="float" office:value="3.15812748498262">
            <text:p>3,158127485</text:p>
          </table:table-cell>
          <table:table-cell office:value-type="float" office:value="3.15818404323664">
            <text:p>3,1581840432</text:p>
          </table:table-cell>
          <table:table-cell/>
          <table:table-cell table:formula="of:=[.$C767]-[.E767]" office:value-type="float" office:value="0.00029611429822074">
            <text:p>0,0002961143</text:p>
          </table:table-cell>
          <table:table-cell table:formula="of:=[.$C767]-[.F767]" office:value-type="float" office:value="0.0000654247071469882">
            <text:p>6,54247071469882E-005</text:p>
          </table:table-cell>
          <table:table-cell table:formula="of:=[.$C767]-[.G767]" office:value-type="float" office:value="0.00000886645312903056">
            <text:p>8,86645312903056E-006</text:p>
          </table:table-cell>
          <table:table-cell table:number-columns-repeated="4"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0.5">
            <text:p>0,5</text:p>
          </table:table-cell>
          <table:table-cell office:value-type="float" office:value="3.23814294383796">
            <text:p>3,2381429438</text:p>
          </table:table-cell>
          <table:table-cell/>
          <table:table-cell office:value-type="float" office:value="3.23776725004934">
            <text:p>3,23776725</text:p>
          </table:table-cell>
          <table:table-cell office:value-type="float" office:value="3.23809873090938">
            <text:p>3,2380987309</text:p>
          </table:table-cell>
          <table:table-cell office:value-type="float" office:value="3.23815213289157">
            <text:p>3,2381521329</text:p>
          </table:table-cell>
          <table:table-cell/>
          <table:table-cell table:formula="of:=[.$C768]-[.E768]" office:value-type="float" office:value="0.000375693788623455">
            <text:p>0,0003756938</text:p>
          </table:table-cell>
          <table:table-cell table:formula="of:=[.$C768]-[.F768]" office:value-type="float" office:value="0.0000442129285760373">
            <text:p>4,42129285760373E-005</text:p>
          </table:table-cell>
          <table:table-cell table:formula="of:=[.$C768]-[.G768]" office:value-type="float" office:value="-0.00000918905360514088">
            <text:p>-9,18905360514088E-006</text:p>
          </table:table-cell>
          <table:table-cell table:number-columns-repeated="4"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0.75">
            <text:p>0,75</text:p>
          </table:table-cell>
          <table:table-cell office:value-type="float" office:value="3.32011692273655">
            <text:p>3,3201169227</text:p>
          </table:table-cell>
          <table:table-cell/>
          <table:table-cell office:value-type="float" office:value="3.31980368987854">
            <text:p>3,3198036899</text:p>
          </table:table-cell>
          <table:table-cell office:value-type="float" office:value="3.32013572666866">
            <text:p>3,3201357267</text:p>
          </table:table-cell>
          <table:table-cell office:value-type="float" office:value="3.32012200343134">
            <text:p>3,3201220034</text:p>
          </table:table-cell>
          <table:table-cell/>
          <table:table-cell table:formula="of:=[.$C769]-[.E769]" office:value-type="float" office:value="0.000313232858006884">
            <text:p>0,0003132329</text:p>
          </table:table-cell>
          <table:table-cell table:formula="of:=[.$C769]-[.F769]" office:value-type="float" office:value="-0.0000188039321158406">
            <text:p>-1,88039321158406E-005</text:p>
          </table:table-cell>
          <table:table-cell table:formula="of:=[.$C769]-[.G769]" office:value-type="float" office:value="-0.00000508069479199236">
            <text:p>-5,08069479199236E-006</text:p>
          </table:table-cell>
          <table:table-cell table:number-columns-repeated="4"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1">
            <text:p>1</text:p>
          </table:table-cell>
          <table:table-cell office:value-type="float" office:value="3.40416608279082">
            <text:p>3,4041660828</text:p>
          </table:table-cell>
          <table:table-cell/>
          <table:table-cell office:value-type="float" office:value="3.40400611487916">
            <text:p>3,4040061149</text:p>
          </table:table-cell>
          <table:table-cell office:value-type="float" office:value="3.40423847226046">
            <text:p>3,4042384723</text:p>
          </table:table-cell>
          <table:table-cell office:value-type="float" office:value="3.40415527602808">
            <text:p>3,404155276</text:p>
          </table:table-cell>
          <table:table-cell/>
          <table:table-cell table:formula="of:=[.$C770]-[.E770]" office:value-type="float" office:value="0.000159967911660175">
            <text:p>0,0001599679</text:p>
          </table:table-cell>
          <table:table-cell table:formula="of:=[.$C770]-[.F770]" office:value-type="float" office:value="-0.0000723894696403882">
            <text:p>-7,23894696403882E-005</text:p>
          </table:table-cell>
          <table:table-cell table:formula="of:=[.$C770]-[.G770]" office:value-type="float" office:value="0.0000108067627433428">
            <text:p>1,08067627433428E-005</text:p>
          </table:table-cell>
          <table:table-cell table:number-columns-repeated="4"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1.25">
            <text:p>1,25</text:p>
          </table:table-cell>
          <table:table-cell office:value-type="float" office:value="3.49034295746184">
            <text:p>3,4903429575</text:p>
          </table:table-cell>
          <table:table-cell/>
          <table:table-cell office:value-type="float" office:value="3.49037452505119">
            <text:p>3,4903745251</text:p>
          </table:table-cell>
          <table:table-cell office:value-type="float" office:value="3.49040696768477">
            <text:p>3,4904069677</text:p>
          </table:table-cell>
          <table:table-cell office:value-type="float" office:value="3.49035095252782">
            <text:p>3,4903509525</text:p>
          </table:table-cell>
          <table:table-cell/>
          <table:table-cell table:formula="of:=[.$C771]-[.E771]" office:value-type="float" office:value="-0.0000315675893478584">
            <text:p>-3,15675893478584E-005</text:p>
          </table:table-cell>
          <table:table-cell table:formula="of:=[.$C771]-[.F771]" office:value-type="float" office:value="-0.000064010222930122">
            <text:p>-6,4010222930122E-005</text:p>
          </table:table-cell>
          <table:table-cell table:formula="of:=[.$C771]-[.G771]" office:value-type="float" office:value="-0.00000799506597637389">
            <text:p>-7,99506597637389E-006</text:p>
          </table:table-cell>
          <table:table-cell table:number-columns-repeated="4"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1.5">
            <text:p>1,5</text:p>
          </table:table-cell>
          <table:table-cell office:value-type="float" office:value="3.57870141010158">
            <text:p>3,5787014101</text:p>
          </table:table-cell>
          <table:table-cell/>
          <table:table-cell office:value-type="float" office:value="3.57890892039463">
            <text:p>3,5789089204</text:p>
          </table:table-cell>
          <table:table-cell office:value-type="float" office:value="3.57865939165116">
            <text:p>3,5786593917</text:p>
          </table:table-cell>
          <table:table-cell office:value-type="float" office:value="3.57871032560283">
            <text:p>3,5787103256</text:p>
          </table:table-cell>
          <table:table-cell/>
          <table:table-cell table:formula="of:=[.$C772]-[.E772]" office:value-type="float" office:value="-0.000207510293053215">
            <text:p>-0,0002075103</text:p>
          </table:table-cell>
          <table:table-cell table:formula="of:=[.$C772]-[.F772]" office:value-type="float" office:value="0.0000420184504190679">
            <text:p>4,20184504190679E-005</text:p>
          </table:table-cell>
          <table:table-cell table:formula="of:=[.$C772]-[.G772]" office:value-type="float" office:value="-0.00000891550124526574">
            <text:p>-8,91550124526574E-006</text:p>
          </table:table-cell>
          <table:table-cell table:number-columns-repeated="4"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1.75">
            <text:p>1,75</text:p>
          </table:table-cell>
          <table:table-cell office:value-type="float" office:value="3.66929666761924">
            <text:p>3,6692966676</text:p>
          </table:table-cell>
          <table:table-cell/>
          <table:table-cell office:value-type="float" office:value="3.66960930090949">
            <text:p>3,6696093009</text:p>
          </table:table-cell>
          <table:table-cell office:value-type="float" office:value="3.66922214884711">
            <text:p>3,6692221488</text:p>
          </table:table-cell>
          <table:table-cell office:value-type="float" office:value="3.66928411014252">
            <text:p>3,6692841101</text:p>
          </table:table-cell>
          <table:table-cell/>
          <table:table-cell table:formula="of:=[.$C773]-[.E773]" office:value-type="float" office:value="-0.000312633290245223">
            <text:p>-0,0003126333</text:p>
          </table:table-cell>
          <table:table-cell table:formula="of:=[.$C773]-[.F773]" office:value-type="float" office:value="0.000074518772135157">
            <text:p>7,4518772135157E-005</text:p>
          </table:table-cell>
          <table:table-cell table:formula="of:=[.$C773]-[.G773]" office:value-type="float" office:value="0.0000125574767242398">
            <text:p>1,25574767242398E-005</text:p>
          </table:table-cell>
          <table:table-cell table:number-columns-repeated="4"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2">
            <text:p>2</text:p>
          </table:table-cell>
          <table:table-cell office:value-type="float" office:value="3.76218535499991">
            <text:p>3,762185355</text:p>
          </table:table-cell>
          <table:table-cell/>
          <table:table-cell office:value-type="float" office:value="3.76247566659576">
            <text:p>3,7624756666</text:p>
          </table:table-cell>
          <table:table-cell office:value-type="float" office:value="3.76216110635086">
            <text:p>3,7621611064</text:p>
          </table:table-cell>
          <table:table-cell office:value-type="float" office:value="3.76219164286756">
            <text:p>3,7621916429</text:p>
          </table:table-cell>
          <table:table-cell/>
          <table:table-cell table:formula="of:=[.$C774]-[.E774]" office:value-type="float" office:value="-0.000290311595848802">
            <text:p>-0,0002903116</text:p>
          </table:table-cell>
          <table:table-cell table:formula="of:=[.$C774]-[.F774]" office:value-type="float" office:value="0.0000242486490513727">
            <text:p>2,42486490513727E-005</text:p>
          </table:table-cell>
          <table:table-cell table:formula="of:=[.$C774]-[.G774]" office:value-type="float" office:value="-0.00000628786764389488">
            <text:p>-6,28786764389488E-006</text:p>
          </table:table-cell>
          <table:table-cell table:number-columns-repeated="4"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2.25">
            <text:p>2,25</text:p>
          </table:table-cell>
          <table:table-cell office:value-type="float" office:value="3.85742553069697">
            <text:p>3,8574255307</text:p>
          </table:table-cell>
          <table:table-cell/>
          <table:table-cell office:value-type="float" office:value="3.85750801745344">
            <text:p>3,8575080175</text:p>
          </table:table-cell>
          <table:table-cell office:value-type="float" office:value="3.85747626416241">
            <text:p>3,8574762642</text:p>
          </table:table-cell>
          <table:table-cell office:value-type="float" office:value="3.85743787908807">
            <text:p>3,8574378791</text:p>
          </table:table-cell>
          <table:table-cell/>
          <table:table-cell table:formula="of:=[.$C775]-[.E775]" office:value-type="float" office:value="-0.0000824867564706011">
            <text:p>-8,24867564706011E-005</text:p>
          </table:table-cell>
          <table:table-cell table:formula="of:=[.$C775]-[.F775]" office:value-type="float" office:value="-0.0000507334654398228">
            <text:p>-5,07334654398228E-005</text:p>
          </table:table-cell>
          <table:table-cell table:formula="of:=[.$C775]-[.G775]" office:value-type="float" office:value="-0.0000123483910923206">
            <text:p>-1,23483910923206E-005</text:p>
          </table:table-cell>
          <table:table-cell table:number-columns-repeated="4"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2.5">
            <text:p>2,5</text:p>
          </table:table-cell>
          <table:table-cell office:value-type="float" office:value="3.95507672292058">
            <text:p>3,9550767229</text:p>
          </table:table-cell>
          <table:table-cell/>
          <table:table-cell office:value-type="float" office:value="3.95481676499058">
            <text:p>3,954816765</text:p>
          </table:table-cell>
          <table:table-cell office:value-type="float" office:value="3.95516762228177">
            <text:p>3,9551676223</text:p>
          </table:table-cell>
          <table:table-cell office:value-type="float" office:value="3.95506280000203">
            <text:p>3,9550628</text:p>
          </table:table-cell>
          <table:table-cell/>
          <table:table-cell table:formula="of:=[.$C776]-[.E776]" office:value-type="float" office:value="0.000259957929994226">
            <text:p>0,0002599579</text:p>
          </table:table-cell>
          <table:table-cell table:formula="of:=[.$C776]-[.F776]" office:value-type="float" office:value="-0.000090899361194996">
            <text:p>-9,0899361194996E-005</text:p>
          </table:table-cell>
          <table:table-cell table:formula="of:=[.$C776]-[.G776]" office:value-type="float" office:value="0.0000139229185491807">
            <text:p>1,39229185491807E-005</text:p>
          </table:table-cell>
          <table:table-cell table:number-columns-repeated="4"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2.75">
            <text:p>2,75</text:p>
          </table:table-cell>
          <table:table-cell office:value-type="float" office:value="4.05519996684468">
            <text:p>4,0551999668</text:p>
          </table:table-cell>
          <table:table-cell/>
          <table:table-cell office:value-type="float" office:value="4.05480428446324">
            <text:p>4,0548042845</text:p>
          </table:table-cell>
          <table:table-cell office:value-type="float" office:value="4.05523518070893">
            <text:p>4,0552351807</text:p>
          </table:table-cell>
          <table:table-cell office:value-type="float" office:value="4.05520404853834">
            <text:p>4,0552040485</text:p>
          </table:table-cell>
          <table:table-cell/>
          <table:table-cell table:formula="of:=[.$C777]-[.E777]" office:value-type="float" office:value="0.000395682381431506">
            <text:p>0,0003956824</text:p>
          </table:table-cell>
          <table:table-cell table:formula="of:=[.$C777]-[.F777]" office:value-type="float" office:value="-0.00003521386425831">
            <text:p>-3,521386425831E-005</text:p>
          </table:table-cell>
          <table:table-cell table:formula="of:=[.$C777]-[.G777]" office:value-type="float" office:value="-0.00000408169365950783">
            <text:p>-4,08169365950783E-006</text:p>
          </table:table-cell>
          <table:table-cell table:number-columns-repeated="4"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3">
            <text:p>3</text:p>
          </table:table-cell>
          <table:table-cell office:value-type="float" office:value="4.15785784275601">
            <text:p>4,1578578428</text:p>
          </table:table-cell>
          <table:table-cell/>
          <table:table-cell office:value-type="float" office:value="4.15750688590138">
            <text:p>4,1575068859</text:p>
          </table:table-cell>
          <table:table-cell office:value-type="float" office:value="4.15778649555214">
            <text:p>4,1577864956</text:p>
          </table:table-cell>
          <table:table-cell office:value-type="float" office:value="4.15787316072959">
            <text:p>4,1578731607</text:p>
          </table:table-cell>
          <table:table-cell/>
          <table:table-cell table:formula="of:=[.$C778]-[.E778]" office:value-type="float" office:value="0.000350956854627604">
            <text:p>0,0003509569</text:p>
          </table:table-cell>
          <table:table-cell table:formula="of:=[.$C778]-[.F778]" office:value-type="float" office:value="0.0000713472038675889">
            <text:p>7,13472038675889E-005</text:p>
          </table:table-cell>
          <table:table-cell table:formula="of:=[.$C778]-[.G778]" office:value-type="float" office:value="-0.0000153179735811193">
            <text:p>-0,000015318</text:p>
          </table:table-cell>
          <table:table-cell table:number-columns-repeated="4"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3.25">
            <text:p>3,25</text:p>
          </table:table-cell>
          <table:table-cell office:value-type="float" office:value="4.26311451516882">
            <text:p>4,2631145152</text:p>
          </table:table-cell>
          <table:table-cell/>
          <table:table-cell office:value-type="float" office:value="4.26292456930499">
            <text:p>4,2629245693</text:p>
          </table:table-cell>
          <table:table-cell office:value-type="float" office:value="4.26305632135685">
            <text:p>4,2630563214</text:p>
          </table:table-cell>
          <table:table-cell office:value-type="float" office:value="4.26309810436002">
            <text:p>4,2630981044</text:p>
          </table:table-cell>
          <table:table-cell/>
          <table:table-cell table:formula="of:=[.$C779]-[.E779]" office:value-type="float" office:value="0.000189945863826146">
            <text:p>0,0001899459</text:p>
          </table:table-cell>
          <table:table-cell table:formula="of:=[.$C779]-[.F779]" office:value-type="float" office:value="0.0000581938119674774">
            <text:p>5,81938119674774E-005</text:p>
          </table:table-cell>
          <table:table-cell table:formula="of:=[.$C779]-[.G779]" office:value-type="float" office:value="0.000016410808801659">
            <text:p>1,6410808801659E-005</text:p>
          </table:table-cell>
          <table:table-cell table:number-columns-repeated="4"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3.5">
            <text:p>3,5</text:p>
          </table:table-cell>
          <table:table-cell office:value-type="float" office:value="4.37103577292976">
            <text:p>4,3710357729</text:p>
          </table:table-cell>
          <table:table-cell/>
          <table:table-cell office:value-type="float" office:value="4.37105733467408">
            <text:p>4,3710573347</text:p>
          </table:table-cell>
          <table:table-cell office:value-type="float" office:value="4.37105281594341">
            <text:p>4,3710528159</text:p>
          </table:table-cell>
          <table:table-cell office:value-type="float" office:value="4.37103528663533">
            <text:p>4,3710352866</text:p>
          </table:table-cell>
          <table:table-cell/>
          <table:table-cell table:formula="of:=[.$C780]-[.E780]" office:value-type="float" office:value="-0.0000215617443233285">
            <text:p>-2,15617443233285E-005</text:p>
          </table:table-cell>
          <table:table-cell table:formula="of:=[.$C780]-[.F780]" office:value-type="float" office:value="-0.00001704301365546">
            <text:p>-0,000017043</text:p>
          </table:table-cell>
          <table:table-cell table:formula="of:=[.$C780]-[.G780]" office:value-type="float" office:value="0.000000486294433166279">
            <text:p>4,86294433166279E-007</text:p>
          </table:table-cell>
          <table:table-cell table:number-columns-repeated="4"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3.75">
            <text:p>3,75</text:p>
          </table:table-cell>
          <table:table-cell office:value-type="float" office:value="4.48168907033806">
            <text:p>4,4816890703</text:p>
          </table:table-cell>
          <table:table-cell/>
          <table:table-cell office:value-type="float" office:value="4.48190518200865">
            <text:p>4,481905182</text:p>
          </table:table-cell>
          <table:table-cell office:value-type="float" office:value="4.48177597931183">
            <text:p>4,4817759793</text:p>
          </table:table-cell>
          <table:table-cell office:value-type="float" office:value="4.48170861918299">
            <text:p>4,4817086192</text:p>
          </table:table-cell>
          <table:table-cell/>
          <table:table-cell table:formula="of:=[.$C781]-[.E781]" office:value-type="float" office:value="-0.000216111670585661">
            <text:p>-0,0002161117</text:p>
          </table:table-cell>
          <table:table-cell table:formula="of:=[.$C781]-[.F781]" office:value-type="float" office:value="-0.0000869089737616235">
            <text:p>-0,000086909</text:p>
          </table:table-cell>
          <table:table-cell table:formula="of:=[.$C781]-[.G781]" office:value-type="float" office:value="-0.0000195488449206138">
            <text:p>-1,95488449206138E-005</text:p>
          </table:table-cell>
          <table:table-cell table:number-columns-repeated="4"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4">
            <text:p>4</text:p>
          </table:table-cell>
          <table:table-cell office:value-type="float" office:value="4.59514356930669">
            <text:p>4,5951435693</text:p>
          </table:table-cell>
          <table:table-cell/>
          <table:table-cell office:value-type="float" office:value="4.59546811130869">
            <text:p>4,5954681113</text:p>
          </table:table-cell>
          <table:table-cell office:value-type="float" office:value="4.59522581146209">
            <text:p>4,5952258115</text:p>
          </table:table-cell>
          <table:table-cell office:value-type="float" office:value="4.59513202743984">
            <text:p>4,5951320274</text:p>
          </table:table-cell>
          <table:table-cell/>
          <table:table-cell table:formula="of:=[.$C782]-[.E782]" office:value-type="float" office:value="-0.00032454200200327">
            <text:p>-0,000324542</text:p>
          </table:table-cell>
          <table:table-cell table:formula="of:=[.$C782]-[.F782]" office:value-type="float" office:value="-0.0000822421553987596">
            <text:p>-8,22421553987596E-005</text:p>
          </table:table-cell>
          <table:table-cell table:formula="of:=[.$C782]-[.G782]" office:value-type="float" office:value="0.0000115418668533707">
            <text:p>1,15418668533707E-005</text:p>
          </table:table-cell>
          <table:table-cell table:number-columns-repeated="4"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0">
            <text:p>0</text:p>
          </table:table-cell>
          <table:table-cell office:value-type="float" office:value="3.15819290968977">
            <text:p>3,1581929097</text:p>
          </table:table-cell>
          <table:table-cell/>
          <table:table-cell office:value-type="float" office:value="3.15819290968977">
            <text:p>3,1581929097</text:p>
          </table:table-cell>
          <table:table-cell office:value-type="float" office:value="3.15818756620408">
            <text:p>3,1581875662</text:p>
          </table:table-cell>
          <table:table-cell office:value-type="float" office:value="3.15819290968977">
            <text:p>3,1581929097</text:p>
          </table:table-cell>
          <table:table-cell/>
          <table:table-cell table:formula="of:=[.$C783]-[.E783]" office:value-type="float" office:value="0">
            <text:p>0</text:p>
          </table:table-cell>
          <table:table-cell table:formula="of:=[.$C783]-[.F783]" office:value-type="float" office:value="0.000005343485686371">
            <text:p>5,343485686371E-006</text:p>
          </table:table-cell>
          <table:table-cell table:formula="of:=[.$C783]-[.G783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0.25">
            <text:p>0,25</text:p>
          </table:table-cell>
          <table:table-cell office:value-type="float" office:value="3.23814294383796">
            <text:p>3,2381429438</text:p>
          </table:table-cell>
          <table:table-cell/>
          <table:table-cell office:value-type="float" office:value="3.23786538106968">
            <text:p>3,2378653811</text:p>
          </table:table-cell>
          <table:table-cell office:value-type="float" office:value="3.23806498321102">
            <text:p>3,2380649832</text:p>
          </table:table-cell>
          <table:table-cell office:value-type="float" office:value="3.23813292011934">
            <text:p>3,2381329201</text:p>
          </table:table-cell>
          <table:table-cell/>
          <table:table-cell table:formula="of:=[.$C784]-[.E784]" office:value-type="float" office:value="0.000277562768276063">
            <text:p>0,0002775628</text:p>
          </table:table-cell>
          <table:table-cell table:formula="of:=[.$C784]-[.F784]" office:value-type="float" office:value="0.0000779606269438737">
            <text:p>7,79606269438737E-005</text:p>
          </table:table-cell>
          <table:table-cell table:formula="of:=[.$C784]-[.G784]" office:value-type="float" office:value="0.0000100237186222429">
            <text:p>1,00237186222429E-005</text:p>
          </table:table-cell>
          <table:table-cell table:number-columns-repeated="4"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0.5">
            <text:p>0,5</text:p>
          </table:table-cell>
          <table:table-cell office:value-type="float" office:value="3.32011692273655">
            <text:p>3,3201169227</text:p>
          </table:table-cell>
          <table:table-cell/>
          <table:table-cell office:value-type="float" office:value="3.31975871621966">
            <text:p>3,3197587162</text:p>
          </table:table-cell>
          <table:table-cell office:value-type="float" office:value="3.32006043317297">
            <text:p>3,3200604332</text:p>
          </table:table-cell>
          <table:table-cell office:value-type="float" office:value="3.32012538462756">
            <text:p>3,3201253846</text:p>
          </table:table-cell>
          <table:table-cell/>
          <table:table-cell table:formula="of:=[.$C785]-[.E785]" office:value-type="float" office:value="0.00035820651689189">
            <text:p>0,0003582065</text:p>
          </table:table-cell>
          <table:table-cell table:formula="of:=[.$C785]-[.F785]" office:value-type="float" office:value="0.000056489563577955">
            <text:p>5,6489563577955E-005</text:p>
          </table:table-cell>
          <table:table-cell table:formula="of:=[.$C785]-[.G785]" office:value-type="float" office:value="-0.00000846189101322281">
            <text:p>-8,46189101322281E-006</text:p>
          </table:table-cell>
          <table:table-cell table:number-columns-repeated="4"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0.75">
            <text:p>0,75</text:p>
          </table:table-cell>
          <table:table-cell office:value-type="float" office:value="3.40416608279082">
            <text:p>3,4041660828</text:p>
          </table:table-cell>
          <table:table-cell/>
          <table:table-cell office:value-type="float" office:value="3.40387291513968">
            <text:p>3,4038729151</text:p>
          </table:table-cell>
          <table:table-cell office:value-type="float" office:value="3.40417391608994">
            <text:p>3,4041739161</text:p>
          </table:table-cell>
          <table:table-cell office:value-type="float" office:value="3.40417030321443">
            <text:p>3,4041703032</text:p>
          </table:table-cell>
          <table:table-cell/>
          <table:table-cell table:formula="of:=[.$C786]-[.E786]" office:value-type="float" office:value="0.000293167651136628">
            <text:p>0,0002931677</text:p>
          </table:table-cell>
          <table:table-cell table:formula="of:=[.$C786]-[.F786]" office:value-type="float" office:value="-0.00000783329912401598">
            <text:p>-7,83329912401598E-006</text:p>
          </table:table-cell>
          <table:table-cell table:formula="of:=[.$C786]-[.G786]" office:value-type="float" office:value="-0.00000422042361591934">
            <text:p>-4,22042361591934E-006</text:p>
          </table:table-cell>
          <table:table-cell table:number-columns-repeated="4"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1">
            <text:p>1</text:p>
          </table:table-cell>
          <table:table-cell office:value-type="float" office:value="3.49034295746184">
            <text:p>3,4903429575</text:p>
          </table:table-cell>
          <table:table-cell/>
          <table:table-cell office:value-type="float" office:value="3.49020797782976">
            <text:p>3,4902079778</text:p>
          </table:table-cell>
          <table:table-cell office:value-type="float" office:value="3.49040543196193">
            <text:p>3,490405432</text:p>
          </table:table-cell>
          <table:table-cell office:value-type="float" office:value="3.49033085959909">
            <text:p>3,4903308596</text:p>
          </table:table-cell>
          <table:table-cell/>
          <table:table-cell table:formula="of:=[.$C787]-[.E787]" office:value-type="float" office:value="0.000134979632077314">
            <text:p>0,0001349796</text:p>
          </table:table-cell>
          <table:table-cell table:formula="of:=[.$C787]-[.F787]" office:value-type="float" office:value="-0.0000624745000914473">
            <text:p>-6,24745000914473E-005</text:p>
          </table:table-cell>
          <table:table-cell table:formula="of:=[.$C787]-[.G787]" office:value-type="float" office:value="0.0000120978627538015">
            <text:p>1,20978627538015E-005</text:p>
          </table:table-cell>
          <table:table-cell table:number-columns-repeated="4"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1.25">
            <text:p>1,25</text:p>
          </table:table-cell>
          <table:table-cell office:value-type="float" office:value="3.57870141010158">
            <text:p>3,5787014101</text:p>
          </table:table-cell>
          <table:table-cell/>
          <table:table-cell office:value-type="float" office:value="3.5787639042899">
            <text:p>3,5787639043</text:p>
          </table:table-cell>
          <table:table-cell office:value-type="float" office:value="3.57875498078894">
            <text:p>3,5787549808</text:p>
          </table:table-cell>
          <table:table-cell office:value-type="float" office:value="3.57870856087272">
            <text:p>3,5787085609</text:p>
          </table:table-cell>
          <table:table-cell/>
          <table:table-cell table:formula="of:=[.$C788]-[.E788]" office:value-type="float" office:value="-0.0000624941883207164">
            <text:p>-6,24941883207164E-005</text:p>
          </table:table-cell>
          <table:table-cell table:formula="of:=[.$C788]-[.F788]" office:value-type="float" office:value="-0.0000535706873607822">
            <text:p>-5,35706873607822E-005</text:p>
          </table:table-cell>
          <table:table-cell table:formula="of:=[.$C788]-[.G788]" office:value-type="float" office:value="-0.00000715077113788709">
            <text:p>-7,15077113788709E-006</text:p>
          </table:table-cell>
          <table:table-cell table:number-columns-repeated="4"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1.5">
            <text:p>1,5</text:p>
          </table:table-cell>
          <table:table-cell office:value-type="float" office:value="3.66929666761924">
            <text:p>3,6692966676</text:p>
          </table:table-cell>
          <table:table-cell/>
          <table:table-cell office:value-type="float" office:value="3.66954069452009">
            <text:p>3,6695406945</text:p>
          </table:table-cell>
          <table:table-cell office:value-type="float" office:value="3.6692412105018">
            <text:p>3,6692412105</text:p>
          </table:table-cell>
          <table:table-cell office:value-type="float" office:value="3.66930473218185">
            <text:p>3,6693047322</text:p>
          </table:table-cell>
          <table:table-cell/>
          <table:table-cell table:formula="of:=[.$C789]-[.E789]" office:value-type="float" office:value="-0.000244026900847683">
            <text:p>-0,0002440269</text:p>
          </table:table-cell>
          <table:table-cell table:formula="of:=[.$C789]-[.F789]" office:value-type="float" office:value="0.0000554571174449236">
            <text:p>5,54571174449236E-005</text:p>
          </table:table-cell>
          <table:table-cell table:formula="of:=[.$C789]-[.G789]" office:value-type="float" office:value="-0.00000806456260704636">
            <text:p>-8,06456260704636E-006</text:p>
          </table:table-cell>
          <table:table-cell table:number-columns-repeated="4"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1.75">
            <text:p>1,75</text:p>
          </table:table-cell>
          <table:table-cell office:value-type="float" office:value="3.76218535499991">
            <text:p>3,762185355</text:p>
          </table:table-cell>
          <table:table-cell/>
          <table:table-cell office:value-type="float" office:value="3.76253834852034">
            <text:p>3,7625383485</text:p>
          </table:table-cell>
          <table:table-cell office:value-type="float" office:value="3.76209627537485">
            <text:p>3,7620962754</text:p>
          </table:table-cell>
          <table:table-cell office:value-type="float" office:value="3.76217137324904">
            <text:p>3,7621713732</text:p>
          </table:table-cell>
          <table:table-cell/>
          <table:table-cell table:formula="of:=[.$C790]-[.E790]" office:value-type="float" office:value="-0.000352993520428058">
            <text:p>-0,0003529935</text:p>
          </table:table-cell>
          <table:table-cell table:formula="of:=[.$C790]-[.F790]" office:value-type="float" office:value="0.0000890796250576642">
            <text:p>8,90796250576642E-005</text:p>
          </table:table-cell>
          <table:table-cell table:formula="of:=[.$C790]-[.G790]" office:value-type="float" office:value="0.0000139817508686413">
            <text:p>1,39817508686413E-005</text:p>
          </table:table-cell>
          <table:table-cell table:number-columns-repeated="4"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2">
            <text:p>2</text:p>
          </table:table-cell>
          <table:table-cell office:value-type="float" office:value="3.85742553069697">
            <text:p>3,8574255307</text:p>
          </table:table-cell>
          <table:table-cell/>
          <table:table-cell office:value-type="float" office:value="3.85775686629064">
            <text:p>3,8577568663</text:p>
          </table:table-cell>
          <table:table-cell office:value-type="float" office:value="3.85738770221568">
            <text:p>3,8573877022</text:p>
          </table:table-cell>
          <table:table-cell office:value-type="float" office:value="3.85743084066053">
            <text:p>3,8574308407</text:p>
          </table:table-cell>
          <table:table-cell/>
          <table:table-cell table:formula="of:=[.$C791]-[.E791]" office:value-type="float" office:value="-0.000331335593667159">
            <text:p>-0,0003313356</text:p>
          </table:table-cell>
          <table:table-cell table:formula="of:=[.$C791]-[.F791]" office:value-type="float" office:value="0.0000378284812896368">
            <text:p>3,78284812896368E-005</text:p>
          </table:table-cell>
          <table:table-cell table:formula="of:=[.$C791]-[.G791]" office:value-type="float" office:value="-0.00000530996355552205">
            <text:p>-0,00000531</text:p>
          </table:table-cell>
          <table:table-cell table:number-columns-repeated="4"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2.25">
            <text:p>2,25</text:p>
          </table:table-cell>
          <table:table-cell office:value-type="float" office:value="3.95507672292058">
            <text:p>3,9550767229</text:p>
          </table:table-cell>
          <table:table-cell/>
          <table:table-cell office:value-type="float" office:value="3.955196247831">
            <text:p>3,9551962478</text:p>
          </table:table-cell>
          <table:table-cell office:value-type="float" office:value="3.95511549102429">
            <text:p>3,955115491</text:p>
          </table:table-cell>
          <table:table-cell office:value-type="float" office:value="3.95508821483353">
            <text:p>3,9550882148</text:p>
          </table:table-cell>
          <table:table-cell/>
          <table:table-cell table:formula="of:=[.$C792]-[.E792]" office:value-type="float" office:value="-0.000119524910421998">
            <text:p>-0,0001195249</text:p>
          </table:table-cell>
          <table:table-cell table:formula="of:=[.$C792]-[.F792]" office:value-type="float" office:value="-0.0000387681037130605">
            <text:p>-3,87681037130605E-005</text:p>
          </table:table-cell>
          <table:table-cell table:formula="of:=[.$C792]-[.G792]" office:value-type="float" office:value="-0.0000114919129532431">
            <text:p>-1,14919129532431E-005</text:p>
          </table:table-cell>
          <table:table-cell table:number-columns-repeated="4"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2.5">
            <text:p>2,5</text:p>
          </table:table-cell>
          <table:table-cell office:value-type="float" office:value="4.05519996684468">
            <text:p>4,0551999668</text:p>
          </table:table-cell>
          <table:table-cell/>
          <table:table-cell office:value-type="float" office:value="4.05495701756485">
            <text:p>4,0549570176</text:p>
          </table:table-cell>
          <table:table-cell office:value-type="float" office:value="4.05527964180067">
            <text:p>4,0552796418</text:p>
          </table:table-cell>
          <table:table-cell office:value-type="float" office:value="4.05518448961975">
            <text:p>4,0551844896</text:p>
          </table:table-cell>
          <table:table-cell/>
          <table:table-cell table:formula="of:=[.$C793]-[.E793]" office:value-type="float" office:value="0.000242949279821936">
            <text:p>0,0002429493</text:p>
          </table:table-cell>
          <table:table-cell table:formula="of:=[.$C793]-[.F793]" office:value-type="float" office:value="-0.000079674955995479">
            <text:p>-0,000079675</text:p>
          </table:table-cell>
          <table:table-cell table:formula="of:=[.$C793]-[.G793]" office:value-type="float" office:value="0.0000154772249238988">
            <text:p>1,54772249238988E-005</text:p>
          </table:table-cell>
          <table:table-cell table:number-columns-repeated="4"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2.75">
            <text:p>2,75</text:p>
          </table:table-cell>
          <table:table-cell office:value-type="float" office:value="4.15785784275601">
            <text:p>4,1578578428</text:p>
          </table:table-cell>
          <table:table-cell/>
          <table:table-cell office:value-type="float" office:value="4.15746436985874">
            <text:p>4,1574643699</text:p>
          </table:table-cell>
          <table:table-cell office:value-type="float" office:value="4.15788015454483">
            <text:p>4,1578801545</text:p>
          </table:table-cell>
          <table:table-cell office:value-type="float" office:value="4.15786079281837">
            <text:p>4,1578607928</text:p>
          </table:table-cell>
          <table:table-cell/>
          <table:table-cell table:formula="of:=[.$C794]-[.E794]" office:value-type="float" office:value="0.000393472897268765">
            <text:p>0,0003934729</text:p>
          </table:table-cell>
          <table:table-cell table:formula="of:=[.$C794]-[.F794]" office:value-type="float" office:value="-0.0000223117888200619">
            <text:p>-2,23117888200619E-005</text:p>
          </table:table-cell>
          <table:table-cell table:formula="of:=[.$C794]-[.G794]" office:value-type="float" office:value="-0.00000295006235884188">
            <text:p>-2,95006235884188E-006</text:p>
          </table:table-cell>
          <table:table-cell table:number-columns-repeated="4"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3">
            <text:p>3</text:p>
          </table:table-cell>
          <table:table-cell office:value-type="float" office:value="4.26311451516882">
            <text:p>4,2631145152</text:p>
          </table:table-cell>
          <table:table-cell/>
          <table:table-cell office:value-type="float" office:value="4.26276313287102">
            <text:p>4,2627631329</text:p>
          </table:table-cell>
          <table:table-cell office:value-type="float" office:value="4.26302400656963">
            <text:p>4,2630240066</text:p>
          </table:table-cell>
          <table:table-cell office:value-type="float" office:value="4.26312895237268">
            <text:p>4,2631289524</text:p>
          </table:table-cell>
          <table:table-cell/>
          <table:table-cell table:formula="of:=[.$C795]-[.E795]" office:value-type="float" office:value="0.000351382297801628">
            <text:p>0,0003513823</text:p>
          </table:table-cell>
          <table:table-cell table:formula="of:=[.$C795]-[.F795]" office:value-type="float" office:value="0.0000905085991913523">
            <text:p>9,05085991913523E-005</text:p>
          </table:table-cell>
          <table:table-cell table:formula="of:=[.$C795]-[.G795]" office:value-type="float" office:value="-0.0000144372038581864">
            <text:p>-1,44372038581864E-005</text:p>
          </table:table-cell>
          <table:table-cell table:number-columns-repeated="4"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3.25">
            <text:p>3,25</text:p>
          </table:table-cell>
          <table:table-cell office:value-type="float" office:value="4.37103577292976">
            <text:p>4,3710357729</text:p>
          </table:table-cell>
          <table:table-cell/>
          <table:table-cell office:value-type="float" office:value="4.37085330660169">
            <text:p>4,3708533066</text:p>
          </table:table-cell>
          <table:table-cell office:value-type="float" office:value="4.3709564097786">
            <text:p>4,3709564098</text:p>
          </table:table-cell>
          <table:table-cell office:value-type="float" office:value="4.37101826127728">
            <text:p>4,3710182613</text:p>
          </table:table-cell>
          <table:table-cell/>
          <table:table-cell table:formula="of:=[.$C796]-[.E796]" office:value-type="float" office:value="0.00018246632807184">
            <text:p>0,0001824663</text:p>
          </table:table-cell>
          <table:table-cell table:formula="of:=[.$C796]-[.F796]" office:value-type="float" office:value="0.0000793631511637471">
            <text:p>7,93631511637471E-005</text:p>
          </table:table-cell>
          <table:table-cell table:formula="of:=[.$C796]-[.G796]" office:value-type="float" office:value="0.0000175116524809837">
            <text:p>1,75116524809837E-005</text:p>
          </table:table-cell>
          <table:table-cell table:number-columns-repeated="4"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3.5">
            <text:p>3,5</text:p>
          </table:table-cell>
          <table:table-cell office:value-type="float" office:value="4.48168907033806">
            <text:p>4,4816890703</text:p>
          </table:table-cell>
          <table:table-cell/>
          <table:table-cell office:value-type="float" office:value="4.48173489105075">
            <text:p>4,4817348911</text:p>
          </table:table-cell>
          <table:table-cell office:value-type="float" office:value="4.48168678038664">
            <text:p>4,4816867804</text:p>
          </table:table-cell>
          <table:table-cell office:value-type="float" office:value="4.48168794137709">
            <text:p>4,4816879414</text:p>
          </table:table-cell>
          <table:table-cell/>
          <table:table-cell table:formula="of:=[.$C797]-[.E797]" office:value-type="float" office:value="-0.0000458207126872168">
            <text:p>-4,58207126872168E-005</text:p>
          </table:table-cell>
          <table:table-cell table:formula="of:=[.$C797]-[.F797]" office:value-type="float" office:value="0.00000228995142137478">
            <text:p>0,00000229</text:p>
          </table:table-cell>
          <table:table-cell table:formula="of:=[.$C797]-[.G797]" office:value-type="float" office:value="0.00000112896097448356">
            <text:p>0,000001129</text:p>
          </table:table-cell>
          <table:table-cell table:number-columns-repeated="4"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3.75">
            <text:p>3,75</text:p>
          </table:table-cell>
          <table:table-cell office:value-type="float" office:value="4.59514356930669">
            <text:p>4,5951435693</text:p>
          </table:table-cell>
          <table:table-cell/>
          <table:table-cell office:value-type="float" office:value="4.59540788621821">
            <text:p>4,5954078862</text:p>
          </table:table-cell>
          <table:table-cell office:value-type="float" office:value="4.59521511839377">
            <text:p>4,5952151184</text:p>
          </table:table-cell>
          <table:table-cell office:value-type="float" office:value="4.59516172405345">
            <text:p>4,5951617241</text:p>
          </table:table-cell>
          <table:table-cell/>
          <table:table-cell table:formula="of:=[.$C798]-[.E798]" office:value-type="float" office:value="-0.000264316911519735">
            <text:p>-0,0002643169</text:p>
          </table:table-cell>
          <table:table-cell table:formula="of:=[.$C798]-[.F798]" office:value-type="float" office:value="-0.0000715490870817348">
            <text:p>-7,15490870817348E-005</text:p>
          </table:table-cell>
          <table:table-cell table:formula="of:=[.$C798]-[.G798]" office:value-type="float" office:value="-0.0000181547467628107">
            <text:p>-1,81547467628107E-005</text:p>
          </table:table-cell>
          <table:table-cell table:number-columns-repeated="4"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4">
            <text:p>4</text:p>
          </table:table-cell>
          <table:table-cell office:value-type="float" office:value="4.71147018259074">
            <text:p>4,7114701826</text:p>
          </table:table-cell>
          <table:table-cell/>
          <table:table-cell office:value-type="float" office:value="4.71187229210406">
            <text:p>4,7118722921</text:p>
          </table:table-cell>
          <table:table-cell office:value-type="float" office:value="4.71154142379998">
            <text:p>4,7115414238</text:p>
          </table:table-cell>
          <table:table-cell office:value-type="float" office:value="4.71145593457279">
            <text:p>4,7114559346</text:p>
          </table:table-cell>
          <table:table-cell/>
          <table:table-cell table:formula="of:=[.$C799]-[.E799]" office:value-type="float" office:value="-0.000402109513315985">
            <text:p>-0,0004021095</text:p>
          </table:table-cell>
          <table:table-cell table:formula="of:=[.$C799]-[.F799]" office:value-type="float" office:value="-0.0000712412092376269">
            <text:p>-7,12412092376269E-005</text:p>
          </table:table-cell>
          <table:table-cell table:formula="of:=[.$C799]-[.G799]" office:value-type="float" office:value="0.0000142480179512461">
            <text:p>0,000014248</text:p>
          </table:table-cell>
          <table:table-cell table:number-columns-repeated="4"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0">
            <text:p>0</text:p>
          </table:table-cell>
          <table:table-cell office:value-type="float" office:value="3.23814294383796">
            <text:p>3,2381429438</text:p>
          </table:table-cell>
          <table:table-cell/>
          <table:table-cell office:value-type="float" office:value="3.23816777530023">
            <text:p>3,2381677753</text:p>
          </table:table-cell>
          <table:table-cell office:value-type="float" office:value="3.23814529625306">
            <text:p>3,2381452963</text:p>
          </table:table-cell>
          <table:table-cell office:value-type="float" office:value="3.23814200117409">
            <text:p>3,2381420012</text:p>
          </table:table-cell>
          <table:table-cell/>
          <table:table-cell table:formula="of:=[.$C800]-[.E800]" office:value-type="float" office:value="-0.0000248314622672829">
            <text:p>-2,48314622672829E-005</text:p>
          </table:table-cell>
          <table:table-cell table:formula="of:=[.$C800]-[.F800]" office:value-type="float" office:value="-0.0000023524150956078">
            <text:p>-2,3524150956078E-006</text:p>
          </table:table-cell>
          <table:table-cell table:formula="of:=[.$C800]-[.G800]" office:value-type="float" office:value="0.000000942663874958782">
            <text:p>9,42663874958782E-007</text:p>
          </table:table-cell>
          <table:table-cell table:number-columns-repeated="4"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0.25">
            <text:p>0,25</text:p>
          </table:table-cell>
          <table:table-cell office:value-type="float" office:value="3.32011692273655">
            <text:p>3,3201169227</text:p>
          </table:table-cell>
          <table:table-cell/>
          <table:table-cell office:value-type="float" office:value="3.31985834461255">
            <text:p>3,3198583446</text:p>
          </table:table-cell>
          <table:table-cell office:value-type="float" office:value="3.32004507872188">
            <text:p>3,3200450787</text:p>
          </table:table-cell>
          <table:table-cell office:value-type="float" office:value="3.3201056805549">
            <text:p>3,3201056806</text:p>
          </table:table-cell>
          <table:table-cell/>
          <table:table-cell table:formula="of:=[.$C801]-[.E801]" office:value-type="float" office:value="0.000258578124000763">
            <text:p>0,0002585781</text:p>
          </table:table-cell>
          <table:table-cell table:formula="of:=[.$C801]-[.F801]" office:value-type="float" office:value="0.0000718440146716404">
            <text:p>0,000071844</text:p>
          </table:table-cell>
          <table:table-cell table:formula="of:=[.$C801]-[.G801]" office:value-type="float" office:value="0.0000112421816447217">
            <text:p>1,12421816447217E-005</text:p>
          </table:table-cell>
          <table:table-cell table:number-columns-repeated="4"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0.5">
            <text:p>0,5</text:p>
          </table:table-cell>
          <table:table-cell office:value-type="float" office:value="3.40416608279082">
            <text:p>3,4041660828</text:p>
          </table:table-cell>
          <table:table-cell/>
          <table:table-cell office:value-type="float" office:value="3.40382594873072">
            <text:p>3,4038259487</text:p>
          </table:table-cell>
          <table:table-cell office:value-type="float" office:value="3.40411646669221">
            <text:p>3,4041164667</text:p>
          </table:table-cell>
          <table:table-cell office:value-type="float" office:value="3.40417376548796">
            <text:p>3,4041737655</text:p>
          </table:table-cell>
          <table:table-cell/>
          <table:table-cell table:formula="of:=[.$C802]-[.E802]" office:value-type="float" office:value="0.000340134060096364">
            <text:p>0,0003401341</text:p>
          </table:table-cell>
          <table:table-cell table:formula="of:=[.$C802]-[.F802]" office:value-type="float" office:value="0.0000496160986043215">
            <text:p>4,96160986043215E-005</text:p>
          </table:table-cell>
          <table:table-cell table:formula="of:=[.$C802]-[.G802]" office:value-type="float" office:value="-0.00000768269714201963">
            <text:p>-7,68269714201963E-006</text:p>
          </table:table-cell>
          <table:table-cell table:number-columns-repeated="4"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0.75">
            <text:p>0,75</text:p>
          </table:table-cell>
          <table:table-cell office:value-type="float" office:value="3.49034295746184">
            <text:p>3,4903429575</text:p>
          </table:table-cell>
          <table:table-cell/>
          <table:table-cell office:value-type="float" office:value="3.49007058765475">
            <text:p>3,4900705877</text:p>
          </table:table-cell>
          <table:table-cell office:value-type="float" office:value="3.49035946016407">
            <text:p>3,4903594602</text:p>
          </table:table-cell>
          <table:table-cell office:value-type="float" office:value="3.49034625597326">
            <text:p>3,490346256</text:p>
          </table:table-cell>
          <table:table-cell/>
          <table:table-cell table:formula="of:=[.$C803]-[.E803]" office:value-type="float" office:value="0.000272369807087447">
            <text:p>0,0002723698</text:p>
          </table:table-cell>
          <table:table-cell table:formula="of:=[.$C803]-[.F803]" office:value-type="float" office:value="-0.0000165027022296371">
            <text:p>-1,65027022296371E-005</text:p>
          </table:table-cell>
          <table:table-cell table:formula="of:=[.$C803]-[.G803]" office:value-type="float" office:value="-0.00000329851141733783">
            <text:p>-3,29851141733783E-006</text:p>
          </table:table-cell>
          <table:table-cell table:number-columns-repeated="4"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1">
            <text:p>1</text:p>
          </table:table-cell>
          <table:table-cell office:value-type="float" office:value="3.57870141010158">
            <text:p>3,5787014101</text:p>
          </table:table-cell>
          <table:table-cell/>
          <table:table-cell office:value-type="float" office:value="3.57859226138464">
            <text:p>3,5785922614</text:p>
          </table:table-cell>
          <table:table-cell office:value-type="float" office:value="3.57877405913744">
            <text:p>3,5787740591</text:p>
          </table:table-cell>
          <table:table-cell office:value-type="float" office:value="3.57868794756891">
            <text:p>3,5786879476</text:p>
          </table:table-cell>
          <table:table-cell/>
          <table:table-cell table:formula="of:=[.$C804]-[.E804]" office:value-type="float" office:value="0.000109148716938901">
            <text:p>0,0001091487</text:p>
          </table:table-cell>
          <table:table-cell table:formula="of:=[.$C804]-[.F804]" office:value-type="float" office:value="-0.000072649035863126">
            <text:p>-0,000072649</text:p>
          </table:table-cell>
          <table:table-cell table:formula="of:=[.$C804]-[.G804]" office:value-type="float" office:value="0.0000134625326655424">
            <text:p>1,34625326655424E-005</text:p>
          </table:table-cell>
          <table:table-cell table:number-columns-repeated="4"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1.25">
            <text:p>1,25</text:p>
          </table:table-cell>
          <table:table-cell office:value-type="float" office:value="3.66929666761924">
            <text:p>3,6692966676</text:p>
          </table:table-cell>
          <table:table-cell/>
          <table:table-cell office:value-type="float" office:value="3.66939096992038">
            <text:p>3,6693909699</text:p>
          </table:table-cell>
          <table:table-cell office:value-type="float" office:value="3.66936026361233">
            <text:p>3,6693602636</text:p>
          </table:table-cell>
          <table:table-cell office:value-type="float" office:value="3.66930291075851">
            <text:p>3,6693029108</text:p>
          </table:table-cell>
          <table:table-cell/>
          <table:table-cell table:formula="of:=[.$C805]-[.E805]" office:value-type="float" office:value="-0.0000943023011399369">
            <text:p>-9,43023011399369E-005</text:p>
          </table:table-cell>
          <table:table-cell table:formula="of:=[.$C805]-[.F805]" office:value-type="float" office:value="-0.0000635959930890273">
            <text:p>-0,000063596</text:p>
          </table:table-cell>
          <table:table-cell table:formula="of:=[.$C805]-[.G805]" office:value-type="float" office:value="-0.00000624313926778086">
            <text:p>-6,24313926778086E-006</text:p>
          </table:table-cell>
          <table:table-cell table:number-columns-repeated="4"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1.5">
            <text:p>1,5</text:p>
          </table:table-cell>
          <table:table-cell office:value-type="float" office:value="3.76218535499991">
            <text:p>3,762185355</text:p>
          </table:table-cell>
          <table:table-cell/>
          <table:table-cell office:value-type="float" office:value="3.76246671326198">
            <text:p>3,7624667133</text:p>
          </table:table-cell>
          <table:table-cell office:value-type="float" office:value="3.76213736086073">
            <text:p>3,7621373609</text:p>
          </table:table-cell>
          <table:table-cell office:value-type="float" office:value="3.76219250295885">
            <text:p>3,762192503</text:p>
          </table:table-cell>
          <table:table-cell/>
          <table:table-cell table:formula="of:=[.$C806]-[.E806]" office:value-type="float" office:value="-0.000281358262071763">
            <text:p>-0,0002813583</text:p>
          </table:table-cell>
          <table:table-cell table:formula="of:=[.$C806]-[.F806]" office:value-type="float" office:value="0.0000479941391771099">
            <text:p>4,79941391771099E-005</text:p>
          </table:table-cell>
          <table:table-cell table:formula="of:=[.$C806]-[.G806]" office:value-type="float" office:value="-0.00000714795894118936">
            <text:p>-0,000007148</text:p>
          </table:table-cell>
          <table:table-cell table:number-columns-repeated="4"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1.75">
            <text:p>1,75</text:p>
          </table:table-cell>
          <table:table-cell office:value-type="float" office:value="3.85742553069697">
            <text:p>3,8574255307</text:p>
          </table:table-cell>
          <table:table-cell/>
          <table:table-cell office:value-type="float" office:value="3.85781949140944">
            <text:p>3,8578194914</text:p>
          </table:table-cell>
          <table:table-cell office:value-type="float" office:value="3.85734345643351">
            <text:p>3,8573434564</text:p>
          </table:table-cell>
          <table:table-cell office:value-type="float" office:value="3.85741004394797">
            <text:p>3,8574100439</text:p>
          </table:table-cell>
          <table:table-cell/>
          <table:table-cell table:formula="of:=[.$C807]-[.E807]" office:value-type="float" office:value="-0.000393960712464114">
            <text:p>-0,0003939607</text:p>
          </table:table-cell>
          <table:table-cell table:formula="of:=[.$C807]-[.F807]" office:value-type="float" office:value="0.000082074263461962">
            <text:p>8,2074263461962E-005</text:p>
          </table:table-cell>
          <table:table-cell table:formula="of:=[.$C807]-[.G807]" office:value-type="float" office:value="0.000015486749008975">
            <text:p>1,5486749008975E-005</text:p>
          </table:table-cell>
          <table:table-cell table:number-columns-repeated="4"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2">
            <text:p>2</text:p>
          </table:table-cell>
          <table:table-cell office:value-type="float" office:value="3.95507672292058">
            <text:p>3,9550767229</text:p>
          </table:table-cell>
          <table:table-cell/>
          <table:table-cell office:value-type="float" office:value="3.95544930436275">
            <text:p>3,9554493044</text:p>
          </table:table-cell>
          <table:table-cell office:value-type="float" office:value="3.95504753167191">
            <text:p>3,9550475317</text:p>
          </table:table-cell>
          <table:table-cell office:value-type="float" office:value="3.95508098470443">
            <text:p>3,9550809847</text:p>
          </table:table-cell>
          <table:table-cell/>
          <table:table-cell table:formula="of:=[.$C808]-[.E808]" office:value-type="float" office:value="-0.000372581442173114">
            <text:p>-0,0003725814</text:p>
          </table:table-cell>
          <table:table-cell table:formula="of:=[.$C808]-[.F808]" office:value-type="float" office:value="0.0000291912486645174">
            <text:p>2,91912486645174E-005</text:p>
          </table:table-cell>
          <table:table-cell table:formula="of:=[.$C808]-[.G808]" office:value-type="float" office:value="-0.00000426178385071196">
            <text:p>-4,26178385071196E-006</text:p>
          </table:table-cell>
          <table:table-cell table:number-columns-repeated="4"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2.25">
            <text:p>2,25</text:p>
          </table:table-cell>
          <table:table-cell office:value-type="float" office:value="4.05519996684468">
            <text:p>4,0551999668</text:p>
          </table:table-cell>
          <table:table-cell/>
          <table:table-cell office:value-type="float" office:value="4.05535615212192">
            <text:p>4,0553561521</text:p>
          </table:table-cell>
          <table:table-cell office:value-type="float" office:value="4.05524958657593">
            <text:p>4,0552495866</text:p>
          </table:table-cell>
          <table:table-cell office:value-type="float" office:value="4.05521053314966">
            <text:p>4,0552105331</text:p>
          </table:table-cell>
          <table:table-cell/>
          <table:table-cell table:formula="of:=[.$C809]-[.E809]" office:value-type="float" office:value="-0.000156185277242038">
            <text:p>-0,0001561853</text:p>
          </table:table-cell>
          <table:table-cell table:formula="of:=[.$C809]-[.F809]" office:value-type="float" office:value="-0.0000496197312562785">
            <text:p>-4,96197312562785E-005</text:p>
          </table:table-cell>
          <table:table-cell table:formula="of:=[.$C809]-[.G809]" office:value-type="float" office:value="-0.0000105663049856375">
            <text:p>-1,05663049856375E-005</text:p>
          </table:table-cell>
          <table:table-cell table:number-columns-repeated="4"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2.5">
            <text:p>2,5</text:p>
          </table:table-cell>
          <table:table-cell office:value-type="float" office:value="4.15785784275601">
            <text:p>4,1578578428</text:p>
          </table:table-cell>
          <table:table-cell/>
          <table:table-cell office:value-type="float" office:value="4.15763169987859">
            <text:p>4,1576316999</text:p>
          </table:table-cell>
          <table:table-cell office:value-type="float" office:value="4.15794962114557">
            <text:p>4,1579496211</text:p>
          </table:table-cell>
          <table:table-cell office:value-type="float" office:value="4.15784072407877">
            <text:p>4,1578407241</text:p>
          </table:table-cell>
          <table:table-cell/>
          <table:table-cell table:formula="of:=[.$C810]-[.E810]" office:value-type="float" office:value="0.000226142877419733">
            <text:p>0,0002261429</text:p>
          </table:table-cell>
          <table:table-cell table:formula="of:=[.$C810]-[.F810]" office:value-type="float" office:value="-0.0000917783895646451">
            <text:p>-9,17783895646451E-005</text:p>
          </table:table-cell>
          <table:table-cell table:formula="of:=[.$C810]-[.G810]" office:value-type="float" office:value="0.0000171186772330856">
            <text:p>1,71186772330856E-005</text:p>
          </table:table-cell>
          <table:table-cell table:number-columns-repeated="4"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2.75">
            <text:p>2,75</text:p>
          </table:table-cell>
          <table:table-cell office:value-type="float" office:value="4.26311451516882">
            <text:p>4,2631145152</text:p>
          </table:table-cell>
          <table:table-cell/>
          <table:table-cell office:value-type="float" office:value="4.26272359492964">
            <text:p>4,2627235949</text:p>
          </table:table-cell>
          <table:table-cell office:value-type="float" office:value="4.26314763538083">
            <text:p>4,2631476354</text:p>
          </table:table-cell>
          <table:table-cell office:value-type="float" office:value="4.26311625648846">
            <text:p>4,2631162565</text:p>
          </table:table-cell>
          <table:table-cell/>
          <table:table-cell table:formula="of:=[.$C811]-[.E811]" office:value-type="float" office:value="0.000390920239174086">
            <text:p>0,0003909202</text:p>
          </table:table-cell>
          <table:table-cell table:formula="of:=[.$C811]-[.F811]" office:value-type="float" office:value="-0.0000331202120129603">
            <text:p>-3,31202120129603E-005</text:p>
          </table:table-cell>
          <table:table-cell table:formula="of:=[.$C811]-[.G811]" office:value-type="float" office:value="-0.00000174131964403301">
            <text:p>-1,74131964403301E-006</text:p>
          </table:table-cell>
          <table:table-cell table:number-columns-repeated="4"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3">
            <text:p>3</text:p>
          </table:table-cell>
          <table:table-cell office:value-type="float" office:value="4.37103577292976">
            <text:p>4,3710357729</text:p>
          </table:table-cell>
          <table:table-cell/>
          <table:table-cell office:value-type="float" office:value="4.37068469922029">
            <text:p>4,3706846992</text:p>
          </table:table-cell>
          <table:table-cell office:value-type="float" office:value="4.37095098422069">
            <text:p>4,3709509842</text:p>
          </table:table-cell>
          <table:table-cell office:value-type="float" office:value="4.37104925618237">
            <text:p>4,3710492562</text:p>
          </table:table-cell>
          <table:table-cell/>
          <table:table-cell table:formula="of:=[.$C812]-[.E812]" office:value-type="float" office:value="0.000351073709464522">
            <text:p>0,0003510737</text:p>
          </table:table-cell>
          <table:table-cell table:formula="of:=[.$C812]-[.F812]" office:value-type="float" office:value="0.000084788709068917">
            <text:p>8,4788709068917E-005</text:p>
          </table:table-cell>
          <table:table-cell table:formula="of:=[.$C812]-[.G812]" office:value-type="float" office:value="-0.0000134832526113016">
            <text:p>-1,34832526113016E-005</text:p>
          </table:table-cell>
          <table:table-cell table:number-columns-repeated="4"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3.25">
            <text:p>3,25</text:p>
          </table:table-cell>
          <table:table-cell office:value-type="float" office:value="4.48168907033806">
            <text:p>4,4816890703</text:p>
          </table:table-cell>
          <table:table-cell/>
          <table:table-cell office:value-type="float" office:value="4.48151501275053">
            <text:p>4,4815150128</text:p>
          </table:table-cell>
          <table:table-cell office:value-type="float" office:value="4.48161499093101">
            <text:p>4,4816149909</text:p>
          </table:table-cell>
          <table:table-cell office:value-type="float" office:value="4.4816703835101">
            <text:p>4,4816703835</text:p>
          </table:table-cell>
          <table:table-cell/>
          <table:table-cell table:formula="of:=[.$C813]-[.E813]" office:value-type="float" office:value="0.000174057587531529">
            <text:p>0,0001740576</text:p>
          </table:table-cell>
          <table:table-cell table:formula="of:=[.$C813]-[.F813]" office:value-type="float" office:value="0.0000740794070566153">
            <text:p>7,40794070566153E-005</text:p>
          </table:table-cell>
          <table:table-cell table:formula="of:=[.$C813]-[.G813]" office:value-type="float" office:value="0.0000186868279623553">
            <text:p>1,86868279623553E-005</text:p>
          </table:table-cell>
          <table:table-cell table:number-columns-repeated="4"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3.5">
            <text:p>3,5</text:p>
          </table:table-cell>
          <table:table-cell office:value-type="float" office:value="4.59514356930669">
            <text:p>4,5951435693</text:p>
          </table:table-cell>
          <table:table-cell/>
          <table:table-cell office:value-type="float" office:value="4.59521453552037">
            <text:p>4,5952145355</text:p>
          </table:table-cell>
          <table:table-cell office:value-type="float" office:value="4.59515013227372">
            <text:p>4,5951501323</text:p>
          </table:table-cell>
          <table:table-cell office:value-type="float" office:value="4.5951417221643">
            <text:p>4,5951417222</text:p>
          </table:table-cell>
          <table:table-cell/>
          <table:table-cell table:formula="of:=[.$C814]-[.E814]" office:value-type="float" office:value="-0.0000709662136761935">
            <text:p>-7,09662136761935E-005</text:p>
          </table:table-cell>
          <table:table-cell table:formula="of:=[.$C814]-[.F814]" office:value-type="float" office:value="-0.00000656296703205328">
            <text:p>-0,000006563</text:p>
          </table:table-cell>
          <table:table-cell table:formula="of:=[.$C814]-[.G814]" office:value-type="float" office:value="0.00000184714238482542">
            <text:p>1,84714238482542E-006</text:p>
          </table:table-cell>
          <table:table-cell table:number-columns-repeated="4"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3.75">
            <text:p>3,75</text:p>
          </table:table-cell>
          <table:table-cell office:value-type="float" office:value="4.71147018259074">
            <text:p>4,7114701826</text:p>
          </table:table-cell>
          <table:table-cell/>
          <table:table-cell office:value-type="float" office:value="4.71178326752979">
            <text:p>4,7117832675</text:p>
          </table:table-cell>
          <table:table-cell office:value-type="float" office:value="4.71155640824883">
            <text:p>4,7115564082</text:p>
          </table:table-cell>
          <table:table-cell office:value-type="float" office:value="4.71148680546145">
            <text:p>4,7114868055</text:p>
          </table:table-cell>
          <table:table-cell/>
          <table:table-cell table:formula="of:=[.$C815]-[.E815]" office:value-type="float" office:value="-0.000313084939046249">
            <text:p>-0,0003130849</text:p>
          </table:table-cell>
          <table:table-cell table:formula="of:=[.$C815]-[.F815]" office:value-type="float" office:value="-0.0000862256580864695">
            <text:p>-8,62256580864695E-005</text:p>
          </table:table-cell>
          <table:table-cell table:formula="of:=[.$C815]-[.G815]" office:value-type="float" office:value="-0.0000166228707119132">
            <text:p>-1,66228707119132E-005</text:p>
          </table:table-cell>
          <table:table-cell table:number-columns-repeated="4"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4">
            <text:p>4</text:p>
          </table:table-cell>
          <table:table-cell office:value-type="float" office:value="4.83074161811028">
            <text:p>4,8307416181</text:p>
          </table:table-cell>
          <table:table-cell/>
          <table:table-cell office:value-type="float" office:value="4.8312212087788">
            <text:p>4,8312212088</text:p>
          </table:table-cell>
          <table:table-cell office:value-type="float" office:value="4.83083381885633">
            <text:p>4,8308338189</text:p>
          </table:table-cell>
          <table:table-cell office:value-type="float" office:value="4.83072456281967">
            <text:p>4,8307245628</text:p>
          </table:table-cell>
          <table:table-cell/>
          <table:table-cell table:formula="of:=[.$C816]-[.E816]" office:value-type="float" office:value="-0.000479590668523322">
            <text:p>-0,0004795907</text:p>
          </table:table-cell>
          <table:table-cell table:formula="of:=[.$C816]-[.F816]" office:value-type="float" office:value="-0.0000922007460495422">
            <text:p>-9,22007460495422E-005</text:p>
          </table:table-cell>
          <table:table-cell table:formula="of:=[.$C816]-[.G816]" office:value-type="float" office:value="0.0000170552906109123">
            <text:p>1,70552906109123E-00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.32011692273655">
            <text:p>3,3201169227</text:p>
          </table:table-cell>
          <table:table-cell/>
          <table:table-cell office:value-type="float" office:value="3.32011692273655">
            <text:p>3,3201169227</text:p>
          </table:table-cell>
          <table:table-cell table:number-columns-repeated="2" office:value-type="float" office:value="3.32011692273655">
            <text:p>3,3201169227</text:p>
          </table:table-cell>
          <table:table-cell/>
          <table:table-cell table:formula="of:=[.$C817]-[.E817]" office:value-type="float" office:value="0">
            <text:p>0</text:p>
          </table:table-cell>
          <table:table-cell table:formula="of:=[.$C817]-[.F817]" office:value-type="float" office:value="0">
            <text:p>0</text:p>
          </table:table-cell>
          <table:table-cell table:formula="of:=[.$C817]-[.G817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5">
            <text:p>0,25</text:p>
          </table:table-cell>
          <table:table-cell office:value-type="float" office:value="3.40416608279082">
            <text:p>3,4041660828</text:p>
          </table:table-cell>
          <table:table-cell/>
          <table:table-cell office:value-type="float" office:value="3.40387568602013">
            <text:p>3,403875686</text:p>
          </table:table-cell>
          <table:table-cell office:value-type="float" office:value="3.40409013930293">
            <text:p>3,4040901393</text:p>
          </table:table-cell>
          <table:table-cell office:value-type="float" office:value="3.40415557583309">
            <text:p>3,4041555758</text:p>
          </table:table-cell>
          <table:table-cell/>
          <table:table-cell table:formula="of:=[.$C818]-[.E818]" office:value-type="float" office:value="0.000290396770684431">
            <text:p>0,0002903968</text:p>
          </table:table-cell>
          <table:table-cell table:formula="of:=[.$C818]-[.F818]" office:value-type="float" office:value="0.0000759434878854215">
            <text:p>7,59434878854215E-005</text:p>
          </table:table-cell>
          <table:table-cell table:formula="of:=[.$C818]-[.G818]" office:value-type="float" office:value="0.00001050695772431">
            <text:p>0,000010507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5">
            <text:p>0,5</text:p>
          </table:table-cell>
          <table:table-cell office:value-type="float" office:value="3.49034295746184">
            <text:p>3,4903429575</text:p>
          </table:table-cell>
          <table:table-cell/>
          <table:table-cell office:value-type="float" office:value="3.48996894758254">
            <text:p>3,4899689476</text:p>
          </table:table-cell>
          <table:table-cell office:value-type="float" office:value="3.49028979762848">
            <text:p>3,4902897976</text:p>
          </table:table-cell>
          <table:table-cell office:value-type="float" office:value="3.49035186087358">
            <text:p>3,4903518609</text:p>
          </table:table-cell>
          <table:table-cell/>
          <table:table-cell table:formula="of:=[.$C819]-[.E819]" office:value-type="float" office:value="0.00037400987930436">
            <text:p>0,0003740099</text:p>
          </table:table-cell>
          <table:table-cell table:formula="of:=[.$C819]-[.F819]" office:value-type="float" office:value="0.0000531598333584071">
            <text:p>5,31598333584071E-005</text:p>
          </table:table-cell>
          <table:table-cell table:formula="of:=[.$C819]-[.G819]" office:value-type="float" office:value="-0.00000890341173898079">
            <text:p>-8,90341173898079E-006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75">
            <text:p>0,75</text:p>
          </table:table-cell>
          <table:table-cell office:value-type="float" office:value="3.57870141010158">
            <text:p>3,5787014101</text:p>
          </table:table-cell>
          <table:table-cell/>
          <table:table-cell office:value-type="float" office:value="3.57839670742376">
            <text:p>3,5783967074</text:p>
          </table:table-cell>
          <table:table-cell office:value-type="float" office:value="3.5787158977132">
            <text:p>3,5787158977</text:p>
          </table:table-cell>
          <table:table-cell office:value-type="float" office:value="3.578705777858">
            <text:p>3,5787057779</text:p>
          </table:table-cell>
          <table:table-cell/>
          <table:table-cell table:formula="of:=[.$C820]-[.E820]" office:value-type="float" office:value="0.000304702677824675">
            <text:p>0,0003047027</text:p>
          </table:table-cell>
          <table:table-cell table:formula="of:=[.$C820]-[.F820]" office:value-type="float" office:value="-0.0000144876116161541">
            <text:p>-1,44876116161541E-005</text:p>
          </table:table-cell>
          <table:table-cell table:formula="of:=[.$C820]-[.G820]" office:value-type="float" office:value="-0.00000436775642453924">
            <text:p>-4,36775642453924E-006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.66929666761924">
            <text:p>3,6692966676</text:p>
          </table:table-cell>
          <table:table-cell/>
          <table:table-cell office:value-type="float" office:value="3.66915896554379">
            <text:p>3,6691589655</text:p>
          </table:table-cell>
          <table:table-cell office:value-type="float" office:value="3.66936843955707">
            <text:p>3,6693684396</text:p>
          </table:table-cell>
          <table:table-cell office:value-type="float" office:value="3.66928392471763">
            <text:p>3,6692839247</text:p>
          </table:table-cell>
          <table:table-cell/>
          <table:table-cell table:formula="of:=[.$C821]-[.E821]" office:value-type="float" office:value="0.000137702075454715">
            <text:p>0,0001377021</text:p>
          </table:table-cell>
          <table:table-cell table:formula="of:=[.$C821]-[.F821]" office:value-type="float" office:value="-0.0000717719378284798">
            <text:p>-7,17719378284798E-005</text:p>
          </table:table-cell>
          <table:table-cell table:formula="of:=[.$C821]-[.G821]" office:value-type="float" office:value="0.0000127429016134606">
            <text:p>1,27429016134606E-00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25">
            <text:p>1,25</text:p>
          </table:table-cell>
          <table:table-cell office:value-type="float" office:value="3.76218535499991">
            <text:p>3,762185355</text:p>
          </table:table-cell>
          <table:table-cell/>
          <table:table-cell office:value-type="float" office:value="3.76225572194264">
            <text:p>3,7622557219</text:p>
          </table:table-cell>
          <table:table-cell office:value-type="float" office:value="3.76224742316011">
            <text:p>3,7622474232</text:p>
          </table:table-cell>
          <table:table-cell office:value-type="float" office:value="3.76219284802813">
            <text:p>3,762192848</text:p>
          </table:table-cell>
          <table:table-cell/>
          <table:table-cell table:formula="of:=[.$C822]-[.E822]" office:value-type="float" office:value="-0.0000703669427286613">
            <text:p>-7,03669427286613E-005</text:p>
          </table:table-cell>
          <table:table-cell table:formula="of:=[.$C822]-[.F822]" office:value-type="float" office:value="-0.0000620681602025996">
            <text:p>-6,20681602025996E-005</text:p>
          </table:table-cell>
          <table:table-cell table:formula="of:=[.$C822]-[.G822]" office:value-type="float" office:value="-0.0000074930282156771">
            <text:p>-0,000007493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5">
            <text:p>1,5</text:p>
          </table:table-cell>
          <table:table-cell office:value-type="float" office:value="3.85742553069697">
            <text:p>3,8574255307</text:p>
          </table:table-cell>
          <table:table-cell/>
          <table:table-cell office:value-type="float" office:value="3.85768697662031">
            <text:p>3,8576869766</text:p>
          </table:table-cell>
          <table:table-cell office:value-type="float" office:value="3.85737305958074">
            <text:p>3,8573730596</text:p>
          </table:table-cell>
          <table:table-cell office:value-type="float" office:value="3.85743391833121">
            <text:p>3,8574339183</text:p>
          </table:table-cell>
          <table:table-cell/>
          <table:table-cell table:formula="of:=[.$C823]-[.E823]" office:value-type="float" office:value="-0.00026144592333166">
            <text:p>-0,0002614459</text:p>
          </table:table-cell>
          <table:table-cell table:formula="of:=[.$C823]-[.F823]" office:value-type="float" office:value="0.0000524711162364078">
            <text:p>5,24711162364078E-005</text:p>
          </table:table-cell>
          <table:table-cell table:formula="of:=[.$C823]-[.G823]" office:value-type="float" office:value="-0.00000838763423072209">
            <text:p>-8,38763423072209E-006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 office:value-type="float" office:value="3.95507672292058">
            <text:p>3,9550767229</text:p>
          </table:table-cell>
          <table:table-cell/>
          <table:table-cell office:value-type="float" office:value="3.95545272957679">
            <text:p>3,9554527296</text:p>
          </table:table-cell>
          <table:table-cell office:value-type="float" office:value="3.95498965745091">
            <text:p>3,9549896575</text:p>
          </table:table-cell>
          <table:table-cell office:value-type="float" office:value="3.95506197027821">
            <text:p>3,9550619703</text:p>
          </table:table-cell>
          <table:table-cell/>
          <table:table-cell table:formula="of:=[.$C824]-[.E824]" office:value-type="float" office:value="-0.000376006656210848">
            <text:p>-0,0003760067</text:p>
          </table:table-cell>
          <table:table-cell table:formula="of:=[.$C824]-[.F824]" office:value-type="float" office:value="0.0000870654696645268">
            <text:p>8,70654696645268E-005</text:p>
          </table:table-cell>
          <table:table-cell table:formula="of:=[.$C824]-[.G824]" office:value-type="float" office:value="0.0000147526423663891">
            <text:p>1,47526423663891E-00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.05519996684468">
            <text:p>4,0551999668</text:p>
          </table:table-cell>
          <table:table-cell/>
          <table:table-cell office:value-type="float" office:value="4.05555298081209">
            <text:p>4,0555529808</text:p>
          </table:table-cell>
          <table:table-cell office:value-type="float" office:value="4.05516727294134">
            <text:p>4,0551672729</text:p>
          </table:table-cell>
          <table:table-cell office:value-type="float" office:value="4.05520550665953">
            <text:p>4,0552055067</text:p>
          </table:table-cell>
          <table:table-cell/>
          <table:table-cell table:formula="of:=[.$C825]-[.E825]" office:value-type="float" office:value="-0.000353013967410831">
            <text:p>-0,000353014</text:p>
          </table:table-cell>
          <table:table-cell table:formula="of:=[.$C825]-[.F825]" office:value-type="float" office:value="0.0000326939033392648">
            <text:p>3,26939033392648E-005</text:p>
          </table:table-cell>
          <table:table-cell table:formula="of:=[.$C825]-[.G825]" office:value-type="float" office:value="-0.00000553981485751365">
            <text:p>-5,53981485751365E-006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25">
            <text:p>2,25</text:p>
          </table:table-cell>
          <table:table-cell office:value-type="float" office:value="4.15785784275601">
            <text:p>4,1578578428</text:p>
          </table:table-cell>
          <table:table-cell/>
          <table:table-cell office:value-type="float" office:value="4.1579877303262">
            <text:p>4,1579877303</text:p>
          </table:table-cell>
          <table:table-cell office:value-type="float" office:value="4.15790590605201">
            <text:p>4,1579059061</text:p>
          </table:table-cell>
          <table:table-cell office:value-type="float" office:value="4.15786981930509">
            <text:p>4,1578698193</text:p>
          </table:table-cell>
          <table:table-cell/>
          <table:table-cell table:formula="of:=[.$C826]-[.E826]" office:value-type="float" office:value="-0.00012988757019361">
            <text:p>-0,0001298876</text:p>
          </table:table-cell>
          <table:table-cell table:formula="of:=[.$C826]-[.F826]" office:value-type="float" office:value="-0.0000480632960000449">
            <text:p>-4,80632960000449E-005</text:p>
          </table:table-cell>
          <table:table-cell table:formula="of:=[.$C826]-[.G826]" office:value-type="float" office:value="-0.0000119765490840251">
            <text:p>-1,19765490840251E-00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 office:value-type="float" office:value="4.26311451516882">
            <text:p>4,2631145152</text:p>
          </table:table-cell>
          <table:table-cell/>
          <table:table-cell office:value-type="float" office:value="4.26283770819772">
            <text:p>4,2628377082</text:p>
          </table:table-cell>
          <table:table-cell office:value-type="float" office:value="4.26320555678293">
            <text:p>4,2632055568</text:p>
          </table:table-cell>
          <table:table-cell office:value-type="float" office:value="4.26309816166549">
            <text:p>4,2630981617</text:p>
          </table:table-cell>
          <table:table-cell/>
          <table:table-cell table:formula="of:=[.$C827]-[.E827]" office:value-type="float" office:value="0.000276806971102772">
            <text:p>0,000276807</text:p>
          </table:table-cell>
          <table:table-cell table:formula="of:=[.$C827]-[.F827]" office:value-type="float" office:value="-0.0000910416141071124">
            <text:p>-9,10416141071124E-005</text:p>
          </table:table-cell>
          <table:table-cell table:formula="of:=[.$C827]-[.G827]" office:value-type="float" office:value="0.000016353503331068">
            <text:p>1,6353503331068E-00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75">
            <text:p>2,75</text:p>
          </table:table-cell>
          <table:table-cell office:value-type="float" office:value="4.37103577292976">
            <text:p>4,3710357729</text:p>
          </table:table-cell>
          <table:table-cell/>
          <table:table-cell office:value-type="float" office:value="4.37057381117063">
            <text:p>4,3705738112</text:p>
          </table:table-cell>
          <table:table-cell office:value-type="float" office:value="4.37106622513409">
            <text:p>4,3710662251</text:p>
          </table:table-cell>
          <table:table-cell office:value-type="float" office:value="4.37103881189087">
            <text:p>4,3710388119</text:p>
          </table:table-cell>
          <table:table-cell/>
          <table:table-cell table:formula="of:=[.$C828]-[.E828]" office:value-type="float" office:value="0.000461961759127938">
            <text:p>0,0004619618</text:p>
          </table:table-cell>
          <table:table-cell table:formula="of:=[.$C828]-[.F828]" office:value-type="float" office:value="-0.0000304522043341748">
            <text:p>-3,04522043341748E-005</text:p>
          </table:table-cell>
          <table:table-cell table:formula="of:=[.$C828]-[.G828]" office:value-type="float" office:value="-0.00000303896111120139">
            <text:p>-0,000003039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.48168907033806">
            <text:p>4,4816890703</text:p>
          </table:table-cell>
          <table:table-cell/>
          <table:table-cell office:value-type="float" office:value="4.48125792456044">
            <text:p>4,4812579246</text:p>
          </table:table-cell>
          <table:table-cell office:value-type="float" office:value="4.48159598422288">
            <text:p>4,4815959842</text:p>
          </table:table-cell>
          <table:table-cell office:value-type="float" office:value="4.48170412415703">
            <text:p>4,4817041242</text:p>
          </table:table-cell>
          <table:table-cell/>
          <table:table-cell table:formula="of:=[.$C829]-[.E829]" office:value-type="float" office:value="0.000431145777623598">
            <text:p>0,0004311458</text:p>
          </table:table-cell>
          <table:table-cell table:formula="of:=[.$C829]-[.F829]" office:value-type="float" office:value="0.0000930861151839935">
            <text:p>9,30861151839935E-005</text:p>
          </table:table-cell>
          <table:table-cell table:formula="of:=[.$C829]-[.G829]" office:value-type="float" office:value="-0.0000150538189691574">
            <text:p>-1,50538189691574E-00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25">
            <text:p>3,25</text:p>
          </table:table-cell>
          <table:table-cell office:value-type="float" office:value="4.59514356930669">
            <text:p>4,5951435693</text:p>
          </table:table-cell>
          <table:table-cell/>
          <table:table-cell office:value-type="float" office:value="4.59489004836714">
            <text:p>4,5948900484</text:p>
          </table:table-cell>
          <table:table-cell office:value-type="float" office:value="4.59506014767332">
            <text:p>4,5950601477</text:p>
          </table:table-cell>
          <table:table-cell office:value-type="float" office:value="4.59512625656202">
            <text:p>4,5951262566</text:p>
          </table:table-cell>
          <table:table-cell/>
          <table:table-cell table:formula="of:=[.$C830]-[.E830]" office:value-type="float" office:value="0.000253520939544671">
            <text:p>0,0002535209</text:p>
          </table:table-cell>
          <table:table-cell table:formula="of:=[.$C830]-[.F830]" office:value-type="float" office:value="0.0000834216333691629">
            <text:p>8,34216333691629E-005</text:p>
          </table:table-cell>
          <table:table-cell table:formula="of:=[.$C830]-[.G830]" office:value-type="float" office:value="0.0000173127446716492">
            <text:p>1,73127446716492E-00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5">
            <text:p>3,5</text:p>
          </table:table-cell>
          <table:table-cell office:value-type="float" office:value="4.71147018259074">
            <text:p>4,7114701826</text:p>
          </table:table-cell>
          <table:table-cell/>
          <table:table-cell table:number-columns-repeated="2" office:value-type="float" office:value="4.71147018259074">
            <text:p>4,7114701826</text:p>
          </table:table-cell>
          <table:table-cell office:value-type="float" office:value="4.71147018259074">
            <text:p>4,7114701826</text:p>
          </table:table-cell>
          <table:table-cell/>
          <table:table-cell table:formula="of:=[.$C831]-[.E831]" office:value-type="float" office:value="0">
            <text:p>0</text:p>
          </table:table-cell>
          <table:table-cell table:formula="of:=[.$C831]-[.F831]" office:value-type="float" office:value="0">
            <text:p>0</text:p>
          </table:table-cell>
          <table:table-cell table:formula="of:=[.$C831]-[.G831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75">
            <text:p>3,75</text:p>
          </table:table-cell>
          <table:table-cell office:value-type="float" office:value="4.83074161811028">
            <text:p>4,8307416181</text:p>
          </table:table-cell>
          <table:table-cell/>
          <table:table-cell office:value-type="float" office:value="4.83099832723123">
            <text:p>4,8309983272</text:p>
          </table:table-cell>
          <table:table-cell office:value-type="float" office:value="4.83082608897515">
            <text:p>4,830826089</text:p>
          </table:table-cell>
          <table:table-cell office:value-type="float" office:value="4.83075914861752">
            <text:p>4,8307591486</text:p>
          </table:table-cell>
          <table:table-cell/>
          <table:table-cell table:formula="of:=[.$C832]-[.E832]" office:value-type="float" office:value="-0.000256709120954213">
            <text:p>-0,0002567091</text:p>
          </table:table-cell>
          <table:table-cell table:formula="of:=[.$C832]-[.F832]" office:value-type="float" office:value="-0.0000844708648672921">
            <text:p>-8,44708648672921E-005</text:p>
          </table:table-cell>
          <table:table-cell table:formula="of:=[.$C832]-[.G832]" office:value-type="float" office:value="-0.0000175305072414034">
            <text:p>-1,75305072414034E-00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4.95303242439512">
            <text:p>4,9530324244</text:p>
          </table:table-cell>
          <table:table-cell/>
          <table:table-cell office:value-type="float" office:value="4.95347448228862">
            <text:p>4,9534744823</text:p>
          </table:table-cell>
          <table:table-cell office:value-type="float" office:value="4.95312786682653">
            <text:p>4,9531278668</text:p>
          </table:table-cell>
          <table:table-cell office:value-type="float" office:value="4.95301507948642">
            <text:p>4,9530150795</text:p>
          </table:table-cell>
          <table:table-cell/>
          <table:table-cell table:formula="of:=[.$C833]-[.E833]" office:value-type="float" office:value="-0.000442057893502934">
            <text:p>-0,0004420579</text:p>
          </table:table-cell>
          <table:table-cell table:formula="of:=[.$C833]-[.F833]" office:value-type="float" office:value="-0.0000954424314176805">
            <text:p>-9,54424314176805E-005</text:p>
          </table:table-cell>
          <table:table-cell table:formula="of:=[.$C833]-[.G833]" office:value-type="float" office:value="0.0000173449086968702">
            <text:p>1,73449086968702E-00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scientific-number number:decimal-places="4" number:min-integer-digits="1" number:min-exponent-digits="2"/>
    </number:number-style>
    <style:style style:name="Default" style:family="table-cell">
      <style:text-properties style:font-name-asian="Lucida Sans Unicode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02:11:04.03</meta:creation-date>
    <dc:date>2014-11-06T02:40:30.01</dc:date>
    <meta:editing-duration>PT15M43S</meta:editing-duration>
    <meta:editing-cycles>2</meta:editing-cycles>
    <meta:generator>LibreOffice/3.6$Windows_x86 LibreOffice_project/e183d5b-f8ccaf6-3804794-95b4be8-895629</meta:generator>
    <meta:document-statistic meta:table-count="3" meta:cell-count="16667" meta:object-count="0"/>
  </office:meta>
</office:document-meta>
</file>